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3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492cm"/>
    </style:style>
    <style:style style:name="co3" style:family="table-column">
      <style:table-column-properties fo:break-before="auto" style:column-width="2.708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0.663cm"/>
    </style:style>
    <style:style style:name="co6" style:family="table-column">
      <style:table-column-properties fo:break-before="auto" style:column-width="7.061cm"/>
    </style:style>
    <style:style style:name="co7" style:family="table-column">
      <style:table-column-properties fo:break-before="auto" style:column-width="8.237cm"/>
    </style:style>
    <style:style style:name="co8" style:family="table-column">
      <style:table-column-properties fo:break-before="auto" style:column-width="1.161cm"/>
    </style:style>
    <style:style style:name="co9" style:family="table-column">
      <style:table-column-properties fo:break-before="auto" style:column-width="1.078cm"/>
    </style:style>
    <style:style style:name="co10" style:family="table-column">
      <style:table-column-properties fo:break-before="auto" style:column-width="6.535cm"/>
    </style:style>
    <style:style style:name="co11" style:family="table-column">
      <style:table-column-properties fo:break-before="auto" style:column-width="10.92cm"/>
    </style:style>
    <style:style style:name="co12" style:family="table-column">
      <style:table-column-properties fo:break-before="auto" style:column-width="0.907cm"/>
    </style:style>
    <style:style style:name="co14" style:family="table-column">
      <style:table-column-properties fo:break-before="auto" style:column-width="0.441cm"/>
    </style:style>
    <style:style style:name="co16" style:family="table-column">
      <style:table-column-properties fo:break-before="auto" style:column-width="12.695cm"/>
    </style:style>
    <style:style style:name="co17" style:family="table-column">
      <style:table-column-properties fo:break-before="auto" style:column-width="6.126cm"/>
    </style:style>
    <style:style style:name="ro4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10"/>
    <style:style style:name="ce3" style:family="table-cell" style:parent-style-name="Default">
      <style:text-properties style:font-name="Liberation Sans" style:font-name-asian="DejaVu Sans" style:font-name-complex="DejaVu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umberland AMT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name-complex="Cumberland AM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/>
  </office:automatic-styles>
  <office:body>
    <office:spreadsheet>
      <table:table table:name="Sheet1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3" table:number-columns-repeated="7" table:default-cell-style-name="Default"/>
        <table:table-column table:style-name="co17" table:default-cell-style-name="Default"/>
        <table:table-column table:style-name="co13" table:number-columns-repeated="4" table:default-cell-style-name="Default"/>
        <table:table-row table:style-name="ro2">
          <table:table-cell table:number-columns-repeated="7"/>
          <table:table-cell office:value-type="string" calcext:value-type="string">
            <text:p>RUTA DE MENU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Apli</text:p>
          </table:table-cell>
          <table:table-cell/>
          <table:table-cell office:value-type="string" calcext:value-type="string">
            <text:p>Denominacion</text:p>
          </table:table-cell>
          <table:table-cell table:style-name="ce6"/>
          <table:table-cell table:number-columns-repeated="2"/>
          <table:table-cell office:value-type="string" calcext:value-type="string">
            <text:p>INSERT INTO proceso(id_proceso, id_aplicacion, denominacion, ruta_menu, estatus, descripcion, url, jerarquia_menu)VALUES </text:p>
          </table:table-cell>
          <table:table-cell table:number-columns-repeated="4"/>
          <table:table-cell table:style-name="ce7" office:value-type="string" calcext:value-type="string">
            <text:p>INSERT FINAL</text:p>
          </table:table-cell>
          <table:table-cell table:number-columns-repeated="2"/>
          <table:table-cell table:style-name="ce9" office:value-type="string" calcext:value-type="string">
            <text:p>PERMISOS</text:p>
          </table:table-cell>
        </table:table-row>
        <table:table-row table:style-name="ro3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Sistema</text:p>
          </table:table-cell>
          <table:table-cell table:number-columns-repeated="4"/>
          <table:table-cell table:formula="of:=[.C2]" office:value-type="string" office:string-value="Sistema" calcext:value-type="string">
            <text:p>Sistema</text:p>
          </table:table-cell>
          <table:table-cell table:formula="of:=+[.C2]" office:value-type="string" office:string-value="Sistema" calcext:value-type="string">
            <text:p>Sistem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]" office:value-type="string" office:string-value="Sistema" calcext:value-type="string">
            <text:p>Sistema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&quot;(&quot; &amp; [.N2] &amp; &quot;,&quot; &amp; &quot;1&quot; &amp; &quot;, '&quot; &amp; [.L2]  &amp; &quot;', &quot; &amp; &quot;'&quot; &amp; [.H2]  &amp;  &quot;',  'A' , '&quot; &amp; [.L2] &amp;  &quot;', '&quot;&amp;  [.I2]  &amp; &quot;', '&quot; &amp; [.A2] &amp; &quot;' );&quot;" office:value-type="string" office:string-value="(1,1, 'Sistema', 'Sistema',  'A' , 'Sistema', 'Sistema', '1' );" calcext:value-type="string">
            <text:p>(1,1, 'Sistema', 'Sistema', <text:s/>'A' , 'Sistema', 'Sistema', '1' );</text:p>
          </table:table-cell>
          <table:table-cell table:number-columns-repeated="4"/>
          <table:table-cell table:formula="of:=IF([.L2] &lt;&gt; &quot;&quot;;[.$P$1] &amp;  [.P2]; &quot;&quot;)" office:value-type="string" office:string-value="INSERT INTO proceso(id_proceso, id_aplicacion, denominacion, ruta_menu, estatus, descripcion, url, jerarquia_menu)VALUES (1,1, 'Sistema', 'Sistema',  'A' , 'Sistema', 'Sistema', '1' );" calcext:value-type="string">
            <text:p>INSERT INTO proceso(id_proceso, id_aplicacion, denominacion, ruta_menu, estatus, descripcion, url, jerarquia_menu)VALUES (1,1, 'Sistema', 'Sistema', <text:s/>'A' , 'Sistema', 'Sistema', '1' );</text:p>
          </table:table-cell>
          <table:table-cell table:number-columns-repeated="2"/>
          <table:table-cell table:formula="of:==IF([.L2] &lt;&gt; &quot;&quot;;&quot;INSERT INTO perfil_proceso(id_perfil_proceso, id_perfil, id_proceso, priuse) VALUES (&quot; &amp; [.O2] &amp; &quot;, 1, &quot; &amp; [.N2] &amp; &quot;, 'A'::text);&quot;; &quot;&quot;)" office:value-type="string" office:string-value="INSERT INTO perfil_proceso(id_perfil_proceso, id_perfil, id_proceso, priuse) VALUES (1, 1, 1, 'A'::text);" calcext:value-type="string">
            <text:p>INSERT INTO perfil_proceso(id_perfil_proceso, id_perfil, id_proceso, priuse) VALUES (1, 1, 1, 'A'::text);</text:p>
          </table:table-cell>
        </table:table-row>
        <table:table-row table:style-name="ro3">
          <table:table-cell table:style-name="ce2" table:formula="of:=[.$A$2]&amp;&quot;.&quot;&amp;[.C3]" office:value-type="string" office:string-value="1.01" calcext:value-type="string">
            <text:p>1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Estructura Geográfica</text:p>
          </table:table-cell>
          <table:table-cell table:number-columns-repeated="2"/>
          <table:table-cell table:style-name="ce3"/>
          <table:table-cell table:style-name="ce2" table:formula="of:=[.$C$2]&amp;&quot;-&quot;&amp;[.D3]" office:value-type="string" office:string-value="Sistema-Estructura Geográfica" calcext:value-type="string">
            <text:p>Sistema-Estructura Geográfica</text:p>
          </table:table-cell>
          <table:table-cell table:formula="of:=+[.D3]" office:value-type="string" office:string-value="Estructura Geográfica" calcext:value-type="string">
            <text:p>Estructura Geográfic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3]" office:value-type="string" office:string-value="Estructura Geográfica" calcext:value-type="string">
            <text:p>Estructura Geográfic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style-name="ce3" table:formula="of:=&quot;(&quot; &amp; [.N3] &amp; &quot;,&quot; &amp; &quot;1&quot; &amp; &quot;, '&quot; &amp; [.L3]  &amp; &quot;', &quot; &amp; &quot;'&quot; &amp; [.H3]  &amp;  &quot;',  'A' , '&quot; &amp; [.L3] &amp;  &quot;', '&quot;&amp;  [.I3]  &amp; &quot;', '&quot; &amp; [.A3] &amp; &quot;' );&quot;" office:value-type="string" office:string-value="(2,1, 'Estructura Geográfica', 'Sistema-Estructura Geográfica',  'A' , 'Estructura Geográfica', 'Estructura Geográfica', '1.01' );" calcext:value-type="string">
            <text:p>(2,1, 'Estructura Geográfica', 'Sistema-Estructura Geográfica', <text:s/>'A' , 'Estructura Geográfica', 'Estructura Geográfica', '1.01' );</text:p>
          </table:table-cell>
          <table:table-cell table:number-columns-repeated="4"/>
          <table:table-cell table:formula="of:=IF([.L3] &lt;&gt; &quot;&quot;;[.$P$1] &amp;  [.P3]; &quot;&quot;)" office:value-type="string" office:string-value="INSERT INTO proceso(id_proceso, id_aplicacion, denominacion, ruta_menu, estatus, descripcion, url, jerarquia_menu)VALUES (2,1, 'Estructura Geográfica', 'Sistema-Estructura Geográfica',  'A' , 'Estructura Geográfica', 'Estructura Geográfica', '1.01' );" calcext:value-type="string">
            <text:p>INSERT INTO proceso(id_proceso, id_aplicacion, denominacion, ruta_menu, estatus, descripcion, url, jerarquia_menu)VALUES (2,1, 'Estructura Geográfica', 'Sistema-Estructura Geográfica', <text:s/>'A' , 'Estructura Geográfica', 'Estructura Geográfica', '1.01' );</text:p>
          </table:table-cell>
          <table:table-cell table:number-columns-repeated="2"/>
          <table:table-cell table:formula="of:==IF([.L3] &lt;&gt; &quot;&quot;;&quot;INSERT INTO perfil_proceso(id_perfil_proceso, id_perfil, id_proceso, priuse) VALUES (&quot; &amp; [.O3] &amp; &quot;, 1, &quot; &amp; [.N3] &amp; &quot;, 'A'::text);&quot;; &quot;&quot;)" office:value-type="string" office:string-value="INSERT INTO perfil_proceso(id_perfil_proceso, id_perfil, id_proceso, priuse) VALUES (2, 1, 2, 'A'::text);" calcext:value-type="string">
            <text:p>INSERT INTO perfil_proceso(id_perfil_proceso, id_perfil, id_proceso, priuse) VALUES (2, 1, 2, 'A'::text);</text:p>
          </table:table-cell>
        </table:table-row>
        <table:table-row table:style-name="ro3">
          <table:table-cell table:style-name="ce2" table:formula="of:=[.$A$2]&amp;&quot;.&quot;&amp;[.$C$3]&amp;&quot;.&quot;&amp;[.D4]" office:value-type="string" office:string-value="1.01.01" calcext:value-type="string">
            <text:p>1.01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ontinentes</text:p>
          </table:table-cell>
          <table:table-cell table:number-columns-repeated="2"/>
          <table:table-cell table:formula="of:=[.$H$3]&amp;&quot;-&quot;&amp;[.E4]" office:value-type="string" office:string-value="Sistema-Estructura Geográfica-Continentes" calcext:value-type="string">
            <text:p>Sistema-Estructura Geográfica-Continentes</text:p>
          </table:table-cell>
          <table:table-cell office:value-type="string" calcext:value-type="string">
            <text:p>sigefirrhh/base/ubicacion/Continen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4]" office:value-type="string" office:string-value="Continentes" calcext:value-type="string">
            <text:p>Continentes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3" table:formula="of:=&quot;(&quot; &amp; [.N4] &amp; &quot;,&quot; &amp; &quot;1&quot; &amp; &quot;, '&quot; &amp; [.L4]  &amp; &quot;', &quot; &amp; &quot;'&quot; &amp; [.H4]  &amp;  &quot;',  'A' , '&quot; &amp; [.L4] &amp;  &quot;', '&quot;&amp;  [.I4]  &amp; &quot;', '&quot; &amp; [.A4] &amp; &quot;' );&quot;" office:value-type="string" office:string-value="(3,1, 'Continentes', 'Sistema-Estructura Geográfica-Continentes',  'A' , 'Continentes', 'sigefirrhh/base/ubicacion/Continente', '1.01.01' );" calcext:value-type="string">
            <text:p>(3,1, 'Continentes', 'Sistema-Estructura Geográfica-Continentes', <text:s/>'A' , 'Continentes', 'sigefirrhh/base/ubicacion/Continente', '1.01.01' );</text:p>
          </table:table-cell>
          <table:table-cell table:number-columns-repeated="4"/>
          <table:table-cell table:formula="of:=IF([.L4] &lt;&gt; &quot;&quot;;[.$P$1] &amp;  [.P4]; &quot;&quot;)" office:value-type="string" office:string-value="INSERT INTO proceso(id_proceso, id_aplicacion, denominacion, ruta_menu, estatus, descripcion, url, jerarquia_menu)VALUES (3,1, 'Continentes', 'Sistema-Estructura Geográfica-Continentes',  'A' , 'Continentes', 'sigefirrhh/base/ubicacion/Continente', '1.01.01' );" calcext:value-type="string">
            <text:p>INSERT INTO proceso(id_proceso, id_aplicacion, denominacion, ruta_menu, estatus, descripcion, url, jerarquia_menu)VALUES (3,1, 'Continentes', 'Sistema-Estructura Geográfica-Continentes', <text:s/>'A' , 'Continentes', 'sigefirrhh/base/ubicacion/Continente', '1.01.01' );</text:p>
          </table:table-cell>
          <table:table-cell table:number-columns-repeated="2"/>
          <table:table-cell table:formula="of:==IF([.L4] &lt;&gt; &quot;&quot;;&quot;INSERT INTO perfil_proceso(id_perfil_proceso, id_perfil, id_proceso, priuse) VALUES (&quot; &amp; [.O4] &amp; &quot;, 1, &quot; &amp; [.N4] &amp; &quot;, 'A'::text);&quot;; &quot;&quot;)" office:value-type="string" office:string-value="INSERT INTO perfil_proceso(id_perfil_proceso, id_perfil, id_proceso, priuse) VALUES (3, 1, 3, 'A'::text);" calcext:value-type="string">
            <text:p>INSERT INTO perfil_proceso(id_perfil_proceso, id_perfil, id_proceso, priuse) VALUES (3, 1, 3, 'A'::text);</text:p>
          </table:table-cell>
        </table:table-row>
        <table:table-row table:style-name="ro3">
          <table:table-cell table:style-name="ce2" table:formula="of:=[.$A$2]&amp;&quot;.&quot;&amp;[.$C$3]&amp;&quot;.&quot;&amp;[.D5]" office:value-type="string" office:string-value="1.01.02" calcext:value-type="string">
            <text:p>1.01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Regiones Continentales</text:p>
          </table:table-cell>
          <table:table-cell table:number-columns-repeated="2"/>
          <table:table-cell table:formula="of:=[.$H$3]&amp;&quot;-&quot;&amp;[.E5]" office:value-type="string" office:string-value="Sistema-Estructura Geográfica-Regiones Continentales" calcext:value-type="string">
            <text:p>Sistema-Estructura Geográfica-Regiones Continentales</text:p>
          </table:table-cell>
          <table:table-cell office:value-type="string" calcext:value-type="string">
            <text:p>sigefirrhh/base/ubicacion/RegionContinen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5]" office:value-type="string" office:string-value="Regiones Continentales" calcext:value-type="string">
            <text:p>Regiones Continentales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3" table:formula="of:=&quot;(&quot; &amp; [.N5] &amp; &quot;,&quot; &amp; &quot;1&quot; &amp; &quot;, '&quot; &amp; [.L5]  &amp; &quot;', &quot; &amp; &quot;'&quot; &amp; [.H5]  &amp;  &quot;',  'A' , '&quot; &amp; [.L5] &amp;  &quot;', '&quot;&amp;  [.I5]  &amp; &quot;', '&quot; &amp; [.A5] &amp; &quot;' );&quot;" office:value-type="string" office:string-value="(4,1, 'Regiones Continentales', 'Sistema-Estructura Geográfica-Regiones Continentales',  'A' , 'Regiones Continentales', 'sigefirrhh/base/ubicacion/RegionContinente', '1.01.02' );" calcext:value-type="string">
            <text:p>(4,1, 'Regiones Continentales', 'Sistema-Estructura Geográfica-Regiones Continentales', <text:s/>'A' , 'Regiones Continentales', 'sigefirrhh/base/ubicacion/RegionContinente', '1.01.02' );</text:p>
          </table:table-cell>
          <table:table-cell table:number-columns-repeated="4"/>
          <table:table-cell table:formula="of:=IF([.L5] &lt;&gt; &quot;&quot;;[.$P$1] &amp;  [.P5]; &quot;&quot;)" office:value-type="string" office:string-value="INSERT INTO proceso(id_proceso, id_aplicacion, denominacion, ruta_menu, estatus, descripcion, url, jerarquia_menu)VALUES (4,1, 'Regiones Continentales', 'Sistema-Estructura Geográfica-Regiones Continentales',  'A' , 'Regiones Continentales', 'sigefirrhh/base/ubicacion/RegionContinente', '1.01.02' );" calcext:value-type="string">
            <text:p>INSERT INTO proceso(id_proceso, id_aplicacion, denominacion, ruta_menu, estatus, descripcion, url, jerarquia_menu)VALUES (4,1, 'Regiones Continentales', 'Sistema-Estructura Geográfica-Regiones Continentales', <text:s/>'A' , 'Regiones Continentales', 'sigefirrhh/base/ubicacion/RegionContinente', '1.01.02' );</text:p>
          </table:table-cell>
          <table:table-cell table:number-columns-repeated="2"/>
          <table:table-cell table:formula="of:==IF([.L5] &lt;&gt; &quot;&quot;;&quot;INSERT INTO perfil_proceso(id_perfil_proceso, id_perfil, id_proceso, priuse) VALUES (&quot; &amp; [.O5] &amp; &quot;, 1, &quot; &amp; [.N5] &amp; &quot;, 'A'::text);&quot;; &quot;&quot;)" office:value-type="string" office:string-value="INSERT INTO perfil_proceso(id_perfil_proceso, id_perfil, id_proceso, priuse) VALUES (4, 1, 4, 'A'::text);" calcext:value-type="string">
            <text:p>INSERT INTO perfil_proceso(id_perfil_proceso, id_perfil, id_proceso, priuse) VALUES (4, 1, 4, 'A'::text);</text:p>
          </table:table-cell>
        </table:table-row>
        <table:table-row table:style-name="ro3">
          <table:table-cell table:style-name="ce2" table:formula="of:=[.$A$2]&amp;&quot;.&quot;&amp;[.$C$3]&amp;&quot;.&quot;&amp;[.D6]" office:value-type="string" office:string-value="1.01.03" calcext:value-type="string">
            <text:p>1.01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aíses</text:p>
          </table:table-cell>
          <table:table-cell table:number-columns-repeated="2"/>
          <table:table-cell table:formula="of:=[.$H$3]&amp;&quot;-&quot;&amp;[.E6]" office:value-type="string" office:string-value="Sistema-Estructura Geográfica-Países" calcext:value-type="string">
            <text:p>Sistema-Estructura Geográfica-Países</text:p>
          </table:table-cell>
          <table:table-cell office:value-type="string" calcext:value-type="string">
            <text:p>sigefirrhh/base/ubicacion/Pai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]" office:value-type="string" office:string-value="Países" calcext:value-type="string">
            <text:p>Países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3" table:formula="of:=&quot;(&quot; &amp; [.N6] &amp; &quot;,&quot; &amp; &quot;1&quot; &amp; &quot;, '&quot; &amp; [.L6]  &amp; &quot;', &quot; &amp; &quot;'&quot; &amp; [.H6]  &amp;  &quot;',  'A' , '&quot; &amp; [.L6] &amp;  &quot;', '&quot;&amp;  [.I6]  &amp; &quot;', '&quot; &amp; [.A6] &amp; &quot;' );&quot;" office:value-type="string" office:string-value="(5,1, 'Países', 'Sistema-Estructura Geográfica-Países',  'A' , 'Países', 'sigefirrhh/base/ubicacion/Pais', '1.01.03' );" calcext:value-type="string">
            <text:p>(5,1, 'Países', 'Sistema-Estructura Geográfica-Países', <text:s/>'A' , 'Países', 'sigefirrhh/base/ubicacion/Pais', '1.01.03' );</text:p>
          </table:table-cell>
          <table:table-cell table:number-columns-repeated="4"/>
          <table:table-cell table:formula="of:=IF([.L6] &lt;&gt; &quot;&quot;;[.$P$1] &amp;  [.P6]; &quot;&quot;)" office:value-type="string" office:string-value="INSERT INTO proceso(id_proceso, id_aplicacion, denominacion, ruta_menu, estatus, descripcion, url, jerarquia_menu)VALUES (5,1, 'Países', 'Sistema-Estructura Geográfica-Países',  'A' , 'Países', 'sigefirrhh/base/ubicacion/Pais', '1.01.03' );" calcext:value-type="string">
            <text:p>INSERT INTO proceso(id_proceso, id_aplicacion, denominacion, ruta_menu, estatus, descripcion, url, jerarquia_menu)VALUES (5,1, 'Países', 'Sistema-Estructura Geográfica-Países', <text:s/>'A' , 'Países', 'sigefirrhh/base/ubicacion/Pais', '1.01.03' );</text:p>
          </table:table-cell>
          <table:table-cell table:number-columns-repeated="2"/>
          <table:table-cell table:formula="of:==IF([.L6] &lt;&gt; &quot;&quot;;&quot;INSERT INTO perfil_proceso(id_perfil_proceso, id_perfil, id_proceso, priuse) VALUES (&quot; &amp; [.O6] &amp; &quot;, 1, &quot; &amp; [.N6] &amp; &quot;, 'A'::text);&quot;; &quot;&quot;)" office:value-type="string" office:string-value="INSERT INTO perfil_proceso(id_perfil_proceso, id_perfil, id_proceso, priuse) VALUES (5, 1, 5, 'A'::text);" calcext:value-type="string">
            <text:p>INSERT INTO perfil_proceso(id_perfil_proceso, id_perfil, id_proceso, priuse) VALUES (5, 1, 5, 'A'::text);</text:p>
          </table:table-cell>
        </table:table-row>
        <table:table-row table:style-name="ro3">
          <table:table-cell table:style-name="ce2" table:formula="of:=[.$A$2]&amp;&quot;.&quot;&amp;[.$C$3]&amp;&quot;.&quot;&amp;[.D7]" office:value-type="string" office:string-value="1.01.04" calcext:value-type="string">
            <text:p>1.01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Estados</text:p>
          </table:table-cell>
          <table:table-cell table:number-columns-repeated="2"/>
          <table:table-cell table:formula="of:=[.$H$3]&amp;&quot;-&quot;&amp;[.E7]" office:value-type="string" office:string-value="Sistema-Estructura Geográfica-Estados" calcext:value-type="string">
            <text:p>Sistema-Estructura Geográfica-Estados</text:p>
          </table:table-cell>
          <table:table-cell office:value-type="string" calcext:value-type="string">
            <text:p>sigefirrhh/base/ubicacion/Estad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7]" office:value-type="string" office:string-value="Estados" calcext:value-type="string">
            <text:p>Estados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style-name="ce3" table:formula="of:=&quot;(&quot; &amp; [.N7] &amp; &quot;,&quot; &amp; &quot;1&quot; &amp; &quot;, '&quot; &amp; [.L7]  &amp; &quot;', &quot; &amp; &quot;'&quot; &amp; [.H7]  &amp;  &quot;',  'A' , '&quot; &amp; [.L7] &amp;  &quot;', '&quot;&amp;  [.I7]  &amp; &quot;', '&quot; &amp; [.A7] &amp; &quot;' );&quot;" office:value-type="string" office:string-value="(6,1, 'Estados', 'Sistema-Estructura Geográfica-Estados',  'A' , 'Estados', 'sigefirrhh/base/ubicacion/Estado', '1.01.04' );" calcext:value-type="string">
            <text:p>(6,1, 'Estados', 'Sistema-Estructura Geográfica-Estados', <text:s/>'A' , 'Estados', 'sigefirrhh/base/ubicacion/Estado', '1.01.04' );</text:p>
          </table:table-cell>
          <table:table-cell table:number-columns-repeated="4"/>
          <table:table-cell table:formula="of:=IF([.L7] &lt;&gt; &quot;&quot;;[.$P$1] &amp;  [.P7]; &quot;&quot;)" office:value-type="string" office:string-value="INSERT INTO proceso(id_proceso, id_aplicacion, denominacion, ruta_menu, estatus, descripcion, url, jerarquia_menu)VALUES (6,1, 'Estados', 'Sistema-Estructura Geográfica-Estados',  'A' , 'Estados', 'sigefirrhh/base/ubicacion/Estado', '1.01.04' );" calcext:value-type="string">
            <text:p>INSERT INTO proceso(id_proceso, id_aplicacion, denominacion, ruta_menu, estatus, descripcion, url, jerarquia_menu)VALUES (6,1, 'Estados', 'Sistema-Estructura Geográfica-Estados', <text:s/>'A' , 'Estados', 'sigefirrhh/base/ubicacion/Estado', '1.01.04' );</text:p>
          </table:table-cell>
          <table:table-cell table:number-columns-repeated="2"/>
          <table:table-cell table:formula="of:==IF([.L7] &lt;&gt; &quot;&quot;;&quot;INSERT INTO perfil_proceso(id_perfil_proceso, id_perfil, id_proceso, priuse) VALUES (&quot; &amp; [.O7] &amp; &quot;, 1, &quot; &amp; [.N7] &amp; &quot;, 'A'::text);&quot;; &quot;&quot;)" office:value-type="string" office:string-value="INSERT INTO perfil_proceso(id_perfil_proceso, id_perfil, id_proceso, priuse) VALUES (6, 1, 6, 'A'::text);" calcext:value-type="string">
            <text:p>INSERT INTO perfil_proceso(id_perfil_proceso, id_perfil, id_proceso, priuse) VALUES (6, 1, 6, 'A'::text);</text:p>
          </table:table-cell>
        </table:table-row>
        <table:table-row table:style-name="ro3">
          <table:table-cell table:style-name="ce2" table:formula="of:=[.$A$2]&amp;&quot;.&quot;&amp;[.$C$3]&amp;&quot;.&quot;&amp;[.D8]" office:value-type="string" office:string-value="1.01.05" calcext:value-type="string">
            <text:p>1.01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iudades</text:p>
          </table:table-cell>
          <table:table-cell table:number-columns-repeated="2"/>
          <table:table-cell table:formula="of:=[.$H$3]&amp;&quot;-&quot;&amp;[.E8]" office:value-type="string" office:string-value="Sistema-Estructura Geográfica-Ciudades" calcext:value-type="string">
            <text:p>Sistema-Estructura Geográfica-Ciudades</text:p>
          </table:table-cell>
          <table:table-cell office:value-type="string" calcext:value-type="string">
            <text:p>sigefirrhh/base/ubicacion/Ciuda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8]" office:value-type="string" office:string-value="Ciudades" calcext:value-type="string">
            <text:p>Ciudades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table:style-name="ce3" table:formula="of:=&quot;(&quot; &amp; [.N8] &amp; &quot;,&quot; &amp; &quot;1&quot; &amp; &quot;, '&quot; &amp; [.L8]  &amp; &quot;', &quot; &amp; &quot;'&quot; &amp; [.H8]  &amp;  &quot;',  'A' , '&quot; &amp; [.L8] &amp;  &quot;', '&quot;&amp;  [.I8]  &amp; &quot;', '&quot; &amp; [.A8] &amp; &quot;' );&quot;" office:value-type="string" office:string-value="(7,1, 'Ciudades', 'Sistema-Estructura Geográfica-Ciudades',  'A' , 'Ciudades', 'sigefirrhh/base/ubicacion/Ciudad', '1.01.05' );" calcext:value-type="string">
            <text:p>(7,1, 'Ciudades', 'Sistema-Estructura Geográfica-Ciudades', <text:s/>'A' , 'Ciudades', 'sigefirrhh/base/ubicacion/Ciudad', '1.01.05' );</text:p>
          </table:table-cell>
          <table:table-cell table:number-columns-repeated="4"/>
          <table:table-cell table:formula="of:=IF([.L8] &lt;&gt; &quot;&quot;;[.$P$1] &amp;  [.P8]; &quot;&quot;)" office:value-type="string" office:string-value="INSERT INTO proceso(id_proceso, id_aplicacion, denominacion, ruta_menu, estatus, descripcion, url, jerarquia_menu)VALUES (7,1, 'Ciudades', 'Sistema-Estructura Geográfica-Ciudades',  'A' , 'Ciudades', 'sigefirrhh/base/ubicacion/Ciudad', '1.01.05' );" calcext:value-type="string">
            <text:p>INSERT INTO proceso(id_proceso, id_aplicacion, denominacion, ruta_menu, estatus, descripcion, url, jerarquia_menu)VALUES (7,1, 'Ciudades', 'Sistema-Estructura Geográfica-Ciudades', <text:s/>'A' , 'Ciudades', 'sigefirrhh/base/ubicacion/Ciudad', '1.01.05' );</text:p>
          </table:table-cell>
          <table:table-cell table:number-columns-repeated="2"/>
          <table:table-cell table:formula="of:==IF([.L8] &lt;&gt; &quot;&quot;;&quot;INSERT INTO perfil_proceso(id_perfil_proceso, id_perfil, id_proceso, priuse) VALUES (&quot; &amp; [.O8] &amp; &quot;, 1, &quot; &amp; [.N8] &amp; &quot;, 'A'::text);&quot;; &quot;&quot;)" office:value-type="string" office:string-value="INSERT INTO perfil_proceso(id_perfil_proceso, id_perfil, id_proceso, priuse) VALUES (7, 1, 7, 'A'::text);" calcext:value-type="string">
            <text:p>INSERT INTO perfil_proceso(id_perfil_proceso, id_perfil, id_proceso, priuse) VALUES (7, 1, 7, 'A'::text);</text:p>
          </table:table-cell>
        </table:table-row>
        <table:table-row table:style-name="ro3">
          <table:table-cell table:style-name="ce2" table:formula="of:=[.$A$2]&amp;&quot;.&quot;&amp;[.$C$3]&amp;&quot;.&quot;&amp;[.D9]" office:value-type="string" office:string-value="1.01.06" calcext:value-type="string">
            <text:p>1.01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Municipios</text:p>
          </table:table-cell>
          <table:table-cell table:number-columns-repeated="2"/>
          <table:table-cell table:formula="of:=[.$H$3]&amp;&quot;-&quot;&amp;[.E9]" office:value-type="string" office:string-value="Sistema-Estructura Geográfica-Municipios" calcext:value-type="string">
            <text:p>Sistema-Estructura Geográfica-Municipios</text:p>
          </table:table-cell>
          <table:table-cell office:value-type="string" calcext:value-type="string">
            <text:p>sigefirrhh/base/ubicacion/Municipi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9]" office:value-type="string" office:string-value="Municipios" calcext:value-type="string">
            <text:p>Municipios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table:style-name="ce3" table:formula="of:=&quot;(&quot; &amp; [.N9] &amp; &quot;,&quot; &amp; &quot;1&quot; &amp; &quot;, '&quot; &amp; [.L9]  &amp; &quot;', &quot; &amp; &quot;'&quot; &amp; [.H9]  &amp;  &quot;',  'A' , '&quot; &amp; [.L9] &amp;  &quot;', '&quot;&amp;  [.I9]  &amp; &quot;', '&quot; &amp; [.A9] &amp; &quot;' );&quot;" office:value-type="string" office:string-value="(8,1, 'Municipios', 'Sistema-Estructura Geográfica-Municipios',  'A' , 'Municipios', 'sigefirrhh/base/ubicacion/Municipio', '1.01.06' );" calcext:value-type="string">
            <text:p>(8,1, 'Municipios', 'Sistema-Estructura Geográfica-Municipios', <text:s/>'A' , 'Municipios', 'sigefirrhh/base/ubicacion/Municipio', '1.01.06' );</text:p>
          </table:table-cell>
          <table:table-cell table:number-columns-repeated="4"/>
          <table:table-cell table:formula="of:=IF([.L9] &lt;&gt; &quot;&quot;;[.$P$1] &amp;  [.P9]; &quot;&quot;)" office:value-type="string" office:string-value="INSERT INTO proceso(id_proceso, id_aplicacion, denominacion, ruta_menu, estatus, descripcion, url, jerarquia_menu)VALUES (8,1, 'Municipios', 'Sistema-Estructura Geográfica-Municipios',  'A' , 'Municipios', 'sigefirrhh/base/ubicacion/Municipio', '1.01.06' );" calcext:value-type="string">
            <text:p>INSERT INTO proceso(id_proceso, id_aplicacion, denominacion, ruta_menu, estatus, descripcion, url, jerarquia_menu)VALUES (8,1, 'Municipios', 'Sistema-Estructura Geográfica-Municipios', <text:s/>'A' , 'Municipios', 'sigefirrhh/base/ubicacion/Municipio', '1.01.06' );</text:p>
          </table:table-cell>
          <table:table-cell table:number-columns-repeated="2"/>
          <table:table-cell table:formula="of:==IF([.L9] &lt;&gt; &quot;&quot;;&quot;INSERT INTO perfil_proceso(id_perfil_proceso, id_perfil, id_proceso, priuse) VALUES (&quot; &amp; [.O9] &amp; &quot;, 1, &quot; &amp; [.N9] &amp; &quot;, 'A'::text);&quot;; &quot;&quot;)" office:value-type="string" office:string-value="INSERT INTO perfil_proceso(id_perfil_proceso, id_perfil, id_proceso, priuse) VALUES (8, 1, 8, 'A'::text);" calcext:value-type="string">
            <text:p>INSERT INTO perfil_proceso(id_perfil_proceso, id_perfil, id_proceso, priuse) VALUES (8, 1, 8, 'A'::text);</text:p>
          </table:table-cell>
        </table:table-row>
        <table:table-row table:style-name="ro3">
          <table:table-cell table:style-name="ce2" table:formula="of:=[.$A$2]&amp;&quot;.&quot;&amp;[.$C$3]&amp;&quot;.&quot;&amp;[.D10]" office:value-type="string" office:string-value="1.01.07" calcext:value-type="string">
            <text:p>1.01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Parroquias</text:p>
          </table:table-cell>
          <table:table-cell table:number-columns-repeated="2"/>
          <table:table-cell table:formula="of:=[.$H$3]&amp;&quot;-&quot;&amp;[.E10]" office:value-type="string" office:string-value="Sistema-Estructura Geográfica-Parroquias" calcext:value-type="string">
            <text:p>Sistema-Estructura Geográfica-Parroquias</text:p>
          </table:table-cell>
          <table:table-cell office:value-type="string" calcext:value-type="string">
            <text:p>sigefirrhh/base/ubicacion/Parroqui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0]" office:value-type="string" office:string-value="Parroquias" calcext:value-type="string">
            <text:p>Parroquias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table:style-name="ce3" table:formula="of:=&quot;(&quot; &amp; [.N10] &amp; &quot;,&quot; &amp; &quot;1&quot; &amp; &quot;, '&quot; &amp; [.L10]  &amp; &quot;', &quot; &amp; &quot;'&quot; &amp; [.H10]  &amp;  &quot;',  'A' , '&quot; &amp; [.L10] &amp;  &quot;', '&quot;&amp;  [.I10]  &amp; &quot;', '&quot; &amp; [.A10] &amp; &quot;' );&quot;" office:value-type="string" office:string-value="(9,1, 'Parroquias', 'Sistema-Estructura Geográfica-Parroquias',  'A' , 'Parroquias', 'sigefirrhh/base/ubicacion/Parroquia', '1.01.07' );" calcext:value-type="string">
            <text:p>(9,1, 'Parroquias', 'Sistema-Estructura Geográfica-Parroquias', <text:s/>'A' , 'Parroquias', 'sigefirrhh/base/ubicacion/Parroquia', '1.01.07' );</text:p>
          </table:table-cell>
          <table:table-cell table:number-columns-repeated="4"/>
          <table:table-cell table:formula="of:=IF([.L10] &lt;&gt; &quot;&quot;;[.$P$1] &amp;  [.P10]; &quot;&quot;)" office:value-type="string" office:string-value="INSERT INTO proceso(id_proceso, id_aplicacion, denominacion, ruta_menu, estatus, descripcion, url, jerarquia_menu)VALUES (9,1, 'Parroquias', 'Sistema-Estructura Geográfica-Parroquias',  'A' , 'Parroquias', 'sigefirrhh/base/ubicacion/Parroquia', '1.01.07' );" calcext:value-type="string">
            <text:p>INSERT INTO proceso(id_proceso, id_aplicacion, denominacion, ruta_menu, estatus, descripcion, url, jerarquia_menu)VALUES (9,1, 'Parroquias', 'Sistema-Estructura Geográfica-Parroquias', <text:s/>'A' , 'Parroquias', 'sigefirrhh/base/ubicacion/Parroquia', '1.01.07' );</text:p>
          </table:table-cell>
          <table:table-cell table:number-columns-repeated="2"/>
          <table:table-cell table:formula="of:==IF([.L10] &lt;&gt; &quot;&quot;;&quot;INSERT INTO perfil_proceso(id_perfil_proceso, id_perfil, id_proceso, priuse) VALUES (&quot; &amp; [.O10] &amp; &quot;, 1, &quot; &amp; [.N10] &amp; &quot;, 'A'::text);&quot;; &quot;&quot;)" office:value-type="string" office:string-value="INSERT INTO perfil_proceso(id_perfil_proceso, id_perfil, id_proceso, priuse) VALUES (9, 1, 9, 'A'::text);" calcext:value-type="string">
            <text:p>INSERT INTO perfil_proceso(id_perfil_proceso, id_perfil, id_proceso, priuse) VALUES (9, 1, 9, 'A'::text);</text:p>
          </table:table-cell>
        </table:table-row>
        <table:table-row table:style-name="ro3">
          <table:table-cell table:style-name="ce2" table:formula="of:=[.$B$2]&amp;&quot;.&quot;&amp;[.C11]" office:value-type="string" office:string-value="1.02" calcext:value-type="string">
            <text:p>1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Estructura Organizativa</text:p>
          </table:table-cell>
          <table:table-cell table:number-columns-repeated="3"/>
          <table:table-cell table:style-name="ce2" table:formula="of:=[.$C$2]&amp;&quot;-&quot;&amp;[.D11]" office:value-type="string" office:string-value="Sistema-Estructura Organizativa" calcext:value-type="string">
            <text:p>Sistema-Estructura Organizativa</text:p>
          </table:table-cell>
          <table:table-cell table:formula="of:=+[.D11]" office:value-type="string" office:string-value="Estructura Organizativa" calcext:value-type="string">
            <text:p>Estructura Organizativ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1]" office:value-type="string" office:string-value="Estructura Organizativa" calcext:value-type="string">
            <text:p>Estructura Organizativa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style-name="ce3" table:formula="of:=&quot;(&quot; &amp; [.N11] &amp; &quot;,&quot; &amp; &quot;1&quot; &amp; &quot;, '&quot; &amp; [.L11]  &amp; &quot;', &quot; &amp; &quot;'&quot; &amp; [.H11]  &amp;  &quot;',  'A' , '&quot; &amp; [.L11] &amp;  &quot;', '&quot;&amp;  [.I11]  &amp; &quot;', '&quot; &amp; [.A11] &amp; &quot;' );&quot;" office:value-type="string" office:string-value="(10,1, 'Estructura Organizativa', 'Sistema-Estructura Organizativa',  'A' , 'Estructura Organizativa', 'Estructura Organizativa', '1.02' );" calcext:value-type="string">
            <text:p>(10,1, 'Estructura Organizativa', 'Sistema-Estructura Organizativa', <text:s/>'A' , 'Estructura Organizativa', 'Estructura Organizativa', '1.02' );</text:p>
          </table:table-cell>
          <table:table-cell table:number-columns-repeated="4"/>
          <table:table-cell table:formula="of:=IF([.L11] &lt;&gt; &quot;&quot;;[.$P$1] &amp;  [.P11]; &quot;&quot;)" office:value-type="string" office:string-value="INSERT INTO proceso(id_proceso, id_aplicacion, denominacion, ruta_menu, estatus, descripcion, url, jerarquia_menu)VALUES (10,1, 'Estructura Organizativa', 'Sistema-Estructura Organizativa',  'A' , 'Estructura Organizativa', 'Estructura Organizativa', '1.02' );" calcext:value-type="string">
            <text:p>INSERT INTO proceso(id_proceso, id_aplicacion, denominacion, ruta_menu, estatus, descripcion, url, jerarquia_menu)VALUES (10,1, 'Estructura Organizativa', 'Sistema-Estructura Organizativa', <text:s/>'A' , 'Estructura Organizativa', 'Estructura Organizativa', '1.02' );</text:p>
          </table:table-cell>
          <table:table-cell table:number-columns-repeated="2"/>
          <table:table-cell table:formula="of:==IF([.L11] &lt;&gt; &quot;&quot;;&quot;INSERT INTO perfil_proceso(id_perfil_proceso, id_perfil, id_proceso, priuse) VALUES (&quot; &amp; [.O11] &amp; &quot;, 1, &quot; &amp; [.N11] &amp; &quot;, 'A'::text);&quot;; &quot;&quot;)" office:value-type="string" office:string-value="INSERT INTO perfil_proceso(id_perfil_proceso, id_perfil, id_proceso, priuse) VALUES (10, 1, 10, 'A'::text);" calcext:value-type="string">
            <text:p>INSERT INTO perfil_proceso(id_perfil_proceso, id_perfil, id_proceso, priuse) VALUES (10, 1, 10, 'A'::text);</text:p>
          </table:table-cell>
        </table:table-row>
        <table:table-row table:style-name="ro3">
          <table:table-cell table:style-name="ce2" table:formula="of:=[.$B$2]&amp;&quot;.&quot;&amp;[.$C$11]&amp;&quot;.&quot;&amp;[.D12]" office:value-type="string" office:string-value="1.02.01" calcext:value-type="string">
            <text:p>1.02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Organismos</text:p>
          </table:table-cell>
          <table:table-cell table:number-columns-repeated="2"/>
          <table:table-cell table:formula="of:=[.$H$11]&amp;&quot;-&quot;&amp;[.E12]" office:value-type="string" office:string-value="Sistema-Estructura Organizativa-Organismos" calcext:value-type="string">
            <text:p>Sistema-Estructura Organizativa-Organismos</text:p>
          </table:table-cell>
          <table:table-cell office:value-type="string" calcext:value-type="string">
            <text:p>sigefirrhh/base/estructura/Organism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2]" office:value-type="string" office:string-value="Organismos" calcext:value-type="string">
            <text:p>Organismos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table:style-name="ce3" table:formula="of:=&quot;(&quot; &amp; [.N12] &amp; &quot;,&quot; &amp; &quot;1&quot; &amp; &quot;, '&quot; &amp; [.L12]  &amp; &quot;', &quot; &amp; &quot;'&quot; &amp; [.H12]  &amp;  &quot;',  'A' , '&quot; &amp; [.L12] &amp;  &quot;', '&quot;&amp;  [.I12]  &amp; &quot;', '&quot; &amp; [.A12] &amp; &quot;' );&quot;" office:value-type="string" office:string-value="(11,1, 'Organismos', 'Sistema-Estructura Organizativa-Organismos',  'A' , 'Organismos', 'sigefirrhh/base/estructura/Organismo', '1.02.01' );" calcext:value-type="string">
            <text:p>(11,1, 'Organismos', 'Sistema-Estructura Organizativa-Organismos', <text:s/>'A' , 'Organismos', 'sigefirrhh/base/estructura/Organismo', '1.02.01' );</text:p>
          </table:table-cell>
          <table:table-cell table:number-columns-repeated="4"/>
          <table:table-cell table:formula="of:=IF([.L12] &lt;&gt; &quot;&quot;;[.$P$1] &amp;  [.P12]; &quot;&quot;)" office:value-type="string" office:string-value="INSERT INTO proceso(id_proceso, id_aplicacion, denominacion, ruta_menu, estatus, descripcion, url, jerarquia_menu)VALUES (11,1, 'Organismos', 'Sistema-Estructura Organizativa-Organismos',  'A' , 'Organismos', 'sigefirrhh/base/estructura/Organismo', '1.02.01' );" calcext:value-type="string">
            <text:p>INSERT INTO proceso(id_proceso, id_aplicacion, denominacion, ruta_menu, estatus, descripcion, url, jerarquia_menu)VALUES (11,1, 'Organismos', 'Sistema-Estructura Organizativa-Organismos', <text:s/>'A' , 'Organismos', 'sigefirrhh/base/estructura/Organismo', '1.02.01' );</text:p>
          </table:table-cell>
          <table:table-cell table:number-columns-repeated="2"/>
          <table:table-cell table:formula="of:==IF([.L12] &lt;&gt; &quot;&quot;;&quot;INSERT INTO perfil_proceso(id_perfil_proceso, id_perfil, id_proceso, priuse) VALUES (&quot; &amp; [.O12] &amp; &quot;, 1, &quot; &amp; [.N12] &amp; &quot;, 'A'::text);&quot;; &quot;&quot;)" office:value-type="string" office:string-value="INSERT INTO perfil_proceso(id_perfil_proceso, id_perfil, id_proceso, priuse) VALUES (11, 1, 11, 'A'::text);" calcext:value-type="string">
            <text:p>INSERT INTO perfil_proceso(id_perfil_proceso, id_perfil, id_proceso, priuse) VALUES (11, 1, 11, 'A'::text);</text:p>
          </table:table-cell>
        </table:table-row>
        <table:table-row table:style-name="ro3">
          <table:table-cell table:style-name="ce2" table:formula="of:=[.$B$2]&amp;&quot;.&quot;&amp;[.$C$11]&amp;&quot;.&quot;&amp;[.D13]" office:value-type="string" office:string-value="1.02.02" calcext:value-type="string">
            <text:p>1.02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Nombres del Organismo</text:p>
          </table:table-cell>
          <table:table-cell table:number-columns-repeated="2"/>
          <table:table-cell table:formula="of:=[.$H$11]&amp;&quot;-&quot;&amp;[.E13]" office:value-type="string" office:string-value="Sistema-Estructura Organizativa-Nombres del Organismo" calcext:value-type="string">
            <text:p>Sistema-Estructura Organizativa-Nombres del Organismo</text:p>
          </table:table-cell>
          <table:table-cell office:value-type="string" calcext:value-type="string">
            <text:p>sigefirrhh/base/estructura/NombreOrganism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3]" office:value-type="string" office:string-value="Nombres del Organismo" calcext:value-type="string">
            <text:p>Nombres del Organismo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table:style-name="ce3" table:formula="of:=&quot;(&quot; &amp; [.N13] &amp; &quot;,&quot; &amp; &quot;1&quot; &amp; &quot;, '&quot; &amp; [.L13]  &amp; &quot;', &quot; &amp; &quot;'&quot; &amp; [.H13]  &amp;  &quot;',  'A' , '&quot; &amp; [.L13] &amp;  &quot;', '&quot;&amp;  [.I13]  &amp; &quot;', '&quot; &amp; [.A13] &amp; &quot;' );&quot;" office:value-type="string" office:string-value="(12,1, 'Nombres del Organismo', 'Sistema-Estructura Organizativa-Nombres del Organismo',  'A' , 'Nombres del Organismo', 'sigefirrhh/base/estructura/NombreOrganismo', '1.02.02' );" calcext:value-type="string">
            <text:p>(12,1, 'Nombres del Organismo', 'Sistema-Estructura Organizativa-Nombres del Organismo', <text:s/>'A' , 'Nombres del Organismo', 'sigefirrhh/base/estructura/NombreOrganismo', '1.02.02' );</text:p>
          </table:table-cell>
          <table:table-cell table:number-columns-repeated="4"/>
          <table:table-cell table:formula="of:=IF([.L13] &lt;&gt; &quot;&quot;;[.$P$1] &amp;  [.P13]; &quot;&quot;)" office:value-type="string" office:string-value="INSERT INTO proceso(id_proceso, id_aplicacion, denominacion, ruta_menu, estatus, descripcion, url, jerarquia_menu)VALUES (12,1, 'Nombres del Organismo', 'Sistema-Estructura Organizativa-Nombres del Organismo',  'A' , 'Nombres del Organismo', 'sigefirrhh/base/estructura/NombreOrganismo', '1.02.02' );" calcext:value-type="string">
            <text:p>INSERT INTO proceso(id_proceso, id_aplicacion, denominacion, ruta_menu, estatus, descripcion, url, jerarquia_menu)VALUES (12,1, 'Nombres del Organismo', 'Sistema-Estructura Organizativa-Nombres del Organismo', <text:s/>'A' , 'Nombres del Organismo', 'sigefirrhh/base/estructura/NombreOrganismo', '1.02.02' );</text:p>
          </table:table-cell>
          <table:table-cell table:number-columns-repeated="2"/>
          <table:table-cell table:formula="of:==IF([.L13] &lt;&gt; &quot;&quot;;&quot;INSERT INTO perfil_proceso(id_perfil_proceso, id_perfil, id_proceso, priuse) VALUES (&quot; &amp; [.O13] &amp; &quot;, 1, &quot; &amp; [.N13] &amp; &quot;, 'A'::text);&quot;; &quot;&quot;)" office:value-type="string" office:string-value="INSERT INTO perfil_proceso(id_perfil_proceso, id_perfil, id_proceso, priuse) VALUES (12, 1, 12, 'A'::text);" calcext:value-type="string">
            <text:p>INSERT INTO perfil_proceso(id_perfil_proceso, id_perfil, id_proceso, priuse) VALUES (12, 1, 12, 'A'::text);</text:p>
          </table:table-cell>
        </table:table-row>
        <table:table-row table:style-name="ro3">
          <table:table-cell table:style-name="ce2" table:formula="of:=[.$B$2]&amp;&quot;.&quot;&amp;[.$C$11]&amp;&quot;.&quot;&amp;[.D14]" office:value-type="string" office:string-value="1.02.03" calcext:value-type="string">
            <text:p>1.02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Grupos del Organismo</text:p>
          </table:table-cell>
          <table:table-cell table:number-columns-repeated="2"/>
          <table:table-cell table:formula="of:=[.$H$11]&amp;&quot;-&quot;&amp;[.E14]" office:value-type="string" office:string-value="Sistema-Estructura Organizativa-Grupos del Organismo" calcext:value-type="string">
            <text:p>Sistema-Estructura Organizativa-Grupos del Organismo</text:p>
          </table:table-cell>
          <table:table-cell office:value-type="string" calcext:value-type="string">
            <text:p>sigefirrhh/base/estructura/GrupoOrganism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4]" office:value-type="string" office:string-value="Grupos del Organismo" calcext:value-type="string">
            <text:p>Grupos del Organismo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 table:style-name="ce3" table:formula="of:=&quot;(&quot; &amp; [.N14] &amp; &quot;,&quot; &amp; &quot;1&quot; &amp; &quot;, '&quot; &amp; [.L14]  &amp; &quot;', &quot; &amp; &quot;'&quot; &amp; [.H14]  &amp;  &quot;',  'A' , '&quot; &amp; [.L14] &amp;  &quot;', '&quot;&amp;  [.I14]  &amp; &quot;', '&quot; &amp; [.A14] &amp; &quot;' );&quot;" office:value-type="string" office:string-value="(13,1, 'Grupos del Organismo', 'Sistema-Estructura Organizativa-Grupos del Organismo',  'A' , 'Grupos del Organismo', 'sigefirrhh/base/estructura/GrupoOrganismo', '1.02.03' );" calcext:value-type="string">
            <text:p>(13,1, 'Grupos del Organismo', 'Sistema-Estructura Organizativa-Grupos del Organismo', <text:s/>'A' , 'Grupos del Organismo', 'sigefirrhh/base/estructura/GrupoOrganismo', '1.02.03' );</text:p>
          </table:table-cell>
          <table:table-cell table:number-columns-repeated="4"/>
          <table:table-cell table:formula="of:=IF([.L14] &lt;&gt; &quot;&quot;;[.$P$1] &amp;  [.P14]; &quot;&quot;)" office:value-type="string" office:string-value="INSERT INTO proceso(id_proceso, id_aplicacion, denominacion, ruta_menu, estatus, descripcion, url, jerarquia_menu)VALUES (13,1, 'Grupos del Organismo', 'Sistema-Estructura Organizativa-Grupos del Organismo',  'A' , 'Grupos del Organismo', 'sigefirrhh/base/estructura/GrupoOrganismo', '1.02.03' );" calcext:value-type="string">
            <text:p>INSERT INTO proceso(id_proceso, id_aplicacion, denominacion, ruta_menu, estatus, descripcion, url, jerarquia_menu)VALUES (13,1, 'Grupos del Organismo', 'Sistema-Estructura Organizativa-Grupos del Organismo', <text:s/>'A' , 'Grupos del Organismo', 'sigefirrhh/base/estructura/GrupoOrganismo', '1.02.03' );</text:p>
          </table:table-cell>
          <table:table-cell table:number-columns-repeated="2"/>
          <table:table-cell table:formula="of:==IF([.L14] &lt;&gt; &quot;&quot;;&quot;INSERT INTO perfil_proceso(id_perfil_proceso, id_perfil, id_proceso, priuse) VALUES (&quot; &amp; [.O14] &amp; &quot;, 1, &quot; &amp; [.N14] &amp; &quot;, 'A'::text);&quot;; &quot;&quot;)" office:value-type="string" office:string-value="INSERT INTO perfil_proceso(id_perfil_proceso, id_perfil, id_proceso, priuse) VALUES (13, 1, 13, 'A'::text);" calcext:value-type="string">
            <text:p>INSERT INTO perfil_proceso(id_perfil_proceso, id_perfil, id_proceso, priuse) VALUES (13, 1, 13, 'A'::text);</text:p>
          </table:table-cell>
        </table:table-row>
        <table:table-row table:style-name="ro3">
          <table:table-cell table:style-name="ce2" table:formula="of:=[.$B$2]&amp;&quot;.&quot;&amp;[.$C$11]&amp;&quot;.&quot;&amp;[.D15]" office:value-type="string" office:string-value="1.02.04" calcext:value-type="string">
            <text:p>1.02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Regiones</text:p>
          </table:table-cell>
          <table:table-cell table:number-columns-repeated="2"/>
          <table:table-cell table:formula="of:=[.$H$11]&amp;&quot;-&quot;&amp;[.E15]" office:value-type="string" office:string-value="Sistema-Estructura Organizativa-Regiones" calcext:value-type="string">
            <text:p>Sistema-Estructura Organizativa-Regiones</text:p>
          </table:table-cell>
          <table:table-cell office:value-type="string" calcext:value-type="string">
            <text:p>sigefirrhh/base/estructura/Reg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5]" office:value-type="string" office:string-value="Regiones" calcext:value-type="string">
            <text:p>Regiones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table:style-name="ce3" table:formula="of:=&quot;(&quot; &amp; [.N15] &amp; &quot;,&quot; &amp; &quot;1&quot; &amp; &quot;, '&quot; &amp; [.L15]  &amp; &quot;', &quot; &amp; &quot;'&quot; &amp; [.H15]  &amp;  &quot;',  'A' , '&quot; &amp; [.L15] &amp;  &quot;', '&quot;&amp;  [.I15]  &amp; &quot;', '&quot; &amp; [.A15] &amp; &quot;' );&quot;" office:value-type="string" office:string-value="(14,1, 'Regiones', 'Sistema-Estructura Organizativa-Regiones',  'A' , 'Regiones', 'sigefirrhh/base/estructura/Region', '1.02.04' );" calcext:value-type="string">
            <text:p>(14,1, 'Regiones', 'Sistema-Estructura Organizativa-Regiones', <text:s/>'A' , 'Regiones', 'sigefirrhh/base/estructura/Region', '1.02.04' );</text:p>
          </table:table-cell>
          <table:table-cell table:number-columns-repeated="4"/>
          <table:table-cell table:formula="of:=IF([.L15] &lt;&gt; &quot;&quot;;[.$P$1] &amp;  [.P15]; &quot;&quot;)" office:value-type="string" office:string-value="INSERT INTO proceso(id_proceso, id_aplicacion, denominacion, ruta_menu, estatus, descripcion, url, jerarquia_menu)VALUES (14,1, 'Regiones', 'Sistema-Estructura Organizativa-Regiones',  'A' , 'Regiones', 'sigefirrhh/base/estructura/Region', '1.02.04' );" calcext:value-type="string">
            <text:p>INSERT INTO proceso(id_proceso, id_aplicacion, denominacion, ruta_menu, estatus, descripcion, url, jerarquia_menu)VALUES (14,1, 'Regiones', 'Sistema-Estructura Organizativa-Regiones', <text:s/>'A' , 'Regiones', 'sigefirrhh/base/estructura/Region', '1.02.04' );</text:p>
          </table:table-cell>
          <table:table-cell table:number-columns-repeated="2"/>
          <table:table-cell table:formula="of:==IF([.L15] &lt;&gt; &quot;&quot;;&quot;INSERT INTO perfil_proceso(id_perfil_proceso, id_perfil, id_proceso, priuse) VALUES (&quot; &amp; [.O15] &amp; &quot;, 1, &quot; &amp; [.N15] &amp; &quot;, 'A'::text);&quot;; &quot;&quot;)" office:value-type="string" office:string-value="INSERT INTO perfil_proceso(id_perfil_proceso, id_perfil, id_proceso, priuse) VALUES (14, 1, 14, 'A'::text);" calcext:value-type="string">
            <text:p>INSERT INTO perfil_proceso(id_perfil_proceso, id_perfil, id_proceso, priuse) VALUES (14, 1, 14, 'A'::text);</text:p>
          </table:table-cell>
        </table:table-row>
        <table:table-row table:style-name="ro3">
          <table:table-cell table:style-name="ce2" table:formula="of:=[.$B$2]&amp;&quot;.&quot;&amp;[.$C$11]&amp;&quot;.&quot;&amp;[.D16]" office:value-type="string" office:string-value="1.02.05" calcext:value-type="string">
            <text:p>1.02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Sedes</text:p>
          </table:table-cell>
          <table:table-cell table:number-columns-repeated="2"/>
          <table:table-cell table:formula="of:=[.$H$11]&amp;&quot;-&quot;&amp;[.E16]" office:value-type="string" office:string-value="Sistema-Estructura Organizativa-Sedes" calcext:value-type="string">
            <text:p>Sistema-Estructura Organizativa-Sedes</text:p>
          </table:table-cell>
          <table:table-cell office:value-type="string" calcext:value-type="string">
            <text:p>sigefirrhh/base/estructura/Sed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6]" office:value-type="string" office:string-value="Sedes" calcext:value-type="string">
            <text:p>Sedes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table:style-name="ce3" table:formula="of:=&quot;(&quot; &amp; [.N16] &amp; &quot;,&quot; &amp; &quot;1&quot; &amp; &quot;, '&quot; &amp; [.L16]  &amp; &quot;', &quot; &amp; &quot;'&quot; &amp; [.H16]  &amp;  &quot;',  'A' , '&quot; &amp; [.L16] &amp;  &quot;', '&quot;&amp;  [.I16]  &amp; &quot;', '&quot; &amp; [.A16] &amp; &quot;' );&quot;" office:value-type="string" office:string-value="(15,1, 'Sedes', 'Sistema-Estructura Organizativa-Sedes',  'A' , 'Sedes', 'sigefirrhh/base/estructura/Sede', '1.02.05' );" calcext:value-type="string">
            <text:p>(15,1, 'Sedes', 'Sistema-Estructura Organizativa-Sedes', <text:s/>'A' , 'Sedes', 'sigefirrhh/base/estructura/Sede', '1.02.05' );</text:p>
          </table:table-cell>
          <table:table-cell table:number-columns-repeated="4"/>
          <table:table-cell table:formula="of:=IF([.L16] &lt;&gt; &quot;&quot;;[.$P$1] &amp;  [.P16]; &quot;&quot;)" office:value-type="string" office:string-value="INSERT INTO proceso(id_proceso, id_aplicacion, denominacion, ruta_menu, estatus, descripcion, url, jerarquia_menu)VALUES (15,1, 'Sedes', 'Sistema-Estructura Organizativa-Sedes',  'A' , 'Sedes', 'sigefirrhh/base/estructura/Sede', '1.02.05' );" calcext:value-type="string">
            <text:p>INSERT INTO proceso(id_proceso, id_aplicacion, denominacion, ruta_menu, estatus, descripcion, url, jerarquia_menu)VALUES (15,1, 'Sedes', 'Sistema-Estructura Organizativa-Sedes', <text:s/>'A' , 'Sedes', 'sigefirrhh/base/estructura/Sede', '1.02.05' );</text:p>
          </table:table-cell>
          <table:table-cell table:number-columns-repeated="2"/>
          <table:table-cell table:formula="of:==IF([.L16] &lt;&gt; &quot;&quot;;&quot;INSERT INTO perfil_proceso(id_perfil_proceso, id_perfil, id_proceso, priuse) VALUES (&quot; &amp; [.O16] &amp; &quot;, 1, &quot; &amp; [.N16] &amp; &quot;, 'A'::text);&quot;; &quot;&quot;)" office:value-type="string" office:string-value="INSERT INTO perfil_proceso(id_perfil_proceso, id_perfil, id_proceso, priuse) VALUES (15, 1, 15, 'A'::text);" calcext:value-type="string">
            <text:p>INSERT INTO perfil_proceso(id_perfil_proceso, id_perfil, id_proceso, priuse) VALUES (15, 1, 15, 'A'::text);</text:p>
          </table:table-cell>
        </table:table-row>
        <table:table-row table:style-name="ro3">
          <table:table-cell table:style-name="ce2" table:formula="of:=[.$B$2]&amp;&quot;.&quot;&amp;[.$C$11]&amp;&quot;.&quot;&amp;[.D17]" office:value-type="string" office:string-value="1.02.06" calcext:value-type="string">
            <text:p>1.02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Lugares de Pago por Sedes</text:p>
          </table:table-cell>
          <table:table-cell table:number-columns-repeated="2"/>
          <table:table-cell table:formula="of:=[.$H$11]&amp;&quot;-&quot;&amp;[.E17]" office:value-type="string" office:string-value="Sistema-Estructura Organizativa-Lugares de Pago por Sedes" calcext:value-type="string">
            <text:p>Sistema-Estructura Organizativa-Lugares de Pago por Sedes</text:p>
          </table:table-cell>
          <table:table-cell office:value-type="string" calcext:value-type="string">
            <text:p>sigefirrhh/base/estructura/LugarPag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7]" office:value-type="string" office:string-value="Lugares de Pago por Sedes" calcext:value-type="string">
            <text:p>Lugares de Pago por Sedes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table:style-name="ce3" table:formula="of:=&quot;(&quot; &amp; [.N17] &amp; &quot;,&quot; &amp; &quot;1&quot; &amp; &quot;, '&quot; &amp; [.L17]  &amp; &quot;', &quot; &amp; &quot;'&quot; &amp; [.H17]  &amp;  &quot;',  'A' , '&quot; &amp; [.L17] &amp;  &quot;', '&quot;&amp;  [.I17]  &amp; &quot;', '&quot; &amp; [.A17] &amp; &quot;' );&quot;" office:value-type="string" office:string-value="(16,1, 'Lugares de Pago por Sedes', 'Sistema-Estructura Organizativa-Lugares de Pago por Sedes',  'A' , 'Lugares de Pago por Sedes', 'sigefirrhh/base/estructura/LugarPago', '1.02.06' );" calcext:value-type="string">
            <text:p>(16,1, 'Lugares de Pago por Sedes', 'Sistema-Estructura Organizativa-Lugares de Pago por Sedes', <text:s/>'A' , 'Lugares de Pago por Sedes', 'sigefirrhh/base/estructura/LugarPago', '1.02.06' );</text:p>
          </table:table-cell>
          <table:table-cell table:number-columns-repeated="4"/>
          <table:table-cell table:formula="of:=IF([.L17] &lt;&gt; &quot;&quot;;[.$P$1] &amp;  [.P17]; &quot;&quot;)" office:value-type="string" office:string-value="INSERT INTO proceso(id_proceso, id_aplicacion, denominacion, ruta_menu, estatus, descripcion, url, jerarquia_menu)VALUES (16,1, 'Lugares de Pago por Sedes', 'Sistema-Estructura Organizativa-Lugares de Pago por Sedes',  'A' , 'Lugares de Pago por Sedes', 'sigefirrhh/base/estructura/LugarPago', '1.02.06' );" calcext:value-type="string">
            <text:p>INSERT INTO proceso(id_proceso, id_aplicacion, denominacion, ruta_menu, estatus, descripcion, url, jerarquia_menu)VALUES (16,1, 'Lugares de Pago por Sedes', 'Sistema-Estructura Organizativa-Lugares de Pago por Sedes', <text:s/>'A' , 'Lugares de Pago por Sedes', 'sigefirrhh/base/estructura/LugarPago', '1.02.06' );</text:p>
          </table:table-cell>
          <table:table-cell table:number-columns-repeated="2"/>
          <table:table-cell table:formula="of:==IF([.L17] &lt;&gt; &quot;&quot;;&quot;INSERT INTO perfil_proceso(id_perfil_proceso, id_perfil, id_proceso, priuse) VALUES (&quot; &amp; [.O17] &amp; &quot;, 1, &quot; &amp; [.N17] &amp; &quot;, 'A'::text);&quot;; &quot;&quot;)" office:value-type="string" office:string-value="INSERT INTO perfil_proceso(id_perfil_proceso, id_perfil, id_proceso, priuse) VALUES (16, 1, 16, 'A'::text);" calcext:value-type="string">
            <text:p>INSERT INTO perfil_proceso(id_perfil_proceso, id_perfil, id_proceso, priuse) VALUES (16, 1, 16, 'A'::text);</text:p>
          </table:table-cell>
        </table:table-row>
        <table:table-row table:style-name="ro3">
          <table:table-cell table:style-name="ce2" table:formula="of:=[.$B$2]&amp;&quot;.&quot;&amp;[.$C$11]&amp;&quot;.&quot;&amp;[.D18]" office:value-type="string" office:string-value="1.02.07" calcext:value-type="string">
            <text:p>1.02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Unidades Administradores</text:p>
          </table:table-cell>
          <table:table-cell table:number-columns-repeated="2"/>
          <table:table-cell table:formula="of:=[.$H$11]&amp;&quot;-&quot;&amp;[.E18]" office:value-type="string" office:string-value="Sistema-Estructura Organizativa-Unidades Administradores" calcext:value-type="string">
            <text:p>Sistema-Estructura Organizativa-Unidades Administradores</text:p>
          </table:table-cell>
          <table:table-cell office:value-type="string" calcext:value-type="string">
            <text:p>sigefirrhh/base/estructura/UnidadAdministrador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8]" office:value-type="string" office:string-value="Unidades Administradores" calcext:value-type="string">
            <text:p>Unidades Administradores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table:style-name="ce3" table:formula="of:=&quot;(&quot; &amp; [.N18] &amp; &quot;,&quot; &amp; &quot;1&quot; &amp; &quot;, '&quot; &amp; [.L18]  &amp; &quot;', &quot; &amp; &quot;'&quot; &amp; [.H18]  &amp;  &quot;',  'A' , '&quot; &amp; [.L18] &amp;  &quot;', '&quot;&amp;  [.I18]  &amp; &quot;', '&quot; &amp; [.A18] &amp; &quot;' );&quot;" office:value-type="string" office:string-value="(17,1, 'Unidades Administradores', 'Sistema-Estructura Organizativa-Unidades Administradores',  'A' , 'Unidades Administradores', 'sigefirrhh/base/estructura/UnidadAdministradora', '1.02.07' );" calcext:value-type="string">
            <text:p>(17,1, 'Unidades Administradores', 'Sistema-Estructura Organizativa-Unidades Administradores', <text:s/>'A' , 'Unidades Administradores', 'sigefirrhh/base/estructura/UnidadAdministradora', '1.02.07' );</text:p>
          </table:table-cell>
          <table:table-cell table:number-columns-repeated="4"/>
          <table:table-cell table:formula="of:=IF([.L18] &lt;&gt; &quot;&quot;;[.$P$1] &amp;  [.P18]; &quot;&quot;)" office:value-type="string" office:string-value="INSERT INTO proceso(id_proceso, id_aplicacion, denominacion, ruta_menu, estatus, descripcion, url, jerarquia_menu)VALUES (17,1, 'Unidades Administradores', 'Sistema-Estructura Organizativa-Unidades Administradores',  'A' , 'Unidades Administradores', 'sigefirrhh/base/estructura/UnidadAdministradora', '1.02.07' );" calcext:value-type="string">
            <text:p>INSERT INTO proceso(id_proceso, id_aplicacion, denominacion, ruta_menu, estatus, descripcion, url, jerarquia_menu)VALUES (17,1, 'Unidades Administradores', 'Sistema-Estructura Organizativa-Unidades Administradores', <text:s/>'A' , 'Unidades Administradores', 'sigefirrhh/base/estructura/UnidadAdministradora', '1.02.07' );</text:p>
          </table:table-cell>
          <table:table-cell table:number-columns-repeated="2"/>
          <table:table-cell table:formula="of:==IF([.L18] &lt;&gt; &quot;&quot;;&quot;INSERT INTO perfil_proceso(id_perfil_proceso, id_perfil, id_proceso, priuse) VALUES (&quot; &amp; [.O18] &amp; &quot;, 1, &quot; &amp; [.N18] &amp; &quot;, 'A'::text);&quot;; &quot;&quot;)" office:value-type="string" office:string-value="INSERT INTO perfil_proceso(id_perfil_proceso, id_perfil, id_proceso, priuse) VALUES (17, 1, 17, 'A'::text);" calcext:value-type="string">
            <text:p>INSERT INTO perfil_proceso(id_perfil_proceso, id_perfil, id_proceso, priuse) VALUES (17, 1, 17, 'A'::text);</text:p>
          </table:table-cell>
        </table:table-row>
        <table:table-row table:style-name="ro3">
          <table:table-cell table:style-name="ce2" table:formula="of:=[.$B$2]&amp;&quot;.&quot;&amp;[.$C$11]&amp;&quot;.&quot;&amp;[.D19]" office:value-type="string" office:string-value="1.02.08" calcext:value-type="string">
            <text:p>1.02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Unidades Ejecutoras Locales</text:p>
          </table:table-cell>
          <table:table-cell table:number-columns-repeated="2"/>
          <table:table-cell table:formula="of:=[.$H$11]&amp;&quot;-&quot;&amp;[.E19]" office:value-type="string" office:string-value="Sistema-Estructura Organizativa-Unidades Ejecutoras Locales" calcext:value-type="string">
            <text:p>Sistema-Estructura Organizativa-Unidades Ejecutoras Locales</text:p>
          </table:table-cell>
          <table:table-cell office:value-type="string" calcext:value-type="string">
            <text:p>sigefirrhh/base/estructura/UnidadEjecutor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9]" office:value-type="string" office:string-value="Unidades Ejecutoras Locales" calcext:value-type="string">
            <text:p>Unidades Ejecutoras Locales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table:style-name="ce3" table:formula="of:=&quot;(&quot; &amp; [.N19] &amp; &quot;,&quot; &amp; &quot;1&quot; &amp; &quot;, '&quot; &amp; [.L19]  &amp; &quot;', &quot; &amp; &quot;'&quot; &amp; [.H19]  &amp;  &quot;',  'A' , '&quot; &amp; [.L19] &amp;  &quot;', '&quot;&amp;  [.I19]  &amp; &quot;', '&quot; &amp; [.A19] &amp; &quot;' );&quot;" office:value-type="string" office:string-value="(18,1, 'Unidades Ejecutoras Locales', 'Sistema-Estructura Organizativa-Unidades Ejecutoras Locales',  'A' , 'Unidades Ejecutoras Locales', 'sigefirrhh/base/estructura/UnidadEjecutora', '1.02.08' );" calcext:value-type="string">
            <text:p>(18,1, 'Unidades Ejecutoras Locales', 'Sistema-Estructura Organizativa-Unidades Ejecutoras Locales', <text:s/>'A' , 'Unidades Ejecutoras Locales', 'sigefirrhh/base/estructura/UnidadEjecutora', '1.02.08' );</text:p>
          </table:table-cell>
          <table:table-cell table:number-columns-repeated="4"/>
          <table:table-cell table:formula="of:=IF([.L19] &lt;&gt; &quot;&quot;;[.$P$1] &amp;  [.P19]; &quot;&quot;)" office:value-type="string" office:string-value="INSERT INTO proceso(id_proceso, id_aplicacion, denominacion, ruta_menu, estatus, descripcion, url, jerarquia_menu)VALUES (18,1, 'Unidades Ejecutoras Locales', 'Sistema-Estructura Organizativa-Unidades Ejecutoras Locales',  'A' , 'Unidades Ejecutoras Locales', 'sigefirrhh/base/estructura/UnidadEjecutora', '1.02.08' );" calcext:value-type="string">
            <text:p>INSERT INTO proceso(id_proceso, id_aplicacion, denominacion, ruta_menu, estatus, descripcion, url, jerarquia_menu)VALUES (18,1, 'Unidades Ejecutoras Locales', 'Sistema-Estructura Organizativa-Unidades Ejecutoras Locales', <text:s/>'A' , 'Unidades Ejecutoras Locales', 'sigefirrhh/base/estructura/UnidadEjecutora', '1.02.08' );</text:p>
          </table:table-cell>
          <table:table-cell table:number-columns-repeated="2"/>
          <table:table-cell table:formula="of:==IF([.L19] &lt;&gt; &quot;&quot;;&quot;INSERT INTO perfil_proceso(id_perfil_proceso, id_perfil, id_proceso, priuse) VALUES (&quot; &amp; [.O19] &amp; &quot;, 1, &quot; &amp; [.N19] &amp; &quot;, 'A'::text);&quot;; &quot;&quot;)" office:value-type="string" office:string-value="INSERT INTO perfil_proceso(id_perfil_proceso, id_perfil, id_proceso, priuse) VALUES (18, 1, 18, 'A'::text);" calcext:value-type="string">
            <text:p>INSERT INTO perfil_proceso(id_perfil_proceso, id_perfil, id_proceso, priuse) VALUES (18, 1, 18, 'A'::text);</text:p>
          </table:table-cell>
        </table:table-row>
        <table:table-row table:style-name="ro3">
          <table:table-cell table:style-name="ce2" table:formula="of:=[.$B$2]&amp;&quot;.&quot;&amp;[.$C$11]&amp;&quot;.&quot;&amp;[.D20]" office:value-type="string" office:string-value="1.02.09" calcext:value-type="string">
            <text:p>1.02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Unidades Ejecutoras por Unidad Administradora</text:p>
          </table:table-cell>
          <table:table-cell table:number-columns-repeated="2"/>
          <table:table-cell table:formula="of:=[.$H$11]&amp;&quot;-&quot;&amp;[.E20]" office:value-type="string" office:string-value="Sistema-Estructura Organizativa-Unidades Ejecutoras por Unidad Administradora" calcext:value-type="string">
            <text:p>Sistema-Estructura Organizativa-Unidades Ejecutoras por Unidad Administradora</text:p>
          </table:table-cell>
          <table:table-cell office:value-type="string" calcext:value-type="string">
            <text:p>sigefirrhh/base/estructura/AdministradoraUe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0]" office:value-type="string" office:string-value="Unidades Ejecutoras por Unidad Administradora" calcext:value-type="string">
            <text:p>Unidades Ejecutoras por Unidad Administradora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 table:style-name="ce3" table:formula="of:=&quot;(&quot; &amp; [.N20] &amp; &quot;,&quot; &amp; &quot;1&quot; &amp; &quot;, '&quot; &amp; [.L20]  &amp; &quot;', &quot; &amp; &quot;'&quot; &amp; [.H20]  &amp;  &quot;',  'A' , '&quot; &amp; [.L20] &amp;  &quot;', '&quot;&amp;  [.I20]  &amp; &quot;', '&quot; &amp; [.A20] &amp; &quot;' );&quot;" office:value-type="string" office:string-value="(19,1, 'Unidades Ejecutoras por Unidad Administradora', 'Sistema-Estructura Organizativa-Unidades Ejecutoras por Unidad Administradora',  'A' , 'Unidades Ejecutoras por Unidad Administradora', 'sigefirrhh/base/estructura/AdministradoraUel', '1.02.09' );" calcext:value-type="string">
            <text:p>(19,1, 'Unidades Ejecutoras por Unidad Administradora', 'Sistema-Estructura Organizativa-Unidades Ejecutoras por Unidad Administradora', <text:s/>'A' , 'Unidades Ejecutoras por Unidad Administradora', 'sigefirrhh/base/estructura/AdministradoraUel', '1.02.09' );</text:p>
          </table:table-cell>
          <table:table-cell table:number-columns-repeated="4"/>
          <table:table-cell table:formula="of:=IF([.L20] &lt;&gt; &quot;&quot;;[.$P$1] &amp;  [.P20]; &quot;&quot;)" office:value-type="string" office:string-value="INSERT INTO proceso(id_proceso, id_aplicacion, denominacion, ruta_menu, estatus, descripcion, url, jerarquia_menu)VALUES (19,1, 'Unidades Ejecutoras por Unidad Administradora', 'Sistema-Estructura Organizativa-Unidades Ejecutoras por Unidad Administradora',  'A' , 'Unidades Ejecutoras por Unidad Administradora', 'sigefirrhh/base/estructura/AdministradoraUel', '1.02.09' );" calcext:value-type="string">
            <text:p>INSERT INTO proceso(id_proceso, id_aplicacion, denominacion, ruta_menu, estatus, descripcion, url, jerarquia_menu)VALUES (19,1, 'Unidades Ejecutoras por Unidad Administradora', 'Sistema-Estructura Organizativa-Unidades Ejecutoras por Unidad Administradora', <text:s/>'A' , 'Unidades Ejecutoras por Unidad Administradora', 'sigefirrhh/base/estructura/AdministradoraUel', '1.02.09' );</text:p>
          </table:table-cell>
          <table:table-cell table:number-columns-repeated="2"/>
          <table:table-cell table:formula="of:==IF([.L20] &lt;&gt; &quot;&quot;;&quot;INSERT INTO perfil_proceso(id_perfil_proceso, id_perfil, id_proceso, priuse) VALUES (&quot; &amp; [.O20] &amp; &quot;, 1, &quot; &amp; [.N20] &amp; &quot;, 'A'::text);&quot;; &quot;&quot;)" office:value-type="string" office:string-value="INSERT INTO perfil_proceso(id_perfil_proceso, id_perfil, id_proceso, priuse) VALUES (19, 1, 19, 'A'::text);" calcext:value-type="string">
            <text:p>INSERT INTO perfil_proceso(id_perfil_proceso, id_perfil, id_proceso, priuse) VALUES (19, 1, 19, 'A'::text);</text:p>
          </table:table-cell>
        </table:table-row>
        <table:table-row table:style-name="ro3">
          <table:table-cell table:style-name="ce2" table:formula="of:=[.$B$2]&amp;&quot;.&quot;&amp;[.$C$11]&amp;&quot;.&quot;&amp;[.D21]" office:value-type="string" office:string-value="1.02.10" calcext:value-type="string">
            <text:p>1.02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Estructuras Organizativas</text:p>
          </table:table-cell>
          <table:table-cell table:number-columns-repeated="2"/>
          <table:table-cell table:formula="of:=[.$H$11]&amp;&quot;-&quot;&amp;[.E21]" office:value-type="string" office:string-value="Sistema-Estructura Organizativa-Estructuras Organizativas" calcext:value-type="string">
            <text:p>Sistema-Estructura Organizativa-Estructuras Organizativas</text:p>
          </table:table-cell>
          <table:table-cell office:value-type="string" calcext:value-type="string">
            <text:p>sigefirrhh/base/estructura/Estructur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1]" office:value-type="string" office:string-value="Estructuras Organizativas" calcext:value-type="string">
            <text:p>Estructuras Organizativas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style-name="ce3" table:formula="of:=&quot;(&quot; &amp; [.N21] &amp; &quot;,&quot; &amp; &quot;1&quot; &amp; &quot;, '&quot; &amp; [.L21]  &amp; &quot;', &quot; &amp; &quot;'&quot; &amp; [.H21]  &amp;  &quot;',  'A' , '&quot; &amp; [.L21] &amp;  &quot;', '&quot;&amp;  [.I21]  &amp; &quot;', '&quot; &amp; [.A21] &amp; &quot;' );&quot;" office:value-type="string" office:string-value="(20,1, 'Estructuras Organizativas', 'Sistema-Estructura Organizativa-Estructuras Organizativas',  'A' , 'Estructuras Organizativas', 'sigefirrhh/base/estructura/Estructura', '1.02.10' );" calcext:value-type="string">
            <text:p>(20,1, 'Estructuras Organizativas', 'Sistema-Estructura Organizativa-Estructuras Organizativas', <text:s/>'A' , 'Estructuras Organizativas', 'sigefirrhh/base/estructura/Estructura', '1.02.10' );</text:p>
          </table:table-cell>
          <table:table-cell table:number-columns-repeated="4"/>
          <table:table-cell table:formula="of:=IF([.L21] &lt;&gt; &quot;&quot;;[.$P$1] &amp;  [.P21]; &quot;&quot;)" office:value-type="string" office:string-value="INSERT INTO proceso(id_proceso, id_aplicacion, denominacion, ruta_menu, estatus, descripcion, url, jerarquia_menu)VALUES (20,1, 'Estructuras Organizativas', 'Sistema-Estructura Organizativa-Estructuras Organizativas',  'A' , 'Estructuras Organizativas', 'sigefirrhh/base/estructura/Estructura', '1.02.10' );" calcext:value-type="string">
            <text:p>INSERT INTO proceso(id_proceso, id_aplicacion, denominacion, ruta_menu, estatus, descripcion, url, jerarquia_menu)VALUES (20,1, 'Estructuras Organizativas', 'Sistema-Estructura Organizativa-Estructuras Organizativas', <text:s/>'A' , 'Estructuras Organizativas', 'sigefirrhh/base/estructura/Estructura', '1.02.10' );</text:p>
          </table:table-cell>
          <table:table-cell table:number-columns-repeated="2"/>
          <table:table-cell table:formula="of:==IF([.L21] &lt;&gt; &quot;&quot;;&quot;INSERT INTO perfil_proceso(id_perfil_proceso, id_perfil, id_proceso, priuse) VALUES (&quot; &amp; [.O21] &amp; &quot;, 1, &quot; &amp; [.N21] &amp; &quot;, 'A'::text);&quot;; &quot;&quot;)" office:value-type="string" office:string-value="INSERT INTO perfil_proceso(id_perfil_proceso, id_perfil, id_proceso, priuse) VALUES (20, 1, 20, 'A'::text);" calcext:value-type="string">
            <text:p>INSERT INTO perfil_proceso(id_perfil_proceso, id_perfil, id_proceso, priuse) VALUES (20, 1, 20, 'A'::text);</text:p>
          </table:table-cell>
        </table:table-row>
        <table:table-row table:style-name="ro3">
          <table:table-cell table:style-name="ce2" table:formula="of:=[.$B$2]&amp;&quot;.&quot;&amp;[.$C$11]&amp;&quot;.&quot;&amp;[.D22]" office:value-type="string" office:string-value="1.02.11" calcext:value-type="string">
            <text:p>1.02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Unidades Funcionales</text:p>
          </table:table-cell>
          <table:table-cell table:number-columns-repeated="2"/>
          <table:table-cell table:formula="of:=[.$H$11]&amp;&quot;-&quot;&amp;[.E22]" office:value-type="string" office:string-value="Sistema-Estructura Organizativa-Unidades Funcionales" calcext:value-type="string">
            <text:p>Sistema-Estructura Organizativa-Unidades Funcionales</text:p>
          </table:table-cell>
          <table:table-cell office:value-type="string" calcext:value-type="string">
            <text:p>sigefirrhh/base/estructura/UnidadFuncion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2]" office:value-type="string" office:string-value="Unidades Funcionales" calcext:value-type="string">
            <text:p>Unidades Funcionales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 table:style-name="ce3" table:formula="of:=&quot;(&quot; &amp; [.N22] &amp; &quot;,&quot; &amp; &quot;1&quot; &amp; &quot;, '&quot; &amp; [.L22]  &amp; &quot;', &quot; &amp; &quot;'&quot; &amp; [.H22]  &amp;  &quot;',  'A' , '&quot; &amp; [.L22] &amp;  &quot;', '&quot;&amp;  [.I22]  &amp; &quot;', '&quot; &amp; [.A22] &amp; &quot;' );&quot;" office:value-type="string" office:string-value="(21,1, 'Unidades Funcionales', 'Sistema-Estructura Organizativa-Unidades Funcionales',  'A' , 'Unidades Funcionales', 'sigefirrhh/base/estructura/UnidadFuncional', '1.02.11' );" calcext:value-type="string">
            <text:p>(21,1, 'Unidades Funcionales', 'Sistema-Estructura Organizativa-Unidades Funcionales', <text:s/>'A' , 'Unidades Funcionales', 'sigefirrhh/base/estructura/UnidadFuncional', '1.02.11' );</text:p>
          </table:table-cell>
          <table:table-cell table:number-columns-repeated="4"/>
          <table:table-cell table:formula="of:=IF([.L22] &lt;&gt; &quot;&quot;;[.$P$1] &amp;  [.P22]; &quot;&quot;)" office:value-type="string" office:string-value="INSERT INTO proceso(id_proceso, id_aplicacion, denominacion, ruta_menu, estatus, descripcion, url, jerarquia_menu)VALUES (21,1, 'Unidades Funcionales', 'Sistema-Estructura Organizativa-Unidades Funcionales',  'A' , 'Unidades Funcionales', 'sigefirrhh/base/estructura/UnidadFuncional', '1.02.11' );" calcext:value-type="string">
            <text:p>INSERT INTO proceso(id_proceso, id_aplicacion, denominacion, ruta_menu, estatus, descripcion, url, jerarquia_menu)VALUES (21,1, 'Unidades Funcionales', 'Sistema-Estructura Organizativa-Unidades Funcionales', <text:s/>'A' , 'Unidades Funcionales', 'sigefirrhh/base/estructura/UnidadFuncional', '1.02.11' );</text:p>
          </table:table-cell>
          <table:table-cell table:number-columns-repeated="2"/>
          <table:table-cell table:formula="of:==IF([.L22] &lt;&gt; &quot;&quot;;&quot;INSERT INTO perfil_proceso(id_perfil_proceso, id_perfil, id_proceso, priuse) VALUES (&quot; &amp; [.O22] &amp; &quot;, 1, &quot; &amp; [.N22] &amp; &quot;, 'A'::text);&quot;; &quot;&quot;)" office:value-type="string" office:string-value="INSERT INTO perfil_proceso(id_perfil_proceso, id_perfil, id_proceso, priuse) VALUES (21, 1, 21, 'A'::text);" calcext:value-type="string">
            <text:p>INSERT INTO perfil_proceso(id_perfil_proceso, id_perfil, id_proceso, priuse) VALUES (21, 1, 21, 'A'::text);</text:p>
          </table:table-cell>
        </table:table-row>
        <table:table-row table:style-name="ro3">
          <table:table-cell table:style-name="ce2" table:formula="of:=[.$B$2]&amp;&quot;.&quot;&amp;[.$C$11]&amp;&quot;.&quot;&amp;[.D23]" office:value-type="string" office:string-value="1.02.12" calcext:value-type="string">
            <text:p>1.02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Tipos de Dependencias</text:p>
          </table:table-cell>
          <table:table-cell/>
          <table:table-cell office:value-type="string" calcext:value-type="string">
            <text:p>sigefirrhh/planificacion/elegible/</text:p>
          </table:table-cell>
          <table:table-cell table:formula="of:=[.$H$11]&amp;&quot;-&quot;&amp;[.E23]" office:value-type="string" office:string-value="Sistema-Estructura Organizativa-Tipos de Dependencias" calcext:value-type="string">
            <text:p>Sistema-Estructura Organizativa-Tipos de Dependencias</text:p>
          </table:table-cell>
          <table:table-cell office:value-type="string" calcext:value-type="string">
            <text:p>sigefirrhh/base/estructura/TipoDependenci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3]" office:value-type="string" office:string-value="Tipos de Dependencias" calcext:value-type="string">
            <text:p>Tipos de Dependencias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 table:style-name="ce3" table:formula="of:=&quot;(&quot; &amp; [.N23] &amp; &quot;,&quot; &amp; &quot;1&quot; &amp; &quot;, '&quot; &amp; [.L23]  &amp; &quot;', &quot; &amp; &quot;'&quot; &amp; [.H23]  &amp;  &quot;',  'A' , '&quot; &amp; [.L23] &amp;  &quot;', '&quot;&amp;  [.I23]  &amp; &quot;', '&quot; &amp; [.A23] &amp; &quot;' );&quot;" office:value-type="string" office:string-value="(22,1, 'Tipos de Dependencias', 'Sistema-Estructura Organizativa-Tipos de Dependencias',  'A' , 'Tipos de Dependencias', 'sigefirrhh/base/estructura/TipoDependencia', '1.02.12' );" calcext:value-type="string">
            <text:p>(22,1, 'Tipos de Dependencias', 'Sistema-Estructura Organizativa-Tipos de Dependencias', <text:s/>'A' , 'Tipos de Dependencias', 'sigefirrhh/base/estructura/TipoDependencia', '1.02.12' );</text:p>
          </table:table-cell>
          <table:table-cell table:number-columns-repeated="4"/>
          <table:table-cell table:formula="of:=IF([.L23] &lt;&gt; &quot;&quot;;[.$P$1] &amp;  [.P23]; &quot;&quot;)" office:value-type="string" office:string-value="INSERT INTO proceso(id_proceso, id_aplicacion, denominacion, ruta_menu, estatus, descripcion, url, jerarquia_menu)VALUES (22,1, 'Tipos de Dependencias', 'Sistema-Estructura Organizativa-Tipos de Dependencias',  'A' , 'Tipos de Dependencias', 'sigefirrhh/base/estructura/TipoDependencia', '1.02.12' );" calcext:value-type="string">
            <text:p>INSERT INTO proceso(id_proceso, id_aplicacion, denominacion, ruta_menu, estatus, descripcion, url, jerarquia_menu)VALUES (22,1, 'Tipos de Dependencias', 'Sistema-Estructura Organizativa-Tipos de Dependencias', <text:s/>'A' , 'Tipos de Dependencias', 'sigefirrhh/base/estructura/TipoDependencia', '1.02.12' );</text:p>
          </table:table-cell>
          <table:table-cell table:number-columns-repeated="2"/>
          <table:table-cell table:formula="of:==IF([.L23] &lt;&gt; &quot;&quot;;&quot;INSERT INTO perfil_proceso(id_perfil_proceso, id_perfil, id_proceso, priuse) VALUES (&quot; &amp; [.O23] &amp; &quot;, 1, &quot; &amp; [.N23] &amp; &quot;, 'A'::text);&quot;; &quot;&quot;)" office:value-type="string" office:string-value="INSERT INTO perfil_proceso(id_perfil_proceso, id_perfil, id_proceso, priuse) VALUES (22, 1, 22, 'A'::text);" calcext:value-type="string">
            <text:p>INSERT INTO perfil_proceso(id_perfil_proceso, id_perfil, id_proceso, priuse) VALUES (22, 1, 22, 'A'::text);</text:p>
          </table:table-cell>
        </table:table-row>
        <table:table-row table:style-name="ro3">
          <table:table-cell table:style-name="ce2" table:formula="of:=[.$B$2]&amp;&quot;.&quot;&amp;[.$C$11]&amp;&quot;.&quot;&amp;[.D24]" office:value-type="string" office:string-value="1.02.13" calcext:value-type="string">
            <text:p>1.02.13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Dependencias Administrativas</text:p>
          </table:table-cell>
          <table:table-cell table:number-columns-repeated="2"/>
          <table:table-cell table:formula="of:=[.$H$11]&amp;&quot;-&quot;&amp;[.E24]" office:value-type="string" office:string-value="Sistema-Estructura Organizativa-Dependencias Administrativas" calcext:value-type="string">
            <text:p>Sistema-Estructura Organizativa-Dependencias Administrativas</text:p>
          </table:table-cell>
          <table:table-cell office:value-type="string" calcext:value-type="string">
            <text:p>sigefirrhh/base/estructura/Dependenci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4]" office:value-type="string" office:string-value="Dependencias Administrativas" calcext:value-type="string">
            <text:p>Dependencias Administrativas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table:style-name="ce3" table:formula="of:=&quot;(&quot; &amp; [.N24] &amp; &quot;,&quot; &amp; &quot;1&quot; &amp; &quot;, '&quot; &amp; [.L24]  &amp; &quot;', &quot; &amp; &quot;'&quot; &amp; [.H24]  &amp;  &quot;',  'A' , '&quot; &amp; [.L24] &amp;  &quot;', '&quot;&amp;  [.I24]  &amp; &quot;', '&quot; &amp; [.A24] &amp; &quot;' );&quot;" office:value-type="string" office:string-value="(23,1, 'Dependencias Administrativas', 'Sistema-Estructura Organizativa-Dependencias Administrativas',  'A' , 'Dependencias Administrativas', 'sigefirrhh/base/estructura/Dependencia', '1.02.13' );" calcext:value-type="string">
            <text:p>(23,1, 'Dependencias Administrativas', 'Sistema-Estructura Organizativa-Dependencias Administrativas', <text:s/>'A' , 'Dependencias Administrativas', 'sigefirrhh/base/estructura/Dependencia', '1.02.13' );</text:p>
          </table:table-cell>
          <table:table-cell table:number-columns-repeated="4"/>
          <table:table-cell table:formula="of:=IF([.L24] &lt;&gt; &quot;&quot;;[.$P$1] &amp;  [.P24]; &quot;&quot;)" office:value-type="string" office:string-value="INSERT INTO proceso(id_proceso, id_aplicacion, denominacion, ruta_menu, estatus, descripcion, url, jerarquia_menu)VALUES (23,1, 'Dependencias Administrativas', 'Sistema-Estructura Organizativa-Dependencias Administrativas',  'A' , 'Dependencias Administrativas', 'sigefirrhh/base/estructura/Dependencia', '1.02.13' );" calcext:value-type="string">
            <text:p>INSERT INTO proceso(id_proceso, id_aplicacion, denominacion, ruta_menu, estatus, descripcion, url, jerarquia_menu)VALUES (23,1, 'Dependencias Administrativas', 'Sistema-Estructura Organizativa-Dependencias Administrativas', <text:s/>'A' , 'Dependencias Administrativas', 'sigefirrhh/base/estructura/Dependencia', '1.02.13' );</text:p>
          </table:table-cell>
          <table:table-cell table:number-columns-repeated="2"/>
          <table:table-cell table:formula="of:==IF([.L24] &lt;&gt; &quot;&quot;;&quot;INSERT INTO perfil_proceso(id_perfil_proceso, id_perfil, id_proceso, priuse) VALUES (&quot; &amp; [.O24] &amp; &quot;, 1, &quot; &amp; [.N24] &amp; &quot;, 'A'::text);&quot;; &quot;&quot;)" office:value-type="string" office:string-value="INSERT INTO perfil_proceso(id_perfil_proceso, id_perfil, id_proceso, priuse) VALUES (23, 1, 23, 'A'::text);" calcext:value-type="string">
            <text:p>INSERT INTO perfil_proceso(id_perfil_proceso, id_perfil, id_proceso, priuse) VALUES (23, 1, 23, 'A'::text);</text:p>
          </table:table-cell>
        </table:table-row>
        <table:table-row table:style-name="ro3">
          <table:table-cell table:style-name="ce2" table:formula="of:=[.$B$2]&amp;&quot;.&quot;&amp;[.$C$11]&amp;&quot;.&quot;&amp;[.D25]" office:value-type="string" office:string-value="1.02.14" calcext:value-type="string">
            <text:p>1.02.14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Tipos de Características(Familias)</text:p>
          </table:table-cell>
          <table:table-cell/>
          <table:table-cell office:value-type="string" calcext:value-type="string">
            <text:p>ElegibleActividadDocente</text:p>
          </table:table-cell>
          <table:table-cell table:formula="of:=[.$H$11]&amp;&quot;-&quot;&amp;[.E25]" office:value-type="string" office:string-value="Sistema-Estructura Organizativa-Tipos de Características(Familias)" calcext:value-type="string">
            <text:p>Sistema-Estructura Organizativa-Tipos de Características(Familias)</text:p>
          </table:table-cell>
          <table:table-cell office:value-type="string" calcext:value-type="string">
            <text:p>sigefirrhh/base/estructura/TipoCaracteristic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5]" office:value-type="string" office:string-value="Tipos de Características(Familias)" calcext:value-type="string">
            <text:p>Tipos de Características(Familias)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 table:style-name="ce3" table:formula="of:=&quot;(&quot; &amp; [.N25] &amp; &quot;,&quot; &amp; &quot;1&quot; &amp; &quot;, '&quot; &amp; [.L25]  &amp; &quot;', &quot; &amp; &quot;'&quot; &amp; [.H25]  &amp;  &quot;',  'A' , '&quot; &amp; [.L25] &amp;  &quot;', '&quot;&amp;  [.I25]  &amp; &quot;', '&quot; &amp; [.A25] &amp; &quot;' );&quot;" office:value-type="string" office:string-value="(24,1, 'Tipos de Características(Familias)', 'Sistema-Estructura Organizativa-Tipos de Características(Familias)',  'A' , 'Tipos de Características(Familias)', 'sigefirrhh/base/estructura/TipoCaracteristica', '1.02.14' );" calcext:value-type="string">
            <text:p>(24,1, 'Tipos de Características(Familias)', 'Sistema-Estructura Organizativa-Tipos de Características(Familias)', <text:s/>'A' , 'Tipos de Características(Familias)', 'sigefirrhh/base/estructura/TipoCaracteristica', '1.02.14' );</text:p>
          </table:table-cell>
          <table:table-cell table:number-columns-repeated="4"/>
          <table:table-cell table:formula="of:=IF([.L25] &lt;&gt; &quot;&quot;;[.$P$1] &amp;  [.P25]; &quot;&quot;)" office:value-type="string" office:string-value="INSERT INTO proceso(id_proceso, id_aplicacion, denominacion, ruta_menu, estatus, descripcion, url, jerarquia_menu)VALUES (24,1, 'Tipos de Características(Familias)', 'Sistema-Estructura Organizativa-Tipos de Características(Familias)',  'A' , 'Tipos de Características(Familias)', 'sigefirrhh/base/estructura/TipoCaracteristica', '1.02.14' );" calcext:value-type="string">
            <text:p>INSERT INTO proceso(id_proceso, id_aplicacion, denominacion, ruta_menu, estatus, descripcion, url, jerarquia_menu)VALUES (24,1, 'Tipos de Características(Familias)', 'Sistema-Estructura Organizativa-Tipos de Características(Familias)', <text:s/>'A' , 'Tipos de Características(Familias)', 'sigefirrhh/base/estructura/TipoCaracteristica', '1.02.14' );</text:p>
          </table:table-cell>
          <table:table-cell table:number-columns-repeated="2"/>
          <table:table-cell table:formula="of:==IF([.L25] &lt;&gt; &quot;&quot;;&quot;INSERT INTO perfil_proceso(id_perfil_proceso, id_perfil, id_proceso, priuse) VALUES (&quot; &amp; [.O25] &amp; &quot;, 1, &quot; &amp; [.N25] &amp; &quot;, 'A'::text);&quot;; &quot;&quot;)" office:value-type="string" office:string-value="INSERT INTO perfil_proceso(id_perfil_proceso, id_perfil, id_proceso, priuse) VALUES (24, 1, 24, 'A'::text);" calcext:value-type="string">
            <text:p>INSERT INTO perfil_proceso(id_perfil_proceso, id_perfil, id_proceso, priuse) VALUES (24, 1, 24, 'A'::text);</text:p>
          </table:table-cell>
        </table:table-row>
        <table:table-row table:style-name="ro3">
          <table:table-cell table:style-name="ce2" table:formula="of:=[.$B$2]&amp;&quot;.&quot;&amp;[.$C$11]&amp;&quot;.&quot;&amp;[.D26]" office:value-type="string" office:string-value="1.02.15" calcext:value-type="string">
            <text:p>1.02.15</text:p>
          </table:table-cell>
          <table:table-cell table:number-columns-repeated="2"/>
          <table:table-cell office:value-type="string" calcext:value-type="string">
            <text:p>15</text:p>
          </table:table-cell>
          <table:table-cell office:value-type="string" calcext:value-type="string">
            <text:p>Características de Dependencias</text:p>
          </table:table-cell>
          <table:table-cell/>
          <table:table-cell office:value-type="string" calcext:value-type="string">
            <text:p>ElegibleAfiliacion</text:p>
          </table:table-cell>
          <table:table-cell table:formula="of:=[.$H$11]&amp;&quot;-&quot;&amp;[.E26]" office:value-type="string" office:string-value="Sistema-Estructura Organizativa-Características de Dependencias" calcext:value-type="string">
            <text:p>Sistema-Estructura Organizativa-Características de Dependencias</text:p>
          </table:table-cell>
          <table:table-cell office:value-type="string" calcext:value-type="string">
            <text:p>sigefirrhh/base/estructura/CaracteristicaDependenci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6]" office:value-type="string" office:string-value="Características de Dependencias" calcext:value-type="string">
            <text:p>Características de Dependencias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table:style-name="ce3" table:formula="of:=&quot;(&quot; &amp; [.N26] &amp; &quot;,&quot; &amp; &quot;1&quot; &amp; &quot;, '&quot; &amp; [.L26]  &amp; &quot;', &quot; &amp; &quot;'&quot; &amp; [.H26]  &amp;  &quot;',  'A' , '&quot; &amp; [.L26] &amp;  &quot;', '&quot;&amp;  [.I26]  &amp; &quot;', '&quot; &amp; [.A26] &amp; &quot;' );&quot;" office:value-type="string" office:string-value="(25,1, 'Características de Dependencias', 'Sistema-Estructura Organizativa-Características de Dependencias',  'A' , 'Características de Dependencias', 'sigefirrhh/base/estructura/CaracteristicaDependencia', '1.02.15' );" calcext:value-type="string">
            <text:p>(25,1, 'Características de Dependencias', 'Sistema-Estructura Organizativa-Características de Dependencias', <text:s/>'A' , 'Características de Dependencias', 'sigefirrhh/base/estructura/CaracteristicaDependencia', '1.02.15' );</text:p>
          </table:table-cell>
          <table:table-cell table:number-columns-repeated="4"/>
          <table:table-cell table:formula="of:=IF([.L26] &lt;&gt; &quot;&quot;;[.$P$1] &amp;  [.P26]; &quot;&quot;)" office:value-type="string" office:string-value="INSERT INTO proceso(id_proceso, id_aplicacion, denominacion, ruta_menu, estatus, descripcion, url, jerarquia_menu)VALUES (25,1, 'Características de Dependencias', 'Sistema-Estructura Organizativa-Características de Dependencias',  'A' , 'Características de Dependencias', 'sigefirrhh/base/estructura/CaracteristicaDependencia', '1.02.15' );" calcext:value-type="string">
            <text:p>INSERT INTO proceso(id_proceso, id_aplicacion, denominacion, ruta_menu, estatus, descripcion, url, jerarquia_menu)VALUES (25,1, 'Características de Dependencias', 'Sistema-Estructura Organizativa-Características de Dependencias', <text:s/>'A' , 'Características de Dependencias', 'sigefirrhh/base/estructura/CaracteristicaDependencia', '1.02.15' );</text:p>
          </table:table-cell>
          <table:table-cell table:number-columns-repeated="2"/>
          <table:table-cell table:formula="of:==IF([.L26] &lt;&gt; &quot;&quot;;&quot;INSERT INTO perfil_proceso(id_perfil_proceso, id_perfil, id_proceso, priuse) VALUES (&quot; &amp; [.O26] &amp; &quot;, 1, &quot; &amp; [.N26] &amp; &quot;, 'A'::text);&quot;; &quot;&quot;)" office:value-type="string" office:string-value="INSERT INTO perfil_proceso(id_perfil_proceso, id_perfil, id_proceso, priuse) VALUES (25, 1, 25, 'A'::text);" calcext:value-type="string">
            <text:p>INSERT INTO perfil_proceso(id_perfil_proceso, id_perfil, id_proceso, priuse) VALUES (25, 1, 25, 'A'::text);</text:p>
          </table:table-cell>
        </table:table-row>
        <table:table-row table:style-name="ro3">
          <table:table-cell table:style-name="ce2" table:formula="of:=[.$B$2]&amp;&quot;.&quot;&amp;[.$C$11]&amp;&quot;.&quot;&amp;[.D27]" office:value-type="string" office:string-value="1.02.16" calcext:value-type="string">
            <text:p>1.02.16</text:p>
          </table:table-cell>
          <table:table-cell table:number-columns-repeated="2"/>
          <table:table-cell office:value-type="string" calcext:value-type="string">
            <text:p>16</text:p>
          </table:table-cell>
          <table:table-cell office:value-type="string" calcext:value-type="string">
            <text:p>Clasificación de Dependencias</text:p>
          </table:table-cell>
          <table:table-cell/>
          <table:table-cell office:value-type="string" calcext:value-type="string">
            <text:p>ElegibleAntecedente</text:p>
          </table:table-cell>
          <table:table-cell table:formula="of:=[.$H$11]&amp;&quot;-&quot;&amp;[.E27]" office:value-type="string" office:string-value="Sistema-Estructura Organizativa-Clasificación de Dependencias" calcext:value-type="string">
            <text:p>Sistema-Estructura Organizativa-Clasificación de Dependencias</text:p>
          </table:table-cell>
          <table:table-cell office:value-type="string" calcext:value-type="string">
            <text:p>sigefirrhh/base/estructura/ClasificacionDependenci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7]" office:value-type="string" office:string-value="Clasificación de Dependencias" calcext:value-type="string">
            <text:p>Clasificación de Dependencias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 table:style-name="ce3" table:formula="of:=&quot;(&quot; &amp; [.N27] &amp; &quot;,&quot; &amp; &quot;1&quot; &amp; &quot;, '&quot; &amp; [.L27]  &amp; &quot;', &quot; &amp; &quot;'&quot; &amp; [.H27]  &amp;  &quot;',  'A' , '&quot; &amp; [.L27] &amp;  &quot;', '&quot;&amp;  [.I27]  &amp; &quot;', '&quot; &amp; [.A27] &amp; &quot;' );&quot;" office:value-type="string" office:string-value="(26,1, 'Clasificación de Dependencias', 'Sistema-Estructura Organizativa-Clasificación de Dependencias',  'A' , 'Clasificación de Dependencias', 'sigefirrhh/base/estructura/ClasificacionDependencia', '1.02.16' );" calcext:value-type="string">
            <text:p>(26,1, 'Clasificación de Dependencias', 'Sistema-Estructura Organizativa-Clasificación de Dependencias', <text:s/>'A' , 'Clasificación de Dependencias', 'sigefirrhh/base/estructura/ClasificacionDependencia', '1.02.16' );</text:p>
          </table:table-cell>
          <table:table-cell table:number-columns-repeated="4"/>
          <table:table-cell table:formula="of:=IF([.L27] &lt;&gt; &quot;&quot;;[.$P$1] &amp;  [.P27]; &quot;&quot;)" office:value-type="string" office:string-value="INSERT INTO proceso(id_proceso, id_aplicacion, denominacion, ruta_menu, estatus, descripcion, url, jerarquia_menu)VALUES (26,1, 'Clasificación de Dependencias', 'Sistema-Estructura Organizativa-Clasificación de Dependencias',  'A' , 'Clasificación de Dependencias', 'sigefirrhh/base/estructura/ClasificacionDependencia', '1.02.16' );" calcext:value-type="string">
            <text:p>INSERT INTO proceso(id_proceso, id_aplicacion, denominacion, ruta_menu, estatus, descripcion, url, jerarquia_menu)VALUES (26,1, 'Clasificación de Dependencias', 'Sistema-Estructura Organizativa-Clasificación de Dependencias', <text:s/>'A' , 'Clasificación de Dependencias', 'sigefirrhh/base/estructura/ClasificacionDependencia', '1.02.16' );</text:p>
          </table:table-cell>
          <table:table-cell table:number-columns-repeated="2"/>
          <table:table-cell table:formula="of:==IF([.L27] &lt;&gt; &quot;&quot;;&quot;INSERT INTO perfil_proceso(id_perfil_proceso, id_perfil, id_proceso, priuse) VALUES (&quot; &amp; [.O27] &amp; &quot;, 1, &quot; &amp; [.N27] &amp; &quot;, 'A'::text);&quot;; &quot;&quot;)" office:value-type="string" office:string-value="INSERT INTO perfil_proceso(id_perfil_proceso, id_perfil, id_proceso, priuse) VALUES (26, 1, 26, 'A'::text);" calcext:value-type="string">
            <text:p>INSERT INTO perfil_proceso(id_perfil_proceso, id_perfil, id_proceso, priuse) VALUES (26, 1, 26, 'A'::text);</text:p>
          </table:table-cell>
        </table:table-row>
        <table:table-row table:style-name="ro3">
          <table:table-cell table:style-name="ce2" table:formula="of:=[.$B$2]&amp;&quot;.&quot;&amp;[.$C$11]&amp;&quot;.&quot;&amp;[.D28]" office:value-type="string" office:string-value="1.02.17" calcext:value-type="string">
            <text:p>1.02.17</text:p>
          </table:table-cell>
          <table:table-cell table:number-columns-repeated="2"/>
          <table:table-cell office:value-type="string" calcext:value-type="string">
            <text:p>17</text:p>
          </table:table-cell>
          <table:table-cell office:value-type="string" calcext:value-type="string">
            <text:p>Reportes de Estructura</text:p>
          </table:table-cell>
          <table:table-cell/>
          <table:table-cell office:value-type="string" calcext:value-type="string">
            <text:p>ElegibleCertificacion</text:p>
          </table:table-cell>
          <table:table-cell table:formula="of:=[.$H$11]&amp;&quot;-&quot;&amp;[.E28]" office:value-type="string" office:string-value="Sistema-Estructura Organizativa-Reportes de Estructura" calcext:value-type="string">
            <text:p>Sistema-Estructura Organizativa-Reportes de Estructura</text:p>
          </table:table-cell>
          <table:table-cell office:value-type="string" calcext:value-type="string">
            <text:p>sigefirrhh/base/estructura/ReportEstructur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8]" office:value-type="string" office:string-value="Reportes de Estructura" calcext:value-type="string">
            <text:p>Reportes de Estructura</text:p>
          </table:table-cell>
          <table:table-cell/>
          <table:table-cell table:number-columns-repeated="2" office:value-type="float" office:value="27" calcext:value-type="float">
            <text:p>27</text:p>
          </table:table-cell>
          <table:table-cell table:style-name="ce3" table:formula="of:=&quot;(&quot; &amp; [.N28] &amp; &quot;,&quot; &amp; &quot;1&quot; &amp; &quot;, '&quot; &amp; [.L28]  &amp; &quot;', &quot; &amp; &quot;'&quot; &amp; [.H28]  &amp;  &quot;',  'A' , '&quot; &amp; [.L28] &amp;  &quot;', '&quot;&amp;  [.I28]  &amp; &quot;', '&quot; &amp; [.A28] &amp; &quot;' );&quot;" office:value-type="string" office:string-value="(27,1, 'Reportes de Estructura', 'Sistema-Estructura Organizativa-Reportes de Estructura',  'A' , 'Reportes de Estructura', 'sigefirrhh/base/estructura/ReportEstructura', '1.02.17' );" calcext:value-type="string">
            <text:p>(27,1, 'Reportes de Estructura', 'Sistema-Estructura Organizativa-Reportes de Estructura', <text:s/>'A' , 'Reportes de Estructura', 'sigefirrhh/base/estructura/ReportEstructura', '1.02.17' );</text:p>
          </table:table-cell>
          <table:table-cell table:number-columns-repeated="4"/>
          <table:table-cell table:formula="of:=IF([.L28] &lt;&gt; &quot;&quot;;[.$P$1] &amp;  [.P28]; &quot;&quot;)" office:value-type="string" office:string-value="INSERT INTO proceso(id_proceso, id_aplicacion, denominacion, ruta_menu, estatus, descripcion, url, jerarquia_menu)VALUES (27,1, 'Reportes de Estructura', 'Sistema-Estructura Organizativa-Reportes de Estructura',  'A' , 'Reportes de Estructura', 'sigefirrhh/base/estructura/ReportEstructura', '1.02.17' );" calcext:value-type="string">
            <text:p>INSERT INTO proceso(id_proceso, id_aplicacion, denominacion, ruta_menu, estatus, descripcion, url, jerarquia_menu)VALUES (27,1, 'Reportes de Estructura', 'Sistema-Estructura Organizativa-Reportes de Estructura', <text:s/>'A' , 'Reportes de Estructura', 'sigefirrhh/base/estructura/ReportEstructura', '1.02.17' );</text:p>
          </table:table-cell>
          <table:table-cell table:number-columns-repeated="2"/>
          <table:table-cell table:formula="of:==IF([.L28] &lt;&gt; &quot;&quot;;&quot;INSERT INTO perfil_proceso(id_perfil_proceso, id_perfil, id_proceso, priuse) VALUES (&quot; &amp; [.O28] &amp; &quot;, 1, &quot; &amp; [.N28] &amp; &quot;, 'A'::text);&quot;; &quot;&quot;)" office:value-type="string" office:string-value="INSERT INTO perfil_proceso(id_perfil_proceso, id_perfil, id_proceso, priuse) VALUES (27, 1, 27, 'A'::text);" calcext:value-type="string">
            <text:p>INSERT INTO perfil_proceso(id_perfil_proceso, id_perfil, id_proceso, priuse) VALUES (27, 1, 27, 'A'::text);</text:p>
          </table:table-cell>
        </table:table-row>
        <table:table-row table:style-name="ro3">
          <table:table-cell table:style-name="ce2" table:formula="of:=[.$B$2]&amp;&quot;.&quot;&amp;[.C29]" office:value-type="string" office:string-value="1.03" calcext:value-type="string">
            <text:p>1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Clases de Cargos y Tabuladores</text:p>
          </table:table-cell>
          <table:table-cell table:number-columns-repeated="3"/>
          <table:table-cell table:style-name="ce2" table:formula="of:=[.$C$2]&amp;&quot;-&quot;&amp;[.D29]" office:value-type="string" office:string-value="Sistema-Clases de Cargos y Tabuladores" calcext:value-type="string">
            <text:p>Sistema-Clases de Cargos y Tabuladores</text:p>
          </table:table-cell>
          <table:table-cell table:formula="of:=+[.D29]" office:value-type="string" office:string-value="Clases de Cargos y Tabuladores" calcext:value-type="string">
            <text:p>Clases de Cargos y Tabuladore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29]" office:value-type="string" office:string-value="Clases de Cargos y Tabuladores" calcext:value-type="string">
            <text:p>Clases de Cargos y Tabuladores</text:p>
          </table:table-cell>
          <table:table-cell/>
          <table:table-cell table:number-columns-repeated="2" office:value-type="float" office:value="28" calcext:value-type="float">
            <text:p>28</text:p>
          </table:table-cell>
          <table:table-cell table:style-name="ce3" table:formula="of:=&quot;(&quot; &amp; [.N29] &amp; &quot;,&quot; &amp; &quot;1&quot; &amp; &quot;, '&quot; &amp; [.L29]  &amp; &quot;', &quot; &amp; &quot;'&quot; &amp; [.H29]  &amp;  &quot;',  'A' , '&quot; &amp; [.L29] &amp;  &quot;', '&quot;&amp;  [.I29]  &amp; &quot;', '&quot; &amp; [.A29] &amp; &quot;' );&quot;" office:value-type="string" office:string-value="(28,1, 'Clases de Cargos y Tabuladores', 'Sistema-Clases de Cargos y Tabuladores',  'A' , 'Clases de Cargos y Tabuladores', 'Clases de Cargos y Tabuladores', '1.03' );" calcext:value-type="string">
            <text:p>(28,1, 'Clases de Cargos y Tabuladores', 'Sistema-Clases de Cargos y Tabuladores', <text:s/>'A' , 'Clases de Cargos y Tabuladores', 'Clases de Cargos y Tabuladores', '1.03' );</text:p>
          </table:table-cell>
          <table:table-cell table:number-columns-repeated="4"/>
          <table:table-cell table:formula="of:=IF([.L29] &lt;&gt; &quot;&quot;;[.$P$1] &amp;  [.P29]; &quot;&quot;)" office:value-type="string" office:string-value="INSERT INTO proceso(id_proceso, id_aplicacion, denominacion, ruta_menu, estatus, descripcion, url, jerarquia_menu)VALUES (28,1, 'Clases de Cargos y Tabuladores', 'Sistema-Clases de Cargos y Tabuladores',  'A' , 'Clases de Cargos y Tabuladores', 'Clases de Cargos y Tabuladores', '1.03' );" calcext:value-type="string">
            <text:p>INSERT INTO proceso(id_proceso, id_aplicacion, denominacion, ruta_menu, estatus, descripcion, url, jerarquia_menu)VALUES (28,1, 'Clases de Cargos y Tabuladores', 'Sistema-Clases de Cargos y Tabuladores', <text:s/>'A' , 'Clases de Cargos y Tabuladores', 'Clases de Cargos y Tabuladores', '1.03' );</text:p>
          </table:table-cell>
          <table:table-cell table:number-columns-repeated="2"/>
          <table:table-cell table:formula="of:==IF([.L29] &lt;&gt; &quot;&quot;;&quot;INSERT INTO perfil_proceso(id_perfil_proceso, id_perfil, id_proceso, priuse) VALUES (&quot; &amp; [.O29] &amp; &quot;, 1, &quot; &amp; [.N29] &amp; &quot;, 'A'::text);&quot;; &quot;&quot;)" office:value-type="string" office:string-value="INSERT INTO perfil_proceso(id_perfil_proceso, id_perfil, id_proceso, priuse) VALUES (28, 1, 28, 'A'::text);" calcext:value-type="string">
            <text:p>INSERT INTO perfil_proceso(id_perfil_proceso, id_perfil, id_proceso, priuse) VALUES (28, 1, 28, 'A'::text);</text:p>
          </table:table-cell>
        </table:table-row>
        <table:table-row table:style-name="ro3">
          <table:table-cell table:style-name="ce2" table:formula="of:=[.$B$2]&amp;&quot;.&quot;&amp;[.$C$29]&amp;&quot;.&quot;&amp;[.D30]" office:value-type="string" office:string-value="1.03.01" calcext:value-type="string">
            <text:p>1.03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Ramos Ocupacionales</text:p>
          </table:table-cell>
          <table:table-cell/>
          <table:table-cell office:value-type="string" calcext:value-type="string">
            <text:p>ElegibleEstudio</text:p>
          </table:table-cell>
          <table:table-cell table:formula="of:=[.$H$29]&amp;&quot;-&quot;&amp;[.E30]" office:value-type="string" office:string-value="Sistema-Clases de Cargos y Tabuladores-Ramos Ocupacionales" calcext:value-type="string">
            <text:p>Sistema-Clases de Cargos y Tabuladores-Ramos Ocupacionales</text:p>
          </table:table-cell>
          <table:table-cell office:value-type="string" calcext:value-type="string">
            <text:p>sigefirrhh/base/cargo/RamoOcupacion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0]" office:value-type="string" office:string-value="Ramos Ocupacionales" calcext:value-type="string">
            <text:p>Ramos Ocupacionales</text:p>
          </table:table-cell>
          <table:table-cell/>
          <table:table-cell table:number-columns-repeated="2" office:value-type="float" office:value="29" calcext:value-type="float">
            <text:p>29</text:p>
          </table:table-cell>
          <table:table-cell table:style-name="ce3" table:formula="of:=&quot;(&quot; &amp; [.N30] &amp; &quot;,&quot; &amp; &quot;1&quot; &amp; &quot;, '&quot; &amp; [.L30]  &amp; &quot;', &quot; &amp; &quot;'&quot; &amp; [.H30]  &amp;  &quot;',  'A' , '&quot; &amp; [.L30] &amp;  &quot;', '&quot;&amp;  [.I30]  &amp; &quot;', '&quot; &amp; [.A30] &amp; &quot;' );&quot;" office:value-type="string" office:string-value="(29,1, 'Ramos Ocupacionales', 'Sistema-Clases de Cargos y Tabuladores-Ramos Ocupacionales',  'A' , 'Ramos Ocupacionales', 'sigefirrhh/base/cargo/RamoOcupacional', '1.03.01' );" calcext:value-type="string">
            <text:p>(29,1, 'Ramos Ocupacionales', 'Sistema-Clases de Cargos y Tabuladores-Ramos Ocupacionales', <text:s/>'A' , 'Ramos Ocupacionales', 'sigefirrhh/base/cargo/RamoOcupacional', '1.03.01' );</text:p>
          </table:table-cell>
          <table:table-cell table:number-columns-repeated="4"/>
          <table:table-cell table:formula="of:=IF([.L30] &lt;&gt; &quot;&quot;;[.$P$1] &amp;  [.P30]; &quot;&quot;)" office:value-type="string" office:string-value="INSERT INTO proceso(id_proceso, id_aplicacion, denominacion, ruta_menu, estatus, descripcion, url, jerarquia_menu)VALUES (29,1, 'Ramos Ocupacionales', 'Sistema-Clases de Cargos y Tabuladores-Ramos Ocupacionales',  'A' , 'Ramos Ocupacionales', 'sigefirrhh/base/cargo/RamoOcupacional', '1.03.01' );" calcext:value-type="string">
            <text:p>INSERT INTO proceso(id_proceso, id_aplicacion, denominacion, ruta_menu, estatus, descripcion, url, jerarquia_menu)VALUES (29,1, 'Ramos Ocupacionales', 'Sistema-Clases de Cargos y Tabuladores-Ramos Ocupacionales', <text:s/>'A' , 'Ramos Ocupacionales', 'sigefirrhh/base/cargo/RamoOcupacional', '1.03.01' );</text:p>
          </table:table-cell>
          <table:table-cell table:number-columns-repeated="2"/>
          <table:table-cell table:formula="of:==IF([.L30] &lt;&gt; &quot;&quot;;&quot;INSERT INTO perfil_proceso(id_perfil_proceso, id_perfil, id_proceso, priuse) VALUES (&quot; &amp; [.O30] &amp; &quot;, 1, &quot; &amp; [.N30] &amp; &quot;, 'A'::text);&quot;; &quot;&quot;)" office:value-type="string" office:string-value="INSERT INTO perfil_proceso(id_perfil_proceso, id_perfil, id_proceso, priuse) VALUES (29, 1, 29, 'A'::text);" calcext:value-type="string">
            <text:p>INSERT INTO perfil_proceso(id_perfil_proceso, id_perfil, id_proceso, priuse) VALUES (29, 1, 29, 'A'::text);</text:p>
          </table:table-cell>
        </table:table-row>
        <table:table-row table:style-name="ro3">
          <table:table-cell table:style-name="ce2" table:formula="of:=[.$B$2]&amp;&quot;.&quot;&amp;[.$C$29]&amp;&quot;.&quot;&amp;[.D31]" office:value-type="string" office:string-value="1.03.02" calcext:value-type="string">
            <text:p>1.03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Grupos Ocupacionales</text:p>
          </table:table-cell>
          <table:table-cell/>
          <table:table-cell office:value-type="string" calcext:value-type="string">
            <text:p>ElegibleExperiencia</text:p>
          </table:table-cell>
          <table:table-cell table:formula="of:=[.$H$29]&amp;&quot;-&quot;&amp;[.E31]" office:value-type="string" office:string-value="Sistema-Clases de Cargos y Tabuladores-Grupos Ocupacionales" calcext:value-type="string">
            <text:p>Sistema-Clases de Cargos y Tabuladores-Grupos Ocupacionales</text:p>
          </table:table-cell>
          <table:table-cell office:value-type="string" calcext:value-type="string">
            <text:p>sigefirrhh/base/cargo/GrupoOcupacion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1]" office:value-type="string" office:string-value="Grupos Ocupacionales" calcext:value-type="string">
            <text:p>Grupos Ocupacionales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 table:style-name="ce3" table:formula="of:=&quot;(&quot; &amp; [.N31] &amp; &quot;,&quot; &amp; &quot;1&quot; &amp; &quot;, '&quot; &amp; [.L31]  &amp; &quot;', &quot; &amp; &quot;'&quot; &amp; [.H31]  &amp;  &quot;',  'A' , '&quot; &amp; [.L31] &amp;  &quot;', '&quot;&amp;  [.I31]  &amp; &quot;', '&quot; &amp; [.A31] &amp; &quot;' );&quot;" office:value-type="string" office:string-value="(30,1, 'Grupos Ocupacionales', 'Sistema-Clases de Cargos y Tabuladores-Grupos Ocupacionales',  'A' , 'Grupos Ocupacionales', 'sigefirrhh/base/cargo/GrupoOcupacional', '1.03.02' );" calcext:value-type="string">
            <text:p>(30,1, 'Grupos Ocupacionales', 'Sistema-Clases de Cargos y Tabuladores-Grupos Ocupacionales', <text:s/>'A' , 'Grupos Ocupacionales', 'sigefirrhh/base/cargo/GrupoOcupacional', '1.03.02' );</text:p>
          </table:table-cell>
          <table:table-cell table:number-columns-repeated="4"/>
          <table:table-cell table:formula="of:=IF([.L31] &lt;&gt; &quot;&quot;;[.$P$1] &amp;  [.P31]; &quot;&quot;)" office:value-type="string" office:string-value="INSERT INTO proceso(id_proceso, id_aplicacion, denominacion, ruta_menu, estatus, descripcion, url, jerarquia_menu)VALUES (30,1, 'Grupos Ocupacionales', 'Sistema-Clases de Cargos y Tabuladores-Grupos Ocupacionales',  'A' , 'Grupos Ocupacionales', 'sigefirrhh/base/cargo/GrupoOcupacional', '1.03.02' );" calcext:value-type="string">
            <text:p>INSERT INTO proceso(id_proceso, id_aplicacion, denominacion, ruta_menu, estatus, descripcion, url, jerarquia_menu)VALUES (30,1, 'Grupos Ocupacionales', 'Sistema-Clases de Cargos y Tabuladores-Grupos Ocupacionales', <text:s/>'A' , 'Grupos Ocupacionales', 'sigefirrhh/base/cargo/GrupoOcupacional', '1.03.02' );</text:p>
          </table:table-cell>
          <table:table-cell table:number-columns-repeated="2"/>
          <table:table-cell table:formula="of:==IF([.L31] &lt;&gt; &quot;&quot;;&quot;INSERT INTO perfil_proceso(id_perfil_proceso, id_perfil, id_proceso, priuse) VALUES (&quot; &amp; [.O31] &amp; &quot;, 1, &quot; &amp; [.N31] &amp; &quot;, 'A'::text);&quot;; &quot;&quot;)" office:value-type="string" office:string-value="INSERT INTO perfil_proceso(id_perfil_proceso, id_perfil, id_proceso, priuse) VALUES (30, 1, 30, 'A'::text);" calcext:value-type="string">
            <text:p>INSERT INTO perfil_proceso(id_perfil_proceso, id_perfil, id_proceso, priuse) VALUES (30, 1, 30, 'A'::text);</text:p>
          </table:table-cell>
        </table:table-row>
        <table:table-row table:style-name="ro3">
          <table:table-cell table:style-name="ce2" table:formula="of:=[.$B$2]&amp;&quot;.&quot;&amp;[.$C$29]&amp;&quot;.&quot;&amp;[.D32]" office:value-type="string" office:string-value="1.03.03" calcext:value-type="string">
            <text:p>1.03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Series de Cargos</text:p>
          </table:table-cell>
          <table:table-cell/>
          <table:table-cell office:value-type="string" calcext:value-type="string">
            <text:p>ElegibleFamiliar</text:p>
          </table:table-cell>
          <table:table-cell table:formula="of:=[.$H$29]&amp;&quot;-&quot;&amp;[.E32]" office:value-type="string" office:string-value="Sistema-Clases de Cargos y Tabuladores-Series de Cargos" calcext:value-type="string">
            <text:p>Sistema-Clases de Cargos y Tabuladores-Series de Cargos</text:p>
          </table:table-cell>
          <table:table-cell office:value-type="string" calcext:value-type="string">
            <text:p>sigefirrhh/base/cargo/SerieCarg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2]" office:value-type="string" office:string-value="Series de Cargos" calcext:value-type="string">
            <text:p>Series de Cargos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 table:style-name="ce3" table:formula="of:=&quot;(&quot; &amp; [.N32] &amp; &quot;,&quot; &amp; &quot;1&quot; &amp; &quot;, '&quot; &amp; [.L32]  &amp; &quot;', &quot; &amp; &quot;'&quot; &amp; [.H32]  &amp;  &quot;',  'A' , '&quot; &amp; [.L32] &amp;  &quot;', '&quot;&amp;  [.I32]  &amp; &quot;', '&quot; &amp; [.A32] &amp; &quot;' );&quot;" office:value-type="string" office:string-value="(31,1, 'Series de Cargos', 'Sistema-Clases de Cargos y Tabuladores-Series de Cargos',  'A' , 'Series de Cargos', 'sigefirrhh/base/cargo/SerieCargo', '1.03.03' );" calcext:value-type="string">
            <text:p>(31,1, 'Series de Cargos', 'Sistema-Clases de Cargos y Tabuladores-Series de Cargos', <text:s/>'A' , 'Series de Cargos', 'sigefirrhh/base/cargo/SerieCargo', '1.03.03' );</text:p>
          </table:table-cell>
          <table:table-cell table:number-columns-repeated="4"/>
          <table:table-cell table:formula="of:=IF([.L32] &lt;&gt; &quot;&quot;;[.$P$1] &amp;  [.P32]; &quot;&quot;)" office:value-type="string" office:string-value="INSERT INTO proceso(id_proceso, id_aplicacion, denominacion, ruta_menu, estatus, descripcion, url, jerarquia_menu)VALUES (31,1, 'Series de Cargos', 'Sistema-Clases de Cargos y Tabuladores-Series de Cargos',  'A' , 'Series de Cargos', 'sigefirrhh/base/cargo/SerieCargo', '1.03.03' );" calcext:value-type="string">
            <text:p>INSERT INTO proceso(id_proceso, id_aplicacion, denominacion, ruta_menu, estatus, descripcion, url, jerarquia_menu)VALUES (31,1, 'Series de Cargos', 'Sistema-Clases de Cargos y Tabuladores-Series de Cargos', <text:s/>'A' , 'Series de Cargos', 'sigefirrhh/base/cargo/SerieCargo', '1.03.03' );</text:p>
          </table:table-cell>
          <table:table-cell table:number-columns-repeated="2"/>
          <table:table-cell table:formula="of:==IF([.L32] &lt;&gt; &quot;&quot;;&quot;INSERT INTO perfil_proceso(id_perfil_proceso, id_perfil, id_proceso, priuse) VALUES (&quot; &amp; [.O32] &amp; &quot;, 1, &quot; &amp; [.N32] &amp; &quot;, 'A'::text);&quot;; &quot;&quot;)" office:value-type="string" office:string-value="INSERT INTO perfil_proceso(id_perfil_proceso, id_perfil, id_proceso, priuse) VALUES (31, 1, 31, 'A'::text);" calcext:value-type="string">
            <text:p>INSERT INTO perfil_proceso(id_perfil_proceso, id_perfil, id_proceso, priuse) VALUES (31, 1, 31, 'A'::text);</text:p>
          </table:table-cell>
        </table:table-row>
        <table:table-row table:style-name="ro3">
          <table:table-cell table:style-name="ce2" table:formula="of:=[.$B$2]&amp;&quot;.&quot;&amp;[.$C$29]&amp;&quot;.&quot;&amp;[.D33]" office:value-type="string" office:string-value="1.03.04" calcext:value-type="string">
            <text:p>1.03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Tabuladores</text:p>
          </table:table-cell>
          <table:table-cell/>
          <table:table-cell office:value-type="string" calcext:value-type="string">
            <text:p>ElegibleHabilidad</text:p>
          </table:table-cell>
          <table:table-cell table:formula="of:=[.$H$29]&amp;&quot;-&quot;&amp;[.E33]" office:value-type="string" office:string-value="Sistema-Clases de Cargos y Tabuladores-Tabuladores" calcext:value-type="string">
            <text:p>Sistema-Clases de Cargos y Tabuladores-Tabuladores</text:p>
          </table:table-cell>
          <table:table-cell office:value-type="string" calcext:value-type="string">
            <text:p>sigefirrhh/base/cargo/Tabulado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3]" office:value-type="string" office:string-value="Tabuladores" calcext:value-type="string">
            <text:p>Tabuladores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 table:style-name="ce3" table:formula="of:=&quot;(&quot; &amp; [.N33] &amp; &quot;,&quot; &amp; &quot;1&quot; &amp; &quot;, '&quot; &amp; [.L33]  &amp; &quot;', &quot; &amp; &quot;'&quot; &amp; [.H33]  &amp;  &quot;',  'A' , '&quot; &amp; [.L33] &amp;  &quot;', '&quot;&amp;  [.I33]  &amp; &quot;', '&quot; &amp; [.A33] &amp; &quot;' );&quot;" office:value-type="string" office:string-value="(32,1, 'Tabuladores', 'Sistema-Clases de Cargos y Tabuladores-Tabuladores',  'A' , 'Tabuladores', 'sigefirrhh/base/cargo/Tabulador', '1.03.04' );" calcext:value-type="string">
            <text:p>(32,1, 'Tabuladores', 'Sistema-Clases de Cargos y Tabuladores-Tabuladores', <text:s/>'A' , 'Tabuladores', 'sigefirrhh/base/cargo/Tabulador', '1.03.04' );</text:p>
          </table:table-cell>
          <table:table-cell table:number-columns-repeated="4"/>
          <table:table-cell table:formula="of:=IF([.L33] &lt;&gt; &quot;&quot;;[.$P$1] &amp;  [.P33]; &quot;&quot;)" office:value-type="string" office:string-value="INSERT INTO proceso(id_proceso, id_aplicacion, denominacion, ruta_menu, estatus, descripcion, url, jerarquia_menu)VALUES (32,1, 'Tabuladores', 'Sistema-Clases de Cargos y Tabuladores-Tabuladores',  'A' , 'Tabuladores', 'sigefirrhh/base/cargo/Tabulador', '1.03.04' );" calcext:value-type="string">
            <text:p>INSERT INTO proceso(id_proceso, id_aplicacion, denominacion, ruta_menu, estatus, descripcion, url, jerarquia_menu)VALUES (32,1, 'Tabuladores', 'Sistema-Clases de Cargos y Tabuladores-Tabuladores', <text:s/>'A' , 'Tabuladores', 'sigefirrhh/base/cargo/Tabulador', '1.03.04' );</text:p>
          </table:table-cell>
          <table:table-cell table:number-columns-repeated="2"/>
          <table:table-cell table:formula="of:==IF([.L33] &lt;&gt; &quot;&quot;;&quot;INSERT INTO perfil_proceso(id_perfil_proceso, id_perfil, id_proceso, priuse) VALUES (&quot; &amp; [.O33] &amp; &quot;, 1, &quot; &amp; [.N33] &amp; &quot;, 'A'::text);&quot;; &quot;&quot;)" office:value-type="string" office:string-value="INSERT INTO perfil_proceso(id_perfil_proceso, id_perfil, id_proceso, priuse) VALUES (32, 1, 32, 'A'::text);" calcext:value-type="string">
            <text:p>INSERT INTO perfil_proceso(id_perfil_proceso, id_perfil, id_proceso, priuse) VALUES (32, 1, 32, 'A'::text);</text:p>
          </table:table-cell>
        </table:table-row>
        <table:table-row table:style-name="ro3">
          <table:table-cell table:style-name="ce2" table:formula="of:=[.$B$2]&amp;&quot;.&quot;&amp;[.$C$29]&amp;&quot;.&quot;&amp;[.D34]" office:value-type="string" office:string-value="1.03.05" calcext:value-type="string">
            <text:p>1.03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Detalles de un Tabulador</text:p>
          </table:table-cell>
          <table:table-cell/>
          <table:table-cell office:value-type="string" calcext:value-type="string">
            <text:p>ElegibleIdioma</text:p>
          </table:table-cell>
          <table:table-cell table:formula="of:=[.$H$29]&amp;&quot;-&quot;&amp;[.E34]" office:value-type="string" office:string-value="Sistema-Clases de Cargos y Tabuladores-Detalles de un Tabulador" calcext:value-type="string">
            <text:p>Sistema-Clases de Cargos y Tabuladores-Detalles de un Tabulador</text:p>
          </table:table-cell>
          <table:table-cell office:value-type="string" calcext:value-type="string">
            <text:p>sigefirrhh/base/cargo/DetalleTabulado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4]" office:value-type="string" office:string-value="Detalles de un Tabulador" calcext:value-type="string">
            <text:p>Detalles de un Tabulador</text:p>
          </table:table-cell>
          <table:table-cell/>
          <table:table-cell table:number-columns-repeated="2" office:value-type="float" office:value="33" calcext:value-type="float">
            <text:p>33</text:p>
          </table:table-cell>
          <table:table-cell table:style-name="ce3" table:formula="of:=&quot;(&quot; &amp; [.N34] &amp; &quot;,&quot; &amp; &quot;1&quot; &amp; &quot;, '&quot; &amp; [.L34]  &amp; &quot;', &quot; &amp; &quot;'&quot; &amp; [.H34]  &amp;  &quot;',  'A' , '&quot; &amp; [.L34] &amp;  &quot;', '&quot;&amp;  [.I34]  &amp; &quot;', '&quot; &amp; [.A34] &amp; &quot;' );&quot;" office:value-type="string" office:string-value="(33,1, 'Detalles de un Tabulador', 'Sistema-Clases de Cargos y Tabuladores-Detalles de un Tabulador',  'A' , 'Detalles de un Tabulador', 'sigefirrhh/base/cargo/DetalleTabulador', '1.03.05' );" calcext:value-type="string">
            <text:p>(33,1, 'Detalles de un Tabulador', 'Sistema-Clases de Cargos y Tabuladores-Detalles de un Tabulador', <text:s/>'A' , 'Detalles de un Tabulador', 'sigefirrhh/base/cargo/DetalleTabulador', '1.03.05' );</text:p>
          </table:table-cell>
          <table:table-cell table:number-columns-repeated="4"/>
          <table:table-cell table:formula="of:=IF([.L34] &lt;&gt; &quot;&quot;;[.$P$1] &amp;  [.P34]; &quot;&quot;)" office:value-type="string" office:string-value="INSERT INTO proceso(id_proceso, id_aplicacion, denominacion, ruta_menu, estatus, descripcion, url, jerarquia_menu)VALUES (33,1, 'Detalles de un Tabulador', 'Sistema-Clases de Cargos y Tabuladores-Detalles de un Tabulador',  'A' , 'Detalles de un Tabulador', 'sigefirrhh/base/cargo/DetalleTabulador', '1.03.05' );" calcext:value-type="string">
            <text:p>INSERT INTO proceso(id_proceso, id_aplicacion, denominacion, ruta_menu, estatus, descripcion, url, jerarquia_menu)VALUES (33,1, 'Detalles de un Tabulador', 'Sistema-Clases de Cargos y Tabuladores-Detalles de un Tabulador', <text:s/>'A' , 'Detalles de un Tabulador', 'sigefirrhh/base/cargo/DetalleTabulador', '1.03.05' );</text:p>
          </table:table-cell>
          <table:table-cell table:number-columns-repeated="2"/>
          <table:table-cell table:formula="of:==IF([.L34] &lt;&gt; &quot;&quot;;&quot;INSERT INTO perfil_proceso(id_perfil_proceso, id_perfil, id_proceso, priuse) VALUES (&quot; &amp; [.O34] &amp; &quot;, 1, &quot; &amp; [.N34] &amp; &quot;, 'A'::text);&quot;; &quot;&quot;)" office:value-type="string" office:string-value="INSERT INTO perfil_proceso(id_perfil_proceso, id_perfil, id_proceso, priuse) VALUES (33, 1, 33, 'A'::text);" calcext:value-type="string">
            <text:p>INSERT INTO perfil_proceso(id_perfil_proceso, id_perfil, id_proceso, priuse) VALUES (33, 1, 33, 'A'::text);</text:p>
          </table:table-cell>
        </table:table-row>
        <table:table-row table:style-name="ro3">
          <table:table-cell table:style-name="ce2" table:formula="of:=[.$B$2]&amp;&quot;.&quot;&amp;[.$C$29]&amp;&quot;.&quot;&amp;[.D35]" office:value-type="string" office:string-value="1.03.06" calcext:value-type="string">
            <text:p>1.03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Clasificación de Cargos</text:p>
          </table:table-cell>
          <table:table-cell table:number-columns-repeated="2"/>
          <table:table-cell table:formula="of:=[.$H$29]&amp;&quot;-&quot;&amp;[.E35]" office:value-type="string" office:string-value="Sistema-Clases de Cargos y Tabuladores-Clasificación de Cargos" calcext:value-type="string">
            <text:p>Sistema-Clases de Cargos y Tabuladores-Clasificación de Cargos</text:p>
          </table:table-cell>
          <table:table-cell office:value-type="string" calcext:value-type="string">
            <text:p>sigefirrhh/base/cargo/ManualCarg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5]" office:value-type="string" office:string-value="Clasificación de Cargos" calcext:value-type="string">
            <text:p>Clasificación de Cargos</text:p>
          </table:table-cell>
          <table:table-cell/>
          <table:table-cell table:number-columns-repeated="2" office:value-type="float" office:value="34" calcext:value-type="float">
            <text:p>34</text:p>
          </table:table-cell>
          <table:table-cell table:style-name="ce3" table:formula="of:=&quot;(&quot; &amp; [.N35] &amp; &quot;,&quot; &amp; &quot;1&quot; &amp; &quot;, '&quot; &amp; [.L35]  &amp; &quot;', &quot; &amp; &quot;'&quot; &amp; [.H35]  &amp;  &quot;',  'A' , '&quot; &amp; [.L35] &amp;  &quot;', '&quot;&amp;  [.I35]  &amp; &quot;', '&quot; &amp; [.A35] &amp; &quot;' );&quot;" office:value-type="string" office:string-value="(34,1, 'Clasificación de Cargos', 'Sistema-Clases de Cargos y Tabuladores-Clasificación de Cargos',  'A' , 'Clasificación de Cargos', 'sigefirrhh/base/cargo/ManualCargo', '1.03.06' );" calcext:value-type="string">
            <text:p>(34,1, 'Clasificación de Cargos', 'Sistema-Clases de Cargos y Tabuladores-Clasificación de Cargos', <text:s/>'A' , 'Clasificación de Cargos', 'sigefirrhh/base/cargo/ManualCargo', '1.03.06' );</text:p>
          </table:table-cell>
          <table:table-cell table:number-columns-repeated="4"/>
          <table:table-cell table:formula="of:=IF([.L35] &lt;&gt; &quot;&quot;;[.$P$1] &amp;  [.P35]; &quot;&quot;)" office:value-type="string" office:string-value="INSERT INTO proceso(id_proceso, id_aplicacion, denominacion, ruta_menu, estatus, descripcion, url, jerarquia_menu)VALUES (34,1, 'Clasificación de Cargos', 'Sistema-Clases de Cargos y Tabuladores-Clasificación de Cargos',  'A' , 'Clasificación de Cargos', 'sigefirrhh/base/cargo/ManualCargo', '1.03.06' );" calcext:value-type="string">
            <text:p>INSERT INTO proceso(id_proceso, id_aplicacion, denominacion, ruta_menu, estatus, descripcion, url, jerarquia_menu)VALUES (34,1, 'Clasificación de Cargos', 'Sistema-Clases de Cargos y Tabuladores-Clasificación de Cargos', <text:s/>'A' , 'Clasificación de Cargos', 'sigefirrhh/base/cargo/ManualCargo', '1.03.06' );</text:p>
          </table:table-cell>
          <table:table-cell table:number-columns-repeated="2"/>
          <table:table-cell table:formula="of:==IF([.L35] &lt;&gt; &quot;&quot;;&quot;INSERT INTO perfil_proceso(id_perfil_proceso, id_perfil, id_proceso, priuse) VALUES (&quot; &amp; [.O35] &amp; &quot;, 1, &quot; &amp; [.N35] &amp; &quot;, 'A'::text);&quot;; &quot;&quot;)" office:value-type="string" office:string-value="INSERT INTO perfil_proceso(id_perfil_proceso, id_perfil, id_proceso, priuse) VALUES (34, 1, 34, 'A'::text);" calcext:value-type="string">
            <text:p>INSERT INTO perfil_proceso(id_perfil_proceso, id_perfil, id_proceso, priuse) VALUES (34, 1, 34, 'A'::text);</text:p>
          </table:table-cell>
        </table:table-row>
        <table:table-row table:style-name="ro3">
          <table:table-cell table:style-name="ce2" table:formula="of:=[.$B$2]&amp;&quot;.&quot;&amp;[.$C$29]&amp;&quot;.&quot;&amp;[.D36]" office:value-type="string" office:string-value="1.03.07" calcext:value-type="string">
            <text:p>1.03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Cargos</text:p>
          </table:table-cell>
          <table:table-cell/>
          <table:table-cell office:value-type="string" calcext:value-type="string">
            <text:p>ElegibleOtraActividad</text:p>
          </table:table-cell>
          <table:table-cell table:formula="of:=[.$H$29]&amp;&quot;-&quot;&amp;[.E36]" office:value-type="string" office:string-value="Sistema-Clases de Cargos y Tabuladores-Cargos" calcext:value-type="string">
            <text:p>Sistema-Clases de Cargos y Tabuladores-Cargos</text:p>
          </table:table-cell>
          <table:table-cell office:value-type="string" calcext:value-type="string">
            <text:p>sigefirrhh/base/cargo/Carg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6]" office:value-type="string" office:string-value="Cargos" calcext:value-type="string">
            <text:p>Cargos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 table:style-name="ce3" table:formula="of:=&quot;(&quot; &amp; [.N36] &amp; &quot;,&quot; &amp; &quot;1&quot; &amp; &quot;, '&quot; &amp; [.L36]  &amp; &quot;', &quot; &amp; &quot;'&quot; &amp; [.H36]  &amp;  &quot;',  'A' , '&quot; &amp; [.L36] &amp;  &quot;', '&quot;&amp;  [.I36]  &amp; &quot;', '&quot; &amp; [.A36] &amp; &quot;' );&quot;" office:value-type="string" office:string-value="(35,1, 'Cargos', 'Sistema-Clases de Cargos y Tabuladores-Cargos',  'A' , 'Cargos', 'sigefirrhh/base/cargo/Cargo', '1.03.07' );" calcext:value-type="string">
            <text:p>(35,1, 'Cargos', 'Sistema-Clases de Cargos y Tabuladores-Cargos', <text:s/>'A' , 'Cargos', 'sigefirrhh/base/cargo/Cargo', '1.03.07' );</text:p>
          </table:table-cell>
          <table:table-cell table:number-columns-repeated="4"/>
          <table:table-cell table:formula="of:=IF([.L36] &lt;&gt; &quot;&quot;;[.$P$1] &amp;  [.P36]; &quot;&quot;)" office:value-type="string" office:string-value="INSERT INTO proceso(id_proceso, id_aplicacion, denominacion, ruta_menu, estatus, descripcion, url, jerarquia_menu)VALUES (35,1, 'Cargos', 'Sistema-Clases de Cargos y Tabuladores-Cargos',  'A' , 'Cargos', 'sigefirrhh/base/cargo/Cargo', '1.03.07' );" calcext:value-type="string">
            <text:p>INSERT INTO proceso(id_proceso, id_aplicacion, denominacion, ruta_menu, estatus, descripcion, url, jerarquia_menu)VALUES (35,1, 'Cargos', 'Sistema-Clases de Cargos y Tabuladores-Cargos', <text:s/>'A' , 'Cargos', 'sigefirrhh/base/cargo/Cargo', '1.03.07' );</text:p>
          </table:table-cell>
          <table:table-cell table:number-columns-repeated="2"/>
          <table:table-cell table:formula="of:==IF([.L36] &lt;&gt; &quot;&quot;;&quot;INSERT INTO perfil_proceso(id_perfil_proceso, id_perfil, id_proceso, priuse) VALUES (&quot; &amp; [.O36] &amp; &quot;, 1, &quot; &amp; [.N36] &amp; &quot;, 'A'::text);&quot;; &quot;&quot;)" office:value-type="string" office:string-value="INSERT INTO perfil_proceso(id_perfil_proceso, id_perfil, id_proceso, priuse) VALUES (35, 1, 35, 'A'::text);" calcext:value-type="string">
            <text:p>INSERT INTO perfil_proceso(id_perfil_proceso, id_perfil, id_proceso, priuse) VALUES (35, 1, 35, 'A'::text);</text:p>
          </table:table-cell>
        </table:table-row>
        <table:table-row table:style-name="ro3">
          <table:table-cell table:style-name="ce2" table:formula="of:=[.$B$2]&amp;&quot;.&quot;&amp;[.$C$29]&amp;&quot;.&quot;&amp;[.D37]" office:value-type="string" office:string-value="1.03.08" calcext:value-type="string">
            <text:p>1.03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Reporte de Cargos</text:p>
          </table:table-cell>
          <table:table-cell table:number-columns-repeated="2"/>
          <table:table-cell table:formula="of:=[.$H$29]&amp;&quot;-&quot;&amp;[.E37]" office:value-type="string" office:string-value="Sistema-Clases de Cargos y Tabuladores-Reporte de Cargos" calcext:value-type="string">
            <text:p>Sistema-Clases de Cargos y Tabuladores-Reporte de Cargos</text:p>
          </table:table-cell>
          <table:table-cell office:value-type="string" calcext:value-type="string">
            <text:p>sigefirrhh/base/cargo/ReportCargo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7]" office:value-type="string" office:string-value="Reporte de Cargos" calcext:value-type="string">
            <text:p>Reporte de Cargos</text:p>
          </table:table-cell>
          <table:table-cell/>
          <table:table-cell table:number-columns-repeated="2" office:value-type="float" office:value="36" calcext:value-type="float">
            <text:p>36</text:p>
          </table:table-cell>
          <table:table-cell table:style-name="ce3" table:formula="of:=&quot;(&quot; &amp; [.N37] &amp; &quot;,&quot; &amp; &quot;1&quot; &amp; &quot;, '&quot; &amp; [.L37]  &amp; &quot;', &quot; &amp; &quot;'&quot; &amp; [.H37]  &amp;  &quot;',  'A' , '&quot; &amp; [.L37] &amp;  &quot;', '&quot;&amp;  [.I37]  &amp; &quot;', '&quot; &amp; [.A37] &amp; &quot;' );&quot;" office:value-type="string" office:string-value="(36,1, 'Reporte de Cargos', 'Sistema-Clases de Cargos y Tabuladores-Reporte de Cargos',  'A' , 'Reporte de Cargos', 'sigefirrhh/base/cargo/ReportCargos', '1.03.08' );" calcext:value-type="string">
            <text:p>(36,1, 'Reporte de Cargos', 'Sistema-Clases de Cargos y Tabuladores-Reporte de Cargos', <text:s/>'A' , 'Reporte de Cargos', 'sigefirrhh/base/cargo/ReportCargos', '1.03.08' );</text:p>
          </table:table-cell>
          <table:table-cell table:number-columns-repeated="4"/>
          <table:table-cell table:formula="of:=IF([.L37] &lt;&gt; &quot;&quot;;[.$P$1] &amp;  [.P37]; &quot;&quot;)" office:value-type="string" office:string-value="INSERT INTO proceso(id_proceso, id_aplicacion, denominacion, ruta_menu, estatus, descripcion, url, jerarquia_menu)VALUES (36,1, 'Reporte de Cargos', 'Sistema-Clases de Cargos y Tabuladores-Reporte de Cargos',  'A' , 'Reporte de Cargos', 'sigefirrhh/base/cargo/ReportCargos', '1.03.08' );" calcext:value-type="string">
            <text:p>INSERT INTO proceso(id_proceso, id_aplicacion, denominacion, ruta_menu, estatus, descripcion, url, jerarquia_menu)VALUES (36,1, 'Reporte de Cargos', 'Sistema-Clases de Cargos y Tabuladores-Reporte de Cargos', <text:s/>'A' , 'Reporte de Cargos', 'sigefirrhh/base/cargo/ReportCargos', '1.03.08' );</text:p>
          </table:table-cell>
          <table:table-cell table:number-columns-repeated="2"/>
          <table:table-cell table:formula="of:==IF([.L37] &lt;&gt; &quot;&quot;;&quot;INSERT INTO perfil_proceso(id_perfil_proceso, id_perfil, id_proceso, priuse) VALUES (&quot; &amp; [.O37] &amp; &quot;, 1, &quot; &amp; [.N37] &amp; &quot;, 'A'::text);&quot;; &quot;&quot;)" office:value-type="string" office:string-value="INSERT INTO perfil_proceso(id_perfil_proceso, id_perfil, id_proceso, priuse) VALUES (36, 1, 36, 'A'::text);" calcext:value-type="string">
            <text:p>INSERT INTO perfil_proceso(id_perfil_proceso, id_perfil, id_proceso, priuse) VALUES (36, 1, 36, 'A'::text);</text:p>
          </table:table-cell>
        </table:table-row>
        <table:table-row table:style-name="ro3">
          <table:table-cell table:style-name="ce2" table:formula="of:=[.$B$2]&amp;&quot;.&quot;&amp;[.C38]" office:value-type="string" office:string-value="1.04" calcext:value-type="string">
            <text:p>1.04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Clasificación</text:p>
          </table:table-cell>
          <table:table-cell table:number-columns-repeated="2"/>
          <table:table-cell office:value-type="string" calcext:value-type="string">
            <text:p>ElegiblePublicacion</text:p>
          </table:table-cell>
          <table:table-cell table:style-name="ce2" table:formula="of:=[.$C$2]&amp;&quot;-&quot;&amp;[.D38]" office:value-type="string" office:string-value="Sistema-Clasificación" calcext:value-type="string">
            <text:p>Sistema-Clasificación</text:p>
          </table:table-cell>
          <table:table-cell table:formula="of:=+[.D38]" office:value-type="string" office:string-value="Clasificación" calcext:value-type="string">
            <text:p>Clasificació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38]" office:value-type="string" office:string-value="Clasificación" calcext:value-type="string">
            <text:p>Clasificación</text:p>
          </table:table-cell>
          <table:table-cell/>
          <table:table-cell table:number-columns-repeated="2" office:value-type="float" office:value="37" calcext:value-type="float">
            <text:p>37</text:p>
          </table:table-cell>
          <table:table-cell table:style-name="ce3" table:formula="of:=&quot;(&quot; &amp; [.N38] &amp; &quot;,&quot; &amp; &quot;1&quot; &amp; &quot;, '&quot; &amp; [.L38]  &amp; &quot;', &quot; &amp; &quot;'&quot; &amp; [.H38]  &amp;  &quot;',  'A' , '&quot; &amp; [.L38] &amp;  &quot;', '&quot;&amp;  [.I38]  &amp; &quot;', '&quot; &amp; [.A38] &amp; &quot;' );&quot;" office:value-type="string" office:string-value="(37,1, 'Clasificación', 'Sistema-Clasificación',  'A' , 'Clasificación', 'Clasificación', '1.04' );" calcext:value-type="string">
            <text:p>(37,1, 'Clasificación', 'Sistema-Clasificación', <text:s/>'A' , 'Clasificación', 'Clasificación', '1.04' );</text:p>
          </table:table-cell>
          <table:table-cell table:number-columns-repeated="4"/>
          <table:table-cell table:formula="of:=IF([.L38] &lt;&gt; &quot;&quot;;[.$P$1] &amp;  [.P38]; &quot;&quot;)" office:value-type="string" office:string-value="INSERT INTO proceso(id_proceso, id_aplicacion, denominacion, ruta_menu, estatus, descripcion, url, jerarquia_menu)VALUES (37,1, 'Clasificación', 'Sistema-Clasificación',  'A' , 'Clasificación', 'Clasificación', '1.04' );" calcext:value-type="string">
            <text:p>INSERT INTO proceso(id_proceso, id_aplicacion, denominacion, ruta_menu, estatus, descripcion, url, jerarquia_menu)VALUES (37,1, 'Clasificación', 'Sistema-Clasificación', <text:s/>'A' , 'Clasificación', 'Clasificación', '1.04' );</text:p>
          </table:table-cell>
          <table:table-cell table:number-columns-repeated="2"/>
          <table:table-cell table:formula="of:==IF([.L38] &lt;&gt; &quot;&quot;;&quot;INSERT INTO perfil_proceso(id_perfil_proceso, id_perfil, id_proceso, priuse) VALUES (&quot; &amp; [.O38] &amp; &quot;, 1, &quot; &amp; [.N38] &amp; &quot;, 'A'::text);&quot;; &quot;&quot;)" office:value-type="string" office:string-value="INSERT INTO perfil_proceso(id_perfil_proceso, id_perfil, id_proceso, priuse) VALUES (37, 1, 37, 'A'::text);" calcext:value-type="string">
            <text:p>INSERT INTO perfil_proceso(id_perfil_proceso, id_perfil, id_proceso, priuse) VALUES (37, 1, 37, 'A'::text);</text:p>
          </table:table-cell>
        </table:table-row>
        <table:table-row table:style-name="ro3">
          <table:table-cell table:style-name="ce2" table:formula="of:=[.$B$2]&amp;&quot;.&quot;&amp;[.$C$38]&amp;&quot;.&quot;&amp;[.D39]" office:value-type="string" office:string-value="1.04.01" calcext:value-type="string">
            <text:p>1.04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Perfil de un Cargo</text:p>
          </table:table-cell>
          <table:table-cell/>
          <table:table-cell office:value-type="string" calcext:value-type="string">
            <text:p>ReportCurriculumElegible</text:p>
          </table:table-cell>
          <table:table-cell table:formula="of:=[.$H$38]&amp;&quot;-&quot;&amp;[.E39]" office:value-type="string" office:string-value="Sistema-Clasificación-Perfil de un Cargo" calcext:value-type="string">
            <text:p>Sistema-Clasificación-Perfil de un Cargo</text:p>
          </table:table-cell>
          <table:table-cell office:value-type="string" calcext:value-type="string">
            <text:p>sigefirrhh/planificacion/clasificacion/Perfi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9]" office:value-type="string" office:string-value="Perfil de un Cargo" calcext:value-type="string">
            <text:p>Perfil de un Cargo</text:p>
          </table:table-cell>
          <table:table-cell/>
          <table:table-cell table:number-columns-repeated="2" office:value-type="float" office:value="38" calcext:value-type="float">
            <text:p>38</text:p>
          </table:table-cell>
          <table:table-cell table:style-name="ce3" table:formula="of:=&quot;(&quot; &amp; [.N39] &amp; &quot;,&quot; &amp; &quot;1&quot; &amp; &quot;, '&quot; &amp; [.L39]  &amp; &quot;', &quot; &amp; &quot;'&quot; &amp; [.H39]  &amp;  &quot;',  'A' , '&quot; &amp; [.L39] &amp;  &quot;', '&quot;&amp;  [.I39]  &amp; &quot;', '&quot; &amp; [.A39] &amp; &quot;' );&quot;" office:value-type="string" office:string-value="(38,1, 'Perfil de un Cargo', 'Sistema-Clasificación-Perfil de un Cargo',  'A' , 'Perfil de un Cargo', 'sigefirrhh/planificacion/clasificacion/Perfil', '1.04.01' );" calcext:value-type="string">
            <text:p>(38,1, 'Perfil de un Cargo', 'Sistema-Clasificación-Perfil de un Cargo', <text:s/>'A' , 'Perfil de un Cargo', 'sigefirrhh/planificacion/clasificacion/Perfil', '1.04.01' );</text:p>
          </table:table-cell>
          <table:table-cell table:number-columns-repeated="4"/>
          <table:table-cell table:formula="of:=IF([.L39] &lt;&gt; &quot;&quot;;[.$P$1] &amp;  [.P39]; &quot;&quot;)" office:value-type="string" office:string-value="INSERT INTO proceso(id_proceso, id_aplicacion, denominacion, ruta_menu, estatus, descripcion, url, jerarquia_menu)VALUES (38,1, 'Perfil de un Cargo', 'Sistema-Clasificación-Perfil de un Cargo',  'A' , 'Perfil de un Cargo', 'sigefirrhh/planificacion/clasificacion/Perfil', '1.04.01' );" calcext:value-type="string">
            <text:p>INSERT INTO proceso(id_proceso, id_aplicacion, denominacion, ruta_menu, estatus, descripcion, url, jerarquia_menu)VALUES (38,1, 'Perfil de un Cargo', 'Sistema-Clasificación-Perfil de un Cargo', <text:s/>'A' , 'Perfil de un Cargo', 'sigefirrhh/planificacion/clasificacion/Perfil', '1.04.01' );</text:p>
          </table:table-cell>
          <table:table-cell table:number-columns-repeated="2"/>
          <table:table-cell table:formula="of:==IF([.L39] &lt;&gt; &quot;&quot;;&quot;INSERT INTO perfil_proceso(id_perfil_proceso, id_perfil, id_proceso, priuse) VALUES (&quot; &amp; [.O39] &amp; &quot;, 1, &quot; &amp; [.N39] &amp; &quot;, 'A'::text);&quot;; &quot;&quot;)" office:value-type="string" office:string-value="INSERT INTO perfil_proceso(id_perfil_proceso, id_perfil, id_proceso, priuse) VALUES (38, 1, 38, 'A'::text);" calcext:value-type="string">
            <text:p>INSERT INTO perfil_proceso(id_perfil_proceso, id_perfil, id_proceso, priuse) VALUES (38, 1, 38, 'A'::text);</text:p>
          </table:table-cell>
        </table:table-row>
        <table:table-row table:style-name="ro3">
          <table:table-cell table:style-name="ce2" table:formula="of:=[.$B$2]&amp;&quot;.&quot;&amp;[.$C$38]&amp;&quot;.&quot;&amp;[.D40]" office:value-type="string" office:string-value="1.04.02" calcext:value-type="string">
            <text:p>1.04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Requisitos de un Cargo</text:p>
          </table:table-cell>
          <table:table-cell table:number-columns-repeated="2"/>
          <table:table-cell table:formula="of:=[.$H$38]&amp;&quot;-&quot;&amp;[.E40]" office:value-type="string" office:string-value="Sistema-Clasificación-Requisitos de un Cargo" calcext:value-type="string">
            <text:p>Sistema-Clasificación-Requisitos de un Cargo</text:p>
          </table:table-cell>
          <table:table-cell table:formula="of:=+[.E40]" office:value-type="string" office:string-value="Requisitos de un Cargo" calcext:value-type="string">
            <text:p>Requisitos de un Carg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40]" office:value-type="string" office:string-value="Requisitos de un Cargo" calcext:value-type="string">
            <text:p>Requisitos de un Cargo</text:p>
          </table:table-cell>
          <table:table-cell/>
          <table:table-cell table:number-columns-repeated="2" office:value-type="float" office:value="39" calcext:value-type="float">
            <text:p>39</text:p>
          </table:table-cell>
          <table:table-cell table:style-name="ce3" table:formula="of:=&quot;(&quot; &amp; [.N40] &amp; &quot;,&quot; &amp; &quot;1&quot; &amp; &quot;, '&quot; &amp; [.L40]  &amp; &quot;', &quot; &amp; &quot;'&quot; &amp; [.H40]  &amp;  &quot;',  'A' , '&quot; &amp; [.L40] &amp;  &quot;', '&quot;&amp;  [.I40]  &amp; &quot;', '&quot; &amp; [.A40] &amp; &quot;' );&quot;" office:value-type="string" office:string-value="(39,1, 'Requisitos de un Cargo', 'Sistema-Clasificación-Requisitos de un Cargo',  'A' , 'Requisitos de un Cargo', 'Requisitos de un Cargo', '1.04.02' );" calcext:value-type="string">
            <text:p>(39,1, 'Requisitos de un Cargo', 'Sistema-Clasificación-Requisitos de un Cargo', <text:s/>'A' , 'Requisitos de un Cargo', 'Requisitos de un Cargo', '1.04.02' );</text:p>
          </table:table-cell>
          <table:table-cell table:number-columns-repeated="4"/>
          <table:table-cell table:formula="of:=IF([.L40] &lt;&gt; &quot;&quot;;[.$P$1] &amp;  [.P40]; &quot;&quot;)" office:value-type="string" office:string-value="INSERT INTO proceso(id_proceso, id_aplicacion, denominacion, ruta_menu, estatus, descripcion, url, jerarquia_menu)VALUES (39,1, 'Requisitos de un Cargo', 'Sistema-Clasificación-Requisitos de un Cargo',  'A' , 'Requisitos de un Cargo', 'Requisitos de un Cargo', '1.04.02' );" calcext:value-type="string">
            <text:p>INSERT INTO proceso(id_proceso, id_aplicacion, denominacion, ruta_menu, estatus, descripcion, url, jerarquia_menu)VALUES (39,1, 'Requisitos de un Cargo', 'Sistema-Clasificación-Requisitos de un Cargo', <text:s/>'A' , 'Requisitos de un Cargo', 'Requisitos de un Cargo', '1.04.02' );</text:p>
          </table:table-cell>
          <table:table-cell table:number-columns-repeated="2"/>
          <table:table-cell table:formula="of:==IF([.L40] &lt;&gt; &quot;&quot;;&quot;INSERT INTO perfil_proceso(id_perfil_proceso, id_perfil, id_proceso, priuse) VALUES (&quot; &amp; [.O40] &amp; &quot;, 1, &quot; &amp; [.N40] &amp; &quot;, 'A'::text);&quot;; &quot;&quot;)" office:value-type="string" office:string-value="INSERT INTO perfil_proceso(id_perfil_proceso, id_perfil, id_proceso, priuse) VALUES (39, 1, 39, 'A'::text);" calcext:value-type="string">
            <text:p>INSERT INTO perfil_proceso(id_perfil_proceso, id_perfil, id_proceso, priuse) VALUES (39, 1, 39, 'A'::text);</text:p>
          </table:table-cell>
        </table:table-row>
        <table:table-row table:style-name="ro3">
          <table:table-cell table:style-name="ce2" table:formula="of:=[.$B$2]&amp;&quot;.&quot;&amp;[.$C$38]&amp;&quot;.&quot;&amp;[.$D$40]&amp;&quot;.&quot;&amp;[.E41]" office:value-type="string" office:string-value="1.04.02.01" calcext:value-type="string">
            <text:p>1.04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fesionales</text:p>
          </table:table-cell>
          <table:table-cell/>
          <table:table-cell table:formula="of:=[.$H$40]&amp; &quot;-&quot; &amp; [.F41]" office:value-type="string" office:string-value="Sistema-Clasificación-Requisitos de un Cargo-Profesionales" calcext:value-type="string">
            <text:p>Sistema-Clasificación-Requisitos de un Cargo-Profesionales</text:p>
          </table:table-cell>
          <table:table-cell office:value-type="string" calcext:value-type="string">
            <text:p>sigefirrhh/planificacion/clasificacion/ProfesionCarg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41]" office:value-type="string" office:string-value="Profesionales" calcext:value-type="string">
            <text:p>Profesionales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table:style-name="ce3" table:formula="of:=&quot;(&quot; &amp; [.N41] &amp; &quot;,&quot; &amp; &quot;1&quot; &amp; &quot;, '&quot; &amp; [.L41]  &amp; &quot;', &quot; &amp; &quot;'&quot; &amp; [.H41]  &amp;  &quot;',  'A' , '&quot; &amp; [.L41] &amp;  &quot;', '&quot;&amp;  [.I41]  &amp; &quot;', '&quot; &amp; [.A41] &amp; &quot;' );&quot;" office:value-type="string" office:string-value="(40,1, 'Profesionales', 'Sistema-Clasificación-Requisitos de un Cargo-Profesionales',  'A' , 'Profesionales', 'sigefirrhh/planificacion/clasificacion/ProfesionCargo', '1.04.02.01' );" calcext:value-type="string">
            <text:p>(40,1, 'Profesionales', 'Sistema-Clasificación-Requisitos de un Cargo-Profesionales', <text:s/>'A' , 'Profesionales', 'sigefirrhh/planificacion/clasificacion/ProfesionCargo', '1.04.02.01' );</text:p>
          </table:table-cell>
          <table:table-cell table:number-columns-repeated="4"/>
          <table:table-cell table:formula="of:=IF([.L41] &lt;&gt; &quot;&quot;;[.$P$1] &amp;  [.P41]; &quot;&quot;)" office:value-type="string" office:string-value="INSERT INTO proceso(id_proceso, id_aplicacion, denominacion, ruta_menu, estatus, descripcion, url, jerarquia_menu)VALUES (40,1, 'Profesionales', 'Sistema-Clasificación-Requisitos de un Cargo-Profesionales',  'A' , 'Profesionales', 'sigefirrhh/planificacion/clasificacion/ProfesionCargo', '1.04.02.01' );" calcext:value-type="string">
            <text:p>INSERT INTO proceso(id_proceso, id_aplicacion, denominacion, ruta_menu, estatus, descripcion, url, jerarquia_menu)VALUES (40,1, 'Profesionales', 'Sistema-Clasificación-Requisitos de un Cargo-Profesionales', <text:s/>'A' , 'Profesionales', 'sigefirrhh/planificacion/clasificacion/ProfesionCargo', '1.04.02.01' );</text:p>
          </table:table-cell>
          <table:table-cell table:number-columns-repeated="2"/>
          <table:table-cell table:formula="of:==IF([.L41] &lt;&gt; &quot;&quot;;&quot;INSERT INTO perfil_proceso(id_perfil_proceso, id_perfil, id_proceso, priuse) VALUES (&quot; &amp; [.O41] &amp; &quot;, 1, &quot; &amp; [.N41] &amp; &quot;, 'A'::text);&quot;; &quot;&quot;)" office:value-type="string" office:string-value="INSERT INTO perfil_proceso(id_perfil_proceso, id_perfil, id_proceso, priuse) VALUES (40, 1, 40, 'A'::text);" calcext:value-type="string">
            <text:p>INSERT INTO perfil_proceso(id_perfil_proceso, id_perfil, id_proceso, priuse) VALUES (40, 1, 40, 'A'::text);</text:p>
          </table:table-cell>
        </table:table-row>
        <table:table-row table:style-name="ro3">
          <table:table-cell table:style-name="ce2" table:formula="of:=[.$B$2]&amp;&quot;.&quot;&amp;[.$C$38]&amp;&quot;.&quot;&amp;[.$D$40]&amp;&quot;.&quot;&amp;[.E42]" office:value-type="string" office:string-value="1.04.02.02" calcext:value-type="string">
            <text:p>1.04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Experiencia Laboral</text:p>
          </table:table-cell>
          <table:table-cell/>
          <table:table-cell table:formula="of:=[.$H$40]&amp; &quot;-&quot; &amp; [.F42]" office:value-type="string" office:string-value="Sistema-Clasificación-Requisitos de un Cargo-Experiencia Laboral" calcext:value-type="string">
            <text:p>Sistema-Clasificación-Requisitos de un Cargo-Experiencia Laboral</text:p>
          </table:table-cell>
          <table:table-cell office:value-type="string" calcext:value-type="string">
            <text:p>sigefirrhh/planificacion/clasificacion/ExperienciaCarg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42]" office:value-type="string" office:string-value="Experiencia Laboral" calcext:value-type="string">
            <text:p>Experiencia Laboral</text:p>
          </table:table-cell>
          <table:table-cell/>
          <table:table-cell table:number-columns-repeated="2" office:value-type="float" office:value="41" calcext:value-type="float">
            <text:p>41</text:p>
          </table:table-cell>
          <table:table-cell table:style-name="ce3" table:formula="of:=&quot;(&quot; &amp; [.N42] &amp; &quot;,&quot; &amp; &quot;1&quot; &amp; &quot;, '&quot; &amp; [.L42]  &amp; &quot;', &quot; &amp; &quot;'&quot; &amp; [.H42]  &amp;  &quot;',  'A' , '&quot; &amp; [.L42] &amp;  &quot;', '&quot;&amp;  [.I42]  &amp; &quot;', '&quot; &amp; [.A42] &amp; &quot;' );&quot;" office:value-type="string" office:string-value="(41,1, 'Experiencia Laboral', 'Sistema-Clasificación-Requisitos de un Cargo-Experiencia Laboral',  'A' , 'Experiencia Laboral', 'sigefirrhh/planificacion/clasificacion/ExperienciaCargo', '1.04.02.02' );" calcext:value-type="string">
            <text:p>(41,1, 'Experiencia Laboral', 'Sistema-Clasificación-Requisitos de un Cargo-Experiencia Laboral', <text:s/>'A' , 'Experiencia Laboral', 'sigefirrhh/planificacion/clasificacion/ExperienciaCargo', '1.04.02.02' );</text:p>
          </table:table-cell>
          <table:table-cell table:number-columns-repeated="4"/>
          <table:table-cell table:formula="of:=IF([.L42] &lt;&gt; &quot;&quot;;[.$P$1] &amp;  [.P42]; &quot;&quot;)" office:value-type="string" office:string-value="INSERT INTO proceso(id_proceso, id_aplicacion, denominacion, ruta_menu, estatus, descripcion, url, jerarquia_menu)VALUES (41,1, 'Experiencia Laboral', 'Sistema-Clasificación-Requisitos de un Cargo-Experiencia Laboral',  'A' , 'Experiencia Laboral', 'sigefirrhh/planificacion/clasificacion/ExperienciaCargo', '1.04.02.02' );" calcext:value-type="string">
            <text:p>INSERT INTO proceso(id_proceso, id_aplicacion, denominacion, ruta_menu, estatus, descripcion, url, jerarquia_menu)VALUES (41,1, 'Experiencia Laboral', 'Sistema-Clasificación-Requisitos de un Cargo-Experiencia Laboral', <text:s/>'A' , 'Experiencia Laboral', 'sigefirrhh/planificacion/clasificacion/ExperienciaCargo', '1.04.02.02' );</text:p>
          </table:table-cell>
          <table:table-cell table:number-columns-repeated="2"/>
          <table:table-cell table:formula="of:==IF([.L42] &lt;&gt; &quot;&quot;;&quot;INSERT INTO perfil_proceso(id_perfil_proceso, id_perfil, id_proceso, priuse) VALUES (&quot; &amp; [.O42] &amp; &quot;, 1, &quot; &amp; [.N42] &amp; &quot;, 'A'::text);&quot;; &quot;&quot;)" office:value-type="string" office:string-value="INSERT INTO perfil_proceso(id_perfil_proceso, id_perfil, id_proceso, priuse) VALUES (41, 1, 41, 'A'::text);" calcext:value-type="string">
            <text:p>INSERT INTO perfil_proceso(id_perfil_proceso, id_perfil, id_proceso, priuse) VALUES (41, 1, 41, 'A'::text);</text:p>
          </table:table-cell>
        </table:table-row>
        <table:table-row table:style-name="ro3">
          <table:table-cell table:style-name="ce2" table:formula="of:=[.$B$2]&amp;&quot;.&quot;&amp;[.$C$38]&amp;&quot;.&quot;&amp;[.$D$40]&amp;&quot;.&quot;&amp;[.E43]" office:value-type="string" office:string-value="1.04.02.03" calcext:value-type="string">
            <text:p>1.04.0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diestramiento</text:p>
          </table:table-cell>
          <table:table-cell/>
          <table:table-cell table:formula="of:=[.$H$40]&amp; &quot;-&quot; &amp; [.F43]" office:value-type="string" office:string-value="Sistema-Clasificación-Requisitos de un Cargo-Adiestramiento" calcext:value-type="string">
            <text:p>Sistema-Clasificación-Requisitos de un Cargo-Adiestramiento</text:p>
          </table:table-cell>
          <table:table-cell office:value-type="string" calcext:value-type="string">
            <text:p>sigefirrhh/planificacion/clasificacion/AdiestramientoCarg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43]" office:value-type="string" office:string-value="Adiestramiento" calcext:value-type="string">
            <text:p>Adiestramiento</text:p>
          </table:table-cell>
          <table:table-cell/>
          <table:table-cell table:number-columns-repeated="2" office:value-type="float" office:value="42" calcext:value-type="float">
            <text:p>42</text:p>
          </table:table-cell>
          <table:table-cell table:style-name="ce3" table:formula="of:=&quot;(&quot; &amp; [.N43] &amp; &quot;,&quot; &amp; &quot;1&quot; &amp; &quot;, '&quot; &amp; [.L43]  &amp; &quot;', &quot; &amp; &quot;'&quot; &amp; [.H43]  &amp;  &quot;',  'A' , '&quot; &amp; [.L43] &amp;  &quot;', '&quot;&amp;  [.I43]  &amp; &quot;', '&quot; &amp; [.A43] &amp; &quot;' );&quot;" office:value-type="string" office:string-value="(42,1, 'Adiestramiento', 'Sistema-Clasificación-Requisitos de un Cargo-Adiestramiento',  'A' , 'Adiestramiento', 'sigefirrhh/planificacion/clasificacion/AdiestramientoCargo', '1.04.02.03' );" calcext:value-type="string">
            <text:p>(42,1, 'Adiestramiento', 'Sistema-Clasificación-Requisitos de un Cargo-Adiestramiento', <text:s/>'A' , 'Adiestramiento', 'sigefirrhh/planificacion/clasificacion/AdiestramientoCargo', '1.04.02.03' );</text:p>
          </table:table-cell>
          <table:table-cell table:number-columns-repeated="4"/>
          <table:table-cell table:formula="of:=IF([.L43] &lt;&gt; &quot;&quot;;[.$P$1] &amp;  [.P43]; &quot;&quot;)" office:value-type="string" office:string-value="INSERT INTO proceso(id_proceso, id_aplicacion, denominacion, ruta_menu, estatus, descripcion, url, jerarquia_menu)VALUES (42,1, 'Adiestramiento', 'Sistema-Clasificación-Requisitos de un Cargo-Adiestramiento',  'A' , 'Adiestramiento', 'sigefirrhh/planificacion/clasificacion/AdiestramientoCargo', '1.04.02.03' );" calcext:value-type="string">
            <text:p>INSERT INTO proceso(id_proceso, id_aplicacion, denominacion, ruta_menu, estatus, descripcion, url, jerarquia_menu)VALUES (42,1, 'Adiestramiento', 'Sistema-Clasificación-Requisitos de un Cargo-Adiestramiento', <text:s/>'A' , 'Adiestramiento', 'sigefirrhh/planificacion/clasificacion/AdiestramientoCargo', '1.04.02.03' );</text:p>
          </table:table-cell>
          <table:table-cell table:number-columns-repeated="2"/>
          <table:table-cell table:formula="of:==IF([.L43] &lt;&gt; &quot;&quot;;&quot;INSERT INTO perfil_proceso(id_perfil_proceso, id_perfil, id_proceso, priuse) VALUES (&quot; &amp; [.O43] &amp; &quot;, 1, &quot; &amp; [.N43] &amp; &quot;, 'A'::text);&quot;; &quot;&quot;)" office:value-type="string" office:string-value="INSERT INTO perfil_proceso(id_perfil_proceso, id_perfil, id_proceso, priuse) VALUES (42, 1, 42, 'A'::text);" calcext:value-type="string">
            <text:p>INSERT INTO perfil_proceso(id_perfil_proceso, id_perfil, id_proceso, priuse) VALUES (42, 1, 42, 'A'::text);</text:p>
          </table:table-cell>
        </table:table-row>
        <table:table-row table:style-name="ro3">
          <table:table-cell table:style-name="ce2" table:formula="of:=[.$B$2]&amp;&quot;.&quot;&amp;[.$C$38]&amp;&quot;.&quot;&amp;[.$D$40]&amp;&quot;.&quot;&amp;[.E44]" office:value-type="string" office:string-value="1.04.02.04" calcext:value-type="string">
            <text:p>1.04.02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Habilidades/Cargo</text:p>
          </table:table-cell>
          <table:table-cell/>
          <table:table-cell table:formula="of:=[.$H$40]&amp; &quot;-&quot; &amp; [.F44]" office:value-type="string" office:string-value="Sistema-Clasificación-Requisitos de un Cargo-Habilidades/Cargo" calcext:value-type="string">
            <text:p>Sistema-Clasificación-Requisitos de un Cargo-Habilidades/Cargo</text:p>
          </table:table-cell>
          <table:table-cell office:value-type="string" calcext:value-type="string">
            <text:p>sigefirrhh/planificacion/clasificacion/HabilidadCarg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44]" office:value-type="string" office:string-value="Habilidades/Cargo" calcext:value-type="string">
            <text:p>Habilidades/Cargo</text:p>
          </table:table-cell>
          <table:table-cell/>
          <table:table-cell table:number-columns-repeated="2" office:value-type="float" office:value="43" calcext:value-type="float">
            <text:p>43</text:p>
          </table:table-cell>
          <table:table-cell table:style-name="ce3" table:formula="of:=&quot;(&quot; &amp; [.N44] &amp; &quot;,&quot; &amp; &quot;1&quot; &amp; &quot;, '&quot; &amp; [.L44]  &amp; &quot;', &quot; &amp; &quot;'&quot; &amp; [.H44]  &amp;  &quot;',  'A' , '&quot; &amp; [.L44] &amp;  &quot;', '&quot;&amp;  [.I44]  &amp; &quot;', '&quot; &amp; [.A44] &amp; &quot;' );&quot;" office:value-type="string" office:string-value="(43,1, 'Habilidades/Cargo', 'Sistema-Clasificación-Requisitos de un Cargo-Habilidades/Cargo',  'A' , 'Habilidades/Cargo', 'sigefirrhh/planificacion/clasificacion/HabilidadCargo', '1.04.02.04' );" calcext:value-type="string">
            <text:p>(43,1, 'Habilidades/Cargo', 'Sistema-Clasificación-Requisitos de un Cargo-Habilidades/Cargo', <text:s/>'A' , 'Habilidades/Cargo', 'sigefirrhh/planificacion/clasificacion/HabilidadCargo', '1.04.02.04' );</text:p>
          </table:table-cell>
          <table:table-cell table:number-columns-repeated="4"/>
          <table:table-cell table:formula="of:=IF([.L44] &lt;&gt; &quot;&quot;;[.$P$1] &amp;  [.P44]; &quot;&quot;)" office:value-type="string" office:string-value="INSERT INTO proceso(id_proceso, id_aplicacion, denominacion, ruta_menu, estatus, descripcion, url, jerarquia_menu)VALUES (43,1, 'Habilidades/Cargo', 'Sistema-Clasificación-Requisitos de un Cargo-Habilidades/Cargo',  'A' , 'Habilidades/Cargo', 'sigefirrhh/planificacion/clasificacion/HabilidadCargo', '1.04.02.04' );" calcext:value-type="string">
            <text:p>INSERT INTO proceso(id_proceso, id_aplicacion, denominacion, ruta_menu, estatus, descripcion, url, jerarquia_menu)VALUES (43,1, 'Habilidades/Cargo', 'Sistema-Clasificación-Requisitos de un Cargo-Habilidades/Cargo', <text:s/>'A' , 'Habilidades/Cargo', 'sigefirrhh/planificacion/clasificacion/HabilidadCargo', '1.04.02.04' );</text:p>
          </table:table-cell>
          <table:table-cell table:number-columns-repeated="2"/>
          <table:table-cell table:formula="of:==IF([.L44] &lt;&gt; &quot;&quot;;&quot;INSERT INTO perfil_proceso(id_perfil_proceso, id_perfil, id_proceso, priuse) VALUES (&quot; &amp; [.O44] &amp; &quot;, 1, &quot; &amp; [.N44] &amp; &quot;, 'A'::text);&quot;; &quot;&quot;)" office:value-type="string" office:string-value="INSERT INTO perfil_proceso(id_perfil_proceso, id_perfil, id_proceso, priuse) VALUES (43, 1, 43, 'A'::text);" calcext:value-type="string">
            <text:p>INSERT INTO perfil_proceso(id_perfil_proceso, id_perfil, id_proceso, priuse) VALUES (43, 1, 43, 'A'::text);</text:p>
          </table:table-cell>
        </table:table-row>
        <table:table-row table:style-name="ro3">
          <table:table-cell table:style-name="ce2" table:formula="of:=[.$B$2]&amp;&quot;.&quot;&amp;[.C45]" office:value-type="string" office:string-value="1.05" calcext:value-type="string">
            <text:p>1.05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Registro de Oferentes/Elegible</text:p>
          </table:table-cell>
          <table:table-cell table:number-columns-repeated="3"/>
          <table:table-cell table:style-name="ce2" table:formula="of:=[.$C$2]&amp;&quot;-&quot;&amp;[.D45]" office:value-type="string" office:string-value="Sistema-Registro de Oferentes/Elegible" calcext:value-type="string">
            <text:p>Sistema-Registro de Oferentes/Elegible</text:p>
          </table:table-cell>
          <table:table-cell table:formula="of:=+[.D45]" office:value-type="string" office:string-value="Registro de Oferentes/Elegible" calcext:value-type="string">
            <text:p>Registro de Oferentes/Elegibl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45]" office:value-type="string" office:string-value="Registro de Oferentes/Elegible" calcext:value-type="string">
            <text:p>Registro de Oferentes/Elegible</text:p>
          </table:table-cell>
          <table:table-cell/>
          <table:table-cell table:number-columns-repeated="2" office:value-type="float" office:value="44" calcext:value-type="float">
            <text:p>44</text:p>
          </table:table-cell>
          <table:table-cell table:style-name="ce3" table:formula="of:=&quot;(&quot; &amp; [.N45] &amp; &quot;,&quot; &amp; &quot;1&quot; &amp; &quot;, '&quot; &amp; [.L45]  &amp; &quot;', &quot; &amp; &quot;'&quot; &amp; [.H45]  &amp;  &quot;',  'A' , '&quot; &amp; [.L45] &amp;  &quot;', '&quot;&amp;  [.I45]  &amp; &quot;', '&quot; &amp; [.A45] &amp; &quot;' );&quot;" office:value-type="string" office:string-value="(44,1, 'Registro de Oferentes/Elegible', 'Sistema-Registro de Oferentes/Elegible',  'A' , 'Registro de Oferentes/Elegible', 'Registro de Oferentes/Elegible', '1.05' );" calcext:value-type="string">
            <text:p>(44,1, 'Registro de Oferentes/Elegible', 'Sistema-Registro de Oferentes/Elegible', <text:s/>'A' , 'Registro de Oferentes/Elegible', 'Registro de Oferentes/Elegible', '1.05' );</text:p>
          </table:table-cell>
          <table:table-cell table:number-columns-repeated="4"/>
          <table:table-cell table:formula="of:=IF([.L45] &lt;&gt; &quot;&quot;;[.$P$1] &amp;  [.P45]; &quot;&quot;)" office:value-type="string" office:string-value="INSERT INTO proceso(id_proceso, id_aplicacion, denominacion, ruta_menu, estatus, descripcion, url, jerarquia_menu)VALUES (44,1, 'Registro de Oferentes/Elegible', 'Sistema-Registro de Oferentes/Elegible',  'A' , 'Registro de Oferentes/Elegible', 'Registro de Oferentes/Elegible', '1.05' );" calcext:value-type="string">
            <text:p>INSERT INTO proceso(id_proceso, id_aplicacion, denominacion, ruta_menu, estatus, descripcion, url, jerarquia_menu)VALUES (44,1, 'Registro de Oferentes/Elegible', 'Sistema-Registro de Oferentes/Elegible', <text:s/>'A' , 'Registro de Oferentes/Elegible', 'Registro de Oferentes/Elegible', '1.05' );</text:p>
          </table:table-cell>
          <table:table-cell table:number-columns-repeated="2"/>
          <table:table-cell table:formula="of:==IF([.L45] &lt;&gt; &quot;&quot;;&quot;INSERT INTO perfil_proceso(id_perfil_proceso, id_perfil, id_proceso, priuse) VALUES (&quot; &amp; [.O45] &amp; &quot;, 1, &quot; &amp; [.N45] &amp; &quot;, 'A'::text);&quot;; &quot;&quot;)" office:value-type="string" office:string-value="INSERT INTO perfil_proceso(id_perfil_proceso, id_perfil, id_proceso, priuse) VALUES (44, 1, 44, 'A'::text);" calcext:value-type="string">
            <text:p>INSERT INTO perfil_proceso(id_perfil_proceso, id_perfil, id_proceso, priuse) VALUES (44, 1, 44, 'A'::text);</text:p>
          </table:table-cell>
        </table:table-row>
        <table:table-row table:style-name="ro3">
          <table:table-cell table:style-name="ce2" table:formula="of:=[.$B$2]&amp;&quot;.&quot;&amp;[.$C$45]&amp;&quot;.&quot;&amp;[.D46]" office:value-type="string" office:string-value="1.05.01" calcext:value-type="string">
            <text:p>1.05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Datos Personales</text:p>
          </table:table-cell>
          <table:table-cell table:number-columns-repeated="2"/>
          <table:table-cell table:formula="of:=[.$H$45]&amp;&quot;-&quot;&amp;[.E46]" office:value-type="string" office:string-value="Sistema-Registro de Oferentes/Elegible-Datos Personales" calcext:value-type="string">
            <text:p>Sistema-Registro de Oferentes/Elegible-Datos Personales</text:p>
          </table:table-cell>
          <table:table-cell table:formula="of:=[.G23]&amp;[.G35]" office:value-type="string" office:string-value="sigefirrhh/planificacion/elegible/" calcext:value-type="string">
            <text:p>sigefirrhh/planificacion/elegible/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46]" office:value-type="string" office:string-value="Datos Personales" calcext:value-type="string">
            <text:p>Datos Personales</text:p>
          </table:table-cell>
          <table:table-cell/>
          <table:table-cell table:number-columns-repeated="2" office:value-type="float" office:value="45" calcext:value-type="float">
            <text:p>45</text:p>
          </table:table-cell>
          <table:table-cell table:style-name="ce3" table:formula="of:=&quot;(&quot; &amp; [.N46] &amp; &quot;,&quot; &amp; &quot;1&quot; &amp; &quot;, '&quot; &amp; [.L46]  &amp; &quot;', &quot; &amp; &quot;'&quot; &amp; [.H46]  &amp;  &quot;',  'A' , '&quot; &amp; [.L46] &amp;  &quot;', '&quot;&amp;  [.I46]  &amp; &quot;', '&quot; &amp; [.A46] &amp; &quot;' );&quot;" office:value-type="string" office:string-value="(45,1, 'Datos Personales', 'Sistema-Registro de Oferentes/Elegible-Datos Personales',  'A' , 'Datos Personales', 'sigefirrhh/planificacion/elegible/', '1.05.01' );" calcext:value-type="string">
            <text:p>(45,1, 'Datos Personales', 'Sistema-Registro de Oferentes/Elegible-Datos Personales', <text:s/>'A' , 'Datos Personales', 'sigefirrhh/planificacion/elegible/', '1.05.01' );</text:p>
          </table:table-cell>
          <table:table-cell table:number-columns-repeated="4"/>
          <table:table-cell table:formula="of:=IF([.L46] &lt;&gt; &quot;&quot;;[.$P$1] &amp;  [.P46]; &quot;&quot;)" office:value-type="string" office:string-value="INSERT INTO proceso(id_proceso, id_aplicacion, denominacion, ruta_menu, estatus, descripcion, url, jerarquia_menu)VALUES (45,1, 'Datos Personales', 'Sistema-Registro de Oferentes/Elegible-Datos Personales',  'A' , 'Datos Personales', 'sigefirrhh/planificacion/elegible/', '1.05.01' );" calcext:value-type="string">
            <text:p>INSERT INTO proceso(id_proceso, id_aplicacion, denominacion, ruta_menu, estatus, descripcion, url, jerarquia_menu)VALUES (45,1, 'Datos Personales', 'Sistema-Registro de Oferentes/Elegible-Datos Personales', <text:s/>'A' , 'Datos Personales', 'sigefirrhh/planificacion/elegible/', '1.05.01' );</text:p>
          </table:table-cell>
          <table:table-cell table:number-columns-repeated="2"/>
          <table:table-cell table:formula="of:==IF([.L46] &lt;&gt; &quot;&quot;;&quot;INSERT INTO perfil_proceso(id_perfil_proceso, id_perfil, id_proceso, priuse) VALUES (&quot; &amp; [.O46] &amp; &quot;, 1, &quot; &amp; [.N46] &amp; &quot;, 'A'::text);&quot;; &quot;&quot;)" office:value-type="string" office:string-value="INSERT INTO perfil_proceso(id_perfil_proceso, id_perfil, id_proceso, priuse) VALUES (45, 1, 45, 'A'::text);" calcext:value-type="string">
            <text:p>INSERT INTO perfil_proceso(id_perfil_proceso, id_perfil, id_proceso, priuse) VALUES (45, 1, 45, 'A'::text);</text:p>
          </table:table-cell>
        </table:table-row>
        <table:table-row table:style-name="ro3">
          <table:table-cell table:style-name="ce2" table:formula="of:=[.$B$2]&amp;&quot;.&quot;&amp;[.$C$45]&amp;&quot;.&quot;&amp;[.D47]" office:value-type="string" office:string-value="1.05.02" calcext:value-type="string">
            <text:p>1.05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Educación Formal</text:p>
          </table:table-cell>
          <table:table-cell table:number-columns-repeated="2"/>
          <table:table-cell table:formula="of:=[.$H$45]&amp;&quot;-&quot;&amp;[.E47]" office:value-type="string" office:string-value="Sistema-Registro de Oferentes/Elegible-Educación Formal" calcext:value-type="string">
            <text:p>Sistema-Registro de Oferentes/Elegible-Educación Formal</text:p>
          </table:table-cell>
          <table:table-cell office:value-type="string" calcext:value-type="string">
            <text:p>sigefirrhh/planificacion/elegible/ElegibleEduc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47]" office:value-type="string" office:string-value="Educación Formal" calcext:value-type="string">
            <text:p>Educación Formal</text:p>
          </table:table-cell>
          <table:table-cell/>
          <table:table-cell table:number-columns-repeated="2" office:value-type="float" office:value="46" calcext:value-type="float">
            <text:p>46</text:p>
          </table:table-cell>
          <table:table-cell table:style-name="ce3" table:formula="of:=&quot;(&quot; &amp; [.N47] &amp; &quot;,&quot; &amp; &quot;1&quot; &amp; &quot;, '&quot; &amp; [.L47]  &amp; &quot;', &quot; &amp; &quot;'&quot; &amp; [.H47]  &amp;  &quot;',  'A' , '&quot; &amp; [.L47] &amp;  &quot;', '&quot;&amp;  [.I47]  &amp; &quot;', '&quot; &amp; [.A47] &amp; &quot;' );&quot;" office:value-type="string" office:string-value="(46,1, 'Educación Formal', 'Sistema-Registro de Oferentes/Elegible-Educación Formal',  'A' , 'Educación Formal', 'sigefirrhh/planificacion/elegible/ElegibleEducacion', '1.05.02' );" calcext:value-type="string">
            <text:p>(46,1, 'Educación Formal', 'Sistema-Registro de Oferentes/Elegible-Educación Formal', <text:s/>'A' , 'Educación Formal', 'sigefirrhh/planificacion/elegible/ElegibleEducacion', '1.05.02' );</text:p>
          </table:table-cell>
          <table:table-cell table:number-columns-repeated="4"/>
          <table:table-cell table:formula="of:=IF([.L47] &lt;&gt; &quot;&quot;;[.$P$1] &amp;  [.P47]; &quot;&quot;)" office:value-type="string" office:string-value="INSERT INTO proceso(id_proceso, id_aplicacion, denominacion, ruta_menu, estatus, descripcion, url, jerarquia_menu)VALUES (46,1, 'Educación Formal', 'Sistema-Registro de Oferentes/Elegible-Educación Formal',  'A' , 'Educación Formal', 'sigefirrhh/planificacion/elegible/ElegibleEducacion', '1.05.02' );" calcext:value-type="string">
            <text:p>INSERT INTO proceso(id_proceso, id_aplicacion, denominacion, ruta_menu, estatus, descripcion, url, jerarquia_menu)VALUES (46,1, 'Educación Formal', 'Sistema-Registro de Oferentes/Elegible-Educación Formal', <text:s/>'A' , 'Educación Formal', 'sigefirrhh/planificacion/elegible/ElegibleEducacion', '1.05.02' );</text:p>
          </table:table-cell>
          <table:table-cell table:number-columns-repeated="2"/>
          <table:table-cell table:formula="of:==IF([.L47] &lt;&gt; &quot;&quot;;&quot;INSERT INTO perfil_proceso(id_perfil_proceso, id_perfil, id_proceso, priuse) VALUES (&quot; &amp; [.O47] &amp; &quot;, 1, &quot; &amp; [.N47] &amp; &quot;, 'A'::text);&quot;; &quot;&quot;)" office:value-type="string" office:string-value="INSERT INTO perfil_proceso(id_perfil_proceso, id_perfil, id_proceso, priuse) VALUES (46, 1, 46, 'A'::text);" calcext:value-type="string">
            <text:p>INSERT INTO perfil_proceso(id_perfil_proceso, id_perfil, id_proceso, priuse) VALUES (46, 1, 46, 'A'::text);</text:p>
          </table:table-cell>
        </table:table-row>
        <table:table-row table:style-name="ro3">
          <table:table-cell table:style-name="ce2" table:formula="of:=[.$B$2]&amp;&quot;.&quot;&amp;[.$C$45]&amp;&quot;.&quot;&amp;[.D48]" office:value-type="string" office:string-value="1.05.03" calcext:value-type="string">
            <text:p>1.05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ofesiones y/o Oficios</text:p>
          </table:table-cell>
          <table:table-cell table:number-columns-repeated="2"/>
          <table:table-cell table:formula="of:=[.$H$45]&amp;&quot;-&quot;&amp;[.E48]" office:value-type="string" office:string-value="Sistema-Registro de Oferentes/Elegible-Profesiones y/o Oficios" calcext:value-type="string">
            <text:p>Sistema-Registro de Oferentes/Elegible-Profesiones y/o Oficios</text:p>
          </table:table-cell>
          <table:table-cell office:value-type="string" calcext:value-type="string">
            <text:p>sigefirrhh/planificacion/elegible/ElegibleProfes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48]" office:value-type="string" office:string-value="Profesiones y/o Oficios" calcext:value-type="string">
            <text:p>Profesiones y/o Oficios</text:p>
          </table:table-cell>
          <table:table-cell/>
          <table:table-cell table:number-columns-repeated="2" office:value-type="float" office:value="47" calcext:value-type="float">
            <text:p>47</text:p>
          </table:table-cell>
          <table:table-cell table:style-name="ce3" table:formula="of:=&quot;(&quot; &amp; [.N48] &amp; &quot;,&quot; &amp; &quot;1&quot; &amp; &quot;, '&quot; &amp; [.L48]  &amp; &quot;', &quot; &amp; &quot;'&quot; &amp; [.H48]  &amp;  &quot;',  'A' , '&quot; &amp; [.L48] &amp;  &quot;', '&quot;&amp;  [.I48]  &amp; &quot;', '&quot; &amp; [.A48] &amp; &quot;' );&quot;" office:value-type="string" office:string-value="(47,1, 'Profesiones y/o Oficios', 'Sistema-Registro de Oferentes/Elegible-Profesiones y/o Oficios',  'A' , 'Profesiones y/o Oficios', 'sigefirrhh/planificacion/elegible/ElegibleProfesion', '1.05.03' );" calcext:value-type="string">
            <text:p>(47,1, 'Profesiones y/o Oficios', 'Sistema-Registro de Oferentes/Elegible-Profesiones y/o Oficios', <text:s/>'A' , 'Profesiones y/o Oficios', 'sigefirrhh/planificacion/elegible/ElegibleProfesion', '1.05.03' );</text:p>
          </table:table-cell>
          <table:table-cell table:number-columns-repeated="4"/>
          <table:table-cell table:formula="of:=IF([.L48] &lt;&gt; &quot;&quot;;[.$P$1] &amp;  [.P48]; &quot;&quot;)" office:value-type="string" office:string-value="INSERT INTO proceso(id_proceso, id_aplicacion, denominacion, ruta_menu, estatus, descripcion, url, jerarquia_menu)VALUES (47,1, 'Profesiones y/o Oficios', 'Sistema-Registro de Oferentes/Elegible-Profesiones y/o Oficios',  'A' , 'Profesiones y/o Oficios', 'sigefirrhh/planificacion/elegible/ElegibleProfesion', '1.05.03' );" calcext:value-type="string">
            <text:p>INSERT INTO proceso(id_proceso, id_aplicacion, denominacion, ruta_menu, estatus, descripcion, url, jerarquia_menu)VALUES (47,1, 'Profesiones y/o Oficios', 'Sistema-Registro de Oferentes/Elegible-Profesiones y/o Oficios', <text:s/>'A' , 'Profesiones y/o Oficios', 'sigefirrhh/planificacion/elegible/ElegibleProfesion', '1.05.03' );</text:p>
          </table:table-cell>
          <table:table-cell table:number-columns-repeated="2"/>
          <table:table-cell table:formula="of:==IF([.L48] &lt;&gt; &quot;&quot;;&quot;INSERT INTO perfil_proceso(id_perfil_proceso, id_perfil, id_proceso, priuse) VALUES (&quot; &amp; [.O48] &amp; &quot;, 1, &quot; &amp; [.N48] &amp; &quot;, 'A'::text);&quot;; &quot;&quot;)" office:value-type="string" office:string-value="INSERT INTO perfil_proceso(id_perfil_proceso, id_perfil, id_proceso, priuse) VALUES (47, 1, 47, 'A'::text);" calcext:value-type="string">
            <text:p>INSERT INTO perfil_proceso(id_perfil_proceso, id_perfil, id_proceso, priuse) VALUES (47, 1, 47, 'A'::text);</text:p>
          </table:table-cell>
        </table:table-row>
        <table:table-row table:style-name="ro3">
          <table:table-cell table:style-name="ce2" table:formula="of:=[.$B$2]&amp;&quot;.&quot;&amp;[.$C$45]&amp;&quot;.&quot;&amp;[.D49]" office:value-type="string" office:string-value="1.05.04" calcext:value-type="string">
            <text:p>1.05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Estudios Informales</text:p>
          </table:table-cell>
          <table:table-cell table:number-columns-repeated="2"/>
          <table:table-cell table:formula="of:=[.$H$45]&amp;&quot;-&quot;&amp;[.E49]" office:value-type="string" office:string-value="Sistema-Registro de Oferentes/Elegible-Estudios Informales" calcext:value-type="string">
            <text:p>Sistema-Registro de Oferentes/Elegible-Estudios Informales</text:p>
          </table:table-cell>
          <table:table-cell office:value-type="string" calcext:value-type="string">
            <text:p>sigefirrhh/planificacion/elegible/ElegibleEstudi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49]" office:value-type="string" office:string-value="Estudios Informales" calcext:value-type="string">
            <text:p>Estudios Informales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 table:style-name="ce3" table:formula="of:=&quot;(&quot; &amp; [.N49] &amp; &quot;,&quot; &amp; &quot;1&quot; &amp; &quot;, '&quot; &amp; [.L49]  &amp; &quot;', &quot; &amp; &quot;'&quot; &amp; [.H49]  &amp;  &quot;',  'A' , '&quot; &amp; [.L49] &amp;  &quot;', '&quot;&amp;  [.I49]  &amp; &quot;', '&quot; &amp; [.A49] &amp; &quot;' );&quot;" office:value-type="string" office:string-value="(48,1, 'Estudios Informales', 'Sistema-Registro de Oferentes/Elegible-Estudios Informales',  'A' , 'Estudios Informales', 'sigefirrhh/planificacion/elegible/ElegibleEstudio', '1.05.04' );" calcext:value-type="string">
            <text:p>(48,1, 'Estudios Informales', 'Sistema-Registro de Oferentes/Elegible-Estudios Informales', <text:s/>'A' , 'Estudios Informales', 'sigefirrhh/planificacion/elegible/ElegibleEstudio', '1.05.04' );</text:p>
          </table:table-cell>
          <table:table-cell table:number-columns-repeated="4"/>
          <table:table-cell table:formula="of:=IF([.L49] &lt;&gt; &quot;&quot;;[.$P$1] &amp;  [.P49]; &quot;&quot;)" office:value-type="string" office:string-value="INSERT INTO proceso(id_proceso, id_aplicacion, denominacion, ruta_menu, estatus, descripcion, url, jerarquia_menu)VALUES (48,1, 'Estudios Informales', 'Sistema-Registro de Oferentes/Elegible-Estudios Informales',  'A' , 'Estudios Informales', 'sigefirrhh/planificacion/elegible/ElegibleEstudio', '1.05.04' );" calcext:value-type="string">
            <text:p>INSERT INTO proceso(id_proceso, id_aplicacion, denominacion, ruta_menu, estatus, descripcion, url, jerarquia_menu)VALUES (48,1, 'Estudios Informales', 'Sistema-Registro de Oferentes/Elegible-Estudios Informales', <text:s/>'A' , 'Estudios Informales', 'sigefirrhh/planificacion/elegible/ElegibleEstudio', '1.05.04' );</text:p>
          </table:table-cell>
          <table:table-cell table:number-columns-repeated="2"/>
          <table:table-cell table:formula="of:==IF([.L49] &lt;&gt; &quot;&quot;;&quot;INSERT INTO perfil_proceso(id_perfil_proceso, id_perfil, id_proceso, priuse) VALUES (&quot; &amp; [.O49] &amp; &quot;, 1, &quot; &amp; [.N49] &amp; &quot;, 'A'::text);&quot;; &quot;&quot;)" office:value-type="string" office:string-value="INSERT INTO perfil_proceso(id_perfil_proceso, id_perfil, id_proceso, priuse) VALUES (48, 1, 48, 'A'::text);" calcext:value-type="string">
            <text:p>INSERT INTO perfil_proceso(id_perfil_proceso, id_perfil, id_proceso, priuse) VALUES (48, 1, 48, 'A'::text);</text:p>
          </table:table-cell>
        </table:table-row>
        <table:table-row table:style-name="ro3">
          <table:table-cell table:style-name="ce2" table:formula="of:=[.$B$2]&amp;&quot;.&quot;&amp;[.$C$45]&amp;&quot;.&quot;&amp;[.D50]" office:value-type="string" office:string-value="1.05.05" calcext:value-type="string">
            <text:p>1.05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ertificaciones</text:p>
          </table:table-cell>
          <table:table-cell table:number-columns-repeated="2"/>
          <table:table-cell table:formula="of:=[.$H$45]&amp;&quot;-&quot;&amp;[.E50]" office:value-type="string" office:string-value="Sistema-Registro de Oferentes/Elegible-Certificaciones" calcext:value-type="string">
            <text:p>Sistema-Registro de Oferentes/Elegible-Certificaciones</text:p>
          </table:table-cell>
          <table:table-cell office:value-type="string" calcext:value-type="string">
            <text:p>sigefirrhh/planificacion/elegible/ElegibleCertific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50]" office:value-type="string" office:string-value="Certificaciones" calcext:value-type="string">
            <text:p>Certificaciones</text:p>
          </table:table-cell>
          <table:table-cell/>
          <table:table-cell table:number-columns-repeated="2" office:value-type="float" office:value="49" calcext:value-type="float">
            <text:p>49</text:p>
          </table:table-cell>
          <table:table-cell table:style-name="ce3" table:formula="of:=&quot;(&quot; &amp; [.N50] &amp; &quot;,&quot; &amp; &quot;1&quot; &amp; &quot;, '&quot; &amp; [.L50]  &amp; &quot;', &quot; &amp; &quot;'&quot; &amp; [.H50]  &amp;  &quot;',  'A' , '&quot; &amp; [.L50] &amp;  &quot;', '&quot;&amp;  [.I50]  &amp; &quot;', '&quot; &amp; [.A50] &amp; &quot;' );&quot;" office:value-type="string" office:string-value="(49,1, 'Certificaciones', 'Sistema-Registro de Oferentes/Elegible-Certificaciones',  'A' , 'Certificaciones', 'sigefirrhh/planificacion/elegible/ElegibleCertificacion', '1.05.05' );" calcext:value-type="string">
            <text:p>(49,1, 'Certificaciones', 'Sistema-Registro de Oferentes/Elegible-Certificaciones', <text:s/>'A' , 'Certificaciones', 'sigefirrhh/planificacion/elegible/ElegibleCertificacion', '1.05.05' );</text:p>
          </table:table-cell>
          <table:table-cell table:number-columns-repeated="4"/>
          <table:table-cell table:formula="of:=IF([.L50] &lt;&gt; &quot;&quot;;[.$P$1] &amp;  [.P50]; &quot;&quot;)" office:value-type="string" office:string-value="INSERT INTO proceso(id_proceso, id_aplicacion, denominacion, ruta_menu, estatus, descripcion, url, jerarquia_menu)VALUES (49,1, 'Certificaciones', 'Sistema-Registro de Oferentes/Elegible-Certificaciones',  'A' , 'Certificaciones', 'sigefirrhh/planificacion/elegible/ElegibleCertificacion', '1.05.05' );" calcext:value-type="string">
            <text:p>INSERT INTO proceso(id_proceso, id_aplicacion, denominacion, ruta_menu, estatus, descripcion, url, jerarquia_menu)VALUES (49,1, 'Certificaciones', 'Sistema-Registro de Oferentes/Elegible-Certificaciones', <text:s/>'A' , 'Certificaciones', 'sigefirrhh/planificacion/elegible/ElegibleCertificacion', '1.05.05' );</text:p>
          </table:table-cell>
          <table:table-cell table:number-columns-repeated="2"/>
          <table:table-cell table:formula="of:==IF([.L50] &lt;&gt; &quot;&quot;;&quot;INSERT INTO perfil_proceso(id_perfil_proceso, id_perfil, id_proceso, priuse) VALUES (&quot; &amp; [.O50] &amp; &quot;, 1, &quot; &amp; [.N50] &amp; &quot;, 'A'::text);&quot;; &quot;&quot;)" office:value-type="string" office:string-value="INSERT INTO perfil_proceso(id_perfil_proceso, id_perfil, id_proceso, priuse) VALUES (49, 1, 49, 'A'::text);" calcext:value-type="string">
            <text:p>INSERT INTO perfil_proceso(id_perfil_proceso, id_perfil, id_proceso, priuse) VALUES (49, 1, 49, 'A'::text);</text:p>
          </table:table-cell>
        </table:table-row>
        <table:table-row table:style-name="ro3">
          <table:table-cell table:style-name="ce2" table:formula="of:=[.$B$2]&amp;&quot;.&quot;&amp;[.$C$45]&amp;&quot;.&quot;&amp;[.D51]" office:value-type="string" office:string-value="1.05.06" calcext:value-type="string">
            <text:p>1.05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Experiencia Laboral</text:p>
          </table:table-cell>
          <table:table-cell table:number-columns-repeated="2"/>
          <table:table-cell table:formula="of:=[.$H$45]&amp;&quot;-&quot;&amp;[.E51]" office:value-type="string" office:string-value="Sistema-Registro de Oferentes/Elegible-Experiencia Laboral" calcext:value-type="string">
            <text:p>Sistema-Registro de Oferentes/Elegible-Experiencia Laboral</text:p>
          </table:table-cell>
          <table:table-cell office:value-type="string" calcext:value-type="string">
            <text:p>sigefirrhh/planificacion/elegible/ElegibleExperienci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gible Experiencia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style-name="ce3" table:formula="of:=&quot;(&quot; &amp; [.N51] &amp; &quot;,&quot; &amp; &quot;1&quot; &amp; &quot;, '&quot; &amp; [.L51]  &amp; &quot;', &quot; &amp; &quot;'&quot; &amp; [.H51]  &amp;  &quot;',  'A' , '&quot; &amp; [.L51] &amp;  &quot;', '&quot;&amp;  [.I51]  &amp; &quot;', '&quot; &amp; [.A51] &amp; &quot;' );&quot;" office:value-type="string" office:string-value="(50,1, 'Elegible Experiencia', 'Sistema-Registro de Oferentes/Elegible-Experiencia Laboral',  'A' , 'Elegible Experiencia', 'sigefirrhh/planificacion/elegible/ElegibleExperiencia', '1.05.06' );" calcext:value-type="string">
            <text:p>(50,1, 'Elegible Experiencia', 'Sistema-Registro de Oferentes/Elegible-Experiencia Laboral', <text:s/>'A' , 'Elegible Experiencia', 'sigefirrhh/planificacion/elegible/ElegibleExperiencia', '1.05.06' );</text:p>
          </table:table-cell>
          <table:table-cell table:number-columns-repeated="4"/>
          <table:table-cell table:formula="of:=IF([.L51] &lt;&gt; &quot;&quot;;[.$P$1] &amp;  [.P51]; &quot;&quot;)" office:value-type="string" office:string-value="INSERT INTO proceso(id_proceso, id_aplicacion, denominacion, ruta_menu, estatus, descripcion, url, jerarquia_menu)VALUES (50,1, 'Elegible Experiencia', 'Sistema-Registro de Oferentes/Elegible-Experiencia Laboral',  'A' , 'Elegible Experiencia', 'sigefirrhh/planificacion/elegible/ElegibleExperiencia', '1.05.06' );" calcext:value-type="string">
            <text:p>INSERT INTO proceso(id_proceso, id_aplicacion, denominacion, ruta_menu, estatus, descripcion, url, jerarquia_menu)VALUES (50,1, 'Elegible Experiencia', 'Sistema-Registro de Oferentes/Elegible-Experiencia Laboral', <text:s/>'A' , 'Elegible Experiencia', 'sigefirrhh/planificacion/elegible/ElegibleExperiencia', '1.05.06' );</text:p>
          </table:table-cell>
          <table:table-cell table:number-columns-repeated="2"/>
          <table:table-cell table:formula="of:==IF([.L51] &lt;&gt; &quot;&quot;;&quot;INSERT INTO perfil_proceso(id_perfil_proceso, id_perfil, id_proceso, priuse) VALUES (&quot; &amp; [.O51] &amp; &quot;, 1, &quot; &amp; [.N51] &amp; &quot;, 'A'::text);&quot;; &quot;&quot;)" office:value-type="string" office:string-value="INSERT INTO perfil_proceso(id_perfil_proceso, id_perfil, id_proceso, priuse) VALUES (50, 1, 50, 'A'::text);" calcext:value-type="string">
            <text:p>INSERT INTO perfil_proceso(id_perfil_proceso, id_perfil, id_proceso, priuse) VALUES (50, 1, 50, 'A'::text);</text:p>
          </table:table-cell>
        </table:table-row>
        <table:table-row table:style-name="ro3">
          <table:table-cell table:style-name="ce2" table:formula="of:=[.$B$2]&amp;&quot;.&quot;&amp;[.$C$45]&amp;&quot;.&quot;&amp;[.D52]" office:value-type="string" office:string-value="1.05.07" calcext:value-type="string">
            <text:p>1.05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Idiomas</text:p>
          </table:table-cell>
          <table:table-cell table:number-columns-repeated="2"/>
          <table:table-cell table:formula="of:=[.$H$45]&amp;&quot;-&quot;&amp;[.E52]" office:value-type="string" office:string-value="Sistema-Registro de Oferentes/Elegible-Idiomas" calcext:value-type="string">
            <text:p>Sistema-Registro de Oferentes/Elegible-Idiomas</text:p>
          </table:table-cell>
          <table:table-cell office:value-type="string" calcext:value-type="string">
            <text:p>sigefirrhh/planificacion/elegible/ElegibleIdiom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52]" office:value-type="string" office:string-value="Idiomas" calcext:value-type="string">
            <text:p>Idiomas</text:p>
          </table:table-cell>
          <table:table-cell/>
          <table:table-cell table:number-columns-repeated="2" office:value-type="float" office:value="51" calcext:value-type="float">
            <text:p>51</text:p>
          </table:table-cell>
          <table:table-cell table:style-name="ce3" table:formula="of:=&quot;(&quot; &amp; [.N52] &amp; &quot;,&quot; &amp; &quot;1&quot; &amp; &quot;, '&quot; &amp; [.L52]  &amp; &quot;', &quot; &amp; &quot;'&quot; &amp; [.H52]  &amp;  &quot;',  'A' , '&quot; &amp; [.L52] &amp;  &quot;', '&quot;&amp;  [.I52]  &amp; &quot;', '&quot; &amp; [.A52] &amp; &quot;' );&quot;" office:value-type="string" office:string-value="(51,1, 'Idiomas', 'Sistema-Registro de Oferentes/Elegible-Idiomas',  'A' , 'Idiomas', 'sigefirrhh/planificacion/elegible/ElegibleIdioma', '1.05.07' );" calcext:value-type="string">
            <text:p>(51,1, 'Idiomas', 'Sistema-Registro de Oferentes/Elegible-Idiomas', <text:s/>'A' , 'Idiomas', 'sigefirrhh/planificacion/elegible/ElegibleIdioma', '1.05.07' );</text:p>
          </table:table-cell>
          <table:table-cell table:number-columns-repeated="4"/>
          <table:table-cell table:formula="of:=IF([.L52] &lt;&gt; &quot;&quot;;[.$P$1] &amp;  [.P52]; &quot;&quot;)" office:value-type="string" office:string-value="INSERT INTO proceso(id_proceso, id_aplicacion, denominacion, ruta_menu, estatus, descripcion, url, jerarquia_menu)VALUES (51,1, 'Idiomas', 'Sistema-Registro de Oferentes/Elegible-Idiomas',  'A' , 'Idiomas', 'sigefirrhh/planificacion/elegible/ElegibleIdioma', '1.05.07' );" calcext:value-type="string">
            <text:p>INSERT INTO proceso(id_proceso, id_aplicacion, denominacion, ruta_menu, estatus, descripcion, url, jerarquia_menu)VALUES (51,1, 'Idiomas', 'Sistema-Registro de Oferentes/Elegible-Idiomas', <text:s/>'A' , 'Idiomas', 'sigefirrhh/planificacion/elegible/ElegibleIdioma', '1.05.07' );</text:p>
          </table:table-cell>
          <table:table-cell table:number-columns-repeated="2"/>
          <table:table-cell table:formula="of:==IF([.L52] &lt;&gt; &quot;&quot;;&quot;INSERT INTO perfil_proceso(id_perfil_proceso, id_perfil, id_proceso, priuse) VALUES (&quot; &amp; [.O52] &amp; &quot;, 1, &quot; &amp; [.N52] &amp; &quot;, 'A'::text);&quot;; &quot;&quot;)" office:value-type="string" office:string-value="INSERT INTO perfil_proceso(id_perfil_proceso, id_perfil, id_proceso, priuse) VALUES (51, 1, 51, 'A'::text);" calcext:value-type="string">
            <text:p>INSERT INTO perfil_proceso(id_perfil_proceso, id_perfil, id_proceso, priuse) VALUES (51, 1, 51, 'A'::text);</text:p>
          </table:table-cell>
        </table:table-row>
        <table:table-row table:style-name="ro3">
          <table:table-cell table:style-name="ce2" table:formula="of:=[.$B$2]&amp;&quot;.&quot;&amp;[.$C$45]&amp;&quot;.&quot;&amp;[.D53]" office:value-type="string" office:string-value="1.05.08" calcext:value-type="string">
            <text:p>1.05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Grupo Familiar</text:p>
          </table:table-cell>
          <table:table-cell table:number-columns-repeated="2"/>
          <table:table-cell table:formula="of:=[.$H$45]&amp;&quot;-&quot;&amp;[.E53]" office:value-type="string" office:string-value="Sistema-Registro de Oferentes/Elegible-Grupo Familiar" calcext:value-type="string">
            <text:p>Sistema-Registro de Oferentes/Elegible-Grupo Familiar</text:p>
          </table:table-cell>
          <table:table-cell office:value-type="string" calcext:value-type="string">
            <text:p>sigefirrhh/planificacion/elegible/ElegibleFamilia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53]" office:value-type="string" office:string-value="Grupo Familiar" calcext:value-type="string">
            <text:p>Grupo Familiar</text:p>
          </table:table-cell>
          <table:table-cell/>
          <table:table-cell table:number-columns-repeated="2" office:value-type="float" office:value="52" calcext:value-type="float">
            <text:p>52</text:p>
          </table:table-cell>
          <table:table-cell table:style-name="ce3" table:formula="of:=&quot;(&quot; &amp; [.N53] &amp; &quot;,&quot; &amp; &quot;1&quot; &amp; &quot;, '&quot; &amp; [.L53]  &amp; &quot;', &quot; &amp; &quot;'&quot; &amp; [.H53]  &amp;  &quot;',  'A' , '&quot; &amp; [.L53] &amp;  &quot;', '&quot;&amp;  [.I53]  &amp; &quot;', '&quot; &amp; [.A53] &amp; &quot;' );&quot;" office:value-type="string" office:string-value="(52,1, 'Grupo Familiar', 'Sistema-Registro de Oferentes/Elegible-Grupo Familiar',  'A' , 'Grupo Familiar', 'sigefirrhh/planificacion/elegible/ElegibleFamiliar', '1.05.08' );" calcext:value-type="string">
            <text:p>(52,1, 'Grupo Familiar', 'Sistema-Registro de Oferentes/Elegible-Grupo Familiar', <text:s/>'A' , 'Grupo Familiar', 'sigefirrhh/planificacion/elegible/ElegibleFamiliar', '1.05.08' );</text:p>
          </table:table-cell>
          <table:table-cell table:number-columns-repeated="4"/>
          <table:table-cell table:formula="of:=IF([.L53] &lt;&gt; &quot;&quot;;[.$P$1] &amp;  [.P53]; &quot;&quot;)" office:value-type="string" office:string-value="INSERT INTO proceso(id_proceso, id_aplicacion, denominacion, ruta_menu, estatus, descripcion, url, jerarquia_menu)VALUES (52,1, 'Grupo Familiar', 'Sistema-Registro de Oferentes/Elegible-Grupo Familiar',  'A' , 'Grupo Familiar', 'sigefirrhh/planificacion/elegible/ElegibleFamiliar', '1.05.08' );" calcext:value-type="string">
            <text:p>INSERT INTO proceso(id_proceso, id_aplicacion, denominacion, ruta_menu, estatus, descripcion, url, jerarquia_menu)VALUES (52,1, 'Grupo Familiar', 'Sistema-Registro de Oferentes/Elegible-Grupo Familiar', <text:s/>'A' , 'Grupo Familiar', 'sigefirrhh/planificacion/elegible/ElegibleFamiliar', '1.05.08' );</text:p>
          </table:table-cell>
          <table:table-cell table:number-columns-repeated="2"/>
          <table:table-cell table:formula="of:==IF([.L53] &lt;&gt; &quot;&quot;;&quot;INSERT INTO perfil_proceso(id_perfil_proceso, id_perfil, id_proceso, priuse) VALUES (&quot; &amp; [.O53] &amp; &quot;, 1, &quot; &amp; [.N53] &amp; &quot;, 'A'::text);&quot;; &quot;&quot;)" office:value-type="string" office:string-value="INSERT INTO perfil_proceso(id_perfil_proceso, id_perfil, id_proceso, priuse) VALUES (52, 1, 52, 'A'::text);" calcext:value-type="string">
            <text:p>INSERT INTO perfil_proceso(id_perfil_proceso, id_perfil, id_proceso, priuse) VALUES (52, 1, 52, 'A'::text);</text:p>
          </table:table-cell>
        </table:table-row>
        <table:table-row table:style-name="ro3">
          <table:table-cell table:style-name="ce2" table:formula="of:=[.$B$2]&amp;&quot;.&quot;&amp;[.$C$45]&amp;&quot;.&quot;&amp;[.D54]" office:value-type="string" office:string-value="1.05.09" calcext:value-type="string">
            <text:p>1.05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Afiliaciones a Gremios</text:p>
          </table:table-cell>
          <table:table-cell table:number-columns-repeated="2"/>
          <table:table-cell table:formula="of:=[.$H$45]&amp;&quot;-&quot;&amp;[.E54]" office:value-type="string" office:string-value="Sistema-Registro de Oferentes/Elegible-Afiliaciones a Gremios" calcext:value-type="string">
            <text:p>Sistema-Registro de Oferentes/Elegible-Afiliaciones a Gremios</text:p>
          </table:table-cell>
          <table:table-cell office:value-type="string" calcext:value-type="string">
            <text:p>sigefirrhh/planificacion/elegible/ElegibleAfili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54]" office:value-type="string" office:string-value="Afiliaciones a Gremios" calcext:value-type="string">
            <text:p>Afiliaciones a Gremios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 table:style-name="ce3" table:formula="of:=&quot;(&quot; &amp; [.N54] &amp; &quot;,&quot; &amp; &quot;1&quot; &amp; &quot;, '&quot; &amp; [.L54]  &amp; &quot;', &quot; &amp; &quot;'&quot; &amp; [.H54]  &amp;  &quot;',  'A' , '&quot; &amp; [.L54] &amp;  &quot;', '&quot;&amp;  [.I54]  &amp; &quot;', '&quot; &amp; [.A54] &amp; &quot;' );&quot;" office:value-type="string" office:string-value="(53,1, 'Afiliaciones a Gremios', 'Sistema-Registro de Oferentes/Elegible-Afiliaciones a Gremios',  'A' , 'Afiliaciones a Gremios', 'sigefirrhh/planificacion/elegible/ElegibleAfiliacion', '1.05.09' );" calcext:value-type="string">
            <text:p>(53,1, 'Afiliaciones a Gremios', 'Sistema-Registro de Oferentes/Elegible-Afiliaciones a Gremios', <text:s/>'A' , 'Afiliaciones a Gremios', 'sigefirrhh/planificacion/elegible/ElegibleAfiliacion', '1.05.09' );</text:p>
          </table:table-cell>
          <table:table-cell table:number-columns-repeated="4"/>
          <table:table-cell table:formula="of:=IF([.L54] &lt;&gt; &quot;&quot;;[.$P$1] &amp;  [.P54]; &quot;&quot;)" office:value-type="string" office:string-value="INSERT INTO proceso(id_proceso, id_aplicacion, denominacion, ruta_menu, estatus, descripcion, url, jerarquia_menu)VALUES (53,1, 'Afiliaciones a Gremios', 'Sistema-Registro de Oferentes/Elegible-Afiliaciones a Gremios',  'A' , 'Afiliaciones a Gremios', 'sigefirrhh/planificacion/elegible/ElegibleAfiliacion', '1.05.09' );" calcext:value-type="string">
            <text:p>INSERT INTO proceso(id_proceso, id_aplicacion, denominacion, ruta_menu, estatus, descripcion, url, jerarquia_menu)VALUES (53,1, 'Afiliaciones a Gremios', 'Sistema-Registro de Oferentes/Elegible-Afiliaciones a Gremios', <text:s/>'A' , 'Afiliaciones a Gremios', 'sigefirrhh/planificacion/elegible/ElegibleAfiliacion', '1.05.09' );</text:p>
          </table:table-cell>
          <table:table-cell table:number-columns-repeated="2"/>
          <table:table-cell table:formula="of:==IF([.L54] &lt;&gt; &quot;&quot;;&quot;INSERT INTO perfil_proceso(id_perfil_proceso, id_perfil, id_proceso, priuse) VALUES (&quot; &amp; [.O54] &amp; &quot;, 1, &quot; &amp; [.N54] &amp; &quot;, 'A'::text);&quot;; &quot;&quot;)" office:value-type="string" office:string-value="INSERT INTO perfil_proceso(id_perfil_proceso, id_perfil, id_proceso, priuse) VALUES (53, 1, 53, 'A'::text);" calcext:value-type="string">
            <text:p>INSERT INTO perfil_proceso(id_perfil_proceso, id_perfil, id_proceso, priuse) VALUES (53, 1, 53, 'A'::text);</text:p>
          </table:table-cell>
        </table:table-row>
        <table:table-row table:style-name="ro3">
          <table:table-cell table:style-name="ce2" table:formula="of:=[.$B$2]&amp;&quot;.&quot;&amp;[.$C$45]&amp;&quot;.&quot;&amp;[.D55]" office:value-type="string" office:string-value="1.05.10" calcext:value-type="string">
            <text:p>1.05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Actividades Docentes</text:p>
          </table:table-cell>
          <table:table-cell table:number-columns-repeated="2"/>
          <table:table-cell table:formula="of:=[.$H$45]&amp;&quot;-&quot;&amp;[.E55]" office:value-type="string" office:string-value="Sistema-Registro de Oferentes/Elegible-Actividades Docentes" calcext:value-type="string">
            <text:p>Sistema-Registro de Oferentes/Elegible-Actividades Docentes</text:p>
          </table:table-cell>
          <table:table-cell office:value-type="string" calcext:value-type="string">
            <text:p>sigefirrhh/planificacion/elegible/ElegibleActividadDocen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55]" office:value-type="string" office:string-value="Actividades Docentes" calcext:value-type="string">
            <text:p>Actividades Docentes</text:p>
          </table:table-cell>
          <table:table-cell/>
          <table:table-cell table:number-columns-repeated="2" office:value-type="float" office:value="54" calcext:value-type="float">
            <text:p>54</text:p>
          </table:table-cell>
          <table:table-cell table:style-name="ce3" table:formula="of:=&quot;(&quot; &amp; [.N55] &amp; &quot;,&quot; &amp; &quot;1&quot; &amp; &quot;, '&quot; &amp; [.L55]  &amp; &quot;', &quot; &amp; &quot;'&quot; &amp; [.H55]  &amp;  &quot;',  'A' , '&quot; &amp; [.L55] &amp;  &quot;', '&quot;&amp;  [.I55]  &amp; &quot;', '&quot; &amp; [.A55] &amp; &quot;' );&quot;" office:value-type="string" office:string-value="(54,1, 'Actividades Docentes', 'Sistema-Registro de Oferentes/Elegible-Actividades Docentes',  'A' , 'Actividades Docentes', 'sigefirrhh/planificacion/elegible/ElegibleActividadDocente', '1.05.10' );" calcext:value-type="string">
            <text:p>(54,1, 'Actividades Docentes', 'Sistema-Registro de Oferentes/Elegible-Actividades Docentes', <text:s/>'A' , 'Actividades Docentes', 'sigefirrhh/planificacion/elegible/ElegibleActividadDocente', '1.05.10' );</text:p>
          </table:table-cell>
          <table:table-cell table:number-columns-repeated="4"/>
          <table:table-cell table:formula="of:=IF([.L55] &lt;&gt; &quot;&quot;;[.$P$1] &amp;  [.P55]; &quot;&quot;)" office:value-type="string" office:string-value="INSERT INTO proceso(id_proceso, id_aplicacion, denominacion, ruta_menu, estatus, descripcion, url, jerarquia_menu)VALUES (54,1, 'Actividades Docentes', 'Sistema-Registro de Oferentes/Elegible-Actividades Docentes',  'A' , 'Actividades Docentes', 'sigefirrhh/planificacion/elegible/ElegibleActividadDocente', '1.05.10' );" calcext:value-type="string">
            <text:p>INSERT INTO proceso(id_proceso, id_aplicacion, denominacion, ruta_menu, estatus, descripcion, url, jerarquia_menu)VALUES (54,1, 'Actividades Docentes', 'Sistema-Registro de Oferentes/Elegible-Actividades Docentes', <text:s/>'A' , 'Actividades Docentes', 'sigefirrhh/planificacion/elegible/ElegibleActividadDocente', '1.05.10' );</text:p>
          </table:table-cell>
          <table:table-cell table:number-columns-repeated="2"/>
          <table:table-cell table:formula="of:==IF([.L55] &lt;&gt; &quot;&quot;;&quot;INSERT INTO perfil_proceso(id_perfil_proceso, id_perfil, id_proceso, priuse) VALUES (&quot; &amp; [.O55] &amp; &quot;, 1, &quot; &amp; [.N55] &amp; &quot;, 'A'::text);&quot;; &quot;&quot;)" office:value-type="string" office:string-value="INSERT INTO perfil_proceso(id_perfil_proceso, id_perfil, id_proceso, priuse) VALUES (54, 1, 54, 'A'::text);" calcext:value-type="string">
            <text:p>INSERT INTO perfil_proceso(id_perfil_proceso, id_perfil, id_proceso, priuse) VALUES (54, 1, 54, 'A'::text);</text:p>
          </table:table-cell>
        </table:table-row>
        <table:table-row table:style-name="ro3">
          <table:table-cell table:style-name="ce2" table:formula="of:=[.$B$2]&amp;&quot;.&quot;&amp;[.$C$45]&amp;&quot;.&quot;&amp;[.D56]" office:value-type="string" office:string-value="1.05.11" calcext:value-type="string">
            <text:p>1.05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Otras Actividades</text:p>
          </table:table-cell>
          <table:table-cell table:number-columns-repeated="2"/>
          <table:table-cell table:formula="of:=[.$H$45]&amp;&quot;-&quot;&amp;[.E56]" office:value-type="string" office:string-value="Sistema-Registro de Oferentes/Elegible-Otras Actividades" calcext:value-type="string">
            <text:p>Sistema-Registro de Oferentes/Elegible-Otras Actividades</text:p>
          </table:table-cell>
          <table:table-cell office:value-type="string" calcext:value-type="string">
            <text:p>sigefirrhh/planificacion/elegible/ElegibleOtraActivida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56]" office:value-type="string" office:string-value="Otras Actividades" calcext:value-type="string">
            <text:p>Otras Actividades</text:p>
          </table:table-cell>
          <table:table-cell/>
          <table:table-cell table:number-columns-repeated="2" office:value-type="float" office:value="55" calcext:value-type="float">
            <text:p>55</text:p>
          </table:table-cell>
          <table:table-cell table:style-name="ce3" table:formula="of:=&quot;(&quot; &amp; [.N56] &amp; &quot;,&quot; &amp; &quot;1&quot; &amp; &quot;, '&quot; &amp; [.L56]  &amp; &quot;', &quot; &amp; &quot;'&quot; &amp; [.H56]  &amp;  &quot;',  'A' , '&quot; &amp; [.L56] &amp;  &quot;', '&quot;&amp;  [.I56]  &amp; &quot;', '&quot; &amp; [.A56] &amp; &quot;' );&quot;" office:value-type="string" office:string-value="(55,1, 'Otras Actividades', 'Sistema-Registro de Oferentes/Elegible-Otras Actividades',  'A' , 'Otras Actividades', 'sigefirrhh/planificacion/elegible/ElegibleOtraActividad', '1.05.11' );" calcext:value-type="string">
            <text:p>(55,1, 'Otras Actividades', 'Sistema-Registro de Oferentes/Elegible-Otras Actividades', <text:s/>'A' , 'Otras Actividades', 'sigefirrhh/planificacion/elegible/ElegibleOtraActividad', '1.05.11' );</text:p>
          </table:table-cell>
          <table:table-cell table:number-columns-repeated="4"/>
          <table:table-cell table:formula="of:=IF([.L56] &lt;&gt; &quot;&quot;;[.$P$1] &amp;  [.P56]; &quot;&quot;)" office:value-type="string" office:string-value="INSERT INTO proceso(id_proceso, id_aplicacion, denominacion, ruta_menu, estatus, descripcion, url, jerarquia_menu)VALUES (55,1, 'Otras Actividades', 'Sistema-Registro de Oferentes/Elegible-Otras Actividades',  'A' , 'Otras Actividades', 'sigefirrhh/planificacion/elegible/ElegibleOtraActividad', '1.05.11' );" calcext:value-type="string">
            <text:p>INSERT INTO proceso(id_proceso, id_aplicacion, denominacion, ruta_menu, estatus, descripcion, url, jerarquia_menu)VALUES (55,1, 'Otras Actividades', 'Sistema-Registro de Oferentes/Elegible-Otras Actividades', <text:s/>'A' , 'Otras Actividades', 'sigefirrhh/planificacion/elegible/ElegibleOtraActividad', '1.05.11' );</text:p>
          </table:table-cell>
          <table:table-cell table:number-columns-repeated="2"/>
          <table:table-cell table:formula="of:==IF([.L56] &lt;&gt; &quot;&quot;;&quot;INSERT INTO perfil_proceso(id_perfil_proceso, id_perfil, id_proceso, priuse) VALUES (&quot; &amp; [.O56] &amp; &quot;, 1, &quot; &amp; [.N56] &amp; &quot;, 'A'::text);&quot;; &quot;&quot;)" office:value-type="string" office:string-value="INSERT INTO perfil_proceso(id_perfil_proceso, id_perfil, id_proceso, priuse) VALUES (55, 1, 55, 'A'::text);" calcext:value-type="string">
            <text:p>INSERT INTO perfil_proceso(id_perfil_proceso, id_perfil, id_proceso, priuse) VALUES (55, 1, 55, 'A'::text);</text:p>
          </table:table-cell>
        </table:table-row>
        <table:table-row table:style-name="ro3">
          <table:table-cell table:style-name="ce2" table:formula="of:=[.$B$2]&amp;&quot;.&quot;&amp;[.$C$45]&amp;&quot;.&quot;&amp;[.D57]" office:value-type="string" office:string-value="1.05.12" calcext:value-type="string">
            <text:p>1.05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Habilidades/Competencias</text:p>
          </table:table-cell>
          <table:table-cell table:number-columns-repeated="2"/>
          <table:table-cell table:formula="of:=[.$H$45]&amp;&quot;-&quot;&amp;[.E57]" office:value-type="string" office:string-value="Sistema-Registro de Oferentes/Elegible-Habilidades/Competencias" calcext:value-type="string">
            <text:p>Sistema-Registro de Oferentes/Elegible-Habilidades/Competencias</text:p>
          </table:table-cell>
          <table:table-cell office:value-type="string" calcext:value-type="string">
            <text:p>sigefirrhh/planificacion/elegible/ElegibleHabilida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57]" office:value-type="string" office:string-value="Habilidades/Competencias" calcext:value-type="string">
            <text:p>Habilidades/Competencias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 table:style-name="ce3" table:formula="of:=&quot;(&quot; &amp; [.N57] &amp; &quot;,&quot; &amp; &quot;1&quot; &amp; &quot;, '&quot; &amp; [.L57]  &amp; &quot;', &quot; &amp; &quot;'&quot; &amp; [.H57]  &amp;  &quot;',  'A' , '&quot; &amp; [.L57] &amp;  &quot;', '&quot;&amp;  [.I57]  &amp; &quot;', '&quot; &amp; [.A57] &amp; &quot;' );&quot;" office:value-type="string" office:string-value="(56,1, 'Habilidades/Competencias', 'Sistema-Registro de Oferentes/Elegible-Habilidades/Competencias',  'A' , 'Habilidades/Competencias', 'sigefirrhh/planificacion/elegible/ElegibleHabilidad', '1.05.12' );" calcext:value-type="string">
            <text:p>(56,1, 'Habilidades/Competencias', 'Sistema-Registro de Oferentes/Elegible-Habilidades/Competencias', <text:s/>'A' , 'Habilidades/Competencias', 'sigefirrhh/planificacion/elegible/ElegibleHabilidad', '1.05.12' );</text:p>
          </table:table-cell>
          <table:table-cell table:number-columns-repeated="4"/>
          <table:table-cell table:formula="of:=IF([.L57] &lt;&gt; &quot;&quot;;[.$P$1] &amp;  [.P57]; &quot;&quot;)" office:value-type="string" office:string-value="INSERT INTO proceso(id_proceso, id_aplicacion, denominacion, ruta_menu, estatus, descripcion, url, jerarquia_menu)VALUES (56,1, 'Habilidades/Competencias', 'Sistema-Registro de Oferentes/Elegible-Habilidades/Competencias',  'A' , 'Habilidades/Competencias', 'sigefirrhh/planificacion/elegible/ElegibleHabilidad', '1.05.12' );" calcext:value-type="string">
            <text:p>INSERT INTO proceso(id_proceso, id_aplicacion, denominacion, ruta_menu, estatus, descripcion, url, jerarquia_menu)VALUES (56,1, 'Habilidades/Competencias', 'Sistema-Registro de Oferentes/Elegible-Habilidades/Competencias', <text:s/>'A' , 'Habilidades/Competencias', 'sigefirrhh/planificacion/elegible/ElegibleHabilidad', '1.05.12' );</text:p>
          </table:table-cell>
          <table:table-cell table:number-columns-repeated="2"/>
          <table:table-cell table:formula="of:==IF([.L57] &lt;&gt; &quot;&quot;;&quot;INSERT INTO perfil_proceso(id_perfil_proceso, id_perfil, id_proceso, priuse) VALUES (&quot; &amp; [.O57] &amp; &quot;, 1, &quot; &amp; [.N57] &amp; &quot;, 'A'::text);&quot;; &quot;&quot;)" office:value-type="string" office:string-value="INSERT INTO perfil_proceso(id_perfil_proceso, id_perfil, id_proceso, priuse) VALUES (56, 1, 56, 'A'::text);" calcext:value-type="string">
            <text:p>INSERT INTO perfil_proceso(id_perfil_proceso, id_perfil, id_proceso, priuse) VALUES (56, 1, 56, 'A'::text);</text:p>
          </table:table-cell>
        </table:table-row>
        <table:table-row table:style-name="ro3">
          <table:table-cell table:style-name="ce2" table:formula="of:=[.$B$2]&amp;&quot;.&quot;&amp;[.$C$45]&amp;&quot;.&quot;&amp;[.D58]" office:value-type="string" office:string-value="1.05.13" calcext:value-type="string">
            <text:p>1.05.13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Publicaciones</text:p>
          </table:table-cell>
          <table:table-cell table:number-columns-repeated="2"/>
          <table:table-cell table:formula="of:=[.$H$45]&amp;&quot;-&quot;&amp;[.E58]" office:value-type="string" office:string-value="Sistema-Registro de Oferentes/Elegible-Publicaciones" calcext:value-type="string">
            <text:p>Sistema-Registro de Oferentes/Elegible-Publicaciones</text:p>
          </table:table-cell>
          <table:table-cell office:value-type="string" calcext:value-type="string">
            <text:p>sigefirrhh/planificacion/elegible/ElegiblePublic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58]" office:value-type="string" office:string-value="Publicaciones" calcext:value-type="string">
            <text:p>Publicaciones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 table:style-name="ce3" table:formula="of:=&quot;(&quot; &amp; [.N58] &amp; &quot;,&quot; &amp; &quot;1&quot; &amp; &quot;, '&quot; &amp; [.L58]  &amp; &quot;', &quot; &amp; &quot;'&quot; &amp; [.H58]  &amp;  &quot;',  'A' , '&quot; &amp; [.L58] &amp;  &quot;', '&quot;&amp;  [.I58]  &amp; &quot;', '&quot; &amp; [.A58] &amp; &quot;' );&quot;" office:value-type="string" office:string-value="(57,1, 'Publicaciones', 'Sistema-Registro de Oferentes/Elegible-Publicaciones',  'A' , 'Publicaciones', 'sigefirrhh/planificacion/elegible/ElegiblePublicacion', '1.05.13' );" calcext:value-type="string">
            <text:p>(57,1, 'Publicaciones', 'Sistema-Registro de Oferentes/Elegible-Publicaciones', <text:s/>'A' , 'Publicaciones', 'sigefirrhh/planificacion/elegible/ElegiblePublicacion', '1.05.13' );</text:p>
          </table:table-cell>
          <table:table-cell table:number-columns-repeated="4"/>
          <table:table-cell table:formula="of:=IF([.L58] &lt;&gt; &quot;&quot;;[.$P$1] &amp;  [.P58]; &quot;&quot;)" office:value-type="string" office:string-value="INSERT INTO proceso(id_proceso, id_aplicacion, denominacion, ruta_menu, estatus, descripcion, url, jerarquia_menu)VALUES (57,1, 'Publicaciones', 'Sistema-Registro de Oferentes/Elegible-Publicaciones',  'A' , 'Publicaciones', 'sigefirrhh/planificacion/elegible/ElegiblePublicacion', '1.05.13' );" calcext:value-type="string">
            <text:p>INSERT INTO proceso(id_proceso, id_aplicacion, denominacion, ruta_menu, estatus, descripcion, url, jerarquia_menu)VALUES (57,1, 'Publicaciones', 'Sistema-Registro de Oferentes/Elegible-Publicaciones', <text:s/>'A' , 'Publicaciones', 'sigefirrhh/planificacion/elegible/ElegiblePublicacion', '1.05.13' );</text:p>
          </table:table-cell>
          <table:table-cell table:number-columns-repeated="2"/>
          <table:table-cell table:formula="of:==IF([.L58] &lt;&gt; &quot;&quot;;&quot;INSERT INTO perfil_proceso(id_perfil_proceso, id_perfil, id_proceso, priuse) VALUES (&quot; &amp; [.O58] &amp; &quot;, 1, &quot; &amp; [.N58] &amp; &quot;, 'A'::text);&quot;; &quot;&quot;)" office:value-type="string" office:string-value="INSERT INTO perfil_proceso(id_perfil_proceso, id_perfil, id_proceso, priuse) VALUES (57, 1, 57, 'A'::text);" calcext:value-type="string">
            <text:p>INSERT INTO perfil_proceso(id_perfil_proceso, id_perfil, id_proceso, priuse) VALUES (57, 1, 57, 'A'::text);</text:p>
          </table:table-cell>
        </table:table-row>
        <table:table-row table:style-name="ro3">
          <table:table-cell table:style-name="ce2" table:formula="of:=[.$B$2]&amp;&quot;.&quot;&amp;[.C59]" office:value-type="string" office:string-value="1.06" calcext:value-type="string">
            <text:p>1.06</text:p>
          </table:table-cell>
          <table:table-cell/>
          <table:table-cell office:value-type="string" calcext:value-type="string">
            <text:p>06</text:p>
          </table:table-cell>
          <table:table-cell office:value-type="string" calcext:value-type="string">
            <text:p>Reclutamiento y Selección</text:p>
          </table:table-cell>
          <table:table-cell table:number-columns-repeated="3"/>
          <table:table-cell table:style-name="ce2" table:formula="of:=[.$C$2]&amp;&quot;-&quot;&amp;[.D59]" office:value-type="string" office:string-value="Sistema-Reclutamiento y Selección" calcext:value-type="string">
            <text:p>Sistema-Reclutamiento y Selección</text:p>
          </table:table-cell>
          <table:table-cell table:formula="of:=+[.D59]" office:value-type="string" office:string-value="Reclutamiento y Selección" calcext:value-type="string">
            <text:p>Reclutamiento y Selecció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59]" office:value-type="string" office:string-value="Reclutamiento y Selección" calcext:value-type="string">
            <text:p>Reclutamiento y Selección</text:p>
          </table:table-cell>
          <table:table-cell/>
          <table:table-cell table:number-columns-repeated="2" office:value-type="float" office:value="58" calcext:value-type="float">
            <text:p>58</text:p>
          </table:table-cell>
          <table:table-cell table:style-name="ce3" table:formula="of:=&quot;(&quot; &amp; [.N59] &amp; &quot;,&quot; &amp; &quot;1&quot; &amp; &quot;, '&quot; &amp; [.L59]  &amp; &quot;', &quot; &amp; &quot;'&quot; &amp; [.H59]  &amp;  &quot;',  'A' , '&quot; &amp; [.L59] &amp;  &quot;', '&quot;&amp;  [.I59]  &amp; &quot;', '&quot; &amp; [.A59] &amp; &quot;' );&quot;" office:value-type="string" office:string-value="(58,1, 'Reclutamiento y Selección', 'Sistema-Reclutamiento y Selección',  'A' , 'Reclutamiento y Selección', 'Reclutamiento y Selección', '1.06' );" calcext:value-type="string">
            <text:p>(58,1, 'Reclutamiento y Selección', 'Sistema-Reclutamiento y Selección', <text:s/>'A' , 'Reclutamiento y Selección', 'Reclutamiento y Selección', '1.06' );</text:p>
          </table:table-cell>
          <table:table-cell table:number-columns-repeated="4"/>
          <table:table-cell table:formula="of:=IF([.L59] &lt;&gt; &quot;&quot;;[.$P$1] &amp;  [.P59]; &quot;&quot;)" office:value-type="string" office:string-value="INSERT INTO proceso(id_proceso, id_aplicacion, denominacion, ruta_menu, estatus, descripcion, url, jerarquia_menu)VALUES (58,1, 'Reclutamiento y Selección', 'Sistema-Reclutamiento y Selección',  'A' , 'Reclutamiento y Selección', 'Reclutamiento y Selección', '1.06' );" calcext:value-type="string">
            <text:p>INSERT INTO proceso(id_proceso, id_aplicacion, denominacion, ruta_menu, estatus, descripcion, url, jerarquia_menu)VALUES (58,1, 'Reclutamiento y Selección', 'Sistema-Reclutamiento y Selección', <text:s/>'A' , 'Reclutamiento y Selección', 'Reclutamiento y Selección', '1.06' );</text:p>
          </table:table-cell>
          <table:table-cell table:number-columns-repeated="2"/>
          <table:table-cell table:formula="of:==IF([.L59] &lt;&gt; &quot;&quot;;&quot;INSERT INTO perfil_proceso(id_perfil_proceso, id_perfil, id_proceso, priuse) VALUES (&quot; &amp; [.O59] &amp; &quot;, 1, &quot; &amp; [.N59] &amp; &quot;, 'A'::text);&quot;; &quot;&quot;)" office:value-type="string" office:string-value="INSERT INTO perfil_proceso(id_perfil_proceso, id_perfil, id_proceso, priuse) VALUES (58, 1, 58, 'A'::text);" calcext:value-type="string">
            <text:p>INSERT INTO perfil_proceso(id_perfil_proceso, id_perfil, id_proceso, priuse) VALUES (58, 1, 58, 'A'::text);</text:p>
          </table:table-cell>
        </table:table-row>
        <table:table-row table:style-name="ro3">
          <table:table-cell table:style-name="ce2" table:formula="of:=[.$B$2]&amp;&quot;.&quot;&amp;[.$C$59]&amp;&quot;.&quot;&amp;[.D60]" office:value-type="string" office:string-value="1.06.01" calcext:value-type="string">
            <text:p>1.06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oncursos</text:p>
          </table:table-cell>
          <table:table-cell table:number-columns-repeated="2"/>
          <table:table-cell table:formula="of:=[.$H$59]&amp;&quot;-&quot;&amp;[.E60]" office:value-type="string" office:string-value="Sistema-Reclutamiento y Selección-Concursos" calcext:value-type="string">
            <text:p>Sistema-Reclutamiento y Selección-Concursos</text:p>
          </table:table-cell>
          <table:table-cell table:formula="of:=+[.E60]" office:value-type="string" office:string-value="Concursos" calcext:value-type="string">
            <text:p>Concurso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0]" office:value-type="string" office:string-value="Concursos" calcext:value-type="string">
            <text:p>Concursos</text:p>
          </table:table-cell>
          <table:table-cell/>
          <table:table-cell table:number-columns-repeated="2" office:value-type="float" office:value="59" calcext:value-type="float">
            <text:p>59</text:p>
          </table:table-cell>
          <table:table-cell table:style-name="ce3" table:formula="of:=&quot;(&quot; &amp; [.N60] &amp; &quot;,&quot; &amp; &quot;1&quot; &amp; &quot;, '&quot; &amp; [.L60]  &amp; &quot;', &quot; &amp; &quot;'&quot; &amp; [.H60]  &amp;  &quot;',  'A' , '&quot; &amp; [.L60] &amp;  &quot;', '&quot;&amp;  [.I60]  &amp; &quot;', '&quot; &amp; [.A60] &amp; &quot;' );&quot;" office:value-type="string" office:string-value="(59,1, 'Concursos', 'Sistema-Reclutamiento y Selección-Concursos',  'A' , 'Concursos', 'Concursos', '1.06.01' );" calcext:value-type="string">
            <text:p>(59,1, 'Concursos', 'Sistema-Reclutamiento y Selección-Concursos', <text:s/>'A' , 'Concursos', 'Concursos', '1.06.01' );</text:p>
          </table:table-cell>
          <table:table-cell table:number-columns-repeated="4"/>
          <table:table-cell table:formula="of:=IF([.L60] &lt;&gt; &quot;&quot;;[.$P$1] &amp;  [.P60]; &quot;&quot;)" office:value-type="string" office:string-value="INSERT INTO proceso(id_proceso, id_aplicacion, denominacion, ruta_menu, estatus, descripcion, url, jerarquia_menu)VALUES (59,1, 'Concursos', 'Sistema-Reclutamiento y Selección-Concursos',  'A' , 'Concursos', 'Concursos', '1.06.01' );" calcext:value-type="string">
            <text:p>INSERT INTO proceso(id_proceso, id_aplicacion, denominacion, ruta_menu, estatus, descripcion, url, jerarquia_menu)VALUES (59,1, 'Concursos', 'Sistema-Reclutamiento y Selección-Concursos', <text:s/>'A' , 'Concursos', 'Concursos', '1.06.01' );</text:p>
          </table:table-cell>
          <table:table-cell table:number-columns-repeated="2"/>
          <table:table-cell table:formula="of:==IF([.L60] &lt;&gt; &quot;&quot;;&quot;INSERT INTO perfil_proceso(id_perfil_proceso, id_perfil, id_proceso, priuse) VALUES (&quot; &amp; [.O60] &amp; &quot;, 1, &quot; &amp; [.N60] &amp; &quot;, 'A'::text);&quot;; &quot;&quot;)" office:value-type="string" office:string-value="INSERT INTO perfil_proceso(id_perfil_proceso, id_perfil, id_proceso, priuse) VALUES (59, 1, 59, 'A'::text);" calcext:value-type="string">
            <text:p>INSERT INTO perfil_proceso(id_perfil_proceso, id_perfil, id_proceso, priuse) VALUES (59, 1, 59, 'A'::text);</text:p>
          </table:table-cell>
        </table:table-row>
        <table:table-row table:style-name="ro3">
          <table:table-cell table:style-name="ce2" table:formula="of:=[.$B$2]&amp;&quot;.&quot;&amp;[.$C$59]&amp;&quot;.&quot;&amp;[.$D$60]&amp;&quot;.&quot;&amp;[.E61]" office:value-type="string" office:string-value="1.06.01.01" calcext:value-type="string">
            <text:p>1.06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oncursos Públicos</text:p>
          </table:table-cell>
          <table:table-cell/>
          <table:table-cell table:formula="of:=[.$H$60]&amp; &quot;-&quot; &amp; [.F61]" office:value-type="string" office:string-value="Sistema-Reclutamiento y Selección-Concursos-Concursos Públicos" calcext:value-type="string">
            <text:p>Sistema-Reclutamiento y Selección-Concursos-Concursos Públicos</text:p>
          </table:table-cell>
          <table:table-cell office:value-type="string" calcext:value-type="string">
            <text:p>sigefirrhh/planificacion/seleccion/Concurs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61]" office:value-type="string" office:string-value="Concursos Públicos" calcext:value-type="string">
            <text:p>Concursos Públicos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table:style-name="ce3" table:formula="of:=&quot;(&quot; &amp; [.N61] &amp; &quot;,&quot; &amp; &quot;1&quot; &amp; &quot;, '&quot; &amp; [.L61]  &amp; &quot;', &quot; &amp; &quot;'&quot; &amp; [.H61]  &amp;  &quot;',  'A' , '&quot; &amp; [.L61] &amp;  &quot;', '&quot;&amp;  [.I61]  &amp; &quot;', '&quot; &amp; [.A61] &amp; &quot;' );&quot;" office:value-type="string" office:string-value="(60,1, 'Concursos Públicos', 'Sistema-Reclutamiento y Selección-Concursos-Concursos Públicos',  'A' , 'Concursos Públicos', 'sigefirrhh/planificacion/seleccion/Concurso', '1.06.01.01' );" calcext:value-type="string">
            <text:p>(60,1, 'Concursos Públicos', 'Sistema-Reclutamiento y Selección-Concursos-Concursos Públicos', <text:s/>'A' , 'Concursos Públicos', 'sigefirrhh/planificacion/seleccion/Concurso', '1.06.01.01' );</text:p>
          </table:table-cell>
          <table:table-cell table:number-columns-repeated="4"/>
          <table:table-cell table:formula="of:=IF([.L61] &lt;&gt; &quot;&quot;;[.$P$1] &amp;  [.P61]; &quot;&quot;)" office:value-type="string" office:string-value="INSERT INTO proceso(id_proceso, id_aplicacion, denominacion, ruta_menu, estatus, descripcion, url, jerarquia_menu)VALUES (60,1, 'Concursos Públicos', 'Sistema-Reclutamiento y Selección-Concursos-Concursos Públicos',  'A' , 'Concursos Públicos', 'sigefirrhh/planificacion/seleccion/Concurso', '1.06.01.01' );" calcext:value-type="string">
            <text:p>INSERT INTO proceso(id_proceso, id_aplicacion, denominacion, ruta_menu, estatus, descripcion, url, jerarquia_menu)VALUES (60,1, 'Concursos Públicos', 'Sistema-Reclutamiento y Selección-Concursos-Concursos Públicos', <text:s/>'A' , 'Concursos Públicos', 'sigefirrhh/planificacion/seleccion/Concurso', '1.06.01.01' );</text:p>
          </table:table-cell>
          <table:table-cell table:number-columns-repeated="2"/>
          <table:table-cell table:formula="of:==IF([.L61] &lt;&gt; &quot;&quot;;&quot;INSERT INTO perfil_proceso(id_perfil_proceso, id_perfil, id_proceso, priuse) VALUES (&quot; &amp; [.O61] &amp; &quot;, 1, &quot; &amp; [.N61] &amp; &quot;, 'A'::text);&quot;; &quot;&quot;)" office:value-type="string" office:string-value="INSERT INTO perfil_proceso(id_perfil_proceso, id_perfil, id_proceso, priuse) VALUES (60, 1, 60, 'A'::text);" calcext:value-type="string">
            <text:p>INSERT INTO perfil_proceso(id_perfil_proceso, id_perfil, id_proceso, priuse) VALUES (60, 1, 60, 'A'::text);</text:p>
          </table:table-cell>
        </table:table-row>
        <table:table-row table:style-name="ro3">
          <table:table-cell table:style-name="ce2" table:formula="of:=[.$B$2]&amp;&quot;.&quot;&amp;[.$C$59]&amp;&quot;.&quot;&amp;[.$D$60]&amp;&quot;.&quot;&amp;[.E62]" office:value-type="string" office:string-value="1.06.01.02" calcext:value-type="string">
            <text:p>1.06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argos a asociar a Concursos</text:p>
          </table:table-cell>
          <table:table-cell/>
          <table:table-cell table:formula="of:=[.$H$60]&amp; &quot;-&quot; &amp; [.F62]" office:value-type="string" office:string-value="Sistema-Reclutamiento y Selección-Concursos-Cargos a asociar a Concursos" calcext:value-type="string">
            <text:p>Sistema-Reclutamiento y Selección-Concursos-Cargos a asociar a Concursos</text:p>
          </table:table-cell>
          <table:table-cell office:value-type="string" calcext:value-type="string">
            <text:p>sigefirrhh/planificacion/seleccion/ConcursoCarg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62]" office:value-type="string" office:string-value="Cargos a asociar a Concursos" calcext:value-type="string">
            <text:p>Cargos a asociar a Concursos</text:p>
          </table:table-cell>
          <table:table-cell/>
          <table:table-cell table:number-columns-repeated="2" office:value-type="float" office:value="61" calcext:value-type="float">
            <text:p>61</text:p>
          </table:table-cell>
          <table:table-cell table:style-name="ce3" table:formula="of:=&quot;(&quot; &amp; [.N62] &amp; &quot;,&quot; &amp; &quot;1&quot; &amp; &quot;, '&quot; &amp; [.L62]  &amp; &quot;', &quot; &amp; &quot;'&quot; &amp; [.H62]  &amp;  &quot;',  'A' , '&quot; &amp; [.L62] &amp;  &quot;', '&quot;&amp;  [.I62]  &amp; &quot;', '&quot; &amp; [.A62] &amp; &quot;' );&quot;" office:value-type="string" office:string-value="(61,1, 'Cargos a asociar a Concursos', 'Sistema-Reclutamiento y Selección-Concursos-Cargos a asociar a Concursos',  'A' , 'Cargos a asociar a Concursos', 'sigefirrhh/planificacion/seleccion/ConcursoCargo', '1.06.01.02' );" calcext:value-type="string">
            <text:p>(61,1, 'Cargos a asociar a Concursos', 'Sistema-Reclutamiento y Selección-Concursos-Cargos a asociar a Concursos', <text:s/>'A' , 'Cargos a asociar a Concursos', 'sigefirrhh/planificacion/seleccion/ConcursoCargo', '1.06.01.02' );</text:p>
          </table:table-cell>
          <table:table-cell table:number-columns-repeated="4"/>
          <table:table-cell table:formula="of:=IF([.L62] &lt;&gt; &quot;&quot;;[.$P$1] &amp;  [.P62]; &quot;&quot;)" office:value-type="string" office:string-value="INSERT INTO proceso(id_proceso, id_aplicacion, denominacion, ruta_menu, estatus, descripcion, url, jerarquia_menu)VALUES (61,1, 'Cargos a asociar a Concursos', 'Sistema-Reclutamiento y Selección-Concursos-Cargos a asociar a Concursos',  'A' , 'Cargos a asociar a Concursos', 'sigefirrhh/planificacion/seleccion/ConcursoCargo', '1.06.01.02' );" calcext:value-type="string">
            <text:p>INSERT INTO proceso(id_proceso, id_aplicacion, denominacion, ruta_menu, estatus, descripcion, url, jerarquia_menu)VALUES (61,1, 'Cargos a asociar a Concursos', 'Sistema-Reclutamiento y Selección-Concursos-Cargos a asociar a Concursos', <text:s/>'A' , 'Cargos a asociar a Concursos', 'sigefirrhh/planificacion/seleccion/ConcursoCargo', '1.06.01.02' );</text:p>
          </table:table-cell>
          <table:table-cell table:number-columns-repeated="2"/>
          <table:table-cell table:formula="of:==IF([.L62] &lt;&gt; &quot;&quot;;&quot;INSERT INTO perfil_proceso(id_perfil_proceso, id_perfil, id_proceso, priuse) VALUES (&quot; &amp; [.O62] &amp; &quot;, 1, &quot; &amp; [.N62] &amp; &quot;, 'A'::text);&quot;; &quot;&quot;)" office:value-type="string" office:string-value="INSERT INTO perfil_proceso(id_perfil_proceso, id_perfil, id_proceso, priuse) VALUES (61, 1, 61, 'A'::text);" calcext:value-type="string">
            <text:p>INSERT INTO perfil_proceso(id_perfil_proceso, id_perfil, id_proceso, priuse) VALUES (61, 1, 61, 'A'::text);</text:p>
          </table:table-cell>
        </table:table-row>
        <table:table-row table:style-name="ro3">
          <table:table-cell table:style-name="ce2" table:formula="of:=[.$B$2]&amp;&quot;.&quot;&amp;[.$C$59]&amp;&quot;.&quot;&amp;[.D63]" office:value-type="string" office:string-value="1.06.02" calcext:value-type="string">
            <text:p>1.06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rocesos de Reclutamiento</text:p>
          </table:table-cell>
          <table:table-cell table:number-columns-repeated="2"/>
          <table:table-cell table:formula="of:=[.$H$59]&amp;&quot;-&quot;&amp;[.E63]" office:value-type="string" office:string-value="Sistema-Reclutamiento y Selección-Procesos de Reclutamiento" calcext:value-type="string">
            <text:p>Sistema-Reclutamiento y Selección-Procesos de Reclutamiento</text:p>
          </table:table-cell>
          <table:table-cell table:formula="of:=+[.E63]" office:value-type="string" office:string-value="Procesos de Reclutamiento" calcext:value-type="string">
            <text:p>Procesos de Reclutamient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3]" office:value-type="string" office:string-value="Procesos de Reclutamiento" calcext:value-type="string">
            <text:p>Procesos de Reclutamiento</text:p>
          </table:table-cell>
          <table:table-cell/>
          <table:table-cell table:number-columns-repeated="2" office:value-type="float" office:value="62" calcext:value-type="float">
            <text:p>62</text:p>
          </table:table-cell>
          <table:table-cell table:style-name="ce3" table:formula="of:=&quot;(&quot; &amp; [.N63] &amp; &quot;,&quot; &amp; &quot;1&quot; &amp; &quot;, '&quot; &amp; [.L63]  &amp; &quot;', &quot; &amp; &quot;'&quot; &amp; [.H63]  &amp;  &quot;',  'A' , '&quot; &amp; [.L63] &amp;  &quot;', '&quot;&amp;  [.I63]  &amp; &quot;', '&quot; &amp; [.A63] &amp; &quot;' );&quot;" office:value-type="string" office:string-value="(62,1, 'Procesos de Reclutamiento', 'Sistema-Reclutamiento y Selección-Procesos de Reclutamiento',  'A' , 'Procesos de Reclutamiento', 'Procesos de Reclutamiento', '1.06.02' );" calcext:value-type="string">
            <text:p>(62,1, 'Procesos de Reclutamiento', 'Sistema-Reclutamiento y Selección-Procesos de Reclutamiento', <text:s/>'A' , 'Procesos de Reclutamiento', 'Procesos de Reclutamiento', '1.06.02' );</text:p>
          </table:table-cell>
          <table:table-cell table:number-columns-repeated="4"/>
          <table:table-cell table:formula="of:=IF([.L63] &lt;&gt; &quot;&quot;;[.$P$1] &amp;  [.P63]; &quot;&quot;)" office:value-type="string" office:string-value="INSERT INTO proceso(id_proceso, id_aplicacion, denominacion, ruta_menu, estatus, descripcion, url, jerarquia_menu)VALUES (62,1, 'Procesos de Reclutamiento', 'Sistema-Reclutamiento y Selección-Procesos de Reclutamiento',  'A' , 'Procesos de Reclutamiento', 'Procesos de Reclutamiento', '1.06.02' );" calcext:value-type="string">
            <text:p>INSERT INTO proceso(id_proceso, id_aplicacion, denominacion, ruta_menu, estatus, descripcion, url, jerarquia_menu)VALUES (62,1, 'Procesos de Reclutamiento', 'Sistema-Reclutamiento y Selección-Procesos de Reclutamiento', <text:s/>'A' , 'Procesos de Reclutamiento', 'Procesos de Reclutamiento', '1.06.02' );</text:p>
          </table:table-cell>
          <table:table-cell table:number-columns-repeated="2"/>
          <table:table-cell table:formula="of:==IF([.L63] &lt;&gt; &quot;&quot;;&quot;INSERT INTO perfil_proceso(id_perfil_proceso, id_perfil, id_proceso, priuse) VALUES (&quot; &amp; [.O63] &amp; &quot;, 1, &quot; &amp; [.N63] &amp; &quot;, 'A'::text);&quot;; &quot;&quot;)" office:value-type="string" office:string-value="INSERT INTO perfil_proceso(id_perfil_proceso, id_perfil, id_proceso, priuse) VALUES (62, 1, 62, 'A'::text);" calcext:value-type="string">
            <text:p>INSERT INTO perfil_proceso(id_perfil_proceso, id_perfil, id_proceso, priuse) VALUES (62, 1, 62, 'A'::text);</text:p>
          </table:table-cell>
        </table:table-row>
        <table:table-row table:style-name="ro3">
          <table:table-cell table:style-name="ce2" table:formula="of:=[.$B$2]&amp;&quot;.&quot;&amp;[.$C$59]&amp;&quot;.&quot;&amp;[.$D$63]&amp;&quot;.&quot;&amp;[.E64]" office:value-type="string" office:string-value="1.06.02.01" calcext:value-type="string">
            <text:p>1.06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ostulados a Cargos por Concursos</text:p>
          </table:table-cell>
          <table:table-cell/>
          <table:table-cell table:formula="of:=[.$H$63]&amp; &quot;-&quot; &amp; [.F64]" office:value-type="string" office:string-value="Sistema-Reclutamiento y Selección-Procesos de Reclutamiento-Postulados a Cargos por Concursos" calcext:value-type="string">
            <text:p>Sistema-Reclutamiento y Selección-Procesos de Reclutamiento-Postulados a Cargos por Concursos</text:p>
          </table:table-cell>
          <table:table-cell office:value-type="string" calcext:value-type="string">
            <text:p>sigefirrhh/planificacion/seleccion/PostuladoConcurs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64]" office:value-type="string" office:string-value="Postulados a Cargos por Concursos" calcext:value-type="string">
            <text:p>Postulados a Cargos por Concursos</text:p>
          </table:table-cell>
          <table:table-cell/>
          <table:table-cell table:number-columns-repeated="2" office:value-type="float" office:value="63" calcext:value-type="float">
            <text:p>63</text:p>
          </table:table-cell>
          <table:table-cell table:style-name="ce3" table:formula="of:=&quot;(&quot; &amp; [.N64] &amp; &quot;,&quot; &amp; &quot;1&quot; &amp; &quot;, '&quot; &amp; [.L64]  &amp; &quot;', &quot; &amp; &quot;'&quot; &amp; [.H64]  &amp;  &quot;',  'A' , '&quot; &amp; [.L64] &amp;  &quot;', '&quot;&amp;  [.I64]  &amp; &quot;', '&quot; &amp; [.A64] &amp; &quot;' );&quot;" office:value-type="string" office:string-value="(63,1, 'Postulados a Cargos por Concursos', 'Sistema-Reclutamiento y Selección-Procesos de Reclutamiento-Postulados a Cargos por Concursos',  'A' , 'Postulados a Cargos por Concursos', 'sigefirrhh/planificacion/seleccion/PostuladoConcurso', '1.06.02.01' );" calcext:value-type="string">
            <text:p>(63,1, 'Postulados a Cargos por Concursos', 'Sistema-Reclutamiento y Selección-Procesos de Reclutamiento-Postulados a Cargos por Concursos', <text:s/>'A' , 'Postulados a Cargos por Concursos', 'sigefirrhh/planificacion/seleccion/PostuladoConcurso', '1.06.02.01' );</text:p>
          </table:table-cell>
          <table:table-cell table:number-columns-repeated="4"/>
          <table:table-cell table:formula="of:=IF([.L64] &lt;&gt; &quot;&quot;;[.$P$1] &amp;  [.P64]; &quot;&quot;)" office:value-type="string" office:string-value="INSERT INTO proceso(id_proceso, id_aplicacion, denominacion, ruta_menu, estatus, descripcion, url, jerarquia_menu)VALUES (63,1, 'Postulados a Cargos por Concursos', 'Sistema-Reclutamiento y Selección-Procesos de Reclutamiento-Postulados a Cargos por Concursos',  'A' , 'Postulados a Cargos por Concursos', 'sigefirrhh/planificacion/seleccion/PostuladoConcurso', '1.06.02.01' );" calcext:value-type="string">
            <text:p>INSERT INTO proceso(id_proceso, id_aplicacion, denominacion, ruta_menu, estatus, descripcion, url, jerarquia_menu)VALUES (63,1, 'Postulados a Cargos por Concursos', 'Sistema-Reclutamiento y Selección-Procesos de Reclutamiento-Postulados a Cargos por Concursos', <text:s/>'A' , 'Postulados a Cargos por Concursos', 'sigefirrhh/planificacion/seleccion/PostuladoConcurso', '1.06.02.01' );</text:p>
          </table:table-cell>
          <table:table-cell table:number-columns-repeated="2"/>
          <table:table-cell table:formula="of:==IF([.L64] &lt;&gt; &quot;&quot;;&quot;INSERT INTO perfil_proceso(id_perfil_proceso, id_perfil, id_proceso, priuse) VALUES (&quot; &amp; [.O64] &amp; &quot;, 1, &quot; &amp; [.N64] &amp; &quot;, 'A'::text);&quot;; &quot;&quot;)" office:value-type="string" office:string-value="INSERT INTO perfil_proceso(id_perfil_proceso, id_perfil, id_proceso, priuse) VALUES (63, 1, 63, 'A'::text);" calcext:value-type="string">
            <text:p>INSERT INTO perfil_proceso(id_perfil_proceso, id_perfil, id_proceso, priuse) VALUES (63, 1, 63, 'A'::text);</text:p>
          </table:table-cell>
        </table:table-row>
        <table:table-row table:style-name="ro3">
          <table:table-cell table:style-name="ce2" table:formula="of:=[.$B$2]&amp;&quot;.&quot;&amp;[.$C$59]&amp;&quot;.&quot;&amp;[.$D$63]&amp;&quot;.&quot;&amp;[.E65]" office:value-type="string" office:string-value="1.06.02.02" calcext:value-type="string">
            <text:p>1.06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Preselección de Postulados</text:p>
          </table:table-cell>
          <table:table-cell/>
          <table:table-cell table:formula="of:=[.$H$63]&amp; &quot;-&quot; &amp; [.F65]" office:value-type="string" office:string-value="Sistema-Reclutamiento y Selección-Procesos de Reclutamiento-Preselección de Postulados" calcext:value-type="string">
            <text:p>Sistema-Reclutamiento y Selección-Procesos de Reclutamiento-Preselección de Postulados</text:p>
          </table:table-cell>
          <table:table-cell office:value-type="string" calcext:value-type="string">
            <text:p>sigefirrhh/planificacion/seleccion/Preselecciona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65]" office:value-type="string" office:string-value="Preselección de Postulados" calcext:value-type="string">
            <text:p>Preselección de Postulados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table:style-name="ce3" table:formula="of:=&quot;(&quot; &amp; [.N65] &amp; &quot;,&quot; &amp; &quot;1&quot; &amp; &quot;, '&quot; &amp; [.L65]  &amp; &quot;', &quot; &amp; &quot;'&quot; &amp; [.H65]  &amp;  &quot;',  'A' , '&quot; &amp; [.L65] &amp;  &quot;', '&quot;&amp;  [.I65]  &amp; &quot;', '&quot; &amp; [.A65] &amp; &quot;' );&quot;" office:value-type="string" office:string-value="(64,1, 'Preselección de Postulados', 'Sistema-Reclutamiento y Selección-Procesos de Reclutamiento-Preselección de Postulados',  'A' , 'Preselección de Postulados', 'sigefirrhh/planificacion/seleccion/Preseleccionar', '1.06.02.02' );" calcext:value-type="string">
            <text:p>(64,1, 'Preselección de Postulados', 'Sistema-Reclutamiento y Selección-Procesos de Reclutamiento-Preselección de Postulados', <text:s/>'A' , 'Preselección de Postulados', 'sigefirrhh/planificacion/seleccion/Preseleccionar', '1.06.02.02' );</text:p>
          </table:table-cell>
          <table:table-cell table:number-columns-repeated="4"/>
          <table:table-cell table:formula="of:=IF([.L65] &lt;&gt; &quot;&quot;;[.$P$1] &amp;  [.P65]; &quot;&quot;)" office:value-type="string" office:string-value="INSERT INTO proceso(id_proceso, id_aplicacion, denominacion, ruta_menu, estatus, descripcion, url, jerarquia_menu)VALUES (64,1, 'Preselección de Postulados', 'Sistema-Reclutamiento y Selección-Procesos de Reclutamiento-Preselección de Postulados',  'A' , 'Preselección de Postulados', 'sigefirrhh/planificacion/seleccion/Preseleccionar', '1.06.02.02' );" calcext:value-type="string">
            <text:p>INSERT INTO proceso(id_proceso, id_aplicacion, denominacion, ruta_menu, estatus, descripcion, url, jerarquia_menu)VALUES (64,1, 'Preselección de Postulados', 'Sistema-Reclutamiento y Selección-Procesos de Reclutamiento-Preselección de Postulados', <text:s/>'A' , 'Preselección de Postulados', 'sigefirrhh/planificacion/seleccion/Preseleccionar', '1.06.02.02' );</text:p>
          </table:table-cell>
          <table:table-cell table:number-columns-repeated="2"/>
          <table:table-cell table:formula="of:==IF([.L65] &lt;&gt; &quot;&quot;;&quot;INSERT INTO perfil_proceso(id_perfil_proceso, id_perfil, id_proceso, priuse) VALUES (&quot; &amp; [.O65] &amp; &quot;, 1, &quot; &amp; [.N65] &amp; &quot;, 'A'::text);&quot;; &quot;&quot;)" office:value-type="string" office:string-value="INSERT INTO perfil_proceso(id_perfil_proceso, id_perfil, id_proceso, priuse) VALUES (64, 1, 64, 'A'::text);" calcext:value-type="string">
            <text:p>INSERT INTO perfil_proceso(id_perfil_proceso, id_perfil, id_proceso, priuse) VALUES (64, 1, 64, 'A'::text);</text:p>
          </table:table-cell>
        </table:table-row>
        <table:table-row table:style-name="ro3">
          <table:table-cell table:style-name="ce2" table:formula="of:=[.$B$2]&amp;&quot;.&quot;&amp;[.$C$59]&amp;&quot;.&quot;&amp;[.D66]" office:value-type="string" office:string-value="1.06.03" calcext:value-type="string">
            <text:p>1.06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ocesos de Selección</text:p>
          </table:table-cell>
          <table:table-cell table:number-columns-repeated="2"/>
          <table:table-cell table:formula="of:=[.$H$59]&amp;&quot;-&quot;&amp;[.E66]" office:value-type="string" office:string-value="Sistema-Reclutamiento y Selección-Procesos de Selección" calcext:value-type="string">
            <text:p>Sistema-Reclutamiento y Selección-Procesos de Selección</text:p>
          </table:table-cell>
          <table:table-cell table:formula="of:=+[.E66]" office:value-type="string" office:string-value="Procesos de Selección" calcext:value-type="string">
            <text:p>Procesos de Selecció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6]" office:value-type="string" office:string-value="Procesos de Selección" calcext:value-type="string">
            <text:p>Procesos de Selección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table:style-name="ce3" table:formula="of:=&quot;(&quot; &amp; [.N66] &amp; &quot;,&quot; &amp; &quot;1&quot; &amp; &quot;, '&quot; &amp; [.L66]  &amp; &quot;', &quot; &amp; &quot;'&quot; &amp; [.H66]  &amp;  &quot;',  'A' , '&quot; &amp; [.L66] &amp;  &quot;', '&quot;&amp;  [.I66]  &amp; &quot;', '&quot; &amp; [.A66] &amp; &quot;' );&quot;" office:value-type="string" office:string-value="(65,1, 'Procesos de Selección', 'Sistema-Reclutamiento y Selección-Procesos de Selección',  'A' , 'Procesos de Selección', 'Procesos de Selección', '1.06.03' );" calcext:value-type="string">
            <text:p>(65,1, 'Procesos de Selección', 'Sistema-Reclutamiento y Selección-Procesos de Selección', <text:s/>'A' , 'Procesos de Selección', 'Procesos de Selección', '1.06.03' );</text:p>
          </table:table-cell>
          <table:table-cell table:number-columns-repeated="4"/>
          <table:table-cell table:formula="of:=IF([.L66] &lt;&gt; &quot;&quot;;[.$P$1] &amp;  [.P66]; &quot;&quot;)" office:value-type="string" office:string-value="INSERT INTO proceso(id_proceso, id_aplicacion, denominacion, ruta_menu, estatus, descripcion, url, jerarquia_menu)VALUES (65,1, 'Procesos de Selección', 'Sistema-Reclutamiento y Selección-Procesos de Selección',  'A' , 'Procesos de Selección', 'Procesos de Selección', '1.06.03' );" calcext:value-type="string">
            <text:p>INSERT INTO proceso(id_proceso, id_aplicacion, denominacion, ruta_menu, estatus, descripcion, url, jerarquia_menu)VALUES (65,1, 'Procesos de Selección', 'Sistema-Reclutamiento y Selección-Procesos de Selección', <text:s/>'A' , 'Procesos de Selección', 'Procesos de Selección', '1.06.03' );</text:p>
          </table:table-cell>
          <table:table-cell table:number-columns-repeated="2"/>
          <table:table-cell table:formula="of:==IF([.L66] &lt;&gt; &quot;&quot;;&quot;INSERT INTO perfil_proceso(id_perfil_proceso, id_perfil, id_proceso, priuse) VALUES (&quot; &amp; [.O66] &amp; &quot;, 1, &quot; &amp; [.N66] &amp; &quot;, 'A'::text);&quot;; &quot;&quot;)" office:value-type="string" office:string-value="INSERT INTO perfil_proceso(id_perfil_proceso, id_perfil, id_proceso, priuse) VALUES (65, 1, 65, 'A'::text);" calcext:value-type="string">
            <text:p>INSERT INTO perfil_proceso(id_perfil_proceso, id_perfil, id_proceso, priuse) VALUES (65, 1, 65, 'A'::text);</text:p>
          </table:table-cell>
        </table:table-row>
        <table:table-row table:style-name="ro3">
          <table:table-cell table:style-name="ce2" table:formula="of:=[.$B$2]&amp;&quot;.&quot;&amp;[.$C$59]&amp;&quot;.&quot;&amp;[.$D$66]&amp;&quot;.&quot;&amp;[.E67]" office:value-type="string" office:string-value="1.06.03.01" calcext:value-type="string">
            <text:p>1.06.0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gistrar Resultados Pruebas y Entrevistas</text:p>
          </table:table-cell>
          <table:table-cell/>
          <table:table-cell table:formula="of:=[.$H$66]&amp; &quot;-&quot; &amp; [.F67]" office:value-type="string" office:string-value="Sistema-Reclutamiento y Selección-Procesos de Selección-Registrar Resultados Pruebas y Entrevistas" calcext:value-type="string">
            <text:p>Sistema-Reclutamiento y Selección-Procesos de Selección-Registrar Resultados Pruebas y Entrevistas</text:p>
          </table:table-cell>
          <table:table-cell office:value-type="string" calcext:value-type="string">
            <text:p>sigefirrhh/planificacion/seleccion/PruebaPreseleccionad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67]" office:value-type="string" office:string-value="Registrar Resultados Pruebas y Entrevistas" calcext:value-type="string">
            <text:p>Registrar Resultados Pruebas y Entrevistas</text:p>
          </table:table-cell>
          <table:table-cell/>
          <table:table-cell table:number-columns-repeated="2" office:value-type="float" office:value="66" calcext:value-type="float">
            <text:p>66</text:p>
          </table:table-cell>
          <table:table-cell table:style-name="ce3" table:formula="of:=&quot;(&quot; &amp; [.N67] &amp; &quot;,&quot; &amp; &quot;1&quot; &amp; &quot;, '&quot; &amp; [.L67]  &amp; &quot;', &quot; &amp; &quot;'&quot; &amp; [.H67]  &amp;  &quot;',  'A' , '&quot; &amp; [.L67] &amp;  &quot;', '&quot;&amp;  [.I67]  &amp; &quot;', '&quot; &amp; [.A67] &amp; &quot;' );&quot;" office:value-type="string" office:string-value="(66,1, 'Registrar Resultados Pruebas y Entrevistas', 'Sistema-Reclutamiento y Selección-Procesos de Selección-Registrar Resultados Pruebas y Entrevistas',  'A' , 'Registrar Resultados Pruebas y Entrevistas', 'sigefirrhh/planificacion/seleccion/PruebaPreseleccionado', '1.06.03.01' );" calcext:value-type="string">
            <text:p>(66,1, 'Registrar Resultados Pruebas y Entrevistas', 'Sistema-Reclutamiento y Selección-Procesos de Selección-Registrar Resultados Pruebas y Entrevistas', <text:s/>'A' , 'Registrar Resultados Pruebas y Entrevistas', 'sigefirrhh/planificacion/seleccion/PruebaPreseleccionado', '1.06.03.01' );</text:p>
          </table:table-cell>
          <table:table-cell table:number-columns-repeated="4"/>
          <table:table-cell table:formula="of:=IF([.L67] &lt;&gt; &quot;&quot;;[.$P$1] &amp;  [.P67]; &quot;&quot;)" office:value-type="string" office:string-value="INSERT INTO proceso(id_proceso, id_aplicacion, denominacion, ruta_menu, estatus, descripcion, url, jerarquia_menu)VALUES (66,1, 'Registrar Resultados Pruebas y Entrevistas', 'Sistema-Reclutamiento y Selección-Procesos de Selección-Registrar Resultados Pruebas y Entrevistas',  'A' , 'Registrar Resultados Pruebas y Entrevistas', 'sigefirrhh/planificacion/seleccion/PruebaPreseleccionado', '1.06.03.01' );" calcext:value-type="string">
            <text:p>INSERT INTO proceso(id_proceso, id_aplicacion, denominacion, ruta_menu, estatus, descripcion, url, jerarquia_menu)VALUES (66,1, 'Registrar Resultados Pruebas y Entrevistas', 'Sistema-Reclutamiento y Selección-Procesos de Selección-Registrar Resultados Pruebas y Entrevistas', <text:s/>'A' , 'Registrar Resultados Pruebas y Entrevistas', 'sigefirrhh/planificacion/seleccion/PruebaPreseleccionado', '1.06.03.01' );</text:p>
          </table:table-cell>
          <table:table-cell table:number-columns-repeated="2"/>
          <table:table-cell table:formula="of:==IF([.L67] &lt;&gt; &quot;&quot;;&quot;INSERT INTO perfil_proceso(id_perfil_proceso, id_perfil, id_proceso, priuse) VALUES (&quot; &amp; [.O67] &amp; &quot;, 1, &quot; &amp; [.N67] &amp; &quot;, 'A'::text);&quot;; &quot;&quot;)" office:value-type="string" office:string-value="INSERT INTO perfil_proceso(id_perfil_proceso, id_perfil, id_proceso, priuse) VALUES (66, 1, 66, 'A'::text);" calcext:value-type="string">
            <text:p>INSERT INTO perfil_proceso(id_perfil_proceso, id_perfil, id_proceso, priuse) VALUES (66, 1, 66, 'A'::text);</text:p>
          </table:table-cell>
        </table:table-row>
        <table:table-row table:style-name="ro3">
          <table:table-cell table:style-name="ce2" table:formula="of:=[.$B$2]&amp;&quot;.&quot;&amp;[.$C$59]&amp;&quot;.&quot;&amp;[.$D$66]&amp;&quot;.&quot;&amp;[.E68]" office:value-type="string" office:string-value="1.06.03.02" calcext:value-type="string">
            <text:p>1.06.0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gistrar Resultados Baremos</text:p>
          </table:table-cell>
          <table:table-cell/>
          <table:table-cell table:formula="of:=[.$H$66]&amp; &quot;-&quot; &amp; [.F68]" office:value-type="string" office:string-value="Sistema-Reclutamiento y Selección-Procesos de Selección-Registrar Resultados Baremos" calcext:value-type="string">
            <text:p>Sistema-Reclutamiento y Selección-Procesos de Selección-Registrar Resultados Baremos</text:p>
          </table:table-cell>
          <table:table-cell office:value-type="string" calcext:value-type="string">
            <text:p>sigefirrhh/planificacion/seleccion/BaremoPreseleccionad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68]" office:value-type="string" office:string-value="Registrar Resultados Baremos" calcext:value-type="string">
            <text:p>Registrar Resultados Baremos</text:p>
          </table:table-cell>
          <table:table-cell/>
          <table:table-cell table:number-columns-repeated="2" office:value-type="float" office:value="67" calcext:value-type="float">
            <text:p>67</text:p>
          </table:table-cell>
          <table:table-cell table:style-name="ce3" table:formula="of:=&quot;(&quot; &amp; [.N68] &amp; &quot;,&quot; &amp; &quot;1&quot; &amp; &quot;, '&quot; &amp; [.L68]  &amp; &quot;', &quot; &amp; &quot;'&quot; &amp; [.H68]  &amp;  &quot;',  'A' , '&quot; &amp; [.L68] &amp;  &quot;', '&quot;&amp;  [.I68]  &amp; &quot;', '&quot; &amp; [.A68] &amp; &quot;' );&quot;" office:value-type="string" office:string-value="(67,1, 'Registrar Resultados Baremos', 'Sistema-Reclutamiento y Selección-Procesos de Selección-Registrar Resultados Baremos',  'A' , 'Registrar Resultados Baremos', 'sigefirrhh/planificacion/seleccion/BaremoPreseleccionado', '1.06.03.02' );" calcext:value-type="string">
            <text:p>(67,1, 'Registrar Resultados Baremos', 'Sistema-Reclutamiento y Selección-Procesos de Selección-Registrar Resultados Baremos', <text:s/>'A' , 'Registrar Resultados Baremos', 'sigefirrhh/planificacion/seleccion/BaremoPreseleccionado', '1.06.03.02' );</text:p>
          </table:table-cell>
          <table:table-cell table:number-columns-repeated="4"/>
          <table:table-cell table:formula="of:=IF([.L68] &lt;&gt; &quot;&quot;;[.$P$1] &amp;  [.P68]; &quot;&quot;)" office:value-type="string" office:string-value="INSERT INTO proceso(id_proceso, id_aplicacion, denominacion, ruta_menu, estatus, descripcion, url, jerarquia_menu)VALUES (67,1, 'Registrar Resultados Baremos', 'Sistema-Reclutamiento y Selección-Procesos de Selección-Registrar Resultados Baremos',  'A' , 'Registrar Resultados Baremos', 'sigefirrhh/planificacion/seleccion/BaremoPreseleccionado', '1.06.03.02' );" calcext:value-type="string">
            <text:p>INSERT INTO proceso(id_proceso, id_aplicacion, denominacion, ruta_menu, estatus, descripcion, url, jerarquia_menu)VALUES (67,1, 'Registrar Resultados Baremos', 'Sistema-Reclutamiento y Selección-Procesos de Selección-Registrar Resultados Baremos', <text:s/>'A' , 'Registrar Resultados Baremos', 'sigefirrhh/planificacion/seleccion/BaremoPreseleccionado', '1.06.03.02' );</text:p>
          </table:table-cell>
          <table:table-cell table:number-columns-repeated="2"/>
          <table:table-cell table:formula="of:==IF([.L68] &lt;&gt; &quot;&quot;;&quot;INSERT INTO perfil_proceso(id_perfil_proceso, id_perfil, id_proceso, priuse) VALUES (&quot; &amp; [.O68] &amp; &quot;, 1, &quot; &amp; [.N68] &amp; &quot;, 'A'::text);&quot;; &quot;&quot;)" office:value-type="string" office:string-value="INSERT INTO perfil_proceso(id_perfil_proceso, id_perfil, id_proceso, priuse) VALUES (67, 1, 67, 'A'::text);" calcext:value-type="string">
            <text:p>INSERT INTO perfil_proceso(id_perfil_proceso, id_perfil, id_proceso, priuse) VALUES (67, 1, 67, 'A'::text);</text:p>
          </table:table-cell>
        </table:table-row>
        <table:table-row table:style-name="ro3">
          <table:table-cell table:style-name="ce2" table:formula="of:=[.$B$2]&amp;&quot;.&quot;&amp;[.$C$59]&amp;&quot;.&quot;&amp;[.$D$66]&amp;&quot;.&quot;&amp;[.E69]" office:value-type="string" office:string-value="1.06.03.03" calcext:value-type="string">
            <text:p>1.06.03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tualizar Resultados del Proceso de Selección</text:p>
          </table:table-cell>
          <table:table-cell/>
          <table:table-cell table:formula="of:=[.$H$66]&amp; &quot;-&quot; &amp; [.F69]" office:value-type="string" office:string-value="Sistema-Reclutamiento y Selección-Procesos de Selección-Actualizar Resultados del Proceso de Selección" calcext:value-type="string">
            <text:p>Sistema-Reclutamiento y Selección-Procesos de Selección-Actualizar Resultados del Proceso de Selección</text:p>
          </table:table-cell>
          <table:table-cell office:value-type="string" calcext:value-type="string">
            <text:p>sigefirrhh/planificacion/seleccion/Selecciona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69]" office:value-type="string" office:string-value="Actualizar Resultados del Proceso de Selección" calcext:value-type="string">
            <text:p>Actualizar Resultados del Proceso de Selección</text:p>
          </table:table-cell>
          <table:table-cell/>
          <table:table-cell table:number-columns-repeated="2" office:value-type="float" office:value="68" calcext:value-type="float">
            <text:p>68</text:p>
          </table:table-cell>
          <table:table-cell table:style-name="ce3" table:formula="of:=&quot;(&quot; &amp; [.N69] &amp; &quot;,&quot; &amp; &quot;1&quot; &amp; &quot;, '&quot; &amp; [.L69]  &amp; &quot;', &quot; &amp; &quot;'&quot; &amp; [.H69]  &amp;  &quot;',  'A' , '&quot; &amp; [.L69] &amp;  &quot;', '&quot;&amp;  [.I69]  &amp; &quot;', '&quot; &amp; [.A69] &amp; &quot;' );&quot;" office:value-type="string" office:string-value="(68,1, 'Actualizar Resultados del Proceso de Selección', 'Sistema-Reclutamiento y Selección-Procesos de Selección-Actualizar Resultados del Proceso de Selección',  'A' , 'Actualizar Resultados del Proceso de Selección', 'sigefirrhh/planificacion/seleccion/Seleccionar', '1.06.03.03' );" calcext:value-type="string">
            <text:p>(68,1, 'Actualizar Resultados del Proceso de Selección', 'Sistema-Reclutamiento y Selección-Procesos de Selección-Actualizar Resultados del Proceso de Selección', <text:s/>'A' , 'Actualizar Resultados del Proceso de Selección', 'sigefirrhh/planificacion/seleccion/Seleccionar', '1.06.03.03' );</text:p>
          </table:table-cell>
          <table:table-cell table:number-columns-repeated="4"/>
          <table:table-cell table:formula="of:=IF([.L69] &lt;&gt; &quot;&quot;;[.$P$1] &amp;  [.P69]; &quot;&quot;)" office:value-type="string" office:string-value="INSERT INTO proceso(id_proceso, id_aplicacion, denominacion, ruta_menu, estatus, descripcion, url, jerarquia_menu)VALUES (68,1, 'Actualizar Resultados del Proceso de Selección', 'Sistema-Reclutamiento y Selección-Procesos de Selección-Actualizar Resultados del Proceso de Selección',  'A' , 'Actualizar Resultados del Proceso de Selección', 'sigefirrhh/planificacion/seleccion/Seleccionar', '1.06.03.03' );" calcext:value-type="string">
            <text:p>INSERT INTO proceso(id_proceso, id_aplicacion, denominacion, ruta_menu, estatus, descripcion, url, jerarquia_menu)VALUES (68,1, 'Actualizar Resultados del Proceso de Selección', 'Sistema-Reclutamiento y Selección-Procesos de Selección-Actualizar Resultados del Proceso de Selección', <text:s/>'A' , 'Actualizar Resultados del Proceso de Selección', 'sigefirrhh/planificacion/seleccion/Seleccionar', '1.06.03.03' );</text:p>
          </table:table-cell>
          <table:table-cell table:number-columns-repeated="2"/>
          <table:table-cell table:formula="of:==IF([.L69] &lt;&gt; &quot;&quot;;&quot;INSERT INTO perfil_proceso(id_perfil_proceso, id_perfil, id_proceso, priuse) VALUES (&quot; &amp; [.O69] &amp; &quot;, 1, &quot; &amp; [.N69] &amp; &quot;, 'A'::text);&quot;; &quot;&quot;)" office:value-type="string" office:string-value="INSERT INTO perfil_proceso(id_perfil_proceso, id_perfil, id_proceso, priuse) VALUES (68, 1, 68, 'A'::text);" calcext:value-type="string">
            <text:p>INSERT INTO perfil_proceso(id_perfil_proceso, id_perfil, id_proceso, priuse) VALUES (68, 1, 68, 'A'::text);</text:p>
          </table:table-cell>
        </table:table-row>
        <table:table-row table:style-name="ro3">
          <table:table-cell table:style-name="ce2" table:formula="of:=[.$B$2]&amp;&quot;.&quot;&amp;[.$C$59]&amp;&quot;.&quot;&amp;[.D70]" office:value-type="string" office:string-value="1.06.04" calcext:value-type="string">
            <text:p>1.06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Tipos de Pruebas y/o Entrevistas</text:p>
          </table:table-cell>
          <table:table-cell table:number-columns-repeated="2"/>
          <table:table-cell table:formula="of:=[.$H$59]&amp;&quot;-&quot;&amp;[.E70]" office:value-type="string" office:string-value="Sistema-Reclutamiento y Selección-Tipos de Pruebas y/o Entrevistas" calcext:value-type="string">
            <text:p>Sistema-Reclutamiento y Selección-Tipos de Pruebas y/o Entrevistas</text:p>
          </table:table-cell>
          <table:table-cell office:value-type="string" calcext:value-type="string">
            <text:p>sigefirrhh/planificacion/seleccion/PruebaSelec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70]" office:value-type="string" office:string-value="Tipos de Pruebas y/o Entrevistas" calcext:value-type="string">
            <text:p>Tipos de Pruebas y/o Entrevistas</text:p>
          </table:table-cell>
          <table:table-cell/>
          <table:table-cell table:number-columns-repeated="2" office:value-type="float" office:value="69" calcext:value-type="float">
            <text:p>69</text:p>
          </table:table-cell>
          <table:table-cell table:style-name="ce3" table:formula="of:=&quot;(&quot; &amp; [.N70] &amp; &quot;,&quot; &amp; &quot;1&quot; &amp; &quot;, '&quot; &amp; [.L70]  &amp; &quot;', &quot; &amp; &quot;'&quot; &amp; [.H70]  &amp;  &quot;',  'A' , '&quot; &amp; [.L70] &amp;  &quot;', '&quot;&amp;  [.I70]  &amp; &quot;', '&quot; &amp; [.A70] &amp; &quot;' );&quot;" office:value-type="string" office:string-value="(69,1, 'Tipos de Pruebas y/o Entrevistas', 'Sistema-Reclutamiento y Selección-Tipos de Pruebas y/o Entrevistas',  'A' , 'Tipos de Pruebas y/o Entrevistas', 'sigefirrhh/planificacion/seleccion/PruebaSeleccion', '1.06.04' );" calcext:value-type="string">
            <text:p>(69,1, 'Tipos de Pruebas y/o Entrevistas', 'Sistema-Reclutamiento y Selección-Tipos de Pruebas y/o Entrevistas', <text:s/>'A' , 'Tipos de Pruebas y/o Entrevistas', 'sigefirrhh/planificacion/seleccion/PruebaSeleccion', '1.06.04' );</text:p>
          </table:table-cell>
          <table:table-cell table:number-columns-repeated="4"/>
          <table:table-cell table:formula="of:=IF([.L70] &lt;&gt; &quot;&quot;;[.$P$1] &amp;  [.P70]; &quot;&quot;)" office:value-type="string" office:string-value="INSERT INTO proceso(id_proceso, id_aplicacion, denominacion, ruta_menu, estatus, descripcion, url, jerarquia_menu)VALUES (69,1, 'Tipos de Pruebas y/o Entrevistas', 'Sistema-Reclutamiento y Selección-Tipos de Pruebas y/o Entrevistas',  'A' , 'Tipos de Pruebas y/o Entrevistas', 'sigefirrhh/planificacion/seleccion/PruebaSeleccion', '1.06.04' );" calcext:value-type="string">
            <text:p>INSERT INTO proceso(id_proceso, id_aplicacion, denominacion, ruta_menu, estatus, descripcion, url, jerarquia_menu)VALUES (69,1, 'Tipos de Pruebas y/o Entrevistas', 'Sistema-Reclutamiento y Selección-Tipos de Pruebas y/o Entrevistas', <text:s/>'A' , 'Tipos de Pruebas y/o Entrevistas', 'sigefirrhh/planificacion/seleccion/PruebaSeleccion', '1.06.04' );</text:p>
          </table:table-cell>
          <table:table-cell table:number-columns-repeated="2"/>
          <table:table-cell table:formula="of:==IF([.L70] &lt;&gt; &quot;&quot;;&quot;INSERT INTO perfil_proceso(id_perfil_proceso, id_perfil, id_proceso, priuse) VALUES (&quot; &amp; [.O70] &amp; &quot;, 1, &quot; &amp; [.N70] &amp; &quot;, 'A'::text);&quot;; &quot;&quot;)" office:value-type="string" office:string-value="INSERT INTO perfil_proceso(id_perfil_proceso, id_perfil, id_proceso, priuse) VALUES (69, 1, 69, 'A'::text);" calcext:value-type="string">
            <text:p>INSERT INTO perfil_proceso(id_perfil_proceso, id_perfil, id_proceso, priuse) VALUES (69, 1, 69, 'A'::text);</text:p>
          </table:table-cell>
        </table:table-row>
        <table:table-row table:style-name="ro3">
          <table:table-cell table:style-name="ce2" table:formula="of:=[.$B$2]&amp;&quot;.&quot;&amp;[.$C$59]&amp;&quot;.&quot;&amp;[.D71]" office:value-type="string" office:string-value="1.06.05" calcext:value-type="string">
            <text:p>1.06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Baremos</text:p>
          </table:table-cell>
          <table:table-cell table:number-columns-repeated="2"/>
          <table:table-cell table:formula="of:=[.$H$59]&amp;&quot;-&quot;&amp;[.E71]" office:value-type="string" office:string-value="Sistema-Reclutamiento y Selección-Baremos" calcext:value-type="string">
            <text:p>Sistema-Reclutamiento y Selección-Baremos</text:p>
          </table:table-cell>
          <table:table-cell office:value-type="string" calcext:value-type="string">
            <text:p>sigefirrhh/planificacion/seleccion/Varemo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71]" office:value-type="string" office:string-value="Baremos" calcext:value-type="string">
            <text:p>Baremos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 table:style-name="ce3" table:formula="of:=&quot;(&quot; &amp; [.N71] &amp; &quot;,&quot; &amp; &quot;1&quot; &amp; &quot;, '&quot; &amp; [.L71]  &amp; &quot;', &quot; &amp; &quot;'&quot; &amp; [.H71]  &amp;  &quot;',  'A' , '&quot; &amp; [.L71] &amp;  &quot;', '&quot;&amp;  [.I71]  &amp; &quot;', '&quot; &amp; [.A71] &amp; &quot;' );&quot;" office:value-type="string" office:string-value="(70,1, 'Baremos', 'Sistema-Reclutamiento y Selección-Baremos',  'A' , 'Baremos', 'sigefirrhh/planificacion/seleccion/Varemos', '1.06.05' );" calcext:value-type="string">
            <text:p>(70,1, 'Baremos', 'Sistema-Reclutamiento y Selección-Baremos', <text:s/>'A' , 'Baremos', 'sigefirrhh/planificacion/seleccion/Varemos', '1.06.05' );</text:p>
          </table:table-cell>
          <table:table-cell table:number-columns-repeated="4"/>
          <table:table-cell table:formula="of:=IF([.L71] &lt;&gt; &quot;&quot;;[.$P$1] &amp;  [.P71]; &quot;&quot;)" office:value-type="string" office:string-value="INSERT INTO proceso(id_proceso, id_aplicacion, denominacion, ruta_menu, estatus, descripcion, url, jerarquia_menu)VALUES (70,1, 'Baremos', 'Sistema-Reclutamiento y Selección-Baremos',  'A' , 'Baremos', 'sigefirrhh/planificacion/seleccion/Varemos', '1.06.05' );" calcext:value-type="string">
            <text:p>INSERT INTO proceso(id_proceso, id_aplicacion, denominacion, ruta_menu, estatus, descripcion, url, jerarquia_menu)VALUES (70,1, 'Baremos', 'Sistema-Reclutamiento y Selección-Baremos', <text:s/>'A' , 'Baremos', 'sigefirrhh/planificacion/seleccion/Varemos', '1.06.05' );</text:p>
          </table:table-cell>
          <table:table-cell table:number-columns-repeated="2"/>
          <table:table-cell table:formula="of:==IF([.L71] &lt;&gt; &quot;&quot;;&quot;INSERT INTO perfil_proceso(id_perfil_proceso, id_perfil, id_proceso, priuse) VALUES (&quot; &amp; [.O71] &amp; &quot;, 1, &quot; &amp; [.N71] &amp; &quot;, 'A'::text);&quot;; &quot;&quot;)" office:value-type="string" office:string-value="INSERT INTO perfil_proceso(id_perfil_proceso, id_perfil, id_proceso, priuse) VALUES (70, 1, 70, 'A'::text);" calcext:value-type="string">
            <text:p>INSERT INTO perfil_proceso(id_perfil_proceso, id_perfil, id_proceso, priuse) VALUES (70, 1, 70, 'A'::text);</text:p>
          </table:table-cell>
        </table:table-row>
        <table:table-row table:style-name="ro3">
          <table:table-cell table:style-name="ce2" table:formula="of:=[.$B$2]&amp;&quot;.&quot;&amp;[.C72]" office:value-type="string" office:string-value="1.07" calcext:value-type="string">
            <text:p>1.07</text:p>
          </table:table-cell>
          <table:table-cell/>
          <table:table-cell office:value-type="string" calcext:value-type="string">
            <text:p>07</text:p>
          </table:table-cell>
          <table:table-cell office:value-type="string" calcext:value-type="string">
            <text:p>Capacitación</text:p>
          </table:table-cell>
          <table:table-cell table:number-columns-repeated="3"/>
          <table:table-cell table:style-name="ce2" table:formula="of:=[.$C$2]&amp;&quot;-&quot;&amp;[.D72]" office:value-type="string" office:string-value="Sistema-Capacitación" calcext:value-type="string">
            <text:p>Sistema-Capacitación</text:p>
          </table:table-cell>
          <table:table-cell table:formula="of:=+[.D72]" office:value-type="string" office:string-value="Capacitación" calcext:value-type="string">
            <text:p>Capacitació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72]" office:value-type="string" office:string-value="Capacitación" calcext:value-type="string">
            <text:p>Capacitación</text:p>
          </table:table-cell>
          <table:table-cell/>
          <table:table-cell table:number-columns-repeated="2" office:value-type="float" office:value="71" calcext:value-type="float">
            <text:p>71</text:p>
          </table:table-cell>
          <table:table-cell table:style-name="ce3" table:formula="of:=&quot;(&quot; &amp; [.N72] &amp; &quot;,&quot; &amp; &quot;1&quot; &amp; &quot;, '&quot; &amp; [.L72]  &amp; &quot;', &quot; &amp; &quot;'&quot; &amp; [.H72]  &amp;  &quot;',  'A' , '&quot; &amp; [.L72] &amp;  &quot;', '&quot;&amp;  [.I72]  &amp; &quot;', '&quot; &amp; [.A72] &amp; &quot;' );&quot;" office:value-type="string" office:string-value="(71,1, 'Capacitación', 'Sistema-Capacitación',  'A' , 'Capacitación', 'Capacitación', '1.07' );" calcext:value-type="string">
            <text:p>(71,1, 'Capacitación', 'Sistema-Capacitación', <text:s/>'A' , 'Capacitación', 'Capacitación', '1.07' );</text:p>
          </table:table-cell>
          <table:table-cell table:number-columns-repeated="4"/>
          <table:table-cell table:formula="of:=IF([.L72] &lt;&gt; &quot;&quot;;[.$P$1] &amp;  [.P72]; &quot;&quot;)" office:value-type="string" office:string-value="INSERT INTO proceso(id_proceso, id_aplicacion, denominacion, ruta_menu, estatus, descripcion, url, jerarquia_menu)VALUES (71,1, 'Capacitación', 'Sistema-Capacitación',  'A' , 'Capacitación', 'Capacitación', '1.07' );" calcext:value-type="string">
            <text:p>INSERT INTO proceso(id_proceso, id_aplicacion, denominacion, ruta_menu, estatus, descripcion, url, jerarquia_menu)VALUES (71,1, 'Capacitación', 'Sistema-Capacitación', <text:s/>'A' , 'Capacitación', 'Capacitación', '1.07' );</text:p>
          </table:table-cell>
          <table:table-cell table:number-columns-repeated="2"/>
          <table:table-cell table:formula="of:==IF([.L72] &lt;&gt; &quot;&quot;;&quot;INSERT INTO perfil_proceso(id_perfil_proceso, id_perfil, id_proceso, priuse) VALUES (&quot; &amp; [.O72] &amp; &quot;, 1, &quot; &amp; [.N72] &amp; &quot;, 'A'::text);&quot;; &quot;&quot;)" office:value-type="string" office:string-value="INSERT INTO perfil_proceso(id_perfil_proceso, id_perfil, id_proceso, priuse) VALUES (71, 1, 71, 'A'::text);" calcext:value-type="string">
            <text:p>INSERT INTO perfil_proceso(id_perfil_proceso, id_perfil, id_proceso, priuse) VALUES (71, 1, 71, 'A'::text);</text:p>
          </table:table-cell>
        </table:table-row>
        <table:table-row table:style-name="ro3">
          <table:table-cell table:style-name="ce2" table:formula="of:=[.$B$2]&amp;&quot;.&quot;&amp;[.$C$72]&amp;&quot;.&quot;&amp;[.D73]" office:value-type="string" office:string-value="1.07.01" calcext:value-type="string">
            <text:p>1.07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ablas Básicas</text:p>
          </table:table-cell>
          <table:table-cell table:number-columns-repeated="2"/>
          <table:table-cell table:formula="of:=[.$H$72]&amp;&quot;-&quot;&amp;[.E73]" office:value-type="string" office:string-value="Sistema-Capacitación-Tablas Básicas" calcext:value-type="string">
            <text:p>Sistema-Capacitación-Tablas Básicas</text:p>
          </table:table-cell>
          <table:table-cell table:formula="of:=+[.E73]" office:value-type="string" office:string-value="Tablas Básicas" calcext:value-type="string">
            <text:p>Tablas Básica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73]" office:value-type="string" office:string-value="Tablas Básicas" calcext:value-type="string">
            <text:p>Tablas Básicas</text:p>
          </table:table-cell>
          <table:table-cell/>
          <table:table-cell table:number-columns-repeated="2" office:value-type="float" office:value="72" calcext:value-type="float">
            <text:p>72</text:p>
          </table:table-cell>
          <table:table-cell table:style-name="ce3" table:formula="of:=&quot;(&quot; &amp; [.N73] &amp; &quot;,&quot; &amp; &quot;1&quot; &amp; &quot;, '&quot; &amp; [.L73]  &amp; &quot;', &quot; &amp; &quot;'&quot; &amp; [.H73]  &amp;  &quot;',  'A' , '&quot; &amp; [.L73] &amp;  &quot;', '&quot;&amp;  [.I73]  &amp; &quot;', '&quot; &amp; [.A73] &amp; &quot;' );&quot;" office:value-type="string" office:string-value="(72,1, 'Tablas Básicas', 'Sistema-Capacitación-Tablas Básicas',  'A' , 'Tablas Básicas', 'Tablas Básicas', '1.07.01' );" calcext:value-type="string">
            <text:p>(72,1, 'Tablas Básicas', 'Sistema-Capacitación-Tablas Básicas', <text:s/>'A' , 'Tablas Básicas', 'Tablas Básicas', '1.07.01' );</text:p>
          </table:table-cell>
          <table:table-cell table:number-columns-repeated="4"/>
          <table:table-cell table:formula="of:=IF([.L73] &lt;&gt; &quot;&quot;;[.$P$1] &amp;  [.P73]; &quot;&quot;)" office:value-type="string" office:string-value="INSERT INTO proceso(id_proceso, id_aplicacion, denominacion, ruta_menu, estatus, descripcion, url, jerarquia_menu)VALUES (72,1, 'Tablas Básicas', 'Sistema-Capacitación-Tablas Básicas',  'A' , 'Tablas Básicas', 'Tablas Básicas', '1.07.01' );" calcext:value-type="string">
            <text:p>INSERT INTO proceso(id_proceso, id_aplicacion, denominacion, ruta_menu, estatus, descripcion, url, jerarquia_menu)VALUES (72,1, 'Tablas Básicas', 'Sistema-Capacitación-Tablas Básicas', <text:s/>'A' , 'Tablas Básicas', 'Tablas Básicas', '1.07.01' );</text:p>
          </table:table-cell>
          <table:table-cell table:number-columns-repeated="2"/>
          <table:table-cell table:formula="of:==IF([.L73] &lt;&gt; &quot;&quot;;&quot;INSERT INTO perfil_proceso(id_perfil_proceso, id_perfil, id_proceso, priuse) VALUES (&quot; &amp; [.O73] &amp; &quot;, 1, &quot; &amp; [.N73] &amp; &quot;, 'A'::text);&quot;; &quot;&quot;)" office:value-type="string" office:string-value="INSERT INTO perfil_proceso(id_perfil_proceso, id_perfil, id_proceso, priuse) VALUES (72, 1, 72, 'A'::text);" calcext:value-type="string">
            <text:p>INSERT INTO perfil_proceso(id_perfil_proceso, id_perfil, id_proceso, priuse) VALUES (72, 1, 72, 'A'::text);</text:p>
          </table:table-cell>
        </table:table-row>
        <table:table-row table:style-name="ro3">
          <table:table-cell table:style-name="ce2" table:formula="of:=[.$B$2]&amp;&quot;.&quot;&amp;[.$C$72]&amp;&quot;.&quot;&amp;[.$D$73]&amp;&quot;.&quot;&amp;[.E74]" office:value-type="string" office:string-value="1.07.01.01" calcext:value-type="string">
            <text:p>1.07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Areas de Conocimiento</text:p>
          </table:table-cell>
          <table:table-cell/>
          <table:table-cell table:formula="of:=[.$H$73]&amp; &quot;-&quot; &amp; [.F74]" office:value-type="string" office:string-value="Sistema-Capacitación-Tablas Básicas-Areas de Conocimiento" calcext:value-type="string">
            <text:p>Sistema-Capacitación-Tablas Básicas-Areas de Conocimiento</text:p>
          </table:table-cell>
          <table:table-cell office:value-type="string" calcext:value-type="string">
            <text:p>sigefirrhh/base/adiestramiento/AreaConocimient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74]" office:value-type="string" office:string-value="Areas de Conocimiento" calcext:value-type="string">
            <text:p>Areas de Conocimiento</text:p>
          </table:table-cell>
          <table:table-cell/>
          <table:table-cell table:number-columns-repeated="2" office:value-type="float" office:value="73" calcext:value-type="float">
            <text:p>73</text:p>
          </table:table-cell>
          <table:table-cell table:style-name="ce3" table:formula="of:=&quot;(&quot; &amp; [.N74] &amp; &quot;,&quot; &amp; &quot;1&quot; &amp; &quot;, '&quot; &amp; [.L74]  &amp; &quot;', &quot; &amp; &quot;'&quot; &amp; [.H74]  &amp;  &quot;',  'A' , '&quot; &amp; [.L74] &amp;  &quot;', '&quot;&amp;  [.I74]  &amp; &quot;', '&quot; &amp; [.A74] &amp; &quot;' );&quot;" office:value-type="string" office:string-value="(73,1, 'Areas de Conocimiento', 'Sistema-Capacitación-Tablas Básicas-Areas de Conocimiento',  'A' , 'Areas de Conocimiento', 'sigefirrhh/base/adiestramiento/AreaConocimiento', '1.07.01.01' );" calcext:value-type="string">
            <text:p>(73,1, 'Areas de Conocimiento', 'Sistema-Capacitación-Tablas Básicas-Areas de Conocimiento', <text:s/>'A' , 'Areas de Conocimiento', 'sigefirrhh/base/adiestramiento/AreaConocimiento', '1.07.01.01' );</text:p>
          </table:table-cell>
          <table:table-cell table:number-columns-repeated="4"/>
          <table:table-cell table:formula="of:=IF([.L74] &lt;&gt; &quot;&quot;;[.$P$1] &amp;  [.P74]; &quot;&quot;)" office:value-type="string" office:string-value="INSERT INTO proceso(id_proceso, id_aplicacion, denominacion, ruta_menu, estatus, descripcion, url, jerarquia_menu)VALUES (73,1, 'Areas de Conocimiento', 'Sistema-Capacitación-Tablas Básicas-Areas de Conocimiento',  'A' , 'Areas de Conocimiento', 'sigefirrhh/base/adiestramiento/AreaConocimiento', '1.07.01.01' );" calcext:value-type="string">
            <text:p>INSERT INTO proceso(id_proceso, id_aplicacion, denominacion, ruta_menu, estatus, descripcion, url, jerarquia_menu)VALUES (73,1, 'Areas de Conocimiento', 'Sistema-Capacitación-Tablas Básicas-Areas de Conocimiento', <text:s/>'A' , 'Areas de Conocimiento', 'sigefirrhh/base/adiestramiento/AreaConocimiento', '1.07.01.01' );</text:p>
          </table:table-cell>
          <table:table-cell table:number-columns-repeated="2"/>
          <table:table-cell table:formula="of:==IF([.L74] &lt;&gt; &quot;&quot;;&quot;INSERT INTO perfil_proceso(id_perfil_proceso, id_perfil, id_proceso, priuse) VALUES (&quot; &amp; [.O74] &amp; &quot;, 1, &quot; &amp; [.N74] &amp; &quot;, 'A'::text);&quot;; &quot;&quot;)" office:value-type="string" office:string-value="INSERT INTO perfil_proceso(id_perfil_proceso, id_perfil, id_proceso, priuse) VALUES (73, 1, 73, 'A'::text);" calcext:value-type="string">
            <text:p>INSERT INTO perfil_proceso(id_perfil_proceso, id_perfil, id_proceso, priuse) VALUES (73, 1, 73, 'A'::text);</text:p>
          </table:table-cell>
        </table:table-row>
        <table:table-row table:style-name="ro3">
          <table:table-cell table:style-name="ce2" table:formula="of:=[.$B$2]&amp;&quot;.&quot;&amp;[.$C$72]&amp;&quot;.&quot;&amp;[.$D$73]&amp;&quot;.&quot;&amp;[.E75]" office:value-type="string" office:string-value="1.07.01.02" calcext:value-type="string">
            <text:p>1.07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Tipos de Cursos</text:p>
          </table:table-cell>
          <table:table-cell/>
          <table:table-cell table:formula="of:=[.$H$73]&amp; &quot;-&quot; &amp; [.F75]" office:value-type="string" office:string-value="Sistema-Capacitación-Tablas Básicas-Tipos de Cursos" calcext:value-type="string">
            <text:p>Sistema-Capacitación-Tablas Básicas-Tipos de Cursos</text:p>
          </table:table-cell>
          <table:table-cell office:value-type="string" calcext:value-type="string">
            <text:p>sigefirrhh/base/adiestramiento/TipoCurs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75]" office:value-type="string" office:string-value="Tipos de Cursos" calcext:value-type="string">
            <text:p>Tipos de Cursos</text:p>
          </table:table-cell>
          <table:table-cell/>
          <table:table-cell table:number-columns-repeated="2" office:value-type="float" office:value="74" calcext:value-type="float">
            <text:p>74</text:p>
          </table:table-cell>
          <table:table-cell table:style-name="ce3" table:formula="of:=&quot;(&quot; &amp; [.N75] &amp; &quot;,&quot; &amp; &quot;1&quot; &amp; &quot;, '&quot; &amp; [.L75]  &amp; &quot;', &quot; &amp; &quot;'&quot; &amp; [.H75]  &amp;  &quot;',  'A' , '&quot; &amp; [.L75] &amp;  &quot;', '&quot;&amp;  [.I75]  &amp; &quot;', '&quot; &amp; [.A75] &amp; &quot;' );&quot;" office:value-type="string" office:string-value="(74,1, 'Tipos de Cursos', 'Sistema-Capacitación-Tablas Básicas-Tipos de Cursos',  'A' , 'Tipos de Cursos', 'sigefirrhh/base/adiestramiento/TipoCurso', '1.07.01.02' );" calcext:value-type="string">
            <text:p>(74,1, 'Tipos de Cursos', 'Sistema-Capacitación-Tablas Básicas-Tipos de Cursos', <text:s/>'A' , 'Tipos de Cursos', 'sigefirrhh/base/adiestramiento/TipoCurso', '1.07.01.02' );</text:p>
          </table:table-cell>
          <table:table-cell table:number-columns-repeated="4"/>
          <table:table-cell table:formula="of:=IF([.L75] &lt;&gt; &quot;&quot;;[.$P$1] &amp;  [.P75]; &quot;&quot;)" office:value-type="string" office:string-value="INSERT INTO proceso(id_proceso, id_aplicacion, denominacion, ruta_menu, estatus, descripcion, url, jerarquia_menu)VALUES (74,1, 'Tipos de Cursos', 'Sistema-Capacitación-Tablas Básicas-Tipos de Cursos',  'A' , 'Tipos de Cursos', 'sigefirrhh/base/adiestramiento/TipoCurso', '1.07.01.02' );" calcext:value-type="string">
            <text:p>INSERT INTO proceso(id_proceso, id_aplicacion, denominacion, ruta_menu, estatus, descripcion, url, jerarquia_menu)VALUES (74,1, 'Tipos de Cursos', 'Sistema-Capacitación-Tablas Básicas-Tipos de Cursos', <text:s/>'A' , 'Tipos de Cursos', 'sigefirrhh/base/adiestramiento/TipoCurso', '1.07.01.02' );</text:p>
          </table:table-cell>
          <table:table-cell table:number-columns-repeated="2"/>
          <table:table-cell table:formula="of:==IF([.L75] &lt;&gt; &quot;&quot;;&quot;INSERT INTO perfil_proceso(id_perfil_proceso, id_perfil, id_proceso, priuse) VALUES (&quot; &amp; [.O75] &amp; &quot;, 1, &quot; &amp; [.N75] &amp; &quot;, 'A'::text);&quot;; &quot;&quot;)" office:value-type="string" office:string-value="INSERT INTO perfil_proceso(id_perfil_proceso, id_perfil, id_proceso, priuse) VALUES (74, 1, 74, 'A'::text);" calcext:value-type="string">
            <text:p>INSERT INTO perfil_proceso(id_perfil_proceso, id_perfil, id_proceso, priuse) VALUES (74, 1, 74, 'A'::text);</text:p>
          </table:table-cell>
        </table:table-row>
        <table:table-row table:style-name="ro3">
          <table:table-cell table:style-name="ce2" table:formula="of:=[.$B$2]&amp;&quot;.&quot;&amp;[.$C$72]&amp;&quot;.&quot;&amp;[.D76]" office:value-type="string" office:string-value="1.07.02" calcext:value-type="string">
            <text:p>1.07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lanificación/Capacitación</text:p>
          </table:table-cell>
          <table:table-cell table:number-columns-repeated="2"/>
          <table:table-cell table:formula="of:=[.$H$72]&amp;&quot;-&quot;&amp;[.E76]" office:value-type="string" office:string-value="Sistema-Capacitación-Planificación/Capacitación" calcext:value-type="string">
            <text:p>Sistema-Capacitación-Planificación/Capacitación</text:p>
          </table:table-cell>
          <table:table-cell table:formula="of:=+[.E76]" office:value-type="string" office:string-value="Planificación/Capacitación" calcext:value-type="string">
            <text:p>Planificación/Capacitació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76]" office:value-type="string" office:string-value="Planificación/Capacitación" calcext:value-type="string">
            <text:p>Planificación/Capacitación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table:style-name="ce3" table:formula="of:=&quot;(&quot; &amp; [.N76] &amp; &quot;,&quot; &amp; &quot;1&quot; &amp; &quot;, '&quot; &amp; [.L76]  &amp; &quot;', &quot; &amp; &quot;'&quot; &amp; [.H76]  &amp;  &quot;',  'A' , '&quot; &amp; [.L76] &amp;  &quot;', '&quot;&amp;  [.I76]  &amp; &quot;', '&quot; &amp; [.A76] &amp; &quot;' );&quot;" office:value-type="string" office:string-value="(75,1, 'Planificación/Capacitación', 'Sistema-Capacitación-Planificación/Capacitación',  'A' , 'Planificación/Capacitación', 'Planificación/Capacitación', '1.07.02' );" calcext:value-type="string">
            <text:p>(75,1, 'Planificación/Capacitación', 'Sistema-Capacitación-Planificación/Capacitación', <text:s/>'A' , 'Planificación/Capacitación', 'Planificación/Capacitación', '1.07.02' );</text:p>
          </table:table-cell>
          <table:table-cell table:number-columns-repeated="4"/>
          <table:table-cell table:formula="of:=IF([.L76] &lt;&gt; &quot;&quot;;[.$P$1] &amp;  [.P76]; &quot;&quot;)" office:value-type="string" office:string-value="INSERT INTO proceso(id_proceso, id_aplicacion, denominacion, ruta_menu, estatus, descripcion, url, jerarquia_menu)VALUES (75,1, 'Planificación/Capacitación', 'Sistema-Capacitación-Planificación/Capacitación',  'A' , 'Planificación/Capacitación', 'Planificación/Capacitación', '1.07.02' );" calcext:value-type="string">
            <text:p>INSERT INTO proceso(id_proceso, id_aplicacion, denominacion, ruta_menu, estatus, descripcion, url, jerarquia_menu)VALUES (75,1, 'Planificación/Capacitación', 'Sistema-Capacitación-Planificación/Capacitación', <text:s/>'A' , 'Planificación/Capacitación', 'Planificación/Capacitación', '1.07.02' );</text:p>
          </table:table-cell>
          <table:table-cell table:number-columns-repeated="2"/>
          <table:table-cell table:formula="of:==IF([.L76] &lt;&gt; &quot;&quot;;&quot;INSERT INTO perfil_proceso(id_perfil_proceso, id_perfil, id_proceso, priuse) VALUES (&quot; &amp; [.O76] &amp; &quot;, 1, &quot; &amp; [.N76] &amp; &quot;, 'A'::text);&quot;; &quot;&quot;)" office:value-type="string" office:string-value="INSERT INTO perfil_proceso(id_perfil_proceso, id_perfil, id_proceso, priuse) VALUES (75, 1, 75, 'A'::text);" calcext:value-type="string">
            <text:p>INSERT INTO perfil_proceso(id_perfil_proceso, id_perfil, id_proceso, priuse) VALUES (75, 1, 75, 'A'::text);</text:p>
          </table:table-cell>
        </table:table-row>
        <table:table-row table:style-name="ro3">
          <table:table-cell table:style-name="ce2" table:formula="of:=[.$B$2]&amp;&quot;.&quot;&amp;[.$C$72]&amp;&quot;.&quot;&amp;[.$D$76]&amp;&quot;.&quot;&amp;[.E77]" office:value-type="string" office:string-value="1.07.02.01" calcext:value-type="string">
            <text:p>1.07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lanes Capacitación por Unidad Funcional</text:p>
          </table:table-cell>
          <table:table-cell/>
          <table:table-cell table:formula="of:=[.$H$76]&amp; &quot;-&quot; &amp; [.F77]" office:value-type="string" office:string-value="Sistema-Capacitación-Planificación/Capacitación-Planes Capacitación por Unidad Funcional" calcext:value-type="string">
            <text:p>Sistema-Capacitación-Planificación/Capacitación-Planes Capacitación por Unidad Funcional</text:p>
          </table:table-cell>
          <table:table-cell office:value-type="string" calcext:value-type="string">
            <text:p>sigefirrhh/planificacion/capacitacion/PlanAdiestramient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77]" office:value-type="string" office:string-value="Planes Capacitación por Unidad Funcional" calcext:value-type="string">
            <text:p>Planes Capacitación por Unidad Funcional</text:p>
          </table:table-cell>
          <table:table-cell/>
          <table:table-cell table:number-columns-repeated="2" office:value-type="float" office:value="76" calcext:value-type="float">
            <text:p>76</text:p>
          </table:table-cell>
          <table:table-cell table:style-name="ce3" table:formula="of:=&quot;(&quot; &amp; [.N77] &amp; &quot;,&quot; &amp; &quot;1&quot; &amp; &quot;, '&quot; &amp; [.L77]  &amp; &quot;', &quot; &amp; &quot;'&quot; &amp; [.H77]  &amp;  &quot;',  'A' , '&quot; &amp; [.L77] &amp;  &quot;', '&quot;&amp;  [.I77]  &amp; &quot;', '&quot; &amp; [.A77] &amp; &quot;' );&quot;" office:value-type="string" office:string-value="(76,1, 'Planes Capacitación por Unidad Funcional', 'Sistema-Capacitación-Planificación/Capacitación-Planes Capacitación por Unidad Funcional',  'A' , 'Planes Capacitación por Unidad Funcional', 'sigefirrhh/planificacion/capacitacion/PlanAdiestramiento', '1.07.02.01' );" calcext:value-type="string">
            <text:p>(76,1, 'Planes Capacitación por Unidad Funcional', 'Sistema-Capacitación-Planificación/Capacitación-Planes Capacitación por Unidad Funcional', <text:s/>'A' , 'Planes Capacitación por Unidad Funcional', 'sigefirrhh/planificacion/capacitacion/PlanAdiestramiento', '1.07.02.01' );</text:p>
          </table:table-cell>
          <table:table-cell table:number-columns-repeated="4"/>
          <table:table-cell table:formula="of:=IF([.L77] &lt;&gt; &quot;&quot;;[.$P$1] &amp;  [.P77]; &quot;&quot;)" office:value-type="string" office:string-value="INSERT INTO proceso(id_proceso, id_aplicacion, denominacion, ruta_menu, estatus, descripcion, url, jerarquia_menu)VALUES (76,1, 'Planes Capacitación por Unidad Funcional', 'Sistema-Capacitación-Planificación/Capacitación-Planes Capacitación por Unidad Funcional',  'A' , 'Planes Capacitación por Unidad Funcional', 'sigefirrhh/planificacion/capacitacion/PlanAdiestramiento', '1.07.02.01' );" calcext:value-type="string">
            <text:p>INSERT INTO proceso(id_proceso, id_aplicacion, denominacion, ruta_menu, estatus, descripcion, url, jerarquia_menu)VALUES (76,1, 'Planes Capacitación por Unidad Funcional', 'Sistema-Capacitación-Planificación/Capacitación-Planes Capacitación por Unidad Funcional', <text:s/>'A' , 'Planes Capacitación por Unidad Funcional', 'sigefirrhh/planificacion/capacitacion/PlanAdiestramiento', '1.07.02.01' );</text:p>
          </table:table-cell>
          <table:table-cell table:number-columns-repeated="2"/>
          <table:table-cell table:formula="of:==IF([.L77] &lt;&gt; &quot;&quot;;&quot;INSERT INTO perfil_proceso(id_perfil_proceso, id_perfil, id_proceso, priuse) VALUES (&quot; &amp; [.O77] &amp; &quot;, 1, &quot; &amp; [.N77] &amp; &quot;, 'A'::text);&quot;; &quot;&quot;)" office:value-type="string" office:string-value="INSERT INTO perfil_proceso(id_perfil_proceso, id_perfil, id_proceso, priuse) VALUES (76, 1, 76, 'A'::text);" calcext:value-type="string">
            <text:p>INSERT INTO perfil_proceso(id_perfil_proceso, id_perfil, id_proceso, priuse) VALUES (76, 1, 76, 'A'::text);</text:p>
          </table:table-cell>
        </table:table-row>
        <table:table-row table:style-name="ro3">
          <table:table-cell table:style-name="ce2" table:formula="of:=[.$B$2]&amp;&quot;.&quot;&amp;[.$C$72]&amp;&quot;.&quot;&amp;[.$D$76]&amp;&quot;.&quot;&amp;[.E78]" office:value-type="string" office:string-value="1.07.02.02" calcext:value-type="string">
            <text:p>1.07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Incluir Participantes</text:p>
          </table:table-cell>
          <table:table-cell/>
          <table:table-cell table:formula="of:=[.$H$76]&amp; &quot;-&quot; &amp; [.F78]" office:value-type="string" office:string-value="Sistema-Capacitación-Planificación/Capacitación-Incluir Participantes" calcext:value-type="string">
            <text:p>Sistema-Capacitación-Planificación/Capacitación-Incluir Participantes</text:p>
          </table:table-cell>
          <table:table-cell office:value-type="string" calcext:value-type="string">
            <text:p>sigefirrhh/planificacion/capacitacion/ActualizarParticipan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78]" office:value-type="string" office:string-value="Incluir Participantes" calcext:value-type="string">
            <text:p>Incluir Participantes</text:p>
          </table:table-cell>
          <table:table-cell/>
          <table:table-cell table:number-columns-repeated="2" office:value-type="float" office:value="77" calcext:value-type="float">
            <text:p>77</text:p>
          </table:table-cell>
          <table:table-cell table:style-name="ce3" table:formula="of:=&quot;(&quot; &amp; [.N78] &amp; &quot;,&quot; &amp; &quot;1&quot; &amp; &quot;, '&quot; &amp; [.L78]  &amp; &quot;', &quot; &amp; &quot;'&quot; &amp; [.H78]  &amp;  &quot;',  'A' , '&quot; &amp; [.L78] &amp;  &quot;', '&quot;&amp;  [.I78]  &amp; &quot;', '&quot; &amp; [.A78] &amp; &quot;' );&quot;" office:value-type="string" office:string-value="(77,1, 'Incluir Participantes', 'Sistema-Capacitación-Planificación/Capacitación-Incluir Participantes',  'A' , 'Incluir Participantes', 'sigefirrhh/planificacion/capacitacion/ActualizarParticipante', '1.07.02.02' );" calcext:value-type="string">
            <text:p>(77,1, 'Incluir Participantes', 'Sistema-Capacitación-Planificación/Capacitación-Incluir Participantes', <text:s/>'A' , 'Incluir Participantes', 'sigefirrhh/planificacion/capacitacion/ActualizarParticipante', '1.07.02.02' );</text:p>
          </table:table-cell>
          <table:table-cell table:number-columns-repeated="4"/>
          <table:table-cell table:formula="of:=IF([.L78] &lt;&gt; &quot;&quot;;[.$P$1] &amp;  [.P78]; &quot;&quot;)" office:value-type="string" office:string-value="INSERT INTO proceso(id_proceso, id_aplicacion, denominacion, ruta_menu, estatus, descripcion, url, jerarquia_menu)VALUES (77,1, 'Incluir Participantes', 'Sistema-Capacitación-Planificación/Capacitación-Incluir Participantes',  'A' , 'Incluir Participantes', 'sigefirrhh/planificacion/capacitacion/ActualizarParticipante', '1.07.02.02' );" calcext:value-type="string">
            <text:p>INSERT INTO proceso(id_proceso, id_aplicacion, denominacion, ruta_menu, estatus, descripcion, url, jerarquia_menu)VALUES (77,1, 'Incluir Participantes', 'Sistema-Capacitación-Planificación/Capacitación-Incluir Participantes', <text:s/>'A' , 'Incluir Participantes', 'sigefirrhh/planificacion/capacitacion/ActualizarParticipante', '1.07.02.02' );</text:p>
          </table:table-cell>
          <table:table-cell table:number-columns-repeated="2"/>
          <table:table-cell table:formula="of:==IF([.L78] &lt;&gt; &quot;&quot;;&quot;INSERT INTO perfil_proceso(id_perfil_proceso, id_perfil, id_proceso, priuse) VALUES (&quot; &amp; [.O78] &amp; &quot;, 1, &quot; &amp; [.N78] &amp; &quot;, 'A'::text);&quot;; &quot;&quot;)" office:value-type="string" office:string-value="INSERT INTO perfil_proceso(id_perfil_proceso, id_perfil, id_proceso, priuse) VALUES (77, 1, 77, 'A'::text);" calcext:value-type="string">
            <text:p>INSERT INTO perfil_proceso(id_perfil_proceso, id_perfil, id_proceso, priuse) VALUES (77, 1, 77, 'A'::text);</text:p>
          </table:table-cell>
        </table:table-row>
        <table:table-row table:style-name="ro3">
          <table:table-cell table:style-name="ce2" table:formula="of:=[.$B$2]&amp;&quot;.&quot;&amp;[.$C$72]&amp;&quot;.&quot;&amp;[.$D$76]&amp;&quot;.&quot;&amp;[.E79]" office:value-type="string" office:string-value="1.07.02.03" calcext:value-type="string">
            <text:p>1.07.0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gistrar Resultados de un Plan</text:p>
          </table:table-cell>
          <table:table-cell/>
          <table:table-cell table:formula="of:=[.$H$76]&amp; &quot;-&quot; &amp; [.F79]" office:value-type="string" office:string-value="Sistema-Capacitación-Planificación/Capacitación-Registrar Resultados de un Plan" calcext:value-type="string">
            <text:p>Sistema-Capacitación-Planificación/Capacitación-Registrar Resultados de un Plan</text:p>
          </table:table-cell>
          <table:table-cell office:value-type="string" calcext:value-type="string">
            <text:p>sigefirrhh/planificacion/capacitacion/ActualizarEstudi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79]" office:value-type="string" office:string-value="Registrar Resultados de un Plan" calcext:value-type="string">
            <text:p>Registrar Resultados de un Plan</text:p>
          </table:table-cell>
          <table:table-cell/>
          <table:table-cell table:number-columns-repeated="2" office:value-type="float" office:value="78" calcext:value-type="float">
            <text:p>78</text:p>
          </table:table-cell>
          <table:table-cell table:style-name="ce3" table:formula="of:=&quot;(&quot; &amp; [.N79] &amp; &quot;,&quot; &amp; &quot;1&quot; &amp; &quot;, '&quot; &amp; [.L79]  &amp; &quot;', &quot; &amp; &quot;'&quot; &amp; [.H79]  &amp;  &quot;',  'A' , '&quot; &amp; [.L79] &amp;  &quot;', '&quot;&amp;  [.I79]  &amp; &quot;', '&quot; &amp; [.A79] &amp; &quot;' );&quot;" office:value-type="string" office:string-value="(78,1, 'Registrar Resultados de un Plan', 'Sistema-Capacitación-Planificación/Capacitación-Registrar Resultados de un Plan',  'A' , 'Registrar Resultados de un Plan', 'sigefirrhh/planificacion/capacitacion/ActualizarEstudio', '1.07.02.03' );" calcext:value-type="string">
            <text:p>(78,1, 'Registrar Resultados de un Plan', 'Sistema-Capacitación-Planificación/Capacitación-Registrar Resultados de un Plan', <text:s/>'A' , 'Registrar Resultados de un Plan', 'sigefirrhh/planificacion/capacitacion/ActualizarEstudio', '1.07.02.03' );</text:p>
          </table:table-cell>
          <table:table-cell table:number-columns-repeated="4"/>
          <table:table-cell table:formula="of:=IF([.L79] &lt;&gt; &quot;&quot;;[.$P$1] &amp;  [.P79]; &quot;&quot;)" office:value-type="string" office:string-value="INSERT INTO proceso(id_proceso, id_aplicacion, denominacion, ruta_menu, estatus, descripcion, url, jerarquia_menu)VALUES (78,1, 'Registrar Resultados de un Plan', 'Sistema-Capacitación-Planificación/Capacitación-Registrar Resultados de un Plan',  'A' , 'Registrar Resultados de un Plan', 'sigefirrhh/planificacion/capacitacion/ActualizarEstudio', '1.07.02.03' );" calcext:value-type="string">
            <text:p>INSERT INTO proceso(id_proceso, id_aplicacion, denominacion, ruta_menu, estatus, descripcion, url, jerarquia_menu)VALUES (78,1, 'Registrar Resultados de un Plan', 'Sistema-Capacitación-Planificación/Capacitación-Registrar Resultados de un Plan', <text:s/>'A' , 'Registrar Resultados de un Plan', 'sigefirrhh/planificacion/capacitacion/ActualizarEstudio', '1.07.02.03' );</text:p>
          </table:table-cell>
          <table:table-cell table:number-columns-repeated="2"/>
          <table:table-cell table:formula="of:==IF([.L79] &lt;&gt; &quot;&quot;;&quot;INSERT INTO perfil_proceso(id_perfil_proceso, id_perfil, id_proceso, priuse) VALUES (&quot; &amp; [.O79] &amp; &quot;, 1, &quot; &amp; [.N79] &amp; &quot;, 'A'::text);&quot;; &quot;&quot;)" office:value-type="string" office:string-value="INSERT INTO perfil_proceso(id_perfil_proceso, id_perfil, id_proceso, priuse) VALUES (78, 1, 78, 'A'::text);" calcext:value-type="string">
            <text:p>INSERT INTO perfil_proceso(id_perfil_proceso, id_perfil, id_proceso, priuse) VALUES (78, 1, 78, 'A'::text);</text:p>
          </table:table-cell>
        </table:table-row>
        <table:table-row table:style-name="ro3">
          <table:table-cell table:style-name="ce2" table:formula="of:=[.$B$2]&amp;&quot;.&quot;&amp;[.$C$72]&amp;&quot;.&quot;&amp;[.$D$76]&amp;&quot;.&quot;&amp;[.E80]" office:value-type="string" office:string-value="1.07.02.04" calcext:value-type="string">
            <text:p>1.07.02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Reportes</text:p>
          </table:table-cell>
          <table:table-cell/>
          <table:table-cell table:formula="of:=[.$H$76]&amp; &quot;-&quot; &amp; [.F80]" office:value-type="string" office:string-value="Sistema-Capacitación-Planificación/Capacitación-Reportes" calcext:value-type="string">
            <text:p>Sistema-Capacitación-Planificación/Capacitación-Reportes</text:p>
          </table:table-cell>
          <table:table-cell office:value-type="string" calcext:value-type="string">
            <text:p>sigefirrhh/planificacion/capacitacion/ReportePlanAdiestramient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80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79" calcext:value-type="float">
            <text:p>79</text:p>
          </table:table-cell>
          <table:table-cell table:style-name="ce3" table:formula="of:=&quot;(&quot; &amp; [.N80] &amp; &quot;,&quot; &amp; &quot;1&quot; &amp; &quot;, '&quot; &amp; [.L80]  &amp; &quot;', &quot; &amp; &quot;'&quot; &amp; [.H80]  &amp;  &quot;',  'A' , '&quot; &amp; [.L80] &amp;  &quot;', '&quot;&amp;  [.I80]  &amp; &quot;', '&quot; &amp; [.A80] &amp; &quot;' );&quot;" office:value-type="string" office:string-value="(79,1, 'Reportes', 'Sistema-Capacitación-Planificación/Capacitación-Reportes',  'A' , 'Reportes', 'sigefirrhh/planificacion/capacitacion/ReportePlanAdiestramiento', '1.07.02.04' );" calcext:value-type="string">
            <text:p>(79,1, 'Reportes', 'Sistema-Capacitación-Planificación/Capacitación-Reportes', <text:s/>'A' , 'Reportes', 'sigefirrhh/planificacion/capacitacion/ReportePlanAdiestramiento', '1.07.02.04' );</text:p>
          </table:table-cell>
          <table:table-cell table:number-columns-repeated="4"/>
          <table:table-cell table:formula="of:=IF([.L80] &lt;&gt; &quot;&quot;;[.$P$1] &amp;  [.P80]; &quot;&quot;)" office:value-type="string" office:string-value="INSERT INTO proceso(id_proceso, id_aplicacion, denominacion, ruta_menu, estatus, descripcion, url, jerarquia_menu)VALUES (79,1, 'Reportes', 'Sistema-Capacitación-Planificación/Capacitación-Reportes',  'A' , 'Reportes', 'sigefirrhh/planificacion/capacitacion/ReportePlanAdiestramiento', '1.07.02.04' );" calcext:value-type="string">
            <text:p>INSERT INTO proceso(id_proceso, id_aplicacion, denominacion, ruta_menu, estatus, descripcion, url, jerarquia_menu)VALUES (79,1, 'Reportes', 'Sistema-Capacitación-Planificación/Capacitación-Reportes', <text:s/>'A' , 'Reportes', 'sigefirrhh/planificacion/capacitacion/ReportePlanAdiestramiento', '1.07.02.04' );</text:p>
          </table:table-cell>
          <table:table-cell table:number-columns-repeated="2"/>
          <table:table-cell table:formula="of:==IF([.L80] &lt;&gt; &quot;&quot;;&quot;INSERT INTO perfil_proceso(id_perfil_proceso, id_perfil, id_proceso, priuse) VALUES (&quot; &amp; [.O80] &amp; &quot;, 1, &quot; &amp; [.N80] &amp; &quot;, 'A'::text);&quot;; &quot;&quot;)" office:value-type="string" office:string-value="INSERT INTO perfil_proceso(id_perfil_proceso, id_perfil, id_proceso, priuse) VALUES (79, 1, 79, 'A'::text);" calcext:value-type="string">
            <text:p>INSERT INTO perfil_proceso(id_perfil_proceso, id_perfil, id_proceso, priuse) VALUES (79, 1, 79, 'A'::text);</text:p>
          </table:table-cell>
        </table:table-row>
        <table:table-row table:style-name="ro3">
          <table:table-cell table:style-name="ce2" table:formula="of:=[.$B$2]&amp;&quot;.&quot;&amp;[.C81]" office:value-type="string" office:string-value="1.08" calcext:value-type="string">
            <text:p>1.08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Evaluaciones de Desempeño</text:p>
          </table:table-cell>
          <table:table-cell table:number-columns-repeated="3"/>
          <table:table-cell table:style-name="ce2" table:formula="of:=[.$C$2]&amp;&quot;-&quot;&amp;[.D81]" office:value-type="string" office:string-value="Sistema-Evaluaciones de Desempeño" calcext:value-type="string">
            <text:p>Sistema-Evaluaciones de Desempeño</text:p>
          </table:table-cell>
          <table:table-cell table:formula="of:=+[.D81]" office:value-type="string" office:string-value="Evaluaciones de Desempeño" calcext:value-type="string">
            <text:p>Evaluaciones de Desempeñ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81]" office:value-type="string" office:string-value="Evaluaciones de Desempeño" calcext:value-type="string">
            <text:p>Evaluaciones de Desempeño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table:style-name="ce3" table:formula="of:=&quot;(&quot; &amp; [.N81] &amp; &quot;,&quot; &amp; &quot;1&quot; &amp; &quot;, '&quot; &amp; [.L81]  &amp; &quot;', &quot; &amp; &quot;'&quot; &amp; [.H81]  &amp;  &quot;',  'A' , '&quot; &amp; [.L81] &amp;  &quot;', '&quot;&amp;  [.I81]  &amp; &quot;', '&quot; &amp; [.A81] &amp; &quot;' );&quot;" office:value-type="string" office:string-value="(80,1, 'Evaluaciones de Desempeño', 'Sistema-Evaluaciones de Desempeño',  'A' , 'Evaluaciones de Desempeño', 'Evaluaciones de Desempeño', '1.08' );" calcext:value-type="string">
            <text:p>(80,1, 'Evaluaciones de Desempeño', 'Sistema-Evaluaciones de Desempeño', <text:s/>'A' , 'Evaluaciones de Desempeño', 'Evaluaciones de Desempeño', '1.08' );</text:p>
          </table:table-cell>
          <table:table-cell table:number-columns-repeated="4"/>
          <table:table-cell table:formula="of:=IF([.L81] &lt;&gt; &quot;&quot;;[.$P$1] &amp;  [.P81]; &quot;&quot;)" office:value-type="string" office:string-value="INSERT INTO proceso(id_proceso, id_aplicacion, denominacion, ruta_menu, estatus, descripcion, url, jerarquia_menu)VALUES (80,1, 'Evaluaciones de Desempeño', 'Sistema-Evaluaciones de Desempeño',  'A' , 'Evaluaciones de Desempeño', 'Evaluaciones de Desempeño', '1.08' );" calcext:value-type="string">
            <text:p>INSERT INTO proceso(id_proceso, id_aplicacion, denominacion, ruta_menu, estatus, descripcion, url, jerarquia_menu)VALUES (80,1, 'Evaluaciones de Desempeño', 'Sistema-Evaluaciones de Desempeño', <text:s/>'A' , 'Evaluaciones de Desempeño', 'Evaluaciones de Desempeño', '1.08' );</text:p>
          </table:table-cell>
          <table:table-cell table:number-columns-repeated="2"/>
          <table:table-cell table:formula="of:==IF([.L81] &lt;&gt; &quot;&quot;;&quot;INSERT INTO perfil_proceso(id_perfil_proceso, id_perfil, id_proceso, priuse) VALUES (&quot; &amp; [.O81] &amp; &quot;, 1, &quot; &amp; [.N81] &amp; &quot;, 'A'::text);&quot;; &quot;&quot;)" office:value-type="string" office:string-value="INSERT INTO perfil_proceso(id_perfil_proceso, id_perfil, id_proceso, priuse) VALUES (80, 1, 80, 'A'::text);" calcext:value-type="string">
            <text:p>INSERT INTO perfil_proceso(id_perfil_proceso, id_perfil, id_proceso, priuse) VALUES (80, 1, 80, 'A'::text);</text:p>
          </table:table-cell>
        </table:table-row>
        <table:table-row table:style-name="ro3">
          <table:table-cell table:style-name="ce2" table:formula="of:=[.$B$2]&amp;&quot;.&quot;&amp;[.$C$81]&amp;&quot;.&quot;&amp;[.D82]" office:value-type="string" office:string-value="1.08.01" calcext:value-type="string">
            <text:p>1.08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onsulta de Evaluaciones</text:p>
          </table:table-cell>
          <table:table-cell table:number-columns-repeated="2"/>
          <table:table-cell table:formula="of:=[.$H$81]&amp;&quot;-&quot;&amp;[.E82]" office:value-type="string" office:string-value="Sistema-Evaluaciones de Desempeño-Consulta de Evaluaciones" calcext:value-type="string">
            <text:p>Sistema-Evaluaciones de Desempeño-Consulta de Evaluaciones</text:p>
          </table:table-cell>
          <table:table-cell office:value-type="string" calcext:value-type="string">
            <text:p>sigefirrhh/planificacion/evaluacion/Evalu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82]" office:value-type="string" office:string-value="Consulta de Evaluaciones" calcext:value-type="string">
            <text:p>Consulta de Evaluaciones</text:p>
          </table:table-cell>
          <table:table-cell/>
          <table:table-cell table:number-columns-repeated="2" office:value-type="float" office:value="81" calcext:value-type="float">
            <text:p>81</text:p>
          </table:table-cell>
          <table:table-cell table:style-name="ce3" table:formula="of:=&quot;(&quot; &amp; [.N82] &amp; &quot;,&quot; &amp; &quot;1&quot; &amp; &quot;, '&quot; &amp; [.L82]  &amp; &quot;', &quot; &amp; &quot;'&quot; &amp; [.H82]  &amp;  &quot;',  'A' , '&quot; &amp; [.L82] &amp;  &quot;', '&quot;&amp;  [.I82]  &amp; &quot;', '&quot; &amp; [.A82] &amp; &quot;' );&quot;" office:value-type="string" office:string-value="(81,1, 'Consulta de Evaluaciones', 'Sistema-Evaluaciones de Desempeño-Consulta de Evaluaciones',  'A' , 'Consulta de Evaluaciones', 'sigefirrhh/planificacion/evaluacion/Evaluacion', '1.08.01' );" calcext:value-type="string">
            <text:p>(81,1, 'Consulta de Evaluaciones', 'Sistema-Evaluaciones de Desempeño-Consulta de Evaluaciones', <text:s/>'A' , 'Consulta de Evaluaciones', 'sigefirrhh/planificacion/evaluacion/Evaluacion', '1.08.01' );</text:p>
          </table:table-cell>
          <table:table-cell table:number-columns-repeated="4"/>
          <table:table-cell table:formula="of:=IF([.L82] &lt;&gt; &quot;&quot;;[.$P$1] &amp;  [.P82]; &quot;&quot;)" office:value-type="string" office:string-value="INSERT INTO proceso(id_proceso, id_aplicacion, denominacion, ruta_menu, estatus, descripcion, url, jerarquia_menu)VALUES (81,1, 'Consulta de Evaluaciones', 'Sistema-Evaluaciones de Desempeño-Consulta de Evaluaciones',  'A' , 'Consulta de Evaluaciones', 'sigefirrhh/planificacion/evaluacion/Evaluacion', '1.08.01' );" calcext:value-type="string">
            <text:p>INSERT INTO proceso(id_proceso, id_aplicacion, denominacion, ruta_menu, estatus, descripcion, url, jerarquia_menu)VALUES (81,1, 'Consulta de Evaluaciones', 'Sistema-Evaluaciones de Desempeño-Consulta de Evaluaciones', <text:s/>'A' , 'Consulta de Evaluaciones', 'sigefirrhh/planificacion/evaluacion/Evaluacion', '1.08.01' );</text:p>
          </table:table-cell>
          <table:table-cell table:number-columns-repeated="2"/>
          <table:table-cell table:formula="of:==IF([.L82] &lt;&gt; &quot;&quot;;&quot;INSERT INTO perfil_proceso(id_perfil_proceso, id_perfil, id_proceso, priuse) VALUES (&quot; &amp; [.O82] &amp; &quot;, 1, &quot; &amp; [.N82] &amp; &quot;, 'A'::text);&quot;; &quot;&quot;)" office:value-type="string" office:string-value="INSERT INTO perfil_proceso(id_perfil_proceso, id_perfil, id_proceso, priuse) VALUES (81, 1, 81, 'A'::text);" calcext:value-type="string">
            <text:p>INSERT INTO perfil_proceso(id_perfil_proceso, id_perfil, id_proceso, priuse) VALUES (81, 1, 81, 'A'::text);</text:p>
          </table:table-cell>
        </table:table-row>
        <table:table-row table:style-name="ro3">
          <table:table-cell table:style-name="ce2" table:formula="of:=[.$B$2]&amp;&quot;.&quot;&amp;[.$C$81]&amp;&quot;.&quot;&amp;[.D83]" office:value-type="string" office:string-value="1.08.02" calcext:value-type="string">
            <text:p>1.08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Registrar Evaluaciones</text:p>
          </table:table-cell>
          <table:table-cell table:number-columns-repeated="2"/>
          <table:table-cell table:formula="of:=[.$H$81]&amp;&quot;-&quot;&amp;[.E83]" office:value-type="string" office:string-value="Sistema-Evaluaciones de Desempeño-Registrar Evaluaciones" calcext:value-type="string">
            <text:p>Sistema-Evaluaciones de Desempeño-Registrar Evaluaciones</text:p>
          </table:table-cell>
          <table:table-cell office:value-type="string" calcext:value-type="string">
            <text:p>sigefirrhh/planificacion/evaluacion/RegistrarEvalu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83]" office:value-type="string" office:string-value="Registrar Evaluaciones" calcext:value-type="string">
            <text:p>Registrar Evaluaciones</text:p>
          </table:table-cell>
          <table:table-cell/>
          <table:table-cell table:number-columns-repeated="2" office:value-type="float" office:value="82" calcext:value-type="float">
            <text:p>82</text:p>
          </table:table-cell>
          <table:table-cell table:style-name="ce3" table:formula="of:=&quot;(&quot; &amp; [.N83] &amp; &quot;,&quot; &amp; &quot;1&quot; &amp; &quot;, '&quot; &amp; [.L83]  &amp; &quot;', &quot; &amp; &quot;'&quot; &amp; [.H83]  &amp;  &quot;',  'A' , '&quot; &amp; [.L83] &amp;  &quot;', '&quot;&amp;  [.I83]  &amp; &quot;', '&quot; &amp; [.A83] &amp; &quot;' );&quot;" office:value-type="string" office:string-value="(82,1, 'Registrar Evaluaciones', 'Sistema-Evaluaciones de Desempeño-Registrar Evaluaciones',  'A' , 'Registrar Evaluaciones', 'sigefirrhh/planificacion/evaluacion/RegistrarEvaluacion', '1.08.02' );" calcext:value-type="string">
            <text:p>(82,1, 'Registrar Evaluaciones', 'Sistema-Evaluaciones de Desempeño-Registrar Evaluaciones', <text:s/>'A' , 'Registrar Evaluaciones', 'sigefirrhh/planificacion/evaluacion/RegistrarEvaluacion', '1.08.02' );</text:p>
          </table:table-cell>
          <table:table-cell table:number-columns-repeated="4"/>
          <table:table-cell table:formula="of:=IF([.L83] &lt;&gt; &quot;&quot;;[.$P$1] &amp;  [.P83]; &quot;&quot;)" office:value-type="string" office:string-value="INSERT INTO proceso(id_proceso, id_aplicacion, denominacion, ruta_menu, estatus, descripcion, url, jerarquia_menu)VALUES (82,1, 'Registrar Evaluaciones', 'Sistema-Evaluaciones de Desempeño-Registrar Evaluaciones',  'A' , 'Registrar Evaluaciones', 'sigefirrhh/planificacion/evaluacion/RegistrarEvaluacion', '1.08.02' );" calcext:value-type="string">
            <text:p>INSERT INTO proceso(id_proceso, id_aplicacion, denominacion, ruta_menu, estatus, descripcion, url, jerarquia_menu)VALUES (82,1, 'Registrar Evaluaciones', 'Sistema-Evaluaciones de Desempeño-Registrar Evaluaciones', <text:s/>'A' , 'Registrar Evaluaciones', 'sigefirrhh/planificacion/evaluacion/RegistrarEvaluacion', '1.08.02' );</text:p>
          </table:table-cell>
          <table:table-cell table:number-columns-repeated="2"/>
          <table:table-cell table:formula="of:==IF([.L83] &lt;&gt; &quot;&quot;;&quot;INSERT INTO perfil_proceso(id_perfil_proceso, id_perfil, id_proceso, priuse) VALUES (&quot; &amp; [.O83] &amp; &quot;, 1, &quot; &amp; [.N83] &amp; &quot;, 'A'::text);&quot;; &quot;&quot;)" office:value-type="string" office:string-value="INSERT INTO perfil_proceso(id_perfil_proceso, id_perfil, id_proceso, priuse) VALUES (82, 1, 82, 'A'::text);" calcext:value-type="string">
            <text:p>INSERT INTO perfil_proceso(id_perfil_proceso, id_perfil, id_proceso, priuse) VALUES (82, 1, 82, 'A'::text);</text:p>
          </table:table-cell>
        </table:table-row>
        <table:table-row table:style-name="ro3">
          <table:table-cell table:style-name="ce2" table:formula="of:=[.$B$2]&amp;&quot;.&quot;&amp;[.$C$81]&amp;&quot;.&quot;&amp;[.D84]" office:value-type="string" office:string-value="1.08.03" calcext:value-type="string">
            <text:p>1.08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Actualizar/Eliminar Evaluaciones</text:p>
          </table:table-cell>
          <table:table-cell table:number-columns-repeated="2"/>
          <table:table-cell table:formula="of:=[.$H$81]&amp;&quot;-&quot;&amp;[.E84]" office:value-type="string" office:string-value="Sistema-Evaluaciones de Desempeño-Actualizar/Eliminar Evaluaciones" calcext:value-type="string">
            <text:p>Sistema-Evaluaciones de Desempeño-Actualizar/Eliminar Evaluaciones</text:p>
          </table:table-cell>
          <table:table-cell office:value-type="string" calcext:value-type="string">
            <text:p>sigefirrhh/planificacion/evaluacion/ActualizarEvalu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84]" office:value-type="string" office:string-value="Actualizar/Eliminar Evaluaciones" calcext:value-type="string">
            <text:p>Actualizar/Eliminar Evaluaciones</text:p>
          </table:table-cell>
          <table:table-cell/>
          <table:table-cell table:number-columns-repeated="2" office:value-type="float" office:value="83" calcext:value-type="float">
            <text:p>83</text:p>
          </table:table-cell>
          <table:table-cell table:style-name="ce3" table:formula="of:=&quot;(&quot; &amp; [.N84] &amp; &quot;,&quot; &amp; &quot;1&quot; &amp; &quot;, '&quot; &amp; [.L84]  &amp; &quot;', &quot; &amp; &quot;'&quot; &amp; [.H84]  &amp;  &quot;',  'A' , '&quot; &amp; [.L84] &amp;  &quot;', '&quot;&amp;  [.I84]  &amp; &quot;', '&quot; &amp; [.A84] &amp; &quot;' );&quot;" office:value-type="string" office:string-value="(83,1, 'Actualizar/Eliminar Evaluaciones', 'Sistema-Evaluaciones de Desempeño-Actualizar/Eliminar Evaluaciones',  'A' , 'Actualizar/Eliminar Evaluaciones', 'sigefirrhh/planificacion/evaluacion/ActualizarEvaluacion', '1.08.03' );" calcext:value-type="string">
            <text:p>(83,1, 'Actualizar/Eliminar Evaluaciones', 'Sistema-Evaluaciones de Desempeño-Actualizar/Eliminar Evaluaciones', <text:s/>'A' , 'Actualizar/Eliminar Evaluaciones', 'sigefirrhh/planificacion/evaluacion/ActualizarEvaluacion', '1.08.03' );</text:p>
          </table:table-cell>
          <table:table-cell table:number-columns-repeated="4"/>
          <table:table-cell table:formula="of:=IF([.L84] &lt;&gt; &quot;&quot;;[.$P$1] &amp;  [.P84]; &quot;&quot;)" office:value-type="string" office:string-value="INSERT INTO proceso(id_proceso, id_aplicacion, denominacion, ruta_menu, estatus, descripcion, url, jerarquia_menu)VALUES (83,1, 'Actualizar/Eliminar Evaluaciones', 'Sistema-Evaluaciones de Desempeño-Actualizar/Eliminar Evaluaciones',  'A' , 'Actualizar/Eliminar Evaluaciones', 'sigefirrhh/planificacion/evaluacion/ActualizarEvaluacion', '1.08.03' );" calcext:value-type="string">
            <text:p>INSERT INTO proceso(id_proceso, id_aplicacion, denominacion, ruta_menu, estatus, descripcion, url, jerarquia_menu)VALUES (83,1, 'Actualizar/Eliminar Evaluaciones', 'Sistema-Evaluaciones de Desempeño-Actualizar/Eliminar Evaluaciones', <text:s/>'A' , 'Actualizar/Eliminar Evaluaciones', 'sigefirrhh/planificacion/evaluacion/ActualizarEvaluacion', '1.08.03' );</text:p>
          </table:table-cell>
          <table:table-cell table:number-columns-repeated="2"/>
          <table:table-cell table:formula="of:==IF([.L84] &lt;&gt; &quot;&quot;;&quot;INSERT INTO perfil_proceso(id_perfil_proceso, id_perfil, id_proceso, priuse) VALUES (&quot; &amp; [.O84] &amp; &quot;, 1, &quot; &amp; [.N84] &amp; &quot;, 'A'::text);&quot;; &quot;&quot;)" office:value-type="string" office:string-value="INSERT INTO perfil_proceso(id_perfil_proceso, id_perfil, id_proceso, priuse) VALUES (83, 1, 83, 'A'::text);" calcext:value-type="string">
            <text:p>INSERT INTO perfil_proceso(id_perfil_proceso, id_perfil, id_proceso, priuse) VALUES (83, 1, 83, 'A'::text);</text:p>
          </table:table-cell>
        </table:table-row>
        <table:table-row table:style-name="ro3">
          <table:table-cell table:style-name="ce2" table:formula="of:=[.$B$2]&amp;&quot;.&quot;&amp;[.$C$81]&amp;&quot;.&quot;&amp;[.D85]" office:value-type="string" office:string-value="1.08.04" calcext:value-type="string">
            <text:p>1.08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Apelaciones</text:p>
          </table:table-cell>
          <table:table-cell table:number-columns-repeated="2"/>
          <table:table-cell table:formula="of:=[.$H$81]&amp;&quot;-&quot;&amp;[.E85]" office:value-type="string" office:string-value="Sistema-Evaluaciones de Desempeño-Apelaciones" calcext:value-type="string">
            <text:p>Sistema-Evaluaciones de Desempeño-Apelaciones</text:p>
          </table:table-cell>
          <table:table-cell office:value-type="string" calcext:value-type="string">
            <text:p>sigefirrhh/planificacion/evaluacion/Apel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85]" office:value-type="string" office:string-value="Apelaciones" calcext:value-type="string">
            <text:p>Apelaciones</text:p>
          </table:table-cell>
          <table:table-cell/>
          <table:table-cell table:number-columns-repeated="2" office:value-type="float" office:value="84" calcext:value-type="float">
            <text:p>84</text:p>
          </table:table-cell>
          <table:table-cell table:style-name="ce3" table:formula="of:=&quot;(&quot; &amp; [.N85] &amp; &quot;,&quot; &amp; &quot;1&quot; &amp; &quot;, '&quot; &amp; [.L85]  &amp; &quot;', &quot; &amp; &quot;'&quot; &amp; [.H85]  &amp;  &quot;',  'A' , '&quot; &amp; [.L85] &amp;  &quot;', '&quot;&amp;  [.I85]  &amp; &quot;', '&quot; &amp; [.A85] &amp; &quot;' );&quot;" office:value-type="string" office:string-value="(84,1, 'Apelaciones', 'Sistema-Evaluaciones de Desempeño-Apelaciones',  'A' , 'Apelaciones', 'sigefirrhh/planificacion/evaluacion/Apelacion', '1.08.04' );" calcext:value-type="string">
            <text:p>(84,1, 'Apelaciones', 'Sistema-Evaluaciones de Desempeño-Apelaciones', <text:s/>'A' , 'Apelaciones', 'sigefirrhh/planificacion/evaluacion/Apelacion', '1.08.04' );</text:p>
          </table:table-cell>
          <table:table-cell table:number-columns-repeated="4"/>
          <table:table-cell table:formula="of:=IF([.L85] &lt;&gt; &quot;&quot;;[.$P$1] &amp;  [.P85]; &quot;&quot;)" office:value-type="string" office:string-value="INSERT INTO proceso(id_proceso, id_aplicacion, denominacion, ruta_menu, estatus, descripcion, url, jerarquia_menu)VALUES (84,1, 'Apelaciones', 'Sistema-Evaluaciones de Desempeño-Apelaciones',  'A' , 'Apelaciones', 'sigefirrhh/planificacion/evaluacion/Apelacion', '1.08.04' );" calcext:value-type="string">
            <text:p>INSERT INTO proceso(id_proceso, id_aplicacion, denominacion, ruta_menu, estatus, descripcion, url, jerarquia_menu)VALUES (84,1, 'Apelaciones', 'Sistema-Evaluaciones de Desempeño-Apelaciones', <text:s/>'A' , 'Apelaciones', 'sigefirrhh/planificacion/evaluacion/Apelacion', '1.08.04' );</text:p>
          </table:table-cell>
          <table:table-cell table:number-columns-repeated="2"/>
          <table:table-cell table:formula="of:==IF([.L85] &lt;&gt; &quot;&quot;;&quot;INSERT INTO perfil_proceso(id_perfil_proceso, id_perfil, id_proceso, priuse) VALUES (&quot; &amp; [.O85] &amp; &quot;, 1, &quot; &amp; [.N85] &amp; &quot;, 'A'::text);&quot;; &quot;&quot;)" office:value-type="string" office:string-value="INSERT INTO perfil_proceso(id_perfil_proceso, id_perfil, id_proceso, priuse) VALUES (84, 1, 84, 'A'::text);" calcext:value-type="string">
            <text:p>INSERT INTO perfil_proceso(id_perfil_proceso, id_perfil, id_proceso, priuse) VALUES (84, 1, 84, 'A'::text);</text:p>
          </table:table-cell>
        </table:table-row>
        <table:table-row table:style-name="ro3">
          <table:table-cell table:style-name="ce2" table:formula="of:=[.$B$2]&amp;&quot;.&quot;&amp;[.$C$81]&amp;&quot;.&quot;&amp;[.D86]" office:value-type="string" office:string-value="1.08.05" calcext:value-type="string">
            <text:p>1.08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Trabajadores No Evaluados</text:p>
          </table:table-cell>
          <table:table-cell table:number-columns-repeated="2"/>
          <table:table-cell table:formula="of:=[.$H$81]&amp;&quot;-&quot;&amp;[.E86]" office:value-type="string" office:string-value="Sistema-Evaluaciones de Desempeño-Trabajadores No Evaluados" calcext:value-type="string">
            <text:p>Sistema-Evaluaciones de Desempeño-Trabajadores No Evaluados</text:p>
          </table:table-cell>
          <table:table-cell office:value-type="string" calcext:value-type="string">
            <text:p>sigefirrhh/planificacion/evaluacion/NoEvalu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86]" office:value-type="string" office:string-value="Trabajadores No Evaluados" calcext:value-type="string">
            <text:p>Trabajadores No Evaluados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table:style-name="ce3" table:formula="of:=&quot;(&quot; &amp; [.N86] &amp; &quot;,&quot; &amp; &quot;1&quot; &amp; &quot;, '&quot; &amp; [.L86]  &amp; &quot;', &quot; &amp; &quot;'&quot; &amp; [.H86]  &amp;  &quot;',  'A' , '&quot; &amp; [.L86] &amp;  &quot;', '&quot;&amp;  [.I86]  &amp; &quot;', '&quot; &amp; [.A86] &amp; &quot;' );&quot;" office:value-type="string" office:string-value="(85,1, 'Trabajadores No Evaluados', 'Sistema-Evaluaciones de Desempeño-Trabajadores No Evaluados',  'A' , 'Trabajadores No Evaluados', 'sigefirrhh/planificacion/evaluacion/NoEvaluacion', '1.08.05' );" calcext:value-type="string">
            <text:p>(85,1, 'Trabajadores No Evaluados', 'Sistema-Evaluaciones de Desempeño-Trabajadores No Evaluados', <text:s/>'A' , 'Trabajadores No Evaluados', 'sigefirrhh/planificacion/evaluacion/NoEvaluacion', '1.08.05' );</text:p>
          </table:table-cell>
          <table:table-cell table:number-columns-repeated="4"/>
          <table:table-cell table:formula="of:=IF([.L86] &lt;&gt; &quot;&quot;;[.$P$1] &amp;  [.P86]; &quot;&quot;)" office:value-type="string" office:string-value="INSERT INTO proceso(id_proceso, id_aplicacion, denominacion, ruta_menu, estatus, descripcion, url, jerarquia_menu)VALUES (85,1, 'Trabajadores No Evaluados', 'Sistema-Evaluaciones de Desempeño-Trabajadores No Evaluados',  'A' , 'Trabajadores No Evaluados', 'sigefirrhh/planificacion/evaluacion/NoEvaluacion', '1.08.05' );" calcext:value-type="string">
            <text:p>INSERT INTO proceso(id_proceso, id_aplicacion, denominacion, ruta_menu, estatus, descripcion, url, jerarquia_menu)VALUES (85,1, 'Trabajadores No Evaluados', 'Sistema-Evaluaciones de Desempeño-Trabajadores No Evaluados', <text:s/>'A' , 'Trabajadores No Evaluados', 'sigefirrhh/planificacion/evaluacion/NoEvaluacion', '1.08.05' );</text:p>
          </table:table-cell>
          <table:table-cell table:number-columns-repeated="2"/>
          <table:table-cell table:formula="of:==IF([.L86] &lt;&gt; &quot;&quot;;&quot;INSERT INTO perfil_proceso(id_perfil_proceso, id_perfil, id_proceso, priuse) VALUES (&quot; &amp; [.O86] &amp; &quot;, 1, &quot; &amp; [.N86] &amp; &quot;, 'A'::text);&quot;; &quot;&quot;)" office:value-type="string" office:string-value="INSERT INTO perfil_proceso(id_perfil_proceso, id_perfil, id_proceso, priuse) VALUES (85, 1, 85, 'A'::text);" calcext:value-type="string">
            <text:p>INSERT INTO perfil_proceso(id_perfil_proceso, id_perfil, id_proceso, priuse) VALUES (85, 1, 85, 'A'::text);</text:p>
          </table:table-cell>
        </table:table-row>
        <table:table-row table:style-name="ro3">
          <table:table-cell table:style-name="ce2" table:formula="of:=[.$B$2]&amp;&quot;.&quot;&amp;[.$C$81]&amp;&quot;.&quot;&amp;[.D87]" office:value-type="string" office:string-value="1.08.06" calcext:value-type="string">
            <text:p>1.08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Tipos de Acciones Resultantes</text:p>
          </table:table-cell>
          <table:table-cell table:number-columns-repeated="2"/>
          <table:table-cell table:formula="of:=[.$H$81]&amp;&quot;-&quot;&amp;[.E87]" office:value-type="string" office:string-value="Sistema-Evaluaciones de Desempeño-Tipos de Acciones Resultantes" calcext:value-type="string">
            <text:p>Sistema-Evaluaciones de Desempeño-Tipos de Acciones Resultantes</text:p>
          </table:table-cell>
          <table:table-cell office:value-type="string" calcext:value-type="string">
            <text:p>sigefirrhh/planificacion/evaluacion/AccionEvalu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87]" office:value-type="string" office:string-value="Tipos de Acciones Resultantes" calcext:value-type="string">
            <text:p>Tipos de Acciones Resultantes</text:p>
          </table:table-cell>
          <table:table-cell/>
          <table:table-cell table:number-columns-repeated="2" office:value-type="float" office:value="86" calcext:value-type="float">
            <text:p>86</text:p>
          </table:table-cell>
          <table:table-cell table:style-name="ce3" table:formula="of:=&quot;(&quot; &amp; [.N87] &amp; &quot;,&quot; &amp; &quot;1&quot; &amp; &quot;, '&quot; &amp; [.L87]  &amp; &quot;', &quot; &amp; &quot;'&quot; &amp; [.H87]  &amp;  &quot;',  'A' , '&quot; &amp; [.L87] &amp;  &quot;', '&quot;&amp;  [.I87]  &amp; &quot;', '&quot; &amp; [.A87] &amp; &quot;' );&quot;" office:value-type="string" office:string-value="(86,1, 'Tipos de Acciones Resultantes', 'Sistema-Evaluaciones de Desempeño-Tipos de Acciones Resultantes',  'A' , 'Tipos de Acciones Resultantes', 'sigefirrhh/planificacion/evaluacion/AccionEvaluacion', '1.08.06' );" calcext:value-type="string">
            <text:p>(86,1, 'Tipos de Acciones Resultantes', 'Sistema-Evaluaciones de Desempeño-Tipos de Acciones Resultantes', <text:s/>'A' , 'Tipos de Acciones Resultantes', 'sigefirrhh/planificacion/evaluacion/AccionEvaluacion', '1.08.06' );</text:p>
          </table:table-cell>
          <table:table-cell table:number-columns-repeated="4"/>
          <table:table-cell table:formula="of:=IF([.L87] &lt;&gt; &quot;&quot;;[.$P$1] &amp;  [.P87]; &quot;&quot;)" office:value-type="string" office:string-value="INSERT INTO proceso(id_proceso, id_aplicacion, denominacion, ruta_menu, estatus, descripcion, url, jerarquia_menu)VALUES (86,1, 'Tipos de Acciones Resultantes', 'Sistema-Evaluaciones de Desempeño-Tipos de Acciones Resultantes',  'A' , 'Tipos de Acciones Resultantes', 'sigefirrhh/planificacion/evaluacion/AccionEvaluacion', '1.08.06' );" calcext:value-type="string">
            <text:p>INSERT INTO proceso(id_proceso, id_aplicacion, denominacion, ruta_menu, estatus, descripcion, url, jerarquia_menu)VALUES (86,1, 'Tipos de Acciones Resultantes', 'Sistema-Evaluaciones de Desempeño-Tipos de Acciones Resultantes', <text:s/>'A' , 'Tipos de Acciones Resultantes', 'sigefirrhh/planificacion/evaluacion/AccionEvaluacion', '1.08.06' );</text:p>
          </table:table-cell>
          <table:table-cell table:number-columns-repeated="2"/>
          <table:table-cell table:formula="of:==IF([.L87] &lt;&gt; &quot;&quot;;&quot;INSERT INTO perfil_proceso(id_perfil_proceso, id_perfil, id_proceso, priuse) VALUES (&quot; &amp; [.O87] &amp; &quot;, 1, &quot; &amp; [.N87] &amp; &quot;, 'A'::text);&quot;; &quot;&quot;)" office:value-type="string" office:string-value="INSERT INTO perfil_proceso(id_perfil_proceso, id_perfil, id_proceso, priuse) VALUES (86, 1, 86, 'A'::text);" calcext:value-type="string">
            <text:p>INSERT INTO perfil_proceso(id_perfil_proceso, id_perfil, id_proceso, priuse) VALUES (86, 1, 86, 'A'::text);</text:p>
          </table:table-cell>
        </table:table-row>
        <table:table-row table:style-name="ro3">
          <table:table-cell table:style-name="ce2" table:formula="of:=[.$B$2]&amp;&quot;.&quot;&amp;[.$C$81]&amp;&quot;.&quot;&amp;[.D88]" office:value-type="string" office:string-value="1.08.07" calcext:value-type="string">
            <text:p>1.08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Tipos de Resultados de Evaluación</text:p>
          </table:table-cell>
          <table:table-cell table:number-columns-repeated="2"/>
          <table:table-cell table:formula="of:=[.$H$81]&amp;&quot;-&quot;&amp;[.E88]" office:value-type="string" office:string-value="Sistema-Evaluaciones de Desempeño-Tipos de Resultados de Evaluación" calcext:value-type="string">
            <text:p>Sistema-Evaluaciones de Desempeño-Tipos de Resultados de Evaluación</text:p>
          </table:table-cell>
          <table:table-cell office:value-type="string" calcext:value-type="string">
            <text:p>sigefirrhh/planificacion/evaluacion/ResultadoEvalu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88]" office:value-type="string" office:string-value="Tipos de Resultados de Evaluación" calcext:value-type="string">
            <text:p>Tipos de Resultados de Evaluación</text:p>
          </table:table-cell>
          <table:table-cell/>
          <table:table-cell table:number-columns-repeated="2" office:value-type="float" office:value="87" calcext:value-type="float">
            <text:p>87</text:p>
          </table:table-cell>
          <table:table-cell table:style-name="ce3" table:formula="of:=&quot;(&quot; &amp; [.N88] &amp; &quot;,&quot; &amp; &quot;1&quot; &amp; &quot;, '&quot; &amp; [.L88]  &amp; &quot;', &quot; &amp; &quot;'&quot; &amp; [.H88]  &amp;  &quot;',  'A' , '&quot; &amp; [.L88] &amp;  &quot;', '&quot;&amp;  [.I88]  &amp; &quot;', '&quot; &amp; [.A88] &amp; &quot;' );&quot;" office:value-type="string" office:string-value="(87,1, 'Tipos de Resultados de Evaluación', 'Sistema-Evaluaciones de Desempeño-Tipos de Resultados de Evaluación',  'A' , 'Tipos de Resultados de Evaluación', 'sigefirrhh/planificacion/evaluacion/ResultadoEvaluacion', '1.08.07' );" calcext:value-type="string">
            <text:p>(87,1, 'Tipos de Resultados de Evaluación', 'Sistema-Evaluaciones de Desempeño-Tipos de Resultados de Evaluación', <text:s/>'A' , 'Tipos de Resultados de Evaluación', 'sigefirrhh/planificacion/evaluacion/ResultadoEvaluacion', '1.08.07' );</text:p>
          </table:table-cell>
          <table:table-cell table:number-columns-repeated="4"/>
          <table:table-cell table:formula="of:=IF([.L88] &lt;&gt; &quot;&quot;;[.$P$1] &amp;  [.P88]; &quot;&quot;)" office:value-type="string" office:string-value="INSERT INTO proceso(id_proceso, id_aplicacion, denominacion, ruta_menu, estatus, descripcion, url, jerarquia_menu)VALUES (87,1, 'Tipos de Resultados de Evaluación', 'Sistema-Evaluaciones de Desempeño-Tipos de Resultados de Evaluación',  'A' , 'Tipos de Resultados de Evaluación', 'sigefirrhh/planificacion/evaluacion/ResultadoEvaluacion', '1.08.07' );" calcext:value-type="string">
            <text:p>INSERT INTO proceso(id_proceso, id_aplicacion, denominacion, ruta_menu, estatus, descripcion, url, jerarquia_menu)VALUES (87,1, 'Tipos de Resultados de Evaluación', 'Sistema-Evaluaciones de Desempeño-Tipos de Resultados de Evaluación', <text:s/>'A' , 'Tipos de Resultados de Evaluación', 'sigefirrhh/planificacion/evaluacion/ResultadoEvaluacion', '1.08.07' );</text:p>
          </table:table-cell>
          <table:table-cell table:number-columns-repeated="2"/>
          <table:table-cell table:formula="of:==IF([.L88] &lt;&gt; &quot;&quot;;&quot;INSERT INTO perfil_proceso(id_perfil_proceso, id_perfil, id_proceso, priuse) VALUES (&quot; &amp; [.O88] &amp; &quot;, 1, &quot; &amp; [.N88] &amp; &quot;, 'A'::text);&quot;; &quot;&quot;)" office:value-type="string" office:string-value="INSERT INTO perfil_proceso(id_perfil_proceso, id_perfil, id_proceso, priuse) VALUES (87, 1, 87, 'A'::text);" calcext:value-type="string">
            <text:p>INSERT INTO perfil_proceso(id_perfil_proceso, id_perfil, id_proceso, priuse) VALUES (87, 1, 87, 'A'::text);</text:p>
          </table:table-cell>
        </table:table-row>
        <table:table-row table:style-name="ro3">
          <table:table-cell table:style-name="ce2" table:formula="of:=[.$B$2]&amp;&quot;.&quot;&amp;[.$C$81]&amp;&quot;.&quot;&amp;[.D89]" office:value-type="string" office:string-value="1.08.08" calcext:value-type="string">
            <text:p>1.08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Reportes</text:p>
          </table:table-cell>
          <table:table-cell table:number-columns-repeated="2"/>
          <table:table-cell table:formula="of:=[.$H$81]&amp;&quot;-&quot;&amp;[.E89]" office:value-type="string" office:string-value="Sistema-Evaluaciones de Desempeño-Reportes" calcext:value-type="string">
            <text:p>Sistema-Evaluaciones de Desempeño-Reportes</text:p>
          </table:table-cell>
          <table:table-cell table:formula="of:=+[.E89]" office:value-type="string" office:string-value="Reportes" calcext:value-type="string">
            <text:p>Reporte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89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88" calcext:value-type="float">
            <text:p>88</text:p>
          </table:table-cell>
          <table:table-cell table:style-name="ce3" table:formula="of:=&quot;(&quot; &amp; [.N89] &amp; &quot;,&quot; &amp; &quot;1&quot; &amp; &quot;, '&quot; &amp; [.L89]  &amp; &quot;', &quot; &amp; &quot;'&quot; &amp; [.H89]  &amp;  &quot;',  'A' , '&quot; &amp; [.L89] &amp;  &quot;', '&quot;&amp;  [.I89]  &amp; &quot;', '&quot; &amp; [.A89] &amp; &quot;' );&quot;" office:value-type="string" office:string-value="(88,1, 'Reportes', 'Sistema-Evaluaciones de Desempeño-Reportes',  'A' , 'Reportes', 'Reportes', '1.08.08' );" calcext:value-type="string">
            <text:p>(88,1, 'Reportes', 'Sistema-Evaluaciones de Desempeño-Reportes', <text:s/>'A' , 'Reportes', 'Reportes', '1.08.08' );</text:p>
          </table:table-cell>
          <table:table-cell table:number-columns-repeated="4"/>
          <table:table-cell table:formula="of:=IF([.L89] &lt;&gt; &quot;&quot;;[.$P$1] &amp;  [.P89]; &quot;&quot;)" office:value-type="string" office:string-value="INSERT INTO proceso(id_proceso, id_aplicacion, denominacion, ruta_menu, estatus, descripcion, url, jerarquia_menu)VALUES (88,1, 'Reportes', 'Sistema-Evaluaciones de Desempeño-Reportes',  'A' , 'Reportes', 'Reportes', '1.08.08' );" calcext:value-type="string">
            <text:p>INSERT INTO proceso(id_proceso, id_aplicacion, denominacion, ruta_menu, estatus, descripcion, url, jerarquia_menu)VALUES (88,1, 'Reportes', 'Sistema-Evaluaciones de Desempeño-Reportes', <text:s/>'A' , 'Reportes', 'Reportes', '1.08.08' );</text:p>
          </table:table-cell>
          <table:table-cell table:number-columns-repeated="2"/>
          <table:table-cell table:formula="of:==IF([.L89] &lt;&gt; &quot;&quot;;&quot;INSERT INTO perfil_proceso(id_perfil_proceso, id_perfil, id_proceso, priuse) VALUES (&quot; &amp; [.O89] &amp; &quot;, 1, &quot; &amp; [.N89] &amp; &quot;, 'A'::text);&quot;; &quot;&quot;)" office:value-type="string" office:string-value="INSERT INTO perfil_proceso(id_perfil_proceso, id_perfil, id_proceso, priuse) VALUES (88, 1, 88, 'A'::text);" calcext:value-type="string">
            <text:p>INSERT INTO perfil_proceso(id_perfil_proceso, id_perfil, id_proceso, priuse) VALUES (88, 1, 88, 'A'::text);</text:p>
          </table:table-cell>
        </table:table-row>
        <table:table-row table:style-name="ro3">
          <table:table-cell table:style-name="ce2" table:formula="of:=[.$B$2]&amp;&quot;.&quot;&amp;[.$C$81]&amp;&quot;.&quot;&amp;[.$D$89]&amp;&quot;.&quot;&amp;[.E90]" office:value-type="string" office:string-value="1.08.08.01" calcext:value-type="string">
            <text:p>1.08.08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portes Detalle Evaluaciones</text:p>
          </table:table-cell>
          <table:table-cell/>
          <table:table-cell table:formula="of:=[.$H$89]&amp; &quot;-&quot; &amp; [.F90]" office:value-type="string" office:string-value="Sistema-Evaluaciones de Desempeño-Reportes-Reportes Detalle Evaluaciones" calcext:value-type="string">
            <text:p>Sistema-Evaluaciones de Desempeño-Reportes-Reportes Detalle Evaluaciones</text:p>
          </table:table-cell>
          <table:table-cell office:value-type="string" calcext:value-type="string">
            <text:p>sigefirrhh/planificacion/evaluacion/ReportEvaluacione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90]" office:value-type="string" office:string-value="Reportes Detalle Evaluaciones" calcext:value-type="string">
            <text:p>Reportes Detalle Evaluaciones</text:p>
          </table:table-cell>
          <table:table-cell/>
          <table:table-cell table:number-columns-repeated="2" office:value-type="float" office:value="89" calcext:value-type="float">
            <text:p>89</text:p>
          </table:table-cell>
          <table:table-cell table:style-name="ce3" table:formula="of:=&quot;(&quot; &amp; [.N90] &amp; &quot;,&quot; &amp; &quot;1&quot; &amp; &quot;, '&quot; &amp; [.L90]  &amp; &quot;', &quot; &amp; &quot;'&quot; &amp; [.H90]  &amp;  &quot;',  'A' , '&quot; &amp; [.L90] &amp;  &quot;', '&quot;&amp;  [.I90]  &amp; &quot;', '&quot; &amp; [.A90] &amp; &quot;' );&quot;" office:value-type="string" office:string-value="(89,1, 'Reportes Detalle Evaluaciones', 'Sistema-Evaluaciones de Desempeño-Reportes-Reportes Detalle Evaluaciones',  'A' , 'Reportes Detalle Evaluaciones', 'sigefirrhh/planificacion/evaluacion/ReportEvaluaciones', '1.08.08.01' );" calcext:value-type="string">
            <text:p>(89,1, 'Reportes Detalle Evaluaciones', 'Sistema-Evaluaciones de Desempeño-Reportes-Reportes Detalle Evaluaciones', <text:s/>'A' , 'Reportes Detalle Evaluaciones', 'sigefirrhh/planificacion/evaluacion/ReportEvaluaciones', '1.08.08.01' );</text:p>
          </table:table-cell>
          <table:table-cell table:number-columns-repeated="4"/>
          <table:table-cell table:formula="of:=IF([.L90] &lt;&gt; &quot;&quot;;[.$P$1] &amp;  [.P90]; &quot;&quot;)" office:value-type="string" office:string-value="INSERT INTO proceso(id_proceso, id_aplicacion, denominacion, ruta_menu, estatus, descripcion, url, jerarquia_menu)VALUES (89,1, 'Reportes Detalle Evaluaciones', 'Sistema-Evaluaciones de Desempeño-Reportes-Reportes Detalle Evaluaciones',  'A' , 'Reportes Detalle Evaluaciones', 'sigefirrhh/planificacion/evaluacion/ReportEvaluaciones', '1.08.08.01' );" calcext:value-type="string">
            <text:p>INSERT INTO proceso(id_proceso, id_aplicacion, denominacion, ruta_menu, estatus, descripcion, url, jerarquia_menu)VALUES (89,1, 'Reportes Detalle Evaluaciones', 'Sistema-Evaluaciones de Desempeño-Reportes-Reportes Detalle Evaluaciones', <text:s/>'A' , 'Reportes Detalle Evaluaciones', 'sigefirrhh/planificacion/evaluacion/ReportEvaluaciones', '1.08.08.01' );</text:p>
          </table:table-cell>
          <table:table-cell table:number-columns-repeated="2"/>
          <table:table-cell table:formula="of:==IF([.L90] &lt;&gt; &quot;&quot;;&quot;INSERT INTO perfil_proceso(id_perfil_proceso, id_perfil, id_proceso, priuse) VALUES (&quot; &amp; [.O90] &amp; &quot;, 1, &quot; &amp; [.N90] &amp; &quot;, 'A'::text);&quot;; &quot;&quot;)" office:value-type="string" office:string-value="INSERT INTO perfil_proceso(id_perfil_proceso, id_perfil, id_proceso, priuse) VALUES (89, 1, 89, 'A'::text);" calcext:value-type="string">
            <text:p>INSERT INTO perfil_proceso(id_perfil_proceso, id_perfil, id_proceso, priuse) VALUES (89, 1, 89, 'A'::text);</text:p>
          </table:table-cell>
        </table:table-row>
        <table:table-row table:style-name="ro3">
          <table:table-cell table:style-name="ce2" table:formula="of:=[.$B$2]&amp;&quot;.&quot;&amp;[.$C$81]&amp;&quot;.&quot;&amp;[.$D$89]&amp;&quot;.&quot;&amp;[.E91]" office:value-type="string" office:string-value="1.08.08.02" calcext:value-type="string">
            <text:p>1.08.08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s Resumen Evaluaciones</text:p>
          </table:table-cell>
          <table:table-cell/>
          <table:table-cell table:formula="of:=[.H90]&amp;&quot;-&quot;&amp;[.F91]" office:value-type="string" office:string-value="Sistema-Evaluaciones de Desempeño-Reportes-Reportes Detalle Evaluaciones-Reportes Resumen Evaluaciones" calcext:value-type="string">
            <text:p>Sistema-Evaluaciones de Desempeño-Reportes-Reportes Detalle Evaluaciones-Reportes Resumen Evaluaciones</text:p>
          </table:table-cell>
          <table:table-cell office:value-type="string" calcext:value-type="string">
            <text:p>sigefirrhh/planificacion/evaluacion/ReportResumenEvaluacione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91]" office:value-type="string" office:string-value="Reportes Resumen Evaluaciones" calcext:value-type="string">
            <text:p>Reportes Resumen Evaluaciones</text:p>
          </table:table-cell>
          <table:table-cell/>
          <table:table-cell table:number-columns-repeated="2" office:value-type="float" office:value="90" calcext:value-type="float">
            <text:p>90</text:p>
          </table:table-cell>
          <table:table-cell table:style-name="ce3" table:formula="of:=&quot;(&quot; &amp; [.N91] &amp; &quot;,&quot; &amp; &quot;1&quot; &amp; &quot;, '&quot; &amp; [.L91]  &amp; &quot;', &quot; &amp; &quot;'&quot; &amp; [.H91]  &amp;  &quot;',  'A' , '&quot; &amp; [.L91] &amp;  &quot;', '&quot;&amp;  [.I91]  &amp; &quot;', '&quot; &amp; [.A91] &amp; &quot;' );&quot;" office:value-type="string" office:string-value="(90,1, 'Reportes Resumen Evaluaciones', 'Sistema-Evaluaciones de Desempeño-Reportes-Reportes Detalle Evaluaciones-Reportes Resumen Evaluaciones',  'A' , 'Reportes Resumen Evaluaciones', 'sigefirrhh/planificacion/evaluacion/ReportResumenEvaluaciones', '1.08.08.02' );" calcext:value-type="string">
            <text:p>(90,1, 'Reportes Resumen Evaluaciones', 'Sistema-Evaluaciones de Desempeño-Reportes-Reportes Detalle Evaluaciones-Reportes Resumen Evaluaciones', <text:s/>'A' , 'Reportes Resumen Evaluaciones', 'sigefirrhh/planificacion/evaluacion/ReportResumenEvaluaciones', '1.08.08.02' );</text:p>
          </table:table-cell>
          <table:table-cell table:number-columns-repeated="4"/>
          <table:table-cell table:formula="of:=IF([.L91] &lt;&gt; &quot;&quot;;[.$P$1] &amp;  [.P91]; &quot;&quot;)" office:value-type="string" office:string-value="INSERT INTO proceso(id_proceso, id_aplicacion, denominacion, ruta_menu, estatus, descripcion, url, jerarquia_menu)VALUES (90,1, 'Reportes Resumen Evaluaciones', 'Sistema-Evaluaciones de Desempeño-Reportes-Reportes Detalle Evaluaciones-Reportes Resumen Evaluaciones',  'A' , 'Reportes Resumen Evaluaciones', 'sigefirrhh/planificacion/evaluacion/ReportResumenEvaluaciones', '1.08.08.02' );" calcext:value-type="string">
            <text:p>INSERT INTO proceso(id_proceso, id_aplicacion, denominacion, ruta_menu, estatus, descripcion, url, jerarquia_menu)VALUES (90,1, 'Reportes Resumen Evaluaciones', 'Sistema-Evaluaciones de Desempeño-Reportes-Reportes Detalle Evaluaciones-Reportes Resumen Evaluaciones', <text:s/>'A' , 'Reportes Resumen Evaluaciones', 'sigefirrhh/planificacion/evaluacion/ReportResumenEvaluaciones', '1.08.08.02' );</text:p>
          </table:table-cell>
          <table:table-cell table:number-columns-repeated="2"/>
          <table:table-cell table:formula="of:==IF([.L91] &lt;&gt; &quot;&quot;;&quot;INSERT INTO perfil_proceso(id_perfil_proceso, id_perfil, id_proceso, priuse) VALUES (&quot; &amp; [.O91] &amp; &quot;, 1, &quot; &amp; [.N91] &amp; &quot;, 'A'::text);&quot;; &quot;&quot;)" office:value-type="string" office:string-value="INSERT INTO perfil_proceso(id_perfil_proceso, id_perfil, id_proceso, priuse) VALUES (90, 1, 90, 'A'::text);" calcext:value-type="string">
            <text:p>INSERT INTO perfil_proceso(id_perfil_proceso, id_perfil, id_proceso, priuse) VALUES (90, 1, 90, 'A'::text);</text:p>
          </table:table-cell>
        </table:table-row>
        <table:table-row table:style-name="ro3">
          <table:table-cell table:style-name="ce2" table:formula="of:=[.$B$2]&amp;&quot;.&quot;&amp;[.$C$81]&amp;&quot;.&quot;&amp;[.$D$89]&amp;&quot;.&quot;&amp;[.E92]" office:value-type="string" office:string-value="1.08.08.03" calcext:value-type="string">
            <text:p>1.08.08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portes Notificación de Resultados</text:p>
          </table:table-cell>
          <table:table-cell/>
          <table:table-cell table:formula="of:=[.H91]&amp;&quot;-&quot;&amp;[.F92]" office:value-type="string" office:string-value="Sistema-Evaluaciones de Desempeño-Reportes-Reportes Detalle Evaluaciones-Reportes Resumen Evaluaciones-Reportes Notificación de Resultados" calcext:value-type="string">
            <text:p>Sistema-Evaluaciones de Desempeño-Reportes-Reportes Detalle Evaluaciones-Reportes Resumen Evaluaciones-Reportes Notificación de Resultad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F92]" office:value-type="string" office:string-value="Reportes Notificación de Resultados" calcext:value-type="string">
            <text:p>Reportes Notificación de Resultados</text:p>
          </table:table-cell>
          <table:table-cell/>
          <table:table-cell table:number-columns-repeated="2" office:value-type="float" office:value="91" calcext:value-type="float">
            <text:p>91</text:p>
          </table:table-cell>
          <table:table-cell table:style-name="ce3" table:formula="of:=&quot;(&quot; &amp; [.N92] &amp; &quot;,&quot; &amp; &quot;1&quot; &amp; &quot;, '&quot; &amp; [.L92]  &amp; &quot;', &quot; &amp; &quot;'&quot; &amp; [.H92]  &amp;  &quot;',  'A' , '&quot; &amp; [.L92] &amp;  &quot;', '&quot;&amp;  [.I92]  &amp; &quot;', '&quot; &amp; [.A92] &amp; &quot;' );&quot;" office:value-type="string" office:string-value="(91,1, 'Reportes Notificación de Resultados', 'Sistema-Evaluaciones de Desempeño-Reportes-Reportes Detalle Evaluaciones-Reportes Resumen Evaluaciones-Reportes Notificación de Resultados',  'A' , 'Reportes Notificación de Resultados', '', '1.08.08.03' );" calcext:value-type="string">
            <text:p>(91,1, 'Reportes Notificación de Resultados', 'Sistema-Evaluaciones de Desempeño-Reportes-Reportes Detalle Evaluaciones-Reportes Resumen Evaluaciones-Reportes Notificación de Resultados', <text:s/>'A' , 'Reportes Notificación de Resultados', '', '1.08.08.03' );</text:p>
          </table:table-cell>
          <table:table-cell table:number-columns-repeated="4"/>
          <table:table-cell table:formula="of:=IF([.L92] &lt;&gt; &quot;&quot;;[.$P$1] &amp;  [.P92]; &quot;&quot;)" office:value-type="string" office:string-value="INSERT INTO proceso(id_proceso, id_aplicacion, denominacion, ruta_menu, estatus, descripcion, url, jerarquia_menu)VALUES (91,1, 'Reportes Notificación de Resultados', 'Sistema-Evaluaciones de Desempeño-Reportes-Reportes Detalle Evaluaciones-Reportes Resumen Evaluaciones-Reportes Notificación de Resultados',  'A' , 'Reportes Notificación de Resultados', '', '1.08.08.03' );" calcext:value-type="string">
            <text:p>INSERT INTO proceso(id_proceso, id_aplicacion, denominacion, ruta_menu, estatus, descripcion, url, jerarquia_menu)VALUES (91,1, 'Reportes Notificación de Resultados', 'Sistema-Evaluaciones de Desempeño-Reportes-Reportes Detalle Evaluaciones-Reportes Resumen Evaluaciones-Reportes Notificación de Resultados', <text:s/>'A' , 'Reportes Notificación de Resultados', '', '1.08.08.03' );</text:p>
          </table:table-cell>
          <table:table-cell table:number-columns-repeated="2"/>
          <table:table-cell table:formula="of:==IF([.L92] &lt;&gt; &quot;&quot;;&quot;INSERT INTO perfil_proceso(id_perfil_proceso, id_perfil, id_proceso, priuse) VALUES (&quot; &amp; [.O92] &amp; &quot;, 1, &quot; &amp; [.N92] &amp; &quot;, 'A'::text);&quot;; &quot;&quot;)" office:value-type="string" office:string-value="INSERT INTO perfil_proceso(id_perfil_proceso, id_perfil, id_proceso, priuse) VALUES (91, 1, 91, 'A'::text);" calcext:value-type="string">
            <text:p>INSERT INTO perfil_proceso(id_perfil_proceso, id_perfil, id_proceso, priuse) VALUES (91, 1, 91, 'A'::text);</text:p>
          </table:table-cell>
        </table:table-row>
        <table:table-row table:style-name="ro3">
          <table:table-cell table:style-name="ce2" table:formula="of:=[.$B$2]&amp;&quot;.&quot;&amp;[.$C$81]&amp;&quot;.&quot;&amp;[.$D$89]&amp;&quot;.&quot;&amp;[.E93]" office:value-type="string" office:string-value="1.08.08.04" calcext:value-type="string">
            <text:p>1.08.08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Reportes Trabajadores No Evaluados</text:p>
          </table:table-cell>
          <table:table-cell/>
          <table:table-cell table:formula="of:=[.H92]&amp;&quot;-&quot;&amp;[.F93]" office:value-type="string" office:string-value="Sistema-Evaluaciones de Desempeño-Reportes-Reportes Detalle Evaluaciones-Reportes Resumen Evaluaciones-Reportes Notificación de Resultados-Reportes Trabajadores No Evaluados" calcext:value-type="string">
            <text:p>Sistema-Evaluaciones de Desempeño-Reportes-Reportes Detalle Evaluaciones-Reportes Resumen Evaluaciones-Reportes Notificación de Resultados-Reportes Trabajadores No Evaluad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F93]" office:value-type="string" office:string-value="Reportes Trabajadores No Evaluados" calcext:value-type="string">
            <text:p>Reportes Trabajadores No Evaluados</text:p>
          </table:table-cell>
          <table:table-cell/>
          <table:table-cell table:number-columns-repeated="2" office:value-type="float" office:value="92" calcext:value-type="float">
            <text:p>92</text:p>
          </table:table-cell>
          <table:table-cell table:style-name="ce3" table:formula="of:=&quot;(&quot; &amp; [.N93] &amp; &quot;,&quot; &amp; &quot;1&quot; &amp; &quot;, '&quot; &amp; [.L93]  &amp; &quot;', &quot; &amp; &quot;'&quot; &amp; [.H93]  &amp;  &quot;',  'A' , '&quot; &amp; [.L93] &amp;  &quot;', '&quot;&amp;  [.I93]  &amp; &quot;', '&quot; &amp; [.A93] &amp; &quot;' );&quot;" office:value-type="string" office:string-value="(92,1, 'Reportes Trabajadores No Evaluados', 'Sistema-Evaluaciones de Desempeño-Reportes-Reportes Detalle Evaluaciones-Reportes Resumen Evaluaciones-Reportes Notificación de Resultados-Reportes Trabajadores No Evaluados',  'A' , 'Reportes Trabajadores No Evaluados', '', '1.08.08.04' );" calcext:value-type="string">
            <text:p>(92,1, 'Reportes Trabajadores No Evaluados', 'Sistema-Evaluaciones de Desempeño-Reportes-Reportes Detalle Evaluaciones-Reportes Resumen Evaluaciones-Reportes Notificación de Resultados-Reportes Trabajadores No Evaluados', <text:s/>'A' , 'Reportes Trabajadores No Evaluados', '', '1.08.08.04' );</text:p>
          </table:table-cell>
          <table:table-cell table:number-columns-repeated="4"/>
          <table:table-cell table:formula="of:=IF([.L93] &lt;&gt; &quot;&quot;;[.$P$1] &amp;  [.P93]; &quot;&quot;)" office:value-type="string" office:string-value="INSERT INTO proceso(id_proceso, id_aplicacion, denominacion, ruta_menu, estatus, descripcion, url, jerarquia_menu)VALUES (92,1, 'Reportes Trabajadores No Evaluados', 'Sistema-Evaluaciones de Desempeño-Reportes-Reportes Detalle Evaluaciones-Reportes Resumen Evaluaciones-Reportes Notificación de Resultados-Reportes Trabajadores No Evaluados',  'A' , 'Reportes Trabajadores No Evaluados', '', '1.08.08.04' );" calcext:value-type="string">
            <text:p>INSERT INTO proceso(id_proceso, id_aplicacion, denominacion, ruta_menu, estatus, descripcion, url, jerarquia_menu)VALUES (92,1, 'Reportes Trabajadores No Evaluados', 'Sistema-Evaluaciones de Desempeño-Reportes-Reportes Detalle Evaluaciones-Reportes Resumen Evaluaciones-Reportes Notificación de Resultados-Reportes Trabajadores No Evaluados', <text:s/>'A' , 'Reportes Trabajadores No Evaluados', '', '1.08.08.04' );</text:p>
          </table:table-cell>
          <table:table-cell table:number-columns-repeated="2"/>
          <table:table-cell table:formula="of:==IF([.L93] &lt;&gt; &quot;&quot;;&quot;INSERT INTO perfil_proceso(id_perfil_proceso, id_perfil, id_proceso, priuse) VALUES (&quot; &amp; [.O93] &amp; &quot;, 1, &quot; &amp; [.N93] &amp; &quot;, 'A'::text);&quot;; &quot;&quot;)" office:value-type="string" office:string-value="INSERT INTO perfil_proceso(id_perfil_proceso, id_perfil, id_proceso, priuse) VALUES (92, 1, 92, 'A'::text);" calcext:value-type="string">
            <text:p>INSERT INTO perfil_proceso(id_perfil_proceso, id_perfil, id_proceso, priuse) VALUES (92, 1, 92, 'A'::text);</text:p>
          </table:table-cell>
        </table:table-row>
        <table:table-row table:style-name="ro3">
          <table:table-cell table:style-name="ce2" table:formula="of:=[.$B$2]&amp;&quot;.&quot;&amp;[.C94]" office:value-type="string" office:string-value="1.09" calcext:value-type="string">
            <text:p>1.09</text:p>
          </table:table-cell>
          <table:table-cell/>
          <table:table-cell office:value-type="string" calcext:value-type="string">
            <text:p>09</text:p>
          </table:table-cell>
          <table:table-cell office:value-type="string" calcext:value-type="string">
            <text:p>Planes de Personal</text:p>
          </table:table-cell>
          <table:table-cell table:number-columns-repeated="3"/>
          <table:table-cell table:style-name="ce2" table:formula="of:=[.$C$2]&amp;&quot;-&quot;&amp;[.D94]" office:value-type="string" office:string-value="Sistema-Planes de Personal" calcext:value-type="string">
            <text:p>Sistema-Planes de Personal</text:p>
          </table:table-cell>
          <table:table-cell table:formula="of:=+[.D94]" office:value-type="string" office:string-value="Planes de Personal" calcext:value-type="string">
            <text:p>Planes de Person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94]" office:value-type="string" office:string-value="Planes de Personal" calcext:value-type="string">
            <text:p>Planes de Personal</text:p>
          </table:table-cell>
          <table:table-cell/>
          <table:table-cell table:number-columns-repeated="2" office:value-type="float" office:value="93" calcext:value-type="float">
            <text:p>93</text:p>
          </table:table-cell>
          <table:table-cell table:style-name="ce3" table:formula="of:=&quot;(&quot; &amp; [.N94] &amp; &quot;,&quot; &amp; &quot;1&quot; &amp; &quot;, '&quot; &amp; [.L94]  &amp; &quot;', &quot; &amp; &quot;'&quot; &amp; [.H94]  &amp;  &quot;',  'A' , '&quot; &amp; [.L94] &amp;  &quot;', '&quot;&amp;  [.I94]  &amp; &quot;', '&quot; &amp; [.A94] &amp; &quot;' );&quot;" office:value-type="string" office:string-value="(93,1, 'Planes de Personal', 'Sistema-Planes de Personal',  'A' , 'Planes de Personal', 'Planes de Personal', '1.09' );" calcext:value-type="string">
            <text:p>(93,1, 'Planes de Personal', 'Sistema-Planes de Personal', <text:s/>'A' , 'Planes de Personal', 'Planes de Personal', '1.09' );</text:p>
          </table:table-cell>
          <table:table-cell table:number-columns-repeated="4"/>
          <table:table-cell table:formula="of:=IF([.L94] &lt;&gt; &quot;&quot;;[.$P$1] &amp;  [.P94]; &quot;&quot;)" office:value-type="string" office:string-value="INSERT INTO proceso(id_proceso, id_aplicacion, denominacion, ruta_menu, estatus, descripcion, url, jerarquia_menu)VALUES (93,1, 'Planes de Personal', 'Sistema-Planes de Personal',  'A' , 'Planes de Personal', 'Planes de Personal', '1.09' );" calcext:value-type="string">
            <text:p>INSERT INTO proceso(id_proceso, id_aplicacion, denominacion, ruta_menu, estatus, descripcion, url, jerarquia_menu)VALUES (93,1, 'Planes de Personal', 'Sistema-Planes de Personal', <text:s/>'A' , 'Planes de Personal', 'Planes de Personal', '1.09' );</text:p>
          </table:table-cell>
          <table:table-cell table:number-columns-repeated="2"/>
          <table:table-cell table:formula="of:==IF([.L94] &lt;&gt; &quot;&quot;;&quot;INSERT INTO perfil_proceso(id_perfil_proceso, id_perfil, id_proceso, priuse) VALUES (&quot; &amp; [.O94] &amp; &quot;, 1, &quot; &amp; [.N94] &amp; &quot;, 'A'::text);&quot;; &quot;&quot;)" office:value-type="string" office:string-value="INSERT INTO perfil_proceso(id_perfil_proceso, id_perfil, id_proceso, priuse) VALUES (93, 1, 93, 'A'::text);" calcext:value-type="string">
            <text:p>INSERT INTO perfil_proceso(id_perfil_proceso, id_perfil, id_proceso, priuse) VALUES (93, 1, 93, 'A'::text);</text:p>
          </table:table-cell>
        </table:table-row>
        <table:table-row table:style-name="ro3">
          <table:table-cell table:style-name="ce2" table:formula="of:=[.$B$2]&amp;&quot;.&quot;&amp;[.$C$94]&amp;&quot;.&quot;&amp;[.D95]" office:value-type="string" office:string-value="1.09.01" calcext:value-type="string">
            <text:p>1.09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Definición de Planes</text:p>
          </table:table-cell>
          <table:table-cell table:number-columns-repeated="2"/>
          <table:table-cell table:formula="of:=[.$H$94]&amp;&quot;-&quot;&amp;[.E95]" office:value-type="string" office:string-value="Sistema-Planes de Personal-Definición de Planes" calcext:value-type="string">
            <text:p>Sistema-Planes de Personal-Definición de Planes</text:p>
          </table:table-cell>
          <table:table-cell office:value-type="string" calcext:value-type="string">
            <text:p>sigefirrhh/planificacion/plan/PlanPerson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95]" office:value-type="string" office:string-value="Definición de Planes" calcext:value-type="string">
            <text:p>Definición de Planes</text:p>
          </table:table-cell>
          <table:table-cell/>
          <table:table-cell table:number-columns-repeated="2" office:value-type="float" office:value="94" calcext:value-type="float">
            <text:p>94</text:p>
          </table:table-cell>
          <table:table-cell table:style-name="ce3" table:formula="of:=&quot;(&quot; &amp; [.N95] &amp; &quot;,&quot; &amp; &quot;1&quot; &amp; &quot;, '&quot; &amp; [.L95]  &amp; &quot;', &quot; &amp; &quot;'&quot; &amp; [.H95]  &amp;  &quot;',  'A' , '&quot; &amp; [.L95] &amp;  &quot;', '&quot;&amp;  [.I95]  &amp; &quot;', '&quot; &amp; [.A95] &amp; &quot;' );&quot;" office:value-type="string" office:string-value="(94,1, 'Definición de Planes', 'Sistema-Planes de Personal-Definición de Planes',  'A' , 'Definición de Planes', 'sigefirrhh/planificacion/plan/PlanPersonal', '1.09.01' );" calcext:value-type="string">
            <text:p>(94,1, 'Definición de Planes', 'Sistema-Planes de Personal-Definición de Planes', <text:s/>'A' , 'Definición de Planes', 'sigefirrhh/planificacion/plan/PlanPersonal', '1.09.01' );</text:p>
          </table:table-cell>
          <table:table-cell table:number-columns-repeated="4"/>
          <table:table-cell table:formula="of:=IF([.L95] &lt;&gt; &quot;&quot;;[.$P$1] &amp;  [.P95]; &quot;&quot;)" office:value-type="string" office:string-value="INSERT INTO proceso(id_proceso, id_aplicacion, denominacion, ruta_menu, estatus, descripcion, url, jerarquia_menu)VALUES (94,1, 'Definición de Planes', 'Sistema-Planes de Personal-Definición de Planes',  'A' , 'Definición de Planes', 'sigefirrhh/planificacion/plan/PlanPersonal', '1.09.01' );" calcext:value-type="string">
            <text:p>INSERT INTO proceso(id_proceso, id_aplicacion, denominacion, ruta_menu, estatus, descripcion, url, jerarquia_menu)VALUES (94,1, 'Definición de Planes', 'Sistema-Planes de Personal-Definición de Planes', <text:s/>'A' , 'Definición de Planes', 'sigefirrhh/planificacion/plan/PlanPersonal', '1.09.01' );</text:p>
          </table:table-cell>
          <table:table-cell table:number-columns-repeated="2"/>
          <table:table-cell table:formula="of:==IF([.L95] &lt;&gt; &quot;&quot;;&quot;INSERT INTO perfil_proceso(id_perfil_proceso, id_perfil, id_proceso, priuse) VALUES (&quot; &amp; [.O95] &amp; &quot;, 1, &quot; &amp; [.N95] &amp; &quot;, 'A'::text);&quot;; &quot;&quot;)" office:value-type="string" office:string-value="INSERT INTO perfil_proceso(id_perfil_proceso, id_perfil, id_proceso, priuse) VALUES (94, 1, 94, 'A'::text);" calcext:value-type="string">
            <text:p>INSERT INTO perfil_proceso(id_perfil_proceso, id_perfil, id_proceso, priuse) VALUES (94, 1, 94, 'A'::text);</text:p>
          </table:table-cell>
        </table:table-row>
        <table:table-row table:style-name="ro3">
          <table:table-cell table:style-name="ce2" table:formula="of:=[.$B$2]&amp;&quot;.&quot;&amp;[.$C$94]&amp;&quot;.&quot;&amp;[.D96]" office:value-type="string" office:string-value="1.09.02" calcext:value-type="string">
            <text:p>1.09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mponentes</text:p>
          </table:table-cell>
          <table:table-cell table:number-columns-repeated="2"/>
          <table:table-cell table:formula="of:=[.$H$94]&amp;&quot;-&quot;&amp;[.E96]" office:value-type="string" office:string-value="Sistema-Planes de Personal-Componentes" calcext:value-type="string">
            <text:p>Sistema-Planes de Personal-Componentes</text:p>
          </table:table-cell>
          <table:table-cell table:formula="of:=+[.E96]" office:value-type="string" office:string-value="Componentes" calcext:value-type="string">
            <text:p>Componente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96]" office:value-type="string" office:string-value="Componentes" calcext:value-type="string">
            <text:p>Componentes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table:style-name="ce3" table:formula="of:=&quot;(&quot; &amp; [.N96] &amp; &quot;,&quot; &amp; &quot;1&quot; &amp; &quot;, '&quot; &amp; [.L96]  &amp; &quot;', &quot; &amp; &quot;'&quot; &amp; [.H96]  &amp;  &quot;',  'A' , '&quot; &amp; [.L96] &amp;  &quot;', '&quot;&amp;  [.I96]  &amp; &quot;', '&quot; &amp; [.A96] &amp; &quot;' );&quot;" office:value-type="string" office:string-value="(95,1, 'Componentes', 'Sistema-Planes de Personal-Componentes',  'A' , 'Componentes', 'Componentes', '1.09.02' );" calcext:value-type="string">
            <text:p>(95,1, 'Componentes', 'Sistema-Planes de Personal-Componentes', <text:s/>'A' , 'Componentes', 'Componentes', '1.09.02' );</text:p>
          </table:table-cell>
          <table:table-cell table:number-columns-repeated="4"/>
          <table:table-cell table:formula="of:=IF([.L96] &lt;&gt; &quot;&quot;;[.$P$1] &amp;  [.P96]; &quot;&quot;)" office:value-type="string" office:string-value="INSERT INTO proceso(id_proceso, id_aplicacion, denominacion, ruta_menu, estatus, descripcion, url, jerarquia_menu)VALUES (95,1, 'Componentes', 'Sistema-Planes de Personal-Componentes',  'A' , 'Componentes', 'Componentes', '1.09.02' );" calcext:value-type="string">
            <text:p>INSERT INTO proceso(id_proceso, id_aplicacion, denominacion, ruta_menu, estatus, descripcion, url, jerarquia_menu)VALUES (95,1, 'Componentes', 'Sistema-Planes de Personal-Componentes', <text:s/>'A' , 'Componentes', 'Componentes', '1.09.02' );</text:p>
          </table:table-cell>
          <table:table-cell table:number-columns-repeated="2"/>
          <table:table-cell table:formula="of:==IF([.L96] &lt;&gt; &quot;&quot;;&quot;INSERT INTO perfil_proceso(id_perfil_proceso, id_perfil, id_proceso, priuse) VALUES (&quot; &amp; [.O96] &amp; &quot;, 1, &quot; &amp; [.N96] &amp; &quot;, 'A'::text);&quot;; &quot;&quot;)" office:value-type="string" office:string-value="INSERT INTO perfil_proceso(id_perfil_proceso, id_perfil, id_proceso, priuse) VALUES (95, 1, 95, 'A'::text);" calcext:value-type="string">
            <text:p>INSERT INTO perfil_proceso(id_perfil_proceso, id_perfil, id_proceso, priuse) VALUES (95, 1, 95, 'A'::text);</text:p>
          </table:table-cell>
        </table:table-row>
        <table:table-row table:style-name="ro3">
          <table:table-cell table:style-name="ce2" table:formula="of:=[.$B$2]&amp;&quot;.&quot;&amp;[.$C$94]&amp;&quot;.&quot;&amp;[.$D$96]&amp;&quot;.&quot;&amp;[.E97]" office:value-type="string" office:string-value="1.09.02.01" calcext:value-type="string">
            <text:p>1.09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Movimientos de Personal</text:p>
          </table:table-cell>
          <table:table-cell/>
          <table:table-cell table:formula="of:=[.$H$96]&amp; &quot;-&quot; &amp; [.F97]" office:value-type="string" office:string-value="Sistema-Planes de Personal-Componentes-Movimientos de Personal" calcext:value-type="string">
            <text:p>Sistema-Planes de Personal-Componentes-Movimientos de Personal</text:p>
          </table:table-cell>
          <table:table-cell office:value-type="string" calcext:value-type="string">
            <text:p>sigefirrhh/planificacion/plan/MovimientosPla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97]" office:value-type="string" office:string-value="Movimientos de Personal" calcext:value-type="string">
            <text:p>Movimientos de Personal</text:p>
          </table:table-cell>
          <table:table-cell/>
          <table:table-cell table:number-columns-repeated="2" office:value-type="float" office:value="96" calcext:value-type="float">
            <text:p>96</text:p>
          </table:table-cell>
          <table:table-cell table:style-name="ce3" table:formula="of:=&quot;(&quot; &amp; [.N97] &amp; &quot;,&quot; &amp; &quot;1&quot; &amp; &quot;, '&quot; &amp; [.L97]  &amp; &quot;', &quot; &amp; &quot;'&quot; &amp; [.H97]  &amp;  &quot;',  'A' , '&quot; &amp; [.L97] &amp;  &quot;', '&quot;&amp;  [.I97]  &amp; &quot;', '&quot; &amp; [.A97] &amp; &quot;' );&quot;" office:value-type="string" office:string-value="(96,1, 'Movimientos de Personal', 'Sistema-Planes de Personal-Componentes-Movimientos de Personal',  'A' , 'Movimientos de Personal', 'sigefirrhh/planificacion/plan/MovimientosPlan', '1.09.02.01' );" calcext:value-type="string">
            <text:p>(96,1, 'Movimientos de Personal', 'Sistema-Planes de Personal-Componentes-Movimientos de Personal', <text:s/>'A' , 'Movimientos de Personal', 'sigefirrhh/planificacion/plan/MovimientosPlan', '1.09.02.01' );</text:p>
          </table:table-cell>
          <table:table-cell table:number-columns-repeated="4"/>
          <table:table-cell table:formula="of:=IF([.L97] &lt;&gt; &quot;&quot;;[.$P$1] &amp;  [.P97]; &quot;&quot;)" office:value-type="string" office:string-value="INSERT INTO proceso(id_proceso, id_aplicacion, denominacion, ruta_menu, estatus, descripcion, url, jerarquia_menu)VALUES (96,1, 'Movimientos de Personal', 'Sistema-Planes de Personal-Componentes-Movimientos de Personal',  'A' , 'Movimientos de Personal', 'sigefirrhh/planificacion/plan/MovimientosPlan', '1.09.02.01' );" calcext:value-type="string">
            <text:p>INSERT INTO proceso(id_proceso, id_aplicacion, denominacion, ruta_menu, estatus, descripcion, url, jerarquia_menu)VALUES (96,1, 'Movimientos de Personal', 'Sistema-Planes de Personal-Componentes-Movimientos de Personal', <text:s/>'A' , 'Movimientos de Personal', 'sigefirrhh/planificacion/plan/MovimientosPlan', '1.09.02.01' );</text:p>
          </table:table-cell>
          <table:table-cell table:number-columns-repeated="2"/>
          <table:table-cell table:formula="of:==IF([.L97] &lt;&gt; &quot;&quot;;&quot;INSERT INTO perfil_proceso(id_perfil_proceso, id_perfil, id_proceso, priuse) VALUES (&quot; &amp; [.O97] &amp; &quot;, 1, &quot; &amp; [.N97] &amp; &quot;, 'A'::text);&quot;; &quot;&quot;)" office:value-type="string" office:string-value="INSERT INTO perfil_proceso(id_perfil_proceso, id_perfil, id_proceso, priuse) VALUES (96, 1, 96, 'A'::text);" calcext:value-type="string">
            <text:p>INSERT INTO perfil_proceso(id_perfil_proceso, id_perfil, id_proceso, priuse) VALUES (96, 1, 96, 'A'::text);</text:p>
          </table:table-cell>
        </table:table-row>
        <table:table-row table:style-name="ro3">
          <table:table-cell table:style-name="ce2" table:formula="of:=[.$B$2]&amp;&quot;.&quot;&amp;[.$C$94]&amp;&quot;.&quot;&amp;[.$D$96]&amp;&quot;.&quot;&amp;[.E98]" office:value-type="string" office:string-value="1.09.02.02" calcext:value-type="string">
            <text:p>1.09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Movimientos de Cargos</text:p>
          </table:table-cell>
          <table:table-cell/>
          <table:table-cell table:formula="of:=[.$H$96]&amp; &quot;-&quot; &amp; [.F98]" office:value-type="string" office:string-value="Sistema-Planes de Personal-Componentes-Movimientos de Cargos" calcext:value-type="string">
            <text:p>Sistema-Planes de Personal-Componentes-Movimientos de Cargos</text:p>
          </table:table-cell>
          <table:table-cell office:value-type="string" calcext:value-type="string">
            <text:p>sigefirrhh/planificacion/plan/CargosPla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98]" office:value-type="string" office:string-value="Movimientos de Cargos" calcext:value-type="string">
            <text:p>Movimientos de Cargos</text:p>
          </table:table-cell>
          <table:table-cell/>
          <table:table-cell table:number-columns-repeated="2" office:value-type="float" office:value="97" calcext:value-type="float">
            <text:p>97</text:p>
          </table:table-cell>
          <table:table-cell table:style-name="ce3" table:formula="of:=&quot;(&quot; &amp; [.N98] &amp; &quot;,&quot; &amp; &quot;1&quot; &amp; &quot;, '&quot; &amp; [.L98]  &amp; &quot;', &quot; &amp; &quot;'&quot; &amp; [.H98]  &amp;  &quot;',  'A' , '&quot; &amp; [.L98] &amp;  &quot;', '&quot;&amp;  [.I98]  &amp; &quot;', '&quot; &amp; [.A98] &amp; &quot;' );&quot;" office:value-type="string" office:string-value="(97,1, 'Movimientos de Cargos', 'Sistema-Planes de Personal-Componentes-Movimientos de Cargos',  'A' , 'Movimientos de Cargos', 'sigefirrhh/planificacion/plan/CargosPlan', '1.09.02.02' );" calcext:value-type="string">
            <text:p>(97,1, 'Movimientos de Cargos', 'Sistema-Planes de Personal-Componentes-Movimientos de Cargos', <text:s/>'A' , 'Movimientos de Cargos', 'sigefirrhh/planificacion/plan/CargosPlan', '1.09.02.02' );</text:p>
          </table:table-cell>
          <table:table-cell table:number-columns-repeated="4"/>
          <table:table-cell table:formula="of:=IF([.L98] &lt;&gt; &quot;&quot;;[.$P$1] &amp;  [.P98]; &quot;&quot;)" office:value-type="string" office:string-value="INSERT INTO proceso(id_proceso, id_aplicacion, denominacion, ruta_menu, estatus, descripcion, url, jerarquia_menu)VALUES (97,1, 'Movimientos de Cargos', 'Sistema-Planes de Personal-Componentes-Movimientos de Cargos',  'A' , 'Movimientos de Cargos', 'sigefirrhh/planificacion/plan/CargosPlan', '1.09.02.02' );" calcext:value-type="string">
            <text:p>INSERT INTO proceso(id_proceso, id_aplicacion, denominacion, ruta_menu, estatus, descripcion, url, jerarquia_menu)VALUES (97,1, 'Movimientos de Cargos', 'Sistema-Planes de Personal-Componentes-Movimientos de Cargos', <text:s/>'A' , 'Movimientos de Cargos', 'sigefirrhh/planificacion/plan/CargosPlan', '1.09.02.02' );</text:p>
          </table:table-cell>
          <table:table-cell table:number-columns-repeated="2"/>
          <table:table-cell table:formula="of:==IF([.L98] &lt;&gt; &quot;&quot;;&quot;INSERT INTO perfil_proceso(id_perfil_proceso, id_perfil, id_proceso, priuse) VALUES (&quot; &amp; [.O98] &amp; &quot;, 1, &quot; &amp; [.N98] &amp; &quot;, 'A'::text);&quot;; &quot;&quot;)" office:value-type="string" office:string-value="INSERT INTO perfil_proceso(id_perfil_proceso, id_perfil, id_proceso, priuse) VALUES (97, 1, 97, 'A'::text);" calcext:value-type="string">
            <text:p>INSERT INTO perfil_proceso(id_perfil_proceso, id_perfil, id_proceso, priuse) VALUES (97, 1, 97, 'A'::text);</text:p>
          </table:table-cell>
        </table:table-row>
        <table:table-row table:style-name="ro3">
          <table:table-cell table:style-name="ce2" table:formula="of:=[.$B$2]&amp;&quot;.&quot;&amp;[.$C$94]&amp;&quot;.&quot;&amp;[.$D$96]&amp;&quot;.&quot;&amp;[.E99]" office:value-type="string" office:string-value="1.09.02.03" calcext:value-type="string">
            <text:p>1.09.0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ciones Administrativas</text:p>
          </table:table-cell>
          <table:table-cell/>
          <table:table-cell table:formula="of:=[.$H$96]&amp; &quot;-&quot; &amp; [.F99]" office:value-type="string" office:string-value="Sistema-Planes de Personal-Componentes-Acciones Administrativas" calcext:value-type="string">
            <text:p>Sistema-Planes de Personal-Componentes-Acciones Administrativas</text:p>
          </table:table-cell>
          <table:table-cell office:value-type="string" calcext:value-type="string">
            <text:p>sigefirrhh/planificacion/plan/MovimientosPla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99]" office:value-type="string" office:string-value="Acciones Administrativas" calcext:value-type="string">
            <text:p>Acciones Administrativas</text:p>
          </table:table-cell>
          <table:table-cell/>
          <table:table-cell table:number-columns-repeated="2" office:value-type="float" office:value="98" calcext:value-type="float">
            <text:p>98</text:p>
          </table:table-cell>
          <table:table-cell table:style-name="ce3" table:formula="of:=&quot;(&quot; &amp; [.N99] &amp; &quot;,&quot; &amp; &quot;1&quot; &amp; &quot;, '&quot; &amp; [.L99]  &amp; &quot;', &quot; &amp; &quot;'&quot; &amp; [.H99]  &amp;  &quot;',  'A' , '&quot; &amp; [.L99] &amp;  &quot;', '&quot;&amp;  [.I99]  &amp; &quot;', '&quot; &amp; [.A99] &amp; &quot;' );&quot;" office:value-type="string" office:string-value="(98,1, 'Acciones Administrativas', 'Sistema-Planes de Personal-Componentes-Acciones Administrativas',  'A' , 'Acciones Administrativas', 'sigefirrhh/planificacion/plan/MovimientosPlan', '1.09.02.03' );" calcext:value-type="string">
            <text:p>(98,1, 'Acciones Administrativas', 'Sistema-Planes de Personal-Componentes-Acciones Administrativas', <text:s/>'A' , 'Acciones Administrativas', 'sigefirrhh/planificacion/plan/MovimientosPlan', '1.09.02.03' );</text:p>
          </table:table-cell>
          <table:table-cell table:number-columns-repeated="4"/>
          <table:table-cell table:formula="of:=IF([.L99] &lt;&gt; &quot;&quot;;[.$P$1] &amp;  [.P99]; &quot;&quot;)" office:value-type="string" office:string-value="INSERT INTO proceso(id_proceso, id_aplicacion, denominacion, ruta_menu, estatus, descripcion, url, jerarquia_menu)VALUES (98,1, 'Acciones Administrativas', 'Sistema-Planes de Personal-Componentes-Acciones Administrativas',  'A' , 'Acciones Administrativas', 'sigefirrhh/planificacion/plan/MovimientosPlan', '1.09.02.03' );" calcext:value-type="string">
            <text:p>INSERT INTO proceso(id_proceso, id_aplicacion, denominacion, ruta_menu, estatus, descripcion, url, jerarquia_menu)VALUES (98,1, 'Acciones Administrativas', 'Sistema-Planes de Personal-Componentes-Acciones Administrativas', <text:s/>'A' , 'Acciones Administrativas', 'sigefirrhh/planificacion/plan/MovimientosPlan', '1.09.02.03' );</text:p>
          </table:table-cell>
          <table:table-cell table:number-columns-repeated="2"/>
          <table:table-cell table:formula="of:==IF([.L99] &lt;&gt; &quot;&quot;;&quot;INSERT INTO perfil_proceso(id_perfil_proceso, id_perfil, id_proceso, priuse) VALUES (&quot; &amp; [.O99] &amp; &quot;, 1, &quot; &amp; [.N99] &amp; &quot;, 'A'::text);&quot;; &quot;&quot;)" office:value-type="string" office:string-value="INSERT INTO perfil_proceso(id_perfil_proceso, id_perfil, id_proceso, priuse) VALUES (98, 1, 98, 'A'::text);" calcext:value-type="string">
            <text:p>INSERT INTO perfil_proceso(id_perfil_proceso, id_perfil, id_proceso, priuse) VALUES (98, 1, 98, 'A'::text);</text:p>
          </table:table-cell>
        </table:table-row>
        <table:table-row table:style-name="ro3">
          <table:table-cell table:style-name="ce2" table:formula="of:=[.$B$2]&amp;&quot;.&quot;&amp;[.$C$94]&amp;&quot;.&quot;&amp;[.$D$96]&amp;&quot;.&quot;&amp;[.E100]" office:value-type="string" office:string-value="1.09.02.04" calcext:value-type="string">
            <text:p>1.09.02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Contratos de Personal</text:p>
          </table:table-cell>
          <table:table-cell/>
          <table:table-cell table:formula="of:=[.$H$96]&amp; &quot;-&quot; &amp; [.F100]" office:value-type="string" office:string-value="Sistema-Planes de Personal-Componentes-Contratos de Personal" calcext:value-type="string">
            <text:p>Sistema-Planes de Personal-Componentes-Contratos de Personal</text:p>
          </table:table-cell>
          <table:table-cell office:value-type="string" calcext:value-type="string">
            <text:p>sigefirrhh/planificacion/plan/ContratosPla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00]" office:value-type="string" office:string-value="Contratos de Personal" calcext:value-type="string">
            <text:p>Contratos de Personal</text:p>
          </table:table-cell>
          <table:table-cell/>
          <table:table-cell table:number-columns-repeated="2" office:value-type="float" office:value="99" calcext:value-type="float">
            <text:p>99</text:p>
          </table:table-cell>
          <table:table-cell table:style-name="ce3" table:formula="of:=&quot;(&quot; &amp; [.N100] &amp; &quot;,&quot; &amp; &quot;1&quot; &amp; &quot;, '&quot; &amp; [.L100]  &amp; &quot;', &quot; &amp; &quot;'&quot; &amp; [.H100]  &amp;  &quot;',  'A' , '&quot; &amp; [.L100] &amp;  &quot;', '&quot;&amp;  [.I100]  &amp; &quot;', '&quot; &amp; [.A100] &amp; &quot;' );&quot;" office:value-type="string" office:string-value="(99,1, 'Contratos de Personal', 'Sistema-Planes de Personal-Componentes-Contratos de Personal',  'A' , 'Contratos de Personal', 'sigefirrhh/planificacion/plan/ContratosPlan', '1.09.02.04' );" calcext:value-type="string">
            <text:p>(99,1, 'Contratos de Personal', 'Sistema-Planes de Personal-Componentes-Contratos de Personal', <text:s/>'A' , 'Contratos de Personal', 'sigefirrhh/planificacion/plan/ContratosPlan', '1.09.02.04' );</text:p>
          </table:table-cell>
          <table:table-cell table:number-columns-repeated="4"/>
          <table:table-cell table:formula="of:=IF([.L100] &lt;&gt; &quot;&quot;;[.$P$1] &amp;  [.P100]; &quot;&quot;)" office:value-type="string" office:string-value="INSERT INTO proceso(id_proceso, id_aplicacion, denominacion, ruta_menu, estatus, descripcion, url, jerarquia_menu)VALUES (99,1, 'Contratos de Personal', 'Sistema-Planes de Personal-Componentes-Contratos de Personal',  'A' , 'Contratos de Personal', 'sigefirrhh/planificacion/plan/ContratosPlan', '1.09.02.04' );" calcext:value-type="string">
            <text:p>INSERT INTO proceso(id_proceso, id_aplicacion, denominacion, ruta_menu, estatus, descripcion, url, jerarquia_menu)VALUES (99,1, 'Contratos de Personal', 'Sistema-Planes de Personal-Componentes-Contratos de Personal', <text:s/>'A' , 'Contratos de Personal', 'sigefirrhh/planificacion/plan/ContratosPlan', '1.09.02.04' );</text:p>
          </table:table-cell>
          <table:table-cell table:number-columns-repeated="2"/>
          <table:table-cell table:formula="of:==IF([.L100] &lt;&gt; &quot;&quot;;&quot;INSERT INTO perfil_proceso(id_perfil_proceso, id_perfil, id_proceso, priuse) VALUES (&quot; &amp; [.O100] &amp; &quot;, 1, &quot; &amp; [.N100] &amp; &quot;, 'A'::text);&quot;; &quot;&quot;)" office:value-type="string" office:string-value="INSERT INTO perfil_proceso(id_perfil_proceso, id_perfil, id_proceso, priuse) VALUES (99, 1, 99, 'A'::text);" calcext:value-type="string">
            <text:p>INSERT INTO perfil_proceso(id_perfil_proceso, id_perfil, id_proceso, priuse) VALUES (99, 1, 99, 'A'::text);</text:p>
          </table:table-cell>
        </table:table-row>
        <table:table-row table:style-name="ro3">
          <table:table-cell table:style-name="ce2" table:formula="of:=[.$B$2]&amp;&quot;.&quot;&amp;[.$C$94]&amp;&quot;.&quot;&amp;[.D101]" office:value-type="string" office:string-value="1.09.03" calcext:value-type="string">
            <text:p>1.09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portes</text:p>
          </table:table-cell>
          <table:table-cell table:number-columns-repeated="2"/>
          <table:table-cell table:formula="of:=[.$H$94]&amp;&quot;-&quot;&amp;[.E101]" office:value-type="string" office:string-value="Sistema-Planes de Personal-Reportes" calcext:value-type="string">
            <text:p>Sistema-Planes de Personal-Reporte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E101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style-name="ce3" table:formula="of:=&quot;(&quot; &amp; [.N101] &amp; &quot;,&quot; &amp; &quot;1&quot; &amp; &quot;, '&quot; &amp; [.L101]  &amp; &quot;', &quot; &amp; &quot;'&quot; &amp; [.H101]  &amp;  &quot;',  'A' , '&quot; &amp; [.L101] &amp;  &quot;', '&quot;&amp;  [.I101]  &amp; &quot;', '&quot; &amp; [.A101] &amp; &quot;' );&quot;" office:value-type="string" office:string-value="(100,1, 'Reportes', 'Sistema-Planes de Personal-Reportes',  'A' , 'Reportes', '', '1.09.03' );" calcext:value-type="string">
            <text:p>(100,1, 'Reportes', 'Sistema-Planes de Personal-Reportes', <text:s/>'A' , 'Reportes', '', '1.09.03' );</text:p>
          </table:table-cell>
          <table:table-cell table:number-columns-repeated="4"/>
          <table:table-cell table:formula="of:=IF([.L101] &lt;&gt; &quot;&quot;;[.$P$1] &amp;  [.P101]; &quot;&quot;)" office:value-type="string" office:string-value="INSERT INTO proceso(id_proceso, id_aplicacion, denominacion, ruta_menu, estatus, descripcion, url, jerarquia_menu)VALUES (100,1, 'Reportes', 'Sistema-Planes de Personal-Reportes',  'A' , 'Reportes', '', '1.09.03' );" calcext:value-type="string">
            <text:p>INSERT INTO proceso(id_proceso, id_aplicacion, denominacion, ruta_menu, estatus, descripcion, url, jerarquia_menu)VALUES (100,1, 'Reportes', 'Sistema-Planes de Personal-Reportes', <text:s/>'A' , 'Reportes', '', '1.09.03' );</text:p>
          </table:table-cell>
          <table:table-cell table:number-columns-repeated="2"/>
          <table:table-cell table:formula="of:==IF([.L101] &lt;&gt; &quot;&quot;;&quot;INSERT INTO perfil_proceso(id_perfil_proceso, id_perfil, id_proceso, priuse) VALUES (&quot; &amp; [.O101] &amp; &quot;, 1, &quot; &amp; [.N101] &amp; &quot;, 'A'::text);&quot;; &quot;&quot;)" office:value-type="string" office:string-value="INSERT INTO perfil_proceso(id_perfil_proceso, id_perfil, id_proceso, priuse) VALUES (100, 1, 100, 'A'::text);" calcext:value-type="string">
            <text:p>INSERT INTO perfil_proceso(id_perfil_proceso, id_perfil, id_proceso, priuse) VALUES (100, 1, 100, 'A'::text);</text:p>
          </table:table-cell>
        </table:table-row>
        <table:table-row table:style-name="ro3">
          <table:table-cell table:style-name="ce2" table:formula="of:=[.$B$2]&amp;&quot;.&quot;&amp;[.$C$94]&amp;&quot;.&quot;&amp;[.$D$101]&amp;&quot;.&quot;&amp;[.E102]" office:value-type="string" office:string-value="1.09.03.01" calcext:value-type="string">
            <text:p>1.09.0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portes de Planes de Personal</text:p>
          </table:table-cell>
          <table:table-cell/>
          <table:table-cell table:formula="of:=[.$H$101]&amp; &quot;-&quot; &amp; [.F102]" office:value-type="string" office:string-value="Sistema-Planes de Personal-Reportes-Reportes de Planes de Personal" calcext:value-type="string">
            <text:p>Sistema-Planes de Personal-Reportes-Reportes de Planes de Personal</text:p>
          </table:table-cell>
          <table:table-cell office:value-type="string" calcext:value-type="string">
            <text:p>sigefirrhh/planificacion/plan/ReportPlanPerson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02]" office:value-type="string" office:string-value="Reportes de Planes de Personal" calcext:value-type="string">
            <text:p>Reportes de Planes de Personal</text:p>
          </table:table-cell>
          <table:table-cell/>
          <table:table-cell table:number-columns-repeated="2" office:value-type="float" office:value="101" calcext:value-type="float">
            <text:p>101</text:p>
          </table:table-cell>
          <table:table-cell table:style-name="ce3" table:formula="of:=&quot;(&quot; &amp; [.N102] &amp; &quot;,&quot; &amp; &quot;1&quot; &amp; &quot;, '&quot; &amp; [.L102]  &amp; &quot;', &quot; &amp; &quot;'&quot; &amp; [.H102]  &amp;  &quot;',  'A' , '&quot; &amp; [.L102] &amp;  &quot;', '&quot;&amp;  [.I102]  &amp; &quot;', '&quot; &amp; [.A102] &amp; &quot;' );&quot;" office:value-type="string" office:string-value="(101,1, 'Reportes de Planes de Personal', 'Sistema-Planes de Personal-Reportes-Reportes de Planes de Personal',  'A' , 'Reportes de Planes de Personal', 'sigefirrhh/planificacion/plan/ReportPlanPersonal', '1.09.03.01' );" calcext:value-type="string">
            <text:p>(101,1, 'Reportes de Planes de Personal', 'Sistema-Planes de Personal-Reportes-Reportes de Planes de Personal', <text:s/>'A' , 'Reportes de Planes de Personal', 'sigefirrhh/planificacion/plan/ReportPlanPersonal', '1.09.03.01' );</text:p>
          </table:table-cell>
          <table:table-cell table:number-columns-repeated="4"/>
          <table:table-cell table:formula="of:=IF([.L102] &lt;&gt; &quot;&quot;;[.$P$1] &amp;  [.P102]; &quot;&quot;)" office:value-type="string" office:string-value="INSERT INTO proceso(id_proceso, id_aplicacion, denominacion, ruta_menu, estatus, descripcion, url, jerarquia_menu)VALUES (101,1, 'Reportes de Planes de Personal', 'Sistema-Planes de Personal-Reportes-Reportes de Planes de Personal',  'A' , 'Reportes de Planes de Personal', 'sigefirrhh/planificacion/plan/ReportPlanPersonal', '1.09.03.01' );" calcext:value-type="string">
            <text:p>INSERT INTO proceso(id_proceso, id_aplicacion, denominacion, ruta_menu, estatus, descripcion, url, jerarquia_menu)VALUES (101,1, 'Reportes de Planes de Personal', 'Sistema-Planes de Personal-Reportes-Reportes de Planes de Personal', <text:s/>'A' , 'Reportes de Planes de Personal', 'sigefirrhh/planificacion/plan/ReportPlanPersonal', '1.09.03.01' );</text:p>
          </table:table-cell>
          <table:table-cell table:number-columns-repeated="2"/>
          <table:table-cell table:formula="of:==IF([.L102] &lt;&gt; &quot;&quot;;&quot;INSERT INTO perfil_proceso(id_perfil_proceso, id_perfil, id_proceso, priuse) VALUES (&quot; &amp; [.O102] &amp; &quot;, 1, &quot; &amp; [.N102] &amp; &quot;, 'A'::text);&quot;; &quot;&quot;)" office:value-type="string" office:string-value="INSERT INTO perfil_proceso(id_perfil_proceso, id_perfil, id_proceso, priuse) VALUES (101, 1, 101, 'A'::text);" calcext:value-type="string">
            <text:p>INSERT INTO perfil_proceso(id_perfil_proceso, id_perfil, id_proceso, priuse) VALUES (101, 1, 101, 'A'::text);</text:p>
          </table:table-cell>
        </table:table-row>
        <table:table-row table:style-name="ro3">
          <table:table-cell table:style-name="ce2" table:formula="of:=[.$B$2]&amp;&quot;.&quot;&amp;[.$C$94]&amp;&quot;.&quot;&amp;[.$D$101]&amp;&quot;.&quot;&amp;[.E103]" office:value-type="string" office:string-value="1.09.03.02" calcext:value-type="string">
            <text:p>1.09.0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s de Indicadores Planes de Personal</text:p>
          </table:table-cell>
          <table:table-cell/>
          <table:table-cell table:formula="of:=[.$H$101]&amp; &quot;-&quot; &amp; [.F103]" office:value-type="string" office:string-value="Sistema-Planes de Personal-Reportes-Reportes de Indicadores Planes de Personal" calcext:value-type="string">
            <text:p>Sistema-Planes de Personal-Reportes-Reportes de Indicadores Planes de Personal</text:p>
          </table:table-cell>
          <table:table-cell office:value-type="string" calcext:value-type="string">
            <text:p>sigefirrhh/planificacion/plan/ReportPlanIndicadore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03]" office:value-type="string" office:string-value="Reportes de Indicadores Planes de Personal" calcext:value-type="string">
            <text:p>Reportes de Indicadores Planes de Personal</text:p>
          </table:table-cell>
          <table:table-cell/>
          <table:table-cell table:number-columns-repeated="2" office:value-type="float" office:value="102" calcext:value-type="float">
            <text:p>102</text:p>
          </table:table-cell>
          <table:table-cell table:style-name="ce3" table:formula="of:=&quot;(&quot; &amp; [.N103] &amp; &quot;,&quot; &amp; &quot;1&quot; &amp; &quot;, '&quot; &amp; [.L103]  &amp; &quot;', &quot; &amp; &quot;'&quot; &amp; [.H103]  &amp;  &quot;',  'A' , '&quot; &amp; [.L103] &amp;  &quot;', '&quot;&amp;  [.I103]  &amp; &quot;', '&quot; &amp; [.A103] &amp; &quot;' );&quot;" office:value-type="string" office:string-value="(102,1, 'Reportes de Indicadores Planes de Personal', 'Sistema-Planes de Personal-Reportes-Reportes de Indicadores Planes de Personal',  'A' , 'Reportes de Indicadores Planes de Personal', 'sigefirrhh/planificacion/plan/ReportPlanIndicadores', '1.09.03.02' );" calcext:value-type="string">
            <text:p>(102,1, 'Reportes de Indicadores Planes de Personal', 'Sistema-Planes de Personal-Reportes-Reportes de Indicadores Planes de Personal', <text:s/>'A' , 'Reportes de Indicadores Planes de Personal', 'sigefirrhh/planificacion/plan/ReportPlanIndicadores', '1.09.03.02' );</text:p>
          </table:table-cell>
          <table:table-cell table:number-columns-repeated="4"/>
          <table:table-cell table:formula="of:=IF([.L103] &lt;&gt; &quot;&quot;;[.$P$1] &amp;  [.P103]; &quot;&quot;)" office:value-type="string" office:string-value="INSERT INTO proceso(id_proceso, id_aplicacion, denominacion, ruta_menu, estatus, descripcion, url, jerarquia_menu)VALUES (102,1, 'Reportes de Indicadores Planes de Personal', 'Sistema-Planes de Personal-Reportes-Reportes de Indicadores Planes de Personal',  'A' , 'Reportes de Indicadores Planes de Personal', 'sigefirrhh/planificacion/plan/ReportPlanIndicadores', '1.09.03.02' );" calcext:value-type="string">
            <text:p>INSERT INTO proceso(id_proceso, id_aplicacion, denominacion, ruta_menu, estatus, descripcion, url, jerarquia_menu)VALUES (102,1, 'Reportes de Indicadores Planes de Personal', 'Sistema-Planes de Personal-Reportes-Reportes de Indicadores Planes de Personal', <text:s/>'A' , 'Reportes de Indicadores Planes de Personal', 'sigefirrhh/planificacion/plan/ReportPlanIndicadores', '1.09.03.02' );</text:p>
          </table:table-cell>
          <table:table-cell table:number-columns-repeated="2"/>
          <table:table-cell table:formula="of:==IF([.L103] &lt;&gt; &quot;&quot;;&quot;INSERT INTO perfil_proceso(id_perfil_proceso, id_perfil, id_proceso, priuse) VALUES (&quot; &amp; [.O103] &amp; &quot;, 1, &quot; &amp; [.N103] &amp; &quot;, 'A'::text);&quot;; &quot;&quot;)" office:value-type="string" office:string-value="INSERT INTO perfil_proceso(id_perfil_proceso, id_perfil, id_proceso, priuse) VALUES (102, 1, 102, 'A'::text);" calcext:value-type="string">
            <text:p>INSERT INTO perfil_proceso(id_perfil_proceso, id_perfil, id_proceso, priuse) VALUES (102, 1, 102, 'A'::text);</text:p>
          </table:table-cell>
        </table:table-row>
        <table:table-row table:style-name="ro3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Expediente</text:p>
          </table:table-cell>
          <table:table-cell table:number-columns-repeated="5"/>
          <table:table-cell table:formula="of:=+[.C104]" office:value-type="string" office:string-value="Expediente" calcext:value-type="string">
            <text:p>Expedien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04]" office:value-type="string" office:string-value="Expediente" calcext:value-type="string">
            <text:p>Expediente</text:p>
          </table:table-cell>
          <table:table-cell/>
          <table:table-cell table:number-columns-repeated="2" office:value-type="float" office:value="103" calcext:value-type="float">
            <text:p>103</text:p>
          </table:table-cell>
          <table:table-cell table:style-name="ce3" table:formula="of:=&quot;(&quot; &amp; [.N104] &amp; &quot;,&quot; &amp; &quot;1&quot; &amp; &quot;, '&quot; &amp; [.L104]  &amp; &quot;', &quot; &amp; &quot;'&quot; &amp; [.H104]  &amp;  &quot;',  'A' , '&quot; &amp; [.L104] &amp;  &quot;', '&quot;&amp;  [.I104]  &amp; &quot;', '&quot; &amp; [.A104] &amp; &quot;' );&quot;" office:value-type="string" office:string-value="(103,1, 'Expediente', '',  'A' , 'Expediente', 'Expediente', '2' );" calcext:value-type="string">
            <text:p>(103,1, 'Expediente', '', <text:s/>'A' , 'Expediente', 'Expediente', '2' );</text:p>
          </table:table-cell>
          <table:table-cell table:number-columns-repeated="4"/>
          <table:table-cell table:formula="of:=IF([.L104] &lt;&gt; &quot;&quot;;[.$P$1] &amp;  [.P104]; &quot;&quot;)" office:value-type="string" office:string-value="INSERT INTO proceso(id_proceso, id_aplicacion, denominacion, ruta_menu, estatus, descripcion, url, jerarquia_menu)VALUES (103,1, 'Expediente', '',  'A' , 'Expediente', 'Expediente', '2' );" calcext:value-type="string">
            <text:p>INSERT INTO proceso(id_proceso, id_aplicacion, denominacion, ruta_menu, estatus, descripcion, url, jerarquia_menu)VALUES (103,1, 'Expediente', '', <text:s/>'A' , 'Expediente', 'Expediente', '2' );</text:p>
          </table:table-cell>
          <table:table-cell table:number-columns-repeated="2"/>
          <table:table-cell table:formula="of:==IF([.L104] &lt;&gt; &quot;&quot;;&quot;INSERT INTO perfil_proceso(id_perfil_proceso, id_perfil, id_proceso, priuse) VALUES (&quot; &amp; [.O104] &amp; &quot;, 1, &quot; &amp; [.N104] &amp; &quot;, 'A'::text);&quot;; &quot;&quot;)" office:value-type="string" office:string-value="INSERT INTO perfil_proceso(id_perfil_proceso, id_perfil, id_proceso, priuse) VALUES (103, 1, 103, 'A'::text);" calcext:value-type="string">
            <text:p>INSERT INTO perfil_proceso(id_perfil_proceso, id_perfil, id_proceso, priuse) VALUES (103, 1, 103, 'A'::text);</text:p>
          </table:table-cell>
        </table:table-row>
        <table:table-row table:style-name="ro3">
          <table:table-cell table:style-name="ce2" table:formula="of:=[.$A$104]&amp;&quot;.&quot;&amp;[.C105]" office:value-type="string" office:string-value="2.01" calcext:value-type="string">
            <text:p>2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Expediente</text:p>
          </table:table-cell>
          <table:table-cell table:number-columns-repeated="4"/>
          <table:table-cell table:formula="of:=[.C104]&amp;&quot;/&quot;&amp;[.D105]" office:value-type="string" office:string-value="Expediente/Expediente" calcext:value-type="string">
            <text:p>Expediente/Expedien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105]" office:value-type="string" office:string-value="Expediente" calcext:value-type="string">
            <text:p>Expediente</text:p>
          </table:table-cell>
          <table:table-cell/>
          <table:table-cell table:number-columns-repeated="2" office:value-type="float" office:value="104" calcext:value-type="float">
            <text:p>104</text:p>
          </table:table-cell>
          <table:table-cell table:style-name="ce3" table:formula="of:=&quot;(&quot; &amp; [.N105] &amp; &quot;,&quot; &amp; &quot;1&quot; &amp; &quot;, '&quot; &amp; [.L105]  &amp; &quot;', &quot; &amp; &quot;'&quot; &amp; [.H105]  &amp;  &quot;',  'A' , '&quot; &amp; [.L105] &amp;  &quot;', '&quot;&amp;  [.I105]  &amp; &quot;', '&quot; &amp; [.A105] &amp; &quot;' );&quot;" office:value-type="string" office:string-value="(104,1, 'Expediente', '',  'A' , 'Expediente', 'Expediente/Expediente', '2.01' );" calcext:value-type="string">
            <text:p>(104,1, 'Expediente', '', <text:s/>'A' , 'Expediente', 'Expediente/Expediente', '2.01' );</text:p>
          </table:table-cell>
          <table:table-cell table:number-columns-repeated="4"/>
          <table:table-cell table:formula="of:=IF([.L105] &lt;&gt; &quot;&quot;;[.$P$1] &amp;  [.P105]; &quot;&quot;)" office:value-type="string" office:string-value="INSERT INTO proceso(id_proceso, id_aplicacion, denominacion, ruta_menu, estatus, descripcion, url, jerarquia_menu)VALUES (104,1, 'Expediente', '',  'A' , 'Expediente', 'Expediente/Expediente', '2.01' );" calcext:value-type="string">
            <text:p>INSERT INTO proceso(id_proceso, id_aplicacion, denominacion, ruta_menu, estatus, descripcion, url, jerarquia_menu)VALUES (104,1, 'Expediente', '', <text:s/>'A' , 'Expediente', 'Expediente/Expediente', '2.01' );</text:p>
          </table:table-cell>
          <table:table-cell table:number-columns-repeated="2"/>
          <table:table-cell table:formula="of:==IF([.L105] &lt;&gt; &quot;&quot;;&quot;INSERT INTO perfil_proceso(id_perfil_proceso, id_perfil, id_proceso, priuse) VALUES (&quot; &amp; [.O105] &amp; &quot;, 1, &quot; &amp; [.N105] &amp; &quot;, 'A'::text);&quot;; &quot;&quot;)" office:value-type="string" office:string-value="INSERT INTO perfil_proceso(id_perfil_proceso, id_perfil, id_proceso, priuse) VALUES (104, 1, 104, 'A'::text);" calcext:value-type="string">
            <text:p>INSERT INTO perfil_proceso(id_perfil_proceso, id_perfil, id_proceso, priuse) VALUES (104, 1, 104, 'A'::text);</text:p>
          </table:table-cell>
        </table:table-row>
        <table:table-row table:style-name="ro5">
          <table:table-cell table:style-name="ce2" table:formula="of:=[.$A$104]&amp;&quot;.&quot;&amp;[.$C$105]&amp;&quot;.&quot;&amp;[.D106]" office:value-type="string" office:string-value="2.01.01" calcext:value-type="string">
            <text:p>2.01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Datos Personales</text:p>
          </table:table-cell>
          <table:table-cell table:number-columns-repeated="3"/>
          <table:table-cell table:style-name="ce4" office:value-type="string" calcext:value-type="string">
            <text:p>sigefirrhh/personal/expediente/Person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06]" office:value-type="string" office:string-value="Datos Personales" calcext:value-type="string">
            <text:p>Datos Personales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table:style-name="ce3" table:formula="of:=&quot;(&quot; &amp; [.N106] &amp; &quot;,&quot; &amp; &quot;1&quot; &amp; &quot;, '&quot; &amp; [.L106]  &amp; &quot;', &quot; &amp; &quot;'&quot; &amp; [.H106]  &amp;  &quot;',  'A' , '&quot; &amp; [.L106] &amp;  &quot;', '&quot;&amp;  [.I106]  &amp; &quot;', '&quot; &amp; [.A106] &amp; &quot;' );&quot;" office:value-type="string" office:string-value="(105,1, 'Datos Personales', '',  'A' , 'Datos Personales', 'sigefirrhh/personal/expediente/Personal', '2.01.01' );" calcext:value-type="string">
            <text:p>(105,1, 'Datos Personales', '', <text:s/>'A' , 'Datos Personales', 'sigefirrhh/personal/expediente/Personal', '2.01.01' );</text:p>
          </table:table-cell>
          <table:table-cell table:number-columns-repeated="4"/>
          <table:table-cell table:formula="of:=IF([.L106] &lt;&gt; &quot;&quot;;[.$P$1] &amp;  [.P106]; &quot;&quot;)" office:value-type="string" office:string-value="INSERT INTO proceso(id_proceso, id_aplicacion, denominacion, ruta_menu, estatus, descripcion, url, jerarquia_menu)VALUES (105,1, 'Datos Personales', '',  'A' , 'Datos Personales', 'sigefirrhh/personal/expediente/Personal', '2.01.01' );" calcext:value-type="string">
            <text:p>INSERT INTO proceso(id_proceso, id_aplicacion, denominacion, ruta_menu, estatus, descripcion, url, jerarquia_menu)VALUES (105,1, 'Datos Personales', '', <text:s/>'A' , 'Datos Personales', 'sigefirrhh/personal/expediente/Personal', '2.01.01' );</text:p>
          </table:table-cell>
          <table:table-cell table:number-columns-repeated="2"/>
          <table:table-cell table:formula="of:==IF([.L106] &lt;&gt; &quot;&quot;;&quot;INSERT INTO perfil_proceso(id_perfil_proceso, id_perfil, id_proceso, priuse) VALUES (&quot; &amp; [.O106] &amp; &quot;, 1, &quot; &amp; [.N106] &amp; &quot;, 'A'::text);&quot;; &quot;&quot;)" office:value-type="string" office:string-value="INSERT INTO perfil_proceso(id_perfil_proceso, id_perfil, id_proceso, priuse) VALUES (105, 1, 105, 'A'::text);" calcext:value-type="string">
            <text:p>INSERT INTO perfil_proceso(id_perfil_proceso, id_perfil, id_proceso, priuse) VALUES (105, 1, 105, 'A'::text);</text:p>
          </table:table-cell>
        </table:table-row>
        <table:table-row table:style-name="ro3">
          <table:table-cell table:style-name="ce2" table:formula="of:=[.$A$104]&amp;&quot;.&quot;&amp;[.$C$105]&amp;&quot;.&quot;&amp;[.D107]" office:value-type="string" office:string-value="2.01.02" calcext:value-type="string">
            <text:p>2.01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Educación Formal</text:p>
          </table:table-cell>
          <table:table-cell table:number-columns-repeated="3"/>
          <table:table-cell office:value-type="string" calcext:value-type="string">
            <text:p>sigefirrhh/personal/expediente/Educ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07]" office:value-type="string" office:string-value="Educación Formal" calcext:value-type="string">
            <text:p>Educación Formal</text:p>
          </table:table-cell>
          <table:table-cell/>
          <table:table-cell table:number-columns-repeated="2" office:value-type="float" office:value="106" calcext:value-type="float">
            <text:p>106</text:p>
          </table:table-cell>
          <table:table-cell table:style-name="ce3" table:formula="of:=&quot;(&quot; &amp; [.N107] &amp; &quot;,&quot; &amp; &quot;1&quot; &amp; &quot;, '&quot; &amp; [.L107]  &amp; &quot;', &quot; &amp; &quot;'&quot; &amp; [.H107]  &amp;  &quot;',  'A' , '&quot; &amp; [.L107] &amp;  &quot;', '&quot;&amp;  [.I107]  &amp; &quot;', '&quot; &amp; [.A107] &amp; &quot;' );&quot;" office:value-type="string" office:string-value="(106,1, 'Educación Formal', '',  'A' , 'Educación Formal', 'sigefirrhh/personal/expediente/Educacion', '2.01.02' );" calcext:value-type="string">
            <text:p>(106,1, 'Educación Formal', '', <text:s/>'A' , 'Educación Formal', 'sigefirrhh/personal/expediente/Educacion', '2.01.02' );</text:p>
          </table:table-cell>
          <table:table-cell table:number-columns-repeated="4"/>
          <table:table-cell table:formula="of:=IF([.L107] &lt;&gt; &quot;&quot;;[.$P$1] &amp;  [.P107]; &quot;&quot;)" office:value-type="string" office:string-value="INSERT INTO proceso(id_proceso, id_aplicacion, denominacion, ruta_menu, estatus, descripcion, url, jerarquia_menu)VALUES (106,1, 'Educación Formal', '',  'A' , 'Educación Formal', 'sigefirrhh/personal/expediente/Educacion', '2.01.02' );" calcext:value-type="string">
            <text:p>INSERT INTO proceso(id_proceso, id_aplicacion, denominacion, ruta_menu, estatus, descripcion, url, jerarquia_menu)VALUES (106,1, 'Educación Formal', '', <text:s/>'A' , 'Educación Formal', 'sigefirrhh/personal/expediente/Educacion', '2.01.02' );</text:p>
          </table:table-cell>
          <table:table-cell table:number-columns-repeated="2"/>
          <table:table-cell table:formula="of:==IF([.L107] &lt;&gt; &quot;&quot;;&quot;INSERT INTO perfil_proceso(id_perfil_proceso, id_perfil, id_proceso, priuse) VALUES (&quot; &amp; [.O107] &amp; &quot;, 1, &quot; &amp; [.N107] &amp; &quot;, 'A'::text);&quot;; &quot;&quot;)" office:value-type="string" office:string-value="INSERT INTO perfil_proceso(id_perfil_proceso, id_perfil, id_proceso, priuse) VALUES (106, 1, 106, 'A'::text);" calcext:value-type="string">
            <text:p>INSERT INTO perfil_proceso(id_perfil_proceso, id_perfil, id_proceso, priuse) VALUES (106, 1, 106, 'A'::text);</text:p>
          </table:table-cell>
        </table:table-row>
        <table:table-row table:style-name="ro3">
          <table:table-cell table:style-name="ce2" table:formula="of:=[.$A$104]&amp;&quot;.&quot;&amp;[.$C$105]&amp;&quot;.&quot;&amp;[.D108]" office:value-type="string" office:string-value="2.01.03" calcext:value-type="string">
            <text:p>2.01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ofesiones y/o Oficios</text:p>
          </table:table-cell>
          <table:table-cell table:number-columns-repeated="3"/>
          <table:table-cell office:value-type="string" calcext:value-type="string">
            <text:p>sigefirrhh/personal/expediente/ProfesionTrabajado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08]" office:value-type="string" office:string-value="Profesiones y/o Oficios" calcext:value-type="string">
            <text:p>Profesiones y/o Oficios</text:p>
          </table:table-cell>
          <table:table-cell/>
          <table:table-cell table:number-columns-repeated="2" office:value-type="float" office:value="107" calcext:value-type="float">
            <text:p>107</text:p>
          </table:table-cell>
          <table:table-cell table:style-name="ce3" table:formula="of:=&quot;(&quot; &amp; [.N108] &amp; &quot;,&quot; &amp; &quot;1&quot; &amp; &quot;, '&quot; &amp; [.L108]  &amp; &quot;', &quot; &amp; &quot;'&quot; &amp; [.H108]  &amp;  &quot;',  'A' , '&quot; &amp; [.L108] &amp;  &quot;', '&quot;&amp;  [.I108]  &amp; &quot;', '&quot; &amp; [.A108] &amp; &quot;' );&quot;" office:value-type="string" office:string-value="(107,1, 'Profesiones y/o Oficios', '',  'A' , 'Profesiones y/o Oficios', 'sigefirrhh/personal/expediente/ProfesionTrabajador', '2.01.03' );" calcext:value-type="string">
            <text:p>(107,1, 'Profesiones y/o Oficios', '', <text:s/>'A' , 'Profesiones y/o Oficios', 'sigefirrhh/personal/expediente/ProfesionTrabajador', '2.01.03' );</text:p>
          </table:table-cell>
          <table:table-cell table:number-columns-repeated="4"/>
          <table:table-cell table:formula="of:=IF([.L108] &lt;&gt; &quot;&quot;;[.$P$1] &amp;  [.P108]; &quot;&quot;)" office:value-type="string" office:string-value="INSERT INTO proceso(id_proceso, id_aplicacion, denominacion, ruta_menu, estatus, descripcion, url, jerarquia_menu)VALUES (107,1, 'Profesiones y/o Oficios', '',  'A' , 'Profesiones y/o Oficios', 'sigefirrhh/personal/expediente/ProfesionTrabajador', '2.01.03' );" calcext:value-type="string">
            <text:p>INSERT INTO proceso(id_proceso, id_aplicacion, denominacion, ruta_menu, estatus, descripcion, url, jerarquia_menu)VALUES (107,1, 'Profesiones y/o Oficios', '', <text:s/>'A' , 'Profesiones y/o Oficios', 'sigefirrhh/personal/expediente/ProfesionTrabajador', '2.01.03' );</text:p>
          </table:table-cell>
          <table:table-cell table:number-columns-repeated="2"/>
          <table:table-cell table:formula="of:==IF([.L108] &lt;&gt; &quot;&quot;;&quot;INSERT INTO perfil_proceso(id_perfil_proceso, id_perfil, id_proceso, priuse) VALUES (&quot; &amp; [.O108] &amp; &quot;, 1, &quot; &amp; [.N108] &amp; &quot;, 'A'::text);&quot;; &quot;&quot;)" office:value-type="string" office:string-value="INSERT INTO perfil_proceso(id_perfil_proceso, id_perfil, id_proceso, priuse) VALUES (107, 1, 107, 'A'::text);" calcext:value-type="string">
            <text:p>INSERT INTO perfil_proceso(id_perfil_proceso, id_perfil, id_proceso, priuse) VALUES (107, 1, 107, 'A'::text);</text:p>
          </table:table-cell>
        </table:table-row>
        <table:table-row table:style-name="ro3">
          <table:table-cell table:style-name="ce2" table:formula="of:=[.$A$104]&amp;&quot;.&quot;&amp;[.$C$105]&amp;&quot;.&quot;&amp;[.D109]" office:value-type="string" office:string-value="2.01.04" calcext:value-type="string">
            <text:p>2.01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Estudios Informales</text:p>
          </table:table-cell>
          <table:table-cell table:number-columns-repeated="3"/>
          <table:table-cell office:value-type="string" calcext:value-type="string">
            <text:p>sigefirrhh/personal/expediente/Estudi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09]" office:value-type="string" office:string-value="Estudios Informales" calcext:value-type="string">
            <text:p>Estudios Informales</text:p>
          </table:table-cell>
          <table:table-cell/>
          <table:table-cell table:number-columns-repeated="2" office:value-type="float" office:value="108" calcext:value-type="float">
            <text:p>108</text:p>
          </table:table-cell>
          <table:table-cell table:style-name="ce3" table:formula="of:=&quot;(&quot; &amp; [.N109] &amp; &quot;,&quot; &amp; &quot;1&quot; &amp; &quot;, '&quot; &amp; [.L109]  &amp; &quot;', &quot; &amp; &quot;'&quot; &amp; [.H109]  &amp;  &quot;',  'A' , '&quot; &amp; [.L109] &amp;  &quot;', '&quot;&amp;  [.I109]  &amp; &quot;', '&quot; &amp; [.A109] &amp; &quot;' );&quot;" office:value-type="string" office:string-value="(108,1, 'Estudios Informales', '',  'A' , 'Estudios Informales', 'sigefirrhh/personal/expediente/Estudio', '2.01.04' );" calcext:value-type="string">
            <text:p>(108,1, 'Estudios Informales', '', <text:s/>'A' , 'Estudios Informales', 'sigefirrhh/personal/expediente/Estudio', '2.01.04' );</text:p>
          </table:table-cell>
          <table:table-cell table:number-columns-repeated="4"/>
          <table:table-cell table:formula="of:=IF([.L109] &lt;&gt; &quot;&quot;;[.$P$1] &amp;  [.P109]; &quot;&quot;)" office:value-type="string" office:string-value="INSERT INTO proceso(id_proceso, id_aplicacion, denominacion, ruta_menu, estatus, descripcion, url, jerarquia_menu)VALUES (108,1, 'Estudios Informales', '',  'A' , 'Estudios Informales', 'sigefirrhh/personal/expediente/Estudio', '2.01.04' );" calcext:value-type="string">
            <text:p>INSERT INTO proceso(id_proceso, id_aplicacion, denominacion, ruta_menu, estatus, descripcion, url, jerarquia_menu)VALUES (108,1, 'Estudios Informales', '', <text:s/>'A' , 'Estudios Informales', 'sigefirrhh/personal/expediente/Estudio', '2.01.04' );</text:p>
          </table:table-cell>
          <table:table-cell table:number-columns-repeated="2"/>
          <table:table-cell table:formula="of:==IF([.L109] &lt;&gt; &quot;&quot;;&quot;INSERT INTO perfil_proceso(id_perfil_proceso, id_perfil, id_proceso, priuse) VALUES (&quot; &amp; [.O109] &amp; &quot;, 1, &quot; &amp; [.N109] &amp; &quot;, 'A'::text);&quot;; &quot;&quot;)" office:value-type="string" office:string-value="INSERT INTO perfil_proceso(id_perfil_proceso, id_perfil, id_proceso, priuse) VALUES (108, 1, 108, 'A'::text);" calcext:value-type="string">
            <text:p>INSERT INTO perfil_proceso(id_perfil_proceso, id_perfil, id_proceso, priuse) VALUES (108, 1, 108, 'A'::text);</text:p>
          </table:table-cell>
        </table:table-row>
        <table:table-row table:style-name="ro3">
          <table:table-cell table:style-name="ce2" table:formula="of:=[.$A$104]&amp;&quot;.&quot;&amp;[.$C$105]&amp;&quot;.&quot;&amp;[.D110]" office:value-type="string" office:string-value="2.01.05" calcext:value-type="string">
            <text:p>2.01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ertificaciones</text:p>
          </table:table-cell>
          <table:table-cell table:number-columns-repeated="3"/>
          <table:table-cell office:value-type="string" calcext:value-type="string">
            <text:p>sigefirrhh/personal/expediente/Certific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10]" office:value-type="string" office:string-value="Certificaciones" calcext:value-type="string">
            <text:p>Certificaciones</text:p>
          </table:table-cell>
          <table:table-cell/>
          <table:table-cell table:number-columns-repeated="2" office:value-type="float" office:value="109" calcext:value-type="float">
            <text:p>109</text:p>
          </table:table-cell>
          <table:table-cell table:style-name="ce3" table:formula="of:=&quot;(&quot; &amp; [.N110] &amp; &quot;,&quot; &amp; &quot;1&quot; &amp; &quot;, '&quot; &amp; [.L110]  &amp; &quot;', &quot; &amp; &quot;'&quot; &amp; [.H110]  &amp;  &quot;',  'A' , '&quot; &amp; [.L110] &amp;  &quot;', '&quot;&amp;  [.I110]  &amp; &quot;', '&quot; &amp; [.A110] &amp; &quot;' );&quot;" office:value-type="string" office:string-value="(109,1, 'Certificaciones', '',  'A' , 'Certificaciones', 'sigefirrhh/personal/expediente/Certificacion', '2.01.05' );" calcext:value-type="string">
            <text:p>(109,1, 'Certificaciones', '', <text:s/>'A' , 'Certificaciones', 'sigefirrhh/personal/expediente/Certificacion', '2.01.05' );</text:p>
          </table:table-cell>
          <table:table-cell table:number-columns-repeated="4"/>
          <table:table-cell table:formula="of:=IF([.L110] &lt;&gt; &quot;&quot;;[.$P$1] &amp;  [.P110]; &quot;&quot;)" office:value-type="string" office:string-value="INSERT INTO proceso(id_proceso, id_aplicacion, denominacion, ruta_menu, estatus, descripcion, url, jerarquia_menu)VALUES (109,1, 'Certificaciones', '',  'A' , 'Certificaciones', 'sigefirrhh/personal/expediente/Certificacion', '2.01.05' );" calcext:value-type="string">
            <text:p>INSERT INTO proceso(id_proceso, id_aplicacion, denominacion, ruta_menu, estatus, descripcion, url, jerarquia_menu)VALUES (109,1, 'Certificaciones', '', <text:s/>'A' , 'Certificaciones', 'sigefirrhh/personal/expediente/Certificacion', '2.01.05' );</text:p>
          </table:table-cell>
          <table:table-cell table:number-columns-repeated="2"/>
          <table:table-cell table:formula="of:==IF([.L110] &lt;&gt; &quot;&quot;;&quot;INSERT INTO perfil_proceso(id_perfil_proceso, id_perfil, id_proceso, priuse) VALUES (&quot; &amp; [.O110] &amp; &quot;, 1, &quot; &amp; [.N110] &amp; &quot;, 'A'::text);&quot;; &quot;&quot;)" office:value-type="string" office:string-value="INSERT INTO perfil_proceso(id_perfil_proceso, id_perfil, id_proceso, priuse) VALUES (109, 1, 109, 'A'::text);" calcext:value-type="string">
            <text:p>INSERT INTO perfil_proceso(id_perfil_proceso, id_perfil, id_proceso, priuse) VALUES (109, 1, 109, 'A'::text);</text:p>
          </table:table-cell>
        </table:table-row>
        <table:table-row table:style-name="ro3">
          <table:table-cell table:style-name="ce2" table:formula="of:=[.$A$104]&amp;&quot;.&quot;&amp;[.$C$105]&amp;&quot;.&quot;&amp;[.D111]" office:value-type="string" office:string-value="2.01.06" calcext:value-type="string">
            <text:p>2.01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Experiencia Laboral (S. Privado)</text:p>
          </table:table-cell>
          <table:table-cell table:number-columns-repeated="3"/>
          <table:table-cell office:value-type="string" calcext:value-type="string">
            <text:p>sigefirrhh/personal/expediente/Experienci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11]" office:value-type="string" office:string-value="Experiencia Laboral (S. Privado)" calcext:value-type="string">
            <text:p>Experiencia Laboral (S. Privado)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table:style-name="ce3" table:formula="of:=&quot;(&quot; &amp; [.N111] &amp; &quot;,&quot; &amp; &quot;1&quot; &amp; &quot;, '&quot; &amp; [.L111]  &amp; &quot;', &quot; &amp; &quot;'&quot; &amp; [.H111]  &amp;  &quot;',  'A' , '&quot; &amp; [.L111] &amp;  &quot;', '&quot;&amp;  [.I111]  &amp; &quot;', '&quot; &amp; [.A111] &amp; &quot;' );&quot;" office:value-type="string" office:string-value="(110,1, 'Experiencia Laboral (S. Privado)', '',  'A' , 'Experiencia Laboral (S. Privado)', 'sigefirrhh/personal/expediente/Experiencia', '2.01.06' );" calcext:value-type="string">
            <text:p>(110,1, 'Experiencia Laboral (S. Privado)', '', <text:s/>'A' , 'Experiencia Laboral (S. Privado)', 'sigefirrhh/personal/expediente/Experiencia', '2.01.06' );</text:p>
          </table:table-cell>
          <table:table-cell table:number-columns-repeated="4"/>
          <table:table-cell table:formula="of:=IF([.L111] &lt;&gt; &quot;&quot;;[.$P$1] &amp;  [.P111]; &quot;&quot;)" office:value-type="string" office:string-value="INSERT INTO proceso(id_proceso, id_aplicacion, denominacion, ruta_menu, estatus, descripcion, url, jerarquia_menu)VALUES (110,1, 'Experiencia Laboral (S. Privado)', '',  'A' , 'Experiencia Laboral (S. Privado)', 'sigefirrhh/personal/expediente/Experiencia', '2.01.06' );" calcext:value-type="string">
            <text:p>INSERT INTO proceso(id_proceso, id_aplicacion, denominacion, ruta_menu, estatus, descripcion, url, jerarquia_menu)VALUES (110,1, 'Experiencia Laboral (S. Privado)', '', <text:s/>'A' , 'Experiencia Laboral (S. Privado)', 'sigefirrhh/personal/expediente/Experiencia', '2.01.06' );</text:p>
          </table:table-cell>
          <table:table-cell table:number-columns-repeated="2"/>
          <table:table-cell table:formula="of:==IF([.L111] &lt;&gt; &quot;&quot;;&quot;INSERT INTO perfil_proceso(id_perfil_proceso, id_perfil, id_proceso, priuse) VALUES (&quot; &amp; [.O111] &amp; &quot;, 1, &quot; &amp; [.N111] &amp; &quot;, 'A'::text);&quot;; &quot;&quot;)" office:value-type="string" office:string-value="INSERT INTO perfil_proceso(id_perfil_proceso, id_perfil, id_proceso, priuse) VALUES (110, 1, 110, 'A'::text);" calcext:value-type="string">
            <text:p>INSERT INTO perfil_proceso(id_perfil_proceso, id_perfil, id_proceso, priuse) VALUES (110, 1, 110, 'A'::text);</text:p>
          </table:table-cell>
        </table:table-row>
        <table:table-row table:style-name="ro3">
          <table:table-cell table:style-name="ce2" table:formula="of:=[.$A$104]&amp;&quot;.&quot;&amp;[.$C$105]&amp;&quot;.&quot;&amp;[.D112]" office:value-type="string" office:string-value="2.01.07" calcext:value-type="string">
            <text:p>2.01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Idiomas</text:p>
          </table:table-cell>
          <table:table-cell table:number-columns-repeated="3"/>
          <table:table-cell office:value-type="string" calcext:value-type="string">
            <text:p>sigefirrhh/personal/expediente/Idiom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12]" office:value-type="string" office:string-value="Idiomas" calcext:value-type="string">
            <text:p>Idiomas</text:p>
          </table:table-cell>
          <table:table-cell/>
          <table:table-cell table:number-columns-repeated="2" office:value-type="float" office:value="111" calcext:value-type="float">
            <text:p>111</text:p>
          </table:table-cell>
          <table:table-cell table:style-name="ce3" table:formula="of:=&quot;(&quot; &amp; [.N112] &amp; &quot;,&quot; &amp; &quot;1&quot; &amp; &quot;, '&quot; &amp; [.L112]  &amp; &quot;', &quot; &amp; &quot;'&quot; &amp; [.H112]  &amp;  &quot;',  'A' , '&quot; &amp; [.L112] &amp;  &quot;', '&quot;&amp;  [.I112]  &amp; &quot;', '&quot; &amp; [.A112] &amp; &quot;' );&quot;" office:value-type="string" office:string-value="(111,1, 'Idiomas', '',  'A' , 'Idiomas', 'sigefirrhh/personal/expediente/Idioma', '2.01.07' );" calcext:value-type="string">
            <text:p>(111,1, 'Idiomas', '', <text:s/>'A' , 'Idiomas', 'sigefirrhh/personal/expediente/Idioma', '2.01.07' );</text:p>
          </table:table-cell>
          <table:table-cell table:number-columns-repeated="4"/>
          <table:table-cell table:formula="of:=IF([.L112] &lt;&gt; &quot;&quot;;[.$P$1] &amp;  [.P112]; &quot;&quot;)" office:value-type="string" office:string-value="INSERT INTO proceso(id_proceso, id_aplicacion, denominacion, ruta_menu, estatus, descripcion, url, jerarquia_menu)VALUES (111,1, 'Idiomas', '',  'A' , 'Idiomas', 'sigefirrhh/personal/expediente/Idioma', '2.01.07' );" calcext:value-type="string">
            <text:p>INSERT INTO proceso(id_proceso, id_aplicacion, denominacion, ruta_menu, estatus, descripcion, url, jerarquia_menu)VALUES (111,1, 'Idiomas', '', <text:s/>'A' , 'Idiomas', 'sigefirrhh/personal/expediente/Idioma', '2.01.07' );</text:p>
          </table:table-cell>
          <table:table-cell table:number-columns-repeated="2"/>
          <table:table-cell table:formula="of:==IF([.L112] &lt;&gt; &quot;&quot;;&quot;INSERT INTO perfil_proceso(id_perfil_proceso, id_perfil, id_proceso, priuse) VALUES (&quot; &amp; [.O112] &amp; &quot;, 1, &quot; &amp; [.N112] &amp; &quot;, 'A'::text);&quot;; &quot;&quot;)" office:value-type="string" office:string-value="INSERT INTO perfil_proceso(id_perfil_proceso, id_perfil, id_proceso, priuse) VALUES (111, 1, 111, 'A'::text);" calcext:value-type="string">
            <text:p>INSERT INTO perfil_proceso(id_perfil_proceso, id_perfil, id_proceso, priuse) VALUES (111, 1, 111, 'A'::text);</text:p>
          </table:table-cell>
        </table:table-row>
        <table:table-row table:style-name="ro3">
          <table:table-cell table:style-name="ce2" table:formula="of:=[.$A$104]&amp;&quot;.&quot;&amp;[.$C$105]&amp;&quot;.&quot;&amp;[.D113]" office:value-type="string" office:string-value="2.01.08" calcext:value-type="string">
            <text:p>2.01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Grupo Familiar</text:p>
          </table:table-cell>
          <table:table-cell table:number-columns-repeated="3"/>
          <table:table-cell office:value-type="string" calcext:value-type="string">
            <text:p>sigefirrhh/personal/expediente/Familia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13]" office:value-type="string" office:string-value="Grupo Familiar" calcext:value-type="string">
            <text:p>Grupo Familiar</text:p>
          </table:table-cell>
          <table:table-cell/>
          <table:table-cell table:number-columns-repeated="2" office:value-type="float" office:value="112" calcext:value-type="float">
            <text:p>112</text:p>
          </table:table-cell>
          <table:table-cell table:style-name="ce3" table:formula="of:=&quot;(&quot; &amp; [.N113] &amp; &quot;,&quot; &amp; &quot;1&quot; &amp; &quot;, '&quot; &amp; [.L113]  &amp; &quot;', &quot; &amp; &quot;'&quot; &amp; [.H113]  &amp;  &quot;',  'A' , '&quot; &amp; [.L113] &amp;  &quot;', '&quot;&amp;  [.I113]  &amp; &quot;', '&quot; &amp; [.A113] &amp; &quot;' );&quot;" office:value-type="string" office:string-value="(112,1, 'Grupo Familiar', '',  'A' , 'Grupo Familiar', 'sigefirrhh/personal/expediente/Familiar', '2.01.08' );" calcext:value-type="string">
            <text:p>(112,1, 'Grupo Familiar', '', <text:s/>'A' , 'Grupo Familiar', 'sigefirrhh/personal/expediente/Familiar', '2.01.08' );</text:p>
          </table:table-cell>
          <table:table-cell table:number-columns-repeated="4"/>
          <table:table-cell table:formula="of:=IF([.L113] &lt;&gt; &quot;&quot;;[.$P$1] &amp;  [.P113]; &quot;&quot;)" office:value-type="string" office:string-value="INSERT INTO proceso(id_proceso, id_aplicacion, denominacion, ruta_menu, estatus, descripcion, url, jerarquia_menu)VALUES (112,1, 'Grupo Familiar', '',  'A' , 'Grupo Familiar', 'sigefirrhh/personal/expediente/Familiar', '2.01.08' );" calcext:value-type="string">
            <text:p>INSERT INTO proceso(id_proceso, id_aplicacion, denominacion, ruta_menu, estatus, descripcion, url, jerarquia_menu)VALUES (112,1, 'Grupo Familiar', '', <text:s/>'A' , 'Grupo Familiar', 'sigefirrhh/personal/expediente/Familiar', '2.01.08' );</text:p>
          </table:table-cell>
          <table:table-cell table:number-columns-repeated="2"/>
          <table:table-cell table:formula="of:==IF([.L113] &lt;&gt; &quot;&quot;;&quot;INSERT INTO perfil_proceso(id_perfil_proceso, id_perfil, id_proceso, priuse) VALUES (&quot; &amp; [.O113] &amp; &quot;, 1, &quot; &amp; [.N113] &amp; &quot;, 'A'::text);&quot;; &quot;&quot;)" office:value-type="string" office:string-value="INSERT INTO perfil_proceso(id_perfil_proceso, id_perfil, id_proceso, priuse) VALUES (112, 1, 112, 'A'::text);" calcext:value-type="string">
            <text:p>INSERT INTO perfil_proceso(id_perfil_proceso, id_perfil, id_proceso, priuse) VALUES (112, 1, 112, 'A'::text);</text:p>
          </table:table-cell>
        </table:table-row>
        <table:table-row table:style-name="ro3">
          <table:table-cell table:style-name="ce2" table:formula="of:=[.$A$104]&amp;&quot;.&quot;&amp;[.$C$105]&amp;&quot;.&quot;&amp;[.D114]" office:value-type="string" office:string-value="2.01.09" calcext:value-type="string">
            <text:p>2.01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Afiliaciones a Gremios</text:p>
          </table:table-cell>
          <table:table-cell table:number-columns-repeated="3"/>
          <table:table-cell office:value-type="string" calcext:value-type="string">
            <text:p>sigefirrhh/personal/expediente/Afili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14]" office:value-type="string" office:string-value="Afiliaciones a Gremios" calcext:value-type="string">
            <text:p>Afiliaciones a Gremios</text:p>
          </table:table-cell>
          <table:table-cell/>
          <table:table-cell table:number-columns-repeated="2" office:value-type="float" office:value="113" calcext:value-type="float">
            <text:p>113</text:p>
          </table:table-cell>
          <table:table-cell table:style-name="ce3" table:formula="of:=&quot;(&quot; &amp; [.N114] &amp; &quot;,&quot; &amp; &quot;1&quot; &amp; &quot;, '&quot; &amp; [.L114]  &amp; &quot;', &quot; &amp; &quot;'&quot; &amp; [.H114]  &amp;  &quot;',  'A' , '&quot; &amp; [.L114] &amp;  &quot;', '&quot;&amp;  [.I114]  &amp; &quot;', '&quot; &amp; [.A114] &amp; &quot;' );&quot;" office:value-type="string" office:string-value="(113,1, 'Afiliaciones a Gremios', '',  'A' , 'Afiliaciones a Gremios', 'sigefirrhh/personal/expediente/Afiliacion', '2.01.09' );" calcext:value-type="string">
            <text:p>(113,1, 'Afiliaciones a Gremios', '', <text:s/>'A' , 'Afiliaciones a Gremios', 'sigefirrhh/personal/expediente/Afiliacion', '2.01.09' );</text:p>
          </table:table-cell>
          <table:table-cell table:number-columns-repeated="4"/>
          <table:table-cell table:formula="of:=IF([.L114] &lt;&gt; &quot;&quot;;[.$P$1] &amp;  [.P114]; &quot;&quot;)" office:value-type="string" office:string-value="INSERT INTO proceso(id_proceso, id_aplicacion, denominacion, ruta_menu, estatus, descripcion, url, jerarquia_menu)VALUES (113,1, 'Afiliaciones a Gremios', '',  'A' , 'Afiliaciones a Gremios', 'sigefirrhh/personal/expediente/Afiliacion', '2.01.09' );" calcext:value-type="string">
            <text:p>INSERT INTO proceso(id_proceso, id_aplicacion, denominacion, ruta_menu, estatus, descripcion, url, jerarquia_menu)VALUES (113,1, 'Afiliaciones a Gremios', '', <text:s/>'A' , 'Afiliaciones a Gremios', 'sigefirrhh/personal/expediente/Afiliacion', '2.01.09' );</text:p>
          </table:table-cell>
          <table:table-cell table:number-columns-repeated="2"/>
          <table:table-cell table:formula="of:==IF([.L114] &lt;&gt; &quot;&quot;;&quot;INSERT INTO perfil_proceso(id_perfil_proceso, id_perfil, id_proceso, priuse) VALUES (&quot; &amp; [.O114] &amp; &quot;, 1, &quot; &amp; [.N114] &amp; &quot;, 'A'::text);&quot;; &quot;&quot;)" office:value-type="string" office:string-value="INSERT INTO perfil_proceso(id_perfil_proceso, id_perfil, id_proceso, priuse) VALUES (113, 1, 113, 'A'::text);" calcext:value-type="string">
            <text:p>INSERT INTO perfil_proceso(id_perfil_proceso, id_perfil, id_proceso, priuse) VALUES (113, 1, 113, 'A'::text);</text:p>
          </table:table-cell>
        </table:table-row>
        <table:table-row table:style-name="ro3">
          <table:table-cell table:style-name="ce2" table:formula="of:=[.$A$104]&amp;&quot;.&quot;&amp;[.$C$105]&amp;&quot;.&quot;&amp;[.D115]" office:value-type="string" office:string-value="2.01.10" calcext:value-type="string">
            <text:p>2.01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Actividades Docentes</text:p>
          </table:table-cell>
          <table:table-cell table:number-columns-repeated="3"/>
          <table:table-cell office:value-type="string" calcext:value-type="string">
            <text:p>sigefirrhh/personal/expediente/ActividadDocen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15]" office:value-type="string" office:string-value="Actividades Docentes" calcext:value-type="string">
            <text:p>Actividades Docentes</text:p>
          </table:table-cell>
          <table:table-cell/>
          <table:table-cell table:number-columns-repeated="2" office:value-type="float" office:value="114" calcext:value-type="float">
            <text:p>114</text:p>
          </table:table-cell>
          <table:table-cell table:style-name="ce3" table:formula="of:=&quot;(&quot; &amp; [.N115] &amp; &quot;,&quot; &amp; &quot;1&quot; &amp; &quot;, '&quot; &amp; [.L115]  &amp; &quot;', &quot; &amp; &quot;'&quot; &amp; [.H115]  &amp;  &quot;',  'A' , '&quot; &amp; [.L115] &amp;  &quot;', '&quot;&amp;  [.I115]  &amp; &quot;', '&quot; &amp; [.A115] &amp; &quot;' );&quot;" office:value-type="string" office:string-value="(114,1, 'Actividades Docentes', '',  'A' , 'Actividades Docentes', 'sigefirrhh/personal/expediente/ActividadDocente', '2.01.10' );" calcext:value-type="string">
            <text:p>(114,1, 'Actividades Docentes', '', <text:s/>'A' , 'Actividades Docentes', 'sigefirrhh/personal/expediente/ActividadDocente', '2.01.10' );</text:p>
          </table:table-cell>
          <table:table-cell table:number-columns-repeated="4"/>
          <table:table-cell table:formula="of:=IF([.L115] &lt;&gt; &quot;&quot;;[.$P$1] &amp;  [.P115]; &quot;&quot;)" office:value-type="string" office:string-value="INSERT INTO proceso(id_proceso, id_aplicacion, denominacion, ruta_menu, estatus, descripcion, url, jerarquia_menu)VALUES (114,1, 'Actividades Docentes', '',  'A' , 'Actividades Docentes', 'sigefirrhh/personal/expediente/ActividadDocente', '2.01.10' );" calcext:value-type="string">
            <text:p>INSERT INTO proceso(id_proceso, id_aplicacion, denominacion, ruta_menu, estatus, descripcion, url, jerarquia_menu)VALUES (114,1, 'Actividades Docentes', '', <text:s/>'A' , 'Actividades Docentes', 'sigefirrhh/personal/expediente/ActividadDocente', '2.01.10' );</text:p>
          </table:table-cell>
          <table:table-cell table:number-columns-repeated="2"/>
          <table:table-cell table:formula="of:==IF([.L115] &lt;&gt; &quot;&quot;;&quot;INSERT INTO perfil_proceso(id_perfil_proceso, id_perfil, id_proceso, priuse) VALUES (&quot; &amp; [.O115] &amp; &quot;, 1, &quot; &amp; [.N115] &amp; &quot;, 'A'::text);&quot;; &quot;&quot;)" office:value-type="string" office:string-value="INSERT INTO perfil_proceso(id_perfil_proceso, id_perfil, id_proceso, priuse) VALUES (114, 1, 114, 'A'::text);" calcext:value-type="string">
            <text:p>INSERT INTO perfil_proceso(id_perfil_proceso, id_perfil, id_proceso, priuse) VALUES (114, 1, 114, 'A'::text);</text:p>
          </table:table-cell>
        </table:table-row>
        <table:table-row table:style-name="ro3">
          <table:table-cell table:style-name="ce2" table:formula="of:=[.$A$104]&amp;&quot;.&quot;&amp;[.$C$105]&amp;&quot;.&quot;&amp;[.D116]" office:value-type="string" office:string-value="2.01.11" calcext:value-type="string">
            <text:p>2.01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Otras Actividades</text:p>
          </table:table-cell>
          <table:table-cell table:number-columns-repeated="3"/>
          <table:table-cell office:value-type="string" calcext:value-type="string">
            <text:p>sigefirrhh/personal/expediente/OtraActivida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16]" office:value-type="string" office:string-value="Otras Actividades" calcext:value-type="string">
            <text:p>Otras Actividades</text:p>
          </table:table-cell>
          <table:table-cell/>
          <table:table-cell table:number-columns-repeated="2" office:value-type="float" office:value="115" calcext:value-type="float">
            <text:p>115</text:p>
          </table:table-cell>
          <table:table-cell table:style-name="ce3" table:formula="of:=&quot;(&quot; &amp; [.N116] &amp; &quot;,&quot; &amp; &quot;1&quot; &amp; &quot;, '&quot; &amp; [.L116]  &amp; &quot;', &quot; &amp; &quot;'&quot; &amp; [.H116]  &amp;  &quot;',  'A' , '&quot; &amp; [.L116] &amp;  &quot;', '&quot;&amp;  [.I116]  &amp; &quot;', '&quot; &amp; [.A116] &amp; &quot;' );&quot;" office:value-type="string" office:string-value="(115,1, 'Otras Actividades', '',  'A' , 'Otras Actividades', 'sigefirrhh/personal/expediente/OtraActividad', '2.01.11' );" calcext:value-type="string">
            <text:p>(115,1, 'Otras Actividades', '', <text:s/>'A' , 'Otras Actividades', 'sigefirrhh/personal/expediente/OtraActividad', '2.01.11' );</text:p>
          </table:table-cell>
          <table:table-cell table:number-columns-repeated="4"/>
          <table:table-cell table:formula="of:=IF([.L116] &lt;&gt; &quot;&quot;;[.$P$1] &amp;  [.P116]; &quot;&quot;)" office:value-type="string" office:string-value="INSERT INTO proceso(id_proceso, id_aplicacion, denominacion, ruta_menu, estatus, descripcion, url, jerarquia_menu)VALUES (115,1, 'Otras Actividades', '',  'A' , 'Otras Actividades', 'sigefirrhh/personal/expediente/OtraActividad', '2.01.11' );" calcext:value-type="string">
            <text:p>INSERT INTO proceso(id_proceso, id_aplicacion, denominacion, ruta_menu, estatus, descripcion, url, jerarquia_menu)VALUES (115,1, 'Otras Actividades', '', <text:s/>'A' , 'Otras Actividades', 'sigefirrhh/personal/expediente/OtraActividad', '2.01.11' );</text:p>
          </table:table-cell>
          <table:table-cell table:number-columns-repeated="2"/>
          <table:table-cell table:formula="of:==IF([.L116] &lt;&gt; &quot;&quot;;&quot;INSERT INTO perfil_proceso(id_perfil_proceso, id_perfil, id_proceso, priuse) VALUES (&quot; &amp; [.O116] &amp; &quot;, 1, &quot; &amp; [.N116] &amp; &quot;, 'A'::text);&quot;; &quot;&quot;)" office:value-type="string" office:string-value="INSERT INTO perfil_proceso(id_perfil_proceso, id_perfil, id_proceso, priuse) VALUES (115, 1, 115, 'A'::text);" calcext:value-type="string">
            <text:p>INSERT INTO perfil_proceso(id_perfil_proceso, id_perfil, id_proceso, priuse) VALUES (115, 1, 115, 'A'::text);</text:p>
          </table:table-cell>
        </table:table-row>
        <table:table-row table:style-name="ro3">
          <table:table-cell table:style-name="ce2" table:formula="of:=[.$A$104]&amp;&quot;.&quot;&amp;[.$C$105]&amp;&quot;.&quot;&amp;[.D117]" office:value-type="string" office:string-value="2.01.12" calcext:value-type="string">
            <text:p>2.01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Habilidades</text:p>
          </table:table-cell>
          <table:table-cell table:number-columns-repeated="3"/>
          <table:table-cell office:value-type="string" calcext:value-type="string">
            <text:p>sigefirrhh/personal/expediente/Habilida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17]" office:value-type="string" office:string-value="Habilidades" calcext:value-type="string">
            <text:p>Habilidades</text:p>
          </table:table-cell>
          <table:table-cell/>
          <table:table-cell table:number-columns-repeated="2" office:value-type="float" office:value="116" calcext:value-type="float">
            <text:p>116</text:p>
          </table:table-cell>
          <table:table-cell table:style-name="ce3" table:formula="of:=&quot;(&quot; &amp; [.N117] &amp; &quot;,&quot; &amp; &quot;1&quot; &amp; &quot;, '&quot; &amp; [.L117]  &amp; &quot;', &quot; &amp; &quot;'&quot; &amp; [.H117]  &amp;  &quot;',  'A' , '&quot; &amp; [.L117] &amp;  &quot;', '&quot;&amp;  [.I117]  &amp; &quot;', '&quot; &amp; [.A117] &amp; &quot;' );&quot;" office:value-type="string" office:string-value="(116,1, 'Habilidades', '',  'A' , 'Habilidades', 'sigefirrhh/personal/expediente/Habilidad', '2.01.12' );" calcext:value-type="string">
            <text:p>(116,1, 'Habilidades', '', <text:s/>'A' , 'Habilidades', 'sigefirrhh/personal/expediente/Habilidad', '2.01.12' );</text:p>
          </table:table-cell>
          <table:table-cell table:number-columns-repeated="4"/>
          <table:table-cell table:formula="of:=IF([.L117] &lt;&gt; &quot;&quot;;[.$P$1] &amp;  [.P117]; &quot;&quot;)" office:value-type="string" office:string-value="INSERT INTO proceso(id_proceso, id_aplicacion, denominacion, ruta_menu, estatus, descripcion, url, jerarquia_menu)VALUES (116,1, 'Habilidades', '',  'A' , 'Habilidades', 'sigefirrhh/personal/expediente/Habilidad', '2.01.12' );" calcext:value-type="string">
            <text:p>INSERT INTO proceso(id_proceso, id_aplicacion, denominacion, ruta_menu, estatus, descripcion, url, jerarquia_menu)VALUES (116,1, 'Habilidades', '', <text:s/>'A' , 'Habilidades', 'sigefirrhh/personal/expediente/Habilidad', '2.01.12' );</text:p>
          </table:table-cell>
          <table:table-cell table:number-columns-repeated="2"/>
          <table:table-cell table:formula="of:==IF([.L117] &lt;&gt; &quot;&quot;;&quot;INSERT INTO perfil_proceso(id_perfil_proceso, id_perfil, id_proceso, priuse) VALUES (&quot; &amp; [.O117] &amp; &quot;, 1, &quot; &amp; [.N117] &amp; &quot;, 'A'::text);&quot;; &quot;&quot;)" office:value-type="string" office:string-value="INSERT INTO perfil_proceso(id_perfil_proceso, id_perfil, id_proceso, priuse) VALUES (116, 1, 116, 'A'::text);" calcext:value-type="string">
            <text:p>INSERT INTO perfil_proceso(id_perfil_proceso, id_perfil, id_proceso, priuse) VALUES (116, 1, 116, 'A'::text);</text:p>
          </table:table-cell>
        </table:table-row>
        <table:table-row table:style-name="ro3">
          <table:table-cell table:style-name="ce2" table:formula="of:=[.$A$104]&amp;&quot;.&quot;&amp;[.$C$105]&amp;&quot;.&quot;&amp;[.D118]" office:value-type="string" office:string-value="2.01.13" calcext:value-type="string">
            <text:p>2.01.13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Reconocimientos</text:p>
          </table:table-cell>
          <table:table-cell table:number-columns-repeated="3"/>
          <table:table-cell office:value-type="string" calcext:value-type="string">
            <text:p>sigefirrhh/personal/expediente/Reconocimient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18]" office:value-type="string" office:string-value="Reconocimientos" calcext:value-type="string">
            <text:p>Reconocimientos</text:p>
          </table:table-cell>
          <table:table-cell/>
          <table:table-cell table:number-columns-repeated="2" office:value-type="float" office:value="117" calcext:value-type="float">
            <text:p>117</text:p>
          </table:table-cell>
          <table:table-cell table:style-name="ce3" table:formula="of:=&quot;(&quot; &amp; [.N118] &amp; &quot;,&quot; &amp; &quot;1&quot; &amp; &quot;, '&quot; &amp; [.L118]  &amp; &quot;', &quot; &amp; &quot;'&quot; &amp; [.H118]  &amp;  &quot;',  'A' , '&quot; &amp; [.L118] &amp;  &quot;', '&quot;&amp;  [.I118]  &amp; &quot;', '&quot; &amp; [.A118] &amp; &quot;' );&quot;" office:value-type="string" office:string-value="(117,1, 'Reconocimientos', '',  'A' , 'Reconocimientos', 'sigefirrhh/personal/expediente/Reconocimiento', '2.01.13' );" calcext:value-type="string">
            <text:p>(117,1, 'Reconocimientos', '', <text:s/>'A' , 'Reconocimientos', 'sigefirrhh/personal/expediente/Reconocimiento', '2.01.13' );</text:p>
          </table:table-cell>
          <table:table-cell table:number-columns-repeated="4"/>
          <table:table-cell table:formula="of:=IF([.L118] &lt;&gt; &quot;&quot;;[.$P$1] &amp;  [.P118]; &quot;&quot;)" office:value-type="string" office:string-value="INSERT INTO proceso(id_proceso, id_aplicacion, denominacion, ruta_menu, estatus, descripcion, url, jerarquia_menu)VALUES (117,1, 'Reconocimientos', '',  'A' , 'Reconocimientos', 'sigefirrhh/personal/expediente/Reconocimiento', '2.01.13' );" calcext:value-type="string">
            <text:p>INSERT INTO proceso(id_proceso, id_aplicacion, denominacion, ruta_menu, estatus, descripcion, url, jerarquia_menu)VALUES (117,1, 'Reconocimientos', '', <text:s/>'A' , 'Reconocimientos', 'sigefirrhh/personal/expediente/Reconocimiento', '2.01.13' );</text:p>
          </table:table-cell>
          <table:table-cell table:number-columns-repeated="2"/>
          <table:table-cell table:formula="of:==IF([.L118] &lt;&gt; &quot;&quot;;&quot;INSERT INTO perfil_proceso(id_perfil_proceso, id_perfil, id_proceso, priuse) VALUES (&quot; &amp; [.O118] &amp; &quot;, 1, &quot; &amp; [.N118] &amp; &quot;, 'A'::text);&quot;; &quot;&quot;)" office:value-type="string" office:string-value="INSERT INTO perfil_proceso(id_perfil_proceso, id_perfil, id_proceso, priuse) VALUES (117, 1, 117, 'A'::text);" calcext:value-type="string">
            <text:p>INSERT INTO perfil_proceso(id_perfil_proceso, id_perfil, id_proceso, priuse) VALUES (117, 1, 117, 'A'::text);</text:p>
          </table:table-cell>
        </table:table-row>
        <table:table-row table:style-name="ro3">
          <table:table-cell table:style-name="ce2" table:formula="of:=[.$A$104]&amp;&quot;.&quot;&amp;[.$C$105]&amp;&quot;.&quot;&amp;[.D119]" office:value-type="string" office:string-value="2.01.14" calcext:value-type="string">
            <text:p>2.01.14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Sanciones</text:p>
          </table:table-cell>
          <table:table-cell table:number-columns-repeated="3"/>
          <table:table-cell office:value-type="string" calcext:value-type="string">
            <text:p>sigefirrhh/sigefirrhh/personal/expediente/San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19]" office:value-type="string" office:string-value="Sanciones" calcext:value-type="string">
            <text:p>Sanciones</text:p>
          </table:table-cell>
          <table:table-cell/>
          <table:table-cell table:number-columns-repeated="2" office:value-type="float" office:value="118" calcext:value-type="float">
            <text:p>118</text:p>
          </table:table-cell>
          <table:table-cell table:style-name="ce3" table:formula="of:=&quot;(&quot; &amp; [.N119] &amp; &quot;,&quot; &amp; &quot;1&quot; &amp; &quot;, '&quot; &amp; [.L119]  &amp; &quot;', &quot; &amp; &quot;'&quot; &amp; [.H119]  &amp;  &quot;',  'A' , '&quot; &amp; [.L119] &amp;  &quot;', '&quot;&amp;  [.I119]  &amp; &quot;', '&quot; &amp; [.A119] &amp; &quot;' );&quot;" office:value-type="string" office:string-value="(118,1, 'Sanciones', '',  'A' , 'Sanciones', 'sigefirrhh/sigefirrhh/personal/expediente/Sancion', '2.01.14' );" calcext:value-type="string">
            <text:p>(118,1, 'Sanciones', '', <text:s/>'A' , 'Sanciones', 'sigefirrhh/sigefirrhh/personal/expediente/Sancion', '2.01.14' );</text:p>
          </table:table-cell>
          <table:table-cell table:number-columns-repeated="4"/>
          <table:table-cell table:formula="of:=IF([.L119] &lt;&gt; &quot;&quot;;[.$P$1] &amp;  [.P119]; &quot;&quot;)" office:value-type="string" office:string-value="INSERT INTO proceso(id_proceso, id_aplicacion, denominacion, ruta_menu, estatus, descripcion, url, jerarquia_menu)VALUES (118,1, 'Sanciones', '',  'A' , 'Sanciones', 'sigefirrhh/sigefirrhh/personal/expediente/Sancion', '2.01.14' );" calcext:value-type="string">
            <text:p>INSERT INTO proceso(id_proceso, id_aplicacion, denominacion, ruta_menu, estatus, descripcion, url, jerarquia_menu)VALUES (118,1, 'Sanciones', '', <text:s/>'A' , 'Sanciones', 'sigefirrhh/sigefirrhh/personal/expediente/Sancion', '2.01.14' );</text:p>
          </table:table-cell>
          <table:table-cell table:number-columns-repeated="2"/>
          <table:table-cell table:formula="of:==IF([.L119] &lt;&gt; &quot;&quot;;&quot;INSERT INTO perfil_proceso(id_perfil_proceso, id_perfil, id_proceso, priuse) VALUES (&quot; &amp; [.O119] &amp; &quot;, 1, &quot; &amp; [.N119] &amp; &quot;, 'A'::text);&quot;; &quot;&quot;)" office:value-type="string" office:string-value="INSERT INTO perfil_proceso(id_perfil_proceso, id_perfil, id_proceso, priuse) VALUES (118, 1, 118, 'A'::text);" calcext:value-type="string">
            <text:p>INSERT INTO perfil_proceso(id_perfil_proceso, id_perfil, id_proceso, priuse) VALUES (118, 1, 118, 'A'::text);</text:p>
          </table:table-cell>
        </table:table-row>
        <table:table-row table:style-name="ro3">
          <table:table-cell table:style-name="ce2" table:formula="of:=[.$A$104]&amp;&quot;.&quot;&amp;[.$C$105]&amp;&quot;.&quot;&amp;[.D120]" office:value-type="string" office:string-value="2.01.15" calcext:value-type="string">
            <text:p>2.01.15</text:p>
          </table:table-cell>
          <table:table-cell table:number-columns-repeated="2"/>
          <table:table-cell office:value-type="string" calcext:value-type="string">
            <text:p>15</text:p>
          </table:table-cell>
          <table:table-cell office:value-type="string" calcext:value-type="string">
            <text:p>Averiguaciones Administrativas</text:p>
          </table:table-cell>
          <table:table-cell table:number-columns-repeated="3"/>
          <table:table-cell office:value-type="string" calcext:value-type="string">
            <text:p>sigefirrhh/personal/expediente/Averigu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20]" office:value-type="string" office:string-value="Averiguaciones Administrativas" calcext:value-type="string">
            <text:p>Averiguaciones Administrativas</text:p>
          </table:table-cell>
          <table:table-cell/>
          <table:table-cell table:number-columns-repeated="2" office:value-type="float" office:value="119" calcext:value-type="float">
            <text:p>119</text:p>
          </table:table-cell>
          <table:table-cell table:style-name="ce3" table:formula="of:=&quot;(&quot; &amp; [.N120] &amp; &quot;,&quot; &amp; &quot;1&quot; &amp; &quot;, '&quot; &amp; [.L120]  &amp; &quot;', &quot; &amp; &quot;'&quot; &amp; [.H120]  &amp;  &quot;',  'A' , '&quot; &amp; [.L120] &amp;  &quot;', '&quot;&amp;  [.I120]  &amp; &quot;', '&quot; &amp; [.A120] &amp; &quot;' );&quot;" office:value-type="string" office:string-value="(119,1, 'Averiguaciones Administrativas', '',  'A' , 'Averiguaciones Administrativas', 'sigefirrhh/personal/expediente/Averiguacion', '2.01.15' );" calcext:value-type="string">
            <text:p>(119,1, 'Averiguaciones Administrativas', '', <text:s/>'A' , 'Averiguaciones Administrativas', 'sigefirrhh/personal/expediente/Averiguacion', '2.01.15' );</text:p>
          </table:table-cell>
          <table:table-cell table:number-columns-repeated="4"/>
          <table:table-cell table:formula="of:=IF([.L120] &lt;&gt; &quot;&quot;;[.$P$1] &amp;  [.P120]; &quot;&quot;)" office:value-type="string" office:string-value="INSERT INTO proceso(id_proceso, id_aplicacion, denominacion, ruta_menu, estatus, descripcion, url, jerarquia_menu)VALUES (119,1, 'Averiguaciones Administrativas', '',  'A' , 'Averiguaciones Administrativas', 'sigefirrhh/personal/expediente/Averiguacion', '2.01.15' );" calcext:value-type="string">
            <text:p>INSERT INTO proceso(id_proceso, id_aplicacion, denominacion, ruta_menu, estatus, descripcion, url, jerarquia_menu)VALUES (119,1, 'Averiguaciones Administrativas', '', <text:s/>'A' , 'Averiguaciones Administrativas', 'sigefirrhh/personal/expediente/Averiguacion', '2.01.15' );</text:p>
          </table:table-cell>
          <table:table-cell table:number-columns-repeated="2"/>
          <table:table-cell table:formula="of:==IF([.L120] &lt;&gt; &quot;&quot;;&quot;INSERT INTO perfil_proceso(id_perfil_proceso, id_perfil, id_proceso, priuse) VALUES (&quot; &amp; [.O120] &amp; &quot;, 1, &quot; &amp; [.N120] &amp; &quot;, 'A'::text);&quot;; &quot;&quot;)" office:value-type="string" office:string-value="INSERT INTO perfil_proceso(id_perfil_proceso, id_perfil, id_proceso, priuse) VALUES (119, 1, 119, 'A'::text);" calcext:value-type="string">
            <text:p>INSERT INTO perfil_proceso(id_perfil_proceso, id_perfil, id_proceso, priuse) VALUES (119, 1, 119, 'A'::text);</text:p>
          </table:table-cell>
        </table:table-row>
        <table:table-row table:style-name="ro3">
          <table:table-cell table:style-name="ce2" table:formula="of:=[.$A$104]&amp;&quot;.&quot;&amp;[.$C$105]&amp;&quot;.&quot;&amp;[.D121]" office:value-type="string" office:string-value="2.01.16" calcext:value-type="string">
            <text:p>2.01.16</text:p>
          </table:table-cell>
          <table:table-cell table:number-columns-repeated="2"/>
          <table:table-cell office:value-type="string" calcext:value-type="string">
            <text:p>16</text:p>
          </table:table-cell>
          <table:table-cell office:value-type="string" calcext:value-type="string">
            <text:p>Certificados de Carrera</text:p>
          </table:table-cell>
          <table:table-cell table:number-columns-repeated="3"/>
          <table:table-cell office:value-type="string" calcext:value-type="string">
            <text:p>sigefirrhh/personal/expediente/Certificad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21]" office:value-type="string" office:string-value="Certificados de Carrera" calcext:value-type="string">
            <text:p>Certificados de Carrera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table:style-name="ce3" table:formula="of:=&quot;(&quot; &amp; [.N121] &amp; &quot;,&quot; &amp; &quot;1&quot; &amp; &quot;, '&quot; &amp; [.L121]  &amp; &quot;', &quot; &amp; &quot;'&quot; &amp; [.H121]  &amp;  &quot;',  'A' , '&quot; &amp; [.L121] &amp;  &quot;', '&quot;&amp;  [.I121]  &amp; &quot;', '&quot; &amp; [.A121] &amp; &quot;' );&quot;" office:value-type="string" office:string-value="(120,1, 'Certificados de Carrera', '',  'A' , 'Certificados de Carrera', 'sigefirrhh/personal/expediente/Certificado', '2.01.16' );" calcext:value-type="string">
            <text:p>(120,1, 'Certificados de Carrera', '', <text:s/>'A' , 'Certificados de Carrera', 'sigefirrhh/personal/expediente/Certificado', '2.01.16' );</text:p>
          </table:table-cell>
          <table:table-cell table:number-columns-repeated="4"/>
          <table:table-cell table:formula="of:=IF([.L121] &lt;&gt; &quot;&quot;;[.$P$1] &amp;  [.P121]; &quot;&quot;)" office:value-type="string" office:string-value="INSERT INTO proceso(id_proceso, id_aplicacion, denominacion, ruta_menu, estatus, descripcion, url, jerarquia_menu)VALUES (120,1, 'Certificados de Carrera', '',  'A' , 'Certificados de Carrera', 'sigefirrhh/personal/expediente/Certificado', '2.01.16' );" calcext:value-type="string">
            <text:p>INSERT INTO proceso(id_proceso, id_aplicacion, denominacion, ruta_menu, estatus, descripcion, url, jerarquia_menu)VALUES (120,1, 'Certificados de Carrera', '', <text:s/>'A' , 'Certificados de Carrera', 'sigefirrhh/personal/expediente/Certificado', '2.01.16' );</text:p>
          </table:table-cell>
          <table:table-cell table:number-columns-repeated="2"/>
          <table:table-cell table:formula="of:==IF([.L121] &lt;&gt; &quot;&quot;;&quot;INSERT INTO perfil_proceso(id_perfil_proceso, id_perfil, id_proceso, priuse) VALUES (&quot; &amp; [.O121] &amp; &quot;, 1, &quot; &amp; [.N121] &amp; &quot;, 'A'::text);&quot;; &quot;&quot;)" office:value-type="string" office:string-value="INSERT INTO perfil_proceso(id_perfil_proceso, id_perfil, id_proceso, priuse) VALUES (120, 1, 120, 'A'::text);" calcext:value-type="string">
            <text:p>INSERT INTO perfil_proceso(id_perfil_proceso, id_perfil, id_proceso, priuse) VALUES (120, 1, 120, 'A'::text);</text:p>
          </table:table-cell>
        </table:table-row>
        <table:table-row table:style-name="ro3">
          <table:table-cell table:style-name="ce2" table:formula="of:=[.$A$104]&amp;&quot;.&quot;&amp;[.$C$105]&amp;&quot;.&quot;&amp;[.D122]" office:value-type="string" office:string-value="2.01.17" calcext:value-type="string">
            <text:p>2.01.17</text:p>
          </table:table-cell>
          <table:table-cell table:number-columns-repeated="2"/>
          <table:table-cell office:value-type="string" calcext:value-type="string">
            <text:p>17</text:p>
          </table:table-cell>
          <table:table-cell office:value-type="string" calcext:value-type="string">
            <text:p>Publicaciones</text:p>
          </table:table-cell>
          <table:table-cell table:number-columns-repeated="3"/>
          <table:table-cell office:value-type="string" calcext:value-type="string">
            <text:p>sigefirrhh/personal/expediente/Public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22]" office:value-type="string" office:string-value="Publicaciones" calcext:value-type="string">
            <text:p>Publicaciones</text:p>
          </table:table-cell>
          <table:table-cell/>
          <table:table-cell table:number-columns-repeated="2" office:value-type="float" office:value="121" calcext:value-type="float">
            <text:p>121</text:p>
          </table:table-cell>
          <table:table-cell table:style-name="ce3" table:formula="of:=&quot;(&quot; &amp; [.N122] &amp; &quot;,&quot; &amp; &quot;1&quot; &amp; &quot;, '&quot; &amp; [.L122]  &amp; &quot;', &quot; &amp; &quot;'&quot; &amp; [.H122]  &amp;  &quot;',  'A' , '&quot; &amp; [.L122] &amp;  &quot;', '&quot;&amp;  [.I122]  &amp; &quot;', '&quot; &amp; [.A122] &amp; &quot;' );&quot;" office:value-type="string" office:string-value="(121,1, 'Publicaciones', '',  'A' , 'Publicaciones', 'sigefirrhh/personal/expediente/Publicacion', '2.01.17' );" calcext:value-type="string">
            <text:p>(121,1, 'Publicaciones', '', <text:s/>'A' , 'Publicaciones', 'sigefirrhh/personal/expediente/Publicacion', '2.01.17' );</text:p>
          </table:table-cell>
          <table:table-cell table:number-columns-repeated="4"/>
          <table:table-cell table:formula="of:=IF([.L122] &lt;&gt; &quot;&quot;;[.$P$1] &amp;  [.P122]; &quot;&quot;)" office:value-type="string" office:string-value="INSERT INTO proceso(id_proceso, id_aplicacion, denominacion, ruta_menu, estatus, descripcion, url, jerarquia_menu)VALUES (121,1, 'Publicaciones', '',  'A' , 'Publicaciones', 'sigefirrhh/personal/expediente/Publicacion', '2.01.17' );" calcext:value-type="string">
            <text:p>INSERT INTO proceso(id_proceso, id_aplicacion, denominacion, ruta_menu, estatus, descripcion, url, jerarquia_menu)VALUES (121,1, 'Publicaciones', '', <text:s/>'A' , 'Publicaciones', 'sigefirrhh/personal/expediente/Publicacion', '2.01.17' );</text:p>
          </table:table-cell>
          <table:table-cell table:number-columns-repeated="2"/>
          <table:table-cell table:formula="of:==IF([.L122] &lt;&gt; &quot;&quot;;&quot;INSERT INTO perfil_proceso(id_perfil_proceso, id_perfil, id_proceso, priuse) VALUES (&quot; &amp; [.O122] &amp; &quot;, 1, &quot; &amp; [.N122] &amp; &quot;, 'A'::text);&quot;; &quot;&quot;)" office:value-type="string" office:string-value="INSERT INTO perfil_proceso(id_perfil_proceso, id_perfil, id_proceso, priuse) VALUES (121, 1, 121, 'A'::text);" calcext:value-type="string">
            <text:p>INSERT INTO perfil_proceso(id_perfil_proceso, id_perfil, id_proceso, priuse) VALUES (121, 1, 121, 'A'::text);</text:p>
          </table:table-cell>
        </table:table-row>
        <table:table-row table:style-name="ro3">
          <table:table-cell table:style-name="ce2" table:formula="of:=[.$A$104]&amp;&quot;.&quot;&amp;[.$C$105]&amp;&quot;.&quot;&amp;[.D123]" office:value-type="string" office:string-value="2.01.18" calcext:value-type="string">
            <text:p>2.01.18</text:p>
          </table:table-cell>
          <table:table-cell table:number-columns-repeated="2"/>
          <table:table-cell office:value-type="string" calcext:value-type="string">
            <text:p>18</text:p>
          </table:table-cell>
          <table:table-cell office:value-type="string" calcext:value-type="string">
            <text:p>Pasantías</text:p>
          </table:table-cell>
          <table:table-cell table:number-columns-repeated="3"/>
          <table:table-cell office:value-type="string" calcext:value-type="string">
            <text:p>sigefirrhh/personal/expediente/Pasanti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23]" office:value-type="string" office:string-value="Pasantías" calcext:value-type="string">
            <text:p>Pasantías</text:p>
          </table:table-cell>
          <table:table-cell/>
          <table:table-cell table:number-columns-repeated="2" office:value-type="float" office:value="122" calcext:value-type="float">
            <text:p>122</text:p>
          </table:table-cell>
          <table:table-cell table:style-name="ce3" table:formula="of:=&quot;(&quot; &amp; [.N123] &amp; &quot;,&quot; &amp; &quot;1&quot; &amp; &quot;, '&quot; &amp; [.L123]  &amp; &quot;', &quot; &amp; &quot;'&quot; &amp; [.H123]  &amp;  &quot;',  'A' , '&quot; &amp; [.L123] &amp;  &quot;', '&quot;&amp;  [.I123]  &amp; &quot;', '&quot; &amp; [.A123] &amp; &quot;' );&quot;" office:value-type="string" office:string-value="(122,1, 'Pasantías', '',  'A' , 'Pasantías', 'sigefirrhh/personal/expediente/Pasantia', '2.01.18' );" calcext:value-type="string">
            <text:p>(122,1, 'Pasantías', '', <text:s/>'A' , 'Pasantías', 'sigefirrhh/personal/expediente/Pasantia', '2.01.18' );</text:p>
          </table:table-cell>
          <table:table-cell table:number-columns-repeated="4"/>
          <table:table-cell table:formula="of:=IF([.L123] &lt;&gt; &quot;&quot;;[.$P$1] &amp;  [.P123]; &quot;&quot;)" office:value-type="string" office:string-value="INSERT INTO proceso(id_proceso, id_aplicacion, denominacion, ruta_menu, estatus, descripcion, url, jerarquia_menu)VALUES (122,1, 'Pasantías', '',  'A' , 'Pasantías', 'sigefirrhh/personal/expediente/Pasantia', '2.01.18' );" calcext:value-type="string">
            <text:p>INSERT INTO proceso(id_proceso, id_aplicacion, denominacion, ruta_menu, estatus, descripcion, url, jerarquia_menu)VALUES (122,1, 'Pasantías', '', <text:s/>'A' , 'Pasantías', 'sigefirrhh/personal/expediente/Pasantia', '2.01.18' );</text:p>
          </table:table-cell>
          <table:table-cell table:number-columns-repeated="2"/>
          <table:table-cell table:formula="of:==IF([.L123] &lt;&gt; &quot;&quot;;&quot;INSERT INTO perfil_proceso(id_perfil_proceso, id_perfil, id_proceso, priuse) VALUES (&quot; &amp; [.O123] &amp; &quot;, 1, &quot; &amp; [.N123] &amp; &quot;, 'A'::text);&quot;; &quot;&quot;)" office:value-type="string" office:string-value="INSERT INTO perfil_proceso(id_perfil_proceso, id_perfil, id_proceso, priuse) VALUES (122, 1, 122, 'A'::text);" calcext:value-type="string">
            <text:p>INSERT INTO perfil_proceso(id_perfil_proceso, id_perfil, id_proceso, priuse) VALUES (122, 1, 122, 'A'::text);</text:p>
          </table:table-cell>
        </table:table-row>
        <table:table-row table:style-name="ro3">
          <table:table-cell table:style-name="ce2" table:formula="of:=[.$A$104]&amp;&quot;.&quot;&amp;[.$C$105]&amp;&quot;.&quot;&amp;[.D124]" office:value-type="string" office:string-value="2.01.19" calcext:value-type="string">
            <text:p>2.01.19</text:p>
          </table:table-cell>
          <table:table-cell table:number-columns-repeated="2"/>
          <table:table-cell office:value-type="string" calcext:value-type="string">
            <text:p>19</text:p>
          </table:table-cell>
          <table:table-cell office:value-type="string" calcext:value-type="string">
            <text:p>Declaraciones Juradas</text:p>
          </table:table-cell>
          <table:table-cell table:number-columns-repeated="3"/>
          <table:table-cell office:value-type="string" calcext:value-type="string">
            <text:p>sigefirrhh/personal/expediente/Declar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24]" office:value-type="string" office:string-value="Declaraciones Juradas" calcext:value-type="string">
            <text:p>Declaraciones Juradas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 table:style-name="ce3" table:formula="of:=&quot;(&quot; &amp; [.N124] &amp; &quot;,&quot; &amp; &quot;1&quot; &amp; &quot;, '&quot; &amp; [.L124]  &amp; &quot;', &quot; &amp; &quot;'&quot; &amp; [.H124]  &amp;  &quot;',  'A' , '&quot; &amp; [.L124] &amp;  &quot;', '&quot;&amp;  [.I124]  &amp; &quot;', '&quot; &amp; [.A124] &amp; &quot;' );&quot;" office:value-type="string" office:string-value="(123,1, 'Declaraciones Juradas', '',  'A' , 'Declaraciones Juradas', 'sigefirrhh/personal/expediente/Declaracion', '2.01.19' );" calcext:value-type="string">
            <text:p>(123,1, 'Declaraciones Juradas', '', <text:s/>'A' , 'Declaraciones Juradas', 'sigefirrhh/personal/expediente/Declaracion', '2.01.19' );</text:p>
          </table:table-cell>
          <table:table-cell table:number-columns-repeated="4"/>
          <table:table-cell table:formula="of:=IF([.L124] &lt;&gt; &quot;&quot;;[.$P$1] &amp;  [.P124]; &quot;&quot;)" office:value-type="string" office:string-value="INSERT INTO proceso(id_proceso, id_aplicacion, denominacion, ruta_menu, estatus, descripcion, url, jerarquia_menu)VALUES (123,1, 'Declaraciones Juradas', '',  'A' , 'Declaraciones Juradas', 'sigefirrhh/personal/expediente/Declaracion', '2.01.19' );" calcext:value-type="string">
            <text:p>INSERT INTO proceso(id_proceso, id_aplicacion, denominacion, ruta_menu, estatus, descripcion, url, jerarquia_menu)VALUES (123,1, 'Declaraciones Juradas', '', <text:s/>'A' , 'Declaraciones Juradas', 'sigefirrhh/personal/expediente/Declaracion', '2.01.19' );</text:p>
          </table:table-cell>
          <table:table-cell table:number-columns-repeated="2"/>
          <table:table-cell table:formula="of:==IF([.L124] &lt;&gt; &quot;&quot;;&quot;INSERT INTO perfil_proceso(id_perfil_proceso, id_perfil, id_proceso, priuse) VALUES (&quot; &amp; [.O124] &amp; &quot;, 1, &quot; &amp; [.N124] &amp; &quot;, 'A'::text);&quot;; &quot;&quot;)" office:value-type="string" office:string-value="INSERT INTO perfil_proceso(id_perfil_proceso, id_perfil, id_proceso, priuse) VALUES (123, 1, 123, 'A'::text);" calcext:value-type="string">
            <text:p>INSERT INTO perfil_proceso(id_perfil_proceso, id_perfil, id_proceso, priuse) VALUES (123, 1, 123, 'A'::text);</text:p>
          </table:table-cell>
        </table:table-row>
        <table:table-row table:style-name="ro3">
          <table:table-cell table:style-name="ce2" table:formula="of:=[.$A$104]&amp;&quot;.&quot;&amp;[.C125]" office:value-type="string" office:string-value="2.02" calcext:value-type="string">
            <text:p>2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Historia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125]" office:value-type="string" office:string-value="Historial" calcext:value-type="string">
            <text:p>Historial</text:p>
          </table:table-cell>
          <table:table-cell/>
          <table:table-cell table:number-columns-repeated="2" office:value-type="float" office:value="124" calcext:value-type="float">
            <text:p>124</text:p>
          </table:table-cell>
          <table:table-cell table:style-name="ce3" table:formula="of:=&quot;(&quot; &amp; [.N125] &amp; &quot;,&quot; &amp; &quot;1&quot; &amp; &quot;, '&quot; &amp; [.L125]  &amp; &quot;', &quot; &amp; &quot;'&quot; &amp; [.H125]  &amp;  &quot;',  'A' , '&quot; &amp; [.L125] &amp;  &quot;', '&quot;&amp;  [.I125]  &amp; &quot;', '&quot; &amp; [.A125] &amp; &quot;' );&quot;" office:value-type="string" office:string-value="(124,1, 'Historial', '',  'A' , 'Historial', '', '2.02' );" calcext:value-type="string">
            <text:p>(124,1, 'Historial', '', <text:s/>'A' , 'Historial', '', '2.02' );</text:p>
          </table:table-cell>
          <table:table-cell table:number-columns-repeated="4"/>
          <table:table-cell table:formula="of:=IF([.L125] &lt;&gt; &quot;&quot;;[.$P$1] &amp;  [.P125]; &quot;&quot;)" office:value-type="string" office:string-value="INSERT INTO proceso(id_proceso, id_aplicacion, denominacion, ruta_menu, estatus, descripcion, url, jerarquia_menu)VALUES (124,1, 'Historial', '',  'A' , 'Historial', '', '2.02' );" calcext:value-type="string">
            <text:p>INSERT INTO proceso(id_proceso, id_aplicacion, denominacion, ruta_menu, estatus, descripcion, url, jerarquia_menu)VALUES (124,1, 'Historial', '', <text:s/>'A' , 'Historial', '', '2.02' );</text:p>
          </table:table-cell>
          <table:table-cell table:number-columns-repeated="2"/>
          <table:table-cell table:formula="of:==IF([.L125] &lt;&gt; &quot;&quot;;&quot;INSERT INTO perfil_proceso(id_perfil_proceso, id_perfil, id_proceso, priuse) VALUES (&quot; &amp; [.O125] &amp; &quot;, 1, &quot; &amp; [.N125] &amp; &quot;, 'A'::text);&quot;; &quot;&quot;)" office:value-type="string" office:string-value="INSERT INTO perfil_proceso(id_perfil_proceso, id_perfil, id_proceso, priuse) VALUES (124, 1, 124, 'A'::text);" calcext:value-type="string">
            <text:p>INSERT INTO perfil_proceso(id_perfil_proceso, id_perfil, id_proceso, priuse) VALUES (124, 1, 124, 'A'::text);</text:p>
          </table:table-cell>
        </table:table-row>
        <table:table-row table:style-name="ro3">
          <table:table-cell table:style-name="ce2" table:formula="of:=[.$A$104]&amp;&quot;.&quot;&amp;[.$C$125]&amp;&quot;.&quot;&amp;[.D126]" office:value-type="string" office:string-value="2.02.01" calcext:value-type="string">
            <text:p>2.02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rayectoria y Anteceden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126]" office:value-type="string" office:string-value="Trayectoria y Antecedenes" calcext:value-type="string">
            <text:p>Trayectoria y Antecedenes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style-name="ce3" table:formula="of:=&quot;(&quot; &amp; [.N126] &amp; &quot;,&quot; &amp; &quot;1&quot; &amp; &quot;, '&quot; &amp; [.L126]  &amp; &quot;', &quot; &amp; &quot;'&quot; &amp; [.H126]  &amp;  &quot;',  'A' , '&quot; &amp; [.L126] &amp;  &quot;', '&quot;&amp;  [.I126]  &amp; &quot;', '&quot; &amp; [.A126] &amp; &quot;' );&quot;" office:value-type="string" office:string-value="(125,1, 'Trayectoria y Antecedenes', '',  'A' , 'Trayectoria y Antecedenes', '', '2.02.01' );" calcext:value-type="string">
            <text:p>(125,1, 'Trayectoria y Antecedenes', '', <text:s/>'A' , 'Trayectoria y Antecedenes', '', '2.02.01' );</text:p>
          </table:table-cell>
          <table:table-cell table:number-columns-repeated="4"/>
          <table:table-cell table:formula="of:=IF([.L126] &lt;&gt; &quot;&quot;;[.$P$1] &amp;  [.P126]; &quot;&quot;)" office:value-type="string" office:string-value="INSERT INTO proceso(id_proceso, id_aplicacion, denominacion, ruta_menu, estatus, descripcion, url, jerarquia_menu)VALUES (125,1, 'Trayectoria y Antecedenes', '',  'A' , 'Trayectoria y Antecedenes', '', '2.02.01' );" calcext:value-type="string">
            <text:p>INSERT INTO proceso(id_proceso, id_aplicacion, denominacion, ruta_menu, estatus, descripcion, url, jerarquia_menu)VALUES (125,1, 'Trayectoria y Antecedenes', '', <text:s/>'A' , 'Trayectoria y Antecedenes', '', '2.02.01' );</text:p>
          </table:table-cell>
          <table:table-cell table:number-columns-repeated="2"/>
          <table:table-cell table:formula="of:==IF([.L126] &lt;&gt; &quot;&quot;;&quot;INSERT INTO perfil_proceso(id_perfil_proceso, id_perfil, id_proceso, priuse) VALUES (&quot; &amp; [.O126] &amp; &quot;, 1, &quot; &amp; [.N126] &amp; &quot;, 'A'::text);&quot;; &quot;&quot;)" office:value-type="string" office:string-value="INSERT INTO perfil_proceso(id_perfil_proceso, id_perfil, id_proceso, priuse) VALUES (125, 1, 125, 'A'::text);" calcext:value-type="string">
            <text:p>INSERT INTO perfil_proceso(id_perfil_proceso, id_perfil, id_proceso, priuse) VALUES (125, 1, 125, 'A'::text);</text:p>
          </table:table-cell>
        </table:table-row>
        <table:table-row table:style-name="ro3">
          <table:table-cell table:style-name="ce2" table:formula="of:=[.$A$126]&amp;&quot;.&quot;&amp;[.E127]" office:value-type="string" office:string-value="2.02.01.01" calcext:value-type="string">
            <text:p>2.02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Trayectoria en APN</text:p>
          </table:table-cell>
          <table:table-cell table:number-columns-repeated="2"/>
          <table:table-cell office:value-type="string" calcext:value-type="string">
            <text:p>sigefirrhh/personal/expediente/Trayectori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27]" office:value-type="string" office:string-value="Trayectoria en APN" calcext:value-type="string">
            <text:p>Trayectoria en APN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table:style-name="ce3" table:formula="of:=&quot;(&quot; &amp; [.N127] &amp; &quot;,&quot; &amp; &quot;1&quot; &amp; &quot;, '&quot; &amp; [.L127]  &amp; &quot;', &quot; &amp; &quot;'&quot; &amp; [.H127]  &amp;  &quot;',  'A' , '&quot; &amp; [.L127] &amp;  &quot;', '&quot;&amp;  [.I127]  &amp; &quot;', '&quot; &amp; [.A127] &amp; &quot;' );&quot;" office:value-type="string" office:string-value="(126,1, 'Trayectoria en APN', '',  'A' , 'Trayectoria en APN', 'sigefirrhh/personal/expediente/Trayectoria', '2.02.01.01' );" calcext:value-type="string">
            <text:p>(126,1, 'Trayectoria en APN', '', <text:s/>'A' , 'Trayectoria en APN', 'sigefirrhh/personal/expediente/Trayectoria', '2.02.01.01' );</text:p>
          </table:table-cell>
          <table:table-cell table:number-columns-repeated="4"/>
          <table:table-cell table:formula="of:=IF([.L127] &lt;&gt; &quot;&quot;;[.$P$1] &amp;  [.P127]; &quot;&quot;)" office:value-type="string" office:string-value="INSERT INTO proceso(id_proceso, id_aplicacion, denominacion, ruta_menu, estatus, descripcion, url, jerarquia_menu)VALUES (126,1, 'Trayectoria en APN', '',  'A' , 'Trayectoria en APN', 'sigefirrhh/personal/expediente/Trayectoria', '2.02.01.01' );" calcext:value-type="string">
            <text:p>INSERT INTO proceso(id_proceso, id_aplicacion, denominacion, ruta_menu, estatus, descripcion, url, jerarquia_menu)VALUES (126,1, 'Trayectoria en APN', '', <text:s/>'A' , 'Trayectoria en APN', 'sigefirrhh/personal/expediente/Trayectoria', '2.02.01.01' );</text:p>
          </table:table-cell>
          <table:table-cell table:number-columns-repeated="2"/>
          <table:table-cell table:formula="of:==IF([.L127] &lt;&gt; &quot;&quot;;&quot;INSERT INTO perfil_proceso(id_perfil_proceso, id_perfil, id_proceso, priuse) VALUES (&quot; &amp; [.O127] &amp; &quot;, 1, &quot; &amp; [.N127] &amp; &quot;, 'A'::text);&quot;; &quot;&quot;)" office:value-type="string" office:string-value="INSERT INTO perfil_proceso(id_perfil_proceso, id_perfil, id_proceso, priuse) VALUES (126, 1, 126, 'A'::text);" calcext:value-type="string">
            <text:p>INSERT INTO perfil_proceso(id_perfil_proceso, id_perfil, id_proceso, priuse) VALUES (126, 1, 126, 'A'::text);</text:p>
          </table:table-cell>
        </table:table-row>
        <table:table-row table:style-name="ro3">
          <table:table-cell table:style-name="ce2" table:formula="of:=[.$A$126]&amp;&quot;.&quot;&amp;[.E128]" office:value-type="string" office:string-value="2.02.01.02" calcext:value-type="string">
            <text:p>2.02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Actualizar Trayectoria en Organismo</text:p>
          </table:table-cell>
          <table:table-cell table:number-columns-repeated="2"/>
          <table:table-cell office:value-type="string" calcext:value-type="string">
            <text:p>sigefirrhh/personal/expediente/ActualizarTrayectori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28]" office:value-type="string" office:string-value="Actualizar Trayectoria en Organismo" calcext:value-type="string">
            <text:p>Actualizar Trayectoria en Organismo</text:p>
          </table:table-cell>
          <table:table-cell/>
          <table:table-cell table:number-columns-repeated="2" office:value-type="float" office:value="127" calcext:value-type="float">
            <text:p>127</text:p>
          </table:table-cell>
          <table:table-cell table:style-name="ce3" table:formula="of:=&quot;(&quot; &amp; [.N128] &amp; &quot;,&quot; &amp; &quot;1&quot; &amp; &quot;, '&quot; &amp; [.L128]  &amp; &quot;', &quot; &amp; &quot;'&quot; &amp; [.H128]  &amp;  &quot;',  'A' , '&quot; &amp; [.L128] &amp;  &quot;', '&quot;&amp;  [.I128]  &amp; &quot;', '&quot; &amp; [.A128] &amp; &quot;' );&quot;" office:value-type="string" office:string-value="(127,1, 'Actualizar Trayectoria en Organismo', '',  'A' , 'Actualizar Trayectoria en Organismo', 'sigefirrhh/personal/expediente/ActualizarTrayectoria', '2.02.01.02' );" calcext:value-type="string">
            <text:p>(127,1, 'Actualizar Trayectoria en Organismo', '', <text:s/>'A' , 'Actualizar Trayectoria en Organismo', 'sigefirrhh/personal/expediente/ActualizarTrayectoria', '2.02.01.02' );</text:p>
          </table:table-cell>
          <table:table-cell table:number-columns-repeated="4"/>
          <table:table-cell table:formula="of:=IF([.L128] &lt;&gt; &quot;&quot;;[.$P$1] &amp;  [.P128]; &quot;&quot;)" office:value-type="string" office:string-value="INSERT INTO proceso(id_proceso, id_aplicacion, denominacion, ruta_menu, estatus, descripcion, url, jerarquia_menu)VALUES (127,1, 'Actualizar Trayectoria en Organismo', '',  'A' , 'Actualizar Trayectoria en Organismo', 'sigefirrhh/personal/expediente/ActualizarTrayectoria', '2.02.01.02' );" calcext:value-type="string">
            <text:p>INSERT INTO proceso(id_proceso, id_aplicacion, denominacion, ruta_menu, estatus, descripcion, url, jerarquia_menu)VALUES (127,1, 'Actualizar Trayectoria en Organismo', '', <text:s/>'A' , 'Actualizar Trayectoria en Organismo', 'sigefirrhh/personal/expediente/ActualizarTrayectoria', '2.02.01.02' );</text:p>
          </table:table-cell>
          <table:table-cell table:number-columns-repeated="2"/>
          <table:table-cell table:formula="of:==IF([.L128] &lt;&gt; &quot;&quot;;&quot;INSERT INTO perfil_proceso(id_perfil_proceso, id_perfil, id_proceso, priuse) VALUES (&quot; &amp; [.O128] &amp; &quot;, 1, &quot; &amp; [.N128] &amp; &quot;, 'A'::text);&quot;; &quot;&quot;)" office:value-type="string" office:string-value="INSERT INTO perfil_proceso(id_perfil_proceso, id_perfil, id_proceso, priuse) VALUES (127, 1, 127, 'A'::text);" calcext:value-type="string">
            <text:p>INSERT INTO perfil_proceso(id_perfil_proceso, id_perfil, id_proceso, priuse) VALUES (127, 1, 127, 'A'::text);</text:p>
          </table:table-cell>
        </table:table-row>
        <table:table-row table:style-name="ro3">
          <table:table-cell table:style-name="ce2" table:formula="of:=[.$A$126]&amp;&quot;.&quot;&amp;[.E129]" office:value-type="string" office:string-value="2.02.01.03" calcext:value-type="string">
            <text:p>2.02.01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ntecedentes de Servicio sujeto a LEFP</text:p>
          </table:table-cell>
          <table:table-cell table:number-columns-repeated="2"/>
          <table:table-cell office:value-type="string" calcext:value-type="string">
            <text:p>sigefirrhh/personal/expediente/Anteceden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29]" office:value-type="string" office:string-value="Antecedentes de Servicio sujeto a LEFP" calcext:value-type="string">
            <text:p>Antecedentes de Servicio sujeto a LEFP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 table:style-name="ce3" table:formula="of:=&quot;(&quot; &amp; [.N129] &amp; &quot;,&quot; &amp; &quot;1&quot; &amp; &quot;, '&quot; &amp; [.L129]  &amp; &quot;', &quot; &amp; &quot;'&quot; &amp; [.H129]  &amp;  &quot;',  'A' , '&quot; &amp; [.L129] &amp;  &quot;', '&quot;&amp;  [.I129]  &amp; &quot;', '&quot; &amp; [.A129] &amp; &quot;' );&quot;" office:value-type="string" office:string-value="(128,1, 'Antecedentes de Servicio sujeto a LEFP', '',  'A' , 'Antecedentes de Servicio sujeto a LEFP', 'sigefirrhh/personal/expediente/Antecedente', '2.02.01.03' );" calcext:value-type="string">
            <text:p>(128,1, 'Antecedentes de Servicio sujeto a LEFP', '', <text:s/>'A' , 'Antecedentes de Servicio sujeto a LEFP', 'sigefirrhh/personal/expediente/Antecedente', '2.02.01.03' );</text:p>
          </table:table-cell>
          <table:table-cell table:number-columns-repeated="4"/>
          <table:table-cell table:formula="of:=IF([.L129] &lt;&gt; &quot;&quot;;[.$P$1] &amp;  [.P129]; &quot;&quot;)" office:value-type="string" office:string-value="INSERT INTO proceso(id_proceso, id_aplicacion, denominacion, ruta_menu, estatus, descripcion, url, jerarquia_menu)VALUES (128,1, 'Antecedentes de Servicio sujeto a LEFP', '',  'A' , 'Antecedentes de Servicio sujeto a LEFP', 'sigefirrhh/personal/expediente/Antecedente', '2.02.01.03' );" calcext:value-type="string">
            <text:p>INSERT INTO proceso(id_proceso, id_aplicacion, denominacion, ruta_menu, estatus, descripcion, url, jerarquia_menu)VALUES (128,1, 'Antecedentes de Servicio sujeto a LEFP', '', <text:s/>'A' , 'Antecedentes de Servicio sujeto a LEFP', 'sigefirrhh/personal/expediente/Antecedente', '2.02.01.03' );</text:p>
          </table:table-cell>
          <table:table-cell table:number-columns-repeated="2"/>
          <table:table-cell table:formula="of:==IF([.L129] &lt;&gt; &quot;&quot;;&quot;INSERT INTO perfil_proceso(id_perfil_proceso, id_perfil, id_proceso, priuse) VALUES (&quot; &amp; [.O129] &amp; &quot;, 1, &quot; &amp; [.N129] &amp; &quot;, 'A'::text);&quot;; &quot;&quot;)" office:value-type="string" office:string-value="INSERT INTO perfil_proceso(id_perfil_proceso, id_perfil, id_proceso, priuse) VALUES (128, 1, 128, 'A'::text);" calcext:value-type="string">
            <text:p>INSERT INTO perfil_proceso(id_perfil_proceso, id_perfil, id_proceso, priuse) VALUES (128, 1, 128, 'A'::text);</text:p>
          </table:table-cell>
        </table:table-row>
        <table:table-row table:style-name="ro3">
          <table:table-cell table:style-name="ce2" table:formula="of:=[.$A$126]&amp;&quot;.&quot;&amp;[.E130]" office:value-type="string" office:string-value="2.02.01.04" calcext:value-type="string">
            <text:p>2.02.01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Antecedentes de Servicio no sujeto a LEFP</text:p>
          </table:table-cell>
          <table:table-cell table:number-columns-repeated="2"/>
          <table:table-cell office:value-type="string" calcext:value-type="string">
            <text:p>sigefirrhh/personal/expediente/ExperienciaNoEs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30]" office:value-type="string" office:string-value="Antecedentes de Servicio no sujeto a LEFP" calcext:value-type="string">
            <text:p>Antecedentes de Servicio no sujeto a LEFP</text:p>
          </table:table-cell>
          <table:table-cell/>
          <table:table-cell table:number-columns-repeated="2" office:value-type="float" office:value="129" calcext:value-type="float">
            <text:p>129</text:p>
          </table:table-cell>
          <table:table-cell table:style-name="ce3" table:formula="of:=&quot;(&quot; &amp; [.N130] &amp; &quot;,&quot; &amp; &quot;1&quot; &amp; &quot;, '&quot; &amp; [.L130]  &amp; &quot;', &quot; &amp; &quot;'&quot; &amp; [.H130]  &amp;  &quot;',  'A' , '&quot; &amp; [.L130] &amp;  &quot;', '&quot;&amp;  [.I130]  &amp; &quot;', '&quot; &amp; [.A130] &amp; &quot;' );&quot;" office:value-type="string" office:string-value="(129,1, 'Antecedentes de Servicio no sujeto a LEFP', '',  'A' , 'Antecedentes de Servicio no sujeto a LEFP', 'sigefirrhh/personal/expediente/ExperienciaNoEst', '2.02.01.04' );" calcext:value-type="string">
            <text:p>(129,1, 'Antecedentes de Servicio no sujeto a LEFP', '', <text:s/>'A' , 'Antecedentes de Servicio no sujeto a LEFP', 'sigefirrhh/personal/expediente/ExperienciaNoEst', '2.02.01.04' );</text:p>
          </table:table-cell>
          <table:table-cell table:number-columns-repeated="4"/>
          <table:table-cell table:formula="of:=IF([.L130] &lt;&gt; &quot;&quot;;[.$P$1] &amp;  [.P130]; &quot;&quot;)" office:value-type="string" office:string-value="INSERT INTO proceso(id_proceso, id_aplicacion, denominacion, ruta_menu, estatus, descripcion, url, jerarquia_menu)VALUES (129,1, 'Antecedentes de Servicio no sujeto a LEFP', '',  'A' , 'Antecedentes de Servicio no sujeto a LEFP', 'sigefirrhh/personal/expediente/ExperienciaNoEst', '2.02.01.04' );" calcext:value-type="string">
            <text:p>INSERT INTO proceso(id_proceso, id_aplicacion, denominacion, ruta_menu, estatus, descripcion, url, jerarquia_menu)VALUES (129,1, 'Antecedentes de Servicio no sujeto a LEFP', '', <text:s/>'A' , 'Antecedentes de Servicio no sujeto a LEFP', 'sigefirrhh/personal/expediente/ExperienciaNoEst', '2.02.01.04' );</text:p>
          </table:table-cell>
          <table:table-cell table:number-columns-repeated="2"/>
          <table:table-cell table:formula="of:==IF([.L130] &lt;&gt; &quot;&quot;;&quot;INSERT INTO perfil_proceso(id_perfil_proceso, id_perfil, id_proceso, priuse) VALUES (&quot; &amp; [.O130] &amp; &quot;, 1, &quot; &amp; [.N130] &amp; &quot;, 'A'::text);&quot;; &quot;&quot;)" office:value-type="string" office:string-value="INSERT INTO perfil_proceso(id_perfil_proceso, id_perfil, id_proceso, priuse) VALUES (129, 1, 129, 'A'::text);" calcext:value-type="string">
            <text:p>INSERT INTO perfil_proceso(id_perfil_proceso, id_perfil, id_proceso, priuse) VALUES (129, 1, 129, 'A'::text);</text:p>
          </table:table-cell>
        </table:table-row>
        <table:table-row table:style-name="ro3">
          <table:table-cell table:style-name="ce2" table:formula="of:=[.$A$126]&amp;&quot;.&quot;&amp;[.E131]" office:value-type="string" office:string-value="2.02.01.05" calcext:value-type="string">
            <text:p>2.02.01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Report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31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130" calcext:value-type="float">
            <text:p>130</text:p>
          </table:table-cell>
          <table:table-cell table:style-name="ce3" table:formula="of:=&quot;(&quot; &amp; [.N131] &amp; &quot;,&quot; &amp; &quot;1&quot; &amp; &quot;, '&quot; &amp; [.L131]  &amp; &quot;', &quot; &amp; &quot;'&quot; &amp; [.H131]  &amp;  &quot;',  'A' , '&quot; &amp; [.L131] &amp;  &quot;', '&quot;&amp;  [.I131]  &amp; &quot;', '&quot; &amp; [.A131] &amp; &quot;' );&quot;" office:value-type="string" office:string-value="(130,1, 'Reportes', '',  'A' , 'Reportes', '', '2.02.01.05' );" calcext:value-type="string">
            <text:p>(130,1, 'Reportes', '', <text:s/>'A' , 'Reportes', '', '2.02.01.05' );</text:p>
          </table:table-cell>
          <table:table-cell table:number-columns-repeated="4"/>
          <table:table-cell table:formula="of:=IF([.L131] &lt;&gt; &quot;&quot;;[.$P$1] &amp;  [.P131]; &quot;&quot;)" office:value-type="string" office:string-value="INSERT INTO proceso(id_proceso, id_aplicacion, denominacion, ruta_menu, estatus, descripcion, url, jerarquia_menu)VALUES (130,1, 'Reportes', '',  'A' , 'Reportes', '', '2.02.01.05' );" calcext:value-type="string">
            <text:p>INSERT INTO proceso(id_proceso, id_aplicacion, denominacion, ruta_menu, estatus, descripcion, url, jerarquia_menu)VALUES (130,1, 'Reportes', '', <text:s/>'A' , 'Reportes', '', '2.02.01.05' );</text:p>
          </table:table-cell>
          <table:table-cell table:number-columns-repeated="2"/>
          <table:table-cell table:formula="of:==IF([.L131] &lt;&gt; &quot;&quot;;&quot;INSERT INTO perfil_proceso(id_perfil_proceso, id_perfil, id_proceso, priuse) VALUES (&quot; &amp; [.O131] &amp; &quot;, 1, &quot; &amp; [.N131] &amp; &quot;, 'A'::text);&quot;; &quot;&quot;)" office:value-type="string" office:string-value="INSERT INTO perfil_proceso(id_perfil_proceso, id_perfil, id_proceso, priuse) VALUES (130, 1, 130, 'A'::text);" calcext:value-type="string">
            <text:p>INSERT INTO perfil_proceso(id_perfil_proceso, id_perfil, id_proceso, priuse) VALUES (130, 1, 130, 'A'::text);</text:p>
          </table:table-cell>
        </table:table-row>
        <table:table-row table:style-name="ro3">
          <table:table-cell table:formula="of:=+[.$A$131]&amp;&quot;.&quot;&amp;[.F132]" office:value-type="string" office:string-value="2.02.01.05.01" calcext:value-type="string">
            <text:p>2.02.01.05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Relación de Cargos Trabajador</text:p>
          </table:table-cell>
          <table:table-cell/>
          <table:table-cell office:value-type="string" calcext:value-type="string">
            <text:p>sigefirrhh/personal/expediente/ReportRelacionCargo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32]" office:value-type="string" office:string-value="Relación de Cargos Trabajador" calcext:value-type="string">
            <text:p>Relación de Cargos Trabajador</text:p>
          </table:table-cell>
          <table:table-cell/>
          <table:table-cell table:number-columns-repeated="2" office:value-type="float" office:value="131" calcext:value-type="float">
            <text:p>131</text:p>
          </table:table-cell>
          <table:table-cell table:style-name="ce3" table:formula="of:=&quot;(&quot; &amp; [.N132] &amp; &quot;,&quot; &amp; &quot;1&quot; &amp; &quot;, '&quot; &amp; [.L132]  &amp; &quot;', &quot; &amp; &quot;'&quot; &amp; [.H132]  &amp;  &quot;',  'A' , '&quot; &amp; [.L132] &amp;  &quot;', '&quot;&amp;  [.I132]  &amp; &quot;', '&quot; &amp; [.A132] &amp; &quot;' );&quot;" office:value-type="string" office:string-value="(131,1, 'Relación de Cargos Trabajador', '',  'A' , 'Relación de Cargos Trabajador', 'sigefirrhh/personal/expediente/ReportRelacionCargos', '2.02.01.05.01' );" calcext:value-type="string">
            <text:p>(131,1, 'Relación de Cargos Trabajador', '', <text:s/>'A' , 'Relación de Cargos Trabajador', 'sigefirrhh/personal/expediente/ReportRelacionCargos', '2.02.01.05.01' );</text:p>
          </table:table-cell>
          <table:table-cell table:number-columns-repeated="4"/>
          <table:table-cell table:formula="of:=IF([.L132] &lt;&gt; &quot;&quot;;[.$P$1] &amp;  [.P132]; &quot;&quot;)" office:value-type="string" office:string-value="INSERT INTO proceso(id_proceso, id_aplicacion, denominacion, ruta_menu, estatus, descripcion, url, jerarquia_menu)VALUES (131,1, 'Relación de Cargos Trabajador', '',  'A' , 'Relación de Cargos Trabajador', 'sigefirrhh/personal/expediente/ReportRelacionCargos', '2.02.01.05.01' );" calcext:value-type="string">
            <text:p>INSERT INTO proceso(id_proceso, id_aplicacion, denominacion, ruta_menu, estatus, descripcion, url, jerarquia_menu)VALUES (131,1, 'Relación de Cargos Trabajador', '', <text:s/>'A' , 'Relación de Cargos Trabajador', 'sigefirrhh/personal/expediente/ReportRelacionCargos', '2.02.01.05.01' );</text:p>
          </table:table-cell>
          <table:table-cell table:number-columns-repeated="2"/>
          <table:table-cell table:formula="of:==IF([.L132] &lt;&gt; &quot;&quot;;&quot;INSERT INTO perfil_proceso(id_perfil_proceso, id_perfil, id_proceso, priuse) VALUES (&quot; &amp; [.O132] &amp; &quot;, 1, &quot; &amp; [.N132] &amp; &quot;, 'A'::text);&quot;; &quot;&quot;)" office:value-type="string" office:string-value="INSERT INTO perfil_proceso(id_perfil_proceso, id_perfil, id_proceso, priuse) VALUES (131, 1, 131, 'A'::text);" calcext:value-type="string">
            <text:p>INSERT INTO perfil_proceso(id_perfil_proceso, id_perfil, id_proceso, priuse) VALUES (131, 1, 131, 'A'::text);</text:p>
          </table:table-cell>
        </table:table-row>
        <table:table-row table:style-name="ro3">
          <table:table-cell table:formula="of:=+[.$A$131]&amp;&quot;.&quot;&amp;[.F133]" office:value-type="string" office:string-value="2.02.01.05.02" calcext:value-type="string">
            <text:p>2.02.01.05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Antecedentes de Servicios del Trabajador</text:p>
          </table:table-cell>
          <table:table-cell/>
          <table:table-cell office:value-type="string" calcext:value-type="string">
            <text:p>sigefirrhh/personal/expediente/ReportAntecedente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33]" office:value-type="string" office:string-value="Antecedentes de Servicios del Trabajador" calcext:value-type="string">
            <text:p>Antecedentes de Servicios del Trabajador</text:p>
          </table:table-cell>
          <table:table-cell/>
          <table:table-cell table:number-columns-repeated="2" office:value-type="float" office:value="132" calcext:value-type="float">
            <text:p>132</text:p>
          </table:table-cell>
          <table:table-cell table:style-name="ce3" table:formula="of:=&quot;(&quot; &amp; [.N133] &amp; &quot;,&quot; &amp; &quot;1&quot; &amp; &quot;, '&quot; &amp; [.L133]  &amp; &quot;', &quot; &amp; &quot;'&quot; &amp; [.H133]  &amp;  &quot;',  'A' , '&quot; &amp; [.L133] &amp;  &quot;', '&quot;&amp;  [.I133]  &amp; &quot;', '&quot; &amp; [.A133] &amp; &quot;' );&quot;" office:value-type="string" office:string-value="(132,1, 'Antecedentes de Servicios del Trabajador', '',  'A' , 'Antecedentes de Servicios del Trabajador', 'sigefirrhh/personal/expediente/ReportAntecedentes', '2.02.01.05.02' );" calcext:value-type="string">
            <text:p>(132,1, 'Antecedentes de Servicios del Trabajador', '', <text:s/>'A' , 'Antecedentes de Servicios del Trabajador', 'sigefirrhh/personal/expediente/ReportAntecedentes', '2.02.01.05.02' );</text:p>
          </table:table-cell>
          <table:table-cell table:number-columns-repeated="4"/>
          <table:table-cell table:formula="of:=IF([.L133] &lt;&gt; &quot;&quot;;[.$P$1] &amp;  [.P133]; &quot;&quot;)" office:value-type="string" office:string-value="INSERT INTO proceso(id_proceso, id_aplicacion, denominacion, ruta_menu, estatus, descripcion, url, jerarquia_menu)VALUES (132,1, 'Antecedentes de Servicios del Trabajador', '',  'A' , 'Antecedentes de Servicios del Trabajador', 'sigefirrhh/personal/expediente/ReportAntecedentes', '2.02.01.05.02' );" calcext:value-type="string">
            <text:p>INSERT INTO proceso(id_proceso, id_aplicacion, denominacion, ruta_menu, estatus, descripcion, url, jerarquia_menu)VALUES (132,1, 'Antecedentes de Servicios del Trabajador', '', <text:s/>'A' , 'Antecedentes de Servicios del Trabajador', 'sigefirrhh/personal/expediente/ReportAntecedentes', '2.02.01.05.02' );</text:p>
          </table:table-cell>
          <table:table-cell table:number-columns-repeated="2"/>
          <table:table-cell table:formula="of:==IF([.L133] &lt;&gt; &quot;&quot;;&quot;INSERT INTO perfil_proceso(id_perfil_proceso, id_perfil, id_proceso, priuse) VALUES (&quot; &amp; [.O133] &amp; &quot;, 1, &quot; &amp; [.N133] &amp; &quot;, 'A'::text);&quot;; &quot;&quot;)" office:value-type="string" office:string-value="INSERT INTO perfil_proceso(id_perfil_proceso, id_perfil, id_proceso, priuse) VALUES (132, 1, 132, 'A'::text);" calcext:value-type="string">
            <text:p>INSERT INTO perfil_proceso(id_perfil_proceso, id_perfil, id_proceso, priuse) VALUES (132, 1, 132, 'A'::text);</text:p>
          </table:table-cell>
        </table:table-row>
        <table:table-row table:style-name="ro3">
          <table:table-cell table:style-name="ce2" table:formula="of:=[.$A$104]&amp;&quot;.&quot;&amp;[.$C$125]&amp;&quot;.&quot;&amp;[.D134]" office:value-type="string" office:string-value="2.02.02" calcext:value-type="string">
            <text:p>2.02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Encargadurías</text:p>
          </table:table-cell>
          <table:table-cell table:number-columns-repeated="3"/>
          <table:table-cell office:value-type="string" calcext:value-type="string">
            <text:p>sigefirrhh/personal/expediente/Encargaduri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34]" office:value-type="string" office:string-value="Encargadurías" calcext:value-type="string">
            <text:p>Encargadurías</text:p>
          </table:table-cell>
          <table:table-cell/>
          <table:table-cell table:number-columns-repeated="2" office:value-type="float" office:value="133" calcext:value-type="float">
            <text:p>133</text:p>
          </table:table-cell>
          <table:table-cell table:style-name="ce3" table:formula="of:=&quot;(&quot; &amp; [.N134] &amp; &quot;,&quot; &amp; &quot;1&quot; &amp; &quot;, '&quot; &amp; [.L134]  &amp; &quot;', &quot; &amp; &quot;'&quot; &amp; [.H134]  &amp;  &quot;',  'A' , '&quot; &amp; [.L134] &amp;  &quot;', '&quot;&amp;  [.I134]  &amp; &quot;', '&quot; &amp; [.A134] &amp; &quot;' );&quot;" office:value-type="string" office:string-value="(133,1, 'Encargadurías', '',  'A' , 'Encargadurías', 'sigefirrhh/personal/expediente/Encargaduria', '2.02.02' );" calcext:value-type="string">
            <text:p>(133,1, 'Encargadurías', '', <text:s/>'A' , 'Encargadurías', 'sigefirrhh/personal/expediente/Encargaduria', '2.02.02' );</text:p>
          </table:table-cell>
          <table:table-cell table:number-columns-repeated="4"/>
          <table:table-cell table:formula="of:=IF([.L134] &lt;&gt; &quot;&quot;;[.$P$1] &amp;  [.P134]; &quot;&quot;)" office:value-type="string" office:string-value="INSERT INTO proceso(id_proceso, id_aplicacion, denominacion, ruta_menu, estatus, descripcion, url, jerarquia_menu)VALUES (133,1, 'Encargadurías', '',  'A' , 'Encargadurías', 'sigefirrhh/personal/expediente/Encargaduria', '2.02.02' );" calcext:value-type="string">
            <text:p>INSERT INTO proceso(id_proceso, id_aplicacion, denominacion, ruta_menu, estatus, descripcion, url, jerarquia_menu)VALUES (133,1, 'Encargadurías', '', <text:s/>'A' , 'Encargadurías', 'sigefirrhh/personal/expediente/Encargaduria', '2.02.02' );</text:p>
          </table:table-cell>
          <table:table-cell table:number-columns-repeated="2"/>
          <table:table-cell table:formula="of:==IF([.L134] &lt;&gt; &quot;&quot;;&quot;INSERT INTO perfil_proceso(id_perfil_proceso, id_perfil, id_proceso, priuse) VALUES (&quot; &amp; [.O134] &amp; &quot;, 1, &quot; &amp; [.N134] &amp; &quot;, 'A'::text);&quot;; &quot;&quot;)" office:value-type="string" office:string-value="INSERT INTO perfil_proceso(id_perfil_proceso, id_perfil, id_proceso, priuse) VALUES (133, 1, 133, 'A'::text);" calcext:value-type="string">
            <text:p>INSERT INTO perfil_proceso(id_perfil_proceso, id_perfil, id_proceso, priuse) VALUES (133, 1, 133, 'A'::text);</text:p>
          </table:table-cell>
        </table:table-row>
        <table:table-row table:style-name="ro3">
          <table:table-cell table:style-name="ce2" table:formula="of:=[.$A$104]&amp;&quot;.&quot;&amp;[.$C$125]&amp;&quot;.&quot;&amp;[.D135]" office:value-type="string" office:string-value="2.02.03" calcext:value-type="string">
            <text:p>2.02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Suplencias</text:p>
          </table:table-cell>
          <table:table-cell table:number-columns-repeated="3"/>
          <table:table-cell office:value-type="string" calcext:value-type="string">
            <text:p>sigefirrhh/personal/expediente/Suplenci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35]" office:value-type="string" office:string-value="Suplencias" calcext:value-type="string">
            <text:p>Suplencias</text:p>
          </table:table-cell>
          <table:table-cell/>
          <table:table-cell table:number-columns-repeated="2" office:value-type="float" office:value="134" calcext:value-type="float">
            <text:p>134</text:p>
          </table:table-cell>
          <table:table-cell table:style-name="ce3" table:formula="of:=&quot;(&quot; &amp; [.N135] &amp; &quot;,&quot; &amp; &quot;1&quot; &amp; &quot;, '&quot; &amp; [.L135]  &amp; &quot;', &quot; &amp; &quot;'&quot; &amp; [.H135]  &amp;  &quot;',  'A' , '&quot; &amp; [.L135] &amp;  &quot;', '&quot;&amp;  [.I135]  &amp; &quot;', '&quot; &amp; [.A135] &amp; &quot;' );&quot;" office:value-type="string" office:string-value="(134,1, 'Suplencias', '',  'A' , 'Suplencias', 'sigefirrhh/personal/expediente/Suplencia', '2.02.03' );" calcext:value-type="string">
            <text:p>(134,1, 'Suplencias', '', <text:s/>'A' , 'Suplencias', 'sigefirrhh/personal/expediente/Suplencia', '2.02.03' );</text:p>
          </table:table-cell>
          <table:table-cell table:number-columns-repeated="4"/>
          <table:table-cell table:formula="of:=IF([.L135] &lt;&gt; &quot;&quot;;[.$P$1] &amp;  [.P135]; &quot;&quot;)" office:value-type="string" office:string-value="INSERT INTO proceso(id_proceso, id_aplicacion, denominacion, ruta_menu, estatus, descripcion, url, jerarquia_menu)VALUES (134,1, 'Suplencias', '',  'A' , 'Suplencias', 'sigefirrhh/personal/expediente/Suplencia', '2.02.03' );" calcext:value-type="string">
            <text:p>INSERT INTO proceso(id_proceso, id_aplicacion, denominacion, ruta_menu, estatus, descripcion, url, jerarquia_menu)VALUES (134,1, 'Suplencias', '', <text:s/>'A' , 'Suplencias', 'sigefirrhh/personal/expediente/Suplencia', '2.02.03' );</text:p>
          </table:table-cell>
          <table:table-cell table:number-columns-repeated="2"/>
          <table:table-cell table:formula="of:==IF([.L135] &lt;&gt; &quot;&quot;;&quot;INSERT INTO perfil_proceso(id_perfil_proceso, id_perfil, id_proceso, priuse) VALUES (&quot; &amp; [.O135] &amp; &quot;, 1, &quot; &amp; [.N135] &amp; &quot;, 'A'::text);&quot;; &quot;&quot;)" office:value-type="string" office:string-value="INSERT INTO perfil_proceso(id_perfil_proceso, id_perfil, id_proceso, priuse) VALUES (134, 1, 134, 'A'::text);" calcext:value-type="string">
            <text:p>INSERT INTO perfil_proceso(id_perfil_proceso, id_perfil, id_proceso, priuse) VALUES (134, 1, 134, 'A'::text);</text:p>
          </table:table-cell>
        </table:table-row>
        <table:table-row table:style-name="ro3">
          <table:table-cell table:style-name="ce2" table:formula="of:=[.$A$104]&amp;&quot;.&quot;&amp;[.$C$125]&amp;&quot;.&quot;&amp;[.D136]" office:value-type="string" office:string-value="2.02.04" calcext:value-type="string">
            <text:p>2.02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Contratos</text:p>
          </table:table-cell>
          <table:table-cell table:number-columns-repeated="3"/>
          <table:table-cell office:value-type="string" calcext:value-type="string">
            <text:p>sigefirrhh/personal/expediente/Contrat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36]" office:value-type="string" office:string-value="Contratos" calcext:value-type="string">
            <text:p>Contratos</text:p>
          </table:table-cell>
          <table:table-cell/>
          <table:table-cell table:number-columns-repeated="2" office:value-type="float" office:value="135" calcext:value-type="float">
            <text:p>135</text:p>
          </table:table-cell>
          <table:table-cell table:style-name="ce3" table:formula="of:=&quot;(&quot; &amp; [.N136] &amp; &quot;,&quot; &amp; &quot;1&quot; &amp; &quot;, '&quot; &amp; [.L136]  &amp; &quot;', &quot; &amp; &quot;'&quot; &amp; [.H136]  &amp;  &quot;',  'A' , '&quot; &amp; [.L136] &amp;  &quot;', '&quot;&amp;  [.I136]  &amp; &quot;', '&quot; &amp; [.A136] &amp; &quot;' );&quot;" office:value-type="string" office:string-value="(135,1, 'Contratos', '',  'A' , 'Contratos', 'sigefirrhh/personal/expediente/Contrato', '2.02.04' );" calcext:value-type="string">
            <text:p>(135,1, 'Contratos', '', <text:s/>'A' , 'Contratos', 'sigefirrhh/personal/expediente/Contrato', '2.02.04' );</text:p>
          </table:table-cell>
          <table:table-cell table:number-columns-repeated="4"/>
          <table:table-cell table:formula="of:=IF([.L136] &lt;&gt; &quot;&quot;;[.$P$1] &amp;  [.P136]; &quot;&quot;)" office:value-type="string" office:string-value="INSERT INTO proceso(id_proceso, id_aplicacion, denominacion, ruta_menu, estatus, descripcion, url, jerarquia_menu)VALUES (135,1, 'Contratos', '',  'A' , 'Contratos', 'sigefirrhh/personal/expediente/Contrato', '2.02.04' );" calcext:value-type="string">
            <text:p>INSERT INTO proceso(id_proceso, id_aplicacion, denominacion, ruta_menu, estatus, descripcion, url, jerarquia_menu)VALUES (135,1, 'Contratos', '', <text:s/>'A' , 'Contratos', 'sigefirrhh/personal/expediente/Contrato', '2.02.04' );</text:p>
          </table:table-cell>
          <table:table-cell table:number-columns-repeated="2"/>
          <table:table-cell table:formula="of:==IF([.L136] &lt;&gt; &quot;&quot;;&quot;INSERT INTO perfil_proceso(id_perfil_proceso, id_perfil, id_proceso, priuse) VALUES (&quot; &amp; [.O136] &amp; &quot;, 1, &quot; &amp; [.N136] &amp; &quot;, 'A'::text);&quot;; &quot;&quot;)" office:value-type="string" office:string-value="INSERT INTO perfil_proceso(id_perfil_proceso, id_perfil, id_proceso, priuse) VALUES (135, 1, 135, 'A'::text);" calcext:value-type="string">
            <text:p>INSERT INTO perfil_proceso(id_perfil_proceso, id_perfil, id_proceso, priuse) VALUES (135, 1, 135, 'A'::text);</text:p>
          </table:table-cell>
        </table:table-row>
        <table:table-row table:style-name="ro3">
          <table:table-cell table:style-name="ce2" table:formula="of:=[.$A$104]&amp;&quot;.&quot;&amp;[.$C$125]&amp;&quot;.&quot;&amp;[.D137]" office:value-type="string" office:string-value="2.02.05" calcext:value-type="string">
            <text:p>2.02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omisión de Servicio(Personal Interno)</text:p>
          </table:table-cell>
          <table:table-cell table:number-columns-repeated="3"/>
          <table:table-cell office:value-type="string" calcext:value-type="string">
            <text:p>sigefirrhh/personal/expediente/ComisionServici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37]" office:value-type="string" office:string-value="Comisión de Servicio(Personal Interno)" calcext:value-type="string">
            <text:p>Comisión de Servicio(Personal Interno)</text:p>
          </table:table-cell>
          <table:table-cell/>
          <table:table-cell table:number-columns-repeated="2" office:value-type="float" office:value="136" calcext:value-type="float">
            <text:p>136</text:p>
          </table:table-cell>
          <table:table-cell table:style-name="ce3" table:formula="of:=&quot;(&quot; &amp; [.N137] &amp; &quot;,&quot; &amp; &quot;1&quot; &amp; &quot;, '&quot; &amp; [.L137]  &amp; &quot;', &quot; &amp; &quot;'&quot; &amp; [.H137]  &amp;  &quot;',  'A' , '&quot; &amp; [.L137] &amp;  &quot;', '&quot;&amp;  [.I137]  &amp; &quot;', '&quot; &amp; [.A137] &amp; &quot;' );&quot;" office:value-type="string" office:string-value="(136,1, 'Comisión de Servicio(Personal Interno)', '',  'A' , 'Comisión de Servicio(Personal Interno)', 'sigefirrhh/personal/expediente/ComisionServicio', '2.02.05' );" calcext:value-type="string">
            <text:p>(136,1, 'Comisión de Servicio(Personal Interno)', '', <text:s/>'A' , 'Comisión de Servicio(Personal Interno)', 'sigefirrhh/personal/expediente/ComisionServicio', '2.02.05' );</text:p>
          </table:table-cell>
          <table:table-cell table:number-columns-repeated="4"/>
          <table:table-cell table:formula="of:=IF([.L137] &lt;&gt; &quot;&quot;;[.$P$1] &amp;  [.P137]; &quot;&quot;)" office:value-type="string" office:string-value="INSERT INTO proceso(id_proceso, id_aplicacion, denominacion, ruta_menu, estatus, descripcion, url, jerarquia_menu)VALUES (136,1, 'Comisión de Servicio(Personal Interno)', '',  'A' , 'Comisión de Servicio(Personal Interno)', 'sigefirrhh/personal/expediente/ComisionServicio', '2.02.05' );" calcext:value-type="string">
            <text:p>INSERT INTO proceso(id_proceso, id_aplicacion, denominacion, ruta_menu, estatus, descripcion, url, jerarquia_menu)VALUES (136,1, 'Comisión de Servicio(Personal Interno)', '', <text:s/>'A' , 'Comisión de Servicio(Personal Interno)', 'sigefirrhh/personal/expediente/ComisionServicio', '2.02.05' );</text:p>
          </table:table-cell>
          <table:table-cell table:number-columns-repeated="2"/>
          <table:table-cell table:formula="of:==IF([.L137] &lt;&gt; &quot;&quot;;&quot;INSERT INTO perfil_proceso(id_perfil_proceso, id_perfil, id_proceso, priuse) VALUES (&quot; &amp; [.O137] &amp; &quot;, 1, &quot; &amp; [.N137] &amp; &quot;, 'A'::text);&quot;; &quot;&quot;)" office:value-type="string" office:string-value="INSERT INTO perfil_proceso(id_perfil_proceso, id_perfil, id_proceso, priuse) VALUES (136, 1, 136, 'A'::text);" calcext:value-type="string">
            <text:p>INSERT INTO perfil_proceso(id_perfil_proceso, id_perfil, id_proceso, priuse) VALUES (136, 1, 136, 'A'::text);</text:p>
          </table:table-cell>
        </table:table-row>
        <table:table-row table:style-name="ro3">
          <table:table-cell table:style-name="ce2" table:formula="of:=[.$A$104]&amp;&quot;.&quot;&amp;[.$C$125]&amp;&quot;.&quot;&amp;[.D138]" office:value-type="string" office:string-value="2.02.06" calcext:value-type="string">
            <text:p>2.02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Servicio Exterior</text:p>
          </table:table-cell>
          <table:table-cell table:number-columns-repeated="3"/>
          <table:table-cell office:value-type="string" calcext:value-type="string">
            <text:p>sigefirrhh/personal/expediente/ServicioExterio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38]" office:value-type="string" office:string-value="Servicio Exterior" calcext:value-type="string">
            <text:p>Servicio Exterior</text:p>
          </table:table-cell>
          <table:table-cell/>
          <table:table-cell table:number-columns-repeated="2" office:value-type="float" office:value="137" calcext:value-type="float">
            <text:p>137</text:p>
          </table:table-cell>
          <table:table-cell table:style-name="ce3" table:formula="of:=&quot;(&quot; &amp; [.N138] &amp; &quot;,&quot; &amp; &quot;1&quot; &amp; &quot;, '&quot; &amp; [.L138]  &amp; &quot;', &quot; &amp; &quot;'&quot; &amp; [.H138]  &amp;  &quot;',  'A' , '&quot; &amp; [.L138] &amp;  &quot;', '&quot;&amp;  [.I138]  &amp; &quot;', '&quot; &amp; [.A138] &amp; &quot;' );&quot;" office:value-type="string" office:string-value="(137,1, 'Servicio Exterior', '',  'A' , 'Servicio Exterior', 'sigefirrhh/personal/expediente/ServicioExterior', '2.02.06' );" calcext:value-type="string">
            <text:p>(137,1, 'Servicio Exterior', '', <text:s/>'A' , 'Servicio Exterior', 'sigefirrhh/personal/expediente/ServicioExterior', '2.02.06' );</text:p>
          </table:table-cell>
          <table:table-cell table:number-columns-repeated="4"/>
          <table:table-cell table:formula="of:=IF([.L138] &lt;&gt; &quot;&quot;;[.$P$1] &amp;  [.P138]; &quot;&quot;)" office:value-type="string" office:string-value="INSERT INTO proceso(id_proceso, id_aplicacion, denominacion, ruta_menu, estatus, descripcion, url, jerarquia_menu)VALUES (137,1, 'Servicio Exterior', '',  'A' , 'Servicio Exterior', 'sigefirrhh/personal/expediente/ServicioExterior', '2.02.06' );" calcext:value-type="string">
            <text:p>INSERT INTO proceso(id_proceso, id_aplicacion, denominacion, ruta_menu, estatus, descripcion, url, jerarquia_menu)VALUES (137,1, 'Servicio Exterior', '', <text:s/>'A' , 'Servicio Exterior', 'sigefirrhh/personal/expediente/ServicioExterior', '2.02.06' );</text:p>
          </table:table-cell>
          <table:table-cell table:number-columns-repeated="2"/>
          <table:table-cell table:formula="of:==IF([.L138] &lt;&gt; &quot;&quot;;&quot;INSERT INTO perfil_proceso(id_perfil_proceso, id_perfil, id_proceso, priuse) VALUES (&quot; &amp; [.O138] &amp; &quot;, 1, &quot; &amp; [.N138] &amp; &quot;, 'A'::text);&quot;; &quot;&quot;)" office:value-type="string" office:string-value="INSERT INTO perfil_proceso(id_perfil_proceso, id_perfil, id_proceso, priuse) VALUES (137, 1, 137, 'A'::text);" calcext:value-type="string">
            <text:p>INSERT INTO perfil_proceso(id_perfil_proceso, id_perfil, id_proceso, priuse) VALUES (137, 1, 137, 'A'::text);</text:p>
          </table:table-cell>
        </table:table-row>
        <table:table-row table:style-name="ro3">
          <table:table-cell table:style-name="ce2" table:formula="of:=[.$A$104]&amp;&quot;.&quot;&amp;[.C139]" office:value-type="string" office:string-value="2.03" calcext:value-type="string">
            <text:p>2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Tablas Básicas Expedient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139]" office:value-type="string" office:string-value="Tablas Básicas Expediente" calcext:value-type="string">
            <text:p>Tablas Básicas Expediente</text:p>
          </table:table-cell>
          <table:table-cell/>
          <table:table-cell table:number-columns-repeated="2" office:value-type="float" office:value="138" calcext:value-type="float">
            <text:p>138</text:p>
          </table:table-cell>
          <table:table-cell table:style-name="ce3" table:formula="of:=&quot;(&quot; &amp; [.N139] &amp; &quot;,&quot; &amp; &quot;1&quot; &amp; &quot;, '&quot; &amp; [.L139]  &amp; &quot;', &quot; &amp; &quot;'&quot; &amp; [.H139]  &amp;  &quot;',  'A' , '&quot; &amp; [.L139] &amp;  &quot;', '&quot;&amp;  [.I139]  &amp; &quot;', '&quot; &amp; [.A139] &amp; &quot;' );&quot;" office:value-type="string" office:string-value="(138,1, 'Tablas Básicas Expediente', '',  'A' , 'Tablas Básicas Expediente', '', '2.03' );" calcext:value-type="string">
            <text:p>(138,1, 'Tablas Básicas Expediente', '', <text:s/>'A' , 'Tablas Básicas Expediente', '', '2.03' );</text:p>
          </table:table-cell>
          <table:table-cell table:number-columns-repeated="4"/>
          <table:table-cell table:formula="of:=IF([.L139] &lt;&gt; &quot;&quot;;[.$P$1] &amp;  [.P139]; &quot;&quot;)" office:value-type="string" office:string-value="INSERT INTO proceso(id_proceso, id_aplicacion, denominacion, ruta_menu, estatus, descripcion, url, jerarquia_menu)VALUES (138,1, 'Tablas Básicas Expediente', '',  'A' , 'Tablas Básicas Expediente', '', '2.03' );" calcext:value-type="string">
            <text:p>INSERT INTO proceso(id_proceso, id_aplicacion, denominacion, ruta_menu, estatus, descripcion, url, jerarquia_menu)VALUES (138,1, 'Tablas Básicas Expediente', '', <text:s/>'A' , 'Tablas Básicas Expediente', '', '2.03' );</text:p>
          </table:table-cell>
          <table:table-cell table:number-columns-repeated="2"/>
          <table:table-cell table:formula="of:==IF([.L139] &lt;&gt; &quot;&quot;;&quot;INSERT INTO perfil_proceso(id_perfil_proceso, id_perfil, id_proceso, priuse) VALUES (&quot; &amp; [.O139] &amp; &quot;, 1, &quot; &amp; [.N139] &amp; &quot;, 'A'::text);&quot;; &quot;&quot;)" office:value-type="string" office:string-value="INSERT INTO perfil_proceso(id_perfil_proceso, id_perfil, id_proceso, priuse) VALUES (138, 1, 138, 'A'::text);" calcext:value-type="string">
            <text:p>INSERT INTO perfil_proceso(id_perfil_proceso, id_perfil, id_proceso, priuse) VALUES (138, 1, 138, 'A'::text);</text:p>
          </table:table-cell>
        </table:table-row>
        <table:table-row table:style-name="ro3">
          <table:table-cell table:style-name="ce2" table:formula="of:=[.$A$139]&amp;&quot;.&quot;&amp;[.D140]" office:value-type="string" office:string-value="2.03.01" calcext:value-type="string">
            <text:p>2.03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Grupos de Profesión</text:p>
          </table:table-cell>
          <table:table-cell table:number-columns-repeated="3"/>
          <table:table-cell office:value-type="string" calcext:value-type="string">
            <text:p>sigefirrhh/base/personal/GrupoProfes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40]" office:value-type="string" office:string-value="Grupos de Profesión" calcext:value-type="string">
            <text:p>Grupos de Profesión</text:p>
          </table:table-cell>
          <table:table-cell/>
          <table:table-cell table:number-columns-repeated="2" office:value-type="float" office:value="139" calcext:value-type="float">
            <text:p>139</text:p>
          </table:table-cell>
          <table:table-cell table:style-name="ce3" table:formula="of:=&quot;(&quot; &amp; [.N140] &amp; &quot;,&quot; &amp; &quot;1&quot; &amp; &quot;, '&quot; &amp; [.L140]  &amp; &quot;', &quot; &amp; &quot;'&quot; &amp; [.H140]  &amp;  &quot;',  'A' , '&quot; &amp; [.L140] &amp;  &quot;', '&quot;&amp;  [.I140]  &amp; &quot;', '&quot; &amp; [.A140] &amp; &quot;' );&quot;" office:value-type="string" office:string-value="(139,1, 'Grupos de Profesión', '',  'A' , 'Grupos de Profesión', 'sigefirrhh/base/personal/GrupoProfesion', '2.03.01' );" calcext:value-type="string">
            <text:p>(139,1, 'Grupos de Profesión', '', <text:s/>'A' , 'Grupos de Profesión', 'sigefirrhh/base/personal/GrupoProfesion', '2.03.01' );</text:p>
          </table:table-cell>
          <table:table-cell table:number-columns-repeated="4"/>
          <table:table-cell table:formula="of:=IF([.L140] &lt;&gt; &quot;&quot;;[.$P$1] &amp;  [.P140]; &quot;&quot;)" office:value-type="string" office:string-value="INSERT INTO proceso(id_proceso, id_aplicacion, denominacion, ruta_menu, estatus, descripcion, url, jerarquia_menu)VALUES (139,1, 'Grupos de Profesión', '',  'A' , 'Grupos de Profesión', 'sigefirrhh/base/personal/GrupoProfesion', '2.03.01' );" calcext:value-type="string">
            <text:p>INSERT INTO proceso(id_proceso, id_aplicacion, denominacion, ruta_menu, estatus, descripcion, url, jerarquia_menu)VALUES (139,1, 'Grupos de Profesión', '', <text:s/>'A' , 'Grupos de Profesión', 'sigefirrhh/base/personal/GrupoProfesion', '2.03.01' );</text:p>
          </table:table-cell>
          <table:table-cell table:number-columns-repeated="2"/>
          <table:table-cell table:formula="of:==IF([.L140] &lt;&gt; &quot;&quot;;&quot;INSERT INTO perfil_proceso(id_perfil_proceso, id_perfil, id_proceso, priuse) VALUES (&quot; &amp; [.O140] &amp; &quot;, 1, &quot; &amp; [.N140] &amp; &quot;, 'A'::text);&quot;; &quot;&quot;)" office:value-type="string" office:string-value="INSERT INTO perfil_proceso(id_perfil_proceso, id_perfil, id_proceso, priuse) VALUES (139, 1, 139, 'A'::text);" calcext:value-type="string">
            <text:p>INSERT INTO perfil_proceso(id_perfil_proceso, id_perfil, id_proceso, priuse) VALUES (139, 1, 139, 'A'::text);</text:p>
          </table:table-cell>
        </table:table-row>
        <table:table-row table:style-name="ro3">
          <table:table-cell table:style-name="ce2" table:formula="of:=[.$A$139]&amp;&quot;.&quot;&amp;[.D141]" office:value-type="string" office:string-value="2.03.02" calcext:value-type="string">
            <text:p>2.03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Subgrupos de Profesión</text:p>
          </table:table-cell>
          <table:table-cell table:number-columns-repeated="3"/>
          <table:table-cell office:value-type="string" calcext:value-type="string">
            <text:p>sigefirrhh/base/personal/SubgrupoProfes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41]" office:value-type="string" office:string-value="Subgrupos de Profesión" calcext:value-type="string">
            <text:p>Subgrupos de Profesión</text:p>
          </table:table-cell>
          <table:table-cell/>
          <table:table-cell table:number-columns-repeated="2" office:value-type="float" office:value="140" calcext:value-type="float">
            <text:p>140</text:p>
          </table:table-cell>
          <table:table-cell table:style-name="ce3" table:formula="of:=&quot;(&quot; &amp; [.N141] &amp; &quot;,&quot; &amp; &quot;1&quot; &amp; &quot;, '&quot; &amp; [.L141]  &amp; &quot;', &quot; &amp; &quot;'&quot; &amp; [.H141]  &amp;  &quot;',  'A' , '&quot; &amp; [.L141] &amp;  &quot;', '&quot;&amp;  [.I141]  &amp; &quot;', '&quot; &amp; [.A141] &amp; &quot;' );&quot;" office:value-type="string" office:string-value="(140,1, 'Subgrupos de Profesión', '',  'A' , 'Subgrupos de Profesión', 'sigefirrhh/base/personal/SubgrupoProfesion', '2.03.02' );" calcext:value-type="string">
            <text:p>(140,1, 'Subgrupos de Profesión', '', <text:s/>'A' , 'Subgrupos de Profesión', 'sigefirrhh/base/personal/SubgrupoProfesion', '2.03.02' );</text:p>
          </table:table-cell>
          <table:table-cell table:number-columns-repeated="4"/>
          <table:table-cell table:formula="of:=IF([.L141] &lt;&gt; &quot;&quot;;[.$P$1] &amp;  [.P141]; &quot;&quot;)" office:value-type="string" office:string-value="INSERT INTO proceso(id_proceso, id_aplicacion, denominacion, ruta_menu, estatus, descripcion, url, jerarquia_menu)VALUES (140,1, 'Subgrupos de Profesión', '',  'A' , 'Subgrupos de Profesión', 'sigefirrhh/base/personal/SubgrupoProfesion', '2.03.02' );" calcext:value-type="string">
            <text:p>INSERT INTO proceso(id_proceso, id_aplicacion, denominacion, ruta_menu, estatus, descripcion, url, jerarquia_menu)VALUES (140,1, 'Subgrupos de Profesión', '', <text:s/>'A' , 'Subgrupos de Profesión', 'sigefirrhh/base/personal/SubgrupoProfesion', '2.03.02' );</text:p>
          </table:table-cell>
          <table:table-cell table:number-columns-repeated="2"/>
          <table:table-cell table:formula="of:==IF([.L141] &lt;&gt; &quot;&quot;;&quot;INSERT INTO perfil_proceso(id_perfil_proceso, id_perfil, id_proceso, priuse) VALUES (&quot; &amp; [.O141] &amp; &quot;, 1, &quot; &amp; [.N141] &amp; &quot;, 'A'::text);&quot;; &quot;&quot;)" office:value-type="string" office:string-value="INSERT INTO perfil_proceso(id_perfil_proceso, id_perfil, id_proceso, priuse) VALUES (140, 1, 140, 'A'::text);" calcext:value-type="string">
            <text:p>INSERT INTO perfil_proceso(id_perfil_proceso, id_perfil, id_proceso, priuse) VALUES (140, 1, 140, 'A'::text);</text:p>
          </table:table-cell>
        </table:table-row>
        <table:table-row table:style-name="ro3">
          <table:table-cell table:style-name="ce2" table:formula="of:=[.$A$139]&amp;&quot;.&quot;&amp;[.D142]" office:value-type="string" office:string-value="2.03.03" calcext:value-type="string">
            <text:p>2.03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ofesionales/Oficios</text:p>
          </table:table-cell>
          <table:table-cell table:number-columns-repeated="3"/>
          <table:table-cell office:value-type="string" calcext:value-type="string">
            <text:p>sigefirrhh/base/personal/Profes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42]" office:value-type="string" office:string-value="Profesionales/Oficios" calcext:value-type="string">
            <text:p>Profesionales/Oficios</text:p>
          </table:table-cell>
          <table:table-cell/>
          <table:table-cell table:number-columns-repeated="2" office:value-type="float" office:value="141" calcext:value-type="float">
            <text:p>141</text:p>
          </table:table-cell>
          <table:table-cell table:style-name="ce3" table:formula="of:=&quot;(&quot; &amp; [.N142] &amp; &quot;,&quot; &amp; &quot;1&quot; &amp; &quot;, '&quot; &amp; [.L142]  &amp; &quot;', &quot; &amp; &quot;'&quot; &amp; [.H142]  &amp;  &quot;',  'A' , '&quot; &amp; [.L142] &amp;  &quot;', '&quot;&amp;  [.I142]  &amp; &quot;', '&quot; &amp; [.A142] &amp; &quot;' );&quot;" office:value-type="string" office:string-value="(141,1, 'Profesionales/Oficios', '',  'A' , 'Profesionales/Oficios', 'sigefirrhh/base/personal/Profesion', '2.03.03' );" calcext:value-type="string">
            <text:p>(141,1, 'Profesionales/Oficios', '', <text:s/>'A' , 'Profesionales/Oficios', 'sigefirrhh/base/personal/Profesion', '2.03.03' );</text:p>
          </table:table-cell>
          <table:table-cell table:number-columns-repeated="4"/>
          <table:table-cell table:formula="of:=IF([.L142] &lt;&gt; &quot;&quot;;[.$P$1] &amp;  [.P142]; &quot;&quot;)" office:value-type="string" office:string-value="INSERT INTO proceso(id_proceso, id_aplicacion, denominacion, ruta_menu, estatus, descripcion, url, jerarquia_menu)VALUES (141,1, 'Profesionales/Oficios', '',  'A' , 'Profesionales/Oficios', 'sigefirrhh/base/personal/Profesion', '2.03.03' );" calcext:value-type="string">
            <text:p>INSERT INTO proceso(id_proceso, id_aplicacion, denominacion, ruta_menu, estatus, descripcion, url, jerarquia_menu)VALUES (141,1, 'Profesionales/Oficios', '', <text:s/>'A' , 'Profesionales/Oficios', 'sigefirrhh/base/personal/Profesion', '2.03.03' );</text:p>
          </table:table-cell>
          <table:table-cell table:number-columns-repeated="2"/>
          <table:table-cell table:formula="of:==IF([.L142] &lt;&gt; &quot;&quot;;&quot;INSERT INTO perfil_proceso(id_perfil_proceso, id_perfil, id_proceso, priuse) VALUES (&quot; &amp; [.O142] &amp; &quot;, 1, &quot; &amp; [.N142] &amp; &quot;, 'A'::text);&quot;; &quot;&quot;)" office:value-type="string" office:string-value="INSERT INTO perfil_proceso(id_perfil_proceso, id_perfil, id_proceso, priuse) VALUES (141, 1, 141, 'A'::text);" calcext:value-type="string">
            <text:p>INSERT INTO perfil_proceso(id_perfil_proceso, id_perfil, id_proceso, priuse) VALUES (141, 1, 141, 'A'::text);</text:p>
          </table:table-cell>
        </table:table-row>
        <table:table-row table:style-name="ro3">
          <table:table-cell table:style-name="ce2" table:formula="of:=[.$A$139]&amp;&quot;.&quot;&amp;[.D143]" office:value-type="string" office:string-value="2.03.04" calcext:value-type="string">
            <text:p>2.03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Areas de Carrera</text:p>
          </table:table-cell>
          <table:table-cell table:number-columns-repeated="3"/>
          <table:table-cell office:value-type="string" calcext:value-type="string">
            <text:p>sigefirrhh/base/personal/AreaCarrer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43]" office:value-type="string" office:string-value="Areas de Carrera" calcext:value-type="string">
            <text:p>Areas de Carrera</text:p>
          </table:table-cell>
          <table:table-cell/>
          <table:table-cell table:number-columns-repeated="2" office:value-type="float" office:value="142" calcext:value-type="float">
            <text:p>142</text:p>
          </table:table-cell>
          <table:table-cell table:style-name="ce3" table:formula="of:=&quot;(&quot; &amp; [.N143] &amp; &quot;,&quot; &amp; &quot;1&quot; &amp; &quot;, '&quot; &amp; [.L143]  &amp; &quot;', &quot; &amp; &quot;'&quot; &amp; [.H143]  &amp;  &quot;',  'A' , '&quot; &amp; [.L143] &amp;  &quot;', '&quot;&amp;  [.I143]  &amp; &quot;', '&quot; &amp; [.A143] &amp; &quot;' );&quot;" office:value-type="string" office:string-value="(142,1, 'Areas de Carrera', '',  'A' , 'Areas de Carrera', 'sigefirrhh/base/personal/AreaCarrera', '2.03.04' );" calcext:value-type="string">
            <text:p>(142,1, 'Areas de Carrera', '', <text:s/>'A' , 'Areas de Carrera', 'sigefirrhh/base/personal/AreaCarrera', '2.03.04' );</text:p>
          </table:table-cell>
          <table:table-cell table:number-columns-repeated="4"/>
          <table:table-cell table:formula="of:=IF([.L143] &lt;&gt; &quot;&quot;;[.$P$1] &amp;  [.P143]; &quot;&quot;)" office:value-type="string" office:string-value="INSERT INTO proceso(id_proceso, id_aplicacion, denominacion, ruta_menu, estatus, descripcion, url, jerarquia_menu)VALUES (142,1, 'Areas de Carrera', '',  'A' , 'Areas de Carrera', 'sigefirrhh/base/personal/AreaCarrera', '2.03.04' );" calcext:value-type="string">
            <text:p>INSERT INTO proceso(id_proceso, id_aplicacion, denominacion, ruta_menu, estatus, descripcion, url, jerarquia_menu)VALUES (142,1, 'Areas de Carrera', '', <text:s/>'A' , 'Areas de Carrera', 'sigefirrhh/base/personal/AreaCarrera', '2.03.04' );</text:p>
          </table:table-cell>
          <table:table-cell table:number-columns-repeated="2"/>
          <table:table-cell table:formula="of:==IF([.L143] &lt;&gt; &quot;&quot;;&quot;INSERT INTO perfil_proceso(id_perfil_proceso, id_perfil, id_proceso, priuse) VALUES (&quot; &amp; [.O143] &amp; &quot;, 1, &quot; &amp; [.N143] &amp; &quot;, 'A'::text);&quot;; &quot;&quot;)" office:value-type="string" office:string-value="INSERT INTO perfil_proceso(id_perfil_proceso, id_perfil, id_proceso, priuse) VALUES (142, 1, 142, 'A'::text);" calcext:value-type="string">
            <text:p>INSERT INTO perfil_proceso(id_perfil_proceso, id_perfil, id_proceso, priuse) VALUES (142, 1, 142, 'A'::text);</text:p>
          </table:table-cell>
        </table:table-row>
        <table:table-row table:style-name="ro3">
          <table:table-cell table:style-name="ce2" table:formula="of:=[.$A$139]&amp;&quot;.&quot;&amp;[.D144]" office:value-type="string" office:string-value="2.03.05" calcext:value-type="string">
            <text:p>2.03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arreras</text:p>
          </table:table-cell>
          <table:table-cell table:number-columns-repeated="3"/>
          <table:table-cell office:value-type="string" calcext:value-type="string">
            <text:p>sigefirrhh/base/personal/Carrer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44]" office:value-type="string" office:string-value="Carreras" calcext:value-type="string">
            <text:p>Carreras</text:p>
          </table:table-cell>
          <table:table-cell/>
          <table:table-cell table:number-columns-repeated="2" office:value-type="float" office:value="143" calcext:value-type="float">
            <text:p>143</text:p>
          </table:table-cell>
          <table:table-cell table:style-name="ce3" table:formula="of:=&quot;(&quot; &amp; [.N144] &amp; &quot;,&quot; &amp; &quot;1&quot; &amp; &quot;, '&quot; &amp; [.L144]  &amp; &quot;', &quot; &amp; &quot;'&quot; &amp; [.H144]  &amp;  &quot;',  'A' , '&quot; &amp; [.L144] &amp;  &quot;', '&quot;&amp;  [.I144]  &amp; &quot;', '&quot; &amp; [.A144] &amp; &quot;' );&quot;" office:value-type="string" office:string-value="(143,1, 'Carreras', '',  'A' , 'Carreras', 'sigefirrhh/base/personal/Carrera', '2.03.05' );" calcext:value-type="string">
            <text:p>(143,1, 'Carreras', '', <text:s/>'A' , 'Carreras', 'sigefirrhh/base/personal/Carrera', '2.03.05' );</text:p>
          </table:table-cell>
          <table:table-cell table:number-columns-repeated="4"/>
          <table:table-cell table:formula="of:=IF([.L144] &lt;&gt; &quot;&quot;;[.$P$1] &amp;  [.P144]; &quot;&quot;)" office:value-type="string" office:string-value="INSERT INTO proceso(id_proceso, id_aplicacion, denominacion, ruta_menu, estatus, descripcion, url, jerarquia_menu)VALUES (143,1, 'Carreras', '',  'A' , 'Carreras', 'sigefirrhh/base/personal/Carrera', '2.03.05' );" calcext:value-type="string">
            <text:p>INSERT INTO proceso(id_proceso, id_aplicacion, denominacion, ruta_menu, estatus, descripcion, url, jerarquia_menu)VALUES (143,1, 'Carreras', '', <text:s/>'A' , 'Carreras', 'sigefirrhh/base/personal/Carrera', '2.03.05' );</text:p>
          </table:table-cell>
          <table:table-cell table:number-columns-repeated="2"/>
          <table:table-cell table:formula="of:==IF([.L144] &lt;&gt; &quot;&quot;;&quot;INSERT INTO perfil_proceso(id_perfil_proceso, id_perfil, id_proceso, priuse) VALUES (&quot; &amp; [.O144] &amp; &quot;, 1, &quot; &amp; [.N144] &amp; &quot;, 'A'::text);&quot;; &quot;&quot;)" office:value-type="string" office:string-value="INSERT INTO perfil_proceso(id_perfil_proceso, id_perfil, id_proceso, priuse) VALUES (143, 1, 143, 'A'::text);" calcext:value-type="string">
            <text:p>INSERT INTO perfil_proceso(id_perfil_proceso, id_perfil, id_proceso, priuse) VALUES (143, 1, 143, 'A'::text);</text:p>
          </table:table-cell>
        </table:table-row>
        <table:table-row table:style-name="ro3">
          <table:table-cell table:style-name="ce2" table:formula="of:=[.$A$139]&amp;&quot;.&quot;&amp;[.D145]" office:value-type="string" office:string-value="2.03.06" calcext:value-type="string">
            <text:p>2.03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Carreras por Area</text:p>
          </table:table-cell>
          <table:table-cell table:number-columns-repeated="3"/>
          <table:table-cell office:value-type="string" calcext:value-type="string">
            <text:p>sigefirrhh/base/personal/CarreraAre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45]" office:value-type="string" office:string-value="Carreras por Area" calcext:value-type="string">
            <text:p>Carreras por Area</text:p>
          </table:table-cell>
          <table:table-cell/>
          <table:table-cell table:number-columns-repeated="2" office:value-type="float" office:value="144" calcext:value-type="float">
            <text:p>144</text:p>
          </table:table-cell>
          <table:table-cell table:style-name="ce3" table:formula="of:=&quot;(&quot; &amp; [.N145] &amp; &quot;,&quot; &amp; &quot;1&quot; &amp; &quot;, '&quot; &amp; [.L145]  &amp; &quot;', &quot; &amp; &quot;'&quot; &amp; [.H145]  &amp;  &quot;',  'A' , '&quot; &amp; [.L145] &amp;  &quot;', '&quot;&amp;  [.I145]  &amp; &quot;', '&quot; &amp; [.A145] &amp; &quot;' );&quot;" office:value-type="string" office:string-value="(144,1, 'Carreras por Area', '',  'A' , 'Carreras por Area', 'sigefirrhh/base/personal/CarreraArea', '2.03.06' );" calcext:value-type="string">
            <text:p>(144,1, 'Carreras por Area', '', <text:s/>'A' , 'Carreras por Area', 'sigefirrhh/base/personal/CarreraArea', '2.03.06' );</text:p>
          </table:table-cell>
          <table:table-cell table:number-columns-repeated="4"/>
          <table:table-cell table:formula="of:=IF([.L145] &lt;&gt; &quot;&quot;;[.$P$1] &amp;  [.P145]; &quot;&quot;)" office:value-type="string" office:string-value="INSERT INTO proceso(id_proceso, id_aplicacion, denominacion, ruta_menu, estatus, descripcion, url, jerarquia_menu)VALUES (144,1, 'Carreras por Area', '',  'A' , 'Carreras por Area', 'sigefirrhh/base/personal/CarreraArea', '2.03.06' );" calcext:value-type="string">
            <text:p>INSERT INTO proceso(id_proceso, id_aplicacion, denominacion, ruta_menu, estatus, descripcion, url, jerarquia_menu)VALUES (144,1, 'Carreras por Area', '', <text:s/>'A' , 'Carreras por Area', 'sigefirrhh/base/personal/CarreraArea', '2.03.06' );</text:p>
          </table:table-cell>
          <table:table-cell table:number-columns-repeated="2"/>
          <table:table-cell table:formula="of:==IF([.L145] &lt;&gt; &quot;&quot;;&quot;INSERT INTO perfil_proceso(id_perfil_proceso, id_perfil, id_proceso, priuse) VALUES (&quot; &amp; [.O145] &amp; &quot;, 1, &quot; &amp; [.N145] &amp; &quot;, 'A'::text);&quot;; &quot;&quot;)" office:value-type="string" office:string-value="INSERT INTO perfil_proceso(id_perfil_proceso, id_perfil, id_proceso, priuse) VALUES (144, 1, 144, 'A'::text);" calcext:value-type="string">
            <text:p>INSERT INTO perfil_proceso(id_perfil_proceso, id_perfil, id_proceso, priuse) VALUES (144, 1, 144, 'A'::text);</text:p>
          </table:table-cell>
        </table:table-row>
        <table:table-row table:style-name="ro3">
          <table:table-cell table:style-name="ce2" table:formula="of:=[.$A$139]&amp;&quot;.&quot;&amp;[.D146]" office:value-type="string" office:string-value="2.03.07" calcext:value-type="string">
            <text:p>2.03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Títulos de Educación</text:p>
          </table:table-cell>
          <table:table-cell table:number-columns-repeated="3"/>
          <table:table-cell office:value-type="string" calcext:value-type="string">
            <text:p>sigefirrhh/base/personal/Titul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46]" office:value-type="string" office:string-value="Títulos de Educación" calcext:value-type="string">
            <text:p>Títulos de Educación</text:p>
          </table:table-cell>
          <table:table-cell/>
          <table:table-cell table:number-columns-repeated="2" office:value-type="float" office:value="145" calcext:value-type="float">
            <text:p>145</text:p>
          </table:table-cell>
          <table:table-cell table:style-name="ce3" table:formula="of:=&quot;(&quot; &amp; [.N146] &amp; &quot;,&quot; &amp; &quot;1&quot; &amp; &quot;, '&quot; &amp; [.L146]  &amp; &quot;', &quot; &amp; &quot;'&quot; &amp; [.H146]  &amp;  &quot;',  'A' , '&quot; &amp; [.L146] &amp;  &quot;', '&quot;&amp;  [.I146]  &amp; &quot;', '&quot; &amp; [.A146] &amp; &quot;' );&quot;" office:value-type="string" office:string-value="(145,1, 'Títulos de Educación', '',  'A' , 'Títulos de Educación', 'sigefirrhh/base/personal/Titulo', '2.03.07' );" calcext:value-type="string">
            <text:p>(145,1, 'Títulos de Educación', '', <text:s/>'A' , 'Títulos de Educación', 'sigefirrhh/base/personal/Titulo', '2.03.07' );</text:p>
          </table:table-cell>
          <table:table-cell table:number-columns-repeated="4"/>
          <table:table-cell table:formula="of:=IF([.L146] &lt;&gt; &quot;&quot;;[.$P$1] &amp;  [.P146]; &quot;&quot;)" office:value-type="string" office:string-value="INSERT INTO proceso(id_proceso, id_aplicacion, denominacion, ruta_menu, estatus, descripcion, url, jerarquia_menu)VALUES (145,1, 'Títulos de Educación', '',  'A' , 'Títulos de Educación', 'sigefirrhh/base/personal/Titulo', '2.03.07' );" calcext:value-type="string">
            <text:p>INSERT INTO proceso(id_proceso, id_aplicacion, denominacion, ruta_menu, estatus, descripcion, url, jerarquia_menu)VALUES (145,1, 'Títulos de Educación', '', <text:s/>'A' , 'Títulos de Educación', 'sigefirrhh/base/personal/Titulo', '2.03.07' );</text:p>
          </table:table-cell>
          <table:table-cell table:number-columns-repeated="2"/>
          <table:table-cell table:formula="of:==IF([.L146] &lt;&gt; &quot;&quot;;&quot;INSERT INTO perfil_proceso(id_perfil_proceso, id_perfil, id_proceso, priuse) VALUES (&quot; &amp; [.O146] &amp; &quot;, 1, &quot; &amp; [.N146] &amp; &quot;, 'A'::text);&quot;; &quot;&quot;)" office:value-type="string" office:string-value="INSERT INTO perfil_proceso(id_perfil_proceso, id_perfil, id_proceso, priuse) VALUES (145, 1, 145, 'A'::text);" calcext:value-type="string">
            <text:p>INSERT INTO perfil_proceso(id_perfil_proceso, id_perfil, id_proceso, priuse) VALUES (145, 1, 145, 'A'::text);</text:p>
          </table:table-cell>
        </table:table-row>
        <table:table-row table:style-name="ro3">
          <table:table-cell table:style-name="ce2" table:formula="of:=[.$A$139]&amp;&quot;.&quot;&amp;[.D147]" office:value-type="string" office:string-value="2.03.08" calcext:value-type="string">
            <text:p>2.03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Idiomas</text:p>
          </table:table-cell>
          <table:table-cell table:number-columns-repeated="3"/>
          <table:table-cell office:value-type="string" calcext:value-type="string">
            <text:p>sigefirrhh/base/personal/TipoIdiom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47]" office:value-type="string" office:string-value="Idiomas" calcext:value-type="string">
            <text:p>Idiomas</text:p>
          </table:table-cell>
          <table:table-cell/>
          <table:table-cell table:number-columns-repeated="2" office:value-type="float" office:value="146" calcext:value-type="float">
            <text:p>146</text:p>
          </table:table-cell>
          <table:table-cell table:style-name="ce3" table:formula="of:=&quot;(&quot; &amp; [.N147] &amp; &quot;,&quot; &amp; &quot;1&quot; &amp; &quot;, '&quot; &amp; [.L147]  &amp; &quot;', &quot; &amp; &quot;'&quot; &amp; [.H147]  &amp;  &quot;',  'A' , '&quot; &amp; [.L147] &amp;  &quot;', '&quot;&amp;  [.I147]  &amp; &quot;', '&quot; &amp; [.A147] &amp; &quot;' );&quot;" office:value-type="string" office:string-value="(146,1, 'Idiomas', '',  'A' , 'Idiomas', 'sigefirrhh/base/personal/TipoIdioma', '2.03.08' );" calcext:value-type="string">
            <text:p>(146,1, 'Idiomas', '', <text:s/>'A' , 'Idiomas', 'sigefirrhh/base/personal/TipoIdioma', '2.03.08' );</text:p>
          </table:table-cell>
          <table:table-cell table:number-columns-repeated="4"/>
          <table:table-cell table:formula="of:=IF([.L147] &lt;&gt; &quot;&quot;;[.$P$1] &amp;  [.P147]; &quot;&quot;)" office:value-type="string" office:string-value="INSERT INTO proceso(id_proceso, id_aplicacion, denominacion, ruta_menu, estatus, descripcion, url, jerarquia_menu)VALUES (146,1, 'Idiomas', '',  'A' , 'Idiomas', 'sigefirrhh/base/personal/TipoIdioma', '2.03.08' );" calcext:value-type="string">
            <text:p>INSERT INTO proceso(id_proceso, id_aplicacion, denominacion, ruta_menu, estatus, descripcion, url, jerarquia_menu)VALUES (146,1, 'Idiomas', '', <text:s/>'A' , 'Idiomas', 'sigefirrhh/base/personal/TipoIdioma', '2.03.08' );</text:p>
          </table:table-cell>
          <table:table-cell table:number-columns-repeated="2"/>
          <table:table-cell table:formula="of:==IF([.L147] &lt;&gt; &quot;&quot;;&quot;INSERT INTO perfil_proceso(id_perfil_proceso, id_perfil, id_proceso, priuse) VALUES (&quot; &amp; [.O147] &amp; &quot;, 1, &quot; &amp; [.N147] &amp; &quot;, 'A'::text);&quot;; &quot;&quot;)" office:value-type="string" office:string-value="INSERT INTO perfil_proceso(id_perfil_proceso, id_perfil, id_proceso, priuse) VALUES (146, 1, 146, 'A'::text);" calcext:value-type="string">
            <text:p>INSERT INTO perfil_proceso(id_perfil_proceso, id_perfil, id_proceso, priuse) VALUES (146, 1, 146, 'A'::text);</text:p>
          </table:table-cell>
        </table:table-row>
        <table:table-row table:style-name="ro3">
          <table:table-cell table:style-name="ce2" table:formula="of:=[.$A$139]&amp;&quot;.&quot;&amp;[.D148]" office:value-type="string" office:string-value="2.03.09" calcext:value-type="string">
            <text:p>2.03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Tipos de Sanciones</text:p>
          </table:table-cell>
          <table:table-cell table:number-columns-repeated="3"/>
          <table:table-cell office:value-type="string" calcext:value-type="string">
            <text:p>sigefirrhh/base/personal/TipoAmonesta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48]" office:value-type="string" office:string-value="Tipos de Sanciones" calcext:value-type="string">
            <text:p>Tipos de Sanciones</text:p>
          </table:table-cell>
          <table:table-cell/>
          <table:table-cell table:number-columns-repeated="2" office:value-type="float" office:value="147" calcext:value-type="float">
            <text:p>147</text:p>
          </table:table-cell>
          <table:table-cell table:style-name="ce3" table:formula="of:=&quot;(&quot; &amp; [.N148] &amp; &quot;,&quot; &amp; &quot;1&quot; &amp; &quot;, '&quot; &amp; [.L148]  &amp; &quot;', &quot; &amp; &quot;'&quot; &amp; [.H148]  &amp;  &quot;',  'A' , '&quot; &amp; [.L148] &amp;  &quot;', '&quot;&amp;  [.I148]  &amp; &quot;', '&quot; &amp; [.A148] &amp; &quot;' );&quot;" office:value-type="string" office:string-value="(147,1, 'Tipos de Sanciones', '',  'A' , 'Tipos de Sanciones', 'sigefirrhh/base/personal/TipoAmonestacion', '2.03.09' );" calcext:value-type="string">
            <text:p>(147,1, 'Tipos de Sanciones', '', <text:s/>'A' , 'Tipos de Sanciones', 'sigefirrhh/base/personal/TipoAmonestacion', '2.03.09' );</text:p>
          </table:table-cell>
          <table:table-cell table:number-columns-repeated="4"/>
          <table:table-cell table:formula="of:=IF([.L148] &lt;&gt; &quot;&quot;;[.$P$1] &amp;  [.P148]; &quot;&quot;)" office:value-type="string" office:string-value="INSERT INTO proceso(id_proceso, id_aplicacion, denominacion, ruta_menu, estatus, descripcion, url, jerarquia_menu)VALUES (147,1, 'Tipos de Sanciones', '',  'A' , 'Tipos de Sanciones', 'sigefirrhh/base/personal/TipoAmonestacion', '2.03.09' );" calcext:value-type="string">
            <text:p>INSERT INTO proceso(id_proceso, id_aplicacion, denominacion, ruta_menu, estatus, descripcion, url, jerarquia_menu)VALUES (147,1, 'Tipos de Sanciones', '', <text:s/>'A' , 'Tipos de Sanciones', 'sigefirrhh/base/personal/TipoAmonestacion', '2.03.09' );</text:p>
          </table:table-cell>
          <table:table-cell table:number-columns-repeated="2"/>
          <table:table-cell table:formula="of:==IF([.L148] &lt;&gt; &quot;&quot;;&quot;INSERT INTO perfil_proceso(id_perfil_proceso, id_perfil, id_proceso, priuse) VALUES (&quot; &amp; [.O148] &amp; &quot;, 1, &quot; &amp; [.N148] &amp; &quot;, 'A'::text);&quot;; &quot;&quot;)" office:value-type="string" office:string-value="INSERT INTO perfil_proceso(id_perfil_proceso, id_perfil, id_proceso, priuse) VALUES (147, 1, 147, 'A'::text);" calcext:value-type="string">
            <text:p>INSERT INTO perfil_proceso(id_perfil_proceso, id_perfil, id_proceso, priuse) VALUES (147, 1, 147, 'A'::text);</text:p>
          </table:table-cell>
        </table:table-row>
        <table:table-row table:style-name="ro3">
          <table:table-cell table:style-name="ce2" table:formula="of:=[.$A$139]&amp;&quot;.&quot;&amp;[.D149]" office:value-type="string" office:string-value="2.03.10" calcext:value-type="string">
            <text:p>2.03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Tipos de Reconocimientos</text:p>
          </table:table-cell>
          <table:table-cell table:number-columns-repeated="3"/>
          <table:table-cell office:value-type="string" calcext:value-type="string">
            <text:p>sigefirrhh/base/personal/TipoReconocimient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49]" office:value-type="string" office:string-value="Tipos de Reconocimientos" calcext:value-type="string">
            <text:p>Tipos de Reconocimientos</text:p>
          </table:table-cell>
          <table:table-cell/>
          <table:table-cell table:number-columns-repeated="2" office:value-type="float" office:value="148" calcext:value-type="float">
            <text:p>148</text:p>
          </table:table-cell>
          <table:table-cell table:style-name="ce3" table:formula="of:=&quot;(&quot; &amp; [.N149] &amp; &quot;,&quot; &amp; &quot;1&quot; &amp; &quot;, '&quot; &amp; [.L149]  &amp; &quot;', &quot; &amp; &quot;'&quot; &amp; [.H149]  &amp;  &quot;',  'A' , '&quot; &amp; [.L149] &amp;  &quot;', '&quot;&amp;  [.I149]  &amp; &quot;', '&quot; &amp; [.A149] &amp; &quot;' );&quot;" office:value-type="string" office:string-value="(148,1, 'Tipos de Reconocimientos', '',  'A' , 'Tipos de Reconocimientos', 'sigefirrhh/base/personal/TipoReconocimiento', '2.03.10' );" calcext:value-type="string">
            <text:p>(148,1, 'Tipos de Reconocimientos', '', <text:s/>'A' , 'Tipos de Reconocimientos', 'sigefirrhh/base/personal/TipoReconocimiento', '2.03.10' );</text:p>
          </table:table-cell>
          <table:table-cell table:number-columns-repeated="4"/>
          <table:table-cell table:formula="of:=IF([.L149] &lt;&gt; &quot;&quot;;[.$P$1] &amp;  [.P149]; &quot;&quot;)" office:value-type="string" office:string-value="INSERT INTO proceso(id_proceso, id_aplicacion, denominacion, ruta_menu, estatus, descripcion, url, jerarquia_menu)VALUES (148,1, 'Tipos de Reconocimientos', '',  'A' , 'Tipos de Reconocimientos', 'sigefirrhh/base/personal/TipoReconocimiento', '2.03.10' );" calcext:value-type="string">
            <text:p>INSERT INTO proceso(id_proceso, id_aplicacion, denominacion, ruta_menu, estatus, descripcion, url, jerarquia_menu)VALUES (148,1, 'Tipos de Reconocimientos', '', <text:s/>'A' , 'Tipos de Reconocimientos', 'sigefirrhh/base/personal/TipoReconocimiento', '2.03.10' );</text:p>
          </table:table-cell>
          <table:table-cell table:number-columns-repeated="2"/>
          <table:table-cell table:formula="of:==IF([.L149] &lt;&gt; &quot;&quot;;&quot;INSERT INTO perfil_proceso(id_perfil_proceso, id_perfil, id_proceso, priuse) VALUES (&quot; &amp; [.O149] &amp; &quot;, 1, &quot; &amp; [.N149] &amp; &quot;, 'A'::text);&quot;; &quot;&quot;)" office:value-type="string" office:string-value="INSERT INTO perfil_proceso(id_perfil_proceso, id_perfil, id_proceso, priuse) VALUES (148, 1, 148, 'A'::text);" calcext:value-type="string">
            <text:p>INSERT INTO perfil_proceso(id_perfil_proceso, id_perfil, id_proceso, priuse) VALUES (148, 1, 148, 'A'::text);</text:p>
          </table:table-cell>
        </table:table-row>
        <table:table-row table:style-name="ro3">
          <table:table-cell table:style-name="ce2" table:formula="of:=[.$A$139]&amp;&quot;.&quot;&amp;[.D150]" office:value-type="string" office:string-value="2.03.11" calcext:value-type="string">
            <text:p>2.03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Tipos de Habilidades/Competencias</text:p>
          </table:table-cell>
          <table:table-cell table:number-columns-repeated="3"/>
          <table:table-cell office:value-type="string" calcext:value-type="string">
            <text:p>sigefirrhh/base/personal/TipoHabilida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50]" office:value-type="string" office:string-value="Tipos de Habilidades/Competencias" calcext:value-type="string">
            <text:p>Tipos de Habilidades/Competencias</text:p>
          </table:table-cell>
          <table:table-cell/>
          <table:table-cell table:number-columns-repeated="2" office:value-type="float" office:value="149" calcext:value-type="float">
            <text:p>149</text:p>
          </table:table-cell>
          <table:table-cell table:style-name="ce3" table:formula="of:=&quot;(&quot; &amp; [.N150] &amp; &quot;,&quot; &amp; &quot;1&quot; &amp; &quot;, '&quot; &amp; [.L150]  &amp; &quot;', &quot; &amp; &quot;'&quot; &amp; [.H150]  &amp;  &quot;',  'A' , '&quot; &amp; [.L150] &amp;  &quot;', '&quot;&amp;  [.I150]  &amp; &quot;', '&quot; &amp; [.A150] &amp; &quot;' );&quot;" office:value-type="string" office:string-value="(149,1, 'Tipos de Habilidades/Competencias', '',  'A' , 'Tipos de Habilidades/Competencias', 'sigefirrhh/base/personal/TipoHabilidad', '2.03.11' );" calcext:value-type="string">
            <text:p>(149,1, 'Tipos de Habilidades/Competencias', '', <text:s/>'A' , 'Tipos de Habilidades/Competencias', 'sigefirrhh/base/personal/TipoHabilidad', '2.03.11' );</text:p>
          </table:table-cell>
          <table:table-cell table:number-columns-repeated="4"/>
          <table:table-cell table:formula="of:=IF([.L150] &lt;&gt; &quot;&quot;;[.$P$1] &amp;  [.P150]; &quot;&quot;)" office:value-type="string" office:string-value="INSERT INTO proceso(id_proceso, id_aplicacion, denominacion, ruta_menu, estatus, descripcion, url, jerarquia_menu)VALUES (149,1, 'Tipos de Habilidades/Competencias', '',  'A' , 'Tipos de Habilidades/Competencias', 'sigefirrhh/base/personal/TipoHabilidad', '2.03.11' );" calcext:value-type="string">
            <text:p>INSERT INTO proceso(id_proceso, id_aplicacion, denominacion, ruta_menu, estatus, descripcion, url, jerarquia_menu)VALUES (149,1, 'Tipos de Habilidades/Competencias', '', <text:s/>'A' , 'Tipos de Habilidades/Competencias', 'sigefirrhh/base/personal/TipoHabilidad', '2.03.11' );</text:p>
          </table:table-cell>
          <table:table-cell table:number-columns-repeated="2"/>
          <table:table-cell table:formula="of:==IF([.L150] &lt;&gt; &quot;&quot;;&quot;INSERT INTO perfil_proceso(id_perfil_proceso, id_perfil, id_proceso, priuse) VALUES (&quot; &amp; [.O150] &amp; &quot;, 1, &quot; &amp; [.N150] &amp; &quot;, 'A'::text);&quot;; &quot;&quot;)" office:value-type="string" office:string-value="INSERT INTO perfil_proceso(id_perfil_proceso, id_perfil, id_proceso, priuse) VALUES (149, 1, 149, 'A'::text);" calcext:value-type="string">
            <text:p>INSERT INTO perfil_proceso(id_perfil_proceso, id_perfil, id_proceso, priuse) VALUES (149, 1, 149, 'A'::text);</text:p>
          </table:table-cell>
        </table:table-row>
        <table:table-row table:style-name="ro3">
          <table:table-cell table:style-name="ce2" table:formula="of:=[.$A$139]&amp;&quot;.&quot;&amp;[.D151]" office:value-type="string" office:string-value="2.03.12" calcext:value-type="string">
            <text:p>2.03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Tipos de Otras Actividades</text:p>
          </table:table-cell>
          <table:table-cell table:number-columns-repeated="3"/>
          <table:table-cell office:value-type="string" calcext:value-type="string">
            <text:p>sigefirrhh/base/personal/TipoOtraActivida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51]" office:value-type="string" office:string-value="Tipos de Otras Actividades" calcext:value-type="string">
            <text:p>Tipos de Otras Actividades</text:p>
          </table:table-cell>
          <table:table-cell/>
          <table:table-cell table:number-columns-repeated="2" office:value-type="float" office:value="150" calcext:value-type="float">
            <text:p>150</text:p>
          </table:table-cell>
          <table:table-cell table:style-name="ce3" table:formula="of:=&quot;(&quot; &amp; [.N151] &amp; &quot;,&quot; &amp; &quot;1&quot; &amp; &quot;, '&quot; &amp; [.L151]  &amp; &quot;', &quot; &amp; &quot;'&quot; &amp; [.H151]  &amp;  &quot;',  'A' , '&quot; &amp; [.L151] &amp;  &quot;', '&quot;&amp;  [.I151]  &amp; &quot;', '&quot; &amp; [.A151] &amp; &quot;' );&quot;" office:value-type="string" office:string-value="(150,1, 'Tipos de Otras Actividades', '',  'A' , 'Tipos de Otras Actividades', 'sigefirrhh/base/personal/TipoOtraActividad', '2.03.12' );" calcext:value-type="string">
            <text:p>(150,1, 'Tipos de Otras Actividades', '', <text:s/>'A' , 'Tipos de Otras Actividades', 'sigefirrhh/base/personal/TipoOtraActividad', '2.03.12' );</text:p>
          </table:table-cell>
          <table:table-cell table:number-columns-repeated="4"/>
          <table:table-cell table:formula="of:=IF([.L151] &lt;&gt; &quot;&quot;;[.$P$1] &amp;  [.P151]; &quot;&quot;)" office:value-type="string" office:string-value="INSERT INTO proceso(id_proceso, id_aplicacion, denominacion, ruta_menu, estatus, descripcion, url, jerarquia_menu)VALUES (150,1, 'Tipos de Otras Actividades', '',  'A' , 'Tipos de Otras Actividades', 'sigefirrhh/base/personal/TipoOtraActividad', '2.03.12' );" calcext:value-type="string">
            <text:p>INSERT INTO proceso(id_proceso, id_aplicacion, denominacion, ruta_menu, estatus, descripcion, url, jerarquia_menu)VALUES (150,1, 'Tipos de Otras Actividades', '', <text:s/>'A' , 'Tipos de Otras Actividades', 'sigefirrhh/base/personal/TipoOtraActividad', '2.03.12' );</text:p>
          </table:table-cell>
          <table:table-cell table:number-columns-repeated="2"/>
          <table:table-cell table:formula="of:==IF([.L151] &lt;&gt; &quot;&quot;;&quot;INSERT INTO perfil_proceso(id_perfil_proceso, id_perfil, id_proceso, priuse) VALUES (&quot; &amp; [.O151] &amp; &quot;, 1, &quot; &amp; [.N151] &amp; &quot;, 'A'::text);&quot;; &quot;&quot;)" office:value-type="string" office:string-value="INSERT INTO perfil_proceso(id_perfil_proceso, id_perfil, id_proceso, priuse) VALUES (150, 1, 150, 'A'::text);" calcext:value-type="string">
            <text:p>INSERT INTO perfil_proceso(id_perfil_proceso, id_perfil, id_proceso, priuse) VALUES (150, 1, 150, 'A'::text);</text:p>
          </table:table-cell>
        </table:table-row>
        <table:table-row table:style-name="ro3">
          <table:table-cell table:style-name="ce2" table:formula="of:=[.$A$139]&amp;&quot;.&quot;&amp;[.D152]" office:value-type="string" office:string-value="2.03.13" calcext:value-type="string">
            <text:p>2.03.13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Instituciones Públicas</text:p>
          </table:table-cell>
          <table:table-cell table:number-columns-repeated="3"/>
          <table:table-cell office:value-type="string" calcext:value-type="string">
            <text:p>sigefirrhh/base/personal/Institu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52]" office:value-type="string" office:string-value="Instituciones Públicas" calcext:value-type="string">
            <text:p>Instituciones Públicas</text:p>
          </table:table-cell>
          <table:table-cell/>
          <table:table-cell table:number-columns-repeated="2" office:value-type="float" office:value="151" calcext:value-type="float">
            <text:p>151</text:p>
          </table:table-cell>
          <table:table-cell table:style-name="ce3" table:formula="of:=&quot;(&quot; &amp; [.N152] &amp; &quot;,&quot; &amp; &quot;1&quot; &amp; &quot;, '&quot; &amp; [.L152]  &amp; &quot;', &quot; &amp; &quot;'&quot; &amp; [.H152]  &amp;  &quot;',  'A' , '&quot; &amp; [.L152] &amp;  &quot;', '&quot;&amp;  [.I152]  &amp; &quot;', '&quot; &amp; [.A152] &amp; &quot;' );&quot;" office:value-type="string" office:string-value="(151,1, 'Instituciones Públicas', '',  'A' , 'Instituciones Públicas', 'sigefirrhh/base/personal/Institucion', '2.03.13' );" calcext:value-type="string">
            <text:p>(151,1, 'Instituciones Públicas', '', <text:s/>'A' , 'Instituciones Públicas', 'sigefirrhh/base/personal/Institucion', '2.03.13' );</text:p>
          </table:table-cell>
          <table:table-cell table:number-columns-repeated="4"/>
          <table:table-cell table:formula="of:=IF([.L152] &lt;&gt; &quot;&quot;;[.$P$1] &amp;  [.P152]; &quot;&quot;)" office:value-type="string" office:string-value="INSERT INTO proceso(id_proceso, id_aplicacion, denominacion, ruta_menu, estatus, descripcion, url, jerarquia_menu)VALUES (151,1, 'Instituciones Públicas', '',  'A' , 'Instituciones Públicas', 'sigefirrhh/base/personal/Institucion', '2.03.13' );" calcext:value-type="string">
            <text:p>INSERT INTO proceso(id_proceso, id_aplicacion, denominacion, ruta_menu, estatus, descripcion, url, jerarquia_menu)VALUES (151,1, 'Instituciones Públicas', '', <text:s/>'A' , 'Instituciones Públicas', 'sigefirrhh/base/personal/Institucion', '2.03.13' );</text:p>
          </table:table-cell>
          <table:table-cell table:number-columns-repeated="2"/>
          <table:table-cell table:formula="of:==IF([.L152] &lt;&gt; &quot;&quot;;&quot;INSERT INTO perfil_proceso(id_perfil_proceso, id_perfil, id_proceso, priuse) VALUES (&quot; &amp; [.O152] &amp; &quot;, 1, &quot; &amp; [.N152] &amp; &quot;, 'A'::text);&quot;; &quot;&quot;)" office:value-type="string" office:string-value="INSERT INTO perfil_proceso(id_perfil_proceso, id_perfil, id_proceso, priuse) VALUES (151, 1, 151, 'A'::text);" calcext:value-type="string">
            <text:p>INSERT INTO perfil_proceso(id_perfil_proceso, id_perfil, id_proceso, priuse) VALUES (151, 1, 151, 'A'::text);</text:p>
          </table:table-cell>
        </table:table-row>
        <table:table-row table:style-name="ro3">
          <table:table-cell table:style-name="ce2" table:formula="of:=[.$A$104]&amp;&quot;.&quot;&amp;[.C153]" office:value-type="string" office:string-value="2.04" calcext:value-type="string">
            <text:p>2.04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Reporte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153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152" calcext:value-type="float">
            <text:p>152</text:p>
          </table:table-cell>
          <table:table-cell table:style-name="ce3" table:formula="of:=&quot;(&quot; &amp; [.N153] &amp; &quot;,&quot; &amp; &quot;1&quot; &amp; &quot;, '&quot; &amp; [.L153]  &amp; &quot;', &quot; &amp; &quot;'&quot; &amp; [.H153]  &amp;  &quot;',  'A' , '&quot; &amp; [.L153] &amp;  &quot;', '&quot;&amp;  [.I153]  &amp; &quot;', '&quot; &amp; [.A153] &amp; &quot;' );&quot;" office:value-type="string" office:string-value="(152,1, 'Reportes', '',  'A' , 'Reportes', '', '2.04' );" calcext:value-type="string">
            <text:p>(152,1, 'Reportes', '', <text:s/>'A' , 'Reportes', '', '2.04' );</text:p>
          </table:table-cell>
          <table:table-cell table:number-columns-repeated="4"/>
          <table:table-cell table:formula="of:=IF([.L153] &lt;&gt; &quot;&quot;;[.$P$1] &amp;  [.P153]; &quot;&quot;)" office:value-type="string" office:string-value="INSERT INTO proceso(id_proceso, id_aplicacion, denominacion, ruta_menu, estatus, descripcion, url, jerarquia_menu)VALUES (152,1, 'Reportes', '',  'A' , 'Reportes', '', '2.04' );" calcext:value-type="string">
            <text:p>INSERT INTO proceso(id_proceso, id_aplicacion, denominacion, ruta_menu, estatus, descripcion, url, jerarquia_menu)VALUES (152,1, 'Reportes', '', <text:s/>'A' , 'Reportes', '', '2.04' );</text:p>
          </table:table-cell>
          <table:table-cell table:number-columns-repeated="2"/>
          <table:table-cell table:formula="of:==IF([.L153] &lt;&gt; &quot;&quot;;&quot;INSERT INTO perfil_proceso(id_perfil_proceso, id_perfil, id_proceso, priuse) VALUES (&quot; &amp; [.O153] &amp; &quot;, 1, &quot; &amp; [.N153] &amp; &quot;, 'A'::text);&quot;; &quot;&quot;)" office:value-type="string" office:string-value="INSERT INTO perfil_proceso(id_perfil_proceso, id_perfil, id_proceso, priuse) VALUES (152, 1, 152, 'A'::text);" calcext:value-type="string">
            <text:p>INSERT INTO perfil_proceso(id_perfil_proceso, id_perfil, id_proceso, priuse) VALUES (152, 1, 152, 'A'::text);</text:p>
          </table:table-cell>
        </table:table-row>
        <table:table-row table:style-name="ro3">
          <table:table-cell table:style-name="ce2" table:formula="of:=[.$A$153]&amp;&quot;.&quot;&amp;[.D154]" office:value-type="string" office:string-value="2.04.01" calcext:value-type="string">
            <text:p>2.04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Hoja de Vida</text:p>
          </table:table-cell>
          <table:table-cell table:number-columns-repeated="3"/>
          <table:table-cell office:value-type="string" calcext:value-type="string">
            <text:p>sigefirrhh/personal/expediente/ReportCurriculum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54]" office:value-type="string" office:string-value="Hoja de Vida" calcext:value-type="string">
            <text:p>Hoja de Vida</text:p>
          </table:table-cell>
          <table:table-cell/>
          <table:table-cell table:number-columns-repeated="2" office:value-type="float" office:value="153" calcext:value-type="float">
            <text:p>153</text:p>
          </table:table-cell>
          <table:table-cell table:style-name="ce3" table:formula="of:=&quot;(&quot; &amp; [.N154] &amp; &quot;,&quot; &amp; &quot;1&quot; &amp; &quot;, '&quot; &amp; [.L154]  &amp; &quot;', &quot; &amp; &quot;'&quot; &amp; [.H154]  &amp;  &quot;',  'A' , '&quot; &amp; [.L154] &amp;  &quot;', '&quot;&amp;  [.I154]  &amp; &quot;', '&quot; &amp; [.A154] &amp; &quot;' );&quot;" office:value-type="string" office:string-value="(153,1, 'Hoja de Vida', '',  'A' , 'Hoja de Vida', 'sigefirrhh/personal/expediente/ReportCurriculum', '2.04.01' );" calcext:value-type="string">
            <text:p>(153,1, 'Hoja de Vida', '', <text:s/>'A' , 'Hoja de Vida', 'sigefirrhh/personal/expediente/ReportCurriculum', '2.04.01' );</text:p>
          </table:table-cell>
          <table:table-cell table:number-columns-repeated="4"/>
          <table:table-cell table:formula="of:=IF([.L154] &lt;&gt; &quot;&quot;;[.$P$1] &amp;  [.P154]; &quot;&quot;)" office:value-type="string" office:string-value="INSERT INTO proceso(id_proceso, id_aplicacion, denominacion, ruta_menu, estatus, descripcion, url, jerarquia_menu)VALUES (153,1, 'Hoja de Vida', '',  'A' , 'Hoja de Vida', 'sigefirrhh/personal/expediente/ReportCurriculum', '2.04.01' );" calcext:value-type="string">
            <text:p>INSERT INTO proceso(id_proceso, id_aplicacion, denominacion, ruta_menu, estatus, descripcion, url, jerarquia_menu)VALUES (153,1, 'Hoja de Vida', '', <text:s/>'A' , 'Hoja de Vida', 'sigefirrhh/personal/expediente/ReportCurriculum', '2.04.01' );</text:p>
          </table:table-cell>
          <table:table-cell table:number-columns-repeated="2"/>
          <table:table-cell table:formula="of:==IF([.L154] &lt;&gt; &quot;&quot;;&quot;INSERT INTO perfil_proceso(id_perfil_proceso, id_perfil, id_proceso, priuse) VALUES (&quot; &amp; [.O154] &amp; &quot;, 1, &quot; &amp; [.N154] &amp; &quot;, 'A'::text);&quot;; &quot;&quot;)" office:value-type="string" office:string-value="INSERT INTO perfil_proceso(id_perfil_proceso, id_perfil, id_proceso, priuse) VALUES (153, 1, 153, 'A'::text);" calcext:value-type="string">
            <text:p>INSERT INTO perfil_proceso(id_perfil_proceso, id_perfil, id_proceso, priuse) VALUES (153, 1, 153, 'A'::text);</text:p>
          </table:table-cell>
        </table:table-row>
        <table:table-row table:style-name="ro3">
          <table:table-cell table:style-name="ce2" table:formula="of:=[.$A$153]&amp;&quot;.&quot;&amp;[.D155]" office:value-type="string" office:string-value="2.04.02" calcext:value-type="string">
            <text:p>2.04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Hoja de Vida por Región</text:p>
          </table:table-cell>
          <table:table-cell table:number-columns-repeated="3"/>
          <table:table-cell office:value-type="string" calcext:value-type="string">
            <text:p>sigefirrhh/personal/expediente/ReportCurriculumReg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55]" office:value-type="string" office:string-value="Hoja de Vida por Región" calcext:value-type="string">
            <text:p>Hoja de Vida por Región</text:p>
          </table:table-cell>
          <table:table-cell/>
          <table:table-cell table:number-columns-repeated="2" office:value-type="float" office:value="154" calcext:value-type="float">
            <text:p>154</text:p>
          </table:table-cell>
          <table:table-cell table:style-name="ce3" table:formula="of:=&quot;(&quot; &amp; [.N155] &amp; &quot;,&quot; &amp; &quot;1&quot; &amp; &quot;, '&quot; &amp; [.L155]  &amp; &quot;', &quot; &amp; &quot;'&quot; &amp; [.H155]  &amp;  &quot;',  'A' , '&quot; &amp; [.L155] &amp;  &quot;', '&quot;&amp;  [.I155]  &amp; &quot;', '&quot; &amp; [.A155] &amp; &quot;' );&quot;" office:value-type="string" office:string-value="(154,1, 'Hoja de Vida por Región', '',  'A' , 'Hoja de Vida por Región', 'sigefirrhh/personal/expediente/ReportCurriculumRegion', '2.04.02' );" calcext:value-type="string">
            <text:p>(154,1, 'Hoja de Vida por Región', '', <text:s/>'A' , 'Hoja de Vida por Región', 'sigefirrhh/personal/expediente/ReportCurriculumRegion', '2.04.02' );</text:p>
          </table:table-cell>
          <table:table-cell table:number-columns-repeated="4"/>
          <table:table-cell table:formula="of:=IF([.L155] &lt;&gt; &quot;&quot;;[.$P$1] &amp;  [.P155]; &quot;&quot;)" office:value-type="string" office:string-value="INSERT INTO proceso(id_proceso, id_aplicacion, denominacion, ruta_menu, estatus, descripcion, url, jerarquia_menu)VALUES (154,1, 'Hoja de Vida por Región', '',  'A' , 'Hoja de Vida por Región', 'sigefirrhh/personal/expediente/ReportCurriculumRegion', '2.04.02' );" calcext:value-type="string">
            <text:p>INSERT INTO proceso(id_proceso, id_aplicacion, denominacion, ruta_menu, estatus, descripcion, url, jerarquia_menu)VALUES (154,1, 'Hoja de Vida por Región', '', <text:s/>'A' , 'Hoja de Vida por Región', 'sigefirrhh/personal/expediente/ReportCurriculumRegion', '2.04.02' );</text:p>
          </table:table-cell>
          <table:table-cell table:number-columns-repeated="2"/>
          <table:table-cell table:formula="of:==IF([.L155] &lt;&gt; &quot;&quot;;&quot;INSERT INTO perfil_proceso(id_perfil_proceso, id_perfil, id_proceso, priuse) VALUES (&quot; &amp; [.O155] &amp; &quot;, 1, &quot; &amp; [.N155] &amp; &quot;, 'A'::text);&quot;; &quot;&quot;)" office:value-type="string" office:string-value="INSERT INTO perfil_proceso(id_perfil_proceso, id_perfil, id_proceso, priuse) VALUES (154, 1, 154, 'A'::text);" calcext:value-type="string">
            <text:p>INSERT INTO perfil_proceso(id_perfil_proceso, id_perfil, id_proceso, priuse) VALUES (154, 1, 154, 'A'::text);</text:p>
          </table:table-cell>
        </table:table-row>
        <table:table-row table:style-name="ro3">
          <table:table-cell table:style-name="ce2" table:formula="of:=[.$A$153]&amp;&quot;.&quot;&amp;[.D156]" office:value-type="string" office:string-value="2.04.03" calcext:value-type="string">
            <text:p>2.04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Criterios Varios</text:p>
          </table:table-cell>
          <table:table-cell table:number-columns-repeated="3"/>
          <table:table-cell office:value-type="string" calcext:value-type="string">
            <text:p>sigefirrhh/personal/trabajador/ReportTrabajado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56]" office:value-type="string" office:string-value="Criterios Varios" calcext:value-type="string">
            <text:p>Criterios Varios</text:p>
          </table:table-cell>
          <table:table-cell/>
          <table:table-cell table:number-columns-repeated="2" office:value-type="float" office:value="155" calcext:value-type="float">
            <text:p>155</text:p>
          </table:table-cell>
          <table:table-cell table:style-name="ce3" table:formula="of:=&quot;(&quot; &amp; [.N156] &amp; &quot;,&quot; &amp; &quot;1&quot; &amp; &quot;, '&quot; &amp; [.L156]  &amp; &quot;', &quot; &amp; &quot;'&quot; &amp; [.H156]  &amp;  &quot;',  'A' , '&quot; &amp; [.L156] &amp;  &quot;', '&quot;&amp;  [.I156]  &amp; &quot;', '&quot; &amp; [.A156] &amp; &quot;' );&quot;" office:value-type="string" office:string-value="(155,1, 'Criterios Varios', '',  'A' , 'Criterios Varios', 'sigefirrhh/personal/trabajador/ReportTrabajador', '2.04.03' );" calcext:value-type="string">
            <text:p>(155,1, 'Criterios Varios', '', <text:s/>'A' , 'Criterios Varios', 'sigefirrhh/personal/trabajador/ReportTrabajador', '2.04.03' );</text:p>
          </table:table-cell>
          <table:table-cell table:number-columns-repeated="4"/>
          <table:table-cell table:formula="of:=IF([.L156] &lt;&gt; &quot;&quot;;[.$P$1] &amp;  [.P156]; &quot;&quot;)" office:value-type="string" office:string-value="INSERT INTO proceso(id_proceso, id_aplicacion, denominacion, ruta_menu, estatus, descripcion, url, jerarquia_menu)VALUES (155,1, 'Criterios Varios', '',  'A' , 'Criterios Varios', 'sigefirrhh/personal/trabajador/ReportTrabajador', '2.04.03' );" calcext:value-type="string">
            <text:p>INSERT INTO proceso(id_proceso, id_aplicacion, denominacion, ruta_menu, estatus, descripcion, url, jerarquia_menu)VALUES (155,1, 'Criterios Varios', '', <text:s/>'A' , 'Criterios Varios', 'sigefirrhh/personal/trabajador/ReportTrabajador', '2.04.03' );</text:p>
          </table:table-cell>
          <table:table-cell table:number-columns-repeated="2"/>
          <table:table-cell table:formula="of:==IF([.L156] &lt;&gt; &quot;&quot;;&quot;INSERT INTO perfil_proceso(id_perfil_proceso, id_perfil, id_proceso, priuse) VALUES (&quot; &amp; [.O156] &amp; &quot;, 1, &quot; &amp; [.N156] &amp; &quot;, 'A'::text);&quot;; &quot;&quot;)" office:value-type="string" office:string-value="INSERT INTO perfil_proceso(id_perfil_proceso, id_perfil, id_proceso, priuse) VALUES (155, 1, 155, 'A'::text);" calcext:value-type="string">
            <text:p>INSERT INTO perfil_proceso(id_perfil_proceso, id_perfil, id_proceso, priuse) VALUES (155, 1, 155, 'A'::text);</text:p>
          </table:table-cell>
        </table:table-row>
        <table:table-row table:style-name="ro3"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Administració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[.C157]" office:value-type="string" office:string-value="Administración" calcext:value-type="string">
            <text:p>Administración</text:p>
          </table:table-cell>
          <table:table-cell/>
          <table:table-cell table:number-columns-repeated="2" office:value-type="float" office:value="156" calcext:value-type="float">
            <text:p>156</text:p>
          </table:table-cell>
          <table:table-cell table:style-name="ce3" table:formula="of:=&quot;(&quot; &amp; [.N157] &amp; &quot;,&quot; &amp; &quot;1&quot; &amp; &quot;, '&quot; &amp; [.L157]  &amp; &quot;', &quot; &amp; &quot;'&quot; &amp; [.H157]  &amp;  &quot;',  'A' , '&quot; &amp; [.L157] &amp;  &quot;', '&quot;&amp;  [.I157]  &amp; &quot;', '&quot; &amp; [.A157] &amp; &quot;' );&quot;" office:value-type="string" office:string-value="(156,1, 'Administración', '',  'A' , 'Administración', '', '3' );" calcext:value-type="string">
            <text:p>(156,1, 'Administración', '', <text:s/>'A' , 'Administración', '', '3' );</text:p>
          </table:table-cell>
          <table:table-cell table:number-columns-repeated="4"/>
          <table:table-cell table:formula="of:=IF([.L157] &lt;&gt; &quot;&quot;;[.$P$1] &amp;  [.P157]; &quot;&quot;)" office:value-type="string" office:string-value="INSERT INTO proceso(id_proceso, id_aplicacion, denominacion, ruta_menu, estatus, descripcion, url, jerarquia_menu)VALUES (156,1, 'Administración', '',  'A' , 'Administración', '', '3' );" calcext:value-type="string">
            <text:p>INSERT INTO proceso(id_proceso, id_aplicacion, denominacion, ruta_menu, estatus, descripcion, url, jerarquia_menu)VALUES (156,1, 'Administración', '', <text:s/>'A' , 'Administración', '', '3' );</text:p>
          </table:table-cell>
          <table:table-cell table:number-columns-repeated="2"/>
          <table:table-cell table:formula="of:==IF([.L157] &lt;&gt; &quot;&quot;;&quot;INSERT INTO perfil_proceso(id_perfil_proceso, id_perfil, id_proceso, priuse) VALUES (&quot; &amp; [.O157] &amp; &quot;, 1, &quot; &amp; [.N157] &amp; &quot;, 'A'::text);&quot;; &quot;&quot;)" office:value-type="string" office:string-value="INSERT INTO perfil_proceso(id_perfil_proceso, id_perfil, id_proceso, priuse) VALUES (156, 1, 156, 'A'::text);" calcext:value-type="string">
            <text:p>INSERT INTO perfil_proceso(id_perfil_proceso, id_perfil, id_proceso, priuse) VALUES (156, 1, 156, 'A'::text);</text:p>
          </table:table-cell>
        </table:table-row>
        <table:table-row table:style-name="ro3">
          <table:table-cell table:formula="of:=[.A157]&amp;&quot;.&quot;&amp;[.C158]" office:value-type="string" office:string-value="3.01" calcext:value-type="string">
            <text:p>3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Parametrizació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158]" office:value-type="string" office:string-value="Parametrización" calcext:value-type="string">
            <text:p>Parametrización</text:p>
          </table:table-cell>
          <table:table-cell/>
          <table:table-cell table:number-columns-repeated="2" office:value-type="float" office:value="157" calcext:value-type="float">
            <text:p>157</text:p>
          </table:table-cell>
          <table:table-cell table:style-name="ce3" table:formula="of:=&quot;(&quot; &amp; [.N158] &amp; &quot;,&quot; &amp; &quot;1&quot; &amp; &quot;, '&quot; &amp; [.L158]  &amp; &quot;', &quot; &amp; &quot;'&quot; &amp; [.H158]  &amp;  &quot;',  'A' , '&quot; &amp; [.L158] &amp;  &quot;', '&quot;&amp;  [.I158]  &amp; &quot;', '&quot; &amp; [.A158] &amp; &quot;' );&quot;" office:value-type="string" office:string-value="(157,1, 'Parametrización', '',  'A' , 'Parametrización', '', '3.01' );" calcext:value-type="string">
            <text:p>(157,1, 'Parametrización', '', <text:s/>'A' , 'Parametrización', '', '3.01' );</text:p>
          </table:table-cell>
          <table:table-cell table:number-columns-repeated="4"/>
          <table:table-cell table:formula="of:=IF([.L158] &lt;&gt; &quot;&quot;;[.$P$1] &amp;  [.P158]; &quot;&quot;)" office:value-type="string" office:string-value="INSERT INTO proceso(id_proceso, id_aplicacion, denominacion, ruta_menu, estatus, descripcion, url, jerarquia_menu)VALUES (157,1, 'Parametrización', '',  'A' , 'Parametrización', '', '3.01' );" calcext:value-type="string">
            <text:p>INSERT INTO proceso(id_proceso, id_aplicacion, denominacion, ruta_menu, estatus, descripcion, url, jerarquia_menu)VALUES (157,1, 'Parametrización', '', <text:s/>'A' , 'Parametrización', '', '3.01' );</text:p>
          </table:table-cell>
          <table:table-cell table:number-columns-repeated="2"/>
          <table:table-cell table:formula="of:==IF([.L158] &lt;&gt; &quot;&quot;;&quot;INSERT INTO perfil_proceso(id_perfil_proceso, id_perfil, id_proceso, priuse) VALUES (&quot; &amp; [.O158] &amp; &quot;, 1, &quot; &amp; [.N158] &amp; &quot;, 'A'::text);&quot;; &quot;&quot;)" office:value-type="string" office:string-value="INSERT INTO perfil_proceso(id_perfil_proceso, id_perfil, id_proceso, priuse) VALUES (157, 1, 157, 'A'::text);" calcext:value-type="string">
            <text:p>INSERT INTO perfil_proceso(id_perfil_proceso, id_perfil, id_proceso, priuse) VALUES (157, 1, 157, 'A'::text);</text:p>
          </table:table-cell>
        </table:table-row>
        <table:table-row table:style-name="ro3">
          <table:table-cell table:formula="of:=[.A158]&amp;&quot;.&quot;&amp;[.D159]" office:value-type="string" office:string-value="3.01.01" calcext:value-type="string">
            <text:p>3.01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Definicion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159]" office:value-type="string" office:string-value="Definiciones" calcext:value-type="string">
            <text:p>Definiciones</text:p>
          </table:table-cell>
          <table:table-cell/>
          <table:table-cell table:number-columns-repeated="2" office:value-type="float" office:value="158" calcext:value-type="float">
            <text:p>158</text:p>
          </table:table-cell>
          <table:table-cell table:style-name="ce3" table:formula="of:=&quot;(&quot; &amp; [.N159] &amp; &quot;,&quot; &amp; &quot;1&quot; &amp; &quot;, '&quot; &amp; [.L159]  &amp; &quot;', &quot; &amp; &quot;'&quot; &amp; [.H159]  &amp;  &quot;',  'A' , '&quot; &amp; [.L159] &amp;  &quot;', '&quot;&amp;  [.I159]  &amp; &quot;', '&quot; &amp; [.A159] &amp; &quot;' );&quot;" office:value-type="string" office:string-value="(158,1, 'Definiciones', '',  'A' , 'Definiciones', '', '3.01.01' );" calcext:value-type="string">
            <text:p>(158,1, 'Definiciones', '', <text:s/>'A' , 'Definiciones', '', '3.01.01' );</text:p>
          </table:table-cell>
          <table:table-cell table:number-columns-repeated="4"/>
          <table:table-cell table:formula="of:=IF([.L159] &lt;&gt; &quot;&quot;;[.$P$1] &amp;  [.P159]; &quot;&quot;)" office:value-type="string" office:string-value="INSERT INTO proceso(id_proceso, id_aplicacion, denominacion, ruta_menu, estatus, descripcion, url, jerarquia_menu)VALUES (158,1, 'Definiciones', '',  'A' , 'Definiciones', '', '3.01.01' );" calcext:value-type="string">
            <text:p>INSERT INTO proceso(id_proceso, id_aplicacion, denominacion, ruta_menu, estatus, descripcion, url, jerarquia_menu)VALUES (158,1, 'Definiciones', '', <text:s/>'A' , 'Definiciones', '', '3.01.01' );</text:p>
          </table:table-cell>
          <table:table-cell table:number-columns-repeated="2"/>
          <table:table-cell table:formula="of:==IF([.L159] &lt;&gt; &quot;&quot;;&quot;INSERT INTO perfil_proceso(id_perfil_proceso, id_perfil, id_proceso, priuse) VALUES (&quot; &amp; [.O159] &amp; &quot;, 1, &quot; &amp; [.N159] &amp; &quot;, 'A'::text);&quot;; &quot;&quot;)" office:value-type="string" office:string-value="INSERT INTO perfil_proceso(id_perfil_proceso, id_perfil, id_proceso, priuse) VALUES (158, 1, 158, 'A'::text);" calcext:value-type="string">
            <text:p>INSERT INTO perfil_proceso(id_perfil_proceso, id_perfil, id_proceso, priuse) VALUES (158, 1, 158, 'A'::text);</text:p>
          </table:table-cell>
        </table:table-row>
        <table:table-row table:style-name="ro3">
          <table:table-cell table:formula="of:=[.$A$159]&amp;&quot;.&quot;&amp;[.E160]" office:value-type="string" office:string-value="3.01.01.01" calcext:value-type="string">
            <text:p>3.01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ategoría de Personal</text:p>
          </table:table-cell>
          <table:table-cell table:number-columns-repeated="2"/>
          <table:table-cell table:style-name="ce5" office:value-type="string" calcext:value-type="string">
            <text:p>sigefirrhh/base/definiciones/CategoriaPerson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60]" office:value-type="string" office:string-value="Categoría de Personal" calcext:value-type="string">
            <text:p>Categoría de Personal</text:p>
          </table:table-cell>
          <table:table-cell/>
          <table:table-cell table:number-columns-repeated="2" office:value-type="float" office:value="159" calcext:value-type="float">
            <text:p>159</text:p>
          </table:table-cell>
          <table:table-cell table:style-name="ce3" table:formula="of:=&quot;(&quot; &amp; [.N160] &amp; &quot;,&quot; &amp; &quot;1&quot; &amp; &quot;, '&quot; &amp; [.L160]  &amp; &quot;', &quot; &amp; &quot;'&quot; &amp; [.H160]  &amp;  &quot;',  'A' , '&quot; &amp; [.L160] &amp;  &quot;', '&quot;&amp;  [.I160]  &amp; &quot;', '&quot; &amp; [.A160] &amp; &quot;' );&quot;" office:value-type="string" office:string-value="(159,1, 'Categoría de Personal', '',  'A' , 'Categoría de Personal', 'sigefirrhh/base/definiciones/CategoriaPersonal', '3.01.01.01' );" calcext:value-type="string">
            <text:p>(159,1, 'Categoría de Personal', '', <text:s/>'A' , 'Categoría de Personal', 'sigefirrhh/base/definiciones/CategoriaPersonal', '3.01.01.01' );</text:p>
          </table:table-cell>
          <table:table-cell table:number-columns-repeated="4"/>
          <table:table-cell table:formula="of:=IF([.L160] &lt;&gt; &quot;&quot;;[.$P$1] &amp;  [.P160]; &quot;&quot;)" office:value-type="string" office:string-value="INSERT INTO proceso(id_proceso, id_aplicacion, denominacion, ruta_menu, estatus, descripcion, url, jerarquia_menu)VALUES (159,1, 'Categoría de Personal', '',  'A' , 'Categoría de Personal', 'sigefirrhh/base/definiciones/CategoriaPersonal', '3.01.01.01' );" calcext:value-type="string">
            <text:p>INSERT INTO proceso(id_proceso, id_aplicacion, denominacion, ruta_menu, estatus, descripcion, url, jerarquia_menu)VALUES (159,1, 'Categoría de Personal', '', <text:s/>'A' , 'Categoría de Personal', 'sigefirrhh/base/definiciones/CategoriaPersonal', '3.01.01.01' );</text:p>
          </table:table-cell>
          <table:table-cell table:number-columns-repeated="2"/>
          <table:table-cell table:formula="of:==IF([.L160] &lt;&gt; &quot;&quot;;&quot;INSERT INTO perfil_proceso(id_perfil_proceso, id_perfil, id_proceso, priuse) VALUES (&quot; &amp; [.O160] &amp; &quot;, 1, &quot; &amp; [.N160] &amp; &quot;, 'A'::text);&quot;; &quot;&quot;)" office:value-type="string" office:string-value="INSERT INTO perfil_proceso(id_perfil_proceso, id_perfil, id_proceso, priuse) VALUES (159, 1, 159, 'A'::text);" calcext:value-type="string">
            <text:p>INSERT INTO perfil_proceso(id_perfil_proceso, id_perfil, id_proceso, priuse) VALUES (159, 1, 159, 'A'::text);</text:p>
          </table:table-cell>
        </table:table-row>
        <table:table-row table:style-name="ro3">
          <table:table-cell table:formula="of:=[.$A$159]&amp;&quot;.&quot;&amp;[.E161]" office:value-type="string" office:string-value="3.01.01.02" calcext:value-type="string">
            <text:p>3.01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lación Laboral</text:p>
          </table:table-cell>
          <table:table-cell table:number-columns-repeated="2"/>
          <table:table-cell office:value-type="string" calcext:value-type="string">
            <text:p>sigefirrhh/base/definiciones/RelacionPerson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61]" office:value-type="string" office:string-value="Relación Laboral" calcext:value-type="string">
            <text:p>Relación Laboral</text:p>
          </table:table-cell>
          <table:table-cell/>
          <table:table-cell table:number-columns-repeated="2" office:value-type="float" office:value="160" calcext:value-type="float">
            <text:p>160</text:p>
          </table:table-cell>
          <table:table-cell table:style-name="ce3" table:formula="of:=&quot;(&quot; &amp; [.N161] &amp; &quot;,&quot; &amp; &quot;1&quot; &amp; &quot;, '&quot; &amp; [.L161]  &amp; &quot;', &quot; &amp; &quot;'&quot; &amp; [.H161]  &amp;  &quot;',  'A' , '&quot; &amp; [.L161] &amp;  &quot;', '&quot;&amp;  [.I161]  &amp; &quot;', '&quot; &amp; [.A161] &amp; &quot;' );&quot;" office:value-type="string" office:string-value="(160,1, 'Relación Laboral', '',  'A' , 'Relación Laboral', 'sigefirrhh/base/definiciones/RelacionPersonal', '3.01.01.02' );" calcext:value-type="string">
            <text:p>(160,1, 'Relación Laboral', '', <text:s/>'A' , 'Relación Laboral', 'sigefirrhh/base/definiciones/RelacionPersonal', '3.01.01.02' );</text:p>
          </table:table-cell>
          <table:table-cell table:number-columns-repeated="4"/>
          <table:table-cell table:formula="of:=IF([.L161] &lt;&gt; &quot;&quot;;[.$P$1] &amp;  [.P161]; &quot;&quot;)" office:value-type="string" office:string-value="INSERT INTO proceso(id_proceso, id_aplicacion, denominacion, ruta_menu, estatus, descripcion, url, jerarquia_menu)VALUES (160,1, 'Relación Laboral', '',  'A' , 'Relación Laboral', 'sigefirrhh/base/definiciones/RelacionPersonal', '3.01.01.02' );" calcext:value-type="string">
            <text:p>INSERT INTO proceso(id_proceso, id_aplicacion, denominacion, ruta_menu, estatus, descripcion, url, jerarquia_menu)VALUES (160,1, 'Relación Laboral', '', <text:s/>'A' , 'Relación Laboral', 'sigefirrhh/base/definiciones/RelacionPersonal', '3.01.01.02' );</text:p>
          </table:table-cell>
          <table:table-cell table:number-columns-repeated="2"/>
          <table:table-cell table:formula="of:==IF([.L161] &lt;&gt; &quot;&quot;;&quot;INSERT INTO perfil_proceso(id_perfil_proceso, id_perfil, id_proceso, priuse) VALUES (&quot; &amp; [.O161] &amp; &quot;, 1, &quot; &amp; [.N161] &amp; &quot;, 'A'::text);&quot;; &quot;&quot;)" office:value-type="string" office:string-value="INSERT INTO perfil_proceso(id_perfil_proceso, id_perfil, id_proceso, priuse) VALUES (160, 1, 160, 'A'::text);" calcext:value-type="string">
            <text:p>INSERT INTO perfil_proceso(id_perfil_proceso, id_perfil, id_proceso, priuse) VALUES (160, 1, 160, 'A'::text);</text:p>
          </table:table-cell>
        </table:table-row>
        <table:table-row table:style-name="ro3">
          <table:table-cell table:formula="of:=[.$A$159]&amp;&quot;.&quot;&amp;[.E162]" office:value-type="string" office:string-value="3.01.01.03" calcext:value-type="string">
            <text:p>3.01.01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Clasificación de Personal</text:p>
          </table:table-cell>
          <table:table-cell table:number-columns-repeated="2"/>
          <table:table-cell office:value-type="string" calcext:value-type="string">
            <text:p>sigefirrhh/base/definiciones/ClasificacionPerson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62]" office:value-type="string" office:string-value="Clasificación de Personal" calcext:value-type="string">
            <text:p>Clasificación de Personal</text:p>
          </table:table-cell>
          <table:table-cell/>
          <table:table-cell table:number-columns-repeated="2" office:value-type="float" office:value="161" calcext:value-type="float">
            <text:p>161</text:p>
          </table:table-cell>
          <table:table-cell table:style-name="ce3" table:formula="of:=&quot;(&quot; &amp; [.N162] &amp; &quot;,&quot; &amp; &quot;1&quot; &amp; &quot;, '&quot; &amp; [.L162]  &amp; &quot;', &quot; &amp; &quot;'&quot; &amp; [.H162]  &amp;  &quot;',  'A' , '&quot; &amp; [.L162] &amp;  &quot;', '&quot;&amp;  [.I162]  &amp; &quot;', '&quot; &amp; [.A162] &amp; &quot;' );&quot;" office:value-type="string" office:string-value="(161,1, 'Clasificación de Personal', '',  'A' , 'Clasificación de Personal', 'sigefirrhh/base/definiciones/ClasificacionPersonal', '3.01.01.03' );" calcext:value-type="string">
            <text:p>(161,1, 'Clasificación de Personal', '', <text:s/>'A' , 'Clasificación de Personal', 'sigefirrhh/base/definiciones/ClasificacionPersonal', '3.01.01.03' );</text:p>
          </table:table-cell>
          <table:table-cell table:number-columns-repeated="4"/>
          <table:table-cell table:formula="of:=IF([.L162] &lt;&gt; &quot;&quot;;[.$P$1] &amp;  [.P162]; &quot;&quot;)" office:value-type="string" office:string-value="INSERT INTO proceso(id_proceso, id_aplicacion, denominacion, ruta_menu, estatus, descripcion, url, jerarquia_menu)VALUES (161,1, 'Clasificación de Personal', '',  'A' , 'Clasificación de Personal', 'sigefirrhh/base/definiciones/ClasificacionPersonal', '3.01.01.03' );" calcext:value-type="string">
            <text:p>INSERT INTO proceso(id_proceso, id_aplicacion, denominacion, ruta_menu, estatus, descripcion, url, jerarquia_menu)VALUES (161,1, 'Clasificación de Personal', '', <text:s/>'A' , 'Clasificación de Personal', 'sigefirrhh/base/definiciones/ClasificacionPersonal', '3.01.01.03' );</text:p>
          </table:table-cell>
          <table:table-cell table:number-columns-repeated="2"/>
          <table:table-cell table:formula="of:==IF([.L162] &lt;&gt; &quot;&quot;;&quot;INSERT INTO perfil_proceso(id_perfil_proceso, id_perfil, id_proceso, priuse) VALUES (&quot; &amp; [.O162] &amp; &quot;, 1, &quot; &amp; [.N162] &amp; &quot;, 'A'::text);&quot;; &quot;&quot;)" office:value-type="string" office:string-value="INSERT INTO perfil_proceso(id_perfil_proceso, id_perfil, id_proceso, priuse) VALUES (161, 1, 161, 'A'::text);" calcext:value-type="string">
            <text:p>INSERT INTO perfil_proceso(id_perfil_proceso, id_perfil, id_proceso, priuse) VALUES (161, 1, 161, 'A'::text);</text:p>
          </table:table-cell>
        </table:table-row>
        <table:table-row table:style-name="ro3">
          <table:table-cell table:formula="of:=[.$A$159]&amp;&quot;.&quot;&amp;[.E163]" office:value-type="string" office:string-value="3.01.01.04" calcext:value-type="string">
            <text:p>3.01.01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Grupos de Nómina</text:p>
          </table:table-cell>
          <table:table-cell table:number-columns-repeated="2"/>
          <table:table-cell office:value-type="string" calcext:value-type="string">
            <text:p>sigefirrhh/base/definiciones/GrupoNomin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63]" office:value-type="string" office:string-value="Grupos de Nómina" calcext:value-type="string">
            <text:p>Grupos de Nómina</text:p>
          </table:table-cell>
          <table:table-cell/>
          <table:table-cell table:number-columns-repeated="2" office:value-type="float" office:value="162" calcext:value-type="float">
            <text:p>162</text:p>
          </table:table-cell>
          <table:table-cell table:style-name="ce3" table:formula="of:=&quot;(&quot; &amp; [.N163] &amp; &quot;,&quot; &amp; &quot;1&quot; &amp; &quot;, '&quot; &amp; [.L163]  &amp; &quot;', &quot; &amp; &quot;'&quot; &amp; [.H163]  &amp;  &quot;',  'A' , '&quot; &amp; [.L163] &amp;  &quot;', '&quot;&amp;  [.I163]  &amp; &quot;', '&quot; &amp; [.A163] &amp; &quot;' );&quot;" office:value-type="string" office:string-value="(162,1, 'Grupos de Nómina', '',  'A' , 'Grupos de Nómina', 'sigefirrhh/base/definiciones/GrupoNomina', '3.01.01.04' );" calcext:value-type="string">
            <text:p>(162,1, 'Grupos de Nómina', '', <text:s/>'A' , 'Grupos de Nómina', 'sigefirrhh/base/definiciones/GrupoNomina', '3.01.01.04' );</text:p>
          </table:table-cell>
          <table:table-cell table:number-columns-repeated="4"/>
          <table:table-cell table:formula="of:=IF([.L163] &lt;&gt; &quot;&quot;;[.$P$1] &amp;  [.P163]; &quot;&quot;)" office:value-type="string" office:string-value="INSERT INTO proceso(id_proceso, id_aplicacion, denominacion, ruta_menu, estatus, descripcion, url, jerarquia_menu)VALUES (162,1, 'Grupos de Nómina', '',  'A' , 'Grupos de Nómina', 'sigefirrhh/base/definiciones/GrupoNomina', '3.01.01.04' );" calcext:value-type="string">
            <text:p>INSERT INTO proceso(id_proceso, id_aplicacion, denominacion, ruta_menu, estatus, descripcion, url, jerarquia_menu)VALUES (162,1, 'Grupos de Nómina', '', <text:s/>'A' , 'Grupos de Nómina', 'sigefirrhh/base/definiciones/GrupoNomina', '3.01.01.04' );</text:p>
          </table:table-cell>
          <table:table-cell table:number-columns-repeated="2"/>
          <table:table-cell table:formula="of:==IF([.L163] &lt;&gt; &quot;&quot;;&quot;INSERT INTO perfil_proceso(id_perfil_proceso, id_perfil, id_proceso, priuse) VALUES (&quot; &amp; [.O163] &amp; &quot;, 1, &quot; &amp; [.N163] &amp; &quot;, 'A'::text);&quot;; &quot;&quot;)" office:value-type="string" office:string-value="INSERT INTO perfil_proceso(id_perfil_proceso, id_perfil, id_proceso, priuse) VALUES (162, 1, 162, 'A'::text);" calcext:value-type="string">
            <text:p>INSERT INTO perfil_proceso(id_perfil_proceso, id_perfil, id_proceso, priuse) VALUES (162, 1, 162, 'A'::text);</text:p>
          </table:table-cell>
        </table:table-row>
        <table:table-row table:style-name="ro3">
          <table:table-cell table:formula="of:=[.$A$159]&amp;&quot;.&quot;&amp;[.E164]" office:value-type="string" office:string-value="3.01.01.05" calcext:value-type="string">
            <text:p>3.01.01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Tipos de Personal</text:p>
          </table:table-cell>
          <table:table-cell table:number-columns-repeated="2"/>
          <table:table-cell office:value-type="string" calcext:value-type="string">
            <text:p>sigefirrhh/base/definiciones/TipoPerson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64]" office:value-type="string" office:string-value="Tipos de Personal" calcext:value-type="string">
            <text:p>Tipos de Personal</text:p>
          </table:table-cell>
          <table:table-cell/>
          <table:table-cell table:number-columns-repeated="2" office:value-type="float" office:value="163" calcext:value-type="float">
            <text:p>163</text:p>
          </table:table-cell>
          <table:table-cell table:style-name="ce3" table:formula="of:=&quot;(&quot; &amp; [.N164] &amp; &quot;,&quot; &amp; &quot;1&quot; &amp; &quot;, '&quot; &amp; [.L164]  &amp; &quot;', &quot; &amp; &quot;'&quot; &amp; [.H164]  &amp;  &quot;',  'A' , '&quot; &amp; [.L164] &amp;  &quot;', '&quot;&amp;  [.I164]  &amp; &quot;', '&quot; &amp; [.A164] &amp; &quot;' );&quot;" office:value-type="string" office:string-value="(163,1, 'Tipos de Personal', '',  'A' , 'Tipos de Personal', 'sigefirrhh/base/definiciones/TipoPersonal', '3.01.01.05' );" calcext:value-type="string">
            <text:p>(163,1, 'Tipos de Personal', '', <text:s/>'A' , 'Tipos de Personal', 'sigefirrhh/base/definiciones/TipoPersonal', '3.01.01.05' );</text:p>
          </table:table-cell>
          <table:table-cell table:number-columns-repeated="4"/>
          <table:table-cell table:formula="of:=IF([.L164] &lt;&gt; &quot;&quot;;[.$P$1] &amp;  [.P164]; &quot;&quot;)" office:value-type="string" office:string-value="INSERT INTO proceso(id_proceso, id_aplicacion, denominacion, ruta_menu, estatus, descripcion, url, jerarquia_menu)VALUES (163,1, 'Tipos de Personal', '',  'A' , 'Tipos de Personal', 'sigefirrhh/base/definiciones/TipoPersonal', '3.01.01.05' );" calcext:value-type="string">
            <text:p>INSERT INTO proceso(id_proceso, id_aplicacion, denominacion, ruta_menu, estatus, descripcion, url, jerarquia_menu)VALUES (163,1, 'Tipos de Personal', '', <text:s/>'A' , 'Tipos de Personal', 'sigefirrhh/base/definiciones/TipoPersonal', '3.01.01.05' );</text:p>
          </table:table-cell>
          <table:table-cell table:number-columns-repeated="2"/>
          <table:table-cell table:formula="of:==IF([.L164] &lt;&gt; &quot;&quot;;&quot;INSERT INTO perfil_proceso(id_perfil_proceso, id_perfil, id_proceso, priuse) VALUES (&quot; &amp; [.O164] &amp; &quot;, 1, &quot; &amp; [.N164] &amp; &quot;, 'A'::text);&quot;; &quot;&quot;)" office:value-type="string" office:string-value="INSERT INTO perfil_proceso(id_perfil_proceso, id_perfil, id_proceso, priuse) VALUES (163, 1, 163, 'A'::text);" calcext:value-type="string">
            <text:p>INSERT INTO perfil_proceso(id_perfil_proceso, id_perfil, id_proceso, priuse) VALUES (163, 1, 163, 'A'::text);</text:p>
          </table:table-cell>
        </table:table-row>
        <table:table-row table:style-name="ro3">
          <table:table-cell table:formula="of:=[.$A$159]&amp;&quot;.&quot;&amp;[.E165]" office:value-type="string" office:string-value="3.01.01.06" calcext:value-type="string">
            <text:p>3.01.01.06</text:p>
          </table:table-cell>
          <table:table-cell table:number-columns-repeated="3"/>
          <table:table-cell office:value-type="string" calcext:value-type="string">
            <text:p>06</text:p>
          </table:table-cell>
          <table:table-cell office:value-type="string" calcext:value-type="string">
            <text:p>Restricciones de Personal</text:p>
          </table:table-cell>
          <table:table-cell table:number-columns-repeated="2"/>
          <table:table-cell office:value-type="string" calcext:value-type="string">
            <text:p>sigefirrhh/base/definiciones/Restringid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65]" office:value-type="string" office:string-value="Restricciones de Personal" calcext:value-type="string">
            <text:p>Restricciones de Personal</text:p>
          </table:table-cell>
          <table:table-cell/>
          <table:table-cell table:number-columns-repeated="2" office:value-type="float" office:value="164" calcext:value-type="float">
            <text:p>164</text:p>
          </table:table-cell>
          <table:table-cell table:style-name="ce3" table:formula="of:=&quot;(&quot; &amp; [.N165] &amp; &quot;,&quot; &amp; &quot;1&quot; &amp; &quot;, '&quot; &amp; [.L165]  &amp; &quot;', &quot; &amp; &quot;'&quot; &amp; [.H165]  &amp;  &quot;',  'A' , '&quot; &amp; [.L165] &amp;  &quot;', '&quot;&amp;  [.I165]  &amp; &quot;', '&quot; &amp; [.A165] &amp; &quot;' );&quot;" office:value-type="string" office:string-value="(164,1, 'Restricciones de Personal', '',  'A' , 'Restricciones de Personal', 'sigefirrhh/base/definiciones/Restringido', '3.01.01.06' );" calcext:value-type="string">
            <text:p>(164,1, 'Restricciones de Personal', '', <text:s/>'A' , 'Restricciones de Personal', 'sigefirrhh/base/definiciones/Restringido', '3.01.01.06' );</text:p>
          </table:table-cell>
          <table:table-cell table:number-columns-repeated="4"/>
          <table:table-cell table:formula="of:=IF([.L165] &lt;&gt; &quot;&quot;;[.$P$1] &amp;  [.P165]; &quot;&quot;)" office:value-type="string" office:string-value="INSERT INTO proceso(id_proceso, id_aplicacion, denominacion, ruta_menu, estatus, descripcion, url, jerarquia_menu)VALUES (164,1, 'Restricciones de Personal', '',  'A' , 'Restricciones de Personal', 'sigefirrhh/base/definiciones/Restringido', '3.01.01.06' );" calcext:value-type="string">
            <text:p>INSERT INTO proceso(id_proceso, id_aplicacion, denominacion, ruta_menu, estatus, descripcion, url, jerarquia_menu)VALUES (164,1, 'Restricciones de Personal', '', <text:s/>'A' , 'Restricciones de Personal', 'sigefirrhh/base/definiciones/Restringido', '3.01.01.06' );</text:p>
          </table:table-cell>
          <table:table-cell table:number-columns-repeated="2"/>
          <table:table-cell table:formula="of:==IF([.L165] &lt;&gt; &quot;&quot;;&quot;INSERT INTO perfil_proceso(id_perfil_proceso, id_perfil, id_proceso, priuse) VALUES (&quot; &amp; [.O165] &amp; &quot;, 1, &quot; &amp; [.N165] &amp; &quot;, 'A'::text);&quot;; &quot;&quot;)" office:value-type="string" office:string-value="INSERT INTO perfil_proceso(id_perfil_proceso, id_perfil, id_proceso, priuse) VALUES (164, 1, 164, 'A'::text);" calcext:value-type="string">
            <text:p>INSERT INTO perfil_proceso(id_perfil_proceso, id_perfil, id_proceso, priuse) VALUES (164, 1, 164, 'A'::text);</text:p>
          </table:table-cell>
        </table:table-row>
        <table:table-row table:style-name="ro3">
          <table:table-cell table:formula="of:=[.$A$159]&amp;&quot;.&quot;&amp;[.E166]" office:value-type="string" office:string-value="3.01.01.07" calcext:value-type="string">
            <text:p>3.01.01.07</text:p>
          </table:table-cell>
          <table:table-cell table:number-columns-repeated="3"/>
          <table:table-cell office:value-type="string" calcext:value-type="string">
            <text:p>07</text:p>
          </table:table-cell>
          <table:table-cell office:value-type="string" calcext:value-type="string">
            <text:p>Clasificadores Asociados a Tipo de Person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66]" office:value-type="string" office:string-value="Clasificadores Asociados a Tipo de Personal" calcext:value-type="string">
            <text:p>Clasificadores Asociados a Tipo de Personal</text:p>
          </table:table-cell>
          <table:table-cell/>
          <table:table-cell table:number-columns-repeated="2" office:value-type="float" office:value="165" calcext:value-type="float">
            <text:p>165</text:p>
          </table:table-cell>
          <table:table-cell table:style-name="ce3" table:formula="of:=&quot;(&quot; &amp; [.N166] &amp; &quot;,&quot; &amp; &quot;1&quot; &amp; &quot;, '&quot; &amp; [.L166]  &amp; &quot;', &quot; &amp; &quot;'&quot; &amp; [.H166]  &amp;  &quot;',  'A' , '&quot; &amp; [.L166] &amp;  &quot;', '&quot;&amp;  [.I166]  &amp; &quot;', '&quot; &amp; [.A166] &amp; &quot;' );&quot;" office:value-type="string" office:string-value="(165,1, 'Clasificadores Asociados a Tipo de Personal', '',  'A' , 'Clasificadores Asociados a Tipo de Personal', '', '3.01.01.07' );" calcext:value-type="string">
            <text:p>(165,1, 'Clasificadores Asociados a Tipo de Personal', '', <text:s/>'A' , 'Clasificadores Asociados a Tipo de Personal', '', '3.01.01.07' );</text:p>
          </table:table-cell>
          <table:table-cell table:number-columns-repeated="4"/>
          <table:table-cell table:formula="of:=IF([.L166] &lt;&gt; &quot;&quot;;[.$P$1] &amp;  [.P166]; &quot;&quot;)" office:value-type="string" office:string-value="INSERT INTO proceso(id_proceso, id_aplicacion, denominacion, ruta_menu, estatus, descripcion, url, jerarquia_menu)VALUES (165,1, 'Clasificadores Asociados a Tipo de Personal', '',  'A' , 'Clasificadores Asociados a Tipo de Personal', '', '3.01.01.07' );" calcext:value-type="string">
            <text:p>INSERT INTO proceso(id_proceso, id_aplicacion, denominacion, ruta_menu, estatus, descripcion, url, jerarquia_menu)VALUES (165,1, 'Clasificadores Asociados a Tipo de Personal', '', <text:s/>'A' , 'Clasificadores Asociados a Tipo de Personal', '', '3.01.01.07' );</text:p>
          </table:table-cell>
          <table:table-cell table:number-columns-repeated="2"/>
          <table:table-cell table:formula="of:==IF([.L166] &lt;&gt; &quot;&quot;;&quot;INSERT INTO perfil_proceso(id_perfil_proceso, id_perfil, id_proceso, priuse) VALUES (&quot; &amp; [.O166] &amp; &quot;, 1, &quot; &amp; [.N166] &amp; &quot;, 'A'::text);&quot;; &quot;&quot;)" office:value-type="string" office:string-value="INSERT INTO perfil_proceso(id_perfil_proceso, id_perfil, id_proceso, priuse) VALUES (165, 1, 165, 'A'::text);" calcext:value-type="string">
            <text:p>INSERT INTO perfil_proceso(id_perfil_proceso, id_perfil, id_proceso, priuse) VALUES (165, 1, 165, 'A'::text);</text:p>
          </table:table-cell>
        </table:table-row>
        <table:table-row table:style-name="ro3">
          <table:table-cell table:formula="of:=[.$A$159]&amp;&quot;.&quot;&amp;[.E167]" office:value-type="string" office:string-value="3.01.01.08" calcext:value-type="string">
            <text:p>3.01.01.08</text:p>
          </table:table-cell>
          <table:table-cell table:number-columns-repeated="3"/>
          <table:table-cell office:value-type="string" calcext:value-type="string">
            <text:p>08</text:p>
          </table:table-cell>
          <table:table-cell office:value-type="string" calcext:value-type="string">
            <text:p>Frecuencias de Pag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67]" office:value-type="string" office:string-value="Frecuencias de Pago" calcext:value-type="string">
            <text:p>Frecuencias de Pago</text:p>
          </table:table-cell>
          <table:table-cell/>
          <table:table-cell table:number-columns-repeated="2" office:value-type="float" office:value="166" calcext:value-type="float">
            <text:p>166</text:p>
          </table:table-cell>
          <table:table-cell table:style-name="ce3" table:formula="of:=&quot;(&quot; &amp; [.N167] &amp; &quot;,&quot; &amp; &quot;1&quot; &amp; &quot;, '&quot; &amp; [.L167]  &amp; &quot;', &quot; &amp; &quot;'&quot; &amp; [.H167]  &amp;  &quot;',  'A' , '&quot; &amp; [.L167] &amp;  &quot;', '&quot;&amp;  [.I167]  &amp; &quot;', '&quot; &amp; [.A167] &amp; &quot;' );&quot;" office:value-type="string" office:string-value="(166,1, 'Frecuencias de Pago', '',  'A' , 'Frecuencias de Pago', '', '3.01.01.08' );" calcext:value-type="string">
            <text:p>(166,1, 'Frecuencias de Pago', '', <text:s/>'A' , 'Frecuencias de Pago', '', '3.01.01.08' );</text:p>
          </table:table-cell>
          <table:table-cell table:number-columns-repeated="4"/>
          <table:table-cell table:formula="of:=IF([.L167] &lt;&gt; &quot;&quot;;[.$P$1] &amp;  [.P167]; &quot;&quot;)" office:value-type="string" office:string-value="INSERT INTO proceso(id_proceso, id_aplicacion, denominacion, ruta_menu, estatus, descripcion, url, jerarquia_menu)VALUES (166,1, 'Frecuencias de Pago', '',  'A' , 'Frecuencias de Pago', '', '3.01.01.08' );" calcext:value-type="string">
            <text:p>INSERT INTO proceso(id_proceso, id_aplicacion, denominacion, ruta_menu, estatus, descripcion, url, jerarquia_menu)VALUES (166,1, 'Frecuencias de Pago', '', <text:s/>'A' , 'Frecuencias de Pago', '', '3.01.01.08' );</text:p>
          </table:table-cell>
          <table:table-cell table:number-columns-repeated="2"/>
          <table:table-cell table:formula="of:==IF([.L167] &lt;&gt; &quot;&quot;;&quot;INSERT INTO perfil_proceso(id_perfil_proceso, id_perfil, id_proceso, priuse) VALUES (&quot; &amp; [.O167] &amp; &quot;, 1, &quot; &amp; [.N167] &amp; &quot;, 'A'::text);&quot;; &quot;&quot;)" office:value-type="string" office:string-value="INSERT INTO perfil_proceso(id_perfil_proceso, id_perfil, id_proceso, priuse) VALUES (166, 1, 166, 'A'::text);" calcext:value-type="string">
            <text:p>INSERT INTO perfil_proceso(id_perfil_proceso, id_perfil, id_proceso, priuse) VALUES (166, 1, 166, 'A'::text);</text:p>
          </table:table-cell>
        </table:table-row>
        <table:table-row table:style-name="ro3">
          <table:table-cell table:formula="of:=[.$A$159]&amp;&quot;.&quot;&amp;[.E168]" office:value-type="string" office:string-value="3.01.01.09" calcext:value-type="string">
            <text:p>3.01.01.09</text:p>
          </table:table-cell>
          <table:table-cell table:number-columns-repeated="3"/>
          <table:table-cell office:value-type="string" calcext:value-type="string">
            <text:p>09</text:p>
          </table:table-cell>
          <table:table-cell office:value-type="string" calcext:value-type="string">
            <text:p>Concept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68]" office:value-type="string" office:string-value="Conceptos" calcext:value-type="string">
            <text:p>Conceptos</text:p>
          </table:table-cell>
          <table:table-cell/>
          <table:table-cell table:number-columns-repeated="2" office:value-type="float" office:value="167" calcext:value-type="float">
            <text:p>167</text:p>
          </table:table-cell>
          <table:table-cell table:style-name="ce3" table:formula="of:=&quot;(&quot; &amp; [.N168] &amp; &quot;,&quot; &amp; &quot;1&quot; &amp; &quot;, '&quot; &amp; [.L168]  &amp; &quot;', &quot; &amp; &quot;'&quot; &amp; [.H168]  &amp;  &quot;',  'A' , '&quot; &amp; [.L168] &amp;  &quot;', '&quot;&amp;  [.I168]  &amp; &quot;', '&quot; &amp; [.A168] &amp; &quot;' );&quot;" office:value-type="string" office:string-value="(167,1, 'Conceptos', '',  'A' , 'Conceptos', '', '3.01.01.09' );" calcext:value-type="string">
            <text:p>(167,1, 'Conceptos', '', <text:s/>'A' , 'Conceptos', '', '3.01.01.09' );</text:p>
          </table:table-cell>
          <table:table-cell table:number-columns-repeated="4"/>
          <table:table-cell table:formula="of:=IF([.L168] &lt;&gt; &quot;&quot;;[.$P$1] &amp;  [.P168]; &quot;&quot;)" office:value-type="string" office:string-value="INSERT INTO proceso(id_proceso, id_aplicacion, denominacion, ruta_menu, estatus, descripcion, url, jerarquia_menu)VALUES (167,1, 'Conceptos', '',  'A' , 'Conceptos', '', '3.01.01.09' );" calcext:value-type="string">
            <text:p>INSERT INTO proceso(id_proceso, id_aplicacion, denominacion, ruta_menu, estatus, descripcion, url, jerarquia_menu)VALUES (167,1, 'Conceptos', '', <text:s/>'A' , 'Conceptos', '', '3.01.01.09' );</text:p>
          </table:table-cell>
          <table:table-cell table:number-columns-repeated="2"/>
          <table:table-cell table:formula="of:==IF([.L168] &lt;&gt; &quot;&quot;;&quot;INSERT INTO perfil_proceso(id_perfil_proceso, id_perfil, id_proceso, priuse) VALUES (&quot; &amp; [.O168] &amp; &quot;, 1, &quot; &amp; [.N168] &amp; &quot;, 'A'::text);&quot;; &quot;&quot;)" office:value-type="string" office:string-value="INSERT INTO perfil_proceso(id_perfil_proceso, id_perfil, id_proceso, priuse) VALUES (167, 1, 167, 'A'::text);" calcext:value-type="string">
            <text:p>INSERT INTO perfil_proceso(id_perfil_proceso, id_perfil, id_proceso, priuse) VALUES (167, 1, 167, 'A'::text);</text:p>
          </table:table-cell>
        </table:table-row>
        <table:table-row table:style-name="ro3">
          <table:table-cell table:formula="of:=[.$A$159]&amp;&quot;.&quot;&amp;[.E169]" office:value-type="string" office:string-value="3.01.01.10" calcext:value-type="string">
            <text:p>3.01.01.10</text:p>
          </table:table-cell>
          <table:table-cell table:number-columns-repeated="3"/>
          <table:table-cell office:value-type="string" calcext:value-type="string">
            <text:p>10</text:p>
          </table:table-cell>
          <table:table-cell office:value-type="string" calcext:value-type="string">
            <text:p>Frecuencias por Tipo de Person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69]" office:value-type="string" office:string-value="Frecuencias por Tipo de Personal" calcext:value-type="string">
            <text:p>Frecuencias por Tipo de Personal</text:p>
          </table:table-cell>
          <table:table-cell/>
          <table:table-cell table:number-columns-repeated="2" office:value-type="float" office:value="168" calcext:value-type="float">
            <text:p>168</text:p>
          </table:table-cell>
          <table:table-cell table:style-name="ce3" table:formula="of:=&quot;(&quot; &amp; [.N169] &amp; &quot;,&quot; &amp; &quot;1&quot; &amp; &quot;, '&quot; &amp; [.L169]  &amp; &quot;', &quot; &amp; &quot;'&quot; &amp; [.H169]  &amp;  &quot;',  'A' , '&quot; &amp; [.L169] &amp;  &quot;', '&quot;&amp;  [.I169]  &amp; &quot;', '&quot; &amp; [.A169] &amp; &quot;' );&quot;" office:value-type="string" office:string-value="(168,1, 'Frecuencias por Tipo de Personal', '',  'A' , 'Frecuencias por Tipo de Personal', '', '3.01.01.10' );" calcext:value-type="string">
            <text:p>(168,1, 'Frecuencias por Tipo de Personal', '', <text:s/>'A' , 'Frecuencias por Tipo de Personal', '', '3.01.01.10' );</text:p>
          </table:table-cell>
          <table:table-cell table:number-columns-repeated="4"/>
          <table:table-cell table:formula="of:=IF([.L169] &lt;&gt; &quot;&quot;;[.$P$1] &amp;  [.P169]; &quot;&quot;)" office:value-type="string" office:string-value="INSERT INTO proceso(id_proceso, id_aplicacion, denominacion, ruta_menu, estatus, descripcion, url, jerarquia_menu)VALUES (168,1, 'Frecuencias por Tipo de Personal', '',  'A' , 'Frecuencias por Tipo de Personal', '', '3.01.01.10' );" calcext:value-type="string">
            <text:p>INSERT INTO proceso(id_proceso, id_aplicacion, denominacion, ruta_menu, estatus, descripcion, url, jerarquia_menu)VALUES (168,1, 'Frecuencias por Tipo de Personal', '', <text:s/>'A' , 'Frecuencias por Tipo de Personal', '', '3.01.01.10' );</text:p>
          </table:table-cell>
          <table:table-cell table:number-columns-repeated="2"/>
          <table:table-cell table:formula="of:==IF([.L169] &lt;&gt; &quot;&quot;;&quot;INSERT INTO perfil_proceso(id_perfil_proceso, id_perfil, id_proceso, priuse) VALUES (&quot; &amp; [.O169] &amp; &quot;, 1, &quot; &amp; [.N169] &amp; &quot;, 'A'::text);&quot;; &quot;&quot;)" office:value-type="string" office:string-value="INSERT INTO perfil_proceso(id_perfil_proceso, id_perfil, id_proceso, priuse) VALUES (168, 1, 168, 'A'::text);" calcext:value-type="string">
            <text:p>INSERT INTO perfil_proceso(id_perfil_proceso, id_perfil, id_proceso, priuse) VALUES (168, 1, 168, 'A'::text);</text:p>
          </table:table-cell>
        </table:table-row>
        <table:table-row table:style-name="ro3">
          <table:table-cell table:formula="of:=[.$A$159]&amp;&quot;.&quot;&amp;[.E170]" office:value-type="string" office:string-value="3.01.01.11" calcext:value-type="string">
            <text:p>3.01.01.11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Conceptos por Tipo de Person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70]" office:value-type="string" office:string-value="Conceptos por Tipo de Personal" calcext:value-type="string">
            <text:p>Conceptos por Tipo de Personal</text:p>
          </table:table-cell>
          <table:table-cell/>
          <table:table-cell table:number-columns-repeated="2" office:value-type="float" office:value="169" calcext:value-type="float">
            <text:p>169</text:p>
          </table:table-cell>
          <table:table-cell table:style-name="ce3" table:formula="of:=&quot;(&quot; &amp; [.N170] &amp; &quot;,&quot; &amp; &quot;1&quot; &amp; &quot;, '&quot; &amp; [.L170]  &amp; &quot;', &quot; &amp; &quot;'&quot; &amp; [.H170]  &amp;  &quot;',  'A' , '&quot; &amp; [.L170] &amp;  &quot;', '&quot;&amp;  [.I170]  &amp; &quot;', '&quot; &amp; [.A170] &amp; &quot;' );&quot;" office:value-type="string" office:string-value="(169,1, 'Conceptos por Tipo de Personal', '',  'A' , 'Conceptos por Tipo de Personal', '', '3.01.01.11' );" calcext:value-type="string">
            <text:p>(169,1, 'Conceptos por Tipo de Personal', '', <text:s/>'A' , 'Conceptos por Tipo de Personal', '', '3.01.01.11' );</text:p>
          </table:table-cell>
          <table:table-cell table:number-columns-repeated="4"/>
          <table:table-cell table:formula="of:=IF([.L170] &lt;&gt; &quot;&quot;;[.$P$1] &amp;  [.P170]; &quot;&quot;)" office:value-type="string" office:string-value="INSERT INTO proceso(id_proceso, id_aplicacion, denominacion, ruta_menu, estatus, descripcion, url, jerarquia_menu)VALUES (169,1, 'Conceptos por Tipo de Personal', '',  'A' , 'Conceptos por Tipo de Personal', '', '3.01.01.11' );" calcext:value-type="string">
            <text:p>INSERT INTO proceso(id_proceso, id_aplicacion, denominacion, ruta_menu, estatus, descripcion, url, jerarquia_menu)VALUES (169,1, 'Conceptos por Tipo de Personal', '', <text:s/>'A' , 'Conceptos por Tipo de Personal', '', '3.01.01.11' );</text:p>
          </table:table-cell>
          <table:table-cell table:number-columns-repeated="2"/>
          <table:table-cell table:formula="of:==IF([.L170] &lt;&gt; &quot;&quot;;&quot;INSERT INTO perfil_proceso(id_perfil_proceso, id_perfil, id_proceso, priuse) VALUES (&quot; &amp; [.O170] &amp; &quot;, 1, &quot; &amp; [.N170] &amp; &quot;, 'A'::text);&quot;; &quot;&quot;)" office:value-type="string" office:string-value="INSERT INTO perfil_proceso(id_perfil_proceso, id_perfil, id_proceso, priuse) VALUES (169, 1, 169, 'A'::text);" calcext:value-type="string">
            <text:p>INSERT INTO perfil_proceso(id_perfil_proceso, id_perfil, id_proceso, priuse) VALUES (169, 1, 169, 'A'::text);</text:p>
          </table:table-cell>
        </table:table-row>
        <table:table-row table:style-name="ro3">
          <table:table-cell table:formula="of:=[.$A$159]&amp;&quot;.&quot;&amp;[.E171]" office:value-type="string" office:string-value="3.01.01.12" calcext:value-type="string">
            <text:p>3.01.01.12</text:p>
          </table:table-cell>
          <table:table-cell table:number-columns-repeated="3"/>
          <table:table-cell office:value-type="string" calcext:value-type="string">
            <text:p>12</text:p>
          </table:table-cell>
          <table:table-cell office:value-type="string" calcext:value-type="string">
            <text:p>Conceptos por Carg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71]" office:value-type="string" office:string-value="Conceptos por Cargo" calcext:value-type="string">
            <text:p>Conceptos por Cargo</text:p>
          </table:table-cell>
          <table:table-cell/>
          <table:table-cell table:number-columns-repeated="2" office:value-type="float" office:value="170" calcext:value-type="float">
            <text:p>170</text:p>
          </table:table-cell>
          <table:table-cell table:style-name="ce3" table:formula="of:=&quot;(&quot; &amp; [.N171] &amp; &quot;,&quot; &amp; &quot;1&quot; &amp; &quot;, '&quot; &amp; [.L171]  &amp; &quot;', &quot; &amp; &quot;'&quot; &amp; [.H171]  &amp;  &quot;',  'A' , '&quot; &amp; [.L171] &amp;  &quot;', '&quot;&amp;  [.I171]  &amp; &quot;', '&quot; &amp; [.A171] &amp; &quot;' );&quot;" office:value-type="string" office:string-value="(170,1, 'Conceptos por Cargo', '',  'A' , 'Conceptos por Cargo', '', '3.01.01.12' );" calcext:value-type="string">
            <text:p>(170,1, 'Conceptos por Cargo', '', <text:s/>'A' , 'Conceptos por Cargo', '', '3.01.01.12' );</text:p>
          </table:table-cell>
          <table:table-cell table:number-columns-repeated="4"/>
          <table:table-cell table:formula="of:=IF([.L171] &lt;&gt; &quot;&quot;;[.$P$1] &amp;  [.P171]; &quot;&quot;)" office:value-type="string" office:string-value="INSERT INTO proceso(id_proceso, id_aplicacion, denominacion, ruta_menu, estatus, descripcion, url, jerarquia_menu)VALUES (170,1, 'Conceptos por Cargo', '',  'A' , 'Conceptos por Cargo', '', '3.01.01.12' );" calcext:value-type="string">
            <text:p>INSERT INTO proceso(id_proceso, id_aplicacion, denominacion, ruta_menu, estatus, descripcion, url, jerarquia_menu)VALUES (170,1, 'Conceptos por Cargo', '', <text:s/>'A' , 'Conceptos por Cargo', '', '3.01.01.12' );</text:p>
          </table:table-cell>
          <table:table-cell table:number-columns-repeated="2"/>
          <table:table-cell table:formula="of:==IF([.L171] &lt;&gt; &quot;&quot;;&quot;INSERT INTO perfil_proceso(id_perfil_proceso, id_perfil, id_proceso, priuse) VALUES (&quot; &amp; [.O171] &amp; &quot;, 1, &quot; &amp; [.N171] &amp; &quot;, 'A'::text);&quot;; &quot;&quot;)" office:value-type="string" office:string-value="INSERT INTO perfil_proceso(id_perfil_proceso, id_perfil, id_proceso, priuse) VALUES (170, 1, 170, 'A'::text);" calcext:value-type="string">
            <text:p>INSERT INTO perfil_proceso(id_perfil_proceso, id_perfil, id_proceso, priuse) VALUES (170, 1, 170, 'A'::text);</text:p>
          </table:table-cell>
        </table:table-row>
        <table:table-row table:style-name="ro3">
          <table:table-cell table:formula="of:=[.$A$159]&amp;&quot;.&quot;&amp;[.E172]" office:value-type="string" office:string-value="3.01.01.13" calcext:value-type="string">
            <text:p>3.01.01.13</text:p>
          </table:table-cell>
          <table:table-cell table:number-columns-repeated="3"/>
          <table:table-cell office:value-type="string" calcext:value-type="string">
            <text:p>13</text:p>
          </table:table-cell>
          <table:table-cell office:value-type="string" calcext:value-type="string">
            <text:p>Conceptos por Tipo Dependenci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72]" office:value-type="string" office:string-value="Conceptos por Tipo Dependencia" calcext:value-type="string">
            <text:p>Conceptos por Tipo Dependencia</text:p>
          </table:table-cell>
          <table:table-cell/>
          <table:table-cell table:number-columns-repeated="2" office:value-type="float" office:value="171" calcext:value-type="float">
            <text:p>171</text:p>
          </table:table-cell>
          <table:table-cell table:style-name="ce3" table:formula="of:=&quot;(&quot; &amp; [.N172] &amp; &quot;,&quot; &amp; &quot;1&quot; &amp; &quot;, '&quot; &amp; [.L172]  &amp; &quot;', &quot; &amp; &quot;'&quot; &amp; [.H172]  &amp;  &quot;',  'A' , '&quot; &amp; [.L172] &amp;  &quot;', '&quot;&amp;  [.I172]  &amp; &quot;', '&quot; &amp; [.A172] &amp; &quot;' );&quot;" office:value-type="string" office:string-value="(171,1, 'Conceptos por Tipo Dependencia', '',  'A' , 'Conceptos por Tipo Dependencia', '', '3.01.01.13' );" calcext:value-type="string">
            <text:p>(171,1, 'Conceptos por Tipo Dependencia', '', <text:s/>'A' , 'Conceptos por Tipo Dependencia', '', '3.01.01.13' );</text:p>
          </table:table-cell>
          <table:table-cell table:number-columns-repeated="4"/>
          <table:table-cell table:formula="of:=IF([.L172] &lt;&gt; &quot;&quot;;[.$P$1] &amp;  [.P172]; &quot;&quot;)" office:value-type="string" office:string-value="INSERT INTO proceso(id_proceso, id_aplicacion, denominacion, ruta_menu, estatus, descripcion, url, jerarquia_menu)VALUES (171,1, 'Conceptos por Tipo Dependencia', '',  'A' , 'Conceptos por Tipo Dependencia', '', '3.01.01.13' );" calcext:value-type="string">
            <text:p>INSERT INTO proceso(id_proceso, id_aplicacion, denominacion, ruta_menu, estatus, descripcion, url, jerarquia_menu)VALUES (171,1, 'Conceptos por Tipo Dependencia', '', <text:s/>'A' , 'Conceptos por Tipo Dependencia', '', '3.01.01.13' );</text:p>
          </table:table-cell>
          <table:table-cell table:number-columns-repeated="2"/>
          <table:table-cell table:formula="of:==IF([.L172] &lt;&gt; &quot;&quot;;&quot;INSERT INTO perfil_proceso(id_perfil_proceso, id_perfil, id_proceso, priuse) VALUES (&quot; &amp; [.O172] &amp; &quot;, 1, &quot; &amp; [.N172] &amp; &quot;, 'A'::text);&quot;; &quot;&quot;)" office:value-type="string" office:string-value="INSERT INTO perfil_proceso(id_perfil_proceso, id_perfil, id_proceso, priuse) VALUES (171, 1, 171, 'A'::text);" calcext:value-type="string">
            <text:p>INSERT INTO perfil_proceso(id_perfil_proceso, id_perfil, id_proceso, priuse) VALUES (171, 1, 171, 'A'::text);</text:p>
          </table:table-cell>
        </table:table-row>
        <table:table-row table:style-name="ro3">
          <table:table-cell table:formula="of:=[.$A$159]&amp;&quot;.&quot;&amp;[.E173]" office:value-type="string" office:string-value="3.01.01.14" calcext:value-type="string">
            <text:p>3.01.01.14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Turn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73]" office:value-type="string" office:string-value="Turnos" calcext:value-type="string">
            <text:p>Turnos</text:p>
          </table:table-cell>
          <table:table-cell/>
          <table:table-cell table:number-columns-repeated="2" office:value-type="float" office:value="172" calcext:value-type="float">
            <text:p>172</text:p>
          </table:table-cell>
          <table:table-cell table:style-name="ce3" table:formula="of:=&quot;(&quot; &amp; [.N173] &amp; &quot;,&quot; &amp; &quot;1&quot; &amp; &quot;, '&quot; &amp; [.L173]  &amp; &quot;', &quot; &amp; &quot;'&quot; &amp; [.H173]  &amp;  &quot;',  'A' , '&quot; &amp; [.L173] &amp;  &quot;', '&quot;&amp;  [.I173]  &amp; &quot;', '&quot; &amp; [.A173] &amp; &quot;' );&quot;" office:value-type="string" office:string-value="(172,1, 'Turnos', '',  'A' , 'Turnos', '', '3.01.01.14' );" calcext:value-type="string">
            <text:p>(172,1, 'Turnos', '', <text:s/>'A' , 'Turnos', '', '3.01.01.14' );</text:p>
          </table:table-cell>
          <table:table-cell table:number-columns-repeated="4"/>
          <table:table-cell table:formula="of:=IF([.L173] &lt;&gt; &quot;&quot;;[.$P$1] &amp;  [.P173]; &quot;&quot;)" office:value-type="string" office:string-value="INSERT INTO proceso(id_proceso, id_aplicacion, denominacion, ruta_menu, estatus, descripcion, url, jerarquia_menu)VALUES (172,1, 'Turnos', '',  'A' , 'Turnos', '', '3.01.01.14' );" calcext:value-type="string">
            <text:p>INSERT INTO proceso(id_proceso, id_aplicacion, denominacion, ruta_menu, estatus, descripcion, url, jerarquia_menu)VALUES (172,1, 'Turnos', '', <text:s/>'A' , 'Turnos', '', '3.01.01.14' );</text:p>
          </table:table-cell>
          <table:table-cell table:number-columns-repeated="2"/>
          <table:table-cell table:formula="of:==IF([.L173] &lt;&gt; &quot;&quot;;&quot;INSERT INTO perfil_proceso(id_perfil_proceso, id_perfil, id_proceso, priuse) VALUES (&quot; &amp; [.O173] &amp; &quot;, 1, &quot; &amp; [.N173] &amp; &quot;, 'A'::text);&quot;; &quot;&quot;)" office:value-type="string" office:string-value="INSERT INTO perfil_proceso(id_perfil_proceso, id_perfil, id_proceso, priuse) VALUES (172, 1, 172, 'A'::text);" calcext:value-type="string">
            <text:p>INSERT INTO perfil_proceso(id_perfil_proceso, id_perfil, id_proceso, priuse) VALUES (172, 1, 172, 'A'::text);</text:p>
          </table:table-cell>
        </table:table-row>
        <table:table-row table:style-name="ro3">
          <table:table-cell table:formula="of:=[.$A$159]&amp;&quot;.&quot;&amp;[.E174]" office:value-type="string" office:string-value="3.01.01.15" calcext:value-type="string">
            <text:p>3.01.01.15</text:p>
          </table:table-cell>
          <table:table-cell table:number-columns-repeated="3"/>
          <table:table-cell office:value-type="string" calcext:value-type="string">
            <text:p>15</text:p>
          </table:table-cell>
          <table:table-cell office:value-type="string" calcext:value-type="string">
            <text:p>Tipos de Contra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74]" office:value-type="string" office:string-value="Tipos de Contrato" calcext:value-type="string">
            <text:p>Tipos de Contrato</text:p>
          </table:table-cell>
          <table:table-cell/>
          <table:table-cell table:number-columns-repeated="2" office:value-type="float" office:value="173" calcext:value-type="float">
            <text:p>173</text:p>
          </table:table-cell>
          <table:table-cell table:style-name="ce3" table:formula="of:=&quot;(&quot; &amp; [.N174] &amp; &quot;,&quot; &amp; &quot;1&quot; &amp; &quot;, '&quot; &amp; [.L174]  &amp; &quot;', &quot; &amp; &quot;'&quot; &amp; [.H174]  &amp;  &quot;',  'A' , '&quot; &amp; [.L174] &amp;  &quot;', '&quot;&amp;  [.I174]  &amp; &quot;', '&quot; &amp; [.A174] &amp; &quot;' );&quot;" office:value-type="string" office:string-value="(173,1, 'Tipos de Contrato', '',  'A' , 'Tipos de Contrato', '', '3.01.01.15' );" calcext:value-type="string">
            <text:p>(173,1, 'Tipos de Contrato', '', <text:s/>'A' , 'Tipos de Contrato', '', '3.01.01.15' );</text:p>
          </table:table-cell>
          <table:table-cell table:number-columns-repeated="4"/>
          <table:table-cell table:formula="of:=IF([.L174] &lt;&gt; &quot;&quot;;[.$P$1] &amp;  [.P174]; &quot;&quot;)" office:value-type="string" office:string-value="INSERT INTO proceso(id_proceso, id_aplicacion, denominacion, ruta_menu, estatus, descripcion, url, jerarquia_menu)VALUES (173,1, 'Tipos de Contrato', '',  'A' , 'Tipos de Contrato', '', '3.01.01.15' );" calcext:value-type="string">
            <text:p>INSERT INTO proceso(id_proceso, id_aplicacion, denominacion, ruta_menu, estatus, descripcion, url, jerarquia_menu)VALUES (173,1, 'Tipos de Contrato', '', <text:s/>'A' , 'Tipos de Contrato', '', '3.01.01.15' );</text:p>
          </table:table-cell>
          <table:table-cell table:number-columns-repeated="2"/>
          <table:table-cell table:formula="of:==IF([.L174] &lt;&gt; &quot;&quot;;&quot;INSERT INTO perfil_proceso(id_perfil_proceso, id_perfil, id_proceso, priuse) VALUES (&quot; &amp; [.O174] &amp; &quot;, 1, &quot; &amp; [.N174] &amp; &quot;, 'A'::text);&quot;; &quot;&quot;)" office:value-type="string" office:string-value="INSERT INTO perfil_proceso(id_perfil_proceso, id_perfil, id_proceso, priuse) VALUES (173, 1, 173, 'A'::text);" calcext:value-type="string">
            <text:p>INSERT INTO perfil_proceso(id_perfil_proceso, id_perfil, id_proceso, priuse) VALUES (173, 1, 173, 'A'::text);</text:p>
          </table:table-cell>
        </table:table-row>
        <table:table-row table:style-name="ro3">
          <table:table-cell table:formula="of:=[.$A$159]&amp;&quot;.&quot;&amp;[.E175]" office:value-type="string" office:string-value="3.01.01.16" calcext:value-type="string">
            <text:p>3.01.01.16</text:p>
          </table:table-cell>
          <table:table-cell table:number-columns-repeated="3"/>
          <table:table-cell office:value-type="string" calcext:value-type="string">
            <text:p>16</text:p>
          </table:table-cell>
          <table:table-cell office:value-type="string" calcext:value-type="string">
            <text:p>Archivos (Disquete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75]" office:value-type="string" office:string-value="Archivos (Disquetes)" calcext:value-type="string">
            <text:p>Archivos (Disquetes)</text:p>
          </table:table-cell>
          <table:table-cell/>
          <table:table-cell table:number-columns-repeated="2" office:value-type="float" office:value="174" calcext:value-type="float">
            <text:p>174</text:p>
          </table:table-cell>
          <table:table-cell table:style-name="ce3" table:formula="of:=&quot;(&quot; &amp; [.N175] &amp; &quot;,&quot; &amp; &quot;1&quot; &amp; &quot;, '&quot; &amp; [.L175]  &amp; &quot;', &quot; &amp; &quot;'&quot; &amp; [.H175]  &amp;  &quot;',  'A' , '&quot; &amp; [.L175] &amp;  &quot;', '&quot;&amp;  [.I175]  &amp; &quot;', '&quot; &amp; [.A175] &amp; &quot;' );&quot;" office:value-type="string" office:string-value="(174,1, 'Archivos (Disquetes)', '',  'A' , 'Archivos (Disquetes)', '', '3.01.01.16' );" calcext:value-type="string">
            <text:p>(174,1, 'Archivos (Disquetes)', '', <text:s/>'A' , 'Archivos (Disquetes)', '', '3.01.01.16' );</text:p>
          </table:table-cell>
          <table:table-cell table:number-columns-repeated="4"/>
          <table:table-cell table:formula="of:=IF([.L175] &lt;&gt; &quot;&quot;;[.$P$1] &amp;  [.P175]; &quot;&quot;)" office:value-type="string" office:string-value="INSERT INTO proceso(id_proceso, id_aplicacion, denominacion, ruta_menu, estatus, descripcion, url, jerarquia_menu)VALUES (174,1, 'Archivos (Disquetes)', '',  'A' , 'Archivos (Disquetes)', '', '3.01.01.16' );" calcext:value-type="string">
            <text:p>INSERT INTO proceso(id_proceso, id_aplicacion, denominacion, ruta_menu, estatus, descripcion, url, jerarquia_menu)VALUES (174,1, 'Archivos (Disquetes)', '', <text:s/>'A' , 'Archivos (Disquetes)', '', '3.01.01.16' );</text:p>
          </table:table-cell>
          <table:table-cell table:number-columns-repeated="2"/>
          <table:table-cell table:formula="of:==IF([.L175] &lt;&gt; &quot;&quot;;&quot;INSERT INTO perfil_proceso(id_perfil_proceso, id_perfil, id_proceso, priuse) VALUES (&quot; &amp; [.O175] &amp; &quot;, 1, &quot; &amp; [.N175] &amp; &quot;, 'A'::text);&quot;; &quot;&quot;)" office:value-type="string" office:string-value="INSERT INTO perfil_proceso(id_perfil_proceso, id_perfil, id_proceso, priuse) VALUES (174, 1, 174, 'A'::text);" calcext:value-type="string">
            <text:p>INSERT INTO perfil_proceso(id_perfil_proceso, id_perfil, id_proceso, priuse) VALUES (174, 1, 174, 'A'::text);</text:p>
          </table:table-cell>
        </table:table-row>
        <table:table-row table:style-name="ro3">
          <table:table-cell table:formula="of:=[.$A$159]&amp;&quot;.&quot;&amp;[.E176]" office:value-type="string" office:string-value="3.01.01.17" calcext:value-type="string">
            <text:p>3.01.01.17</text:p>
          </table:table-cell>
          <table:table-cell table:number-columns-repeated="3"/>
          <table:table-cell office:value-type="string" calcext:value-type="string">
            <text:p>17</text:p>
          </table:table-cell>
          <table:table-cell office:value-type="string" calcext:value-type="string">
            <text:p>Detalle Archivos (Disquete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76]" office:value-type="string" office:string-value="Detalle Archivos (Disquetes)" calcext:value-type="string">
            <text:p>Detalle Archivos (Disquetes)</text:p>
          </table:table-cell>
          <table:table-cell/>
          <table:table-cell table:number-columns-repeated="2" office:value-type="float" office:value="175" calcext:value-type="float">
            <text:p>175</text:p>
          </table:table-cell>
          <table:table-cell table:style-name="ce3" table:formula="of:=&quot;(&quot; &amp; [.N176] &amp; &quot;,&quot; &amp; &quot;1&quot; &amp; &quot;, '&quot; &amp; [.L176]  &amp; &quot;', &quot; &amp; &quot;'&quot; &amp; [.H176]  &amp;  &quot;',  'A' , '&quot; &amp; [.L176] &amp;  &quot;', '&quot;&amp;  [.I176]  &amp; &quot;', '&quot; &amp; [.A176] &amp; &quot;' );&quot;" office:value-type="string" office:string-value="(175,1, 'Detalle Archivos (Disquetes)', '',  'A' , 'Detalle Archivos (Disquetes)', '', '3.01.01.17' );" calcext:value-type="string">
            <text:p>(175,1, 'Detalle Archivos (Disquetes)', '', <text:s/>'A' , 'Detalle Archivos (Disquetes)', '', '3.01.01.17' );</text:p>
          </table:table-cell>
          <table:table-cell table:number-columns-repeated="4"/>
          <table:table-cell table:formula="of:=IF([.L176] &lt;&gt; &quot;&quot;;[.$P$1] &amp;  [.P176]; &quot;&quot;)" office:value-type="string" office:string-value="INSERT INTO proceso(id_proceso, id_aplicacion, denominacion, ruta_menu, estatus, descripcion, url, jerarquia_menu)VALUES (175,1, 'Detalle Archivos (Disquetes)', '',  'A' , 'Detalle Archivos (Disquetes)', '', '3.01.01.17' );" calcext:value-type="string">
            <text:p>INSERT INTO proceso(id_proceso, id_aplicacion, denominacion, ruta_menu, estatus, descripcion, url, jerarquia_menu)VALUES (175,1, 'Detalle Archivos (Disquetes)', '', <text:s/>'A' , 'Detalle Archivos (Disquetes)', '', '3.01.01.17' );</text:p>
          </table:table-cell>
          <table:table-cell table:number-columns-repeated="2"/>
          <table:table-cell table:formula="of:==IF([.L176] &lt;&gt; &quot;&quot;;&quot;INSERT INTO perfil_proceso(id_perfil_proceso, id_perfil, id_proceso, priuse) VALUES (&quot; &amp; [.O176] &amp; &quot;, 1, &quot; &amp; [.N176] &amp; &quot;, 'A'::text);&quot;; &quot;&quot;)" office:value-type="string" office:string-value="INSERT INTO perfil_proceso(id_perfil_proceso, id_perfil, id_proceso, priuse) VALUES (175, 1, 175, 'A'::text);" calcext:value-type="string">
            <text:p>INSERT INTO perfil_proceso(id_perfil_proceso, id_perfil, id_proceso, priuse) VALUES (175, 1, 175, 'A'::text);</text:p>
          </table:table-cell>
        </table:table-row>
        <table:table-row table:style-name="ro3">
          <table:table-cell table:formula="of:=[.A158]&amp;&quot;.&quot;&amp;[.D177]" office:value-type="string" office:string-value="3.01.02" calcext:value-type="string">
            <text:p>3.01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arámetros y Fórmula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177]" office:value-type="string" office:string-value="Parámetros y Fórmulas" calcext:value-type="string">
            <text:p>Parámetros y Fórmulas</text:p>
          </table:table-cell>
          <table:table-cell/>
          <table:table-cell table:number-columns-repeated="2" office:value-type="float" office:value="176" calcext:value-type="float">
            <text:p>176</text:p>
          </table:table-cell>
          <table:table-cell table:style-name="ce3" table:formula="of:=&quot;(&quot; &amp; [.N177] &amp; &quot;,&quot; &amp; &quot;1&quot; &amp; &quot;, '&quot; &amp; [.L177]  &amp; &quot;', &quot; &amp; &quot;'&quot; &amp; [.H177]  &amp;  &quot;',  'A' , '&quot; &amp; [.L177] &amp;  &quot;', '&quot;&amp;  [.I177]  &amp; &quot;', '&quot; &amp; [.A177] &amp; &quot;' );&quot;" office:value-type="string" office:string-value="(176,1, 'Parámetros y Fórmulas', '',  'A' , 'Parámetros y Fórmulas', '', '3.01.02' );" calcext:value-type="string">
            <text:p>(176,1, 'Parámetros y Fórmulas', '', <text:s/>'A' , 'Parámetros y Fórmulas', '', '3.01.02' );</text:p>
          </table:table-cell>
          <table:table-cell table:number-columns-repeated="4"/>
          <table:table-cell table:formula="of:=IF([.L177] &lt;&gt; &quot;&quot;;[.$P$1] &amp;  [.P177]; &quot;&quot;)" office:value-type="string" office:string-value="INSERT INTO proceso(id_proceso, id_aplicacion, denominacion, ruta_menu, estatus, descripcion, url, jerarquia_menu)VALUES (176,1, 'Parámetros y Fórmulas', '',  'A' , 'Parámetros y Fórmulas', '', '3.01.02' );" calcext:value-type="string">
            <text:p>INSERT INTO proceso(id_proceso, id_aplicacion, denominacion, ruta_menu, estatus, descripcion, url, jerarquia_menu)VALUES (176,1, 'Parámetros y Fórmulas', '', <text:s/>'A' , 'Parámetros y Fórmulas', '', '3.01.02' );</text:p>
          </table:table-cell>
          <table:table-cell table:number-columns-repeated="2"/>
          <table:table-cell table:formula="of:==IF([.L177] &lt;&gt; &quot;&quot;;&quot;INSERT INTO perfil_proceso(id_perfil_proceso, id_perfil, id_proceso, priuse) VALUES (&quot; &amp; [.O177] &amp; &quot;, 1, &quot; &amp; [.N177] &amp; &quot;, 'A'::text);&quot;; &quot;&quot;)" office:value-type="string" office:string-value="INSERT INTO perfil_proceso(id_perfil_proceso, id_perfil, id_proceso, priuse) VALUES (176, 1, 176, 'A'::text);" calcext:value-type="string">
            <text:p>INSERT INTO perfil_proceso(id_perfil_proceso, id_perfil, id_proceso, priuse) VALUES (176, 1, 176, 'A'::text);</text:p>
          </table:table-cell>
        </table:table-row>
        <table:table-row table:style-name="ro3">
          <table:table-cell table:formula="of:=[.$A$177]&amp;&quot;.&quot;&amp;[.E178]" office:value-type="string" office:string-value="3.01.02.01" calcext:value-type="string">
            <text:p>3.01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onceptos Asociad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78]" office:value-type="string" office:string-value="Conceptos Asociados" calcext:value-type="string">
            <text:p>Conceptos Asociados</text:p>
          </table:table-cell>
          <table:table-cell/>
          <table:table-cell table:number-columns-repeated="2" office:value-type="float" office:value="177" calcext:value-type="float">
            <text:p>177</text:p>
          </table:table-cell>
          <table:table-cell table:style-name="ce3" table:formula="of:=&quot;(&quot; &amp; [.N178] &amp; &quot;,&quot; &amp; &quot;1&quot; &amp; &quot;, '&quot; &amp; [.L178]  &amp; &quot;', &quot; &amp; &quot;'&quot; &amp; [.H178]  &amp;  &quot;',  'A' , '&quot; &amp; [.L178] &amp;  &quot;', '&quot;&amp;  [.I178]  &amp; &quot;', '&quot; &amp; [.A178] &amp; &quot;' );&quot;" office:value-type="string" office:string-value="(177,1, 'Conceptos Asociados', '',  'A' , 'Conceptos Asociados', '', '3.01.02.01' );" calcext:value-type="string">
            <text:p>(177,1, 'Conceptos Asociados', '', <text:s/>'A' , 'Conceptos Asociados', '', '3.01.02.01' );</text:p>
          </table:table-cell>
          <table:table-cell table:number-columns-repeated="4"/>
          <table:table-cell table:formula="of:=IF([.L178] &lt;&gt; &quot;&quot;;[.$P$1] &amp;  [.P178]; &quot;&quot;)" office:value-type="string" office:string-value="INSERT INTO proceso(id_proceso, id_aplicacion, denominacion, ruta_menu, estatus, descripcion, url, jerarquia_menu)VALUES (177,1, 'Conceptos Asociados', '',  'A' , 'Conceptos Asociados', '', '3.01.02.01' );" calcext:value-type="string">
            <text:p>INSERT INTO proceso(id_proceso, id_aplicacion, denominacion, ruta_menu, estatus, descripcion, url, jerarquia_menu)VALUES (177,1, 'Conceptos Asociados', '', <text:s/>'A' , 'Conceptos Asociados', '', '3.01.02.01' );</text:p>
          </table:table-cell>
          <table:table-cell table:number-columns-repeated="2"/>
          <table:table-cell table:formula="of:==IF([.L178] &lt;&gt; &quot;&quot;;&quot;INSERT INTO perfil_proceso(id_perfil_proceso, id_perfil, id_proceso, priuse) VALUES (&quot; &amp; [.O178] &amp; &quot;, 1, &quot; &amp; [.N178] &amp; &quot;, 'A'::text);&quot;; &quot;&quot;)" office:value-type="string" office:string-value="INSERT INTO perfil_proceso(id_perfil_proceso, id_perfil, id_proceso, priuse) VALUES (177, 1, 177, 'A'::text);" calcext:value-type="string">
            <text:p>INSERT INTO perfil_proceso(id_perfil_proceso, id_perfil, id_proceso, priuse) VALUES (177, 1, 177, 'A'::text);</text:p>
          </table:table-cell>
        </table:table-row>
        <table:table-row table:style-name="ro3">
          <table:table-cell table:formula="of:=[.$A$177]&amp;&quot;.&quot;&amp;[.E179]" office:value-type="string" office:string-value="3.01.02.02" calcext:value-type="string">
            <text:p>3.01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Prima Antigued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79]" office:value-type="string" office:string-value="Prima Antiguedad" calcext:value-type="string">
            <text:p>Prima Antiguedad</text:p>
          </table:table-cell>
          <table:table-cell/>
          <table:table-cell table:number-columns-repeated="2" office:value-type="float" office:value="178" calcext:value-type="float">
            <text:p>178</text:p>
          </table:table-cell>
          <table:table-cell table:style-name="ce3" table:formula="of:=&quot;(&quot; &amp; [.N179] &amp; &quot;,&quot; &amp; &quot;1&quot; &amp; &quot;, '&quot; &amp; [.L179]  &amp; &quot;', &quot; &amp; &quot;'&quot; &amp; [.H179]  &amp;  &quot;',  'A' , '&quot; &amp; [.L179] &amp;  &quot;', '&quot;&amp;  [.I179]  &amp; &quot;', '&quot; &amp; [.A179] &amp; &quot;' );&quot;" office:value-type="string" office:string-value="(178,1, 'Prima Antiguedad', '',  'A' , 'Prima Antiguedad', '', '3.01.02.02' );" calcext:value-type="string">
            <text:p>(178,1, 'Prima Antiguedad', '', <text:s/>'A' , 'Prima Antiguedad', '', '3.01.02.02' );</text:p>
          </table:table-cell>
          <table:table-cell table:number-columns-repeated="4"/>
          <table:table-cell table:formula="of:=IF([.L179] &lt;&gt; &quot;&quot;;[.$P$1] &amp;  [.P179]; &quot;&quot;)" office:value-type="string" office:string-value="INSERT INTO proceso(id_proceso, id_aplicacion, denominacion, ruta_menu, estatus, descripcion, url, jerarquia_menu)VALUES (178,1, 'Prima Antiguedad', '',  'A' , 'Prima Antiguedad', '', '3.01.02.02' );" calcext:value-type="string">
            <text:p>INSERT INTO proceso(id_proceso, id_aplicacion, denominacion, ruta_menu, estatus, descripcion, url, jerarquia_menu)VALUES (178,1, 'Prima Antiguedad', '', <text:s/>'A' , 'Prima Antiguedad', '', '3.01.02.02' );</text:p>
          </table:table-cell>
          <table:table-cell table:number-columns-repeated="2"/>
          <table:table-cell table:formula="of:==IF([.L179] &lt;&gt; &quot;&quot;;&quot;INSERT INTO perfil_proceso(id_perfil_proceso, id_perfil, id_proceso, priuse) VALUES (&quot; &amp; [.O179] &amp; &quot;, 1, &quot; &amp; [.N179] &amp; &quot;, 'A'::text);&quot;; &quot;&quot;)" office:value-type="string" office:string-value="INSERT INTO perfil_proceso(id_perfil_proceso, id_perfil, id_proceso, priuse) VALUES (178, 1, 178, 'A'::text);" calcext:value-type="string">
            <text:p>INSERT INTO perfil_proceso(id_perfil_proceso, id_perfil, id_proceso, priuse) VALUES (178, 1, 178, 'A'::text);</text:p>
          </table:table-cell>
        </table:table-row>
        <table:table-row table:style-name="ro3">
          <table:table-cell table:formula="of:=[.$A$177]&amp;&quot;.&quot;&amp;[.E180]" office:value-type="string" office:string-value="3.01.02.03" calcext:value-type="string">
            <text:p>3.01.0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Prima por Hij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80]" office:value-type="string" office:string-value="Prima por Hijo" calcext:value-type="string">
            <text:p>Prima por Hijo</text:p>
          </table:table-cell>
          <table:table-cell/>
          <table:table-cell table:number-columns-repeated="2" office:value-type="float" office:value="179" calcext:value-type="float">
            <text:p>179</text:p>
          </table:table-cell>
          <table:table-cell table:style-name="ce3" table:formula="of:=&quot;(&quot; &amp; [.N180] &amp; &quot;,&quot; &amp; &quot;1&quot; &amp; &quot;, '&quot; &amp; [.L180]  &amp; &quot;', &quot; &amp; &quot;'&quot; &amp; [.H180]  &amp;  &quot;',  'A' , '&quot; &amp; [.L180] &amp;  &quot;', '&quot;&amp;  [.I180]  &amp; &quot;', '&quot; &amp; [.A180] &amp; &quot;' );&quot;" office:value-type="string" office:string-value="(179,1, 'Prima por Hijo', '',  'A' , 'Prima por Hijo', '', '3.01.02.03' );" calcext:value-type="string">
            <text:p>(179,1, 'Prima por Hijo', '', <text:s/>'A' , 'Prima por Hijo', '', '3.01.02.03' );</text:p>
          </table:table-cell>
          <table:table-cell table:number-columns-repeated="4"/>
          <table:table-cell table:formula="of:=IF([.L180] &lt;&gt; &quot;&quot;;[.$P$1] &amp;  [.P180]; &quot;&quot;)" office:value-type="string" office:string-value="INSERT INTO proceso(id_proceso, id_aplicacion, denominacion, ruta_menu, estatus, descripcion, url, jerarquia_menu)VALUES (179,1, 'Prima por Hijo', '',  'A' , 'Prima por Hijo', '', '3.01.02.03' );" calcext:value-type="string">
            <text:p>INSERT INTO proceso(id_proceso, id_aplicacion, denominacion, ruta_menu, estatus, descripcion, url, jerarquia_menu)VALUES (179,1, 'Prima por Hijo', '', <text:s/>'A' , 'Prima por Hijo', '', '3.01.02.03' );</text:p>
          </table:table-cell>
          <table:table-cell table:number-columns-repeated="2"/>
          <table:table-cell table:formula="of:==IF([.L180] &lt;&gt; &quot;&quot;;&quot;INSERT INTO perfil_proceso(id_perfil_proceso, id_perfil, id_proceso, priuse) VALUES (&quot; &amp; [.O180] &amp; &quot;, 1, &quot; &amp; [.N180] &amp; &quot;, 'A'::text);&quot;; &quot;&quot;)" office:value-type="string" office:string-value="INSERT INTO perfil_proceso(id_perfil_proceso, id_perfil, id_proceso, priuse) VALUES (179, 1, 179, 'A'::text);" calcext:value-type="string">
            <text:p>INSERT INTO perfil_proceso(id_perfil_proceso, id_perfil, id_proceso, priuse) VALUES (179, 1, 179, 'A'::text);</text:p>
          </table:table-cell>
        </table:table-row>
        <table:table-row table:style-name="ro3">
          <table:table-cell table:formula="of:=[.$A$177]&amp;&quot;.&quot;&amp;[.E181]" office:value-type="string" office:string-value="3.01.02.04" calcext:value-type="string">
            <text:p>3.01.02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Parámetros Retencion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81]" office:value-type="string" office:string-value="Parámetros Retenciones" calcext:value-type="string">
            <text:p>Parámetros Retenciones</text:p>
          </table:table-cell>
          <table:table-cell/>
          <table:table-cell table:number-columns-repeated="2" office:value-type="float" office:value="180" calcext:value-type="float">
            <text:p>180</text:p>
          </table:table-cell>
          <table:table-cell table:style-name="ce3" table:formula="of:=&quot;(&quot; &amp; [.N181] &amp; &quot;,&quot; &amp; &quot;1&quot; &amp; &quot;, '&quot; &amp; [.L181]  &amp; &quot;', &quot; &amp; &quot;'&quot; &amp; [.H181]  &amp;  &quot;',  'A' , '&quot; &amp; [.L181] &amp;  &quot;', '&quot;&amp;  [.I181]  &amp; &quot;', '&quot; &amp; [.A181] &amp; &quot;' );&quot;" office:value-type="string" office:string-value="(180,1, 'Parámetros Retenciones', '',  'A' , 'Parámetros Retenciones', '', '3.01.02.04' );" calcext:value-type="string">
            <text:p>(180,1, 'Parámetros Retenciones', '', <text:s/>'A' , 'Parámetros Retenciones', '', '3.01.02.04' );</text:p>
          </table:table-cell>
          <table:table-cell table:number-columns-repeated="4"/>
          <table:table-cell table:formula="of:=IF([.L181] &lt;&gt; &quot;&quot;;[.$P$1] &amp;  [.P181]; &quot;&quot;)" office:value-type="string" office:string-value="INSERT INTO proceso(id_proceso, id_aplicacion, denominacion, ruta_menu, estatus, descripcion, url, jerarquia_menu)VALUES (180,1, 'Parámetros Retenciones', '',  'A' , 'Parámetros Retenciones', '', '3.01.02.04' );" calcext:value-type="string">
            <text:p>INSERT INTO proceso(id_proceso, id_aplicacion, denominacion, ruta_menu, estatus, descripcion, url, jerarquia_menu)VALUES (180,1, 'Parámetros Retenciones', '', <text:s/>'A' , 'Parámetros Retenciones', '', '3.01.02.04' );</text:p>
          </table:table-cell>
          <table:table-cell table:number-columns-repeated="2"/>
          <table:table-cell table:formula="of:==IF([.L181] &lt;&gt; &quot;&quot;;&quot;INSERT INTO perfil_proceso(id_perfil_proceso, id_perfil, id_proceso, priuse) VALUES (&quot; &amp; [.O181] &amp; &quot;, 1, &quot; &amp; [.N181] &amp; &quot;, 'A'::text);&quot;; &quot;&quot;)" office:value-type="string" office:string-value="INSERT INTO perfil_proceso(id_perfil_proceso, id_perfil, id_proceso, priuse) VALUES (180, 1, 180, 'A'::text);" calcext:value-type="string">
            <text:p>INSERT INTO perfil_proceso(id_perfil_proceso, id_perfil, id_proceso, priuse) VALUES (180, 1, 180, 'A'::text);</text:p>
          </table:table-cell>
        </table:table-row>
        <table:table-row table:style-name="ro3">
          <table:table-cell table:formula="of:=[.$A$177]&amp;&quot;.&quot;&amp;[.E182]" office:value-type="string" office:string-value="3.01.02.05" calcext:value-type="string">
            <text:p>3.01.02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Fórmulas Bono Vacacion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82]" office:value-type="string" office:string-value="Fórmulas Bono Vacacional" calcext:value-type="string">
            <text:p>Fórmulas Bono Vacacional</text:p>
          </table:table-cell>
          <table:table-cell/>
          <table:table-cell table:number-columns-repeated="2" office:value-type="float" office:value="181" calcext:value-type="float">
            <text:p>181</text:p>
          </table:table-cell>
          <table:table-cell table:style-name="ce3" table:formula="of:=&quot;(&quot; &amp; [.N182] &amp; &quot;,&quot; &amp; &quot;1&quot; &amp; &quot;, '&quot; &amp; [.L182]  &amp; &quot;', &quot; &amp; &quot;'&quot; &amp; [.H182]  &amp;  &quot;',  'A' , '&quot; &amp; [.L182] &amp;  &quot;', '&quot;&amp;  [.I182]  &amp; &quot;', '&quot; &amp; [.A182] &amp; &quot;' );&quot;" office:value-type="string" office:string-value="(181,1, 'Fórmulas Bono Vacacional', '',  'A' , 'Fórmulas Bono Vacacional', '', '3.01.02.05' );" calcext:value-type="string">
            <text:p>(181,1, 'Fórmulas Bono Vacacional', '', <text:s/>'A' , 'Fórmulas Bono Vacacional', '', '3.01.02.05' );</text:p>
          </table:table-cell>
          <table:table-cell table:number-columns-repeated="4"/>
          <table:table-cell table:formula="of:=IF([.L182] &lt;&gt; &quot;&quot;;[.$P$1] &amp;  [.P182]; &quot;&quot;)" office:value-type="string" office:string-value="INSERT INTO proceso(id_proceso, id_aplicacion, denominacion, ruta_menu, estatus, descripcion, url, jerarquia_menu)VALUES (181,1, 'Fórmulas Bono Vacacional', '',  'A' , 'Fórmulas Bono Vacacional', '', '3.01.02.05' );" calcext:value-type="string">
            <text:p>INSERT INTO proceso(id_proceso, id_aplicacion, denominacion, ruta_menu, estatus, descripcion, url, jerarquia_menu)VALUES (181,1, 'Fórmulas Bono Vacacional', '', <text:s/>'A' , 'Fórmulas Bono Vacacional', '', '3.01.02.05' );</text:p>
          </table:table-cell>
          <table:table-cell table:number-columns-repeated="2"/>
          <table:table-cell table:formula="of:==IF([.L182] &lt;&gt; &quot;&quot;;&quot;INSERT INTO perfil_proceso(id_perfil_proceso, id_perfil, id_proceso, priuse) VALUES (&quot; &amp; [.O182] &amp; &quot;, 1, &quot; &amp; [.N182] &amp; &quot;, 'A'::text);&quot;; &quot;&quot;)" office:value-type="string" office:string-value="INSERT INTO perfil_proceso(id_perfil_proceso, id_perfil, id_proceso, priuse) VALUES (181, 1, 181, 'A'::text);" calcext:value-type="string">
            <text:p>INSERT INTO perfil_proceso(id_perfil_proceso, id_perfil, id_proceso, priuse) VALUES (181, 1, 181, 'A'::text);</text:p>
          </table:table-cell>
        </table:table-row>
        <table:table-row table:style-name="ro3">
          <table:table-cell table:formula="of:=[.$A$177]&amp;&quot;.&quot;&amp;[.E183]" office:value-type="string" office:string-value="3.01.02.06" calcext:value-type="string">
            <text:p>3.01.02.06</text:p>
          </table:table-cell>
          <table:table-cell table:number-columns-repeated="3"/>
          <table:table-cell office:value-type="string" calcext:value-type="string">
            <text:p>06</text:p>
          </table:table-cell>
          <table:table-cell office:value-type="string" calcext:value-type="string">
            <text:p>Días Vacaciones por Añ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83]" office:value-type="string" office:string-value="Días Vacaciones por Año" calcext:value-type="string">
            <text:p>Días Vacaciones por Año</text:p>
          </table:table-cell>
          <table:table-cell/>
          <table:table-cell table:number-columns-repeated="2" office:value-type="float" office:value="182" calcext:value-type="float">
            <text:p>182</text:p>
          </table:table-cell>
          <table:table-cell table:style-name="ce3" table:formula="of:=&quot;(&quot; &amp; [.N183] &amp; &quot;,&quot; &amp; &quot;1&quot; &amp; &quot;, '&quot; &amp; [.L183]  &amp; &quot;', &quot; &amp; &quot;'&quot; &amp; [.H183]  &amp;  &quot;',  'A' , '&quot; &amp; [.L183] &amp;  &quot;', '&quot;&amp;  [.I183]  &amp; &quot;', '&quot; &amp; [.A183] &amp; &quot;' );&quot;" office:value-type="string" office:string-value="(182,1, 'Días Vacaciones por Año', '',  'A' , 'Días Vacaciones por Año', '', '3.01.02.06' );" calcext:value-type="string">
            <text:p>(182,1, 'Días Vacaciones por Año', '', <text:s/>'A' , 'Días Vacaciones por Año', '', '3.01.02.06' );</text:p>
          </table:table-cell>
          <table:table-cell table:number-columns-repeated="4"/>
          <table:table-cell table:formula="of:=IF([.L183] &lt;&gt; &quot;&quot;;[.$P$1] &amp;  [.P183]; &quot;&quot;)" office:value-type="string" office:string-value="INSERT INTO proceso(id_proceso, id_aplicacion, denominacion, ruta_menu, estatus, descripcion, url, jerarquia_menu)VALUES (182,1, 'Días Vacaciones por Año', '',  'A' , 'Días Vacaciones por Año', '', '3.01.02.06' );" calcext:value-type="string">
            <text:p>INSERT INTO proceso(id_proceso, id_aplicacion, denominacion, ruta_menu, estatus, descripcion, url, jerarquia_menu)VALUES (182,1, 'Días Vacaciones por Año', '', <text:s/>'A' , 'Días Vacaciones por Año', '', '3.01.02.06' );</text:p>
          </table:table-cell>
          <table:table-cell table:number-columns-repeated="2"/>
          <table:table-cell table:formula="of:==IF([.L183] &lt;&gt; &quot;&quot;;&quot;INSERT INTO perfil_proceso(id_perfil_proceso, id_perfil, id_proceso, priuse) VALUES (&quot; &amp; [.O183] &amp; &quot;, 1, &quot; &amp; [.N183] &amp; &quot;, 'A'::text);&quot;; &quot;&quot;)" office:value-type="string" office:string-value="INSERT INTO perfil_proceso(id_perfil_proceso, id_perfil, id_proceso, priuse) VALUES (182, 1, 182, 'A'::text);" calcext:value-type="string">
            <text:p>INSERT INTO perfil_proceso(id_perfil_proceso, id_perfil, id_proceso, priuse) VALUES (182, 1, 182, 'A'::text);</text:p>
          </table:table-cell>
        </table:table-row>
        <table:table-row table:style-name="ro3">
          <table:table-cell table:formula="of:=[.$A$177]&amp;&quot;.&quot;&amp;[.E184]" office:value-type="string" office:string-value="3.01.02.07" calcext:value-type="string">
            <text:p>3.01.02.07</text:p>
          </table:table-cell>
          <table:table-cell table:number-columns-repeated="3"/>
          <table:table-cell office:value-type="string" calcext:value-type="string">
            <text:p>07</text:p>
          </table:table-cell>
          <table:table-cell office:value-type="string" calcext:value-type="string">
            <text:p>Fórmula Bono Fin de Añ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84]" office:value-type="string" office:string-value="Fórmula Bono Fin de Año" calcext:value-type="string">
            <text:p>Fórmula Bono Fin de Año</text:p>
          </table:table-cell>
          <table:table-cell/>
          <table:table-cell table:number-columns-repeated="2" office:value-type="float" office:value="183" calcext:value-type="float">
            <text:p>183</text:p>
          </table:table-cell>
          <table:table-cell table:style-name="ce3" table:formula="of:=&quot;(&quot; &amp; [.N184] &amp; &quot;,&quot; &amp; &quot;1&quot; &amp; &quot;, '&quot; &amp; [.L184]  &amp; &quot;', &quot; &amp; &quot;'&quot; &amp; [.H184]  &amp;  &quot;',  'A' , '&quot; &amp; [.L184] &amp;  &quot;', '&quot;&amp;  [.I184]  &amp; &quot;', '&quot; &amp; [.A184] &amp; &quot;' );&quot;" office:value-type="string" office:string-value="(183,1, 'Fórmula Bono Fin de Año', '',  'A' , 'Fórmula Bono Fin de Año', '', '3.01.02.07' );" calcext:value-type="string">
            <text:p>(183,1, 'Fórmula Bono Fin de Año', '', <text:s/>'A' , 'Fórmula Bono Fin de Año', '', '3.01.02.07' );</text:p>
          </table:table-cell>
          <table:table-cell table:number-columns-repeated="4"/>
          <table:table-cell table:formula="of:=IF([.L184] &lt;&gt; &quot;&quot;;[.$P$1] &amp;  [.P184]; &quot;&quot;)" office:value-type="string" office:string-value="INSERT INTO proceso(id_proceso, id_aplicacion, denominacion, ruta_menu, estatus, descripcion, url, jerarquia_menu)VALUES (183,1, 'Fórmula Bono Fin de Año', '',  'A' , 'Fórmula Bono Fin de Año', '', '3.01.02.07' );" calcext:value-type="string">
            <text:p>INSERT INTO proceso(id_proceso, id_aplicacion, denominacion, ruta_menu, estatus, descripcion, url, jerarquia_menu)VALUES (183,1, 'Fórmula Bono Fin de Año', '', <text:s/>'A' , 'Fórmula Bono Fin de Año', '', '3.01.02.07' );</text:p>
          </table:table-cell>
          <table:table-cell table:number-columns-repeated="2"/>
          <table:table-cell table:formula="of:==IF([.L184] &lt;&gt; &quot;&quot;;&quot;INSERT INTO perfil_proceso(id_perfil_proceso, id_perfil, id_proceso, priuse) VALUES (&quot; &amp; [.O184] &amp; &quot;, 1, &quot; &amp; [.N184] &amp; &quot;, 'A'::text);&quot;; &quot;&quot;)" office:value-type="string" office:string-value="INSERT INTO perfil_proceso(id_perfil_proceso, id_perfil, id_proceso, priuse) VALUES (183, 1, 183, 'A'::text);" calcext:value-type="string">
            <text:p>INSERT INTO perfil_proceso(id_perfil_proceso, id_perfil, id_proceso, priuse) VALUES (183, 1, 183, 'A'::text);</text:p>
          </table:table-cell>
        </table:table-row>
        <table:table-row table:style-name="ro3">
          <table:table-cell table:formula="of:=[.$A$177]&amp;&quot;.&quot;&amp;[.E185]" office:value-type="string" office:string-value="3.01.02.08" calcext:value-type="string">
            <text:p>3.01.02.08</text:p>
          </table:table-cell>
          <table:table-cell table:number-columns-repeated="3"/>
          <table:table-cell office:value-type="string" calcext:value-type="string">
            <text:p>08</text:p>
          </table:table-cell>
          <table:table-cell office:value-type="string" calcext:value-type="string">
            <text:p>Parámetros Vari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85]" office:value-type="string" office:string-value="Parámetros Varios" calcext:value-type="string">
            <text:p>Parámetros Varios</text:p>
          </table:table-cell>
          <table:table-cell/>
          <table:table-cell table:number-columns-repeated="2" office:value-type="float" office:value="184" calcext:value-type="float">
            <text:p>184</text:p>
          </table:table-cell>
          <table:table-cell table:style-name="ce3" table:formula="of:=&quot;(&quot; &amp; [.N185] &amp; &quot;,&quot; &amp; &quot;1&quot; &amp; &quot;, '&quot; &amp; [.L185]  &amp; &quot;', &quot; &amp; &quot;'&quot; &amp; [.H185]  &amp;  &quot;',  'A' , '&quot; &amp; [.L185] &amp;  &quot;', '&quot;&amp;  [.I185]  &amp; &quot;', '&quot; &amp; [.A185] &amp; &quot;' );&quot;" office:value-type="string" office:string-value="(184,1, 'Parámetros Varios', '',  'A' , 'Parámetros Varios', '', '3.01.02.08' );" calcext:value-type="string">
            <text:p>(184,1, 'Parámetros Varios', '', <text:s/>'A' , 'Parámetros Varios', '', '3.01.02.08' );</text:p>
          </table:table-cell>
          <table:table-cell table:number-columns-repeated="4"/>
          <table:table-cell table:formula="of:=IF([.L185] &lt;&gt; &quot;&quot;;[.$P$1] &amp;  [.P185]; &quot;&quot;)" office:value-type="string" office:string-value="INSERT INTO proceso(id_proceso, id_aplicacion, denominacion, ruta_menu, estatus, descripcion, url, jerarquia_menu)VALUES (184,1, 'Parámetros Varios', '',  'A' , 'Parámetros Varios', '', '3.01.02.08' );" calcext:value-type="string">
            <text:p>INSERT INTO proceso(id_proceso, id_aplicacion, denominacion, ruta_menu, estatus, descripcion, url, jerarquia_menu)VALUES (184,1, 'Parámetros Varios', '', <text:s/>'A' , 'Parámetros Varios', '', '3.01.02.08' );</text:p>
          </table:table-cell>
          <table:table-cell table:number-columns-repeated="2"/>
          <table:table-cell table:formula="of:==IF([.L185] &lt;&gt; &quot;&quot;;&quot;INSERT INTO perfil_proceso(id_perfil_proceso, id_perfil, id_proceso, priuse) VALUES (&quot; &amp; [.O185] &amp; &quot;, 1, &quot; &amp; [.N185] &amp; &quot;, 'A'::text);&quot;; &quot;&quot;)" office:value-type="string" office:string-value="INSERT INTO perfil_proceso(id_perfil_proceso, id_perfil, id_proceso, priuse) VALUES (184, 1, 184, 'A'::text);" calcext:value-type="string">
            <text:p>INSERT INTO perfil_proceso(id_perfil_proceso, id_perfil, id_proceso, priuse) VALUES (184, 1, 184, 'A'::text);</text:p>
          </table:table-cell>
        </table:table-row>
        <table:table-row table:style-name="ro3">
          <table:table-cell table:formula="of:=[.$A$177]&amp;&quot;.&quot;&amp;[.E186]" office:value-type="string" office:string-value="3.01.02.09" calcext:value-type="string">
            <text:p>3.01.02.09</text:p>
          </table:table-cell>
          <table:table-cell table:number-columns-repeated="3"/>
          <table:table-cell office:value-type="string" calcext:value-type="string">
            <text:p>09</text:p>
          </table:table-cell>
          <table:table-cell office:value-type="string" calcext:value-type="string">
            <text:p>Parámetros Planilla ARI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86]" office:value-type="string" office:string-value="Parámetros Planilla ARI" calcext:value-type="string">
            <text:p>Parámetros Planilla ARI</text:p>
          </table:table-cell>
          <table:table-cell/>
          <table:table-cell table:number-columns-repeated="2" office:value-type="float" office:value="185" calcext:value-type="float">
            <text:p>185</text:p>
          </table:table-cell>
          <table:table-cell table:style-name="ce3" table:formula="of:=&quot;(&quot; &amp; [.N186] &amp; &quot;,&quot; &amp; &quot;1&quot; &amp; &quot;, '&quot; &amp; [.L186]  &amp; &quot;', &quot; &amp; &quot;'&quot; &amp; [.H186]  &amp;  &quot;',  'A' , '&quot; &amp; [.L186] &amp;  &quot;', '&quot;&amp;  [.I186]  &amp; &quot;', '&quot; &amp; [.A186] &amp; &quot;' );&quot;" office:value-type="string" office:string-value="(185,1, 'Parámetros Planilla ARI', '',  'A' , 'Parámetros Planilla ARI', '', '3.01.02.09' );" calcext:value-type="string">
            <text:p>(185,1, 'Parámetros Planilla ARI', '', <text:s/>'A' , 'Parámetros Planilla ARI', '', '3.01.02.09' );</text:p>
          </table:table-cell>
          <table:table-cell table:number-columns-repeated="4"/>
          <table:table-cell table:formula="of:=IF([.L186] &lt;&gt; &quot;&quot;;[.$P$1] &amp;  [.P186]; &quot;&quot;)" office:value-type="string" office:string-value="INSERT INTO proceso(id_proceso, id_aplicacion, denominacion, ruta_menu, estatus, descripcion, url, jerarquia_menu)VALUES (185,1, 'Parámetros Planilla ARI', '',  'A' , 'Parámetros Planilla ARI', '', '3.01.02.09' );" calcext:value-type="string">
            <text:p>INSERT INTO proceso(id_proceso, id_aplicacion, denominacion, ruta_menu, estatus, descripcion, url, jerarquia_menu)VALUES (185,1, 'Parámetros Planilla ARI', '', <text:s/>'A' , 'Parámetros Planilla ARI', '', '3.01.02.09' );</text:p>
          </table:table-cell>
          <table:table-cell table:number-columns-repeated="2"/>
          <table:table-cell table:formula="of:==IF([.L186] &lt;&gt; &quot;&quot;;&quot;INSERT INTO perfil_proceso(id_perfil_proceso, id_perfil, id_proceso, priuse) VALUES (&quot; &amp; [.O186] &amp; &quot;, 1, &quot; &amp; [.N186] &amp; &quot;, 'A'::text);&quot;; &quot;&quot;)" office:value-type="string" office:string-value="INSERT INTO perfil_proceso(id_perfil_proceso, id_perfil, id_proceso, priuse) VALUES (185, 1, 185, 'A'::text);" calcext:value-type="string">
            <text:p>INSERT INTO perfil_proceso(id_perfil_proceso, id_perfil, id_proceso, priuse) VALUES (185, 1, 185, 'A'::text);</text:p>
          </table:table-cell>
        </table:table-row>
        <table:table-row table:style-name="ro3">
          <table:table-cell table:formula="of:=[.$A$158]&amp;&quot;.&quot;&amp;[.D187]" office:value-type="string" office:string-value="3.01.03" calcext:value-type="string">
            <text:p>3.01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Tablas Básicas y Nómin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187]" office:value-type="string" office:string-value="Tablas Básicas y Nómina" calcext:value-type="string">
            <text:p>Tablas Básicas y Nómina</text:p>
          </table:table-cell>
          <table:table-cell/>
          <table:table-cell table:number-columns-repeated="2" office:value-type="float" office:value="186" calcext:value-type="float">
            <text:p>186</text:p>
          </table:table-cell>
          <table:table-cell table:style-name="ce3" table:formula="of:=&quot;(&quot; &amp; [.N187] &amp; &quot;,&quot; &amp; &quot;1&quot; &amp; &quot;, '&quot; &amp; [.L187]  &amp; &quot;', &quot; &amp; &quot;'&quot; &amp; [.H187]  &amp;  &quot;',  'A' , '&quot; &amp; [.L187] &amp;  &quot;', '&quot;&amp;  [.I187]  &amp; &quot;', '&quot; &amp; [.A187] &amp; &quot;' );&quot;" office:value-type="string" office:string-value="(186,1, 'Tablas Básicas y Nómina', '',  'A' , 'Tablas Básicas y Nómina', '', '3.01.03' );" calcext:value-type="string">
            <text:p>(186,1, 'Tablas Básicas y Nómina', '', <text:s/>'A' , 'Tablas Básicas y Nómina', '', '3.01.03' );</text:p>
          </table:table-cell>
          <table:table-cell table:number-columns-repeated="4"/>
          <table:table-cell table:formula="of:=IF([.L187] &lt;&gt; &quot;&quot;;[.$P$1] &amp;  [.P187]; &quot;&quot;)" office:value-type="string" office:string-value="INSERT INTO proceso(id_proceso, id_aplicacion, denominacion, ruta_menu, estatus, descripcion, url, jerarquia_menu)VALUES (186,1, 'Tablas Básicas y Nómina', '',  'A' , 'Tablas Básicas y Nómina', '', '3.01.03' );" calcext:value-type="string">
            <text:p>INSERT INTO proceso(id_proceso, id_aplicacion, denominacion, ruta_menu, estatus, descripcion, url, jerarquia_menu)VALUES (186,1, 'Tablas Básicas y Nómina', '', <text:s/>'A' , 'Tablas Básicas y Nómina', '', '3.01.03' );</text:p>
          </table:table-cell>
          <table:table-cell table:number-columns-repeated="2"/>
          <table:table-cell table:formula="of:==IF([.L187] &lt;&gt; &quot;&quot;;&quot;INSERT INTO perfil_proceso(id_perfil_proceso, id_perfil, id_proceso, priuse) VALUES (&quot; &amp; [.O187] &amp; &quot;, 1, &quot; &amp; [.N187] &amp; &quot;, 'A'::text);&quot;; &quot;&quot;)" office:value-type="string" office:string-value="INSERT INTO perfil_proceso(id_perfil_proceso, id_perfil, id_proceso, priuse) VALUES (186, 1, 186, 'A'::text);" calcext:value-type="string">
            <text:p>INSERT INTO perfil_proceso(id_perfil_proceso, id_perfil, id_proceso, priuse) VALUES (186, 1, 186, 'A'::text);</text:p>
          </table:table-cell>
        </table:table-row>
        <table:table-row table:style-name="ro3">
          <table:table-cell table:formula="of:=[.$A$187]&amp;&quot;.&quot;&amp;[.E188]" office:value-type="string" office:string-value="3.01.03.01" calcext:value-type="string">
            <text:p>3.01.0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Banc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88]" office:value-type="string" office:string-value="Bancos" calcext:value-type="string">
            <text:p>Bancos</text:p>
          </table:table-cell>
          <table:table-cell/>
          <table:table-cell table:number-columns-repeated="2" office:value-type="float" office:value="187" calcext:value-type="float">
            <text:p>187</text:p>
          </table:table-cell>
          <table:table-cell table:style-name="ce3" table:formula="of:=&quot;(&quot; &amp; [.N188] &amp; &quot;,&quot; &amp; &quot;1&quot; &amp; &quot;, '&quot; &amp; [.L188]  &amp; &quot;', &quot; &amp; &quot;'&quot; &amp; [.H188]  &amp;  &quot;',  'A' , '&quot; &amp; [.L188] &amp;  &quot;', '&quot;&amp;  [.I188]  &amp; &quot;', '&quot; &amp; [.A188] &amp; &quot;' );&quot;" office:value-type="string" office:string-value="(187,1, 'Bancos', '',  'A' , 'Bancos', '', '3.01.03.01' );" calcext:value-type="string">
            <text:p>(187,1, 'Bancos', '', <text:s/>'A' , 'Bancos', '', '3.01.03.01' );</text:p>
          </table:table-cell>
          <table:table-cell table:number-columns-repeated="4"/>
          <table:table-cell table:formula="of:=IF([.L188] &lt;&gt; &quot;&quot;;[.$P$1] &amp;  [.P188]; &quot;&quot;)" office:value-type="string" office:string-value="INSERT INTO proceso(id_proceso, id_aplicacion, denominacion, ruta_menu, estatus, descripcion, url, jerarquia_menu)VALUES (187,1, 'Bancos', '',  'A' , 'Bancos', '', '3.01.03.01' );" calcext:value-type="string">
            <text:p>INSERT INTO proceso(id_proceso, id_aplicacion, denominacion, ruta_menu, estatus, descripcion, url, jerarquia_menu)VALUES (187,1, 'Bancos', '', <text:s/>'A' , 'Bancos', '', '3.01.03.01' );</text:p>
          </table:table-cell>
          <table:table-cell table:number-columns-repeated="2"/>
          <table:table-cell table:formula="of:==IF([.L188] &lt;&gt; &quot;&quot;;&quot;INSERT INTO perfil_proceso(id_perfil_proceso, id_perfil, id_proceso, priuse) VALUES (&quot; &amp; [.O188] &amp; &quot;, 1, &quot; &amp; [.N188] &amp; &quot;, 'A'::text);&quot;; &quot;&quot;)" office:value-type="string" office:string-value="INSERT INTO perfil_proceso(id_perfil_proceso, id_perfil, id_proceso, priuse) VALUES (187, 1, 187, 'A'::text);" calcext:value-type="string">
            <text:p>INSERT INTO perfil_proceso(id_perfil_proceso, id_perfil, id_proceso, priuse) VALUES (187, 1, 187, 'A'::text);</text:p>
          </table:table-cell>
        </table:table-row>
        <table:table-row table:style-name="ro3">
          <table:table-cell table:formula="of:=[.$A$187]&amp;&quot;.&quot;&amp;[.E189]" office:value-type="string" office:string-value="3.01.03.02" calcext:value-type="string">
            <text:p>3.01.0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uentas de Banc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89]" office:value-type="string" office:string-value="Cuentas de Banco" calcext:value-type="string">
            <text:p>Cuentas de Banco</text:p>
          </table:table-cell>
          <table:table-cell/>
          <table:table-cell table:number-columns-repeated="2" office:value-type="float" office:value="188" calcext:value-type="float">
            <text:p>188</text:p>
          </table:table-cell>
          <table:table-cell table:style-name="ce3" table:formula="of:=&quot;(&quot; &amp; [.N189] &amp; &quot;,&quot; &amp; &quot;1&quot; &amp; &quot;, '&quot; &amp; [.L189]  &amp; &quot;', &quot; &amp; &quot;'&quot; &amp; [.H189]  &amp;  &quot;',  'A' , '&quot; &amp; [.L189] &amp;  &quot;', '&quot;&amp;  [.I189]  &amp; &quot;', '&quot; &amp; [.A189] &amp; &quot;' );&quot;" office:value-type="string" office:string-value="(188,1, 'Cuentas de Banco', '',  'A' , 'Cuentas de Banco', '', '3.01.03.02' );" calcext:value-type="string">
            <text:p>(188,1, 'Cuentas de Banco', '', <text:s/>'A' , 'Cuentas de Banco', '', '3.01.03.02' );</text:p>
          </table:table-cell>
          <table:table-cell table:number-columns-repeated="4"/>
          <table:table-cell table:formula="of:=IF([.L189] &lt;&gt; &quot;&quot;;[.$P$1] &amp;  [.P189]; &quot;&quot;)" office:value-type="string" office:string-value="INSERT INTO proceso(id_proceso, id_aplicacion, denominacion, ruta_menu, estatus, descripcion, url, jerarquia_menu)VALUES (188,1, 'Cuentas de Banco', '',  'A' , 'Cuentas de Banco', '', '3.01.03.02' );" calcext:value-type="string">
            <text:p>INSERT INTO proceso(id_proceso, id_aplicacion, denominacion, ruta_menu, estatus, descripcion, url, jerarquia_menu)VALUES (188,1, 'Cuentas de Banco', '', <text:s/>'A' , 'Cuentas de Banco', '', '3.01.03.02' );</text:p>
          </table:table-cell>
          <table:table-cell table:number-columns-repeated="2"/>
          <table:table-cell table:formula="of:==IF([.L189] &lt;&gt; &quot;&quot;;&quot;INSERT INTO perfil_proceso(id_perfil_proceso, id_perfil, id_proceso, priuse) VALUES (&quot; &amp; [.O189] &amp; &quot;, 1, &quot; &amp; [.N189] &amp; &quot;, 'A'::text);&quot;; &quot;&quot;)" office:value-type="string" office:string-value="INSERT INTO perfil_proceso(id_perfil_proceso, id_perfil, id_proceso, priuse) VALUES (188, 1, 188, 'A'::text);" calcext:value-type="string">
            <text:p>INSERT INTO perfil_proceso(id_perfil_proceso, id_perfil, id_proceso, priuse) VALUES (188, 1, 188, 'A'::text);</text:p>
          </table:table-cell>
        </table:table-row>
        <table:table-row table:style-name="ro3">
          <table:table-cell table:formula="of:=[.$A$187]&amp;&quot;.&quot;&amp;[.E190]" office:value-type="string" office:string-value="3.01.03.03" calcext:value-type="string">
            <text:p>3.01.03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Períodos Semanal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90]" office:value-type="string" office:string-value="Períodos Semanales" calcext:value-type="string">
            <text:p>Períodos Semanales</text:p>
          </table:table-cell>
          <table:table-cell/>
          <table:table-cell table:number-columns-repeated="2" office:value-type="float" office:value="189" calcext:value-type="float">
            <text:p>189</text:p>
          </table:table-cell>
          <table:table-cell table:style-name="ce3" table:formula="of:=&quot;(&quot; &amp; [.N190] &amp; &quot;,&quot; &amp; &quot;1&quot; &amp; &quot;, '&quot; &amp; [.L190]  &amp; &quot;', &quot; &amp; &quot;'&quot; &amp; [.H190]  &amp;  &quot;',  'A' , '&quot; &amp; [.L190] &amp;  &quot;', '&quot;&amp;  [.I190]  &amp; &quot;', '&quot; &amp; [.A190] &amp; &quot;' );&quot;" office:value-type="string" office:string-value="(189,1, 'Períodos Semanales', '',  'A' , 'Períodos Semanales', '', '3.01.03.03' );" calcext:value-type="string">
            <text:p>(189,1, 'Períodos Semanales', '', <text:s/>'A' , 'Períodos Semanales', '', '3.01.03.03' );</text:p>
          </table:table-cell>
          <table:table-cell table:number-columns-repeated="4"/>
          <table:table-cell table:formula="of:=IF([.L190] &lt;&gt; &quot;&quot;;[.$P$1] &amp;  [.P190]; &quot;&quot;)" office:value-type="string" office:string-value="INSERT INTO proceso(id_proceso, id_aplicacion, denominacion, ruta_menu, estatus, descripcion, url, jerarquia_menu)VALUES (189,1, 'Períodos Semanales', '',  'A' , 'Períodos Semanales', '', '3.01.03.03' );" calcext:value-type="string">
            <text:p>INSERT INTO proceso(id_proceso, id_aplicacion, denominacion, ruta_menu, estatus, descripcion, url, jerarquia_menu)VALUES (189,1, 'Períodos Semanales', '', <text:s/>'A' , 'Períodos Semanales', '', '3.01.03.03' );</text:p>
          </table:table-cell>
          <table:table-cell table:number-columns-repeated="2"/>
          <table:table-cell table:formula="of:==IF([.L190] &lt;&gt; &quot;&quot;;&quot;INSERT INTO perfil_proceso(id_perfil_proceso, id_perfil, id_proceso, priuse) VALUES (&quot; &amp; [.O190] &amp; &quot;, 1, &quot; &amp; [.N190] &amp; &quot;, 'A'::text);&quot;; &quot;&quot;)" office:value-type="string" office:string-value="INSERT INTO perfil_proceso(id_perfil_proceso, id_perfil, id_proceso, priuse) VALUES (189, 1, 189, 'A'::text);" calcext:value-type="string">
            <text:p>INSERT INTO perfil_proceso(id_perfil_proceso, id_perfil, id_proceso, priuse) VALUES (189, 1, 189, 'A'::text);</text:p>
          </table:table-cell>
        </table:table-row>
        <table:table-row table:style-name="ro3">
          <table:table-cell table:formula="of:=[.$A$187]&amp;&quot;.&quot;&amp;[.E191]" office:value-type="string" office:string-value="3.01.03.04" calcext:value-type="string">
            <text:p>3.01.03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Mes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91]" office:value-type="string" office:string-value="Meses" calcext:value-type="string">
            <text:p>Meses</text:p>
          </table:table-cell>
          <table:table-cell/>
          <table:table-cell table:number-columns-repeated="2" office:value-type="float" office:value="190" calcext:value-type="float">
            <text:p>190</text:p>
          </table:table-cell>
          <table:table-cell table:style-name="ce3" table:formula="of:=&quot;(&quot; &amp; [.N191] &amp; &quot;,&quot; &amp; &quot;1&quot; &amp; &quot;, '&quot; &amp; [.L191]  &amp; &quot;', &quot; &amp; &quot;'&quot; &amp; [.H191]  &amp;  &quot;',  'A' , '&quot; &amp; [.L191] &amp;  &quot;', '&quot;&amp;  [.I191]  &amp; &quot;', '&quot; &amp; [.A191] &amp; &quot;' );&quot;" office:value-type="string" office:string-value="(190,1, 'Meses', '',  'A' , 'Meses', '', '3.01.03.04' );" calcext:value-type="string">
            <text:p>(190,1, 'Meses', '', <text:s/>'A' , 'Meses', '', '3.01.03.04' );</text:p>
          </table:table-cell>
          <table:table-cell table:number-columns-repeated="4"/>
          <table:table-cell table:formula="of:=IF([.L191] &lt;&gt; &quot;&quot;;[.$P$1] &amp;  [.P191]; &quot;&quot;)" office:value-type="string" office:string-value="INSERT INTO proceso(id_proceso, id_aplicacion, denominacion, ruta_menu, estatus, descripcion, url, jerarquia_menu)VALUES (190,1, 'Meses', '',  'A' , 'Meses', '', '3.01.03.04' );" calcext:value-type="string">
            <text:p>INSERT INTO proceso(id_proceso, id_aplicacion, denominacion, ruta_menu, estatus, descripcion, url, jerarquia_menu)VALUES (190,1, 'Meses', '', <text:s/>'A' , 'Meses', '', '3.01.03.04' );</text:p>
          </table:table-cell>
          <table:table-cell table:number-columns-repeated="2"/>
          <table:table-cell table:formula="of:==IF([.L191] &lt;&gt; &quot;&quot;;&quot;INSERT INTO perfil_proceso(id_perfil_proceso, id_perfil, id_proceso, priuse) VALUES (&quot; &amp; [.O191] &amp; &quot;, 1, &quot; &amp; [.N191] &amp; &quot;, 'A'::text);&quot;; &quot;&quot;)" office:value-type="string" office:string-value="INSERT INTO perfil_proceso(id_perfil_proceso, id_perfil, id_proceso, priuse) VALUES (190, 1, 190, 'A'::text);" calcext:value-type="string">
            <text:p>INSERT INTO perfil_proceso(id_perfil_proceso, id_perfil, id_proceso, priuse) VALUES (190, 1, 190, 'A'::text);</text:p>
          </table:table-cell>
        </table:table-row>
        <table:table-row table:style-name="ro3">
          <table:table-cell table:formula="of:=[.$A$187]&amp;&quot;.&quot;&amp;[.E192]" office:value-type="string" office:string-value="3.01.03.05" calcext:value-type="string">
            <text:p>3.01.03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Sindicat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92]" office:value-type="string" office:string-value="Sindicatos" calcext:value-type="string">
            <text:p>Sindicatos</text:p>
          </table:table-cell>
          <table:table-cell/>
          <table:table-cell table:number-columns-repeated="2" office:value-type="float" office:value="191" calcext:value-type="float">
            <text:p>191</text:p>
          </table:table-cell>
          <table:table-cell table:style-name="ce3" table:formula="of:=&quot;(&quot; &amp; [.N192] &amp; &quot;,&quot; &amp; &quot;1&quot; &amp; &quot;, '&quot; &amp; [.L192]  &amp; &quot;', &quot; &amp; &quot;'&quot; &amp; [.H192]  &amp;  &quot;',  'A' , '&quot; &amp; [.L192] &amp;  &quot;', '&quot;&amp;  [.I192]  &amp; &quot;', '&quot; &amp; [.A192] &amp; &quot;' );&quot;" office:value-type="string" office:string-value="(191,1, 'Sindicatos', '',  'A' , 'Sindicatos', '', '3.01.03.05' );" calcext:value-type="string">
            <text:p>(191,1, 'Sindicatos', '', <text:s/>'A' , 'Sindicatos', '', '3.01.03.05' );</text:p>
          </table:table-cell>
          <table:table-cell table:number-columns-repeated="4"/>
          <table:table-cell table:formula="of:=IF([.L192] &lt;&gt; &quot;&quot;;[.$P$1] &amp;  [.P192]; &quot;&quot;)" office:value-type="string" office:string-value="INSERT INTO proceso(id_proceso, id_aplicacion, denominacion, ruta_menu, estatus, descripcion, url, jerarquia_menu)VALUES (191,1, 'Sindicatos', '',  'A' , 'Sindicatos', '', '3.01.03.05' );" calcext:value-type="string">
            <text:p>INSERT INTO proceso(id_proceso, id_aplicacion, denominacion, ruta_menu, estatus, descripcion, url, jerarquia_menu)VALUES (191,1, 'Sindicatos', '', <text:s/>'A' , 'Sindicatos', '', '3.01.03.05' );</text:p>
          </table:table-cell>
          <table:table-cell table:number-columns-repeated="2"/>
          <table:table-cell table:formula="of:==IF([.L192] &lt;&gt; &quot;&quot;;&quot;INSERT INTO perfil_proceso(id_perfil_proceso, id_perfil, id_proceso, priuse) VALUES (&quot; &amp; [.O192] &amp; &quot;, 1, &quot; &amp; [.N192] &amp; &quot;, 'A'::text);&quot;; &quot;&quot;)" office:value-type="string" office:string-value="INSERT INTO perfil_proceso(id_perfil_proceso, id_perfil, id_proceso, priuse) VALUES (191, 1, 191, 'A'::text);" calcext:value-type="string">
            <text:p>INSERT INTO perfil_proceso(id_perfil_proceso, id_perfil, id_proceso, priuse) VALUES (191, 1, 191, 'A'::text);</text:p>
          </table:table-cell>
        </table:table-row>
        <table:table-row table:style-name="ro3">
          <table:table-cell table:formula="of:=[.$A$187]&amp;&quot;.&quot;&amp;[.E193]" office:value-type="string" office:string-value="3.01.03.06" calcext:value-type="string">
            <text:p>3.01.03.06</text:p>
          </table:table-cell>
          <table:table-cell table:number-columns-repeated="3"/>
          <table:table-cell office:value-type="string" calcext:value-type="string">
            <text:p>06</text:p>
          </table:table-cell>
          <table:table-cell office:value-type="string" calcext:value-type="string">
            <text:p>Contratos Colectiv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93]" office:value-type="string" office:string-value="Contratos Colectivos" calcext:value-type="string">
            <text:p>Contratos Colectivos</text:p>
          </table:table-cell>
          <table:table-cell/>
          <table:table-cell table:number-columns-repeated="2" office:value-type="float" office:value="192" calcext:value-type="float">
            <text:p>192</text:p>
          </table:table-cell>
          <table:table-cell table:style-name="ce3" table:formula="of:=&quot;(&quot; &amp; [.N193] &amp; &quot;,&quot; &amp; &quot;1&quot; &amp; &quot;, '&quot; &amp; [.L193]  &amp; &quot;', &quot; &amp; &quot;'&quot; &amp; [.H193]  &amp;  &quot;',  'A' , '&quot; &amp; [.L193] &amp;  &quot;', '&quot;&amp;  [.I193]  &amp; &quot;', '&quot; &amp; [.A193] &amp; &quot;' );&quot;" office:value-type="string" office:string-value="(192,1, 'Contratos Colectivos', '',  'A' , 'Contratos Colectivos', '', '3.01.03.06' );" calcext:value-type="string">
            <text:p>(192,1, 'Contratos Colectivos', '', <text:s/>'A' , 'Contratos Colectivos', '', '3.01.03.06' );</text:p>
          </table:table-cell>
          <table:table-cell table:number-columns-repeated="4"/>
          <table:table-cell table:formula="of:=IF([.L193] &lt;&gt; &quot;&quot;;[.$P$1] &amp;  [.P193]; &quot;&quot;)" office:value-type="string" office:string-value="INSERT INTO proceso(id_proceso, id_aplicacion, denominacion, ruta_menu, estatus, descripcion, url, jerarquia_menu)VALUES (192,1, 'Contratos Colectivos', '',  'A' , 'Contratos Colectivos', '', '3.01.03.06' );" calcext:value-type="string">
            <text:p>INSERT INTO proceso(id_proceso, id_aplicacion, denominacion, ruta_menu, estatus, descripcion, url, jerarquia_menu)VALUES (192,1, 'Contratos Colectivos', '', <text:s/>'A' , 'Contratos Colectivos', '', '3.01.03.06' );</text:p>
          </table:table-cell>
          <table:table-cell table:number-columns-repeated="2"/>
          <table:table-cell table:formula="of:==IF([.L193] &lt;&gt; &quot;&quot;;&quot;INSERT INTO perfil_proceso(id_perfil_proceso, id_perfil, id_proceso, priuse) VALUES (&quot; &amp; [.O193] &amp; &quot;, 1, &quot; &amp; [.N193] &amp; &quot;, 'A'::text);&quot;; &quot;&quot;)" office:value-type="string" office:string-value="INSERT INTO perfil_proceso(id_perfil_proceso, id_perfil, id_proceso, priuse) VALUES (192, 1, 192, 'A'::text);" calcext:value-type="string">
            <text:p>INSERT INTO perfil_proceso(id_perfil_proceso, id_perfil, id_proceso, priuse) VALUES (192, 1, 192, 'A'::text);</text:p>
          </table:table-cell>
        </table:table-row>
        <table:table-row table:style-name="ro3">
          <table:table-cell table:formula="of:=[.$A$187]&amp;&quot;.&quot;&amp;[.E194]" office:value-type="string" office:string-value="3.01.03.07" calcext:value-type="string">
            <text:p>3.01.03.07</text:p>
          </table:table-cell>
          <table:table-cell table:number-columns-repeated="3"/>
          <table:table-cell office:value-type="string" calcext:value-type="string">
            <text:p>07</text:p>
          </table:table-cell>
          <table:table-cell office:value-type="string" calcext:value-type="string">
            <text:p>Tarifas ARI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94]" office:value-type="string" office:string-value="Tarifas ARI" calcext:value-type="string">
            <text:p>Tarifas ARI</text:p>
          </table:table-cell>
          <table:table-cell/>
          <table:table-cell table:number-columns-repeated="2" office:value-type="float" office:value="193" calcext:value-type="float">
            <text:p>193</text:p>
          </table:table-cell>
          <table:table-cell table:style-name="ce3" table:formula="of:=&quot;(&quot; &amp; [.N194] &amp; &quot;,&quot; &amp; &quot;1&quot; &amp; &quot;, '&quot; &amp; [.L194]  &amp; &quot;', &quot; &amp; &quot;'&quot; &amp; [.H194]  &amp;  &quot;',  'A' , '&quot; &amp; [.L194] &amp;  &quot;', '&quot;&amp;  [.I194]  &amp; &quot;', '&quot; &amp; [.A194] &amp; &quot;' );&quot;" office:value-type="string" office:string-value="(193,1, 'Tarifas ARI', '',  'A' , 'Tarifas ARI', '', '3.01.03.07' );" calcext:value-type="string">
            <text:p>(193,1, 'Tarifas ARI', '', <text:s/>'A' , 'Tarifas ARI', '', '3.01.03.07' );</text:p>
          </table:table-cell>
          <table:table-cell table:number-columns-repeated="4"/>
          <table:table-cell table:formula="of:=IF([.L194] &lt;&gt; &quot;&quot;;[.$P$1] &amp;  [.P194]; &quot;&quot;)" office:value-type="string" office:string-value="INSERT INTO proceso(id_proceso, id_aplicacion, denominacion, ruta_menu, estatus, descripcion, url, jerarquia_menu)VALUES (193,1, 'Tarifas ARI', '',  'A' , 'Tarifas ARI', '', '3.01.03.07' );" calcext:value-type="string">
            <text:p>INSERT INTO proceso(id_proceso, id_aplicacion, denominacion, ruta_menu, estatus, descripcion, url, jerarquia_menu)VALUES (193,1, 'Tarifas ARI', '', <text:s/>'A' , 'Tarifas ARI', '', '3.01.03.07' );</text:p>
          </table:table-cell>
          <table:table-cell table:number-columns-repeated="2"/>
          <table:table-cell table:formula="of:==IF([.L194] &lt;&gt; &quot;&quot;;&quot;INSERT INTO perfil_proceso(id_perfil_proceso, id_perfil, id_proceso, priuse) VALUES (&quot; &amp; [.O194] &amp; &quot;, 1, &quot; &amp; [.N194] &amp; &quot;, 'A'::text);&quot;; &quot;&quot;)" office:value-type="string" office:string-value="INSERT INTO perfil_proceso(id_perfil_proceso, id_perfil, id_proceso, priuse) VALUES (193, 1, 193, 'A'::text);" calcext:value-type="string">
            <text:p>INSERT INTO perfil_proceso(id_perfil_proceso, id_perfil, id_proceso, priuse) VALUES (193, 1, 193, 'A'::text);</text:p>
          </table:table-cell>
        </table:table-row>
        <table:table-row table:style-name="ro3">
          <table:table-cell table:formula="of:=[.$A$187]&amp;&quot;.&quot;&amp;[.E195]" office:value-type="string" office:string-value="3.01.03.08" calcext:value-type="string">
            <text:p>3.01.03.08</text:p>
          </table:table-cell>
          <table:table-cell table:number-columns-repeated="3"/>
          <table:table-cell office:value-type="string" calcext:value-type="string">
            <text:p>08</text:p>
          </table:table-cell>
          <table:table-cell office:value-type="string" calcext:value-type="string">
            <text:p>Firmas para Report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95]" office:value-type="string" office:string-value="Firmas para Reportes" calcext:value-type="string">
            <text:p>Firmas para Reportes</text:p>
          </table:table-cell>
          <table:table-cell/>
          <table:table-cell table:number-columns-repeated="2" office:value-type="float" office:value="194" calcext:value-type="float">
            <text:p>194</text:p>
          </table:table-cell>
          <table:table-cell table:style-name="ce3" table:formula="of:=&quot;(&quot; &amp; [.N195] &amp; &quot;,&quot; &amp; &quot;1&quot; &amp; &quot;, '&quot; &amp; [.L195]  &amp; &quot;', &quot; &amp; &quot;'&quot; &amp; [.H195]  &amp;  &quot;',  'A' , '&quot; &amp; [.L195] &amp;  &quot;', '&quot;&amp;  [.I195]  &amp; &quot;', '&quot; &amp; [.A195] &amp; &quot;' );&quot;" office:value-type="string" office:string-value="(194,1, 'Firmas para Reportes', '',  'A' , 'Firmas para Reportes', '', '3.01.03.08' );" calcext:value-type="string">
            <text:p>(194,1, 'Firmas para Reportes', '', <text:s/>'A' , 'Firmas para Reportes', '', '3.01.03.08' );</text:p>
          </table:table-cell>
          <table:table-cell table:number-columns-repeated="4"/>
          <table:table-cell table:formula="of:=IF([.L195] &lt;&gt; &quot;&quot;;[.$P$1] &amp;  [.P195]; &quot;&quot;)" office:value-type="string" office:string-value="INSERT INTO proceso(id_proceso, id_aplicacion, denominacion, ruta_menu, estatus, descripcion, url, jerarquia_menu)VALUES (194,1, 'Firmas para Reportes', '',  'A' , 'Firmas para Reportes', '', '3.01.03.08' );" calcext:value-type="string">
            <text:p>INSERT INTO proceso(id_proceso, id_aplicacion, denominacion, ruta_menu, estatus, descripcion, url, jerarquia_menu)VALUES (194,1, 'Firmas para Reportes', '', <text:s/>'A' , 'Firmas para Reportes', '', '3.01.03.08' );</text:p>
          </table:table-cell>
          <table:table-cell table:number-columns-repeated="2"/>
          <table:table-cell table:formula="of:==IF([.L195] &lt;&gt; &quot;&quot;;&quot;INSERT INTO perfil_proceso(id_perfil_proceso, id_perfil, id_proceso, priuse) VALUES (&quot; &amp; [.O195] &amp; &quot;, 1, &quot; &amp; [.N195] &amp; &quot;, 'A'::text);&quot;; &quot;&quot;)" office:value-type="string" office:string-value="INSERT INTO perfil_proceso(id_perfil_proceso, id_perfil, id_proceso, priuse) VALUES (194, 1, 194, 'A'::text);" calcext:value-type="string">
            <text:p>INSERT INTO perfil_proceso(id_perfil_proceso, id_perfil, id_proceso, priuse) VALUES (194, 1, 194, 'A'::text);</text:p>
          </table:table-cell>
        </table:table-row>
        <table:table-row table:style-name="ro3">
          <table:table-cell table:formula="of:=[.$A$187]&amp;&quot;.&quot;&amp;[.E196]" office:value-type="string" office:string-value="3.01.03.09" calcext:value-type="string">
            <text:p>3.01.03.09</text:p>
          </table:table-cell>
          <table:table-cell table:number-columns-repeated="3"/>
          <table:table-cell office:value-type="string" calcext:value-type="string">
            <text:p>09</text:p>
          </table:table-cell>
          <table:table-cell office:value-type="string" calcext:value-type="string">
            <text:p>Tipos de Ausencia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96]" office:value-type="string" office:string-value="Tipos de Ausencias" calcext:value-type="string">
            <text:p>Tipos de Ausencias</text:p>
          </table:table-cell>
          <table:table-cell/>
          <table:table-cell table:number-columns-repeated="2" office:value-type="float" office:value="195" calcext:value-type="float">
            <text:p>195</text:p>
          </table:table-cell>
          <table:table-cell table:style-name="ce3" table:formula="of:=&quot;(&quot; &amp; [.N196] &amp; &quot;,&quot; &amp; &quot;1&quot; &amp; &quot;, '&quot; &amp; [.L196]  &amp; &quot;', &quot; &amp; &quot;'&quot; &amp; [.H196]  &amp;  &quot;',  'A' , '&quot; &amp; [.L196] &amp;  &quot;', '&quot;&amp;  [.I196]  &amp; &quot;', '&quot; &amp; [.A196] &amp; &quot;' );&quot;" office:value-type="string" office:string-value="(195,1, 'Tipos de Ausencias', '',  'A' , 'Tipos de Ausencias', '', '3.01.03.09' );" calcext:value-type="string">
            <text:p>(195,1, 'Tipos de Ausencias', '', <text:s/>'A' , 'Tipos de Ausencias', '', '3.01.03.09' );</text:p>
          </table:table-cell>
          <table:table-cell table:number-columns-repeated="4"/>
          <table:table-cell table:formula="of:=IF([.L196] &lt;&gt; &quot;&quot;;[.$P$1] &amp;  [.P196]; &quot;&quot;)" office:value-type="string" office:string-value="INSERT INTO proceso(id_proceso, id_aplicacion, denominacion, ruta_menu, estatus, descripcion, url, jerarquia_menu)VALUES (195,1, 'Tipos de Ausencias', '',  'A' , 'Tipos de Ausencias', '', '3.01.03.09' );" calcext:value-type="string">
            <text:p>INSERT INTO proceso(id_proceso, id_aplicacion, denominacion, ruta_menu, estatus, descripcion, url, jerarquia_menu)VALUES (195,1, 'Tipos de Ausencias', '', <text:s/>'A' , 'Tipos de Ausencias', '', '3.01.03.09' );</text:p>
          </table:table-cell>
          <table:table-cell table:number-columns-repeated="2"/>
          <table:table-cell table:formula="of:==IF([.L196] &lt;&gt; &quot;&quot;;&quot;INSERT INTO perfil_proceso(id_perfil_proceso, id_perfil, id_proceso, priuse) VALUES (&quot; &amp; [.O196] &amp; &quot;, 1, &quot; &amp; [.N196] &amp; &quot;, 'A'::text);&quot;; &quot;&quot;)" office:value-type="string" office:string-value="INSERT INTO perfil_proceso(id_perfil_proceso, id_perfil, id_proceso, priuse) VALUES (195, 1, 195, 'A'::text);" calcext:value-type="string">
            <text:p>INSERT INTO perfil_proceso(id_perfil_proceso, id_perfil, id_proceso, priuse) VALUES (195, 1, 195, 'A'::text);</text:p>
          </table:table-cell>
        </table:table-row>
        <table:table-row table:style-name="ro3">
          <table:table-cell table:formula="of:=[.$A$158]&amp;&quot;.&quot;&amp;[.D197]" office:value-type="string" office:string-value="3.01.04" calcext:value-type="string">
            <text:p>3.01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Repor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197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196" calcext:value-type="float">
            <text:p>196</text:p>
          </table:table-cell>
          <table:table-cell table:style-name="ce3" table:formula="of:=&quot;(&quot; &amp; [.N197] &amp; &quot;,&quot; &amp; &quot;1&quot; &amp; &quot;, '&quot; &amp; [.L197]  &amp; &quot;', &quot; &amp; &quot;'&quot; &amp; [.H197]  &amp;  &quot;',  'A' , '&quot; &amp; [.L197] &amp;  &quot;', '&quot;&amp;  [.I197]  &amp; &quot;', '&quot; &amp; [.A197] &amp; &quot;' );&quot;" office:value-type="string" office:string-value="(196,1, 'Reportes', '',  'A' , 'Reportes', '', '3.01.04' );" calcext:value-type="string">
            <text:p>(196,1, 'Reportes', '', <text:s/>'A' , 'Reportes', '', '3.01.04' );</text:p>
          </table:table-cell>
          <table:table-cell table:number-columns-repeated="4"/>
          <table:table-cell table:formula="of:=IF([.L197] &lt;&gt; &quot;&quot;;[.$P$1] &amp;  [.P197]; &quot;&quot;)" office:value-type="string" office:string-value="INSERT INTO proceso(id_proceso, id_aplicacion, denominacion, ruta_menu, estatus, descripcion, url, jerarquia_menu)VALUES (196,1, 'Reportes', '',  'A' , 'Reportes', '', '3.01.04' );" calcext:value-type="string">
            <text:p>INSERT INTO proceso(id_proceso, id_aplicacion, denominacion, ruta_menu, estatus, descripcion, url, jerarquia_menu)VALUES (196,1, 'Reportes', '', <text:s/>'A' , 'Reportes', '', '3.01.04' );</text:p>
          </table:table-cell>
          <table:table-cell table:number-columns-repeated="2"/>
          <table:table-cell table:formula="of:==IF([.L197] &lt;&gt; &quot;&quot;;&quot;INSERT INTO perfil_proceso(id_perfil_proceso, id_perfil, id_proceso, priuse) VALUES (&quot; &amp; [.O197] &amp; &quot;, 1, &quot; &amp; [.N197] &amp; &quot;, 'A'::text);&quot;; &quot;&quot;)" office:value-type="string" office:string-value="INSERT INTO perfil_proceso(id_perfil_proceso, id_perfil, id_proceso, priuse) VALUES (196, 1, 196, 'A'::text);" calcext:value-type="string">
            <text:p>INSERT INTO perfil_proceso(id_perfil_proceso, id_perfil, id_proceso, priuse) VALUES (196, 1, 196, 'A'::text);</text:p>
          </table:table-cell>
        </table:table-row>
        <table:table-row table:style-name="ro3">
          <table:table-cell table:formula="of:=[.$A$197]&amp;&quot;.&quot;&amp;[.E198]" office:value-type="string" office:string-value="3.01.04.01" calcext:value-type="string">
            <text:p>3.01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Definicios de Concept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198]" office:value-type="string" office:string-value="Definicios de Conceptos" calcext:value-type="string">
            <text:p>Definicios de Conceptos</text:p>
          </table:table-cell>
          <table:table-cell/>
          <table:table-cell table:number-columns-repeated="2" office:value-type="float" office:value="197" calcext:value-type="float">
            <text:p>197</text:p>
          </table:table-cell>
          <table:table-cell table:style-name="ce3" table:formula="of:=&quot;(&quot; &amp; [.N198] &amp; &quot;,&quot; &amp; &quot;1&quot; &amp; &quot;, '&quot; &amp; [.L198]  &amp; &quot;', &quot; &amp; &quot;'&quot; &amp; [.H198]  &amp;  &quot;',  'A' , '&quot; &amp; [.L198] &amp;  &quot;', '&quot;&amp;  [.I198]  &amp; &quot;', '&quot; &amp; [.A198] &amp; &quot;' );&quot;" office:value-type="string" office:string-value="(197,1, 'Definicios de Conceptos', '',  'A' , 'Definicios de Conceptos', '', '3.01.04.01' );" calcext:value-type="string">
            <text:p>(197,1, 'Definicios de Conceptos', '', <text:s/>'A' , 'Definicios de Conceptos', '', '3.01.04.01' );</text:p>
          </table:table-cell>
          <table:table-cell table:number-columns-repeated="4"/>
          <table:table-cell table:formula="of:=IF([.L198] &lt;&gt; &quot;&quot;;[.$P$1] &amp;  [.P198]; &quot;&quot;)" office:value-type="string" office:string-value="INSERT INTO proceso(id_proceso, id_aplicacion, denominacion, ruta_menu, estatus, descripcion, url, jerarquia_menu)VALUES (197,1, 'Definicios de Conceptos', '',  'A' , 'Definicios de Conceptos', '', '3.01.04.01' );" calcext:value-type="string">
            <text:p>INSERT INTO proceso(id_proceso, id_aplicacion, denominacion, ruta_menu, estatus, descripcion, url, jerarquia_menu)VALUES (197,1, 'Definicios de Conceptos', '', <text:s/>'A' , 'Definicios de Conceptos', '', '3.01.04.01' );</text:p>
          </table:table-cell>
          <table:table-cell table:number-columns-repeated="2"/>
          <table:table-cell table:formula="of:==IF([.L198] &lt;&gt; &quot;&quot;;&quot;INSERT INTO perfil_proceso(id_perfil_proceso, id_perfil, id_proceso, priuse) VALUES (&quot; &amp; [.O198] &amp; &quot;, 1, &quot; &amp; [.N198] &amp; &quot;, 'A'::text);&quot;; &quot;&quot;)" office:value-type="string" office:string-value="INSERT INTO perfil_proceso(id_perfil_proceso, id_perfil, id_proceso, priuse) VALUES (197, 1, 197, 'A'::text);" calcext:value-type="string">
            <text:p>INSERT INTO perfil_proceso(id_perfil_proceso, id_perfil, id_proceso, priuse) VALUES (197, 1, 197, 'A'::text);</text:p>
          </table:table-cell>
        </table:table-row>
        <table:table-row table:style-name="ro3">
          <table:table-cell table:formula="of:=[.$A$157]&amp;&quot;.&quot;&amp;[.C199]" office:value-type="string" office:string-value="3.02" calcext:value-type="string">
            <text:p>3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Datos del Trabajad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199]" office:value-type="string" office:string-value="Datos del Trabajador" calcext:value-type="string">
            <text:p>Datos del Trabajador</text:p>
          </table:table-cell>
          <table:table-cell/>
          <table:table-cell table:number-columns-repeated="2" office:value-type="float" office:value="198" calcext:value-type="float">
            <text:p>198</text:p>
          </table:table-cell>
          <table:table-cell table:style-name="ce3" table:formula="of:=&quot;(&quot; &amp; [.N199] &amp; &quot;,&quot; &amp; &quot;1&quot; &amp; &quot;, '&quot; &amp; [.L199]  &amp; &quot;', &quot; &amp; &quot;'&quot; &amp; [.H199]  &amp;  &quot;',  'A' , '&quot; &amp; [.L199] &amp;  &quot;', '&quot;&amp;  [.I199]  &amp; &quot;', '&quot; &amp; [.A199] &amp; &quot;' );&quot;" office:value-type="string" office:string-value="(198,1, 'Datos del Trabajador', '',  'A' , 'Datos del Trabajador', '', '3.02' );" calcext:value-type="string">
            <text:p>(198,1, 'Datos del Trabajador', '', <text:s/>'A' , 'Datos del Trabajador', '', '3.02' );</text:p>
          </table:table-cell>
          <table:table-cell table:number-columns-repeated="4"/>
          <table:table-cell table:formula="of:=IF([.L199] &lt;&gt; &quot;&quot;;[.$P$1] &amp;  [.P199]; &quot;&quot;)" office:value-type="string" office:string-value="INSERT INTO proceso(id_proceso, id_aplicacion, denominacion, ruta_menu, estatus, descripcion, url, jerarquia_menu)VALUES (198,1, 'Datos del Trabajador', '',  'A' , 'Datos del Trabajador', '', '3.02' );" calcext:value-type="string">
            <text:p>INSERT INTO proceso(id_proceso, id_aplicacion, denominacion, ruta_menu, estatus, descripcion, url, jerarquia_menu)VALUES (198,1, 'Datos del Trabajador', '', <text:s/>'A' , 'Datos del Trabajador', '', '3.02' );</text:p>
          </table:table-cell>
          <table:table-cell table:number-columns-repeated="2"/>
          <table:table-cell table:formula="of:==IF([.L199] &lt;&gt; &quot;&quot;;&quot;INSERT INTO perfil_proceso(id_perfil_proceso, id_perfil, id_proceso, priuse) VALUES (&quot; &amp; [.O199] &amp; &quot;, 1, &quot; &amp; [.N199] &amp; &quot;, 'A'::text);&quot;; &quot;&quot;)" office:value-type="string" office:string-value="INSERT INTO perfil_proceso(id_perfil_proceso, id_perfil, id_proceso, priuse) VALUES (198, 1, 198, 'A'::text);" calcext:value-type="string">
            <text:p>INSERT INTO perfil_proceso(id_perfil_proceso, id_perfil, id_proceso, priuse) VALUES (198, 1, 198, 'A'::text);</text:p>
          </table:table-cell>
        </table:table-row>
        <table:table-row table:style-name="ro3">
          <table:table-cell table:formula="of:=[.$A$199]&amp;&quot;.&quot;&amp;[.D200]" office:value-type="string" office:string-value="3.02.01" calcext:value-type="string">
            <text:p>3.02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rabajado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00]" office:value-type="string" office:string-value="Trabajador" calcext:value-type="string">
            <text:p>Trabajador</text:p>
          </table:table-cell>
          <table:table-cell/>
          <table:table-cell table:number-columns-repeated="2" office:value-type="float" office:value="199" calcext:value-type="float">
            <text:p>199</text:p>
          </table:table-cell>
          <table:table-cell table:style-name="ce3" table:formula="of:=&quot;(&quot; &amp; [.N200] &amp; &quot;,&quot; &amp; &quot;1&quot; &amp; &quot;, '&quot; &amp; [.L200]  &amp; &quot;', &quot; &amp; &quot;'&quot; &amp; [.H200]  &amp;  &quot;',  'A' , '&quot; &amp; [.L200] &amp;  &quot;', '&quot;&amp;  [.I200]  &amp; &quot;', '&quot; &amp; [.A200] &amp; &quot;' );&quot;" office:value-type="string" office:string-value="(199,1, 'Trabajador', '',  'A' , 'Trabajador', '', '3.02.01' );" calcext:value-type="string">
            <text:p>(199,1, 'Trabajador', '', <text:s/>'A' , 'Trabajador', '', '3.02.01' );</text:p>
          </table:table-cell>
          <table:table-cell table:number-columns-repeated="4"/>
          <table:table-cell table:formula="of:=IF([.L200] &lt;&gt; &quot;&quot;;[.$P$1] &amp;  [.P200]; &quot;&quot;)" office:value-type="string" office:string-value="INSERT INTO proceso(id_proceso, id_aplicacion, denominacion, ruta_menu, estatus, descripcion, url, jerarquia_menu)VALUES (199,1, 'Trabajador', '',  'A' , 'Trabajador', '', '3.02.01' );" calcext:value-type="string">
            <text:p>INSERT INTO proceso(id_proceso, id_aplicacion, denominacion, ruta_menu, estatus, descripcion, url, jerarquia_menu)VALUES (199,1, 'Trabajador', '', <text:s/>'A' , 'Trabajador', '', '3.02.01' );</text:p>
          </table:table-cell>
          <table:table-cell table:number-columns-repeated="2"/>
          <table:table-cell table:formula="of:==IF([.L200] &lt;&gt; &quot;&quot;;&quot;INSERT INTO perfil_proceso(id_perfil_proceso, id_perfil, id_proceso, priuse) VALUES (&quot; &amp; [.O200] &amp; &quot;, 1, &quot; &amp; [.N200] &amp; &quot;, 'A'::text);&quot;; &quot;&quot;)" office:value-type="string" office:string-value="INSERT INTO perfil_proceso(id_perfil_proceso, id_perfil, id_proceso, priuse) VALUES (199, 1, 199, 'A'::text);" calcext:value-type="string">
            <text:p>INSERT INTO perfil_proceso(id_perfil_proceso, id_perfil, id_proceso, priuse) VALUES (199, 1, 199, 'A'::text);</text:p>
          </table:table-cell>
        </table:table-row>
        <table:table-row table:style-name="ro3">
          <table:table-cell table:formula="of:=[.$A$200]&amp;&quot;.&quot;&amp;[.E201]" office:value-type="string" office:string-value="3.02.01.01" calcext:value-type="string">
            <text:p>3.02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Ubicar Trabajad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01]" office:value-type="string" office:string-value="Ubicar Trabajador" calcext:value-type="string">
            <text:p>Ubicar Trabajador</text:p>
          </table:table-cell>
          <table:table-cell/>
          <table:table-cell table:number-columns-repeated="2" office:value-type="float" office:value="200" calcext:value-type="float">
            <text:p>200</text:p>
          </table:table-cell>
          <table:table-cell table:style-name="ce3" table:formula="of:=&quot;(&quot; &amp; [.N201] &amp; &quot;,&quot; &amp; &quot;1&quot; &amp; &quot;, '&quot; &amp; [.L201]  &amp; &quot;', &quot; &amp; &quot;'&quot; &amp; [.H201]  &amp;  &quot;',  'A' , '&quot; &amp; [.L201] &amp;  &quot;', '&quot;&amp;  [.I201]  &amp; &quot;', '&quot; &amp; [.A201] &amp; &quot;' );&quot;" office:value-type="string" office:string-value="(200,1, 'Ubicar Trabajador', '',  'A' , 'Ubicar Trabajador', '', '3.02.01.01' );" calcext:value-type="string">
            <text:p>(200,1, 'Ubicar Trabajador', '', <text:s/>'A' , 'Ubicar Trabajador', '', '3.02.01.01' );</text:p>
          </table:table-cell>
          <table:table-cell table:number-columns-repeated="4"/>
          <table:table-cell table:formula="of:=IF([.L201] &lt;&gt; &quot;&quot;;[.$P$1] &amp;  [.P201]; &quot;&quot;)" office:value-type="string" office:string-value="INSERT INTO proceso(id_proceso, id_aplicacion, denominacion, ruta_menu, estatus, descripcion, url, jerarquia_menu)VALUES (200,1, 'Ubicar Trabajador', '',  'A' , 'Ubicar Trabajador', '', '3.02.01.01' );" calcext:value-type="string">
            <text:p>INSERT INTO proceso(id_proceso, id_aplicacion, denominacion, ruta_menu, estatus, descripcion, url, jerarquia_menu)VALUES (200,1, 'Ubicar Trabajador', '', <text:s/>'A' , 'Ubicar Trabajador', '', '3.02.01.01' );</text:p>
          </table:table-cell>
          <table:table-cell table:number-columns-repeated="2"/>
          <table:table-cell table:formula="of:==IF([.L201] &lt;&gt; &quot;&quot;;&quot;INSERT INTO perfil_proceso(id_perfil_proceso, id_perfil, id_proceso, priuse) VALUES (&quot; &amp; [.O201] &amp; &quot;, 1, &quot; &amp; [.N201] &amp; &quot;, 'A'::text);&quot;; &quot;&quot;)" office:value-type="string" office:string-value="INSERT INTO perfil_proceso(id_perfil_proceso, id_perfil, id_proceso, priuse) VALUES (200, 1, 200, 'A'::text);" calcext:value-type="string">
            <text:p>INSERT INTO perfil_proceso(id_perfil_proceso, id_perfil, id_proceso, priuse) VALUES (200, 1, 200, 'A'::text);</text:p>
          </table:table-cell>
        </table:table-row>
        <table:table-row table:style-name="ro3">
          <table:table-cell table:formula="of:=[.$A$200]&amp;&quot;.&quot;&amp;[.E202]" office:value-type="string" office:string-value="3.02.01.02" calcext:value-type="string">
            <text:p>3.02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onsultar Datos Nómin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02]" office:value-type="string" office:string-value="Consultar Datos Nómina" calcext:value-type="string">
            <text:p>Consultar Datos Nómina</text:p>
          </table:table-cell>
          <table:table-cell/>
          <table:table-cell table:number-columns-repeated="2" office:value-type="float" office:value="201" calcext:value-type="float">
            <text:p>201</text:p>
          </table:table-cell>
          <table:table-cell table:style-name="ce3" table:formula="of:=&quot;(&quot; &amp; [.N202] &amp; &quot;,&quot; &amp; &quot;1&quot; &amp; &quot;, '&quot; &amp; [.L202]  &amp; &quot;', &quot; &amp; &quot;'&quot; &amp; [.H202]  &amp;  &quot;',  'A' , '&quot; &amp; [.L202] &amp;  &quot;', '&quot;&amp;  [.I202]  &amp; &quot;', '&quot; &amp; [.A202] &amp; &quot;' );&quot;" office:value-type="string" office:string-value="(201,1, 'Consultar Datos Nómina', '',  'A' , 'Consultar Datos Nómina', '', '3.02.01.02' );" calcext:value-type="string">
            <text:p>(201,1, 'Consultar Datos Nómina', '', <text:s/>'A' , 'Consultar Datos Nómina', '', '3.02.01.02' );</text:p>
          </table:table-cell>
          <table:table-cell table:number-columns-repeated="4"/>
          <table:table-cell table:formula="of:=IF([.L202] &lt;&gt; &quot;&quot;;[.$P$1] &amp;  [.P202]; &quot;&quot;)" office:value-type="string" office:string-value="INSERT INTO proceso(id_proceso, id_aplicacion, denominacion, ruta_menu, estatus, descripcion, url, jerarquia_menu)VALUES (201,1, 'Consultar Datos Nómina', '',  'A' , 'Consultar Datos Nómina', '', '3.02.01.02' );" calcext:value-type="string">
            <text:p>INSERT INTO proceso(id_proceso, id_aplicacion, denominacion, ruta_menu, estatus, descripcion, url, jerarquia_menu)VALUES (201,1, 'Consultar Datos Nómina', '', <text:s/>'A' , 'Consultar Datos Nómina', '', '3.02.01.02' );</text:p>
          </table:table-cell>
          <table:table-cell table:number-columns-repeated="2"/>
          <table:table-cell table:formula="of:==IF([.L202] &lt;&gt; &quot;&quot;;&quot;INSERT INTO perfil_proceso(id_perfil_proceso, id_perfil, id_proceso, priuse) VALUES (&quot; &amp; [.O202] &amp; &quot;, 1, &quot; &amp; [.N202] &amp; &quot;, 'A'::text);&quot;; &quot;&quot;)" office:value-type="string" office:string-value="INSERT INTO perfil_proceso(id_perfil_proceso, id_perfil, id_proceso, priuse) VALUES (201, 1, 201, 'A'::text);" calcext:value-type="string">
            <text:p>INSERT INTO perfil_proceso(id_perfil_proceso, id_perfil, id_proceso, priuse) VALUES (201, 1, 201, 'A'::text);</text:p>
          </table:table-cell>
        </table:table-row>
        <table:table-row table:style-name="ro3">
          <table:table-cell table:formula="of:=[.$A$200]&amp;&quot;.&quot;&amp;[.E203]" office:value-type="string" office:string-value="3.02.01.03" calcext:value-type="string">
            <text:p>3.02.01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tualizar Datos del Trabajad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03]" office:value-type="string" office:string-value="Actualizar Datos del Trabajador" calcext:value-type="string">
            <text:p>Actualizar Datos del Trabajador</text:p>
          </table:table-cell>
          <table:table-cell/>
          <table:table-cell table:number-columns-repeated="2" office:value-type="float" office:value="202" calcext:value-type="float">
            <text:p>202</text:p>
          </table:table-cell>
          <table:table-cell table:style-name="ce3" table:formula="of:=&quot;(&quot; &amp; [.N203] &amp; &quot;,&quot; &amp; &quot;1&quot; &amp; &quot;, '&quot; &amp; [.L203]  &amp; &quot;', &quot; &amp; &quot;'&quot; &amp; [.H203]  &amp;  &quot;',  'A' , '&quot; &amp; [.L203] &amp;  &quot;', '&quot;&amp;  [.I203]  &amp; &quot;', '&quot; &amp; [.A203] &amp; &quot;' );&quot;" office:value-type="string" office:string-value="(202,1, 'Actualizar Datos del Trabajador', '',  'A' , 'Actualizar Datos del Trabajador', '', '3.02.01.03' );" calcext:value-type="string">
            <text:p>(202,1, 'Actualizar Datos del Trabajador', '', <text:s/>'A' , 'Actualizar Datos del Trabajador', '', '3.02.01.03' );</text:p>
          </table:table-cell>
          <table:table-cell table:number-columns-repeated="4"/>
          <table:table-cell table:formula="of:=IF([.L203] &lt;&gt; &quot;&quot;;[.$P$1] &amp;  [.P203]; &quot;&quot;)" office:value-type="string" office:string-value="INSERT INTO proceso(id_proceso, id_aplicacion, denominacion, ruta_menu, estatus, descripcion, url, jerarquia_menu)VALUES (202,1, 'Actualizar Datos del Trabajador', '',  'A' , 'Actualizar Datos del Trabajador', '', '3.02.01.03' );" calcext:value-type="string">
            <text:p>INSERT INTO proceso(id_proceso, id_aplicacion, denominacion, ruta_menu, estatus, descripcion, url, jerarquia_menu)VALUES (202,1, 'Actualizar Datos del Trabajador', '', <text:s/>'A' , 'Actualizar Datos del Trabajador', '', '3.02.01.03' );</text:p>
          </table:table-cell>
          <table:table-cell table:number-columns-repeated="2"/>
          <table:table-cell table:formula="of:==IF([.L203] &lt;&gt; &quot;&quot;;&quot;INSERT INTO perfil_proceso(id_perfil_proceso, id_perfil, id_proceso, priuse) VALUES (&quot; &amp; [.O203] &amp; &quot;, 1, &quot; &amp; [.N203] &amp; &quot;, 'A'::text);&quot;; &quot;&quot;)" office:value-type="string" office:string-value="INSERT INTO perfil_proceso(id_perfil_proceso, id_perfil, id_proceso, priuse) VALUES (202, 1, 202, 'A'::text);" calcext:value-type="string">
            <text:p>INSERT INTO perfil_proceso(id_perfil_proceso, id_perfil, id_proceso, priuse) VALUES (202, 1, 202, 'A'::text);</text:p>
          </table:table-cell>
        </table:table-row>
        <table:table-row table:style-name="ro3">
          <table:table-cell table:formula="of:=[.$A$200]&amp;&quot;.&quot;&amp;[.E204]" office:value-type="string" office:string-value="3.02.01.04" calcext:value-type="string">
            <text:p>3.02.01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Actualizar Fechas del Trabajad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04]" office:value-type="string" office:string-value="Actualizar Fechas del Trabajador" calcext:value-type="string">
            <text:p>Actualizar Fechas del Trabajador</text:p>
          </table:table-cell>
          <table:table-cell/>
          <table:table-cell table:number-columns-repeated="2" office:value-type="float" office:value="203" calcext:value-type="float">
            <text:p>203</text:p>
          </table:table-cell>
          <table:table-cell table:style-name="ce3" table:formula="of:=&quot;(&quot; &amp; [.N204] &amp; &quot;,&quot; &amp; &quot;1&quot; &amp; &quot;, '&quot; &amp; [.L204]  &amp; &quot;', &quot; &amp; &quot;'&quot; &amp; [.H204]  &amp;  &quot;',  'A' , '&quot; &amp; [.L204] &amp;  &quot;', '&quot;&amp;  [.I204]  &amp; &quot;', '&quot; &amp; [.A204] &amp; &quot;' );&quot;" office:value-type="string" office:string-value="(203,1, 'Actualizar Fechas del Trabajador', '',  'A' , 'Actualizar Fechas del Trabajador', '', '3.02.01.04' );" calcext:value-type="string">
            <text:p>(203,1, 'Actualizar Fechas del Trabajador', '', <text:s/>'A' , 'Actualizar Fechas del Trabajador', '', '3.02.01.04' );</text:p>
          </table:table-cell>
          <table:table-cell table:number-columns-repeated="4"/>
          <table:table-cell table:formula="of:=IF([.L204] &lt;&gt; &quot;&quot;;[.$P$1] &amp;  [.P204]; &quot;&quot;)" office:value-type="string" office:string-value="INSERT INTO proceso(id_proceso, id_aplicacion, denominacion, ruta_menu, estatus, descripcion, url, jerarquia_menu)VALUES (203,1, 'Actualizar Fechas del Trabajador', '',  'A' , 'Actualizar Fechas del Trabajador', '', '3.02.01.04' );" calcext:value-type="string">
            <text:p>INSERT INTO proceso(id_proceso, id_aplicacion, denominacion, ruta_menu, estatus, descripcion, url, jerarquia_menu)VALUES (203,1, 'Actualizar Fechas del Trabajador', '', <text:s/>'A' , 'Actualizar Fechas del Trabajador', '', '3.02.01.04' );</text:p>
          </table:table-cell>
          <table:table-cell table:number-columns-repeated="2"/>
          <table:table-cell table:formula="of:==IF([.L204] &lt;&gt; &quot;&quot;;&quot;INSERT INTO perfil_proceso(id_perfil_proceso, id_perfil, id_proceso, priuse) VALUES (&quot; &amp; [.O204] &amp; &quot;, 1, &quot; &amp; [.N204] &amp; &quot;, 'A'::text);&quot;; &quot;&quot;)" office:value-type="string" office:string-value="INSERT INTO perfil_proceso(id_perfil_proceso, id_perfil, id_proceso, priuse) VALUES (203, 1, 203, 'A'::text);" calcext:value-type="string">
            <text:p>INSERT INTO perfil_proceso(id_perfil_proceso, id_perfil, id_proceso, priuse) VALUES (203, 1, 203, 'A'::text);</text:p>
          </table:table-cell>
        </table:table-row>
        <table:table-row table:style-name="ro3">
          <table:table-cell table:formula="of:=[.$A$200]&amp;&quot;.&quot;&amp;[.E205]" office:value-type="string" office:string-value="3.02.01.05" calcext:value-type="string">
            <text:p>3.02.01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Corrección/Cambio de Cédul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05]" office:value-type="string" office:string-value="Corrección/Cambio de Cédula" calcext:value-type="string">
            <text:p>Corrección/Cambio de Cédula</text:p>
          </table:table-cell>
          <table:table-cell/>
          <table:table-cell table:number-columns-repeated="2" office:value-type="float" office:value="204" calcext:value-type="float">
            <text:p>204</text:p>
          </table:table-cell>
          <table:table-cell table:style-name="ce3" table:formula="of:=&quot;(&quot; &amp; [.N205] &amp; &quot;,&quot; &amp; &quot;1&quot; &amp; &quot;, '&quot; &amp; [.L205]  &amp; &quot;', &quot; &amp; &quot;'&quot; &amp; [.H205]  &amp;  &quot;',  'A' , '&quot; &amp; [.L205] &amp;  &quot;', '&quot;&amp;  [.I205]  &amp; &quot;', '&quot; &amp; [.A205] &amp; &quot;' );&quot;" office:value-type="string" office:string-value="(204,1, 'Corrección/Cambio de Cédula', '',  'A' , 'Corrección/Cambio de Cédula', '', '3.02.01.05' );" calcext:value-type="string">
            <text:p>(204,1, 'Corrección/Cambio de Cédula', '', <text:s/>'A' , 'Corrección/Cambio de Cédula', '', '3.02.01.05' );</text:p>
          </table:table-cell>
          <table:table-cell table:number-columns-repeated="4"/>
          <table:table-cell table:formula="of:=IF([.L205] &lt;&gt; &quot;&quot;;[.$P$1] &amp;  [.P205]; &quot;&quot;)" office:value-type="string" office:string-value="INSERT INTO proceso(id_proceso, id_aplicacion, denominacion, ruta_menu, estatus, descripcion, url, jerarquia_menu)VALUES (204,1, 'Corrección/Cambio de Cédula', '',  'A' , 'Corrección/Cambio de Cédula', '', '3.02.01.05' );" calcext:value-type="string">
            <text:p>INSERT INTO proceso(id_proceso, id_aplicacion, denominacion, ruta_menu, estatus, descripcion, url, jerarquia_menu)VALUES (204,1, 'Corrección/Cambio de Cédula', '', <text:s/>'A' , 'Corrección/Cambio de Cédula', '', '3.02.01.05' );</text:p>
          </table:table-cell>
          <table:table-cell table:number-columns-repeated="2"/>
          <table:table-cell table:formula="of:==IF([.L205] &lt;&gt; &quot;&quot;;&quot;INSERT INTO perfil_proceso(id_perfil_proceso, id_perfil, id_proceso, priuse) VALUES (&quot; &amp; [.O205] &amp; &quot;, 1, &quot; &amp; [.N205] &amp; &quot;, 'A'::text);&quot;; &quot;&quot;)" office:value-type="string" office:string-value="INSERT INTO perfil_proceso(id_perfil_proceso, id_perfil, id_proceso, priuse) VALUES (204, 1, 204, 'A'::text);" calcext:value-type="string">
            <text:p>INSERT INTO perfil_proceso(id_perfil_proceso, id_perfil, id_proceso, priuse) VALUES (204, 1, 204, 'A'::text);</text:p>
          </table:table-cell>
        </table:table-row>
        <table:table-row table:style-name="ro3">
          <table:table-cell table:formula="of:=[.$A$199]&amp;&quot;.&quot;&amp;[.D206]" office:value-type="string" office:string-value="3.02.02" calcext:value-type="string">
            <text:p>3.02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nceptos Fij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06]" office:value-type="string" office:string-value="Conceptos Fijos" calcext:value-type="string">
            <text:p>Conceptos Fijos</text:p>
          </table:table-cell>
          <table:table-cell/>
          <table:table-cell table:number-columns-repeated="2" office:value-type="float" office:value="205" calcext:value-type="float">
            <text:p>205</text:p>
          </table:table-cell>
          <table:table-cell table:style-name="ce3" table:formula="of:=&quot;(&quot; &amp; [.N206] &amp; &quot;,&quot; &amp; &quot;1&quot; &amp; &quot;, '&quot; &amp; [.L206]  &amp; &quot;', &quot; &amp; &quot;'&quot; &amp; [.H206]  &amp;  &quot;',  'A' , '&quot; &amp; [.L206] &amp;  &quot;', '&quot;&amp;  [.I206]  &amp; &quot;', '&quot; &amp; [.A206] &amp; &quot;' );&quot;" office:value-type="string" office:string-value="(205,1, 'Conceptos Fijos', '',  'A' , 'Conceptos Fijos', '', '3.02.02' );" calcext:value-type="string">
            <text:p>(205,1, 'Conceptos Fijos', '', <text:s/>'A' , 'Conceptos Fijos', '', '3.02.02' );</text:p>
          </table:table-cell>
          <table:table-cell table:number-columns-repeated="4"/>
          <table:table-cell table:formula="of:=IF([.L206] &lt;&gt; &quot;&quot;;[.$P$1] &amp;  [.P206]; &quot;&quot;)" office:value-type="string" office:string-value="INSERT INTO proceso(id_proceso, id_aplicacion, denominacion, ruta_menu, estatus, descripcion, url, jerarquia_menu)VALUES (205,1, 'Conceptos Fijos', '',  'A' , 'Conceptos Fijos', '', '3.02.02' );" calcext:value-type="string">
            <text:p>INSERT INTO proceso(id_proceso, id_aplicacion, denominacion, ruta_menu, estatus, descripcion, url, jerarquia_menu)VALUES (205,1, 'Conceptos Fijos', '', <text:s/>'A' , 'Conceptos Fijos', '', '3.02.02' );</text:p>
          </table:table-cell>
          <table:table-cell table:number-columns-repeated="2"/>
          <table:table-cell table:formula="of:==IF([.L206] &lt;&gt; &quot;&quot;;&quot;INSERT INTO perfil_proceso(id_perfil_proceso, id_perfil, id_proceso, priuse) VALUES (&quot; &amp; [.O206] &amp; &quot;, 1, &quot; &amp; [.N206] &amp; &quot;, 'A'::text);&quot;; &quot;&quot;)" office:value-type="string" office:string-value="INSERT INTO perfil_proceso(id_perfil_proceso, id_perfil, id_proceso, priuse) VALUES (205, 1, 205, 'A'::text);" calcext:value-type="string">
            <text:p>INSERT INTO perfil_proceso(id_perfil_proceso, id_perfil, id_proceso, priuse) VALUES (205, 1, 205, 'A'::text);</text:p>
          </table:table-cell>
        </table:table-row>
        <table:table-row table:style-name="ro3">
          <table:table-cell table:formula="of:=[.$A$199]&amp;&quot;.&quot;&amp;[.D207]" office:value-type="string" office:string-value="3.02.03" calcext:value-type="string">
            <text:p>3.02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Conceptos Variabl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07]" office:value-type="string" office:string-value="Conceptos Variables" calcext:value-type="string">
            <text:p>Conceptos Variables</text:p>
          </table:table-cell>
          <table:table-cell/>
          <table:table-cell table:number-columns-repeated="2" office:value-type="float" office:value="206" calcext:value-type="float">
            <text:p>206</text:p>
          </table:table-cell>
          <table:table-cell table:style-name="ce3" table:formula="of:=&quot;(&quot; &amp; [.N207] &amp; &quot;,&quot; &amp; &quot;1&quot; &amp; &quot;, '&quot; &amp; [.L207]  &amp; &quot;', &quot; &amp; &quot;'&quot; &amp; [.H207]  &amp;  &quot;',  'A' , '&quot; &amp; [.L207] &amp;  &quot;', '&quot;&amp;  [.I207]  &amp; &quot;', '&quot; &amp; [.A207] &amp; &quot;' );&quot;" office:value-type="string" office:string-value="(206,1, 'Conceptos Variables', '',  'A' , 'Conceptos Variables', '', '3.02.03' );" calcext:value-type="string">
            <text:p>(206,1, 'Conceptos Variables', '', <text:s/>'A' , 'Conceptos Variables', '', '3.02.03' );</text:p>
          </table:table-cell>
          <table:table-cell table:number-columns-repeated="4"/>
          <table:table-cell table:formula="of:=IF([.L207] &lt;&gt; &quot;&quot;;[.$P$1] &amp;  [.P207]; &quot;&quot;)" office:value-type="string" office:string-value="INSERT INTO proceso(id_proceso, id_aplicacion, denominacion, ruta_menu, estatus, descripcion, url, jerarquia_menu)VALUES (206,1, 'Conceptos Variables', '',  'A' , 'Conceptos Variables', '', '3.02.03' );" calcext:value-type="string">
            <text:p>INSERT INTO proceso(id_proceso, id_aplicacion, denominacion, ruta_menu, estatus, descripcion, url, jerarquia_menu)VALUES (206,1, 'Conceptos Variables', '', <text:s/>'A' , 'Conceptos Variables', '', '3.02.03' );</text:p>
          </table:table-cell>
          <table:table-cell table:number-columns-repeated="2"/>
          <table:table-cell table:formula="of:==IF([.L207] &lt;&gt; &quot;&quot;;&quot;INSERT INTO perfil_proceso(id_perfil_proceso, id_perfil, id_proceso, priuse) VALUES (&quot; &amp; [.O207] &amp; &quot;, 1, &quot; &amp; [.N207] &amp; &quot;, 'A'::text);&quot;; &quot;&quot;)" office:value-type="string" office:string-value="INSERT INTO perfil_proceso(id_perfil_proceso, id_perfil, id_proceso, priuse) VALUES (206, 1, 206, 'A'::text);" calcext:value-type="string">
            <text:p>INSERT INTO perfil_proceso(id_perfil_proceso, id_perfil, id_proceso, priuse) VALUES (206, 1, 206, 'A'::text);</text:p>
          </table:table-cell>
        </table:table-row>
        <table:table-row table:style-name="ro3">
          <table:table-cell table:formula="of:=[.$A$199]&amp;&quot;.&quot;&amp;[.D208]" office:value-type="string" office:string-value="3.02.04" calcext:value-type="string">
            <text:p>3.02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réstam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08]" office:value-type="string" office:string-value="Préstamos" calcext:value-type="string">
            <text:p>Préstamos</text:p>
          </table:table-cell>
          <table:table-cell/>
          <table:table-cell table:number-columns-repeated="2" office:value-type="float" office:value="207" calcext:value-type="float">
            <text:p>207</text:p>
          </table:table-cell>
          <table:table-cell table:style-name="ce3" table:formula="of:=&quot;(&quot; &amp; [.N208] &amp; &quot;,&quot; &amp; &quot;1&quot; &amp; &quot;, '&quot; &amp; [.L208]  &amp; &quot;', &quot; &amp; &quot;'&quot; &amp; [.H208]  &amp;  &quot;',  'A' , '&quot; &amp; [.L208] &amp;  &quot;', '&quot;&amp;  [.I208]  &amp; &quot;', '&quot; &amp; [.A208] &amp; &quot;' );&quot;" office:value-type="string" office:string-value="(207,1, 'Préstamos', '',  'A' , 'Préstamos', '', '3.02.04' );" calcext:value-type="string">
            <text:p>(207,1, 'Préstamos', '', <text:s/>'A' , 'Préstamos', '', '3.02.04' );</text:p>
          </table:table-cell>
          <table:table-cell table:number-columns-repeated="4"/>
          <table:table-cell table:formula="of:=IF([.L208] &lt;&gt; &quot;&quot;;[.$P$1] &amp;  [.P208]; &quot;&quot;)" office:value-type="string" office:string-value="INSERT INTO proceso(id_proceso, id_aplicacion, denominacion, ruta_menu, estatus, descripcion, url, jerarquia_menu)VALUES (207,1, 'Préstamos', '',  'A' , 'Préstamos', '', '3.02.04' );" calcext:value-type="string">
            <text:p>INSERT INTO proceso(id_proceso, id_aplicacion, denominacion, ruta_menu, estatus, descripcion, url, jerarquia_menu)VALUES (207,1, 'Préstamos', '', <text:s/>'A' , 'Préstamos', '', '3.02.04' );</text:p>
          </table:table-cell>
          <table:table-cell table:number-columns-repeated="2"/>
          <table:table-cell table:formula="of:==IF([.L208] &lt;&gt; &quot;&quot;;&quot;INSERT INTO perfil_proceso(id_perfil_proceso, id_perfil, id_proceso, priuse) VALUES (&quot; &amp; [.O208] &amp; &quot;, 1, &quot; &amp; [.N208] &amp; &quot;, 'A'::text);&quot;; &quot;&quot;)" office:value-type="string" office:string-value="INSERT INTO perfil_proceso(id_perfil_proceso, id_perfil, id_proceso, priuse) VALUES (207, 1, 207, 'A'::text);" calcext:value-type="string">
            <text:p>INSERT INTO perfil_proceso(id_perfil_proceso, id_perfil, id_proceso, priuse) VALUES (207, 1, 207, 'A'::text);</text:p>
          </table:table-cell>
        </table:table-row>
        <table:table-row table:style-name="ro3">
          <table:table-cell table:formula="of:=[.$A$199]&amp;&quot;.&quot;&amp;[.D209]" office:value-type="string" office:string-value="3.02.05" calcext:value-type="string">
            <text:p>3.02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Sueldos Promedi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09]" office:value-type="string" office:string-value="Sueldos Promedios" calcext:value-type="string">
            <text:p>Sueldos Promedios</text:p>
          </table:table-cell>
          <table:table-cell/>
          <table:table-cell table:number-columns-repeated="2" office:value-type="float" office:value="208" calcext:value-type="float">
            <text:p>208</text:p>
          </table:table-cell>
          <table:table-cell table:style-name="ce3" table:formula="of:=&quot;(&quot; &amp; [.N209] &amp; &quot;,&quot; &amp; &quot;1&quot; &amp; &quot;, '&quot; &amp; [.L209]  &amp; &quot;', &quot; &amp; &quot;'&quot; &amp; [.H209]  &amp;  &quot;',  'A' , '&quot; &amp; [.L209] &amp;  &quot;', '&quot;&amp;  [.I209]  &amp; &quot;', '&quot; &amp; [.A209] &amp; &quot;' );&quot;" office:value-type="string" office:string-value="(208,1, 'Sueldos Promedios', '',  'A' , 'Sueldos Promedios', '', '3.02.05' );" calcext:value-type="string">
            <text:p>(208,1, 'Sueldos Promedios', '', <text:s/>'A' , 'Sueldos Promedios', '', '3.02.05' );</text:p>
          </table:table-cell>
          <table:table-cell table:number-columns-repeated="4"/>
          <table:table-cell table:formula="of:=IF([.L209] &lt;&gt; &quot;&quot;;[.$P$1] &amp;  [.P209]; &quot;&quot;)" office:value-type="string" office:string-value="INSERT INTO proceso(id_proceso, id_aplicacion, denominacion, ruta_menu, estatus, descripcion, url, jerarquia_menu)VALUES (208,1, 'Sueldos Promedios', '',  'A' , 'Sueldos Promedios', '', '3.02.05' );" calcext:value-type="string">
            <text:p>INSERT INTO proceso(id_proceso, id_aplicacion, denominacion, ruta_menu, estatus, descripcion, url, jerarquia_menu)VALUES (208,1, 'Sueldos Promedios', '', <text:s/>'A' , 'Sueldos Promedios', '', '3.02.05' );</text:p>
          </table:table-cell>
          <table:table-cell table:number-columns-repeated="2"/>
          <table:table-cell table:formula="of:==IF([.L209] &lt;&gt; &quot;&quot;;&quot;INSERT INTO perfil_proceso(id_perfil_proceso, id_perfil, id_proceso, priuse) VALUES (&quot; &amp; [.O209] &amp; &quot;, 1, &quot; &amp; [.N209] &amp; &quot;, 'A'::text);&quot;; &quot;&quot;)" office:value-type="string" office:string-value="INSERT INTO perfil_proceso(id_perfil_proceso, id_perfil, id_proceso, priuse) VALUES (208, 1, 208, 'A'::text);" calcext:value-type="string">
            <text:p>INSERT INTO perfil_proceso(id_perfil_proceso, id_perfil, id_proceso, priuse) VALUES (208, 1, 208, 'A'::text);</text:p>
          </table:table-cell>
        </table:table-row>
        <table:table-row table:style-name="ro3">
          <table:table-cell table:formula="of:=[.$A$199]&amp;&quot;.&quot;&amp;[.D210]" office:value-type="string" office:string-value="3.02.06" calcext:value-type="string">
            <text:p>3.02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Anticip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10]" office:value-type="string" office:string-value="Anticipos" calcext:value-type="string">
            <text:p>Anticipos</text:p>
          </table:table-cell>
          <table:table-cell/>
          <table:table-cell table:number-columns-repeated="2" office:value-type="float" office:value="209" calcext:value-type="float">
            <text:p>209</text:p>
          </table:table-cell>
          <table:table-cell table:style-name="ce3" table:formula="of:=&quot;(&quot; &amp; [.N210] &amp; &quot;,&quot; &amp; &quot;1&quot; &amp; &quot;, '&quot; &amp; [.L210]  &amp; &quot;', &quot; &amp; &quot;'&quot; &amp; [.H210]  &amp;  &quot;',  'A' , '&quot; &amp; [.L210] &amp;  &quot;', '&quot;&amp;  [.I210]  &amp; &quot;', '&quot; &amp; [.A210] &amp; &quot;' );&quot;" office:value-type="string" office:string-value="(209,1, 'Anticipos', '',  'A' , 'Anticipos', '', '3.02.06' );" calcext:value-type="string">
            <text:p>(209,1, 'Anticipos', '', <text:s/>'A' , 'Anticipos', '', '3.02.06' );</text:p>
          </table:table-cell>
          <table:table-cell table:number-columns-repeated="4"/>
          <table:table-cell table:formula="of:=IF([.L210] &lt;&gt; &quot;&quot;;[.$P$1] &amp;  [.P210]; &quot;&quot;)" office:value-type="string" office:string-value="INSERT INTO proceso(id_proceso, id_aplicacion, denominacion, ruta_menu, estatus, descripcion, url, jerarquia_menu)VALUES (209,1, 'Anticipos', '',  'A' , 'Anticipos', '', '3.02.06' );" calcext:value-type="string">
            <text:p>INSERT INTO proceso(id_proceso, id_aplicacion, denominacion, ruta_menu, estatus, descripcion, url, jerarquia_menu)VALUES (209,1, 'Anticipos', '', <text:s/>'A' , 'Anticipos', '', '3.02.06' );</text:p>
          </table:table-cell>
          <table:table-cell table:number-columns-repeated="2"/>
          <table:table-cell table:formula="of:==IF([.L210] &lt;&gt; &quot;&quot;;&quot;INSERT INTO perfil_proceso(id_perfil_proceso, id_perfil, id_proceso, priuse) VALUES (&quot; &amp; [.O210] &amp; &quot;, 1, &quot; &amp; [.N210] &amp; &quot;, 'A'::text);&quot;; &quot;&quot;)" office:value-type="string" office:string-value="INSERT INTO perfil_proceso(id_perfil_proceso, id_perfil, id_proceso, priuse) VALUES (209, 1, 209, 'A'::text);" calcext:value-type="string">
            <text:p>INSERT INTO perfil_proceso(id_perfil_proceso, id_perfil, id_proceso, priuse) VALUES (209, 1, 209, 'A'::text);</text:p>
          </table:table-cell>
        </table:table-row>
        <table:table-row table:style-name="ro3">
          <table:table-cell table:formula="of:=[.$A$199]&amp;&quot;.&quot;&amp;[.D211]" office:value-type="string" office:string-value="3.02.07" calcext:value-type="string">
            <text:p>3.02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Ausencias, Permisos y/o Repo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11]" office:value-type="string" office:string-value="Ausencias, Permisos y/o Reposos" calcext:value-type="string">
            <text:p>Ausencias, Permisos y/o Reposos</text:p>
          </table:table-cell>
          <table:table-cell/>
          <table:table-cell table:number-columns-repeated="2" office:value-type="float" office:value="210" calcext:value-type="float">
            <text:p>210</text:p>
          </table:table-cell>
          <table:table-cell table:style-name="ce3" table:formula="of:=&quot;(&quot; &amp; [.N211] &amp; &quot;,&quot; &amp; &quot;1&quot; &amp; &quot;, '&quot; &amp; [.L211]  &amp; &quot;', &quot; &amp; &quot;'&quot; &amp; [.H211]  &amp;  &quot;',  'A' , '&quot; &amp; [.L211] &amp;  &quot;', '&quot;&amp;  [.I211]  &amp; &quot;', '&quot; &amp; [.A211] &amp; &quot;' );&quot;" office:value-type="string" office:string-value="(210,1, 'Ausencias, Permisos y/o Reposos', '',  'A' , 'Ausencias, Permisos y/o Reposos', '', '3.02.07' );" calcext:value-type="string">
            <text:p>(210,1, 'Ausencias, Permisos y/o Reposos', '', <text:s/>'A' , 'Ausencias, Permisos y/o Reposos', '', '3.02.07' );</text:p>
          </table:table-cell>
          <table:table-cell table:number-columns-repeated="4"/>
          <table:table-cell table:formula="of:=IF([.L211] &lt;&gt; &quot;&quot;;[.$P$1] &amp;  [.P211]; &quot;&quot;)" office:value-type="string" office:string-value="INSERT INTO proceso(id_proceso, id_aplicacion, denominacion, ruta_menu, estatus, descripcion, url, jerarquia_menu)VALUES (210,1, 'Ausencias, Permisos y/o Reposos', '',  'A' , 'Ausencias, Permisos y/o Reposos', '', '3.02.07' );" calcext:value-type="string">
            <text:p>INSERT INTO proceso(id_proceso, id_aplicacion, denominacion, ruta_menu, estatus, descripcion, url, jerarquia_menu)VALUES (210,1, 'Ausencias, Permisos y/o Reposos', '', <text:s/>'A' , 'Ausencias, Permisos y/o Reposos', '', '3.02.07' );</text:p>
          </table:table-cell>
          <table:table-cell table:number-columns-repeated="2"/>
          <table:table-cell table:formula="of:==IF([.L211] &lt;&gt; &quot;&quot;;&quot;INSERT INTO perfil_proceso(id_perfil_proceso, id_perfil, id_proceso, priuse) VALUES (&quot; &amp; [.O211] &amp; &quot;, 1, &quot; &amp; [.N211] &amp; &quot;, 'A'::text);&quot;; &quot;&quot;)" office:value-type="string" office:string-value="INSERT INTO perfil_proceso(id_perfil_proceso, id_perfil, id_proceso, priuse) VALUES (210, 1, 210, 'A'::text);" calcext:value-type="string">
            <text:p>INSERT INTO perfil_proceso(id_perfil_proceso, id_perfil, id_proceso, priuse) VALUES (210, 1, 210, 'A'::text);</text:p>
          </table:table-cell>
        </table:table-row>
        <table:table-row table:style-name="ro3">
          <table:table-cell table:formula="of:=[.$A$199]&amp;&quot;.&quot;&amp;[.D212]" office:value-type="string" office:string-value="3.02.08" calcext:value-type="string">
            <text:p>3.02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Ausencias (Unidad Funcional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12]" office:value-type="string" office:string-value="Ausencias (Unidad Funcional)" calcext:value-type="string">
            <text:p>Ausencias (Unidad Funcional)</text:p>
          </table:table-cell>
          <table:table-cell/>
          <table:table-cell table:number-columns-repeated="2" office:value-type="float" office:value="211" calcext:value-type="float">
            <text:p>211</text:p>
          </table:table-cell>
          <table:table-cell table:style-name="ce3" table:formula="of:=&quot;(&quot; &amp; [.N212] &amp; &quot;,&quot; &amp; &quot;1&quot; &amp; &quot;, '&quot; &amp; [.L212]  &amp; &quot;', &quot; &amp; &quot;'&quot; &amp; [.H212]  &amp;  &quot;',  'A' , '&quot; &amp; [.L212] &amp;  &quot;', '&quot;&amp;  [.I212]  &amp; &quot;', '&quot; &amp; [.A212] &amp; &quot;' );&quot;" office:value-type="string" office:string-value="(211,1, 'Ausencias (Unidad Funcional)', '',  'A' , 'Ausencias (Unidad Funcional)', '', '3.02.08' );" calcext:value-type="string">
            <text:p>(211,1, 'Ausencias (Unidad Funcional)', '', <text:s/>'A' , 'Ausencias (Unidad Funcional)', '', '3.02.08' );</text:p>
          </table:table-cell>
          <table:table-cell table:number-columns-repeated="4"/>
          <table:table-cell table:formula="of:=IF([.L212] &lt;&gt; &quot;&quot;;[.$P$1] &amp;  [.P212]; &quot;&quot;)" office:value-type="string" office:string-value="INSERT INTO proceso(id_proceso, id_aplicacion, denominacion, ruta_menu, estatus, descripcion, url, jerarquia_menu)VALUES (211,1, 'Ausencias (Unidad Funcional)', '',  'A' , 'Ausencias (Unidad Funcional)', '', '3.02.08' );" calcext:value-type="string">
            <text:p>INSERT INTO proceso(id_proceso, id_aplicacion, denominacion, ruta_menu, estatus, descripcion, url, jerarquia_menu)VALUES (211,1, 'Ausencias (Unidad Funcional)', '', <text:s/>'A' , 'Ausencias (Unidad Funcional)', '', '3.02.08' );</text:p>
          </table:table-cell>
          <table:table-cell table:number-columns-repeated="2"/>
          <table:table-cell table:formula="of:==IF([.L212] &lt;&gt; &quot;&quot;;&quot;INSERT INTO perfil_proceso(id_perfil_proceso, id_perfil, id_proceso, priuse) VALUES (&quot; &amp; [.O212] &amp; &quot;, 1, &quot; &amp; [.N212] &amp; &quot;, 'A'::text);&quot;; &quot;&quot;)" office:value-type="string" office:string-value="INSERT INTO perfil_proceso(id_perfil_proceso, id_perfil, id_proceso, priuse) VALUES (211, 1, 211, 'A'::text);" calcext:value-type="string">
            <text:p>INSERT INTO perfil_proceso(id_perfil_proceso, id_perfil, id_proceso, priuse) VALUES (211, 1, 211, 'A'::text);</text:p>
          </table:table-cell>
        </table:table-row>
        <table:table-row table:style-name="ro3">
          <table:table-cell table:formula="of:=[.$A$199]&amp;&quot;.&quot;&amp;[.D213]" office:value-type="string" office:string-value="3.02.09" calcext:value-type="string">
            <text:p>3.02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Planilla AR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13]" office:value-type="string" office:string-value="Planilla ARI" calcext:value-type="string">
            <text:p>Planilla ARI</text:p>
          </table:table-cell>
          <table:table-cell/>
          <table:table-cell table:number-columns-repeated="2" office:value-type="float" office:value="212" calcext:value-type="float">
            <text:p>212</text:p>
          </table:table-cell>
          <table:table-cell table:style-name="ce3" table:formula="of:=&quot;(&quot; &amp; [.N213] &amp; &quot;,&quot; &amp; &quot;1&quot; &amp; &quot;, '&quot; &amp; [.L213]  &amp; &quot;', &quot; &amp; &quot;'&quot; &amp; [.H213]  &amp;  &quot;',  'A' , '&quot; &amp; [.L213] &amp;  &quot;', '&quot;&amp;  [.I213]  &amp; &quot;', '&quot; &amp; [.A213] &amp; &quot;' );&quot;" office:value-type="string" office:string-value="(212,1, 'Planilla ARI', '',  'A' , 'Planilla ARI', '', '3.02.09' );" calcext:value-type="string">
            <text:p>(212,1, 'Planilla ARI', '', <text:s/>'A' , 'Planilla ARI', '', '3.02.09' );</text:p>
          </table:table-cell>
          <table:table-cell table:number-columns-repeated="4"/>
          <table:table-cell table:formula="of:=IF([.L213] &lt;&gt; &quot;&quot;;[.$P$1] &amp;  [.P213]; &quot;&quot;)" office:value-type="string" office:string-value="INSERT INTO proceso(id_proceso, id_aplicacion, denominacion, ruta_menu, estatus, descripcion, url, jerarquia_menu)VALUES (212,1, 'Planilla ARI', '',  'A' , 'Planilla ARI', '', '3.02.09' );" calcext:value-type="string">
            <text:p>INSERT INTO proceso(id_proceso, id_aplicacion, denominacion, ruta_menu, estatus, descripcion, url, jerarquia_menu)VALUES (212,1, 'Planilla ARI', '', <text:s/>'A' , 'Planilla ARI', '', '3.02.09' );</text:p>
          </table:table-cell>
          <table:table-cell table:number-columns-repeated="2"/>
          <table:table-cell table:formula="of:==IF([.L213] &lt;&gt; &quot;&quot;;&quot;INSERT INTO perfil_proceso(id_perfil_proceso, id_perfil, id_proceso, priuse) VALUES (&quot; &amp; [.O213] &amp; &quot;, 1, &quot; &amp; [.N213] &amp; &quot;, 'A'::text);&quot;; &quot;&quot;)" office:value-type="string" office:string-value="INSERT INTO perfil_proceso(id_perfil_proceso, id_perfil, id_proceso, priuse) VALUES (212, 1, 212, 'A'::text);" calcext:value-type="string">
            <text:p>INSERT INTO perfil_proceso(id_perfil_proceso, id_perfil, id_proceso, priuse) VALUES (212, 1, 212, 'A'::text);</text:p>
          </table:table-cell>
        </table:table-row>
        <table:table-row table:style-name="ro3">
          <table:table-cell table:formula="of:=[.$A$199]&amp;&quot;.&quot;&amp;[.D214]" office:value-type="string" office:string-value="3.02.10" calcext:value-type="string">
            <text:p>3.02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Planilla ARC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14]" office:value-type="string" office:string-value="Planilla ARC" calcext:value-type="string">
            <text:p>Planilla ARC</text:p>
          </table:table-cell>
          <table:table-cell/>
          <table:table-cell table:number-columns-repeated="2" office:value-type="float" office:value="213" calcext:value-type="float">
            <text:p>213</text:p>
          </table:table-cell>
          <table:table-cell table:style-name="ce3" table:formula="of:=&quot;(&quot; &amp; [.N214] &amp; &quot;,&quot; &amp; &quot;1&quot; &amp; &quot;, '&quot; &amp; [.L214]  &amp; &quot;', &quot; &amp; &quot;'&quot; &amp; [.H214]  &amp;  &quot;',  'A' , '&quot; &amp; [.L214] &amp;  &quot;', '&quot;&amp;  [.I214]  &amp; &quot;', '&quot; &amp; [.A214] &amp; &quot;' );&quot;" office:value-type="string" office:string-value="(213,1, 'Planilla ARC', '',  'A' , 'Planilla ARC', '', '3.02.10' );" calcext:value-type="string">
            <text:p>(213,1, 'Planilla ARC', '', <text:s/>'A' , 'Planilla ARC', '', '3.02.10' );</text:p>
          </table:table-cell>
          <table:table-cell table:number-columns-repeated="4"/>
          <table:table-cell table:formula="of:=IF([.L214] &lt;&gt; &quot;&quot;;[.$P$1] &amp;  [.P214]; &quot;&quot;)" office:value-type="string" office:string-value="INSERT INTO proceso(id_proceso, id_aplicacion, denominacion, ruta_menu, estatus, descripcion, url, jerarquia_menu)VALUES (213,1, 'Planilla ARC', '',  'A' , 'Planilla ARC', '', '3.02.10' );" calcext:value-type="string">
            <text:p>INSERT INTO proceso(id_proceso, id_aplicacion, denominacion, ruta_menu, estatus, descripcion, url, jerarquia_menu)VALUES (213,1, 'Planilla ARC', '', <text:s/>'A' , 'Planilla ARC', '', '3.02.10' );</text:p>
          </table:table-cell>
          <table:table-cell table:number-columns-repeated="2"/>
          <table:table-cell table:formula="of:==IF([.L214] &lt;&gt; &quot;&quot;;&quot;INSERT INTO perfil_proceso(id_perfil_proceso, id_perfil, id_proceso, priuse) VALUES (&quot; &amp; [.O214] &amp; &quot;, 1, &quot; &amp; [.N214] &amp; &quot;, 'A'::text);&quot;; &quot;&quot;)" office:value-type="string" office:string-value="INSERT INTO perfil_proceso(id_perfil_proceso, id_perfil, id_proceso, priuse) VALUES (213, 1, 213, 'A'::text);" calcext:value-type="string">
            <text:p>INSERT INTO perfil_proceso(id_perfil_proceso, id_perfil, id_proceso, priuse) VALUES (213, 1, 213, 'A'::text);</text:p>
          </table:table-cell>
        </table:table-row>
        <table:table-row table:style-name="ro3">
          <table:table-cell table:formula="of:=[.$A$199]&amp;&quot;.&quot;&amp;[.D215]" office:value-type="string" office:string-value="3.02.11" calcext:value-type="string">
            <text:p>3.02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Embarg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15]" office:value-type="string" office:string-value="Embargos" calcext:value-type="string">
            <text:p>Embargos</text:p>
          </table:table-cell>
          <table:table-cell/>
          <table:table-cell table:number-columns-repeated="2" office:value-type="float" office:value="214" calcext:value-type="float">
            <text:p>214</text:p>
          </table:table-cell>
          <table:table-cell table:style-name="ce3" table:formula="of:=&quot;(&quot; &amp; [.N215] &amp; &quot;,&quot; &amp; &quot;1&quot; &amp; &quot;, '&quot; &amp; [.L215]  &amp; &quot;', &quot; &amp; &quot;'&quot; &amp; [.H215]  &amp;  &quot;',  'A' , '&quot; &amp; [.L215] &amp;  &quot;', '&quot;&amp;  [.I215]  &amp; &quot;', '&quot; &amp; [.A215] &amp; &quot;' );&quot;" office:value-type="string" office:string-value="(214,1, 'Embargos', '',  'A' , 'Embargos', '', '3.02.11' );" calcext:value-type="string">
            <text:p>(214,1, 'Embargos', '', <text:s/>'A' , 'Embargos', '', '3.02.11' );</text:p>
          </table:table-cell>
          <table:table-cell table:number-columns-repeated="4"/>
          <table:table-cell table:formula="of:=IF([.L215] &lt;&gt; &quot;&quot;;[.$P$1] &amp;  [.P215]; &quot;&quot;)" office:value-type="string" office:string-value="INSERT INTO proceso(id_proceso, id_aplicacion, denominacion, ruta_menu, estatus, descripcion, url, jerarquia_menu)VALUES (214,1, 'Embargos', '',  'A' , 'Embargos', '', '3.02.11' );" calcext:value-type="string">
            <text:p>INSERT INTO proceso(id_proceso, id_aplicacion, denominacion, ruta_menu, estatus, descripcion, url, jerarquia_menu)VALUES (214,1, 'Embargos', '', <text:s/>'A' , 'Embargos', '', '3.02.11' );</text:p>
          </table:table-cell>
          <table:table-cell table:number-columns-repeated="2"/>
          <table:table-cell table:formula="of:==IF([.L215] &lt;&gt; &quot;&quot;;&quot;INSERT INTO perfil_proceso(id_perfil_proceso, id_perfil, id_proceso, priuse) VALUES (&quot; &amp; [.O215] &amp; &quot;, 1, &quot; &amp; [.N215] &amp; &quot;, 'A'::text);&quot;; &quot;&quot;)" office:value-type="string" office:string-value="INSERT INTO perfil_proceso(id_perfil_proceso, id_perfil, id_proceso, priuse) VALUES (214, 1, 214, 'A'::text);" calcext:value-type="string">
            <text:p>INSERT INTO perfil_proceso(id_perfil_proceso, id_perfil, id_proceso, priuse) VALUES (214, 1, 214, 'A'::text);</text:p>
          </table:table-cell>
        </table:table-row>
        <table:table-row table:style-name="ro3">
          <table:table-cell table:formula="of:=[.$A$215]&amp;&quot;.&quot;&amp;[.E216]" office:value-type="string" office:string-value="3.02.11.01" calcext:value-type="string">
            <text:p>3.02.1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Sentencias de Embargo al Trabajad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16]" office:value-type="string" office:string-value="Sentencias de Embargo al Trabajador" calcext:value-type="string">
            <text:p>Sentencias de Embargo al Trabajador</text:p>
          </table:table-cell>
          <table:table-cell/>
          <table:table-cell table:number-columns-repeated="2" office:value-type="float" office:value="215" calcext:value-type="float">
            <text:p>215</text:p>
          </table:table-cell>
          <table:table-cell table:style-name="ce3" table:formula="of:=&quot;(&quot; &amp; [.N216] &amp; &quot;,&quot; &amp; &quot;1&quot; &amp; &quot;, '&quot; &amp; [.L216]  &amp; &quot;', &quot; &amp; &quot;'&quot; &amp; [.H216]  &amp;  &quot;',  'A' , '&quot; &amp; [.L216] &amp;  &quot;', '&quot;&amp;  [.I216]  &amp; &quot;', '&quot; &amp; [.A216] &amp; &quot;' );&quot;" office:value-type="string" office:string-value="(215,1, 'Sentencias de Embargo al Trabajador', '',  'A' , 'Sentencias de Embargo al Trabajador', '', '3.02.11.01' );" calcext:value-type="string">
            <text:p>(215,1, 'Sentencias de Embargo al Trabajador', '', <text:s/>'A' , 'Sentencias de Embargo al Trabajador', '', '3.02.11.01' );</text:p>
          </table:table-cell>
          <table:table-cell table:number-columns-repeated="4"/>
          <table:table-cell table:formula="of:=IF([.L216] &lt;&gt; &quot;&quot;;[.$P$1] &amp;  [.P216]; &quot;&quot;)" office:value-type="string" office:string-value="INSERT INTO proceso(id_proceso, id_aplicacion, denominacion, ruta_menu, estatus, descripcion, url, jerarquia_menu)VALUES (215,1, 'Sentencias de Embargo al Trabajador', '',  'A' , 'Sentencias de Embargo al Trabajador', '', '3.02.11.01' );" calcext:value-type="string">
            <text:p>INSERT INTO proceso(id_proceso, id_aplicacion, denominacion, ruta_menu, estatus, descripcion, url, jerarquia_menu)VALUES (215,1, 'Sentencias de Embargo al Trabajador', '', <text:s/>'A' , 'Sentencias de Embargo al Trabajador', '', '3.02.11.01' );</text:p>
          </table:table-cell>
          <table:table-cell table:number-columns-repeated="2"/>
          <table:table-cell table:formula="of:==IF([.L216] &lt;&gt; &quot;&quot;;&quot;INSERT INTO perfil_proceso(id_perfil_proceso, id_perfil, id_proceso, priuse) VALUES (&quot; &amp; [.O216] &amp; &quot;, 1, &quot; &amp; [.N216] &amp; &quot;, 'A'::text);&quot;; &quot;&quot;)" office:value-type="string" office:string-value="INSERT INTO perfil_proceso(id_perfil_proceso, id_perfil, id_proceso, priuse) VALUES (215, 1, 215, 'A'::text);" calcext:value-type="string">
            <text:p>INSERT INTO perfil_proceso(id_perfil_proceso, id_perfil, id_proceso, priuse) VALUES (215, 1, 215, 'A'::text);</text:p>
          </table:table-cell>
        </table:table-row>
        <table:table-row table:style-name="ro3">
          <table:table-cell table:formula="of:=[.$A$215]&amp;&quot;.&quot;&amp;[.E217]" office:value-type="string" office:string-value="3.02.11.02" calcext:value-type="string">
            <text:p>3.02.1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Detalle Embarg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17]" office:value-type="string" office:string-value="Detalle Embargo" calcext:value-type="string">
            <text:p>Detalle Embargo</text:p>
          </table:table-cell>
          <table:table-cell/>
          <table:table-cell table:number-columns-repeated="2" office:value-type="float" office:value="216" calcext:value-type="float">
            <text:p>216</text:p>
          </table:table-cell>
          <table:table-cell table:style-name="ce3" table:formula="of:=&quot;(&quot; &amp; [.N217] &amp; &quot;,&quot; &amp; &quot;1&quot; &amp; &quot;, '&quot; &amp; [.L217]  &amp; &quot;', &quot; &amp; &quot;'&quot; &amp; [.H217]  &amp;  &quot;',  'A' , '&quot; &amp; [.L217] &amp;  &quot;', '&quot;&amp;  [.I217]  &amp; &quot;', '&quot; &amp; [.A217] &amp; &quot;' );&quot;" office:value-type="string" office:string-value="(216,1, 'Detalle Embargo', '',  'A' , 'Detalle Embargo', '', '3.02.11.02' );" calcext:value-type="string">
            <text:p>(216,1, 'Detalle Embargo', '', <text:s/>'A' , 'Detalle Embargo', '', '3.02.11.02' );</text:p>
          </table:table-cell>
          <table:table-cell table:number-columns-repeated="4"/>
          <table:table-cell table:formula="of:=IF([.L217] &lt;&gt; &quot;&quot;;[.$P$1] &amp;  [.P217]; &quot;&quot;)" office:value-type="string" office:string-value="INSERT INTO proceso(id_proceso, id_aplicacion, denominacion, ruta_menu, estatus, descripcion, url, jerarquia_menu)VALUES (216,1, 'Detalle Embargo', '',  'A' , 'Detalle Embargo', '', '3.02.11.02' );" calcext:value-type="string">
            <text:p>INSERT INTO proceso(id_proceso, id_aplicacion, denominacion, ruta_menu, estatus, descripcion, url, jerarquia_menu)VALUES (216,1, 'Detalle Embargo', '', <text:s/>'A' , 'Detalle Embargo', '', '3.02.11.02' );</text:p>
          </table:table-cell>
          <table:table-cell table:number-columns-repeated="2"/>
          <table:table-cell table:formula="of:==IF([.L217] &lt;&gt; &quot;&quot;;&quot;INSERT INTO perfil_proceso(id_perfil_proceso, id_perfil, id_proceso, priuse) VALUES (&quot; &amp; [.O217] &amp; &quot;, 1, &quot; &amp; [.N217] &amp; &quot;, 'A'::text);&quot;; &quot;&quot;)" office:value-type="string" office:string-value="INSERT INTO perfil_proceso(id_perfil_proceso, id_perfil, id_proceso, priuse) VALUES (216, 1, 216, 'A'::text);" calcext:value-type="string">
            <text:p>INSERT INTO perfil_proceso(id_perfil_proceso, id_perfil, id_proceso, priuse) VALUES (216, 1, 216, 'A'::text);</text:p>
          </table:table-cell>
        </table:table-row>
        <table:table-row table:style-name="ro3">
          <table:table-cell table:formula="of:=[.$A$199]&amp;&quot;.&quot;&amp;[.D218]" office:value-type="string" office:string-value="3.02.12" calcext:value-type="string">
            <text:p>3.02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Caja de Ahorr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18]" office:value-type="string" office:string-value="Caja de Ahorros" calcext:value-type="string">
            <text:p>Caja de Ahorros</text:p>
          </table:table-cell>
          <table:table-cell/>
          <table:table-cell table:number-columns-repeated="2" office:value-type="float" office:value="217" calcext:value-type="float">
            <text:p>217</text:p>
          </table:table-cell>
          <table:table-cell table:style-name="ce3" table:formula="of:=&quot;(&quot; &amp; [.N218] &amp; &quot;,&quot; &amp; &quot;1&quot; &amp; &quot;, '&quot; &amp; [.L218]  &amp; &quot;', &quot; &amp; &quot;'&quot; &amp; [.H218]  &amp;  &quot;',  'A' , '&quot; &amp; [.L218] &amp;  &quot;', '&quot;&amp;  [.I218]  &amp; &quot;', '&quot; &amp; [.A218] &amp; &quot;' );&quot;" office:value-type="string" office:string-value="(217,1, 'Caja de Ahorros', '',  'A' , 'Caja de Ahorros', '', '3.02.12' );" calcext:value-type="string">
            <text:p>(217,1, 'Caja de Ahorros', '', <text:s/>'A' , 'Caja de Ahorros', '', '3.02.12' );</text:p>
          </table:table-cell>
          <table:table-cell table:number-columns-repeated="4"/>
          <table:table-cell table:formula="of:=IF([.L218] &lt;&gt; &quot;&quot;;[.$P$1] &amp;  [.P218]; &quot;&quot;)" office:value-type="string" office:string-value="INSERT INTO proceso(id_proceso, id_aplicacion, denominacion, ruta_menu, estatus, descripcion, url, jerarquia_menu)VALUES (217,1, 'Caja de Ahorros', '',  'A' , 'Caja de Ahorros', '', '3.02.12' );" calcext:value-type="string">
            <text:p>INSERT INTO proceso(id_proceso, id_aplicacion, denominacion, ruta_menu, estatus, descripcion, url, jerarquia_menu)VALUES (217,1, 'Caja de Ahorros', '', <text:s/>'A' , 'Caja de Ahorros', '', '3.02.12' );</text:p>
          </table:table-cell>
          <table:table-cell table:number-columns-repeated="2"/>
          <table:table-cell table:formula="of:==IF([.L218] &lt;&gt; &quot;&quot;;&quot;INSERT INTO perfil_proceso(id_perfil_proceso, id_perfil, id_proceso, priuse) VALUES (&quot; &amp; [.O218] &amp; &quot;, 1, &quot; &amp; [.N218] &amp; &quot;, 'A'::text);&quot;; &quot;&quot;)" office:value-type="string" office:string-value="INSERT INTO perfil_proceso(id_perfil_proceso, id_perfil, id_proceso, priuse) VALUES (217, 1, 217, 'A'::text);" calcext:value-type="string">
            <text:p>INSERT INTO perfil_proceso(id_perfil_proceso, id_perfil, id_proceso, priuse) VALUES (217, 1, 217, 'A'::text);</text:p>
          </table:table-cell>
        </table:table-row>
        <table:table-row table:style-name="ro3">
          <table:table-cell table:formula="of:=[.$A$199]&amp;&quot;.&quot;&amp;[.D219]" office:value-type="string" office:string-value="3.02.13" calcext:value-type="string">
            <text:p>3.02.13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Repor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19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218" calcext:value-type="float">
            <text:p>218</text:p>
          </table:table-cell>
          <table:table-cell table:style-name="ce3" table:formula="of:=&quot;(&quot; &amp; [.N219] &amp; &quot;,&quot; &amp; &quot;1&quot; &amp; &quot;, '&quot; &amp; [.L219]  &amp; &quot;', &quot; &amp; &quot;'&quot; &amp; [.H219]  &amp;  &quot;',  'A' , '&quot; &amp; [.L219] &amp;  &quot;', '&quot;&amp;  [.I219]  &amp; &quot;', '&quot; &amp; [.A219] &amp; &quot;' );&quot;" office:value-type="string" office:string-value="(218,1, 'Reportes', '',  'A' , 'Reportes', '', '3.02.13' );" calcext:value-type="string">
            <text:p>(218,1, 'Reportes', '', <text:s/>'A' , 'Reportes', '', '3.02.13' );</text:p>
          </table:table-cell>
          <table:table-cell table:number-columns-repeated="4"/>
          <table:table-cell table:formula="of:=IF([.L219] &lt;&gt; &quot;&quot;;[.$P$1] &amp;  [.P219]; &quot;&quot;)" office:value-type="string" office:string-value="INSERT INTO proceso(id_proceso, id_aplicacion, denominacion, ruta_menu, estatus, descripcion, url, jerarquia_menu)VALUES (218,1, 'Reportes', '',  'A' , 'Reportes', '', '3.02.13' );" calcext:value-type="string">
            <text:p>INSERT INTO proceso(id_proceso, id_aplicacion, denominacion, ruta_menu, estatus, descripcion, url, jerarquia_menu)VALUES (218,1, 'Reportes', '', <text:s/>'A' , 'Reportes', '', '3.02.13' );</text:p>
          </table:table-cell>
          <table:table-cell table:number-columns-repeated="2"/>
          <table:table-cell table:formula="of:==IF([.L219] &lt;&gt; &quot;&quot;;&quot;INSERT INTO perfil_proceso(id_perfil_proceso, id_perfil, id_proceso, priuse) VALUES (&quot; &amp; [.O219] &amp; &quot;, 1, &quot; &amp; [.N219] &amp; &quot;, 'A'::text);&quot;; &quot;&quot;)" office:value-type="string" office:string-value="INSERT INTO perfil_proceso(id_perfil_proceso, id_perfil, id_proceso, priuse) VALUES (218, 1, 218, 'A'::text);" calcext:value-type="string">
            <text:p>INSERT INTO perfil_proceso(id_perfil_proceso, id_perfil, id_proceso, priuse) VALUES (218, 1, 218, 'A'::text);</text:p>
          </table:table-cell>
        </table:table-row>
        <table:table-row table:style-name="ro3">
          <table:table-cell table:formula="of:=[.$A$219]&amp;&quot;.&quot;&amp;[.E220]" office:value-type="string" office:string-value="3.02.13.01" calcext:value-type="string">
            <text:p>3.02.1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Trabajadores Activos con Concep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20]" office:value-type="string" office:string-value="Trabajadores Activos con Concepto" calcext:value-type="string">
            <text:p>Trabajadores Activos con Concepto</text:p>
          </table:table-cell>
          <table:table-cell/>
          <table:table-cell table:number-columns-repeated="2" office:value-type="float" office:value="219" calcext:value-type="float">
            <text:p>219</text:p>
          </table:table-cell>
          <table:table-cell table:style-name="ce3" table:formula="of:=&quot;(&quot; &amp; [.N220] &amp; &quot;,&quot; &amp; &quot;1&quot; &amp; &quot;, '&quot; &amp; [.L220]  &amp; &quot;', &quot; &amp; &quot;'&quot; &amp; [.H220]  &amp;  &quot;',  'A' , '&quot; &amp; [.L220] &amp;  &quot;', '&quot;&amp;  [.I220]  &amp; &quot;', '&quot; &amp; [.A220] &amp; &quot;' );&quot;" office:value-type="string" office:string-value="(219,1, 'Trabajadores Activos con Concepto', '',  'A' , 'Trabajadores Activos con Concepto', '', '3.02.13.01' );" calcext:value-type="string">
            <text:p>(219,1, 'Trabajadores Activos con Concepto', '', <text:s/>'A' , 'Trabajadores Activos con Concepto', '', '3.02.13.01' );</text:p>
          </table:table-cell>
          <table:table-cell table:number-columns-repeated="4"/>
          <table:table-cell table:formula="of:=IF([.L220] &lt;&gt; &quot;&quot;;[.$P$1] &amp;  [.P220]; &quot;&quot;)" office:value-type="string" office:string-value="INSERT INTO proceso(id_proceso, id_aplicacion, denominacion, ruta_menu, estatus, descripcion, url, jerarquia_menu)VALUES (219,1, 'Trabajadores Activos con Concepto', '',  'A' , 'Trabajadores Activos con Concepto', '', '3.02.13.01' );" calcext:value-type="string">
            <text:p>INSERT INTO proceso(id_proceso, id_aplicacion, denominacion, ruta_menu, estatus, descripcion, url, jerarquia_menu)VALUES (219,1, 'Trabajadores Activos con Concepto', '', <text:s/>'A' , 'Trabajadores Activos con Concepto', '', '3.02.13.01' );</text:p>
          </table:table-cell>
          <table:table-cell table:number-columns-repeated="2"/>
          <table:table-cell table:formula="of:==IF([.L220] &lt;&gt; &quot;&quot;;&quot;INSERT INTO perfil_proceso(id_perfil_proceso, id_perfil, id_proceso, priuse) VALUES (&quot; &amp; [.O220] &amp; &quot;, 1, &quot; &amp; [.N220] &amp; &quot;, 'A'::text);&quot;; &quot;&quot;)" office:value-type="string" office:string-value="INSERT INTO perfil_proceso(id_perfil_proceso, id_perfil, id_proceso, priuse) VALUES (219, 1, 219, 'A'::text);" calcext:value-type="string">
            <text:p>INSERT INTO perfil_proceso(id_perfil_proceso, id_perfil, id_proceso, priuse) VALUES (219, 1, 219, 'A'::text);</text:p>
          </table:table-cell>
        </table:table-row>
        <table:table-row table:style-name="ro3">
          <table:table-cell table:formula="of:=[.$A$219]&amp;&quot;.&quot;&amp;[.E221]" office:value-type="string" office:string-value="3.02.13.02" calcext:value-type="string">
            <text:p>3.02.1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Trabajadores Activos sin Concep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21]" office:value-type="string" office:string-value="Trabajadores Activos sin Concepto" calcext:value-type="string">
            <text:p>Trabajadores Activos sin Concepto</text:p>
          </table:table-cell>
          <table:table-cell/>
          <table:table-cell table:number-columns-repeated="2" office:value-type="float" office:value="220" calcext:value-type="float">
            <text:p>220</text:p>
          </table:table-cell>
          <table:table-cell table:style-name="ce3" table:formula="of:=&quot;(&quot; &amp; [.N221] &amp; &quot;,&quot; &amp; &quot;1&quot; &amp; &quot;, '&quot; &amp; [.L221]  &amp; &quot;', &quot; &amp; &quot;'&quot; &amp; [.H221]  &amp;  &quot;',  'A' , '&quot; &amp; [.L221] &amp;  &quot;', '&quot;&amp;  [.I221]  &amp; &quot;', '&quot; &amp; [.A221] &amp; &quot;' );&quot;" office:value-type="string" office:string-value="(220,1, 'Trabajadores Activos sin Concepto', '',  'A' , 'Trabajadores Activos sin Concepto', '', '3.02.13.02' );" calcext:value-type="string">
            <text:p>(220,1, 'Trabajadores Activos sin Concepto', '', <text:s/>'A' , 'Trabajadores Activos sin Concepto', '', '3.02.13.02' );</text:p>
          </table:table-cell>
          <table:table-cell table:number-columns-repeated="4"/>
          <table:table-cell table:formula="of:=IF([.L221] &lt;&gt; &quot;&quot;;[.$P$1] &amp;  [.P221]; &quot;&quot;)" office:value-type="string" office:string-value="INSERT INTO proceso(id_proceso, id_aplicacion, denominacion, ruta_menu, estatus, descripcion, url, jerarquia_menu)VALUES (220,1, 'Trabajadores Activos sin Concepto', '',  'A' , 'Trabajadores Activos sin Concepto', '', '3.02.13.02' );" calcext:value-type="string">
            <text:p>INSERT INTO proceso(id_proceso, id_aplicacion, denominacion, ruta_menu, estatus, descripcion, url, jerarquia_menu)VALUES (220,1, 'Trabajadores Activos sin Concepto', '', <text:s/>'A' , 'Trabajadores Activos sin Concepto', '', '3.02.13.02' );</text:p>
          </table:table-cell>
          <table:table-cell table:number-columns-repeated="2"/>
          <table:table-cell table:formula="of:==IF([.L221] &lt;&gt; &quot;&quot;;&quot;INSERT INTO perfil_proceso(id_perfil_proceso, id_perfil, id_proceso, priuse) VALUES (&quot; &amp; [.O221] &amp; &quot;, 1, &quot; &amp; [.N221] &amp; &quot;, 'A'::text);&quot;; &quot;&quot;)" office:value-type="string" office:string-value="INSERT INTO perfil_proceso(id_perfil_proceso, id_perfil, id_proceso, priuse) VALUES (220, 1, 220, 'A'::text);" calcext:value-type="string">
            <text:p>INSERT INTO perfil_proceso(id_perfil_proceso, id_perfil, id_proceso, priuse) VALUES (220, 1, 220, 'A'::text);</text:p>
          </table:table-cell>
        </table:table-row>
        <table:table-row table:style-name="ro3">
          <table:table-cell table:formula="of:=[.$A$219]&amp;&quot;.&quot;&amp;[.E222]" office:value-type="string" office:string-value="3.02.13.03" calcext:value-type="string">
            <text:p>3.02.13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Préstamos Vigent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22]" office:value-type="string" office:string-value="Préstamos Vigentes" calcext:value-type="string">
            <text:p>Préstamos Vigentes</text:p>
          </table:table-cell>
          <table:table-cell/>
          <table:table-cell table:number-columns-repeated="2" office:value-type="float" office:value="221" calcext:value-type="float">
            <text:p>221</text:p>
          </table:table-cell>
          <table:table-cell table:style-name="ce3" table:formula="of:=&quot;(&quot; &amp; [.N222] &amp; &quot;,&quot; &amp; &quot;1&quot; &amp; &quot;, '&quot; &amp; [.L222]  &amp; &quot;', &quot; &amp; &quot;'&quot; &amp; [.H222]  &amp;  &quot;',  'A' , '&quot; &amp; [.L222] &amp;  &quot;', '&quot;&amp;  [.I222]  &amp; &quot;', '&quot; &amp; [.A222] &amp; &quot;' );&quot;" office:value-type="string" office:string-value="(221,1, 'Préstamos Vigentes', '',  'A' , 'Préstamos Vigentes', '', '3.02.13.03' );" calcext:value-type="string">
            <text:p>(221,1, 'Préstamos Vigentes', '', <text:s/>'A' , 'Préstamos Vigentes', '', '3.02.13.03' );</text:p>
          </table:table-cell>
          <table:table-cell table:number-columns-repeated="4"/>
          <table:table-cell table:formula="of:=IF([.L222] &lt;&gt; &quot;&quot;;[.$P$1] &amp;  [.P222]; &quot;&quot;)" office:value-type="string" office:string-value="INSERT INTO proceso(id_proceso, id_aplicacion, denominacion, ruta_menu, estatus, descripcion, url, jerarquia_menu)VALUES (221,1, 'Préstamos Vigentes', '',  'A' , 'Préstamos Vigentes', '', '3.02.13.03' );" calcext:value-type="string">
            <text:p>INSERT INTO proceso(id_proceso, id_aplicacion, denominacion, ruta_menu, estatus, descripcion, url, jerarquia_menu)VALUES (221,1, 'Préstamos Vigentes', '', <text:s/>'A' , 'Préstamos Vigentes', '', '3.02.13.03' );</text:p>
          </table:table-cell>
          <table:table-cell table:number-columns-repeated="2"/>
          <table:table-cell table:formula="of:==IF([.L222] &lt;&gt; &quot;&quot;;&quot;INSERT INTO perfil_proceso(id_perfil_proceso, id_perfil, id_proceso, priuse) VALUES (&quot; &amp; [.O222] &amp; &quot;, 1, &quot; &amp; [.N222] &amp; &quot;, 'A'::text);&quot;; &quot;&quot;)" office:value-type="string" office:string-value="INSERT INTO perfil_proceso(id_perfil_proceso, id_perfil, id_proceso, priuse) VALUES (221, 1, 221, 'A'::text);" calcext:value-type="string">
            <text:p>INSERT INTO perfil_proceso(id_perfil_proceso, id_perfil, id_proceso, priuse) VALUES (221, 1, 221, 'A'::text);</text:p>
          </table:table-cell>
        </table:table-row>
        <table:table-row table:style-name="ro3">
          <table:table-cell table:formula="of:=[.$A$219]&amp;&quot;.&quot;&amp;[.E223]" office:value-type="string" office:string-value="3.02.13.04" calcext:value-type="string">
            <text:p>3.02.13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Reporte de Reposos, ausencias y/o Permi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23]" office:value-type="string" office:string-value="Reporte de Reposos, ausencias y/o Permisos" calcext:value-type="string">
            <text:p>Reporte de Reposos, ausencias y/o Permisos</text:p>
          </table:table-cell>
          <table:table-cell/>
          <table:table-cell table:number-columns-repeated="2" office:value-type="float" office:value="222" calcext:value-type="float">
            <text:p>222</text:p>
          </table:table-cell>
          <table:table-cell table:style-name="ce3" table:formula="of:=&quot;(&quot; &amp; [.N223] &amp; &quot;,&quot; &amp; &quot;1&quot; &amp; &quot;, '&quot; &amp; [.L223]  &amp; &quot;', &quot; &amp; &quot;'&quot; &amp; [.H223]  &amp;  &quot;',  'A' , '&quot; &amp; [.L223] &amp;  &quot;', '&quot;&amp;  [.I223]  &amp; &quot;', '&quot; &amp; [.A223] &amp; &quot;' );&quot;" office:value-type="string" office:string-value="(222,1, 'Reporte de Reposos, ausencias y/o Permisos', '',  'A' , 'Reporte de Reposos, ausencias y/o Permisos', '', '3.02.13.04' );" calcext:value-type="string">
            <text:p>(222,1, 'Reporte de Reposos, ausencias y/o Permisos', '', <text:s/>'A' , 'Reporte de Reposos, ausencias y/o Permisos', '', '3.02.13.04' );</text:p>
          </table:table-cell>
          <table:table-cell table:number-columns-repeated="4"/>
          <table:table-cell table:formula="of:=IF([.L223] &lt;&gt; &quot;&quot;;[.$P$1] &amp;  [.P223]; &quot;&quot;)" office:value-type="string" office:string-value="INSERT INTO proceso(id_proceso, id_aplicacion, denominacion, ruta_menu, estatus, descripcion, url, jerarquia_menu)VALUES (222,1, 'Reporte de Reposos, ausencias y/o Permisos', '',  'A' , 'Reporte de Reposos, ausencias y/o Permisos', '', '3.02.13.04' );" calcext:value-type="string">
            <text:p>INSERT INTO proceso(id_proceso, id_aplicacion, denominacion, ruta_menu, estatus, descripcion, url, jerarquia_menu)VALUES (222,1, 'Reporte de Reposos, ausencias y/o Permisos', '', <text:s/>'A' , 'Reporte de Reposos, ausencias y/o Permisos', '', '3.02.13.04' );</text:p>
          </table:table-cell>
          <table:table-cell table:number-columns-repeated="2"/>
          <table:table-cell table:formula="of:==IF([.L223] &lt;&gt; &quot;&quot;;&quot;INSERT INTO perfil_proceso(id_perfil_proceso, id_perfil, id_proceso, priuse) VALUES (&quot; &amp; [.O223] &amp; &quot;, 1, &quot; &amp; [.N223] &amp; &quot;, 'A'::text);&quot;; &quot;&quot;)" office:value-type="string" office:string-value="INSERT INTO perfil_proceso(id_perfil_proceso, id_perfil, id_proceso, priuse) VALUES (222, 1, 222, 'A'::text);" calcext:value-type="string">
            <text:p>INSERT INTO perfil_proceso(id_perfil_proceso, id_perfil, id_proceso, priuse) VALUES (222, 1, 222, 'A'::text);</text:p>
          </table:table-cell>
        </table:table-row>
        <table:table-row table:style-name="ro3">
          <table:table-cell table:formula="of:=[.$A$157]&amp;&quot;.&quot;&amp;[.C224]" office:value-type="string" office:string-value="3.03" calcext:value-type="string">
            <text:p>3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Movimientos de Persona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224]" office:value-type="string" office:string-value="Movimientos de Personal" calcext:value-type="string">
            <text:p>Movimientos de Personal</text:p>
          </table:table-cell>
          <table:table-cell/>
          <table:table-cell table:number-columns-repeated="2" office:value-type="float" office:value="223" calcext:value-type="float">
            <text:p>223</text:p>
          </table:table-cell>
          <table:table-cell table:style-name="ce3" table:formula="of:=&quot;(&quot; &amp; [.N224] &amp; &quot;,&quot; &amp; &quot;1&quot; &amp; &quot;, '&quot; &amp; [.L224]  &amp; &quot;', &quot; &amp; &quot;'&quot; &amp; [.H224]  &amp;  &quot;',  'A' , '&quot; &amp; [.L224] &amp;  &quot;', '&quot;&amp;  [.I224]  &amp; &quot;', '&quot; &amp; [.A224] &amp; &quot;' );&quot;" office:value-type="string" office:string-value="(223,1, 'Movimientos de Personal', '',  'A' , 'Movimientos de Personal', '', '3.03' );" calcext:value-type="string">
            <text:p>(223,1, 'Movimientos de Personal', '', <text:s/>'A' , 'Movimientos de Personal', '', '3.03' );</text:p>
          </table:table-cell>
          <table:table-cell table:number-columns-repeated="4"/>
          <table:table-cell table:formula="of:=IF([.L224] &lt;&gt; &quot;&quot;;[.$P$1] &amp;  [.P224]; &quot;&quot;)" office:value-type="string" office:string-value="INSERT INTO proceso(id_proceso, id_aplicacion, denominacion, ruta_menu, estatus, descripcion, url, jerarquia_menu)VALUES (223,1, 'Movimientos de Personal', '',  'A' , 'Movimientos de Personal', '', '3.03' );" calcext:value-type="string">
            <text:p>INSERT INTO proceso(id_proceso, id_aplicacion, denominacion, ruta_menu, estatus, descripcion, url, jerarquia_menu)VALUES (223,1, 'Movimientos de Personal', '', <text:s/>'A' , 'Movimientos de Personal', '', '3.03' );</text:p>
          </table:table-cell>
          <table:table-cell table:number-columns-repeated="2"/>
          <table:table-cell table:formula="of:==IF([.L224] &lt;&gt; &quot;&quot;;&quot;INSERT INTO perfil_proceso(id_perfil_proceso, id_perfil, id_proceso, priuse) VALUES (&quot; &amp; [.O224] &amp; &quot;, 1, &quot; &amp; [.N224] &amp; &quot;, 'A'::text);&quot;; &quot;&quot;)" office:value-type="string" office:string-value="INSERT INTO perfil_proceso(id_perfil_proceso, id_perfil, id_proceso, priuse) VALUES (223, 1, 223, 'A'::text);" calcext:value-type="string">
            <text:p>INSERT INTO perfil_proceso(id_perfil_proceso, id_perfil, id_proceso, priuse) VALUES (223, 1, 223, 'A'::text);</text:p>
          </table:table-cell>
        </table:table-row>
        <table:table-row table:style-name="ro3">
          <table:table-cell table:formula="of:=[.$A$224]&amp;&quot;.&quot;&amp;[.D225]" office:value-type="string" office:string-value="3.03.01" calcext:value-type="string">
            <text:p>3.03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ipos de Movimientos y Causa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25]" office:value-type="string" office:string-value="Tipos de Movimientos y Causas" calcext:value-type="string">
            <text:p>Tipos de Movimientos y Causas</text:p>
          </table:table-cell>
          <table:table-cell/>
          <table:table-cell table:number-columns-repeated="2" office:value-type="float" office:value="224" calcext:value-type="float">
            <text:p>224</text:p>
          </table:table-cell>
          <table:table-cell table:style-name="ce3" table:formula="of:=&quot;(&quot; &amp; [.N225] &amp; &quot;,&quot; &amp; &quot;1&quot; &amp; &quot;, '&quot; &amp; [.L225]  &amp; &quot;', &quot; &amp; &quot;'&quot; &amp; [.H225]  &amp;  &quot;',  'A' , '&quot; &amp; [.L225] &amp;  &quot;', '&quot;&amp;  [.I225]  &amp; &quot;', '&quot; &amp; [.A225] &amp; &quot;' );&quot;" office:value-type="string" office:string-value="(224,1, 'Tipos de Movimientos y Causas', '',  'A' , 'Tipos de Movimientos y Causas', '', '3.03.01' );" calcext:value-type="string">
            <text:p>(224,1, 'Tipos de Movimientos y Causas', '', <text:s/>'A' , 'Tipos de Movimientos y Causas', '', '3.03.01' );</text:p>
          </table:table-cell>
          <table:table-cell table:number-columns-repeated="4"/>
          <table:table-cell table:formula="of:=IF([.L225] &lt;&gt; &quot;&quot;;[.$P$1] &amp;  [.P225]; &quot;&quot;)" office:value-type="string" office:string-value="INSERT INTO proceso(id_proceso, id_aplicacion, denominacion, ruta_menu, estatus, descripcion, url, jerarquia_menu)VALUES (224,1, 'Tipos de Movimientos y Causas', '',  'A' , 'Tipos de Movimientos y Causas', '', '3.03.01' );" calcext:value-type="string">
            <text:p>INSERT INTO proceso(id_proceso, id_aplicacion, denominacion, ruta_menu, estatus, descripcion, url, jerarquia_menu)VALUES (224,1, 'Tipos de Movimientos y Causas', '', <text:s/>'A' , 'Tipos de Movimientos y Causas', '', '3.03.01' );</text:p>
          </table:table-cell>
          <table:table-cell table:number-columns-repeated="2"/>
          <table:table-cell table:formula="of:==IF([.L225] &lt;&gt; &quot;&quot;;&quot;INSERT INTO perfil_proceso(id_perfil_proceso, id_perfil, id_proceso, priuse) VALUES (&quot; &amp; [.O225] &amp; &quot;, 1, &quot; &amp; [.N225] &amp; &quot;, 'A'::text);&quot;; &quot;&quot;)" office:value-type="string" office:string-value="INSERT INTO perfil_proceso(id_perfil_proceso, id_perfil, id_proceso, priuse) VALUES (224, 1, 224, 'A'::text);" calcext:value-type="string">
            <text:p>INSERT INTO perfil_proceso(id_perfil_proceso, id_perfil, id_proceso, priuse) VALUES (224, 1, 224, 'A'::text);</text:p>
          </table:table-cell>
        </table:table-row>
        <table:table-row table:style-name="ro3">
          <table:table-cell table:formula="of:=[.$A$225]&amp;&quot;.&quot;&amp;[.E226]" office:value-type="string" office:string-value="3.03.01.01" calcext:value-type="string">
            <text:p>3.03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Tipos de Movimie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26]" office:value-type="string" office:string-value="Tipos de Movimiento" calcext:value-type="string">
            <text:p>Tipos de Movimiento</text:p>
          </table:table-cell>
          <table:table-cell/>
          <table:table-cell table:number-columns-repeated="2" office:value-type="float" office:value="225" calcext:value-type="float">
            <text:p>225</text:p>
          </table:table-cell>
          <table:table-cell table:style-name="ce3" table:formula="of:=&quot;(&quot; &amp; [.N226] &amp; &quot;,&quot; &amp; &quot;1&quot; &amp; &quot;, '&quot; &amp; [.L226]  &amp; &quot;', &quot; &amp; &quot;'&quot; &amp; [.H226]  &amp;  &quot;',  'A' , '&quot; &amp; [.L226] &amp;  &quot;', '&quot;&amp;  [.I226]  &amp; &quot;', '&quot; &amp; [.A226] &amp; &quot;' );&quot;" office:value-type="string" office:string-value="(225,1, 'Tipos de Movimiento', '',  'A' , 'Tipos de Movimiento', '', '3.03.01.01' );" calcext:value-type="string">
            <text:p>(225,1, 'Tipos de Movimiento', '', <text:s/>'A' , 'Tipos de Movimiento', '', '3.03.01.01' );</text:p>
          </table:table-cell>
          <table:table-cell table:number-columns-repeated="4"/>
          <table:table-cell table:formula="of:=IF([.L226] &lt;&gt; &quot;&quot;;[.$P$1] &amp;  [.P226]; &quot;&quot;)" office:value-type="string" office:string-value="INSERT INTO proceso(id_proceso, id_aplicacion, denominacion, ruta_menu, estatus, descripcion, url, jerarquia_menu)VALUES (225,1, 'Tipos de Movimiento', '',  'A' , 'Tipos de Movimiento', '', '3.03.01.01' );" calcext:value-type="string">
            <text:p>INSERT INTO proceso(id_proceso, id_aplicacion, denominacion, ruta_menu, estatus, descripcion, url, jerarquia_menu)VALUES (225,1, 'Tipos de Movimiento', '', <text:s/>'A' , 'Tipos de Movimiento', '', '3.03.01.01' );</text:p>
          </table:table-cell>
          <table:table-cell table:number-columns-repeated="2"/>
          <table:table-cell table:formula="of:==IF([.L226] &lt;&gt; &quot;&quot;;&quot;INSERT INTO perfil_proceso(id_perfil_proceso, id_perfil, id_proceso, priuse) VALUES (&quot; &amp; [.O226] &amp; &quot;, 1, &quot; &amp; [.N226] &amp; &quot;, 'A'::text);&quot;; &quot;&quot;)" office:value-type="string" office:string-value="INSERT INTO perfil_proceso(id_perfil_proceso, id_perfil, id_proceso, priuse) VALUES (225, 1, 225, 'A'::text);" calcext:value-type="string">
            <text:p>INSERT INTO perfil_proceso(id_perfil_proceso, id_perfil, id_proceso, priuse) VALUES (225, 1, 225, 'A'::text);</text:p>
          </table:table-cell>
        </table:table-row>
        <table:table-row table:style-name="ro3">
          <table:table-cell table:formula="of:=[.$A$225]&amp;&quot;.&quot;&amp;[.E227]" office:value-type="string" office:string-value="3.03.01.02" calcext:value-type="string">
            <text:p>3.03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ausas del Movimie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27]" office:value-type="string" office:string-value="Causas del Movimiento" calcext:value-type="string">
            <text:p>Causas del Movimiento</text:p>
          </table:table-cell>
          <table:table-cell/>
          <table:table-cell table:number-columns-repeated="2" office:value-type="float" office:value="226" calcext:value-type="float">
            <text:p>226</text:p>
          </table:table-cell>
          <table:table-cell table:style-name="ce3" table:formula="of:=&quot;(&quot; &amp; [.N227] &amp; &quot;,&quot; &amp; &quot;1&quot; &amp; &quot;, '&quot; &amp; [.L227]  &amp; &quot;', &quot; &amp; &quot;'&quot; &amp; [.H227]  &amp;  &quot;',  'A' , '&quot; &amp; [.L227] &amp;  &quot;', '&quot;&amp;  [.I227]  &amp; &quot;', '&quot; &amp; [.A227] &amp; &quot;' );&quot;" office:value-type="string" office:string-value="(226,1, 'Causas del Movimiento', '',  'A' , 'Causas del Movimiento', '', '3.03.01.02' );" calcext:value-type="string">
            <text:p>(226,1, 'Causas del Movimiento', '', <text:s/>'A' , 'Causas del Movimiento', '', '3.03.01.02' );</text:p>
          </table:table-cell>
          <table:table-cell table:number-columns-repeated="4"/>
          <table:table-cell table:formula="of:=IF([.L227] &lt;&gt; &quot;&quot;;[.$P$1] &amp;  [.P227]; &quot;&quot;)" office:value-type="string" office:string-value="INSERT INTO proceso(id_proceso, id_aplicacion, denominacion, ruta_menu, estatus, descripcion, url, jerarquia_menu)VALUES (226,1, 'Causas del Movimiento', '',  'A' , 'Causas del Movimiento', '', '3.03.01.02' );" calcext:value-type="string">
            <text:p>INSERT INTO proceso(id_proceso, id_aplicacion, denominacion, ruta_menu, estatus, descripcion, url, jerarquia_menu)VALUES (226,1, 'Causas del Movimiento', '', <text:s/>'A' , 'Causas del Movimiento', '', '3.03.01.02' );</text:p>
          </table:table-cell>
          <table:table-cell table:number-columns-repeated="2"/>
          <table:table-cell table:formula="of:==IF([.L227] &lt;&gt; &quot;&quot;;&quot;INSERT INTO perfil_proceso(id_perfil_proceso, id_perfil, id_proceso, priuse) VALUES (&quot; &amp; [.O227] &amp; &quot;, 1, &quot; &amp; [.N227] &amp; &quot;, 'A'::text);&quot;; &quot;&quot;)" office:value-type="string" office:string-value="INSERT INTO perfil_proceso(id_perfil_proceso, id_perfil, id_proceso, priuse) VALUES (226, 1, 226, 'A'::text);" calcext:value-type="string">
            <text:p>INSERT INTO perfil_proceso(id_perfil_proceso, id_perfil, id_proceso, priuse) VALUES (226, 1, 226, 'A'::text);</text:p>
          </table:table-cell>
        </table:table-row>
        <table:table-row table:style-name="ro3">
          <table:table-cell table:formula="of:=[.$A$225]&amp;&quot;.&quot;&amp;[.E228]" office:value-type="string" office:string-value="3.03.01.03" calcext:value-type="string">
            <text:p>3.03.01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Movimientos por Tipo de Person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28]" office:value-type="string" office:string-value="Movimientos por Tipo de Personal" calcext:value-type="string">
            <text:p>Movimientos por Tipo de Personal</text:p>
          </table:table-cell>
          <table:table-cell/>
          <table:table-cell table:number-columns-repeated="2" office:value-type="float" office:value="227" calcext:value-type="float">
            <text:p>227</text:p>
          </table:table-cell>
          <table:table-cell table:style-name="ce3" table:formula="of:=&quot;(&quot; &amp; [.N228] &amp; &quot;,&quot; &amp; &quot;1&quot; &amp; &quot;, '&quot; &amp; [.L228]  &amp; &quot;', &quot; &amp; &quot;'&quot; &amp; [.H228]  &amp;  &quot;',  'A' , '&quot; &amp; [.L228] &amp;  &quot;', '&quot;&amp;  [.I228]  &amp; &quot;', '&quot; &amp; [.A228] &amp; &quot;' );&quot;" office:value-type="string" office:string-value="(227,1, 'Movimientos por Tipo de Personal', '',  'A' , 'Movimientos por Tipo de Personal', '', '3.03.01.03' );" calcext:value-type="string">
            <text:p>(227,1, 'Movimientos por Tipo de Personal', '', <text:s/>'A' , 'Movimientos por Tipo de Personal', '', '3.03.01.03' );</text:p>
          </table:table-cell>
          <table:table-cell table:number-columns-repeated="4"/>
          <table:table-cell table:formula="of:=IF([.L228] &lt;&gt; &quot;&quot;;[.$P$1] &amp;  [.P228]; &quot;&quot;)" office:value-type="string" office:string-value="INSERT INTO proceso(id_proceso, id_aplicacion, denominacion, ruta_menu, estatus, descripcion, url, jerarquia_menu)VALUES (227,1, 'Movimientos por Tipo de Personal', '',  'A' , 'Movimientos por Tipo de Personal', '', '3.03.01.03' );" calcext:value-type="string">
            <text:p>INSERT INTO proceso(id_proceso, id_aplicacion, denominacion, ruta_menu, estatus, descripcion, url, jerarquia_menu)VALUES (227,1, 'Movimientos por Tipo de Personal', '', <text:s/>'A' , 'Movimientos por Tipo de Personal', '', '3.03.01.03' );</text:p>
          </table:table-cell>
          <table:table-cell table:number-columns-repeated="2"/>
          <table:table-cell table:formula="of:==IF([.L228] &lt;&gt; &quot;&quot;;&quot;INSERT INTO perfil_proceso(id_perfil_proceso, id_perfil, id_proceso, priuse) VALUES (&quot; &amp; [.O228] &amp; &quot;, 1, &quot; &amp; [.N228] &amp; &quot;, 'A'::text);&quot;; &quot;&quot;)" office:value-type="string" office:string-value="INSERT INTO perfil_proceso(id_perfil_proceso, id_perfil, id_proceso, priuse) VALUES (227, 1, 227, 'A'::text);" calcext:value-type="string">
            <text:p>INSERT INTO perfil_proceso(id_perfil_proceso, id_perfil, id_proceso, priuse) VALUES (227, 1, 227, 'A'::text);</text:p>
          </table:table-cell>
        </table:table-row>
        <table:table-row table:style-name="ro3">
          <table:table-cell table:formula="of:=[.$A$224]&amp;&quot;.&quot;&amp;[.D229]" office:value-type="string" office:string-value="3.03.02" calcext:value-type="string">
            <text:p>3.03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ersonal Bajo LEFP/LEJP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29]" office:value-type="string" office:string-value="Personal Bajo LEFP/LEJP" calcext:value-type="string">
            <text:p>Personal Bajo LEFP/LEJP</text:p>
          </table:table-cell>
          <table:table-cell/>
          <table:table-cell table:number-columns-repeated="2" office:value-type="float" office:value="228" calcext:value-type="float">
            <text:p>228</text:p>
          </table:table-cell>
          <table:table-cell table:style-name="ce3" table:formula="of:=&quot;(&quot; &amp; [.N229] &amp; &quot;,&quot; &amp; &quot;1&quot; &amp; &quot;, '&quot; &amp; [.L229]  &amp; &quot;', &quot; &amp; &quot;'&quot; &amp; [.H229]  &amp;  &quot;',  'A' , '&quot; &amp; [.L229] &amp;  &quot;', '&quot;&amp;  [.I229]  &amp; &quot;', '&quot; &amp; [.A229] &amp; &quot;' );&quot;" office:value-type="string" office:string-value="(228,1, 'Personal Bajo LEFP/LEJP', '',  'A' , 'Personal Bajo LEFP/LEJP', '', '3.03.02' );" calcext:value-type="string">
            <text:p>(228,1, 'Personal Bajo LEFP/LEJP', '', <text:s/>'A' , 'Personal Bajo LEFP/LEJP', '', '3.03.02' );</text:p>
          </table:table-cell>
          <table:table-cell table:number-columns-repeated="4"/>
          <table:table-cell table:formula="of:=IF([.L229] &lt;&gt; &quot;&quot;;[.$P$1] &amp;  [.P229]; &quot;&quot;)" office:value-type="string" office:string-value="INSERT INTO proceso(id_proceso, id_aplicacion, denominacion, ruta_menu, estatus, descripcion, url, jerarquia_menu)VALUES (228,1, 'Personal Bajo LEFP/LEJP', '',  'A' , 'Personal Bajo LEFP/LEJP', '', '3.03.02' );" calcext:value-type="string">
            <text:p>INSERT INTO proceso(id_proceso, id_aplicacion, denominacion, ruta_menu, estatus, descripcion, url, jerarquia_menu)VALUES (228,1, 'Personal Bajo LEFP/LEJP', '', <text:s/>'A' , 'Personal Bajo LEFP/LEJP', '', '3.03.02' );</text:p>
          </table:table-cell>
          <table:table-cell table:number-columns-repeated="2"/>
          <table:table-cell table:formula="of:==IF([.L229] &lt;&gt; &quot;&quot;;&quot;INSERT INTO perfil_proceso(id_perfil_proceso, id_perfil, id_proceso, priuse) VALUES (&quot; &amp; [.O229] &amp; &quot;, 1, &quot; &amp; [.N229] &amp; &quot;, 'A'::text);&quot;; &quot;&quot;)" office:value-type="string" office:string-value="INSERT INTO perfil_proceso(id_perfil_proceso, id_perfil, id_proceso, priuse) VALUES (228, 1, 228, 'A'::text);" calcext:value-type="string">
            <text:p>INSERT INTO perfil_proceso(id_perfil_proceso, id_perfil, id_proceso, priuse) VALUES (228, 1, 228, 'A'::text);</text:p>
          </table:table-cell>
        </table:table-row>
        <table:table-row table:style-name="ro3">
          <table:table-cell table:formula="of:=[.$A$229]&amp;&quot;.&quot;&amp;[.E230]" office:value-type="string" office:string-value="3.03.02.01" calcext:value-type="string">
            <text:p>3.03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Ingre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30]" office:value-type="string" office:string-value="Ingresos" calcext:value-type="string">
            <text:p>Ingresos</text:p>
          </table:table-cell>
          <table:table-cell/>
          <table:table-cell table:number-columns-repeated="2" office:value-type="float" office:value="229" calcext:value-type="float">
            <text:p>229</text:p>
          </table:table-cell>
          <table:table-cell table:style-name="ce3" table:formula="of:=&quot;(&quot; &amp; [.N230] &amp; &quot;,&quot; &amp; &quot;1&quot; &amp; &quot;, '&quot; &amp; [.L230]  &amp; &quot;', &quot; &amp; &quot;'&quot; &amp; [.H230]  &amp;  &quot;',  'A' , '&quot; &amp; [.L230] &amp;  &quot;', '&quot;&amp;  [.I230]  &amp; &quot;', '&quot; &amp; [.A230] &amp; &quot;' );&quot;" office:value-type="string" office:string-value="(229,1, 'Ingresos', '',  'A' , 'Ingresos', '', '3.03.02.01' );" calcext:value-type="string">
            <text:p>(229,1, 'Ingresos', '', <text:s/>'A' , 'Ingresos', '', '3.03.02.01' );</text:p>
          </table:table-cell>
          <table:table-cell table:number-columns-repeated="4"/>
          <table:table-cell table:formula="of:=IF([.L230] &lt;&gt; &quot;&quot;;[.$P$1] &amp;  [.P230]; &quot;&quot;)" office:value-type="string" office:string-value="INSERT INTO proceso(id_proceso, id_aplicacion, denominacion, ruta_menu, estatus, descripcion, url, jerarquia_menu)VALUES (229,1, 'Ingresos', '',  'A' , 'Ingresos', '', '3.03.02.01' );" calcext:value-type="string">
            <text:p>INSERT INTO proceso(id_proceso, id_aplicacion, denominacion, ruta_menu, estatus, descripcion, url, jerarquia_menu)VALUES (229,1, 'Ingresos', '', <text:s/>'A' , 'Ingresos', '', '3.03.02.01' );</text:p>
          </table:table-cell>
          <table:table-cell table:number-columns-repeated="2"/>
          <table:table-cell table:formula="of:==IF([.L230] &lt;&gt; &quot;&quot;;&quot;INSERT INTO perfil_proceso(id_perfil_proceso, id_perfil, id_proceso, priuse) VALUES (&quot; &amp; [.O230] &amp; &quot;, 1, &quot; &amp; [.N230] &amp; &quot;, 'A'::text);&quot;; &quot;&quot;)" office:value-type="string" office:string-value="INSERT INTO perfil_proceso(id_perfil_proceso, id_perfil, id_proceso, priuse) VALUES (229, 1, 229, 'A'::text);" calcext:value-type="string">
            <text:p>INSERT INTO perfil_proceso(id_perfil_proceso, id_perfil, id_proceso, priuse) VALUES (229, 1, 229, 'A'::text);</text:p>
          </table:table-cell>
        </table:table-row>
        <table:table-row table:style-name="ro3">
          <table:table-cell table:formula="of:=[.$A$230]&amp;&quot;.&quot;&amp;[.F231]" office:value-type="string" office:string-value="3.03.02.01.01" calcext:value-type="string">
            <text:p>3.03.02.01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Ingreso Personal a un Cargo de Carrer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31]" office:value-type="string" office:string-value="Ingreso Personal a un Cargo de Carrera" calcext:value-type="string">
            <text:p>Ingreso Personal a un Cargo de Carrera</text:p>
          </table:table-cell>
          <table:table-cell/>
          <table:table-cell table:number-columns-repeated="2" office:value-type="float" office:value="230" calcext:value-type="float">
            <text:p>230</text:p>
          </table:table-cell>
          <table:table-cell table:style-name="ce3" table:formula="of:=&quot;(&quot; &amp; [.N231] &amp; &quot;,&quot; &amp; &quot;1&quot; &amp; &quot;, '&quot; &amp; [.L231]  &amp; &quot;', &quot; &amp; &quot;'&quot; &amp; [.H231]  &amp;  &quot;',  'A' , '&quot; &amp; [.L231] &amp;  &quot;', '&quot;&amp;  [.I231]  &amp; &quot;', '&quot; &amp; [.A231] &amp; &quot;' );&quot;" office:value-type="string" office:string-value="(230,1, 'Ingreso Personal a un Cargo de Carrera', '',  'A' , 'Ingreso Personal a un Cargo de Carrera', '', '3.03.02.01.01' );" calcext:value-type="string">
            <text:p>(230,1, 'Ingreso Personal a un Cargo de Carrera', '', <text:s/>'A' , 'Ingreso Personal a un Cargo de Carrera', '', '3.03.02.01.01' );</text:p>
          </table:table-cell>
          <table:table-cell table:number-columns-repeated="4"/>
          <table:table-cell table:formula="of:=IF([.L231] &lt;&gt; &quot;&quot;;[.$P$1] &amp;  [.P231]; &quot;&quot;)" office:value-type="string" office:string-value="INSERT INTO proceso(id_proceso, id_aplicacion, denominacion, ruta_menu, estatus, descripcion, url, jerarquia_menu)VALUES (230,1, 'Ingreso Personal a un Cargo de Carrera', '',  'A' , 'Ingreso Personal a un Cargo de Carrera', '', '3.03.02.01.01' );" calcext:value-type="string">
            <text:p>INSERT INTO proceso(id_proceso, id_aplicacion, denominacion, ruta_menu, estatus, descripcion, url, jerarquia_menu)VALUES (230,1, 'Ingreso Personal a un Cargo de Carrera', '', <text:s/>'A' , 'Ingreso Personal a un Cargo de Carrera', '', '3.03.02.01.01' );</text:p>
          </table:table-cell>
          <table:table-cell table:number-columns-repeated="2"/>
          <table:table-cell table:formula="of:==IF([.L231] &lt;&gt; &quot;&quot;;&quot;INSERT INTO perfil_proceso(id_perfil_proceso, id_perfil, id_proceso, priuse) VALUES (&quot; &amp; [.O231] &amp; &quot;, 1, &quot; &amp; [.N231] &amp; &quot;, 'A'::text);&quot;; &quot;&quot;)" office:value-type="string" office:string-value="INSERT INTO perfil_proceso(id_perfil_proceso, id_perfil, id_proceso, priuse) VALUES (230, 1, 230, 'A'::text);" calcext:value-type="string">
            <text:p>INSERT INTO perfil_proceso(id_perfil_proceso, id_perfil, id_proceso, priuse) VALUES (230, 1, 230, 'A'::text);</text:p>
          </table:table-cell>
        </table:table-row>
        <table:table-row table:style-name="ro3">
          <table:table-cell table:formula="of:=[.$A$230]&amp;&quot;.&quot;&amp;[.F232]" office:value-type="string" office:string-value="3.03.02.01.02" calcext:value-type="string">
            <text:p>3.03.02.01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Ingreso Personal de Libre Nombramiento y Remoció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32]" office:value-type="string" office:string-value="Ingreso Personal de Libre Nombramiento y Remoción" calcext:value-type="string">
            <text:p>Ingreso Personal de Libre Nombramiento y Remoción</text:p>
          </table:table-cell>
          <table:table-cell/>
          <table:table-cell table:number-columns-repeated="2" office:value-type="float" office:value="231" calcext:value-type="float">
            <text:p>231</text:p>
          </table:table-cell>
          <table:table-cell table:style-name="ce3" table:formula="of:=&quot;(&quot; &amp; [.N232] &amp; &quot;,&quot; &amp; &quot;1&quot; &amp; &quot;, '&quot; &amp; [.L232]  &amp; &quot;', &quot; &amp; &quot;'&quot; &amp; [.H232]  &amp;  &quot;',  'A' , '&quot; &amp; [.L232] &amp;  &quot;', '&quot;&amp;  [.I232]  &amp; &quot;', '&quot; &amp; [.A232] &amp; &quot;' );&quot;" office:value-type="string" office:string-value="(231,1, 'Ingreso Personal de Libre Nombramiento y Remoción', '',  'A' , 'Ingreso Personal de Libre Nombramiento y Remoción', '', '3.03.02.01.02' );" calcext:value-type="string">
            <text:p>(231,1, 'Ingreso Personal de Libre Nombramiento y Remoción', '', <text:s/>'A' , 'Ingreso Personal de Libre Nombramiento y Remoción', '', '3.03.02.01.02' );</text:p>
          </table:table-cell>
          <table:table-cell table:number-columns-repeated="4"/>
          <table:table-cell table:formula="of:=IF([.L232] &lt;&gt; &quot;&quot;;[.$P$1] &amp;  [.P232]; &quot;&quot;)" office:value-type="string" office:string-value="INSERT INTO proceso(id_proceso, id_aplicacion, denominacion, ruta_menu, estatus, descripcion, url, jerarquia_menu)VALUES (231,1, 'Ingreso Personal de Libre Nombramiento y Remoción', '',  'A' , 'Ingreso Personal de Libre Nombramiento y Remoción', '', '3.03.02.01.02' );" calcext:value-type="string">
            <text:p>INSERT INTO proceso(id_proceso, id_aplicacion, denominacion, ruta_menu, estatus, descripcion, url, jerarquia_menu)VALUES (231,1, 'Ingreso Personal de Libre Nombramiento y Remoción', '', <text:s/>'A' , 'Ingreso Personal de Libre Nombramiento y Remoción', '', '3.03.02.01.02' );</text:p>
          </table:table-cell>
          <table:table-cell table:number-columns-repeated="2"/>
          <table:table-cell table:formula="of:==IF([.L232] &lt;&gt; &quot;&quot;;&quot;INSERT INTO perfil_proceso(id_perfil_proceso, id_perfil, id_proceso, priuse) VALUES (&quot; &amp; [.O232] &amp; &quot;, 1, &quot; &amp; [.N232] &amp; &quot;, 'A'::text);&quot;; &quot;&quot;)" office:value-type="string" office:string-value="INSERT INTO perfil_proceso(id_perfil_proceso, id_perfil, id_proceso, priuse) VALUES (231, 1, 231, 'A'::text);" calcext:value-type="string">
            <text:p>INSERT INTO perfil_proceso(id_perfil_proceso, id_perfil, id_proceso, priuse) VALUES (231, 1, 231, 'A'::text);</text:p>
          </table:table-cell>
        </table:table-row>
        <table:table-row table:style-name="ro3">
          <table:table-cell table:formula="of:=[.$A$230]&amp;&quot;.&quot;&amp;[.F233]" office:value-type="string" office:string-value="3.03.02.01.03" calcext:value-type="string">
            <text:p>3.03.02.01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Reubicación Personal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33]" office:value-type="string" office:string-value="Reubicación Personal LEFP" calcext:value-type="string">
            <text:p>Reubicación Personal LEFP</text:p>
          </table:table-cell>
          <table:table-cell/>
          <table:table-cell table:number-columns-repeated="2" office:value-type="float" office:value="232" calcext:value-type="float">
            <text:p>232</text:p>
          </table:table-cell>
          <table:table-cell table:style-name="ce3" table:formula="of:=&quot;(&quot; &amp; [.N233] &amp; &quot;,&quot; &amp; &quot;1&quot; &amp; &quot;, '&quot; &amp; [.L233]  &amp; &quot;', &quot; &amp; &quot;'&quot; &amp; [.H233]  &amp;  &quot;',  'A' , '&quot; &amp; [.L233] &amp;  &quot;', '&quot;&amp;  [.I233]  &amp; &quot;', '&quot; &amp; [.A233] &amp; &quot;' );&quot;" office:value-type="string" office:string-value="(232,1, 'Reubicación Personal LEFP', '',  'A' , 'Reubicación Personal LEFP', '', '3.03.02.01.03' );" calcext:value-type="string">
            <text:p>(232,1, 'Reubicación Personal LEFP', '', <text:s/>'A' , 'Reubicación Personal LEFP', '', '3.03.02.01.03' );</text:p>
          </table:table-cell>
          <table:table-cell table:number-columns-repeated="4"/>
          <table:table-cell table:formula="of:=IF([.L233] &lt;&gt; &quot;&quot;;[.$P$1] &amp;  [.P233]; &quot;&quot;)" office:value-type="string" office:string-value="INSERT INTO proceso(id_proceso, id_aplicacion, denominacion, ruta_menu, estatus, descripcion, url, jerarquia_menu)VALUES (232,1, 'Reubicación Personal LEFP', '',  'A' , 'Reubicación Personal LEFP', '', '3.03.02.01.03' );" calcext:value-type="string">
            <text:p>INSERT INTO proceso(id_proceso, id_aplicacion, denominacion, ruta_menu, estatus, descripcion, url, jerarquia_menu)VALUES (232,1, 'Reubicación Personal LEFP', '', <text:s/>'A' , 'Reubicación Personal LEFP', '', '3.03.02.01.03' );</text:p>
          </table:table-cell>
          <table:table-cell table:number-columns-repeated="2"/>
          <table:table-cell table:formula="of:==IF([.L233] &lt;&gt; &quot;&quot;;&quot;INSERT INTO perfil_proceso(id_perfil_proceso, id_perfil, id_proceso, priuse) VALUES (&quot; &amp; [.O233] &amp; &quot;, 1, &quot; &amp; [.N233] &amp; &quot;, 'A'::text);&quot;; &quot;&quot;)" office:value-type="string" office:string-value="INSERT INTO perfil_proceso(id_perfil_proceso, id_perfil, id_proceso, priuse) VALUES (232, 1, 232, 'A'::text);" calcext:value-type="string">
            <text:p>INSERT INTO perfil_proceso(id_perfil_proceso, id_perfil, id_proceso, priuse) VALUES (232, 1, 232, 'A'::text);</text:p>
          </table:table-cell>
        </table:table-row>
        <table:table-row table:style-name="ro3">
          <table:table-cell table:formula="of:=[.$A$230]&amp;&quot;.&quot;&amp;[.F234]" office:value-type="string" office:string-value="3.03.02.01.04" calcext:value-type="string">
            <text:p>3.03.02.01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Traslado Art. 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34]" office:value-type="string" office:string-value="Traslado Art. 35" calcext:value-type="string">
            <text:p>Traslado Art. 35</text:p>
          </table:table-cell>
          <table:table-cell/>
          <table:table-cell table:number-columns-repeated="2" office:value-type="float" office:value="233" calcext:value-type="float">
            <text:p>233</text:p>
          </table:table-cell>
          <table:table-cell table:style-name="ce3" table:formula="of:=&quot;(&quot; &amp; [.N234] &amp; &quot;,&quot; &amp; &quot;1&quot; &amp; &quot;, '&quot; &amp; [.L234]  &amp; &quot;', &quot; &amp; &quot;'&quot; &amp; [.H234]  &amp;  &quot;',  'A' , '&quot; &amp; [.L234] &amp;  &quot;', '&quot;&amp;  [.I234]  &amp; &quot;', '&quot; &amp; [.A234] &amp; &quot;' );&quot;" office:value-type="string" office:string-value="(233,1, 'Traslado Art. 35', '',  'A' , 'Traslado Art. 35', '', '3.03.02.01.04' );" calcext:value-type="string">
            <text:p>(233,1, 'Traslado Art. 35', '', <text:s/>'A' , 'Traslado Art. 35', '', '3.03.02.01.04' );</text:p>
          </table:table-cell>
          <table:table-cell table:number-columns-repeated="4"/>
          <table:table-cell table:formula="of:=IF([.L234] &lt;&gt; &quot;&quot;;[.$P$1] &amp;  [.P234]; &quot;&quot;)" office:value-type="string" office:string-value="INSERT INTO proceso(id_proceso, id_aplicacion, denominacion, ruta_menu, estatus, descripcion, url, jerarquia_menu)VALUES (233,1, 'Traslado Art. 35', '',  'A' , 'Traslado Art. 35', '', '3.03.02.01.04' );" calcext:value-type="string">
            <text:p>INSERT INTO proceso(id_proceso, id_aplicacion, denominacion, ruta_menu, estatus, descripcion, url, jerarquia_menu)VALUES (233,1, 'Traslado Art. 35', '', <text:s/>'A' , 'Traslado Art. 35', '', '3.03.02.01.04' );</text:p>
          </table:table-cell>
          <table:table-cell table:number-columns-repeated="2"/>
          <table:table-cell table:formula="of:==IF([.L234] &lt;&gt; &quot;&quot;;&quot;INSERT INTO perfil_proceso(id_perfil_proceso, id_perfil, id_proceso, priuse) VALUES (&quot; &amp; [.O234] &amp; &quot;, 1, &quot; &amp; [.N234] &amp; &quot;, 'A'::text);&quot;; &quot;&quot;)" office:value-type="string" office:string-value="INSERT INTO perfil_proceso(id_perfil_proceso, id_perfil, id_proceso, priuse) VALUES (233, 1, 233, 'A'::text);" calcext:value-type="string">
            <text:p>INSERT INTO perfil_proceso(id_perfil_proceso, id_perfil, id_proceso, priuse) VALUES (233, 1, 233, 'A'::text);</text:p>
          </table:table-cell>
        </table:table-row>
        <table:table-row table:style-name="ro3">
          <table:table-cell table:formula="of:=[.$A$230]&amp;&quot;.&quot;&amp;[.F235]" office:value-type="string" office:string-value="3.03.02.01.05" calcext:value-type="string">
            <text:p>3.03.02.01.05</text:p>
          </table:table-cell>
          <table:table-cell table:number-columns-repeated="4"/>
          <table:table-cell office:value-type="string" calcext:value-type="string">
            <text:p>05</text:p>
          </table:table-cell>
          <table:table-cell office:value-type="string" calcext:value-type="string">
            <text:p>Traslado por Transferencia de Competenci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35]" office:value-type="string" office:string-value="Traslado por Transferencia de Competencia" calcext:value-type="string">
            <text:p>Traslado por Transferencia de Competencia</text:p>
          </table:table-cell>
          <table:table-cell/>
          <table:table-cell table:number-columns-repeated="2" office:value-type="float" office:value="234" calcext:value-type="float">
            <text:p>234</text:p>
          </table:table-cell>
          <table:table-cell table:style-name="ce3" table:formula="of:=&quot;(&quot; &amp; [.N235] &amp; &quot;,&quot; &amp; &quot;1&quot; &amp; &quot;, '&quot; &amp; [.L235]  &amp; &quot;', &quot; &amp; &quot;'&quot; &amp; [.H235]  &amp;  &quot;',  'A' , '&quot; &amp; [.L235] &amp;  &quot;', '&quot;&amp;  [.I235]  &amp; &quot;', '&quot; &amp; [.A235] &amp; &quot;' );&quot;" office:value-type="string" office:string-value="(234,1, 'Traslado por Transferencia de Competencia', '',  'A' , 'Traslado por Transferencia de Competencia', '', '3.03.02.01.05' );" calcext:value-type="string">
            <text:p>(234,1, 'Traslado por Transferencia de Competencia', '', <text:s/>'A' , 'Traslado por Transferencia de Competencia', '', '3.03.02.01.05' );</text:p>
          </table:table-cell>
          <table:table-cell table:number-columns-repeated="4"/>
          <table:table-cell table:formula="of:=IF([.L235] &lt;&gt; &quot;&quot;;[.$P$1] &amp;  [.P235]; &quot;&quot;)" office:value-type="string" office:string-value="INSERT INTO proceso(id_proceso, id_aplicacion, denominacion, ruta_menu, estatus, descripcion, url, jerarquia_menu)VALUES (234,1, 'Traslado por Transferencia de Competencia', '',  'A' , 'Traslado por Transferencia de Competencia', '', '3.03.02.01.05' );" calcext:value-type="string">
            <text:p>INSERT INTO proceso(id_proceso, id_aplicacion, denominacion, ruta_menu, estatus, descripcion, url, jerarquia_menu)VALUES (234,1, 'Traslado por Transferencia de Competencia', '', <text:s/>'A' , 'Traslado por Transferencia de Competencia', '', '3.03.02.01.05' );</text:p>
          </table:table-cell>
          <table:table-cell table:number-columns-repeated="2"/>
          <table:table-cell table:formula="of:==IF([.L235] &lt;&gt; &quot;&quot;;&quot;INSERT INTO perfil_proceso(id_perfil_proceso, id_perfil, id_proceso, priuse) VALUES (&quot; &amp; [.O235] &amp; &quot;, 1, &quot; &amp; [.N235] &amp; &quot;, 'A'::text);&quot;; &quot;&quot;)" office:value-type="string" office:string-value="INSERT INTO perfil_proceso(id_perfil_proceso, id_perfil, id_proceso, priuse) VALUES (234, 1, 234, 'A'::text);" calcext:value-type="string">
            <text:p>INSERT INTO perfil_proceso(id_perfil_proceso, id_perfil, id_proceso, priuse) VALUES (234, 1, 234, 'A'::text);</text:p>
          </table:table-cell>
        </table:table-row>
        <table:table-row table:style-name="ro3">
          <table:table-cell table:formula="of:=[.$A$229]&amp;&quot;.&quot;&amp;[.E236]" office:value-type="string" office:string-value="3.03.02.02" calcext:value-type="string">
            <text:p>3.03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ingre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36]" office:value-type="string" office:string-value="Reingresos" calcext:value-type="string">
            <text:p>Reingresos</text:p>
          </table:table-cell>
          <table:table-cell/>
          <table:table-cell table:number-columns-repeated="2" office:value-type="float" office:value="235" calcext:value-type="float">
            <text:p>235</text:p>
          </table:table-cell>
          <table:table-cell table:style-name="ce3" table:formula="of:=&quot;(&quot; &amp; [.N236] &amp; &quot;,&quot; &amp; &quot;1&quot; &amp; &quot;, '&quot; &amp; [.L236]  &amp; &quot;', &quot; &amp; &quot;'&quot; &amp; [.H236]  &amp;  &quot;',  'A' , '&quot; &amp; [.L236] &amp;  &quot;', '&quot;&amp;  [.I236]  &amp; &quot;', '&quot; &amp; [.A236] &amp; &quot;' );&quot;" office:value-type="string" office:string-value="(235,1, 'Reingresos', '',  'A' , 'Reingresos', '', '3.03.02.02' );" calcext:value-type="string">
            <text:p>(235,1, 'Reingresos', '', <text:s/>'A' , 'Reingresos', '', '3.03.02.02' );</text:p>
          </table:table-cell>
          <table:table-cell table:number-columns-repeated="4"/>
          <table:table-cell table:formula="of:=IF([.L236] &lt;&gt; &quot;&quot;;[.$P$1] &amp;  [.P236]; &quot;&quot;)" office:value-type="string" office:string-value="INSERT INTO proceso(id_proceso, id_aplicacion, denominacion, ruta_menu, estatus, descripcion, url, jerarquia_menu)VALUES (235,1, 'Reingresos', '',  'A' , 'Reingresos', '', '3.03.02.02' );" calcext:value-type="string">
            <text:p>INSERT INTO proceso(id_proceso, id_aplicacion, denominacion, ruta_menu, estatus, descripcion, url, jerarquia_menu)VALUES (235,1, 'Reingresos', '', <text:s/>'A' , 'Reingresos', '', '3.03.02.02' );</text:p>
          </table:table-cell>
          <table:table-cell table:number-columns-repeated="2"/>
          <table:table-cell table:formula="of:==IF([.L236] &lt;&gt; &quot;&quot;;&quot;INSERT INTO perfil_proceso(id_perfil_proceso, id_perfil, id_proceso, priuse) VALUES (&quot; &amp; [.O236] &amp; &quot;, 1, &quot; &amp; [.N236] &amp; &quot;, 'A'::text);&quot;; &quot;&quot;)" office:value-type="string" office:string-value="INSERT INTO perfil_proceso(id_perfil_proceso, id_perfil, id_proceso, priuse) VALUES (235, 1, 235, 'A'::text);" calcext:value-type="string">
            <text:p>INSERT INTO perfil_proceso(id_perfil_proceso, id_perfil, id_proceso, priuse) VALUES (235, 1, 235, 'A'::text);</text:p>
          </table:table-cell>
        </table:table-row>
        <table:table-row table:style-name="ro3">
          <table:table-cell table:formula="of:=[.$A$236]&amp;&quot;.&quot;&amp;[.F237]" office:value-type="string" office:string-value="3.03.02.02.01" calcext:value-type="string">
            <text:p>3.03.02.02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Reingreso Personal a un Cargo de Carrer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37]" office:value-type="string" office:string-value="Reingreso Personal a un Cargo de Carrera" calcext:value-type="string">
            <text:p>Reingreso Personal a un Cargo de Carrera</text:p>
          </table:table-cell>
          <table:table-cell/>
          <table:table-cell table:number-columns-repeated="2" office:value-type="float" office:value="236" calcext:value-type="float">
            <text:p>236</text:p>
          </table:table-cell>
          <table:table-cell table:style-name="ce3" table:formula="of:=&quot;(&quot; &amp; [.N237] &amp; &quot;,&quot; &amp; &quot;1&quot; &amp; &quot;, '&quot; &amp; [.L237]  &amp; &quot;', &quot; &amp; &quot;'&quot; &amp; [.H237]  &amp;  &quot;',  'A' , '&quot; &amp; [.L237] &amp;  &quot;', '&quot;&amp;  [.I237]  &amp; &quot;', '&quot; &amp; [.A237] &amp; &quot;' );&quot;" office:value-type="string" office:string-value="(236,1, 'Reingreso Personal a un Cargo de Carrera', '',  'A' , 'Reingreso Personal a un Cargo de Carrera', '', '3.03.02.02.01' );" calcext:value-type="string">
            <text:p>(236,1, 'Reingreso Personal a un Cargo de Carrera', '', <text:s/>'A' , 'Reingreso Personal a un Cargo de Carrera', '', '3.03.02.02.01' );</text:p>
          </table:table-cell>
          <table:table-cell table:number-columns-repeated="4"/>
          <table:table-cell table:formula="of:=IF([.L237] &lt;&gt; &quot;&quot;;[.$P$1] &amp;  [.P237]; &quot;&quot;)" office:value-type="string" office:string-value="INSERT INTO proceso(id_proceso, id_aplicacion, denominacion, ruta_menu, estatus, descripcion, url, jerarquia_menu)VALUES (236,1, 'Reingreso Personal a un Cargo de Carrera', '',  'A' , 'Reingreso Personal a un Cargo de Carrera', '', '3.03.02.02.01' );" calcext:value-type="string">
            <text:p>INSERT INTO proceso(id_proceso, id_aplicacion, denominacion, ruta_menu, estatus, descripcion, url, jerarquia_menu)VALUES (236,1, 'Reingreso Personal a un Cargo de Carrera', '', <text:s/>'A' , 'Reingreso Personal a un Cargo de Carrera', '', '3.03.02.02.01' );</text:p>
          </table:table-cell>
          <table:table-cell table:number-columns-repeated="2"/>
          <table:table-cell table:formula="of:==IF([.L237] &lt;&gt; &quot;&quot;;&quot;INSERT INTO perfil_proceso(id_perfil_proceso, id_perfil, id_proceso, priuse) VALUES (&quot; &amp; [.O237] &amp; &quot;, 1, &quot; &amp; [.N237] &amp; &quot;, 'A'::text);&quot;; &quot;&quot;)" office:value-type="string" office:string-value="INSERT INTO perfil_proceso(id_perfil_proceso, id_perfil, id_proceso, priuse) VALUES (236, 1, 236, 'A'::text);" calcext:value-type="string">
            <text:p>INSERT INTO perfil_proceso(id_perfil_proceso, id_perfil, id_proceso, priuse) VALUES (236, 1, 236, 'A'::text);</text:p>
          </table:table-cell>
        </table:table-row>
        <table:table-row table:style-name="ro3">
          <table:table-cell table:formula="of:=[.$A$236]&amp;&quot;.&quot;&amp;[.F238]" office:value-type="string" office:string-value="3.03.02.02.02" calcext:value-type="string">
            <text:p>3.03.02.02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Reingreso Personal de Libre Nombramiento y Remoció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38]" office:value-type="string" office:string-value="Reingreso Personal de Libre Nombramiento y Remoción" calcext:value-type="string">
            <text:p>Reingreso Personal de Libre Nombramiento y Remoción</text:p>
          </table:table-cell>
          <table:table-cell/>
          <table:table-cell table:number-columns-repeated="2" office:value-type="float" office:value="237" calcext:value-type="float">
            <text:p>237</text:p>
          </table:table-cell>
          <table:table-cell table:style-name="ce3" table:formula="of:=&quot;(&quot; &amp; [.N238] &amp; &quot;,&quot; &amp; &quot;1&quot; &amp; &quot;, '&quot; &amp; [.L238]  &amp; &quot;', &quot; &amp; &quot;'&quot; &amp; [.H238]  &amp;  &quot;',  'A' , '&quot; &amp; [.L238] &amp;  &quot;', '&quot;&amp;  [.I238]  &amp; &quot;', '&quot; &amp; [.A238] &amp; &quot;' );&quot;" office:value-type="string" office:string-value="(237,1, 'Reingreso Personal de Libre Nombramiento y Remoción', '',  'A' , 'Reingreso Personal de Libre Nombramiento y Remoción', '', '3.03.02.02.02' );" calcext:value-type="string">
            <text:p>(237,1, 'Reingreso Personal de Libre Nombramiento y Remoción', '', <text:s/>'A' , 'Reingreso Personal de Libre Nombramiento y Remoción', '', '3.03.02.02.02' );</text:p>
          </table:table-cell>
          <table:table-cell table:number-columns-repeated="4"/>
          <table:table-cell table:formula="of:=IF([.L238] &lt;&gt; &quot;&quot;;[.$P$1] &amp;  [.P238]; &quot;&quot;)" office:value-type="string" office:string-value="INSERT INTO proceso(id_proceso, id_aplicacion, denominacion, ruta_menu, estatus, descripcion, url, jerarquia_menu)VALUES (237,1, 'Reingreso Personal de Libre Nombramiento y Remoción', '',  'A' , 'Reingreso Personal de Libre Nombramiento y Remoción', '', '3.03.02.02.02' );" calcext:value-type="string">
            <text:p>INSERT INTO proceso(id_proceso, id_aplicacion, denominacion, ruta_menu, estatus, descripcion, url, jerarquia_menu)VALUES (237,1, 'Reingreso Personal de Libre Nombramiento y Remoción', '', <text:s/>'A' , 'Reingreso Personal de Libre Nombramiento y Remoción', '', '3.03.02.02.02' );</text:p>
          </table:table-cell>
          <table:table-cell table:number-columns-repeated="2"/>
          <table:table-cell table:formula="of:==IF([.L238] &lt;&gt; &quot;&quot;;&quot;INSERT INTO perfil_proceso(id_perfil_proceso, id_perfil, id_proceso, priuse) VALUES (&quot; &amp; [.O238] &amp; &quot;, 1, &quot; &amp; [.N238] &amp; &quot;, 'A'::text);&quot;; &quot;&quot;)" office:value-type="string" office:string-value="INSERT INTO perfil_proceso(id_perfil_proceso, id_perfil, id_proceso, priuse) VALUES (237, 1, 237, 'A'::text);" calcext:value-type="string">
            <text:p>INSERT INTO perfil_proceso(id_perfil_proceso, id_perfil, id_proceso, priuse) VALUES (237, 1, 237, 'A'::text);</text:p>
          </table:table-cell>
        </table:table-row>
        <table:table-row table:style-name="ro3">
          <table:table-cell table:formula="of:=[.$A$229]&amp;&quot;.&quot;&amp;[.E239]" office:value-type="string" office:string-value="3.03.02.03" calcext:value-type="string">
            <text:p>3.03.0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tualizacion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39]" office:value-type="string" office:string-value="Actualizaciones" calcext:value-type="string">
            <text:p>Actualizaciones</text:p>
          </table:table-cell>
          <table:table-cell/>
          <table:table-cell table:number-columns-repeated="2" office:value-type="float" office:value="238" calcext:value-type="float">
            <text:p>238</text:p>
          </table:table-cell>
          <table:table-cell table:style-name="ce3" table:formula="of:=&quot;(&quot; &amp; [.N239] &amp; &quot;,&quot; &amp; &quot;1&quot; &amp; &quot;, '&quot; &amp; [.L239]  &amp; &quot;', &quot; &amp; &quot;'&quot; &amp; [.H239]  &amp;  &quot;',  'A' , '&quot; &amp; [.L239] &amp;  &quot;', '&quot;&amp;  [.I239]  &amp; &quot;', '&quot; &amp; [.A239] &amp; &quot;' );&quot;" office:value-type="string" office:string-value="(238,1, 'Actualizaciones', '',  'A' , 'Actualizaciones', '', '3.03.02.03' );" calcext:value-type="string">
            <text:p>(238,1, 'Actualizaciones', '', <text:s/>'A' , 'Actualizaciones', '', '3.03.02.03' );</text:p>
          </table:table-cell>
          <table:table-cell table:number-columns-repeated="4"/>
          <table:table-cell table:formula="of:=IF([.L239] &lt;&gt; &quot;&quot;;[.$P$1] &amp;  [.P239]; &quot;&quot;)" office:value-type="string" office:string-value="INSERT INTO proceso(id_proceso, id_aplicacion, denominacion, ruta_menu, estatus, descripcion, url, jerarquia_menu)VALUES (238,1, 'Actualizaciones', '',  'A' , 'Actualizaciones', '', '3.03.02.03' );" calcext:value-type="string">
            <text:p>INSERT INTO proceso(id_proceso, id_aplicacion, denominacion, ruta_menu, estatus, descripcion, url, jerarquia_menu)VALUES (238,1, 'Actualizaciones', '', <text:s/>'A' , 'Actualizaciones', '', '3.03.02.03' );</text:p>
          </table:table-cell>
          <table:table-cell table:number-columns-repeated="2"/>
          <table:table-cell table:formula="of:==IF([.L239] &lt;&gt; &quot;&quot;;&quot;INSERT INTO perfil_proceso(id_perfil_proceso, id_perfil, id_proceso, priuse) VALUES (&quot; &amp; [.O239] &amp; &quot;, 1, &quot; &amp; [.N239] &amp; &quot;, 'A'::text);&quot;; &quot;&quot;)" office:value-type="string" office:string-value="INSERT INTO perfil_proceso(id_perfil_proceso, id_perfil, id_proceso, priuse) VALUES (238, 1, 238, 'A'::text);" calcext:value-type="string">
            <text:p>INSERT INTO perfil_proceso(id_perfil_proceso, id_perfil, id_proceso, priuse) VALUES (238, 1, 238, 'A'::text);</text:p>
          </table:table-cell>
        </table:table-row>
        <table:table-row table:style-name="ro3">
          <table:table-cell table:formula="of:=[.$A$239]&amp;&quot;.&quot;&amp;[.F240]" office:value-type="string" office:string-value="3.03.02.03.01" calcext:value-type="string">
            <text:p>3.03.02.03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Cambio en el Carg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40]" office:value-type="string" office:string-value="Cambio en el Cargo sujeto a LEFP" calcext:value-type="string">
            <text:p>Cambio en el Cargo sujeto a LEFP</text:p>
          </table:table-cell>
          <table:table-cell/>
          <table:table-cell table:number-columns-repeated="2" office:value-type="float" office:value="239" calcext:value-type="float">
            <text:p>239</text:p>
          </table:table-cell>
          <table:table-cell table:style-name="ce3" table:formula="of:=&quot;(&quot; &amp; [.N240] &amp; &quot;,&quot; &amp; &quot;1&quot; &amp; &quot;, '&quot; &amp; [.L240]  &amp; &quot;', &quot; &amp; &quot;'&quot; &amp; [.H240]  &amp;  &quot;',  'A' , '&quot; &amp; [.L240] &amp;  &quot;', '&quot;&amp;  [.I240]  &amp; &quot;', '&quot; &amp; [.A240] &amp; &quot;' );&quot;" office:value-type="string" office:string-value="(239,1, 'Cambio en el Cargo sujeto a LEFP', '',  'A' , 'Cambio en el Cargo sujeto a LEFP', '', '3.03.02.03.01' );" calcext:value-type="string">
            <text:p>(239,1, 'Cambio en el Cargo sujeto a LEFP', '', <text:s/>'A' , 'Cambio en el Cargo sujeto a LEFP', '', '3.03.02.03.01' );</text:p>
          </table:table-cell>
          <table:table-cell table:number-columns-repeated="4"/>
          <table:table-cell table:formula="of:=IF([.L240] &lt;&gt; &quot;&quot;;[.$P$1] &amp;  [.P240]; &quot;&quot;)" office:value-type="string" office:string-value="INSERT INTO proceso(id_proceso, id_aplicacion, denominacion, ruta_menu, estatus, descripcion, url, jerarquia_menu)VALUES (239,1, 'Cambio en el Cargo sujeto a LEFP', '',  'A' , 'Cambio en el Cargo sujeto a LEFP', '', '3.03.02.03.01' );" calcext:value-type="string">
            <text:p>INSERT INTO proceso(id_proceso, id_aplicacion, denominacion, ruta_menu, estatus, descripcion, url, jerarquia_menu)VALUES (239,1, 'Cambio en el Cargo sujeto a LEFP', '', <text:s/>'A' , 'Cambio en el Cargo sujeto a LEFP', '', '3.03.02.03.01' );</text:p>
          </table:table-cell>
          <table:table-cell table:number-columns-repeated="2"/>
          <table:table-cell table:formula="of:==IF([.L240] &lt;&gt; &quot;&quot;;&quot;INSERT INTO perfil_proceso(id_perfil_proceso, id_perfil, id_proceso, priuse) VALUES (&quot; &amp; [.O240] &amp; &quot;, 1, &quot; &amp; [.N240] &amp; &quot;, 'A'::text);&quot;; &quot;&quot;)" office:value-type="string" office:string-value="INSERT INTO perfil_proceso(id_perfil_proceso, id_perfil, id_proceso, priuse) VALUES (239, 1, 239, 'A'::text);" calcext:value-type="string">
            <text:p>INSERT INTO perfil_proceso(id_perfil_proceso, id_perfil, id_proceso, priuse) VALUES (239, 1, 239, 'A'::text);</text:p>
          </table:table-cell>
        </table:table-row>
        <table:table-row table:style-name="ro3">
          <table:table-cell table:formula="of:=[.$A$239]&amp;&quot;.&quot;&amp;[.F241]" office:value-type="string" office:string-value="3.03.02.03.02" calcext:value-type="string">
            <text:p>3.03.02.03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Designación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41]" office:value-type="string" office:string-value="Designación sujeto a LEFP" calcext:value-type="string">
            <text:p>Designación sujeto a LEFP</text:p>
          </table:table-cell>
          <table:table-cell/>
          <table:table-cell table:number-columns-repeated="2" office:value-type="float" office:value="240" calcext:value-type="float">
            <text:p>240</text:p>
          </table:table-cell>
          <table:table-cell table:style-name="ce3" table:formula="of:=&quot;(&quot; &amp; [.N241] &amp; &quot;,&quot; &amp; &quot;1&quot; &amp; &quot;, '&quot; &amp; [.L241]  &amp; &quot;', &quot; &amp; &quot;'&quot; &amp; [.H241]  &amp;  &quot;',  'A' , '&quot; &amp; [.L241] &amp;  &quot;', '&quot;&amp;  [.I241]  &amp; &quot;', '&quot; &amp; [.A241] &amp; &quot;' );&quot;" office:value-type="string" office:string-value="(240,1, 'Designación sujeto a LEFP', '',  'A' , 'Designación sujeto a LEFP', '', '3.03.02.03.02' );" calcext:value-type="string">
            <text:p>(240,1, 'Designación sujeto a LEFP', '', <text:s/>'A' , 'Designación sujeto a LEFP', '', '3.03.02.03.02' );</text:p>
          </table:table-cell>
          <table:table-cell table:number-columns-repeated="4"/>
          <table:table-cell table:formula="of:=IF([.L241] &lt;&gt; &quot;&quot;;[.$P$1] &amp;  [.P241]; &quot;&quot;)" office:value-type="string" office:string-value="INSERT INTO proceso(id_proceso, id_aplicacion, denominacion, ruta_menu, estatus, descripcion, url, jerarquia_menu)VALUES (240,1, 'Designación sujeto a LEFP', '',  'A' , 'Designación sujeto a LEFP', '', '3.03.02.03.02' );" calcext:value-type="string">
            <text:p>INSERT INTO proceso(id_proceso, id_aplicacion, denominacion, ruta_menu, estatus, descripcion, url, jerarquia_menu)VALUES (240,1, 'Designación sujeto a LEFP', '', <text:s/>'A' , 'Designación sujeto a LEFP', '', '3.03.02.03.02' );</text:p>
          </table:table-cell>
          <table:table-cell table:number-columns-repeated="2"/>
          <table:table-cell table:formula="of:==IF([.L241] &lt;&gt; &quot;&quot;;&quot;INSERT INTO perfil_proceso(id_perfil_proceso, id_perfil, id_proceso, priuse) VALUES (&quot; &amp; [.O241] &amp; &quot;, 1, &quot; &amp; [.N241] &amp; &quot;, 'A'::text);&quot;; &quot;&quot;)" office:value-type="string" office:string-value="INSERT INTO perfil_proceso(id_perfil_proceso, id_perfil, id_proceso, priuse) VALUES (240, 1, 240, 'A'::text);" calcext:value-type="string">
            <text:p>INSERT INTO perfil_proceso(id_perfil_proceso, id_perfil, id_proceso, priuse) VALUES (240, 1, 240, 'A'::text);</text:p>
          </table:table-cell>
        </table:table-row>
        <table:table-row table:style-name="ro3">
          <table:table-cell table:formula="of:=[.$A$239]&amp;&quot;.&quot;&amp;[.F242]" office:value-type="string" office:string-value="3.03.02.03.03" calcext:value-type="string">
            <text:p>3.03.02.03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Ascens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42]" office:value-type="string" office:string-value="Ascenso sujeto a LEFP" calcext:value-type="string">
            <text:p>Ascenso sujeto a LEFP</text:p>
          </table:table-cell>
          <table:table-cell/>
          <table:table-cell table:number-columns-repeated="2" office:value-type="float" office:value="241" calcext:value-type="float">
            <text:p>241</text:p>
          </table:table-cell>
          <table:table-cell table:style-name="ce3" table:formula="of:=&quot;(&quot; &amp; [.N242] &amp; &quot;,&quot; &amp; &quot;1&quot; &amp; &quot;, '&quot; &amp; [.L242]  &amp; &quot;', &quot; &amp; &quot;'&quot; &amp; [.H242]  &amp;  &quot;',  'A' , '&quot; &amp; [.L242] &amp;  &quot;', '&quot;&amp;  [.I242]  &amp; &quot;', '&quot; &amp; [.A242] &amp; &quot;' );&quot;" office:value-type="string" office:string-value="(241,1, 'Ascenso sujeto a LEFP', '',  'A' , 'Ascenso sujeto a LEFP', '', '3.03.02.03.03' );" calcext:value-type="string">
            <text:p>(241,1, 'Ascenso sujeto a LEFP', '', <text:s/>'A' , 'Ascenso sujeto a LEFP', '', '3.03.02.03.03' );</text:p>
          </table:table-cell>
          <table:table-cell table:number-columns-repeated="4"/>
          <table:table-cell table:formula="of:=IF([.L242] &lt;&gt; &quot;&quot;;[.$P$1] &amp;  [.P242]; &quot;&quot;)" office:value-type="string" office:string-value="INSERT INTO proceso(id_proceso, id_aplicacion, denominacion, ruta_menu, estatus, descripcion, url, jerarquia_menu)VALUES (241,1, 'Ascenso sujeto a LEFP', '',  'A' , 'Ascenso sujeto a LEFP', '', '3.03.02.03.03' );" calcext:value-type="string">
            <text:p>INSERT INTO proceso(id_proceso, id_aplicacion, denominacion, ruta_menu, estatus, descripcion, url, jerarquia_menu)VALUES (241,1, 'Ascenso sujeto a LEFP', '', <text:s/>'A' , 'Ascenso sujeto a LEFP', '', '3.03.02.03.03' );</text:p>
          </table:table-cell>
          <table:table-cell table:number-columns-repeated="2"/>
          <table:table-cell table:formula="of:==IF([.L242] &lt;&gt; &quot;&quot;;&quot;INSERT INTO perfil_proceso(id_perfil_proceso, id_perfil, id_proceso, priuse) VALUES (&quot; &amp; [.O242] &amp; &quot;, 1, &quot; &amp; [.N242] &amp; &quot;, 'A'::text);&quot;; &quot;&quot;)" office:value-type="string" office:string-value="INSERT INTO perfil_proceso(id_perfil_proceso, id_perfil, id_proceso, priuse) VALUES (241, 1, 241, 'A'::text);" calcext:value-type="string">
            <text:p>INSERT INTO perfil_proceso(id_perfil_proceso, id_perfil, id_proceso, priuse) VALUES (241, 1, 241, 'A'::text);</text:p>
          </table:table-cell>
        </table:table-row>
        <table:table-row table:style-name="ro3">
          <table:table-cell table:formula="of:=[.$A$239]&amp;&quot;.&quot;&amp;[.F243]" office:value-type="string" office:string-value="3.03.02.03.04" calcext:value-type="string">
            <text:p>3.03.02.03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Clasificación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43]" office:value-type="string" office:string-value="Clasificación sujeto a LEFP" calcext:value-type="string">
            <text:p>Clasificación sujeto a LEFP</text:p>
          </table:table-cell>
          <table:table-cell/>
          <table:table-cell table:number-columns-repeated="2" office:value-type="float" office:value="242" calcext:value-type="float">
            <text:p>242</text:p>
          </table:table-cell>
          <table:table-cell table:style-name="ce3" table:formula="of:=&quot;(&quot; &amp; [.N243] &amp; &quot;,&quot; &amp; &quot;1&quot; &amp; &quot;, '&quot; &amp; [.L243]  &amp; &quot;', &quot; &amp; &quot;'&quot; &amp; [.H243]  &amp;  &quot;',  'A' , '&quot; &amp; [.L243] &amp;  &quot;', '&quot;&amp;  [.I243]  &amp; &quot;', '&quot; &amp; [.A243] &amp; &quot;' );&quot;" office:value-type="string" office:string-value="(242,1, 'Clasificación sujeto a LEFP', '',  'A' , 'Clasificación sujeto a LEFP', '', '3.03.02.03.04' );" calcext:value-type="string">
            <text:p>(242,1, 'Clasificación sujeto a LEFP', '', <text:s/>'A' , 'Clasificación sujeto a LEFP', '', '3.03.02.03.04' );</text:p>
          </table:table-cell>
          <table:table-cell table:number-columns-repeated="4"/>
          <table:table-cell table:formula="of:=IF([.L243] &lt;&gt; &quot;&quot;;[.$P$1] &amp;  [.P243]; &quot;&quot;)" office:value-type="string" office:string-value="INSERT INTO proceso(id_proceso, id_aplicacion, denominacion, ruta_menu, estatus, descripcion, url, jerarquia_menu)VALUES (242,1, 'Clasificación sujeto a LEFP', '',  'A' , 'Clasificación sujeto a LEFP', '', '3.03.02.03.04' );" calcext:value-type="string">
            <text:p>INSERT INTO proceso(id_proceso, id_aplicacion, denominacion, ruta_menu, estatus, descripcion, url, jerarquia_menu)VALUES (242,1, 'Clasificación sujeto a LEFP', '', <text:s/>'A' , 'Clasificación sujeto a LEFP', '', '3.03.02.03.04' );</text:p>
          </table:table-cell>
          <table:table-cell table:number-columns-repeated="2"/>
          <table:table-cell table:formula="of:==IF([.L243] &lt;&gt; &quot;&quot;;&quot;INSERT INTO perfil_proceso(id_perfil_proceso, id_perfil, id_proceso, priuse) VALUES (&quot; &amp; [.O243] &amp; &quot;, 1, &quot; &amp; [.N243] &amp; &quot;, 'A'::text);&quot;; &quot;&quot;)" office:value-type="string" office:string-value="INSERT INTO perfil_proceso(id_perfil_proceso, id_perfil, id_proceso, priuse) VALUES (242, 1, 242, 'A'::text);" calcext:value-type="string">
            <text:p>INSERT INTO perfil_proceso(id_perfil_proceso, id_perfil, id_proceso, priuse) VALUES (242, 1, 242, 'A'::text);</text:p>
          </table:table-cell>
        </table:table-row>
        <table:table-row table:style-name="ro3">
          <table:table-cell table:formula="of:=[.$A$239]&amp;&quot;.&quot;&amp;[.F244]" office:value-type="string" office:string-value="3.03.02.03.05" calcext:value-type="string">
            <text:p>3.03.02.03.05</text:p>
          </table:table-cell>
          <table:table-cell table:number-columns-repeated="4"/>
          <table:table-cell office:value-type="string" calcext:value-type="string">
            <text:p>05</text:p>
          </table:table-cell>
          <table:table-cell office:value-type="string" calcext:value-type="string">
            <text:p>Cambio Clasificació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44]" office:value-type="string" office:string-value="Cambio Clasificación" calcext:value-type="string">
            <text:p>Cambio Clasificación</text:p>
          </table:table-cell>
          <table:table-cell/>
          <table:table-cell table:number-columns-repeated="2" office:value-type="float" office:value="243" calcext:value-type="float">
            <text:p>243</text:p>
          </table:table-cell>
          <table:table-cell table:style-name="ce3" table:formula="of:=&quot;(&quot; &amp; [.N244] &amp; &quot;,&quot; &amp; &quot;1&quot; &amp; &quot;, '&quot; &amp; [.L244]  &amp; &quot;', &quot; &amp; &quot;'&quot; &amp; [.H244]  &amp;  &quot;',  'A' , '&quot; &amp; [.L244] &amp;  &quot;', '&quot;&amp;  [.I244]  &amp; &quot;', '&quot; &amp; [.A244] &amp; &quot;' );&quot;" office:value-type="string" office:string-value="(243,1, 'Cambio Clasificación', '',  'A' , 'Cambio Clasificación', '', '3.03.02.03.05' );" calcext:value-type="string">
            <text:p>(243,1, 'Cambio Clasificación', '', <text:s/>'A' , 'Cambio Clasificación', '', '3.03.02.03.05' );</text:p>
          </table:table-cell>
          <table:table-cell table:number-columns-repeated="4"/>
          <table:table-cell table:formula="of:=IF([.L244] &lt;&gt; &quot;&quot;;[.$P$1] &amp;  [.P244]; &quot;&quot;)" office:value-type="string" office:string-value="INSERT INTO proceso(id_proceso, id_aplicacion, denominacion, ruta_menu, estatus, descripcion, url, jerarquia_menu)VALUES (243,1, 'Cambio Clasificación', '',  'A' , 'Cambio Clasificación', '', '3.03.02.03.05' );" calcext:value-type="string">
            <text:p>INSERT INTO proceso(id_proceso, id_aplicacion, denominacion, ruta_menu, estatus, descripcion, url, jerarquia_menu)VALUES (243,1, 'Cambio Clasificación', '', <text:s/>'A' , 'Cambio Clasificación', '', '3.03.02.03.05' );</text:p>
          </table:table-cell>
          <table:table-cell table:number-columns-repeated="2"/>
          <table:table-cell table:formula="of:==IF([.L244] &lt;&gt; &quot;&quot;;&quot;INSERT INTO perfil_proceso(id_perfil_proceso, id_perfil, id_proceso, priuse) VALUES (&quot; &amp; [.O244] &amp; &quot;, 1, &quot; &amp; [.N244] &amp; &quot;, 'A'::text);&quot;; &quot;&quot;)" office:value-type="string" office:string-value="INSERT INTO perfil_proceso(id_perfil_proceso, id_perfil, id_proceso, priuse) VALUES (243, 1, 243, 'A'::text);" calcext:value-type="string">
            <text:p>INSERT INTO perfil_proceso(id_perfil_proceso, id_perfil, id_proceso, priuse) VALUES (243, 1, 243, 'A'::text);</text:p>
          </table:table-cell>
        </table:table-row>
        <table:table-row table:style-name="ro3">
          <table:table-cell table:formula="of:=[.$A$239]&amp;&quot;.&quot;&amp;[.F245]" office:value-type="string" office:string-value="3.03.02.03.06" calcext:value-type="string">
            <text:p>3.03.02.03.06</text:p>
          </table:table-cell>
          <table:table-cell table:number-columns-repeated="4"/>
          <table:table-cell office:value-type="string" calcext:value-type="string">
            <text:p>06</text:p>
          </table:table-cell>
          <table:table-cell office:value-type="string" calcext:value-type="string">
            <text:p>Aumento de Sueld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45]" office:value-type="string" office:string-value="Aumento de Sueldo sujeto a LEFP" calcext:value-type="string">
            <text:p>Aumento de Sueldo sujeto a LEFP</text:p>
          </table:table-cell>
          <table:table-cell/>
          <table:table-cell table:number-columns-repeated="2" office:value-type="float" office:value="244" calcext:value-type="float">
            <text:p>244</text:p>
          </table:table-cell>
          <table:table-cell table:style-name="ce3" table:formula="of:=&quot;(&quot; &amp; [.N245] &amp; &quot;,&quot; &amp; &quot;1&quot; &amp; &quot;, '&quot; &amp; [.L245]  &amp; &quot;', &quot; &amp; &quot;'&quot; &amp; [.H245]  &amp;  &quot;',  'A' , '&quot; &amp; [.L245] &amp;  &quot;', '&quot;&amp;  [.I245]  &amp; &quot;', '&quot; &amp; [.A245] &amp; &quot;' );&quot;" office:value-type="string" office:string-value="(244,1, 'Aumento de Sueldo sujeto a LEFP', '',  'A' , 'Aumento de Sueldo sujeto a LEFP', '', '3.03.02.03.06' );" calcext:value-type="string">
            <text:p>(244,1, 'Aumento de Sueldo sujeto a LEFP', '', <text:s/>'A' , 'Aumento de Sueldo sujeto a LEFP', '', '3.03.02.03.06' );</text:p>
          </table:table-cell>
          <table:table-cell table:number-columns-repeated="4"/>
          <table:table-cell table:formula="of:=IF([.L245] &lt;&gt; &quot;&quot;;[.$P$1] &amp;  [.P245]; &quot;&quot;)" office:value-type="string" office:string-value="INSERT INTO proceso(id_proceso, id_aplicacion, denominacion, ruta_menu, estatus, descripcion, url, jerarquia_menu)VALUES (244,1, 'Aumento de Sueldo sujeto a LEFP', '',  'A' , 'Aumento de Sueldo sujeto a LEFP', '', '3.03.02.03.06' );" calcext:value-type="string">
            <text:p>INSERT INTO proceso(id_proceso, id_aplicacion, denominacion, ruta_menu, estatus, descripcion, url, jerarquia_menu)VALUES (244,1, 'Aumento de Sueldo sujeto a LEFP', '', <text:s/>'A' , 'Aumento de Sueldo sujeto a LEFP', '', '3.03.02.03.06' );</text:p>
          </table:table-cell>
          <table:table-cell table:number-columns-repeated="2"/>
          <table:table-cell table:formula="of:==IF([.L245] &lt;&gt; &quot;&quot;;&quot;INSERT INTO perfil_proceso(id_perfil_proceso, id_perfil, id_proceso, priuse) VALUES (&quot; &amp; [.O245] &amp; &quot;, 1, &quot; &amp; [.N245] &amp; &quot;, 'A'::text);&quot;; &quot;&quot;)" office:value-type="string" office:string-value="INSERT INTO perfil_proceso(id_perfil_proceso, id_perfil, id_proceso, priuse) VALUES (244, 1, 244, 'A'::text);" calcext:value-type="string">
            <text:p>INSERT INTO perfil_proceso(id_perfil_proceso, id_perfil, id_proceso, priuse) VALUES (244, 1, 244, 'A'::text);</text:p>
          </table:table-cell>
        </table:table-row>
        <table:table-row table:style-name="ro3">
          <table:table-cell table:formula="of:=[.$A$239]&amp;&quot;.&quot;&amp;[.F246]" office:value-type="string" office:string-value="3.03.02.03.07" calcext:value-type="string">
            <text:p>3.03.02.03.07</text:p>
          </table:table-cell>
          <table:table-cell table:number-columns-repeated="4"/>
          <table:table-cell office:value-type="string" calcext:value-type="string">
            <text:p>07</text:p>
          </table:table-cell>
          <table:table-cell office:value-type="string" calcext:value-type="string">
            <text:p>Licencia sin Sueld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46]" office:value-type="string" office:string-value="Licencia sin Sueldo sujeto a LEFP" calcext:value-type="string">
            <text:p>Licencia sin Sueldo sujeto a LEFP</text:p>
          </table:table-cell>
          <table:table-cell/>
          <table:table-cell table:number-columns-repeated="2" office:value-type="float" office:value="245" calcext:value-type="float">
            <text:p>245</text:p>
          </table:table-cell>
          <table:table-cell table:style-name="ce3" table:formula="of:=&quot;(&quot; &amp; [.N246] &amp; &quot;,&quot; &amp; &quot;1&quot; &amp; &quot;, '&quot; &amp; [.L246]  &amp; &quot;', &quot; &amp; &quot;'&quot; &amp; [.H246]  &amp;  &quot;',  'A' , '&quot; &amp; [.L246] &amp;  &quot;', '&quot;&amp;  [.I246]  &amp; &quot;', '&quot; &amp; [.A246] &amp; &quot;' );&quot;" office:value-type="string" office:string-value="(245,1, 'Licencia sin Sueldo sujeto a LEFP', '',  'A' , 'Licencia sin Sueldo sujeto a LEFP', '', '3.03.02.03.07' );" calcext:value-type="string">
            <text:p>(245,1, 'Licencia sin Sueldo sujeto a LEFP', '', <text:s/>'A' , 'Licencia sin Sueldo sujeto a LEFP', '', '3.03.02.03.07' );</text:p>
          </table:table-cell>
          <table:table-cell table:number-columns-repeated="4"/>
          <table:table-cell table:formula="of:=IF([.L246] &lt;&gt; &quot;&quot;;[.$P$1] &amp;  [.P246]; &quot;&quot;)" office:value-type="string" office:string-value="INSERT INTO proceso(id_proceso, id_aplicacion, denominacion, ruta_menu, estatus, descripcion, url, jerarquia_menu)VALUES (245,1, 'Licencia sin Sueldo sujeto a LEFP', '',  'A' , 'Licencia sin Sueldo sujeto a LEFP', '', '3.03.02.03.07' );" calcext:value-type="string">
            <text:p>INSERT INTO proceso(id_proceso, id_aplicacion, denominacion, ruta_menu, estatus, descripcion, url, jerarquia_menu)VALUES (245,1, 'Licencia sin Sueldo sujeto a LEFP', '', <text:s/>'A' , 'Licencia sin Sueldo sujeto a LEFP', '', '3.03.02.03.07' );</text:p>
          </table:table-cell>
          <table:table-cell table:number-columns-repeated="2"/>
          <table:table-cell table:formula="of:==IF([.L246] &lt;&gt; &quot;&quot;;&quot;INSERT INTO perfil_proceso(id_perfil_proceso, id_perfil, id_proceso, priuse) VALUES (&quot; &amp; [.O246] &amp; &quot;, 1, &quot; &amp; [.N246] &amp; &quot;, 'A'::text);&quot;; &quot;&quot;)" office:value-type="string" office:string-value="INSERT INTO perfil_proceso(id_perfil_proceso, id_perfil, id_proceso, priuse) VALUES (245, 1, 245, 'A'::text);" calcext:value-type="string">
            <text:p>INSERT INTO perfil_proceso(id_perfil_proceso, id_perfil, id_proceso, priuse) VALUES (245, 1, 245, 'A'::text);</text:p>
          </table:table-cell>
        </table:table-row>
        <table:table-row table:style-name="ro3">
          <table:table-cell table:formula="of:=[.$A$239]&amp;&quot;.&quot;&amp;[.F247]" office:value-type="string" office:string-value="3.03.02.03.08" calcext:value-type="string">
            <text:p>3.03.02.03.08</text:p>
          </table:table-cell>
          <table:table-cell table:number-columns-repeated="4"/>
          <table:table-cell office:value-type="string" calcext:value-type="string">
            <text:p>08</text:p>
          </table:table-cell>
          <table:table-cell office:value-type="string" calcext:value-type="string">
            <text:p>Licencia con Sueld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47]" office:value-type="string" office:string-value="Licencia con Sueldo sujeto a LEFP" calcext:value-type="string">
            <text:p>Licencia con Sueldo sujeto a LEFP</text:p>
          </table:table-cell>
          <table:table-cell/>
          <table:table-cell table:number-columns-repeated="2" office:value-type="float" office:value="246" calcext:value-type="float">
            <text:p>246</text:p>
          </table:table-cell>
          <table:table-cell table:style-name="ce3" table:formula="of:=&quot;(&quot; &amp; [.N247] &amp; &quot;,&quot; &amp; &quot;1&quot; &amp; &quot;, '&quot; &amp; [.L247]  &amp; &quot;', &quot; &amp; &quot;'&quot; &amp; [.H247]  &amp;  &quot;',  'A' , '&quot; &amp; [.L247] &amp;  &quot;', '&quot;&amp;  [.I247]  &amp; &quot;', '&quot; &amp; [.A247] &amp; &quot;' );&quot;" office:value-type="string" office:string-value="(246,1, 'Licencia con Sueldo sujeto a LEFP', '',  'A' , 'Licencia con Sueldo sujeto a LEFP', '', '3.03.02.03.08' );" calcext:value-type="string">
            <text:p>(246,1, 'Licencia con Sueldo sujeto a LEFP', '', <text:s/>'A' , 'Licencia con Sueldo sujeto a LEFP', '', '3.03.02.03.08' );</text:p>
          </table:table-cell>
          <table:table-cell table:number-columns-repeated="4"/>
          <table:table-cell table:formula="of:=IF([.L247] &lt;&gt; &quot;&quot;;[.$P$1] &amp;  [.P247]; &quot;&quot;)" office:value-type="string" office:string-value="INSERT INTO proceso(id_proceso, id_aplicacion, denominacion, ruta_menu, estatus, descripcion, url, jerarquia_menu)VALUES (246,1, 'Licencia con Sueldo sujeto a LEFP', '',  'A' , 'Licencia con Sueldo sujeto a LEFP', '', '3.03.02.03.08' );" calcext:value-type="string">
            <text:p>INSERT INTO proceso(id_proceso, id_aplicacion, denominacion, ruta_menu, estatus, descripcion, url, jerarquia_menu)VALUES (246,1, 'Licencia con Sueldo sujeto a LEFP', '', <text:s/>'A' , 'Licencia con Sueldo sujeto a LEFP', '', '3.03.02.03.08' );</text:p>
          </table:table-cell>
          <table:table-cell table:number-columns-repeated="2"/>
          <table:table-cell table:formula="of:==IF([.L247] &lt;&gt; &quot;&quot;;&quot;INSERT INTO perfil_proceso(id_perfil_proceso, id_perfil, id_proceso, priuse) VALUES (&quot; &amp; [.O247] &amp; &quot;, 1, &quot; &amp; [.N247] &amp; &quot;, 'A'::text);&quot;; &quot;&quot;)" office:value-type="string" office:string-value="INSERT INTO perfil_proceso(id_perfil_proceso, id_perfil, id_proceso, priuse) VALUES (246, 1, 246, 'A'::text);" calcext:value-type="string">
            <text:p>INSERT INTO perfil_proceso(id_perfil_proceso, id_perfil, id_proceso, priuse) VALUES (246, 1, 246, 'A'::text);</text:p>
          </table:table-cell>
        </table:table-row>
        <table:table-row table:style-name="ro3">
          <table:table-cell table:formula="of:=[.$A$239]&amp;&quot;.&quot;&amp;[.F248]" office:value-type="string" office:string-value="3.03.02.03.09" calcext:value-type="string">
            <text:p>3.03.02.03.09</text:p>
          </table:table-cell>
          <table:table-cell table:number-columns-repeated="4"/>
          <table:table-cell office:value-type="string" calcext:value-type="string">
            <text:p>09</text:p>
          </table:table-cell>
          <table:table-cell office:value-type="string" calcext:value-type="string">
            <text:p>Suspensión sin Goce de Sueld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48]" office:value-type="string" office:string-value="Suspensión sin Goce de Sueldo" calcext:value-type="string">
            <text:p>Suspensión sin Goce de Sueldo</text:p>
          </table:table-cell>
          <table:table-cell/>
          <table:table-cell table:number-columns-repeated="2" office:value-type="float" office:value="247" calcext:value-type="float">
            <text:p>247</text:p>
          </table:table-cell>
          <table:table-cell table:style-name="ce3" table:formula="of:=&quot;(&quot; &amp; [.N248] &amp; &quot;,&quot; &amp; &quot;1&quot; &amp; &quot;, '&quot; &amp; [.L248]  &amp; &quot;', &quot; &amp; &quot;'&quot; &amp; [.H248]  &amp;  &quot;',  'A' , '&quot; &amp; [.L248] &amp;  &quot;', '&quot;&amp;  [.I248]  &amp; &quot;', '&quot; &amp; [.A248] &amp; &quot;' );&quot;" office:value-type="string" office:string-value="(247,1, 'Suspensión sin Goce de Sueldo', '',  'A' , 'Suspensión sin Goce de Sueldo', '', '3.03.02.03.09' );" calcext:value-type="string">
            <text:p>(247,1, 'Suspensión sin Goce de Sueldo', '', <text:s/>'A' , 'Suspensión sin Goce de Sueldo', '', '3.03.02.03.09' );</text:p>
          </table:table-cell>
          <table:table-cell table:number-columns-repeated="4"/>
          <table:table-cell table:formula="of:=IF([.L248] &lt;&gt; &quot;&quot;;[.$P$1] &amp;  [.P248]; &quot;&quot;)" office:value-type="string" office:string-value="INSERT INTO proceso(id_proceso, id_aplicacion, denominacion, ruta_menu, estatus, descripcion, url, jerarquia_menu)VALUES (247,1, 'Suspensión sin Goce de Sueldo', '',  'A' , 'Suspensión sin Goce de Sueldo', '', '3.03.02.03.09' );" calcext:value-type="string">
            <text:p>INSERT INTO proceso(id_proceso, id_aplicacion, denominacion, ruta_menu, estatus, descripcion, url, jerarquia_menu)VALUES (247,1, 'Suspensión sin Goce de Sueldo', '', <text:s/>'A' , 'Suspensión sin Goce de Sueldo', '', '3.03.02.03.09' );</text:p>
          </table:table-cell>
          <table:table-cell table:number-columns-repeated="2"/>
          <table:table-cell table:formula="of:==IF([.L248] &lt;&gt; &quot;&quot;;&quot;INSERT INTO perfil_proceso(id_perfil_proceso, id_perfil, id_proceso, priuse) VALUES (&quot; &amp; [.O248] &amp; &quot;, 1, &quot; &amp; [.N248] &amp; &quot;, 'A'::text);&quot;; &quot;&quot;)" office:value-type="string" office:string-value="INSERT INTO perfil_proceso(id_perfil_proceso, id_perfil, id_proceso, priuse) VALUES (247, 1, 247, 'A'::text);" calcext:value-type="string">
            <text:p>INSERT INTO perfil_proceso(id_perfil_proceso, id_perfil, id_proceso, priuse) VALUES (247, 1, 247, 'A'::text);</text:p>
          </table:table-cell>
        </table:table-row>
        <table:table-row table:style-name="ro3">
          <table:table-cell table:formula="of:=[.$A$239]&amp;&quot;.&quot;&amp;[.F249]" office:value-type="string" office:string-value="3.03.02.03.10" calcext:value-type="string">
            <text:p>3.03.02.03.10</text:p>
          </table:table-cell>
          <table:table-cell table:number-columns-repeated="4"/>
          <table:table-cell office:value-type="string" calcext:value-type="string">
            <text:p>10</text:p>
          </table:table-cell>
          <table:table-cell office:value-type="string" calcext:value-type="string">
            <text:p>Reincorporación personal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49]" office:value-type="string" office:string-value="Reincorporación personal sujeto a LEFP" calcext:value-type="string">
            <text:p>Reincorporación personal sujeto a LEFP</text:p>
          </table:table-cell>
          <table:table-cell/>
          <table:table-cell table:number-columns-repeated="2" office:value-type="float" office:value="248" calcext:value-type="float">
            <text:p>248</text:p>
          </table:table-cell>
          <table:table-cell table:style-name="ce3" table:formula="of:=&quot;(&quot; &amp; [.N249] &amp; &quot;,&quot; &amp; &quot;1&quot; &amp; &quot;, '&quot; &amp; [.L249]  &amp; &quot;', &quot; &amp; &quot;'&quot; &amp; [.H249]  &amp;  &quot;',  'A' , '&quot; &amp; [.L249] &amp;  &quot;', '&quot;&amp;  [.I249]  &amp; &quot;', '&quot; &amp; [.A249] &amp; &quot;' );&quot;" office:value-type="string" office:string-value="(248,1, 'Reincorporación personal sujeto a LEFP', '',  'A' , 'Reincorporación personal sujeto a LEFP', '', '3.03.02.03.10' );" calcext:value-type="string">
            <text:p>(248,1, 'Reincorporación personal sujeto a LEFP', '', <text:s/>'A' , 'Reincorporación personal sujeto a LEFP', '', '3.03.02.03.10' );</text:p>
          </table:table-cell>
          <table:table-cell table:number-columns-repeated="4"/>
          <table:table-cell table:formula="of:=IF([.L249] &lt;&gt; &quot;&quot;;[.$P$1] &amp;  [.P249]; &quot;&quot;)" office:value-type="string" office:string-value="INSERT INTO proceso(id_proceso, id_aplicacion, denominacion, ruta_menu, estatus, descripcion, url, jerarquia_menu)VALUES (248,1, 'Reincorporación personal sujeto a LEFP', '',  'A' , 'Reincorporación personal sujeto a LEFP', '', '3.03.02.03.10' );" calcext:value-type="string">
            <text:p>INSERT INTO proceso(id_proceso, id_aplicacion, denominacion, ruta_menu, estatus, descripcion, url, jerarquia_menu)VALUES (248,1, 'Reincorporación personal sujeto a LEFP', '', <text:s/>'A' , 'Reincorporación personal sujeto a LEFP', '', '3.03.02.03.10' );</text:p>
          </table:table-cell>
          <table:table-cell table:number-columns-repeated="2"/>
          <table:table-cell table:formula="of:==IF([.L249] &lt;&gt; &quot;&quot;;&quot;INSERT INTO perfil_proceso(id_perfil_proceso, id_perfil, id_proceso, priuse) VALUES (&quot; &amp; [.O249] &amp; &quot;, 1, &quot; &amp; [.N249] &amp; &quot;, 'A'::text);&quot;; &quot;&quot;)" office:value-type="string" office:string-value="INSERT INTO perfil_proceso(id_perfil_proceso, id_perfil, id_proceso, priuse) VALUES (248, 1, 248, 'A'::text);" calcext:value-type="string">
            <text:p>INSERT INTO perfil_proceso(id_perfil_proceso, id_perfil, id_proceso, priuse) VALUES (248, 1, 248, 'A'::text);</text:p>
          </table:table-cell>
        </table:table-row>
        <table:table-row table:style-name="ro3">
          <table:table-cell table:formula="of:=[.$A$239]&amp;&quot;.&quot;&amp;[.F250]" office:value-type="string" office:string-value="3.03.02.03.11" calcext:value-type="string">
            <text:p>3.03.02.03.11</text:p>
          </table:table-cell>
          <table:table-cell table:number-columns-repeated="4"/>
          <table:table-cell office:value-type="string" calcext:value-type="string">
            <text:p>11</text:p>
          </table:table-cell>
          <table:table-cell office:value-type="string" calcext:value-type="string">
            <text:p>Reincorporación por Sentenci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50]" office:value-type="string" office:string-value="Reincorporación por Sentencia" calcext:value-type="string">
            <text:p>Reincorporación por Sentencia</text:p>
          </table:table-cell>
          <table:table-cell/>
          <table:table-cell table:number-columns-repeated="2" office:value-type="float" office:value="249" calcext:value-type="float">
            <text:p>249</text:p>
          </table:table-cell>
          <table:table-cell table:style-name="ce3" table:formula="of:=&quot;(&quot; &amp; [.N250] &amp; &quot;,&quot; &amp; &quot;1&quot; &amp; &quot;, '&quot; &amp; [.L250]  &amp; &quot;', &quot; &amp; &quot;'&quot; &amp; [.H250]  &amp;  &quot;',  'A' , '&quot; &amp; [.L250] &amp;  &quot;', '&quot;&amp;  [.I250]  &amp; &quot;', '&quot; &amp; [.A250] &amp; &quot;' );&quot;" office:value-type="string" office:string-value="(249,1, 'Reincorporación por Sentencia', '',  'A' , 'Reincorporación por Sentencia', '', '3.03.02.03.11' );" calcext:value-type="string">
            <text:p>(249,1, 'Reincorporación por Sentencia', '', <text:s/>'A' , 'Reincorporación por Sentencia', '', '3.03.02.03.11' );</text:p>
          </table:table-cell>
          <table:table-cell table:number-columns-repeated="4"/>
          <table:table-cell table:formula="of:=IF([.L250] &lt;&gt; &quot;&quot;;[.$P$1] &amp;  [.P250]; &quot;&quot;)" office:value-type="string" office:string-value="INSERT INTO proceso(id_proceso, id_aplicacion, denominacion, ruta_menu, estatus, descripcion, url, jerarquia_menu)VALUES (249,1, 'Reincorporación por Sentencia', '',  'A' , 'Reincorporación por Sentencia', '', '3.03.02.03.11' );" calcext:value-type="string">
            <text:p>INSERT INTO proceso(id_proceso, id_aplicacion, denominacion, ruta_menu, estatus, descripcion, url, jerarquia_menu)VALUES (249,1, 'Reincorporación por Sentencia', '', <text:s/>'A' , 'Reincorporación por Sentencia', '', '3.03.02.03.11' );</text:p>
          </table:table-cell>
          <table:table-cell table:number-columns-repeated="2"/>
          <table:table-cell table:formula="of:==IF([.L250] &lt;&gt; &quot;&quot;;&quot;INSERT INTO perfil_proceso(id_perfil_proceso, id_perfil, id_proceso, priuse) VALUES (&quot; &amp; [.O250] &amp; &quot;, 1, &quot; &amp; [.N250] &amp; &quot;, 'A'::text);&quot;; &quot;&quot;)" office:value-type="string" office:string-value="INSERT INTO perfil_proceso(id_perfil_proceso, id_perfil, id_proceso, priuse) VALUES (249, 1, 249, 'A'::text);" calcext:value-type="string">
            <text:p>INSERT INTO perfil_proceso(id_perfil_proceso, id_perfil, id_proceso, priuse) VALUES (249, 1, 249, 'A'::text);</text:p>
          </table:table-cell>
        </table:table-row>
        <table:table-row table:style-name="ro3">
          <table:table-cell table:formula="of:=[.$A$239]&amp;&quot;.&quot;&amp;[.F251]" office:value-type="string" office:string-value="3.03.02.03.12" calcext:value-type="string">
            <text:p>3.03.02.03.12</text:p>
          </table:table-cell>
          <table:table-cell table:number-columns-repeated="4"/>
          <table:table-cell office:value-type="string" calcext:value-type="string">
            <text:p>12</text:p>
          </table:table-cell>
          <table:table-cell office:value-type="string" calcext:value-type="string">
            <text:p>Traslad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51]" office:value-type="string" office:string-value="Traslado sujeto a LEFP" calcext:value-type="string">
            <text:p>Traslado sujeto a LEFP</text:p>
          </table:table-cell>
          <table:table-cell/>
          <table:table-cell table:number-columns-repeated="2" office:value-type="float" office:value="250" calcext:value-type="float">
            <text:p>250</text:p>
          </table:table-cell>
          <table:table-cell table:style-name="ce3" table:formula="of:=&quot;(&quot; &amp; [.N251] &amp; &quot;,&quot; &amp; &quot;1&quot; &amp; &quot;, '&quot; &amp; [.L251]  &amp; &quot;', &quot; &amp; &quot;'&quot; &amp; [.H251]  &amp;  &quot;',  'A' , '&quot; &amp; [.L251] &amp;  &quot;', '&quot;&amp;  [.I251]  &amp; &quot;', '&quot; &amp; [.A251] &amp; &quot;' );&quot;" office:value-type="string" office:string-value="(250,1, 'Traslado sujeto a LEFP', '',  'A' , 'Traslado sujeto a LEFP', '', '3.03.02.03.12' );" calcext:value-type="string">
            <text:p>(250,1, 'Traslado sujeto a LEFP', '', <text:s/>'A' , 'Traslado sujeto a LEFP', '', '3.03.02.03.12' );</text:p>
          </table:table-cell>
          <table:table-cell table:number-columns-repeated="4"/>
          <table:table-cell table:formula="of:=IF([.L251] &lt;&gt; &quot;&quot;;[.$P$1] &amp;  [.P251]; &quot;&quot;)" office:value-type="string" office:string-value="INSERT INTO proceso(id_proceso, id_aplicacion, denominacion, ruta_menu, estatus, descripcion, url, jerarquia_menu)VALUES (250,1, 'Traslado sujeto a LEFP', '',  'A' , 'Traslado sujeto a LEFP', '', '3.03.02.03.12' );" calcext:value-type="string">
            <text:p>INSERT INTO proceso(id_proceso, id_aplicacion, denominacion, ruta_menu, estatus, descripcion, url, jerarquia_menu)VALUES (250,1, 'Traslado sujeto a LEFP', '', <text:s/>'A' , 'Traslado sujeto a LEFP', '', '3.03.02.03.12' );</text:p>
          </table:table-cell>
          <table:table-cell table:number-columns-repeated="2"/>
          <table:table-cell table:formula="of:==IF([.L251] &lt;&gt; &quot;&quot;;&quot;INSERT INTO perfil_proceso(id_perfil_proceso, id_perfil, id_proceso, priuse) VALUES (&quot; &amp; [.O251] &amp; &quot;, 1, &quot; &amp; [.N251] &amp; &quot;, 'A'::text);&quot;; &quot;&quot;)" office:value-type="string" office:string-value="INSERT INTO perfil_proceso(id_perfil_proceso, id_perfil, id_proceso, priuse) VALUES (250, 1, 250, 'A'::text);" calcext:value-type="string">
            <text:p>INSERT INTO perfil_proceso(id_perfil_proceso, id_perfil, id_proceso, priuse) VALUES (250, 1, 250, 'A'::text);</text:p>
          </table:table-cell>
        </table:table-row>
        <table:table-row table:style-name="ro3">
          <table:table-cell table:formula="of:=[.$A$239]&amp;&quot;.&quot;&amp;[.F252]" office:value-type="string" office:string-value="3.03.02.03.13" calcext:value-type="string">
            <text:p>3.03.02.03.13</text:p>
          </table:table-cell>
          <table:table-cell table:number-columns-repeated="4"/>
          <table:table-cell office:value-type="string" calcext:value-type="string">
            <text:p>13</text:p>
          </table:table-cell>
          <table:table-cell office:value-type="string" calcext:value-type="string">
            <text:p>Anulación de Movimient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52]" office:value-type="string" office:string-value="Anulación de Movimiento" calcext:value-type="string">
            <text:p>Anulación de Movimiento</text:p>
          </table:table-cell>
          <table:table-cell/>
          <table:table-cell table:number-columns-repeated="2" office:value-type="float" office:value="251" calcext:value-type="float">
            <text:p>251</text:p>
          </table:table-cell>
          <table:table-cell table:style-name="ce3" table:formula="of:=&quot;(&quot; &amp; [.N252] &amp; &quot;,&quot; &amp; &quot;1&quot; &amp; &quot;, '&quot; &amp; [.L252]  &amp; &quot;', &quot; &amp; &quot;'&quot; &amp; [.H252]  &amp;  &quot;',  'A' , '&quot; &amp; [.L252] &amp;  &quot;', '&quot;&amp;  [.I252]  &amp; &quot;', '&quot; &amp; [.A252] &amp; &quot;' );&quot;" office:value-type="string" office:string-value="(251,1, 'Anulación de Movimiento', '',  'A' , 'Anulación de Movimiento', '', '3.03.02.03.13' );" calcext:value-type="string">
            <text:p>(251,1, 'Anulación de Movimiento', '', <text:s/>'A' , 'Anulación de Movimiento', '', '3.03.02.03.13' );</text:p>
          </table:table-cell>
          <table:table-cell table:number-columns-repeated="4"/>
          <table:table-cell table:formula="of:=IF([.L252] &lt;&gt; &quot;&quot;;[.$P$1] &amp;  [.P252]; &quot;&quot;)" office:value-type="string" office:string-value="INSERT INTO proceso(id_proceso, id_aplicacion, denominacion, ruta_menu, estatus, descripcion, url, jerarquia_menu)VALUES (251,1, 'Anulación de Movimiento', '',  'A' , 'Anulación de Movimiento', '', '3.03.02.03.13' );" calcext:value-type="string">
            <text:p>INSERT INTO proceso(id_proceso, id_aplicacion, denominacion, ruta_menu, estatus, descripcion, url, jerarquia_menu)VALUES (251,1, 'Anulación de Movimiento', '', <text:s/>'A' , 'Anulación de Movimiento', '', '3.03.02.03.13' );</text:p>
          </table:table-cell>
          <table:table-cell table:number-columns-repeated="2"/>
          <table:table-cell table:formula="of:==IF([.L252] &lt;&gt; &quot;&quot;;&quot;INSERT INTO perfil_proceso(id_perfil_proceso, id_perfil, id_proceso, priuse) VALUES (&quot; &amp; [.O252] &amp; &quot;, 1, &quot; &amp; [.N252] &amp; &quot;, 'A'::text);&quot;; &quot;&quot;)" office:value-type="string" office:string-value="INSERT INTO perfil_proceso(id_perfil_proceso, id_perfil, id_proceso, priuse) VALUES (251, 1, 251, 'A'::text);" calcext:value-type="string">
            <text:p>INSERT INTO perfil_proceso(id_perfil_proceso, id_perfil, id_proceso, priuse) VALUES (251, 1, 251, 'A'::text);</text:p>
          </table:table-cell>
        </table:table-row>
        <table:table-row table:style-name="ro3">
          <table:table-cell table:formula="of:=[.$A$229]&amp;&quot;.&quot;&amp;[.E253]" office:value-type="string" office:string-value="3.03.02.04" calcext:value-type="string">
            <text:p>3.03.02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Jubilaciones y Pension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53]" office:value-type="string" office:string-value="Jubilaciones y Pensiones" calcext:value-type="string">
            <text:p>Jubilaciones y Pensiones</text:p>
          </table:table-cell>
          <table:table-cell/>
          <table:table-cell table:number-columns-repeated="2" office:value-type="float" office:value="252" calcext:value-type="float">
            <text:p>252</text:p>
          </table:table-cell>
          <table:table-cell table:style-name="ce3" table:formula="of:=&quot;(&quot; &amp; [.N253] &amp; &quot;,&quot; &amp; &quot;1&quot; &amp; &quot;, '&quot; &amp; [.L253]  &amp; &quot;', &quot; &amp; &quot;'&quot; &amp; [.H253]  &amp;  &quot;',  'A' , '&quot; &amp; [.L253] &amp;  &quot;', '&quot;&amp;  [.I253]  &amp; &quot;', '&quot; &amp; [.A253] &amp; &quot;' );&quot;" office:value-type="string" office:string-value="(252,1, 'Jubilaciones y Pensiones', '',  'A' , 'Jubilaciones y Pensiones', '', '3.03.02.04' );" calcext:value-type="string">
            <text:p>(252,1, 'Jubilaciones y Pensiones', '', <text:s/>'A' , 'Jubilaciones y Pensiones', '', '3.03.02.04' );</text:p>
          </table:table-cell>
          <table:table-cell table:number-columns-repeated="4"/>
          <table:table-cell table:formula="of:=IF([.L253] &lt;&gt; &quot;&quot;;[.$P$1] &amp;  [.P253]; &quot;&quot;)" office:value-type="string" office:string-value="INSERT INTO proceso(id_proceso, id_aplicacion, denominacion, ruta_menu, estatus, descripcion, url, jerarquia_menu)VALUES (252,1, 'Jubilaciones y Pensiones', '',  'A' , 'Jubilaciones y Pensiones', '', '3.03.02.04' );" calcext:value-type="string">
            <text:p>INSERT INTO proceso(id_proceso, id_aplicacion, denominacion, ruta_menu, estatus, descripcion, url, jerarquia_menu)VALUES (252,1, 'Jubilaciones y Pensiones', '', <text:s/>'A' , 'Jubilaciones y Pensiones', '', '3.03.02.04' );</text:p>
          </table:table-cell>
          <table:table-cell table:number-columns-repeated="2"/>
          <table:table-cell table:formula="of:==IF([.L253] &lt;&gt; &quot;&quot;;&quot;INSERT INTO perfil_proceso(id_perfil_proceso, id_perfil, id_proceso, priuse) VALUES (&quot; &amp; [.O253] &amp; &quot;, 1, &quot; &amp; [.N253] &amp; &quot;, 'A'::text);&quot;; &quot;&quot;)" office:value-type="string" office:string-value="INSERT INTO perfil_proceso(id_perfil_proceso, id_perfil, id_proceso, priuse) VALUES (252, 1, 252, 'A'::text);" calcext:value-type="string">
            <text:p>INSERT INTO perfil_proceso(id_perfil_proceso, id_perfil, id_proceso, priuse) VALUES (252, 1, 252, 'A'::text);</text:p>
          </table:table-cell>
        </table:table-row>
        <table:table-row table:style-name="ro3">
          <table:table-cell table:formula="of:=[.$A$229]&amp;&quot;.&quot;&amp;[.E254]" office:value-type="string" office:string-value="3.03.02.05" calcext:value-type="string">
            <text:p>3.03.02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Egreso de Trabajador sujeto a LEF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54]" office:value-type="string" office:string-value="Egreso de Trabajador sujeto a LEFP" calcext:value-type="string">
            <text:p>Egreso de Trabajador sujeto a LEFP</text:p>
          </table:table-cell>
          <table:table-cell/>
          <table:table-cell table:number-columns-repeated="2" office:value-type="float" office:value="253" calcext:value-type="float">
            <text:p>253</text:p>
          </table:table-cell>
          <table:table-cell table:style-name="ce3" table:formula="of:=&quot;(&quot; &amp; [.N254] &amp; &quot;,&quot; &amp; &quot;1&quot; &amp; &quot;, '&quot; &amp; [.L254]  &amp; &quot;', &quot; &amp; &quot;'&quot; &amp; [.H254]  &amp;  &quot;',  'A' , '&quot; &amp; [.L254] &amp;  &quot;', '&quot;&amp;  [.I254]  &amp; &quot;', '&quot; &amp; [.A254] &amp; &quot;' );&quot;" office:value-type="string" office:string-value="(253,1, 'Egreso de Trabajador sujeto a LEFP', '',  'A' , 'Egreso de Trabajador sujeto a LEFP', '', '3.03.02.05' );" calcext:value-type="string">
            <text:p>(253,1, 'Egreso de Trabajador sujeto a LEFP', '', <text:s/>'A' , 'Egreso de Trabajador sujeto a LEFP', '', '3.03.02.05' );</text:p>
          </table:table-cell>
          <table:table-cell table:number-columns-repeated="4"/>
          <table:table-cell table:formula="of:=IF([.L254] &lt;&gt; &quot;&quot;;[.$P$1] &amp;  [.P254]; &quot;&quot;)" office:value-type="string" office:string-value="INSERT INTO proceso(id_proceso, id_aplicacion, denominacion, ruta_menu, estatus, descripcion, url, jerarquia_menu)VALUES (253,1, 'Egreso de Trabajador sujeto a LEFP', '',  'A' , 'Egreso de Trabajador sujeto a LEFP', '', '3.03.02.05' );" calcext:value-type="string">
            <text:p>INSERT INTO proceso(id_proceso, id_aplicacion, denominacion, ruta_menu, estatus, descripcion, url, jerarquia_menu)VALUES (253,1, 'Egreso de Trabajador sujeto a LEFP', '', <text:s/>'A' , 'Egreso de Trabajador sujeto a LEFP', '', '3.03.02.05' );</text:p>
          </table:table-cell>
          <table:table-cell table:number-columns-repeated="2"/>
          <table:table-cell table:formula="of:==IF([.L254] &lt;&gt; &quot;&quot;;&quot;INSERT INTO perfil_proceso(id_perfil_proceso, id_perfil, id_proceso, priuse) VALUES (&quot; &amp; [.O254] &amp; &quot;, 1, &quot; &amp; [.N254] &amp; &quot;, 'A'::text);&quot;; &quot;&quot;)" office:value-type="string" office:string-value="INSERT INTO perfil_proceso(id_perfil_proceso, id_perfil, id_proceso, priuse) VALUES (253, 1, 253, 'A'::text);" calcext:value-type="string">
            <text:p>INSERT INTO perfil_proceso(id_perfil_proceso, id_perfil, id_proceso, priuse) VALUES (253, 1, 253, 'A'::text);</text:p>
          </table:table-cell>
        </table:table-row>
        <table:table-row table:style-name="ro3">
          <table:table-cell table:formula="of:=[.$A$224]&amp;&quot;.&quot;&amp;[.D255]" office:value-type="string" office:string-value="3.03.03" calcext:value-type="string">
            <text:p>3.03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ersonal no Sujeto a LEFP con Registr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55]" office:value-type="string" office:string-value="Personal no Sujeto a LEFP con Registros" calcext:value-type="string">
            <text:p>Personal no Sujeto a LEFP con Registros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table:style-name="ce3" table:formula="of:=&quot;(&quot; &amp; [.N255] &amp; &quot;,&quot; &amp; &quot;1&quot; &amp; &quot;, '&quot; &amp; [.L255]  &amp; &quot;', &quot; &amp; &quot;'&quot; &amp; [.H255]  &amp;  &quot;',  'A' , '&quot; &amp; [.L255] &amp;  &quot;', '&quot;&amp;  [.I255]  &amp; &quot;', '&quot; &amp; [.A255] &amp; &quot;' );&quot;" office:value-type="string" office:string-value="(254,1, 'Personal no Sujeto a LEFP con Registros', '',  'A' , 'Personal no Sujeto a LEFP con Registros', '', '3.03.03' );" calcext:value-type="string">
            <text:p>(254,1, 'Personal no Sujeto a LEFP con Registros', '', <text:s/>'A' , 'Personal no Sujeto a LEFP con Registros', '', '3.03.03' );</text:p>
          </table:table-cell>
          <table:table-cell table:number-columns-repeated="4"/>
          <table:table-cell table:formula="of:=IF([.L255] &lt;&gt; &quot;&quot;;[.$P$1] &amp;  [.P255]; &quot;&quot;)" office:value-type="string" office:string-value="INSERT INTO proceso(id_proceso, id_aplicacion, denominacion, ruta_menu, estatus, descripcion, url, jerarquia_menu)VALUES (254,1, 'Personal no Sujeto a LEFP con Registros', '',  'A' , 'Personal no Sujeto a LEFP con Registros', '', '3.03.03' );" calcext:value-type="string">
            <text:p>INSERT INTO proceso(id_proceso, id_aplicacion, denominacion, ruta_menu, estatus, descripcion, url, jerarquia_menu)VALUES (254,1, 'Personal no Sujeto a LEFP con Registros', '', <text:s/>'A' , 'Personal no Sujeto a LEFP con Registros', '', '3.03.03' );</text:p>
          </table:table-cell>
          <table:table-cell table:number-columns-repeated="2"/>
          <table:table-cell table:formula="of:==IF([.L255] &lt;&gt; &quot;&quot;;&quot;INSERT INTO perfil_proceso(id_perfil_proceso, id_perfil, id_proceso, priuse) VALUES (&quot; &amp; [.O255] &amp; &quot;, 1, &quot; &amp; [.N255] &amp; &quot;, 'A'::text);&quot;; &quot;&quot;)" office:value-type="string" office:string-value="INSERT INTO perfil_proceso(id_perfil_proceso, id_perfil, id_proceso, priuse) VALUES (254, 1, 254, 'A'::text);" calcext:value-type="string">
            <text:p>INSERT INTO perfil_proceso(id_perfil_proceso, id_perfil, id_proceso, priuse) VALUES (254, 1, 254, 'A'::text);</text:p>
          </table:table-cell>
        </table:table-row>
        <table:table-row table:style-name="ro3">
          <table:table-cell table:formula="of:=[.$A$255]&amp;&quot;.&quot;&amp;[.E256]" office:value-type="string" office:string-value="3.03.03.01" calcext:value-type="string">
            <text:p>3.03.0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Ingre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56]" office:value-type="string" office:string-value="Ingresos" calcext:value-type="string">
            <text:p>Ingresos</text:p>
          </table:table-cell>
          <table:table-cell/>
          <table:table-cell table:number-columns-repeated="2" office:value-type="float" office:value="255" calcext:value-type="float">
            <text:p>255</text:p>
          </table:table-cell>
          <table:table-cell table:style-name="ce3" table:formula="of:=&quot;(&quot; &amp; [.N256] &amp; &quot;,&quot; &amp; &quot;1&quot; &amp; &quot;, '&quot; &amp; [.L256]  &amp; &quot;', &quot; &amp; &quot;'&quot; &amp; [.H256]  &amp;  &quot;',  'A' , '&quot; &amp; [.L256] &amp;  &quot;', '&quot;&amp;  [.I256]  &amp; &quot;', '&quot; &amp; [.A256] &amp; &quot;' );&quot;" office:value-type="string" office:string-value="(255,1, 'Ingresos', '',  'A' , 'Ingresos', '', '3.03.03.01' );" calcext:value-type="string">
            <text:p>(255,1, 'Ingresos', '', <text:s/>'A' , 'Ingresos', '', '3.03.03.01' );</text:p>
          </table:table-cell>
          <table:table-cell table:number-columns-repeated="4"/>
          <table:table-cell table:formula="of:=IF([.L256] &lt;&gt; &quot;&quot;;[.$P$1] &amp;  [.P256]; &quot;&quot;)" office:value-type="string" office:string-value="INSERT INTO proceso(id_proceso, id_aplicacion, denominacion, ruta_menu, estatus, descripcion, url, jerarquia_menu)VALUES (255,1, 'Ingresos', '',  'A' , 'Ingresos', '', '3.03.03.01' );" calcext:value-type="string">
            <text:p>INSERT INTO proceso(id_proceso, id_aplicacion, denominacion, ruta_menu, estatus, descripcion, url, jerarquia_menu)VALUES (255,1, 'Ingresos', '', <text:s/>'A' , 'Ingresos', '', '3.03.03.01' );</text:p>
          </table:table-cell>
          <table:table-cell table:number-columns-repeated="2"/>
          <table:table-cell table:formula="of:==IF([.L256] &lt;&gt; &quot;&quot;;&quot;INSERT INTO perfil_proceso(id_perfil_proceso, id_perfil, id_proceso, priuse) VALUES (&quot; &amp; [.O256] &amp; &quot;, 1, &quot; &amp; [.N256] &amp; &quot;, 'A'::text);&quot;; &quot;&quot;)" office:value-type="string" office:string-value="INSERT INTO perfil_proceso(id_perfil_proceso, id_perfil, id_proceso, priuse) VALUES (255, 1, 255, 'A'::text);" calcext:value-type="string">
            <text:p>INSERT INTO perfil_proceso(id_perfil_proceso, id_perfil, id_proceso, priuse) VALUES (255, 1, 255, 'A'::text);</text:p>
          </table:table-cell>
        </table:table-row>
        <table:table-row table:style-name="ro3">
          <table:table-cell table:formula="of:=[.$A$256]&amp;&quot;.&quot;&amp;[.F257]" office:value-type="string" office:string-value="3.03.03.01.01" calcext:value-type="string">
            <text:p>3.03.03.01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Ingreso no Sujeto a LEFP con Regist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57]" office:value-type="string" office:string-value="Ingreso no Sujeto a LEFP con Registro" calcext:value-type="string">
            <text:p>Ingreso no Sujeto a LEFP con Registro</text:p>
          </table:table-cell>
          <table:table-cell/>
          <table:table-cell table:number-columns-repeated="2" office:value-type="float" office:value="256" calcext:value-type="float">
            <text:p>256</text:p>
          </table:table-cell>
          <table:table-cell table:style-name="ce3" table:formula="of:=&quot;(&quot; &amp; [.N257] &amp; &quot;,&quot; &amp; &quot;1&quot; &amp; &quot;, '&quot; &amp; [.L257]  &amp; &quot;', &quot; &amp; &quot;'&quot; &amp; [.H257]  &amp;  &quot;',  'A' , '&quot; &amp; [.L257] &amp;  &quot;', '&quot;&amp;  [.I257]  &amp; &quot;', '&quot; &amp; [.A257] &amp; &quot;' );&quot;" office:value-type="string" office:string-value="(256,1, 'Ingreso no Sujeto a LEFP con Registro', '',  'A' , 'Ingreso no Sujeto a LEFP con Registro', '', '3.03.03.01.01' );" calcext:value-type="string">
            <text:p>(256,1, 'Ingreso no Sujeto a LEFP con Registro', '', <text:s/>'A' , 'Ingreso no Sujeto a LEFP con Registro', '', '3.03.03.01.01' );</text:p>
          </table:table-cell>
          <table:table-cell table:number-columns-repeated="4"/>
          <table:table-cell table:formula="of:=IF([.L257] &lt;&gt; &quot;&quot;;[.$P$1] &amp;  [.P257]; &quot;&quot;)" office:value-type="string" office:string-value="INSERT INTO proceso(id_proceso, id_aplicacion, denominacion, ruta_menu, estatus, descripcion, url, jerarquia_menu)VALUES (256,1, 'Ingreso no Sujeto a LEFP con Registro', '',  'A' , 'Ingreso no Sujeto a LEFP con Registro', '', '3.03.03.01.01' );" calcext:value-type="string">
            <text:p>INSERT INTO proceso(id_proceso, id_aplicacion, denominacion, ruta_menu, estatus, descripcion, url, jerarquia_menu)VALUES (256,1, 'Ingreso no Sujeto a LEFP con Registro', '', <text:s/>'A' , 'Ingreso no Sujeto a LEFP con Registro', '', '3.03.03.01.01' );</text:p>
          </table:table-cell>
          <table:table-cell table:number-columns-repeated="2"/>
          <table:table-cell table:formula="of:==IF([.L257] &lt;&gt; &quot;&quot;;&quot;INSERT INTO perfil_proceso(id_perfil_proceso, id_perfil, id_proceso, priuse) VALUES (&quot; &amp; [.O257] &amp; &quot;, 1, &quot; &amp; [.N257] &amp; &quot;, 'A'::text);&quot;; &quot;&quot;)" office:value-type="string" office:string-value="INSERT INTO perfil_proceso(id_perfil_proceso, id_perfil, id_proceso, priuse) VALUES (256, 1, 256, 'A'::text);" calcext:value-type="string">
            <text:p>INSERT INTO perfil_proceso(id_perfil_proceso, id_perfil, id_proceso, priuse) VALUES (256, 1, 256, 'A'::text);</text:p>
          </table:table-cell>
        </table:table-row>
        <table:table-row table:style-name="ro3">
          <table:table-cell table:formula="of:=[.$A$256]&amp;&quot;.&quot;&amp;[.F258]" office:value-type="string" office:string-value="3.03.03.01.02" calcext:value-type="string">
            <text:p>3.03.03.01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Reubicación no Sujeto a Personal LEFP con Regist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58]" office:value-type="string" office:string-value="Reubicación no Sujeto a Personal LEFP con Registro" calcext:value-type="string">
            <text:p>Reubicación no Sujeto a Personal LEFP con Registro</text:p>
          </table:table-cell>
          <table:table-cell/>
          <table:table-cell table:number-columns-repeated="2" office:value-type="float" office:value="257" calcext:value-type="float">
            <text:p>257</text:p>
          </table:table-cell>
          <table:table-cell table:style-name="ce3" table:formula="of:=&quot;(&quot; &amp; [.N258] &amp; &quot;,&quot; &amp; &quot;1&quot; &amp; &quot;, '&quot; &amp; [.L258]  &amp; &quot;', &quot; &amp; &quot;'&quot; &amp; [.H258]  &amp;  &quot;',  'A' , '&quot; &amp; [.L258] &amp;  &quot;', '&quot;&amp;  [.I258]  &amp; &quot;', '&quot; &amp; [.A258] &amp; &quot;' );&quot;" office:value-type="string" office:string-value="(257,1, 'Reubicación no Sujeto a Personal LEFP con Registro', '',  'A' , 'Reubicación no Sujeto a Personal LEFP con Registro', '', '3.03.03.01.02' );" calcext:value-type="string">
            <text:p>(257,1, 'Reubicación no Sujeto a Personal LEFP con Registro', '', <text:s/>'A' , 'Reubicación no Sujeto a Personal LEFP con Registro', '', '3.03.03.01.02' );</text:p>
          </table:table-cell>
          <table:table-cell table:number-columns-repeated="4"/>
          <table:table-cell table:formula="of:=IF([.L258] &lt;&gt; &quot;&quot;;[.$P$1] &amp;  [.P258]; &quot;&quot;)" office:value-type="string" office:string-value="INSERT INTO proceso(id_proceso, id_aplicacion, denominacion, ruta_menu, estatus, descripcion, url, jerarquia_menu)VALUES (257,1, 'Reubicación no Sujeto a Personal LEFP con Registro', '',  'A' , 'Reubicación no Sujeto a Personal LEFP con Registro', '', '3.03.03.01.02' );" calcext:value-type="string">
            <text:p>INSERT INTO proceso(id_proceso, id_aplicacion, denominacion, ruta_menu, estatus, descripcion, url, jerarquia_menu)VALUES (257,1, 'Reubicación no Sujeto a Personal LEFP con Registro', '', <text:s/>'A' , 'Reubicación no Sujeto a Personal LEFP con Registro', '', '3.03.03.01.02' );</text:p>
          </table:table-cell>
          <table:table-cell table:number-columns-repeated="2"/>
          <table:table-cell table:formula="of:==IF([.L258] &lt;&gt; &quot;&quot;;&quot;INSERT INTO perfil_proceso(id_perfil_proceso, id_perfil, id_proceso, priuse) VALUES (&quot; &amp; [.O258] &amp; &quot;, 1, &quot; &amp; [.N258] &amp; &quot;, 'A'::text);&quot;; &quot;&quot;)" office:value-type="string" office:string-value="INSERT INTO perfil_proceso(id_perfil_proceso, id_perfil, id_proceso, priuse) VALUES (257, 1, 257, 'A'::text);" calcext:value-type="string">
            <text:p>INSERT INTO perfil_proceso(id_perfil_proceso, id_perfil, id_proceso, priuse) VALUES (257, 1, 257, 'A'::text);</text:p>
          </table:table-cell>
        </table:table-row>
        <table:table-row table:style-name="ro3">
          <table:table-cell table:formula="of:=[.$A$256]&amp;&quot;.&quot;&amp;[.F259]" office:value-type="string" office:string-value="3.03.03.01.03" calcext:value-type="string">
            <text:p>3.03.03.01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Traslado Art. 35 no Sujeto a LEFP con Regist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59]" office:value-type="string" office:string-value="Traslado Art. 35 no Sujeto a LEFP con Registro" calcext:value-type="string">
            <text:p>Traslado Art. 35 no Sujeto a LEFP con Registro</text:p>
          </table:table-cell>
          <table:table-cell/>
          <table:table-cell table:number-columns-repeated="2" office:value-type="float" office:value="258" calcext:value-type="float">
            <text:p>258</text:p>
          </table:table-cell>
          <table:table-cell table:style-name="ce3" table:formula="of:=&quot;(&quot; &amp; [.N259] &amp; &quot;,&quot; &amp; &quot;1&quot; &amp; &quot;, '&quot; &amp; [.L259]  &amp; &quot;', &quot; &amp; &quot;'&quot; &amp; [.H259]  &amp;  &quot;',  'A' , '&quot; &amp; [.L259] &amp;  &quot;', '&quot;&amp;  [.I259]  &amp; &quot;', '&quot; &amp; [.A259] &amp; &quot;' );&quot;" office:value-type="string" office:string-value="(258,1, 'Traslado Art. 35 no Sujeto a LEFP con Registro', '',  'A' , 'Traslado Art. 35 no Sujeto a LEFP con Registro', '', '3.03.03.01.03' );" calcext:value-type="string">
            <text:p>(258,1, 'Traslado Art. 35 no Sujeto a LEFP con Registro', '', <text:s/>'A' , 'Traslado Art. 35 no Sujeto a LEFP con Registro', '', '3.03.03.01.03' );</text:p>
          </table:table-cell>
          <table:table-cell table:number-columns-repeated="4"/>
          <table:table-cell table:formula="of:=IF([.L259] &lt;&gt; &quot;&quot;;[.$P$1] &amp;  [.P259]; &quot;&quot;)" office:value-type="string" office:string-value="INSERT INTO proceso(id_proceso, id_aplicacion, denominacion, ruta_menu, estatus, descripcion, url, jerarquia_menu)VALUES (258,1, 'Traslado Art. 35 no Sujeto a LEFP con Registro', '',  'A' , 'Traslado Art. 35 no Sujeto a LEFP con Registro', '', '3.03.03.01.03' );" calcext:value-type="string">
            <text:p>INSERT INTO proceso(id_proceso, id_aplicacion, denominacion, ruta_menu, estatus, descripcion, url, jerarquia_menu)VALUES (258,1, 'Traslado Art. 35 no Sujeto a LEFP con Registro', '', <text:s/>'A' , 'Traslado Art. 35 no Sujeto a LEFP con Registro', '', '3.03.03.01.03' );</text:p>
          </table:table-cell>
          <table:table-cell table:number-columns-repeated="2"/>
          <table:table-cell table:formula="of:==IF([.L259] &lt;&gt; &quot;&quot;;&quot;INSERT INTO perfil_proceso(id_perfil_proceso, id_perfil, id_proceso, priuse) VALUES (&quot; &amp; [.O259] &amp; &quot;, 1, &quot; &amp; [.N259] &amp; &quot;, 'A'::text);&quot;; &quot;&quot;)" office:value-type="string" office:string-value="INSERT INTO perfil_proceso(id_perfil_proceso, id_perfil, id_proceso, priuse) VALUES (258, 1, 258, 'A'::text);" calcext:value-type="string">
            <text:p>INSERT INTO perfil_proceso(id_perfil_proceso, id_perfil, id_proceso, priuse) VALUES (258, 1, 258, 'A'::text);</text:p>
          </table:table-cell>
        </table:table-row>
        <table:table-row table:style-name="ro3">
          <table:table-cell table:formula="of:=[.$A$256]&amp;&quot;.&quot;&amp;[.F260]" office:value-type="string" office:string-value="3.03.03.01.04" calcext:value-type="string">
            <text:p>3.03.03.01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Traslado por Tranasferencia de Competencia no Sujeto a LEFTP con Regist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60]" office:value-type="string" office:string-value="Traslado por Tranasferencia de Competencia no Sujeto a LEFTP con Registro" calcext:value-type="string">
            <text:p>Traslado por Tranasferencia de Competencia no Sujeto a LEFTP con Registro</text:p>
          </table:table-cell>
          <table:table-cell/>
          <table:table-cell table:number-columns-repeated="2" office:value-type="float" office:value="259" calcext:value-type="float">
            <text:p>259</text:p>
          </table:table-cell>
          <table:table-cell table:style-name="ce3" table:formula="of:=&quot;(&quot; &amp; [.N260] &amp; &quot;,&quot; &amp; &quot;1&quot; &amp; &quot;, '&quot; &amp; [.L260]  &amp; &quot;', &quot; &amp; &quot;'&quot; &amp; [.H260]  &amp;  &quot;',  'A' , '&quot; &amp; [.L260] &amp;  &quot;', '&quot;&amp;  [.I260]  &amp; &quot;', '&quot; &amp; [.A260] &amp; &quot;' );&quot;" office:value-type="string" office:string-value="(259,1, 'Traslado por Tranasferencia de Competencia no Sujeto a LEFTP con Registro', '',  'A' , 'Traslado por Tranasferencia de Competencia no Sujeto a LEFTP con Registro', '', '3.03.03.01.04' );" calcext:value-type="string">
            <text:p>(259,1, 'Traslado por Tranasferencia de Competencia no Sujeto a LEFTP con Registro', '', <text:s/>'A' , 'Traslado por Tranasferencia de Competencia no Sujeto a LEFTP con Registro', '', '3.03.03.01.04' );</text:p>
          </table:table-cell>
          <table:table-cell table:number-columns-repeated="4"/>
          <table:table-cell table:formula="of:=IF([.L260] &lt;&gt; &quot;&quot;;[.$P$1] &amp;  [.P260]; &quot;&quot;)" office:value-type="string" office:string-value="INSERT INTO proceso(id_proceso, id_aplicacion, denominacion, ruta_menu, estatus, descripcion, url, jerarquia_menu)VALUES (259,1, 'Traslado por Tranasferencia de Competencia no Sujeto a LEFTP con Registro', '',  'A' , 'Traslado por Tranasferencia de Competencia no Sujeto a LEFTP con Registro', '', '3.03.03.01.04' );" calcext:value-type="string">
            <text:p>INSERT INTO proceso(id_proceso, id_aplicacion, denominacion, ruta_menu, estatus, descripcion, url, jerarquia_menu)VALUES (259,1, 'Traslado por Tranasferencia de Competencia no Sujeto a LEFTP con Registro', '', <text:s/>'A' , 'Traslado por Tranasferencia de Competencia no Sujeto a LEFTP con Registro', '', '3.03.03.01.04' );</text:p>
          </table:table-cell>
          <table:table-cell table:number-columns-repeated="2"/>
          <table:table-cell table:formula="of:==IF([.L260] &lt;&gt; &quot;&quot;;&quot;INSERT INTO perfil_proceso(id_perfil_proceso, id_perfil, id_proceso, priuse) VALUES (&quot; &amp; [.O260] &amp; &quot;, 1, &quot; &amp; [.N260] &amp; &quot;, 'A'::text);&quot;; &quot;&quot;)" office:value-type="string" office:string-value="INSERT INTO perfil_proceso(id_perfil_proceso, id_perfil, id_proceso, priuse) VALUES (259, 1, 259, 'A'::text);" calcext:value-type="string">
            <text:p>INSERT INTO perfil_proceso(id_perfil_proceso, id_perfil, id_proceso, priuse) VALUES (259, 1, 259, 'A'::text);</text:p>
          </table:table-cell>
        </table:table-row>
        <table:table-row table:style-name="ro3">
          <table:table-cell table:formula="of:=[.$A$255]&amp;&quot;.&quot;&amp;[.E261]" office:value-type="string" office:string-value="3.03.03.02" calcext:value-type="string">
            <text:p>3.03.0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ingreso no Sujeto a LEFP con Registr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61]" office:value-type="string" office:string-value="Reingreso no Sujeto a LEFP con Registro" calcext:value-type="string">
            <text:p>Reingreso no Sujeto a LEFP con Registro</text:p>
          </table:table-cell>
          <table:table-cell/>
          <table:table-cell table:number-columns-repeated="2" office:value-type="float" office:value="260" calcext:value-type="float">
            <text:p>260</text:p>
          </table:table-cell>
          <table:table-cell table:style-name="ce3" table:formula="of:=&quot;(&quot; &amp; [.N261] &amp; &quot;,&quot; &amp; &quot;1&quot; &amp; &quot;, '&quot; &amp; [.L261]  &amp; &quot;', &quot; &amp; &quot;'&quot; &amp; [.H261]  &amp;  &quot;',  'A' , '&quot; &amp; [.L261] &amp;  &quot;', '&quot;&amp;  [.I261]  &amp; &quot;', '&quot; &amp; [.A261] &amp; &quot;' );&quot;" office:value-type="string" office:string-value="(260,1, 'Reingreso no Sujeto a LEFP con Registro', '',  'A' , 'Reingreso no Sujeto a LEFP con Registro', '', '3.03.03.02' );" calcext:value-type="string">
            <text:p>(260,1, 'Reingreso no Sujeto a LEFP con Registro', '', <text:s/>'A' , 'Reingreso no Sujeto a LEFP con Registro', '', '3.03.03.02' );</text:p>
          </table:table-cell>
          <table:table-cell table:number-columns-repeated="4"/>
          <table:table-cell table:formula="of:=IF([.L261] &lt;&gt; &quot;&quot;;[.$P$1] &amp;  [.P261]; &quot;&quot;)" office:value-type="string" office:string-value="INSERT INTO proceso(id_proceso, id_aplicacion, denominacion, ruta_menu, estatus, descripcion, url, jerarquia_menu)VALUES (260,1, 'Reingreso no Sujeto a LEFP con Registro', '',  'A' , 'Reingreso no Sujeto a LEFP con Registro', '', '3.03.03.02' );" calcext:value-type="string">
            <text:p>INSERT INTO proceso(id_proceso, id_aplicacion, denominacion, ruta_menu, estatus, descripcion, url, jerarquia_menu)VALUES (260,1, 'Reingreso no Sujeto a LEFP con Registro', '', <text:s/>'A' , 'Reingreso no Sujeto a LEFP con Registro', '', '3.03.03.02' );</text:p>
          </table:table-cell>
          <table:table-cell table:number-columns-repeated="2"/>
          <table:table-cell table:formula="of:==IF([.L261] &lt;&gt; &quot;&quot;;&quot;INSERT INTO perfil_proceso(id_perfil_proceso, id_perfil, id_proceso, priuse) VALUES (&quot; &amp; [.O261] &amp; &quot;, 1, &quot; &amp; [.N261] &amp; &quot;, 'A'::text);&quot;; &quot;&quot;)" office:value-type="string" office:string-value="INSERT INTO perfil_proceso(id_perfil_proceso, id_perfil, id_proceso, priuse) VALUES (260, 1, 260, 'A'::text);" calcext:value-type="string">
            <text:p>INSERT INTO perfil_proceso(id_perfil_proceso, id_perfil, id_proceso, priuse) VALUES (260, 1, 260, 'A'::text);</text:p>
          </table:table-cell>
        </table:table-row>
        <table:table-row table:style-name="ro3">
          <table:table-cell table:formula="of:=[.$A$255]&amp;&quot;.&quot;&amp;[.E262]" office:value-type="string" office:string-value="3.03.03.03" calcext:value-type="string">
            <text:p>3.03.03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tualizacion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62]" office:value-type="string" office:string-value="Actualizaciones" calcext:value-type="string">
            <text:p>Actualizaciones</text:p>
          </table:table-cell>
          <table:table-cell/>
          <table:table-cell table:number-columns-repeated="2" office:value-type="float" office:value="261" calcext:value-type="float">
            <text:p>261</text:p>
          </table:table-cell>
          <table:table-cell table:style-name="ce3" table:formula="of:=&quot;(&quot; &amp; [.N262] &amp; &quot;,&quot; &amp; &quot;1&quot; &amp; &quot;, '&quot; &amp; [.L262]  &amp; &quot;', &quot; &amp; &quot;'&quot; &amp; [.H262]  &amp;  &quot;',  'A' , '&quot; &amp; [.L262] &amp;  &quot;', '&quot;&amp;  [.I262]  &amp; &quot;', '&quot; &amp; [.A262] &amp; &quot;' );&quot;" office:value-type="string" office:string-value="(261,1, 'Actualizaciones', '',  'A' , 'Actualizaciones', '', '3.03.03.03' );" calcext:value-type="string">
            <text:p>(261,1, 'Actualizaciones', '', <text:s/>'A' , 'Actualizaciones', '', '3.03.03.03' );</text:p>
          </table:table-cell>
          <table:table-cell table:number-columns-repeated="4"/>
          <table:table-cell table:formula="of:=IF([.L262] &lt;&gt; &quot;&quot;;[.$P$1] &amp;  [.P262]; &quot;&quot;)" office:value-type="string" office:string-value="INSERT INTO proceso(id_proceso, id_aplicacion, denominacion, ruta_menu, estatus, descripcion, url, jerarquia_menu)VALUES (261,1, 'Actualizaciones', '',  'A' , 'Actualizaciones', '', '3.03.03.03' );" calcext:value-type="string">
            <text:p>INSERT INTO proceso(id_proceso, id_aplicacion, denominacion, ruta_menu, estatus, descripcion, url, jerarquia_menu)VALUES (261,1, 'Actualizaciones', '', <text:s/>'A' , 'Actualizaciones', '', '3.03.03.03' );</text:p>
          </table:table-cell>
          <table:table-cell table:number-columns-repeated="2"/>
          <table:table-cell table:formula="of:==IF([.L262] &lt;&gt; &quot;&quot;;&quot;INSERT INTO perfil_proceso(id_perfil_proceso, id_perfil, id_proceso, priuse) VALUES (&quot; &amp; [.O262] &amp; &quot;, 1, &quot; &amp; [.N262] &amp; &quot;, 'A'::text);&quot;; &quot;&quot;)" office:value-type="string" office:string-value="INSERT INTO perfil_proceso(id_perfil_proceso, id_perfil, id_proceso, priuse) VALUES (261, 1, 261, 'A'::text);" calcext:value-type="string">
            <text:p>INSERT INTO perfil_proceso(id_perfil_proceso, id_perfil, id_proceso, priuse) VALUES (261, 1, 261, 'A'::text);</text:p>
          </table:table-cell>
        </table:table-row>
        <table:table-row table:style-name="ro3">
          <table:table-cell table:formula="of:=[.$A$262]&amp;&quot;.&quot;&amp;[.F263]" office:value-type="string" office:string-value="3.03.03.03.01" calcext:value-type="string">
            <text:p>3.03.03.03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Cambio en el Cargo N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63]" office:value-type="string" office:string-value="Cambio en el Cargo No sujeto a LEFP" calcext:value-type="string">
            <text:p>Cambio en el Cargo No sujeto a LEFP</text:p>
          </table:table-cell>
          <table:table-cell/>
          <table:table-cell table:number-columns-repeated="2" office:value-type="float" office:value="262" calcext:value-type="float">
            <text:p>262</text:p>
          </table:table-cell>
          <table:table-cell table:style-name="ce3" table:formula="of:=&quot;(&quot; &amp; [.N263] &amp; &quot;,&quot; &amp; &quot;1&quot; &amp; &quot;, '&quot; &amp; [.L263]  &amp; &quot;', &quot; &amp; &quot;'&quot; &amp; [.H263]  &amp;  &quot;',  'A' , '&quot; &amp; [.L263] &amp;  &quot;', '&quot;&amp;  [.I263]  &amp; &quot;', '&quot; &amp; [.A263] &amp; &quot;' );&quot;" office:value-type="string" office:string-value="(262,1, 'Cambio en el Cargo No sujeto a LEFP', '',  'A' , 'Cambio en el Cargo No sujeto a LEFP', '', '3.03.03.03.01' );" calcext:value-type="string">
            <text:p>(262,1, 'Cambio en el Cargo No sujeto a LEFP', '', <text:s/>'A' , 'Cambio en el Cargo No sujeto a LEFP', '', '3.03.03.03.01' );</text:p>
          </table:table-cell>
          <table:table-cell table:number-columns-repeated="4"/>
          <table:table-cell table:formula="of:=IF([.L263] &lt;&gt; &quot;&quot;;[.$P$1] &amp;  [.P263]; &quot;&quot;)" office:value-type="string" office:string-value="INSERT INTO proceso(id_proceso, id_aplicacion, denominacion, ruta_menu, estatus, descripcion, url, jerarquia_menu)VALUES (262,1, 'Cambio en el Cargo No sujeto a LEFP', '',  'A' , 'Cambio en el Cargo No sujeto a LEFP', '', '3.03.03.03.01' );" calcext:value-type="string">
            <text:p>INSERT INTO proceso(id_proceso, id_aplicacion, denominacion, ruta_menu, estatus, descripcion, url, jerarquia_menu)VALUES (262,1, 'Cambio en el Cargo No sujeto a LEFP', '', <text:s/>'A' , 'Cambio en el Cargo No sujeto a LEFP', '', '3.03.03.03.01' );</text:p>
          </table:table-cell>
          <table:table-cell table:number-columns-repeated="2"/>
          <table:table-cell table:formula="of:==IF([.L263] &lt;&gt; &quot;&quot;;&quot;INSERT INTO perfil_proceso(id_perfil_proceso, id_perfil, id_proceso, priuse) VALUES (&quot; &amp; [.O263] &amp; &quot;, 1, &quot; &amp; [.N263] &amp; &quot;, 'A'::text);&quot;; &quot;&quot;)" office:value-type="string" office:string-value="INSERT INTO perfil_proceso(id_perfil_proceso, id_perfil, id_proceso, priuse) VALUES (262, 1, 262, 'A'::text);" calcext:value-type="string">
            <text:p>INSERT INTO perfil_proceso(id_perfil_proceso, id_perfil, id_proceso, priuse) VALUES (262, 1, 262, 'A'::text);</text:p>
          </table:table-cell>
        </table:table-row>
        <table:table-row table:style-name="ro3">
          <table:table-cell table:formula="of:=[.$A$262]&amp;&quot;.&quot;&amp;[.F264]" office:value-type="string" office:string-value="3.03.03.03.02" calcext:value-type="string">
            <text:p>3.03.03.03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Clasificación N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64]" office:value-type="string" office:string-value="Clasificación No Sujeto a LEFP" calcext:value-type="string">
            <text:p>Clasificación No Sujeto a LEFP</text:p>
          </table:table-cell>
          <table:table-cell/>
          <table:table-cell table:number-columns-repeated="2" office:value-type="float" office:value="263" calcext:value-type="float">
            <text:p>263</text:p>
          </table:table-cell>
          <table:table-cell table:style-name="ce3" table:formula="of:=&quot;(&quot; &amp; [.N264] &amp; &quot;,&quot; &amp; &quot;1&quot; &amp; &quot;, '&quot; &amp; [.L264]  &amp; &quot;', &quot; &amp; &quot;'&quot; &amp; [.H264]  &amp;  &quot;',  'A' , '&quot; &amp; [.L264] &amp;  &quot;', '&quot;&amp;  [.I264]  &amp; &quot;', '&quot; &amp; [.A264] &amp; &quot;' );&quot;" office:value-type="string" office:string-value="(263,1, 'Clasificación No Sujeto a LEFP', '',  'A' , 'Clasificación No Sujeto a LEFP', '', '3.03.03.03.02' );" calcext:value-type="string">
            <text:p>(263,1, 'Clasificación No Sujeto a LEFP', '', <text:s/>'A' , 'Clasificación No Sujeto a LEFP', '', '3.03.03.03.02' );</text:p>
          </table:table-cell>
          <table:table-cell table:number-columns-repeated="4"/>
          <table:table-cell table:formula="of:=IF([.L264] &lt;&gt; &quot;&quot;;[.$P$1] &amp;  [.P264]; &quot;&quot;)" office:value-type="string" office:string-value="INSERT INTO proceso(id_proceso, id_aplicacion, denominacion, ruta_menu, estatus, descripcion, url, jerarquia_menu)VALUES (263,1, 'Clasificación No Sujeto a LEFP', '',  'A' , 'Clasificación No Sujeto a LEFP', '', '3.03.03.03.02' );" calcext:value-type="string">
            <text:p>INSERT INTO proceso(id_proceso, id_aplicacion, denominacion, ruta_menu, estatus, descripcion, url, jerarquia_menu)VALUES (263,1, 'Clasificación No Sujeto a LEFP', '', <text:s/>'A' , 'Clasificación No Sujeto a LEFP', '', '3.03.03.03.02' );</text:p>
          </table:table-cell>
          <table:table-cell table:number-columns-repeated="2"/>
          <table:table-cell table:formula="of:==IF([.L264] &lt;&gt; &quot;&quot;;&quot;INSERT INTO perfil_proceso(id_perfil_proceso, id_perfil, id_proceso, priuse) VALUES (&quot; &amp; [.O264] &amp; &quot;, 1, &quot; &amp; [.N264] &amp; &quot;, 'A'::text);&quot;; &quot;&quot;)" office:value-type="string" office:string-value="INSERT INTO perfil_proceso(id_perfil_proceso, id_perfil, id_proceso, priuse) VALUES (263, 1, 263, 'A'::text);" calcext:value-type="string">
            <text:p>INSERT INTO perfil_proceso(id_perfil_proceso, id_perfil, id_proceso, priuse) VALUES (263, 1, 263, 'A'::text);</text:p>
          </table:table-cell>
        </table:table-row>
        <table:table-row table:style-name="ro3">
          <table:table-cell table:formula="of:=[.$A$262]&amp;&quot;.&quot;&amp;[.F265]" office:value-type="string" office:string-value="3.03.03.03.03" calcext:value-type="string">
            <text:p>3.03.03.03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Ascenso N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65]" office:value-type="string" office:string-value="Ascenso No Sujeto a LEFP" calcext:value-type="string">
            <text:p>Ascenso No Sujeto a LEFP</text:p>
          </table:table-cell>
          <table:table-cell/>
          <table:table-cell table:number-columns-repeated="2" office:value-type="float" office:value="264" calcext:value-type="float">
            <text:p>264</text:p>
          </table:table-cell>
          <table:table-cell table:style-name="ce3" table:formula="of:=&quot;(&quot; &amp; [.N265] &amp; &quot;,&quot; &amp; &quot;1&quot; &amp; &quot;, '&quot; &amp; [.L265]  &amp; &quot;', &quot; &amp; &quot;'&quot; &amp; [.H265]  &amp;  &quot;',  'A' , '&quot; &amp; [.L265] &amp;  &quot;', '&quot;&amp;  [.I265]  &amp; &quot;', '&quot; &amp; [.A265] &amp; &quot;' );&quot;" office:value-type="string" office:string-value="(264,1, 'Ascenso No Sujeto a LEFP', '',  'A' , 'Ascenso No Sujeto a LEFP', '', '3.03.03.03.03' );" calcext:value-type="string">
            <text:p>(264,1, 'Ascenso No Sujeto a LEFP', '', <text:s/>'A' , 'Ascenso No Sujeto a LEFP', '', '3.03.03.03.03' );</text:p>
          </table:table-cell>
          <table:table-cell table:number-columns-repeated="4"/>
          <table:table-cell table:formula="of:=IF([.L265] &lt;&gt; &quot;&quot;;[.$P$1] &amp;  [.P265]; &quot;&quot;)" office:value-type="string" office:string-value="INSERT INTO proceso(id_proceso, id_aplicacion, denominacion, ruta_menu, estatus, descripcion, url, jerarquia_menu)VALUES (264,1, 'Ascenso No Sujeto a LEFP', '',  'A' , 'Ascenso No Sujeto a LEFP', '', '3.03.03.03.03' );" calcext:value-type="string">
            <text:p>INSERT INTO proceso(id_proceso, id_aplicacion, denominacion, ruta_menu, estatus, descripcion, url, jerarquia_menu)VALUES (264,1, 'Ascenso No Sujeto a LEFP', '', <text:s/>'A' , 'Ascenso No Sujeto a LEFP', '', '3.03.03.03.03' );</text:p>
          </table:table-cell>
          <table:table-cell table:number-columns-repeated="2"/>
          <table:table-cell table:formula="of:==IF([.L265] &lt;&gt; &quot;&quot;;&quot;INSERT INTO perfil_proceso(id_perfil_proceso, id_perfil, id_proceso, priuse) VALUES (&quot; &amp; [.O265] &amp; &quot;, 1, &quot; &amp; [.N265] &amp; &quot;, 'A'::text);&quot;; &quot;&quot;)" office:value-type="string" office:string-value="INSERT INTO perfil_proceso(id_perfil_proceso, id_perfil, id_proceso, priuse) VALUES (264, 1, 264, 'A'::text);" calcext:value-type="string">
            <text:p>INSERT INTO perfil_proceso(id_perfil_proceso, id_perfil, id_proceso, priuse) VALUES (264, 1, 264, 'A'::text);</text:p>
          </table:table-cell>
        </table:table-row>
        <table:table-row table:style-name="ro3">
          <table:table-cell table:formula="of:=[.$A$262]&amp;&quot;.&quot;&amp;[.F266]" office:value-type="string" office:string-value="3.03.03.03.04" calcext:value-type="string">
            <text:p>3.03.03.03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Aumento de Sueldo N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66]" office:value-type="string" office:string-value="Aumento de Sueldo No Sujeto a LEFP" calcext:value-type="string">
            <text:p>Aumento de Sueldo No Sujeto a LEFP</text:p>
          </table:table-cell>
          <table:table-cell/>
          <table:table-cell table:number-columns-repeated="2" office:value-type="float" office:value="265" calcext:value-type="float">
            <text:p>265</text:p>
          </table:table-cell>
          <table:table-cell table:style-name="ce3" table:formula="of:=&quot;(&quot; &amp; [.N266] &amp; &quot;,&quot; &amp; &quot;1&quot; &amp; &quot;, '&quot; &amp; [.L266]  &amp; &quot;', &quot; &amp; &quot;'&quot; &amp; [.H266]  &amp;  &quot;',  'A' , '&quot; &amp; [.L266] &amp;  &quot;', '&quot;&amp;  [.I266]  &amp; &quot;', '&quot; &amp; [.A266] &amp; &quot;' );&quot;" office:value-type="string" office:string-value="(265,1, 'Aumento de Sueldo No Sujeto a LEFP', '',  'A' , 'Aumento de Sueldo No Sujeto a LEFP', '', '3.03.03.03.04' );" calcext:value-type="string">
            <text:p>(265,1, 'Aumento de Sueldo No Sujeto a LEFP', '', <text:s/>'A' , 'Aumento de Sueldo No Sujeto a LEFP', '', '3.03.03.03.04' );</text:p>
          </table:table-cell>
          <table:table-cell table:number-columns-repeated="4"/>
          <table:table-cell table:formula="of:=IF([.L266] &lt;&gt; &quot;&quot;;[.$P$1] &amp;  [.P266]; &quot;&quot;)" office:value-type="string" office:string-value="INSERT INTO proceso(id_proceso, id_aplicacion, denominacion, ruta_menu, estatus, descripcion, url, jerarquia_menu)VALUES (265,1, 'Aumento de Sueldo No Sujeto a LEFP', '',  'A' , 'Aumento de Sueldo No Sujeto a LEFP', '', '3.03.03.03.04' );" calcext:value-type="string">
            <text:p>INSERT INTO proceso(id_proceso, id_aplicacion, denominacion, ruta_menu, estatus, descripcion, url, jerarquia_menu)VALUES (265,1, 'Aumento de Sueldo No Sujeto a LEFP', '', <text:s/>'A' , 'Aumento de Sueldo No Sujeto a LEFP', '', '3.03.03.03.04' );</text:p>
          </table:table-cell>
          <table:table-cell table:number-columns-repeated="2"/>
          <table:table-cell table:formula="of:==IF([.L266] &lt;&gt; &quot;&quot;;&quot;INSERT INTO perfil_proceso(id_perfil_proceso, id_perfil, id_proceso, priuse) VALUES (&quot; &amp; [.O266] &amp; &quot;, 1, &quot; &amp; [.N266] &amp; &quot;, 'A'::text);&quot;; &quot;&quot;)" office:value-type="string" office:string-value="INSERT INTO perfil_proceso(id_perfil_proceso, id_perfil, id_proceso, priuse) VALUES (265, 1, 265, 'A'::text);" calcext:value-type="string">
            <text:p>INSERT INTO perfil_proceso(id_perfil_proceso, id_perfil, id_proceso, priuse) VALUES (265, 1, 265, 'A'::text);</text:p>
          </table:table-cell>
        </table:table-row>
        <table:table-row table:style-name="ro3">
          <table:table-cell table:formula="of:=[.$A$262]&amp;&quot;.&quot;&amp;[.F267]" office:value-type="string" office:string-value="3.03.03.03.05" calcext:value-type="string">
            <text:p>3.03.03.03.05</text:p>
          </table:table-cell>
          <table:table-cell table:number-columns-repeated="4"/>
          <table:table-cell office:value-type="string" calcext:value-type="string">
            <text:p>05</text:p>
          </table:table-cell>
          <table:table-cell office:value-type="string" calcext:value-type="string">
            <text:p>Licencia sin Sueldo N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67]" office:value-type="string" office:string-value="Licencia sin Sueldo No Sujeto a LEFP" calcext:value-type="string">
            <text:p>Licencia sin Sueldo No Sujeto a LEFP</text:p>
          </table:table-cell>
          <table:table-cell/>
          <table:table-cell table:number-columns-repeated="2" office:value-type="float" office:value="266" calcext:value-type="float">
            <text:p>266</text:p>
          </table:table-cell>
          <table:table-cell table:style-name="ce3" table:formula="of:=&quot;(&quot; &amp; [.N267] &amp; &quot;,&quot; &amp; &quot;1&quot; &amp; &quot;, '&quot; &amp; [.L267]  &amp; &quot;', &quot; &amp; &quot;'&quot; &amp; [.H267]  &amp;  &quot;',  'A' , '&quot; &amp; [.L267] &amp;  &quot;', '&quot;&amp;  [.I267]  &amp; &quot;', '&quot; &amp; [.A267] &amp; &quot;' );&quot;" office:value-type="string" office:string-value="(266,1, 'Licencia sin Sueldo No Sujeto a LEFP', '',  'A' , 'Licencia sin Sueldo No Sujeto a LEFP', '', '3.03.03.03.05' );" calcext:value-type="string">
            <text:p>(266,1, 'Licencia sin Sueldo No Sujeto a LEFP', '', <text:s/>'A' , 'Licencia sin Sueldo No Sujeto a LEFP', '', '3.03.03.03.05' );</text:p>
          </table:table-cell>
          <table:table-cell table:number-columns-repeated="4"/>
          <table:table-cell table:formula="of:=IF([.L267] &lt;&gt; &quot;&quot;;[.$P$1] &amp;  [.P267]; &quot;&quot;)" office:value-type="string" office:string-value="INSERT INTO proceso(id_proceso, id_aplicacion, denominacion, ruta_menu, estatus, descripcion, url, jerarquia_menu)VALUES (266,1, 'Licencia sin Sueldo No Sujeto a LEFP', '',  'A' , 'Licencia sin Sueldo No Sujeto a LEFP', '', '3.03.03.03.05' );" calcext:value-type="string">
            <text:p>INSERT INTO proceso(id_proceso, id_aplicacion, denominacion, ruta_menu, estatus, descripcion, url, jerarquia_menu)VALUES (266,1, 'Licencia sin Sueldo No Sujeto a LEFP', '', <text:s/>'A' , 'Licencia sin Sueldo No Sujeto a LEFP', '', '3.03.03.03.05' );</text:p>
          </table:table-cell>
          <table:table-cell table:number-columns-repeated="2"/>
          <table:table-cell table:formula="of:==IF([.L267] &lt;&gt; &quot;&quot;;&quot;INSERT INTO perfil_proceso(id_perfil_proceso, id_perfil, id_proceso, priuse) VALUES (&quot; &amp; [.O267] &amp; &quot;, 1, &quot; &amp; [.N267] &amp; &quot;, 'A'::text);&quot;; &quot;&quot;)" office:value-type="string" office:string-value="INSERT INTO perfil_proceso(id_perfil_proceso, id_perfil, id_proceso, priuse) VALUES (266, 1, 266, 'A'::text);" calcext:value-type="string">
            <text:p>INSERT INTO perfil_proceso(id_perfil_proceso, id_perfil, id_proceso, priuse) VALUES (266, 1, 266, 'A'::text);</text:p>
          </table:table-cell>
        </table:table-row>
        <table:table-row table:style-name="ro3">
          <table:table-cell table:formula="of:=[.$A$262]&amp;&quot;.&quot;&amp;[.F268]" office:value-type="string" office:string-value="3.03.03.03.06" calcext:value-type="string">
            <text:p>3.03.03.03.06</text:p>
          </table:table-cell>
          <table:table-cell table:number-columns-repeated="4"/>
          <table:table-cell office:value-type="string" calcext:value-type="string">
            <text:p>06</text:p>
          </table:table-cell>
          <table:table-cell office:value-type="string" calcext:value-type="string">
            <text:p>Licencia con Sueldo N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68]" office:value-type="string" office:string-value="Licencia con Sueldo No Sujeto a LEFP" calcext:value-type="string">
            <text:p>Licencia con Sueldo No Sujeto a LEFP</text:p>
          </table:table-cell>
          <table:table-cell/>
          <table:table-cell table:number-columns-repeated="2" office:value-type="float" office:value="267" calcext:value-type="float">
            <text:p>267</text:p>
          </table:table-cell>
          <table:table-cell table:style-name="ce3" table:formula="of:=&quot;(&quot; &amp; [.N268] &amp; &quot;,&quot; &amp; &quot;1&quot; &amp; &quot;, '&quot; &amp; [.L268]  &amp; &quot;', &quot; &amp; &quot;'&quot; &amp; [.H268]  &amp;  &quot;',  'A' , '&quot; &amp; [.L268] &amp;  &quot;', '&quot;&amp;  [.I268]  &amp; &quot;', '&quot; &amp; [.A268] &amp; &quot;' );&quot;" office:value-type="string" office:string-value="(267,1, 'Licencia con Sueldo No Sujeto a LEFP', '',  'A' , 'Licencia con Sueldo No Sujeto a LEFP', '', '3.03.03.03.06' );" calcext:value-type="string">
            <text:p>(267,1, 'Licencia con Sueldo No Sujeto a LEFP', '', <text:s/>'A' , 'Licencia con Sueldo No Sujeto a LEFP', '', '3.03.03.03.06' );</text:p>
          </table:table-cell>
          <table:table-cell table:number-columns-repeated="4"/>
          <table:table-cell table:formula="of:=IF([.L268] &lt;&gt; &quot;&quot;;[.$P$1] &amp;  [.P268]; &quot;&quot;)" office:value-type="string" office:string-value="INSERT INTO proceso(id_proceso, id_aplicacion, denominacion, ruta_menu, estatus, descripcion, url, jerarquia_menu)VALUES (267,1, 'Licencia con Sueldo No Sujeto a LEFP', '',  'A' , 'Licencia con Sueldo No Sujeto a LEFP', '', '3.03.03.03.06' );" calcext:value-type="string">
            <text:p>INSERT INTO proceso(id_proceso, id_aplicacion, denominacion, ruta_menu, estatus, descripcion, url, jerarquia_menu)VALUES (267,1, 'Licencia con Sueldo No Sujeto a LEFP', '', <text:s/>'A' , 'Licencia con Sueldo No Sujeto a LEFP', '', '3.03.03.03.06' );</text:p>
          </table:table-cell>
          <table:table-cell table:number-columns-repeated="2"/>
          <table:table-cell table:formula="of:==IF([.L268] &lt;&gt; &quot;&quot;;&quot;INSERT INTO perfil_proceso(id_perfil_proceso, id_perfil, id_proceso, priuse) VALUES (&quot; &amp; [.O268] &amp; &quot;, 1, &quot; &amp; [.N268] &amp; &quot;, 'A'::text);&quot;; &quot;&quot;)" office:value-type="string" office:string-value="INSERT INTO perfil_proceso(id_perfil_proceso, id_perfil, id_proceso, priuse) VALUES (267, 1, 267, 'A'::text);" calcext:value-type="string">
            <text:p>INSERT INTO perfil_proceso(id_perfil_proceso, id_perfil, id_proceso, priuse) VALUES (267, 1, 267, 'A'::text);</text:p>
          </table:table-cell>
        </table:table-row>
        <table:table-row table:style-name="ro3">
          <table:table-cell table:formula="of:=[.$A$262]&amp;&quot;.&quot;&amp;[.F269]" office:value-type="string" office:string-value="3.03.03.03.07" calcext:value-type="string">
            <text:p>3.03.03.03.07</text:p>
          </table:table-cell>
          <table:table-cell table:number-columns-repeated="4"/>
          <table:table-cell office:value-type="string" calcext:value-type="string">
            <text:p>07</text:p>
          </table:table-cell>
          <table:table-cell office:value-type="string" calcext:value-type="string">
            <text:p>Suspensión N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69]" office:value-type="string" office:string-value="Suspensión No Sujeto a LEFP" calcext:value-type="string">
            <text:p>Suspensión No Sujeto a LEFP</text:p>
          </table:table-cell>
          <table:table-cell/>
          <table:table-cell table:number-columns-repeated="2" office:value-type="float" office:value="268" calcext:value-type="float">
            <text:p>268</text:p>
          </table:table-cell>
          <table:table-cell table:style-name="ce3" table:formula="of:=&quot;(&quot; &amp; [.N269] &amp; &quot;,&quot; &amp; &quot;1&quot; &amp; &quot;, '&quot; &amp; [.L269]  &amp; &quot;', &quot; &amp; &quot;'&quot; &amp; [.H269]  &amp;  &quot;',  'A' , '&quot; &amp; [.L269] &amp;  &quot;', '&quot;&amp;  [.I269]  &amp; &quot;', '&quot; &amp; [.A269] &amp; &quot;' );&quot;" office:value-type="string" office:string-value="(268,1, 'Suspensión No Sujeto a LEFP', '',  'A' , 'Suspensión No Sujeto a LEFP', '', '3.03.03.03.07' );" calcext:value-type="string">
            <text:p>(268,1, 'Suspensión No Sujeto a LEFP', '', <text:s/>'A' , 'Suspensión No Sujeto a LEFP', '', '3.03.03.03.07' );</text:p>
          </table:table-cell>
          <table:table-cell table:number-columns-repeated="4"/>
          <table:table-cell table:formula="of:=IF([.L269] &lt;&gt; &quot;&quot;;[.$P$1] &amp;  [.P269]; &quot;&quot;)" office:value-type="string" office:string-value="INSERT INTO proceso(id_proceso, id_aplicacion, denominacion, ruta_menu, estatus, descripcion, url, jerarquia_menu)VALUES (268,1, 'Suspensión No Sujeto a LEFP', '',  'A' , 'Suspensión No Sujeto a LEFP', '', '3.03.03.03.07' );" calcext:value-type="string">
            <text:p>INSERT INTO proceso(id_proceso, id_aplicacion, denominacion, ruta_menu, estatus, descripcion, url, jerarquia_menu)VALUES (268,1, 'Suspensión No Sujeto a LEFP', '', <text:s/>'A' , 'Suspensión No Sujeto a LEFP', '', '3.03.03.03.07' );</text:p>
          </table:table-cell>
          <table:table-cell table:number-columns-repeated="2"/>
          <table:table-cell table:formula="of:==IF([.L269] &lt;&gt; &quot;&quot;;&quot;INSERT INTO perfil_proceso(id_perfil_proceso, id_perfil, id_proceso, priuse) VALUES (&quot; &amp; [.O269] &amp; &quot;, 1, &quot; &amp; [.N269] &amp; &quot;, 'A'::text);&quot;; &quot;&quot;)" office:value-type="string" office:string-value="INSERT INTO perfil_proceso(id_perfil_proceso, id_perfil, id_proceso, priuse) VALUES (268, 1, 268, 'A'::text);" calcext:value-type="string">
            <text:p>INSERT INTO perfil_proceso(id_perfil_proceso, id_perfil, id_proceso, priuse) VALUES (268, 1, 268, 'A'::text);</text:p>
          </table:table-cell>
        </table:table-row>
        <table:table-row table:style-name="ro3">
          <table:table-cell table:formula="of:=[.$A$262]&amp;&quot;.&quot;&amp;[.F270]" office:value-type="string" office:string-value="3.03.03.03.08" calcext:value-type="string">
            <text:p>3.03.03.03.08</text:p>
          </table:table-cell>
          <table:table-cell table:number-columns-repeated="4"/>
          <table:table-cell office:value-type="string" calcext:value-type="string">
            <text:p>08</text:p>
          </table:table-cell>
          <table:table-cell office:value-type="string" calcext:value-type="string">
            <text:p>Reincorporación N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70]" office:value-type="string" office:string-value="Reincorporación No Sujeto a LEFP" calcext:value-type="string">
            <text:p>Reincorporación No Sujeto a LEFP</text:p>
          </table:table-cell>
          <table:table-cell/>
          <table:table-cell table:number-columns-repeated="2" office:value-type="float" office:value="269" calcext:value-type="float">
            <text:p>269</text:p>
          </table:table-cell>
          <table:table-cell table:style-name="ce3" table:formula="of:=&quot;(&quot; &amp; [.N270] &amp; &quot;,&quot; &amp; &quot;1&quot; &amp; &quot;, '&quot; &amp; [.L270]  &amp; &quot;', &quot; &amp; &quot;'&quot; &amp; [.H270]  &amp;  &quot;',  'A' , '&quot; &amp; [.L270] &amp;  &quot;', '&quot;&amp;  [.I270]  &amp; &quot;', '&quot; &amp; [.A270] &amp; &quot;' );&quot;" office:value-type="string" office:string-value="(269,1, 'Reincorporación No Sujeto a LEFP', '',  'A' , 'Reincorporación No Sujeto a LEFP', '', '3.03.03.03.08' );" calcext:value-type="string">
            <text:p>(269,1, 'Reincorporación No Sujeto a LEFP', '', <text:s/>'A' , 'Reincorporación No Sujeto a LEFP', '', '3.03.03.03.08' );</text:p>
          </table:table-cell>
          <table:table-cell table:number-columns-repeated="4"/>
          <table:table-cell table:formula="of:=IF([.L270] &lt;&gt; &quot;&quot;;[.$P$1] &amp;  [.P270]; &quot;&quot;)" office:value-type="string" office:string-value="INSERT INTO proceso(id_proceso, id_aplicacion, denominacion, ruta_menu, estatus, descripcion, url, jerarquia_menu)VALUES (269,1, 'Reincorporación No Sujeto a LEFP', '',  'A' , 'Reincorporación No Sujeto a LEFP', '', '3.03.03.03.08' );" calcext:value-type="string">
            <text:p>INSERT INTO proceso(id_proceso, id_aplicacion, denominacion, ruta_menu, estatus, descripcion, url, jerarquia_menu)VALUES (269,1, 'Reincorporación No Sujeto a LEFP', '', <text:s/>'A' , 'Reincorporación No Sujeto a LEFP', '', '3.03.03.03.08' );</text:p>
          </table:table-cell>
          <table:table-cell table:number-columns-repeated="2"/>
          <table:table-cell table:formula="of:==IF([.L270] &lt;&gt; &quot;&quot;;&quot;INSERT INTO perfil_proceso(id_perfil_proceso, id_perfil, id_proceso, priuse) VALUES (&quot; &amp; [.O270] &amp; &quot;, 1, &quot; &amp; [.N270] &amp; &quot;, 'A'::text);&quot;; &quot;&quot;)" office:value-type="string" office:string-value="INSERT INTO perfil_proceso(id_perfil_proceso, id_perfil, id_proceso, priuse) VALUES (269, 1, 269, 'A'::text);" calcext:value-type="string">
            <text:p>INSERT INTO perfil_proceso(id_perfil_proceso, id_perfil, id_proceso, priuse) VALUES (269, 1, 269, 'A'::text);</text:p>
          </table:table-cell>
        </table:table-row>
        <table:table-row table:style-name="ro3">
          <table:table-cell table:formula="of:=[.$A$262]&amp;&quot;.&quot;&amp;[.F271]" office:value-type="string" office:string-value="3.03.03.03.09" calcext:value-type="string">
            <text:p>3.03.03.03.09</text:p>
          </table:table-cell>
          <table:table-cell table:number-columns-repeated="4"/>
          <table:table-cell office:value-type="string" calcext:value-type="string">
            <text:p>09</text:p>
          </table:table-cell>
          <table:table-cell office:value-type="string" calcext:value-type="string">
            <text:p>Traslado N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71]" office:value-type="string" office:string-value="Traslado No Sujeto a LEFP" calcext:value-type="string">
            <text:p>Traslado No Sujeto a LEFP</text:p>
          </table:table-cell>
          <table:table-cell/>
          <table:table-cell table:number-columns-repeated="2" office:value-type="float" office:value="270" calcext:value-type="float">
            <text:p>270</text:p>
          </table:table-cell>
          <table:table-cell table:style-name="ce3" table:formula="of:=&quot;(&quot; &amp; [.N271] &amp; &quot;,&quot; &amp; &quot;1&quot; &amp; &quot;, '&quot; &amp; [.L271]  &amp; &quot;', &quot; &amp; &quot;'&quot; &amp; [.H271]  &amp;  &quot;',  'A' , '&quot; &amp; [.L271] &amp;  &quot;', '&quot;&amp;  [.I271]  &amp; &quot;', '&quot; &amp; [.A271] &amp; &quot;' );&quot;" office:value-type="string" office:string-value="(270,1, 'Traslado No Sujeto a LEFP', '',  'A' , 'Traslado No Sujeto a LEFP', '', '3.03.03.03.09' );" calcext:value-type="string">
            <text:p>(270,1, 'Traslado No Sujeto a LEFP', '', <text:s/>'A' , 'Traslado No Sujeto a LEFP', '', '3.03.03.03.09' );</text:p>
          </table:table-cell>
          <table:table-cell table:number-columns-repeated="4"/>
          <table:table-cell table:formula="of:=IF([.L271] &lt;&gt; &quot;&quot;;[.$P$1] &amp;  [.P271]; &quot;&quot;)" office:value-type="string" office:string-value="INSERT INTO proceso(id_proceso, id_aplicacion, denominacion, ruta_menu, estatus, descripcion, url, jerarquia_menu)VALUES (270,1, 'Traslado No Sujeto a LEFP', '',  'A' , 'Traslado No Sujeto a LEFP', '', '3.03.03.03.09' );" calcext:value-type="string">
            <text:p>INSERT INTO proceso(id_proceso, id_aplicacion, denominacion, ruta_menu, estatus, descripcion, url, jerarquia_menu)VALUES (270,1, 'Traslado No Sujeto a LEFP', '', <text:s/>'A' , 'Traslado No Sujeto a LEFP', '', '3.03.03.03.09' );</text:p>
          </table:table-cell>
          <table:table-cell table:number-columns-repeated="2"/>
          <table:table-cell table:formula="of:==IF([.L271] &lt;&gt; &quot;&quot;;&quot;INSERT INTO perfil_proceso(id_perfil_proceso, id_perfil, id_proceso, priuse) VALUES (&quot; &amp; [.O271] &amp; &quot;, 1, &quot; &amp; [.N271] &amp; &quot;, 'A'::text);&quot;; &quot;&quot;)" office:value-type="string" office:string-value="INSERT INTO perfil_proceso(id_perfil_proceso, id_perfil, id_proceso, priuse) VALUES (270, 1, 270, 'A'::text);" calcext:value-type="string">
            <text:p>INSERT INTO perfil_proceso(id_perfil_proceso, id_perfil, id_proceso, priuse) VALUES (270, 1, 270, 'A'::text);</text:p>
          </table:table-cell>
        </table:table-row>
        <table:table-row table:style-name="ro3">
          <table:table-cell table:formula="of:=[.$A$262]&amp;&quot;.&quot;&amp;[.F272]" office:value-type="string" office:string-value="3.03.03.03.10" calcext:value-type="string">
            <text:p>3.03.03.03.10</text:p>
          </table:table-cell>
          <table:table-cell table:number-columns-repeated="4"/>
          <table:table-cell office:value-type="string" calcext:value-type="string">
            <text:p>10</text:p>
          </table:table-cell>
          <table:table-cell office:value-type="string" calcext:value-type="string">
            <text:p>Traslado Mutuo No Sujeto a LEF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72]" office:value-type="string" office:string-value="Traslado Mutuo No Sujeto a LEFP" calcext:value-type="string">
            <text:p>Traslado Mutuo No Sujeto a LEFP</text:p>
          </table:table-cell>
          <table:table-cell/>
          <table:table-cell table:number-columns-repeated="2" office:value-type="float" office:value="271" calcext:value-type="float">
            <text:p>271</text:p>
          </table:table-cell>
          <table:table-cell table:style-name="ce3" table:formula="of:=&quot;(&quot; &amp; [.N272] &amp; &quot;,&quot; &amp; &quot;1&quot; &amp; &quot;, '&quot; &amp; [.L272]  &amp; &quot;', &quot; &amp; &quot;'&quot; &amp; [.H272]  &amp;  &quot;',  'A' , '&quot; &amp; [.L272] &amp;  &quot;', '&quot;&amp;  [.I272]  &amp; &quot;', '&quot; &amp; [.A272] &amp; &quot;' );&quot;" office:value-type="string" office:string-value="(271,1, 'Traslado Mutuo No Sujeto a LEFP', '',  'A' , 'Traslado Mutuo No Sujeto a LEFP', '', '3.03.03.03.10' );" calcext:value-type="string">
            <text:p>(271,1, 'Traslado Mutuo No Sujeto a LEFP', '', <text:s/>'A' , 'Traslado Mutuo No Sujeto a LEFP', '', '3.03.03.03.10' );</text:p>
          </table:table-cell>
          <table:table-cell table:number-columns-repeated="4"/>
          <table:table-cell table:formula="of:=IF([.L272] &lt;&gt; &quot;&quot;;[.$P$1] &amp;  [.P272]; &quot;&quot;)" office:value-type="string" office:string-value="INSERT INTO proceso(id_proceso, id_aplicacion, denominacion, ruta_menu, estatus, descripcion, url, jerarquia_menu)VALUES (271,1, 'Traslado Mutuo No Sujeto a LEFP', '',  'A' , 'Traslado Mutuo No Sujeto a LEFP', '', '3.03.03.03.10' );" calcext:value-type="string">
            <text:p>INSERT INTO proceso(id_proceso, id_aplicacion, denominacion, ruta_menu, estatus, descripcion, url, jerarquia_menu)VALUES (271,1, 'Traslado Mutuo No Sujeto a LEFP', '', <text:s/>'A' , 'Traslado Mutuo No Sujeto a LEFP', '', '3.03.03.03.10' );</text:p>
          </table:table-cell>
          <table:table-cell table:number-columns-repeated="2"/>
          <table:table-cell table:formula="of:==IF([.L272] &lt;&gt; &quot;&quot;;&quot;INSERT INTO perfil_proceso(id_perfil_proceso, id_perfil, id_proceso, priuse) VALUES (&quot; &amp; [.O272] &amp; &quot;, 1, &quot; &amp; [.N272] &amp; &quot;, 'A'::text);&quot;; &quot;&quot;)" office:value-type="string" office:string-value="INSERT INTO perfil_proceso(id_perfil_proceso, id_perfil, id_proceso, priuse) VALUES (271, 1, 271, 'A'::text);" calcext:value-type="string">
            <text:p>INSERT INTO perfil_proceso(id_perfil_proceso, id_perfil, id_proceso, priuse) VALUES (271, 1, 271, 'A'::text);</text:p>
          </table:table-cell>
        </table:table-row>
        <table:table-row table:style-name="ro3">
          <table:table-cell table:formula="of:=[.$A$262]&amp;&quot;.&quot;&amp;[.F273]" office:value-type="string" office:string-value="3.03.03.03.11" calcext:value-type="string">
            <text:p>3.03.03.03.11</text:p>
          </table:table-cell>
          <table:table-cell table:number-columns-repeated="4"/>
          <table:table-cell office:value-type="string" calcext:value-type="string">
            <text:p>11</text:p>
          </table:table-cell>
          <table:table-cell office:value-type="string" calcext:value-type="string">
            <text:p>Designación no sujeto a LEFP con regist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73]" office:value-type="string" office:string-value="Designación no sujeto a LEFP con registro" calcext:value-type="string">
            <text:p>Designación no sujeto a LEFP con registro</text:p>
          </table:table-cell>
          <table:table-cell/>
          <table:table-cell table:number-columns-repeated="2" office:value-type="float" office:value="272" calcext:value-type="float">
            <text:p>272</text:p>
          </table:table-cell>
          <table:table-cell table:style-name="ce3" table:formula="of:=&quot;(&quot; &amp; [.N273] &amp; &quot;,&quot; &amp; &quot;1&quot; &amp; &quot;, '&quot; &amp; [.L273]  &amp; &quot;', &quot; &amp; &quot;'&quot; &amp; [.H273]  &amp;  &quot;',  'A' , '&quot; &amp; [.L273] &amp;  &quot;', '&quot;&amp;  [.I273]  &amp; &quot;', '&quot; &amp; [.A273] &amp; &quot;' );&quot;" office:value-type="string" office:string-value="(272,1, 'Designación no sujeto a LEFP con registro', '',  'A' , 'Designación no sujeto a LEFP con registro', '', '3.03.03.03.11' );" calcext:value-type="string">
            <text:p>(272,1, 'Designación no sujeto a LEFP con registro', '', <text:s/>'A' , 'Designación no sujeto a LEFP con registro', '', '3.03.03.03.11' );</text:p>
          </table:table-cell>
          <table:table-cell table:number-columns-repeated="4"/>
          <table:table-cell table:formula="of:=IF([.L273] &lt;&gt; &quot;&quot;;[.$P$1] &amp;  [.P273]; &quot;&quot;)" office:value-type="string" office:string-value="INSERT INTO proceso(id_proceso, id_aplicacion, denominacion, ruta_menu, estatus, descripcion, url, jerarquia_menu)VALUES (272,1, 'Designación no sujeto a LEFP con registro', '',  'A' , 'Designación no sujeto a LEFP con registro', '', '3.03.03.03.11' );" calcext:value-type="string">
            <text:p>INSERT INTO proceso(id_proceso, id_aplicacion, denominacion, ruta_menu, estatus, descripcion, url, jerarquia_menu)VALUES (272,1, 'Designación no sujeto a LEFP con registro', '', <text:s/>'A' , 'Designación no sujeto a LEFP con registro', '', '3.03.03.03.11' );</text:p>
          </table:table-cell>
          <table:table-cell table:number-columns-repeated="2"/>
          <table:table-cell table:formula="of:==IF([.L273] &lt;&gt; &quot;&quot;;&quot;INSERT INTO perfil_proceso(id_perfil_proceso, id_perfil, id_proceso, priuse) VALUES (&quot; &amp; [.O273] &amp; &quot;, 1, &quot; &amp; [.N273] &amp; &quot;, 'A'::text);&quot;; &quot;&quot;)" office:value-type="string" office:string-value="INSERT INTO perfil_proceso(id_perfil_proceso, id_perfil, id_proceso, priuse) VALUES (272, 1, 272, 'A'::text);" calcext:value-type="string">
            <text:p>INSERT INTO perfil_proceso(id_perfil_proceso, id_perfil, id_proceso, priuse) VALUES (272, 1, 272, 'A'::text);</text:p>
          </table:table-cell>
        </table:table-row>
        <table:table-row table:style-name="ro3">
          <table:table-cell table:formula="of:=[.$A$262]&amp;&quot;.&quot;&amp;[.F274]" office:value-type="string" office:string-value="3.03.03.03.12" calcext:value-type="string">
            <text:p>3.03.03.03.12</text:p>
          </table:table-cell>
          <table:table-cell table:number-columns-repeated="4"/>
          <table:table-cell office:value-type="string" calcext:value-type="string">
            <text:p>12</text:p>
          </table:table-cell>
          <table:table-cell office:value-type="string" calcext:value-type="string">
            <text:p>Suspensión sin Goce de Sueldo no sujeto a LEFP con Regist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74]" office:value-type="string" office:string-value="Suspensión sin Goce de Sueldo no sujeto a LEFP con Registro" calcext:value-type="string">
            <text:p>Suspensión sin Goce de Sueldo no sujeto a LEFP con Registro</text:p>
          </table:table-cell>
          <table:table-cell/>
          <table:table-cell table:number-columns-repeated="2" office:value-type="float" office:value="273" calcext:value-type="float">
            <text:p>273</text:p>
          </table:table-cell>
          <table:table-cell table:style-name="ce3" table:formula="of:=&quot;(&quot; &amp; [.N274] &amp; &quot;,&quot; &amp; &quot;1&quot; &amp; &quot;, '&quot; &amp; [.L274]  &amp; &quot;', &quot; &amp; &quot;'&quot; &amp; [.H274]  &amp;  &quot;',  'A' , '&quot; &amp; [.L274] &amp;  &quot;', '&quot;&amp;  [.I274]  &amp; &quot;', '&quot; &amp; [.A274] &amp; &quot;' );&quot;" office:value-type="string" office:string-value="(273,1, 'Suspensión sin Goce de Sueldo no sujeto a LEFP con Registro', '',  'A' , 'Suspensión sin Goce de Sueldo no sujeto a LEFP con Registro', '', '3.03.03.03.12' );" calcext:value-type="string">
            <text:p>(273,1, 'Suspensión sin Goce de Sueldo no sujeto a LEFP con Registro', '', <text:s/>'A' , 'Suspensión sin Goce de Sueldo no sujeto a LEFP con Registro', '', '3.03.03.03.12' );</text:p>
          </table:table-cell>
          <table:table-cell table:number-columns-repeated="4"/>
          <table:table-cell table:formula="of:=IF([.L274] &lt;&gt; &quot;&quot;;[.$P$1] &amp;  [.P274]; &quot;&quot;)" office:value-type="string" office:string-value="INSERT INTO proceso(id_proceso, id_aplicacion, denominacion, ruta_menu, estatus, descripcion, url, jerarquia_menu)VALUES (273,1, 'Suspensión sin Goce de Sueldo no sujeto a LEFP con Registro', '',  'A' , 'Suspensión sin Goce de Sueldo no sujeto a LEFP con Registro', '', '3.03.03.03.12' );" calcext:value-type="string">
            <text:p>INSERT INTO proceso(id_proceso, id_aplicacion, denominacion, ruta_menu, estatus, descripcion, url, jerarquia_menu)VALUES (273,1, 'Suspensión sin Goce de Sueldo no sujeto a LEFP con Registro', '', <text:s/>'A' , 'Suspensión sin Goce de Sueldo no sujeto a LEFP con Registro', '', '3.03.03.03.12' );</text:p>
          </table:table-cell>
          <table:table-cell table:number-columns-repeated="2"/>
          <table:table-cell table:formula="of:==IF([.L274] &lt;&gt; &quot;&quot;;&quot;INSERT INTO perfil_proceso(id_perfil_proceso, id_perfil, id_proceso, priuse) VALUES (&quot; &amp; [.O274] &amp; &quot;, 1, &quot; &amp; [.N274] &amp; &quot;, 'A'::text);&quot;; &quot;&quot;)" office:value-type="string" office:string-value="INSERT INTO perfil_proceso(id_perfil_proceso, id_perfil, id_proceso, priuse) VALUES (273, 1, 273, 'A'::text);" calcext:value-type="string">
            <text:p>INSERT INTO perfil_proceso(id_perfil_proceso, id_perfil, id_proceso, priuse) VALUES (273, 1, 273, 'A'::text);</text:p>
          </table:table-cell>
        </table:table-row>
        <table:table-row table:style-name="ro3">
          <table:table-cell table:formula="of:=[.$A$262]&amp;&quot;.&quot;&amp;[.F275]" office:value-type="string" office:string-value="3.03.03.03.13" calcext:value-type="string">
            <text:p>3.03.03.03.13</text:p>
          </table:table-cell>
          <table:table-cell table:number-columns-repeated="4"/>
          <table:table-cell office:value-type="string" calcext:value-type="string">
            <text:p>13</text:p>
          </table:table-cell>
          <table:table-cell office:value-type="string" calcext:value-type="string">
            <text:p>Reincorporación por Sentencia no sujeto a LEFP con Regist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75]" office:value-type="string" office:string-value="Reincorporación por Sentencia no sujeto a LEFP con Registro" calcext:value-type="string">
            <text:p>Reincorporación por Sentencia no sujeto a LEFP con Registro</text:p>
          </table:table-cell>
          <table:table-cell/>
          <table:table-cell table:number-columns-repeated="2" office:value-type="float" office:value="274" calcext:value-type="float">
            <text:p>274</text:p>
          </table:table-cell>
          <table:table-cell table:style-name="ce3" table:formula="of:=&quot;(&quot; &amp; [.N275] &amp; &quot;,&quot; &amp; &quot;1&quot; &amp; &quot;, '&quot; &amp; [.L275]  &amp; &quot;', &quot; &amp; &quot;'&quot; &amp; [.H275]  &amp;  &quot;',  'A' , '&quot; &amp; [.L275] &amp;  &quot;', '&quot;&amp;  [.I275]  &amp; &quot;', '&quot; &amp; [.A275] &amp; &quot;' );&quot;" office:value-type="string" office:string-value="(274,1, 'Reincorporación por Sentencia no sujeto a LEFP con Registro', '',  'A' , 'Reincorporación por Sentencia no sujeto a LEFP con Registro', '', '3.03.03.03.13' );" calcext:value-type="string">
            <text:p>(274,1, 'Reincorporación por Sentencia no sujeto a LEFP con Registro', '', <text:s/>'A' , 'Reincorporación por Sentencia no sujeto a LEFP con Registro', '', '3.03.03.03.13' );</text:p>
          </table:table-cell>
          <table:table-cell table:number-columns-repeated="4"/>
          <table:table-cell table:formula="of:=IF([.L275] &lt;&gt; &quot;&quot;;[.$P$1] &amp;  [.P275]; &quot;&quot;)" office:value-type="string" office:string-value="INSERT INTO proceso(id_proceso, id_aplicacion, denominacion, ruta_menu, estatus, descripcion, url, jerarquia_menu)VALUES (274,1, 'Reincorporación por Sentencia no sujeto a LEFP con Registro', '',  'A' , 'Reincorporación por Sentencia no sujeto a LEFP con Registro', '', '3.03.03.03.13' );" calcext:value-type="string">
            <text:p>INSERT INTO proceso(id_proceso, id_aplicacion, denominacion, ruta_menu, estatus, descripcion, url, jerarquia_menu)VALUES (274,1, 'Reincorporación por Sentencia no sujeto a LEFP con Registro', '', <text:s/>'A' , 'Reincorporación por Sentencia no sujeto a LEFP con Registro', '', '3.03.03.03.13' );</text:p>
          </table:table-cell>
          <table:table-cell table:number-columns-repeated="2"/>
          <table:table-cell table:formula="of:==IF([.L275] &lt;&gt; &quot;&quot;;&quot;INSERT INTO perfil_proceso(id_perfil_proceso, id_perfil, id_proceso, priuse) VALUES (&quot; &amp; [.O275] &amp; &quot;, 1, &quot; &amp; [.N275] &amp; &quot;, 'A'::text);&quot;; &quot;&quot;)" office:value-type="string" office:string-value="INSERT INTO perfil_proceso(id_perfil_proceso, id_perfil, id_proceso, priuse) VALUES (274, 1, 274, 'A'::text);" calcext:value-type="string">
            <text:p>INSERT INTO perfil_proceso(id_perfil_proceso, id_perfil, id_proceso, priuse) VALUES (274, 1, 274, 'A'::text);</text:p>
          </table:table-cell>
        </table:table-row>
        <table:table-row table:style-name="ro3">
          <table:table-cell table:formula="of:=[.$A$262]&amp;&quot;.&quot;&amp;[.F276]" office:value-type="string" office:string-value="3.03.03.03.14" calcext:value-type="string">
            <text:p>3.03.03.03.14</text:p>
          </table:table-cell>
          <table:table-cell table:number-columns-repeated="4"/>
          <table:table-cell office:value-type="string" calcext:value-type="string">
            <text:p>14</text:p>
          </table:table-cell>
          <table:table-cell office:value-type="string" calcext:value-type="string">
            <text:p>Anulación de Movimient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76]" office:value-type="string" office:string-value="Anulación de Movimiento" calcext:value-type="string">
            <text:p>Anulación de Movimiento</text:p>
          </table:table-cell>
          <table:table-cell/>
          <table:table-cell table:number-columns-repeated="2" office:value-type="float" office:value="275" calcext:value-type="float">
            <text:p>275</text:p>
          </table:table-cell>
          <table:table-cell table:style-name="ce3" table:formula="of:=&quot;(&quot; &amp; [.N276] &amp; &quot;,&quot; &amp; &quot;1&quot; &amp; &quot;, '&quot; &amp; [.L276]  &amp; &quot;', &quot; &amp; &quot;'&quot; &amp; [.H276]  &amp;  &quot;',  'A' , '&quot; &amp; [.L276] &amp;  &quot;', '&quot;&amp;  [.I276]  &amp; &quot;', '&quot; &amp; [.A276] &amp; &quot;' );&quot;" office:value-type="string" office:string-value="(275,1, 'Anulación de Movimiento', '',  'A' , 'Anulación de Movimiento', '', '3.03.03.03.14' );" calcext:value-type="string">
            <text:p>(275,1, 'Anulación de Movimiento', '', <text:s/>'A' , 'Anulación de Movimiento', '', '3.03.03.03.14' );</text:p>
          </table:table-cell>
          <table:table-cell table:number-columns-repeated="4"/>
          <table:table-cell table:formula="of:=IF([.L276] &lt;&gt; &quot;&quot;;[.$P$1] &amp;  [.P276]; &quot;&quot;)" office:value-type="string" office:string-value="INSERT INTO proceso(id_proceso, id_aplicacion, denominacion, ruta_menu, estatus, descripcion, url, jerarquia_menu)VALUES (275,1, 'Anulación de Movimiento', '',  'A' , 'Anulación de Movimiento', '', '3.03.03.03.14' );" calcext:value-type="string">
            <text:p>INSERT INTO proceso(id_proceso, id_aplicacion, denominacion, ruta_menu, estatus, descripcion, url, jerarquia_menu)VALUES (275,1, 'Anulación de Movimiento', '', <text:s/>'A' , 'Anulación de Movimiento', '', '3.03.03.03.14' );</text:p>
          </table:table-cell>
          <table:table-cell table:number-columns-repeated="2"/>
          <table:table-cell table:formula="of:==IF([.L276] &lt;&gt; &quot;&quot;;&quot;INSERT INTO perfil_proceso(id_perfil_proceso, id_perfil, id_proceso, priuse) VALUES (&quot; &amp; [.O276] &amp; &quot;, 1, &quot; &amp; [.N276] &amp; &quot;, 'A'::text);&quot;; &quot;&quot;)" office:value-type="string" office:string-value="INSERT INTO perfil_proceso(id_perfil_proceso, id_perfil, id_proceso, priuse) VALUES (275, 1, 275, 'A'::text);" calcext:value-type="string">
            <text:p>INSERT INTO perfil_proceso(id_perfil_proceso, id_perfil, id_proceso, priuse) VALUES (275, 1, 275, 'A'::text);</text:p>
          </table:table-cell>
        </table:table-row>
        <table:table-row table:style-name="ro3">
          <table:table-cell table:formula="of:=[.$A$255]&amp;&quot;.&quot;&amp;[.E277]" office:value-type="string" office:string-value="3.03.03.04" calcext:value-type="string">
            <text:p>3.03.03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Egreso de Trabajador con Registr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77]" office:value-type="string" office:string-value="Egreso de Trabajador con Registro" calcext:value-type="string">
            <text:p>Egreso de Trabajador con Registro</text:p>
          </table:table-cell>
          <table:table-cell/>
          <table:table-cell table:number-columns-repeated="2" office:value-type="float" office:value="276" calcext:value-type="float">
            <text:p>276</text:p>
          </table:table-cell>
          <table:table-cell table:style-name="ce3" table:formula="of:=&quot;(&quot; &amp; [.N277] &amp; &quot;,&quot; &amp; &quot;1&quot; &amp; &quot;, '&quot; &amp; [.L277]  &amp; &quot;', &quot; &amp; &quot;'&quot; &amp; [.H277]  &amp;  &quot;',  'A' , '&quot; &amp; [.L277] &amp;  &quot;', '&quot;&amp;  [.I277]  &amp; &quot;', '&quot; &amp; [.A277] &amp; &quot;' );&quot;" office:value-type="string" office:string-value="(276,1, 'Egreso de Trabajador con Registro', '',  'A' , 'Egreso de Trabajador con Registro', '', '3.03.03.04' );" calcext:value-type="string">
            <text:p>(276,1, 'Egreso de Trabajador con Registro', '', <text:s/>'A' , 'Egreso de Trabajador con Registro', '', '3.03.03.04' );</text:p>
          </table:table-cell>
          <table:table-cell table:number-columns-repeated="4"/>
          <table:table-cell table:formula="of:=IF([.L277] &lt;&gt; &quot;&quot;;[.$P$1] &amp;  [.P277]; &quot;&quot;)" office:value-type="string" office:string-value="INSERT INTO proceso(id_proceso, id_aplicacion, denominacion, ruta_menu, estatus, descripcion, url, jerarquia_menu)VALUES (276,1, 'Egreso de Trabajador con Registro', '',  'A' , 'Egreso de Trabajador con Registro', '', '3.03.03.04' );" calcext:value-type="string">
            <text:p>INSERT INTO proceso(id_proceso, id_aplicacion, denominacion, ruta_menu, estatus, descripcion, url, jerarquia_menu)VALUES (276,1, 'Egreso de Trabajador con Registro', '', <text:s/>'A' , 'Egreso de Trabajador con Registro', '', '3.03.03.04' );</text:p>
          </table:table-cell>
          <table:table-cell table:number-columns-repeated="2"/>
          <table:table-cell table:formula="of:==IF([.L277] &lt;&gt; &quot;&quot;;&quot;INSERT INTO perfil_proceso(id_perfil_proceso, id_perfil, id_proceso, priuse) VALUES (&quot; &amp; [.O277] &amp; &quot;, 1, &quot; &amp; [.N277] &amp; &quot;, 'A'::text);&quot;; &quot;&quot;)" office:value-type="string" office:string-value="INSERT INTO perfil_proceso(id_perfil_proceso, id_perfil, id_proceso, priuse) VALUES (276, 1, 276, 'A'::text);" calcext:value-type="string">
            <text:p>INSERT INTO perfil_proceso(id_perfil_proceso, id_perfil, id_proceso, priuse) VALUES (276, 1, 276, 'A'::text);</text:p>
          </table:table-cell>
        </table:table-row>
        <table:table-row table:style-name="ro3">
          <table:table-cell table:formula="of:=[.$A$255]&amp;&quot;.&quot;&amp;[.E278]" office:value-type="string" office:string-value="3.03.03.05" calcext:value-type="string">
            <text:p>3.03.03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Cambio Tipo Personal con Registr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78]" office:value-type="string" office:string-value="Cambio Tipo Personal con Registro" calcext:value-type="string">
            <text:p>Cambio Tipo Personal con Registro</text:p>
          </table:table-cell>
          <table:table-cell/>
          <table:table-cell table:number-columns-repeated="2" office:value-type="float" office:value="277" calcext:value-type="float">
            <text:p>277</text:p>
          </table:table-cell>
          <table:table-cell table:style-name="ce3" table:formula="of:=&quot;(&quot; &amp; [.N278] &amp; &quot;,&quot; &amp; &quot;1&quot; &amp; &quot;, '&quot; &amp; [.L278]  &amp; &quot;', &quot; &amp; &quot;'&quot; &amp; [.H278]  &amp;  &quot;',  'A' , '&quot; &amp; [.L278] &amp;  &quot;', '&quot;&amp;  [.I278]  &amp; &quot;', '&quot; &amp; [.A278] &amp; &quot;' );&quot;" office:value-type="string" office:string-value="(277,1, 'Cambio Tipo Personal con Registro', '',  'A' , 'Cambio Tipo Personal con Registro', '', '3.03.03.05' );" calcext:value-type="string">
            <text:p>(277,1, 'Cambio Tipo Personal con Registro', '', <text:s/>'A' , 'Cambio Tipo Personal con Registro', '', '3.03.03.05' );</text:p>
          </table:table-cell>
          <table:table-cell table:number-columns-repeated="4"/>
          <table:table-cell table:formula="of:=IF([.L278] &lt;&gt; &quot;&quot;;[.$P$1] &amp;  [.P278]; &quot;&quot;)" office:value-type="string" office:string-value="INSERT INTO proceso(id_proceso, id_aplicacion, denominacion, ruta_menu, estatus, descripcion, url, jerarquia_menu)VALUES (277,1, 'Cambio Tipo Personal con Registro', '',  'A' , 'Cambio Tipo Personal con Registro', '', '3.03.03.05' );" calcext:value-type="string">
            <text:p>INSERT INTO proceso(id_proceso, id_aplicacion, denominacion, ruta_menu, estatus, descripcion, url, jerarquia_menu)VALUES (277,1, 'Cambio Tipo Personal con Registro', '', <text:s/>'A' , 'Cambio Tipo Personal con Registro', '', '3.03.03.05' );</text:p>
          </table:table-cell>
          <table:table-cell table:number-columns-repeated="2"/>
          <table:table-cell table:formula="of:==IF([.L278] &lt;&gt; &quot;&quot;;&quot;INSERT INTO perfil_proceso(id_perfil_proceso, id_perfil, id_proceso, priuse) VALUES (&quot; &amp; [.O278] &amp; &quot;, 1, &quot; &amp; [.N278] &amp; &quot;, 'A'::text);&quot;; &quot;&quot;)" office:value-type="string" office:string-value="INSERT INTO perfil_proceso(id_perfil_proceso, id_perfil, id_proceso, priuse) VALUES (277, 1, 277, 'A'::text);" calcext:value-type="string">
            <text:p>INSERT INTO perfil_proceso(id_perfil_proceso, id_perfil, id_proceso, priuse) VALUES (277, 1, 277, 'A'::text);</text:p>
          </table:table-cell>
        </table:table-row>
        <table:table-row table:style-name="ro3">
          <table:table-cell table:formula="of:=[.$A$224]&amp;&quot;.&quot;&amp;[.D279]" office:value-type="string" office:string-value="3.03.04" calcext:value-type="string">
            <text:p>3.03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ersonal no Sujeto a LEFP Sin Registr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79]" office:value-type="string" office:string-value="Personal no Sujeto a LEFP Sin Registro" calcext:value-type="string">
            <text:p>Personal no Sujeto a LEFP Sin Registro</text:p>
          </table:table-cell>
          <table:table-cell/>
          <table:table-cell table:number-columns-repeated="2" office:value-type="float" office:value="278" calcext:value-type="float">
            <text:p>278</text:p>
          </table:table-cell>
          <table:table-cell table:style-name="ce3" table:formula="of:=&quot;(&quot; &amp; [.N279] &amp; &quot;,&quot; &amp; &quot;1&quot; &amp; &quot;, '&quot; &amp; [.L279]  &amp; &quot;', &quot; &amp; &quot;'&quot; &amp; [.H279]  &amp;  &quot;',  'A' , '&quot; &amp; [.L279] &amp;  &quot;', '&quot;&amp;  [.I279]  &amp; &quot;', '&quot; &amp; [.A279] &amp; &quot;' );&quot;" office:value-type="string" office:string-value="(278,1, 'Personal no Sujeto a LEFP Sin Registro', '',  'A' , 'Personal no Sujeto a LEFP Sin Registro', '', '3.03.04' );" calcext:value-type="string">
            <text:p>(278,1, 'Personal no Sujeto a LEFP Sin Registro', '', <text:s/>'A' , 'Personal no Sujeto a LEFP Sin Registro', '', '3.03.04' );</text:p>
          </table:table-cell>
          <table:table-cell table:number-columns-repeated="4"/>
          <table:table-cell table:formula="of:=IF([.L279] &lt;&gt; &quot;&quot;;[.$P$1] &amp;  [.P279]; &quot;&quot;)" office:value-type="string" office:string-value="INSERT INTO proceso(id_proceso, id_aplicacion, denominacion, ruta_menu, estatus, descripcion, url, jerarquia_menu)VALUES (278,1, 'Personal no Sujeto a LEFP Sin Registro', '',  'A' , 'Personal no Sujeto a LEFP Sin Registro', '', '3.03.04' );" calcext:value-type="string">
            <text:p>INSERT INTO proceso(id_proceso, id_aplicacion, denominacion, ruta_menu, estatus, descripcion, url, jerarquia_menu)VALUES (278,1, 'Personal no Sujeto a LEFP Sin Registro', '', <text:s/>'A' , 'Personal no Sujeto a LEFP Sin Registro', '', '3.03.04' );</text:p>
          </table:table-cell>
          <table:table-cell table:number-columns-repeated="2"/>
          <table:table-cell table:formula="of:==IF([.L279] &lt;&gt; &quot;&quot;;&quot;INSERT INTO perfil_proceso(id_perfil_proceso, id_perfil, id_proceso, priuse) VALUES (&quot; &amp; [.O279] &amp; &quot;, 1, &quot; &amp; [.N279] &amp; &quot;, 'A'::text);&quot;; &quot;&quot;)" office:value-type="string" office:string-value="INSERT INTO perfil_proceso(id_perfil_proceso, id_perfil, id_proceso, priuse) VALUES (278, 1, 278, 'A'::text);" calcext:value-type="string">
            <text:p>INSERT INTO perfil_proceso(id_perfil_proceso, id_perfil, id_proceso, priuse) VALUES (278, 1, 278, 'A'::text);</text:p>
          </table:table-cell>
        </table:table-row>
        <table:table-row table:style-name="ro3">
          <table:table-cell table:formula="of:=[.$A$279]&amp;&quot;.&quot;&amp;[.E280]" office:value-type="string" office:string-value="3.03.04.01" calcext:value-type="string">
            <text:p>3.03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Ingreso de Personal sin Registr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80]" office:value-type="string" office:string-value="Ingreso de Personal sin Registro" calcext:value-type="string">
            <text:p>Ingreso de Personal sin Registro</text:p>
          </table:table-cell>
          <table:table-cell/>
          <table:table-cell table:number-columns-repeated="2" office:value-type="float" office:value="279" calcext:value-type="float">
            <text:p>279</text:p>
          </table:table-cell>
          <table:table-cell table:style-name="ce3" table:formula="of:=&quot;(&quot; &amp; [.N280] &amp; &quot;,&quot; &amp; &quot;1&quot; &amp; &quot;, '&quot; &amp; [.L280]  &amp; &quot;', &quot; &amp; &quot;'&quot; &amp; [.H280]  &amp;  &quot;',  'A' , '&quot; &amp; [.L280] &amp;  &quot;', '&quot;&amp;  [.I280]  &amp; &quot;', '&quot; &amp; [.A280] &amp; &quot;' );&quot;" office:value-type="string" office:string-value="(279,1, 'Ingreso de Personal sin Registro', '',  'A' , 'Ingreso de Personal sin Registro', '', '3.03.04.01' );" calcext:value-type="string">
            <text:p>(279,1, 'Ingreso de Personal sin Registro', '', <text:s/>'A' , 'Ingreso de Personal sin Registro', '', '3.03.04.01' );</text:p>
          </table:table-cell>
          <table:table-cell table:number-columns-repeated="4"/>
          <table:table-cell table:formula="of:=IF([.L280] &lt;&gt; &quot;&quot;;[.$P$1] &amp;  [.P280]; &quot;&quot;)" office:value-type="string" office:string-value="INSERT INTO proceso(id_proceso, id_aplicacion, denominacion, ruta_menu, estatus, descripcion, url, jerarquia_menu)VALUES (279,1, 'Ingreso de Personal sin Registro', '',  'A' , 'Ingreso de Personal sin Registro', '', '3.03.04.01' );" calcext:value-type="string">
            <text:p>INSERT INTO proceso(id_proceso, id_aplicacion, denominacion, ruta_menu, estatus, descripcion, url, jerarquia_menu)VALUES (279,1, 'Ingreso de Personal sin Registro', '', <text:s/>'A' , 'Ingreso de Personal sin Registro', '', '3.03.04.01' );</text:p>
          </table:table-cell>
          <table:table-cell table:number-columns-repeated="2"/>
          <table:table-cell table:formula="of:==IF([.L280] &lt;&gt; &quot;&quot;;&quot;INSERT INTO perfil_proceso(id_perfil_proceso, id_perfil, id_proceso, priuse) VALUES (&quot; &amp; [.O280] &amp; &quot;, 1, &quot; &amp; [.N280] &amp; &quot;, 'A'::text);&quot;; &quot;&quot;)" office:value-type="string" office:string-value="INSERT INTO perfil_proceso(id_perfil_proceso, id_perfil, id_proceso, priuse) VALUES (279, 1, 279, 'A'::text);" calcext:value-type="string">
            <text:p>INSERT INTO perfil_proceso(id_perfil_proceso, id_perfil, id_proceso, priuse) VALUES (279, 1, 279, 'A'::text);</text:p>
          </table:table-cell>
        </table:table-row>
        <table:table-row table:style-name="ro3">
          <table:table-cell table:formula="of:=[.$A$279]&amp;&quot;.&quot;&amp;[.E281]" office:value-type="string" office:string-value="3.03.04.02" calcext:value-type="string">
            <text:p>3.03.04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ingreso de Personal sin Registr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81]" office:value-type="string" office:string-value="Reingreso de Personal sin Registro" calcext:value-type="string">
            <text:p>Reingreso de Personal sin Registro</text:p>
          </table:table-cell>
          <table:table-cell/>
          <table:table-cell table:number-columns-repeated="2" office:value-type="float" office:value="280" calcext:value-type="float">
            <text:p>280</text:p>
          </table:table-cell>
          <table:table-cell table:style-name="ce3" table:formula="of:=&quot;(&quot; &amp; [.N281] &amp; &quot;,&quot; &amp; &quot;1&quot; &amp; &quot;, '&quot; &amp; [.L281]  &amp; &quot;', &quot; &amp; &quot;'&quot; &amp; [.H281]  &amp;  &quot;',  'A' , '&quot; &amp; [.L281] &amp;  &quot;', '&quot;&amp;  [.I281]  &amp; &quot;', '&quot; &amp; [.A281] &amp; &quot;' );&quot;" office:value-type="string" office:string-value="(280,1, 'Reingreso de Personal sin Registro', '',  'A' , 'Reingreso de Personal sin Registro', '', '3.03.04.02' );" calcext:value-type="string">
            <text:p>(280,1, 'Reingreso de Personal sin Registro', '', <text:s/>'A' , 'Reingreso de Personal sin Registro', '', '3.03.04.02' );</text:p>
          </table:table-cell>
          <table:table-cell table:number-columns-repeated="4"/>
          <table:table-cell table:formula="of:=IF([.L281] &lt;&gt; &quot;&quot;;[.$P$1] &amp;  [.P281]; &quot;&quot;)" office:value-type="string" office:string-value="INSERT INTO proceso(id_proceso, id_aplicacion, denominacion, ruta_menu, estatus, descripcion, url, jerarquia_menu)VALUES (280,1, 'Reingreso de Personal sin Registro', '',  'A' , 'Reingreso de Personal sin Registro', '', '3.03.04.02' );" calcext:value-type="string">
            <text:p>INSERT INTO proceso(id_proceso, id_aplicacion, denominacion, ruta_menu, estatus, descripcion, url, jerarquia_menu)VALUES (280,1, 'Reingreso de Personal sin Registro', '', <text:s/>'A' , 'Reingreso de Personal sin Registro', '', '3.03.04.02' );</text:p>
          </table:table-cell>
          <table:table-cell table:number-columns-repeated="2"/>
          <table:table-cell table:formula="of:==IF([.L281] &lt;&gt; &quot;&quot;;&quot;INSERT INTO perfil_proceso(id_perfil_proceso, id_perfil, id_proceso, priuse) VALUES (&quot; &amp; [.O281] &amp; &quot;, 1, &quot; &amp; [.N281] &amp; &quot;, 'A'::text);&quot;; &quot;&quot;)" office:value-type="string" office:string-value="INSERT INTO perfil_proceso(id_perfil_proceso, id_perfil, id_proceso, priuse) VALUES (280, 1, 280, 'A'::text);" calcext:value-type="string">
            <text:p>INSERT INTO perfil_proceso(id_perfil_proceso, id_perfil, id_proceso, priuse) VALUES (280, 1, 280, 'A'::text);</text:p>
          </table:table-cell>
        </table:table-row>
        <table:table-row table:style-name="ro3">
          <table:table-cell table:formula="of:=[.$A$279]&amp;&quot;.&quot;&amp;[.E282]" office:value-type="string" office:string-value="3.03.04.03" calcext:value-type="string">
            <text:p>3.03.04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tualizacion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82]" office:value-type="string" office:string-value="Actualizaciones" calcext:value-type="string">
            <text:p>Actualizaciones</text:p>
          </table:table-cell>
          <table:table-cell/>
          <table:table-cell table:number-columns-repeated="2" office:value-type="float" office:value="281" calcext:value-type="float">
            <text:p>281</text:p>
          </table:table-cell>
          <table:table-cell table:style-name="ce3" table:formula="of:=&quot;(&quot; &amp; [.N282] &amp; &quot;,&quot; &amp; &quot;1&quot; &amp; &quot;, '&quot; &amp; [.L282]  &amp; &quot;', &quot; &amp; &quot;'&quot; &amp; [.H282]  &amp;  &quot;',  'A' , '&quot; &amp; [.L282] &amp;  &quot;', '&quot;&amp;  [.I282]  &amp; &quot;', '&quot; &amp; [.A282] &amp; &quot;' );&quot;" office:value-type="string" office:string-value="(281,1, 'Actualizaciones', '',  'A' , 'Actualizaciones', '', '3.03.04.03' );" calcext:value-type="string">
            <text:p>(281,1, 'Actualizaciones', '', <text:s/>'A' , 'Actualizaciones', '', '3.03.04.03' );</text:p>
          </table:table-cell>
          <table:table-cell table:number-columns-repeated="4"/>
          <table:table-cell table:formula="of:=IF([.L282] &lt;&gt; &quot;&quot;;[.$P$1] &amp;  [.P282]; &quot;&quot;)" office:value-type="string" office:string-value="INSERT INTO proceso(id_proceso, id_aplicacion, denominacion, ruta_menu, estatus, descripcion, url, jerarquia_menu)VALUES (281,1, 'Actualizaciones', '',  'A' , 'Actualizaciones', '', '3.03.04.03' );" calcext:value-type="string">
            <text:p>INSERT INTO proceso(id_proceso, id_aplicacion, denominacion, ruta_menu, estatus, descripcion, url, jerarquia_menu)VALUES (281,1, 'Actualizaciones', '', <text:s/>'A' , 'Actualizaciones', '', '3.03.04.03' );</text:p>
          </table:table-cell>
          <table:table-cell table:number-columns-repeated="2"/>
          <table:table-cell table:formula="of:==IF([.L282] &lt;&gt; &quot;&quot;;&quot;INSERT INTO perfil_proceso(id_perfil_proceso, id_perfil, id_proceso, priuse) VALUES (&quot; &amp; [.O282] &amp; &quot;, 1, &quot; &amp; [.N282] &amp; &quot;, 'A'::text);&quot;; &quot;&quot;)" office:value-type="string" office:string-value="INSERT INTO perfil_proceso(id_perfil_proceso, id_perfil, id_proceso, priuse) VALUES (281, 1, 281, 'A'::text);" calcext:value-type="string">
            <text:p>INSERT INTO perfil_proceso(id_perfil_proceso, id_perfil, id_proceso, priuse) VALUES (281, 1, 281, 'A'::text);</text:p>
          </table:table-cell>
        </table:table-row>
        <table:table-row table:style-name="ro3">
          <table:table-cell table:formula="of:=[.$A$282]&amp;&quot;.&quot;&amp;[.F283]" office:value-type="string" office:string-value="3.03.04.03.01" calcext:value-type="string">
            <text:p>3.03.04.03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Aumento de Sueldo Personal sin Regist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83]" office:value-type="string" office:string-value="Aumento de Sueldo Personal sin Registro" calcext:value-type="string">
            <text:p>Aumento de Sueldo Personal sin Registro</text:p>
          </table:table-cell>
          <table:table-cell/>
          <table:table-cell table:number-columns-repeated="2" office:value-type="float" office:value="282" calcext:value-type="float">
            <text:p>282</text:p>
          </table:table-cell>
          <table:table-cell table:style-name="ce3" table:formula="of:=&quot;(&quot; &amp; [.N283] &amp; &quot;,&quot; &amp; &quot;1&quot; &amp; &quot;, '&quot; &amp; [.L283]  &amp; &quot;', &quot; &amp; &quot;'&quot; &amp; [.H283]  &amp;  &quot;',  'A' , '&quot; &amp; [.L283] &amp;  &quot;', '&quot;&amp;  [.I283]  &amp; &quot;', '&quot; &amp; [.A283] &amp; &quot;' );&quot;" office:value-type="string" office:string-value="(282,1, 'Aumento de Sueldo Personal sin Registro', '',  'A' , 'Aumento de Sueldo Personal sin Registro', '', '3.03.04.03.01' );" calcext:value-type="string">
            <text:p>(282,1, 'Aumento de Sueldo Personal sin Registro', '', <text:s/>'A' , 'Aumento de Sueldo Personal sin Registro', '', '3.03.04.03.01' );</text:p>
          </table:table-cell>
          <table:table-cell table:number-columns-repeated="4"/>
          <table:table-cell table:formula="of:=IF([.L283] &lt;&gt; &quot;&quot;;[.$P$1] &amp;  [.P283]; &quot;&quot;)" office:value-type="string" office:string-value="INSERT INTO proceso(id_proceso, id_aplicacion, denominacion, ruta_menu, estatus, descripcion, url, jerarquia_menu)VALUES (282,1, 'Aumento de Sueldo Personal sin Registro', '',  'A' , 'Aumento de Sueldo Personal sin Registro', '', '3.03.04.03.01' );" calcext:value-type="string">
            <text:p>INSERT INTO proceso(id_proceso, id_aplicacion, denominacion, ruta_menu, estatus, descripcion, url, jerarquia_menu)VALUES (282,1, 'Aumento de Sueldo Personal sin Registro', '', <text:s/>'A' , 'Aumento de Sueldo Personal sin Registro', '', '3.03.04.03.01' );</text:p>
          </table:table-cell>
          <table:table-cell table:number-columns-repeated="2"/>
          <table:table-cell table:formula="of:==IF([.L283] &lt;&gt; &quot;&quot;;&quot;INSERT INTO perfil_proceso(id_perfil_proceso, id_perfil, id_proceso, priuse) VALUES (&quot; &amp; [.O283] &amp; &quot;, 1, &quot; &amp; [.N283] &amp; &quot;, 'A'::text);&quot;; &quot;&quot;)" office:value-type="string" office:string-value="INSERT INTO perfil_proceso(id_perfil_proceso, id_perfil, id_proceso, priuse) VALUES (282, 1, 282, 'A'::text);" calcext:value-type="string">
            <text:p>INSERT INTO perfil_proceso(id_perfil_proceso, id_perfil, id_proceso, priuse) VALUES (282, 1, 282, 'A'::text);</text:p>
          </table:table-cell>
        </table:table-row>
        <table:table-row table:style-name="ro3">
          <table:table-cell table:formula="of:=[.$A$282]&amp;&quot;.&quot;&amp;[.F284]" office:value-type="string" office:string-value="3.03.04.03.02" calcext:value-type="string">
            <text:p>3.03.04.03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Cambio Denominación de Cargo sin Regist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84]" office:value-type="string" office:string-value="Cambio Denominación de Cargo sin Registro" calcext:value-type="string">
            <text:p>Cambio Denominación de Cargo sin Registro</text:p>
          </table:table-cell>
          <table:table-cell/>
          <table:table-cell table:number-columns-repeated="2" office:value-type="float" office:value="283" calcext:value-type="float">
            <text:p>283</text:p>
          </table:table-cell>
          <table:table-cell table:style-name="ce3" table:formula="of:=&quot;(&quot; &amp; [.N284] &amp; &quot;,&quot; &amp; &quot;1&quot; &amp; &quot;, '&quot; &amp; [.L284]  &amp; &quot;', &quot; &amp; &quot;'&quot; &amp; [.H284]  &amp;  &quot;',  'A' , '&quot; &amp; [.L284] &amp;  &quot;', '&quot;&amp;  [.I284]  &amp; &quot;', '&quot; &amp; [.A284] &amp; &quot;' );&quot;" office:value-type="string" office:string-value="(283,1, 'Cambio Denominación de Cargo sin Registro', '',  'A' , 'Cambio Denominación de Cargo sin Registro', '', '3.03.04.03.02' );" calcext:value-type="string">
            <text:p>(283,1, 'Cambio Denominación de Cargo sin Registro', '', <text:s/>'A' , 'Cambio Denominación de Cargo sin Registro', '', '3.03.04.03.02' );</text:p>
          </table:table-cell>
          <table:table-cell table:number-columns-repeated="4"/>
          <table:table-cell table:formula="of:=IF([.L284] &lt;&gt; &quot;&quot;;[.$P$1] &amp;  [.P284]; &quot;&quot;)" office:value-type="string" office:string-value="INSERT INTO proceso(id_proceso, id_aplicacion, denominacion, ruta_menu, estatus, descripcion, url, jerarquia_menu)VALUES (283,1, 'Cambio Denominación de Cargo sin Registro', '',  'A' , 'Cambio Denominación de Cargo sin Registro', '', '3.03.04.03.02' );" calcext:value-type="string">
            <text:p>INSERT INTO proceso(id_proceso, id_aplicacion, denominacion, ruta_menu, estatus, descripcion, url, jerarquia_menu)VALUES (283,1, 'Cambio Denominación de Cargo sin Registro', '', <text:s/>'A' , 'Cambio Denominación de Cargo sin Registro', '', '3.03.04.03.02' );</text:p>
          </table:table-cell>
          <table:table-cell table:number-columns-repeated="2"/>
          <table:table-cell table:formula="of:==IF([.L284] &lt;&gt; &quot;&quot;;&quot;INSERT INTO perfil_proceso(id_perfil_proceso, id_perfil, id_proceso, priuse) VALUES (&quot; &amp; [.O284] &amp; &quot;, 1, &quot; &amp; [.N284] &amp; &quot;, 'A'::text);&quot;; &quot;&quot;)" office:value-type="string" office:string-value="INSERT INTO perfil_proceso(id_perfil_proceso, id_perfil, id_proceso, priuse) VALUES (283, 1, 283, 'A'::text);" calcext:value-type="string">
            <text:p>INSERT INTO perfil_proceso(id_perfil_proceso, id_perfil, id_proceso, priuse) VALUES (283, 1, 283, 'A'::text);</text:p>
          </table:table-cell>
        </table:table-row>
        <table:table-row table:style-name="ro3">
          <table:table-cell table:formula="of:=[.$A$282]&amp;&quot;.&quot;&amp;[.F285]" office:value-type="string" office:string-value="3.03.04.03.03" calcext:value-type="string">
            <text:p>3.03.04.03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Licencia sin Sueldo Personal sin Regist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85]" office:value-type="string" office:string-value="Licencia sin Sueldo Personal sin Registro" calcext:value-type="string">
            <text:p>Licencia sin Sueldo Personal sin Registro</text:p>
          </table:table-cell>
          <table:table-cell/>
          <table:table-cell table:number-columns-repeated="2" office:value-type="float" office:value="284" calcext:value-type="float">
            <text:p>284</text:p>
          </table:table-cell>
          <table:table-cell table:style-name="ce3" table:formula="of:=&quot;(&quot; &amp; [.N285] &amp; &quot;,&quot; &amp; &quot;1&quot; &amp; &quot;, '&quot; &amp; [.L285]  &amp; &quot;', &quot; &amp; &quot;'&quot; &amp; [.H285]  &amp;  &quot;',  'A' , '&quot; &amp; [.L285] &amp;  &quot;', '&quot;&amp;  [.I285]  &amp; &quot;', '&quot; &amp; [.A285] &amp; &quot;' );&quot;" office:value-type="string" office:string-value="(284,1, 'Licencia sin Sueldo Personal sin Registro', '',  'A' , 'Licencia sin Sueldo Personal sin Registro', '', '3.03.04.03.03' );" calcext:value-type="string">
            <text:p>(284,1, 'Licencia sin Sueldo Personal sin Registro', '', <text:s/>'A' , 'Licencia sin Sueldo Personal sin Registro', '', '3.03.04.03.03' );</text:p>
          </table:table-cell>
          <table:table-cell table:number-columns-repeated="4"/>
          <table:table-cell table:formula="of:=IF([.L285] &lt;&gt; &quot;&quot;;[.$P$1] &amp;  [.P285]; &quot;&quot;)" office:value-type="string" office:string-value="INSERT INTO proceso(id_proceso, id_aplicacion, denominacion, ruta_menu, estatus, descripcion, url, jerarquia_menu)VALUES (284,1, 'Licencia sin Sueldo Personal sin Registro', '',  'A' , 'Licencia sin Sueldo Personal sin Registro', '', '3.03.04.03.03' );" calcext:value-type="string">
            <text:p>INSERT INTO proceso(id_proceso, id_aplicacion, denominacion, ruta_menu, estatus, descripcion, url, jerarquia_menu)VALUES (284,1, 'Licencia sin Sueldo Personal sin Registro', '', <text:s/>'A' , 'Licencia sin Sueldo Personal sin Registro', '', '3.03.04.03.03' );</text:p>
          </table:table-cell>
          <table:table-cell table:number-columns-repeated="2"/>
          <table:table-cell table:formula="of:==IF([.L285] &lt;&gt; &quot;&quot;;&quot;INSERT INTO perfil_proceso(id_perfil_proceso, id_perfil, id_proceso, priuse) VALUES (&quot; &amp; [.O285] &amp; &quot;, 1, &quot; &amp; [.N285] &amp; &quot;, 'A'::text);&quot;; &quot;&quot;)" office:value-type="string" office:string-value="INSERT INTO perfil_proceso(id_perfil_proceso, id_perfil, id_proceso, priuse) VALUES (284, 1, 284, 'A'::text);" calcext:value-type="string">
            <text:p>INSERT INTO perfil_proceso(id_perfil_proceso, id_perfil, id_proceso, priuse) VALUES (284, 1, 284, 'A'::text);</text:p>
          </table:table-cell>
        </table:table-row>
        <table:table-row table:style-name="ro3">
          <table:table-cell table:formula="of:=[.$A$282]&amp;&quot;.&quot;&amp;[.F286]" office:value-type="string" office:string-value="3.03.04.03.04" calcext:value-type="string">
            <text:p>3.03.04.03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Licencia con Sueldo Personal sin Regist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86]" office:value-type="string" office:string-value="Licencia con Sueldo Personal sin Registro" calcext:value-type="string">
            <text:p>Licencia con Sueldo Personal sin Registro</text:p>
          </table:table-cell>
          <table:table-cell/>
          <table:table-cell table:number-columns-repeated="2" office:value-type="float" office:value="285" calcext:value-type="float">
            <text:p>285</text:p>
          </table:table-cell>
          <table:table-cell table:style-name="ce3" table:formula="of:=&quot;(&quot; &amp; [.N286] &amp; &quot;,&quot; &amp; &quot;1&quot; &amp; &quot;, '&quot; &amp; [.L286]  &amp; &quot;', &quot; &amp; &quot;'&quot; &amp; [.H286]  &amp;  &quot;',  'A' , '&quot; &amp; [.L286] &amp;  &quot;', '&quot;&amp;  [.I286]  &amp; &quot;', '&quot; &amp; [.A286] &amp; &quot;' );&quot;" office:value-type="string" office:string-value="(285,1, 'Licencia con Sueldo Personal sin Registro', '',  'A' , 'Licencia con Sueldo Personal sin Registro', '', '3.03.04.03.04' );" calcext:value-type="string">
            <text:p>(285,1, 'Licencia con Sueldo Personal sin Registro', '', <text:s/>'A' , 'Licencia con Sueldo Personal sin Registro', '', '3.03.04.03.04' );</text:p>
          </table:table-cell>
          <table:table-cell table:number-columns-repeated="4"/>
          <table:table-cell table:formula="of:=IF([.L286] &lt;&gt; &quot;&quot;;[.$P$1] &amp;  [.P286]; &quot;&quot;)" office:value-type="string" office:string-value="INSERT INTO proceso(id_proceso, id_aplicacion, denominacion, ruta_menu, estatus, descripcion, url, jerarquia_menu)VALUES (285,1, 'Licencia con Sueldo Personal sin Registro', '',  'A' , 'Licencia con Sueldo Personal sin Registro', '', '3.03.04.03.04' );" calcext:value-type="string">
            <text:p>INSERT INTO proceso(id_proceso, id_aplicacion, denominacion, ruta_menu, estatus, descripcion, url, jerarquia_menu)VALUES (285,1, 'Licencia con Sueldo Personal sin Registro', '', <text:s/>'A' , 'Licencia con Sueldo Personal sin Registro', '', '3.03.04.03.04' );</text:p>
          </table:table-cell>
          <table:table-cell table:number-columns-repeated="2"/>
          <table:table-cell table:formula="of:==IF([.L286] &lt;&gt; &quot;&quot;;&quot;INSERT INTO perfil_proceso(id_perfil_proceso, id_perfil, id_proceso, priuse) VALUES (&quot; &amp; [.O286] &amp; &quot;, 1, &quot; &amp; [.N286] &amp; &quot;, 'A'::text);&quot;; &quot;&quot;)" office:value-type="string" office:string-value="INSERT INTO perfil_proceso(id_perfil_proceso, id_perfil, id_proceso, priuse) VALUES (285, 1, 285, 'A'::text);" calcext:value-type="string">
            <text:p>INSERT INTO perfil_proceso(id_perfil_proceso, id_perfil, id_proceso, priuse) VALUES (285, 1, 285, 'A'::text);</text:p>
          </table:table-cell>
        </table:table-row>
        <table:table-row table:style-name="ro3">
          <table:table-cell table:formula="of:=[.$A$282]&amp;&quot;.&quot;&amp;[.F287]" office:value-type="string" office:string-value="3.03.04.03.05" calcext:value-type="string">
            <text:p>3.03.04.03.05</text:p>
          </table:table-cell>
          <table:table-cell table:number-columns-repeated="4"/>
          <table:table-cell office:value-type="string" calcext:value-type="string">
            <text:p>05</text:p>
          </table:table-cell>
          <table:table-cell office:value-type="string" calcext:value-type="string">
            <text:p>Suspensión Personal sin Regist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87]" office:value-type="string" office:string-value="Suspensión Personal sin Registro" calcext:value-type="string">
            <text:p>Suspensión Personal sin Registro</text:p>
          </table:table-cell>
          <table:table-cell/>
          <table:table-cell table:number-columns-repeated="2" office:value-type="float" office:value="286" calcext:value-type="float">
            <text:p>286</text:p>
          </table:table-cell>
          <table:table-cell table:style-name="ce3" table:formula="of:=&quot;(&quot; &amp; [.N287] &amp; &quot;,&quot; &amp; &quot;1&quot; &amp; &quot;, '&quot; &amp; [.L287]  &amp; &quot;', &quot; &amp; &quot;'&quot; &amp; [.H287]  &amp;  &quot;',  'A' , '&quot; &amp; [.L287] &amp;  &quot;', '&quot;&amp;  [.I287]  &amp; &quot;', '&quot; &amp; [.A287] &amp; &quot;' );&quot;" office:value-type="string" office:string-value="(286,1, 'Suspensión Personal sin Registro', '',  'A' , 'Suspensión Personal sin Registro', '', '3.03.04.03.05' );" calcext:value-type="string">
            <text:p>(286,1, 'Suspensión Personal sin Registro', '', <text:s/>'A' , 'Suspensión Personal sin Registro', '', '3.03.04.03.05' );</text:p>
          </table:table-cell>
          <table:table-cell table:number-columns-repeated="4"/>
          <table:table-cell table:formula="of:=IF([.L287] &lt;&gt; &quot;&quot;;[.$P$1] &amp;  [.P287]; &quot;&quot;)" office:value-type="string" office:string-value="INSERT INTO proceso(id_proceso, id_aplicacion, denominacion, ruta_menu, estatus, descripcion, url, jerarquia_menu)VALUES (286,1, 'Suspensión Personal sin Registro', '',  'A' , 'Suspensión Personal sin Registro', '', '3.03.04.03.05' );" calcext:value-type="string">
            <text:p>INSERT INTO proceso(id_proceso, id_aplicacion, denominacion, ruta_menu, estatus, descripcion, url, jerarquia_menu)VALUES (286,1, 'Suspensión Personal sin Registro', '', <text:s/>'A' , 'Suspensión Personal sin Registro', '', '3.03.04.03.05' );</text:p>
          </table:table-cell>
          <table:table-cell table:number-columns-repeated="2"/>
          <table:table-cell table:formula="of:==IF([.L287] &lt;&gt; &quot;&quot;;&quot;INSERT INTO perfil_proceso(id_perfil_proceso, id_perfil, id_proceso, priuse) VALUES (&quot; &amp; [.O287] &amp; &quot;, 1, &quot; &amp; [.N287] &amp; &quot;, 'A'::text);&quot;; &quot;&quot;)" office:value-type="string" office:string-value="INSERT INTO perfil_proceso(id_perfil_proceso, id_perfil, id_proceso, priuse) VALUES (286, 1, 286, 'A'::text);" calcext:value-type="string">
            <text:p>INSERT INTO perfil_proceso(id_perfil_proceso, id_perfil, id_proceso, priuse) VALUES (286, 1, 286, 'A'::text);</text:p>
          </table:table-cell>
        </table:table-row>
        <table:table-row table:style-name="ro3">
          <table:table-cell table:formula="of:=[.$A$282]&amp;&quot;.&quot;&amp;[.F288]" office:value-type="string" office:string-value="3.03.04.03.06" calcext:value-type="string">
            <text:p>3.03.04.03.06</text:p>
          </table:table-cell>
          <table:table-cell table:number-columns-repeated="4"/>
          <table:table-cell office:value-type="string" calcext:value-type="string">
            <text:p>06</text:p>
          </table:table-cell>
          <table:table-cell office:value-type="string" calcext:value-type="string">
            <text:p>Reincorporación Personal sin Regist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88]" office:value-type="string" office:string-value="Reincorporación Personal sin Registro" calcext:value-type="string">
            <text:p>Reincorporación Personal sin Registro</text:p>
          </table:table-cell>
          <table:table-cell/>
          <table:table-cell table:number-columns-repeated="2" office:value-type="float" office:value="287" calcext:value-type="float">
            <text:p>287</text:p>
          </table:table-cell>
          <table:table-cell table:style-name="ce3" table:formula="of:=&quot;(&quot; &amp; [.N288] &amp; &quot;,&quot; &amp; &quot;1&quot; &amp; &quot;, '&quot; &amp; [.L288]  &amp; &quot;', &quot; &amp; &quot;'&quot; &amp; [.H288]  &amp;  &quot;',  'A' , '&quot; &amp; [.L288] &amp;  &quot;', '&quot;&amp;  [.I288]  &amp; &quot;', '&quot; &amp; [.A288] &amp; &quot;' );&quot;" office:value-type="string" office:string-value="(287,1, 'Reincorporación Personal sin Registro', '',  'A' , 'Reincorporación Personal sin Registro', '', '3.03.04.03.06' );" calcext:value-type="string">
            <text:p>(287,1, 'Reincorporación Personal sin Registro', '', <text:s/>'A' , 'Reincorporación Personal sin Registro', '', '3.03.04.03.06' );</text:p>
          </table:table-cell>
          <table:table-cell table:number-columns-repeated="4"/>
          <table:table-cell table:formula="of:=IF([.L288] &lt;&gt; &quot;&quot;;[.$P$1] &amp;  [.P288]; &quot;&quot;)" office:value-type="string" office:string-value="INSERT INTO proceso(id_proceso, id_aplicacion, denominacion, ruta_menu, estatus, descripcion, url, jerarquia_menu)VALUES (287,1, 'Reincorporación Personal sin Registro', '',  'A' , 'Reincorporación Personal sin Registro', '', '3.03.04.03.06' );" calcext:value-type="string">
            <text:p>INSERT INTO proceso(id_proceso, id_aplicacion, denominacion, ruta_menu, estatus, descripcion, url, jerarquia_menu)VALUES (287,1, 'Reincorporación Personal sin Registro', '', <text:s/>'A' , 'Reincorporación Personal sin Registro', '', '3.03.04.03.06' );</text:p>
          </table:table-cell>
          <table:table-cell table:number-columns-repeated="2"/>
          <table:table-cell table:formula="of:==IF([.L288] &lt;&gt; &quot;&quot;;&quot;INSERT INTO perfil_proceso(id_perfil_proceso, id_perfil, id_proceso, priuse) VALUES (&quot; &amp; [.O288] &amp; &quot;, 1, &quot; &amp; [.N288] &amp; &quot;, 'A'::text);&quot;; &quot;&quot;)" office:value-type="string" office:string-value="INSERT INTO perfil_proceso(id_perfil_proceso, id_perfil, id_proceso, priuse) VALUES (287, 1, 287, 'A'::text);" calcext:value-type="string">
            <text:p>INSERT INTO perfil_proceso(id_perfil_proceso, id_perfil, id_proceso, priuse) VALUES (287, 1, 287, 'A'::text);</text:p>
          </table:table-cell>
        </table:table-row>
        <table:table-row table:style-name="ro3">
          <table:table-cell table:formula="of:=[.$A$282]&amp;&quot;.&quot;&amp;[.F289]" office:value-type="string" office:string-value="3.03.04.03.07" calcext:value-type="string">
            <text:p>3.03.04.03.07</text:p>
          </table:table-cell>
          <table:table-cell table:number-columns-repeated="4"/>
          <table:table-cell office:value-type="string" calcext:value-type="string">
            <text:p>07</text:p>
          </table:table-cell>
          <table:table-cell office:value-type="string" calcext:value-type="string">
            <text:p>Traslado Personal sin Regist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289]" office:value-type="string" office:string-value="Traslado Personal sin Registro" calcext:value-type="string">
            <text:p>Traslado Personal sin Registro</text:p>
          </table:table-cell>
          <table:table-cell/>
          <table:table-cell table:number-columns-repeated="2" office:value-type="float" office:value="288" calcext:value-type="float">
            <text:p>288</text:p>
          </table:table-cell>
          <table:table-cell table:style-name="ce3" table:formula="of:=&quot;(&quot; &amp; [.N289] &amp; &quot;,&quot; &amp; &quot;1&quot; &amp; &quot;, '&quot; &amp; [.L289]  &amp; &quot;', &quot; &amp; &quot;'&quot; &amp; [.H289]  &amp;  &quot;',  'A' , '&quot; &amp; [.L289] &amp;  &quot;', '&quot;&amp;  [.I289]  &amp; &quot;', '&quot; &amp; [.A289] &amp; &quot;' );&quot;" office:value-type="string" office:string-value="(288,1, 'Traslado Personal sin Registro', '',  'A' , 'Traslado Personal sin Registro', '', '3.03.04.03.07' );" calcext:value-type="string">
            <text:p>(288,1, 'Traslado Personal sin Registro', '', <text:s/>'A' , 'Traslado Personal sin Registro', '', '3.03.04.03.07' );</text:p>
          </table:table-cell>
          <table:table-cell table:number-columns-repeated="4"/>
          <table:table-cell table:formula="of:=IF([.L289] &lt;&gt; &quot;&quot;;[.$P$1] &amp;  [.P289]; &quot;&quot;)" office:value-type="string" office:string-value="INSERT INTO proceso(id_proceso, id_aplicacion, denominacion, ruta_menu, estatus, descripcion, url, jerarquia_menu)VALUES (288,1, 'Traslado Personal sin Registro', '',  'A' , 'Traslado Personal sin Registro', '', '3.03.04.03.07' );" calcext:value-type="string">
            <text:p>INSERT INTO proceso(id_proceso, id_aplicacion, denominacion, ruta_menu, estatus, descripcion, url, jerarquia_menu)VALUES (288,1, 'Traslado Personal sin Registro', '', <text:s/>'A' , 'Traslado Personal sin Registro', '', '3.03.04.03.07' );</text:p>
          </table:table-cell>
          <table:table-cell table:number-columns-repeated="2"/>
          <table:table-cell table:formula="of:==IF([.L289] &lt;&gt; &quot;&quot;;&quot;INSERT INTO perfil_proceso(id_perfil_proceso, id_perfil, id_proceso, priuse) VALUES (&quot; &amp; [.O289] &amp; &quot;, 1, &quot; &amp; [.N289] &amp; &quot;, 'A'::text);&quot;; &quot;&quot;)" office:value-type="string" office:string-value="INSERT INTO perfil_proceso(id_perfil_proceso, id_perfil, id_proceso, priuse) VALUES (288, 1, 288, 'A'::text);" calcext:value-type="string">
            <text:p>INSERT INTO perfil_proceso(id_perfil_proceso, id_perfil, id_proceso, priuse) VALUES (288, 1, 288, 'A'::text);</text:p>
          </table:table-cell>
        </table:table-row>
        <table:table-row table:style-name="ro3">
          <table:table-cell table:formula="of:=[.$A$279]&amp;&quot;.&quot;&amp;[.E290]" office:value-type="string" office:string-value="3.03.04.04" calcext:value-type="string">
            <text:p>3.03.04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Egreso de Personal sin Registr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90]" office:value-type="string" office:string-value="Egreso de Personal sin Registro" calcext:value-type="string">
            <text:p>Egreso de Personal sin Registro</text:p>
          </table:table-cell>
          <table:table-cell/>
          <table:table-cell table:number-columns-repeated="2" office:value-type="float" office:value="289" calcext:value-type="float">
            <text:p>289</text:p>
          </table:table-cell>
          <table:table-cell table:style-name="ce3" table:formula="of:=&quot;(&quot; &amp; [.N290] &amp; &quot;,&quot; &amp; &quot;1&quot; &amp; &quot;, '&quot; &amp; [.L290]  &amp; &quot;', &quot; &amp; &quot;'&quot; &amp; [.H290]  &amp;  &quot;',  'A' , '&quot; &amp; [.L290] &amp;  &quot;', '&quot;&amp;  [.I290]  &amp; &quot;', '&quot; &amp; [.A290] &amp; &quot;' );&quot;" office:value-type="string" office:string-value="(289,1, 'Egreso de Personal sin Registro', '',  'A' , 'Egreso de Personal sin Registro', '', '3.03.04.04' );" calcext:value-type="string">
            <text:p>(289,1, 'Egreso de Personal sin Registro', '', <text:s/>'A' , 'Egreso de Personal sin Registro', '', '3.03.04.04' );</text:p>
          </table:table-cell>
          <table:table-cell table:number-columns-repeated="4"/>
          <table:table-cell table:formula="of:=IF([.L290] &lt;&gt; &quot;&quot;;[.$P$1] &amp;  [.P290]; &quot;&quot;)" office:value-type="string" office:string-value="INSERT INTO proceso(id_proceso, id_aplicacion, denominacion, ruta_menu, estatus, descripcion, url, jerarquia_menu)VALUES (289,1, 'Egreso de Personal sin Registro', '',  'A' , 'Egreso de Personal sin Registro', '', '3.03.04.04' );" calcext:value-type="string">
            <text:p>INSERT INTO proceso(id_proceso, id_aplicacion, denominacion, ruta_menu, estatus, descripcion, url, jerarquia_menu)VALUES (289,1, 'Egreso de Personal sin Registro', '', <text:s/>'A' , 'Egreso de Personal sin Registro', '', '3.03.04.04' );</text:p>
          </table:table-cell>
          <table:table-cell table:number-columns-repeated="2"/>
          <table:table-cell table:formula="of:==IF([.L290] &lt;&gt; &quot;&quot;;&quot;INSERT INTO perfil_proceso(id_perfil_proceso, id_perfil, id_proceso, priuse) VALUES (&quot; &amp; [.O290] &amp; &quot;, 1, &quot; &amp; [.N290] &amp; &quot;, 'A'::text);&quot;; &quot;&quot;)" office:value-type="string" office:string-value="INSERT INTO perfil_proceso(id_perfil_proceso, id_perfil, id_proceso, priuse) VALUES (289, 1, 289, 'A'::text);" calcext:value-type="string">
            <text:p>INSERT INTO perfil_proceso(id_perfil_proceso, id_perfil, id_proceso, priuse) VALUES (289, 1, 289, 'A'::text);</text:p>
          </table:table-cell>
        </table:table-row>
        <table:table-row table:style-name="ro3">
          <table:table-cell table:formula="of:=[.$A$279]&amp;&quot;.&quot;&amp;[.E291]" office:value-type="string" office:string-value="3.03.04.05" calcext:value-type="string">
            <text:p>3.03.04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Cambio Tipo de Personal sin Registr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91]" office:value-type="string" office:string-value="Cambio Tipo de Personal sin Registro" calcext:value-type="string">
            <text:p>Cambio Tipo de Personal sin Registro</text:p>
          </table:table-cell>
          <table:table-cell/>
          <table:table-cell table:number-columns-repeated="2" office:value-type="float" office:value="290" calcext:value-type="float">
            <text:p>290</text:p>
          </table:table-cell>
          <table:table-cell table:style-name="ce3" table:formula="of:=&quot;(&quot; &amp; [.N291] &amp; &quot;,&quot; &amp; &quot;1&quot; &amp; &quot;, '&quot; &amp; [.L291]  &amp; &quot;', &quot; &amp; &quot;'&quot; &amp; [.H291]  &amp;  &quot;',  'A' , '&quot; &amp; [.L291] &amp;  &quot;', '&quot;&amp;  [.I291]  &amp; &quot;', '&quot; &amp; [.A291] &amp; &quot;' );&quot;" office:value-type="string" office:string-value="(290,1, 'Cambio Tipo de Personal sin Registro', '',  'A' , 'Cambio Tipo de Personal sin Registro', '', '3.03.04.05' );" calcext:value-type="string">
            <text:p>(290,1, 'Cambio Tipo de Personal sin Registro', '', <text:s/>'A' , 'Cambio Tipo de Personal sin Registro', '', '3.03.04.05' );</text:p>
          </table:table-cell>
          <table:table-cell table:number-columns-repeated="4"/>
          <table:table-cell table:formula="of:=IF([.L291] &lt;&gt; &quot;&quot;;[.$P$1] &amp;  [.P291]; &quot;&quot;)" office:value-type="string" office:string-value="INSERT INTO proceso(id_proceso, id_aplicacion, denominacion, ruta_menu, estatus, descripcion, url, jerarquia_menu)VALUES (290,1, 'Cambio Tipo de Personal sin Registro', '',  'A' , 'Cambio Tipo de Personal sin Registro', '', '3.03.04.05' );" calcext:value-type="string">
            <text:p>INSERT INTO proceso(id_proceso, id_aplicacion, denominacion, ruta_menu, estatus, descripcion, url, jerarquia_menu)VALUES (290,1, 'Cambio Tipo de Personal sin Registro', '', <text:s/>'A' , 'Cambio Tipo de Personal sin Registro', '', '3.03.04.05' );</text:p>
          </table:table-cell>
          <table:table-cell table:number-columns-repeated="2"/>
          <table:table-cell table:formula="of:==IF([.L291] &lt;&gt; &quot;&quot;;&quot;INSERT INTO perfil_proceso(id_perfil_proceso, id_perfil, id_proceso, priuse) VALUES (&quot; &amp; [.O291] &amp; &quot;, 1, &quot; &amp; [.N291] &amp; &quot;, 'A'::text);&quot;; &quot;&quot;)" office:value-type="string" office:string-value="INSERT INTO perfil_proceso(id_perfil_proceso, id_perfil, id_proceso, priuse) VALUES (290, 1, 290, 'A'::text);" calcext:value-type="string">
            <text:p>INSERT INTO perfil_proceso(id_perfil_proceso, id_perfil, id_proceso, priuse) VALUES (290, 1, 290, 'A'::text);</text:p>
          </table:table-cell>
        </table:table-row>
        <table:table-row table:style-name="ro3">
          <table:table-cell table:formula="of:=[.$A$224]&amp;&quot;.&quot;&amp;[.D292]" office:value-type="string" office:string-value="3.03.05" calcext:value-type="string">
            <text:p>3.03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Manejo de Remesa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292]" office:value-type="string" office:string-value="Manejo de Remesas" calcext:value-type="string">
            <text:p>Manejo de Remesas</text:p>
          </table:table-cell>
          <table:table-cell/>
          <table:table-cell table:number-columns-repeated="2" office:value-type="float" office:value="291" calcext:value-type="float">
            <text:p>291</text:p>
          </table:table-cell>
          <table:table-cell table:style-name="ce3" table:formula="of:=&quot;(&quot; &amp; [.N292] &amp; &quot;,&quot; &amp; &quot;1&quot; &amp; &quot;, '&quot; &amp; [.L292]  &amp; &quot;', &quot; &amp; &quot;'&quot; &amp; [.H292]  &amp;  &quot;',  'A' , '&quot; &amp; [.L292] &amp;  &quot;', '&quot;&amp;  [.I292]  &amp; &quot;', '&quot; &amp; [.A292] &amp; &quot;' );&quot;" office:value-type="string" office:string-value="(291,1, 'Manejo de Remesas', '',  'A' , 'Manejo de Remesas', '', '3.03.05' );" calcext:value-type="string">
            <text:p>(291,1, 'Manejo de Remesas', '', <text:s/>'A' , 'Manejo de Remesas', '', '3.03.05' );</text:p>
          </table:table-cell>
          <table:table-cell table:number-columns-repeated="4"/>
          <table:table-cell table:formula="of:=IF([.L292] &lt;&gt; &quot;&quot;;[.$P$1] &amp;  [.P292]; &quot;&quot;)" office:value-type="string" office:string-value="INSERT INTO proceso(id_proceso, id_aplicacion, denominacion, ruta_menu, estatus, descripcion, url, jerarquia_menu)VALUES (291,1, 'Manejo de Remesas', '',  'A' , 'Manejo de Remesas', '', '3.03.05' );" calcext:value-type="string">
            <text:p>INSERT INTO proceso(id_proceso, id_aplicacion, denominacion, ruta_menu, estatus, descripcion, url, jerarquia_menu)VALUES (291,1, 'Manejo de Remesas', '', <text:s/>'A' , 'Manejo de Remesas', '', '3.03.05' );</text:p>
          </table:table-cell>
          <table:table-cell table:number-columns-repeated="2"/>
          <table:table-cell table:formula="of:==IF([.L292] &lt;&gt; &quot;&quot;;&quot;INSERT INTO perfil_proceso(id_perfil_proceso, id_perfil, id_proceso, priuse) VALUES (&quot; &amp; [.O292] &amp; &quot;, 1, &quot; &amp; [.N292] &amp; &quot;, 'A'::text);&quot;; &quot;&quot;)" office:value-type="string" office:string-value="INSERT INTO perfil_proceso(id_perfil_proceso, id_perfil, id_proceso, priuse) VALUES (291, 1, 291, 'A'::text);" calcext:value-type="string">
            <text:p>INSERT INTO perfil_proceso(id_perfil_proceso, id_perfil, id_proceso, priuse) VALUES (291, 1, 291, 'A'::text);</text:p>
          </table:table-cell>
        </table:table-row>
        <table:table-row table:style-name="ro3">
          <table:table-cell table:formula="of:=[.$A$292]&amp;&quot;.&quot;&amp;[.E293]" office:value-type="string" office:string-value="3.03.05.01" calcext:value-type="string">
            <text:p>3.03.05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mesa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93]" office:value-type="string" office:string-value="Remesas" calcext:value-type="string">
            <text:p>Remesas</text:p>
          </table:table-cell>
          <table:table-cell/>
          <table:table-cell table:number-columns-repeated="2" office:value-type="float" office:value="292" calcext:value-type="float">
            <text:p>292</text:p>
          </table:table-cell>
          <table:table-cell table:style-name="ce3" table:formula="of:=&quot;(&quot; &amp; [.N293] &amp; &quot;,&quot; &amp; &quot;1&quot; &amp; &quot;, '&quot; &amp; [.L293]  &amp; &quot;', &quot; &amp; &quot;'&quot; &amp; [.H293]  &amp;  &quot;',  'A' , '&quot; &amp; [.L293] &amp;  &quot;', '&quot;&amp;  [.I293]  &amp; &quot;', '&quot; &amp; [.A293] &amp; &quot;' );&quot;" office:value-type="string" office:string-value="(292,1, 'Remesas', '',  'A' , 'Remesas', '', '3.03.05.01' );" calcext:value-type="string">
            <text:p>(292,1, 'Remesas', '', <text:s/>'A' , 'Remesas', '', '3.03.05.01' );</text:p>
          </table:table-cell>
          <table:table-cell table:number-columns-repeated="4"/>
          <table:table-cell table:formula="of:=IF([.L293] &lt;&gt; &quot;&quot;;[.$P$1] &amp;  [.P293]; &quot;&quot;)" office:value-type="string" office:string-value="INSERT INTO proceso(id_proceso, id_aplicacion, denominacion, ruta_menu, estatus, descripcion, url, jerarquia_menu)VALUES (292,1, 'Remesas', '',  'A' , 'Remesas', '', '3.03.05.01' );" calcext:value-type="string">
            <text:p>INSERT INTO proceso(id_proceso, id_aplicacion, denominacion, ruta_menu, estatus, descripcion, url, jerarquia_menu)VALUES (292,1, 'Remesas', '', <text:s/>'A' , 'Remesas', '', '3.03.05.01' );</text:p>
          </table:table-cell>
          <table:table-cell table:number-columns-repeated="2"/>
          <table:table-cell table:formula="of:==IF([.L293] &lt;&gt; &quot;&quot;;&quot;INSERT INTO perfil_proceso(id_perfil_proceso, id_perfil, id_proceso, priuse) VALUES (&quot; &amp; [.O293] &amp; &quot;, 1, &quot; &amp; [.N293] &amp; &quot;, 'A'::text);&quot;; &quot;&quot;)" office:value-type="string" office:string-value="INSERT INTO perfil_proceso(id_perfil_proceso, id_perfil, id_proceso, priuse) VALUES (292, 1, 292, 'A'::text);" calcext:value-type="string">
            <text:p>INSERT INTO perfil_proceso(id_perfil_proceso, id_perfil, id_proceso, priuse) VALUES (292, 1, 292, 'A'::text);</text:p>
          </table:table-cell>
        </table:table-row>
        <table:table-row table:style-name="ro3">
          <table:table-cell table:formula="of:=[.$A$292]&amp;&quot;.&quot;&amp;[.E294]" office:value-type="string" office:string-value="3.03.05.02" calcext:value-type="string">
            <text:p>3.03.05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Asociar Movimient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94]" office:value-type="string" office:string-value="Asociar Movimientos" calcext:value-type="string">
            <text:p>Asociar Movimientos</text:p>
          </table:table-cell>
          <table:table-cell/>
          <table:table-cell table:number-columns-repeated="2" office:value-type="float" office:value="293" calcext:value-type="float">
            <text:p>293</text:p>
          </table:table-cell>
          <table:table-cell table:style-name="ce3" table:formula="of:=&quot;(&quot; &amp; [.N294] &amp; &quot;,&quot; &amp; &quot;1&quot; &amp; &quot;, '&quot; &amp; [.L294]  &amp; &quot;', &quot; &amp; &quot;'&quot; &amp; [.H294]  &amp;  &quot;',  'A' , '&quot; &amp; [.L294] &amp;  &quot;', '&quot;&amp;  [.I294]  &amp; &quot;', '&quot; &amp; [.A294] &amp; &quot;' );&quot;" office:value-type="string" office:string-value="(293,1, 'Asociar Movimientos', '',  'A' , 'Asociar Movimientos', '', '3.03.05.02' );" calcext:value-type="string">
            <text:p>(293,1, 'Asociar Movimientos', '', <text:s/>'A' , 'Asociar Movimientos', '', '3.03.05.02' );</text:p>
          </table:table-cell>
          <table:table-cell table:number-columns-repeated="4"/>
          <table:table-cell table:formula="of:=IF([.L294] &lt;&gt; &quot;&quot;;[.$P$1] &amp;  [.P294]; &quot;&quot;)" office:value-type="string" office:string-value="INSERT INTO proceso(id_proceso, id_aplicacion, denominacion, ruta_menu, estatus, descripcion, url, jerarquia_menu)VALUES (293,1, 'Asociar Movimientos', '',  'A' , 'Asociar Movimientos', '', '3.03.05.02' );" calcext:value-type="string">
            <text:p>INSERT INTO proceso(id_proceso, id_aplicacion, denominacion, ruta_menu, estatus, descripcion, url, jerarquia_menu)VALUES (293,1, 'Asociar Movimientos', '', <text:s/>'A' , 'Asociar Movimientos', '', '3.03.05.02' );</text:p>
          </table:table-cell>
          <table:table-cell table:number-columns-repeated="2"/>
          <table:table-cell table:formula="of:==IF([.L294] &lt;&gt; &quot;&quot;;&quot;INSERT INTO perfil_proceso(id_perfil_proceso, id_perfil, id_proceso, priuse) VALUES (&quot; &amp; [.O294] &amp; &quot;, 1, &quot; &amp; [.N294] &amp; &quot;, 'A'::text);&quot;; &quot;&quot;)" office:value-type="string" office:string-value="INSERT INTO perfil_proceso(id_perfil_proceso, id_perfil, id_proceso, priuse) VALUES (293, 1, 293, 'A'::text);" calcext:value-type="string">
            <text:p>INSERT INTO perfil_proceso(id_perfil_proceso, id_perfil, id_proceso, priuse) VALUES (293, 1, 293, 'A'::text);</text:p>
          </table:table-cell>
        </table:table-row>
        <table:table-row table:style-name="ro3">
          <table:table-cell table:formula="of:=[.$A$292]&amp;&quot;.&quot;&amp;[.E295]" office:value-type="string" office:string-value="3.03.05.03" calcext:value-type="string">
            <text:p>3.03.05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Cerrar Remes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95]" office:value-type="string" office:string-value="Cerrar Remesa" calcext:value-type="string">
            <text:p>Cerrar Remesa</text:p>
          </table:table-cell>
          <table:table-cell/>
          <table:table-cell table:number-columns-repeated="2" office:value-type="float" office:value="294" calcext:value-type="float">
            <text:p>294</text:p>
          </table:table-cell>
          <table:table-cell table:style-name="ce3" table:formula="of:=&quot;(&quot; &amp; [.N295] &amp; &quot;,&quot; &amp; &quot;1&quot; &amp; &quot;, '&quot; &amp; [.L295]  &amp; &quot;', &quot; &amp; &quot;'&quot; &amp; [.H295]  &amp;  &quot;',  'A' , '&quot; &amp; [.L295] &amp;  &quot;', '&quot;&amp;  [.I295]  &amp; &quot;', '&quot; &amp; [.A295] &amp; &quot;' );&quot;" office:value-type="string" office:string-value="(294,1, 'Cerrar Remesa', '',  'A' , 'Cerrar Remesa', '', '3.03.05.03' );" calcext:value-type="string">
            <text:p>(294,1, 'Cerrar Remesa', '', <text:s/>'A' , 'Cerrar Remesa', '', '3.03.05.03' );</text:p>
          </table:table-cell>
          <table:table-cell table:number-columns-repeated="4"/>
          <table:table-cell table:formula="of:=IF([.L295] &lt;&gt; &quot;&quot;;[.$P$1] &amp;  [.P295]; &quot;&quot;)" office:value-type="string" office:string-value="INSERT INTO proceso(id_proceso, id_aplicacion, denominacion, ruta_menu, estatus, descripcion, url, jerarquia_menu)VALUES (294,1, 'Cerrar Remesa', '',  'A' , 'Cerrar Remesa', '', '3.03.05.03' );" calcext:value-type="string">
            <text:p>INSERT INTO proceso(id_proceso, id_aplicacion, denominacion, ruta_menu, estatus, descripcion, url, jerarquia_menu)VALUES (294,1, 'Cerrar Remesa', '', <text:s/>'A' , 'Cerrar Remesa', '', '3.03.05.03' );</text:p>
          </table:table-cell>
          <table:table-cell table:number-columns-repeated="2"/>
          <table:table-cell table:formula="of:==IF([.L295] &lt;&gt; &quot;&quot;;&quot;INSERT INTO perfil_proceso(id_perfil_proceso, id_perfil, id_proceso, priuse) VALUES (&quot; &amp; [.O295] &amp; &quot;, 1, &quot; &amp; [.N295] &amp; &quot;, 'A'::text);&quot;; &quot;&quot;)" office:value-type="string" office:string-value="INSERT INTO perfil_proceso(id_perfil_proceso, id_perfil, id_proceso, priuse) VALUES (294, 1, 294, 'A'::text);" calcext:value-type="string">
            <text:p>INSERT INTO perfil_proceso(id_perfil_proceso, id_perfil, id_proceso, priuse) VALUES (294, 1, 294, 'A'::text);</text:p>
          </table:table-cell>
        </table:table-row>
        <table:table-row table:style-name="ro3">
          <table:table-cell table:formula="of:=[.$A$292]&amp;&quot;.&quot;&amp;[.E296]" office:value-type="string" office:string-value="3.03.05.04" calcext:value-type="string">
            <text:p>3.03.05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Enviar Remes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96]" office:value-type="string" office:string-value="Enviar Remesa" calcext:value-type="string">
            <text:p>Enviar Remesa</text:p>
          </table:table-cell>
          <table:table-cell/>
          <table:table-cell table:number-columns-repeated="2" office:value-type="float" office:value="295" calcext:value-type="float">
            <text:p>295</text:p>
          </table:table-cell>
          <table:table-cell table:style-name="ce3" table:formula="of:=&quot;(&quot; &amp; [.N296] &amp; &quot;,&quot; &amp; &quot;1&quot; &amp; &quot;, '&quot; &amp; [.L296]  &amp; &quot;', &quot; &amp; &quot;'&quot; &amp; [.H296]  &amp;  &quot;',  'A' , '&quot; &amp; [.L296] &amp;  &quot;', '&quot;&amp;  [.I296]  &amp; &quot;', '&quot; &amp; [.A296] &amp; &quot;' );&quot;" office:value-type="string" office:string-value="(295,1, 'Enviar Remesa', '',  'A' , 'Enviar Remesa', '', '3.03.05.04' );" calcext:value-type="string">
            <text:p>(295,1, 'Enviar Remesa', '', <text:s/>'A' , 'Enviar Remesa', '', '3.03.05.04' );</text:p>
          </table:table-cell>
          <table:table-cell table:number-columns-repeated="4"/>
          <table:table-cell table:formula="of:=IF([.L296] &lt;&gt; &quot;&quot;;[.$P$1] &amp;  [.P296]; &quot;&quot;)" office:value-type="string" office:string-value="INSERT INTO proceso(id_proceso, id_aplicacion, denominacion, ruta_menu, estatus, descripcion, url, jerarquia_menu)VALUES (295,1, 'Enviar Remesa', '',  'A' , 'Enviar Remesa', '', '3.03.05.04' );" calcext:value-type="string">
            <text:p>INSERT INTO proceso(id_proceso, id_aplicacion, denominacion, ruta_menu, estatus, descripcion, url, jerarquia_menu)VALUES (295,1, 'Enviar Remesa', '', <text:s/>'A' , 'Enviar Remesa', '', '3.03.05.04' );</text:p>
          </table:table-cell>
          <table:table-cell table:number-columns-repeated="2"/>
          <table:table-cell table:formula="of:==IF([.L296] &lt;&gt; &quot;&quot;;&quot;INSERT INTO perfil_proceso(id_perfil_proceso, id_perfil, id_proceso, priuse) VALUES (&quot; &amp; [.O296] &amp; &quot;, 1, &quot; &amp; [.N296] &amp; &quot;, 'A'::text);&quot;; &quot;&quot;)" office:value-type="string" office:string-value="INSERT INTO perfil_proceso(id_perfil_proceso, id_perfil, id_proceso, priuse) VALUES (295, 1, 295, 'A'::text);" calcext:value-type="string">
            <text:p>INSERT INTO perfil_proceso(id_perfil_proceso, id_perfil, id_proceso, priuse) VALUES (295, 1, 295, 'A'::text);</text:p>
          </table:table-cell>
        </table:table-row>
        <table:table-row table:style-name="ro3">
          <table:table-cell table:formula="of:=[.$A$292]&amp;&quot;.&quot;&amp;[.E297]" office:value-type="string" office:string-value="3.03.05.05" calcext:value-type="string">
            <text:p>3.03.05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Aprobar Movimient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97]" office:value-type="string" office:string-value="Aprobar Movimientos" calcext:value-type="string">
            <text:p>Aprobar Movimientos</text:p>
          </table:table-cell>
          <table:table-cell/>
          <table:table-cell table:number-columns-repeated="2" office:value-type="float" office:value="296" calcext:value-type="float">
            <text:p>296</text:p>
          </table:table-cell>
          <table:table-cell table:style-name="ce3" table:formula="of:=&quot;(&quot; &amp; [.N297] &amp; &quot;,&quot; &amp; &quot;1&quot; &amp; &quot;, '&quot; &amp; [.L297]  &amp; &quot;', &quot; &amp; &quot;'&quot; &amp; [.H297]  &amp;  &quot;',  'A' , '&quot; &amp; [.L297] &amp;  &quot;', '&quot;&amp;  [.I297]  &amp; &quot;', '&quot; &amp; [.A297] &amp; &quot;' );&quot;" office:value-type="string" office:string-value="(296,1, 'Aprobar Movimientos', '',  'A' , 'Aprobar Movimientos', '', '3.03.05.05' );" calcext:value-type="string">
            <text:p>(296,1, 'Aprobar Movimientos', '', <text:s/>'A' , 'Aprobar Movimientos', '', '3.03.05.05' );</text:p>
          </table:table-cell>
          <table:table-cell table:number-columns-repeated="4"/>
          <table:table-cell table:formula="of:=IF([.L297] &lt;&gt; &quot;&quot;;[.$P$1] &amp;  [.P297]; &quot;&quot;)" office:value-type="string" office:string-value="INSERT INTO proceso(id_proceso, id_aplicacion, denominacion, ruta_menu, estatus, descripcion, url, jerarquia_menu)VALUES (296,1, 'Aprobar Movimientos', '',  'A' , 'Aprobar Movimientos', '', '3.03.05.05' );" calcext:value-type="string">
            <text:p>INSERT INTO proceso(id_proceso, id_aplicacion, denominacion, ruta_menu, estatus, descripcion, url, jerarquia_menu)VALUES (296,1, 'Aprobar Movimientos', '', <text:s/>'A' , 'Aprobar Movimientos', '', '3.03.05.05' );</text:p>
          </table:table-cell>
          <table:table-cell table:number-columns-repeated="2"/>
          <table:table-cell table:formula="of:==IF([.L297] &lt;&gt; &quot;&quot;;&quot;INSERT INTO perfil_proceso(id_perfil_proceso, id_perfil, id_proceso, priuse) VALUES (&quot; &amp; [.O297] &amp; &quot;, 1, &quot; &amp; [.N297] &amp; &quot;, 'A'::text);&quot;; &quot;&quot;)" office:value-type="string" office:string-value="INSERT INTO perfil_proceso(id_perfil_proceso, id_perfil, id_proceso, priuse) VALUES (296, 1, 296, 'A'::text);" calcext:value-type="string">
            <text:p>INSERT INTO perfil_proceso(id_perfil_proceso, id_perfil, id_proceso, priuse) VALUES (296, 1, 296, 'A'::text);</text:p>
          </table:table-cell>
        </table:table-row>
        <table:table-row table:style-name="ro3">
          <table:table-cell table:formula="of:=[.$A$292]&amp;&quot;.&quot;&amp;[.E298]" office:value-type="string" office:string-value="3.03.05.06" calcext:value-type="string">
            <text:p>3.03.05.06</text:p>
          </table:table-cell>
          <table:table-cell table:number-columns-repeated="3"/>
          <table:table-cell office:value-type="string" calcext:value-type="string">
            <text:p>06</text:p>
          </table:table-cell>
          <table:table-cell office:value-type="string" calcext:value-type="string">
            <text:p>Recibir Remesa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98]" office:value-type="string" office:string-value="Recibir Remesas" calcext:value-type="string">
            <text:p>Recibir Remesas</text:p>
          </table:table-cell>
          <table:table-cell/>
          <table:table-cell table:number-columns-repeated="2" office:value-type="float" office:value="297" calcext:value-type="float">
            <text:p>297</text:p>
          </table:table-cell>
          <table:table-cell table:style-name="ce3" table:formula="of:=&quot;(&quot; &amp; [.N298] &amp; &quot;,&quot; &amp; &quot;1&quot; &amp; &quot;, '&quot; &amp; [.L298]  &amp; &quot;', &quot; &amp; &quot;'&quot; &amp; [.H298]  &amp;  &quot;',  'A' , '&quot; &amp; [.L298] &amp;  &quot;', '&quot;&amp;  [.I298]  &amp; &quot;', '&quot; &amp; [.A298] &amp; &quot;' );&quot;" office:value-type="string" office:string-value="(297,1, 'Recibir Remesas', '',  'A' , 'Recibir Remesas', '', '3.03.05.06' );" calcext:value-type="string">
            <text:p>(297,1, 'Recibir Remesas', '', <text:s/>'A' , 'Recibir Remesas', '', '3.03.05.06' );</text:p>
          </table:table-cell>
          <table:table-cell table:number-columns-repeated="4"/>
          <table:table-cell table:formula="of:=IF([.L298] &lt;&gt; &quot;&quot;;[.$P$1] &amp;  [.P298]; &quot;&quot;)" office:value-type="string" office:string-value="INSERT INTO proceso(id_proceso, id_aplicacion, denominacion, ruta_menu, estatus, descripcion, url, jerarquia_menu)VALUES (297,1, 'Recibir Remesas', '',  'A' , 'Recibir Remesas', '', '3.03.05.06' );" calcext:value-type="string">
            <text:p>INSERT INTO proceso(id_proceso, id_aplicacion, denominacion, ruta_menu, estatus, descripcion, url, jerarquia_menu)VALUES (297,1, 'Recibir Remesas', '', <text:s/>'A' , 'Recibir Remesas', '', '3.03.05.06' );</text:p>
          </table:table-cell>
          <table:table-cell table:number-columns-repeated="2"/>
          <table:table-cell table:formula="of:==IF([.L298] &lt;&gt; &quot;&quot;;&quot;INSERT INTO perfil_proceso(id_perfil_proceso, id_perfil, id_proceso, priuse) VALUES (&quot; &amp; [.O298] &amp; &quot;, 1, &quot; &amp; [.N298] &amp; &quot;, 'A'::text);&quot;; &quot;&quot;)" office:value-type="string" office:string-value="INSERT INTO perfil_proceso(id_perfil_proceso, id_perfil, id_proceso, priuse) VALUES (297, 1, 297, 'A'::text);" calcext:value-type="string">
            <text:p>INSERT INTO perfil_proceso(id_perfil_proceso, id_perfil, id_proceso, priuse) VALUES (297, 1, 297, 'A'::text);</text:p>
          </table:table-cell>
        </table:table-row>
        <table:table-row table:style-name="ro3">
          <table:table-cell table:formula="of:=[.$A$292]&amp;&quot;.&quot;&amp;[.E299]" office:value-type="string" office:string-value="3.03.05.07" calcext:value-type="string">
            <text:p>3.03.05.07</text:p>
          </table:table-cell>
          <table:table-cell table:number-columns-repeated="3"/>
          <table:table-cell office:value-type="string" calcext:value-type="string">
            <text:p>07</text:p>
          </table:table-cell>
          <table:table-cell office:value-type="string" calcext:value-type="string">
            <text:p>Report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299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298" calcext:value-type="float">
            <text:p>298</text:p>
          </table:table-cell>
          <table:table-cell table:style-name="ce3" table:formula="of:=&quot;(&quot; &amp; [.N299] &amp; &quot;,&quot; &amp; &quot;1&quot; &amp; &quot;, '&quot; &amp; [.L299]  &amp; &quot;', &quot; &amp; &quot;'&quot; &amp; [.H299]  &amp;  &quot;',  'A' , '&quot; &amp; [.L299] &amp;  &quot;', '&quot;&amp;  [.I299]  &amp; &quot;', '&quot; &amp; [.A299] &amp; &quot;' );&quot;" office:value-type="string" office:string-value="(298,1, 'Reportes', '',  'A' , 'Reportes', '', '3.03.05.07' );" calcext:value-type="string">
            <text:p>(298,1, 'Reportes', '', <text:s/>'A' , 'Reportes', '', '3.03.05.07' );</text:p>
          </table:table-cell>
          <table:table-cell table:number-columns-repeated="4"/>
          <table:table-cell table:formula="of:=IF([.L299] &lt;&gt; &quot;&quot;;[.$P$1] &amp;  [.P299]; &quot;&quot;)" office:value-type="string" office:string-value="INSERT INTO proceso(id_proceso, id_aplicacion, denominacion, ruta_menu, estatus, descripcion, url, jerarquia_menu)VALUES (298,1, 'Reportes', '',  'A' , 'Reportes', '', '3.03.05.07' );" calcext:value-type="string">
            <text:p>INSERT INTO proceso(id_proceso, id_aplicacion, denominacion, ruta_menu, estatus, descripcion, url, jerarquia_menu)VALUES (298,1, 'Reportes', '', <text:s/>'A' , 'Reportes', '', '3.03.05.07' );</text:p>
          </table:table-cell>
          <table:table-cell table:number-columns-repeated="2"/>
          <table:table-cell table:formula="of:==IF([.L299] &lt;&gt; &quot;&quot;;&quot;INSERT INTO perfil_proceso(id_perfil_proceso, id_perfil, id_proceso, priuse) VALUES (&quot; &amp; [.O299] &amp; &quot;, 1, &quot; &amp; [.N299] &amp; &quot;, 'A'::text);&quot;; &quot;&quot;)" office:value-type="string" office:string-value="INSERT INTO perfil_proceso(id_perfil_proceso, id_perfil, id_proceso, priuse) VALUES (298, 1, 298, 'A'::text);" calcext:value-type="string">
            <text:p>INSERT INTO perfil_proceso(id_perfil_proceso, id_perfil, id_proceso, priuse) VALUES (298, 1, 298, 'A'::text);</text:p>
          </table:table-cell>
        </table:table-row>
        <table:table-row table:style-name="ro3">
          <table:table-cell table:formula="of:=[.$A$299]&amp;&quot;.&quot;&amp;[.F300]" office:value-type="string" office:string-value="3.03.05.07.01" calcext:value-type="string">
            <text:p>3.03.05.07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Movimientos con Remesa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300]" office:value-type="string" office:string-value="Movimientos con Remesas" calcext:value-type="string">
            <text:p>Movimientos con Remesas</text:p>
          </table:table-cell>
          <table:table-cell/>
          <table:table-cell table:number-columns-repeated="2" office:value-type="float" office:value="299" calcext:value-type="float">
            <text:p>299</text:p>
          </table:table-cell>
          <table:table-cell table:style-name="ce3" table:formula="of:=&quot;(&quot; &amp; [.N300] &amp; &quot;,&quot; &amp; &quot;1&quot; &amp; &quot;, '&quot; &amp; [.L300]  &amp; &quot;', &quot; &amp; &quot;'&quot; &amp; [.H300]  &amp;  &quot;',  'A' , '&quot; &amp; [.L300] &amp;  &quot;', '&quot;&amp;  [.I300]  &amp; &quot;', '&quot; &amp; [.A300] &amp; &quot;' );&quot;" office:value-type="string" office:string-value="(299,1, 'Movimientos con Remesas', '',  'A' , 'Movimientos con Remesas', '', '3.03.05.07.01' );" calcext:value-type="string">
            <text:p>(299,1, 'Movimientos con Remesas', '', <text:s/>'A' , 'Movimientos con Remesas', '', '3.03.05.07.01' );</text:p>
          </table:table-cell>
          <table:table-cell table:number-columns-repeated="4"/>
          <table:table-cell table:formula="of:=IF([.L300] &lt;&gt; &quot;&quot;;[.$P$1] &amp;  [.P300]; &quot;&quot;)" office:value-type="string" office:string-value="INSERT INTO proceso(id_proceso, id_aplicacion, denominacion, ruta_menu, estatus, descripcion, url, jerarquia_menu)VALUES (299,1, 'Movimientos con Remesas', '',  'A' , 'Movimientos con Remesas', '', '3.03.05.07.01' );" calcext:value-type="string">
            <text:p>INSERT INTO proceso(id_proceso, id_aplicacion, denominacion, ruta_menu, estatus, descripcion, url, jerarquia_menu)VALUES (299,1, 'Movimientos con Remesas', '', <text:s/>'A' , 'Movimientos con Remesas', '', '3.03.05.07.01' );</text:p>
          </table:table-cell>
          <table:table-cell table:number-columns-repeated="2"/>
          <table:table-cell table:formula="of:==IF([.L300] &lt;&gt; &quot;&quot;;&quot;INSERT INTO perfil_proceso(id_perfil_proceso, id_perfil, id_proceso, priuse) VALUES (&quot; &amp; [.O300] &amp; &quot;, 1, &quot; &amp; [.N300] &amp; &quot;, 'A'::text);&quot;; &quot;&quot;)" office:value-type="string" office:string-value="INSERT INTO perfil_proceso(id_perfil_proceso, id_perfil, id_proceso, priuse) VALUES (299, 1, 299, 'A'::text);" calcext:value-type="string">
            <text:p>INSERT INTO perfil_proceso(id_perfil_proceso, id_perfil, id_proceso, priuse) VALUES (299, 1, 299, 'A'::text);</text:p>
          </table:table-cell>
        </table:table-row>
        <table:table-row table:style-name="ro3">
          <table:table-cell table:formula="of:=[.$A$299]&amp;&quot;.&quot;&amp;[.F301]" office:value-type="string" office:string-value="3.03.05.07.02" calcext:value-type="string">
            <text:p>3.03.05.07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Movimientos sin Remesa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301]" office:value-type="string" office:string-value="Movimientos sin Remesas" calcext:value-type="string">
            <text:p>Movimientos sin Remesas</text:p>
          </table:table-cell>
          <table:table-cell/>
          <table:table-cell table:number-columns-repeated="2" office:value-type="float" office:value="300" calcext:value-type="float">
            <text:p>300</text:p>
          </table:table-cell>
          <table:table-cell table:style-name="ce3" table:formula="of:=&quot;(&quot; &amp; [.N301] &amp; &quot;,&quot; &amp; &quot;1&quot; &amp; &quot;, '&quot; &amp; [.L301]  &amp; &quot;', &quot; &amp; &quot;'&quot; &amp; [.H301]  &amp;  &quot;',  'A' , '&quot; &amp; [.L301] &amp;  &quot;', '&quot;&amp;  [.I301]  &amp; &quot;', '&quot; &amp; [.A301] &amp; &quot;' );&quot;" office:value-type="string" office:string-value="(300,1, 'Movimientos sin Remesas', '',  'A' , 'Movimientos sin Remesas', '', '3.03.05.07.02' );" calcext:value-type="string">
            <text:p>(300,1, 'Movimientos sin Remesas', '', <text:s/>'A' , 'Movimientos sin Remesas', '', '3.03.05.07.02' );</text:p>
          </table:table-cell>
          <table:table-cell table:number-columns-repeated="4"/>
          <table:table-cell table:formula="of:=IF([.L301] &lt;&gt; &quot;&quot;;[.$P$1] &amp;  [.P301]; &quot;&quot;)" office:value-type="string" office:string-value="INSERT INTO proceso(id_proceso, id_aplicacion, denominacion, ruta_menu, estatus, descripcion, url, jerarquia_menu)VALUES (300,1, 'Movimientos sin Remesas', '',  'A' , 'Movimientos sin Remesas', '', '3.03.05.07.02' );" calcext:value-type="string">
            <text:p>INSERT INTO proceso(id_proceso, id_aplicacion, denominacion, ruta_menu, estatus, descripcion, url, jerarquia_menu)VALUES (300,1, 'Movimientos sin Remesas', '', <text:s/>'A' , 'Movimientos sin Remesas', '', '3.03.05.07.02' );</text:p>
          </table:table-cell>
          <table:table-cell table:number-columns-repeated="2"/>
          <table:table-cell table:formula="of:==IF([.L301] &lt;&gt; &quot;&quot;;&quot;INSERT INTO perfil_proceso(id_perfil_proceso, id_perfil, id_proceso, priuse) VALUES (&quot; &amp; [.O301] &amp; &quot;, 1, &quot; &amp; [.N301] &amp; &quot;, 'A'::text);&quot;; &quot;&quot;)" office:value-type="string" office:string-value="INSERT INTO perfil_proceso(id_perfil_proceso, id_perfil, id_proceso, priuse) VALUES (300, 1, 300, 'A'::text);" calcext:value-type="string">
            <text:p>INSERT INTO perfil_proceso(id_perfil_proceso, id_perfil, id_proceso, priuse) VALUES (300, 1, 300, 'A'::text);</text:p>
          </table:table-cell>
        </table:table-row>
        <table:table-row table:style-name="ro3">
          <table:table-cell table:formula="of:=[.$A$224]&amp;&quot;.&quot;&amp;[.D302]" office:value-type="string" office:string-value="3.03.06" calcext:value-type="string">
            <text:p>3.03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Personal Inhabilitad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02]" office:value-type="string" office:string-value="Personal Inhabilitado" calcext:value-type="string">
            <text:p>Personal Inhabilitado</text:p>
          </table:table-cell>
          <table:table-cell/>
          <table:table-cell table:number-columns-repeated="2" office:value-type="float" office:value="301" calcext:value-type="float">
            <text:p>301</text:p>
          </table:table-cell>
          <table:table-cell table:style-name="ce3" table:formula="of:=&quot;(&quot; &amp; [.N302] &amp; &quot;,&quot; &amp; &quot;1&quot; &amp; &quot;, '&quot; &amp; [.L302]  &amp; &quot;', &quot; &amp; &quot;'&quot; &amp; [.H302]  &amp;  &quot;',  'A' , '&quot; &amp; [.L302] &amp;  &quot;', '&quot;&amp;  [.I302]  &amp; &quot;', '&quot; &amp; [.A302] &amp; &quot;' );&quot;" office:value-type="string" office:string-value="(301,1, 'Personal Inhabilitado', '',  'A' , 'Personal Inhabilitado', '', '3.03.06' );" calcext:value-type="string">
            <text:p>(301,1, 'Personal Inhabilitado', '', <text:s/>'A' , 'Personal Inhabilitado', '', '3.03.06' );</text:p>
          </table:table-cell>
          <table:table-cell table:number-columns-repeated="4"/>
          <table:table-cell table:formula="of:=IF([.L302] &lt;&gt; &quot;&quot;;[.$P$1] &amp;  [.P302]; &quot;&quot;)" office:value-type="string" office:string-value="INSERT INTO proceso(id_proceso, id_aplicacion, denominacion, ruta_menu, estatus, descripcion, url, jerarquia_menu)VALUES (301,1, 'Personal Inhabilitado', '',  'A' , 'Personal Inhabilitado', '', '3.03.06' );" calcext:value-type="string">
            <text:p>INSERT INTO proceso(id_proceso, id_aplicacion, denominacion, ruta_menu, estatus, descripcion, url, jerarquia_menu)VALUES (301,1, 'Personal Inhabilitado', '', <text:s/>'A' , 'Personal Inhabilitado', '', '3.03.06' );</text:p>
          </table:table-cell>
          <table:table-cell table:number-columns-repeated="2"/>
          <table:table-cell table:formula="of:==IF([.L302] &lt;&gt; &quot;&quot;;&quot;INSERT INTO perfil_proceso(id_perfil_proceso, id_perfil, id_proceso, priuse) VALUES (&quot; &amp; [.O302] &amp; &quot;, 1, &quot; &amp; [.N302] &amp; &quot;, 'A'::text);&quot;; &quot;&quot;)" office:value-type="string" office:string-value="INSERT INTO perfil_proceso(id_perfil_proceso, id_perfil, id_proceso, priuse) VALUES (301, 1, 301, 'A'::text);" calcext:value-type="string">
            <text:p>INSERT INTO perfil_proceso(id_perfil_proceso, id_perfil, id_proceso, priuse) VALUES (301, 1, 301, 'A'::text);</text:p>
          </table:table-cell>
        </table:table-row>
        <table:table-row table:style-name="ro3">
          <table:table-cell table:formula="of:=[.$A$157]&amp;&quot;.&quot;&amp;[.C303]" office:value-type="string" office:string-value="3.04" calcext:value-type="string">
            <text:p>3.04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Actualización de Concepto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303]" office:value-type="string" office:string-value="Actualización de Conceptos" calcext:value-type="string">
            <text:p>Actualización de Conceptos</text:p>
          </table:table-cell>
          <table:table-cell/>
          <table:table-cell table:number-columns-repeated="2" office:value-type="float" office:value="302" calcext:value-type="float">
            <text:p>302</text:p>
          </table:table-cell>
          <table:table-cell table:style-name="ce3" table:formula="of:=&quot;(&quot; &amp; [.N303] &amp; &quot;,&quot; &amp; &quot;1&quot; &amp; &quot;, '&quot; &amp; [.L303]  &amp; &quot;', &quot; &amp; &quot;'&quot; &amp; [.H303]  &amp;  &quot;',  'A' , '&quot; &amp; [.L303] &amp;  &quot;', '&quot;&amp;  [.I303]  &amp; &quot;', '&quot; &amp; [.A303] &amp; &quot;' );&quot;" office:value-type="string" office:string-value="(302,1, 'Actualización de Conceptos', '',  'A' , 'Actualización de Conceptos', '', '3.04' );" calcext:value-type="string">
            <text:p>(302,1, 'Actualización de Conceptos', '', <text:s/>'A' , 'Actualización de Conceptos', '', '3.04' );</text:p>
          </table:table-cell>
          <table:table-cell table:number-columns-repeated="4"/>
          <table:table-cell table:formula="of:=IF([.L303] &lt;&gt; &quot;&quot;;[.$P$1] &amp;  [.P303]; &quot;&quot;)" office:value-type="string" office:string-value="INSERT INTO proceso(id_proceso, id_aplicacion, denominacion, ruta_menu, estatus, descripcion, url, jerarquia_menu)VALUES (302,1, 'Actualización de Conceptos', '',  'A' , 'Actualización de Conceptos', '', '3.04' );" calcext:value-type="string">
            <text:p>INSERT INTO proceso(id_proceso, id_aplicacion, denominacion, ruta_menu, estatus, descripcion, url, jerarquia_menu)VALUES (302,1, 'Actualización de Conceptos', '', <text:s/>'A' , 'Actualización de Conceptos', '', '3.04' );</text:p>
          </table:table-cell>
          <table:table-cell table:number-columns-repeated="2"/>
          <table:table-cell table:formula="of:==IF([.L303] &lt;&gt; &quot;&quot;;&quot;INSERT INTO perfil_proceso(id_perfil_proceso, id_perfil, id_proceso, priuse) VALUES (&quot; &amp; [.O303] &amp; &quot;, 1, &quot; &amp; [.N303] &amp; &quot;, 'A'::text);&quot;; &quot;&quot;)" office:value-type="string" office:string-value="INSERT INTO perfil_proceso(id_perfil_proceso, id_perfil, id_proceso, priuse) VALUES (302, 1, 302, 'A'::text);" calcext:value-type="string">
            <text:p>INSERT INTO perfil_proceso(id_perfil_proceso, id_perfil, id_proceso, priuse) VALUES (302, 1, 302, 'A'::text);</text:p>
          </table:table-cell>
        </table:table-row>
        <table:table-row table:style-name="ro3">
          <table:table-cell table:formula="of:=[.$A$303]&amp;&quot;.&quot;&amp;[.D304]" office:value-type="string" office:string-value="3.04.01" calcext:value-type="string">
            <text:p>3.04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arga Externa de Conceptos (Archivo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04]" office:value-type="string" office:string-value="Carga Externa de Conceptos (Archivo)" calcext:value-type="string">
            <text:p>Carga Externa de Conceptos (Archivo)</text:p>
          </table:table-cell>
          <table:table-cell/>
          <table:table-cell table:number-columns-repeated="2" office:value-type="float" office:value="303" calcext:value-type="float">
            <text:p>303</text:p>
          </table:table-cell>
          <table:table-cell table:style-name="ce3" table:formula="of:=&quot;(&quot; &amp; [.N304] &amp; &quot;,&quot; &amp; &quot;1&quot; &amp; &quot;, '&quot; &amp; [.L304]  &amp; &quot;', &quot; &amp; &quot;'&quot; &amp; [.H304]  &amp;  &quot;',  'A' , '&quot; &amp; [.L304] &amp;  &quot;', '&quot;&amp;  [.I304]  &amp; &quot;', '&quot; &amp; [.A304] &amp; &quot;' );&quot;" office:value-type="string" office:string-value="(303,1, 'Carga Externa de Conceptos (Archivo)', '',  'A' , 'Carga Externa de Conceptos (Archivo)', '', '3.04.01' );" calcext:value-type="string">
            <text:p>(303,1, 'Carga Externa de Conceptos (Archivo)', '', <text:s/>'A' , 'Carga Externa de Conceptos (Archivo)', '', '3.04.01' );</text:p>
          </table:table-cell>
          <table:table-cell table:number-columns-repeated="4"/>
          <table:table-cell table:formula="of:=IF([.L304] &lt;&gt; &quot;&quot;;[.$P$1] &amp;  [.P304]; &quot;&quot;)" office:value-type="string" office:string-value="INSERT INTO proceso(id_proceso, id_aplicacion, denominacion, ruta_menu, estatus, descripcion, url, jerarquia_menu)VALUES (303,1, 'Carga Externa de Conceptos (Archivo)', '',  'A' , 'Carga Externa de Conceptos (Archivo)', '', '3.04.01' );" calcext:value-type="string">
            <text:p>INSERT INTO proceso(id_proceso, id_aplicacion, denominacion, ruta_menu, estatus, descripcion, url, jerarquia_menu)VALUES (303,1, 'Carga Externa de Conceptos (Archivo)', '', <text:s/>'A' , 'Carga Externa de Conceptos (Archivo)', '', '3.04.01' );</text:p>
          </table:table-cell>
          <table:table-cell table:number-columns-repeated="2"/>
          <table:table-cell table:formula="of:==IF([.L304] &lt;&gt; &quot;&quot;;&quot;INSERT INTO perfil_proceso(id_perfil_proceso, id_perfil, id_proceso, priuse) VALUES (&quot; &amp; [.O304] &amp; &quot;, 1, &quot; &amp; [.N304] &amp; &quot;, 'A'::text);&quot;; &quot;&quot;)" office:value-type="string" office:string-value="INSERT INTO perfil_proceso(id_perfil_proceso, id_perfil, id_proceso, priuse) VALUES (303, 1, 303, 'A'::text);" calcext:value-type="string">
            <text:p>INSERT INTO perfil_proceso(id_perfil_proceso, id_perfil, id_proceso, priuse) VALUES (303, 1, 303, 'A'::text);</text:p>
          </table:table-cell>
        </table:table-row>
        <table:table-row table:style-name="ro3">
          <table:table-cell table:formula="of:=[.$A$303]&amp;&quot;.&quot;&amp;[.D305]" office:value-type="string" office:string-value="3.04.02" calcext:value-type="string">
            <text:p>3.04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arga Externa de Prestamos (Archivo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05]" office:value-type="string" office:string-value="Carga Externa de Prestamos (Archivo)" calcext:value-type="string">
            <text:p>Carga Externa de Prestamos (Archivo)</text:p>
          </table:table-cell>
          <table:table-cell/>
          <table:table-cell table:number-columns-repeated="2" office:value-type="float" office:value="304" calcext:value-type="float">
            <text:p>304</text:p>
          </table:table-cell>
          <table:table-cell table:style-name="ce3" table:formula="of:=&quot;(&quot; &amp; [.N305] &amp; &quot;,&quot; &amp; &quot;1&quot; &amp; &quot;, '&quot; &amp; [.L305]  &amp; &quot;', &quot; &amp; &quot;'&quot; &amp; [.H305]  &amp;  &quot;',  'A' , '&quot; &amp; [.L305] &amp;  &quot;', '&quot;&amp;  [.I305]  &amp; &quot;', '&quot; &amp; [.A305] &amp; &quot;' );&quot;" office:value-type="string" office:string-value="(304,1, 'Carga Externa de Prestamos (Archivo)', '',  'A' , 'Carga Externa de Prestamos (Archivo)', '', '3.04.02' );" calcext:value-type="string">
            <text:p>(304,1, 'Carga Externa de Prestamos (Archivo)', '', <text:s/>'A' , 'Carga Externa de Prestamos (Archivo)', '', '3.04.02' );</text:p>
          </table:table-cell>
          <table:table-cell table:number-columns-repeated="4"/>
          <table:table-cell table:formula="of:=IF([.L305] &lt;&gt; &quot;&quot;;[.$P$1] &amp;  [.P305]; &quot;&quot;)" office:value-type="string" office:string-value="INSERT INTO proceso(id_proceso, id_aplicacion, denominacion, ruta_menu, estatus, descripcion, url, jerarquia_menu)VALUES (304,1, 'Carga Externa de Prestamos (Archivo)', '',  'A' , 'Carga Externa de Prestamos (Archivo)', '', '3.04.02' );" calcext:value-type="string">
            <text:p>INSERT INTO proceso(id_proceso, id_aplicacion, denominacion, ruta_menu, estatus, descripcion, url, jerarquia_menu)VALUES (304,1, 'Carga Externa de Prestamos (Archivo)', '', <text:s/>'A' , 'Carga Externa de Prestamos (Archivo)', '', '3.04.02' );</text:p>
          </table:table-cell>
          <table:table-cell table:number-columns-repeated="2"/>
          <table:table-cell table:formula="of:==IF([.L305] &lt;&gt; &quot;&quot;;&quot;INSERT INTO perfil_proceso(id_perfil_proceso, id_perfil, id_proceso, priuse) VALUES (&quot; &amp; [.O305] &amp; &quot;, 1, &quot; &amp; [.N305] &amp; &quot;, 'A'::text);&quot;; &quot;&quot;)" office:value-type="string" office:string-value="INSERT INTO perfil_proceso(id_perfil_proceso, id_perfil, id_proceso, priuse) VALUES (304, 1, 304, 'A'::text);" calcext:value-type="string">
            <text:p>INSERT INTO perfil_proceso(id_perfil_proceso, id_perfil, id_proceso, priuse) VALUES (304, 1, 304, 'A'::text);</text:p>
          </table:table-cell>
        </table:table-row>
        <table:table-row table:style-name="ro3">
          <table:table-cell table:formula="of:=[.$A$303]&amp;&quot;.&quot;&amp;[.D306]" office:value-type="string" office:string-value="3.04.03" calcext:value-type="string">
            <text:p>3.04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Carga Externa de Caja de Ahorros (Archivo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06]" office:value-type="string" office:string-value="Carga Externa de Caja de Ahorros (Archivo)" calcext:value-type="string">
            <text:p>Carga Externa de Caja de Ahorros (Archivo)</text:p>
          </table:table-cell>
          <table:table-cell/>
          <table:table-cell table:number-columns-repeated="2" office:value-type="float" office:value="305" calcext:value-type="float">
            <text:p>305</text:p>
          </table:table-cell>
          <table:table-cell table:style-name="ce3" table:formula="of:=&quot;(&quot; &amp; [.N306] &amp; &quot;,&quot; &amp; &quot;1&quot; &amp; &quot;, '&quot; &amp; [.L306]  &amp; &quot;', &quot; &amp; &quot;'&quot; &amp; [.H306]  &amp;  &quot;',  'A' , '&quot; &amp; [.L306] &amp;  &quot;', '&quot;&amp;  [.I306]  &amp; &quot;', '&quot; &amp; [.A306] &amp; &quot;' );&quot;" office:value-type="string" office:string-value="(305,1, 'Carga Externa de Caja de Ahorros (Archivo)', '',  'A' , 'Carga Externa de Caja de Ahorros (Archivo)', '', '3.04.03' );" calcext:value-type="string">
            <text:p>(305,1, 'Carga Externa de Caja de Ahorros (Archivo)', '', <text:s/>'A' , 'Carga Externa de Caja de Ahorros (Archivo)', '', '3.04.03' );</text:p>
          </table:table-cell>
          <table:table-cell table:number-columns-repeated="4"/>
          <table:table-cell table:formula="of:=IF([.L306] &lt;&gt; &quot;&quot;;[.$P$1] &amp;  [.P306]; &quot;&quot;)" office:value-type="string" office:string-value="INSERT INTO proceso(id_proceso, id_aplicacion, denominacion, ruta_menu, estatus, descripcion, url, jerarquia_menu)VALUES (305,1, 'Carga Externa de Caja de Ahorros (Archivo)', '',  'A' , 'Carga Externa de Caja de Ahorros (Archivo)', '', '3.04.03' );" calcext:value-type="string">
            <text:p>INSERT INTO proceso(id_proceso, id_aplicacion, denominacion, ruta_menu, estatus, descripcion, url, jerarquia_menu)VALUES (305,1, 'Carga Externa de Caja de Ahorros (Archivo)', '', <text:s/>'A' , 'Carga Externa de Caja de Ahorros (Archivo)', '', '3.04.03' );</text:p>
          </table:table-cell>
          <table:table-cell table:number-columns-repeated="2"/>
          <table:table-cell table:formula="of:==IF([.L306] &lt;&gt; &quot;&quot;;&quot;INSERT INTO perfil_proceso(id_perfil_proceso, id_perfil, id_proceso, priuse) VALUES (&quot; &amp; [.O306] &amp; &quot;, 1, &quot; &amp; [.N306] &amp; &quot;, 'A'::text);&quot;; &quot;&quot;)" office:value-type="string" office:string-value="INSERT INTO perfil_proceso(id_perfil_proceso, id_perfil, id_proceso, priuse) VALUES (305, 1, 305, 'A'::text);" calcext:value-type="string">
            <text:p>INSERT INTO perfil_proceso(id_perfil_proceso, id_perfil, id_proceso, priuse) VALUES (305, 1, 305, 'A'::text);</text:p>
          </table:table-cell>
        </table:table-row>
        <table:table-row table:style-name="ro3">
          <table:table-cell table:formula="of:=[.$A$303]&amp;&quot;.&quot;&amp;[.D307]" office:value-type="string" office:string-value="3.04.04" calcext:value-type="string">
            <text:p>3.04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Actualización Masiva de Concept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07]" office:value-type="string" office:string-value="Actualización Masiva de Conceptos" calcext:value-type="string">
            <text:p>Actualización Masiva de Conceptos</text:p>
          </table:table-cell>
          <table:table-cell/>
          <table:table-cell table:number-columns-repeated="2" office:value-type="float" office:value="306" calcext:value-type="float">
            <text:p>306</text:p>
          </table:table-cell>
          <table:table-cell table:style-name="ce3" table:formula="of:=&quot;(&quot; &amp; [.N307] &amp; &quot;,&quot; &amp; &quot;1&quot; &amp; &quot;, '&quot; &amp; [.L307]  &amp; &quot;', &quot; &amp; &quot;'&quot; &amp; [.H307]  &amp;  &quot;',  'A' , '&quot; &amp; [.L307] &amp;  &quot;', '&quot;&amp;  [.I307]  &amp; &quot;', '&quot; &amp; [.A307] &amp; &quot;' );&quot;" office:value-type="string" office:string-value="(306,1, 'Actualización Masiva de Conceptos', '',  'A' , 'Actualización Masiva de Conceptos', '', '3.04.04' );" calcext:value-type="string">
            <text:p>(306,1, 'Actualización Masiva de Conceptos', '', <text:s/>'A' , 'Actualización Masiva de Conceptos', '', '3.04.04' );</text:p>
          </table:table-cell>
          <table:table-cell table:number-columns-repeated="4"/>
          <table:table-cell table:formula="of:=IF([.L307] &lt;&gt; &quot;&quot;;[.$P$1] &amp;  [.P307]; &quot;&quot;)" office:value-type="string" office:string-value="INSERT INTO proceso(id_proceso, id_aplicacion, denominacion, ruta_menu, estatus, descripcion, url, jerarquia_menu)VALUES (306,1, 'Actualización Masiva de Conceptos', '',  'A' , 'Actualización Masiva de Conceptos', '', '3.04.04' );" calcext:value-type="string">
            <text:p>INSERT INTO proceso(id_proceso, id_aplicacion, denominacion, ruta_menu, estatus, descripcion, url, jerarquia_menu)VALUES (306,1, 'Actualización Masiva de Conceptos', '', <text:s/>'A' , 'Actualización Masiva de Conceptos', '', '3.04.04' );</text:p>
          </table:table-cell>
          <table:table-cell table:number-columns-repeated="2"/>
          <table:table-cell table:formula="of:==IF([.L307] &lt;&gt; &quot;&quot;;&quot;INSERT INTO perfil_proceso(id_perfil_proceso, id_perfil, id_proceso, priuse) VALUES (&quot; &amp; [.O307] &amp; &quot;, 1, &quot; &amp; [.N307] &amp; &quot;, 'A'::text);&quot;; &quot;&quot;)" office:value-type="string" office:string-value="INSERT INTO perfil_proceso(id_perfil_proceso, id_perfil, id_proceso, priuse) VALUES (306, 1, 306, 'A'::text);" calcext:value-type="string">
            <text:p>INSERT INTO perfil_proceso(id_perfil_proceso, id_perfil, id_proceso, priuse) VALUES (306, 1, 306, 'A'::text);</text:p>
          </table:table-cell>
        </table:table-row>
        <table:table-row table:style-name="ro3">
          <table:table-cell table:formula="of:=[.$A$303]&amp;&quot;.&quot;&amp;[.D308]" office:value-type="string" office:string-value="3.04.05" calcext:value-type="string">
            <text:p>3.04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arga por Criteri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08]" office:value-type="string" office:string-value="Carga por Criterios" calcext:value-type="string">
            <text:p>Carga por Criterios</text:p>
          </table:table-cell>
          <table:table-cell/>
          <table:table-cell table:number-columns-repeated="2" office:value-type="float" office:value="307" calcext:value-type="float">
            <text:p>307</text:p>
          </table:table-cell>
          <table:table-cell table:style-name="ce3" table:formula="of:=&quot;(&quot; &amp; [.N308] &amp; &quot;,&quot; &amp; &quot;1&quot; &amp; &quot;, '&quot; &amp; [.L308]  &amp; &quot;', &quot; &amp; &quot;'&quot; &amp; [.H308]  &amp;  &quot;',  'A' , '&quot; &amp; [.L308] &amp;  &quot;', '&quot;&amp;  [.I308]  &amp; &quot;', '&quot; &amp; [.A308] &amp; &quot;' );&quot;" office:value-type="string" office:string-value="(307,1, 'Carga por Criterios', '',  'A' , 'Carga por Criterios', '', '3.04.05' );" calcext:value-type="string">
            <text:p>(307,1, 'Carga por Criterios', '', <text:s/>'A' , 'Carga por Criterios', '', '3.04.05' );</text:p>
          </table:table-cell>
          <table:table-cell table:number-columns-repeated="4"/>
          <table:table-cell table:formula="of:=IF([.L308] &lt;&gt; &quot;&quot;;[.$P$1] &amp;  [.P308]; &quot;&quot;)" office:value-type="string" office:string-value="INSERT INTO proceso(id_proceso, id_aplicacion, denominacion, ruta_menu, estatus, descripcion, url, jerarquia_menu)VALUES (307,1, 'Carga por Criterios', '',  'A' , 'Carga por Criterios', '', '3.04.05' );" calcext:value-type="string">
            <text:p>INSERT INTO proceso(id_proceso, id_aplicacion, denominacion, ruta_menu, estatus, descripcion, url, jerarquia_menu)VALUES (307,1, 'Carga por Criterios', '', <text:s/>'A' , 'Carga por Criterios', '', '3.04.05' );</text:p>
          </table:table-cell>
          <table:table-cell table:number-columns-repeated="2"/>
          <table:table-cell table:formula="of:==IF([.L308] &lt;&gt; &quot;&quot;;&quot;INSERT INTO perfil_proceso(id_perfil_proceso, id_perfil, id_proceso, priuse) VALUES (&quot; &amp; [.O308] &amp; &quot;, 1, &quot; &amp; [.N308] &amp; &quot;, 'A'::text);&quot;; &quot;&quot;)" office:value-type="string" office:string-value="INSERT INTO perfil_proceso(id_perfil_proceso, id_perfil, id_proceso, priuse) VALUES (307, 1, 307, 'A'::text);" calcext:value-type="string">
            <text:p>INSERT INTO perfil_proceso(id_perfil_proceso, id_perfil, id_proceso, priuse) VALUES (307, 1, 307, 'A'::text);</text:p>
          </table:table-cell>
        </table:table-row>
        <table:table-row table:style-name="ro3">
          <table:table-cell table:formula="of:=[.$A$303]&amp;&quot;.&quot;&amp;[.D309]" office:value-type="string" office:string-value="3.04.06" calcext:value-type="string">
            <text:p>3.04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Cambio de Frecuenci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09]" office:value-type="string" office:string-value="Cambio de Frecuencia" calcext:value-type="string">
            <text:p>Cambio de Frecuencia</text:p>
          </table:table-cell>
          <table:table-cell/>
          <table:table-cell table:number-columns-repeated="2" office:value-type="float" office:value="308" calcext:value-type="float">
            <text:p>308</text:p>
          </table:table-cell>
          <table:table-cell table:style-name="ce3" table:formula="of:=&quot;(&quot; &amp; [.N309] &amp; &quot;,&quot; &amp; &quot;1&quot; &amp; &quot;, '&quot; &amp; [.L309]  &amp; &quot;', &quot; &amp; &quot;'&quot; &amp; [.H309]  &amp;  &quot;',  'A' , '&quot; &amp; [.L309] &amp;  &quot;', '&quot;&amp;  [.I309]  &amp; &quot;', '&quot; &amp; [.A309] &amp; &quot;' );&quot;" office:value-type="string" office:string-value="(308,1, 'Cambio de Frecuencia', '',  'A' , 'Cambio de Frecuencia', '', '3.04.06' );" calcext:value-type="string">
            <text:p>(308,1, 'Cambio de Frecuencia', '', <text:s/>'A' , 'Cambio de Frecuencia', '', '3.04.06' );</text:p>
          </table:table-cell>
          <table:table-cell table:number-columns-repeated="4"/>
          <table:table-cell table:formula="of:=IF([.L309] &lt;&gt; &quot;&quot;;[.$P$1] &amp;  [.P309]; &quot;&quot;)" office:value-type="string" office:string-value="INSERT INTO proceso(id_proceso, id_aplicacion, denominacion, ruta_menu, estatus, descripcion, url, jerarquia_menu)VALUES (308,1, 'Cambio de Frecuencia', '',  'A' , 'Cambio de Frecuencia', '', '3.04.06' );" calcext:value-type="string">
            <text:p>INSERT INTO proceso(id_proceso, id_aplicacion, denominacion, ruta_menu, estatus, descripcion, url, jerarquia_menu)VALUES (308,1, 'Cambio de Frecuencia', '', <text:s/>'A' , 'Cambio de Frecuencia', '', '3.04.06' );</text:p>
          </table:table-cell>
          <table:table-cell table:number-columns-repeated="2"/>
          <table:table-cell table:formula="of:==IF([.L309] &lt;&gt; &quot;&quot;;&quot;INSERT INTO perfil_proceso(id_perfil_proceso, id_perfil, id_proceso, priuse) VALUES (&quot; &amp; [.O309] &amp; &quot;, 1, &quot; &amp; [.N309] &amp; &quot;, 'A'::text);&quot;; &quot;&quot;)" office:value-type="string" office:string-value="INSERT INTO perfil_proceso(id_perfil_proceso, id_perfil, id_proceso, priuse) VALUES (308, 1, 308, 'A'::text);" calcext:value-type="string">
            <text:p>INSERT INTO perfil_proceso(id_perfil_proceso, id_perfil, id_proceso, priuse) VALUES (308, 1, 308, 'A'::text);</text:p>
          </table:table-cell>
        </table:table-row>
        <table:table-row table:style-name="ro3">
          <table:table-cell table:formula="of:=[.$A$303]&amp;&quot;.&quot;&amp;[.D310]" office:value-type="string" office:string-value="3.04.07" calcext:value-type="string">
            <text:p>3.04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Cambio de Estatu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10]" office:value-type="string" office:string-value="Cambio de Estatus" calcext:value-type="string">
            <text:p>Cambio de Estatus</text:p>
          </table:table-cell>
          <table:table-cell/>
          <table:table-cell table:number-columns-repeated="2" office:value-type="float" office:value="309" calcext:value-type="float">
            <text:p>309</text:p>
          </table:table-cell>
          <table:table-cell table:style-name="ce3" table:formula="of:=&quot;(&quot; &amp; [.N310] &amp; &quot;,&quot; &amp; &quot;1&quot; &amp; &quot;, '&quot; &amp; [.L310]  &amp; &quot;', &quot; &amp; &quot;'&quot; &amp; [.H310]  &amp;  &quot;',  'A' , '&quot; &amp; [.L310] &amp;  &quot;', '&quot;&amp;  [.I310]  &amp; &quot;', '&quot; &amp; [.A310] &amp; &quot;' );&quot;" office:value-type="string" office:string-value="(309,1, 'Cambio de Estatus', '',  'A' , 'Cambio de Estatus', '', '3.04.07' );" calcext:value-type="string">
            <text:p>(309,1, 'Cambio de Estatus', '', <text:s/>'A' , 'Cambio de Estatus', '', '3.04.07' );</text:p>
          </table:table-cell>
          <table:table-cell table:number-columns-repeated="4"/>
          <table:table-cell table:formula="of:=IF([.L310] &lt;&gt; &quot;&quot;;[.$P$1] &amp;  [.P310]; &quot;&quot;)" office:value-type="string" office:string-value="INSERT INTO proceso(id_proceso, id_aplicacion, denominacion, ruta_menu, estatus, descripcion, url, jerarquia_menu)VALUES (309,1, 'Cambio de Estatus', '',  'A' , 'Cambio de Estatus', '', '3.04.07' );" calcext:value-type="string">
            <text:p>INSERT INTO proceso(id_proceso, id_aplicacion, denominacion, ruta_menu, estatus, descripcion, url, jerarquia_menu)VALUES (309,1, 'Cambio de Estatus', '', <text:s/>'A' , 'Cambio de Estatus', '', '3.04.07' );</text:p>
          </table:table-cell>
          <table:table-cell table:number-columns-repeated="2"/>
          <table:table-cell table:formula="of:==IF([.L310] &lt;&gt; &quot;&quot;;&quot;INSERT INTO perfil_proceso(id_perfil_proceso, id_perfil, id_proceso, priuse) VALUES (&quot; &amp; [.O310] &amp; &quot;, 1, &quot; &amp; [.N310] &amp; &quot;, 'A'::text);&quot;; &quot;&quot;)" office:value-type="string" office:string-value="INSERT INTO perfil_proceso(id_perfil_proceso, id_perfil, id_proceso, priuse) VALUES (309, 1, 309, 'A'::text);" calcext:value-type="string">
            <text:p>INSERT INTO perfil_proceso(id_perfil_proceso, id_perfil, id_proceso, priuse) VALUES (309, 1, 309, 'A'::text);</text:p>
          </table:table-cell>
        </table:table-row>
        <table:table-row table:style-name="ro3">
          <table:table-cell table:formula="of:=[.$A$303]&amp;&quot;.&quot;&amp;[.D311]" office:value-type="string" office:string-value="3.04.08" calcext:value-type="string">
            <text:p>3.04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Actualizar Monto y Unidad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11]" office:value-type="string" office:string-value="Actualizar Monto y Unidades" calcext:value-type="string">
            <text:p>Actualizar Monto y Unidades</text:p>
          </table:table-cell>
          <table:table-cell/>
          <table:table-cell table:number-columns-repeated="2" office:value-type="float" office:value="310" calcext:value-type="float">
            <text:p>310</text:p>
          </table:table-cell>
          <table:table-cell table:style-name="ce3" table:formula="of:=&quot;(&quot; &amp; [.N311] &amp; &quot;,&quot; &amp; &quot;1&quot; &amp; &quot;, '&quot; &amp; [.L311]  &amp; &quot;', &quot; &amp; &quot;'&quot; &amp; [.H311]  &amp;  &quot;',  'A' , '&quot; &amp; [.L311] &amp;  &quot;', '&quot;&amp;  [.I311]  &amp; &quot;', '&quot; &amp; [.A311] &amp; &quot;' );&quot;" office:value-type="string" office:string-value="(310,1, 'Actualizar Monto y Unidades', '',  'A' , 'Actualizar Monto y Unidades', '', '3.04.08' );" calcext:value-type="string">
            <text:p>(310,1, 'Actualizar Monto y Unidades', '', <text:s/>'A' , 'Actualizar Monto y Unidades', '', '3.04.08' );</text:p>
          </table:table-cell>
          <table:table-cell table:number-columns-repeated="4"/>
          <table:table-cell table:formula="of:=IF([.L311] &lt;&gt; &quot;&quot;;[.$P$1] &amp;  [.P311]; &quot;&quot;)" office:value-type="string" office:string-value="INSERT INTO proceso(id_proceso, id_aplicacion, denominacion, ruta_menu, estatus, descripcion, url, jerarquia_menu)VALUES (310,1, 'Actualizar Monto y Unidades', '',  'A' , 'Actualizar Monto y Unidades', '', '3.04.08' );" calcext:value-type="string">
            <text:p>INSERT INTO proceso(id_proceso, id_aplicacion, denominacion, ruta_menu, estatus, descripcion, url, jerarquia_menu)VALUES (310,1, 'Actualizar Monto y Unidades', '', <text:s/>'A' , 'Actualizar Monto y Unidades', '', '3.04.08' );</text:p>
          </table:table-cell>
          <table:table-cell table:number-columns-repeated="2"/>
          <table:table-cell table:formula="of:==IF([.L311] &lt;&gt; &quot;&quot;;&quot;INSERT INTO perfil_proceso(id_perfil_proceso, id_perfil, id_proceso, priuse) VALUES (&quot; &amp; [.O311] &amp; &quot;, 1, &quot; &amp; [.N311] &amp; &quot;, 'A'::text);&quot;; &quot;&quot;)" office:value-type="string" office:string-value="INSERT INTO perfil_proceso(id_perfil_proceso, id_perfil, id_proceso, priuse) VALUES (310, 1, 310, 'A'::text);" calcext:value-type="string">
            <text:p>INSERT INTO perfil_proceso(id_perfil_proceso, id_perfil, id_proceso, priuse) VALUES (310, 1, 310, 'A'::text);</text:p>
          </table:table-cell>
        </table:table-row>
        <table:table-row table:style-name="ro3">
          <table:table-cell table:formula="of:=[.$A$303]&amp;&quot;.&quot;&amp;[.D312]" office:value-type="string" office:string-value="3.04.09" calcext:value-type="string">
            <text:p>3.04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Eliminar Concept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12]" office:value-type="string" office:string-value="Eliminar Conceptos" calcext:value-type="string">
            <text:p>Eliminar Conceptos</text:p>
          </table:table-cell>
          <table:table-cell/>
          <table:table-cell table:number-columns-repeated="2" office:value-type="float" office:value="311" calcext:value-type="float">
            <text:p>311</text:p>
          </table:table-cell>
          <table:table-cell table:style-name="ce3" table:formula="of:=&quot;(&quot; &amp; [.N312] &amp; &quot;,&quot; &amp; &quot;1&quot; &amp; &quot;, '&quot; &amp; [.L312]  &amp; &quot;', &quot; &amp; &quot;'&quot; &amp; [.H312]  &amp;  &quot;',  'A' , '&quot; &amp; [.L312] &amp;  &quot;', '&quot;&amp;  [.I312]  &amp; &quot;', '&quot; &amp; [.A312] &amp; &quot;' );&quot;" office:value-type="string" office:string-value="(311,1, 'Eliminar Conceptos', '',  'A' , 'Eliminar Conceptos', '', '3.04.09' );" calcext:value-type="string">
            <text:p>(311,1, 'Eliminar Conceptos', '', <text:s/>'A' , 'Eliminar Conceptos', '', '3.04.09' );</text:p>
          </table:table-cell>
          <table:table-cell table:number-columns-repeated="4"/>
          <table:table-cell table:formula="of:=IF([.L312] &lt;&gt; &quot;&quot;;[.$P$1] &amp;  [.P312]; &quot;&quot;)" office:value-type="string" office:string-value="INSERT INTO proceso(id_proceso, id_aplicacion, denominacion, ruta_menu, estatus, descripcion, url, jerarquia_menu)VALUES (311,1, 'Eliminar Conceptos', '',  'A' , 'Eliminar Conceptos', '', '3.04.09' );" calcext:value-type="string">
            <text:p>INSERT INTO proceso(id_proceso, id_aplicacion, denominacion, ruta_menu, estatus, descripcion, url, jerarquia_menu)VALUES (311,1, 'Eliminar Conceptos', '', <text:s/>'A' , 'Eliminar Conceptos', '', '3.04.09' );</text:p>
          </table:table-cell>
          <table:table-cell table:number-columns-repeated="2"/>
          <table:table-cell table:formula="of:==IF([.L312] &lt;&gt; &quot;&quot;;&quot;INSERT INTO perfil_proceso(id_perfil_proceso, id_perfil, id_proceso, priuse) VALUES (&quot; &amp; [.O312] &amp; &quot;, 1, &quot; &amp; [.N312] &amp; &quot;, 'A'::text);&quot;; &quot;&quot;)" office:value-type="string" office:string-value="INSERT INTO perfil_proceso(id_perfil_proceso, id_perfil, id_proceso, priuse) VALUES (311, 1, 311, 'A'::text);" calcext:value-type="string">
            <text:p>INSERT INTO perfil_proceso(id_perfil_proceso, id_perfil, id_proceso, priuse) VALUES (311, 1, 311, 'A'::text);</text:p>
          </table:table-cell>
        </table:table-row>
        <table:table-row table:style-name="ro3">
          <table:table-cell table:formula="of:=[.$A$303]&amp;&quot;.&quot;&amp;[.D313]" office:value-type="string" office:string-value="3.04.10" calcext:value-type="string">
            <text:p>3.04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Eliminar Prestam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13]" office:value-type="string" office:string-value="Eliminar Prestamos" calcext:value-type="string">
            <text:p>Eliminar Prestamos</text:p>
          </table:table-cell>
          <table:table-cell/>
          <table:table-cell table:number-columns-repeated="2" office:value-type="float" office:value="312" calcext:value-type="float">
            <text:p>312</text:p>
          </table:table-cell>
          <table:table-cell table:style-name="ce3" table:formula="of:=&quot;(&quot; &amp; [.N313] &amp; &quot;,&quot; &amp; &quot;1&quot; &amp; &quot;, '&quot; &amp; [.L313]  &amp; &quot;', &quot; &amp; &quot;'&quot; &amp; [.H313]  &amp;  &quot;',  'A' , '&quot; &amp; [.L313] &amp;  &quot;', '&quot;&amp;  [.I313]  &amp; &quot;', '&quot; &amp; [.A313] &amp; &quot;' );&quot;" office:value-type="string" office:string-value="(312,1, 'Eliminar Prestamos', '',  'A' , 'Eliminar Prestamos', '', '3.04.10' );" calcext:value-type="string">
            <text:p>(312,1, 'Eliminar Prestamos', '', <text:s/>'A' , 'Eliminar Prestamos', '', '3.04.10' );</text:p>
          </table:table-cell>
          <table:table-cell table:number-columns-repeated="4"/>
          <table:table-cell table:formula="of:=IF([.L313] &lt;&gt; &quot;&quot;;[.$P$1] &amp;  [.P313]; &quot;&quot;)" office:value-type="string" office:string-value="INSERT INTO proceso(id_proceso, id_aplicacion, denominacion, ruta_menu, estatus, descripcion, url, jerarquia_menu)VALUES (312,1, 'Eliminar Prestamos', '',  'A' , 'Eliminar Prestamos', '', '3.04.10' );" calcext:value-type="string">
            <text:p>INSERT INTO proceso(id_proceso, id_aplicacion, denominacion, ruta_menu, estatus, descripcion, url, jerarquia_menu)VALUES (312,1, 'Eliminar Prestamos', '', <text:s/>'A' , 'Eliminar Prestamos', '', '3.04.10' );</text:p>
          </table:table-cell>
          <table:table-cell table:number-columns-repeated="2"/>
          <table:table-cell table:formula="of:==IF([.L313] &lt;&gt; &quot;&quot;;&quot;INSERT INTO perfil_proceso(id_perfil_proceso, id_perfil, id_proceso, priuse) VALUES (&quot; &amp; [.O313] &amp; &quot;, 1, &quot; &amp; [.N313] &amp; &quot;, 'A'::text);&quot;; &quot;&quot;)" office:value-type="string" office:string-value="INSERT INTO perfil_proceso(id_perfil_proceso, id_perfil, id_proceso, priuse) VALUES (312, 1, 312, 'A'::text);" calcext:value-type="string">
            <text:p>INSERT INTO perfil_proceso(id_perfil_proceso, id_perfil, id_proceso, priuse) VALUES (312, 1, 312, 'A'::text);</text:p>
          </table:table-cell>
        </table:table-row>
        <table:table-row table:style-name="ro3">
          <table:table-cell table:formula="of:=[.$A$303]&amp;&quot;.&quot;&amp;[.D314]" office:value-type="string" office:string-value="3.04.11" calcext:value-type="string">
            <text:p>3.04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Recálculo de un concept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14]" office:value-type="string" office:string-value="Recálculo de un concepto" calcext:value-type="string">
            <text:p>Recálculo de un concepto</text:p>
          </table:table-cell>
          <table:table-cell/>
          <table:table-cell table:number-columns-repeated="2" office:value-type="float" office:value="313" calcext:value-type="float">
            <text:p>313</text:p>
          </table:table-cell>
          <table:table-cell table:style-name="ce3" table:formula="of:=&quot;(&quot; &amp; [.N314] &amp; &quot;,&quot; &amp; &quot;1&quot; &amp; &quot;, '&quot; &amp; [.L314]  &amp; &quot;', &quot; &amp; &quot;'&quot; &amp; [.H314]  &amp;  &quot;',  'A' , '&quot; &amp; [.L314] &amp;  &quot;', '&quot;&amp;  [.I314]  &amp; &quot;', '&quot; &amp; [.A314] &amp; &quot;' );&quot;" office:value-type="string" office:string-value="(313,1, 'Recálculo de un concepto', '',  'A' , 'Recálculo de un concepto', '', '3.04.11' );" calcext:value-type="string">
            <text:p>(313,1, 'Recálculo de un concepto', '', <text:s/>'A' , 'Recálculo de un concepto', '', '3.04.11' );</text:p>
          </table:table-cell>
          <table:table-cell table:number-columns-repeated="4"/>
          <table:table-cell table:formula="of:=IF([.L314] &lt;&gt; &quot;&quot;;[.$P$1] &amp;  [.P314]; &quot;&quot;)" office:value-type="string" office:string-value="INSERT INTO proceso(id_proceso, id_aplicacion, denominacion, ruta_menu, estatus, descripcion, url, jerarquia_menu)VALUES (313,1, 'Recálculo de un concepto', '',  'A' , 'Recálculo de un concepto', '', '3.04.11' );" calcext:value-type="string">
            <text:p>INSERT INTO proceso(id_proceso, id_aplicacion, denominacion, ruta_menu, estatus, descripcion, url, jerarquia_menu)VALUES (313,1, 'Recálculo de un concepto', '', <text:s/>'A' , 'Recálculo de un concepto', '', '3.04.11' );</text:p>
          </table:table-cell>
          <table:table-cell table:number-columns-repeated="2"/>
          <table:table-cell table:formula="of:==IF([.L314] &lt;&gt; &quot;&quot;;&quot;INSERT INTO perfil_proceso(id_perfil_proceso, id_perfil, id_proceso, priuse) VALUES (&quot; &amp; [.O314] &amp; &quot;, 1, &quot; &amp; [.N314] &amp; &quot;, 'A'::text);&quot;; &quot;&quot;)" office:value-type="string" office:string-value="INSERT INTO perfil_proceso(id_perfil_proceso, id_perfil, id_proceso, priuse) VALUES (313, 1, 313, 'A'::text);" calcext:value-type="string">
            <text:p>INSERT INTO perfil_proceso(id_perfil_proceso, id_perfil, id_proceso, priuse) VALUES (313, 1, 313, 'A'::text);</text:p>
          </table:table-cell>
        </table:table-row>
        <table:table-row table:style-name="ro3">
          <table:table-cell table:formula="of:=[.$A$303]&amp;&quot;.&quot;&amp;[.D315]" office:value-type="string" office:string-value="3.04.12" calcext:value-type="string">
            <text:p>3.04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Recálculo de conceptos por variació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15]" office:value-type="string" office:string-value="Recálculo de conceptos por variación" calcext:value-type="string">
            <text:p>Recálculo de conceptos por variación</text:p>
          </table:table-cell>
          <table:table-cell/>
          <table:table-cell table:number-columns-repeated="2" office:value-type="float" office:value="314" calcext:value-type="float">
            <text:p>314</text:p>
          </table:table-cell>
          <table:table-cell table:style-name="ce3" table:formula="of:=&quot;(&quot; &amp; [.N315] &amp; &quot;,&quot; &amp; &quot;1&quot; &amp; &quot;, '&quot; &amp; [.L315]  &amp; &quot;', &quot; &amp; &quot;'&quot; &amp; [.H315]  &amp;  &quot;',  'A' , '&quot; &amp; [.L315] &amp;  &quot;', '&quot;&amp;  [.I315]  &amp; &quot;', '&quot; &amp; [.A315] &amp; &quot;' );&quot;" office:value-type="string" office:string-value="(314,1, 'Recálculo de conceptos por variación', '',  'A' , 'Recálculo de conceptos por variación', '', '3.04.12' );" calcext:value-type="string">
            <text:p>(314,1, 'Recálculo de conceptos por variación', '', <text:s/>'A' , 'Recálculo de conceptos por variación', '', '3.04.12' );</text:p>
          </table:table-cell>
          <table:table-cell table:number-columns-repeated="4"/>
          <table:table-cell table:formula="of:=IF([.L315] &lt;&gt; &quot;&quot;;[.$P$1] &amp;  [.P315]; &quot;&quot;)" office:value-type="string" office:string-value="INSERT INTO proceso(id_proceso, id_aplicacion, denominacion, ruta_menu, estatus, descripcion, url, jerarquia_menu)VALUES (314,1, 'Recálculo de conceptos por variación', '',  'A' , 'Recálculo de conceptos por variación', '', '3.04.12' );" calcext:value-type="string">
            <text:p>INSERT INTO proceso(id_proceso, id_aplicacion, denominacion, ruta_menu, estatus, descripcion, url, jerarquia_menu)VALUES (314,1, 'Recálculo de conceptos por variación', '', <text:s/>'A' , 'Recálculo de conceptos por variación', '', '3.04.12' );</text:p>
          </table:table-cell>
          <table:table-cell table:number-columns-repeated="2"/>
          <table:table-cell table:formula="of:==IF([.L315] &lt;&gt; &quot;&quot;;&quot;INSERT INTO perfil_proceso(id_perfil_proceso, id_perfil, id_proceso, priuse) VALUES (&quot; &amp; [.O315] &amp; &quot;, 1, &quot; &amp; [.N315] &amp; &quot;, 'A'::text);&quot;; &quot;&quot;)" office:value-type="string" office:string-value="INSERT INTO perfil_proceso(id_perfil_proceso, id_perfil, id_proceso, priuse) VALUES (314, 1, 314, 'A'::text);" calcext:value-type="string">
            <text:p>INSERT INTO perfil_proceso(id_perfil_proceso, id_perfil, id_proceso, priuse) VALUES (314, 1, 314, 'A'::text);</text:p>
          </table:table-cell>
        </table:table-row>
        <table:table-row table:style-name="ro3">
          <table:table-cell table:formula="of:=[.$A$303]&amp;&quot;.&quot;&amp;[.D316]" office:value-type="string" office:string-value="3.04.13" calcext:value-type="string">
            <text:p>3.04.13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Carga Relacionada a un Concept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16]" office:value-type="string" office:string-value="Carga Relacionada a un Concepto" calcext:value-type="string">
            <text:p>Carga Relacionada a un Concepto</text:p>
          </table:table-cell>
          <table:table-cell/>
          <table:table-cell table:number-columns-repeated="2" office:value-type="float" office:value="315" calcext:value-type="float">
            <text:p>315</text:p>
          </table:table-cell>
          <table:table-cell table:style-name="ce3" table:formula="of:=&quot;(&quot; &amp; [.N316] &amp; &quot;,&quot; &amp; &quot;1&quot; &amp; &quot;, '&quot; &amp; [.L316]  &amp; &quot;', &quot; &amp; &quot;'&quot; &amp; [.H316]  &amp;  &quot;',  'A' , '&quot; &amp; [.L316] &amp;  &quot;', '&quot;&amp;  [.I316]  &amp; &quot;', '&quot; &amp; [.A316] &amp; &quot;' );&quot;" office:value-type="string" office:string-value="(315,1, 'Carga Relacionada a un Concepto', '',  'A' , 'Carga Relacionada a un Concepto', '', '3.04.13' );" calcext:value-type="string">
            <text:p>(315,1, 'Carga Relacionada a un Concepto', '', <text:s/>'A' , 'Carga Relacionada a un Concepto', '', '3.04.13' );</text:p>
          </table:table-cell>
          <table:table-cell table:number-columns-repeated="4"/>
          <table:table-cell table:formula="of:=IF([.L316] &lt;&gt; &quot;&quot;;[.$P$1] &amp;  [.P316]; &quot;&quot;)" office:value-type="string" office:string-value="INSERT INTO proceso(id_proceso, id_aplicacion, denominacion, ruta_menu, estatus, descripcion, url, jerarquia_menu)VALUES (315,1, 'Carga Relacionada a un Concepto', '',  'A' , 'Carga Relacionada a un Concepto', '', '3.04.13' );" calcext:value-type="string">
            <text:p>INSERT INTO proceso(id_proceso, id_aplicacion, denominacion, ruta_menu, estatus, descripcion, url, jerarquia_menu)VALUES (315,1, 'Carga Relacionada a un Concepto', '', <text:s/>'A' , 'Carga Relacionada a un Concepto', '', '3.04.13' );</text:p>
          </table:table-cell>
          <table:table-cell table:number-columns-repeated="2"/>
          <table:table-cell table:formula="of:==IF([.L316] &lt;&gt; &quot;&quot;;&quot;INSERT INTO perfil_proceso(id_perfil_proceso, id_perfil, id_proceso, priuse) VALUES (&quot; &amp; [.O316] &amp; &quot;, 1, &quot; &amp; [.N316] &amp; &quot;, 'A'::text);&quot;; &quot;&quot;)" office:value-type="string" office:string-value="INSERT INTO perfil_proceso(id_perfil_proceso, id_perfil, id_proceso, priuse) VALUES (315, 1, 315, 'A'::text);" calcext:value-type="string">
            <text:p>INSERT INTO perfil_proceso(id_perfil_proceso, id_perfil, id_proceso, priuse) VALUES (315, 1, 315, 'A'::text);</text:p>
          </table:table-cell>
        </table:table-row>
        <table:table-row table:style-name="ro3">
          <table:table-cell table:formula="of:=[.$A$303]&amp;&quot;.&quot;&amp;[.D317]" office:value-type="string" office:string-value="3.04.14" calcext:value-type="string">
            <text:p>3.04.14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Carga Masiva de Préstam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17]" office:value-type="string" office:string-value="Carga Masiva de Préstamos" calcext:value-type="string">
            <text:p>Carga Masiva de Préstamos</text:p>
          </table:table-cell>
          <table:table-cell/>
          <table:table-cell table:number-columns-repeated="2" office:value-type="float" office:value="316" calcext:value-type="float">
            <text:p>316</text:p>
          </table:table-cell>
          <table:table-cell table:style-name="ce3" table:formula="of:=&quot;(&quot; &amp; [.N317] &amp; &quot;,&quot; &amp; &quot;1&quot; &amp; &quot;, '&quot; &amp; [.L317]  &amp; &quot;', &quot; &amp; &quot;'&quot; &amp; [.H317]  &amp;  &quot;',  'A' , '&quot; &amp; [.L317] &amp;  &quot;', '&quot;&amp;  [.I317]  &amp; &quot;', '&quot; &amp; [.A317] &amp; &quot;' );&quot;" office:value-type="string" office:string-value="(316,1, 'Carga Masiva de Préstamos', '',  'A' , 'Carga Masiva de Préstamos', '', '3.04.14' );" calcext:value-type="string">
            <text:p>(316,1, 'Carga Masiva de Préstamos', '', <text:s/>'A' , 'Carga Masiva de Préstamos', '', '3.04.14' );</text:p>
          </table:table-cell>
          <table:table-cell table:number-columns-repeated="4"/>
          <table:table-cell table:formula="of:=IF([.L317] &lt;&gt; &quot;&quot;;[.$P$1] &amp;  [.P317]; &quot;&quot;)" office:value-type="string" office:string-value="INSERT INTO proceso(id_proceso, id_aplicacion, denominacion, ruta_menu, estatus, descripcion, url, jerarquia_menu)VALUES (316,1, 'Carga Masiva de Préstamos', '',  'A' , 'Carga Masiva de Préstamos', '', '3.04.14' );" calcext:value-type="string">
            <text:p>INSERT INTO proceso(id_proceso, id_aplicacion, denominacion, ruta_menu, estatus, descripcion, url, jerarquia_menu)VALUES (316,1, 'Carga Masiva de Préstamos', '', <text:s/>'A' , 'Carga Masiva de Préstamos', '', '3.04.14' );</text:p>
          </table:table-cell>
          <table:table-cell table:number-columns-repeated="2"/>
          <table:table-cell table:formula="of:==IF([.L317] &lt;&gt; &quot;&quot;;&quot;INSERT INTO perfil_proceso(id_perfil_proceso, id_perfil, id_proceso, priuse) VALUES (&quot; &amp; [.O317] &amp; &quot;, 1, &quot; &amp; [.N317] &amp; &quot;, 'A'::text);&quot;; &quot;&quot;)" office:value-type="string" office:string-value="INSERT INTO perfil_proceso(id_perfil_proceso, id_perfil, id_proceso, priuse) VALUES (316, 1, 316, 'A'::text);" calcext:value-type="string">
            <text:p>INSERT INTO perfil_proceso(id_perfil_proceso, id_perfil, id_proceso, priuse) VALUES (316, 1, 316, 'A'::text);</text:p>
          </table:table-cell>
        </table:table-row>
        <table:table-row table:style-name="ro3">
          <table:table-cell table:formula="of:=[.$A$303]&amp;&quot;.&quot;&amp;[.D318]" office:value-type="string" office:string-value="3.04.15" calcext:value-type="string">
            <text:p>3.04.15</text:p>
          </table:table-cell>
          <table:table-cell table:number-columns-repeated="2"/>
          <table:table-cell office:value-type="string" calcext:value-type="string">
            <text:p>15</text:p>
          </table:table-cell>
          <table:table-cell office:value-type="string" calcext:value-type="string">
            <text:p>Sumar un Concepto a otro Concept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18]" office:value-type="string" office:string-value="Sumar un Concepto a otro Concepto" calcext:value-type="string">
            <text:p>Sumar un Concepto a otro Concepto</text:p>
          </table:table-cell>
          <table:table-cell/>
          <table:table-cell table:number-columns-repeated="2" office:value-type="float" office:value="317" calcext:value-type="float">
            <text:p>317</text:p>
          </table:table-cell>
          <table:table-cell table:style-name="ce3" table:formula="of:=&quot;(&quot; &amp; [.N318] &amp; &quot;,&quot; &amp; &quot;1&quot; &amp; &quot;, '&quot; &amp; [.L318]  &amp; &quot;', &quot; &amp; &quot;'&quot; &amp; [.H318]  &amp;  &quot;',  'A' , '&quot; &amp; [.L318] &amp;  &quot;', '&quot;&amp;  [.I318]  &amp; &quot;', '&quot; &amp; [.A318] &amp; &quot;' );&quot;" office:value-type="string" office:string-value="(317,1, 'Sumar un Concepto a otro Concepto', '',  'A' , 'Sumar un Concepto a otro Concepto', '', '3.04.15' );" calcext:value-type="string">
            <text:p>(317,1, 'Sumar un Concepto a otro Concepto', '', <text:s/>'A' , 'Sumar un Concepto a otro Concepto', '', '3.04.15' );</text:p>
          </table:table-cell>
          <table:table-cell table:number-columns-repeated="4"/>
          <table:table-cell table:formula="of:=IF([.L318] &lt;&gt; &quot;&quot;;[.$P$1] &amp;  [.P318]; &quot;&quot;)" office:value-type="string" office:string-value="INSERT INTO proceso(id_proceso, id_aplicacion, denominacion, ruta_menu, estatus, descripcion, url, jerarquia_menu)VALUES (317,1, 'Sumar un Concepto a otro Concepto', '',  'A' , 'Sumar un Concepto a otro Concepto', '', '3.04.15' );" calcext:value-type="string">
            <text:p>INSERT INTO proceso(id_proceso, id_aplicacion, denominacion, ruta_menu, estatus, descripcion, url, jerarquia_menu)VALUES (317,1, 'Sumar un Concepto a otro Concepto', '', <text:s/>'A' , 'Sumar un Concepto a otro Concepto', '', '3.04.15' );</text:p>
          </table:table-cell>
          <table:table-cell table:number-columns-repeated="2"/>
          <table:table-cell table:formula="of:==IF([.L318] &lt;&gt; &quot;&quot;;&quot;INSERT INTO perfil_proceso(id_perfil_proceso, id_perfil, id_proceso, priuse) VALUES (&quot; &amp; [.O318] &amp; &quot;, 1, &quot; &amp; [.N318] &amp; &quot;, 'A'::text);&quot;; &quot;&quot;)" office:value-type="string" office:string-value="INSERT INTO perfil_proceso(id_perfil_proceso, id_perfil, id_proceso, priuse) VALUES (317, 1, 317, 'A'::text);" calcext:value-type="string">
            <text:p>INSERT INTO perfil_proceso(id_perfil_proceso, id_perfil, id_proceso, priuse) VALUES (317, 1, 317, 'A'::text);</text:p>
          </table:table-cell>
        </table:table-row>
        <table:table-row table:style-name="ro3">
          <table:table-cell table:formula="of:=[.$A$157]&amp;&quot;.&quot;&amp;[.C319]" office:value-type="string" office:string-value="3.05" calcext:value-type="string">
            <text:p>3.05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Procesos de Vacacione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319]" office:value-type="string" office:string-value="Procesos de Vacaciones" calcext:value-type="string">
            <text:p>Procesos de Vacaciones</text:p>
          </table:table-cell>
          <table:table-cell/>
          <table:table-cell table:number-columns-repeated="2" office:value-type="float" office:value="318" calcext:value-type="float">
            <text:p>318</text:p>
          </table:table-cell>
          <table:table-cell table:style-name="ce3" table:formula="of:=&quot;(&quot; &amp; [.N319] &amp; &quot;,&quot; &amp; &quot;1&quot; &amp; &quot;, '&quot; &amp; [.L319]  &amp; &quot;', &quot; &amp; &quot;'&quot; &amp; [.H319]  &amp;  &quot;',  'A' , '&quot; &amp; [.L319] &amp;  &quot;', '&quot;&amp;  [.I319]  &amp; &quot;', '&quot; &amp; [.A319] &amp; &quot;' );&quot;" office:value-type="string" office:string-value="(318,1, 'Procesos de Vacaciones', '',  'A' , 'Procesos de Vacaciones', '', '3.05' );" calcext:value-type="string">
            <text:p>(318,1, 'Procesos de Vacaciones', '', <text:s/>'A' , 'Procesos de Vacaciones', '', '3.05' );</text:p>
          </table:table-cell>
          <table:table-cell table:number-columns-repeated="4"/>
          <table:table-cell table:formula="of:=IF([.L319] &lt;&gt; &quot;&quot;;[.$P$1] &amp;  [.P319]; &quot;&quot;)" office:value-type="string" office:string-value="INSERT INTO proceso(id_proceso, id_aplicacion, denominacion, ruta_menu, estatus, descripcion, url, jerarquia_menu)VALUES (318,1, 'Procesos de Vacaciones', '',  'A' , 'Procesos de Vacaciones', '', '3.05' );" calcext:value-type="string">
            <text:p>INSERT INTO proceso(id_proceso, id_aplicacion, denominacion, ruta_menu, estatus, descripcion, url, jerarquia_menu)VALUES (318,1, 'Procesos de Vacaciones', '', <text:s/>'A' , 'Procesos de Vacaciones', '', '3.05' );</text:p>
          </table:table-cell>
          <table:table-cell table:number-columns-repeated="2"/>
          <table:table-cell table:formula="of:==IF([.L319] &lt;&gt; &quot;&quot;;&quot;INSERT INTO perfil_proceso(id_perfil_proceso, id_perfil, id_proceso, priuse) VALUES (&quot; &amp; [.O319] &amp; &quot;, 1, &quot; &amp; [.N319] &amp; &quot;, 'A'::text);&quot;; &quot;&quot;)" office:value-type="string" office:string-value="INSERT INTO perfil_proceso(id_perfil_proceso, id_perfil, id_proceso, priuse) VALUES (318, 1, 318, 'A'::text);" calcext:value-type="string">
            <text:p>INSERT INTO perfil_proceso(id_perfil_proceso, id_perfil, id_proceso, priuse) VALUES (318, 1, 318, 'A'::text);</text:p>
          </table:table-cell>
        </table:table-row>
        <table:table-row table:style-name="ro3">
          <table:table-cell table:formula="of:=[.$A$319]&amp;&quot;.&quot;&amp;[.D320]" office:value-type="string" office:string-value="3.05.01" calcext:value-type="string">
            <text:p>3.05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Generar Vacaciones Pendientes (Derecho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20]" office:value-type="string" office:string-value="Generar Vacaciones Pendientes (Derecho)" calcext:value-type="string">
            <text:p>Generar Vacaciones Pendientes (Derecho)</text:p>
          </table:table-cell>
          <table:table-cell/>
          <table:table-cell table:number-columns-repeated="2" office:value-type="float" office:value="319" calcext:value-type="float">
            <text:p>319</text:p>
          </table:table-cell>
          <table:table-cell table:style-name="ce3" table:formula="of:=&quot;(&quot; &amp; [.N320] &amp; &quot;,&quot; &amp; &quot;1&quot; &amp; &quot;, '&quot; &amp; [.L320]  &amp; &quot;', &quot; &amp; &quot;'&quot; &amp; [.H320]  &amp;  &quot;',  'A' , '&quot; &amp; [.L320] &amp;  &quot;', '&quot;&amp;  [.I320]  &amp; &quot;', '&quot; &amp; [.A320] &amp; &quot;' );&quot;" office:value-type="string" office:string-value="(319,1, 'Generar Vacaciones Pendientes (Derecho)', '',  'A' , 'Generar Vacaciones Pendientes (Derecho)', '', '3.05.01' );" calcext:value-type="string">
            <text:p>(319,1, 'Generar Vacaciones Pendientes (Derecho)', '', <text:s/>'A' , 'Generar Vacaciones Pendientes (Derecho)', '', '3.05.01' );</text:p>
          </table:table-cell>
          <table:table-cell table:number-columns-repeated="4"/>
          <table:table-cell table:formula="of:=IF([.L320] &lt;&gt; &quot;&quot;;[.$P$1] &amp;  [.P320]; &quot;&quot;)" office:value-type="string" office:string-value="INSERT INTO proceso(id_proceso, id_aplicacion, denominacion, ruta_menu, estatus, descripcion, url, jerarquia_menu)VALUES (319,1, 'Generar Vacaciones Pendientes (Derecho)', '',  'A' , 'Generar Vacaciones Pendientes (Derecho)', '', '3.05.01' );" calcext:value-type="string">
            <text:p>INSERT INTO proceso(id_proceso, id_aplicacion, denominacion, ruta_menu, estatus, descripcion, url, jerarquia_menu)VALUES (319,1, 'Generar Vacaciones Pendientes (Derecho)', '', <text:s/>'A' , 'Generar Vacaciones Pendientes (Derecho)', '', '3.05.01' );</text:p>
          </table:table-cell>
          <table:table-cell table:number-columns-repeated="2"/>
          <table:table-cell table:formula="of:==IF([.L320] &lt;&gt; &quot;&quot;;&quot;INSERT INTO perfil_proceso(id_perfil_proceso, id_perfil, id_proceso, priuse) VALUES (&quot; &amp; [.O320] &amp; &quot;, 1, &quot; &amp; [.N320] &amp; &quot;, 'A'::text);&quot;; &quot;&quot;)" office:value-type="string" office:string-value="INSERT INTO perfil_proceso(id_perfil_proceso, id_perfil, id_proceso, priuse) VALUES (319, 1, 319, 'A'::text);" calcext:value-type="string">
            <text:p>INSERT INTO perfil_proceso(id_perfil_proceso, id_perfil, id_proceso, priuse) VALUES (319, 1, 319, 'A'::text);</text:p>
          </table:table-cell>
        </table:table-row>
        <table:table-row table:style-name="ro3">
          <table:table-cell table:formula="of:=[.$A$319]&amp;&quot;.&quot;&amp;[.D321]" office:value-type="string" office:string-value="3.05.02" calcext:value-type="string">
            <text:p>3.05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Vacaciones Penien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21]" office:value-type="string" office:string-value="Vacaciones Penientes" calcext:value-type="string">
            <text:p>Vacaciones Penientes</text:p>
          </table:table-cell>
          <table:table-cell/>
          <table:table-cell table:number-columns-repeated="2" office:value-type="float" office:value="320" calcext:value-type="float">
            <text:p>320</text:p>
          </table:table-cell>
          <table:table-cell table:style-name="ce3" table:formula="of:=&quot;(&quot; &amp; [.N321] &amp; &quot;,&quot; &amp; &quot;1&quot; &amp; &quot;, '&quot; &amp; [.L321]  &amp; &quot;', &quot; &amp; &quot;'&quot; &amp; [.H321]  &amp;  &quot;',  'A' , '&quot; &amp; [.L321] &amp;  &quot;', '&quot;&amp;  [.I321]  &amp; &quot;', '&quot; &amp; [.A321] &amp; &quot;' );&quot;" office:value-type="string" office:string-value="(320,1, 'Vacaciones Penientes', '',  'A' , 'Vacaciones Penientes', '', '3.05.02' );" calcext:value-type="string">
            <text:p>(320,1, 'Vacaciones Penientes', '', <text:s/>'A' , 'Vacaciones Penientes', '', '3.05.02' );</text:p>
          </table:table-cell>
          <table:table-cell table:number-columns-repeated="4"/>
          <table:table-cell table:formula="of:=IF([.L321] &lt;&gt; &quot;&quot;;[.$P$1] &amp;  [.P321]; &quot;&quot;)" office:value-type="string" office:string-value="INSERT INTO proceso(id_proceso, id_aplicacion, denominacion, ruta_menu, estatus, descripcion, url, jerarquia_menu)VALUES (320,1, 'Vacaciones Penientes', '',  'A' , 'Vacaciones Penientes', '', '3.05.02' );" calcext:value-type="string">
            <text:p>INSERT INTO proceso(id_proceso, id_aplicacion, denominacion, ruta_menu, estatus, descripcion, url, jerarquia_menu)VALUES (320,1, 'Vacaciones Penientes', '', <text:s/>'A' , 'Vacaciones Penientes', '', '3.05.02' );</text:p>
          </table:table-cell>
          <table:table-cell table:number-columns-repeated="2"/>
          <table:table-cell table:formula="of:==IF([.L321] &lt;&gt; &quot;&quot;;&quot;INSERT INTO perfil_proceso(id_perfil_proceso, id_perfil, id_proceso, priuse) VALUES (&quot; &amp; [.O321] &amp; &quot;, 1, &quot; &amp; [.N321] &amp; &quot;, 'A'::text);&quot;; &quot;&quot;)" office:value-type="string" office:string-value="INSERT INTO perfil_proceso(id_perfil_proceso, id_perfil, id_proceso, priuse) VALUES (320, 1, 320, 'A'::text);" calcext:value-type="string">
            <text:p>INSERT INTO perfil_proceso(id_perfil_proceso, id_perfil, id_proceso, priuse) VALUES (320, 1, 320, 'A'::text);</text:p>
          </table:table-cell>
        </table:table-row>
        <table:table-row table:style-name="ro3">
          <table:table-cell table:formula="of:=[.$A$319]&amp;&quot;.&quot;&amp;[.D322]" office:value-type="string" office:string-value="3.05.03" calcext:value-type="string">
            <text:p>3.05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Vacaciones Disfrutada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22]" office:value-type="string" office:string-value="Vacaciones Disfrutadas" calcext:value-type="string">
            <text:p>Vacaciones Disfrutadas</text:p>
          </table:table-cell>
          <table:table-cell/>
          <table:table-cell table:number-columns-repeated="2" office:value-type="float" office:value="321" calcext:value-type="float">
            <text:p>321</text:p>
          </table:table-cell>
          <table:table-cell table:style-name="ce3" table:formula="of:=&quot;(&quot; &amp; [.N322] &amp; &quot;,&quot; &amp; &quot;1&quot; &amp; &quot;, '&quot; &amp; [.L322]  &amp; &quot;', &quot; &amp; &quot;'&quot; &amp; [.H322]  &amp;  &quot;',  'A' , '&quot; &amp; [.L322] &amp;  &quot;', '&quot;&amp;  [.I322]  &amp; &quot;', '&quot; &amp; [.A322] &amp; &quot;' );&quot;" office:value-type="string" office:string-value="(321,1, 'Vacaciones Disfrutadas', '',  'A' , 'Vacaciones Disfrutadas', '', '3.05.03' );" calcext:value-type="string">
            <text:p>(321,1, 'Vacaciones Disfrutadas', '', <text:s/>'A' , 'Vacaciones Disfrutadas', '', '3.05.03' );</text:p>
          </table:table-cell>
          <table:table-cell table:number-columns-repeated="4"/>
          <table:table-cell table:formula="of:=IF([.L322] &lt;&gt; &quot;&quot;;[.$P$1] &amp;  [.P322]; &quot;&quot;)" office:value-type="string" office:string-value="INSERT INTO proceso(id_proceso, id_aplicacion, denominacion, ruta_menu, estatus, descripcion, url, jerarquia_menu)VALUES (321,1, 'Vacaciones Disfrutadas', '',  'A' , 'Vacaciones Disfrutadas', '', '3.05.03' );" calcext:value-type="string">
            <text:p>INSERT INTO proceso(id_proceso, id_aplicacion, denominacion, ruta_menu, estatus, descripcion, url, jerarquia_menu)VALUES (321,1, 'Vacaciones Disfrutadas', '', <text:s/>'A' , 'Vacaciones Disfrutadas', '', '3.05.03' );</text:p>
          </table:table-cell>
          <table:table-cell table:number-columns-repeated="2"/>
          <table:table-cell table:formula="of:==IF([.L322] &lt;&gt; &quot;&quot;;&quot;INSERT INTO perfil_proceso(id_perfil_proceso, id_perfil, id_proceso, priuse) VALUES (&quot; &amp; [.O322] &amp; &quot;, 1, &quot; &amp; [.N322] &amp; &quot;, 'A'::text);&quot;; &quot;&quot;)" office:value-type="string" office:string-value="INSERT INTO perfil_proceso(id_perfil_proceso, id_perfil, id_proceso, priuse) VALUES (321, 1, 321, 'A'::text);" calcext:value-type="string">
            <text:p>INSERT INTO perfil_proceso(id_perfil_proceso, id_perfil, id_proceso, priuse) VALUES (321, 1, 321, 'A'::text);</text:p>
          </table:table-cell>
        </table:table-row>
        <table:table-row table:style-name="ro3">
          <table:table-cell table:formula="of:=[.$A$319]&amp;&quot;.&quot;&amp;[.D323]" office:value-type="string" office:string-value="3.05.04" calcext:value-type="string">
            <text:p>3.05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Vacaciones Programada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23]" office:value-type="string" office:string-value="Vacaciones Programadas" calcext:value-type="string">
            <text:p>Vacaciones Programadas</text:p>
          </table:table-cell>
          <table:table-cell/>
          <table:table-cell table:number-columns-repeated="2" office:value-type="float" office:value="322" calcext:value-type="float">
            <text:p>322</text:p>
          </table:table-cell>
          <table:table-cell table:style-name="ce3" table:formula="of:=&quot;(&quot; &amp; [.N323] &amp; &quot;,&quot; &amp; &quot;1&quot; &amp; &quot;, '&quot; &amp; [.L323]  &amp; &quot;', &quot; &amp; &quot;'&quot; &amp; [.H323]  &amp;  &quot;',  'A' , '&quot; &amp; [.L323] &amp;  &quot;', '&quot;&amp;  [.I323]  &amp; &quot;', '&quot; &amp; [.A323] &amp; &quot;' );&quot;" office:value-type="string" office:string-value="(322,1, 'Vacaciones Programadas', '',  'A' , 'Vacaciones Programadas', '', '3.05.04' );" calcext:value-type="string">
            <text:p>(322,1, 'Vacaciones Programadas', '', <text:s/>'A' , 'Vacaciones Programadas', '', '3.05.04' );</text:p>
          </table:table-cell>
          <table:table-cell table:number-columns-repeated="4"/>
          <table:table-cell table:formula="of:=IF([.L323] &lt;&gt; &quot;&quot;;[.$P$1] &amp;  [.P323]; &quot;&quot;)" office:value-type="string" office:string-value="INSERT INTO proceso(id_proceso, id_aplicacion, denominacion, ruta_menu, estatus, descripcion, url, jerarquia_menu)VALUES (322,1, 'Vacaciones Programadas', '',  'A' , 'Vacaciones Programadas', '', '3.05.04' );" calcext:value-type="string">
            <text:p>INSERT INTO proceso(id_proceso, id_aplicacion, denominacion, ruta_menu, estatus, descripcion, url, jerarquia_menu)VALUES (322,1, 'Vacaciones Programadas', '', <text:s/>'A' , 'Vacaciones Programadas', '', '3.05.04' );</text:p>
          </table:table-cell>
          <table:table-cell table:number-columns-repeated="2"/>
          <table:table-cell table:formula="of:==IF([.L323] &lt;&gt; &quot;&quot;;&quot;INSERT INTO perfil_proceso(id_perfil_proceso, id_perfil, id_proceso, priuse) VALUES (&quot; &amp; [.O323] &amp; &quot;, 1, &quot; &amp; [.N323] &amp; &quot;, 'A'::text);&quot;; &quot;&quot;)" office:value-type="string" office:string-value="INSERT INTO perfil_proceso(id_perfil_proceso, id_perfil, id_proceso, priuse) VALUES (322, 1, 322, 'A'::text);" calcext:value-type="string">
            <text:p>INSERT INTO perfil_proceso(id_perfil_proceso, id_perfil, id_proceso, priuse) VALUES (322, 1, 322, 'A'::text);</text:p>
          </table:table-cell>
        </table:table-row>
        <table:table-row table:style-name="ro3">
          <table:table-cell table:formula="of:=[.$A$319]&amp;&quot;.&quot;&amp;[.D324]" office:value-type="string" office:string-value="3.05.05" calcext:value-type="string">
            <text:p>3.05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onstancia de Disfrut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24]" office:value-type="string" office:string-value="Constancia de Disfrute" calcext:value-type="string">
            <text:p>Constancia de Disfrute</text:p>
          </table:table-cell>
          <table:table-cell/>
          <table:table-cell table:number-columns-repeated="2" office:value-type="float" office:value="323" calcext:value-type="float">
            <text:p>323</text:p>
          </table:table-cell>
          <table:table-cell table:style-name="ce3" table:formula="of:=&quot;(&quot; &amp; [.N324] &amp; &quot;,&quot; &amp; &quot;1&quot; &amp; &quot;, '&quot; &amp; [.L324]  &amp; &quot;', &quot; &amp; &quot;'&quot; &amp; [.H324]  &amp;  &quot;',  'A' , '&quot; &amp; [.L324] &amp;  &quot;', '&quot;&amp;  [.I324]  &amp; &quot;', '&quot; &amp; [.A324] &amp; &quot;' );&quot;" office:value-type="string" office:string-value="(323,1, 'Constancia de Disfrute', '',  'A' , 'Constancia de Disfrute', '', '3.05.05' );" calcext:value-type="string">
            <text:p>(323,1, 'Constancia de Disfrute', '', <text:s/>'A' , 'Constancia de Disfrute', '', '3.05.05' );</text:p>
          </table:table-cell>
          <table:table-cell table:number-columns-repeated="4"/>
          <table:table-cell table:formula="of:=IF([.L324] &lt;&gt; &quot;&quot;;[.$P$1] &amp;  [.P324]; &quot;&quot;)" office:value-type="string" office:string-value="INSERT INTO proceso(id_proceso, id_aplicacion, denominacion, ruta_menu, estatus, descripcion, url, jerarquia_menu)VALUES (323,1, 'Constancia de Disfrute', '',  'A' , 'Constancia de Disfrute', '', '3.05.05' );" calcext:value-type="string">
            <text:p>INSERT INTO proceso(id_proceso, id_aplicacion, denominacion, ruta_menu, estatus, descripcion, url, jerarquia_menu)VALUES (323,1, 'Constancia de Disfrute', '', <text:s/>'A' , 'Constancia de Disfrute', '', '3.05.05' );</text:p>
          </table:table-cell>
          <table:table-cell table:number-columns-repeated="2"/>
          <table:table-cell table:formula="of:==IF([.L324] &lt;&gt; &quot;&quot;;&quot;INSERT INTO perfil_proceso(id_perfil_proceso, id_perfil, id_proceso, priuse) VALUES (&quot; &amp; [.O324] &amp; &quot;, 1, &quot; &amp; [.N324] &amp; &quot;, 'A'::text);&quot;; &quot;&quot;)" office:value-type="string" office:string-value="INSERT INTO perfil_proceso(id_perfil_proceso, id_perfil, id_proceso, priuse) VALUES (323, 1, 323, 'A'::text);" calcext:value-type="string">
            <text:p>INSERT INTO perfil_proceso(id_perfil_proceso, id_perfil, id_proceso, priuse) VALUES (323, 1, 323, 'A'::text);</text:p>
          </table:table-cell>
        </table:table-row>
        <table:table-row table:style-name="ro3">
          <table:table-cell table:formula="of:=[.$A$319]&amp;&quot;.&quot;&amp;[.D325]" office:value-type="string" office:string-value="3.05.06" calcext:value-type="string">
            <text:p>3.05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portes de Vacacion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25]" office:value-type="string" office:string-value="Reportes de Vacaciones" calcext:value-type="string">
            <text:p>Reportes de Vacaciones</text:p>
          </table:table-cell>
          <table:table-cell/>
          <table:table-cell table:number-columns-repeated="2" office:value-type="float" office:value="324" calcext:value-type="float">
            <text:p>324</text:p>
          </table:table-cell>
          <table:table-cell table:style-name="ce3" table:formula="of:=&quot;(&quot; &amp; [.N325] &amp; &quot;,&quot; &amp; &quot;1&quot; &amp; &quot;, '&quot; &amp; [.L325]  &amp; &quot;', &quot; &amp; &quot;'&quot; &amp; [.H325]  &amp;  &quot;',  'A' , '&quot; &amp; [.L325] &amp;  &quot;', '&quot;&amp;  [.I325]  &amp; &quot;', '&quot; &amp; [.A325] &amp; &quot;' );&quot;" office:value-type="string" office:string-value="(324,1, 'Reportes de Vacaciones', '',  'A' , 'Reportes de Vacaciones', '', '3.05.06' );" calcext:value-type="string">
            <text:p>(324,1, 'Reportes de Vacaciones', '', <text:s/>'A' , 'Reportes de Vacaciones', '', '3.05.06' );</text:p>
          </table:table-cell>
          <table:table-cell table:number-columns-repeated="4"/>
          <table:table-cell table:formula="of:=IF([.L325] &lt;&gt; &quot;&quot;;[.$P$1] &amp;  [.P325]; &quot;&quot;)" office:value-type="string" office:string-value="INSERT INTO proceso(id_proceso, id_aplicacion, denominacion, ruta_menu, estatus, descripcion, url, jerarquia_menu)VALUES (324,1, 'Reportes de Vacaciones', '',  'A' , 'Reportes de Vacaciones', '', '3.05.06' );" calcext:value-type="string">
            <text:p>INSERT INTO proceso(id_proceso, id_aplicacion, denominacion, ruta_menu, estatus, descripcion, url, jerarquia_menu)VALUES (324,1, 'Reportes de Vacaciones', '', <text:s/>'A' , 'Reportes de Vacaciones', '', '3.05.06' );</text:p>
          </table:table-cell>
          <table:table-cell table:number-columns-repeated="2"/>
          <table:table-cell table:formula="of:==IF([.L325] &lt;&gt; &quot;&quot;;&quot;INSERT INTO perfil_proceso(id_perfil_proceso, id_perfil, id_proceso, priuse) VALUES (&quot; &amp; [.O325] &amp; &quot;, 1, &quot; &amp; [.N325] &amp; &quot;, 'A'::text);&quot;; &quot;&quot;)" office:value-type="string" office:string-value="INSERT INTO perfil_proceso(id_perfil_proceso, id_perfil, id_proceso, priuse) VALUES (324, 1, 324, 'A'::text);" calcext:value-type="string">
            <text:p>INSERT INTO perfil_proceso(id_perfil_proceso, id_perfil, id_proceso, priuse) VALUES (324, 1, 324, 'A'::text);</text:p>
          </table:table-cell>
        </table:table-row>
        <table:table-row table:style-name="ro3">
          <table:table-cell table:formula="of:=[.$A$319]&amp;&quot;.&quot;&amp;[.D326]" office:value-type="string" office:string-value="3.05.07" calcext:value-type="string">
            <text:p>3.05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Vacaciones Pendientes Generada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26]" office:value-type="string" office:string-value="Vacaciones Pendientes Generadas" calcext:value-type="string">
            <text:p>Vacaciones Pendientes Generadas</text:p>
          </table:table-cell>
          <table:table-cell/>
          <table:table-cell table:number-columns-repeated="2" office:value-type="float" office:value="325" calcext:value-type="float">
            <text:p>325</text:p>
          </table:table-cell>
          <table:table-cell table:style-name="ce3" table:formula="of:=&quot;(&quot; &amp; [.N326] &amp; &quot;,&quot; &amp; &quot;1&quot; &amp; &quot;, '&quot; &amp; [.L326]  &amp; &quot;', &quot; &amp; &quot;'&quot; &amp; [.H326]  &amp;  &quot;',  'A' , '&quot; &amp; [.L326] &amp;  &quot;', '&quot;&amp;  [.I326]  &amp; &quot;', '&quot; &amp; [.A326] &amp; &quot;' );&quot;" office:value-type="string" office:string-value="(325,1, 'Vacaciones Pendientes Generadas', '',  'A' , 'Vacaciones Pendientes Generadas', '', '3.05.07' );" calcext:value-type="string">
            <text:p>(325,1, 'Vacaciones Pendientes Generadas', '', <text:s/>'A' , 'Vacaciones Pendientes Generadas', '', '3.05.07' );</text:p>
          </table:table-cell>
          <table:table-cell table:number-columns-repeated="4"/>
          <table:table-cell table:formula="of:=IF([.L326] &lt;&gt; &quot;&quot;;[.$P$1] &amp;  [.P326]; &quot;&quot;)" office:value-type="string" office:string-value="INSERT INTO proceso(id_proceso, id_aplicacion, denominacion, ruta_menu, estatus, descripcion, url, jerarquia_menu)VALUES (325,1, 'Vacaciones Pendientes Generadas', '',  'A' , 'Vacaciones Pendientes Generadas', '', '3.05.07' );" calcext:value-type="string">
            <text:p>INSERT INTO proceso(id_proceso, id_aplicacion, denominacion, ruta_menu, estatus, descripcion, url, jerarquia_menu)VALUES (325,1, 'Vacaciones Pendientes Generadas', '', <text:s/>'A' , 'Vacaciones Pendientes Generadas', '', '3.05.07' );</text:p>
          </table:table-cell>
          <table:table-cell table:number-columns-repeated="2"/>
          <table:table-cell table:formula="of:==IF([.L326] &lt;&gt; &quot;&quot;;&quot;INSERT INTO perfil_proceso(id_perfil_proceso, id_perfil, id_proceso, priuse) VALUES (&quot; &amp; [.O326] &amp; &quot;, 1, &quot; &amp; [.N326] &amp; &quot;, 'A'::text);&quot;; &quot;&quot;)" office:value-type="string" office:string-value="INSERT INTO perfil_proceso(id_perfil_proceso, id_perfil, id_proceso, priuse) VALUES (325, 1, 325, 'A'::text);" calcext:value-type="string">
            <text:p>INSERT INTO perfil_proceso(id_perfil_proceso, id_perfil, id_proceso, priuse) VALUES (325, 1, 325, 'A'::text);</text:p>
          </table:table-cell>
        </table:table-row>
        <table:table-row table:style-name="ro3">
          <table:table-cell table:formula="of:=[.$A$319]&amp;&quot;.&quot;&amp;[.D327]" office:value-type="string" office:string-value="3.05.08" calcext:value-type="string">
            <text:p>3.05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Liquidación de Vacacion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27]" office:value-type="string" office:string-value="Liquidación de Vacaciones" calcext:value-type="string">
            <text:p>Liquidación de Vacaciones</text:p>
          </table:table-cell>
          <table:table-cell/>
          <table:table-cell table:number-columns-repeated="2" office:value-type="float" office:value="326" calcext:value-type="float">
            <text:p>326</text:p>
          </table:table-cell>
          <table:table-cell table:style-name="ce3" table:formula="of:=&quot;(&quot; &amp; [.N327] &amp; &quot;,&quot; &amp; &quot;1&quot; &amp; &quot;, '&quot; &amp; [.L327]  &amp; &quot;', &quot; &amp; &quot;'&quot; &amp; [.H327]  &amp;  &quot;',  'A' , '&quot; &amp; [.L327] &amp;  &quot;', '&quot;&amp;  [.I327]  &amp; &quot;', '&quot; &amp; [.A327] &amp; &quot;' );&quot;" office:value-type="string" office:string-value="(326,1, 'Liquidación de Vacaciones', '',  'A' , 'Liquidación de Vacaciones', '', '3.05.08' );" calcext:value-type="string">
            <text:p>(326,1, 'Liquidación de Vacaciones', '', <text:s/>'A' , 'Liquidación de Vacaciones', '', '3.05.08' );</text:p>
          </table:table-cell>
          <table:table-cell table:number-columns-repeated="4"/>
          <table:table-cell table:formula="of:=IF([.L327] &lt;&gt; &quot;&quot;;[.$P$1] &amp;  [.P327]; &quot;&quot;)" office:value-type="string" office:string-value="INSERT INTO proceso(id_proceso, id_aplicacion, denominacion, ruta_menu, estatus, descripcion, url, jerarquia_menu)VALUES (326,1, 'Liquidación de Vacaciones', '',  'A' , 'Liquidación de Vacaciones', '', '3.05.08' );" calcext:value-type="string">
            <text:p>INSERT INTO proceso(id_proceso, id_aplicacion, denominacion, ruta_menu, estatus, descripcion, url, jerarquia_menu)VALUES (326,1, 'Liquidación de Vacaciones', '', <text:s/>'A' , 'Liquidación de Vacaciones', '', '3.05.08' );</text:p>
          </table:table-cell>
          <table:table-cell table:number-columns-repeated="2"/>
          <table:table-cell table:formula="of:==IF([.L327] &lt;&gt; &quot;&quot;;&quot;INSERT INTO perfil_proceso(id_perfil_proceso, id_perfil, id_proceso, priuse) VALUES (&quot; &amp; [.O327] &amp; &quot;, 1, &quot; &amp; [.N327] &amp; &quot;, 'A'::text);&quot;; &quot;&quot;)" office:value-type="string" office:string-value="INSERT INTO perfil_proceso(id_perfil_proceso, id_perfil, id_proceso, priuse) VALUES (326, 1, 326, 'A'::text);" calcext:value-type="string">
            <text:p>INSERT INTO perfil_proceso(id_perfil_proceso, id_perfil, id_proceso, priuse) VALUES (326, 1, 326, 'A'::text);</text:p>
          </table:table-cell>
        </table:table-row>
        <table:table-row table:style-name="ro3">
          <table:table-cell table:formula="of:=[.$A$327]&amp;&quot;.&quot;&amp;[.E328]" office:value-type="string" office:string-value="3.05.08.01" calcext:value-type="string">
            <text:p>3.05.08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Liquidación de Vacación Trabajad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28]" office:value-type="string" office:string-value="Liquidación de Vacación Trabajador" calcext:value-type="string">
            <text:p>Liquidación de Vacación Trabajador</text:p>
          </table:table-cell>
          <table:table-cell/>
          <table:table-cell table:number-columns-repeated="2" office:value-type="float" office:value="327" calcext:value-type="float">
            <text:p>327</text:p>
          </table:table-cell>
          <table:table-cell table:style-name="ce3" table:formula="of:=&quot;(&quot; &amp; [.N328] &amp; &quot;,&quot; &amp; &quot;1&quot; &amp; &quot;, '&quot; &amp; [.L328]  &amp; &quot;', &quot; &amp; &quot;'&quot; &amp; [.H328]  &amp;  &quot;',  'A' , '&quot; &amp; [.L328] &amp;  &quot;', '&quot;&amp;  [.I328]  &amp; &quot;', '&quot; &amp; [.A328] &amp; &quot;' );&quot;" office:value-type="string" office:string-value="(327,1, 'Liquidación de Vacación Trabajador', '',  'A' , 'Liquidación de Vacación Trabajador', '', '3.05.08.01' );" calcext:value-type="string">
            <text:p>(327,1, 'Liquidación de Vacación Trabajador', '', <text:s/>'A' , 'Liquidación de Vacación Trabajador', '', '3.05.08.01' );</text:p>
          </table:table-cell>
          <table:table-cell table:number-columns-repeated="4"/>
          <table:table-cell table:formula="of:=IF([.L328] &lt;&gt; &quot;&quot;;[.$P$1] &amp;  [.P328]; &quot;&quot;)" office:value-type="string" office:string-value="INSERT INTO proceso(id_proceso, id_aplicacion, denominacion, ruta_menu, estatus, descripcion, url, jerarquia_menu)VALUES (327,1, 'Liquidación de Vacación Trabajador', '',  'A' , 'Liquidación de Vacación Trabajador', '', '3.05.08.01' );" calcext:value-type="string">
            <text:p>INSERT INTO proceso(id_proceso, id_aplicacion, denominacion, ruta_menu, estatus, descripcion, url, jerarquia_menu)VALUES (327,1, 'Liquidación de Vacación Trabajador', '', <text:s/>'A' , 'Liquidación de Vacación Trabajador', '', '3.05.08.01' );</text:p>
          </table:table-cell>
          <table:table-cell table:number-columns-repeated="2"/>
          <table:table-cell table:formula="of:==IF([.L328] &lt;&gt; &quot;&quot;;&quot;INSERT INTO perfil_proceso(id_perfil_proceso, id_perfil, id_proceso, priuse) VALUES (&quot; &amp; [.O328] &amp; &quot;, 1, &quot; &amp; [.N328] &amp; &quot;, 'A'::text);&quot;; &quot;&quot;)" office:value-type="string" office:string-value="INSERT INTO perfil_proceso(id_perfil_proceso, id_perfil, id_proceso, priuse) VALUES (327, 1, 327, 'A'::text);" calcext:value-type="string">
            <text:p>INSERT INTO perfil_proceso(id_perfil_proceso, id_perfil, id_proceso, priuse) VALUES (327, 1, 327, 'A'::text);</text:p>
          </table:table-cell>
        </table:table-row>
        <table:table-row table:style-name="ro3">
          <table:table-cell table:formula="of:=[.$A$327]&amp;&quot;.&quot;&amp;[.E329]" office:value-type="string" office:string-value="3.05.08.02" calcext:value-type="string">
            <text:p>3.05.08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Formato de Liquidación de Vacacion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29]" office:value-type="string" office:string-value="Formato de Liquidación de Vacaciones" calcext:value-type="string">
            <text:p>Formato de Liquidación de Vacaciones</text:p>
          </table:table-cell>
          <table:table-cell/>
          <table:table-cell table:number-columns-repeated="2" office:value-type="float" office:value="328" calcext:value-type="float">
            <text:p>328</text:p>
          </table:table-cell>
          <table:table-cell table:style-name="ce3" table:formula="of:=&quot;(&quot; &amp; [.N329] &amp; &quot;,&quot; &amp; &quot;1&quot; &amp; &quot;, '&quot; &amp; [.L329]  &amp; &quot;', &quot; &amp; &quot;'&quot; &amp; [.H329]  &amp;  &quot;',  'A' , '&quot; &amp; [.L329] &amp;  &quot;', '&quot;&amp;  [.I329]  &amp; &quot;', '&quot; &amp; [.A329] &amp; &quot;' );&quot;" office:value-type="string" office:string-value="(328,1, 'Formato de Liquidación de Vacaciones', '',  'A' , 'Formato de Liquidación de Vacaciones', '', '3.05.08.02' );" calcext:value-type="string">
            <text:p>(328,1, 'Formato de Liquidación de Vacaciones', '', <text:s/>'A' , 'Formato de Liquidación de Vacaciones', '', '3.05.08.02' );</text:p>
          </table:table-cell>
          <table:table-cell table:number-columns-repeated="4"/>
          <table:table-cell table:formula="of:=IF([.L329] &lt;&gt; &quot;&quot;;[.$P$1] &amp;  [.P329]; &quot;&quot;)" office:value-type="string" office:string-value="INSERT INTO proceso(id_proceso, id_aplicacion, denominacion, ruta_menu, estatus, descripcion, url, jerarquia_menu)VALUES (328,1, 'Formato de Liquidación de Vacaciones', '',  'A' , 'Formato de Liquidación de Vacaciones', '', '3.05.08.02' );" calcext:value-type="string">
            <text:p>INSERT INTO proceso(id_proceso, id_aplicacion, denominacion, ruta_menu, estatus, descripcion, url, jerarquia_menu)VALUES (328,1, 'Formato de Liquidación de Vacaciones', '', <text:s/>'A' , 'Formato de Liquidación de Vacaciones', '', '3.05.08.02' );</text:p>
          </table:table-cell>
          <table:table-cell table:number-columns-repeated="2"/>
          <table:table-cell table:formula="of:==IF([.L329] &lt;&gt; &quot;&quot;;&quot;INSERT INTO perfil_proceso(id_perfil_proceso, id_perfil, id_proceso, priuse) VALUES (&quot; &amp; [.O329] &amp; &quot;, 1, &quot; &amp; [.N329] &amp; &quot;, 'A'::text);&quot;; &quot;&quot;)" office:value-type="string" office:string-value="INSERT INTO perfil_proceso(id_perfil_proceso, id_perfil, id_proceso, priuse) VALUES (328, 1, 328, 'A'::text);" calcext:value-type="string">
            <text:p>INSERT INTO perfil_proceso(id_perfil_proceso, id_perfil, id_proceso, priuse) VALUES (328, 1, 328, 'A'::text);</text:p>
          </table:table-cell>
        </table:table-row>
        <table:table-row table:style-name="ro3">
          <table:table-cell table:formula="of:=[.$A$157]&amp;&quot;.&quot;&amp;[.C330]" office:value-type="string" office:string-value="3.06" calcext:value-type="string">
            <text:p>3.06</text:p>
          </table:table-cell>
          <table:table-cell/>
          <table:table-cell office:value-type="string" calcext:value-type="string">
            <text:p>06</text:p>
          </table:table-cell>
          <table:table-cell office:value-type="string" calcext:value-type="string">
            <text:p>Procesos Aniversario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330]" office:value-type="string" office:string-value="Procesos Aniversario" calcext:value-type="string">
            <text:p>Procesos Aniversario</text:p>
          </table:table-cell>
          <table:table-cell/>
          <table:table-cell table:number-columns-repeated="2" office:value-type="float" office:value="329" calcext:value-type="float">
            <text:p>329</text:p>
          </table:table-cell>
          <table:table-cell table:style-name="ce3" table:formula="of:=&quot;(&quot; &amp; [.N330] &amp; &quot;,&quot; &amp; &quot;1&quot; &amp; &quot;, '&quot; &amp; [.L330]  &amp; &quot;', &quot; &amp; &quot;'&quot; &amp; [.H330]  &amp;  &quot;',  'A' , '&quot; &amp; [.L330] &amp;  &quot;', '&quot;&amp;  [.I330]  &amp; &quot;', '&quot; &amp; [.A330] &amp; &quot;' );&quot;" office:value-type="string" office:string-value="(329,1, 'Procesos Aniversario', '',  'A' , 'Procesos Aniversario', '', '3.06' );" calcext:value-type="string">
            <text:p>(329,1, 'Procesos Aniversario', '', <text:s/>'A' , 'Procesos Aniversario', '', '3.06' );</text:p>
          </table:table-cell>
          <table:table-cell table:number-columns-repeated="4"/>
          <table:table-cell table:formula="of:=IF([.L330] &lt;&gt; &quot;&quot;;[.$P$1] &amp;  [.P330]; &quot;&quot;)" office:value-type="string" office:string-value="INSERT INTO proceso(id_proceso, id_aplicacion, denominacion, ruta_menu, estatus, descripcion, url, jerarquia_menu)VALUES (329,1, 'Procesos Aniversario', '',  'A' , 'Procesos Aniversario', '', '3.06' );" calcext:value-type="string">
            <text:p>INSERT INTO proceso(id_proceso, id_aplicacion, denominacion, ruta_menu, estatus, descripcion, url, jerarquia_menu)VALUES (329,1, 'Procesos Aniversario', '', <text:s/>'A' , 'Procesos Aniversario', '', '3.06' );</text:p>
          </table:table-cell>
          <table:table-cell table:number-columns-repeated="2"/>
          <table:table-cell table:formula="of:==IF([.L330] &lt;&gt; &quot;&quot;;&quot;INSERT INTO perfil_proceso(id_perfil_proceso, id_perfil, id_proceso, priuse) VALUES (&quot; &amp; [.O330] &amp; &quot;, 1, &quot; &amp; [.N330] &amp; &quot;, 'A'::text);&quot;; &quot;&quot;)" office:value-type="string" office:string-value="INSERT INTO perfil_proceso(id_perfil_proceso, id_perfil, id_proceso, priuse) VALUES (329, 1, 329, 'A'::text);" calcext:value-type="string">
            <text:p>INSERT INTO perfil_proceso(id_perfil_proceso, id_perfil, id_proceso, priuse) VALUES (329, 1, 329, 'A'::text);</text:p>
          </table:table-cell>
        </table:table-row>
        <table:table-row table:style-name="ro3">
          <table:table-cell table:formula="of:=[.$A$330]&amp;&quot;.&quot;&amp;[.D331]" office:value-type="string" office:string-value="3.06.01" calcext:value-type="string">
            <text:p>3.06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alculo Prima Antigueda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31]" office:value-type="string" office:string-value="Calculo Prima Antiguedad" calcext:value-type="string">
            <text:p>Calculo Prima Antiguedad</text:p>
          </table:table-cell>
          <table:table-cell/>
          <table:table-cell table:number-columns-repeated="2" office:value-type="float" office:value="330" calcext:value-type="float">
            <text:p>330</text:p>
          </table:table-cell>
          <table:table-cell table:style-name="ce3" table:formula="of:=&quot;(&quot; &amp; [.N331] &amp; &quot;,&quot; &amp; &quot;1&quot; &amp; &quot;, '&quot; &amp; [.L331]  &amp; &quot;', &quot; &amp; &quot;'&quot; &amp; [.H331]  &amp;  &quot;',  'A' , '&quot; &amp; [.L331] &amp;  &quot;', '&quot;&amp;  [.I331]  &amp; &quot;', '&quot; &amp; [.A331] &amp; &quot;' );&quot;" office:value-type="string" office:string-value="(330,1, 'Calculo Prima Antiguedad', '',  'A' , 'Calculo Prima Antiguedad', '', '3.06.01' );" calcext:value-type="string">
            <text:p>(330,1, 'Calculo Prima Antiguedad', '', <text:s/>'A' , 'Calculo Prima Antiguedad', '', '3.06.01' );</text:p>
          </table:table-cell>
          <table:table-cell table:number-columns-repeated="4"/>
          <table:table-cell table:formula="of:=IF([.L331] &lt;&gt; &quot;&quot;;[.$P$1] &amp;  [.P331]; &quot;&quot;)" office:value-type="string" office:string-value="INSERT INTO proceso(id_proceso, id_aplicacion, denominacion, ruta_menu, estatus, descripcion, url, jerarquia_menu)VALUES (330,1, 'Calculo Prima Antiguedad', '',  'A' , 'Calculo Prima Antiguedad', '', '3.06.01' );" calcext:value-type="string">
            <text:p>INSERT INTO proceso(id_proceso, id_aplicacion, denominacion, ruta_menu, estatus, descripcion, url, jerarquia_menu)VALUES (330,1, 'Calculo Prima Antiguedad', '', <text:s/>'A' , 'Calculo Prima Antiguedad', '', '3.06.01' );</text:p>
          </table:table-cell>
          <table:table-cell table:number-columns-repeated="2"/>
          <table:table-cell table:formula="of:==IF([.L331] &lt;&gt; &quot;&quot;;&quot;INSERT INTO perfil_proceso(id_perfil_proceso, id_perfil, id_proceso, priuse) VALUES (&quot; &amp; [.O331] &amp; &quot;, 1, &quot; &amp; [.N331] &amp; &quot;, 'A'::text);&quot;; &quot;&quot;)" office:value-type="string" office:string-value="INSERT INTO perfil_proceso(id_perfil_proceso, id_perfil, id_proceso, priuse) VALUES (330, 1, 330, 'A'::text);" calcext:value-type="string">
            <text:p>INSERT INTO perfil_proceso(id_perfil_proceso, id_perfil, id_proceso, priuse) VALUES (330, 1, 330, 'A'::text);</text:p>
          </table:table-cell>
        </table:table-row>
        <table:table-row table:style-name="ro3">
          <table:table-cell table:formula="of:=[.$A$330]&amp;&quot;.&quot;&amp;[.D332]" office:value-type="string" office:string-value="3.06.02" calcext:value-type="string">
            <text:p>3.06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alculo Bono Vacacion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32]" office:value-type="string" office:string-value="Calculo Bono Vacacional" calcext:value-type="string">
            <text:p>Calculo Bono Vacacional</text:p>
          </table:table-cell>
          <table:table-cell/>
          <table:table-cell table:number-columns-repeated="2" office:value-type="float" office:value="331" calcext:value-type="float">
            <text:p>331</text:p>
          </table:table-cell>
          <table:table-cell table:style-name="ce3" table:formula="of:=&quot;(&quot; &amp; [.N332] &amp; &quot;,&quot; &amp; &quot;1&quot; &amp; &quot;, '&quot; &amp; [.L332]  &amp; &quot;', &quot; &amp; &quot;'&quot; &amp; [.H332]  &amp;  &quot;',  'A' , '&quot; &amp; [.L332] &amp;  &quot;', '&quot;&amp;  [.I332]  &amp; &quot;', '&quot; &amp; [.A332] &amp; &quot;' );&quot;" office:value-type="string" office:string-value="(331,1, 'Calculo Bono Vacacional', '',  'A' , 'Calculo Bono Vacacional', '', '3.06.02' );" calcext:value-type="string">
            <text:p>(331,1, 'Calculo Bono Vacacional', '', <text:s/>'A' , 'Calculo Bono Vacacional', '', '3.06.02' );</text:p>
          </table:table-cell>
          <table:table-cell table:number-columns-repeated="4"/>
          <table:table-cell table:formula="of:=IF([.L332] &lt;&gt; &quot;&quot;;[.$P$1] &amp;  [.P332]; &quot;&quot;)" office:value-type="string" office:string-value="INSERT INTO proceso(id_proceso, id_aplicacion, denominacion, ruta_menu, estatus, descripcion, url, jerarquia_menu)VALUES (331,1, 'Calculo Bono Vacacional', '',  'A' , 'Calculo Bono Vacacional', '', '3.06.02' );" calcext:value-type="string">
            <text:p>INSERT INTO proceso(id_proceso, id_aplicacion, denominacion, ruta_menu, estatus, descripcion, url, jerarquia_menu)VALUES (331,1, 'Calculo Bono Vacacional', '', <text:s/>'A' , 'Calculo Bono Vacacional', '', '3.06.02' );</text:p>
          </table:table-cell>
          <table:table-cell table:number-columns-repeated="2"/>
          <table:table-cell table:formula="of:==IF([.L332] &lt;&gt; &quot;&quot;;&quot;INSERT INTO perfil_proceso(id_perfil_proceso, id_perfil, id_proceso, priuse) VALUES (&quot; &amp; [.O332] &amp; &quot;, 1, &quot; &amp; [.N332] &amp; &quot;, 'A'::text);&quot;; &quot;&quot;)" office:value-type="string" office:string-value="INSERT INTO perfil_proceso(id_perfil_proceso, id_perfil, id_proceso, priuse) VALUES (331, 1, 331, 'A'::text);" calcext:value-type="string">
            <text:p>INSERT INTO perfil_proceso(id_perfil_proceso, id_perfil, id_proceso, priuse) VALUES (331, 1, 331, 'A'::text);</text:p>
          </table:table-cell>
        </table:table-row>
        <table:table-row table:style-name="ro3">
          <table:table-cell table:formula="of:=[.$A$330]&amp;&quot;.&quot;&amp;[.D333]" office:value-type="string" office:string-value="3.06.03" calcext:value-type="string">
            <text:p>3.06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Seguridad Procesos Aniversari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33]" office:value-type="string" office:string-value="Seguridad Procesos Aniversario" calcext:value-type="string">
            <text:p>Seguridad Procesos Aniversario</text:p>
          </table:table-cell>
          <table:table-cell/>
          <table:table-cell table:number-columns-repeated="2" office:value-type="float" office:value="332" calcext:value-type="float">
            <text:p>332</text:p>
          </table:table-cell>
          <table:table-cell table:style-name="ce3" table:formula="of:=&quot;(&quot; &amp; [.N333] &amp; &quot;,&quot; &amp; &quot;1&quot; &amp; &quot;, '&quot; &amp; [.L333]  &amp; &quot;', &quot; &amp; &quot;'&quot; &amp; [.H333]  &amp;  &quot;',  'A' , '&quot; &amp; [.L333] &amp;  &quot;', '&quot;&amp;  [.I333]  &amp; &quot;', '&quot; &amp; [.A333] &amp; &quot;' );&quot;" office:value-type="string" office:string-value="(332,1, 'Seguridad Procesos Aniversario', '',  'A' , 'Seguridad Procesos Aniversario', '', '3.06.03' );" calcext:value-type="string">
            <text:p>(332,1, 'Seguridad Procesos Aniversario', '', <text:s/>'A' , 'Seguridad Procesos Aniversario', '', '3.06.03' );</text:p>
          </table:table-cell>
          <table:table-cell table:number-columns-repeated="4"/>
          <table:table-cell table:formula="of:=IF([.L333] &lt;&gt; &quot;&quot;;[.$P$1] &amp;  [.P333]; &quot;&quot;)" office:value-type="string" office:string-value="INSERT INTO proceso(id_proceso, id_aplicacion, denominacion, ruta_menu, estatus, descripcion, url, jerarquia_menu)VALUES (332,1, 'Seguridad Procesos Aniversario', '',  'A' , 'Seguridad Procesos Aniversario', '', '3.06.03' );" calcext:value-type="string">
            <text:p>INSERT INTO proceso(id_proceso, id_aplicacion, denominacion, ruta_menu, estatus, descripcion, url, jerarquia_menu)VALUES (332,1, 'Seguridad Procesos Aniversario', '', <text:s/>'A' , 'Seguridad Procesos Aniversario', '', '3.06.03' );</text:p>
          </table:table-cell>
          <table:table-cell table:number-columns-repeated="2"/>
          <table:table-cell table:formula="of:==IF([.L333] &lt;&gt; &quot;&quot;;&quot;INSERT INTO perfil_proceso(id_perfil_proceso, id_perfil, id_proceso, priuse) VALUES (&quot; &amp; [.O333] &amp; &quot;, 1, &quot; &amp; [.N333] &amp; &quot;, 'A'::text);&quot;; &quot;&quot;)" office:value-type="string" office:string-value="INSERT INTO perfil_proceso(id_perfil_proceso, id_perfil, id_proceso, priuse) VALUES (332, 1, 332, 'A'::text);" calcext:value-type="string">
            <text:p>INSERT INTO perfil_proceso(id_perfil_proceso, id_perfil, id_proceso, priuse) VALUES (332, 1, 332, 'A'::text);</text:p>
          </table:table-cell>
        </table:table-row>
        <table:table-row table:style-name="ro3">
          <table:table-cell table:formula="of:=[.$A$157]&amp;&quot;.&quot;&amp;[.C334]" office:value-type="string" office:string-value="3.07" calcext:value-type="string">
            <text:p>3.07</text:p>
          </table:table-cell>
          <table:table-cell/>
          <table:table-cell office:value-type="string" calcext:value-type="string">
            <text:p>07</text:p>
          </table:table-cell>
          <table:table-cell office:value-type="string" calcext:value-type="string">
            <text:p>Procesos de Nómin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334]" office:value-type="string" office:string-value="Procesos de Nómina" calcext:value-type="string">
            <text:p>Procesos de Nómina</text:p>
          </table:table-cell>
          <table:table-cell/>
          <table:table-cell table:number-columns-repeated="2" office:value-type="float" office:value="333" calcext:value-type="float">
            <text:p>333</text:p>
          </table:table-cell>
          <table:table-cell table:style-name="ce3" table:formula="of:=&quot;(&quot; &amp; [.N334] &amp; &quot;,&quot; &amp; &quot;1&quot; &amp; &quot;, '&quot; &amp; [.L334]  &amp; &quot;', &quot; &amp; &quot;'&quot; &amp; [.H334]  &amp;  &quot;',  'A' , '&quot; &amp; [.L334] &amp;  &quot;', '&quot;&amp;  [.I334]  &amp; &quot;', '&quot; &amp; [.A334] &amp; &quot;' );&quot;" office:value-type="string" office:string-value="(333,1, 'Procesos de Nómina', '',  'A' , 'Procesos de Nómina', '', '3.07' );" calcext:value-type="string">
            <text:p>(333,1, 'Procesos de Nómina', '', <text:s/>'A' , 'Procesos de Nómina', '', '3.07' );</text:p>
          </table:table-cell>
          <table:table-cell table:number-columns-repeated="4"/>
          <table:table-cell table:formula="of:=IF([.L334] &lt;&gt; &quot;&quot;;[.$P$1] &amp;  [.P334]; &quot;&quot;)" office:value-type="string" office:string-value="INSERT INTO proceso(id_proceso, id_aplicacion, denominacion, ruta_menu, estatus, descripcion, url, jerarquia_menu)VALUES (333,1, 'Procesos de Nómina', '',  'A' , 'Procesos de Nómina', '', '3.07' );" calcext:value-type="string">
            <text:p>INSERT INTO proceso(id_proceso, id_aplicacion, denominacion, ruta_menu, estatus, descripcion, url, jerarquia_menu)VALUES (333,1, 'Procesos de Nómina', '', <text:s/>'A' , 'Procesos de Nómina', '', '3.07' );</text:p>
          </table:table-cell>
          <table:table-cell table:number-columns-repeated="2"/>
          <table:table-cell table:formula="of:==IF([.L334] &lt;&gt; &quot;&quot;;&quot;INSERT INTO perfil_proceso(id_perfil_proceso, id_perfil, id_proceso, priuse) VALUES (&quot; &amp; [.O334] &amp; &quot;, 1, &quot; &amp; [.N334] &amp; &quot;, 'A'::text);&quot;; &quot;&quot;)" office:value-type="string" office:string-value="INSERT INTO perfil_proceso(id_perfil_proceso, id_perfil, id_proceso, priuse) VALUES (333, 1, 333, 'A'::text);" calcext:value-type="string">
            <text:p>INSERT INTO perfil_proceso(id_perfil_proceso, id_perfil, id_proceso, priuse) VALUES (333, 1, 333, 'A'::text);</text:p>
          </table:table-cell>
        </table:table-row>
        <table:table-row table:style-name="ro3">
          <table:table-cell table:formula="of:=[.$A$334]&amp;&quot;.&quot;&amp;[.D335]" office:value-type="string" office:string-value="3.07.01" calcext:value-type="string">
            <text:p>3.07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Prenómina Ordinari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35]" office:value-type="string" office:string-value="Prenómina Ordinaria" calcext:value-type="string">
            <text:p>Prenómina Ordinaria</text:p>
          </table:table-cell>
          <table:table-cell/>
          <table:table-cell table:number-columns-repeated="2" office:value-type="float" office:value="334" calcext:value-type="float">
            <text:p>334</text:p>
          </table:table-cell>
          <table:table-cell table:style-name="ce3" table:formula="of:=&quot;(&quot; &amp; [.N335] &amp; &quot;,&quot; &amp; &quot;1&quot; &amp; &quot;, '&quot; &amp; [.L335]  &amp; &quot;', &quot; &amp; &quot;'&quot; &amp; [.H335]  &amp;  &quot;',  'A' , '&quot; &amp; [.L335] &amp;  &quot;', '&quot;&amp;  [.I335]  &amp; &quot;', '&quot; &amp; [.A335] &amp; &quot;' );&quot;" office:value-type="string" office:string-value="(334,1, 'Prenómina Ordinaria', '',  'A' , 'Prenómina Ordinaria', '', '3.07.01' );" calcext:value-type="string">
            <text:p>(334,1, 'Prenómina Ordinaria', '', <text:s/>'A' , 'Prenómina Ordinaria', '', '3.07.01' );</text:p>
          </table:table-cell>
          <table:table-cell table:number-columns-repeated="4"/>
          <table:table-cell table:formula="of:=IF([.L335] &lt;&gt; &quot;&quot;;[.$P$1] &amp;  [.P335]; &quot;&quot;)" office:value-type="string" office:string-value="INSERT INTO proceso(id_proceso, id_aplicacion, denominacion, ruta_menu, estatus, descripcion, url, jerarquia_menu)VALUES (334,1, 'Prenómina Ordinaria', '',  'A' , 'Prenómina Ordinaria', '', '3.07.01' );" calcext:value-type="string">
            <text:p>INSERT INTO proceso(id_proceso, id_aplicacion, denominacion, ruta_menu, estatus, descripcion, url, jerarquia_menu)VALUES (334,1, 'Prenómina Ordinaria', '', <text:s/>'A' , 'Prenómina Ordinaria', '', '3.07.01' );</text:p>
          </table:table-cell>
          <table:table-cell table:number-columns-repeated="2"/>
          <table:table-cell table:formula="of:==IF([.L335] &lt;&gt; &quot;&quot;;&quot;INSERT INTO perfil_proceso(id_perfil_proceso, id_perfil, id_proceso, priuse) VALUES (&quot; &amp; [.O335] &amp; &quot;, 1, &quot; &amp; [.N335] &amp; &quot;, 'A'::text);&quot;; &quot;&quot;)" office:value-type="string" office:string-value="INSERT INTO perfil_proceso(id_perfil_proceso, id_perfil, id_proceso, priuse) VALUES (334, 1, 334, 'A'::text);" calcext:value-type="string">
            <text:p>INSERT INTO perfil_proceso(id_perfil_proceso, id_perfil, id_proceso, priuse) VALUES (334, 1, 334, 'A'::text);</text:p>
          </table:table-cell>
        </table:table-row>
        <table:table-row table:style-name="ro3">
          <table:table-cell table:formula="of:=[.$A$335]&amp;&quot;.&quot;&amp;[.E336]" office:value-type="string" office:string-value="3.07.01.01" calcext:value-type="string">
            <text:p>3.07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ces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36]" office:value-type="string" office:string-value="Proceso" calcext:value-type="string">
            <text:p>Proceso</text:p>
          </table:table-cell>
          <table:table-cell/>
          <table:table-cell table:number-columns-repeated="2" office:value-type="float" office:value="335" calcext:value-type="float">
            <text:p>335</text:p>
          </table:table-cell>
          <table:table-cell table:style-name="ce3" table:formula="of:=&quot;(&quot; &amp; [.N336] &amp; &quot;,&quot; &amp; &quot;1&quot; &amp; &quot;, '&quot; &amp; [.L336]  &amp; &quot;', &quot; &amp; &quot;'&quot; &amp; [.H336]  &amp;  &quot;',  'A' , '&quot; &amp; [.L336] &amp;  &quot;', '&quot;&amp;  [.I336]  &amp; &quot;', '&quot; &amp; [.A336] &amp; &quot;' );&quot;" office:value-type="string" office:string-value="(335,1, 'Proceso', '',  'A' , 'Proceso', '', '3.07.01.01' );" calcext:value-type="string">
            <text:p>(335,1, 'Proceso', '', <text:s/>'A' , 'Proceso', '', '3.07.01.01' );</text:p>
          </table:table-cell>
          <table:table-cell table:number-columns-repeated="4"/>
          <table:table-cell table:formula="of:=IF([.L336] &lt;&gt; &quot;&quot;;[.$P$1] &amp;  [.P336]; &quot;&quot;)" office:value-type="string" office:string-value="INSERT INTO proceso(id_proceso, id_aplicacion, denominacion, ruta_menu, estatus, descripcion, url, jerarquia_menu)VALUES (335,1, 'Proceso', '',  'A' , 'Proceso', '', '3.07.01.01' );" calcext:value-type="string">
            <text:p>INSERT INTO proceso(id_proceso, id_aplicacion, denominacion, ruta_menu, estatus, descripcion, url, jerarquia_menu)VALUES (335,1, 'Proceso', '', <text:s/>'A' , 'Proceso', '', '3.07.01.01' );</text:p>
          </table:table-cell>
          <table:table-cell table:number-columns-repeated="2"/>
          <table:table-cell table:formula="of:==IF([.L336] &lt;&gt; &quot;&quot;;&quot;INSERT INTO perfil_proceso(id_perfil_proceso, id_perfil, id_proceso, priuse) VALUES (&quot; &amp; [.O336] &amp; &quot;, 1, &quot; &amp; [.N336] &amp; &quot;, 'A'::text);&quot;; &quot;&quot;)" office:value-type="string" office:string-value="INSERT INTO perfil_proceso(id_perfil_proceso, id_perfil, id_proceso, priuse) VALUES (335, 1, 335, 'A'::text);" calcext:value-type="string">
            <text:p>INSERT INTO perfil_proceso(id_perfil_proceso, id_perfil, id_proceso, priuse) VALUES (335, 1, 335, 'A'::text);</text:p>
          </table:table-cell>
        </table:table-row>
        <table:table-row table:style-name="ro3">
          <table:table-cell table:formula="of:=[.$A$335]&amp;&quot;.&quot;&amp;[.E337]" office:value-type="string" office:string-value="3.07.01.02" calcext:value-type="string">
            <text:p>3.07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Variacion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37]" office:value-type="string" office:string-value="Variaciones" calcext:value-type="string">
            <text:p>Variaciones</text:p>
          </table:table-cell>
          <table:table-cell/>
          <table:table-cell table:number-columns-repeated="2" office:value-type="float" office:value="336" calcext:value-type="float">
            <text:p>336</text:p>
          </table:table-cell>
          <table:table-cell table:style-name="ce3" table:formula="of:=&quot;(&quot; &amp; [.N337] &amp; &quot;,&quot; &amp; &quot;1&quot; &amp; &quot;, '&quot; &amp; [.L337]  &amp; &quot;', &quot; &amp; &quot;'&quot; &amp; [.H337]  &amp;  &quot;',  'A' , '&quot; &amp; [.L337] &amp;  &quot;', '&quot;&amp;  [.I337]  &amp; &quot;', '&quot; &amp; [.A337] &amp; &quot;' );&quot;" office:value-type="string" office:string-value="(336,1, 'Variaciones', '',  'A' , 'Variaciones', '', '3.07.01.02' );" calcext:value-type="string">
            <text:p>(336,1, 'Variaciones', '', <text:s/>'A' , 'Variaciones', '', '3.07.01.02' );</text:p>
          </table:table-cell>
          <table:table-cell table:number-columns-repeated="4"/>
          <table:table-cell table:formula="of:=IF([.L337] &lt;&gt; &quot;&quot;;[.$P$1] &amp;  [.P337]; &quot;&quot;)" office:value-type="string" office:string-value="INSERT INTO proceso(id_proceso, id_aplicacion, denominacion, ruta_menu, estatus, descripcion, url, jerarquia_menu)VALUES (336,1, 'Variaciones', '',  'A' , 'Variaciones', '', '3.07.01.02' );" calcext:value-type="string">
            <text:p>INSERT INTO proceso(id_proceso, id_aplicacion, denominacion, ruta_menu, estatus, descripcion, url, jerarquia_menu)VALUES (336,1, 'Variaciones', '', <text:s/>'A' , 'Variaciones', '', '3.07.01.02' );</text:p>
          </table:table-cell>
          <table:table-cell table:number-columns-repeated="2"/>
          <table:table-cell table:formula="of:==IF([.L337] &lt;&gt; &quot;&quot;;&quot;INSERT INTO perfil_proceso(id_perfil_proceso, id_perfil, id_proceso, priuse) VALUES (&quot; &amp; [.O337] &amp; &quot;, 1, &quot; &amp; [.N337] &amp; &quot;, 'A'::text);&quot;; &quot;&quot;)" office:value-type="string" office:string-value="INSERT INTO perfil_proceso(id_perfil_proceso, id_perfil, id_proceso, priuse) VALUES (336, 1, 336, 'A'::text);" calcext:value-type="string">
            <text:p>INSERT INTO perfil_proceso(id_perfil_proceso, id_perfil, id_proceso, priuse) VALUES (336, 1, 336, 'A'::text);</text:p>
          </table:table-cell>
        </table:table-row>
        <table:table-row table:style-name="ro3">
          <table:table-cell table:formula="of:=[.$A$335]&amp;&quot;.&quot;&amp;[.E338]" office:value-type="string" office:string-value="3.07.01.03" calcext:value-type="string">
            <text:p>3.07.01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port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38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337" calcext:value-type="float">
            <text:p>337</text:p>
          </table:table-cell>
          <table:table-cell table:style-name="ce3" table:formula="of:=&quot;(&quot; &amp; [.N338] &amp; &quot;,&quot; &amp; &quot;1&quot; &amp; &quot;, '&quot; &amp; [.L338]  &amp; &quot;', &quot; &amp; &quot;'&quot; &amp; [.H338]  &amp;  &quot;',  'A' , '&quot; &amp; [.L338] &amp;  &quot;', '&quot;&amp;  [.I338]  &amp; &quot;', '&quot; &amp; [.A338] &amp; &quot;' );&quot;" office:value-type="string" office:string-value="(337,1, 'Reportes', '',  'A' , 'Reportes', '', '3.07.01.03' );" calcext:value-type="string">
            <text:p>(337,1, 'Reportes', '', <text:s/>'A' , 'Reportes', '', '3.07.01.03' );</text:p>
          </table:table-cell>
          <table:table-cell table:number-columns-repeated="4"/>
          <table:table-cell table:formula="of:=IF([.L338] &lt;&gt; &quot;&quot;;[.$P$1] &amp;  [.P338]; &quot;&quot;)" office:value-type="string" office:string-value="INSERT INTO proceso(id_proceso, id_aplicacion, denominacion, ruta_menu, estatus, descripcion, url, jerarquia_menu)VALUES (337,1, 'Reportes', '',  'A' , 'Reportes', '', '3.07.01.03' );" calcext:value-type="string">
            <text:p>INSERT INTO proceso(id_proceso, id_aplicacion, denominacion, ruta_menu, estatus, descripcion, url, jerarquia_menu)VALUES (337,1, 'Reportes', '', <text:s/>'A' , 'Reportes', '', '3.07.01.03' );</text:p>
          </table:table-cell>
          <table:table-cell table:number-columns-repeated="2"/>
          <table:table-cell table:formula="of:==IF([.L338] &lt;&gt; &quot;&quot;;&quot;INSERT INTO perfil_proceso(id_perfil_proceso, id_perfil, id_proceso, priuse) VALUES (&quot; &amp; [.O338] &amp; &quot;, 1, &quot; &amp; [.N338] &amp; &quot;, 'A'::text);&quot;; &quot;&quot;)" office:value-type="string" office:string-value="INSERT INTO perfil_proceso(id_perfil_proceso, id_perfil, id_proceso, priuse) VALUES (337, 1, 337, 'A'::text);" calcext:value-type="string">
            <text:p>INSERT INTO perfil_proceso(id_perfil_proceso, id_perfil, id_proceso, priuse) VALUES (337, 1, 337, 'A'::text);</text:p>
          </table:table-cell>
        </table:table-row>
        <table:table-row table:style-name="ro3">
          <table:table-cell table:formula="of:=[.$A$334]&amp;&quot;.&quot;&amp;[.D339]" office:value-type="string" office:string-value="3.07.02" calcext:value-type="string">
            <text:p>3.07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Definición de Nómina Especi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39]" office:value-type="string" office:string-value="Definición de Nómina Especial" calcext:value-type="string">
            <text:p>Definición de Nómina Especial</text:p>
          </table:table-cell>
          <table:table-cell/>
          <table:table-cell table:number-columns-repeated="2" office:value-type="float" office:value="338" calcext:value-type="float">
            <text:p>338</text:p>
          </table:table-cell>
          <table:table-cell table:style-name="ce3" table:formula="of:=&quot;(&quot; &amp; [.N339] &amp; &quot;,&quot; &amp; &quot;1&quot; &amp; &quot;, '&quot; &amp; [.L339]  &amp; &quot;', &quot; &amp; &quot;'&quot; &amp; [.H339]  &amp;  &quot;',  'A' , '&quot; &amp; [.L339] &amp;  &quot;', '&quot;&amp;  [.I339]  &amp; &quot;', '&quot; &amp; [.A339] &amp; &quot;' );&quot;" office:value-type="string" office:string-value="(338,1, 'Definición de Nómina Especial', '',  'A' , 'Definición de Nómina Especial', '', '3.07.02' );" calcext:value-type="string">
            <text:p>(338,1, 'Definición de Nómina Especial', '', <text:s/>'A' , 'Definición de Nómina Especial', '', '3.07.02' );</text:p>
          </table:table-cell>
          <table:table-cell table:number-columns-repeated="4"/>
          <table:table-cell table:formula="of:=IF([.L339] &lt;&gt; &quot;&quot;;[.$P$1] &amp;  [.P339]; &quot;&quot;)" office:value-type="string" office:string-value="INSERT INTO proceso(id_proceso, id_aplicacion, denominacion, ruta_menu, estatus, descripcion, url, jerarquia_menu)VALUES (338,1, 'Definición de Nómina Especial', '',  'A' , 'Definición de Nómina Especial', '', '3.07.02' );" calcext:value-type="string">
            <text:p>INSERT INTO proceso(id_proceso, id_aplicacion, denominacion, ruta_menu, estatus, descripcion, url, jerarquia_menu)VALUES (338,1, 'Definición de Nómina Especial', '', <text:s/>'A' , 'Definición de Nómina Especial', '', '3.07.02' );</text:p>
          </table:table-cell>
          <table:table-cell table:number-columns-repeated="2"/>
          <table:table-cell table:formula="of:==IF([.L339] &lt;&gt; &quot;&quot;;&quot;INSERT INTO perfil_proceso(id_perfil_proceso, id_perfil, id_proceso, priuse) VALUES (&quot; &amp; [.O339] &amp; &quot;, 1, &quot; &amp; [.N339] &amp; &quot;, 'A'::text);&quot;; &quot;&quot;)" office:value-type="string" office:string-value="INSERT INTO perfil_proceso(id_perfil_proceso, id_perfil, id_proceso, priuse) VALUES (338, 1, 338, 'A'::text);" calcext:value-type="string">
            <text:p>INSERT INTO perfil_proceso(id_perfil_proceso, id_perfil, id_proceso, priuse) VALUES (338, 1, 338, 'A'::text);</text:p>
          </table:table-cell>
        </table:table-row>
        <table:table-row table:style-name="ro3">
          <table:table-cell table:formula="of:=[.$A$334]&amp;&quot;.&quot;&amp;[.D340]" office:value-type="string" office:string-value="3.07.03" calcext:value-type="string">
            <text:p>3.07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enómina Especi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40]" office:value-type="string" office:string-value="Prenómina Especial" calcext:value-type="string">
            <text:p>Prenómina Especial</text:p>
          </table:table-cell>
          <table:table-cell/>
          <table:table-cell table:number-columns-repeated="2" office:value-type="float" office:value="339" calcext:value-type="float">
            <text:p>339</text:p>
          </table:table-cell>
          <table:table-cell table:style-name="ce3" table:formula="of:=&quot;(&quot; &amp; [.N340] &amp; &quot;,&quot; &amp; &quot;1&quot; &amp; &quot;, '&quot; &amp; [.L340]  &amp; &quot;', &quot; &amp; &quot;'&quot; &amp; [.H340]  &amp;  &quot;',  'A' , '&quot; &amp; [.L340] &amp;  &quot;', '&quot;&amp;  [.I340]  &amp; &quot;', '&quot; &amp; [.A340] &amp; &quot;' );&quot;" office:value-type="string" office:string-value="(339,1, 'Prenómina Especial', '',  'A' , 'Prenómina Especial', '', '3.07.03' );" calcext:value-type="string">
            <text:p>(339,1, 'Prenómina Especial', '', <text:s/>'A' , 'Prenómina Especial', '', '3.07.03' );</text:p>
          </table:table-cell>
          <table:table-cell table:number-columns-repeated="4"/>
          <table:table-cell table:formula="of:=IF([.L340] &lt;&gt; &quot;&quot;;[.$P$1] &amp;  [.P340]; &quot;&quot;)" office:value-type="string" office:string-value="INSERT INTO proceso(id_proceso, id_aplicacion, denominacion, ruta_menu, estatus, descripcion, url, jerarquia_menu)VALUES (339,1, 'Prenómina Especial', '',  'A' , 'Prenómina Especial', '', '3.07.03' );" calcext:value-type="string">
            <text:p>INSERT INTO proceso(id_proceso, id_aplicacion, denominacion, ruta_menu, estatus, descripcion, url, jerarquia_menu)VALUES (339,1, 'Prenómina Especial', '', <text:s/>'A' , 'Prenómina Especial', '', '3.07.03' );</text:p>
          </table:table-cell>
          <table:table-cell table:number-columns-repeated="2"/>
          <table:table-cell table:formula="of:==IF([.L340] &lt;&gt; &quot;&quot;;&quot;INSERT INTO perfil_proceso(id_perfil_proceso, id_perfil, id_proceso, priuse) VALUES (&quot; &amp; [.O340] &amp; &quot;, 1, &quot; &amp; [.N340] &amp; &quot;, 'A'::text);&quot;; &quot;&quot;)" office:value-type="string" office:string-value="INSERT INTO perfil_proceso(id_perfil_proceso, id_perfil, id_proceso, priuse) VALUES (339, 1, 339, 'A'::text);" calcext:value-type="string">
            <text:p>INSERT INTO perfil_proceso(id_perfil_proceso, id_perfil, id_proceso, priuse) VALUES (339, 1, 339, 'A'::text);</text:p>
          </table:table-cell>
        </table:table-row>
        <table:table-row table:style-name="ro3">
          <table:table-cell table:formula="of:=[.$A$340]&amp;&quot;.&quot;&amp;[.E341]" office:value-type="string" office:string-value="3.07.03.01" calcext:value-type="string">
            <text:p>3.07.0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ces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41]" office:value-type="string" office:string-value="Proceso" calcext:value-type="string">
            <text:p>Proceso</text:p>
          </table:table-cell>
          <table:table-cell/>
          <table:table-cell table:number-columns-repeated="2" office:value-type="float" office:value="340" calcext:value-type="float">
            <text:p>340</text:p>
          </table:table-cell>
          <table:table-cell table:style-name="ce3" table:formula="of:=&quot;(&quot; &amp; [.N341] &amp; &quot;,&quot; &amp; &quot;1&quot; &amp; &quot;, '&quot; &amp; [.L341]  &amp; &quot;', &quot; &amp; &quot;'&quot; &amp; [.H341]  &amp;  &quot;',  'A' , '&quot; &amp; [.L341] &amp;  &quot;', '&quot;&amp;  [.I341]  &amp; &quot;', '&quot; &amp; [.A341] &amp; &quot;' );&quot;" office:value-type="string" office:string-value="(340,1, 'Proceso', '',  'A' , 'Proceso', '', '3.07.03.01' );" calcext:value-type="string">
            <text:p>(340,1, 'Proceso', '', <text:s/>'A' , 'Proceso', '', '3.07.03.01' );</text:p>
          </table:table-cell>
          <table:table-cell table:number-columns-repeated="4"/>
          <table:table-cell table:formula="of:=IF([.L341] &lt;&gt; &quot;&quot;;[.$P$1] &amp;  [.P341]; &quot;&quot;)" office:value-type="string" office:string-value="INSERT INTO proceso(id_proceso, id_aplicacion, denominacion, ruta_menu, estatus, descripcion, url, jerarquia_menu)VALUES (340,1, 'Proceso', '',  'A' , 'Proceso', '', '3.07.03.01' );" calcext:value-type="string">
            <text:p>INSERT INTO proceso(id_proceso, id_aplicacion, denominacion, ruta_menu, estatus, descripcion, url, jerarquia_menu)VALUES (340,1, 'Proceso', '', <text:s/>'A' , 'Proceso', '', '3.07.03.01' );</text:p>
          </table:table-cell>
          <table:table-cell table:number-columns-repeated="2"/>
          <table:table-cell table:formula="of:==IF([.L341] &lt;&gt; &quot;&quot;;&quot;INSERT INTO perfil_proceso(id_perfil_proceso, id_perfil, id_proceso, priuse) VALUES (&quot; &amp; [.O341] &amp; &quot;, 1, &quot; &amp; [.N341] &amp; &quot;, 'A'::text);&quot;; &quot;&quot;)" office:value-type="string" office:string-value="INSERT INTO perfil_proceso(id_perfil_proceso, id_perfil, id_proceso, priuse) VALUES (340, 1, 340, 'A'::text);" calcext:value-type="string">
            <text:p>INSERT INTO perfil_proceso(id_perfil_proceso, id_perfil, id_proceso, priuse) VALUES (340, 1, 340, 'A'::text);</text:p>
          </table:table-cell>
        </table:table-row>
        <table:table-row table:style-name="ro3">
          <table:table-cell table:formula="of:=[.$A$340]&amp;&quot;.&quot;&amp;[.E342]" office:value-type="string" office:string-value="3.07.03.02" calcext:value-type="string">
            <text:p>3.07.0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42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341" calcext:value-type="float">
            <text:p>341</text:p>
          </table:table-cell>
          <table:table-cell table:style-name="ce3" table:formula="of:=&quot;(&quot; &amp; [.N342] &amp; &quot;,&quot; &amp; &quot;1&quot; &amp; &quot;, '&quot; &amp; [.L342]  &amp; &quot;', &quot; &amp; &quot;'&quot; &amp; [.H342]  &amp;  &quot;',  'A' , '&quot; &amp; [.L342] &amp;  &quot;', '&quot;&amp;  [.I342]  &amp; &quot;', '&quot; &amp; [.A342] &amp; &quot;' );&quot;" office:value-type="string" office:string-value="(341,1, 'Reportes', '',  'A' , 'Reportes', '', '3.07.03.02' );" calcext:value-type="string">
            <text:p>(341,1, 'Reportes', '', <text:s/>'A' , 'Reportes', '', '3.07.03.02' );</text:p>
          </table:table-cell>
          <table:table-cell table:number-columns-repeated="4"/>
          <table:table-cell table:formula="of:=IF([.L342] &lt;&gt; &quot;&quot;;[.$P$1] &amp;  [.P342]; &quot;&quot;)" office:value-type="string" office:string-value="INSERT INTO proceso(id_proceso, id_aplicacion, denominacion, ruta_menu, estatus, descripcion, url, jerarquia_menu)VALUES (341,1, 'Reportes', '',  'A' , 'Reportes', '', '3.07.03.02' );" calcext:value-type="string">
            <text:p>INSERT INTO proceso(id_proceso, id_aplicacion, denominacion, ruta_menu, estatus, descripcion, url, jerarquia_menu)VALUES (341,1, 'Reportes', '', <text:s/>'A' , 'Reportes', '', '3.07.03.02' );</text:p>
          </table:table-cell>
          <table:table-cell table:number-columns-repeated="2"/>
          <table:table-cell table:formula="of:==IF([.L342] &lt;&gt; &quot;&quot;;&quot;INSERT INTO perfil_proceso(id_perfil_proceso, id_perfil, id_proceso, priuse) VALUES (&quot; &amp; [.O342] &amp; &quot;, 1, &quot; &amp; [.N342] &amp; &quot;, 'A'::text);&quot;; &quot;&quot;)" office:value-type="string" office:string-value="INSERT INTO perfil_proceso(id_perfil_proceso, id_perfil, id_proceso, priuse) VALUES (341, 1, 341, 'A'::text);" calcext:value-type="string">
            <text:p>INSERT INTO perfil_proceso(id_perfil_proceso, id_perfil, id_proceso, priuse) VALUES (341, 1, 341, 'A'::text);</text:p>
          </table:table-cell>
        </table:table-row>
        <table:table-row table:style-name="ro3">
          <table:table-cell table:formula="of:=[.$A$334]&amp;&quot;.&quot;&amp;[.D343]" office:value-type="string" office:string-value="3.07.04" calcext:value-type="string">
            <text:p>3.07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Nómina Ordinari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43]" office:value-type="string" office:string-value="Nómina Ordinaria" calcext:value-type="string">
            <text:p>Nómina Ordinaria</text:p>
          </table:table-cell>
          <table:table-cell/>
          <table:table-cell table:number-columns-repeated="2" office:value-type="float" office:value="342" calcext:value-type="float">
            <text:p>342</text:p>
          </table:table-cell>
          <table:table-cell table:style-name="ce3" table:formula="of:=&quot;(&quot; &amp; [.N343] &amp; &quot;,&quot; &amp; &quot;1&quot; &amp; &quot;, '&quot; &amp; [.L343]  &amp; &quot;', &quot; &amp; &quot;'&quot; &amp; [.H343]  &amp;  &quot;',  'A' , '&quot; &amp; [.L343] &amp;  &quot;', '&quot;&amp;  [.I343]  &amp; &quot;', '&quot; &amp; [.A343] &amp; &quot;' );&quot;" office:value-type="string" office:string-value="(342,1, 'Nómina Ordinaria', '',  'A' , 'Nómina Ordinaria', '', '3.07.04' );" calcext:value-type="string">
            <text:p>(342,1, 'Nómina Ordinaria', '', <text:s/>'A' , 'Nómina Ordinaria', '', '3.07.04' );</text:p>
          </table:table-cell>
          <table:table-cell table:number-columns-repeated="4"/>
          <table:table-cell table:formula="of:=IF([.L343] &lt;&gt; &quot;&quot;;[.$P$1] &amp;  [.P343]; &quot;&quot;)" office:value-type="string" office:string-value="INSERT INTO proceso(id_proceso, id_aplicacion, denominacion, ruta_menu, estatus, descripcion, url, jerarquia_menu)VALUES (342,1, 'Nómina Ordinaria', '',  'A' , 'Nómina Ordinaria', '', '3.07.04' );" calcext:value-type="string">
            <text:p>INSERT INTO proceso(id_proceso, id_aplicacion, denominacion, ruta_menu, estatus, descripcion, url, jerarquia_menu)VALUES (342,1, 'Nómina Ordinaria', '', <text:s/>'A' , 'Nómina Ordinaria', '', '3.07.04' );</text:p>
          </table:table-cell>
          <table:table-cell table:number-columns-repeated="2"/>
          <table:table-cell table:formula="of:==IF([.L343] &lt;&gt; &quot;&quot;;&quot;INSERT INTO perfil_proceso(id_perfil_proceso, id_perfil, id_proceso, priuse) VALUES (&quot; &amp; [.O343] &amp; &quot;, 1, &quot; &amp; [.N343] &amp; &quot;, 'A'::text);&quot;; &quot;&quot;)" office:value-type="string" office:string-value="INSERT INTO perfil_proceso(id_perfil_proceso, id_perfil, id_proceso, priuse) VALUES (342, 1, 342, 'A'::text);" calcext:value-type="string">
            <text:p>INSERT INTO perfil_proceso(id_perfil_proceso, id_perfil, id_proceso, priuse) VALUES (342, 1, 342, 'A'::text);</text:p>
          </table:table-cell>
        </table:table-row>
        <table:table-row table:style-name="ro3">
          <table:table-cell table:formula="of:=[.$A$343]&amp;&quot;.&quot;&amp;[.E344]" office:value-type="string" office:string-value="3.07.04.01" calcext:value-type="string">
            <text:p>3.07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ces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44]" office:value-type="string" office:string-value="Proceso" calcext:value-type="string">
            <text:p>Proceso</text:p>
          </table:table-cell>
          <table:table-cell/>
          <table:table-cell table:number-columns-repeated="2" office:value-type="float" office:value="343" calcext:value-type="float">
            <text:p>343</text:p>
          </table:table-cell>
          <table:table-cell table:style-name="ce3" table:formula="of:=&quot;(&quot; &amp; [.N344] &amp; &quot;,&quot; &amp; &quot;1&quot; &amp; &quot;, '&quot; &amp; [.L344]  &amp; &quot;', &quot; &amp; &quot;'&quot; &amp; [.H344]  &amp;  &quot;',  'A' , '&quot; &amp; [.L344] &amp;  &quot;', '&quot;&amp;  [.I344]  &amp; &quot;', '&quot; &amp; [.A344] &amp; &quot;' );&quot;" office:value-type="string" office:string-value="(343,1, 'Proceso', '',  'A' , 'Proceso', '', '3.07.04.01' );" calcext:value-type="string">
            <text:p>(343,1, 'Proceso', '', <text:s/>'A' , 'Proceso', '', '3.07.04.01' );</text:p>
          </table:table-cell>
          <table:table-cell table:number-columns-repeated="4"/>
          <table:table-cell table:formula="of:=IF([.L344] &lt;&gt; &quot;&quot;;[.$P$1] &amp;  [.P344]; &quot;&quot;)" office:value-type="string" office:string-value="INSERT INTO proceso(id_proceso, id_aplicacion, denominacion, ruta_menu, estatus, descripcion, url, jerarquia_menu)VALUES (343,1, 'Proceso', '',  'A' , 'Proceso', '', '3.07.04.01' );" calcext:value-type="string">
            <text:p>INSERT INTO proceso(id_proceso, id_aplicacion, denominacion, ruta_menu, estatus, descripcion, url, jerarquia_menu)VALUES (343,1, 'Proceso', '', <text:s/>'A' , 'Proceso', '', '3.07.04.01' );</text:p>
          </table:table-cell>
          <table:table-cell table:number-columns-repeated="2"/>
          <table:table-cell table:formula="of:==IF([.L344] &lt;&gt; &quot;&quot;;&quot;INSERT INTO perfil_proceso(id_perfil_proceso, id_perfil, id_proceso, priuse) VALUES (&quot; &amp; [.O344] &amp; &quot;, 1, &quot; &amp; [.N344] &amp; &quot;, 'A'::text);&quot;; &quot;&quot;)" office:value-type="string" office:string-value="INSERT INTO perfil_proceso(id_perfil_proceso, id_perfil, id_proceso, priuse) VALUES (343, 1, 343, 'A'::text);" calcext:value-type="string">
            <text:p>INSERT INTO perfil_proceso(id_perfil_proceso, id_perfil, id_proceso, priuse) VALUES (343, 1, 343, 'A'::text);</text:p>
          </table:table-cell>
        </table:table-row>
        <table:table-row table:style-name="ro3">
          <table:table-cell table:formula="of:=[.$A$343]&amp;&quot;.&quot;&amp;[.E345]" office:value-type="string" office:string-value="3.07.04.02" calcext:value-type="string">
            <text:p>3.07.04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45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344" calcext:value-type="float">
            <text:p>344</text:p>
          </table:table-cell>
          <table:table-cell table:style-name="ce3" table:formula="of:=&quot;(&quot; &amp; [.N345] &amp; &quot;,&quot; &amp; &quot;1&quot; &amp; &quot;, '&quot; &amp; [.L345]  &amp; &quot;', &quot; &amp; &quot;'&quot; &amp; [.H345]  &amp;  &quot;',  'A' , '&quot; &amp; [.L345] &amp;  &quot;', '&quot;&amp;  [.I345]  &amp; &quot;', '&quot; &amp; [.A345] &amp; &quot;' );&quot;" office:value-type="string" office:string-value="(344,1, 'Reportes', '',  'A' , 'Reportes', '', '3.07.04.02' );" calcext:value-type="string">
            <text:p>(344,1, 'Reportes', '', <text:s/>'A' , 'Reportes', '', '3.07.04.02' );</text:p>
          </table:table-cell>
          <table:table-cell table:number-columns-repeated="4"/>
          <table:table-cell table:formula="of:=IF([.L345] &lt;&gt; &quot;&quot;;[.$P$1] &amp;  [.P345]; &quot;&quot;)" office:value-type="string" office:string-value="INSERT INTO proceso(id_proceso, id_aplicacion, denominacion, ruta_menu, estatus, descripcion, url, jerarquia_menu)VALUES (344,1, 'Reportes', '',  'A' , 'Reportes', '', '3.07.04.02' );" calcext:value-type="string">
            <text:p>INSERT INTO proceso(id_proceso, id_aplicacion, denominacion, ruta_menu, estatus, descripcion, url, jerarquia_menu)VALUES (344,1, 'Reportes', '', <text:s/>'A' , 'Reportes', '', '3.07.04.02' );</text:p>
          </table:table-cell>
          <table:table-cell table:number-columns-repeated="2"/>
          <table:table-cell table:formula="of:==IF([.L345] &lt;&gt; &quot;&quot;;&quot;INSERT INTO perfil_proceso(id_perfil_proceso, id_perfil, id_proceso, priuse) VALUES (&quot; &amp; [.O345] &amp; &quot;, 1, &quot; &amp; [.N345] &amp; &quot;, 'A'::text);&quot;; &quot;&quot;)" office:value-type="string" office:string-value="INSERT INTO perfil_proceso(id_perfil_proceso, id_perfil, id_proceso, priuse) VALUES (344, 1, 344, 'A'::text);" calcext:value-type="string">
            <text:p>INSERT INTO perfil_proceso(id_perfil_proceso, id_perfil, id_proceso, priuse) VALUES (344, 1, 344, 'A'::text);</text:p>
          </table:table-cell>
        </table:table-row>
        <table:table-row table:style-name="ro3">
          <table:table-cell table:formula="of:=[.$A$334]&amp;&quot;.&quot;&amp;[.D346]" office:value-type="string" office:string-value="3.07.05" calcext:value-type="string">
            <text:p>3.07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Nómina Especi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46]" office:value-type="string" office:string-value="Nómina Especial" calcext:value-type="string">
            <text:p>Nómina Especial</text:p>
          </table:table-cell>
          <table:table-cell/>
          <table:table-cell table:number-columns-repeated="2" office:value-type="float" office:value="345" calcext:value-type="float">
            <text:p>345</text:p>
          </table:table-cell>
          <table:table-cell table:style-name="ce3" table:formula="of:=&quot;(&quot; &amp; [.N346] &amp; &quot;,&quot; &amp; &quot;1&quot; &amp; &quot;, '&quot; &amp; [.L346]  &amp; &quot;', &quot; &amp; &quot;'&quot; &amp; [.H346]  &amp;  &quot;',  'A' , '&quot; &amp; [.L346] &amp;  &quot;', '&quot;&amp;  [.I346]  &amp; &quot;', '&quot; &amp; [.A346] &amp; &quot;' );&quot;" office:value-type="string" office:string-value="(345,1, 'Nómina Especial', '',  'A' , 'Nómina Especial', '', '3.07.05' );" calcext:value-type="string">
            <text:p>(345,1, 'Nómina Especial', '', <text:s/>'A' , 'Nómina Especial', '', '3.07.05' );</text:p>
          </table:table-cell>
          <table:table-cell table:number-columns-repeated="4"/>
          <table:table-cell table:formula="of:=IF([.L346] &lt;&gt; &quot;&quot;;[.$P$1] &amp;  [.P346]; &quot;&quot;)" office:value-type="string" office:string-value="INSERT INTO proceso(id_proceso, id_aplicacion, denominacion, ruta_menu, estatus, descripcion, url, jerarquia_menu)VALUES (345,1, 'Nómina Especial', '',  'A' , 'Nómina Especial', '', '3.07.05' );" calcext:value-type="string">
            <text:p>INSERT INTO proceso(id_proceso, id_aplicacion, denominacion, ruta_menu, estatus, descripcion, url, jerarquia_menu)VALUES (345,1, 'Nómina Especial', '', <text:s/>'A' , 'Nómina Especial', '', '3.07.05' );</text:p>
          </table:table-cell>
          <table:table-cell table:number-columns-repeated="2"/>
          <table:table-cell table:formula="of:==IF([.L346] &lt;&gt; &quot;&quot;;&quot;INSERT INTO perfil_proceso(id_perfil_proceso, id_perfil, id_proceso, priuse) VALUES (&quot; &amp; [.O346] &amp; &quot;, 1, &quot; &amp; [.N346] &amp; &quot;, 'A'::text);&quot;; &quot;&quot;)" office:value-type="string" office:string-value="INSERT INTO perfil_proceso(id_perfil_proceso, id_perfil, id_proceso, priuse) VALUES (345, 1, 345, 'A'::text);" calcext:value-type="string">
            <text:p>INSERT INTO perfil_proceso(id_perfil_proceso, id_perfil, id_proceso, priuse) VALUES (345, 1, 345, 'A'::text);</text:p>
          </table:table-cell>
        </table:table-row>
        <table:table-row table:style-name="ro3">
          <table:table-cell table:formula="of:=[.$A$346]&amp;&quot;.&quot;&amp;[.E347]" office:value-type="string" office:string-value="3.07.05.01" calcext:value-type="string">
            <text:p>3.07.05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ces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47]" office:value-type="string" office:string-value="Proceso" calcext:value-type="string">
            <text:p>Proceso</text:p>
          </table:table-cell>
          <table:table-cell/>
          <table:table-cell table:number-columns-repeated="2" office:value-type="float" office:value="346" calcext:value-type="float">
            <text:p>346</text:p>
          </table:table-cell>
          <table:table-cell table:style-name="ce3" table:formula="of:=&quot;(&quot; &amp; [.N347] &amp; &quot;,&quot; &amp; &quot;1&quot; &amp; &quot;, '&quot; &amp; [.L347]  &amp; &quot;', &quot; &amp; &quot;'&quot; &amp; [.H347]  &amp;  &quot;',  'A' , '&quot; &amp; [.L347] &amp;  &quot;', '&quot;&amp;  [.I347]  &amp; &quot;', '&quot; &amp; [.A347] &amp; &quot;' );&quot;" office:value-type="string" office:string-value="(346,1, 'Proceso', '',  'A' , 'Proceso', '', '3.07.05.01' );" calcext:value-type="string">
            <text:p>(346,1, 'Proceso', '', <text:s/>'A' , 'Proceso', '', '3.07.05.01' );</text:p>
          </table:table-cell>
          <table:table-cell table:number-columns-repeated="4"/>
          <table:table-cell table:formula="of:=IF([.L347] &lt;&gt; &quot;&quot;;[.$P$1] &amp;  [.P347]; &quot;&quot;)" office:value-type="string" office:string-value="INSERT INTO proceso(id_proceso, id_aplicacion, denominacion, ruta_menu, estatus, descripcion, url, jerarquia_menu)VALUES (346,1, 'Proceso', '',  'A' , 'Proceso', '', '3.07.05.01' );" calcext:value-type="string">
            <text:p>INSERT INTO proceso(id_proceso, id_aplicacion, denominacion, ruta_menu, estatus, descripcion, url, jerarquia_menu)VALUES (346,1, 'Proceso', '', <text:s/>'A' , 'Proceso', '', '3.07.05.01' );</text:p>
          </table:table-cell>
          <table:table-cell table:number-columns-repeated="2"/>
          <table:table-cell table:formula="of:==IF([.L347] &lt;&gt; &quot;&quot;;&quot;INSERT INTO perfil_proceso(id_perfil_proceso, id_perfil, id_proceso, priuse) VALUES (&quot; &amp; [.O347] &amp; &quot;, 1, &quot; &amp; [.N347] &amp; &quot;, 'A'::text);&quot;; &quot;&quot;)" office:value-type="string" office:string-value="INSERT INTO perfil_proceso(id_perfil_proceso, id_perfil, id_proceso, priuse) VALUES (346, 1, 346, 'A'::text);" calcext:value-type="string">
            <text:p>INSERT INTO perfil_proceso(id_perfil_proceso, id_perfil, id_proceso, priuse) VALUES (346, 1, 346, 'A'::text);</text:p>
          </table:table-cell>
        </table:table-row>
        <table:table-row table:style-name="ro3">
          <table:table-cell table:formula="of:=[.$A$346]&amp;&quot;.&quot;&amp;[.E348]" office:value-type="string" office:string-value="3.07.05.02" calcext:value-type="string">
            <text:p>3.07.05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48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347" calcext:value-type="float">
            <text:p>347</text:p>
          </table:table-cell>
          <table:table-cell table:style-name="ce3" table:formula="of:=&quot;(&quot; &amp; [.N348] &amp; &quot;,&quot; &amp; &quot;1&quot; &amp; &quot;, '&quot; &amp; [.L348]  &amp; &quot;', &quot; &amp; &quot;'&quot; &amp; [.H348]  &amp;  &quot;',  'A' , '&quot; &amp; [.L348] &amp;  &quot;', '&quot;&amp;  [.I348]  &amp; &quot;', '&quot; &amp; [.A348] &amp; &quot;' );&quot;" office:value-type="string" office:string-value="(347,1, 'Reportes', '',  'A' , 'Reportes', '', '3.07.05.02' );" calcext:value-type="string">
            <text:p>(347,1, 'Reportes', '', <text:s/>'A' , 'Reportes', '', '3.07.05.02' );</text:p>
          </table:table-cell>
          <table:table-cell table:number-columns-repeated="4"/>
          <table:table-cell table:formula="of:=IF([.L348] &lt;&gt; &quot;&quot;;[.$P$1] &amp;  [.P348]; &quot;&quot;)" office:value-type="string" office:string-value="INSERT INTO proceso(id_proceso, id_aplicacion, denominacion, ruta_menu, estatus, descripcion, url, jerarquia_menu)VALUES (347,1, 'Reportes', '',  'A' , 'Reportes', '', '3.07.05.02' );" calcext:value-type="string">
            <text:p>INSERT INTO proceso(id_proceso, id_aplicacion, denominacion, ruta_menu, estatus, descripcion, url, jerarquia_menu)VALUES (347,1, 'Reportes', '', <text:s/>'A' , 'Reportes', '', '3.07.05.02' );</text:p>
          </table:table-cell>
          <table:table-cell table:number-columns-repeated="2"/>
          <table:table-cell table:formula="of:==IF([.L348] &lt;&gt; &quot;&quot;;&quot;INSERT INTO perfil_proceso(id_perfil_proceso, id_perfil, id_proceso, priuse) VALUES (&quot; &amp; [.O348] &amp; &quot;, 1, &quot; &amp; [.N348] &amp; &quot;, 'A'::text);&quot;; &quot;&quot;)" office:value-type="string" office:string-value="INSERT INTO perfil_proceso(id_perfil_proceso, id_perfil, id_proceso, priuse) VALUES (347, 1, 347, 'A'::text);" calcext:value-type="string">
            <text:p>INSERT INTO perfil_proceso(id_perfil_proceso, id_perfil, id_proceso, priuse) VALUES (347, 1, 347, 'A'::text);</text:p>
          </table:table-cell>
        </table:table-row>
        <table:table-row table:style-name="ro3">
          <table:table-cell table:formula="of:=[.$A$334]&amp;&quot;.&quot;&amp;[.D349]" office:value-type="string" office:string-value="3.07.06" calcext:value-type="string">
            <text:p>3.07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Generar Archivos/Disquete de Nómin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49]" office:value-type="string" office:string-value="Generar Archivos/Disquete de Nómina" calcext:value-type="string">
            <text:p>Generar Archivos/Disquete de Nómina</text:p>
          </table:table-cell>
          <table:table-cell/>
          <table:table-cell table:number-columns-repeated="2" office:value-type="float" office:value="348" calcext:value-type="float">
            <text:p>348</text:p>
          </table:table-cell>
          <table:table-cell table:style-name="ce3" table:formula="of:=&quot;(&quot; &amp; [.N349] &amp; &quot;,&quot; &amp; &quot;1&quot; &amp; &quot;, '&quot; &amp; [.L349]  &amp; &quot;', &quot; &amp; &quot;'&quot; &amp; [.H349]  &amp;  &quot;',  'A' , '&quot; &amp; [.L349] &amp;  &quot;', '&quot;&amp;  [.I349]  &amp; &quot;', '&quot; &amp; [.A349] &amp; &quot;' );&quot;" office:value-type="string" office:string-value="(348,1, 'Generar Archivos/Disquete de Nómina', '',  'A' , 'Generar Archivos/Disquete de Nómina', '', '3.07.06' );" calcext:value-type="string">
            <text:p>(348,1, 'Generar Archivos/Disquete de Nómina', '', <text:s/>'A' , 'Generar Archivos/Disquete de Nómina', '', '3.07.06' );</text:p>
          </table:table-cell>
          <table:table-cell table:number-columns-repeated="4"/>
          <table:table-cell table:formula="of:=IF([.L349] &lt;&gt; &quot;&quot;;[.$P$1] &amp;  [.P349]; &quot;&quot;)" office:value-type="string" office:string-value="INSERT INTO proceso(id_proceso, id_aplicacion, denominacion, ruta_menu, estatus, descripcion, url, jerarquia_menu)VALUES (348,1, 'Generar Archivos/Disquete de Nómina', '',  'A' , 'Generar Archivos/Disquete de Nómina', '', '3.07.06' );" calcext:value-type="string">
            <text:p>INSERT INTO proceso(id_proceso, id_aplicacion, denominacion, ruta_menu, estatus, descripcion, url, jerarquia_menu)VALUES (348,1, 'Generar Archivos/Disquete de Nómina', '', <text:s/>'A' , 'Generar Archivos/Disquete de Nómina', '', '3.07.06' );</text:p>
          </table:table-cell>
          <table:table-cell table:number-columns-repeated="2"/>
          <table:table-cell table:formula="of:==IF([.L349] &lt;&gt; &quot;&quot;;&quot;INSERT INTO perfil_proceso(id_perfil_proceso, id_perfil, id_proceso, priuse) VALUES (&quot; &amp; [.O349] &amp; &quot;, 1, &quot; &amp; [.N349] &amp; &quot;, 'A'::text);&quot;; &quot;&quot;)" office:value-type="string" office:string-value="INSERT INTO perfil_proceso(id_perfil_proceso, id_perfil, id_proceso, priuse) VALUES (348, 1, 348, 'A'::text);" calcext:value-type="string">
            <text:p>INSERT INTO perfil_proceso(id_perfil_proceso, id_perfil, id_proceso, priuse) VALUES (348, 1, 348, 'A'::text);</text:p>
          </table:table-cell>
        </table:table-row>
        <table:table-row table:style-name="ro3">
          <table:table-cell table:formula="of:=[.$A$334]&amp;&quot;.&quot;&amp;[.D350]" office:value-type="string" office:string-value="3.07.07" calcext:value-type="string">
            <text:p>3.07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versar Nómin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50]" office:value-type="string" office:string-value="Reversar Nómina" calcext:value-type="string">
            <text:p>Reversar Nómina</text:p>
          </table:table-cell>
          <table:table-cell/>
          <table:table-cell table:number-columns-repeated="2" office:value-type="float" office:value="349" calcext:value-type="float">
            <text:p>349</text:p>
          </table:table-cell>
          <table:table-cell table:style-name="ce3" table:formula="of:=&quot;(&quot; &amp; [.N350] &amp; &quot;,&quot; &amp; &quot;1&quot; &amp; &quot;, '&quot; &amp; [.L350]  &amp; &quot;', &quot; &amp; &quot;'&quot; &amp; [.H350]  &amp;  &quot;',  'A' , '&quot; &amp; [.L350] &amp;  &quot;', '&quot;&amp;  [.I350]  &amp; &quot;', '&quot; &amp; [.A350] &amp; &quot;' );&quot;" office:value-type="string" office:string-value="(349,1, 'Reversar Nómina', '',  'A' , 'Reversar Nómina', '', '3.07.07' );" calcext:value-type="string">
            <text:p>(349,1, 'Reversar Nómina', '', <text:s/>'A' , 'Reversar Nómina', '', '3.07.07' );</text:p>
          </table:table-cell>
          <table:table-cell table:number-columns-repeated="4"/>
          <table:table-cell table:formula="of:=IF([.L350] &lt;&gt; &quot;&quot;;[.$P$1] &amp;  [.P350]; &quot;&quot;)" office:value-type="string" office:string-value="INSERT INTO proceso(id_proceso, id_aplicacion, denominacion, ruta_menu, estatus, descripcion, url, jerarquia_menu)VALUES (349,1, 'Reversar Nómina', '',  'A' , 'Reversar Nómina', '', '3.07.07' );" calcext:value-type="string">
            <text:p>INSERT INTO proceso(id_proceso, id_aplicacion, denominacion, ruta_menu, estatus, descripcion, url, jerarquia_menu)VALUES (349,1, 'Reversar Nómina', '', <text:s/>'A' , 'Reversar Nómina', '', '3.07.07' );</text:p>
          </table:table-cell>
          <table:table-cell table:number-columns-repeated="2"/>
          <table:table-cell table:formula="of:==IF([.L350] &lt;&gt; &quot;&quot;;&quot;INSERT INTO perfil_proceso(id_perfil_proceso, id_perfil, id_proceso, priuse) VALUES (&quot; &amp; [.O350] &amp; &quot;, 1, &quot; &amp; [.N350] &amp; &quot;, 'A'::text);&quot;; &quot;&quot;)" office:value-type="string" office:string-value="INSERT INTO perfil_proceso(id_perfil_proceso, id_perfil, id_proceso, priuse) VALUES (349, 1, 349, 'A'::text);" calcext:value-type="string">
            <text:p>INSERT INTO perfil_proceso(id_perfil_proceso, id_perfil, id_proceso, priuse) VALUES (349, 1, 349, 'A'::text);</text:p>
          </table:table-cell>
        </table:table-row>
        <table:table-row table:style-name="ro3">
          <table:table-cell table:formula="of:=[.$A$334]&amp;&quot;.&quot;&amp;[.D351]" office:value-type="string" office:string-value="3.07.08" calcext:value-type="string">
            <text:p>3.07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Calcular Sueldos Promedi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51]" office:value-type="string" office:string-value="Calcular Sueldos Promedios" calcext:value-type="string">
            <text:p>Calcular Sueldos Promedios</text:p>
          </table:table-cell>
          <table:table-cell/>
          <table:table-cell table:number-columns-repeated="2" office:value-type="float" office:value="350" calcext:value-type="float">
            <text:p>350</text:p>
          </table:table-cell>
          <table:table-cell table:style-name="ce3" table:formula="of:=&quot;(&quot; &amp; [.N351] &amp; &quot;,&quot; &amp; &quot;1&quot; &amp; &quot;, '&quot; &amp; [.L351]  &amp; &quot;', &quot; &amp; &quot;'&quot; &amp; [.H351]  &amp;  &quot;',  'A' , '&quot; &amp; [.L351] &amp;  &quot;', '&quot;&amp;  [.I351]  &amp; &quot;', '&quot; &amp; [.A351] &amp; &quot;' );&quot;" office:value-type="string" office:string-value="(350,1, 'Calcular Sueldos Promedios', '',  'A' , 'Calcular Sueldos Promedios', '', '3.07.08' );" calcext:value-type="string">
            <text:p>(350,1, 'Calcular Sueldos Promedios', '', <text:s/>'A' , 'Calcular Sueldos Promedios', '', '3.07.08' );</text:p>
          </table:table-cell>
          <table:table-cell table:number-columns-repeated="4"/>
          <table:table-cell table:formula="of:=IF([.L351] &lt;&gt; &quot;&quot;;[.$P$1] &amp;  [.P351]; &quot;&quot;)" office:value-type="string" office:string-value="INSERT INTO proceso(id_proceso, id_aplicacion, denominacion, ruta_menu, estatus, descripcion, url, jerarquia_menu)VALUES (350,1, 'Calcular Sueldos Promedios', '',  'A' , 'Calcular Sueldos Promedios', '', '3.07.08' );" calcext:value-type="string">
            <text:p>INSERT INTO proceso(id_proceso, id_aplicacion, denominacion, ruta_menu, estatus, descripcion, url, jerarquia_menu)VALUES (350,1, 'Calcular Sueldos Promedios', '', <text:s/>'A' , 'Calcular Sueldos Promedios', '', '3.07.08' );</text:p>
          </table:table-cell>
          <table:table-cell table:number-columns-repeated="2"/>
          <table:table-cell table:formula="of:==IF([.L351] &lt;&gt; &quot;&quot;;&quot;INSERT INTO perfil_proceso(id_perfil_proceso, id_perfil, id_proceso, priuse) VALUES (&quot; &amp; [.O351] &amp; &quot;, 1, &quot; &amp; [.N351] &amp; &quot;, 'A'::text);&quot;; &quot;&quot;)" office:value-type="string" office:string-value="INSERT INTO perfil_proceso(id_perfil_proceso, id_perfil, id_proceso, priuse) VALUES (350, 1, 350, 'A'::text);" calcext:value-type="string">
            <text:p>INSERT INTO perfil_proceso(id_perfil_proceso, id_perfil, id_proceso, priuse) VALUES (350, 1, 350, 'A'::text);</text:p>
          </table:table-cell>
        </table:table-row>
        <table:table-row table:style-name="ro3">
          <table:table-cell table:formula="of:=[.$A$334]&amp;&quot;.&quot;&amp;[.D352]" office:value-type="string" office:string-value="3.07.09" calcext:value-type="string">
            <text:p>3.07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Nóminas Ordinarias Procesada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52]" office:value-type="string" office:string-value="Nóminas Ordinarias Procesadas" calcext:value-type="string">
            <text:p>Nóminas Ordinarias Procesadas</text:p>
          </table:table-cell>
          <table:table-cell/>
          <table:table-cell table:number-columns-repeated="2" office:value-type="float" office:value="351" calcext:value-type="float">
            <text:p>351</text:p>
          </table:table-cell>
          <table:table-cell table:style-name="ce3" table:formula="of:=&quot;(&quot; &amp; [.N352] &amp; &quot;,&quot; &amp; &quot;1&quot; &amp; &quot;, '&quot; &amp; [.L352]  &amp; &quot;', &quot; &amp; &quot;'&quot; &amp; [.H352]  &amp;  &quot;',  'A' , '&quot; &amp; [.L352] &amp;  &quot;', '&quot;&amp;  [.I352]  &amp; &quot;', '&quot; &amp; [.A352] &amp; &quot;' );&quot;" office:value-type="string" office:string-value="(351,1, 'Nóminas Ordinarias Procesadas', '',  'A' , 'Nóminas Ordinarias Procesadas', '', '3.07.09' );" calcext:value-type="string">
            <text:p>(351,1, 'Nóminas Ordinarias Procesadas', '', <text:s/>'A' , 'Nóminas Ordinarias Procesadas', '', '3.07.09' );</text:p>
          </table:table-cell>
          <table:table-cell table:number-columns-repeated="4"/>
          <table:table-cell table:formula="of:=IF([.L352] &lt;&gt; &quot;&quot;;[.$P$1] &amp;  [.P352]; &quot;&quot;)" office:value-type="string" office:string-value="INSERT INTO proceso(id_proceso, id_aplicacion, denominacion, ruta_menu, estatus, descripcion, url, jerarquia_menu)VALUES (351,1, 'Nóminas Ordinarias Procesadas', '',  'A' , 'Nóminas Ordinarias Procesadas', '', '3.07.09' );" calcext:value-type="string">
            <text:p>INSERT INTO proceso(id_proceso, id_aplicacion, denominacion, ruta_menu, estatus, descripcion, url, jerarquia_menu)VALUES (351,1, 'Nóminas Ordinarias Procesadas', '', <text:s/>'A' , 'Nóminas Ordinarias Procesadas', '', '3.07.09' );</text:p>
          </table:table-cell>
          <table:table-cell table:number-columns-repeated="2"/>
          <table:table-cell table:formula="of:==IF([.L352] &lt;&gt; &quot;&quot;;&quot;INSERT INTO perfil_proceso(id_perfil_proceso, id_perfil, id_proceso, priuse) VALUES (&quot; &amp; [.O352] &amp; &quot;, 1, &quot; &amp; [.N352] &amp; &quot;, 'A'::text);&quot;; &quot;&quot;)" office:value-type="string" office:string-value="INSERT INTO perfil_proceso(id_perfil_proceso, id_perfil, id_proceso, priuse) VALUES (351, 1, 351, 'A'::text);" calcext:value-type="string">
            <text:p>INSERT INTO perfil_proceso(id_perfil_proceso, id_perfil, id_proceso, priuse) VALUES (351, 1, 351, 'A'::text);</text:p>
          </table:table-cell>
        </table:table-row>
        <table:table-row table:style-name="ro3">
          <table:table-cell table:formula="of:=[.$A$334]&amp;&quot;.&quot;&amp;[.D353]" office:value-type="string" office:string-value="3.07.10" calcext:value-type="string">
            <text:p>3.07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Nóminas Especiales Procesada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53]" office:value-type="string" office:string-value="Nóminas Especiales Procesadas" calcext:value-type="string">
            <text:p>Nóminas Especiales Procesadas</text:p>
          </table:table-cell>
          <table:table-cell/>
          <table:table-cell table:number-columns-repeated="2" office:value-type="float" office:value="352" calcext:value-type="float">
            <text:p>352</text:p>
          </table:table-cell>
          <table:table-cell table:style-name="ce3" table:formula="of:=&quot;(&quot; &amp; [.N353] &amp; &quot;,&quot; &amp; &quot;1&quot; &amp; &quot;, '&quot; &amp; [.L353]  &amp; &quot;', &quot; &amp; &quot;'&quot; &amp; [.H353]  &amp;  &quot;',  'A' , '&quot; &amp; [.L353] &amp;  &quot;', '&quot;&amp;  [.I353]  &amp; &quot;', '&quot; &amp; [.A353] &amp; &quot;' );&quot;" office:value-type="string" office:string-value="(352,1, 'Nóminas Especiales Procesadas', '',  'A' , 'Nóminas Especiales Procesadas', '', '3.07.10' );" calcext:value-type="string">
            <text:p>(352,1, 'Nóminas Especiales Procesadas', '', <text:s/>'A' , 'Nóminas Especiales Procesadas', '', '3.07.10' );</text:p>
          </table:table-cell>
          <table:table-cell table:number-columns-repeated="4"/>
          <table:table-cell table:formula="of:=IF([.L353] &lt;&gt; &quot;&quot;;[.$P$1] &amp;  [.P353]; &quot;&quot;)" office:value-type="string" office:string-value="INSERT INTO proceso(id_proceso, id_aplicacion, denominacion, ruta_menu, estatus, descripcion, url, jerarquia_menu)VALUES (352,1, 'Nóminas Especiales Procesadas', '',  'A' , 'Nóminas Especiales Procesadas', '', '3.07.10' );" calcext:value-type="string">
            <text:p>INSERT INTO proceso(id_proceso, id_aplicacion, denominacion, ruta_menu, estatus, descripcion, url, jerarquia_menu)VALUES (352,1, 'Nóminas Especiales Procesadas', '', <text:s/>'A' , 'Nóminas Especiales Procesadas', '', '3.07.10' );</text:p>
          </table:table-cell>
          <table:table-cell table:number-columns-repeated="2"/>
          <table:table-cell table:formula="of:==IF([.L353] &lt;&gt; &quot;&quot;;&quot;INSERT INTO perfil_proceso(id_perfil_proceso, id_perfil, id_proceso, priuse) VALUES (&quot; &amp; [.O353] &amp; &quot;, 1, &quot; &amp; [.N353] &amp; &quot;, 'A'::text);&quot;; &quot;&quot;)" office:value-type="string" office:string-value="INSERT INTO perfil_proceso(id_perfil_proceso, id_perfil, id_proceso, priuse) VALUES (352, 1, 352, 'A'::text);" calcext:value-type="string">
            <text:p>INSERT INTO perfil_proceso(id_perfil_proceso, id_perfil, id_proceso, priuse) VALUES (352, 1, 352, 'A'::text);</text:p>
          </table:table-cell>
        </table:table-row>
        <table:table-row table:style-name="ro3">
          <table:table-cell table:formula="of:=[.$A$157]&amp;&quot;.&quot;&amp;[.C354]" office:value-type="string" office:string-value="3.08" calcext:value-type="string">
            <text:p>3.08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Retenciones y Aporte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354]" office:value-type="string" office:string-value="Retenciones y Aportes" calcext:value-type="string">
            <text:p>Retenciones y Aportes</text:p>
          </table:table-cell>
          <table:table-cell/>
          <table:table-cell table:number-columns-repeated="2" office:value-type="float" office:value="353" calcext:value-type="float">
            <text:p>353</text:p>
          </table:table-cell>
          <table:table-cell table:style-name="ce3" table:formula="of:=&quot;(&quot; &amp; [.N354] &amp; &quot;,&quot; &amp; &quot;1&quot; &amp; &quot;, '&quot; &amp; [.L354]  &amp; &quot;', &quot; &amp; &quot;'&quot; &amp; [.H354]  &amp;  &quot;',  'A' , '&quot; &amp; [.L354] &amp;  &quot;', '&quot;&amp;  [.I354]  &amp; &quot;', '&quot; &amp; [.A354] &amp; &quot;' );&quot;" office:value-type="string" office:string-value="(353,1, 'Retenciones y Aportes', '',  'A' , 'Retenciones y Aportes', '', '3.08' );" calcext:value-type="string">
            <text:p>(353,1, 'Retenciones y Aportes', '', <text:s/>'A' , 'Retenciones y Aportes', '', '3.08' );</text:p>
          </table:table-cell>
          <table:table-cell table:number-columns-repeated="4"/>
          <table:table-cell table:formula="of:=IF([.L354] &lt;&gt; &quot;&quot;;[.$P$1] &amp;  [.P354]; &quot;&quot;)" office:value-type="string" office:string-value="INSERT INTO proceso(id_proceso, id_aplicacion, denominacion, ruta_menu, estatus, descripcion, url, jerarquia_menu)VALUES (353,1, 'Retenciones y Aportes', '',  'A' , 'Retenciones y Aportes', '', '3.08' );" calcext:value-type="string">
            <text:p>INSERT INTO proceso(id_proceso, id_aplicacion, denominacion, ruta_menu, estatus, descripcion, url, jerarquia_menu)VALUES (353,1, 'Retenciones y Aportes', '', <text:s/>'A' , 'Retenciones y Aportes', '', '3.08' );</text:p>
          </table:table-cell>
          <table:table-cell table:number-columns-repeated="2"/>
          <table:table-cell table:formula="of:==IF([.L354] &lt;&gt; &quot;&quot;;&quot;INSERT INTO perfil_proceso(id_perfil_proceso, id_perfil, id_proceso, priuse) VALUES (&quot; &amp; [.O354] &amp; &quot;, 1, &quot; &amp; [.N354] &amp; &quot;, 'A'::text);&quot;; &quot;&quot;)" office:value-type="string" office:string-value="INSERT INTO perfil_proceso(id_perfil_proceso, id_perfil, id_proceso, priuse) VALUES (353, 1, 353, 'A'::text);" calcext:value-type="string">
            <text:p>INSERT INTO perfil_proceso(id_perfil_proceso, id_perfil, id_proceso, priuse) VALUES (353, 1, 353, 'A'::text);</text:p>
          </table:table-cell>
        </table:table-row>
        <table:table-row table:style-name="ro3">
          <table:table-cell table:formula="of:=[.$A$354]&amp;&quot;.&quot;&amp;[.D355]" office:value-type="string" office:string-value="3.08.01" calcext:value-type="string">
            <text:p>3.08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Reportes de Retenciones y Aportes Patronal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55]" office:value-type="string" office:string-value="Reportes de Retenciones y Aportes Patronales" calcext:value-type="string">
            <text:p>Reportes de Retenciones y Aportes Patronales</text:p>
          </table:table-cell>
          <table:table-cell/>
          <table:table-cell table:number-columns-repeated="2" office:value-type="float" office:value="354" calcext:value-type="float">
            <text:p>354</text:p>
          </table:table-cell>
          <table:table-cell table:style-name="ce3" table:formula="of:=&quot;(&quot; &amp; [.N355] &amp; &quot;,&quot; &amp; &quot;1&quot; &amp; &quot;, '&quot; &amp; [.L355]  &amp; &quot;', &quot; &amp; &quot;'&quot; &amp; [.H355]  &amp;  &quot;',  'A' , '&quot; &amp; [.L355] &amp;  &quot;', '&quot;&amp;  [.I355]  &amp; &quot;', '&quot; &amp; [.A355] &amp; &quot;' );&quot;" office:value-type="string" office:string-value="(354,1, 'Reportes de Retenciones y Aportes Patronales', '',  'A' , 'Reportes de Retenciones y Aportes Patronales', '', '3.08.01' );" calcext:value-type="string">
            <text:p>(354,1, 'Reportes de Retenciones y Aportes Patronales', '', <text:s/>'A' , 'Reportes de Retenciones y Aportes Patronales', '', '3.08.01' );</text:p>
          </table:table-cell>
          <table:table-cell table:number-columns-repeated="4"/>
          <table:table-cell table:formula="of:=IF([.L355] &lt;&gt; &quot;&quot;;[.$P$1] &amp;  [.P355]; &quot;&quot;)" office:value-type="string" office:string-value="INSERT INTO proceso(id_proceso, id_aplicacion, denominacion, ruta_menu, estatus, descripcion, url, jerarquia_menu)VALUES (354,1, 'Reportes de Retenciones y Aportes Patronales', '',  'A' , 'Reportes de Retenciones y Aportes Patronales', '', '3.08.01' );" calcext:value-type="string">
            <text:p>INSERT INTO proceso(id_proceso, id_aplicacion, denominacion, ruta_menu, estatus, descripcion, url, jerarquia_menu)VALUES (354,1, 'Reportes de Retenciones y Aportes Patronales', '', <text:s/>'A' , 'Reportes de Retenciones y Aportes Patronales', '', '3.08.01' );</text:p>
          </table:table-cell>
          <table:table-cell table:number-columns-repeated="2"/>
          <table:table-cell table:formula="of:==IF([.L355] &lt;&gt; &quot;&quot;;&quot;INSERT INTO perfil_proceso(id_perfil_proceso, id_perfil, id_proceso, priuse) VALUES (&quot; &amp; [.O355] &amp; &quot;, 1, &quot; &amp; [.N355] &amp; &quot;, 'A'::text);&quot;; &quot;&quot;)" office:value-type="string" office:string-value="INSERT INTO perfil_proceso(id_perfil_proceso, id_perfil, id_proceso, priuse) VALUES (354, 1, 354, 'A'::text);" calcext:value-type="string">
            <text:p>INSERT INTO perfil_proceso(id_perfil_proceso, id_perfil, id_proceso, priuse) VALUES (354, 1, 354, 'A'::text);</text:p>
          </table:table-cell>
        </table:table-row>
        <table:table-row table:style-name="ro3">
          <table:table-cell table:formula="of:=[.$A$354]&amp;&quot;.&quot;&amp;[.D356]" office:value-type="string" office:string-value="3.08.02" calcext:value-type="string">
            <text:p>3.08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Trabajadores que no Cotiza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56]" office:value-type="string" office:string-value="Trabajadores que no Cotizan" calcext:value-type="string">
            <text:p>Trabajadores que no Cotizan</text:p>
          </table:table-cell>
          <table:table-cell/>
          <table:table-cell table:number-columns-repeated="2" office:value-type="float" office:value="355" calcext:value-type="float">
            <text:p>355</text:p>
          </table:table-cell>
          <table:table-cell table:style-name="ce3" table:formula="of:=&quot;(&quot; &amp; [.N356] &amp; &quot;,&quot; &amp; &quot;1&quot; &amp; &quot;, '&quot; &amp; [.L356]  &amp; &quot;', &quot; &amp; &quot;'&quot; &amp; [.H356]  &amp;  &quot;',  'A' , '&quot; &amp; [.L356] &amp;  &quot;', '&quot;&amp;  [.I356]  &amp; &quot;', '&quot; &amp; [.A356] &amp; &quot;' );&quot;" office:value-type="string" office:string-value="(355,1, 'Trabajadores que no Cotizan', '',  'A' , 'Trabajadores que no Cotizan', '', '3.08.02' );" calcext:value-type="string">
            <text:p>(355,1, 'Trabajadores que no Cotizan', '', <text:s/>'A' , 'Trabajadores que no Cotizan', '', '3.08.02' );</text:p>
          </table:table-cell>
          <table:table-cell table:number-columns-repeated="4"/>
          <table:table-cell table:formula="of:=IF([.L356] &lt;&gt; &quot;&quot;;[.$P$1] &amp;  [.P356]; &quot;&quot;)" office:value-type="string" office:string-value="INSERT INTO proceso(id_proceso, id_aplicacion, denominacion, ruta_menu, estatus, descripcion, url, jerarquia_menu)VALUES (355,1, 'Trabajadores que no Cotizan', '',  'A' , 'Trabajadores que no Cotizan', '', '3.08.02' );" calcext:value-type="string">
            <text:p>INSERT INTO proceso(id_proceso, id_aplicacion, denominacion, ruta_menu, estatus, descripcion, url, jerarquia_menu)VALUES (355,1, 'Trabajadores que no Cotizan', '', <text:s/>'A' , 'Trabajadores que no Cotizan', '', '3.08.02' );</text:p>
          </table:table-cell>
          <table:table-cell table:number-columns-repeated="2"/>
          <table:table-cell table:formula="of:==IF([.L356] &lt;&gt; &quot;&quot;;&quot;INSERT INTO perfil_proceso(id_perfil_proceso, id_perfil, id_proceso, priuse) VALUES (&quot; &amp; [.O356] &amp; &quot;, 1, &quot; &amp; [.N356] &amp; &quot;, 'A'::text);&quot;; &quot;&quot;)" office:value-type="string" office:string-value="INSERT INTO perfil_proceso(id_perfil_proceso, id_perfil, id_proceso, priuse) VALUES (355, 1, 355, 'A'::text);" calcext:value-type="string">
            <text:p>INSERT INTO perfil_proceso(id_perfil_proceso, id_perfil, id_proceso, priuse) VALUES (355, 1, 355, 'A'::text);</text:p>
          </table:table-cell>
        </table:table-row>
        <table:table-row table:style-name="ro3">
          <table:table-cell table:formula="of:=[.$A$354]&amp;&quot;.&quot;&amp;[.D357]" office:value-type="string" office:string-value="3.08.03" calcext:value-type="string">
            <text:p>3.08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portes Cajas de Ahorr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57]" office:value-type="string" office:string-value="Reportes Cajas de Ahorro" calcext:value-type="string">
            <text:p>Reportes Cajas de Ahorro</text:p>
          </table:table-cell>
          <table:table-cell/>
          <table:table-cell table:number-columns-repeated="2" office:value-type="float" office:value="356" calcext:value-type="float">
            <text:p>356</text:p>
          </table:table-cell>
          <table:table-cell table:style-name="ce3" table:formula="of:=&quot;(&quot; &amp; [.N357] &amp; &quot;,&quot; &amp; &quot;1&quot; &amp; &quot;, '&quot; &amp; [.L357]  &amp; &quot;', &quot; &amp; &quot;'&quot; &amp; [.H357]  &amp;  &quot;',  'A' , '&quot; &amp; [.L357] &amp;  &quot;', '&quot;&amp;  [.I357]  &amp; &quot;', '&quot; &amp; [.A357] &amp; &quot;' );&quot;" office:value-type="string" office:string-value="(356,1, 'Reportes Cajas de Ahorro', '',  'A' , 'Reportes Cajas de Ahorro', '', '3.08.03' );" calcext:value-type="string">
            <text:p>(356,1, 'Reportes Cajas de Ahorro', '', <text:s/>'A' , 'Reportes Cajas de Ahorro', '', '3.08.03' );</text:p>
          </table:table-cell>
          <table:table-cell table:number-columns-repeated="4"/>
          <table:table-cell table:formula="of:=IF([.L357] &lt;&gt; &quot;&quot;;[.$P$1] &amp;  [.P357]; &quot;&quot;)" office:value-type="string" office:string-value="INSERT INTO proceso(id_proceso, id_aplicacion, denominacion, ruta_menu, estatus, descripcion, url, jerarquia_menu)VALUES (356,1, 'Reportes Cajas de Ahorro', '',  'A' , 'Reportes Cajas de Ahorro', '', '3.08.03' );" calcext:value-type="string">
            <text:p>INSERT INTO proceso(id_proceso, id_aplicacion, denominacion, ruta_menu, estatus, descripcion, url, jerarquia_menu)VALUES (356,1, 'Reportes Cajas de Ahorro', '', <text:s/>'A' , 'Reportes Cajas de Ahorro', '', '3.08.03' );</text:p>
          </table:table-cell>
          <table:table-cell table:number-columns-repeated="2"/>
          <table:table-cell table:formula="of:==IF([.L357] &lt;&gt; &quot;&quot;;&quot;INSERT INTO perfil_proceso(id_perfil_proceso, id_perfil, id_proceso, priuse) VALUES (&quot; &amp; [.O357] &amp; &quot;, 1, &quot; &amp; [.N357] &amp; &quot;, 'A'::text);&quot;; &quot;&quot;)" office:value-type="string" office:string-value="INSERT INTO perfil_proceso(id_perfil_proceso, id_perfil, id_proceso, priuse) VALUES (356, 1, 356, 'A'::text);" calcext:value-type="string">
            <text:p>INSERT INTO perfil_proceso(id_perfil_proceso, id_perfil, id_proceso, priuse) VALUES (356, 1, 356, 'A'::text);</text:p>
          </table:table-cell>
        </table:table-row>
        <table:table-row table:style-name="ro3">
          <table:table-cell table:formula="of:=[.$A$354]&amp;&quot;.&quot;&amp;[.D358]" office:value-type="string" office:string-value="3.08.04" calcext:value-type="string">
            <text:p>3.08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Generar Archivos/Disquete Retenciones y Aportes(Asociados a Banco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58]" office:value-type="string" office:string-value="Generar Archivos/Disquete Retenciones y Aportes(Asociados a Banco)" calcext:value-type="string">
            <text:p>Generar Archivos/Disquete Retenciones y Aportes(Asociados a Banco)</text:p>
          </table:table-cell>
          <table:table-cell/>
          <table:table-cell table:number-columns-repeated="2" office:value-type="float" office:value="357" calcext:value-type="float">
            <text:p>357</text:p>
          </table:table-cell>
          <table:table-cell table:style-name="ce3" table:formula="of:=&quot;(&quot; &amp; [.N358] &amp; &quot;,&quot; &amp; &quot;1&quot; &amp; &quot;, '&quot; &amp; [.L358]  &amp; &quot;', &quot; &amp; &quot;'&quot; &amp; [.H358]  &amp;  &quot;',  'A' , '&quot; &amp; [.L358] &amp;  &quot;', '&quot;&amp;  [.I358]  &amp; &quot;', '&quot; &amp; [.A358] &amp; &quot;' );&quot;" office:value-type="string" office:string-value="(357,1, 'Generar Archivos/Disquete Retenciones y Aportes(Asociados a Banco)', '',  'A' , 'Generar Archivos/Disquete Retenciones y Aportes(Asociados a Banco)', '', '3.08.04' );" calcext:value-type="string">
            <text:p>(357,1, 'Generar Archivos/Disquete Retenciones y Aportes(Asociados a Banco)', '', <text:s/>'A' , 'Generar Archivos/Disquete Retenciones y Aportes(Asociados a Banco)', '', '3.08.04' );</text:p>
          </table:table-cell>
          <table:table-cell table:number-columns-repeated="4"/>
          <table:table-cell table:formula="of:=IF([.L358] &lt;&gt; &quot;&quot;;[.$P$1] &amp;  [.P358]; &quot;&quot;)" office:value-type="string" office:string-value="INSERT INTO proceso(id_proceso, id_aplicacion, denominacion, ruta_menu, estatus, descripcion, url, jerarquia_menu)VALUES (357,1, 'Generar Archivos/Disquete Retenciones y Aportes(Asociados a Banco)', '',  'A' , 'Generar Archivos/Disquete Retenciones y Aportes(Asociados a Banco)', '', '3.08.04' );" calcext:value-type="string">
            <text:p>INSERT INTO proceso(id_proceso, id_aplicacion, denominacion, ruta_menu, estatus, descripcion, url, jerarquia_menu)VALUES (357,1, 'Generar Archivos/Disquete Retenciones y Aportes(Asociados a Banco)', '', <text:s/>'A' , 'Generar Archivos/Disquete Retenciones y Aportes(Asociados a Banco)', '', '3.08.04' );</text:p>
          </table:table-cell>
          <table:table-cell table:number-columns-repeated="2"/>
          <table:table-cell table:formula="of:==IF([.L358] &lt;&gt; &quot;&quot;;&quot;INSERT INTO perfil_proceso(id_perfil_proceso, id_perfil, id_proceso, priuse) VALUES (&quot; &amp; [.O358] &amp; &quot;, 1, &quot; &amp; [.N358] &amp; &quot;, 'A'::text);&quot;; &quot;&quot;)" office:value-type="string" office:string-value="INSERT INTO perfil_proceso(id_perfil_proceso, id_perfil, id_proceso, priuse) VALUES (357, 1, 357, 'A'::text);" calcext:value-type="string">
            <text:p>INSERT INTO perfil_proceso(id_perfil_proceso, id_perfil, id_proceso, priuse) VALUES (357, 1, 357, 'A'::text);</text:p>
          </table:table-cell>
        </table:table-row>
        <table:table-row table:style-name="ro3">
          <table:table-cell table:formula="of:=[.$A$354]&amp;&quot;.&quot;&amp;[.D359]" office:value-type="string" office:string-value="3.08.05" calcext:value-type="string">
            <text:p>3.08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Generar Archivos/Disquete Retenciones y Aportes(No Asociados a Banco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59]" office:value-type="string" office:string-value="Generar Archivos/Disquete Retenciones y Aportes(No Asociados a Banco)" calcext:value-type="string">
            <text:p>Generar Archivos/Disquete Retenciones y Aportes(No Asociados a Banco)</text:p>
          </table:table-cell>
          <table:table-cell/>
          <table:table-cell table:number-columns-repeated="2" office:value-type="float" office:value="358" calcext:value-type="float">
            <text:p>358</text:p>
          </table:table-cell>
          <table:table-cell table:style-name="ce3" table:formula="of:=&quot;(&quot; &amp; [.N359] &amp; &quot;,&quot; &amp; &quot;1&quot; &amp; &quot;, '&quot; &amp; [.L359]  &amp; &quot;', &quot; &amp; &quot;'&quot; &amp; [.H359]  &amp;  &quot;',  'A' , '&quot; &amp; [.L359] &amp;  &quot;', '&quot;&amp;  [.I359]  &amp; &quot;', '&quot; &amp; [.A359] &amp; &quot;' );&quot;" office:value-type="string" office:string-value="(358,1, 'Generar Archivos/Disquete Retenciones y Aportes(No Asociados a Banco)', '',  'A' , 'Generar Archivos/Disquete Retenciones y Aportes(No Asociados a Banco)', '', '3.08.05' );" calcext:value-type="string">
            <text:p>(358,1, 'Generar Archivos/Disquete Retenciones y Aportes(No Asociados a Banco)', '', <text:s/>'A' , 'Generar Archivos/Disquete Retenciones y Aportes(No Asociados a Banco)', '', '3.08.05' );</text:p>
          </table:table-cell>
          <table:table-cell table:number-columns-repeated="4"/>
          <table:table-cell table:formula="of:=IF([.L359] &lt;&gt; &quot;&quot;;[.$P$1] &amp;  [.P359]; &quot;&quot;)" office:value-type="string" office:string-value="INSERT INTO proceso(id_proceso, id_aplicacion, denominacion, ruta_menu, estatus, descripcion, url, jerarquia_menu)VALUES (358,1, 'Generar Archivos/Disquete Retenciones y Aportes(No Asociados a Banco)', '',  'A' , 'Generar Archivos/Disquete Retenciones y Aportes(No Asociados a Banco)', '', '3.08.05' );" calcext:value-type="string">
            <text:p>INSERT INTO proceso(id_proceso, id_aplicacion, denominacion, ruta_menu, estatus, descripcion, url, jerarquia_menu)VALUES (358,1, 'Generar Archivos/Disquete Retenciones y Aportes(No Asociados a Banco)', '', <text:s/>'A' , 'Generar Archivos/Disquete Retenciones y Aportes(No Asociados a Banco)', '', '3.08.05' );</text:p>
          </table:table-cell>
          <table:table-cell table:number-columns-repeated="2"/>
          <table:table-cell table:formula="of:==IF([.L359] &lt;&gt; &quot;&quot;;&quot;INSERT INTO perfil_proceso(id_perfil_proceso, id_perfil, id_proceso, priuse) VALUES (&quot; &amp; [.O359] &amp; &quot;, 1, &quot; &amp; [.N359] &amp; &quot;, 'A'::text);&quot;; &quot;&quot;)" office:value-type="string" office:string-value="INSERT INTO perfil_proceso(id_perfil_proceso, id_perfil, id_proceso, priuse) VALUES (358, 1, 358, 'A'::text);" calcext:value-type="string">
            <text:p>INSERT INTO perfil_proceso(id_perfil_proceso, id_perfil, id_proceso, priuse) VALUES (358, 1, 358, 'A'::text);</text:p>
          </table:table-cell>
        </table:table-row>
        <table:table-row table:style-name="ro3">
          <table:table-cell table:formula="of:=[.$A$354]&amp;&quot;.&quot;&amp;[.D360]" office:value-type="string" office:string-value="3.08.06" calcext:value-type="string">
            <text:p>3.08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calcular Aportes Patronal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60]" office:value-type="string" office:string-value="Recalcular Aportes Patronales" calcext:value-type="string">
            <text:p>Recalcular Aportes Patronales</text:p>
          </table:table-cell>
          <table:table-cell/>
          <table:table-cell table:number-columns-repeated="2" office:value-type="float" office:value="359" calcext:value-type="float">
            <text:p>359</text:p>
          </table:table-cell>
          <table:table-cell table:style-name="ce3" table:formula="of:=&quot;(&quot; &amp; [.N360] &amp; &quot;,&quot; &amp; &quot;1&quot; &amp; &quot;, '&quot; &amp; [.L360]  &amp; &quot;', &quot; &amp; &quot;'&quot; &amp; [.H360]  &amp;  &quot;',  'A' , '&quot; &amp; [.L360] &amp;  &quot;', '&quot;&amp;  [.I360]  &amp; &quot;', '&quot; &amp; [.A360] &amp; &quot;' );&quot;" office:value-type="string" office:string-value="(359,1, 'Recalcular Aportes Patronales', '',  'A' , 'Recalcular Aportes Patronales', '', '3.08.06' );" calcext:value-type="string">
            <text:p>(359,1, 'Recalcular Aportes Patronales', '', <text:s/>'A' , 'Recalcular Aportes Patronales', '', '3.08.06' );</text:p>
          </table:table-cell>
          <table:table-cell table:number-columns-repeated="4"/>
          <table:table-cell table:formula="of:=IF([.L360] &lt;&gt; &quot;&quot;;[.$P$1] &amp;  [.P360]; &quot;&quot;)" office:value-type="string" office:string-value="INSERT INTO proceso(id_proceso, id_aplicacion, denominacion, ruta_menu, estatus, descripcion, url, jerarquia_menu)VALUES (359,1, 'Recalcular Aportes Patronales', '',  'A' , 'Recalcular Aportes Patronales', '', '3.08.06' );" calcext:value-type="string">
            <text:p>INSERT INTO proceso(id_proceso, id_aplicacion, denominacion, ruta_menu, estatus, descripcion, url, jerarquia_menu)VALUES (359,1, 'Recalcular Aportes Patronales', '', <text:s/>'A' , 'Recalcular Aportes Patronales', '', '3.08.06' );</text:p>
          </table:table-cell>
          <table:table-cell table:number-columns-repeated="2"/>
          <table:table-cell table:formula="of:==IF([.L360] &lt;&gt; &quot;&quot;;&quot;INSERT INTO perfil_proceso(id_perfil_proceso, id_perfil, id_proceso, priuse) VALUES (&quot; &amp; [.O360] &amp; &quot;, 1, &quot; &amp; [.N360] &amp; &quot;, 'A'::text);&quot;; &quot;&quot;)" office:value-type="string" office:string-value="INSERT INTO perfil_proceso(id_perfil_proceso, id_perfil, id_proceso, priuse) VALUES (359, 1, 359, 'A'::text);" calcext:value-type="string">
            <text:p>INSERT INTO perfil_proceso(id_perfil_proceso, id_perfil, id_proceso, priuse) VALUES (359, 1, 359, 'A'::text);</text:p>
          </table:table-cell>
        </table:table-row>
        <table:table-row table:style-name="ro3">
          <table:table-cell table:formula="of:=[.$A$354]&amp;&quot;.&quot;&amp;[.D361]" office:value-type="string" office:string-value="3.08.07" calcext:value-type="string">
            <text:p>3.08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porte de Retenciones ISR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61]" office:value-type="string" office:string-value="Reporte de Retenciones ISRL" calcext:value-type="string">
            <text:p>Reporte de Retenciones ISRL</text:p>
          </table:table-cell>
          <table:table-cell/>
          <table:table-cell table:number-columns-repeated="2" office:value-type="float" office:value="360" calcext:value-type="float">
            <text:p>360</text:p>
          </table:table-cell>
          <table:table-cell table:style-name="ce3" table:formula="of:=&quot;(&quot; &amp; [.N361] &amp; &quot;,&quot; &amp; &quot;1&quot; &amp; &quot;, '&quot; &amp; [.L361]  &amp; &quot;', &quot; &amp; &quot;'&quot; &amp; [.H361]  &amp;  &quot;',  'A' , '&quot; &amp; [.L361] &amp;  &quot;', '&quot;&amp;  [.I361]  &amp; &quot;', '&quot; &amp; [.A361] &amp; &quot;' );&quot;" office:value-type="string" office:string-value="(360,1, 'Reporte de Retenciones ISRL', '',  'A' , 'Reporte de Retenciones ISRL', '', '3.08.07' );" calcext:value-type="string">
            <text:p>(360,1, 'Reporte de Retenciones ISRL', '', <text:s/>'A' , 'Reporte de Retenciones ISRL', '', '3.08.07' );</text:p>
          </table:table-cell>
          <table:table-cell table:number-columns-repeated="4"/>
          <table:table-cell table:formula="of:=IF([.L361] &lt;&gt; &quot;&quot;;[.$P$1] &amp;  [.P361]; &quot;&quot;)" office:value-type="string" office:string-value="INSERT INTO proceso(id_proceso, id_aplicacion, denominacion, ruta_menu, estatus, descripcion, url, jerarquia_menu)VALUES (360,1, 'Reporte de Retenciones ISRL', '',  'A' , 'Reporte de Retenciones ISRL', '', '3.08.07' );" calcext:value-type="string">
            <text:p>INSERT INTO proceso(id_proceso, id_aplicacion, denominacion, ruta_menu, estatus, descripcion, url, jerarquia_menu)VALUES (360,1, 'Reporte de Retenciones ISRL', '', <text:s/>'A' , 'Reporte de Retenciones ISRL', '', '3.08.07' );</text:p>
          </table:table-cell>
          <table:table-cell table:number-columns-repeated="2"/>
          <table:table-cell table:formula="of:==IF([.L361] &lt;&gt; &quot;&quot;;&quot;INSERT INTO perfil_proceso(id_perfil_proceso, id_perfil, id_proceso, priuse) VALUES (&quot; &amp; [.O361] &amp; &quot;, 1, &quot; &amp; [.N361] &amp; &quot;, 'A'::text);&quot;; &quot;&quot;)" office:value-type="string" office:string-value="INSERT INTO perfil_proceso(id_perfil_proceso, id_perfil, id_proceso, priuse) VALUES (360, 1, 360, 'A'::text);" calcext:value-type="string">
            <text:p>INSERT INTO perfil_proceso(id_perfil_proceso, id_perfil, id_proceso, priuse) VALUES (360, 1, 360, 'A'::text);</text:p>
          </table:table-cell>
        </table:table-row>
        <table:table-row table:style-name="ro3">
          <table:table-cell table:formula="of:=[.$A$354]&amp;&quot;.&quot;&amp;[.D362]" office:value-type="string" office:string-value="3.08.08" calcext:value-type="string">
            <text:p>3.08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Reporte Banavi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62]" office:value-type="string" office:string-value="Reporte Banavih" calcext:value-type="string">
            <text:p>Reporte Banavih</text:p>
          </table:table-cell>
          <table:table-cell/>
          <table:table-cell table:number-columns-repeated="2" office:value-type="float" office:value="361" calcext:value-type="float">
            <text:p>361</text:p>
          </table:table-cell>
          <table:table-cell table:style-name="ce3" table:formula="of:=&quot;(&quot; &amp; [.N362] &amp; &quot;,&quot; &amp; &quot;1&quot; &amp; &quot;, '&quot; &amp; [.L362]  &amp; &quot;', &quot; &amp; &quot;'&quot; &amp; [.H362]  &amp;  &quot;',  'A' , '&quot; &amp; [.L362] &amp;  &quot;', '&quot;&amp;  [.I362]  &amp; &quot;', '&quot; &amp; [.A362] &amp; &quot;' );&quot;" office:value-type="string" office:string-value="(361,1, 'Reporte Banavih', '',  'A' , 'Reporte Banavih', '', '3.08.08' );" calcext:value-type="string">
            <text:p>(361,1, 'Reporte Banavih', '', <text:s/>'A' , 'Reporte Banavih', '', '3.08.08' );</text:p>
          </table:table-cell>
          <table:table-cell table:number-columns-repeated="4"/>
          <table:table-cell table:formula="of:=IF([.L362] &lt;&gt; &quot;&quot;;[.$P$1] &amp;  [.P362]; &quot;&quot;)" office:value-type="string" office:string-value="INSERT INTO proceso(id_proceso, id_aplicacion, denominacion, ruta_menu, estatus, descripcion, url, jerarquia_menu)VALUES (361,1, 'Reporte Banavih', '',  'A' , 'Reporte Banavih', '', '3.08.08' );" calcext:value-type="string">
            <text:p>INSERT INTO proceso(id_proceso, id_aplicacion, denominacion, ruta_menu, estatus, descripcion, url, jerarquia_menu)VALUES (361,1, 'Reporte Banavih', '', <text:s/>'A' , 'Reporte Banavih', '', '3.08.08' );</text:p>
          </table:table-cell>
          <table:table-cell table:number-columns-repeated="2"/>
          <table:table-cell table:formula="of:==IF([.L362] &lt;&gt; &quot;&quot;;&quot;INSERT INTO perfil_proceso(id_perfil_proceso, id_perfil, id_proceso, priuse) VALUES (&quot; &amp; [.O362] &amp; &quot;, 1, &quot; &amp; [.N362] &amp; &quot;, 'A'::text);&quot;; &quot;&quot;)" office:value-type="string" office:string-value="INSERT INTO perfil_proceso(id_perfil_proceso, id_perfil, id_proceso, priuse) VALUES (361, 1, 361, 'A'::text);" calcext:value-type="string">
            <text:p>INSERT INTO perfil_proceso(id_perfil_proceso, id_perfil, id_proceso, priuse) VALUES (361, 1, 361, 'A'::text);</text:p>
          </table:table-cell>
        </table:table-row>
        <table:table-row table:style-name="ro3">
          <table:table-cell table:formula="of:=[.$A$157]&amp;&quot;.&quot;&amp;[.C363]" office:value-type="string" office:string-value="3.09" calcext:value-type="string">
            <text:p>3.09</text:p>
          </table:table-cell>
          <table:table-cell/>
          <table:table-cell office:value-type="string" calcext:value-type="string">
            <text:p>09</text:p>
          </table:table-cell>
          <table:table-cell office:value-type="string" calcext:value-type="string">
            <text:p>Procesos de Aumento y Proyeccione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363]" office:value-type="string" office:string-value="Procesos de Aumento y Proyecciones" calcext:value-type="string">
            <text:p>Procesos de Aumento y Proyecciones</text:p>
          </table:table-cell>
          <table:table-cell/>
          <table:table-cell table:number-columns-repeated="2" office:value-type="float" office:value="362" calcext:value-type="float">
            <text:p>362</text:p>
          </table:table-cell>
          <table:table-cell table:style-name="ce3" table:formula="of:=&quot;(&quot; &amp; [.N363] &amp; &quot;,&quot; &amp; &quot;1&quot; &amp; &quot;, '&quot; &amp; [.L363]  &amp; &quot;', &quot; &amp; &quot;'&quot; &amp; [.H363]  &amp;  &quot;',  'A' , '&quot; &amp; [.L363] &amp;  &quot;', '&quot;&amp;  [.I363]  &amp; &quot;', '&quot; &amp; [.A363] &amp; &quot;' );&quot;" office:value-type="string" office:string-value="(362,1, 'Procesos de Aumento y Proyecciones', '',  'A' , 'Procesos de Aumento y Proyecciones', '', '3.09' );" calcext:value-type="string">
            <text:p>(362,1, 'Procesos de Aumento y Proyecciones', '', <text:s/>'A' , 'Procesos de Aumento y Proyecciones', '', '3.09' );</text:p>
          </table:table-cell>
          <table:table-cell table:number-columns-repeated="4"/>
          <table:table-cell table:formula="of:=IF([.L363] &lt;&gt; &quot;&quot;;[.$P$1] &amp;  [.P363]; &quot;&quot;)" office:value-type="string" office:string-value="INSERT INTO proceso(id_proceso, id_aplicacion, denominacion, ruta_menu, estatus, descripcion, url, jerarquia_menu)VALUES (362,1, 'Procesos de Aumento y Proyecciones', '',  'A' , 'Procesos de Aumento y Proyecciones', '', '3.09' );" calcext:value-type="string">
            <text:p>INSERT INTO proceso(id_proceso, id_aplicacion, denominacion, ruta_menu, estatus, descripcion, url, jerarquia_menu)VALUES (362,1, 'Procesos de Aumento y Proyecciones', '', <text:s/>'A' , 'Procesos de Aumento y Proyecciones', '', '3.09' );</text:p>
          </table:table-cell>
          <table:table-cell table:number-columns-repeated="2"/>
          <table:table-cell table:formula="of:==IF([.L363] &lt;&gt; &quot;&quot;;&quot;INSERT INTO perfil_proceso(id_perfil_proceso, id_perfil, id_proceso, priuse) VALUES (&quot; &amp; [.O363] &amp; &quot;, 1, &quot; &amp; [.N363] &amp; &quot;, 'A'::text);&quot;; &quot;&quot;)" office:value-type="string" office:string-value="INSERT INTO perfil_proceso(id_perfil_proceso, id_perfil, id_proceso, priuse) VALUES (362, 1, 362, 'A'::text);" calcext:value-type="string">
            <text:p>INSERT INTO perfil_proceso(id_perfil_proceso, id_perfil, id_proceso, priuse) VALUES (362, 1, 362, 'A'::text);</text:p>
          </table:table-cell>
        </table:table-row>
        <table:table-row table:style-name="ro3">
          <table:table-cell table:formula="of:=[.$A$363]&amp;&quot;.&quot;&amp;[.D364]" office:value-type="string" office:string-value="3.09.01" calcext:value-type="string">
            <text:p>3.09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Aumentos por Porcentaj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64]" office:value-type="string" office:string-value="Aumentos por Porcentaje" calcext:value-type="string">
            <text:p>Aumentos por Porcentaje</text:p>
          </table:table-cell>
          <table:table-cell/>
          <table:table-cell table:number-columns-repeated="2" office:value-type="float" office:value="363" calcext:value-type="float">
            <text:p>363</text:p>
          </table:table-cell>
          <table:table-cell table:style-name="ce3" table:formula="of:=&quot;(&quot; &amp; [.N364] &amp; &quot;,&quot; &amp; &quot;1&quot; &amp; &quot;, '&quot; &amp; [.L364]  &amp; &quot;', &quot; &amp; &quot;'&quot; &amp; [.H364]  &amp;  &quot;',  'A' , '&quot; &amp; [.L364] &amp;  &quot;', '&quot;&amp;  [.I364]  &amp; &quot;', '&quot; &amp; [.A364] &amp; &quot;' );&quot;" office:value-type="string" office:string-value="(363,1, 'Aumentos por Porcentaje', '',  'A' , 'Aumentos por Porcentaje', '', '3.09.01' );" calcext:value-type="string">
            <text:p>(363,1, 'Aumentos por Porcentaje', '', <text:s/>'A' , 'Aumentos por Porcentaje', '', '3.09.01' );</text:p>
          </table:table-cell>
          <table:table-cell table:number-columns-repeated="4"/>
          <table:table-cell table:formula="of:=IF([.L364] &lt;&gt; &quot;&quot;;[.$P$1] &amp;  [.P364]; &quot;&quot;)" office:value-type="string" office:string-value="INSERT INTO proceso(id_proceso, id_aplicacion, denominacion, ruta_menu, estatus, descripcion, url, jerarquia_menu)VALUES (363,1, 'Aumentos por Porcentaje', '',  'A' , 'Aumentos por Porcentaje', '', '3.09.01' );" calcext:value-type="string">
            <text:p>INSERT INTO proceso(id_proceso, id_aplicacion, denominacion, ruta_menu, estatus, descripcion, url, jerarquia_menu)VALUES (363,1, 'Aumentos por Porcentaje', '', <text:s/>'A' , 'Aumentos por Porcentaje', '', '3.09.01' );</text:p>
          </table:table-cell>
          <table:table-cell table:number-columns-repeated="2"/>
          <table:table-cell table:formula="of:==IF([.L364] &lt;&gt; &quot;&quot;;&quot;INSERT INTO perfil_proceso(id_perfil_proceso, id_perfil, id_proceso, priuse) VALUES (&quot; &amp; [.O364] &amp; &quot;, 1, &quot; &amp; [.N364] &amp; &quot;, 'A'::text);&quot;; &quot;&quot;)" office:value-type="string" office:string-value="INSERT INTO perfil_proceso(id_perfil_proceso, id_perfil, id_proceso, priuse) VALUES (363, 1, 363, 'A'::text);" calcext:value-type="string">
            <text:p>INSERT INTO perfil_proceso(id_perfil_proceso, id_perfil, id_proceso, priuse) VALUES (363, 1, 363, 'A'::text);</text:p>
          </table:table-cell>
        </table:table-row>
        <table:table-row table:style-name="ro3">
          <table:table-cell table:formula="of:=[.$A$363]&amp;&quot;.&quot;&amp;[.D365]" office:value-type="string" office:string-value="3.09.02" calcext:value-type="string">
            <text:p>3.09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nceptos para Proceso de Aument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65]" office:value-type="string" office:string-value="Conceptos para Proceso de Aumento" calcext:value-type="string">
            <text:p>Conceptos para Proceso de Aumento</text:p>
          </table:table-cell>
          <table:table-cell/>
          <table:table-cell table:number-columns-repeated="2" office:value-type="float" office:value="364" calcext:value-type="float">
            <text:p>364</text:p>
          </table:table-cell>
          <table:table-cell table:style-name="ce3" table:formula="of:=&quot;(&quot; &amp; [.N365] &amp; &quot;,&quot; &amp; &quot;1&quot; &amp; &quot;, '&quot; &amp; [.L365]  &amp; &quot;', &quot; &amp; &quot;'&quot; &amp; [.H365]  &amp;  &quot;',  'A' , '&quot; &amp; [.L365] &amp;  &quot;', '&quot;&amp;  [.I365]  &amp; &quot;', '&quot; &amp; [.A365] &amp; &quot;' );&quot;" office:value-type="string" office:string-value="(364,1, 'Conceptos para Proceso de Aumento', '',  'A' , 'Conceptos para Proceso de Aumento', '', '3.09.02' );" calcext:value-type="string">
            <text:p>(364,1, 'Conceptos para Proceso de Aumento', '', <text:s/>'A' , 'Conceptos para Proceso de Aumento', '', '3.09.02' );</text:p>
          </table:table-cell>
          <table:table-cell table:number-columns-repeated="4"/>
          <table:table-cell table:formula="of:=IF([.L365] &lt;&gt; &quot;&quot;;[.$P$1] &amp;  [.P365]; &quot;&quot;)" office:value-type="string" office:string-value="INSERT INTO proceso(id_proceso, id_aplicacion, denominacion, ruta_menu, estatus, descripcion, url, jerarquia_menu)VALUES (364,1, 'Conceptos para Proceso de Aumento', '',  'A' , 'Conceptos para Proceso de Aumento', '', '3.09.02' );" calcext:value-type="string">
            <text:p>INSERT INTO proceso(id_proceso, id_aplicacion, denominacion, ruta_menu, estatus, descripcion, url, jerarquia_menu)VALUES (364,1, 'Conceptos para Proceso de Aumento', '', <text:s/>'A' , 'Conceptos para Proceso de Aumento', '', '3.09.02' );</text:p>
          </table:table-cell>
          <table:table-cell table:number-columns-repeated="2"/>
          <table:table-cell table:formula="of:==IF([.L365] &lt;&gt; &quot;&quot;;&quot;INSERT INTO perfil_proceso(id_perfil_proceso, id_perfil, id_proceso, priuse) VALUES (&quot; &amp; [.O365] &amp; &quot;, 1, &quot; &amp; [.N365] &amp; &quot;, 'A'::text);&quot;; &quot;&quot;)" office:value-type="string" office:string-value="INSERT INTO perfil_proceso(id_perfil_proceso, id_perfil, id_proceso, priuse) VALUES (364, 1, 364, 'A'::text);" calcext:value-type="string">
            <text:p>INSERT INTO perfil_proceso(id_perfil_proceso, id_perfil, id_proceso, priuse) VALUES (364, 1, 364, 'A'::text);</text:p>
          </table:table-cell>
        </table:table-row>
        <table:table-row table:style-name="ro3">
          <table:table-cell table:formula="of:=[.$A$363]&amp;&quot;.&quot;&amp;[.D366]" office:value-type="string" office:string-value="3.09.03" calcext:value-type="string">
            <text:p>3.09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Aumento por Evaluació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66]" office:value-type="string" office:string-value="Aumento por Evaluación" calcext:value-type="string">
            <text:p>Aumento por Evaluación</text:p>
          </table:table-cell>
          <table:table-cell/>
          <table:table-cell table:number-columns-repeated="2" office:value-type="float" office:value="365" calcext:value-type="float">
            <text:p>365</text:p>
          </table:table-cell>
          <table:table-cell table:style-name="ce3" table:formula="of:=&quot;(&quot; &amp; [.N366] &amp; &quot;,&quot; &amp; &quot;1&quot; &amp; &quot;, '&quot; &amp; [.L366]  &amp; &quot;', &quot; &amp; &quot;'&quot; &amp; [.H366]  &amp;  &quot;',  'A' , '&quot; &amp; [.L366] &amp;  &quot;', '&quot;&amp;  [.I366]  &amp; &quot;', '&quot; &amp; [.A366] &amp; &quot;' );&quot;" office:value-type="string" office:string-value="(365,1, 'Aumento por Evaluación', '',  'A' , 'Aumento por Evaluación', '', '3.09.03' );" calcext:value-type="string">
            <text:p>(365,1, 'Aumento por Evaluación', '', <text:s/>'A' , 'Aumento por Evaluación', '', '3.09.03' );</text:p>
          </table:table-cell>
          <table:table-cell table:number-columns-repeated="4"/>
          <table:table-cell table:formula="of:=IF([.L366] &lt;&gt; &quot;&quot;;[.$P$1] &amp;  [.P366]; &quot;&quot;)" office:value-type="string" office:string-value="INSERT INTO proceso(id_proceso, id_aplicacion, denominacion, ruta_menu, estatus, descripcion, url, jerarquia_menu)VALUES (365,1, 'Aumento por Evaluación', '',  'A' , 'Aumento por Evaluación', '', '3.09.03' );" calcext:value-type="string">
            <text:p>INSERT INTO proceso(id_proceso, id_aplicacion, denominacion, ruta_menu, estatus, descripcion, url, jerarquia_menu)VALUES (365,1, 'Aumento por Evaluación', '', <text:s/>'A' , 'Aumento por Evaluación', '', '3.09.03' );</text:p>
          </table:table-cell>
          <table:table-cell table:number-columns-repeated="2"/>
          <table:table-cell table:formula="of:==IF([.L366] &lt;&gt; &quot;&quot;;&quot;INSERT INTO perfil_proceso(id_perfil_proceso, id_perfil, id_proceso, priuse) VALUES (&quot; &amp; [.O366] &amp; &quot;, 1, &quot; &amp; [.N366] &amp; &quot;, 'A'::text);&quot;; &quot;&quot;)" office:value-type="string" office:string-value="INSERT INTO perfil_proceso(id_perfil_proceso, id_perfil, id_proceso, priuse) VALUES (365, 1, 365, 'A'::text);" calcext:value-type="string">
            <text:p>INSERT INTO perfil_proceso(id_perfil_proceso, id_perfil, id_proceso, priuse) VALUES (365, 1, 365, 'A'::text);</text:p>
          </table:table-cell>
        </table:table-row>
        <table:table-row table:style-name="ro3">
          <table:table-cell table:formula="of:=[.$A$363]&amp;&quot;.&quot;&amp;[.D367]" office:value-type="string" office:string-value="3.09.04" calcext:value-type="string">
            <text:p>3.09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Aplicar Nuevo Tabulado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67]" office:value-type="string" office:string-value="Aplicar Nuevo Tabulador" calcext:value-type="string">
            <text:p>Aplicar Nuevo Tabulador</text:p>
          </table:table-cell>
          <table:table-cell/>
          <table:table-cell table:number-columns-repeated="2" office:value-type="float" office:value="366" calcext:value-type="float">
            <text:p>366</text:p>
          </table:table-cell>
          <table:table-cell table:style-name="ce3" table:formula="of:=&quot;(&quot; &amp; [.N367] &amp; &quot;,&quot; &amp; &quot;1&quot; &amp; &quot;, '&quot; &amp; [.L367]  &amp; &quot;', &quot; &amp; &quot;'&quot; &amp; [.H367]  &amp;  &quot;',  'A' , '&quot; &amp; [.L367] &amp;  &quot;', '&quot;&amp;  [.I367]  &amp; &quot;', '&quot; &amp; [.A367] &amp; &quot;' );&quot;" office:value-type="string" office:string-value="(366,1, 'Aplicar Nuevo Tabulador', '',  'A' , 'Aplicar Nuevo Tabulador', '', '3.09.04' );" calcext:value-type="string">
            <text:p>(366,1, 'Aplicar Nuevo Tabulador', '', <text:s/>'A' , 'Aplicar Nuevo Tabulador', '', '3.09.04' );</text:p>
          </table:table-cell>
          <table:table-cell table:number-columns-repeated="4"/>
          <table:table-cell table:formula="of:=IF([.L367] &lt;&gt; &quot;&quot;;[.$P$1] &amp;  [.P367]; &quot;&quot;)" office:value-type="string" office:string-value="INSERT INTO proceso(id_proceso, id_aplicacion, denominacion, ruta_menu, estatus, descripcion, url, jerarquia_menu)VALUES (366,1, 'Aplicar Nuevo Tabulador', '',  'A' , 'Aplicar Nuevo Tabulador', '', '3.09.04' );" calcext:value-type="string">
            <text:p>INSERT INTO proceso(id_proceso, id_aplicacion, denominacion, ruta_menu, estatus, descripcion, url, jerarquia_menu)VALUES (366,1, 'Aplicar Nuevo Tabulador', '', <text:s/>'A' , 'Aplicar Nuevo Tabulador', '', '3.09.04' );</text:p>
          </table:table-cell>
          <table:table-cell table:number-columns-repeated="2"/>
          <table:table-cell table:formula="of:==IF([.L367] &lt;&gt; &quot;&quot;;&quot;INSERT INTO perfil_proceso(id_perfil_proceso, id_perfil, id_proceso, priuse) VALUES (&quot; &amp; [.O367] &amp; &quot;, 1, &quot; &amp; [.N367] &amp; &quot;, 'A'::text);&quot;; &quot;&quot;)" office:value-type="string" office:string-value="INSERT INTO perfil_proceso(id_perfil_proceso, id_perfil, id_proceso, priuse) VALUES (366, 1, 366, 'A'::text);" calcext:value-type="string">
            <text:p>INSERT INTO perfil_proceso(id_perfil_proceso, id_perfil, id_proceso, priuse) VALUES (366, 1, 366, 'A'::text);</text:p>
          </table:table-cell>
        </table:table-row>
        <table:table-row table:style-name="ro3">
          <table:table-cell table:formula="of:=[.$A$363]&amp;&quot;.&quot;&amp;[.D368]" office:value-type="string" office:string-value="3.09.05" calcext:value-type="string">
            <text:p>3.09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alcular Retroactiv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68]" office:value-type="string" office:string-value="Calcular Retroactivos" calcext:value-type="string">
            <text:p>Calcular Retroactivos</text:p>
          </table:table-cell>
          <table:table-cell/>
          <table:table-cell table:number-columns-repeated="2" office:value-type="float" office:value="367" calcext:value-type="float">
            <text:p>367</text:p>
          </table:table-cell>
          <table:table-cell table:style-name="ce3" table:formula="of:=&quot;(&quot; &amp; [.N368] &amp; &quot;,&quot; &amp; &quot;1&quot; &amp; &quot;, '&quot; &amp; [.L368]  &amp; &quot;', &quot; &amp; &quot;'&quot; &amp; [.H368]  &amp;  &quot;',  'A' , '&quot; &amp; [.L368] &amp;  &quot;', '&quot;&amp;  [.I368]  &amp; &quot;', '&quot; &amp; [.A368] &amp; &quot;' );&quot;" office:value-type="string" office:string-value="(367,1, 'Calcular Retroactivos', '',  'A' , 'Calcular Retroactivos', '', '3.09.05' );" calcext:value-type="string">
            <text:p>(367,1, 'Calcular Retroactivos', '', <text:s/>'A' , 'Calcular Retroactivos', '', '3.09.05' );</text:p>
          </table:table-cell>
          <table:table-cell table:number-columns-repeated="4"/>
          <table:table-cell table:formula="of:=IF([.L368] &lt;&gt; &quot;&quot;;[.$P$1] &amp;  [.P368]; &quot;&quot;)" office:value-type="string" office:string-value="INSERT INTO proceso(id_proceso, id_aplicacion, denominacion, ruta_menu, estatus, descripcion, url, jerarquia_menu)VALUES (367,1, 'Calcular Retroactivos', '',  'A' , 'Calcular Retroactivos', '', '3.09.05' );" calcext:value-type="string">
            <text:p>INSERT INTO proceso(id_proceso, id_aplicacion, denominacion, ruta_menu, estatus, descripcion, url, jerarquia_menu)VALUES (367,1, 'Calcular Retroactivos', '', <text:s/>'A' , 'Calcular Retroactivos', '', '3.09.05' );</text:p>
          </table:table-cell>
          <table:table-cell table:number-columns-repeated="2"/>
          <table:table-cell table:formula="of:==IF([.L368] &lt;&gt; &quot;&quot;;&quot;INSERT INTO perfil_proceso(id_perfil_proceso, id_perfil, id_proceso, priuse) VALUES (&quot; &amp; [.O368] &amp; &quot;, 1, &quot; &amp; [.N368] &amp; &quot;, 'A'::text);&quot;; &quot;&quot;)" office:value-type="string" office:string-value="INSERT INTO perfil_proceso(id_perfil_proceso, id_perfil, id_proceso, priuse) VALUES (367, 1, 367, 'A'::text);" calcext:value-type="string">
            <text:p>INSERT INTO perfil_proceso(id_perfil_proceso, id_perfil, id_proceso, priuse) VALUES (367, 1, 367, 'A'::text);</text:p>
          </table:table-cell>
        </table:table-row>
        <table:table-row table:style-name="ro3">
          <table:table-cell table:formula="of:=[.$A$363]&amp;&quot;.&quot;&amp;[.D369]" office:value-type="string" office:string-value="3.09.06" calcext:value-type="string">
            <text:p>3.09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calculo de Concepto para Proyecció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69]" office:value-type="string" office:string-value="Recalculo de Concepto para Proyección" calcext:value-type="string">
            <text:p>Recalculo de Concepto para Proyección</text:p>
          </table:table-cell>
          <table:table-cell/>
          <table:table-cell table:number-columns-repeated="2" office:value-type="float" office:value="368" calcext:value-type="float">
            <text:p>368</text:p>
          </table:table-cell>
          <table:table-cell table:style-name="ce3" table:formula="of:=&quot;(&quot; &amp; [.N369] &amp; &quot;,&quot; &amp; &quot;1&quot; &amp; &quot;, '&quot; &amp; [.L369]  &amp; &quot;', &quot; &amp; &quot;'&quot; &amp; [.H369]  &amp;  &quot;',  'A' , '&quot; &amp; [.L369] &amp;  &quot;', '&quot;&amp;  [.I369]  &amp; &quot;', '&quot; &amp; [.A369] &amp; &quot;' );&quot;" office:value-type="string" office:string-value="(368,1, 'Recalculo de Concepto para Proyección', '',  'A' , 'Recalculo de Concepto para Proyección', '', '3.09.06' );" calcext:value-type="string">
            <text:p>(368,1, 'Recalculo de Concepto para Proyección', '', <text:s/>'A' , 'Recalculo de Concepto para Proyección', '', '3.09.06' );</text:p>
          </table:table-cell>
          <table:table-cell table:number-columns-repeated="4"/>
          <table:table-cell table:formula="of:=IF([.L369] &lt;&gt; &quot;&quot;;[.$P$1] &amp;  [.P369]; &quot;&quot;)" office:value-type="string" office:string-value="INSERT INTO proceso(id_proceso, id_aplicacion, denominacion, ruta_menu, estatus, descripcion, url, jerarquia_menu)VALUES (368,1, 'Recalculo de Concepto para Proyección', '',  'A' , 'Recalculo de Concepto para Proyección', '', '3.09.06' );" calcext:value-type="string">
            <text:p>INSERT INTO proceso(id_proceso, id_aplicacion, denominacion, ruta_menu, estatus, descripcion, url, jerarquia_menu)VALUES (368,1, 'Recalculo de Concepto para Proyección', '', <text:s/>'A' , 'Recalculo de Concepto para Proyección', '', '3.09.06' );</text:p>
          </table:table-cell>
          <table:table-cell table:number-columns-repeated="2"/>
          <table:table-cell table:formula="of:==IF([.L369] &lt;&gt; &quot;&quot;;&quot;INSERT INTO perfil_proceso(id_perfil_proceso, id_perfil, id_proceso, priuse) VALUES (&quot; &amp; [.O369] &amp; &quot;, 1, &quot; &amp; [.N369] &amp; &quot;, 'A'::text);&quot;; &quot;&quot;)" office:value-type="string" office:string-value="INSERT INTO perfil_proceso(id_perfil_proceso, id_perfil, id_proceso, priuse) VALUES (368, 1, 368, 'A'::text);" calcext:value-type="string">
            <text:p>INSERT INTO perfil_proceso(id_perfil_proceso, id_perfil, id_proceso, priuse) VALUES (368, 1, 368, 'A'::text);</text:p>
          </table:table-cell>
        </table:table-row>
        <table:table-row table:style-name="ro3">
          <table:table-cell table:formula="of:=[.$A$363]&amp;&quot;.&quot;&amp;[.D370]" office:value-type="string" office:string-value="3.09.07" calcext:value-type="string">
            <text:p>3.09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por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70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369" calcext:value-type="float">
            <text:p>369</text:p>
          </table:table-cell>
          <table:table-cell table:style-name="ce3" table:formula="of:=&quot;(&quot; &amp; [.N370] &amp; &quot;,&quot; &amp; &quot;1&quot; &amp; &quot;, '&quot; &amp; [.L370]  &amp; &quot;', &quot; &amp; &quot;'&quot; &amp; [.H370]  &amp;  &quot;',  'A' , '&quot; &amp; [.L370] &amp;  &quot;', '&quot;&amp;  [.I370]  &amp; &quot;', '&quot; &amp; [.A370] &amp; &quot;' );&quot;" office:value-type="string" office:string-value="(369,1, 'Reportes', '',  'A' , 'Reportes', '', '3.09.07' );" calcext:value-type="string">
            <text:p>(369,1, 'Reportes', '', <text:s/>'A' , 'Reportes', '', '3.09.07' );</text:p>
          </table:table-cell>
          <table:table-cell table:number-columns-repeated="4"/>
          <table:table-cell table:formula="of:=IF([.L370] &lt;&gt; &quot;&quot;;[.$P$1] &amp;  [.P370]; &quot;&quot;)" office:value-type="string" office:string-value="INSERT INTO proceso(id_proceso, id_aplicacion, denominacion, ruta_menu, estatus, descripcion, url, jerarquia_menu)VALUES (369,1, 'Reportes', '',  'A' , 'Reportes', '', '3.09.07' );" calcext:value-type="string">
            <text:p>INSERT INTO proceso(id_proceso, id_aplicacion, denominacion, ruta_menu, estatus, descripcion, url, jerarquia_menu)VALUES (369,1, 'Reportes', '', <text:s/>'A' , 'Reportes', '', '3.09.07' );</text:p>
          </table:table-cell>
          <table:table-cell table:number-columns-repeated="2"/>
          <table:table-cell table:formula="of:==IF([.L370] &lt;&gt; &quot;&quot;;&quot;INSERT INTO perfil_proceso(id_perfil_proceso, id_perfil, id_proceso, priuse) VALUES (&quot; &amp; [.O370] &amp; &quot;, 1, &quot; &amp; [.N370] &amp; &quot;, 'A'::text);&quot;; &quot;&quot;)" office:value-type="string" office:string-value="INSERT INTO perfil_proceso(id_perfil_proceso, id_perfil, id_proceso, priuse) VALUES (369, 1, 369, 'A'::text);" calcext:value-type="string">
            <text:p>INSERT INTO perfil_proceso(id_perfil_proceso, id_perfil, id_proceso, priuse) VALUES (369, 1, 369, 'A'::text);</text:p>
          </table:table-cell>
        </table:table-row>
        <table:table-row table:style-name="ro3">
          <table:table-cell table:formula="of:=[.$A$370]&amp;&quot;.&quot;&amp;[.E371]" office:value-type="string" office:string-value="3.09.07.01" calcext:value-type="string">
            <text:p>3.09.07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yección por Concept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71]" office:value-type="string" office:string-value="Proyección por Conceptos" calcext:value-type="string">
            <text:p>Proyección por Conceptos</text:p>
          </table:table-cell>
          <table:table-cell/>
          <table:table-cell table:number-columns-repeated="2" office:value-type="float" office:value="370" calcext:value-type="float">
            <text:p>370</text:p>
          </table:table-cell>
          <table:table-cell table:style-name="ce3" table:formula="of:=&quot;(&quot; &amp; [.N371] &amp; &quot;,&quot; &amp; &quot;1&quot; &amp; &quot;, '&quot; &amp; [.L371]  &amp; &quot;', &quot; &amp; &quot;'&quot; &amp; [.H371]  &amp;  &quot;',  'A' , '&quot; &amp; [.L371] &amp;  &quot;', '&quot;&amp;  [.I371]  &amp; &quot;', '&quot; &amp; [.A371] &amp; &quot;' );&quot;" office:value-type="string" office:string-value="(370,1, 'Proyección por Conceptos', '',  'A' , 'Proyección por Conceptos', '', '3.09.07.01' );" calcext:value-type="string">
            <text:p>(370,1, 'Proyección por Conceptos', '', <text:s/>'A' , 'Proyección por Conceptos', '', '3.09.07.01' );</text:p>
          </table:table-cell>
          <table:table-cell table:number-columns-repeated="4"/>
          <table:table-cell table:formula="of:=IF([.L371] &lt;&gt; &quot;&quot;;[.$P$1] &amp;  [.P371]; &quot;&quot;)" office:value-type="string" office:string-value="INSERT INTO proceso(id_proceso, id_aplicacion, denominacion, ruta_menu, estatus, descripcion, url, jerarquia_menu)VALUES (370,1, 'Proyección por Conceptos', '',  'A' , 'Proyección por Conceptos', '', '3.09.07.01' );" calcext:value-type="string">
            <text:p>INSERT INTO proceso(id_proceso, id_aplicacion, denominacion, ruta_menu, estatus, descripcion, url, jerarquia_menu)VALUES (370,1, 'Proyección por Conceptos', '', <text:s/>'A' , 'Proyección por Conceptos', '', '3.09.07.01' );</text:p>
          </table:table-cell>
          <table:table-cell table:number-columns-repeated="2"/>
          <table:table-cell table:formula="of:==IF([.L371] &lt;&gt; &quot;&quot;;&quot;INSERT INTO perfil_proceso(id_perfil_proceso, id_perfil, id_proceso, priuse) VALUES (&quot; &amp; [.O371] &amp; &quot;, 1, &quot; &amp; [.N371] &amp; &quot;, 'A'::text);&quot;; &quot;&quot;)" office:value-type="string" office:string-value="INSERT INTO perfil_proceso(id_perfil_proceso, id_perfil, id_proceso, priuse) VALUES (370, 1, 370, 'A'::text);" calcext:value-type="string">
            <text:p>INSERT INTO perfil_proceso(id_perfil_proceso, id_perfil, id_proceso, priuse) VALUES (370, 1, 370, 'A'::text);</text:p>
          </table:table-cell>
        </table:table-row>
        <table:table-row table:style-name="ro3">
          <table:table-cell table:formula="of:=[.$A$157]&amp;&quot;.&quot;&amp;[.C372]" office:value-type="string" office:string-value="3.10" calcext:value-type="string">
            <text:p>3.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Otros Proceso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372]" office:value-type="string" office:string-value="Otros Procesos" calcext:value-type="string">
            <text:p>Otros Procesos</text:p>
          </table:table-cell>
          <table:table-cell/>
          <table:table-cell table:number-columns-repeated="2" office:value-type="float" office:value="371" calcext:value-type="float">
            <text:p>371</text:p>
          </table:table-cell>
          <table:table-cell table:style-name="ce3" table:formula="of:=&quot;(&quot; &amp; [.N372] &amp; &quot;,&quot; &amp; &quot;1&quot; &amp; &quot;, '&quot; &amp; [.L372]  &amp; &quot;', &quot; &amp; &quot;'&quot; &amp; [.H372]  &amp;  &quot;',  'A' , '&quot; &amp; [.L372] &amp;  &quot;', '&quot;&amp;  [.I372]  &amp; &quot;', '&quot; &amp; [.A372] &amp; &quot;' );&quot;" office:value-type="string" office:string-value="(371,1, 'Otros Procesos', '',  'A' , 'Otros Procesos', '', '3.10' );" calcext:value-type="string">
            <text:p>(371,1, 'Otros Procesos', '', <text:s/>'A' , 'Otros Procesos', '', '3.10' );</text:p>
          </table:table-cell>
          <table:table-cell table:number-columns-repeated="4"/>
          <table:table-cell table:formula="of:=IF([.L372] &lt;&gt; &quot;&quot;;[.$P$1] &amp;  [.P372]; &quot;&quot;)" office:value-type="string" office:string-value="INSERT INTO proceso(id_proceso, id_aplicacion, denominacion, ruta_menu, estatus, descripcion, url, jerarquia_menu)VALUES (371,1, 'Otros Procesos', '',  'A' , 'Otros Procesos', '', '3.10' );" calcext:value-type="string">
            <text:p>INSERT INTO proceso(id_proceso, id_aplicacion, denominacion, ruta_menu, estatus, descripcion, url, jerarquia_menu)VALUES (371,1, 'Otros Procesos', '', <text:s/>'A' , 'Otros Procesos', '', '3.10' );</text:p>
          </table:table-cell>
          <table:table-cell table:number-columns-repeated="2"/>
          <table:table-cell table:formula="of:==IF([.L372] &lt;&gt; &quot;&quot;;&quot;INSERT INTO perfil_proceso(id_perfil_proceso, id_perfil, id_proceso, priuse) VALUES (&quot; &amp; [.O372] &amp; &quot;, 1, &quot; &amp; [.N372] &amp; &quot;, 'A'::text);&quot;; &quot;&quot;)" office:value-type="string" office:string-value="INSERT INTO perfil_proceso(id_perfil_proceso, id_perfil, id_proceso, priuse) VALUES (371, 1, 371, 'A'::text);" calcext:value-type="string">
            <text:p>INSERT INTO perfil_proceso(id_perfil_proceso, id_perfil, id_proceso, priuse) VALUES (371, 1, 371, 'A'::text);</text:p>
          </table:table-cell>
        </table:table-row>
        <table:table-row table:style-name="ro3">
          <table:table-cell table:formula="of:=[.$A$372]&amp;&quot;.&quot;&amp;[.D373]" office:value-type="string" office:string-value="3.10.01" calcext:value-type="string">
            <text:p>3.10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álculo Bono Fin Añ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73]" office:value-type="string" office:string-value="Cálculo Bono Fin Año" calcext:value-type="string">
            <text:p>Cálculo Bono Fin Año</text:p>
          </table:table-cell>
          <table:table-cell/>
          <table:table-cell table:number-columns-repeated="2" office:value-type="float" office:value="372" calcext:value-type="float">
            <text:p>372</text:p>
          </table:table-cell>
          <table:table-cell table:style-name="ce3" table:formula="of:=&quot;(&quot; &amp; [.N373] &amp; &quot;,&quot; &amp; &quot;1&quot; &amp; &quot;, '&quot; &amp; [.L373]  &amp; &quot;', &quot; &amp; &quot;'&quot; &amp; [.H373]  &amp;  &quot;',  'A' , '&quot; &amp; [.L373] &amp;  &quot;', '&quot;&amp;  [.I373]  &amp; &quot;', '&quot; &amp; [.A373] &amp; &quot;' );&quot;" office:value-type="string" office:string-value="(372,1, 'Cálculo Bono Fin Año', '',  'A' , 'Cálculo Bono Fin Año', '', '3.10.01' );" calcext:value-type="string">
            <text:p>(372,1, 'Cálculo Bono Fin Año', '', <text:s/>'A' , 'Cálculo Bono Fin Año', '', '3.10.01' );</text:p>
          </table:table-cell>
          <table:table-cell table:number-columns-repeated="4"/>
          <table:table-cell table:formula="of:=IF([.L373] &lt;&gt; &quot;&quot;;[.$P$1] &amp;  [.P373]; &quot;&quot;)" office:value-type="string" office:string-value="INSERT INTO proceso(id_proceso, id_aplicacion, denominacion, ruta_menu, estatus, descripcion, url, jerarquia_menu)VALUES (372,1, 'Cálculo Bono Fin Año', '',  'A' , 'Cálculo Bono Fin Año', '', '3.10.01' );" calcext:value-type="string">
            <text:p>INSERT INTO proceso(id_proceso, id_aplicacion, denominacion, ruta_menu, estatus, descripcion, url, jerarquia_menu)VALUES (372,1, 'Cálculo Bono Fin Año', '', <text:s/>'A' , 'Cálculo Bono Fin Año', '', '3.10.01' );</text:p>
          </table:table-cell>
          <table:table-cell table:number-columns-repeated="2"/>
          <table:table-cell table:formula="of:==IF([.L373] &lt;&gt; &quot;&quot;;&quot;INSERT INTO perfil_proceso(id_perfil_proceso, id_perfil, id_proceso, priuse) VALUES (&quot; &amp; [.O373] &amp; &quot;, 1, &quot; &amp; [.N373] &amp; &quot;, 'A'::text);&quot;; &quot;&quot;)" office:value-type="string" office:string-value="INSERT INTO perfil_proceso(id_perfil_proceso, id_perfil, id_proceso, priuse) VALUES (372, 1, 372, 'A'::text);" calcext:value-type="string">
            <text:p>INSERT INTO perfil_proceso(id_perfil_proceso, id_perfil, id_proceso, priuse) VALUES (372, 1, 372, 'A'::text);</text:p>
          </table:table-cell>
        </table:table-row>
        <table:table-row table:style-name="ro3">
          <table:table-cell table:formula="of:=[.$A$372]&amp;&quot;.&quot;&amp;[.D374]" office:value-type="string" office:string-value="3.10.02" calcext:value-type="string">
            <text:p>3.10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Generar Planilla ARC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74]" office:value-type="string" office:string-value="Generar Planilla ARC" calcext:value-type="string">
            <text:p>Generar Planilla ARC</text:p>
          </table:table-cell>
          <table:table-cell/>
          <table:table-cell table:number-columns-repeated="2" office:value-type="float" office:value="373" calcext:value-type="float">
            <text:p>373</text:p>
          </table:table-cell>
          <table:table-cell table:style-name="ce3" table:formula="of:=&quot;(&quot; &amp; [.N374] &amp; &quot;,&quot; &amp; &quot;1&quot; &amp; &quot;, '&quot; &amp; [.L374]  &amp; &quot;', &quot; &amp; &quot;'&quot; &amp; [.H374]  &amp;  &quot;',  'A' , '&quot; &amp; [.L374] &amp;  &quot;', '&quot;&amp;  [.I374]  &amp; &quot;', '&quot; &amp; [.A374] &amp; &quot;' );&quot;" office:value-type="string" office:string-value="(373,1, 'Generar Planilla ARC', '',  'A' , 'Generar Planilla ARC', '', '3.10.02' );" calcext:value-type="string">
            <text:p>(373,1, 'Generar Planilla ARC', '', <text:s/>'A' , 'Generar Planilla ARC', '', '3.10.02' );</text:p>
          </table:table-cell>
          <table:table-cell table:number-columns-repeated="4"/>
          <table:table-cell table:formula="of:=IF([.L374] &lt;&gt; &quot;&quot;;[.$P$1] &amp;  [.P374]; &quot;&quot;)" office:value-type="string" office:string-value="INSERT INTO proceso(id_proceso, id_aplicacion, denominacion, ruta_menu, estatus, descripcion, url, jerarquia_menu)VALUES (373,1, 'Generar Planilla ARC', '',  'A' , 'Generar Planilla ARC', '', '3.10.02' );" calcext:value-type="string">
            <text:p>INSERT INTO proceso(id_proceso, id_aplicacion, denominacion, ruta_menu, estatus, descripcion, url, jerarquia_menu)VALUES (373,1, 'Generar Planilla ARC', '', <text:s/>'A' , 'Generar Planilla ARC', '', '3.10.02' );</text:p>
          </table:table-cell>
          <table:table-cell table:number-columns-repeated="2"/>
          <table:table-cell table:formula="of:==IF([.L374] &lt;&gt; &quot;&quot;;&quot;INSERT INTO perfil_proceso(id_perfil_proceso, id_perfil, id_proceso, priuse) VALUES (&quot; &amp; [.O374] &amp; &quot;, 1, &quot; &amp; [.N374] &amp; &quot;, 'A'::text);&quot;; &quot;&quot;)" office:value-type="string" office:string-value="INSERT INTO perfil_proceso(id_perfil_proceso, id_perfil, id_proceso, priuse) VALUES (373, 1, 373, 'A'::text);" calcext:value-type="string">
            <text:p>INSERT INTO perfil_proceso(id_perfil_proceso, id_perfil, id_proceso, priuse) VALUES (373, 1, 373, 'A'::text);</text:p>
          </table:table-cell>
        </table:table-row>
        <table:table-row table:style-name="ro3">
          <table:table-cell table:formula="of:=[.$A$372]&amp;&quot;.&quot;&amp;[.D375]" office:value-type="string" office:string-value="3.10.03" calcext:value-type="string">
            <text:p>3.10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porte Planilla ARC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75]" office:value-type="string" office:string-value="Reporte Planilla ARC" calcext:value-type="string">
            <text:p>Reporte Planilla ARC</text:p>
          </table:table-cell>
          <table:table-cell/>
          <table:table-cell table:number-columns-repeated="2" office:value-type="float" office:value="374" calcext:value-type="float">
            <text:p>374</text:p>
          </table:table-cell>
          <table:table-cell table:style-name="ce3" table:formula="of:=&quot;(&quot; &amp; [.N375] &amp; &quot;,&quot; &amp; &quot;1&quot; &amp; &quot;, '&quot; &amp; [.L375]  &amp; &quot;', &quot; &amp; &quot;'&quot; &amp; [.H375]  &amp;  &quot;',  'A' , '&quot; &amp; [.L375] &amp;  &quot;', '&quot;&amp;  [.I375]  &amp; &quot;', '&quot; &amp; [.A375] &amp; &quot;' );&quot;" office:value-type="string" office:string-value="(374,1, 'Reporte Planilla ARC', '',  'A' , 'Reporte Planilla ARC', '', '3.10.03' );" calcext:value-type="string">
            <text:p>(374,1, 'Reporte Planilla ARC', '', <text:s/>'A' , 'Reporte Planilla ARC', '', '3.10.03' );</text:p>
          </table:table-cell>
          <table:table-cell table:number-columns-repeated="4"/>
          <table:table-cell table:formula="of:=IF([.L375] &lt;&gt; &quot;&quot;;[.$P$1] &amp;  [.P375]; &quot;&quot;)" office:value-type="string" office:string-value="INSERT INTO proceso(id_proceso, id_aplicacion, denominacion, ruta_menu, estatus, descripcion, url, jerarquia_menu)VALUES (374,1, 'Reporte Planilla ARC', '',  'A' , 'Reporte Planilla ARC', '', '3.10.03' );" calcext:value-type="string">
            <text:p>INSERT INTO proceso(id_proceso, id_aplicacion, denominacion, ruta_menu, estatus, descripcion, url, jerarquia_menu)VALUES (374,1, 'Reporte Planilla ARC', '', <text:s/>'A' , 'Reporte Planilla ARC', '', '3.10.03' );</text:p>
          </table:table-cell>
          <table:table-cell table:number-columns-repeated="2"/>
          <table:table-cell table:formula="of:==IF([.L375] &lt;&gt; &quot;&quot;;&quot;INSERT INTO perfil_proceso(id_perfil_proceso, id_perfil, id_proceso, priuse) VALUES (&quot; &amp; [.O375] &amp; &quot;, 1, &quot; &amp; [.N375] &amp; &quot;, 'A'::text);&quot;; &quot;&quot;)" office:value-type="string" office:string-value="INSERT INTO perfil_proceso(id_perfil_proceso, id_perfil, id_proceso, priuse) VALUES (374, 1, 374, 'A'::text);" calcext:value-type="string">
            <text:p>INSERT INTO perfil_proceso(id_perfil_proceso, id_perfil, id_proceso, priuse) VALUES (374, 1, 374, 'A'::text);</text:p>
          </table:table-cell>
        </table:table-row>
        <table:table-row table:style-name="ro3">
          <table:table-cell table:formula="of:=[.$A$372]&amp;&quot;.&quot;&amp;[.D376]" office:value-type="string" office:string-value="3.10.04" calcext:value-type="string">
            <text:p>3.10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agos Fuera del Sistem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76]" office:value-type="string" office:string-value="Pagos Fuera del Sistema" calcext:value-type="string">
            <text:p>Pagos Fuera del Sistema</text:p>
          </table:table-cell>
          <table:table-cell/>
          <table:table-cell table:number-columns-repeated="2" office:value-type="float" office:value="375" calcext:value-type="float">
            <text:p>375</text:p>
          </table:table-cell>
          <table:table-cell table:style-name="ce3" table:formula="of:=&quot;(&quot; &amp; [.N376] &amp; &quot;,&quot; &amp; &quot;1&quot; &amp; &quot;, '&quot; &amp; [.L376]  &amp; &quot;', &quot; &amp; &quot;'&quot; &amp; [.H376]  &amp;  &quot;',  'A' , '&quot; &amp; [.L376] &amp;  &quot;', '&quot;&amp;  [.I376]  &amp; &quot;', '&quot; &amp; [.A376] &amp; &quot;' );&quot;" office:value-type="string" office:string-value="(375,1, 'Pagos Fuera del Sistema', '',  'A' , 'Pagos Fuera del Sistema', '', '3.10.04' );" calcext:value-type="string">
            <text:p>(375,1, 'Pagos Fuera del Sistema', '', <text:s/>'A' , 'Pagos Fuera del Sistema', '', '3.10.04' );</text:p>
          </table:table-cell>
          <table:table-cell table:number-columns-repeated="4"/>
          <table:table-cell table:formula="of:=IF([.L376] &lt;&gt; &quot;&quot;;[.$P$1] &amp;  [.P376]; &quot;&quot;)" office:value-type="string" office:string-value="INSERT INTO proceso(id_proceso, id_aplicacion, denominacion, ruta_menu, estatus, descripcion, url, jerarquia_menu)VALUES (375,1, 'Pagos Fuera del Sistema', '',  'A' , 'Pagos Fuera del Sistema', '', '3.10.04' );" calcext:value-type="string">
            <text:p>INSERT INTO proceso(id_proceso, id_aplicacion, denominacion, ruta_menu, estatus, descripcion, url, jerarquia_menu)VALUES (375,1, 'Pagos Fuera del Sistema', '', <text:s/>'A' , 'Pagos Fuera del Sistema', '', '3.10.04' );</text:p>
          </table:table-cell>
          <table:table-cell table:number-columns-repeated="2"/>
          <table:table-cell table:formula="of:==IF([.L376] &lt;&gt; &quot;&quot;;&quot;INSERT INTO perfil_proceso(id_perfil_proceso, id_perfil, id_proceso, priuse) VALUES (&quot; &amp; [.O376] &amp; &quot;, 1, &quot; &amp; [.N376] &amp; &quot;, 'A'::text);&quot;; &quot;&quot;)" office:value-type="string" office:string-value="INSERT INTO perfil_proceso(id_perfil_proceso, id_perfil, id_proceso, priuse) VALUES (375, 1, 375, 'A'::text);" calcext:value-type="string">
            <text:p>INSERT INTO perfil_proceso(id_perfil_proceso, id_perfil, id_proceso, priuse) VALUES (375, 1, 375, 'A'::text);</text:p>
          </table:table-cell>
        </table:table-row>
        <table:table-row table:style-name="ro3">
          <table:table-cell table:formula="of:=[.$A$372]&amp;&quot;.&quot;&amp;[.D377]" office:value-type="string" office:string-value="3.10.05" calcext:value-type="string">
            <text:p>3.10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Remuneración Especial Anu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77]" office:value-type="string" office:string-value="Remuneración Especial Anual" calcext:value-type="string">
            <text:p>Remuneración Especial Anual</text:p>
          </table:table-cell>
          <table:table-cell/>
          <table:table-cell table:number-columns-repeated="2" office:value-type="float" office:value="376" calcext:value-type="float">
            <text:p>376</text:p>
          </table:table-cell>
          <table:table-cell table:style-name="ce3" table:formula="of:=&quot;(&quot; &amp; [.N377] &amp; &quot;,&quot; &amp; &quot;1&quot; &amp; &quot;, '&quot; &amp; [.L377]  &amp; &quot;', &quot; &amp; &quot;'&quot; &amp; [.H377]  &amp;  &quot;',  'A' , '&quot; &amp; [.L377] &amp;  &quot;', '&quot;&amp;  [.I377]  &amp; &quot;', '&quot; &amp; [.A377] &amp; &quot;' );&quot;" office:value-type="string" office:string-value="(376,1, 'Remuneración Especial Anual', '',  'A' , 'Remuneración Especial Anual', '', '3.10.05' );" calcext:value-type="string">
            <text:p>(376,1, 'Remuneración Especial Anual', '', <text:s/>'A' , 'Remuneración Especial Anual', '', '3.10.05' );</text:p>
          </table:table-cell>
          <table:table-cell table:number-columns-repeated="4"/>
          <table:table-cell table:formula="of:=IF([.L377] &lt;&gt; &quot;&quot;;[.$P$1] &amp;  [.P377]; &quot;&quot;)" office:value-type="string" office:string-value="INSERT INTO proceso(id_proceso, id_aplicacion, denominacion, ruta_menu, estatus, descripcion, url, jerarquia_menu)VALUES (376,1, 'Remuneración Especial Anual', '',  'A' , 'Remuneración Especial Anual', '', '3.10.05' );" calcext:value-type="string">
            <text:p>INSERT INTO proceso(id_proceso, id_aplicacion, denominacion, ruta_menu, estatus, descripcion, url, jerarquia_menu)VALUES (376,1, 'Remuneración Especial Anual', '', <text:s/>'A' , 'Remuneración Especial Anual', '', '3.10.05' );</text:p>
          </table:table-cell>
          <table:table-cell table:number-columns-repeated="2"/>
          <table:table-cell table:formula="of:==IF([.L377] &lt;&gt; &quot;&quot;;&quot;INSERT INTO perfil_proceso(id_perfil_proceso, id_perfil, id_proceso, priuse) VALUES (&quot; &amp; [.O377] &amp; &quot;, 1, &quot; &amp; [.N377] &amp; &quot;, 'A'::text);&quot;; &quot;&quot;)" office:value-type="string" office:string-value="INSERT INTO perfil_proceso(id_perfil_proceso, id_perfil, id_proceso, priuse) VALUES (376, 1, 376, 'A'::text);" calcext:value-type="string">
            <text:p>INSERT INTO perfil_proceso(id_perfil_proceso, id_perfil, id_proceso, priuse) VALUES (376, 1, 376, 'A'::text);</text:p>
          </table:table-cell>
        </table:table-row>
        <table:table-row table:style-name="ro3">
          <table:table-cell table:formula="of:=[.$A$157]&amp;&quot;.&quot;&amp;[.C378]" office:value-type="string" office:string-value="3.11" calcext:value-type="string">
            <text:p>3.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Registro Cargos/Puesto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378]" office:value-type="string" office:string-value="Registro Cargos/Puestos" calcext:value-type="string">
            <text:p>Registro Cargos/Puestos</text:p>
          </table:table-cell>
          <table:table-cell/>
          <table:table-cell table:number-columns-repeated="2" office:value-type="float" office:value="377" calcext:value-type="float">
            <text:p>377</text:p>
          </table:table-cell>
          <table:table-cell table:style-name="ce3" table:formula="of:=&quot;(&quot; &amp; [.N378] &amp; &quot;,&quot; &amp; &quot;1&quot; &amp; &quot;, '&quot; &amp; [.L378]  &amp; &quot;', &quot; &amp; &quot;'&quot; &amp; [.H378]  &amp;  &quot;',  'A' , '&quot; &amp; [.L378] &amp;  &quot;', '&quot;&amp;  [.I378]  &amp; &quot;', '&quot; &amp; [.A378] &amp; &quot;' );&quot;" office:value-type="string" office:string-value="(377,1, 'Registro Cargos/Puestos', '',  'A' , 'Registro Cargos/Puestos', '', '3.11' );" calcext:value-type="string">
            <text:p>(377,1, 'Registro Cargos/Puestos', '', <text:s/>'A' , 'Registro Cargos/Puestos', '', '3.11' );</text:p>
          </table:table-cell>
          <table:table-cell table:number-columns-repeated="4"/>
          <table:table-cell table:formula="of:=IF([.L378] &lt;&gt; &quot;&quot;;[.$P$1] &amp;  [.P378]; &quot;&quot;)" office:value-type="string" office:string-value="INSERT INTO proceso(id_proceso, id_aplicacion, denominacion, ruta_menu, estatus, descripcion, url, jerarquia_menu)VALUES (377,1, 'Registro Cargos/Puestos', '',  'A' , 'Registro Cargos/Puestos', '', '3.11' );" calcext:value-type="string">
            <text:p>INSERT INTO proceso(id_proceso, id_aplicacion, denominacion, ruta_menu, estatus, descripcion, url, jerarquia_menu)VALUES (377,1, 'Registro Cargos/Puestos', '', <text:s/>'A' , 'Registro Cargos/Puestos', '', '3.11' );</text:p>
          </table:table-cell>
          <table:table-cell table:number-columns-repeated="2"/>
          <table:table-cell table:formula="of:==IF([.L378] &lt;&gt; &quot;&quot;;&quot;INSERT INTO perfil_proceso(id_perfil_proceso, id_perfil, id_proceso, priuse) VALUES (&quot; &amp; [.O378] &amp; &quot;, 1, &quot; &amp; [.N378] &amp; &quot;, 'A'::text);&quot;; &quot;&quot;)" office:value-type="string" office:string-value="INSERT INTO perfil_proceso(id_perfil_proceso, id_perfil, id_proceso, priuse) VALUES (377, 1, 377, 'A'::text);" calcext:value-type="string">
            <text:p>INSERT INTO perfil_proceso(id_perfil_proceso, id_perfil, id_proceso, priuse) VALUES (377, 1, 377, 'A'::text);</text:p>
          </table:table-cell>
        </table:table-row>
        <table:table-row table:style-name="ro3">
          <table:table-cell table:formula="of:=[.$A$378]&amp;&quot;.&quot;&amp;[.D379]" office:value-type="string" office:string-value="3.11.01" calcext:value-type="string">
            <text:p>3.11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Definición de Registr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79]" office:value-type="string" office:string-value="Definición de Registros" calcext:value-type="string">
            <text:p>Definición de Registros</text:p>
          </table:table-cell>
          <table:table-cell/>
          <table:table-cell table:number-columns-repeated="2" office:value-type="float" office:value="378" calcext:value-type="float">
            <text:p>378</text:p>
          </table:table-cell>
          <table:table-cell table:style-name="ce3" table:formula="of:=&quot;(&quot; &amp; [.N379] &amp; &quot;,&quot; &amp; &quot;1&quot; &amp; &quot;, '&quot; &amp; [.L379]  &amp; &quot;', &quot; &amp; &quot;'&quot; &amp; [.H379]  &amp;  &quot;',  'A' , '&quot; &amp; [.L379] &amp;  &quot;', '&quot;&amp;  [.I379]  &amp; &quot;', '&quot; &amp; [.A379] &amp; &quot;' );&quot;" office:value-type="string" office:string-value="(378,1, 'Definición de Registros', '',  'A' , 'Definición de Registros', '', '3.11.01' );" calcext:value-type="string">
            <text:p>(378,1, 'Definición de Registros', '', <text:s/>'A' , 'Definición de Registros', '', '3.11.01' );</text:p>
          </table:table-cell>
          <table:table-cell table:number-columns-repeated="4"/>
          <table:table-cell table:formula="of:=IF([.L379] &lt;&gt; &quot;&quot;;[.$P$1] &amp;  [.P379]; &quot;&quot;)" office:value-type="string" office:string-value="INSERT INTO proceso(id_proceso, id_aplicacion, denominacion, ruta_menu, estatus, descripcion, url, jerarquia_menu)VALUES (378,1, 'Definición de Registros', '',  'A' , 'Definición de Registros', '', '3.11.01' );" calcext:value-type="string">
            <text:p>INSERT INTO proceso(id_proceso, id_aplicacion, denominacion, ruta_menu, estatus, descripcion, url, jerarquia_menu)VALUES (378,1, 'Definición de Registros', '', <text:s/>'A' , 'Definición de Registros', '', '3.11.01' );</text:p>
          </table:table-cell>
          <table:table-cell table:number-columns-repeated="2"/>
          <table:table-cell table:formula="of:==IF([.L379] &lt;&gt; &quot;&quot;;&quot;INSERT INTO perfil_proceso(id_perfil_proceso, id_perfil, id_proceso, priuse) VALUES (&quot; &amp; [.O379] &amp; &quot;, 1, &quot; &amp; [.N379] &amp; &quot;, 'A'::text);&quot;; &quot;&quot;)" office:value-type="string" office:string-value="INSERT INTO perfil_proceso(id_perfil_proceso, id_perfil, id_proceso, priuse) VALUES (378, 1, 378, 'A'::text);" calcext:value-type="string">
            <text:p>INSERT INTO perfil_proceso(id_perfil_proceso, id_perfil, id_proceso, priuse) VALUES (378, 1, 378, 'A'::text);</text:p>
          </table:table-cell>
        </table:table-row>
        <table:table-row table:style-name="ro3">
          <table:table-cell table:formula="of:=[.$A$378]&amp;&quot;.&quot;&amp;[.D380]" office:value-type="string" office:string-value="3.11.02" calcext:value-type="string">
            <text:p>3.11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Registro por Tipo Person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80]" office:value-type="string" office:string-value="Registro por Tipo Personal" calcext:value-type="string">
            <text:p>Registro por Tipo Personal</text:p>
          </table:table-cell>
          <table:table-cell/>
          <table:table-cell table:number-columns-repeated="2" office:value-type="float" office:value="379" calcext:value-type="float">
            <text:p>379</text:p>
          </table:table-cell>
          <table:table-cell table:style-name="ce3" table:formula="of:=&quot;(&quot; &amp; [.N380] &amp; &quot;,&quot; &amp; &quot;1&quot; &amp; &quot;, '&quot; &amp; [.L380]  &amp; &quot;', &quot; &amp; &quot;'&quot; &amp; [.H380]  &amp;  &quot;',  'A' , '&quot; &amp; [.L380] &amp;  &quot;', '&quot;&amp;  [.I380]  &amp; &quot;', '&quot; &amp; [.A380] &amp; &quot;' );&quot;" office:value-type="string" office:string-value="(379,1, 'Registro por Tipo Personal', '',  'A' , 'Registro por Tipo Personal', '', '3.11.02' );" calcext:value-type="string">
            <text:p>(379,1, 'Registro por Tipo Personal', '', <text:s/>'A' , 'Registro por Tipo Personal', '', '3.11.02' );</text:p>
          </table:table-cell>
          <table:table-cell table:number-columns-repeated="4"/>
          <table:table-cell table:formula="of:=IF([.L380] &lt;&gt; &quot;&quot;;[.$P$1] &amp;  [.P380]; &quot;&quot;)" office:value-type="string" office:string-value="INSERT INTO proceso(id_proceso, id_aplicacion, denominacion, ruta_menu, estatus, descripcion, url, jerarquia_menu)VALUES (379,1, 'Registro por Tipo Personal', '',  'A' , 'Registro por Tipo Personal', '', '3.11.02' );" calcext:value-type="string">
            <text:p>INSERT INTO proceso(id_proceso, id_aplicacion, denominacion, ruta_menu, estatus, descripcion, url, jerarquia_menu)VALUES (379,1, 'Registro por Tipo Personal', '', <text:s/>'A' , 'Registro por Tipo Personal', '', '3.11.02' );</text:p>
          </table:table-cell>
          <table:table-cell table:number-columns-repeated="2"/>
          <table:table-cell table:formula="of:==IF([.L380] &lt;&gt; &quot;&quot;;&quot;INSERT INTO perfil_proceso(id_perfil_proceso, id_perfil, id_proceso, priuse) VALUES (&quot; &amp; [.O380] &amp; &quot;, 1, &quot; &amp; [.N380] &amp; &quot;, 'A'::text);&quot;; &quot;&quot;)" office:value-type="string" office:string-value="INSERT INTO perfil_proceso(id_perfil_proceso, id_perfil, id_proceso, priuse) VALUES (379, 1, 379, 'A'::text);" calcext:value-type="string">
            <text:p>INSERT INTO perfil_proceso(id_perfil_proceso, id_perfil, id_proceso, priuse) VALUES (379, 1, 379, 'A'::text);</text:p>
          </table:table-cell>
        </table:table-row>
        <table:table-row table:style-name="ro3">
          <table:table-cell table:formula="of:=[.$A$378]&amp;&quot;.&quot;&amp;[.D381]" office:value-type="string" office:string-value="3.11.03" calcext:value-type="string">
            <text:p>3.11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Consultar/Eliminar Posición Registr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81]" office:value-type="string" office:string-value="Consultar/Eliminar Posición Registro" calcext:value-type="string">
            <text:p>Consultar/Eliminar Posición Registro</text:p>
          </table:table-cell>
          <table:table-cell/>
          <table:table-cell table:number-columns-repeated="2" office:value-type="float" office:value="380" calcext:value-type="float">
            <text:p>380</text:p>
          </table:table-cell>
          <table:table-cell table:style-name="ce3" table:formula="of:=&quot;(&quot; &amp; [.N381] &amp; &quot;,&quot; &amp; &quot;1&quot; &amp; &quot;, '&quot; &amp; [.L381]  &amp; &quot;', &quot; &amp; &quot;'&quot; &amp; [.H381]  &amp;  &quot;',  'A' , '&quot; &amp; [.L381] &amp;  &quot;', '&quot;&amp;  [.I381]  &amp; &quot;', '&quot; &amp; [.A381] &amp; &quot;' );&quot;" office:value-type="string" office:string-value="(380,1, 'Consultar/Eliminar Posición Registro', '',  'A' , 'Consultar/Eliminar Posición Registro', '', '3.11.03' );" calcext:value-type="string">
            <text:p>(380,1, 'Consultar/Eliminar Posición Registro', '', <text:s/>'A' , 'Consultar/Eliminar Posición Registro', '', '3.11.03' );</text:p>
          </table:table-cell>
          <table:table-cell table:number-columns-repeated="4"/>
          <table:table-cell table:formula="of:=IF([.L381] &lt;&gt; &quot;&quot;;[.$P$1] &amp;  [.P381]; &quot;&quot;)" office:value-type="string" office:string-value="INSERT INTO proceso(id_proceso, id_aplicacion, denominacion, ruta_menu, estatus, descripcion, url, jerarquia_menu)VALUES (380,1, 'Consultar/Eliminar Posición Registro', '',  'A' , 'Consultar/Eliminar Posición Registro', '', '3.11.03' );" calcext:value-type="string">
            <text:p>INSERT INTO proceso(id_proceso, id_aplicacion, denominacion, ruta_menu, estatus, descripcion, url, jerarquia_menu)VALUES (380,1, 'Consultar/Eliminar Posición Registro', '', <text:s/>'A' , 'Consultar/Eliminar Posición Registro', '', '3.11.03' );</text:p>
          </table:table-cell>
          <table:table-cell table:number-columns-repeated="2"/>
          <table:table-cell table:formula="of:==IF([.L381] &lt;&gt; &quot;&quot;;&quot;INSERT INTO perfil_proceso(id_perfil_proceso, id_perfil, id_proceso, priuse) VALUES (&quot; &amp; [.O381] &amp; &quot;, 1, &quot; &amp; [.N381] &amp; &quot;, 'A'::text);&quot;; &quot;&quot;)" office:value-type="string" office:string-value="INSERT INTO perfil_proceso(id_perfil_proceso, id_perfil, id_proceso, priuse) VALUES (380, 1, 380, 'A'::text);" calcext:value-type="string">
            <text:p>INSERT INTO perfil_proceso(id_perfil_proceso, id_perfil, id_proceso, priuse) VALUES (380, 1, 380, 'A'::text);</text:p>
          </table:table-cell>
        </table:table-row>
        <table:table-row table:style-name="ro3">
          <table:table-cell table:formula="of:=[.$A$378]&amp;&quot;.&quot;&amp;[.D382]" office:value-type="string" office:string-value="3.11.04" calcext:value-type="string">
            <text:p>3.11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Trayectoria Posición Registr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82]" office:value-type="string" office:string-value="Trayectoria Posición Registro" calcext:value-type="string">
            <text:p>Trayectoria Posición Registro</text:p>
          </table:table-cell>
          <table:table-cell/>
          <table:table-cell table:number-columns-repeated="2" office:value-type="float" office:value="381" calcext:value-type="float">
            <text:p>381</text:p>
          </table:table-cell>
          <table:table-cell table:style-name="ce3" table:formula="of:=&quot;(&quot; &amp; [.N382] &amp; &quot;,&quot; &amp; &quot;1&quot; &amp; &quot;, '&quot; &amp; [.L382]  &amp; &quot;', &quot; &amp; &quot;'&quot; &amp; [.H382]  &amp;  &quot;',  'A' , '&quot; &amp; [.L382] &amp;  &quot;', '&quot;&amp;  [.I382]  &amp; &quot;', '&quot; &amp; [.A382] &amp; &quot;' );&quot;" office:value-type="string" office:string-value="(381,1, 'Trayectoria Posición Registro', '',  'A' , 'Trayectoria Posición Registro', '', '3.11.04' );" calcext:value-type="string">
            <text:p>(381,1, 'Trayectoria Posición Registro', '', <text:s/>'A' , 'Trayectoria Posición Registro', '', '3.11.04' );</text:p>
          </table:table-cell>
          <table:table-cell table:number-columns-repeated="4"/>
          <table:table-cell table:formula="of:=IF([.L382] &lt;&gt; &quot;&quot;;[.$P$1] &amp;  [.P382]; &quot;&quot;)" office:value-type="string" office:string-value="INSERT INTO proceso(id_proceso, id_aplicacion, denominacion, ruta_menu, estatus, descripcion, url, jerarquia_menu)VALUES (381,1, 'Trayectoria Posición Registro', '',  'A' , 'Trayectoria Posición Registro', '', '3.11.04' );" calcext:value-type="string">
            <text:p>INSERT INTO proceso(id_proceso, id_aplicacion, denominacion, ruta_menu, estatus, descripcion, url, jerarquia_menu)VALUES (381,1, 'Trayectoria Posición Registro', '', <text:s/>'A' , 'Trayectoria Posición Registro', '', '3.11.04' );</text:p>
          </table:table-cell>
          <table:table-cell table:number-columns-repeated="2"/>
          <table:table-cell table:formula="of:==IF([.L382] &lt;&gt; &quot;&quot;;&quot;INSERT INTO perfil_proceso(id_perfil_proceso, id_perfil, id_proceso, priuse) VALUES (&quot; &amp; [.O382] &amp; &quot;, 1, &quot; &amp; [.N382] &amp; &quot;, 'A'::text);&quot;; &quot;&quot;)" office:value-type="string" office:string-value="INSERT INTO perfil_proceso(id_perfil_proceso, id_perfil, id_proceso, priuse) VALUES (381, 1, 381, 'A'::text);" calcext:value-type="string">
            <text:p>INSERT INTO perfil_proceso(id_perfil_proceso, id_perfil, id_proceso, priuse) VALUES (381, 1, 381, 'A'::text);</text:p>
          </table:table-cell>
        </table:table-row>
        <table:table-row table:style-name="ro3">
          <table:table-cell table:formula="of:=[.$A$378]&amp;&quot;.&quot;&amp;[.D383]" office:value-type="string" office:string-value="3.11.05" calcext:value-type="string">
            <text:p>3.11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Agregar Campos/Puest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83]" office:value-type="string" office:string-value="Agregar Campos/Puestos" calcext:value-type="string">
            <text:p>Agregar Campos/Puestos</text:p>
          </table:table-cell>
          <table:table-cell/>
          <table:table-cell table:number-columns-repeated="2" office:value-type="float" office:value="382" calcext:value-type="float">
            <text:p>382</text:p>
          </table:table-cell>
          <table:table-cell table:style-name="ce3" table:formula="of:=&quot;(&quot; &amp; [.N383] &amp; &quot;,&quot; &amp; &quot;1&quot; &amp; &quot;, '&quot; &amp; [.L383]  &amp; &quot;', &quot; &amp; &quot;'&quot; &amp; [.H383]  &amp;  &quot;',  'A' , '&quot; &amp; [.L383] &amp;  &quot;', '&quot;&amp;  [.I383]  &amp; &quot;', '&quot; &amp; [.A383] &amp; &quot;' );&quot;" office:value-type="string" office:string-value="(382,1, 'Agregar Campos/Puestos', '',  'A' , 'Agregar Campos/Puestos', '', '3.11.05' );" calcext:value-type="string">
            <text:p>(382,1, 'Agregar Campos/Puestos', '', <text:s/>'A' , 'Agregar Campos/Puestos', '', '3.11.05' );</text:p>
          </table:table-cell>
          <table:table-cell table:number-columns-repeated="4"/>
          <table:table-cell table:formula="of:=IF([.L383] &lt;&gt; &quot;&quot;;[.$P$1] &amp;  [.P383]; &quot;&quot;)" office:value-type="string" office:string-value="INSERT INTO proceso(id_proceso, id_aplicacion, denominacion, ruta_menu, estatus, descripcion, url, jerarquia_menu)VALUES (382,1, 'Agregar Campos/Puestos', '',  'A' , 'Agregar Campos/Puestos', '', '3.11.05' );" calcext:value-type="string">
            <text:p>INSERT INTO proceso(id_proceso, id_aplicacion, denominacion, ruta_menu, estatus, descripcion, url, jerarquia_menu)VALUES (382,1, 'Agregar Campos/Puestos', '', <text:s/>'A' , 'Agregar Campos/Puestos', '', '3.11.05' );</text:p>
          </table:table-cell>
          <table:table-cell table:number-columns-repeated="2"/>
          <table:table-cell table:formula="of:==IF([.L383] &lt;&gt; &quot;&quot;;&quot;INSERT INTO perfil_proceso(id_perfil_proceso, id_perfil, id_proceso, priuse) VALUES (&quot; &amp; [.O383] &amp; &quot;, 1, &quot; &amp; [.N383] &amp; &quot;, 'A'::text);&quot;; &quot;&quot;)" office:value-type="string" office:string-value="INSERT INTO perfil_proceso(id_perfil_proceso, id_perfil, id_proceso, priuse) VALUES (382, 1, 382, 'A'::text);" calcext:value-type="string">
            <text:p>INSERT INTO perfil_proceso(id_perfil_proceso, id_perfil, id_proceso, priuse) VALUES (382, 1, 382, 'A'::text);</text:p>
          </table:table-cell>
        </table:table-row>
        <table:table-row table:style-name="ro3">
          <table:table-cell table:formula="of:=[.$A$378]&amp;&quot;.&quot;&amp;[.D384]" office:value-type="string" office:string-value="3.11.06" calcext:value-type="string">
            <text:p>3.11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por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84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383" calcext:value-type="float">
            <text:p>383</text:p>
          </table:table-cell>
          <table:table-cell table:style-name="ce3" table:formula="of:=&quot;(&quot; &amp; [.N384] &amp; &quot;,&quot; &amp; &quot;1&quot; &amp; &quot;, '&quot; &amp; [.L384]  &amp; &quot;', &quot; &amp; &quot;'&quot; &amp; [.H384]  &amp;  &quot;',  'A' , '&quot; &amp; [.L384] &amp;  &quot;', '&quot;&amp;  [.I384]  &amp; &quot;', '&quot; &amp; [.A384] &amp; &quot;' );&quot;" office:value-type="string" office:string-value="(383,1, 'Reportes', '',  'A' , 'Reportes', '', '3.11.06' );" calcext:value-type="string">
            <text:p>(383,1, 'Reportes', '', <text:s/>'A' , 'Reportes', '', '3.11.06' );</text:p>
          </table:table-cell>
          <table:table-cell table:number-columns-repeated="4"/>
          <table:table-cell table:formula="of:=IF([.L384] &lt;&gt; &quot;&quot;;[.$P$1] &amp;  [.P384]; &quot;&quot;)" office:value-type="string" office:string-value="INSERT INTO proceso(id_proceso, id_aplicacion, denominacion, ruta_menu, estatus, descripcion, url, jerarquia_menu)VALUES (383,1, 'Reportes', '',  'A' , 'Reportes', '', '3.11.06' );" calcext:value-type="string">
            <text:p>INSERT INTO proceso(id_proceso, id_aplicacion, denominacion, ruta_menu, estatus, descripcion, url, jerarquia_menu)VALUES (383,1, 'Reportes', '', <text:s/>'A' , 'Reportes', '', '3.11.06' );</text:p>
          </table:table-cell>
          <table:table-cell table:number-columns-repeated="2"/>
          <table:table-cell table:formula="of:==IF([.L384] &lt;&gt; &quot;&quot;;&quot;INSERT INTO perfil_proceso(id_perfil_proceso, id_perfil, id_proceso, priuse) VALUES (&quot; &amp; [.O384] &amp; &quot;, 1, &quot; &amp; [.N384] &amp; &quot;, 'A'::text);&quot;; &quot;&quot;)" office:value-type="string" office:string-value="INSERT INTO perfil_proceso(id_perfil_proceso, id_perfil, id_proceso, priuse) VALUES (383, 1, 383, 'A'::text);" calcext:value-type="string">
            <text:p>INSERT INTO perfil_proceso(id_perfil_proceso, id_perfil, id_proceso, priuse) VALUES (383, 1, 383, 'A'::text);</text:p>
          </table:table-cell>
        </table:table-row>
        <table:table-row table:style-name="ro3">
          <table:table-cell table:formula="of:=[.$A$384]&amp;&quot;.&quot;&amp;[.E385]" office:value-type="string" office:string-value="3.11.06.01" calcext:value-type="string">
            <text:p>3.11.06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gistros Cargos/Puest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85]" office:value-type="string" office:string-value="Registros Cargos/Puestos" calcext:value-type="string">
            <text:p>Registros Cargos/Puestos</text:p>
          </table:table-cell>
          <table:table-cell/>
          <table:table-cell table:number-columns-repeated="2" office:value-type="float" office:value="384" calcext:value-type="float">
            <text:p>384</text:p>
          </table:table-cell>
          <table:table-cell table:style-name="ce3" table:formula="of:=&quot;(&quot; &amp; [.N385] &amp; &quot;,&quot; &amp; &quot;1&quot; &amp; &quot;, '&quot; &amp; [.L385]  &amp; &quot;', &quot; &amp; &quot;'&quot; &amp; [.H385]  &amp;  &quot;',  'A' , '&quot; &amp; [.L385] &amp;  &quot;', '&quot;&amp;  [.I385]  &amp; &quot;', '&quot; &amp; [.A385] &amp; &quot;' );&quot;" office:value-type="string" office:string-value="(384,1, 'Registros Cargos/Puestos', '',  'A' , 'Registros Cargos/Puestos', '', '3.11.06.01' );" calcext:value-type="string">
            <text:p>(384,1, 'Registros Cargos/Puestos', '', <text:s/>'A' , 'Registros Cargos/Puestos', '', '3.11.06.01' );</text:p>
          </table:table-cell>
          <table:table-cell table:number-columns-repeated="4"/>
          <table:table-cell table:formula="of:=IF([.L385] &lt;&gt; &quot;&quot;;[.$P$1] &amp;  [.P385]; &quot;&quot;)" office:value-type="string" office:string-value="INSERT INTO proceso(id_proceso, id_aplicacion, denominacion, ruta_menu, estatus, descripcion, url, jerarquia_menu)VALUES (384,1, 'Registros Cargos/Puestos', '',  'A' , 'Registros Cargos/Puestos', '', '3.11.06.01' );" calcext:value-type="string">
            <text:p>INSERT INTO proceso(id_proceso, id_aplicacion, denominacion, ruta_menu, estatus, descripcion, url, jerarquia_menu)VALUES (384,1, 'Registros Cargos/Puestos', '', <text:s/>'A' , 'Registros Cargos/Puestos', '', '3.11.06.01' );</text:p>
          </table:table-cell>
          <table:table-cell table:number-columns-repeated="2"/>
          <table:table-cell table:formula="of:==IF([.L385] &lt;&gt; &quot;&quot;;&quot;INSERT INTO perfil_proceso(id_perfil_proceso, id_perfil, id_proceso, priuse) VALUES (&quot; &amp; [.O385] &amp; &quot;, 1, &quot; &amp; [.N385] &amp; &quot;, 'A'::text);&quot;; &quot;&quot;)" office:value-type="string" office:string-value="INSERT INTO perfil_proceso(id_perfil_proceso, id_perfil, id_proceso, priuse) VALUES (384, 1, 384, 'A'::text);" calcext:value-type="string">
            <text:p>INSERT INTO perfil_proceso(id_perfil_proceso, id_perfil, id_proceso, priuse) VALUES (384, 1, 384, 'A'::text);</text:p>
          </table:table-cell>
        </table:table-row>
        <table:table-row table:style-name="ro3">
          <table:table-cell table:formula="of:=[.$A$384]&amp;&quot;.&quot;&amp;[.E386]" office:value-type="string" office:string-value="3.11.06.02" calcext:value-type="string">
            <text:p>3.11.06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gistros Cantidad de Carg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86]" office:value-type="string" office:string-value="Registros Cantidad de Cargos" calcext:value-type="string">
            <text:p>Registros Cantidad de Cargos</text:p>
          </table:table-cell>
          <table:table-cell/>
          <table:table-cell table:number-columns-repeated="2" office:value-type="float" office:value="385" calcext:value-type="float">
            <text:p>385</text:p>
          </table:table-cell>
          <table:table-cell table:style-name="ce3" table:formula="of:=&quot;(&quot; &amp; [.N386] &amp; &quot;,&quot; &amp; &quot;1&quot; &amp; &quot;, '&quot; &amp; [.L386]  &amp; &quot;', &quot; &amp; &quot;'&quot; &amp; [.H386]  &amp;  &quot;',  'A' , '&quot; &amp; [.L386] &amp;  &quot;', '&quot;&amp;  [.I386]  &amp; &quot;', '&quot; &amp; [.A386] &amp; &quot;' );&quot;" office:value-type="string" office:string-value="(385,1, 'Registros Cantidad de Cargos', '',  'A' , 'Registros Cantidad de Cargos', '', '3.11.06.02' );" calcext:value-type="string">
            <text:p>(385,1, 'Registros Cantidad de Cargos', '', <text:s/>'A' , 'Registros Cantidad de Cargos', '', '3.11.06.02' );</text:p>
          </table:table-cell>
          <table:table-cell table:number-columns-repeated="4"/>
          <table:table-cell table:formula="of:=IF([.L386] &lt;&gt; &quot;&quot;;[.$P$1] &amp;  [.P386]; &quot;&quot;)" office:value-type="string" office:string-value="INSERT INTO proceso(id_proceso, id_aplicacion, denominacion, ruta_menu, estatus, descripcion, url, jerarquia_menu)VALUES (385,1, 'Registros Cantidad de Cargos', '',  'A' , 'Registros Cantidad de Cargos', '', '3.11.06.02' );" calcext:value-type="string">
            <text:p>INSERT INTO proceso(id_proceso, id_aplicacion, denominacion, ruta_menu, estatus, descripcion, url, jerarquia_menu)VALUES (385,1, 'Registros Cantidad de Cargos', '', <text:s/>'A' , 'Registros Cantidad de Cargos', '', '3.11.06.02' );</text:p>
          </table:table-cell>
          <table:table-cell table:number-columns-repeated="2"/>
          <table:table-cell table:formula="of:==IF([.L386] &lt;&gt; &quot;&quot;;&quot;INSERT INTO perfil_proceso(id_perfil_proceso, id_perfil, id_proceso, priuse) VALUES (&quot; &amp; [.O386] &amp; &quot;, 1, &quot; &amp; [.N386] &amp; &quot;, 'A'::text);&quot;; &quot;&quot;)" office:value-type="string" office:string-value="INSERT INTO perfil_proceso(id_perfil_proceso, id_perfil, id_proceso, priuse) VALUES (385, 1, 385, 'A'::text);" calcext:value-type="string">
            <text:p>INSERT INTO perfil_proceso(id_perfil_proceso, id_perfil, id_proceso, priuse) VALUES (385, 1, 385, 'A'::text);</text:p>
          </table:table-cell>
        </table:table-row>
        <table:table-row table:style-name="ro3">
          <table:table-cell table:formula="of:=[.$A$384]&amp;&quot;.&quot;&amp;[.E387]" office:value-type="string" office:string-value="3.11.06.03" calcext:value-type="string">
            <text:p>3.11.06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gistros Cargos/Puestos por UE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87]" office:value-type="string" office:string-value="Registros Cargos/Puestos por UEL" calcext:value-type="string">
            <text:p>Registros Cargos/Puestos por UEL</text:p>
          </table:table-cell>
          <table:table-cell/>
          <table:table-cell table:number-columns-repeated="2" office:value-type="float" office:value="386" calcext:value-type="float">
            <text:p>386</text:p>
          </table:table-cell>
          <table:table-cell table:style-name="ce3" table:formula="of:=&quot;(&quot; &amp; [.N387] &amp; &quot;,&quot; &amp; &quot;1&quot; &amp; &quot;, '&quot; &amp; [.L387]  &amp; &quot;', &quot; &amp; &quot;'&quot; &amp; [.H387]  &amp;  &quot;',  'A' , '&quot; &amp; [.L387] &amp;  &quot;', '&quot;&amp;  [.I387]  &amp; &quot;', '&quot; &amp; [.A387] &amp; &quot;' );&quot;" office:value-type="string" office:string-value="(386,1, 'Registros Cargos/Puestos por UEL', '',  'A' , 'Registros Cargos/Puestos por UEL', '', '3.11.06.03' );" calcext:value-type="string">
            <text:p>(386,1, 'Registros Cargos/Puestos por UEL', '', <text:s/>'A' , 'Registros Cargos/Puestos por UEL', '', '3.11.06.03' );</text:p>
          </table:table-cell>
          <table:table-cell table:number-columns-repeated="4"/>
          <table:table-cell table:formula="of:=IF([.L387] &lt;&gt; &quot;&quot;;[.$P$1] &amp;  [.P387]; &quot;&quot;)" office:value-type="string" office:string-value="INSERT INTO proceso(id_proceso, id_aplicacion, denominacion, ruta_menu, estatus, descripcion, url, jerarquia_menu)VALUES (386,1, 'Registros Cargos/Puestos por UEL', '',  'A' , 'Registros Cargos/Puestos por UEL', '', '3.11.06.03' );" calcext:value-type="string">
            <text:p>INSERT INTO proceso(id_proceso, id_aplicacion, denominacion, ruta_menu, estatus, descripcion, url, jerarquia_menu)VALUES (386,1, 'Registros Cargos/Puestos por UEL', '', <text:s/>'A' , 'Registros Cargos/Puestos por UEL', '', '3.11.06.03' );</text:p>
          </table:table-cell>
          <table:table-cell table:number-columns-repeated="2"/>
          <table:table-cell table:formula="of:==IF([.L387] &lt;&gt; &quot;&quot;;&quot;INSERT INTO perfil_proceso(id_perfil_proceso, id_perfil, id_proceso, priuse) VALUES (&quot; &amp; [.O387] &amp; &quot;, 1, &quot; &amp; [.N387] &amp; &quot;, 'A'::text);&quot;; &quot;&quot;)" office:value-type="string" office:string-value="INSERT INTO perfil_proceso(id_perfil_proceso, id_perfil, id_proceso, priuse) VALUES (386, 1, 386, 'A'::text);" calcext:value-type="string">
            <text:p>INSERT INTO perfil_proceso(id_perfil_proceso, id_perfil, id_proceso, priuse) VALUES (386, 1, 386, 'A'::text);</text:p>
          </table:table-cell>
        </table:table-row>
        <table:table-row table:style-name="ro3">
          <table:table-cell table:formula="of:=[.$A$157]&amp;&quot;.&quot;&amp;[.C388]" office:value-type="string" office:string-value="3.12" calcext:value-type="string">
            <text:p>3.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restaciones Mensuales de Antiguedad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388]" office:value-type="string" office:string-value="Prestaciones Mensuales de Antiguedad" calcext:value-type="string">
            <text:p>Prestaciones Mensuales de Antiguedad</text:p>
          </table:table-cell>
          <table:table-cell/>
          <table:table-cell table:number-columns-repeated="2" office:value-type="float" office:value="387" calcext:value-type="float">
            <text:p>387</text:p>
          </table:table-cell>
          <table:table-cell table:style-name="ce3" table:formula="of:=&quot;(&quot; &amp; [.N388] &amp; &quot;,&quot; &amp; &quot;1&quot; &amp; &quot;, '&quot; &amp; [.L388]  &amp; &quot;', &quot; &amp; &quot;'&quot; &amp; [.H388]  &amp;  &quot;',  'A' , '&quot; &amp; [.L388] &amp;  &quot;', '&quot;&amp;  [.I388]  &amp; &quot;', '&quot; &amp; [.A388] &amp; &quot;' );&quot;" office:value-type="string" office:string-value="(387,1, 'Prestaciones Mensuales de Antiguedad', '',  'A' , 'Prestaciones Mensuales de Antiguedad', '', '3.12' );" calcext:value-type="string">
            <text:p>(387,1, 'Prestaciones Mensuales de Antiguedad', '', <text:s/>'A' , 'Prestaciones Mensuales de Antiguedad', '', '3.12' );</text:p>
          </table:table-cell>
          <table:table-cell table:number-columns-repeated="4"/>
          <table:table-cell table:formula="of:=IF([.L388] &lt;&gt; &quot;&quot;;[.$P$1] &amp;  [.P388]; &quot;&quot;)" office:value-type="string" office:string-value="INSERT INTO proceso(id_proceso, id_aplicacion, denominacion, ruta_menu, estatus, descripcion, url, jerarquia_menu)VALUES (387,1, 'Prestaciones Mensuales de Antiguedad', '',  'A' , 'Prestaciones Mensuales de Antiguedad', '', '3.12' );" calcext:value-type="string">
            <text:p>INSERT INTO proceso(id_proceso, id_aplicacion, denominacion, ruta_menu, estatus, descripcion, url, jerarquia_menu)VALUES (387,1, 'Prestaciones Mensuales de Antiguedad', '', <text:s/>'A' , 'Prestaciones Mensuales de Antiguedad', '', '3.12' );</text:p>
          </table:table-cell>
          <table:table-cell table:number-columns-repeated="2"/>
          <table:table-cell table:formula="of:==IF([.L388] &lt;&gt; &quot;&quot;;&quot;INSERT INTO perfil_proceso(id_perfil_proceso, id_perfil, id_proceso, priuse) VALUES (&quot; &amp; [.O388] &amp; &quot;, 1, &quot; &amp; [.N388] &amp; &quot;, 'A'::text);&quot;; &quot;&quot;)" office:value-type="string" office:string-value="INSERT INTO perfil_proceso(id_perfil_proceso, id_perfil, id_proceso, priuse) VALUES (387, 1, 387, 'A'::text);" calcext:value-type="string">
            <text:p>INSERT INTO perfil_proceso(id_perfil_proceso, id_perfil, id_proceso, priuse) VALUES (387, 1, 387, 'A'::text);</text:p>
          </table:table-cell>
        </table:table-row>
        <table:table-row table:style-name="ro3">
          <table:table-cell table:formula="of:=[.$A$388]&amp;&quot;.&quot;&amp;[.D389]" office:value-type="string" office:string-value="3.12.01" calcext:value-type="string">
            <text:p>3.12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Procesos Generados Prestacion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89]" office:value-type="string" office:string-value="Procesos Generados Prestaciones" calcext:value-type="string">
            <text:p>Procesos Generados Prestaciones</text:p>
          </table:table-cell>
          <table:table-cell/>
          <table:table-cell table:number-columns-repeated="2" office:value-type="float" office:value="388" calcext:value-type="float">
            <text:p>388</text:p>
          </table:table-cell>
          <table:table-cell table:style-name="ce3" table:formula="of:=&quot;(&quot; &amp; [.N389] &amp; &quot;,&quot; &amp; &quot;1&quot; &amp; &quot;, '&quot; &amp; [.L389]  &amp; &quot;', &quot; &amp; &quot;'&quot; &amp; [.H389]  &amp;  &quot;',  'A' , '&quot; &amp; [.L389] &amp;  &quot;', '&quot;&amp;  [.I389]  &amp; &quot;', '&quot; &amp; [.A389] &amp; &quot;' );&quot;" office:value-type="string" office:string-value="(388,1, 'Procesos Generados Prestaciones', '',  'A' , 'Procesos Generados Prestaciones', '', '3.12.01' );" calcext:value-type="string">
            <text:p>(388,1, 'Procesos Generados Prestaciones', '', <text:s/>'A' , 'Procesos Generados Prestaciones', '', '3.12.01' );</text:p>
          </table:table-cell>
          <table:table-cell table:number-columns-repeated="4"/>
          <table:table-cell table:formula="of:=IF([.L389] &lt;&gt; &quot;&quot;;[.$P$1] &amp;  [.P389]; &quot;&quot;)" office:value-type="string" office:string-value="INSERT INTO proceso(id_proceso, id_aplicacion, denominacion, ruta_menu, estatus, descripcion, url, jerarquia_menu)VALUES (388,1, 'Procesos Generados Prestaciones', '',  'A' , 'Procesos Generados Prestaciones', '', '3.12.01' );" calcext:value-type="string">
            <text:p>INSERT INTO proceso(id_proceso, id_aplicacion, denominacion, ruta_menu, estatus, descripcion, url, jerarquia_menu)VALUES (388,1, 'Procesos Generados Prestaciones', '', <text:s/>'A' , 'Procesos Generados Prestaciones', '', '3.12.01' );</text:p>
          </table:table-cell>
          <table:table-cell table:number-columns-repeated="2"/>
          <table:table-cell table:formula="of:==IF([.L389] &lt;&gt; &quot;&quot;;&quot;INSERT INTO perfil_proceso(id_perfil_proceso, id_perfil, id_proceso, priuse) VALUES (&quot; &amp; [.O389] &amp; &quot;, 1, &quot; &amp; [.N389] &amp; &quot;, 'A'::text);&quot;; &quot;&quot;)" office:value-type="string" office:string-value="INSERT INTO perfil_proceso(id_perfil_proceso, id_perfil, id_proceso, priuse) VALUES (388, 1, 388, 'A'::text);" calcext:value-type="string">
            <text:p>INSERT INTO perfil_proceso(id_perfil_proceso, id_perfil, id_proceso, priuse) VALUES (388, 1, 388, 'A'::text);</text:p>
          </table:table-cell>
        </table:table-row>
        <table:table-row table:style-name="ro3">
          <table:table-cell table:formula="of:=[.$A$388]&amp;&quot;.&quot;&amp;[.D390]" office:value-type="string" office:string-value="3.12.02" calcext:value-type="string">
            <text:p>3.12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nceptos para Prestacion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90]" office:value-type="string" office:string-value="Conceptos para Prestaciones" calcext:value-type="string">
            <text:p>Conceptos para Prestaciones</text:p>
          </table:table-cell>
          <table:table-cell/>
          <table:table-cell table:number-columns-repeated="2" office:value-type="float" office:value="389" calcext:value-type="float">
            <text:p>389</text:p>
          </table:table-cell>
          <table:table-cell table:style-name="ce3" table:formula="of:=&quot;(&quot; &amp; [.N390] &amp; &quot;,&quot; &amp; &quot;1&quot; &amp; &quot;, '&quot; &amp; [.L390]  &amp; &quot;', &quot; &amp; &quot;'&quot; &amp; [.H390]  &amp;  &quot;',  'A' , '&quot; &amp; [.L390] &amp;  &quot;', '&quot;&amp;  [.I390]  &amp; &quot;', '&quot; &amp; [.A390] &amp; &quot;' );&quot;" office:value-type="string" office:string-value="(389,1, 'Conceptos para Prestaciones', '',  'A' , 'Conceptos para Prestaciones', '', '3.12.02' );" calcext:value-type="string">
            <text:p>(389,1, 'Conceptos para Prestaciones', '', <text:s/>'A' , 'Conceptos para Prestaciones', '', '3.12.02' );</text:p>
          </table:table-cell>
          <table:table-cell table:number-columns-repeated="4"/>
          <table:table-cell table:formula="of:=IF([.L390] &lt;&gt; &quot;&quot;;[.$P$1] &amp;  [.P390]; &quot;&quot;)" office:value-type="string" office:string-value="INSERT INTO proceso(id_proceso, id_aplicacion, denominacion, ruta_menu, estatus, descripcion, url, jerarquia_menu)VALUES (389,1, 'Conceptos para Prestaciones', '',  'A' , 'Conceptos para Prestaciones', '', '3.12.02' );" calcext:value-type="string">
            <text:p>INSERT INTO proceso(id_proceso, id_aplicacion, denominacion, ruta_menu, estatus, descripcion, url, jerarquia_menu)VALUES (389,1, 'Conceptos para Prestaciones', '', <text:s/>'A' , 'Conceptos para Prestaciones', '', '3.12.02' );</text:p>
          </table:table-cell>
          <table:table-cell table:number-columns-repeated="2"/>
          <table:table-cell table:formula="of:==IF([.L390] &lt;&gt; &quot;&quot;;&quot;INSERT INTO perfil_proceso(id_perfil_proceso, id_perfil, id_proceso, priuse) VALUES (&quot; &amp; [.O390] &amp; &quot;, 1, &quot; &amp; [.N390] &amp; &quot;, 'A'::text);&quot;; &quot;&quot;)" office:value-type="string" office:string-value="INSERT INTO perfil_proceso(id_perfil_proceso, id_perfil, id_proceso, priuse) VALUES (389, 1, 389, 'A'::text);" calcext:value-type="string">
            <text:p>INSERT INTO perfil_proceso(id_perfil_proceso, id_perfil, id_proceso, priuse) VALUES (389, 1, 389, 'A'::text);</text:p>
          </table:table-cell>
        </table:table-row>
        <table:table-row table:style-name="ro3">
          <table:table-cell table:formula="of:=[.$A$388]&amp;&quot;.&quot;&amp;[.D391]" office:value-type="string" office:string-value="3.12.03" calcext:value-type="string">
            <text:p>3.12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estaciones por Trabajado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91]" office:value-type="string" office:string-value="Prestaciones por Trabajador" calcext:value-type="string">
            <text:p>Prestaciones por Trabajador</text:p>
          </table:table-cell>
          <table:table-cell/>
          <table:table-cell table:number-columns-repeated="2" office:value-type="float" office:value="390" calcext:value-type="float">
            <text:p>390</text:p>
          </table:table-cell>
          <table:table-cell table:style-name="ce3" table:formula="of:=&quot;(&quot; &amp; [.N391] &amp; &quot;,&quot; &amp; &quot;1&quot; &amp; &quot;, '&quot; &amp; [.L391]  &amp; &quot;', &quot; &amp; &quot;'&quot; &amp; [.H391]  &amp;  &quot;',  'A' , '&quot; &amp; [.L391] &amp;  &quot;', '&quot;&amp;  [.I391]  &amp; &quot;', '&quot; &amp; [.A391] &amp; &quot;' );&quot;" office:value-type="string" office:string-value="(390,1, 'Prestaciones por Trabajador', '',  'A' , 'Prestaciones por Trabajador', '', '3.12.03' );" calcext:value-type="string">
            <text:p>(390,1, 'Prestaciones por Trabajador', '', <text:s/>'A' , 'Prestaciones por Trabajador', '', '3.12.03' );</text:p>
          </table:table-cell>
          <table:table-cell table:number-columns-repeated="4"/>
          <table:table-cell table:formula="of:=IF([.L391] &lt;&gt; &quot;&quot;;[.$P$1] &amp;  [.P391]; &quot;&quot;)" office:value-type="string" office:string-value="INSERT INTO proceso(id_proceso, id_aplicacion, denominacion, ruta_menu, estatus, descripcion, url, jerarquia_menu)VALUES (390,1, 'Prestaciones por Trabajador', '',  'A' , 'Prestaciones por Trabajador', '', '3.12.03' );" calcext:value-type="string">
            <text:p>INSERT INTO proceso(id_proceso, id_aplicacion, denominacion, ruta_menu, estatus, descripcion, url, jerarquia_menu)VALUES (390,1, 'Prestaciones por Trabajador', '', <text:s/>'A' , 'Prestaciones por Trabajador', '', '3.12.03' );</text:p>
          </table:table-cell>
          <table:table-cell table:number-columns-repeated="2"/>
          <table:table-cell table:formula="of:==IF([.L391] &lt;&gt; &quot;&quot;;&quot;INSERT INTO perfil_proceso(id_perfil_proceso, id_perfil, id_proceso, priuse) VALUES (&quot; &amp; [.O391] &amp; &quot;, 1, &quot; &amp; [.N391] &amp; &quot;, 'A'::text);&quot;; &quot;&quot;)" office:value-type="string" office:string-value="INSERT INTO perfil_proceso(id_perfil_proceso, id_perfil, id_proceso, priuse) VALUES (390, 1, 390, 'A'::text);" calcext:value-type="string">
            <text:p>INSERT INTO perfil_proceso(id_perfil_proceso, id_perfil, id_proceso, priuse) VALUES (390, 1, 390, 'A'::text);</text:p>
          </table:table-cell>
        </table:table-row>
        <table:table-row table:style-name="ro3">
          <table:table-cell table:formula="of:=[.$A$388]&amp;&quot;.&quot;&amp;[.D392]" office:value-type="string" office:string-value="3.12.04" calcext:value-type="string">
            <text:p>3.12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restaciones Formato Onapre por Trabajado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92]" office:value-type="string" office:string-value="Prestaciones Formato Onapre por Trabajador" calcext:value-type="string">
            <text:p>Prestaciones Formato Onapre por Trabajador</text:p>
          </table:table-cell>
          <table:table-cell/>
          <table:table-cell table:number-columns-repeated="2" office:value-type="float" office:value="391" calcext:value-type="float">
            <text:p>391</text:p>
          </table:table-cell>
          <table:table-cell table:style-name="ce3" table:formula="of:=&quot;(&quot; &amp; [.N392] &amp; &quot;,&quot; &amp; &quot;1&quot; &amp; &quot;, '&quot; &amp; [.L392]  &amp; &quot;', &quot; &amp; &quot;'&quot; &amp; [.H392]  &amp;  &quot;',  'A' , '&quot; &amp; [.L392] &amp;  &quot;', '&quot;&amp;  [.I392]  &amp; &quot;', '&quot; &amp; [.A392] &amp; &quot;' );&quot;" office:value-type="string" office:string-value="(391,1, 'Prestaciones Formato Onapre por Trabajador', '',  'A' , 'Prestaciones Formato Onapre por Trabajador', '', '3.12.04' );" calcext:value-type="string">
            <text:p>(391,1, 'Prestaciones Formato Onapre por Trabajador', '', <text:s/>'A' , 'Prestaciones Formato Onapre por Trabajador', '', '3.12.04' );</text:p>
          </table:table-cell>
          <table:table-cell table:number-columns-repeated="4"/>
          <table:table-cell table:formula="of:=IF([.L392] &lt;&gt; &quot;&quot;;[.$P$1] &amp;  [.P392]; &quot;&quot;)" office:value-type="string" office:string-value="INSERT INTO proceso(id_proceso, id_aplicacion, denominacion, ruta_menu, estatus, descripcion, url, jerarquia_menu)VALUES (391,1, 'Prestaciones Formato Onapre por Trabajador', '',  'A' , 'Prestaciones Formato Onapre por Trabajador', '', '3.12.04' );" calcext:value-type="string">
            <text:p>INSERT INTO proceso(id_proceso, id_aplicacion, denominacion, ruta_menu, estatus, descripcion, url, jerarquia_menu)VALUES (391,1, 'Prestaciones Formato Onapre por Trabajador', '', <text:s/>'A' , 'Prestaciones Formato Onapre por Trabajador', '', '3.12.04' );</text:p>
          </table:table-cell>
          <table:table-cell table:number-columns-repeated="2"/>
          <table:table-cell table:formula="of:==IF([.L392] &lt;&gt; &quot;&quot;;&quot;INSERT INTO perfil_proceso(id_perfil_proceso, id_perfil, id_proceso, priuse) VALUES (&quot; &amp; [.O392] &amp; &quot;, 1, &quot; &amp; [.N392] &amp; &quot;, 'A'::text);&quot;; &quot;&quot;)" office:value-type="string" office:string-value="INSERT INTO perfil_proceso(id_perfil_proceso, id_perfil, id_proceso, priuse) VALUES (391, 1, 391, 'A'::text);" calcext:value-type="string">
            <text:p>INSERT INTO perfil_proceso(id_perfil_proceso, id_perfil, id_proceso, priuse) VALUES (391, 1, 391, 'A'::text);</text:p>
          </table:table-cell>
        </table:table-row>
        <table:table-row table:style-name="ro3">
          <table:table-cell table:formula="of:=[.$A$388]&amp;&quot;.&quot;&amp;[.D393]" office:value-type="string" office:string-value="3.12.05" calcext:value-type="string">
            <text:p>3.12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Proceso Mensual Prestacion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93]" office:value-type="string" office:string-value="Proceso Mensual Prestaciones" calcext:value-type="string">
            <text:p>Proceso Mensual Prestaciones</text:p>
          </table:table-cell>
          <table:table-cell/>
          <table:table-cell table:number-columns-repeated="2" office:value-type="float" office:value="392" calcext:value-type="float">
            <text:p>392</text:p>
          </table:table-cell>
          <table:table-cell table:style-name="ce3" table:formula="of:=&quot;(&quot; &amp; [.N393] &amp; &quot;,&quot; &amp; &quot;1&quot; &amp; &quot;, '&quot; &amp; [.L393]  &amp; &quot;', &quot; &amp; &quot;'&quot; &amp; [.H393]  &amp;  &quot;',  'A' , '&quot; &amp; [.L393] &amp;  &quot;', '&quot;&amp;  [.I393]  &amp; &quot;', '&quot; &amp; [.A393] &amp; &quot;' );&quot;" office:value-type="string" office:string-value="(392,1, 'Proceso Mensual Prestaciones', '',  'A' , 'Proceso Mensual Prestaciones', '', '3.12.05' );" calcext:value-type="string">
            <text:p>(392,1, 'Proceso Mensual Prestaciones', '', <text:s/>'A' , 'Proceso Mensual Prestaciones', '', '3.12.05' );</text:p>
          </table:table-cell>
          <table:table-cell table:number-columns-repeated="4"/>
          <table:table-cell table:formula="of:=IF([.L393] &lt;&gt; &quot;&quot;;[.$P$1] &amp;  [.P393]; &quot;&quot;)" office:value-type="string" office:string-value="INSERT INTO proceso(id_proceso, id_aplicacion, denominacion, ruta_menu, estatus, descripcion, url, jerarquia_menu)VALUES (392,1, 'Proceso Mensual Prestaciones', '',  'A' , 'Proceso Mensual Prestaciones', '', '3.12.05' );" calcext:value-type="string">
            <text:p>INSERT INTO proceso(id_proceso, id_aplicacion, denominacion, ruta_menu, estatus, descripcion, url, jerarquia_menu)VALUES (392,1, 'Proceso Mensual Prestaciones', '', <text:s/>'A' , 'Proceso Mensual Prestaciones', '', '3.12.05' );</text:p>
          </table:table-cell>
          <table:table-cell table:number-columns-repeated="2"/>
          <table:table-cell table:formula="of:==IF([.L393] &lt;&gt; &quot;&quot;;&quot;INSERT INTO perfil_proceso(id_perfil_proceso, id_perfil, id_proceso, priuse) VALUES (&quot; &amp; [.O393] &amp; &quot;, 1, &quot; &amp; [.N393] &amp; &quot;, 'A'::text);&quot;; &quot;&quot;)" office:value-type="string" office:string-value="INSERT INTO perfil_proceso(id_perfil_proceso, id_perfil, id_proceso, priuse) VALUES (392, 1, 392, 'A'::text);" calcext:value-type="string">
            <text:p>INSERT INTO perfil_proceso(id_perfil_proceso, id_perfil, id_proceso, priuse) VALUES (392, 1, 392, 'A'::text);</text:p>
          </table:table-cell>
        </table:table-row>
        <table:table-row table:style-name="ro3">
          <table:table-cell table:formula="of:=[.$A$388]&amp;&quot;.&quot;&amp;[.D394]" office:value-type="string" office:string-value="3.12.06" calcext:value-type="string">
            <text:p>3.12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Pago días Adicional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94]" office:value-type="string" office:string-value="Pago días Adicionales" calcext:value-type="string">
            <text:p>Pago días Adicionales</text:p>
          </table:table-cell>
          <table:table-cell/>
          <table:table-cell table:number-columns-repeated="2" office:value-type="float" office:value="393" calcext:value-type="float">
            <text:p>393</text:p>
          </table:table-cell>
          <table:table-cell table:style-name="ce3" table:formula="of:=&quot;(&quot; &amp; [.N394] &amp; &quot;,&quot; &amp; &quot;1&quot; &amp; &quot;, '&quot; &amp; [.L394]  &amp; &quot;', &quot; &amp; &quot;'&quot; &amp; [.H394]  &amp;  &quot;',  'A' , '&quot; &amp; [.L394] &amp;  &quot;', '&quot;&amp;  [.I394]  &amp; &quot;', '&quot; &amp; [.A394] &amp; &quot;' );&quot;" office:value-type="string" office:string-value="(393,1, 'Pago días Adicionales', '',  'A' , 'Pago días Adicionales', '', '3.12.06' );" calcext:value-type="string">
            <text:p>(393,1, 'Pago días Adicionales', '', <text:s/>'A' , 'Pago días Adicionales', '', '3.12.06' );</text:p>
          </table:table-cell>
          <table:table-cell table:number-columns-repeated="4"/>
          <table:table-cell table:formula="of:=IF([.L394] &lt;&gt; &quot;&quot;;[.$P$1] &amp;  [.P394]; &quot;&quot;)" office:value-type="string" office:string-value="INSERT INTO proceso(id_proceso, id_aplicacion, denominacion, ruta_menu, estatus, descripcion, url, jerarquia_menu)VALUES (393,1, 'Pago días Adicionales', '',  'A' , 'Pago días Adicionales', '', '3.12.06' );" calcext:value-type="string">
            <text:p>INSERT INTO proceso(id_proceso, id_aplicacion, denominacion, ruta_menu, estatus, descripcion, url, jerarquia_menu)VALUES (393,1, 'Pago días Adicionales', '', <text:s/>'A' , 'Pago días Adicionales', '', '3.12.06' );</text:p>
          </table:table-cell>
          <table:table-cell table:number-columns-repeated="2"/>
          <table:table-cell table:formula="of:==IF([.L394] &lt;&gt; &quot;&quot;;&quot;INSERT INTO perfil_proceso(id_perfil_proceso, id_perfil, id_proceso, priuse) VALUES (&quot; &amp; [.O394] &amp; &quot;, 1, &quot; &amp; [.N394] &amp; &quot;, 'A'::text);&quot;; &quot;&quot;)" office:value-type="string" office:string-value="INSERT INTO perfil_proceso(id_perfil_proceso, id_perfil, id_proceso, priuse) VALUES (393, 1, 393, 'A'::text);" calcext:value-type="string">
            <text:p>INSERT INTO perfil_proceso(id_perfil_proceso, id_perfil, id_proceso, priuse) VALUES (393, 1, 393, 'A'::text);</text:p>
          </table:table-cell>
        </table:table-row>
        <table:table-row table:style-name="ro3">
          <table:table-cell table:formula="of:=[.$A$388]&amp;&quot;.&quot;&amp;[.D395]" office:value-type="string" office:string-value="3.12.07" calcext:value-type="string">
            <text:p>3.12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gistro Fideicomis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95]" office:value-type="string" office:string-value="Registro Fideicomiso" calcext:value-type="string">
            <text:p>Registro Fideicomiso</text:p>
          </table:table-cell>
          <table:table-cell/>
          <table:table-cell table:number-columns-repeated="2" office:value-type="float" office:value="394" calcext:value-type="float">
            <text:p>394</text:p>
          </table:table-cell>
          <table:table-cell table:style-name="ce3" table:formula="of:=&quot;(&quot; &amp; [.N395] &amp; &quot;,&quot; &amp; &quot;1&quot; &amp; &quot;, '&quot; &amp; [.L395]  &amp; &quot;', &quot; &amp; &quot;'&quot; &amp; [.H395]  &amp;  &quot;',  'A' , '&quot; &amp; [.L395] &amp;  &quot;', '&quot;&amp;  [.I395]  &amp; &quot;', '&quot; &amp; [.A395] &amp; &quot;' );&quot;" office:value-type="string" office:string-value="(394,1, 'Registro Fideicomiso', '',  'A' , 'Registro Fideicomiso', '', '3.12.07' );" calcext:value-type="string">
            <text:p>(394,1, 'Registro Fideicomiso', '', <text:s/>'A' , 'Registro Fideicomiso', '', '3.12.07' );</text:p>
          </table:table-cell>
          <table:table-cell table:number-columns-repeated="4"/>
          <table:table-cell table:formula="of:=IF([.L395] &lt;&gt; &quot;&quot;;[.$P$1] &amp;  [.P395]; &quot;&quot;)" office:value-type="string" office:string-value="INSERT INTO proceso(id_proceso, id_aplicacion, denominacion, ruta_menu, estatus, descripcion, url, jerarquia_menu)VALUES (394,1, 'Registro Fideicomiso', '',  'A' , 'Registro Fideicomiso', '', '3.12.07' );" calcext:value-type="string">
            <text:p>INSERT INTO proceso(id_proceso, id_aplicacion, denominacion, ruta_menu, estatus, descripcion, url, jerarquia_menu)VALUES (394,1, 'Registro Fideicomiso', '', <text:s/>'A' , 'Registro Fideicomiso', '', '3.12.07' );</text:p>
          </table:table-cell>
          <table:table-cell table:number-columns-repeated="2"/>
          <table:table-cell table:formula="of:==IF([.L395] &lt;&gt; &quot;&quot;;&quot;INSERT INTO perfil_proceso(id_perfil_proceso, id_perfil, id_proceso, priuse) VALUES (&quot; &amp; [.O395] &amp; &quot;, 1, &quot; &amp; [.N395] &amp; &quot;, 'A'::text);&quot;; &quot;&quot;)" office:value-type="string" office:string-value="INSERT INTO perfil_proceso(id_perfil_proceso, id_perfil, id_proceso, priuse) VALUES (394, 1, 394, 'A'::text);" calcext:value-type="string">
            <text:p>INSERT INTO perfil_proceso(id_perfil_proceso, id_perfil, id_proceso, priuse) VALUES (394, 1, 394, 'A'::text);</text:p>
          </table:table-cell>
        </table:table-row>
        <table:table-row table:style-name="ro3">
          <table:table-cell table:formula="of:=[.$A$388]&amp;&quot;.&quot;&amp;[.D396]" office:value-type="string" office:string-value="3.12.08" calcext:value-type="string">
            <text:p>3.12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Fideicomiso por Trabajado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96]" office:value-type="string" office:string-value="Fideicomiso por Trabajador" calcext:value-type="string">
            <text:p>Fideicomiso por Trabajador</text:p>
          </table:table-cell>
          <table:table-cell/>
          <table:table-cell table:number-columns-repeated="2" office:value-type="float" office:value="395" calcext:value-type="float">
            <text:p>395</text:p>
          </table:table-cell>
          <table:table-cell table:style-name="ce3" table:formula="of:=&quot;(&quot; &amp; [.N396] &amp; &quot;,&quot; &amp; &quot;1&quot; &amp; &quot;, '&quot; &amp; [.L396]  &amp; &quot;', &quot; &amp; &quot;'&quot; &amp; [.H396]  &amp;  &quot;',  'A' , '&quot; &amp; [.L396] &amp;  &quot;', '&quot;&amp;  [.I396]  &amp; &quot;', '&quot; &amp; [.A396] &amp; &quot;' );&quot;" office:value-type="string" office:string-value="(395,1, 'Fideicomiso por Trabajador', '',  'A' , 'Fideicomiso por Trabajador', '', '3.12.08' );" calcext:value-type="string">
            <text:p>(395,1, 'Fideicomiso por Trabajador', '', <text:s/>'A' , 'Fideicomiso por Trabajador', '', '3.12.08' );</text:p>
          </table:table-cell>
          <table:table-cell table:number-columns-repeated="4"/>
          <table:table-cell table:formula="of:=IF([.L396] &lt;&gt; &quot;&quot;;[.$P$1] &amp;  [.P396]; &quot;&quot;)" office:value-type="string" office:string-value="INSERT INTO proceso(id_proceso, id_aplicacion, denominacion, ruta_menu, estatus, descripcion, url, jerarquia_menu)VALUES (395,1, 'Fideicomiso por Trabajador', '',  'A' , 'Fideicomiso por Trabajador', '', '3.12.08' );" calcext:value-type="string">
            <text:p>INSERT INTO proceso(id_proceso, id_aplicacion, denominacion, ruta_menu, estatus, descripcion, url, jerarquia_menu)VALUES (395,1, 'Fideicomiso por Trabajador', '', <text:s/>'A' , 'Fideicomiso por Trabajador', '', '3.12.08' );</text:p>
          </table:table-cell>
          <table:table-cell table:number-columns-repeated="2"/>
          <table:table-cell table:formula="of:==IF([.L396] &lt;&gt; &quot;&quot;;&quot;INSERT INTO perfil_proceso(id_perfil_proceso, id_perfil, id_proceso, priuse) VALUES (&quot; &amp; [.O396] &amp; &quot;, 1, &quot; &amp; [.N396] &amp; &quot;, 'A'::text);&quot;; &quot;&quot;)" office:value-type="string" office:string-value="INSERT INTO perfil_proceso(id_perfil_proceso, id_perfil, id_proceso, priuse) VALUES (395, 1, 395, 'A'::text);" calcext:value-type="string">
            <text:p>INSERT INTO perfil_proceso(id_perfil_proceso, id_perfil, id_proceso, priuse) VALUES (395, 1, 395, 'A'::text);</text:p>
          </table:table-cell>
        </table:table-row>
        <table:table-row table:style-name="ro3">
          <table:table-cell table:formula="of:=[.$A$388]&amp;&quot;.&quot;&amp;[.D397]" office:value-type="string" office:string-value="3.12.09" calcext:value-type="string">
            <text:p>3.12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Generar Archivos/Disquete Fideicomi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97]" office:value-type="string" office:string-value="Generar Archivos/Disquete Fideicomisos" calcext:value-type="string">
            <text:p>Generar Archivos/Disquete Fideicomisos</text:p>
          </table:table-cell>
          <table:table-cell/>
          <table:table-cell table:number-columns-repeated="2" office:value-type="float" office:value="396" calcext:value-type="float">
            <text:p>396</text:p>
          </table:table-cell>
          <table:table-cell table:style-name="ce3" table:formula="of:=&quot;(&quot; &amp; [.N397] &amp; &quot;,&quot; &amp; &quot;1&quot; &amp; &quot;, '&quot; &amp; [.L397]  &amp; &quot;', &quot; &amp; &quot;'&quot; &amp; [.H397]  &amp;  &quot;',  'A' , '&quot; &amp; [.L397] &amp;  &quot;', '&quot;&amp;  [.I397]  &amp; &quot;', '&quot; &amp; [.A397] &amp; &quot;' );&quot;" office:value-type="string" office:string-value="(396,1, 'Generar Archivos/Disquete Fideicomisos', '',  'A' , 'Generar Archivos/Disquete Fideicomisos', '', '3.12.09' );" calcext:value-type="string">
            <text:p>(396,1, 'Generar Archivos/Disquete Fideicomisos', '', <text:s/>'A' , 'Generar Archivos/Disquete Fideicomisos', '', '3.12.09' );</text:p>
          </table:table-cell>
          <table:table-cell table:number-columns-repeated="4"/>
          <table:table-cell table:formula="of:=IF([.L397] &lt;&gt; &quot;&quot;;[.$P$1] &amp;  [.P397]; &quot;&quot;)" office:value-type="string" office:string-value="INSERT INTO proceso(id_proceso, id_aplicacion, denominacion, ruta_menu, estatus, descripcion, url, jerarquia_menu)VALUES (396,1, 'Generar Archivos/Disquete Fideicomisos', '',  'A' , 'Generar Archivos/Disquete Fideicomisos', '', '3.12.09' );" calcext:value-type="string">
            <text:p>INSERT INTO proceso(id_proceso, id_aplicacion, denominacion, ruta_menu, estatus, descripcion, url, jerarquia_menu)VALUES (396,1, 'Generar Archivos/Disquete Fideicomisos', '', <text:s/>'A' , 'Generar Archivos/Disquete Fideicomisos', '', '3.12.09' );</text:p>
          </table:table-cell>
          <table:table-cell table:number-columns-repeated="2"/>
          <table:table-cell table:formula="of:==IF([.L397] &lt;&gt; &quot;&quot;;&quot;INSERT INTO perfil_proceso(id_perfil_proceso, id_perfil, id_proceso, priuse) VALUES (&quot; &amp; [.O397] &amp; &quot;, 1, &quot; &amp; [.N397] &amp; &quot;, 'A'::text);&quot;; &quot;&quot;)" office:value-type="string" office:string-value="INSERT INTO perfil_proceso(id_perfil_proceso, id_perfil, id_proceso, priuse) VALUES (396, 1, 396, 'A'::text);" calcext:value-type="string">
            <text:p>INSERT INTO perfil_proceso(id_perfil_proceso, id_perfil, id_proceso, priuse) VALUES (396, 1, 396, 'A'::text);</text:p>
          </table:table-cell>
        </table:table-row>
        <table:table-row table:style-name="ro3">
          <table:table-cell table:formula="of:=[.$A$388]&amp;&quot;.&quot;&amp;[.D398]" office:value-type="string" office:string-value="3.12.10" calcext:value-type="string">
            <text:p>3.12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Repor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398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397" calcext:value-type="float">
            <text:p>397</text:p>
          </table:table-cell>
          <table:table-cell table:style-name="ce3" table:formula="of:=&quot;(&quot; &amp; [.N398] &amp; &quot;,&quot; &amp; &quot;1&quot; &amp; &quot;, '&quot; &amp; [.L398]  &amp; &quot;', &quot; &amp; &quot;'&quot; &amp; [.H398]  &amp;  &quot;',  'A' , '&quot; &amp; [.L398] &amp;  &quot;', '&quot;&amp;  [.I398]  &amp; &quot;', '&quot; &amp; [.A398] &amp; &quot;' );&quot;" office:value-type="string" office:string-value="(397,1, 'Reportes', '',  'A' , 'Reportes', '', '3.12.10' );" calcext:value-type="string">
            <text:p>(397,1, 'Reportes', '', <text:s/>'A' , 'Reportes', '', '3.12.10' );</text:p>
          </table:table-cell>
          <table:table-cell table:number-columns-repeated="4"/>
          <table:table-cell table:formula="of:=IF([.L398] &lt;&gt; &quot;&quot;;[.$P$1] &amp;  [.P398]; &quot;&quot;)" office:value-type="string" office:string-value="INSERT INTO proceso(id_proceso, id_aplicacion, denominacion, ruta_menu, estatus, descripcion, url, jerarquia_menu)VALUES (397,1, 'Reportes', '',  'A' , 'Reportes', '', '3.12.10' );" calcext:value-type="string">
            <text:p>INSERT INTO proceso(id_proceso, id_aplicacion, denominacion, ruta_menu, estatus, descripcion, url, jerarquia_menu)VALUES (397,1, 'Reportes', '', <text:s/>'A' , 'Reportes', '', '3.12.10' );</text:p>
          </table:table-cell>
          <table:table-cell table:number-columns-repeated="2"/>
          <table:table-cell table:formula="of:==IF([.L398] &lt;&gt; &quot;&quot;;&quot;INSERT INTO perfil_proceso(id_perfil_proceso, id_perfil, id_proceso, priuse) VALUES (&quot; &amp; [.O398] &amp; &quot;, 1, &quot; &amp; [.N398] &amp; &quot;, 'A'::text);&quot;; &quot;&quot;)" office:value-type="string" office:string-value="INSERT INTO perfil_proceso(id_perfil_proceso, id_perfil, id_proceso, priuse) VALUES (397, 1, 397, 'A'::text);" calcext:value-type="string">
            <text:p>INSERT INTO perfil_proceso(id_perfil_proceso, id_perfil, id_proceso, priuse) VALUES (397, 1, 397, 'A'::text);</text:p>
          </table:table-cell>
        </table:table-row>
        <table:table-row table:style-name="ro3">
          <table:table-cell table:formula="of:=[.$A$398]&amp;&quot;.&quot;&amp;[.E399]" office:value-type="string" office:string-value="3.12.10.01" calcext:value-type="string">
            <text:p>3.12.10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estaciones Mensual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399]" office:value-type="string" office:string-value="Prestaciones Mensuales" calcext:value-type="string">
            <text:p>Prestaciones Mensuales</text:p>
          </table:table-cell>
          <table:table-cell/>
          <table:table-cell table:number-columns-repeated="2" office:value-type="float" office:value="398" calcext:value-type="float">
            <text:p>398</text:p>
          </table:table-cell>
          <table:table-cell table:style-name="ce3" table:formula="of:=&quot;(&quot; &amp; [.N399] &amp; &quot;,&quot; &amp; &quot;1&quot; &amp; &quot;, '&quot; &amp; [.L399]  &amp; &quot;', &quot; &amp; &quot;'&quot; &amp; [.H399]  &amp;  &quot;',  'A' , '&quot; &amp; [.L399] &amp;  &quot;', '&quot;&amp;  [.I399]  &amp; &quot;', '&quot; &amp; [.A399] &amp; &quot;' );&quot;" office:value-type="string" office:string-value="(398,1, 'Prestaciones Mensuales', '',  'A' , 'Prestaciones Mensuales', '', '3.12.10.01' );" calcext:value-type="string">
            <text:p>(398,1, 'Prestaciones Mensuales', '', <text:s/>'A' , 'Prestaciones Mensuales', '', '3.12.10.01' );</text:p>
          </table:table-cell>
          <table:table-cell table:number-columns-repeated="4"/>
          <table:table-cell table:formula="of:=IF([.L399] &lt;&gt; &quot;&quot;;[.$P$1] &amp;  [.P399]; &quot;&quot;)" office:value-type="string" office:string-value="INSERT INTO proceso(id_proceso, id_aplicacion, denominacion, ruta_menu, estatus, descripcion, url, jerarquia_menu)VALUES (398,1, 'Prestaciones Mensuales', '',  'A' , 'Prestaciones Mensuales', '', '3.12.10.01' );" calcext:value-type="string">
            <text:p>INSERT INTO proceso(id_proceso, id_aplicacion, denominacion, ruta_menu, estatus, descripcion, url, jerarquia_menu)VALUES (398,1, 'Prestaciones Mensuales', '', <text:s/>'A' , 'Prestaciones Mensuales', '', '3.12.10.01' );</text:p>
          </table:table-cell>
          <table:table-cell table:number-columns-repeated="2"/>
          <table:table-cell table:formula="of:==IF([.L399] &lt;&gt; &quot;&quot;;&quot;INSERT INTO perfil_proceso(id_perfil_proceso, id_perfil, id_proceso, priuse) VALUES (&quot; &amp; [.O399] &amp; &quot;, 1, &quot; &amp; [.N399] &amp; &quot;, 'A'::text);&quot;; &quot;&quot;)" office:value-type="string" office:string-value="INSERT INTO perfil_proceso(id_perfil_proceso, id_perfil, id_proceso, priuse) VALUES (398, 1, 398, 'A'::text);" calcext:value-type="string">
            <text:p>INSERT INTO perfil_proceso(id_perfil_proceso, id_perfil, id_proceso, priuse) VALUES (398, 1, 398, 'A'::text);</text:p>
          </table:table-cell>
        </table:table-row>
        <table:table-row table:style-name="ro3">
          <table:table-cell table:formula="of:=[.$A$398]&amp;&quot;.&quot;&amp;[.E400]" office:value-type="string" office:string-value="3.12.10.02" calcext:value-type="string">
            <text:p>3.12.10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Dias Adicional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00]" office:value-type="string" office:string-value="Dias Adicionales" calcext:value-type="string">
            <text:p>Dias Adicionales</text:p>
          </table:table-cell>
          <table:table-cell/>
          <table:table-cell table:number-columns-repeated="2" office:value-type="float" office:value="399" calcext:value-type="float">
            <text:p>399</text:p>
          </table:table-cell>
          <table:table-cell table:style-name="ce3" table:formula="of:=&quot;(&quot; &amp; [.N400] &amp; &quot;,&quot; &amp; &quot;1&quot; &amp; &quot;, '&quot; &amp; [.L400]  &amp; &quot;', &quot; &amp; &quot;'&quot; &amp; [.H400]  &amp;  &quot;',  'A' , '&quot; &amp; [.L400] &amp;  &quot;', '&quot;&amp;  [.I400]  &amp; &quot;', '&quot; &amp; [.A400] &amp; &quot;' );&quot;" office:value-type="string" office:string-value="(399,1, 'Dias Adicionales', '',  'A' , 'Dias Adicionales', '', '3.12.10.02' );" calcext:value-type="string">
            <text:p>(399,1, 'Dias Adicionales', '', <text:s/>'A' , 'Dias Adicionales', '', '3.12.10.02' );</text:p>
          </table:table-cell>
          <table:table-cell table:number-columns-repeated="4"/>
          <table:table-cell table:formula="of:=IF([.L400] &lt;&gt; &quot;&quot;;[.$P$1] &amp;  [.P400]; &quot;&quot;)" office:value-type="string" office:string-value="INSERT INTO proceso(id_proceso, id_aplicacion, denominacion, ruta_menu, estatus, descripcion, url, jerarquia_menu)VALUES (399,1, 'Dias Adicionales', '',  'A' , 'Dias Adicionales', '', '3.12.10.02' );" calcext:value-type="string">
            <text:p>INSERT INTO proceso(id_proceso, id_aplicacion, denominacion, ruta_menu, estatus, descripcion, url, jerarquia_menu)VALUES (399,1, 'Dias Adicionales', '', <text:s/>'A' , 'Dias Adicionales', '', '3.12.10.02' );</text:p>
          </table:table-cell>
          <table:table-cell table:number-columns-repeated="2"/>
          <table:table-cell table:formula="of:==IF([.L400] &lt;&gt; &quot;&quot;;&quot;INSERT INTO perfil_proceso(id_perfil_proceso, id_perfil, id_proceso, priuse) VALUES (&quot; &amp; [.O400] &amp; &quot;, 1, &quot; &amp; [.N400] &amp; &quot;, 'A'::text);&quot;; &quot;&quot;)" office:value-type="string" office:string-value="INSERT INTO perfil_proceso(id_perfil_proceso, id_perfil, id_proceso, priuse) VALUES (399, 1, 399, 'A'::text);" calcext:value-type="string">
            <text:p>INSERT INTO perfil_proceso(id_perfil_proceso, id_perfil, id_proceso, priuse) VALUES (399, 1, 399, 'A'::text);</text:p>
          </table:table-cell>
        </table:table-row>
        <table:table-row table:style-name="ro3">
          <table:table-cell table:formula="of:=[.$A$398]&amp;&quot;.&quot;&amp;[.E401]" office:value-type="string" office:string-value="3.12.10.03" calcext:value-type="string">
            <text:p>3.12.10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bono 5 Día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01]" office:value-type="string" office:string-value="Abono 5 Días" calcext:value-type="string">
            <text:p>Abono 5 Días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 table:style-name="ce3" table:formula="of:=&quot;(&quot; &amp; [.N401] &amp; &quot;,&quot; &amp; &quot;1&quot; &amp; &quot;, '&quot; &amp; [.L401]  &amp; &quot;', &quot; &amp; &quot;'&quot; &amp; [.H401]  &amp;  &quot;',  'A' , '&quot; &amp; [.L401] &amp;  &quot;', '&quot;&amp;  [.I401]  &amp; &quot;', '&quot; &amp; [.A401] &amp; &quot;' );&quot;" office:value-type="string" office:string-value="(400,1, 'Abono 5 Días', '',  'A' , 'Abono 5 Días', '', '3.12.10.03' );" calcext:value-type="string">
            <text:p>(400,1, 'Abono 5 Días', '', <text:s/>'A' , 'Abono 5 Días', '', '3.12.10.03' );</text:p>
          </table:table-cell>
          <table:table-cell table:number-columns-repeated="4"/>
          <table:table-cell table:formula="of:=IF([.L401] &lt;&gt; &quot;&quot;;[.$P$1] &amp;  [.P401]; &quot;&quot;)" office:value-type="string" office:string-value="INSERT INTO proceso(id_proceso, id_aplicacion, denominacion, ruta_menu, estatus, descripcion, url, jerarquia_menu)VALUES (400,1, 'Abono 5 Días', '',  'A' , 'Abono 5 Días', '', '3.12.10.03' );" calcext:value-type="string">
            <text:p>INSERT INTO proceso(id_proceso, id_aplicacion, denominacion, ruta_menu, estatus, descripcion, url, jerarquia_menu)VALUES (400,1, 'Abono 5 Días', '', <text:s/>'A' , 'Abono 5 Días', '', '3.12.10.03' );</text:p>
          </table:table-cell>
          <table:table-cell table:number-columns-repeated="2"/>
          <table:table-cell table:formula="of:==IF([.L401] &lt;&gt; &quot;&quot;;&quot;INSERT INTO perfil_proceso(id_perfil_proceso, id_perfil, id_proceso, priuse) VALUES (&quot; &amp; [.O401] &amp; &quot;, 1, &quot; &amp; [.N401] &amp; &quot;, 'A'::text);&quot;; &quot;&quot;)" office:value-type="string" office:string-value="INSERT INTO perfil_proceso(id_perfil_proceso, id_perfil, id_proceso, priuse) VALUES (400, 1, 400, 'A'::text);" calcext:value-type="string">
            <text:p>INSERT INTO perfil_proceso(id_perfil_proceso, id_perfil, id_proceso, priuse) VALUES (400, 1, 400, 'A'::text);</text:p>
          </table:table-cell>
        </table:table-row>
        <table:table-row table:style-name="ro3">
          <table:table-cell table:formula="of:=[.$A$398]&amp;&quot;.&quot;&amp;[.E402]" office:value-type="string" office:string-value="3.12.10.04" calcext:value-type="string">
            <text:p>3.12.10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Estados de Cuenta Gener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02]" office:value-type="string" office:string-value="Estados de Cuenta General" calcext:value-type="string">
            <text:p>Estados de Cuenta General</text:p>
          </table:table-cell>
          <table:table-cell/>
          <table:table-cell table:number-columns-repeated="2" office:value-type="float" office:value="401" calcext:value-type="float">
            <text:p>401</text:p>
          </table:table-cell>
          <table:table-cell table:style-name="ce3" table:formula="of:=&quot;(&quot; &amp; [.N402] &amp; &quot;,&quot; &amp; &quot;1&quot; &amp; &quot;, '&quot; &amp; [.L402]  &amp; &quot;', &quot; &amp; &quot;'&quot; &amp; [.H402]  &amp;  &quot;',  'A' , '&quot; &amp; [.L402] &amp;  &quot;', '&quot;&amp;  [.I402]  &amp; &quot;', '&quot; &amp; [.A402] &amp; &quot;' );&quot;" office:value-type="string" office:string-value="(401,1, 'Estados de Cuenta General', '',  'A' , 'Estados de Cuenta General', '', '3.12.10.04' );" calcext:value-type="string">
            <text:p>(401,1, 'Estados de Cuenta General', '', <text:s/>'A' , 'Estados de Cuenta General', '', '3.12.10.04' );</text:p>
          </table:table-cell>
          <table:table-cell table:number-columns-repeated="4"/>
          <table:table-cell table:formula="of:=IF([.L402] &lt;&gt; &quot;&quot;;[.$P$1] &amp;  [.P402]; &quot;&quot;)" office:value-type="string" office:string-value="INSERT INTO proceso(id_proceso, id_aplicacion, denominacion, ruta_menu, estatus, descripcion, url, jerarquia_menu)VALUES (401,1, 'Estados de Cuenta General', '',  'A' , 'Estados de Cuenta General', '', '3.12.10.04' );" calcext:value-type="string">
            <text:p>INSERT INTO proceso(id_proceso, id_aplicacion, denominacion, ruta_menu, estatus, descripcion, url, jerarquia_menu)VALUES (401,1, 'Estados de Cuenta General', '', <text:s/>'A' , 'Estados de Cuenta General', '', '3.12.10.04' );</text:p>
          </table:table-cell>
          <table:table-cell table:number-columns-repeated="2"/>
          <table:table-cell table:formula="of:==IF([.L402] &lt;&gt; &quot;&quot;;&quot;INSERT INTO perfil_proceso(id_perfil_proceso, id_perfil, id_proceso, priuse) VALUES (&quot; &amp; [.O402] &amp; &quot;, 1, &quot; &amp; [.N402] &amp; &quot;, 'A'::text);&quot;; &quot;&quot;)" office:value-type="string" office:string-value="INSERT INTO perfil_proceso(id_perfil_proceso, id_perfil, id_proceso, priuse) VALUES (401, 1, 401, 'A'::text);" calcext:value-type="string">
            <text:p>INSERT INTO perfil_proceso(id_perfil_proceso, id_perfil, id_proceso, priuse) VALUES (401, 1, 401, 'A'::text);</text:p>
          </table:table-cell>
        </table:table-row>
        <table:table-row table:style-name="ro3">
          <table:table-cell table:formula="of:=[.$A$398]&amp;&quot;.&quot;&amp;[.E403]" office:value-type="string" office:string-value="3.12.10.05" calcext:value-type="string">
            <text:p>3.12.10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Estados de Cuenta Individu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03]" office:value-type="string" office:string-value="Estados de Cuenta Individual" calcext:value-type="string">
            <text:p>Estados de Cuenta Individual</text:p>
          </table:table-cell>
          <table:table-cell/>
          <table:table-cell table:number-columns-repeated="2" office:value-type="float" office:value="402" calcext:value-type="float">
            <text:p>402</text:p>
          </table:table-cell>
          <table:table-cell table:style-name="ce3" table:formula="of:=&quot;(&quot; &amp; [.N403] &amp; &quot;,&quot; &amp; &quot;1&quot; &amp; &quot;, '&quot; &amp; [.L403]  &amp; &quot;', &quot; &amp; &quot;'&quot; &amp; [.H403]  &amp;  &quot;',  'A' , '&quot; &amp; [.L403] &amp;  &quot;', '&quot;&amp;  [.I403]  &amp; &quot;', '&quot; &amp; [.A403] &amp; &quot;' );&quot;" office:value-type="string" office:string-value="(402,1, 'Estados de Cuenta Individual', '',  'A' , 'Estados de Cuenta Individual', '', '3.12.10.05' );" calcext:value-type="string">
            <text:p>(402,1, 'Estados de Cuenta Individual', '', <text:s/>'A' , 'Estados de Cuenta Individual', '', '3.12.10.05' );</text:p>
          </table:table-cell>
          <table:table-cell table:number-columns-repeated="4"/>
          <table:table-cell table:formula="of:=IF([.L403] &lt;&gt; &quot;&quot;;[.$P$1] &amp;  [.P403]; &quot;&quot;)" office:value-type="string" office:string-value="INSERT INTO proceso(id_proceso, id_aplicacion, denominacion, ruta_menu, estatus, descripcion, url, jerarquia_menu)VALUES (402,1, 'Estados de Cuenta Individual', '',  'A' , 'Estados de Cuenta Individual', '', '3.12.10.05' );" calcext:value-type="string">
            <text:p>INSERT INTO proceso(id_proceso, id_aplicacion, denominacion, ruta_menu, estatus, descripcion, url, jerarquia_menu)VALUES (402,1, 'Estados de Cuenta Individual', '', <text:s/>'A' , 'Estados de Cuenta Individual', '', '3.12.10.05' );</text:p>
          </table:table-cell>
          <table:table-cell table:number-columns-repeated="2"/>
          <table:table-cell table:formula="of:==IF([.L403] &lt;&gt; &quot;&quot;;&quot;INSERT INTO perfil_proceso(id_perfil_proceso, id_perfil, id_proceso, priuse) VALUES (&quot; &amp; [.O403] &amp; &quot;, 1, &quot; &amp; [.N403] &amp; &quot;, 'A'::text);&quot;; &quot;&quot;)" office:value-type="string" office:string-value="INSERT INTO perfil_proceso(id_perfil_proceso, id_perfil, id_proceso, priuse) VALUES (402, 1, 402, 'A'::text);" calcext:value-type="string">
            <text:p>INSERT INTO perfil_proceso(id_perfil_proceso, id_perfil, id_proceso, priuse) VALUES (402, 1, 402, 'A'::text);</text:p>
          </table:table-cell>
        </table:table-row>
        <table:table-row table:style-name="ro3">
          <table:table-cell table:formula="of:=[.$A$398]&amp;&quot;.&quot;&amp;[.E404]" office:value-type="string" office:string-value="3.12.10.06" calcext:value-type="string">
            <text:p>3.12.10.06</text:p>
          </table:table-cell>
          <table:table-cell table:number-columns-repeated="3"/>
          <table:table-cell office:value-type="string" calcext:value-type="string">
            <text:p>06</text:p>
          </table:table-cell>
          <table:table-cell office:value-type="string" calcext:value-type="string">
            <text:p>Por Categoría Presupues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04]" office:value-type="string" office:string-value="Por Categoría Presupuesto" calcext:value-type="string">
            <text:p>Por Categoría Presupuesto</text:p>
          </table:table-cell>
          <table:table-cell/>
          <table:table-cell table:number-columns-repeated="2" office:value-type="float" office:value="403" calcext:value-type="float">
            <text:p>403</text:p>
          </table:table-cell>
          <table:table-cell table:style-name="ce3" table:formula="of:=&quot;(&quot; &amp; [.N404] &amp; &quot;,&quot; &amp; &quot;1&quot; &amp; &quot;, '&quot; &amp; [.L404]  &amp; &quot;', &quot; &amp; &quot;'&quot; &amp; [.H404]  &amp;  &quot;',  'A' , '&quot; &amp; [.L404] &amp;  &quot;', '&quot;&amp;  [.I404]  &amp; &quot;', '&quot; &amp; [.A404] &amp; &quot;' );&quot;" office:value-type="string" office:string-value="(403,1, 'Por Categoría Presupuesto', '',  'A' , 'Por Categoría Presupuesto', '', '3.12.10.06' );" calcext:value-type="string">
            <text:p>(403,1, 'Por Categoría Presupuesto', '', <text:s/>'A' , 'Por Categoría Presupuesto', '', '3.12.10.06' );</text:p>
          </table:table-cell>
          <table:table-cell table:number-columns-repeated="4"/>
          <table:table-cell table:formula="of:=IF([.L404] &lt;&gt; &quot;&quot;;[.$P$1] &amp;  [.P404]; &quot;&quot;)" office:value-type="string" office:string-value="INSERT INTO proceso(id_proceso, id_aplicacion, denominacion, ruta_menu, estatus, descripcion, url, jerarquia_menu)VALUES (403,1, 'Por Categoría Presupuesto', '',  'A' , 'Por Categoría Presupuesto', '', '3.12.10.06' );" calcext:value-type="string">
            <text:p>INSERT INTO proceso(id_proceso, id_aplicacion, denominacion, ruta_menu, estatus, descripcion, url, jerarquia_menu)VALUES (403,1, 'Por Categoría Presupuesto', '', <text:s/>'A' , 'Por Categoría Presupuesto', '', '3.12.10.06' );</text:p>
          </table:table-cell>
          <table:table-cell table:number-columns-repeated="2"/>
          <table:table-cell table:formula="of:==IF([.L404] &lt;&gt; &quot;&quot;;&quot;INSERT INTO perfil_proceso(id_perfil_proceso, id_perfil, id_proceso, priuse) VALUES (&quot; &amp; [.O404] &amp; &quot;, 1, &quot; &amp; [.N404] &amp; &quot;, 'A'::text);&quot;; &quot;&quot;)" office:value-type="string" office:string-value="INSERT INTO perfil_proceso(id_perfil_proceso, id_perfil, id_proceso, priuse) VALUES (403, 1, 403, 'A'::text);" calcext:value-type="string">
            <text:p>INSERT INTO perfil_proceso(id_perfil_proceso, id_perfil, id_proceso, priuse) VALUES (403, 1, 403, 'A'::text);</text:p>
          </table:table-cell>
        </table:table-row>
        <table:table-row table:style-name="ro3">
          <table:table-cell table:formula="of:=[.$A$157]&amp;&quot;.&quot;&amp;[.C405]" office:value-type="string" office:string-value="3.13" calcext:value-type="string">
            <text:p>3.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asivos Laborale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405]" office:value-type="string" office:string-value="Pasivos Laborales" calcext:value-type="string">
            <text:p>Pasivos Laborales</text:p>
          </table:table-cell>
          <table:table-cell/>
          <table:table-cell table:number-columns-repeated="2" office:value-type="float" office:value="404" calcext:value-type="float">
            <text:p>404</text:p>
          </table:table-cell>
          <table:table-cell table:style-name="ce3" table:formula="of:=&quot;(&quot; &amp; [.N405] &amp; &quot;,&quot; &amp; &quot;1&quot; &amp; &quot;, '&quot; &amp; [.L405]  &amp; &quot;', &quot; &amp; &quot;'&quot; &amp; [.H405]  &amp;  &quot;',  'A' , '&quot; &amp; [.L405] &amp;  &quot;', '&quot;&amp;  [.I405]  &amp; &quot;', '&quot; &amp; [.A405] &amp; &quot;' );&quot;" office:value-type="string" office:string-value="(404,1, 'Pasivos Laborales', '',  'A' , 'Pasivos Laborales', '', '3.13' );" calcext:value-type="string">
            <text:p>(404,1, 'Pasivos Laborales', '', <text:s/>'A' , 'Pasivos Laborales', '', '3.13' );</text:p>
          </table:table-cell>
          <table:table-cell table:number-columns-repeated="4"/>
          <table:table-cell table:formula="of:=IF([.L405] &lt;&gt; &quot;&quot;;[.$P$1] &amp;  [.P405]; &quot;&quot;)" office:value-type="string" office:string-value="INSERT INTO proceso(id_proceso, id_aplicacion, denominacion, ruta_menu, estatus, descripcion, url, jerarquia_menu)VALUES (404,1, 'Pasivos Laborales', '',  'A' , 'Pasivos Laborales', '', '3.13' );" calcext:value-type="string">
            <text:p>INSERT INTO proceso(id_proceso, id_aplicacion, denominacion, ruta_menu, estatus, descripcion, url, jerarquia_menu)VALUES (404,1, 'Pasivos Laborales', '', <text:s/>'A' , 'Pasivos Laborales', '', '3.13' );</text:p>
          </table:table-cell>
          <table:table-cell table:number-columns-repeated="2"/>
          <table:table-cell table:formula="of:==IF([.L405] &lt;&gt; &quot;&quot;;&quot;INSERT INTO perfil_proceso(id_perfil_proceso, id_perfil, id_proceso, priuse) VALUES (&quot; &amp; [.O405] &amp; &quot;, 1, &quot; &amp; [.N405] &amp; &quot;, 'A'::text);&quot;; &quot;&quot;)" office:value-type="string" office:string-value="INSERT INTO perfil_proceso(id_perfil_proceso, id_perfil, id_proceso, priuse) VALUES (404, 1, 404, 'A'::text);" calcext:value-type="string">
            <text:p>INSERT INTO perfil_proceso(id_perfil_proceso, id_perfil, id_proceso, priuse) VALUES (404, 1, 404, 'A'::text);</text:p>
          </table:table-cell>
        </table:table-row>
        <table:table-row table:style-name="ro3">
          <table:table-cell table:formula="of:=[.$A$405]&amp;&quot;.&quot;&amp;[.D406]" office:value-type="string" office:string-value="3.13.01" calcext:value-type="string">
            <text:p>3.13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alcular el Tiempo de Servicio en AP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06]" office:value-type="string" office:string-value="Calcular el Tiempo de Servicio en APN" calcext:value-type="string">
            <text:p>Calcular el Tiempo de Servicio en APN</text:p>
          </table:table-cell>
          <table:table-cell/>
          <table:table-cell table:number-columns-repeated="2" office:value-type="float" office:value="405" calcext:value-type="float">
            <text:p>405</text:p>
          </table:table-cell>
          <table:table-cell table:style-name="ce3" table:formula="of:=&quot;(&quot; &amp; [.N406] &amp; &quot;,&quot; &amp; &quot;1&quot; &amp; &quot;, '&quot; &amp; [.L406]  &amp; &quot;', &quot; &amp; &quot;'&quot; &amp; [.H406]  &amp;  &quot;',  'A' , '&quot; &amp; [.L406] &amp;  &quot;', '&quot;&amp;  [.I406]  &amp; &quot;', '&quot; &amp; [.A406] &amp; &quot;' );&quot;" office:value-type="string" office:string-value="(405,1, 'Calcular el Tiempo de Servicio en APN', '',  'A' , 'Calcular el Tiempo de Servicio en APN', '', '3.13.01' );" calcext:value-type="string">
            <text:p>(405,1, 'Calcular el Tiempo de Servicio en APN', '', <text:s/>'A' , 'Calcular el Tiempo de Servicio en APN', '', '3.13.01' );</text:p>
          </table:table-cell>
          <table:table-cell table:number-columns-repeated="4"/>
          <table:table-cell table:formula="of:=IF([.L406] &lt;&gt; &quot;&quot;;[.$P$1] &amp;  [.P406]; &quot;&quot;)" office:value-type="string" office:string-value="INSERT INTO proceso(id_proceso, id_aplicacion, denominacion, ruta_menu, estatus, descripcion, url, jerarquia_menu)VALUES (405,1, 'Calcular el Tiempo de Servicio en APN', '',  'A' , 'Calcular el Tiempo de Servicio en APN', '', '3.13.01' );" calcext:value-type="string">
            <text:p>INSERT INTO proceso(id_proceso, id_aplicacion, denominacion, ruta_menu, estatus, descripcion, url, jerarquia_menu)VALUES (405,1, 'Calcular el Tiempo de Servicio en APN', '', <text:s/>'A' , 'Calcular el Tiempo de Servicio en APN', '', '3.13.01' );</text:p>
          </table:table-cell>
          <table:table-cell table:number-columns-repeated="2"/>
          <table:table-cell table:formula="of:==IF([.L406] &lt;&gt; &quot;&quot;;&quot;INSERT INTO perfil_proceso(id_perfil_proceso, id_perfil, id_proceso, priuse) VALUES (&quot; &amp; [.O406] &amp; &quot;, 1, &quot; &amp; [.N406] &amp; &quot;, 'A'::text);&quot;; &quot;&quot;)" office:value-type="string" office:string-value="INSERT INTO perfil_proceso(id_perfil_proceso, id_perfil, id_proceso, priuse) VALUES (405, 1, 405, 'A'::text);" calcext:value-type="string">
            <text:p>INSERT INTO perfil_proceso(id_perfil_proceso, id_perfil, id_proceso, priuse) VALUES (405, 1, 405, 'A'::text);</text:p>
          </table:table-cell>
        </table:table-row>
        <table:table-row table:style-name="ro3">
          <table:table-cell table:formula="of:=[.$A$405]&amp;&quot;.&quot;&amp;[.D407]" office:value-type="string" office:string-value="3.13.02" calcext:value-type="string">
            <text:p>3.13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Histórico Devengado Integr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07]" office:value-type="string" office:string-value="Histórico Devengado Integral" calcext:value-type="string">
            <text:p>Histórico Devengado Integral</text:p>
          </table:table-cell>
          <table:table-cell/>
          <table:table-cell table:number-columns-repeated="2" office:value-type="float" office:value="406" calcext:value-type="float">
            <text:p>406</text:p>
          </table:table-cell>
          <table:table-cell table:style-name="ce3" table:formula="of:=&quot;(&quot; &amp; [.N407] &amp; &quot;,&quot; &amp; &quot;1&quot; &amp; &quot;, '&quot; &amp; [.L407]  &amp; &quot;', &quot; &amp; &quot;'&quot; &amp; [.H407]  &amp;  &quot;',  'A' , '&quot; &amp; [.L407] &amp;  &quot;', '&quot;&amp;  [.I407]  &amp; &quot;', '&quot; &amp; [.A407] &amp; &quot;' );&quot;" office:value-type="string" office:string-value="(406,1, 'Histórico Devengado Integral', '',  'A' , 'Histórico Devengado Integral', '', '3.13.02' );" calcext:value-type="string">
            <text:p>(406,1, 'Histórico Devengado Integral', '', <text:s/>'A' , 'Histórico Devengado Integral', '', '3.13.02' );</text:p>
          </table:table-cell>
          <table:table-cell table:number-columns-repeated="4"/>
          <table:table-cell table:formula="of:=IF([.L407] &lt;&gt; &quot;&quot;;[.$P$1] &amp;  [.P407]; &quot;&quot;)" office:value-type="string" office:string-value="INSERT INTO proceso(id_proceso, id_aplicacion, denominacion, ruta_menu, estatus, descripcion, url, jerarquia_menu)VALUES (406,1, 'Histórico Devengado Integral', '',  'A' , 'Histórico Devengado Integral', '', '3.13.02' );" calcext:value-type="string">
            <text:p>INSERT INTO proceso(id_proceso, id_aplicacion, denominacion, ruta_menu, estatus, descripcion, url, jerarquia_menu)VALUES (406,1, 'Histórico Devengado Integral', '', <text:s/>'A' , 'Histórico Devengado Integral', '', '3.13.02' );</text:p>
          </table:table-cell>
          <table:table-cell table:number-columns-repeated="2"/>
          <table:table-cell table:formula="of:==IF([.L407] &lt;&gt; &quot;&quot;;&quot;INSERT INTO perfil_proceso(id_perfil_proceso, id_perfil, id_proceso, priuse) VALUES (&quot; &amp; [.O407] &amp; &quot;, 1, &quot; &amp; [.N407] &amp; &quot;, 'A'::text);&quot;; &quot;&quot;)" office:value-type="string" office:string-value="INSERT INTO perfil_proceso(id_perfil_proceso, id_perfil, id_proceso, priuse) VALUES (406, 1, 406, 'A'::text);" calcext:value-type="string">
            <text:p>INSERT INTO perfil_proceso(id_perfil_proceso, id_perfil, id_proceso, priuse) VALUES (406, 1, 406, 'A'::text);</text:p>
          </table:table-cell>
        </table:table-row>
        <table:table-row table:style-name="ro3">
          <table:table-cell table:formula="of:=[.$A$405]&amp;&quot;.&quot;&amp;[.D408]" office:value-type="string" office:string-value="3.13.03" calcext:value-type="string">
            <text:p>3.13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gistrar Anticip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08]" office:value-type="string" office:string-value="Registrar Anticipos" calcext:value-type="string">
            <text:p>Registrar Anticipos</text:p>
          </table:table-cell>
          <table:table-cell/>
          <table:table-cell table:number-columns-repeated="2" office:value-type="float" office:value="407" calcext:value-type="float">
            <text:p>407</text:p>
          </table:table-cell>
          <table:table-cell table:style-name="ce3" table:formula="of:=&quot;(&quot; &amp; [.N408] &amp; &quot;,&quot; &amp; &quot;1&quot; &amp; &quot;, '&quot; &amp; [.L408]  &amp; &quot;', &quot; &amp; &quot;'&quot; &amp; [.H408]  &amp;  &quot;',  'A' , '&quot; &amp; [.L408] &amp;  &quot;', '&quot;&amp;  [.I408]  &amp; &quot;', '&quot; &amp; [.A408] &amp; &quot;' );&quot;" office:value-type="string" office:string-value="(407,1, 'Registrar Anticipos', '',  'A' , 'Registrar Anticipos', '', '3.13.03' );" calcext:value-type="string">
            <text:p>(407,1, 'Registrar Anticipos', '', <text:s/>'A' , 'Registrar Anticipos', '', '3.13.03' );</text:p>
          </table:table-cell>
          <table:table-cell table:number-columns-repeated="4"/>
          <table:table-cell table:formula="of:=IF([.L408] &lt;&gt; &quot;&quot;;[.$P$1] &amp;  [.P408]; &quot;&quot;)" office:value-type="string" office:string-value="INSERT INTO proceso(id_proceso, id_aplicacion, denominacion, ruta_menu, estatus, descripcion, url, jerarquia_menu)VALUES (407,1, 'Registrar Anticipos', '',  'A' , 'Registrar Anticipos', '', '3.13.03' );" calcext:value-type="string">
            <text:p>INSERT INTO proceso(id_proceso, id_aplicacion, denominacion, ruta_menu, estatus, descripcion, url, jerarquia_menu)VALUES (407,1, 'Registrar Anticipos', '', <text:s/>'A' , 'Registrar Anticipos', '', '3.13.03' );</text:p>
          </table:table-cell>
          <table:table-cell table:number-columns-repeated="2"/>
          <table:table-cell table:formula="of:==IF([.L408] &lt;&gt; &quot;&quot;;&quot;INSERT INTO perfil_proceso(id_perfil_proceso, id_perfil, id_proceso, priuse) VALUES (&quot; &amp; [.O408] &amp; &quot;, 1, &quot; &amp; [.N408] &amp; &quot;, 'A'::text);&quot;; &quot;&quot;)" office:value-type="string" office:string-value="INSERT INTO perfil_proceso(id_perfil_proceso, id_perfil, id_proceso, priuse) VALUES (407, 1, 407, 'A'::text);" calcext:value-type="string">
            <text:p>INSERT INTO perfil_proceso(id_perfil_proceso, id_perfil, id_proceso, priuse) VALUES (407, 1, 407, 'A'::text);</text:p>
          </table:table-cell>
        </table:table-row>
        <table:table-row table:style-name="ro3">
          <table:table-cell table:formula="of:=[.$A$405]&amp;&quot;.&quot;&amp;[.D409]" office:value-type="string" office:string-value="3.13.04" calcext:value-type="string">
            <text:p>3.13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Registrar Derogad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09]" office:value-type="string" office:string-value="Registrar Derogado" calcext:value-type="string">
            <text:p>Registrar Derogado</text:p>
          </table:table-cell>
          <table:table-cell/>
          <table:table-cell table:number-columns-repeated="2" office:value-type="float" office:value="408" calcext:value-type="float">
            <text:p>408</text:p>
          </table:table-cell>
          <table:table-cell table:style-name="ce3" table:formula="of:=&quot;(&quot; &amp; [.N409] &amp; &quot;,&quot; &amp; &quot;1&quot; &amp; &quot;, '&quot; &amp; [.L409]  &amp; &quot;', &quot; &amp; &quot;'&quot; &amp; [.H409]  &amp;  &quot;',  'A' , '&quot; &amp; [.L409] &amp;  &quot;', '&quot;&amp;  [.I409]  &amp; &quot;', '&quot; &amp; [.A409] &amp; &quot;' );&quot;" office:value-type="string" office:string-value="(408,1, 'Registrar Derogado', '',  'A' , 'Registrar Derogado', '', '3.13.04' );" calcext:value-type="string">
            <text:p>(408,1, 'Registrar Derogado', '', <text:s/>'A' , 'Registrar Derogado', '', '3.13.04' );</text:p>
          </table:table-cell>
          <table:table-cell table:number-columns-repeated="4"/>
          <table:table-cell table:formula="of:=IF([.L409] &lt;&gt; &quot;&quot;;[.$P$1] &amp;  [.P409]; &quot;&quot;)" office:value-type="string" office:string-value="INSERT INTO proceso(id_proceso, id_aplicacion, denominacion, ruta_menu, estatus, descripcion, url, jerarquia_menu)VALUES (408,1, 'Registrar Derogado', '',  'A' , 'Registrar Derogado', '', '3.13.04' );" calcext:value-type="string">
            <text:p>INSERT INTO proceso(id_proceso, id_aplicacion, denominacion, ruta_menu, estatus, descripcion, url, jerarquia_menu)VALUES (408,1, 'Registrar Derogado', '', <text:s/>'A' , 'Registrar Derogado', '', '3.13.04' );</text:p>
          </table:table-cell>
          <table:table-cell table:number-columns-repeated="2"/>
          <table:table-cell table:formula="of:==IF([.L409] &lt;&gt; &quot;&quot;;&quot;INSERT INTO perfil_proceso(id_perfil_proceso, id_perfil, id_proceso, priuse) VALUES (&quot; &amp; [.O409] &amp; &quot;, 1, &quot; &amp; [.N409] &amp; &quot;, 'A'::text);&quot;; &quot;&quot;)" office:value-type="string" office:string-value="INSERT INTO perfil_proceso(id_perfil_proceso, id_perfil, id_proceso, priuse) VALUES (408, 1, 408, 'A'::text);" calcext:value-type="string">
            <text:p>INSERT INTO perfil_proceso(id_perfil_proceso, id_perfil, id_proceso, priuse) VALUES (408, 1, 408, 'A'::text);</text:p>
          </table:table-cell>
        </table:table-row>
        <table:table-row table:style-name="ro3">
          <table:table-cell table:formula="of:=[.$A$409]&amp;&quot;.&quot;&amp;[.E410]" office:value-type="string" office:string-value="3.13.04.01" calcext:value-type="string">
            <text:p>3.13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alcular Deuda e Intereses al 19-06-9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10]" office:value-type="string" office:string-value="Calcular Deuda e Intereses al 19-06-97" calcext:value-type="string">
            <text:p>Calcular Deuda e Intereses al 19-06-97</text:p>
          </table:table-cell>
          <table:table-cell/>
          <table:table-cell table:number-columns-repeated="2" office:value-type="float" office:value="409" calcext:value-type="float">
            <text:p>409</text:p>
          </table:table-cell>
          <table:table-cell table:style-name="ce3" table:formula="of:=&quot;(&quot; &amp; [.N410] &amp; &quot;,&quot; &amp; &quot;1&quot; &amp; &quot;, '&quot; &amp; [.L410]  &amp; &quot;', &quot; &amp; &quot;'&quot; &amp; [.H410]  &amp;  &quot;',  'A' , '&quot; &amp; [.L410] &amp;  &quot;', '&quot;&amp;  [.I410]  &amp; &quot;', '&quot; &amp; [.A410] &amp; &quot;' );&quot;" office:value-type="string" office:string-value="(409,1, 'Calcular Deuda e Intereses al 19-06-97', '',  'A' , 'Calcular Deuda e Intereses al 19-06-97', '', '3.13.04.01' );" calcext:value-type="string">
            <text:p>(409,1, 'Calcular Deuda e Intereses al 19-06-97', '', <text:s/>'A' , 'Calcular Deuda e Intereses al 19-06-97', '', '3.13.04.01' );</text:p>
          </table:table-cell>
          <table:table-cell table:number-columns-repeated="4"/>
          <table:table-cell table:formula="of:=IF([.L410] &lt;&gt; &quot;&quot;;[.$P$1] &amp;  [.P410]; &quot;&quot;)" office:value-type="string" office:string-value="INSERT INTO proceso(id_proceso, id_aplicacion, denominacion, ruta_menu, estatus, descripcion, url, jerarquia_menu)VALUES (409,1, 'Calcular Deuda e Intereses al 19-06-97', '',  'A' , 'Calcular Deuda e Intereses al 19-06-97', '', '3.13.04.01' );" calcext:value-type="string">
            <text:p>INSERT INTO proceso(id_proceso, id_aplicacion, denominacion, ruta_menu, estatus, descripcion, url, jerarquia_menu)VALUES (409,1, 'Calcular Deuda e Intereses al 19-06-97', '', <text:s/>'A' , 'Calcular Deuda e Intereses al 19-06-97', '', '3.13.04.01' );</text:p>
          </table:table-cell>
          <table:table-cell table:number-columns-repeated="2"/>
          <table:table-cell table:formula="of:==IF([.L410] &lt;&gt; &quot;&quot;;&quot;INSERT INTO perfil_proceso(id_perfil_proceso, id_perfil, id_proceso, priuse) VALUES (&quot; &amp; [.O410] &amp; &quot;, 1, &quot; &amp; [.N410] &amp; &quot;, 'A'::text);&quot;; &quot;&quot;)" office:value-type="string" office:string-value="INSERT INTO perfil_proceso(id_perfil_proceso, id_perfil, id_proceso, priuse) VALUES (409, 1, 409, 'A'::text);" calcext:value-type="string">
            <text:p>INSERT INTO perfil_proceso(id_perfil_proceso, id_perfil, id_proceso, priuse) VALUES (409, 1, 409, 'A'::text);</text:p>
          </table:table-cell>
        </table:table-row>
        <table:table-row table:style-name="ro3">
          <table:table-cell table:formula="of:=[.$A$409]&amp;&quot;.&quot;&amp;[.E411]" office:value-type="string" office:string-value="3.13.04.02" calcext:value-type="string">
            <text:p>3.13.04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alcular Intereses Adicional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11]" office:value-type="string" office:string-value="Calcular Intereses Adicionales" calcext:value-type="string">
            <text:p>Calcular Intereses Adicionales</text:p>
          </table:table-cell>
          <table:table-cell/>
          <table:table-cell table:number-columns-repeated="2" office:value-type="float" office:value="410" calcext:value-type="float">
            <text:p>410</text:p>
          </table:table-cell>
          <table:table-cell table:style-name="ce3" table:formula="of:=&quot;(&quot; &amp; [.N411] &amp; &quot;,&quot; &amp; &quot;1&quot; &amp; &quot;, '&quot; &amp; [.L411]  &amp; &quot;', &quot; &amp; &quot;'&quot; &amp; [.H411]  &amp;  &quot;',  'A' , '&quot; &amp; [.L411] &amp;  &quot;', '&quot;&amp;  [.I411]  &amp; &quot;', '&quot; &amp; [.A411] &amp; &quot;' );&quot;" office:value-type="string" office:string-value="(410,1, 'Calcular Intereses Adicionales', '',  'A' , 'Calcular Intereses Adicionales', '', '3.13.04.02' );" calcext:value-type="string">
            <text:p>(410,1, 'Calcular Intereses Adicionales', '', <text:s/>'A' , 'Calcular Intereses Adicionales', '', '3.13.04.02' );</text:p>
          </table:table-cell>
          <table:table-cell table:number-columns-repeated="4"/>
          <table:table-cell table:formula="of:=IF([.L411] &lt;&gt; &quot;&quot;;[.$P$1] &amp;  [.P411]; &quot;&quot;)" office:value-type="string" office:string-value="INSERT INTO proceso(id_proceso, id_aplicacion, denominacion, ruta_menu, estatus, descripcion, url, jerarquia_menu)VALUES (410,1, 'Calcular Intereses Adicionales', '',  'A' , 'Calcular Intereses Adicionales', '', '3.13.04.02' );" calcext:value-type="string">
            <text:p>INSERT INTO proceso(id_proceso, id_aplicacion, denominacion, ruta_menu, estatus, descripcion, url, jerarquia_menu)VALUES (410,1, 'Calcular Intereses Adicionales', '', <text:s/>'A' , 'Calcular Intereses Adicionales', '', '3.13.04.02' );</text:p>
          </table:table-cell>
          <table:table-cell table:number-columns-repeated="2"/>
          <table:table-cell table:formula="of:==IF([.L411] &lt;&gt; &quot;&quot;;&quot;INSERT INTO perfil_proceso(id_perfil_proceso, id_perfil, id_proceso, priuse) VALUES (&quot; &amp; [.O411] &amp; &quot;, 1, &quot; &amp; [.N411] &amp; &quot;, 'A'::text);&quot;; &quot;&quot;)" office:value-type="string" office:string-value="INSERT INTO perfil_proceso(id_perfil_proceso, id_perfil, id_proceso, priuse) VALUES (410, 1, 410, 'A'::text);" calcext:value-type="string">
            <text:p>INSERT INTO perfil_proceso(id_perfil_proceso, id_perfil, id_proceso, priuse) VALUES (410, 1, 410, 'A'::text);</text:p>
          </table:table-cell>
        </table:table-row>
        <table:table-row table:style-name="ro3">
          <table:table-cell table:formula="of:=[.$A$409]&amp;&quot;.&quot;&amp;[.E412]" office:value-type="string" office:string-value="3.13.04.03" calcext:value-type="string">
            <text:p>3.13.04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tualización Mensual Intereses Adicional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12]" office:value-type="string" office:string-value="Actualización Mensual Intereses Adicionales" calcext:value-type="string">
            <text:p>Actualización Mensual Intereses Adicionales</text:p>
          </table:table-cell>
          <table:table-cell/>
          <table:table-cell table:number-columns-repeated="2" office:value-type="float" office:value="411" calcext:value-type="float">
            <text:p>411</text:p>
          </table:table-cell>
          <table:table-cell table:style-name="ce3" table:formula="of:=&quot;(&quot; &amp; [.N412] &amp; &quot;,&quot; &amp; &quot;1&quot; &amp; &quot;, '&quot; &amp; [.L412]  &amp; &quot;', &quot; &amp; &quot;'&quot; &amp; [.H412]  &amp;  &quot;',  'A' , '&quot; &amp; [.L412] &amp;  &quot;', '&quot;&amp;  [.I412]  &amp; &quot;', '&quot; &amp; [.A412] &amp; &quot;' );&quot;" office:value-type="string" office:string-value="(411,1, 'Actualización Mensual Intereses Adicionales', '',  'A' , 'Actualización Mensual Intereses Adicionales', '', '3.13.04.03' );" calcext:value-type="string">
            <text:p>(411,1, 'Actualización Mensual Intereses Adicionales', '', <text:s/>'A' , 'Actualización Mensual Intereses Adicionales', '', '3.13.04.03' );</text:p>
          </table:table-cell>
          <table:table-cell table:number-columns-repeated="4"/>
          <table:table-cell table:formula="of:=IF([.L412] &lt;&gt; &quot;&quot;;[.$P$1] &amp;  [.P412]; &quot;&quot;)" office:value-type="string" office:string-value="INSERT INTO proceso(id_proceso, id_aplicacion, denominacion, ruta_menu, estatus, descripcion, url, jerarquia_menu)VALUES (411,1, 'Actualización Mensual Intereses Adicionales', '',  'A' , 'Actualización Mensual Intereses Adicionales', '', '3.13.04.03' );" calcext:value-type="string">
            <text:p>INSERT INTO proceso(id_proceso, id_aplicacion, denominacion, ruta_menu, estatus, descripcion, url, jerarquia_menu)VALUES (411,1, 'Actualización Mensual Intereses Adicionales', '', <text:s/>'A' , 'Actualización Mensual Intereses Adicionales', '', '3.13.04.03' );</text:p>
          </table:table-cell>
          <table:table-cell table:number-columns-repeated="2"/>
          <table:table-cell table:formula="of:==IF([.L412] &lt;&gt; &quot;&quot;;&quot;INSERT INTO perfil_proceso(id_perfil_proceso, id_perfil, id_proceso, priuse) VALUES (&quot; &amp; [.O412] &amp; &quot;, 1, &quot; &amp; [.N412] &amp; &quot;, 'A'::text);&quot;; &quot;&quot;)" office:value-type="string" office:string-value="INSERT INTO perfil_proceso(id_perfil_proceso, id_perfil, id_proceso, priuse) VALUES (411, 1, 411, 'A'::text);" calcext:value-type="string">
            <text:p>INSERT INTO perfil_proceso(id_perfil_proceso, id_perfil, id_proceso, priuse) VALUES (411, 1, 411, 'A'::text);</text:p>
          </table:table-cell>
        </table:table-row>
        <table:table-row table:style-name="ro3">
          <table:table-cell table:formula="of:=[.$A$405]&amp;&quot;.&quot;&amp;[.D413]" office:value-type="string" office:string-value="3.13.05" calcext:value-type="string">
            <text:p>3.13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Nuevo Regime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13]" office:value-type="string" office:string-value="Nuevo Regimen" calcext:value-type="string">
            <text:p>Nuevo Regimen</text:p>
          </table:table-cell>
          <table:table-cell/>
          <table:table-cell table:number-columns-repeated="2" office:value-type="float" office:value="412" calcext:value-type="float">
            <text:p>412</text:p>
          </table:table-cell>
          <table:table-cell table:style-name="ce3" table:formula="of:=&quot;(&quot; &amp; [.N413] &amp; &quot;,&quot; &amp; &quot;1&quot; &amp; &quot;, '&quot; &amp; [.L413]  &amp; &quot;', &quot; &amp; &quot;'&quot; &amp; [.H413]  &amp;  &quot;',  'A' , '&quot; &amp; [.L413] &amp;  &quot;', '&quot;&amp;  [.I413]  &amp; &quot;', '&quot; &amp; [.A413] &amp; &quot;' );&quot;" office:value-type="string" office:string-value="(412,1, 'Nuevo Regimen', '',  'A' , 'Nuevo Regimen', '', '3.13.05' );" calcext:value-type="string">
            <text:p>(412,1, 'Nuevo Regimen', '', <text:s/>'A' , 'Nuevo Regimen', '', '3.13.05' );</text:p>
          </table:table-cell>
          <table:table-cell table:number-columns-repeated="4"/>
          <table:table-cell table:formula="of:=IF([.L413] &lt;&gt; &quot;&quot;;[.$P$1] &amp;  [.P413]; &quot;&quot;)" office:value-type="string" office:string-value="INSERT INTO proceso(id_proceso, id_aplicacion, denominacion, ruta_menu, estatus, descripcion, url, jerarquia_menu)VALUES (412,1, 'Nuevo Regimen', '',  'A' , 'Nuevo Regimen', '', '3.13.05' );" calcext:value-type="string">
            <text:p>INSERT INTO proceso(id_proceso, id_aplicacion, denominacion, ruta_menu, estatus, descripcion, url, jerarquia_menu)VALUES (412,1, 'Nuevo Regimen', '', <text:s/>'A' , 'Nuevo Regimen', '', '3.13.05' );</text:p>
          </table:table-cell>
          <table:table-cell table:number-columns-repeated="2"/>
          <table:table-cell table:formula="of:==IF([.L413] &lt;&gt; &quot;&quot;;&quot;INSERT INTO perfil_proceso(id_perfil_proceso, id_perfil, id_proceso, priuse) VALUES (&quot; &amp; [.O413] &amp; &quot;, 1, &quot; &amp; [.N413] &amp; &quot;, 'A'::text);&quot;; &quot;&quot;)" office:value-type="string" office:string-value="INSERT INTO perfil_proceso(id_perfil_proceso, id_perfil, id_proceso, priuse) VALUES (412, 1, 412, 'A'::text);" calcext:value-type="string">
            <text:p>INSERT INTO perfil_proceso(id_perfil_proceso, id_perfil, id_proceso, priuse) VALUES (412, 1, 412, 'A'::text);</text:p>
          </table:table-cell>
        </table:table-row>
        <table:table-row table:style-name="ro3">
          <table:table-cell table:formula="of:=[.$A$413]&amp;&quot;.&quot;&amp;[.E414]" office:value-type="string" office:string-value="3.13.05.01" calcext:value-type="string">
            <text:p>3.13.05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alcular Histórico Prestaciones a partir de 19-06-9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14]" office:value-type="string" office:string-value="Calcular Histórico Prestaciones a partir de 19-06-97" calcext:value-type="string">
            <text:p>Calcular Histórico Prestaciones a partir de 19-06-97</text:p>
          </table:table-cell>
          <table:table-cell/>
          <table:table-cell table:number-columns-repeated="2" office:value-type="float" office:value="413" calcext:value-type="float">
            <text:p>413</text:p>
          </table:table-cell>
          <table:table-cell table:style-name="ce3" table:formula="of:=&quot;(&quot; &amp; [.N414] &amp; &quot;,&quot; &amp; &quot;1&quot; &amp; &quot;, '&quot; &amp; [.L414]  &amp; &quot;', &quot; &amp; &quot;'&quot; &amp; [.H414]  &amp;  &quot;',  'A' , '&quot; &amp; [.L414] &amp;  &quot;', '&quot;&amp;  [.I414]  &amp; &quot;', '&quot; &amp; [.A414] &amp; &quot;' );&quot;" office:value-type="string" office:string-value="(413,1, 'Calcular Histórico Prestaciones a partir de 19-06-97', '',  'A' , 'Calcular Histórico Prestaciones a partir de 19-06-97', '', '3.13.05.01' );" calcext:value-type="string">
            <text:p>(413,1, 'Calcular Histórico Prestaciones a partir de 19-06-97', '', <text:s/>'A' , 'Calcular Histórico Prestaciones a partir de 19-06-97', '', '3.13.05.01' );</text:p>
          </table:table-cell>
          <table:table-cell table:number-columns-repeated="4"/>
          <table:table-cell table:formula="of:=IF([.L414] &lt;&gt; &quot;&quot;;[.$P$1] &amp;  [.P414]; &quot;&quot;)" office:value-type="string" office:string-value="INSERT INTO proceso(id_proceso, id_aplicacion, denominacion, ruta_menu, estatus, descripcion, url, jerarquia_menu)VALUES (413,1, 'Calcular Histórico Prestaciones a partir de 19-06-97', '',  'A' , 'Calcular Histórico Prestaciones a partir de 19-06-97', '', '3.13.05.01' );" calcext:value-type="string">
            <text:p>INSERT INTO proceso(id_proceso, id_aplicacion, denominacion, ruta_menu, estatus, descripcion, url, jerarquia_menu)VALUES (413,1, 'Calcular Histórico Prestaciones a partir de 19-06-97', '', <text:s/>'A' , 'Calcular Histórico Prestaciones a partir de 19-06-97', '', '3.13.05.01' );</text:p>
          </table:table-cell>
          <table:table-cell table:number-columns-repeated="2"/>
          <table:table-cell table:formula="of:==IF([.L414] &lt;&gt; &quot;&quot;;&quot;INSERT INTO perfil_proceso(id_perfil_proceso, id_perfil, id_proceso, priuse) VALUES (&quot; &amp; [.O414] &amp; &quot;, 1, &quot; &amp; [.N414] &amp; &quot;, 'A'::text);&quot;; &quot;&quot;)" office:value-type="string" office:string-value="INSERT INTO perfil_proceso(id_perfil_proceso, id_perfil, id_proceso, priuse) VALUES (413, 1, 413, 'A'::text);" calcext:value-type="string">
            <text:p>INSERT INTO perfil_proceso(id_perfil_proceso, id_perfil, id_proceso, priuse) VALUES (413, 1, 413, 'A'::text);</text:p>
          </table:table-cell>
        </table:table-row>
        <table:table-row table:style-name="ro3">
          <table:table-cell table:formula="of:=[.$A$413]&amp;&quot;.&quot;&amp;[.E415]" office:value-type="string" office:string-value="3.13.05.02" calcext:value-type="string">
            <text:p>3.13.05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alcular Intereses Nuevo Regimen a partir de 19-06-9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15]" office:value-type="string" office:string-value="Calcular Intereses Nuevo Regimen a partir de 19-06-97" calcext:value-type="string">
            <text:p>Calcular Intereses Nuevo Regimen a partir de 19-06-97</text:p>
          </table:table-cell>
          <table:table-cell/>
          <table:table-cell table:number-columns-repeated="2" office:value-type="float" office:value="414" calcext:value-type="float">
            <text:p>414</text:p>
          </table:table-cell>
          <table:table-cell table:style-name="ce3" table:formula="of:=&quot;(&quot; &amp; [.N415] &amp; &quot;,&quot; &amp; &quot;1&quot; &amp; &quot;, '&quot; &amp; [.L415]  &amp; &quot;', &quot; &amp; &quot;'&quot; &amp; [.H415]  &amp;  &quot;',  'A' , '&quot; &amp; [.L415] &amp;  &quot;', '&quot;&amp;  [.I415]  &amp; &quot;', '&quot; &amp; [.A415] &amp; &quot;' );&quot;" office:value-type="string" office:string-value="(414,1, 'Calcular Intereses Nuevo Regimen a partir de 19-06-97', '',  'A' , 'Calcular Intereses Nuevo Regimen a partir de 19-06-97', '', '3.13.05.02' );" calcext:value-type="string">
            <text:p>(414,1, 'Calcular Intereses Nuevo Regimen a partir de 19-06-97', '', <text:s/>'A' , 'Calcular Intereses Nuevo Regimen a partir de 19-06-97', '', '3.13.05.02' );</text:p>
          </table:table-cell>
          <table:table-cell table:number-columns-repeated="4"/>
          <table:table-cell table:formula="of:=IF([.L415] &lt;&gt; &quot;&quot;;[.$P$1] &amp;  [.P415]; &quot;&quot;)" office:value-type="string" office:string-value="INSERT INTO proceso(id_proceso, id_aplicacion, denominacion, ruta_menu, estatus, descripcion, url, jerarquia_menu)VALUES (414,1, 'Calcular Intereses Nuevo Regimen a partir de 19-06-97', '',  'A' , 'Calcular Intereses Nuevo Regimen a partir de 19-06-97', '', '3.13.05.02' );" calcext:value-type="string">
            <text:p>INSERT INTO proceso(id_proceso, id_aplicacion, denominacion, ruta_menu, estatus, descripcion, url, jerarquia_menu)VALUES (414,1, 'Calcular Intereses Nuevo Regimen a partir de 19-06-97', '', <text:s/>'A' , 'Calcular Intereses Nuevo Regimen a partir de 19-06-97', '', '3.13.05.02' );</text:p>
          </table:table-cell>
          <table:table-cell table:number-columns-repeated="2"/>
          <table:table-cell table:formula="of:==IF([.L415] &lt;&gt; &quot;&quot;;&quot;INSERT INTO perfil_proceso(id_perfil_proceso, id_perfil, id_proceso, priuse) VALUES (&quot; &amp; [.O415] &amp; &quot;, 1, &quot; &amp; [.N415] &amp; &quot;, 'A'::text);&quot;; &quot;&quot;)" office:value-type="string" office:string-value="INSERT INTO perfil_proceso(id_perfil_proceso, id_perfil, id_proceso, priuse) VALUES (414, 1, 414, 'A'::text);" calcext:value-type="string">
            <text:p>INSERT INTO perfil_proceso(id_perfil_proceso, id_perfil, id_proceso, priuse) VALUES (414, 1, 414, 'A'::text);</text:p>
          </table:table-cell>
        </table:table-row>
        <table:table-row table:style-name="ro3">
          <table:table-cell table:formula="of:=[.$A$405]&amp;&quot;.&quot;&amp;[.D416]" office:value-type="string" office:string-value="3.13.06" calcext:value-type="string">
            <text:p>3.13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Liquidació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16]" office:value-type="string" office:string-value="Liquidación" calcext:value-type="string">
            <text:p>Liquidación</text:p>
          </table:table-cell>
          <table:table-cell/>
          <table:table-cell table:number-columns-repeated="2" office:value-type="float" office:value="415" calcext:value-type="float">
            <text:p>415</text:p>
          </table:table-cell>
          <table:table-cell table:style-name="ce3" table:formula="of:=&quot;(&quot; &amp; [.N416] &amp; &quot;,&quot; &amp; &quot;1&quot; &amp; &quot;, '&quot; &amp; [.L416]  &amp; &quot;', &quot; &amp; &quot;'&quot; &amp; [.H416]  &amp;  &quot;',  'A' , '&quot; &amp; [.L416] &amp;  &quot;', '&quot;&amp;  [.I416]  &amp; &quot;', '&quot; &amp; [.A416] &amp; &quot;' );&quot;" office:value-type="string" office:string-value="(415,1, 'Liquidación', '',  'A' , 'Liquidación', '', '3.13.06' );" calcext:value-type="string">
            <text:p>(415,1, 'Liquidación', '', <text:s/>'A' , 'Liquidación', '', '3.13.06' );</text:p>
          </table:table-cell>
          <table:table-cell table:number-columns-repeated="4"/>
          <table:table-cell table:formula="of:=IF([.L416] &lt;&gt; &quot;&quot;;[.$P$1] &amp;  [.P416]; &quot;&quot;)" office:value-type="string" office:string-value="INSERT INTO proceso(id_proceso, id_aplicacion, denominacion, ruta_menu, estatus, descripcion, url, jerarquia_menu)VALUES (415,1, 'Liquidación', '',  'A' , 'Liquidación', '', '3.13.06' );" calcext:value-type="string">
            <text:p>INSERT INTO proceso(id_proceso, id_aplicacion, denominacion, ruta_menu, estatus, descripcion, url, jerarquia_menu)VALUES (415,1, 'Liquidación', '', <text:s/>'A' , 'Liquidación', '', '3.13.06' );</text:p>
          </table:table-cell>
          <table:table-cell table:number-columns-repeated="2"/>
          <table:table-cell table:formula="of:==IF([.L416] &lt;&gt; &quot;&quot;;&quot;INSERT INTO perfil_proceso(id_perfil_proceso, id_perfil, id_proceso, priuse) VALUES (&quot; &amp; [.O416] &amp; &quot;, 1, &quot; &amp; [.N416] &amp; &quot;, 'A'::text);&quot;; &quot;&quot;)" office:value-type="string" office:string-value="INSERT INTO perfil_proceso(id_perfil_proceso, id_perfil, id_proceso, priuse) VALUES (415, 1, 415, 'A'::text);" calcext:value-type="string">
            <text:p>INSERT INTO perfil_proceso(id_perfil_proceso, id_perfil, id_proceso, priuse) VALUES (415, 1, 415, 'A'::text);</text:p>
          </table:table-cell>
        </table:table-row>
        <table:table-row table:style-name="ro3">
          <table:table-cell table:formula="of:=[.$A$416]&amp;&quot;.&quot;&amp;[.E417]" office:value-type="string" office:string-value="3.13.06.01" calcext:value-type="string">
            <text:p>3.13.06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Liquidación de Prestaciones Social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17]" office:value-type="string" office:string-value="Liquidación de Prestaciones Sociales" calcext:value-type="string">
            <text:p>Liquidación de Prestaciones Sociales</text:p>
          </table:table-cell>
          <table:table-cell/>
          <table:table-cell table:number-columns-repeated="2" office:value-type="float" office:value="416" calcext:value-type="float">
            <text:p>416</text:p>
          </table:table-cell>
          <table:table-cell table:style-name="ce3" table:formula="of:=&quot;(&quot; &amp; [.N417] &amp; &quot;,&quot; &amp; &quot;1&quot; &amp; &quot;, '&quot; &amp; [.L417]  &amp; &quot;', &quot; &amp; &quot;'&quot; &amp; [.H417]  &amp;  &quot;',  'A' , '&quot; &amp; [.L417] &amp;  &quot;', '&quot;&amp;  [.I417]  &amp; &quot;', '&quot; &amp; [.A417] &amp; &quot;' );&quot;" office:value-type="string" office:string-value="(416,1, 'Liquidación de Prestaciones Sociales', '',  'A' , 'Liquidación de Prestaciones Sociales', '', '3.13.06.01' );" calcext:value-type="string">
            <text:p>(416,1, 'Liquidación de Prestaciones Sociales', '', <text:s/>'A' , 'Liquidación de Prestaciones Sociales', '', '3.13.06.01' );</text:p>
          </table:table-cell>
          <table:table-cell table:number-columns-repeated="4"/>
          <table:table-cell table:formula="of:=IF([.L417] &lt;&gt; &quot;&quot;;[.$P$1] &amp;  [.P417]; &quot;&quot;)" office:value-type="string" office:string-value="INSERT INTO proceso(id_proceso, id_aplicacion, denominacion, ruta_menu, estatus, descripcion, url, jerarquia_menu)VALUES (416,1, 'Liquidación de Prestaciones Sociales', '',  'A' , 'Liquidación de Prestaciones Sociales', '', '3.13.06.01' );" calcext:value-type="string">
            <text:p>INSERT INTO proceso(id_proceso, id_aplicacion, denominacion, ruta_menu, estatus, descripcion, url, jerarquia_menu)VALUES (416,1, 'Liquidación de Prestaciones Sociales', '', <text:s/>'A' , 'Liquidación de Prestaciones Sociales', '', '3.13.06.01' );</text:p>
          </table:table-cell>
          <table:table-cell table:number-columns-repeated="2"/>
          <table:table-cell table:formula="of:==IF([.L417] &lt;&gt; &quot;&quot;;&quot;INSERT INTO perfil_proceso(id_perfil_proceso, id_perfil, id_proceso, priuse) VALUES (&quot; &amp; [.O417] &amp; &quot;, 1, &quot; &amp; [.N417] &amp; &quot;, 'A'::text);&quot;; &quot;&quot;)" office:value-type="string" office:string-value="INSERT INTO perfil_proceso(id_perfil_proceso, id_perfil, id_proceso, priuse) VALUES (416, 1, 416, 'A'::text);" calcext:value-type="string">
            <text:p>INSERT INTO perfil_proceso(id_perfil_proceso, id_perfil, id_proceso, priuse) VALUES (416, 1, 416, 'A'::text);</text:p>
          </table:table-cell>
        </table:table-row>
        <table:table-row table:style-name="ro3">
          <table:table-cell table:formula="of:=[.$A$416]&amp;&quot;.&quot;&amp;[.E418]" office:value-type="string" office:string-value="3.13.06.02" calcext:value-type="string">
            <text:p>3.13.06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Otros Pagos Liquidació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18]" office:value-type="string" office:string-value="Otros Pagos Liquidación" calcext:value-type="string">
            <text:p>Otros Pagos Liquidación</text:p>
          </table:table-cell>
          <table:table-cell/>
          <table:table-cell table:number-columns-repeated="2" office:value-type="float" office:value="417" calcext:value-type="float">
            <text:p>417</text:p>
          </table:table-cell>
          <table:table-cell table:style-name="ce3" table:formula="of:=&quot;(&quot; &amp; [.N418] &amp; &quot;,&quot; &amp; &quot;1&quot; &amp; &quot;, '&quot; &amp; [.L418]  &amp; &quot;', &quot; &amp; &quot;'&quot; &amp; [.H418]  &amp;  &quot;',  'A' , '&quot; &amp; [.L418] &amp;  &quot;', '&quot;&amp;  [.I418]  &amp; &quot;', '&quot; &amp; [.A418] &amp; &quot;' );&quot;" office:value-type="string" office:string-value="(417,1, 'Otros Pagos Liquidación', '',  'A' , 'Otros Pagos Liquidación', '', '3.13.06.02' );" calcext:value-type="string">
            <text:p>(417,1, 'Otros Pagos Liquidación', '', <text:s/>'A' , 'Otros Pagos Liquidación', '', '3.13.06.02' );</text:p>
          </table:table-cell>
          <table:table-cell table:number-columns-repeated="4"/>
          <table:table-cell table:formula="of:=IF([.L418] &lt;&gt; &quot;&quot;;[.$P$1] &amp;  [.P418]; &quot;&quot;)" office:value-type="string" office:string-value="INSERT INTO proceso(id_proceso, id_aplicacion, denominacion, ruta_menu, estatus, descripcion, url, jerarquia_menu)VALUES (417,1, 'Otros Pagos Liquidación', '',  'A' , 'Otros Pagos Liquidación', '', '3.13.06.02' );" calcext:value-type="string">
            <text:p>INSERT INTO proceso(id_proceso, id_aplicacion, denominacion, ruta_menu, estatus, descripcion, url, jerarquia_menu)VALUES (417,1, 'Otros Pagos Liquidación', '', <text:s/>'A' , 'Otros Pagos Liquidación', '', '3.13.06.02' );</text:p>
          </table:table-cell>
          <table:table-cell table:number-columns-repeated="2"/>
          <table:table-cell table:formula="of:==IF([.L418] &lt;&gt; &quot;&quot;;&quot;INSERT INTO perfil_proceso(id_perfil_proceso, id_perfil, id_proceso, priuse) VALUES (&quot; &amp; [.O418] &amp; &quot;, 1, &quot; &amp; [.N418] &amp; &quot;, 'A'::text);&quot;; &quot;&quot;)" office:value-type="string" office:string-value="INSERT INTO perfil_proceso(id_perfil_proceso, id_perfil, id_proceso, priuse) VALUES (417, 1, 417, 'A'::text);" calcext:value-type="string">
            <text:p>INSERT INTO perfil_proceso(id_perfil_proceso, id_perfil, id_proceso, priuse) VALUES (417, 1, 417, 'A'::text);</text:p>
          </table:table-cell>
        </table:table-row>
        <table:table-row table:style-name="ro3">
          <table:table-cell table:formula="of:=[.$A$416]&amp;&quot;.&quot;&amp;[.E419]" office:value-type="string" office:string-value="3.13.06.03" calcext:value-type="string">
            <text:p>3.13.06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Formatos de Liquidación de Prestaciones Social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19]" office:value-type="string" office:string-value="Formatos de Liquidación de Prestaciones Sociales" calcext:value-type="string">
            <text:p>Formatos de Liquidación de Prestaciones Sociales</text:p>
          </table:table-cell>
          <table:table-cell/>
          <table:table-cell table:number-columns-repeated="2" office:value-type="float" office:value="418" calcext:value-type="float">
            <text:p>418</text:p>
          </table:table-cell>
          <table:table-cell table:style-name="ce3" table:formula="of:=&quot;(&quot; &amp; [.N419] &amp; &quot;,&quot; &amp; &quot;1&quot; &amp; &quot;, '&quot; &amp; [.L419]  &amp; &quot;', &quot; &amp; &quot;'&quot; &amp; [.H419]  &amp;  &quot;',  'A' , '&quot; &amp; [.L419] &amp;  &quot;', '&quot;&amp;  [.I419]  &amp; &quot;', '&quot; &amp; [.A419] &amp; &quot;' );&quot;" office:value-type="string" office:string-value="(418,1, 'Formatos de Liquidación de Prestaciones Sociales', '',  'A' , 'Formatos de Liquidación de Prestaciones Sociales', '', '3.13.06.03' );" calcext:value-type="string">
            <text:p>(418,1, 'Formatos de Liquidación de Prestaciones Sociales', '', <text:s/>'A' , 'Formatos de Liquidación de Prestaciones Sociales', '', '3.13.06.03' );</text:p>
          </table:table-cell>
          <table:table-cell table:number-columns-repeated="4"/>
          <table:table-cell table:formula="of:=IF([.L419] &lt;&gt; &quot;&quot;;[.$P$1] &amp;  [.P419]; &quot;&quot;)" office:value-type="string" office:string-value="INSERT INTO proceso(id_proceso, id_aplicacion, denominacion, ruta_menu, estatus, descripcion, url, jerarquia_menu)VALUES (418,1, 'Formatos de Liquidación de Prestaciones Sociales', '',  'A' , 'Formatos de Liquidación de Prestaciones Sociales', '', '3.13.06.03' );" calcext:value-type="string">
            <text:p>INSERT INTO proceso(id_proceso, id_aplicacion, denominacion, ruta_menu, estatus, descripcion, url, jerarquia_menu)VALUES (418,1, 'Formatos de Liquidación de Prestaciones Sociales', '', <text:s/>'A' , 'Formatos de Liquidación de Prestaciones Sociales', '', '3.13.06.03' );</text:p>
          </table:table-cell>
          <table:table-cell table:number-columns-repeated="2"/>
          <table:table-cell table:formula="of:==IF([.L419] &lt;&gt; &quot;&quot;;&quot;INSERT INTO perfil_proceso(id_perfil_proceso, id_perfil, id_proceso, priuse) VALUES (&quot; &amp; [.O419] &amp; &quot;, 1, &quot; &amp; [.N419] &amp; &quot;, 'A'::text);&quot;; &quot;&quot;)" office:value-type="string" office:string-value="INSERT INTO perfil_proceso(id_perfil_proceso, id_perfil, id_proceso, priuse) VALUES (418, 1, 418, 'A'::text);" calcext:value-type="string">
            <text:p>INSERT INTO perfil_proceso(id_perfil_proceso, id_perfil, id_proceso, priuse) VALUES (418, 1, 418, 'A'::text);</text:p>
          </table:table-cell>
        </table:table-row>
        <table:table-row table:style-name="ro3">
          <table:table-cell table:formula="of:=[.$A$405]&amp;&quot;.&quot;&amp;[.D420]" office:value-type="string" office:string-value="3.13.07" calcext:value-type="string">
            <text:p>3.13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por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20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419" calcext:value-type="float">
            <text:p>419</text:p>
          </table:table-cell>
          <table:table-cell table:style-name="ce3" table:formula="of:=&quot;(&quot; &amp; [.N420] &amp; &quot;,&quot; &amp; &quot;1&quot; &amp; &quot;, '&quot; &amp; [.L420]  &amp; &quot;', &quot; &amp; &quot;'&quot; &amp; [.H420]  &amp;  &quot;',  'A' , '&quot; &amp; [.L420] &amp;  &quot;', '&quot;&amp;  [.I420]  &amp; &quot;', '&quot; &amp; [.A420] &amp; &quot;' );&quot;" office:value-type="string" office:string-value="(419,1, 'Reportes', '',  'A' , 'Reportes', '', '3.13.07' );" calcext:value-type="string">
            <text:p>(419,1, 'Reportes', '', <text:s/>'A' , 'Reportes', '', '3.13.07' );</text:p>
          </table:table-cell>
          <table:table-cell table:number-columns-repeated="4"/>
          <table:table-cell table:formula="of:=IF([.L420] &lt;&gt; &quot;&quot;;[.$P$1] &amp;  [.P420]; &quot;&quot;)" office:value-type="string" office:string-value="INSERT INTO proceso(id_proceso, id_aplicacion, denominacion, ruta_menu, estatus, descripcion, url, jerarquia_menu)VALUES (419,1, 'Reportes', '',  'A' , 'Reportes', '', '3.13.07' );" calcext:value-type="string">
            <text:p>INSERT INTO proceso(id_proceso, id_aplicacion, denominacion, ruta_menu, estatus, descripcion, url, jerarquia_menu)VALUES (419,1, 'Reportes', '', <text:s/>'A' , 'Reportes', '', '3.13.07' );</text:p>
          </table:table-cell>
          <table:table-cell table:number-columns-repeated="2"/>
          <table:table-cell table:formula="of:==IF([.L420] &lt;&gt; &quot;&quot;;&quot;INSERT INTO perfil_proceso(id_perfil_proceso, id_perfil, id_proceso, priuse) VALUES (&quot; &amp; [.O420] &amp; &quot;, 1, &quot; &amp; [.N420] &amp; &quot;, 'A'::text);&quot;; &quot;&quot;)" office:value-type="string" office:string-value="INSERT INTO perfil_proceso(id_perfil_proceso, id_perfil, id_proceso, priuse) VALUES (419, 1, 419, 'A'::text);" calcext:value-type="string">
            <text:p>INSERT INTO perfil_proceso(id_perfil_proceso, id_perfil, id_proceso, priuse) VALUES (419, 1, 419, 'A'::text);</text:p>
          </table:table-cell>
        </table:table-row>
        <table:table-row table:style-name="ro3">
          <table:table-cell table:formula="of:=[.$A$420]&amp;&quot;.&quot;&amp;[.E421]" office:value-type="string" office:string-value="3.13.07.01" calcext:value-type="string">
            <text:p>3.13.07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gimen Derogad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21]" office:value-type="string" office:string-value="Regimen Derogado" calcext:value-type="string">
            <text:p>Regimen Derogado</text:p>
          </table:table-cell>
          <table:table-cell/>
          <table:table-cell table:number-columns-repeated="2" office:value-type="float" office:value="420" calcext:value-type="float">
            <text:p>420</text:p>
          </table:table-cell>
          <table:table-cell table:style-name="ce3" table:formula="of:=&quot;(&quot; &amp; [.N421] &amp; &quot;,&quot; &amp; &quot;1&quot; &amp; &quot;, '&quot; &amp; [.L421]  &amp; &quot;', &quot; &amp; &quot;'&quot; &amp; [.H421]  &amp;  &quot;',  'A' , '&quot; &amp; [.L421] &amp;  &quot;', '&quot;&amp;  [.I421]  &amp; &quot;', '&quot; &amp; [.A421] &amp; &quot;' );&quot;" office:value-type="string" office:string-value="(420,1, 'Regimen Derogado', '',  'A' , 'Regimen Derogado', '', '3.13.07.01' );" calcext:value-type="string">
            <text:p>(420,1, 'Regimen Derogado', '', <text:s/>'A' , 'Regimen Derogado', '', '3.13.07.01' );</text:p>
          </table:table-cell>
          <table:table-cell table:number-columns-repeated="4"/>
          <table:table-cell table:formula="of:=IF([.L421] &lt;&gt; &quot;&quot;;[.$P$1] &amp;  [.P421]; &quot;&quot;)" office:value-type="string" office:string-value="INSERT INTO proceso(id_proceso, id_aplicacion, denominacion, ruta_menu, estatus, descripcion, url, jerarquia_menu)VALUES (420,1, 'Regimen Derogado', '',  'A' , 'Regimen Derogado', '', '3.13.07.01' );" calcext:value-type="string">
            <text:p>INSERT INTO proceso(id_proceso, id_aplicacion, denominacion, ruta_menu, estatus, descripcion, url, jerarquia_menu)VALUES (420,1, 'Regimen Derogado', '', <text:s/>'A' , 'Regimen Derogado', '', '3.13.07.01' );</text:p>
          </table:table-cell>
          <table:table-cell table:number-columns-repeated="2"/>
          <table:table-cell table:formula="of:==IF([.L421] &lt;&gt; &quot;&quot;;&quot;INSERT INTO perfil_proceso(id_perfil_proceso, id_perfil, id_proceso, priuse) VALUES (&quot; &amp; [.O421] &amp; &quot;, 1, &quot; &amp; [.N421] &amp; &quot;, 'A'::text);&quot;; &quot;&quot;)" office:value-type="string" office:string-value="INSERT INTO perfil_proceso(id_perfil_proceso, id_perfil, id_proceso, priuse) VALUES (420, 1, 420, 'A'::text);" calcext:value-type="string">
            <text:p>INSERT INTO perfil_proceso(id_perfil_proceso, id_perfil, id_proceso, priuse) VALUES (420, 1, 420, 'A'::text);</text:p>
          </table:table-cell>
        </table:table-row>
        <table:table-row table:style-name="ro3">
          <table:table-cell table:formula="of:=[.$A$421]&amp;&quot;.&quot;&amp;[.F422]" office:value-type="string" office:string-value="3.13.07.01.01" calcext:value-type="string">
            <text:p>3.13.07.01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Deuda e Intereses por Tipo Person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22]" office:value-type="string" office:string-value="Deuda e Intereses por Tipo Personal" calcext:value-type="string">
            <text:p>Deuda e Intereses por Tipo Personal</text:p>
          </table:table-cell>
          <table:table-cell/>
          <table:table-cell table:number-columns-repeated="2" office:value-type="float" office:value="421" calcext:value-type="float">
            <text:p>421</text:p>
          </table:table-cell>
          <table:table-cell table:style-name="ce3" table:formula="of:=&quot;(&quot; &amp; [.N422] &amp; &quot;,&quot; &amp; &quot;1&quot; &amp; &quot;, '&quot; &amp; [.L422]  &amp; &quot;', &quot; &amp; &quot;'&quot; &amp; [.H422]  &amp;  &quot;',  'A' , '&quot; &amp; [.L422] &amp;  &quot;', '&quot;&amp;  [.I422]  &amp; &quot;', '&quot; &amp; [.A422] &amp; &quot;' );&quot;" office:value-type="string" office:string-value="(421,1, 'Deuda e Intereses por Tipo Personal', '',  'A' , 'Deuda e Intereses por Tipo Personal', '', '3.13.07.01.01' );" calcext:value-type="string">
            <text:p>(421,1, 'Deuda e Intereses por Tipo Personal', '', <text:s/>'A' , 'Deuda e Intereses por Tipo Personal', '', '3.13.07.01.01' );</text:p>
          </table:table-cell>
          <table:table-cell table:number-columns-repeated="4"/>
          <table:table-cell table:formula="of:=IF([.L422] &lt;&gt; &quot;&quot;;[.$P$1] &amp;  [.P422]; &quot;&quot;)" office:value-type="string" office:string-value="INSERT INTO proceso(id_proceso, id_aplicacion, denominacion, ruta_menu, estatus, descripcion, url, jerarquia_menu)VALUES (421,1, 'Deuda e Intereses por Tipo Personal', '',  'A' , 'Deuda e Intereses por Tipo Personal', '', '3.13.07.01.01' );" calcext:value-type="string">
            <text:p>INSERT INTO proceso(id_proceso, id_aplicacion, denominacion, ruta_menu, estatus, descripcion, url, jerarquia_menu)VALUES (421,1, 'Deuda e Intereses por Tipo Personal', '', <text:s/>'A' , 'Deuda e Intereses por Tipo Personal', '', '3.13.07.01.01' );</text:p>
          </table:table-cell>
          <table:table-cell table:number-columns-repeated="2"/>
          <table:table-cell table:formula="of:==IF([.L422] &lt;&gt; &quot;&quot;;&quot;INSERT INTO perfil_proceso(id_perfil_proceso, id_perfil, id_proceso, priuse) VALUES (&quot; &amp; [.O422] &amp; &quot;, 1, &quot; &amp; [.N422] &amp; &quot;, 'A'::text);&quot;; &quot;&quot;)" office:value-type="string" office:string-value="INSERT INTO perfil_proceso(id_perfil_proceso, id_perfil, id_proceso, priuse) VALUES (421, 1, 421, 'A'::text);" calcext:value-type="string">
            <text:p>INSERT INTO perfil_proceso(id_perfil_proceso, id_perfil, id_proceso, priuse) VALUES (421, 1, 421, 'A'::text);</text:p>
          </table:table-cell>
        </table:table-row>
        <table:table-row table:style-name="ro3">
          <table:table-cell table:formula="of:=[.$A$421]&amp;&quot;.&quot;&amp;[.F423]" office:value-type="string" office:string-value="3.13.07.01.02" calcext:value-type="string">
            <text:p>3.13.07.01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Deuda/Intereses/Devengados por Trabajad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23]" office:value-type="string" office:string-value="Deuda/Intereses/Devengados por Trabajador" calcext:value-type="string">
            <text:p>Deuda/Intereses/Devengados por Trabajador</text:p>
          </table:table-cell>
          <table:table-cell/>
          <table:table-cell table:number-columns-repeated="2" office:value-type="float" office:value="422" calcext:value-type="float">
            <text:p>422</text:p>
          </table:table-cell>
          <table:table-cell table:style-name="ce3" table:formula="of:=&quot;(&quot; &amp; [.N423] &amp; &quot;,&quot; &amp; &quot;1&quot; &amp; &quot;, '&quot; &amp; [.L423]  &amp; &quot;', &quot; &amp; &quot;'&quot; &amp; [.H423]  &amp;  &quot;',  'A' , '&quot; &amp; [.L423] &amp;  &quot;', '&quot;&amp;  [.I423]  &amp; &quot;', '&quot; &amp; [.A423] &amp; &quot;' );&quot;" office:value-type="string" office:string-value="(422,1, 'Deuda/Intereses/Devengados por Trabajador', '',  'A' , 'Deuda/Intereses/Devengados por Trabajador', '', '3.13.07.01.02' );" calcext:value-type="string">
            <text:p>(422,1, 'Deuda/Intereses/Devengados por Trabajador', '', <text:s/>'A' , 'Deuda/Intereses/Devengados por Trabajador', '', '3.13.07.01.02' );</text:p>
          </table:table-cell>
          <table:table-cell table:number-columns-repeated="4"/>
          <table:table-cell table:formula="of:=IF([.L423] &lt;&gt; &quot;&quot;;[.$P$1] &amp;  [.P423]; &quot;&quot;)" office:value-type="string" office:string-value="INSERT INTO proceso(id_proceso, id_aplicacion, denominacion, ruta_menu, estatus, descripcion, url, jerarquia_menu)VALUES (422,1, 'Deuda/Intereses/Devengados por Trabajador', '',  'A' , 'Deuda/Intereses/Devengados por Trabajador', '', '3.13.07.01.02' );" calcext:value-type="string">
            <text:p>INSERT INTO proceso(id_proceso, id_aplicacion, denominacion, ruta_menu, estatus, descripcion, url, jerarquia_menu)VALUES (422,1, 'Deuda/Intereses/Devengados por Trabajador', '', <text:s/>'A' , 'Deuda/Intereses/Devengados por Trabajador', '', '3.13.07.01.02' );</text:p>
          </table:table-cell>
          <table:table-cell table:number-columns-repeated="2"/>
          <table:table-cell table:formula="of:==IF([.L423] &lt;&gt; &quot;&quot;;&quot;INSERT INTO perfil_proceso(id_perfil_proceso, id_perfil, id_proceso, priuse) VALUES (&quot; &amp; [.O423] &amp; &quot;, 1, &quot; &amp; [.N423] &amp; &quot;, 'A'::text);&quot;; &quot;&quot;)" office:value-type="string" office:string-value="INSERT INTO perfil_proceso(id_perfil_proceso, id_perfil, id_proceso, priuse) VALUES (422, 1, 422, 'A'::text);" calcext:value-type="string">
            <text:p>INSERT INTO perfil_proceso(id_perfil_proceso, id_perfil, id_proceso, priuse) VALUES (422, 1, 422, 'A'::text);</text:p>
          </table:table-cell>
        </table:table-row>
        <table:table-row table:style-name="ro3">
          <table:table-cell table:formula="of:=[.$A$421]&amp;&quot;.&quot;&amp;[.F424]" office:value-type="string" office:string-value="3.13.07.01.03" calcext:value-type="string">
            <text:p>3.13.07.01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Intereses Adicionales Mensual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24]" office:value-type="string" office:string-value="Intereses Adicionales Mensuales" calcext:value-type="string">
            <text:p>Intereses Adicionales Mensuales</text:p>
          </table:table-cell>
          <table:table-cell/>
          <table:table-cell table:number-columns-repeated="2" office:value-type="float" office:value="423" calcext:value-type="float">
            <text:p>423</text:p>
          </table:table-cell>
          <table:table-cell table:style-name="ce3" table:formula="of:=&quot;(&quot; &amp; [.N424] &amp; &quot;,&quot; &amp; &quot;1&quot; &amp; &quot;, '&quot; &amp; [.L424]  &amp; &quot;', &quot; &amp; &quot;'&quot; &amp; [.H424]  &amp;  &quot;',  'A' , '&quot; &amp; [.L424] &amp;  &quot;', '&quot;&amp;  [.I424]  &amp; &quot;', '&quot; &amp; [.A424] &amp; &quot;' );&quot;" office:value-type="string" office:string-value="(423,1, 'Intereses Adicionales Mensuales', '',  'A' , 'Intereses Adicionales Mensuales', '', '3.13.07.01.03' );" calcext:value-type="string">
            <text:p>(423,1, 'Intereses Adicionales Mensuales', '', <text:s/>'A' , 'Intereses Adicionales Mensuales', '', '3.13.07.01.03' );</text:p>
          </table:table-cell>
          <table:table-cell table:number-columns-repeated="4"/>
          <table:table-cell table:formula="of:=IF([.L424] &lt;&gt; &quot;&quot;;[.$P$1] &amp;  [.P424]; &quot;&quot;)" office:value-type="string" office:string-value="INSERT INTO proceso(id_proceso, id_aplicacion, denominacion, ruta_menu, estatus, descripcion, url, jerarquia_menu)VALUES (423,1, 'Intereses Adicionales Mensuales', '',  'A' , 'Intereses Adicionales Mensuales', '', '3.13.07.01.03' );" calcext:value-type="string">
            <text:p>INSERT INTO proceso(id_proceso, id_aplicacion, denominacion, ruta_menu, estatus, descripcion, url, jerarquia_menu)VALUES (423,1, 'Intereses Adicionales Mensuales', '', <text:s/>'A' , 'Intereses Adicionales Mensuales', '', '3.13.07.01.03' );</text:p>
          </table:table-cell>
          <table:table-cell table:number-columns-repeated="2"/>
          <table:table-cell table:formula="of:==IF([.L424] &lt;&gt; &quot;&quot;;&quot;INSERT INTO perfil_proceso(id_perfil_proceso, id_perfil, id_proceso, priuse) VALUES (&quot; &amp; [.O424] &amp; &quot;, 1, &quot; &amp; [.N424] &amp; &quot;, 'A'::text);&quot;; &quot;&quot;)" office:value-type="string" office:string-value="INSERT INTO perfil_proceso(id_perfil_proceso, id_perfil, id_proceso, priuse) VALUES (423, 1, 423, 'A'::text);" calcext:value-type="string">
            <text:p>INSERT INTO perfil_proceso(id_perfil_proceso, id_perfil, id_proceso, priuse) VALUES (423, 1, 423, 'A'::text);</text:p>
          </table:table-cell>
        </table:table-row>
        <table:table-row table:style-name="ro3">
          <table:table-cell table:formula="of:=[.$A$420]&amp;&quot;.&quot;&amp;[.E425]" office:value-type="string" office:string-value="3.13.07.02" calcext:value-type="string">
            <text:p>3.13.07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Nuevo Regime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25]" office:value-type="string" office:string-value="Nuevo Regimen" calcext:value-type="string">
            <text:p>Nuevo Regimen</text:p>
          </table:table-cell>
          <table:table-cell/>
          <table:table-cell table:number-columns-repeated="2" office:value-type="float" office:value="424" calcext:value-type="float">
            <text:p>424</text:p>
          </table:table-cell>
          <table:table-cell table:style-name="ce3" table:formula="of:=&quot;(&quot; &amp; [.N425] &amp; &quot;,&quot; &amp; &quot;1&quot; &amp; &quot;, '&quot; &amp; [.L425]  &amp; &quot;', &quot; &amp; &quot;'&quot; &amp; [.H425]  &amp;  &quot;',  'A' , '&quot; &amp; [.L425] &amp;  &quot;', '&quot;&amp;  [.I425]  &amp; &quot;', '&quot; &amp; [.A425] &amp; &quot;' );&quot;" office:value-type="string" office:string-value="(424,1, 'Nuevo Regimen', '',  'A' , 'Nuevo Regimen', '', '3.13.07.02' );" calcext:value-type="string">
            <text:p>(424,1, 'Nuevo Regimen', '', <text:s/>'A' , 'Nuevo Regimen', '', '3.13.07.02' );</text:p>
          </table:table-cell>
          <table:table-cell table:number-columns-repeated="4"/>
          <table:table-cell table:formula="of:=IF([.L425] &lt;&gt; &quot;&quot;;[.$P$1] &amp;  [.P425]; &quot;&quot;)" office:value-type="string" office:string-value="INSERT INTO proceso(id_proceso, id_aplicacion, denominacion, ruta_menu, estatus, descripcion, url, jerarquia_menu)VALUES (424,1, 'Nuevo Regimen', '',  'A' , 'Nuevo Regimen', '', '3.13.07.02' );" calcext:value-type="string">
            <text:p>INSERT INTO proceso(id_proceso, id_aplicacion, denominacion, ruta_menu, estatus, descripcion, url, jerarquia_menu)VALUES (424,1, 'Nuevo Regimen', '', <text:s/>'A' , 'Nuevo Regimen', '', '3.13.07.02' );</text:p>
          </table:table-cell>
          <table:table-cell table:number-columns-repeated="2"/>
          <table:table-cell table:formula="of:==IF([.L425] &lt;&gt; &quot;&quot;;&quot;INSERT INTO perfil_proceso(id_perfil_proceso, id_perfil, id_proceso, priuse) VALUES (&quot; &amp; [.O425] &amp; &quot;, 1, &quot; &amp; [.N425] &amp; &quot;, 'A'::text);&quot;; &quot;&quot;)" office:value-type="string" office:string-value="INSERT INTO perfil_proceso(id_perfil_proceso, id_perfil, id_proceso, priuse) VALUES (424, 1, 424, 'A'::text);" calcext:value-type="string">
            <text:p>INSERT INTO perfil_proceso(id_perfil_proceso, id_perfil, id_proceso, priuse) VALUES (424, 1, 424, 'A'::text);</text:p>
          </table:table-cell>
        </table:table-row>
        <table:table-row table:style-name="ro3">
          <table:table-cell table:formula="of:=[.$A$425]&amp;&quot;.&quot;&amp;[.F426]" office:value-type="string" office:string-value="3.13.07.02.01" calcext:value-type="string">
            <text:p>3.13.07.02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Deuda e Intereses por Tipo Person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26]" office:value-type="string" office:string-value="Deuda e Intereses por Tipo Personal" calcext:value-type="string">
            <text:p>Deuda e Intereses por Tipo Personal</text:p>
          </table:table-cell>
          <table:table-cell/>
          <table:table-cell table:number-columns-repeated="2" office:value-type="float" office:value="425" calcext:value-type="float">
            <text:p>425</text:p>
          </table:table-cell>
          <table:table-cell table:style-name="ce3" table:formula="of:=&quot;(&quot; &amp; [.N426] &amp; &quot;,&quot; &amp; &quot;1&quot; &amp; &quot;, '&quot; &amp; [.L426]  &amp; &quot;', &quot; &amp; &quot;'&quot; &amp; [.H426]  &amp;  &quot;',  'A' , '&quot; &amp; [.L426] &amp;  &quot;', '&quot;&amp;  [.I426]  &amp; &quot;', '&quot; &amp; [.A426] &amp; &quot;' );&quot;" office:value-type="string" office:string-value="(425,1, 'Deuda e Intereses por Tipo Personal', '',  'A' , 'Deuda e Intereses por Tipo Personal', '', '3.13.07.02.01' );" calcext:value-type="string">
            <text:p>(425,1, 'Deuda e Intereses por Tipo Personal', '', <text:s/>'A' , 'Deuda e Intereses por Tipo Personal', '', '3.13.07.02.01' );</text:p>
          </table:table-cell>
          <table:table-cell table:number-columns-repeated="4"/>
          <table:table-cell table:formula="of:=IF([.L426] &lt;&gt; &quot;&quot;;[.$P$1] &amp;  [.P426]; &quot;&quot;)" office:value-type="string" office:string-value="INSERT INTO proceso(id_proceso, id_aplicacion, denominacion, ruta_menu, estatus, descripcion, url, jerarquia_menu)VALUES (425,1, 'Deuda e Intereses por Tipo Personal', '',  'A' , 'Deuda e Intereses por Tipo Personal', '', '3.13.07.02.01' );" calcext:value-type="string">
            <text:p>INSERT INTO proceso(id_proceso, id_aplicacion, denominacion, ruta_menu, estatus, descripcion, url, jerarquia_menu)VALUES (425,1, 'Deuda e Intereses por Tipo Personal', '', <text:s/>'A' , 'Deuda e Intereses por Tipo Personal', '', '3.13.07.02.01' );</text:p>
          </table:table-cell>
          <table:table-cell table:number-columns-repeated="2"/>
          <table:table-cell table:formula="of:==IF([.L426] &lt;&gt; &quot;&quot;;&quot;INSERT INTO perfil_proceso(id_perfil_proceso, id_perfil, id_proceso, priuse) VALUES (&quot; &amp; [.O426] &amp; &quot;, 1, &quot; &amp; [.N426] &amp; &quot;, 'A'::text);&quot;; &quot;&quot;)" office:value-type="string" office:string-value="INSERT INTO perfil_proceso(id_perfil_proceso, id_perfil, id_proceso, priuse) VALUES (425, 1, 425, 'A'::text);" calcext:value-type="string">
            <text:p>INSERT INTO perfil_proceso(id_perfil_proceso, id_perfil, id_proceso, priuse) VALUES (425, 1, 425, 'A'::text);</text:p>
          </table:table-cell>
        </table:table-row>
        <table:table-row table:style-name="ro3">
          <table:table-cell table:formula="of:=[.$A$425]&amp;&quot;.&quot;&amp;[.F427]" office:value-type="string" office:string-value="3.13.07.02.02" calcext:value-type="string">
            <text:p>3.13.07.02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Deuda/Intereses/Devengados por Trabajad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27]" office:value-type="string" office:string-value="Deuda/Intereses/Devengados por Trabajador" calcext:value-type="string">
            <text:p>Deuda/Intereses/Devengados por Trabajador</text:p>
          </table:table-cell>
          <table:table-cell/>
          <table:table-cell table:number-columns-repeated="2" office:value-type="float" office:value="426" calcext:value-type="float">
            <text:p>426</text:p>
          </table:table-cell>
          <table:table-cell table:style-name="ce3" table:formula="of:=&quot;(&quot; &amp; [.N427] &amp; &quot;,&quot; &amp; &quot;1&quot; &amp; &quot;, '&quot; &amp; [.L427]  &amp; &quot;', &quot; &amp; &quot;'&quot; &amp; [.H427]  &amp;  &quot;',  'A' , '&quot; &amp; [.L427] &amp;  &quot;', '&quot;&amp;  [.I427]  &amp; &quot;', '&quot; &amp; [.A427] &amp; &quot;' );&quot;" office:value-type="string" office:string-value="(426,1, 'Deuda/Intereses/Devengados por Trabajador', '',  'A' , 'Deuda/Intereses/Devengados por Trabajador', '', '3.13.07.02.02' );" calcext:value-type="string">
            <text:p>(426,1, 'Deuda/Intereses/Devengados por Trabajador', '', <text:s/>'A' , 'Deuda/Intereses/Devengados por Trabajador', '', '3.13.07.02.02' );</text:p>
          </table:table-cell>
          <table:table-cell table:number-columns-repeated="4"/>
          <table:table-cell table:formula="of:=IF([.L427] &lt;&gt; &quot;&quot;;[.$P$1] &amp;  [.P427]; &quot;&quot;)" office:value-type="string" office:string-value="INSERT INTO proceso(id_proceso, id_aplicacion, denominacion, ruta_menu, estatus, descripcion, url, jerarquia_menu)VALUES (426,1, 'Deuda/Intereses/Devengados por Trabajador', '',  'A' , 'Deuda/Intereses/Devengados por Trabajador', '', '3.13.07.02.02' );" calcext:value-type="string">
            <text:p>INSERT INTO proceso(id_proceso, id_aplicacion, denominacion, ruta_menu, estatus, descripcion, url, jerarquia_menu)VALUES (426,1, 'Deuda/Intereses/Devengados por Trabajador', '', <text:s/>'A' , 'Deuda/Intereses/Devengados por Trabajador', '', '3.13.07.02.02' );</text:p>
          </table:table-cell>
          <table:table-cell table:number-columns-repeated="2"/>
          <table:table-cell table:formula="of:==IF([.L427] &lt;&gt; &quot;&quot;;&quot;INSERT INTO perfil_proceso(id_perfil_proceso, id_perfil, id_proceso, priuse) VALUES (&quot; &amp; [.O427] &amp; &quot;, 1, &quot; &amp; [.N427] &amp; &quot;, 'A'::text);&quot;; &quot;&quot;)" office:value-type="string" office:string-value="INSERT INTO perfil_proceso(id_perfil_proceso, id_perfil, id_proceso, priuse) VALUES (426, 1, 426, 'A'::text);" calcext:value-type="string">
            <text:p>INSERT INTO perfil_proceso(id_perfil_proceso, id_perfil, id_proceso, priuse) VALUES (426, 1, 426, 'A'::text);</text:p>
          </table:table-cell>
        </table:table-row>
        <table:table-row table:style-name="ro3">
          <table:table-cell table:formula="of:=[.$A$420]&amp;&quot;.&quot;&amp;[.E428]" office:value-type="string" office:string-value="3.13.07.03" calcext:value-type="string">
            <text:p>3.13.07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Tasas BCV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28]" office:value-type="string" office:string-value="Tasas BCV" calcext:value-type="string">
            <text:p>Tasas BCV</text:p>
          </table:table-cell>
          <table:table-cell/>
          <table:table-cell table:number-columns-repeated="2" office:value-type="float" office:value="427" calcext:value-type="float">
            <text:p>427</text:p>
          </table:table-cell>
          <table:table-cell table:style-name="ce3" table:formula="of:=&quot;(&quot; &amp; [.N428] &amp; &quot;,&quot; &amp; &quot;1&quot; &amp; &quot;, '&quot; &amp; [.L428]  &amp; &quot;', &quot; &amp; &quot;'&quot; &amp; [.H428]  &amp;  &quot;',  'A' , '&quot; &amp; [.L428] &amp;  &quot;', '&quot;&amp;  [.I428]  &amp; &quot;', '&quot; &amp; [.A428] &amp; &quot;' );&quot;" office:value-type="string" office:string-value="(427,1, 'Tasas BCV', '',  'A' , 'Tasas BCV', '', '3.13.07.03' );" calcext:value-type="string">
            <text:p>(427,1, 'Tasas BCV', '', <text:s/>'A' , 'Tasas BCV', '', '3.13.07.03' );</text:p>
          </table:table-cell>
          <table:table-cell table:number-columns-repeated="4"/>
          <table:table-cell table:formula="of:=IF([.L428] &lt;&gt; &quot;&quot;;[.$P$1] &amp;  [.P428]; &quot;&quot;)" office:value-type="string" office:string-value="INSERT INTO proceso(id_proceso, id_aplicacion, denominacion, ruta_menu, estatus, descripcion, url, jerarquia_menu)VALUES (427,1, 'Tasas BCV', '',  'A' , 'Tasas BCV', '', '3.13.07.03' );" calcext:value-type="string">
            <text:p>INSERT INTO proceso(id_proceso, id_aplicacion, denominacion, ruta_menu, estatus, descripcion, url, jerarquia_menu)VALUES (427,1, 'Tasas BCV', '', <text:s/>'A' , 'Tasas BCV', '', '3.13.07.03' );</text:p>
          </table:table-cell>
          <table:table-cell table:number-columns-repeated="2"/>
          <table:table-cell table:formula="of:==IF([.L428] &lt;&gt; &quot;&quot;;&quot;INSERT INTO perfil_proceso(id_perfil_proceso, id_perfil, id_proceso, priuse) VALUES (&quot; &amp; [.O428] &amp; &quot;, 1, &quot; &amp; [.N428] &amp; &quot;, 'A'::text);&quot;; &quot;&quot;)" office:value-type="string" office:string-value="INSERT INTO perfil_proceso(id_perfil_proceso, id_perfil, id_proceso, priuse) VALUES (427, 1, 427, 'A'::text);" calcext:value-type="string">
            <text:p>INSERT INTO perfil_proceso(id_perfil_proceso, id_perfil, id_proceso, priuse) VALUES (427, 1, 427, 'A'::text);</text:p>
          </table:table-cell>
        </table:table-row>
        <table:table-row table:style-name="ro3">
          <table:table-cell table:formula="of:=[.$A$157]&amp;&quot;.&quot;&amp;[.C429]" office:value-type="string" office:string-value="3.14" calcext:value-type="string">
            <text:p>3.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ubilaciones y Pensione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429]" office:value-type="string" office:string-value="Jubilaciones y Pensiones" calcext:value-type="string">
            <text:p>Jubilaciones y Pensiones</text:p>
          </table:table-cell>
          <table:table-cell/>
          <table:table-cell table:number-columns-repeated="2" office:value-type="float" office:value="428" calcext:value-type="float">
            <text:p>428</text:p>
          </table:table-cell>
          <table:table-cell table:style-name="ce3" table:formula="of:=&quot;(&quot; &amp; [.N429] &amp; &quot;,&quot; &amp; &quot;1&quot; &amp; &quot;, '&quot; &amp; [.L429]  &amp; &quot;', &quot; &amp; &quot;'&quot; &amp; [.H429]  &amp;  &quot;',  'A' , '&quot; &amp; [.L429] &amp;  &quot;', '&quot;&amp;  [.I429]  &amp; &quot;', '&quot; &amp; [.A429] &amp; &quot;' );&quot;" office:value-type="string" office:string-value="(428,1, 'Jubilaciones y Pensiones', '',  'A' , 'Jubilaciones y Pensiones', '', '3.14' );" calcext:value-type="string">
            <text:p>(428,1, 'Jubilaciones y Pensiones', '', <text:s/>'A' , 'Jubilaciones y Pensiones', '', '3.14' );</text:p>
          </table:table-cell>
          <table:table-cell table:number-columns-repeated="4"/>
          <table:table-cell table:formula="of:=IF([.L429] &lt;&gt; &quot;&quot;;[.$P$1] &amp;  [.P429]; &quot;&quot;)" office:value-type="string" office:string-value="INSERT INTO proceso(id_proceso, id_aplicacion, denominacion, ruta_menu, estatus, descripcion, url, jerarquia_menu)VALUES (428,1, 'Jubilaciones y Pensiones', '',  'A' , 'Jubilaciones y Pensiones', '', '3.14' );" calcext:value-type="string">
            <text:p>INSERT INTO proceso(id_proceso, id_aplicacion, denominacion, ruta_menu, estatus, descripcion, url, jerarquia_menu)VALUES (428,1, 'Jubilaciones y Pensiones', '', <text:s/>'A' , 'Jubilaciones y Pensiones', '', '3.14' );</text:p>
          </table:table-cell>
          <table:table-cell table:number-columns-repeated="2"/>
          <table:table-cell table:formula="of:==IF([.L429] &lt;&gt; &quot;&quot;;&quot;INSERT INTO perfil_proceso(id_perfil_proceso, id_perfil, id_proceso, priuse) VALUES (&quot; &amp; [.O429] &amp; &quot;, 1, &quot; &amp; [.N429] &amp; &quot;, 'A'::text);&quot;; &quot;&quot;)" office:value-type="string" office:string-value="INSERT INTO perfil_proceso(id_perfil_proceso, id_perfil, id_proceso, priuse) VALUES (428, 1, 428, 'A'::text);" calcext:value-type="string">
            <text:p>INSERT INTO perfil_proceso(id_perfil_proceso, id_perfil, id_proceso, priuse) VALUES (428, 1, 428, 'A'::text);</text:p>
          </table:table-cell>
        </table:table-row>
        <table:table-row table:style-name="ro3">
          <table:table-cell table:formula="of:=[.$A$429]&amp;&quot;.&quot;&amp;[.D430]" office:value-type="string" office:string-value="3.14.01" calcext:value-type="string">
            <text:p>3.14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alcular el Tiempo de Servicio en AP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30]" office:value-type="string" office:string-value="Calcular el Tiempo de Servicio en APN" calcext:value-type="string">
            <text:p>Calcular el Tiempo de Servicio en APN</text:p>
          </table:table-cell>
          <table:table-cell/>
          <table:table-cell table:number-columns-repeated="2" office:value-type="float" office:value="429" calcext:value-type="float">
            <text:p>429</text:p>
          </table:table-cell>
          <table:table-cell table:style-name="ce3" table:formula="of:=&quot;(&quot; &amp; [.N430] &amp; &quot;,&quot; &amp; &quot;1&quot; &amp; &quot;, '&quot; &amp; [.L430]  &amp; &quot;', &quot; &amp; &quot;'&quot; &amp; [.H430]  &amp;  &quot;',  'A' , '&quot; &amp; [.L430] &amp;  &quot;', '&quot;&amp;  [.I430]  &amp; &quot;', '&quot; &amp; [.A430] &amp; &quot;' );&quot;" office:value-type="string" office:string-value="(429,1, 'Calcular el Tiempo de Servicio en APN', '',  'A' , 'Calcular el Tiempo de Servicio en APN', '', '3.14.01' );" calcext:value-type="string">
            <text:p>(429,1, 'Calcular el Tiempo de Servicio en APN', '', <text:s/>'A' , 'Calcular el Tiempo de Servicio en APN', '', '3.14.01' );</text:p>
          </table:table-cell>
          <table:table-cell table:number-columns-repeated="4"/>
          <table:table-cell table:formula="of:=IF([.L430] &lt;&gt; &quot;&quot;;[.$P$1] &amp;  [.P430]; &quot;&quot;)" office:value-type="string" office:string-value="INSERT INTO proceso(id_proceso, id_aplicacion, denominacion, ruta_menu, estatus, descripcion, url, jerarquia_menu)VALUES (429,1, 'Calcular el Tiempo de Servicio en APN', '',  'A' , 'Calcular el Tiempo de Servicio en APN', '', '3.14.01' );" calcext:value-type="string">
            <text:p>INSERT INTO proceso(id_proceso, id_aplicacion, denominacion, ruta_menu, estatus, descripcion, url, jerarquia_menu)VALUES (429,1, 'Calcular el Tiempo de Servicio en APN', '', <text:s/>'A' , 'Calcular el Tiempo de Servicio en APN', '', '3.14.01' );</text:p>
          </table:table-cell>
          <table:table-cell table:number-columns-repeated="2"/>
          <table:table-cell table:formula="of:==IF([.L430] &lt;&gt; &quot;&quot;;&quot;INSERT INTO perfil_proceso(id_perfil_proceso, id_perfil, id_proceso, priuse) VALUES (&quot; &amp; [.O430] &amp; &quot;, 1, &quot; &amp; [.N430] &amp; &quot;, 'A'::text);&quot;; &quot;&quot;)" office:value-type="string" office:string-value="INSERT INTO perfil_proceso(id_perfil_proceso, id_perfil, id_proceso, priuse) VALUES (429, 1, 429, 'A'::text);" calcext:value-type="string">
            <text:p>INSERT INTO perfil_proceso(id_perfil_proceso, id_perfil, id_proceso, priuse) VALUES (429, 1, 429, 'A'::text);</text:p>
          </table:table-cell>
        </table:table-row>
        <table:table-row table:style-name="ro3">
          <table:table-cell table:formula="of:=[.$A$429]&amp;&quot;.&quot;&amp;[.D431]" office:value-type="string" office:string-value="3.14.02" calcext:value-type="string">
            <text:p>3.14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arámetros Jubilació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31]" office:value-type="string" office:string-value="Parámetros Jubilación" calcext:value-type="string">
            <text:p>Parámetros Jubilación</text:p>
          </table:table-cell>
          <table:table-cell/>
          <table:table-cell table:number-columns-repeated="2" office:value-type="float" office:value="430" calcext:value-type="float">
            <text:p>430</text:p>
          </table:table-cell>
          <table:table-cell table:style-name="ce3" table:formula="of:=&quot;(&quot; &amp; [.N431] &amp; &quot;,&quot; &amp; &quot;1&quot; &amp; &quot;, '&quot; &amp; [.L431]  &amp; &quot;', &quot; &amp; &quot;'&quot; &amp; [.H431]  &amp;  &quot;',  'A' , '&quot; &amp; [.L431] &amp;  &quot;', '&quot;&amp;  [.I431]  &amp; &quot;', '&quot; &amp; [.A431] &amp; &quot;' );&quot;" office:value-type="string" office:string-value="(430,1, 'Parámetros Jubilación', '',  'A' , 'Parámetros Jubilación', '', '3.14.02' );" calcext:value-type="string">
            <text:p>(430,1, 'Parámetros Jubilación', '', <text:s/>'A' , 'Parámetros Jubilación', '', '3.14.02' );</text:p>
          </table:table-cell>
          <table:table-cell table:number-columns-repeated="4"/>
          <table:table-cell table:formula="of:=IF([.L431] &lt;&gt; &quot;&quot;;[.$P$1] &amp;  [.P431]; &quot;&quot;)" office:value-type="string" office:string-value="INSERT INTO proceso(id_proceso, id_aplicacion, denominacion, ruta_menu, estatus, descripcion, url, jerarquia_menu)VALUES (430,1, 'Parámetros Jubilación', '',  'A' , 'Parámetros Jubilación', '', '3.14.02' );" calcext:value-type="string">
            <text:p>INSERT INTO proceso(id_proceso, id_aplicacion, denominacion, ruta_menu, estatus, descripcion, url, jerarquia_menu)VALUES (430,1, 'Parámetros Jubilación', '', <text:s/>'A' , 'Parámetros Jubilación', '', '3.14.02' );</text:p>
          </table:table-cell>
          <table:table-cell table:number-columns-repeated="2"/>
          <table:table-cell table:formula="of:==IF([.L431] &lt;&gt; &quot;&quot;;&quot;INSERT INTO perfil_proceso(id_perfil_proceso, id_perfil, id_proceso, priuse) VALUES (&quot; &amp; [.O431] &amp; &quot;, 1, &quot; &amp; [.N431] &amp; &quot;, 'A'::text);&quot;; &quot;&quot;)" office:value-type="string" office:string-value="INSERT INTO perfil_proceso(id_perfil_proceso, id_perfil, id_proceso, priuse) VALUES (430, 1, 430, 'A'::text);" calcext:value-type="string">
            <text:p>INSERT INTO perfil_proceso(id_perfil_proceso, id_perfil, id_proceso, priuse) VALUES (430, 1, 430, 'A'::text);</text:p>
          </table:table-cell>
        </table:table-row>
        <table:table-row table:style-name="ro3">
          <table:table-cell table:formula="of:=[.$A$429]&amp;&quot;.&quot;&amp;[.D432]" office:value-type="string" office:string-value="3.14.03" calcext:value-type="string">
            <text:p>3.14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arámetros Pensión Invalidez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32]" office:value-type="string" office:string-value="Parámetros Pensión Invalidez" calcext:value-type="string">
            <text:p>Parámetros Pensión Invalidez</text:p>
          </table:table-cell>
          <table:table-cell/>
          <table:table-cell table:number-columns-repeated="2" office:value-type="float" office:value="431" calcext:value-type="float">
            <text:p>431</text:p>
          </table:table-cell>
          <table:table-cell table:style-name="ce3" table:formula="of:=&quot;(&quot; &amp; [.N432] &amp; &quot;,&quot; &amp; &quot;1&quot; &amp; &quot;, '&quot; &amp; [.L432]  &amp; &quot;', &quot; &amp; &quot;'&quot; &amp; [.H432]  &amp;  &quot;',  'A' , '&quot; &amp; [.L432] &amp;  &quot;', '&quot;&amp;  [.I432]  &amp; &quot;', '&quot; &amp; [.A432] &amp; &quot;' );&quot;" office:value-type="string" office:string-value="(431,1, 'Parámetros Pensión Invalidez', '',  'A' , 'Parámetros Pensión Invalidez', '', '3.14.03' );" calcext:value-type="string">
            <text:p>(431,1, 'Parámetros Pensión Invalidez', '', <text:s/>'A' , 'Parámetros Pensión Invalidez', '', '3.14.03' );</text:p>
          </table:table-cell>
          <table:table-cell table:number-columns-repeated="4"/>
          <table:table-cell table:formula="of:=IF([.L432] &lt;&gt; &quot;&quot;;[.$P$1] &amp;  [.P432]; &quot;&quot;)" office:value-type="string" office:string-value="INSERT INTO proceso(id_proceso, id_aplicacion, denominacion, ruta_menu, estatus, descripcion, url, jerarquia_menu)VALUES (431,1, 'Parámetros Pensión Invalidez', '',  'A' , 'Parámetros Pensión Invalidez', '', '3.14.03' );" calcext:value-type="string">
            <text:p>INSERT INTO proceso(id_proceso, id_aplicacion, denominacion, ruta_menu, estatus, descripcion, url, jerarquia_menu)VALUES (431,1, 'Parámetros Pensión Invalidez', '', <text:s/>'A' , 'Parámetros Pensión Invalidez', '', '3.14.03' );</text:p>
          </table:table-cell>
          <table:table-cell table:number-columns-repeated="2"/>
          <table:table-cell table:formula="of:==IF([.L432] &lt;&gt; &quot;&quot;;&quot;INSERT INTO perfil_proceso(id_perfil_proceso, id_perfil, id_proceso, priuse) VALUES (&quot; &amp; [.O432] &amp; &quot;, 1, &quot; &amp; [.N432] &amp; &quot;, 'A'::text);&quot;; &quot;&quot;)" office:value-type="string" office:string-value="INSERT INTO perfil_proceso(id_perfil_proceso, id_perfil, id_proceso, priuse) VALUES (431, 1, 431, 'A'::text);" calcext:value-type="string">
            <text:p>INSERT INTO perfil_proceso(id_perfil_proceso, id_perfil, id_proceso, priuse) VALUES (431, 1, 431, 'A'::text);</text:p>
          </table:table-cell>
        </table:table-row>
        <table:table-row table:style-name="ro3">
          <table:table-cell table:formula="of:=[.$A$429]&amp;&quot;.&quot;&amp;[.D433]" office:value-type="string" office:string-value="3.14.04" calcext:value-type="string">
            <text:p>3.14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Suspender a Jubilados por Fé de Vid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33]" office:value-type="string" office:string-value="Suspender a Jubilados por Fé de Vida" calcext:value-type="string">
            <text:p>Suspender a Jubilados por Fé de Vida</text:p>
          </table:table-cell>
          <table:table-cell/>
          <table:table-cell table:number-columns-repeated="2" office:value-type="float" office:value="432" calcext:value-type="float">
            <text:p>432</text:p>
          </table:table-cell>
          <table:table-cell table:style-name="ce3" table:formula="of:=&quot;(&quot; &amp; [.N433] &amp; &quot;,&quot; &amp; &quot;1&quot; &amp; &quot;, '&quot; &amp; [.L433]  &amp; &quot;', &quot; &amp; &quot;'&quot; &amp; [.H433]  &amp;  &quot;',  'A' , '&quot; &amp; [.L433] &amp;  &quot;', '&quot;&amp;  [.I433]  &amp; &quot;', '&quot; &amp; [.A433] &amp; &quot;' );&quot;" office:value-type="string" office:string-value="(432,1, 'Suspender a Jubilados por Fé de Vida', '',  'A' , 'Suspender a Jubilados por Fé de Vida', '', '3.14.04' );" calcext:value-type="string">
            <text:p>(432,1, 'Suspender a Jubilados por Fé de Vida', '', <text:s/>'A' , 'Suspender a Jubilados por Fé de Vida', '', '3.14.04' );</text:p>
          </table:table-cell>
          <table:table-cell table:number-columns-repeated="4"/>
          <table:table-cell table:formula="of:=IF([.L433] &lt;&gt; &quot;&quot;;[.$P$1] &amp;  [.P433]; &quot;&quot;)" office:value-type="string" office:string-value="INSERT INTO proceso(id_proceso, id_aplicacion, denominacion, ruta_menu, estatus, descripcion, url, jerarquia_menu)VALUES (432,1, 'Suspender a Jubilados por Fé de Vida', '',  'A' , 'Suspender a Jubilados por Fé de Vida', '', '3.14.04' );" calcext:value-type="string">
            <text:p>INSERT INTO proceso(id_proceso, id_aplicacion, denominacion, ruta_menu, estatus, descripcion, url, jerarquia_menu)VALUES (432,1, 'Suspender a Jubilados por Fé de Vida', '', <text:s/>'A' , 'Suspender a Jubilados por Fé de Vida', '', '3.14.04' );</text:p>
          </table:table-cell>
          <table:table-cell table:number-columns-repeated="2"/>
          <table:table-cell table:formula="of:==IF([.L433] &lt;&gt; &quot;&quot;;&quot;INSERT INTO perfil_proceso(id_perfil_proceso, id_perfil, id_proceso, priuse) VALUES (&quot; &amp; [.O433] &amp; &quot;, 1, &quot; &amp; [.N433] &amp; &quot;, 'A'::text);&quot;; &quot;&quot;)" office:value-type="string" office:string-value="INSERT INTO perfil_proceso(id_perfil_proceso, id_perfil, id_proceso, priuse) VALUES (432, 1, 432, 'A'::text);" calcext:value-type="string">
            <text:p>INSERT INTO perfil_proceso(id_perfil_proceso, id_perfil, id_proceso, priuse) VALUES (432, 1, 432, 'A'::text);</text:p>
          </table:table-cell>
        </table:table-row>
        <table:table-row table:style-name="ro3">
          <table:table-cell table:formula="of:=[.$A$429]&amp;&quot;.&quot;&amp;[.D434]" office:value-type="string" office:string-value="3.14.05" calcext:value-type="string">
            <text:p>3.14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Desactivar Fé de Vida a Jubilad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34]" office:value-type="string" office:string-value="Desactivar Fé de Vida a Jubilados" calcext:value-type="string">
            <text:p>Desactivar Fé de Vida a Jubilados</text:p>
          </table:table-cell>
          <table:table-cell/>
          <table:table-cell table:number-columns-repeated="2" office:value-type="float" office:value="433" calcext:value-type="float">
            <text:p>433</text:p>
          </table:table-cell>
          <table:table-cell table:style-name="ce3" table:formula="of:=&quot;(&quot; &amp; [.N434] &amp; &quot;,&quot; &amp; &quot;1&quot; &amp; &quot;, '&quot; &amp; [.L434]  &amp; &quot;', &quot; &amp; &quot;'&quot; &amp; [.H434]  &amp;  &quot;',  'A' , '&quot; &amp; [.L434] &amp;  &quot;', '&quot;&amp;  [.I434]  &amp; &quot;', '&quot; &amp; [.A434] &amp; &quot;' );&quot;" office:value-type="string" office:string-value="(433,1, 'Desactivar Fé de Vida a Jubilados', '',  'A' , 'Desactivar Fé de Vida a Jubilados', '', '3.14.05' );" calcext:value-type="string">
            <text:p>(433,1, 'Desactivar Fé de Vida a Jubilados', '', <text:s/>'A' , 'Desactivar Fé de Vida a Jubilados', '', '3.14.05' );</text:p>
          </table:table-cell>
          <table:table-cell table:number-columns-repeated="4"/>
          <table:table-cell table:formula="of:=IF([.L434] &lt;&gt; &quot;&quot;;[.$P$1] &amp;  [.P434]; &quot;&quot;)" office:value-type="string" office:string-value="INSERT INTO proceso(id_proceso, id_aplicacion, denominacion, ruta_menu, estatus, descripcion, url, jerarquia_menu)VALUES (433,1, 'Desactivar Fé de Vida a Jubilados', '',  'A' , 'Desactivar Fé de Vida a Jubilados', '', '3.14.05' );" calcext:value-type="string">
            <text:p>INSERT INTO proceso(id_proceso, id_aplicacion, denominacion, ruta_menu, estatus, descripcion, url, jerarquia_menu)VALUES (433,1, 'Desactivar Fé de Vida a Jubilados', '', <text:s/>'A' , 'Desactivar Fé de Vida a Jubilados', '', '3.14.05' );</text:p>
          </table:table-cell>
          <table:table-cell table:number-columns-repeated="2"/>
          <table:table-cell table:formula="of:==IF([.L434] &lt;&gt; &quot;&quot;;&quot;INSERT INTO perfil_proceso(id_perfil_proceso, id_perfil, id_proceso, priuse) VALUES (&quot; &amp; [.O434] &amp; &quot;, 1, &quot; &amp; [.N434] &amp; &quot;, 'A'::text);&quot;; &quot;&quot;)" office:value-type="string" office:string-value="INSERT INTO perfil_proceso(id_perfil_proceso, id_perfil, id_proceso, priuse) VALUES (433, 1, 433, 'A'::text);" calcext:value-type="string">
            <text:p>INSERT INTO perfil_proceso(id_perfil_proceso, id_perfil, id_proceso, priuse) VALUES (433, 1, 433, 'A'::text);</text:p>
          </table:table-cell>
        </table:table-row>
        <table:table-row table:style-name="ro3">
          <table:table-cell table:formula="of:=[.$A$429]&amp;&quot;.&quot;&amp;[.D435]" office:value-type="string" office:string-value="3.14.06" calcext:value-type="string">
            <text:p>3.14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Actualizar Estatus y Fé de Vid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35]" office:value-type="string" office:string-value="Actualizar Estatus y Fé de Vida" calcext:value-type="string">
            <text:p>Actualizar Estatus y Fé de Vida</text:p>
          </table:table-cell>
          <table:table-cell/>
          <table:table-cell table:number-columns-repeated="2" office:value-type="float" office:value="434" calcext:value-type="float">
            <text:p>434</text:p>
          </table:table-cell>
          <table:table-cell table:style-name="ce3" table:formula="of:=&quot;(&quot; &amp; [.N435] &amp; &quot;,&quot; &amp; &quot;1&quot; &amp; &quot;, '&quot; &amp; [.L435]  &amp; &quot;', &quot; &amp; &quot;'&quot; &amp; [.H435]  &amp;  &quot;',  'A' , '&quot; &amp; [.L435] &amp;  &quot;', '&quot;&amp;  [.I435]  &amp; &quot;', '&quot; &amp; [.A435] &amp; &quot;' );&quot;" office:value-type="string" office:string-value="(434,1, 'Actualizar Estatus y Fé de Vida', '',  'A' , 'Actualizar Estatus y Fé de Vida', '', '3.14.06' );" calcext:value-type="string">
            <text:p>(434,1, 'Actualizar Estatus y Fé de Vida', '', <text:s/>'A' , 'Actualizar Estatus y Fé de Vida', '', '3.14.06' );</text:p>
          </table:table-cell>
          <table:table-cell table:number-columns-repeated="4"/>
          <table:table-cell table:formula="of:=IF([.L435] &lt;&gt; &quot;&quot;;[.$P$1] &amp;  [.P435]; &quot;&quot;)" office:value-type="string" office:string-value="INSERT INTO proceso(id_proceso, id_aplicacion, denominacion, ruta_menu, estatus, descripcion, url, jerarquia_menu)VALUES (434,1, 'Actualizar Estatus y Fé de Vida', '',  'A' , 'Actualizar Estatus y Fé de Vida', '', '3.14.06' );" calcext:value-type="string">
            <text:p>INSERT INTO proceso(id_proceso, id_aplicacion, denominacion, ruta_menu, estatus, descripcion, url, jerarquia_menu)VALUES (434,1, 'Actualizar Estatus y Fé de Vida', '', <text:s/>'A' , 'Actualizar Estatus y Fé de Vida', '', '3.14.06' );</text:p>
          </table:table-cell>
          <table:table-cell table:number-columns-repeated="2"/>
          <table:table-cell table:formula="of:==IF([.L435] &lt;&gt; &quot;&quot;;&quot;INSERT INTO perfil_proceso(id_perfil_proceso, id_perfil, id_proceso, priuse) VALUES (&quot; &amp; [.O435] &amp; &quot;, 1, &quot; &amp; [.N435] &amp; &quot;, 'A'::text);&quot;; &quot;&quot;)" office:value-type="string" office:string-value="INSERT INTO perfil_proceso(id_perfil_proceso, id_perfil, id_proceso, priuse) VALUES (434, 1, 434, 'A'::text);" calcext:value-type="string">
            <text:p>INSERT INTO perfil_proceso(id_perfil_proceso, id_perfil, id_proceso, priuse) VALUES (434, 1, 434, 'A'::text);</text:p>
          </table:table-cell>
        </table:table-row>
        <table:table-row table:style-name="ro3">
          <table:table-cell table:formula="of:=[.$A$429]&amp;&quot;.&quot;&amp;[.D436]" office:value-type="string" office:string-value="3.14.07" calcext:value-type="string">
            <text:p>3.14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Datos Personal Jubilad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36]" office:value-type="string" office:string-value="Datos Personal Jubilado" calcext:value-type="string">
            <text:p>Datos Personal Jubilado</text:p>
          </table:table-cell>
          <table:table-cell/>
          <table:table-cell table:number-columns-repeated="2" office:value-type="float" office:value="435" calcext:value-type="float">
            <text:p>435</text:p>
          </table:table-cell>
          <table:table-cell table:style-name="ce3" table:formula="of:=&quot;(&quot; &amp; [.N436] &amp; &quot;,&quot; &amp; &quot;1&quot; &amp; &quot;, '&quot; &amp; [.L436]  &amp; &quot;', &quot; &amp; &quot;'&quot; &amp; [.H436]  &amp;  &quot;',  'A' , '&quot; &amp; [.L436] &amp;  &quot;', '&quot;&amp;  [.I436]  &amp; &quot;', '&quot; &amp; [.A436] &amp; &quot;' );&quot;" office:value-type="string" office:string-value="(435,1, 'Datos Personal Jubilado', '',  'A' , 'Datos Personal Jubilado', '', '3.14.07' );" calcext:value-type="string">
            <text:p>(435,1, 'Datos Personal Jubilado', '', <text:s/>'A' , 'Datos Personal Jubilado', '', '3.14.07' );</text:p>
          </table:table-cell>
          <table:table-cell table:number-columns-repeated="4"/>
          <table:table-cell table:formula="of:=IF([.L436] &lt;&gt; &quot;&quot;;[.$P$1] &amp;  [.P436]; &quot;&quot;)" office:value-type="string" office:string-value="INSERT INTO proceso(id_proceso, id_aplicacion, denominacion, ruta_menu, estatus, descripcion, url, jerarquia_menu)VALUES (435,1, 'Datos Personal Jubilado', '',  'A' , 'Datos Personal Jubilado', '', '3.14.07' );" calcext:value-type="string">
            <text:p>INSERT INTO proceso(id_proceso, id_aplicacion, denominacion, ruta_menu, estatus, descripcion, url, jerarquia_menu)VALUES (435,1, 'Datos Personal Jubilado', '', <text:s/>'A' , 'Datos Personal Jubilado', '', '3.14.07' );</text:p>
          </table:table-cell>
          <table:table-cell table:number-columns-repeated="2"/>
          <table:table-cell table:formula="of:==IF([.L436] &lt;&gt; &quot;&quot;;&quot;INSERT INTO perfil_proceso(id_perfil_proceso, id_perfil, id_proceso, priuse) VALUES (&quot; &amp; [.O436] &amp; &quot;, 1, &quot; &amp; [.N436] &amp; &quot;, 'A'::text);&quot;; &quot;&quot;)" office:value-type="string" office:string-value="INSERT INTO perfil_proceso(id_perfil_proceso, id_perfil, id_proceso, priuse) VALUES (435, 1, 435, 'A'::text);" calcext:value-type="string">
            <text:p>INSERT INTO perfil_proceso(id_perfil_proceso, id_perfil, id_proceso, priuse) VALUES (435, 1, 435, 'A'::text);</text:p>
          </table:table-cell>
        </table:table-row>
        <table:table-row table:style-name="ro3">
          <table:table-cell table:formula="of:=[.$A$429]&amp;&quot;.&quot;&amp;[.D437]" office:value-type="string" office:string-value="3.14.08" calcext:value-type="string">
            <text:p>3.14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Datos Pensionados Sobrevivien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37]" office:value-type="string" office:string-value="Datos Pensionados Sobrevivientes" calcext:value-type="string">
            <text:p>Datos Pensionados Sobrevivientes</text:p>
          </table:table-cell>
          <table:table-cell/>
          <table:table-cell table:number-columns-repeated="2" office:value-type="float" office:value="436" calcext:value-type="float">
            <text:p>436</text:p>
          </table:table-cell>
          <table:table-cell table:style-name="ce3" table:formula="of:=&quot;(&quot; &amp; [.N437] &amp; &quot;,&quot; &amp; &quot;1&quot; &amp; &quot;, '&quot; &amp; [.L437]  &amp; &quot;', &quot; &amp; &quot;'&quot; &amp; [.H437]  &amp;  &quot;',  'A' , '&quot; &amp; [.L437] &amp;  &quot;', '&quot;&amp;  [.I437]  &amp; &quot;', '&quot; &amp; [.A437] &amp; &quot;' );&quot;" office:value-type="string" office:string-value="(436,1, 'Datos Pensionados Sobrevivientes', '',  'A' , 'Datos Pensionados Sobrevivientes', '', '3.14.08' );" calcext:value-type="string">
            <text:p>(436,1, 'Datos Pensionados Sobrevivientes', '', <text:s/>'A' , 'Datos Pensionados Sobrevivientes', '', '3.14.08' );</text:p>
          </table:table-cell>
          <table:table-cell table:number-columns-repeated="4"/>
          <table:table-cell table:formula="of:=IF([.L437] &lt;&gt; &quot;&quot;;[.$P$1] &amp;  [.P437]; &quot;&quot;)" office:value-type="string" office:string-value="INSERT INTO proceso(id_proceso, id_aplicacion, denominacion, ruta_menu, estatus, descripcion, url, jerarquia_menu)VALUES (436,1, 'Datos Pensionados Sobrevivientes', '',  'A' , 'Datos Pensionados Sobrevivientes', '', '3.14.08' );" calcext:value-type="string">
            <text:p>INSERT INTO proceso(id_proceso, id_aplicacion, denominacion, ruta_menu, estatus, descripcion, url, jerarquia_menu)VALUES (436,1, 'Datos Pensionados Sobrevivientes', '', <text:s/>'A' , 'Datos Pensionados Sobrevivientes', '', '3.14.08' );</text:p>
          </table:table-cell>
          <table:table-cell table:number-columns-repeated="2"/>
          <table:table-cell table:formula="of:==IF([.L437] &lt;&gt; &quot;&quot;;&quot;INSERT INTO perfil_proceso(id_perfil_proceso, id_perfil, id_proceso, priuse) VALUES (&quot; &amp; [.O437] &amp; &quot;, 1, &quot; &amp; [.N437] &amp; &quot;, 'A'::text);&quot;; &quot;&quot;)" office:value-type="string" office:string-value="INSERT INTO perfil_proceso(id_perfil_proceso, id_perfil, id_proceso, priuse) VALUES (436, 1, 436, 'A'::text);" calcext:value-type="string">
            <text:p>INSERT INTO perfil_proceso(id_perfil_proceso, id_perfil, id_proceso, priuse) VALUES (436, 1, 436, 'A'::text);</text:p>
          </table:table-cell>
        </table:table-row>
        <table:table-row table:style-name="ro3">
          <table:table-cell table:formula="of:=[.$A$157]&amp;&quot;.&quot;&amp;[.C438]" office:value-type="string" office:string-value="3.15" calcext:value-type="string">
            <text:p>3.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ormulación y Ejecución Presupuestari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438]" office:value-type="string" office:string-value="Formulación y Ejecución Presupuestaria" calcext:value-type="string">
            <text:p>Formulación y Ejecución Presupuestaria</text:p>
          </table:table-cell>
          <table:table-cell/>
          <table:table-cell table:number-columns-repeated="2" office:value-type="float" office:value="437" calcext:value-type="float">
            <text:p>437</text:p>
          </table:table-cell>
          <table:table-cell table:style-name="ce3" table:formula="of:=&quot;(&quot; &amp; [.N438] &amp; &quot;,&quot; &amp; &quot;1&quot; &amp; &quot;, '&quot; &amp; [.L438]  &amp; &quot;', &quot; &amp; &quot;'&quot; &amp; [.H438]  &amp;  &quot;',  'A' , '&quot; &amp; [.L438] &amp;  &quot;', '&quot;&amp;  [.I438]  &amp; &quot;', '&quot; &amp; [.A438] &amp; &quot;' );&quot;" office:value-type="string" office:string-value="(437,1, 'Formulación y Ejecución Presupuestaria', '',  'A' , 'Formulación y Ejecución Presupuestaria', '', '3.15' );" calcext:value-type="string">
            <text:p>(437,1, 'Formulación y Ejecución Presupuestaria', '', <text:s/>'A' , 'Formulación y Ejecución Presupuestaria', '', '3.15' );</text:p>
          </table:table-cell>
          <table:table-cell table:number-columns-repeated="4"/>
          <table:table-cell table:formula="of:=IF([.L438] &lt;&gt; &quot;&quot;;[.$P$1] &amp;  [.P438]; &quot;&quot;)" office:value-type="string" office:string-value="INSERT INTO proceso(id_proceso, id_aplicacion, denominacion, ruta_menu, estatus, descripcion, url, jerarquia_menu)VALUES (437,1, 'Formulación y Ejecución Presupuestaria', '',  'A' , 'Formulación y Ejecución Presupuestaria', '', '3.15' );" calcext:value-type="string">
            <text:p>INSERT INTO proceso(id_proceso, id_aplicacion, denominacion, ruta_menu, estatus, descripcion, url, jerarquia_menu)VALUES (437,1, 'Formulación y Ejecución Presupuestaria', '', <text:s/>'A' , 'Formulación y Ejecución Presupuestaria', '', '3.15' );</text:p>
          </table:table-cell>
          <table:table-cell table:number-columns-repeated="2"/>
          <table:table-cell table:formula="of:==IF([.L438] &lt;&gt; &quot;&quot;;&quot;INSERT INTO perfil_proceso(id_perfil_proceso, id_perfil, id_proceso, priuse) VALUES (&quot; &amp; [.O438] &amp; &quot;, 1, &quot; &amp; [.N438] &amp; &quot;, 'A'::text);&quot;; &quot;&quot;)" office:value-type="string" office:string-value="INSERT INTO perfil_proceso(id_perfil_proceso, id_perfil, id_proceso, priuse) VALUES (437, 1, 437, 'A'::text);" calcext:value-type="string">
            <text:p>INSERT INTO perfil_proceso(id_perfil_proceso, id_perfil, id_proceso, priuse) VALUES (437, 1, 437, 'A'::text);</text:p>
          </table:table-cell>
        </table:table-row>
        <table:table-row table:style-name="ro3">
          <table:table-cell table:formula="of:=[.$A$438]&amp;&quot;.&quot;&amp;[.D439]" office:value-type="string" office:string-value="3.15.01" calcext:value-type="string">
            <text:p>3.15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Estructura Presupuestari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39]" office:value-type="string" office:string-value="Estructura Presupuestaria" calcext:value-type="string">
            <text:p>Estructura Presupuestaria</text:p>
          </table:table-cell>
          <table:table-cell/>
          <table:table-cell table:number-columns-repeated="2" office:value-type="float" office:value="438" calcext:value-type="float">
            <text:p>438</text:p>
          </table:table-cell>
          <table:table-cell table:style-name="ce3" table:formula="of:=&quot;(&quot; &amp; [.N439] &amp; &quot;,&quot; &amp; &quot;1&quot; &amp; &quot;, '&quot; &amp; [.L439]  &amp; &quot;', &quot; &amp; &quot;'&quot; &amp; [.H439]  &amp;  &quot;',  'A' , '&quot; &amp; [.L439] &amp;  &quot;', '&quot;&amp;  [.I439]  &amp; &quot;', '&quot; &amp; [.A439] &amp; &quot;' );&quot;" office:value-type="string" office:string-value="(438,1, 'Estructura Presupuestaria', '',  'A' , 'Estructura Presupuestaria', '', '3.15.01' );" calcext:value-type="string">
            <text:p>(438,1, 'Estructura Presupuestaria', '', <text:s/>'A' , 'Estructura Presupuestaria', '', '3.15.01' );</text:p>
          </table:table-cell>
          <table:table-cell table:number-columns-repeated="4"/>
          <table:table-cell table:formula="of:=IF([.L439] &lt;&gt; &quot;&quot;;[.$P$1] &amp;  [.P439]; &quot;&quot;)" office:value-type="string" office:string-value="INSERT INTO proceso(id_proceso, id_aplicacion, denominacion, ruta_menu, estatus, descripcion, url, jerarquia_menu)VALUES (438,1, 'Estructura Presupuestaria', '',  'A' , 'Estructura Presupuestaria', '', '3.15.01' );" calcext:value-type="string">
            <text:p>INSERT INTO proceso(id_proceso, id_aplicacion, denominacion, ruta_menu, estatus, descripcion, url, jerarquia_menu)VALUES (438,1, 'Estructura Presupuestaria', '', <text:s/>'A' , 'Estructura Presupuestaria', '', '3.15.01' );</text:p>
          </table:table-cell>
          <table:table-cell table:number-columns-repeated="2"/>
          <table:table-cell table:formula="of:==IF([.L439] &lt;&gt; &quot;&quot;;&quot;INSERT INTO perfil_proceso(id_perfil_proceso, id_perfil, id_proceso, priuse) VALUES (&quot; &amp; [.O439] &amp; &quot;, 1, &quot; &amp; [.N439] &amp; &quot;, 'A'::text);&quot;; &quot;&quot;)" office:value-type="string" office:string-value="INSERT INTO perfil_proceso(id_perfil_proceso, id_perfil, id_proceso, priuse) VALUES (438, 1, 438, 'A'::text);" calcext:value-type="string">
            <text:p>INSERT INTO perfil_proceso(id_perfil_proceso, id_perfil, id_proceso, priuse) VALUES (438, 1, 438, 'A'::text);</text:p>
          </table:table-cell>
        </table:table-row>
        <table:table-row table:style-name="ro3">
          <table:table-cell table:formula="of:=[.$A$439]&amp;&quot;.&quot;&amp;[.E440]" office:value-type="string" office:string-value="3.15.01.01" calcext:value-type="string">
            <text:p>3.15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Fuentes de Financiamie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40]" office:value-type="string" office:string-value="Fuentes de Financiamiento" calcext:value-type="string">
            <text:p>Fuentes de Financiamiento</text:p>
          </table:table-cell>
          <table:table-cell/>
          <table:table-cell table:number-columns-repeated="2" office:value-type="float" office:value="439" calcext:value-type="float">
            <text:p>439</text:p>
          </table:table-cell>
          <table:table-cell table:style-name="ce3" table:formula="of:=&quot;(&quot; &amp; [.N440] &amp; &quot;,&quot; &amp; &quot;1&quot; &amp; &quot;, '&quot; &amp; [.L440]  &amp; &quot;', &quot; &amp; &quot;'&quot; &amp; [.H440]  &amp;  &quot;',  'A' , '&quot; &amp; [.L440] &amp;  &quot;', '&quot;&amp;  [.I440]  &amp; &quot;', '&quot; &amp; [.A440] &amp; &quot;' );&quot;" office:value-type="string" office:string-value="(439,1, 'Fuentes de Financiamiento', '',  'A' , 'Fuentes de Financiamiento', '', '3.15.01.01' );" calcext:value-type="string">
            <text:p>(439,1, 'Fuentes de Financiamiento', '', <text:s/>'A' , 'Fuentes de Financiamiento', '', '3.15.01.01' );</text:p>
          </table:table-cell>
          <table:table-cell table:number-columns-repeated="4"/>
          <table:table-cell table:formula="of:=IF([.L440] &lt;&gt; &quot;&quot;;[.$P$1] &amp;  [.P440]; &quot;&quot;)" office:value-type="string" office:string-value="INSERT INTO proceso(id_proceso, id_aplicacion, denominacion, ruta_menu, estatus, descripcion, url, jerarquia_menu)VALUES (439,1, 'Fuentes de Financiamiento', '',  'A' , 'Fuentes de Financiamiento', '', '3.15.01.01' );" calcext:value-type="string">
            <text:p>INSERT INTO proceso(id_proceso, id_aplicacion, denominacion, ruta_menu, estatus, descripcion, url, jerarquia_menu)VALUES (439,1, 'Fuentes de Financiamiento', '', <text:s/>'A' , 'Fuentes de Financiamiento', '', '3.15.01.01' );</text:p>
          </table:table-cell>
          <table:table-cell table:number-columns-repeated="2"/>
          <table:table-cell table:formula="of:==IF([.L440] &lt;&gt; &quot;&quot;;&quot;INSERT INTO perfil_proceso(id_perfil_proceso, id_perfil, id_proceso, priuse) VALUES (&quot; &amp; [.O440] &amp; &quot;, 1, &quot; &amp; [.N440] &amp; &quot;, 'A'::text);&quot;; &quot;&quot;)" office:value-type="string" office:string-value="INSERT INTO perfil_proceso(id_perfil_proceso, id_perfil, id_proceso, priuse) VALUES (439, 1, 439, 'A'::text);" calcext:value-type="string">
            <text:p>INSERT INTO perfil_proceso(id_perfil_proceso, id_perfil, id_proceso, priuse) VALUES (439, 1, 439, 'A'::text);</text:p>
          </table:table-cell>
        </table:table-row>
        <table:table-row table:style-name="ro3">
          <table:table-cell table:formula="of:=[.$A$439]&amp;&quot;.&quot;&amp;[.E441]" office:value-type="string" office:string-value="3.15.01.02" calcext:value-type="string">
            <text:p>3.15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uentas Presupuestaria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41]" office:value-type="string" office:string-value="Cuentas Presupuestarias" calcext:value-type="string">
            <text:p>Cuentas Presupuestarias</text:p>
          </table:table-cell>
          <table:table-cell/>
          <table:table-cell table:number-columns-repeated="2" office:value-type="float" office:value="440" calcext:value-type="float">
            <text:p>440</text:p>
          </table:table-cell>
          <table:table-cell table:style-name="ce3" table:formula="of:=&quot;(&quot; &amp; [.N441] &amp; &quot;,&quot; &amp; &quot;1&quot; &amp; &quot;, '&quot; &amp; [.L441]  &amp; &quot;', &quot; &amp; &quot;'&quot; &amp; [.H441]  &amp;  &quot;',  'A' , '&quot; &amp; [.L441] &amp;  &quot;', '&quot;&amp;  [.I441]  &amp; &quot;', '&quot; &amp; [.A441] &amp; &quot;' );&quot;" office:value-type="string" office:string-value="(440,1, 'Cuentas Presupuestarias', '',  'A' , 'Cuentas Presupuestarias', '', '3.15.01.02' );" calcext:value-type="string">
            <text:p>(440,1, 'Cuentas Presupuestarias', '', <text:s/>'A' , 'Cuentas Presupuestarias', '', '3.15.01.02' );</text:p>
          </table:table-cell>
          <table:table-cell table:number-columns-repeated="4"/>
          <table:table-cell table:formula="of:=IF([.L441] &lt;&gt; &quot;&quot;;[.$P$1] &amp;  [.P441]; &quot;&quot;)" office:value-type="string" office:string-value="INSERT INTO proceso(id_proceso, id_aplicacion, denominacion, ruta_menu, estatus, descripcion, url, jerarquia_menu)VALUES (440,1, 'Cuentas Presupuestarias', '',  'A' , 'Cuentas Presupuestarias', '', '3.15.01.02' );" calcext:value-type="string">
            <text:p>INSERT INTO proceso(id_proceso, id_aplicacion, denominacion, ruta_menu, estatus, descripcion, url, jerarquia_menu)VALUES (440,1, 'Cuentas Presupuestarias', '', <text:s/>'A' , 'Cuentas Presupuestarias', '', '3.15.01.02' );</text:p>
          </table:table-cell>
          <table:table-cell table:number-columns-repeated="2"/>
          <table:table-cell table:formula="of:==IF([.L441] &lt;&gt; &quot;&quot;;&quot;INSERT INTO perfil_proceso(id_perfil_proceso, id_perfil, id_proceso, priuse) VALUES (&quot; &amp; [.O441] &amp; &quot;, 1, &quot; &amp; [.N441] &amp; &quot;, 'A'::text);&quot;; &quot;&quot;)" office:value-type="string" office:string-value="INSERT INTO perfil_proceso(id_perfil_proceso, id_perfil, id_proceso, priuse) VALUES (440, 1, 440, 'A'::text);" calcext:value-type="string">
            <text:p>INSERT INTO perfil_proceso(id_perfil_proceso, id_perfil, id_proceso, priuse) VALUES (440, 1, 440, 'A'::text);</text:p>
          </table:table-cell>
        </table:table-row>
        <table:table-row table:style-name="ro3">
          <table:table-cell table:formula="of:=[.$A$439]&amp;&quot;.&quot;&amp;[.E442]" office:value-type="string" office:string-value="3.15.01.03" calcext:value-type="string">
            <text:p>3.15.01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Fuentes de Financiamiento por Partid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42]" office:value-type="string" office:string-value="Fuentes de Financiamiento por Partida" calcext:value-type="string">
            <text:p>Fuentes de Financiamiento por Partida</text:p>
          </table:table-cell>
          <table:table-cell/>
          <table:table-cell table:number-columns-repeated="2" office:value-type="float" office:value="441" calcext:value-type="float">
            <text:p>441</text:p>
          </table:table-cell>
          <table:table-cell table:style-name="ce3" table:formula="of:=&quot;(&quot; &amp; [.N442] &amp; &quot;,&quot; &amp; &quot;1&quot; &amp; &quot;, '&quot; &amp; [.L442]  &amp; &quot;', &quot; &amp; &quot;'&quot; &amp; [.H442]  &amp;  &quot;',  'A' , '&quot; &amp; [.L442] &amp;  &quot;', '&quot;&amp;  [.I442]  &amp; &quot;', '&quot; &amp; [.A442] &amp; &quot;' );&quot;" office:value-type="string" office:string-value="(441,1, 'Fuentes de Financiamiento por Partida', '',  'A' , 'Fuentes de Financiamiento por Partida', '', '3.15.01.03' );" calcext:value-type="string">
            <text:p>(441,1, 'Fuentes de Financiamiento por Partida', '', <text:s/>'A' , 'Fuentes de Financiamiento por Partida', '', '3.15.01.03' );</text:p>
          </table:table-cell>
          <table:table-cell table:number-columns-repeated="4"/>
          <table:table-cell table:formula="of:=IF([.L442] &lt;&gt; &quot;&quot;;[.$P$1] &amp;  [.P442]; &quot;&quot;)" office:value-type="string" office:string-value="INSERT INTO proceso(id_proceso, id_aplicacion, denominacion, ruta_menu, estatus, descripcion, url, jerarquia_menu)VALUES (441,1, 'Fuentes de Financiamiento por Partida', '',  'A' , 'Fuentes de Financiamiento por Partida', '', '3.15.01.03' );" calcext:value-type="string">
            <text:p>INSERT INTO proceso(id_proceso, id_aplicacion, denominacion, ruta_menu, estatus, descripcion, url, jerarquia_menu)VALUES (441,1, 'Fuentes de Financiamiento por Partida', '', <text:s/>'A' , 'Fuentes de Financiamiento por Partida', '', '3.15.01.03' );</text:p>
          </table:table-cell>
          <table:table-cell table:number-columns-repeated="2"/>
          <table:table-cell table:formula="of:==IF([.L442] &lt;&gt; &quot;&quot;;&quot;INSERT INTO perfil_proceso(id_perfil_proceso, id_perfil, id_proceso, priuse) VALUES (&quot; &amp; [.O442] &amp; &quot;, 1, &quot; &amp; [.N442] &amp; &quot;, 'A'::text);&quot;; &quot;&quot;)" office:value-type="string" office:string-value="INSERT INTO perfil_proceso(id_perfil_proceso, id_perfil, id_proceso, priuse) VALUES (441, 1, 441, 'A'::text);" calcext:value-type="string">
            <text:p>INSERT INTO perfil_proceso(id_perfil_proceso, id_perfil, id_proceso, priuse) VALUES (441, 1, 441, 'A'::text);</text:p>
          </table:table-cell>
        </table:table-row>
        <table:table-row table:style-name="ro3">
          <table:table-cell table:formula="of:=[.$A$439]&amp;&quot;.&quot;&amp;[.E443]" office:value-type="string" office:string-value="3.15.01.04" calcext:value-type="string">
            <text:p>3.15.01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Cuentas Contabl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43]" office:value-type="string" office:string-value="Cuentas Contables" calcext:value-type="string">
            <text:p>Cuentas Contables</text:p>
          </table:table-cell>
          <table:table-cell/>
          <table:table-cell table:number-columns-repeated="2" office:value-type="float" office:value="442" calcext:value-type="float">
            <text:p>442</text:p>
          </table:table-cell>
          <table:table-cell table:style-name="ce3" table:formula="of:=&quot;(&quot; &amp; [.N443] &amp; &quot;,&quot; &amp; &quot;1&quot; &amp; &quot;, '&quot; &amp; [.L443]  &amp; &quot;', &quot; &amp; &quot;'&quot; &amp; [.H443]  &amp;  &quot;',  'A' , '&quot; &amp; [.L443] &amp;  &quot;', '&quot;&amp;  [.I443]  &amp; &quot;', '&quot; &amp; [.A443] &amp; &quot;' );&quot;" office:value-type="string" office:string-value="(442,1, 'Cuentas Contables', '',  'A' , 'Cuentas Contables', '', '3.15.01.04' );" calcext:value-type="string">
            <text:p>(442,1, 'Cuentas Contables', '', <text:s/>'A' , 'Cuentas Contables', '', '3.15.01.04' );</text:p>
          </table:table-cell>
          <table:table-cell table:number-columns-repeated="4"/>
          <table:table-cell table:formula="of:=IF([.L443] &lt;&gt; &quot;&quot;;[.$P$1] &amp;  [.P443]; &quot;&quot;)" office:value-type="string" office:string-value="INSERT INTO proceso(id_proceso, id_aplicacion, denominacion, ruta_menu, estatus, descripcion, url, jerarquia_menu)VALUES (442,1, 'Cuentas Contables', '',  'A' , 'Cuentas Contables', '', '3.15.01.04' );" calcext:value-type="string">
            <text:p>INSERT INTO proceso(id_proceso, id_aplicacion, denominacion, ruta_menu, estatus, descripcion, url, jerarquia_menu)VALUES (442,1, 'Cuentas Contables', '', <text:s/>'A' , 'Cuentas Contables', '', '3.15.01.04' );</text:p>
          </table:table-cell>
          <table:table-cell table:number-columns-repeated="2"/>
          <table:table-cell table:formula="of:==IF([.L443] &lt;&gt; &quot;&quot;;&quot;INSERT INTO perfil_proceso(id_perfil_proceso, id_perfil, id_proceso, priuse) VALUES (&quot; &amp; [.O443] &amp; &quot;, 1, &quot; &amp; [.N443] &amp; &quot;, 'A'::text);&quot;; &quot;&quot;)" office:value-type="string" office:string-value="INSERT INTO perfil_proceso(id_perfil_proceso, id_perfil, id_proceso, priuse) VALUES (442, 1, 442, 'A'::text);" calcext:value-type="string">
            <text:p>INSERT INTO perfil_proceso(id_perfil_proceso, id_perfil, id_proceso, priuse) VALUES (442, 1, 442, 'A'::text);</text:p>
          </table:table-cell>
        </table:table-row>
        <table:table-row table:style-name="ro3">
          <table:table-cell table:formula="of:=[.$A$439]&amp;&quot;.&quot;&amp;[.E444]" office:value-type="string" office:string-value="3.15.01.05" calcext:value-type="string">
            <text:p>3.15.01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Proyect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44]" office:value-type="string" office:string-value="Proyectos" calcext:value-type="string">
            <text:p>Proyectos</text:p>
          </table:table-cell>
          <table:table-cell/>
          <table:table-cell table:number-columns-repeated="2" office:value-type="float" office:value="443" calcext:value-type="float">
            <text:p>443</text:p>
          </table:table-cell>
          <table:table-cell table:style-name="ce3" table:formula="of:=&quot;(&quot; &amp; [.N444] &amp; &quot;,&quot; &amp; &quot;1&quot; &amp; &quot;, '&quot; &amp; [.L444]  &amp; &quot;', &quot; &amp; &quot;'&quot; &amp; [.H444]  &amp;  &quot;',  'A' , '&quot; &amp; [.L444] &amp;  &quot;', '&quot;&amp;  [.I444]  &amp; &quot;', '&quot; &amp; [.A444] &amp; &quot;' );&quot;" office:value-type="string" office:string-value="(443,1, 'Proyectos', '',  'A' , 'Proyectos', '', '3.15.01.05' );" calcext:value-type="string">
            <text:p>(443,1, 'Proyectos', '', <text:s/>'A' , 'Proyectos', '', '3.15.01.05' );</text:p>
          </table:table-cell>
          <table:table-cell table:number-columns-repeated="4"/>
          <table:table-cell table:formula="of:=IF([.L444] &lt;&gt; &quot;&quot;;[.$P$1] &amp;  [.P444]; &quot;&quot;)" office:value-type="string" office:string-value="INSERT INTO proceso(id_proceso, id_aplicacion, denominacion, ruta_menu, estatus, descripcion, url, jerarquia_menu)VALUES (443,1, 'Proyectos', '',  'A' , 'Proyectos', '', '3.15.01.05' );" calcext:value-type="string">
            <text:p>INSERT INTO proceso(id_proceso, id_aplicacion, denominacion, ruta_menu, estatus, descripcion, url, jerarquia_menu)VALUES (443,1, 'Proyectos', '', <text:s/>'A' , 'Proyectos', '', '3.15.01.05' );</text:p>
          </table:table-cell>
          <table:table-cell table:number-columns-repeated="2"/>
          <table:table-cell table:formula="of:==IF([.L444] &lt;&gt; &quot;&quot;;&quot;INSERT INTO perfil_proceso(id_perfil_proceso, id_perfil, id_proceso, priuse) VALUES (&quot; &amp; [.O444] &amp; &quot;, 1, &quot; &amp; [.N444] &amp; &quot;, 'A'::text);&quot;; &quot;&quot;)" office:value-type="string" office:string-value="INSERT INTO perfil_proceso(id_perfil_proceso, id_perfil, id_proceso, priuse) VALUES (443, 1, 443, 'A'::text);" calcext:value-type="string">
            <text:p>INSERT INTO perfil_proceso(id_perfil_proceso, id_perfil, id_proceso, priuse) VALUES (443, 1, 443, 'A'::text);</text:p>
          </table:table-cell>
        </table:table-row>
        <table:table-row table:style-name="ro3">
          <table:table-cell table:formula="of:=[.$A$439]&amp;&quot;.&quot;&amp;[.E445]" office:value-type="string" office:string-value="3.15.01.06" calcext:value-type="string">
            <text:p>3.15.01.06</text:p>
          </table:table-cell>
          <table:table-cell table:number-columns-repeated="3"/>
          <table:table-cell office:value-type="string" calcext:value-type="string">
            <text:p>06</text:p>
          </table:table-cell>
          <table:table-cell office:value-type="string" calcext:value-type="string">
            <text:p>Acciones Centralizada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45]" office:value-type="string" office:string-value="Acciones Centralizadas" calcext:value-type="string">
            <text:p>Acciones Centralizadas</text:p>
          </table:table-cell>
          <table:table-cell/>
          <table:table-cell table:number-columns-repeated="2" office:value-type="float" office:value="444" calcext:value-type="float">
            <text:p>444</text:p>
          </table:table-cell>
          <table:table-cell table:style-name="ce3" table:formula="of:=&quot;(&quot; &amp; [.N445] &amp; &quot;,&quot; &amp; &quot;1&quot; &amp; &quot;, '&quot; &amp; [.L445]  &amp; &quot;', &quot; &amp; &quot;'&quot; &amp; [.H445]  &amp;  &quot;',  'A' , '&quot; &amp; [.L445] &amp;  &quot;', '&quot;&amp;  [.I445]  &amp; &quot;', '&quot; &amp; [.A445] &amp; &quot;' );&quot;" office:value-type="string" office:string-value="(444,1, 'Acciones Centralizadas', '',  'A' , 'Acciones Centralizadas', '', '3.15.01.06' );" calcext:value-type="string">
            <text:p>(444,1, 'Acciones Centralizadas', '', <text:s/>'A' , 'Acciones Centralizadas', '', '3.15.01.06' );</text:p>
          </table:table-cell>
          <table:table-cell table:number-columns-repeated="4"/>
          <table:table-cell table:formula="of:=IF([.L445] &lt;&gt; &quot;&quot;;[.$P$1] &amp;  [.P445]; &quot;&quot;)" office:value-type="string" office:string-value="INSERT INTO proceso(id_proceso, id_aplicacion, denominacion, ruta_menu, estatus, descripcion, url, jerarquia_menu)VALUES (444,1, 'Acciones Centralizadas', '',  'A' , 'Acciones Centralizadas', '', '3.15.01.06' );" calcext:value-type="string">
            <text:p>INSERT INTO proceso(id_proceso, id_aplicacion, denominacion, ruta_menu, estatus, descripcion, url, jerarquia_menu)VALUES (444,1, 'Acciones Centralizadas', '', <text:s/>'A' , 'Acciones Centralizadas', '', '3.15.01.06' );</text:p>
          </table:table-cell>
          <table:table-cell table:number-columns-repeated="2"/>
          <table:table-cell table:formula="of:==IF([.L445] &lt;&gt; &quot;&quot;;&quot;INSERT INTO perfil_proceso(id_perfil_proceso, id_perfil, id_proceso, priuse) VALUES (&quot; &amp; [.O445] &amp; &quot;, 1, &quot; &amp; [.N445] &amp; &quot;, 'A'::text);&quot;; &quot;&quot;)" office:value-type="string" office:string-value="INSERT INTO perfil_proceso(id_perfil_proceso, id_perfil, id_proceso, priuse) VALUES (444, 1, 444, 'A'::text);" calcext:value-type="string">
            <text:p>INSERT INTO perfil_proceso(id_perfil_proceso, id_perfil, id_proceso, priuse) VALUES (444, 1, 444, 'A'::text);</text:p>
          </table:table-cell>
        </table:table-row>
        <table:table-row table:style-name="ro3">
          <table:table-cell table:formula="of:=[.$A$439]&amp;&quot;.&quot;&amp;[.E446]" office:value-type="string" office:string-value="3.15.01.07" calcext:value-type="string">
            <text:p>3.15.01.07</text:p>
          </table:table-cell>
          <table:table-cell table:number-columns-repeated="3"/>
          <table:table-cell office:value-type="string" calcext:value-type="string">
            <text:p>07</text:p>
          </table:table-cell>
          <table:table-cell office:value-type="string" calcext:value-type="string">
            <text:p>Acciones Específica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46]" office:value-type="string" office:string-value="Acciones Específicas" calcext:value-type="string">
            <text:p>Acciones Específicas</text:p>
          </table:table-cell>
          <table:table-cell/>
          <table:table-cell table:number-columns-repeated="2" office:value-type="float" office:value="445" calcext:value-type="float">
            <text:p>445</text:p>
          </table:table-cell>
          <table:table-cell table:style-name="ce3" table:formula="of:=&quot;(&quot; &amp; [.N446] &amp; &quot;,&quot; &amp; &quot;1&quot; &amp; &quot;, '&quot; &amp; [.L446]  &amp; &quot;', &quot; &amp; &quot;'&quot; &amp; [.H446]  &amp;  &quot;',  'A' , '&quot; &amp; [.L446] &amp;  &quot;', '&quot;&amp;  [.I446]  &amp; &quot;', '&quot; &amp; [.A446] &amp; &quot;' );&quot;" office:value-type="string" office:string-value="(445,1, 'Acciones Específicas', '',  'A' , 'Acciones Específicas', '', '3.15.01.07' );" calcext:value-type="string">
            <text:p>(445,1, 'Acciones Específicas', '', <text:s/>'A' , 'Acciones Específicas', '', '3.15.01.07' );</text:p>
          </table:table-cell>
          <table:table-cell table:number-columns-repeated="4"/>
          <table:table-cell table:formula="of:=IF([.L446] &lt;&gt; &quot;&quot;;[.$P$1] &amp;  [.P446]; &quot;&quot;)" office:value-type="string" office:string-value="INSERT INTO proceso(id_proceso, id_aplicacion, denominacion, ruta_menu, estatus, descripcion, url, jerarquia_menu)VALUES (445,1, 'Acciones Específicas', '',  'A' , 'Acciones Específicas', '', '3.15.01.07' );" calcext:value-type="string">
            <text:p>INSERT INTO proceso(id_proceso, id_aplicacion, denominacion, ruta_menu, estatus, descripcion, url, jerarquia_menu)VALUES (445,1, 'Acciones Específicas', '', <text:s/>'A' , 'Acciones Específicas', '', '3.15.01.07' );</text:p>
          </table:table-cell>
          <table:table-cell table:number-columns-repeated="2"/>
          <table:table-cell table:formula="of:==IF([.L446] &lt;&gt; &quot;&quot;;&quot;INSERT INTO perfil_proceso(id_perfil_proceso, id_perfil, id_proceso, priuse) VALUES (&quot; &amp; [.O446] &amp; &quot;, 1, &quot; &amp; [.N446] &amp; &quot;, 'A'::text);&quot;; &quot;&quot;)" office:value-type="string" office:string-value="INSERT INTO perfil_proceso(id_perfil_proceso, id_perfil, id_proceso, priuse) VALUES (445, 1, 445, 'A'::text);" calcext:value-type="string">
            <text:p>INSERT INTO perfil_proceso(id_perfil_proceso, id_perfil, id_proceso, priuse) VALUES (445, 1, 445, 'A'::text);</text:p>
          </table:table-cell>
        </table:table-row>
        <table:table-row table:style-name="ro3">
          <table:table-cell table:formula="of:=[.$A$439]&amp;&quot;.&quot;&amp;[.E447]" office:value-type="string" office:string-value="3.15.01.08" calcext:value-type="string">
            <text:p>3.15.01.08</text:p>
          </table:table-cell>
          <table:table-cell table:number-columns-repeated="3"/>
          <table:table-cell office:value-type="string" calcext:value-type="string">
            <text:p>08</text:p>
          </table:table-cell>
          <table:table-cell office:value-type="string" calcext:value-type="string">
            <text:p>Acciones Específicas por Unidades Ejecutora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47]" office:value-type="string" office:string-value="Acciones Específicas por Unidades Ejecutoras" calcext:value-type="string">
            <text:p>Acciones Específicas por Unidades Ejecutoras</text:p>
          </table:table-cell>
          <table:table-cell/>
          <table:table-cell table:number-columns-repeated="2" office:value-type="float" office:value="446" calcext:value-type="float">
            <text:p>446</text:p>
          </table:table-cell>
          <table:table-cell table:style-name="ce3" table:formula="of:=&quot;(&quot; &amp; [.N447] &amp; &quot;,&quot; &amp; &quot;1&quot; &amp; &quot;, '&quot; &amp; [.L447]  &amp; &quot;', &quot; &amp; &quot;'&quot; &amp; [.H447]  &amp;  &quot;',  'A' , '&quot; &amp; [.L447] &amp;  &quot;', '&quot;&amp;  [.I447]  &amp; &quot;', '&quot; &amp; [.A447] &amp; &quot;' );&quot;" office:value-type="string" office:string-value="(446,1, 'Acciones Específicas por Unidades Ejecutoras', '',  'A' , 'Acciones Específicas por Unidades Ejecutoras', '', '3.15.01.08' );" calcext:value-type="string">
            <text:p>(446,1, 'Acciones Específicas por Unidades Ejecutoras', '', <text:s/>'A' , 'Acciones Específicas por Unidades Ejecutoras', '', '3.15.01.08' );</text:p>
          </table:table-cell>
          <table:table-cell table:number-columns-repeated="4"/>
          <table:table-cell table:formula="of:=IF([.L447] &lt;&gt; &quot;&quot;;[.$P$1] &amp;  [.P447]; &quot;&quot;)" office:value-type="string" office:string-value="INSERT INTO proceso(id_proceso, id_aplicacion, denominacion, ruta_menu, estatus, descripcion, url, jerarquia_menu)VALUES (446,1, 'Acciones Específicas por Unidades Ejecutoras', '',  'A' , 'Acciones Específicas por Unidades Ejecutoras', '', '3.15.01.08' );" calcext:value-type="string">
            <text:p>INSERT INTO proceso(id_proceso, id_aplicacion, denominacion, ruta_menu, estatus, descripcion, url, jerarquia_menu)VALUES (446,1, 'Acciones Específicas por Unidades Ejecutoras', '', <text:s/>'A' , 'Acciones Específicas por Unidades Ejecutoras', '', '3.15.01.08' );</text:p>
          </table:table-cell>
          <table:table-cell table:number-columns-repeated="2"/>
          <table:table-cell table:formula="of:==IF([.L447] &lt;&gt; &quot;&quot;;&quot;INSERT INTO perfil_proceso(id_perfil_proceso, id_perfil, id_proceso, priuse) VALUES (&quot; &amp; [.O447] &amp; &quot;, 1, &quot; &amp; [.N447] &amp; &quot;, 'A'::text);&quot;; &quot;&quot;)" office:value-type="string" office:string-value="INSERT INTO perfil_proceso(id_perfil_proceso, id_perfil, id_proceso, priuse) VALUES (446, 1, 446, 'A'::text);" calcext:value-type="string">
            <text:p>INSERT INTO perfil_proceso(id_perfil_proceso, id_perfil, id_proceso, priuse) VALUES (446, 1, 446, 'A'::text);</text:p>
          </table:table-cell>
        </table:table-row>
        <table:table-row table:style-name="ro3">
          <table:table-cell table:formula="of:=[.$A$439]&amp;&quot;.&quot;&amp;[.E448]" office:value-type="string" office:string-value="3.15.01.09" calcext:value-type="string">
            <text:p>3.15.01.09</text:p>
          </table:table-cell>
          <table:table-cell table:number-columns-repeated="3"/>
          <table:table-cell office:value-type="string" calcext:value-type="string">
            <text:p>09</text:p>
          </table:table-cell>
          <table:table-cell office:value-type="string" calcext:value-type="string">
            <text:p>Asignar Fuentes de Financiamie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48]" office:value-type="string" office:string-value="Asignar Fuentes de Financiamiento" calcext:value-type="string">
            <text:p>Asignar Fuentes de Financiamiento</text:p>
          </table:table-cell>
          <table:table-cell/>
          <table:table-cell table:number-columns-repeated="2" office:value-type="float" office:value="447" calcext:value-type="float">
            <text:p>447</text:p>
          </table:table-cell>
          <table:table-cell table:style-name="ce3" table:formula="of:=&quot;(&quot; &amp; [.N448] &amp; &quot;,&quot; &amp; &quot;1&quot; &amp; &quot;, '&quot; &amp; [.L448]  &amp; &quot;', &quot; &amp; &quot;'&quot; &amp; [.H448]  &amp;  &quot;',  'A' , '&quot; &amp; [.L448] &amp;  &quot;', '&quot;&amp;  [.I448]  &amp; &quot;', '&quot; &amp; [.A448] &amp; &quot;' );&quot;" office:value-type="string" office:string-value="(447,1, 'Asignar Fuentes de Financiamiento', '',  'A' , 'Asignar Fuentes de Financiamiento', '', '3.15.01.09' );" calcext:value-type="string">
            <text:p>(447,1, 'Asignar Fuentes de Financiamiento', '', <text:s/>'A' , 'Asignar Fuentes de Financiamiento', '', '3.15.01.09' );</text:p>
          </table:table-cell>
          <table:table-cell table:number-columns-repeated="4"/>
          <table:table-cell table:formula="of:=IF([.L448] &lt;&gt; &quot;&quot;;[.$P$1] &amp;  [.P448]; &quot;&quot;)" office:value-type="string" office:string-value="INSERT INTO proceso(id_proceso, id_aplicacion, denominacion, ruta_menu, estatus, descripcion, url, jerarquia_menu)VALUES (447,1, 'Asignar Fuentes de Financiamiento', '',  'A' , 'Asignar Fuentes de Financiamiento', '', '3.15.01.09' );" calcext:value-type="string">
            <text:p>INSERT INTO proceso(id_proceso, id_aplicacion, denominacion, ruta_menu, estatus, descripcion, url, jerarquia_menu)VALUES (447,1, 'Asignar Fuentes de Financiamiento', '', <text:s/>'A' , 'Asignar Fuentes de Financiamiento', '', '3.15.01.09' );</text:p>
          </table:table-cell>
          <table:table-cell table:number-columns-repeated="2"/>
          <table:table-cell table:formula="of:==IF([.L448] &lt;&gt; &quot;&quot;;&quot;INSERT INTO perfil_proceso(id_perfil_proceso, id_perfil, id_proceso, priuse) VALUES (&quot; &amp; [.O448] &amp; &quot;, 1, &quot; &amp; [.N448] &amp; &quot;, 'A'::text);&quot;; &quot;&quot;)" office:value-type="string" office:string-value="INSERT INTO perfil_proceso(id_perfil_proceso, id_perfil, id_proceso, priuse) VALUES (447, 1, 447, 'A'::text);" calcext:value-type="string">
            <text:p>INSERT INTO perfil_proceso(id_perfil_proceso, id_perfil, id_proceso, priuse) VALUES (447, 1, 447, 'A'::text);</text:p>
          </table:table-cell>
        </table:table-row>
        <table:table-row table:style-name="ro3">
          <table:table-cell table:formula="of:=[.$A$439]&amp;&quot;.&quot;&amp;[.E449]" office:value-type="string" office:string-value="3.15.01.10" calcext:value-type="string">
            <text:p>3.15.01.10</text:p>
          </table:table-cell>
          <table:table-cell table:number-columns-repeated="3"/>
          <table:table-cell office:value-type="string" calcext:value-type="string">
            <text:p>10</text:p>
          </table:table-cell>
          <table:table-cell office:value-type="string" calcext:value-type="string">
            <text:p>Relación Concepto - Cuenta Presupuestari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49]" office:value-type="string" office:string-value="Relación Concepto - Cuenta Presupuestaria" calcext:value-type="string">
            <text:p>Relación Concepto - Cuenta Presupuestaria</text:p>
          </table:table-cell>
          <table:table-cell/>
          <table:table-cell table:number-columns-repeated="2" office:value-type="float" office:value="448" calcext:value-type="float">
            <text:p>448</text:p>
          </table:table-cell>
          <table:table-cell table:style-name="ce3" table:formula="of:=&quot;(&quot; &amp; [.N449] &amp; &quot;,&quot; &amp; &quot;1&quot; &amp; &quot;, '&quot; &amp; [.L449]  &amp; &quot;', &quot; &amp; &quot;'&quot; &amp; [.H449]  &amp;  &quot;',  'A' , '&quot; &amp; [.L449] &amp;  &quot;', '&quot;&amp;  [.I449]  &amp; &quot;', '&quot; &amp; [.A449] &amp; &quot;' );&quot;" office:value-type="string" office:string-value="(448,1, 'Relación Concepto - Cuenta Presupuestaria', '',  'A' , 'Relación Concepto - Cuenta Presupuestaria', '', '3.15.01.10' );" calcext:value-type="string">
            <text:p>(448,1, 'Relación Concepto - Cuenta Presupuestaria', '', <text:s/>'A' , 'Relación Concepto - Cuenta Presupuestaria', '', '3.15.01.10' );</text:p>
          </table:table-cell>
          <table:table-cell table:number-columns-repeated="4"/>
          <table:table-cell table:formula="of:=IF([.L449] &lt;&gt; &quot;&quot;;[.$P$1] &amp;  [.P449]; &quot;&quot;)" office:value-type="string" office:string-value="INSERT INTO proceso(id_proceso, id_aplicacion, denominacion, ruta_menu, estatus, descripcion, url, jerarquia_menu)VALUES (448,1, 'Relación Concepto - Cuenta Presupuestaria', '',  'A' , 'Relación Concepto - Cuenta Presupuestaria', '', '3.15.01.10' );" calcext:value-type="string">
            <text:p>INSERT INTO proceso(id_proceso, id_aplicacion, denominacion, ruta_menu, estatus, descripcion, url, jerarquia_menu)VALUES (448,1, 'Relación Concepto - Cuenta Presupuestaria', '', <text:s/>'A' , 'Relación Concepto - Cuenta Presupuestaria', '', '3.15.01.10' );</text:p>
          </table:table-cell>
          <table:table-cell table:number-columns-repeated="2"/>
          <table:table-cell table:formula="of:==IF([.L449] &lt;&gt; &quot;&quot;;&quot;INSERT INTO perfil_proceso(id_perfil_proceso, id_perfil, id_proceso, priuse) VALUES (&quot; &amp; [.O449] &amp; &quot;, 1, &quot; &amp; [.N449] &amp; &quot;, 'A'::text);&quot;; &quot;&quot;)" office:value-type="string" office:string-value="INSERT INTO perfil_proceso(id_perfil_proceso, id_perfil, id_proceso, priuse) VALUES (448, 1, 448, 'A'::text);" calcext:value-type="string">
            <text:p>INSERT INTO perfil_proceso(id_perfil_proceso, id_perfil, id_proceso, priuse) VALUES (448, 1, 448, 'A'::text);</text:p>
          </table:table-cell>
        </table:table-row>
        <table:table-row table:style-name="ro3">
          <table:table-cell table:formula="of:=[.$A$439]&amp;&quot;.&quot;&amp;[.E450]" office:value-type="string" office:string-value="3.15.01.11" calcext:value-type="string">
            <text:p>3.15.01.11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Relación Concepto - Cuenta Contabl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50]" office:value-type="string" office:string-value="Relación Concepto - Cuenta Contable" calcext:value-type="string">
            <text:p>Relación Concepto - Cuenta Contable</text:p>
          </table:table-cell>
          <table:table-cell/>
          <table:table-cell table:number-columns-repeated="2" office:value-type="float" office:value="449" calcext:value-type="float">
            <text:p>449</text:p>
          </table:table-cell>
          <table:table-cell table:style-name="ce3" table:formula="of:=&quot;(&quot; &amp; [.N450] &amp; &quot;,&quot; &amp; &quot;1&quot; &amp; &quot;, '&quot; &amp; [.L450]  &amp; &quot;', &quot; &amp; &quot;'&quot; &amp; [.H450]  &amp;  &quot;',  'A' , '&quot; &amp; [.L450] &amp;  &quot;', '&quot;&amp;  [.I450]  &amp; &quot;', '&quot; &amp; [.A450] &amp; &quot;' );&quot;" office:value-type="string" office:string-value="(449,1, 'Relación Concepto - Cuenta Contable', '',  'A' , 'Relación Concepto - Cuenta Contable', '', '3.15.01.11' );" calcext:value-type="string">
            <text:p>(449,1, 'Relación Concepto - Cuenta Contable', '', <text:s/>'A' , 'Relación Concepto - Cuenta Contable', '', '3.15.01.11' );</text:p>
          </table:table-cell>
          <table:table-cell table:number-columns-repeated="4"/>
          <table:table-cell table:formula="of:=IF([.L450] &lt;&gt; &quot;&quot;;[.$P$1] &amp;  [.P450]; &quot;&quot;)" office:value-type="string" office:string-value="INSERT INTO proceso(id_proceso, id_aplicacion, denominacion, ruta_menu, estatus, descripcion, url, jerarquia_menu)VALUES (449,1, 'Relación Concepto - Cuenta Contable', '',  'A' , 'Relación Concepto - Cuenta Contable', '', '3.15.01.11' );" calcext:value-type="string">
            <text:p>INSERT INTO proceso(id_proceso, id_aplicacion, denominacion, ruta_menu, estatus, descripcion, url, jerarquia_menu)VALUES (449,1, 'Relación Concepto - Cuenta Contable', '', <text:s/>'A' , 'Relación Concepto - Cuenta Contable', '', '3.15.01.11' );</text:p>
          </table:table-cell>
          <table:table-cell table:number-columns-repeated="2"/>
          <table:table-cell table:formula="of:==IF([.L450] &lt;&gt; &quot;&quot;;&quot;INSERT INTO perfil_proceso(id_perfil_proceso, id_perfil, id_proceso, priuse) VALUES (&quot; &amp; [.O450] &amp; &quot;, 1, &quot; &amp; [.N450] &amp; &quot;, 'A'::text);&quot;; &quot;&quot;)" office:value-type="string" office:string-value="INSERT INTO perfil_proceso(id_perfil_proceso, id_perfil, id_proceso, priuse) VALUES (449, 1, 449, 'A'::text);" calcext:value-type="string">
            <text:p>INSERT INTO perfil_proceso(id_perfil_proceso, id_perfil, id_proceso, priuse) VALUES (449, 1, 449, 'A'::text);</text:p>
          </table:table-cell>
        </table:table-row>
        <table:table-row table:style-name="ro3">
          <table:table-cell table:formula="of:=[.$A$439]&amp;&quot;.&quot;&amp;[.E451]" office:value-type="string" office:string-value="3.15.01.12" calcext:value-type="string">
            <text:p>3.15.01.12</text:p>
          </table:table-cell>
          <table:table-cell table:number-columns-repeated="3"/>
          <table:table-cell office:value-type="string" calcext:value-type="string">
            <text:p>12</text:p>
          </table:table-cell>
          <table:table-cell office:value-type="string" calcext:value-type="string">
            <text:p>Relación Concepto - Proyecto/Acció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51]" office:value-type="string" office:string-value="Relación Concepto - Proyecto/Acción" calcext:value-type="string">
            <text:p>Relación Concepto - Proyecto/Acción</text:p>
          </table:table-cell>
          <table:table-cell/>
          <table:table-cell table:number-columns-repeated="2" office:value-type="float" office:value="450" calcext:value-type="float">
            <text:p>450</text:p>
          </table:table-cell>
          <table:table-cell table:style-name="ce3" table:formula="of:=&quot;(&quot; &amp; [.N451] &amp; &quot;,&quot; &amp; &quot;1&quot; &amp; &quot;, '&quot; &amp; [.L451]  &amp; &quot;', &quot; &amp; &quot;'&quot; &amp; [.H451]  &amp;  &quot;',  'A' , '&quot; &amp; [.L451] &amp;  &quot;', '&quot;&amp;  [.I451]  &amp; &quot;', '&quot; &amp; [.A451] &amp; &quot;' );&quot;" office:value-type="string" office:string-value="(450,1, 'Relación Concepto - Proyecto/Acción', '',  'A' , 'Relación Concepto - Proyecto/Acción', '', '3.15.01.12' );" calcext:value-type="string">
            <text:p>(450,1, 'Relación Concepto - Proyecto/Acción', '', <text:s/>'A' , 'Relación Concepto - Proyecto/Acción', '', '3.15.01.12' );</text:p>
          </table:table-cell>
          <table:table-cell table:number-columns-repeated="4"/>
          <table:table-cell table:formula="of:=IF([.L451] &lt;&gt; &quot;&quot;;[.$P$1] &amp;  [.P451]; &quot;&quot;)" office:value-type="string" office:string-value="INSERT INTO proceso(id_proceso, id_aplicacion, denominacion, ruta_menu, estatus, descripcion, url, jerarquia_menu)VALUES (450,1, 'Relación Concepto - Proyecto/Acción', '',  'A' , 'Relación Concepto - Proyecto/Acción', '', '3.15.01.12' );" calcext:value-type="string">
            <text:p>INSERT INTO proceso(id_proceso, id_aplicacion, denominacion, ruta_menu, estatus, descripcion, url, jerarquia_menu)VALUES (450,1, 'Relación Concepto - Proyecto/Acción', '', <text:s/>'A' , 'Relación Concepto - Proyecto/Acción', '', '3.15.01.12' );</text:p>
          </table:table-cell>
          <table:table-cell table:number-columns-repeated="2"/>
          <table:table-cell table:formula="of:==IF([.L451] &lt;&gt; &quot;&quot;;&quot;INSERT INTO perfil_proceso(id_perfil_proceso, id_perfil, id_proceso, priuse) VALUES (&quot; &amp; [.O451] &amp; &quot;, 1, &quot; &amp; [.N451] &amp; &quot;, 'A'::text);&quot;; &quot;&quot;)" office:value-type="string" office:string-value="INSERT INTO perfil_proceso(id_perfil_proceso, id_perfil, id_proceso, priuse) VALUES (450, 1, 450, 'A'::text);" calcext:value-type="string">
            <text:p>INSERT INTO perfil_proceso(id_perfil_proceso, id_perfil, id_proceso, priuse) VALUES (450, 1, 450, 'A'::text);</text:p>
          </table:table-cell>
        </table:table-row>
        <table:table-row table:style-name="ro3">
          <table:table-cell table:formula="of:=[.$A$438]&amp;&quot;.&quot;&amp;[.D452]" office:value-type="string" office:string-value="3.15.02" calcext:value-type="string">
            <text:p>3.15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mpromis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52]" office:value-type="string" office:string-value="Compromiso" calcext:value-type="string">
            <text:p>Compromiso</text:p>
          </table:table-cell>
          <table:table-cell/>
          <table:table-cell table:number-columns-repeated="2" office:value-type="float" office:value="451" calcext:value-type="float">
            <text:p>451</text:p>
          </table:table-cell>
          <table:table-cell table:style-name="ce3" table:formula="of:=&quot;(&quot; &amp; [.N452] &amp; &quot;,&quot; &amp; &quot;1&quot; &amp; &quot;, '&quot; &amp; [.L452]  &amp; &quot;', &quot; &amp; &quot;'&quot; &amp; [.H452]  &amp;  &quot;',  'A' , '&quot; &amp; [.L452] &amp;  &quot;', '&quot;&amp;  [.I452]  &amp; &quot;', '&quot; &amp; [.A452] &amp; &quot;' );&quot;" office:value-type="string" office:string-value="(451,1, 'Compromiso', '',  'A' , 'Compromiso', '', '3.15.02' );" calcext:value-type="string">
            <text:p>(451,1, 'Compromiso', '', <text:s/>'A' , 'Compromiso', '', '3.15.02' );</text:p>
          </table:table-cell>
          <table:table-cell table:number-columns-repeated="4"/>
          <table:table-cell table:formula="of:=IF([.L452] &lt;&gt; &quot;&quot;;[.$P$1] &amp;  [.P452]; &quot;&quot;)" office:value-type="string" office:string-value="INSERT INTO proceso(id_proceso, id_aplicacion, denominacion, ruta_menu, estatus, descripcion, url, jerarquia_menu)VALUES (451,1, 'Compromiso', '',  'A' , 'Compromiso', '', '3.15.02' );" calcext:value-type="string">
            <text:p>INSERT INTO proceso(id_proceso, id_aplicacion, denominacion, ruta_menu, estatus, descripcion, url, jerarquia_menu)VALUES (451,1, 'Compromiso', '', <text:s/>'A' , 'Compromiso', '', '3.15.02' );</text:p>
          </table:table-cell>
          <table:table-cell table:number-columns-repeated="2"/>
          <table:table-cell table:formula="of:==IF([.L452] &lt;&gt; &quot;&quot;;&quot;INSERT INTO perfil_proceso(id_perfil_proceso, id_perfil, id_proceso, priuse) VALUES (&quot; &amp; [.O452] &amp; &quot;, 1, &quot; &amp; [.N452] &amp; &quot;, 'A'::text);&quot;; &quot;&quot;)" office:value-type="string" office:string-value="INSERT INTO perfil_proceso(id_perfil_proceso, id_perfil, id_proceso, priuse) VALUES (451, 1, 451, 'A'::text);" calcext:value-type="string">
            <text:p>INSERT INTO perfil_proceso(id_perfil_proceso, id_perfil, id_proceso, priuse) VALUES (451, 1, 451, 'A'::text);</text:p>
          </table:table-cell>
        </table:table-row>
        <table:table-row table:style-name="ro3">
          <table:table-cell table:formula="of:=[.$A$452]&amp;&quot;.&quot;&amp;[.E453]" office:value-type="string" office:string-value="3.15.02.01" calcext:value-type="string">
            <text:p>3.15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ompromiso Inicial</text:p>
          </table:table-cell>
          <table:table-cell table:number-columns-repeated="2"/>
          <table:table-cell office:value-type="string" calcext:value-type="string">
            <text:p>compromisoInicial.d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453]" office:value-type="string" office:string-value="Compromiso Inicial" calcext:value-type="string">
            <text:p>Compromiso Inicial</text:p>
          </table:table-cell>
          <table:table-cell/>
          <table:table-cell table:number-columns-repeated="2" office:value-type="float" office:value="452" calcext:value-type="float">
            <text:p>452</text:p>
          </table:table-cell>
          <table:table-cell table:style-name="ce3" table:formula="of:=&quot;(&quot; &amp; [.N453] &amp; &quot;,&quot; &amp; &quot;1&quot; &amp; &quot;, '&quot; &amp; [.L453]  &amp; &quot;', &quot; &amp; &quot;'&quot; &amp; [.H453]  &amp;  &quot;',  'A' , '&quot; &amp; [.L453] &amp;  &quot;', '&quot;&amp;  [.I453]  &amp; &quot;', '&quot; &amp; [.A453] &amp; &quot;' );&quot;" office:value-type="string" office:string-value="(452,1, 'Compromiso Inicial', '',  'A' , 'Compromiso Inicial', 'compromisoInicial.do', '3.15.02.01' );" calcext:value-type="string">
            <text:p>(452,1, 'Compromiso Inicial', '', <text:s/>'A' , 'Compromiso Inicial', 'compromisoInicial.do', '3.15.02.01' );</text:p>
          </table:table-cell>
          <table:table-cell table:number-columns-repeated="4"/>
          <table:table-cell table:formula="of:=IF([.L453] &lt;&gt; &quot;&quot;;[.$P$1] &amp;  [.P453]; &quot;&quot;)" office:value-type="string" office:string-value="INSERT INTO proceso(id_proceso, id_aplicacion, denominacion, ruta_menu, estatus, descripcion, url, jerarquia_menu)VALUES (452,1, 'Compromiso Inicial', '',  'A' , 'Compromiso Inicial', 'compromisoInicial.do', '3.15.02.01' );" calcext:value-type="string">
            <text:p>INSERT INTO proceso(id_proceso, id_aplicacion, denominacion, ruta_menu, estatus, descripcion, url, jerarquia_menu)VALUES (452,1, 'Compromiso Inicial', '', <text:s/>'A' , 'Compromiso Inicial', 'compromisoInicial.do', '3.15.02.01' );</text:p>
          </table:table-cell>
          <table:table-cell table:number-columns-repeated="2"/>
          <table:table-cell table:formula="of:==IF([.L453] &lt;&gt; &quot;&quot;;&quot;INSERT INTO perfil_proceso(id_perfil_proceso, id_perfil, id_proceso, priuse) VALUES (&quot; &amp; [.O453] &amp; &quot;, 1, &quot; &amp; [.N453] &amp; &quot;, 'A'::text);&quot;; &quot;&quot;)" office:value-type="string" office:string-value="INSERT INTO perfil_proceso(id_perfil_proceso, id_perfil, id_proceso, priuse) VALUES (452, 1, 452, 'A'::text);" calcext:value-type="string">
            <text:p>INSERT INTO perfil_proceso(id_perfil_proceso, id_perfil, id_proceso, priuse) VALUES (452, 1, 452, 'A'::text);</text:p>
          </table:table-cell>
        </table:table-row>
        <table:table-row table:style-name="ro3">
          <table:table-cell table:formula="of:=[.$A$452]&amp;&quot;.&quot;&amp;[.E454]" office:value-type="string" office:string-value="3.15.02.02" calcext:value-type="string">
            <text:p>3.15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gularizacion de Compromiso Inicial</text:p>
          </table:table-cell>
          <table:table-cell table:number-columns-repeated="2"/>
          <table:table-cell office:value-type="string" calcext:value-type="string">
            <text:p>regularizacionCompromiso.d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454]" office:value-type="string" office:string-value="Regularizacion de Compromiso Inicial" calcext:value-type="string">
            <text:p>Regularizacion de Compromiso Inicial</text:p>
          </table:table-cell>
          <table:table-cell/>
          <table:table-cell table:number-columns-repeated="2" office:value-type="float" office:value="453" calcext:value-type="float">
            <text:p>453</text:p>
          </table:table-cell>
          <table:table-cell table:style-name="ce3" table:formula="of:=&quot;(&quot; &amp; [.N454] &amp; &quot;,&quot; &amp; &quot;1&quot; &amp; &quot;, '&quot; &amp; [.L454]  &amp; &quot;', &quot; &amp; &quot;'&quot; &amp; [.H454]  &amp;  &quot;',  'A' , '&quot; &amp; [.L454] &amp;  &quot;', '&quot;&amp;  [.I454]  &amp; &quot;', '&quot; &amp; [.A454] &amp; &quot;' );&quot;" office:value-type="string" office:string-value="(453,1, 'Regularizacion de Compromiso Inicial', '',  'A' , 'Regularizacion de Compromiso Inicial', 'regularizacionCompromiso.do', '3.15.02.02' );" calcext:value-type="string">
            <text:p>(453,1, 'Regularizacion de Compromiso Inicial', '', <text:s/>'A' , 'Regularizacion de Compromiso Inicial', 'regularizacionCompromiso.do', '3.15.02.02' );</text:p>
          </table:table-cell>
          <table:table-cell table:number-columns-repeated="4"/>
          <table:table-cell table:formula="of:=IF([.L454] &lt;&gt; &quot;&quot;;[.$P$1] &amp;  [.P454]; &quot;&quot;)" office:value-type="string" office:string-value="INSERT INTO proceso(id_proceso, id_aplicacion, denominacion, ruta_menu, estatus, descripcion, url, jerarquia_menu)VALUES (453,1, 'Regularizacion de Compromiso Inicial', '',  'A' , 'Regularizacion de Compromiso Inicial', 'regularizacionCompromiso.do', '3.15.02.02' );" calcext:value-type="string">
            <text:p>INSERT INTO proceso(id_proceso, id_aplicacion, denominacion, ruta_menu, estatus, descripcion, url, jerarquia_menu)VALUES (453,1, 'Regularizacion de Compromiso Inicial', '', <text:s/>'A' , 'Regularizacion de Compromiso Inicial', 'regularizacionCompromiso.do', '3.15.02.02' );</text:p>
          </table:table-cell>
          <table:table-cell table:number-columns-repeated="2"/>
          <table:table-cell table:formula="of:==IF([.L454] &lt;&gt; &quot;&quot;;&quot;INSERT INTO perfil_proceso(id_perfil_proceso, id_perfil, id_proceso, priuse) VALUES (&quot; &amp; [.O454] &amp; &quot;, 1, &quot; &amp; [.N454] &amp; &quot;, 'A'::text);&quot;; &quot;&quot;)" office:value-type="string" office:string-value="INSERT INTO perfil_proceso(id_perfil_proceso, id_perfil, id_proceso, priuse) VALUES (453, 1, 453, 'A'::text);" calcext:value-type="string">
            <text:p>INSERT INTO perfil_proceso(id_perfil_proceso, id_perfil, id_proceso, priuse) VALUES (453, 1, 453, 'A'::text);</text:p>
          </table:table-cell>
        </table:table-row>
        <table:table-row table:style-name="ro3">
          <table:table-cell table:formula="of:=[.$A$438]&amp;&quot;.&quot;&amp;[.D455]" office:value-type="string" office:string-value="3.15.03" calcext:value-type="string">
            <text:p>3.15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Ejecución Presupuestari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55]" office:value-type="string" office:string-value="Ejecución Presupuestaria" calcext:value-type="string">
            <text:p>Ejecución Presupuestaria</text:p>
          </table:table-cell>
          <table:table-cell/>
          <table:table-cell table:number-columns-repeated="2" office:value-type="float" office:value="454" calcext:value-type="float">
            <text:p>454</text:p>
          </table:table-cell>
          <table:table-cell table:style-name="ce3" table:formula="of:=&quot;(&quot; &amp; [.N455] &amp; &quot;,&quot; &amp; &quot;1&quot; &amp; &quot;, '&quot; &amp; [.L455]  &amp; &quot;', &quot; &amp; &quot;'&quot; &amp; [.H455]  &amp;  &quot;',  'A' , '&quot; &amp; [.L455] &amp;  &quot;', '&quot;&amp;  [.I455]  &amp; &quot;', '&quot; &amp; [.A455] &amp; &quot;' );&quot;" office:value-type="string" office:string-value="(454,1, 'Ejecución Presupuestaria', '',  'A' , 'Ejecución Presupuestaria', '', '3.15.03' );" calcext:value-type="string">
            <text:p>(454,1, 'Ejecución Presupuestaria', '', <text:s/>'A' , 'Ejecución Presupuestaria', '', '3.15.03' );</text:p>
          </table:table-cell>
          <table:table-cell table:number-columns-repeated="4"/>
          <table:table-cell table:formula="of:=IF([.L455] &lt;&gt; &quot;&quot;;[.$P$1] &amp;  [.P455]; &quot;&quot;)" office:value-type="string" office:string-value="INSERT INTO proceso(id_proceso, id_aplicacion, denominacion, ruta_menu, estatus, descripcion, url, jerarquia_menu)VALUES (454,1, 'Ejecución Presupuestaria', '',  'A' , 'Ejecución Presupuestaria', '', '3.15.03' );" calcext:value-type="string">
            <text:p>INSERT INTO proceso(id_proceso, id_aplicacion, denominacion, ruta_menu, estatus, descripcion, url, jerarquia_menu)VALUES (454,1, 'Ejecución Presupuestaria', '', <text:s/>'A' , 'Ejecución Presupuestaria', '', '3.15.03' );</text:p>
          </table:table-cell>
          <table:table-cell table:number-columns-repeated="2"/>
          <table:table-cell table:formula="of:==IF([.L455] &lt;&gt; &quot;&quot;;&quot;INSERT INTO perfil_proceso(id_perfil_proceso, id_perfil, id_proceso, priuse) VALUES (&quot; &amp; [.O455] &amp; &quot;, 1, &quot; &amp; [.N455] &amp; &quot;, 'A'::text);&quot;; &quot;&quot;)" office:value-type="string" office:string-value="INSERT INTO perfil_proceso(id_perfil_proceso, id_perfil, id_proceso, priuse) VALUES (454, 1, 454, 'A'::text);" calcext:value-type="string">
            <text:p>INSERT INTO perfil_proceso(id_perfil_proceso, id_perfil, id_proceso, priuse) VALUES (454, 1, 454, 'A'::text);</text:p>
          </table:table-cell>
        </table:table-row>
        <table:table-row table:style-name="ro3">
          <table:table-cell table:formula="of:=[.$A$455]&amp;&quot;.&quot;&amp;[.E456]" office:value-type="string" office:string-value="3.15.03.01" calcext:value-type="string">
            <text:p>3.15.0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ce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56]" office:value-type="string" office:string-value="Procesos" calcext:value-type="string">
            <text:p>Procesos</text:p>
          </table:table-cell>
          <table:table-cell/>
          <table:table-cell table:number-columns-repeated="2" office:value-type="float" office:value="455" calcext:value-type="float">
            <text:p>455</text:p>
          </table:table-cell>
          <table:table-cell table:style-name="ce3" table:formula="of:=&quot;(&quot; &amp; [.N456] &amp; &quot;,&quot; &amp; &quot;1&quot; &amp; &quot;, '&quot; &amp; [.L456]  &amp; &quot;', &quot; &amp; &quot;'&quot; &amp; [.H456]  &amp;  &quot;',  'A' , '&quot; &amp; [.L456] &amp;  &quot;', '&quot;&amp;  [.I456]  &amp; &quot;', '&quot; &amp; [.A456] &amp; &quot;' );&quot;" office:value-type="string" office:string-value="(455,1, 'Procesos', '',  'A' , 'Procesos', '', '3.15.03.01' );" calcext:value-type="string">
            <text:p>(455,1, 'Procesos', '', <text:s/>'A' , 'Procesos', '', '3.15.03.01' );</text:p>
          </table:table-cell>
          <table:table-cell table:number-columns-repeated="4"/>
          <table:table-cell table:formula="of:=IF([.L456] &lt;&gt; &quot;&quot;;[.$P$1] &amp;  [.P456]; &quot;&quot;)" office:value-type="string" office:string-value="INSERT INTO proceso(id_proceso, id_aplicacion, denominacion, ruta_menu, estatus, descripcion, url, jerarquia_menu)VALUES (455,1, 'Procesos', '',  'A' , 'Procesos', '', '3.15.03.01' );" calcext:value-type="string">
            <text:p>INSERT INTO proceso(id_proceso, id_aplicacion, denominacion, ruta_menu, estatus, descripcion, url, jerarquia_menu)VALUES (455,1, 'Procesos', '', <text:s/>'A' , 'Procesos', '', '3.15.03.01' );</text:p>
          </table:table-cell>
          <table:table-cell table:number-columns-repeated="2"/>
          <table:table-cell table:formula="of:==IF([.L456] &lt;&gt; &quot;&quot;;&quot;INSERT INTO perfil_proceso(id_perfil_proceso, id_perfil, id_proceso, priuse) VALUES (&quot; &amp; [.O456] &amp; &quot;, 1, &quot; &amp; [.N456] &amp; &quot;, 'A'::text);&quot;; &quot;&quot;)" office:value-type="string" office:string-value="INSERT INTO perfil_proceso(id_perfil_proceso, id_perfil, id_proceso, priuse) VALUES (455, 1, 455, 'A'::text);" calcext:value-type="string">
            <text:p>INSERT INTO perfil_proceso(id_perfil_proceso, id_perfil, id_proceso, priuse) VALUES (455, 1, 455, 'A'::text);</text:p>
          </table:table-cell>
        </table:table-row>
        <table:table-row table:style-name="ro3">
          <table:table-cell table:formula="of:=[.$A$456]&amp;&quot;.&quot;&amp;[.F457]" office:value-type="string" office:string-value="3.15.03.01.01" calcext:value-type="string">
            <text:p>3.15.03.01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Generar Base Cálculo y Resumen Mensu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57]" office:value-type="string" office:string-value="Generar Base Cálculo y Resumen Mensual" calcext:value-type="string">
            <text:p>Generar Base Cálculo y Resumen Mensual</text:p>
          </table:table-cell>
          <table:table-cell/>
          <table:table-cell table:number-columns-repeated="2" office:value-type="float" office:value="456" calcext:value-type="float">
            <text:p>456</text:p>
          </table:table-cell>
          <table:table-cell table:style-name="ce3" table:formula="of:=&quot;(&quot; &amp; [.N457] &amp; &quot;,&quot; &amp; &quot;1&quot; &amp; &quot;, '&quot; &amp; [.L457]  &amp; &quot;', &quot; &amp; &quot;'&quot; &amp; [.H457]  &amp;  &quot;',  'A' , '&quot; &amp; [.L457] &amp;  &quot;', '&quot;&amp;  [.I457]  &amp; &quot;', '&quot; &amp; [.A457] &amp; &quot;' );&quot;" office:value-type="string" office:string-value="(456,1, 'Generar Base Cálculo y Resumen Mensual', '',  'A' , 'Generar Base Cálculo y Resumen Mensual', '', '3.15.03.01.01' );" calcext:value-type="string">
            <text:p>(456,1, 'Generar Base Cálculo y Resumen Mensual', '', <text:s/>'A' , 'Generar Base Cálculo y Resumen Mensual', '', '3.15.03.01.01' );</text:p>
          </table:table-cell>
          <table:table-cell table:number-columns-repeated="4"/>
          <table:table-cell table:formula="of:=IF([.L457] &lt;&gt; &quot;&quot;;[.$P$1] &amp;  [.P457]; &quot;&quot;)" office:value-type="string" office:string-value="INSERT INTO proceso(id_proceso, id_aplicacion, denominacion, ruta_menu, estatus, descripcion, url, jerarquia_menu)VALUES (456,1, 'Generar Base Cálculo y Resumen Mensual', '',  'A' , 'Generar Base Cálculo y Resumen Mensual', '', '3.15.03.01.01' );" calcext:value-type="string">
            <text:p>INSERT INTO proceso(id_proceso, id_aplicacion, denominacion, ruta_menu, estatus, descripcion, url, jerarquia_menu)VALUES (456,1, 'Generar Base Cálculo y Resumen Mensual', '', <text:s/>'A' , 'Generar Base Cálculo y Resumen Mensual', '', '3.15.03.01.01' );</text:p>
          </table:table-cell>
          <table:table-cell table:number-columns-repeated="2"/>
          <table:table-cell table:formula="of:==IF([.L457] &lt;&gt; &quot;&quot;;&quot;INSERT INTO perfil_proceso(id_perfil_proceso, id_perfil, id_proceso, priuse) VALUES (&quot; &amp; [.O457] &amp; &quot;, 1, &quot; &amp; [.N457] &amp; &quot;, 'A'::text);&quot;; &quot;&quot;)" office:value-type="string" office:string-value="INSERT INTO perfil_proceso(id_perfil_proceso, id_perfil, id_proceso, priuse) VALUES (456, 1, 456, 'A'::text);" calcext:value-type="string">
            <text:p>INSERT INTO perfil_proceso(id_perfil_proceso, id_perfil, id_proceso, priuse) VALUES (456, 1, 456, 'A'::text);</text:p>
          </table:table-cell>
        </table:table-row>
        <table:table-row table:style-name="ro3">
          <table:table-cell table:formula="of:=[.$A$456]&amp;&quot;.&quot;&amp;[.F458]" office:value-type="string" office:string-value="3.15.03.01.02" calcext:value-type="string">
            <text:p>3.15.03.01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Generar Resumen Mensu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58]" office:value-type="string" office:string-value="Generar Resumen Mensual" calcext:value-type="string">
            <text:p>Generar Resumen Mensual</text:p>
          </table:table-cell>
          <table:table-cell/>
          <table:table-cell table:number-columns-repeated="2" office:value-type="float" office:value="457" calcext:value-type="float">
            <text:p>457</text:p>
          </table:table-cell>
          <table:table-cell table:style-name="ce3" table:formula="of:=&quot;(&quot; &amp; [.N458] &amp; &quot;,&quot; &amp; &quot;1&quot; &amp; &quot;, '&quot; &amp; [.L458]  &amp; &quot;', &quot; &amp; &quot;'&quot; &amp; [.H458]  &amp;  &quot;',  'A' , '&quot; &amp; [.L458] &amp;  &quot;', '&quot;&amp;  [.I458]  &amp; &quot;', '&quot; &amp; [.A458] &amp; &quot;' );&quot;" office:value-type="string" office:string-value="(457,1, 'Generar Resumen Mensual', '',  'A' , 'Generar Resumen Mensual', '', '3.15.03.01.02' );" calcext:value-type="string">
            <text:p>(457,1, 'Generar Resumen Mensual', '', <text:s/>'A' , 'Generar Resumen Mensual', '', '3.15.03.01.02' );</text:p>
          </table:table-cell>
          <table:table-cell table:number-columns-repeated="4"/>
          <table:table-cell table:formula="of:=IF([.L458] &lt;&gt; &quot;&quot;;[.$P$1] &amp;  [.P458]; &quot;&quot;)" office:value-type="string" office:string-value="INSERT INTO proceso(id_proceso, id_aplicacion, denominacion, ruta_menu, estatus, descripcion, url, jerarquia_menu)VALUES (457,1, 'Generar Resumen Mensual', '',  'A' , 'Generar Resumen Mensual', '', '3.15.03.01.02' );" calcext:value-type="string">
            <text:p>INSERT INTO proceso(id_proceso, id_aplicacion, denominacion, ruta_menu, estatus, descripcion, url, jerarquia_menu)VALUES (457,1, 'Generar Resumen Mensual', '', <text:s/>'A' , 'Generar Resumen Mensual', '', '3.15.03.01.02' );</text:p>
          </table:table-cell>
          <table:table-cell table:number-columns-repeated="2"/>
          <table:table-cell table:formula="of:==IF([.L458] &lt;&gt; &quot;&quot;;&quot;INSERT INTO perfil_proceso(id_perfil_proceso, id_perfil, id_proceso, priuse) VALUES (&quot; &amp; [.O458] &amp; &quot;, 1, &quot; &amp; [.N458] &amp; &quot;, 'A'::text);&quot;; &quot;&quot;)" office:value-type="string" office:string-value="INSERT INTO perfil_proceso(id_perfil_proceso, id_perfil, id_proceso, priuse) VALUES (457, 1, 457, 'A'::text);" calcext:value-type="string">
            <text:p>INSERT INTO perfil_proceso(id_perfil_proceso, id_perfil, id_proceso, priuse) VALUES (457, 1, 457, 'A'::text);</text:p>
          </table:table-cell>
        </table:table-row>
        <table:table-row table:style-name="ro3">
          <table:table-cell table:formula="of:=[.$A$456]&amp;&quot;.&quot;&amp;[.F459]" office:value-type="string" office:string-value="3.15.03.01.03" calcext:value-type="string">
            <text:p>3.15.03.01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Generar Resumen Apor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59]" office:value-type="string" office:string-value="Generar Resumen Aportes" calcext:value-type="string">
            <text:p>Generar Resumen Aportes</text:p>
          </table:table-cell>
          <table:table-cell/>
          <table:table-cell table:number-columns-repeated="2" office:value-type="float" office:value="458" calcext:value-type="float">
            <text:p>458</text:p>
          </table:table-cell>
          <table:table-cell table:style-name="ce3" table:formula="of:=&quot;(&quot; &amp; [.N459] &amp; &quot;,&quot; &amp; &quot;1&quot; &amp; &quot;, '&quot; &amp; [.L459]  &amp; &quot;', &quot; &amp; &quot;'&quot; &amp; [.H459]  &amp;  &quot;',  'A' , '&quot; &amp; [.L459] &amp;  &quot;', '&quot;&amp;  [.I459]  &amp; &quot;', '&quot; &amp; [.A459] &amp; &quot;' );&quot;" office:value-type="string" office:string-value="(458,1, 'Generar Resumen Aportes', '',  'A' , 'Generar Resumen Aportes', '', '3.15.03.01.03' );" calcext:value-type="string">
            <text:p>(458,1, 'Generar Resumen Aportes', '', <text:s/>'A' , 'Generar Resumen Aportes', '', '3.15.03.01.03' );</text:p>
          </table:table-cell>
          <table:table-cell table:number-columns-repeated="4"/>
          <table:table-cell table:formula="of:=IF([.L459] &lt;&gt; &quot;&quot;;[.$P$1] &amp;  [.P459]; &quot;&quot;)" office:value-type="string" office:string-value="INSERT INTO proceso(id_proceso, id_aplicacion, denominacion, ruta_menu, estatus, descripcion, url, jerarquia_menu)VALUES (458,1, 'Generar Resumen Aportes', '',  'A' , 'Generar Resumen Aportes', '', '3.15.03.01.03' );" calcext:value-type="string">
            <text:p>INSERT INTO proceso(id_proceso, id_aplicacion, denominacion, ruta_menu, estatus, descripcion, url, jerarquia_menu)VALUES (458,1, 'Generar Resumen Aportes', '', <text:s/>'A' , 'Generar Resumen Aportes', '', '3.15.03.01.03' );</text:p>
          </table:table-cell>
          <table:table-cell table:number-columns-repeated="2"/>
          <table:table-cell table:formula="of:==IF([.L459] &lt;&gt; &quot;&quot;;&quot;INSERT INTO perfil_proceso(id_perfil_proceso, id_perfil, id_proceso, priuse) VALUES (&quot; &amp; [.O459] &amp; &quot;, 1, &quot; &amp; [.N459] &amp; &quot;, 'A'::text);&quot;; &quot;&quot;)" office:value-type="string" office:string-value="INSERT INTO perfil_proceso(id_perfil_proceso, id_perfil, id_proceso, priuse) VALUES (458, 1, 458, 'A'::text);" calcext:value-type="string">
            <text:p>INSERT INTO perfil_proceso(id_perfil_proceso, id_perfil, id_proceso, priuse) VALUES (458, 1, 458, 'A'::text);</text:p>
          </table:table-cell>
        </table:table-row>
        <table:table-row table:style-name="ro3">
          <table:table-cell table:formula="of:=[.$A$456]&amp;&quot;.&quot;&amp;[.F460]" office:value-type="string" office:string-value="3.15.03.01.04" calcext:value-type="string">
            <text:p>3.15.03.01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Generar Resumen Complementari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60]" office:value-type="string" office:string-value="Generar Resumen Complementario" calcext:value-type="string">
            <text:p>Generar Resumen Complementario</text:p>
          </table:table-cell>
          <table:table-cell/>
          <table:table-cell table:number-columns-repeated="2" office:value-type="float" office:value="459" calcext:value-type="float">
            <text:p>459</text:p>
          </table:table-cell>
          <table:table-cell table:style-name="ce3" table:formula="of:=&quot;(&quot; &amp; [.N460] &amp; &quot;,&quot; &amp; &quot;1&quot; &amp; &quot;, '&quot; &amp; [.L460]  &amp; &quot;', &quot; &amp; &quot;'&quot; &amp; [.H460]  &amp;  &quot;',  'A' , '&quot; &amp; [.L460] &amp;  &quot;', '&quot;&amp;  [.I460]  &amp; &quot;', '&quot; &amp; [.A460] &amp; &quot;' );&quot;" office:value-type="string" office:string-value="(459,1, 'Generar Resumen Complementario', '',  'A' , 'Generar Resumen Complementario', '', '3.15.03.01.04' );" calcext:value-type="string">
            <text:p>(459,1, 'Generar Resumen Complementario', '', <text:s/>'A' , 'Generar Resumen Complementario', '', '3.15.03.01.04' );</text:p>
          </table:table-cell>
          <table:table-cell table:number-columns-repeated="4"/>
          <table:table-cell table:formula="of:=IF([.L460] &lt;&gt; &quot;&quot;;[.$P$1] &amp;  [.P460]; &quot;&quot;)" office:value-type="string" office:string-value="INSERT INTO proceso(id_proceso, id_aplicacion, denominacion, ruta_menu, estatus, descripcion, url, jerarquia_menu)VALUES (459,1, 'Generar Resumen Complementario', '',  'A' , 'Generar Resumen Complementario', '', '3.15.03.01.04' );" calcext:value-type="string">
            <text:p>INSERT INTO proceso(id_proceso, id_aplicacion, denominacion, ruta_menu, estatus, descripcion, url, jerarquia_menu)VALUES (459,1, 'Generar Resumen Complementario', '', <text:s/>'A' , 'Generar Resumen Complementario', '', '3.15.03.01.04' );</text:p>
          </table:table-cell>
          <table:table-cell table:number-columns-repeated="2"/>
          <table:table-cell table:formula="of:==IF([.L460] &lt;&gt; &quot;&quot;;&quot;INSERT INTO perfil_proceso(id_perfil_proceso, id_perfil, id_proceso, priuse) VALUES (&quot; &amp; [.O460] &amp; &quot;, 1, &quot; &amp; [.N460] &amp; &quot;, 'A'::text);&quot;; &quot;&quot;)" office:value-type="string" office:string-value="INSERT INTO perfil_proceso(id_perfil_proceso, id_perfil, id_proceso, priuse) VALUES (459, 1, 459, 'A'::text);" calcext:value-type="string">
            <text:p>INSERT INTO perfil_proceso(id_perfil_proceso, id_perfil, id_proceso, priuse) VALUES (459, 1, 459, 'A'::text);</text:p>
          </table:table-cell>
        </table:table-row>
        <table:table-row table:style-name="ro3">
          <table:table-cell table:formula="of:=[.$A$456]&amp;&quot;.&quot;&amp;[.F461]" office:value-type="string" office:string-value="3.15.03.01.05" calcext:value-type="string">
            <text:p>3.15.03.01.05</text:p>
          </table:table-cell>
          <table:table-cell table:number-columns-repeated="4"/>
          <table:table-cell office:value-type="string" calcext:value-type="string">
            <text:p>05</text:p>
          </table:table-cell>
          <table:table-cell office:value-type="string" calcext:value-type="string">
            <text:p>Generar Rendició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61]" office:value-type="string" office:string-value="Generar Rendición" calcext:value-type="string">
            <text:p>Generar Rendición</text:p>
          </table:table-cell>
          <table:table-cell/>
          <table:table-cell table:number-columns-repeated="2" office:value-type="float" office:value="460" calcext:value-type="float">
            <text:p>460</text:p>
          </table:table-cell>
          <table:table-cell table:style-name="ce3" table:formula="of:=&quot;(&quot; &amp; [.N461] &amp; &quot;,&quot; &amp; &quot;1&quot; &amp; &quot;, '&quot; &amp; [.L461]  &amp; &quot;', &quot; &amp; &quot;'&quot; &amp; [.H461]  &amp;  &quot;',  'A' , '&quot; &amp; [.L461] &amp;  &quot;', '&quot;&amp;  [.I461]  &amp; &quot;', '&quot; &amp; [.A461] &amp; &quot;' );&quot;" office:value-type="string" office:string-value="(460,1, 'Generar Rendición', '',  'A' , 'Generar Rendición', '', '3.15.03.01.05' );" calcext:value-type="string">
            <text:p>(460,1, 'Generar Rendición', '', <text:s/>'A' , 'Generar Rendición', '', '3.15.03.01.05' );</text:p>
          </table:table-cell>
          <table:table-cell table:number-columns-repeated="4"/>
          <table:table-cell table:formula="of:=IF([.L461] &lt;&gt; &quot;&quot;;[.$P$1] &amp;  [.P461]; &quot;&quot;)" office:value-type="string" office:string-value="INSERT INTO proceso(id_proceso, id_aplicacion, denominacion, ruta_menu, estatus, descripcion, url, jerarquia_menu)VALUES (460,1, 'Generar Rendición', '',  'A' , 'Generar Rendición', '', '3.15.03.01.05' );" calcext:value-type="string">
            <text:p>INSERT INTO proceso(id_proceso, id_aplicacion, denominacion, ruta_menu, estatus, descripcion, url, jerarquia_menu)VALUES (460,1, 'Generar Rendición', '', <text:s/>'A' , 'Generar Rendición', '', '3.15.03.01.05' );</text:p>
          </table:table-cell>
          <table:table-cell table:number-columns-repeated="2"/>
          <table:table-cell table:formula="of:==IF([.L461] &lt;&gt; &quot;&quot;;&quot;INSERT INTO perfil_proceso(id_perfil_proceso, id_perfil, id_proceso, priuse) VALUES (&quot; &amp; [.O461] &amp; &quot;, 1, &quot; &amp; [.N461] &amp; &quot;, 'A'::text);&quot;; &quot;&quot;)" office:value-type="string" office:string-value="INSERT INTO perfil_proceso(id_perfil_proceso, id_perfil, id_proceso, priuse) VALUES (460, 1, 460, 'A'::text);" calcext:value-type="string">
            <text:p>INSERT INTO perfil_proceso(id_perfil_proceso, id_perfil, id_proceso, priuse) VALUES (460, 1, 460, 'A'::text);</text:p>
          </table:table-cell>
        </table:table-row>
        <table:table-row table:style-name="ro3">
          <table:table-cell table:formula="of:=[.$A$456]&amp;&quot;.&quot;&amp;[.F462]" office:value-type="string" office:string-value="3.15.03.01.06" calcext:value-type="string">
            <text:p>3.15.03.01.06</text:p>
          </table:table-cell>
          <table:table-cell table:number-columns-repeated="4"/>
          <table:table-cell office:value-type="string" calcext:value-type="string">
            <text:p>06</text:p>
          </table:table-cell>
          <table:table-cell office:value-type="string" calcext:value-type="string">
            <text:p>Generar Rendición Apor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62]" office:value-type="string" office:string-value="Generar Rendición Aportes" calcext:value-type="string">
            <text:p>Generar Rendición Aportes</text:p>
          </table:table-cell>
          <table:table-cell/>
          <table:table-cell table:number-columns-repeated="2" office:value-type="float" office:value="461" calcext:value-type="float">
            <text:p>461</text:p>
          </table:table-cell>
          <table:table-cell table:style-name="ce3" table:formula="of:=&quot;(&quot; &amp; [.N462] &amp; &quot;,&quot; &amp; &quot;1&quot; &amp; &quot;, '&quot; &amp; [.L462]  &amp; &quot;', &quot; &amp; &quot;'&quot; &amp; [.H462]  &amp;  &quot;',  'A' , '&quot; &amp; [.L462] &amp;  &quot;', '&quot;&amp;  [.I462]  &amp; &quot;', '&quot; &amp; [.A462] &amp; &quot;' );&quot;" office:value-type="string" office:string-value="(461,1, 'Generar Rendición Aportes', '',  'A' , 'Generar Rendición Aportes', '', '3.15.03.01.06' );" calcext:value-type="string">
            <text:p>(461,1, 'Generar Rendición Aportes', '', <text:s/>'A' , 'Generar Rendición Aportes', '', '3.15.03.01.06' );</text:p>
          </table:table-cell>
          <table:table-cell table:number-columns-repeated="4"/>
          <table:table-cell table:formula="of:=IF([.L462] &lt;&gt; &quot;&quot;;[.$P$1] &amp;  [.P462]; &quot;&quot;)" office:value-type="string" office:string-value="INSERT INTO proceso(id_proceso, id_aplicacion, denominacion, ruta_menu, estatus, descripcion, url, jerarquia_menu)VALUES (461,1, 'Generar Rendición Aportes', '',  'A' , 'Generar Rendición Aportes', '', '3.15.03.01.06' );" calcext:value-type="string">
            <text:p>INSERT INTO proceso(id_proceso, id_aplicacion, denominacion, ruta_menu, estatus, descripcion, url, jerarquia_menu)VALUES (461,1, 'Generar Rendición Aportes', '', <text:s/>'A' , 'Generar Rendición Aportes', '', '3.15.03.01.06' );</text:p>
          </table:table-cell>
          <table:table-cell table:number-columns-repeated="2"/>
          <table:table-cell table:formula="of:==IF([.L462] &lt;&gt; &quot;&quot;;&quot;INSERT INTO perfil_proceso(id_perfil_proceso, id_perfil, id_proceso, priuse) VALUES (&quot; &amp; [.O462] &amp; &quot;, 1, &quot; &amp; [.N462] &amp; &quot;, 'A'::text);&quot;; &quot;&quot;)" office:value-type="string" office:string-value="INSERT INTO perfil_proceso(id_perfil_proceso, id_perfil, id_proceso, priuse) VALUES (461, 1, 461, 'A'::text);" calcext:value-type="string">
            <text:p>INSERT INTO perfil_proceso(id_perfil_proceso, id_perfil, id_proceso, priuse) VALUES (461, 1, 461, 'A'::text);</text:p>
          </table:table-cell>
        </table:table-row>
        <table:table-row table:style-name="ro3">
          <table:table-cell table:formula="of:=[.$A$455]&amp;&quot;.&quot;&amp;[.E463]" office:value-type="string" office:string-value="3.15.03.02" calcext:value-type="string">
            <text:p>3.15.0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Actualizacion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63]" office:value-type="string" office:string-value="Actualizaciones" calcext:value-type="string">
            <text:p>Actualizaciones</text:p>
          </table:table-cell>
          <table:table-cell/>
          <table:table-cell table:number-columns-repeated="2" office:value-type="float" office:value="462" calcext:value-type="float">
            <text:p>462</text:p>
          </table:table-cell>
          <table:table-cell table:style-name="ce3" table:formula="of:=&quot;(&quot; &amp; [.N463] &amp; &quot;,&quot; &amp; &quot;1&quot; &amp; &quot;, '&quot; &amp; [.L463]  &amp; &quot;', &quot; &amp; &quot;'&quot; &amp; [.H463]  &amp;  &quot;',  'A' , '&quot; &amp; [.L463] &amp;  &quot;', '&quot;&amp;  [.I463]  &amp; &quot;', '&quot; &amp; [.A463] &amp; &quot;' );&quot;" office:value-type="string" office:string-value="(462,1, 'Actualizaciones', '',  'A' , 'Actualizaciones', '', '3.15.03.02' );" calcext:value-type="string">
            <text:p>(462,1, 'Actualizaciones', '', <text:s/>'A' , 'Actualizaciones', '', '3.15.03.02' );</text:p>
          </table:table-cell>
          <table:table-cell table:number-columns-repeated="4"/>
          <table:table-cell table:formula="of:=IF([.L463] &lt;&gt; &quot;&quot;;[.$P$1] &amp;  [.P463]; &quot;&quot;)" office:value-type="string" office:string-value="INSERT INTO proceso(id_proceso, id_aplicacion, denominacion, ruta_menu, estatus, descripcion, url, jerarquia_menu)VALUES (462,1, 'Actualizaciones', '',  'A' , 'Actualizaciones', '', '3.15.03.02' );" calcext:value-type="string">
            <text:p>INSERT INTO proceso(id_proceso, id_aplicacion, denominacion, ruta_menu, estatus, descripcion, url, jerarquia_menu)VALUES (462,1, 'Actualizaciones', '', <text:s/>'A' , 'Actualizaciones', '', '3.15.03.02' );</text:p>
          </table:table-cell>
          <table:table-cell table:number-columns-repeated="2"/>
          <table:table-cell table:formula="of:==IF([.L463] &lt;&gt; &quot;&quot;;&quot;INSERT INTO perfil_proceso(id_perfil_proceso, id_perfil, id_proceso, priuse) VALUES (&quot; &amp; [.O463] &amp; &quot;, 1, &quot; &amp; [.N463] &amp; &quot;, 'A'::text);&quot;; &quot;&quot;)" office:value-type="string" office:string-value="INSERT INTO perfil_proceso(id_perfil_proceso, id_perfil, id_proceso, priuse) VALUES (462, 1, 462, 'A'::text);" calcext:value-type="string">
            <text:p>INSERT INTO perfil_proceso(id_perfil_proceso, id_perfil, id_proceso, priuse) VALUES (462, 1, 462, 'A'::text);</text:p>
          </table:table-cell>
        </table:table-row>
        <table:table-row table:style-name="ro3">
          <table:table-cell table:formula="of:=[.$A$463]&amp;&quot;.&quot;&amp;[.F464]" office:value-type="string" office:string-value="3.15.03.02.01" calcext:value-type="string">
            <text:p>3.15.03.02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Conceptos Base Cálcul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64]" office:value-type="string" office:string-value="Conceptos Base Cálculo" calcext:value-type="string">
            <text:p>Conceptos Base Cálculo</text:p>
          </table:table-cell>
          <table:table-cell/>
          <table:table-cell table:number-columns-repeated="2" office:value-type="float" office:value="463" calcext:value-type="float">
            <text:p>463</text:p>
          </table:table-cell>
          <table:table-cell table:style-name="ce3" table:formula="of:=&quot;(&quot; &amp; [.N464] &amp; &quot;,&quot; &amp; &quot;1&quot; &amp; &quot;, '&quot; &amp; [.L464]  &amp; &quot;', &quot; &amp; &quot;'&quot; &amp; [.H464]  &amp;  &quot;',  'A' , '&quot; &amp; [.L464] &amp;  &quot;', '&quot;&amp;  [.I464]  &amp; &quot;', '&quot; &amp; [.A464] &amp; &quot;' );&quot;" office:value-type="string" office:string-value="(463,1, 'Conceptos Base Cálculo', '',  'A' , 'Conceptos Base Cálculo', '', '3.15.03.02.01' );" calcext:value-type="string">
            <text:p>(463,1, 'Conceptos Base Cálculo', '', <text:s/>'A' , 'Conceptos Base Cálculo', '', '3.15.03.02.01' );</text:p>
          </table:table-cell>
          <table:table-cell table:number-columns-repeated="4"/>
          <table:table-cell table:formula="of:=IF([.L464] &lt;&gt; &quot;&quot;;[.$P$1] &amp;  [.P464]; &quot;&quot;)" office:value-type="string" office:string-value="INSERT INTO proceso(id_proceso, id_aplicacion, denominacion, ruta_menu, estatus, descripcion, url, jerarquia_menu)VALUES (463,1, 'Conceptos Base Cálculo', '',  'A' , 'Conceptos Base Cálculo', '', '3.15.03.02.01' );" calcext:value-type="string">
            <text:p>INSERT INTO proceso(id_proceso, id_aplicacion, denominacion, ruta_menu, estatus, descripcion, url, jerarquia_menu)VALUES (463,1, 'Conceptos Base Cálculo', '', <text:s/>'A' , 'Conceptos Base Cálculo', '', '3.15.03.02.01' );</text:p>
          </table:table-cell>
          <table:table-cell table:number-columns-repeated="2"/>
          <table:table-cell table:formula="of:==IF([.L464] &lt;&gt; &quot;&quot;;&quot;INSERT INTO perfil_proceso(id_perfil_proceso, id_perfil, id_proceso, priuse) VALUES (&quot; &amp; [.O464] &amp; &quot;, 1, &quot; &amp; [.N464] &amp; &quot;, 'A'::text);&quot;; &quot;&quot;)" office:value-type="string" office:string-value="INSERT INTO perfil_proceso(id_perfil_proceso, id_perfil, id_proceso, priuse) VALUES (463, 1, 463, 'A'::text);" calcext:value-type="string">
            <text:p>INSERT INTO perfil_proceso(id_perfil_proceso, id_perfil, id_proceso, priuse) VALUES (463, 1, 463, 'A'::text);</text:p>
          </table:table-cell>
        </table:table-row>
        <table:table-row table:style-name="ro3">
          <table:table-cell table:formula="of:=[.$A$463]&amp;&quot;.&quot;&amp;[.F465]" office:value-type="string" office:string-value="3.15.03.02.02" calcext:value-type="string">
            <text:p>3.15.03.02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Resumen Mensu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65]" office:value-type="string" office:string-value="Resumen Mensual" calcext:value-type="string">
            <text:p>Resumen Mensual</text:p>
          </table:table-cell>
          <table:table-cell/>
          <table:table-cell table:number-columns-repeated="2" office:value-type="float" office:value="464" calcext:value-type="float">
            <text:p>464</text:p>
          </table:table-cell>
          <table:table-cell table:style-name="ce3" table:formula="of:=&quot;(&quot; &amp; [.N465] &amp; &quot;,&quot; &amp; &quot;1&quot; &amp; &quot;, '&quot; &amp; [.L465]  &amp; &quot;', &quot; &amp; &quot;'&quot; &amp; [.H465]  &amp;  &quot;',  'A' , '&quot; &amp; [.L465] &amp;  &quot;', '&quot;&amp;  [.I465]  &amp; &quot;', '&quot; &amp; [.A465] &amp; &quot;' );&quot;" office:value-type="string" office:string-value="(464,1, 'Resumen Mensual', '',  'A' , 'Resumen Mensual', '', '3.15.03.02.02' );" calcext:value-type="string">
            <text:p>(464,1, 'Resumen Mensual', '', <text:s/>'A' , 'Resumen Mensual', '', '3.15.03.02.02' );</text:p>
          </table:table-cell>
          <table:table-cell table:number-columns-repeated="4"/>
          <table:table-cell table:formula="of:=IF([.L465] &lt;&gt; &quot;&quot;;[.$P$1] &amp;  [.P465]; &quot;&quot;)" office:value-type="string" office:string-value="INSERT INTO proceso(id_proceso, id_aplicacion, denominacion, ruta_menu, estatus, descripcion, url, jerarquia_menu)VALUES (464,1, 'Resumen Mensual', '',  'A' , 'Resumen Mensual', '', '3.15.03.02.02' );" calcext:value-type="string">
            <text:p>INSERT INTO proceso(id_proceso, id_aplicacion, denominacion, ruta_menu, estatus, descripcion, url, jerarquia_menu)VALUES (464,1, 'Resumen Mensual', '', <text:s/>'A' , 'Resumen Mensual', '', '3.15.03.02.02' );</text:p>
          </table:table-cell>
          <table:table-cell table:number-columns-repeated="2"/>
          <table:table-cell table:formula="of:==IF([.L465] &lt;&gt; &quot;&quot;;&quot;INSERT INTO perfil_proceso(id_perfil_proceso, id_perfil, id_proceso, priuse) VALUES (&quot; &amp; [.O465] &amp; &quot;, 1, &quot; &amp; [.N465] &amp; &quot;, 'A'::text);&quot;; &quot;&quot;)" office:value-type="string" office:string-value="INSERT INTO perfil_proceso(id_perfil_proceso, id_perfil, id_proceso, priuse) VALUES (464, 1, 464, 'A'::text);" calcext:value-type="string">
            <text:p>INSERT INTO perfil_proceso(id_perfil_proceso, id_perfil, id_proceso, priuse) VALUES (464, 1, 464, 'A'::text);</text:p>
          </table:table-cell>
        </table:table-row>
        <table:table-row table:style-name="ro3">
          <table:table-cell table:formula="of:=[.$A$455]&amp;&quot;.&quot;&amp;[.E466]" office:value-type="string" office:string-value="3.15.03.03" calcext:value-type="string">
            <text:p>3.15.03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portes de Estructura Presupuestari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66]" office:value-type="string" office:string-value="Reportes de Estructura Presupuestaria" calcext:value-type="string">
            <text:p>Reportes de Estructura Presupuestaria</text:p>
          </table:table-cell>
          <table:table-cell/>
          <table:table-cell table:number-columns-repeated="2" office:value-type="float" office:value="465" calcext:value-type="float">
            <text:p>465</text:p>
          </table:table-cell>
          <table:table-cell table:style-name="ce3" table:formula="of:=&quot;(&quot; &amp; [.N466] &amp; &quot;,&quot; &amp; &quot;1&quot; &amp; &quot;, '&quot; &amp; [.L466]  &amp; &quot;', &quot; &amp; &quot;'&quot; &amp; [.H466]  &amp;  &quot;',  'A' , '&quot; &amp; [.L466] &amp;  &quot;', '&quot;&amp;  [.I466]  &amp; &quot;', '&quot; &amp; [.A466] &amp; &quot;' );&quot;" office:value-type="string" office:string-value="(465,1, 'Reportes de Estructura Presupuestaria', '',  'A' , 'Reportes de Estructura Presupuestaria', '', '3.15.03.03' );" calcext:value-type="string">
            <text:p>(465,1, 'Reportes de Estructura Presupuestaria', '', <text:s/>'A' , 'Reportes de Estructura Presupuestaria', '', '3.15.03.03' );</text:p>
          </table:table-cell>
          <table:table-cell table:number-columns-repeated="4"/>
          <table:table-cell table:formula="of:=IF([.L466] &lt;&gt; &quot;&quot;;[.$P$1] &amp;  [.P466]; &quot;&quot;)" office:value-type="string" office:string-value="INSERT INTO proceso(id_proceso, id_aplicacion, denominacion, ruta_menu, estatus, descripcion, url, jerarquia_menu)VALUES (465,1, 'Reportes de Estructura Presupuestaria', '',  'A' , 'Reportes de Estructura Presupuestaria', '', '3.15.03.03' );" calcext:value-type="string">
            <text:p>INSERT INTO proceso(id_proceso, id_aplicacion, denominacion, ruta_menu, estatus, descripcion, url, jerarquia_menu)VALUES (465,1, 'Reportes de Estructura Presupuestaria', '', <text:s/>'A' , 'Reportes de Estructura Presupuestaria', '', '3.15.03.03' );</text:p>
          </table:table-cell>
          <table:table-cell table:number-columns-repeated="2"/>
          <table:table-cell table:formula="of:==IF([.L466] &lt;&gt; &quot;&quot;;&quot;INSERT INTO perfil_proceso(id_perfil_proceso, id_perfil, id_proceso, priuse) VALUES (&quot; &amp; [.O466] &amp; &quot;, 1, &quot; &amp; [.N466] &amp; &quot;, 'A'::text);&quot;; &quot;&quot;)" office:value-type="string" office:string-value="INSERT INTO perfil_proceso(id_perfil_proceso, id_perfil, id_proceso, priuse) VALUES (465, 1, 465, 'A'::text);" calcext:value-type="string">
            <text:p>INSERT INTO perfil_proceso(id_perfil_proceso, id_perfil, id_proceso, priuse) VALUES (465, 1, 465, 'A'::text);</text:p>
          </table:table-cell>
        </table:table-row>
        <table:table-row table:style-name="ro3">
          <table:table-cell table:formula="of:=[.$A$466]&amp;&quot;.&quot;&amp;[.F467]" office:value-type="string" office:string-value="3.15.03.03.01" calcext:value-type="string">
            <text:p>3.15.03.03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Catálogo de Cuenta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67]" office:value-type="string" office:string-value="Catálogo de Cuentas" calcext:value-type="string">
            <text:p>Catálogo de Cuentas</text:p>
          </table:table-cell>
          <table:table-cell/>
          <table:table-cell table:number-columns-repeated="2" office:value-type="float" office:value="466" calcext:value-type="float">
            <text:p>466</text:p>
          </table:table-cell>
          <table:table-cell table:style-name="ce3" table:formula="of:=&quot;(&quot; &amp; [.N467] &amp; &quot;,&quot; &amp; &quot;1&quot; &amp; &quot;, '&quot; &amp; [.L467]  &amp; &quot;', &quot; &amp; &quot;'&quot; &amp; [.H467]  &amp;  &quot;',  'A' , '&quot; &amp; [.L467] &amp;  &quot;', '&quot;&amp;  [.I467]  &amp; &quot;', '&quot; &amp; [.A467] &amp; &quot;' );&quot;" office:value-type="string" office:string-value="(466,1, 'Catálogo de Cuentas', '',  'A' , 'Catálogo de Cuentas', '', '3.15.03.03.01' );" calcext:value-type="string">
            <text:p>(466,1, 'Catálogo de Cuentas', '', <text:s/>'A' , 'Catálogo de Cuentas', '', '3.15.03.03.01' );</text:p>
          </table:table-cell>
          <table:table-cell table:number-columns-repeated="4"/>
          <table:table-cell table:formula="of:=IF([.L467] &lt;&gt; &quot;&quot;;[.$P$1] &amp;  [.P467]; &quot;&quot;)" office:value-type="string" office:string-value="INSERT INTO proceso(id_proceso, id_aplicacion, denominacion, ruta_menu, estatus, descripcion, url, jerarquia_menu)VALUES (466,1, 'Catálogo de Cuentas', '',  'A' , 'Catálogo de Cuentas', '', '3.15.03.03.01' );" calcext:value-type="string">
            <text:p>INSERT INTO proceso(id_proceso, id_aplicacion, denominacion, ruta_menu, estatus, descripcion, url, jerarquia_menu)VALUES (466,1, 'Catálogo de Cuentas', '', <text:s/>'A' , 'Catálogo de Cuentas', '', '3.15.03.03.01' );</text:p>
          </table:table-cell>
          <table:table-cell table:number-columns-repeated="2"/>
          <table:table-cell table:formula="of:==IF([.L467] &lt;&gt; &quot;&quot;;&quot;INSERT INTO perfil_proceso(id_perfil_proceso, id_perfil, id_proceso, priuse) VALUES (&quot; &amp; [.O467] &amp; &quot;, 1, &quot; &amp; [.N467] &amp; &quot;, 'A'::text);&quot;; &quot;&quot;)" office:value-type="string" office:string-value="INSERT INTO perfil_proceso(id_perfil_proceso, id_perfil, id_proceso, priuse) VALUES (466, 1, 466, 'A'::text);" calcext:value-type="string">
            <text:p>INSERT INTO perfil_proceso(id_perfil_proceso, id_perfil, id_proceso, priuse) VALUES (466, 1, 466, 'A'::text);</text:p>
          </table:table-cell>
        </table:table-row>
        <table:table-row table:style-name="ro3">
          <table:table-cell table:formula="of:=[.$A$466]&amp;&quot;.&quot;&amp;[.F468]" office:value-type="string" office:string-value="3.15.03.03.02" calcext:value-type="string">
            <text:p>3.15.03.03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Relación Concepto - Cuenta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68]" office:value-type="string" office:string-value="Relación Concepto - Cuentas" calcext:value-type="string">
            <text:p>Relación Concepto - Cuentas</text:p>
          </table:table-cell>
          <table:table-cell/>
          <table:table-cell table:number-columns-repeated="2" office:value-type="float" office:value="467" calcext:value-type="float">
            <text:p>467</text:p>
          </table:table-cell>
          <table:table-cell table:style-name="ce3" table:formula="of:=&quot;(&quot; &amp; [.N468] &amp; &quot;,&quot; &amp; &quot;1&quot; &amp; &quot;, '&quot; &amp; [.L468]  &amp; &quot;', &quot; &amp; &quot;'&quot; &amp; [.H468]  &amp;  &quot;',  'A' , '&quot; &amp; [.L468] &amp;  &quot;', '&quot;&amp;  [.I468]  &amp; &quot;', '&quot; &amp; [.A468] &amp; &quot;' );&quot;" office:value-type="string" office:string-value="(467,1, 'Relación Concepto - Cuentas', '',  'A' , 'Relación Concepto - Cuentas', '', '3.15.03.03.02' );" calcext:value-type="string">
            <text:p>(467,1, 'Relación Concepto - Cuentas', '', <text:s/>'A' , 'Relación Concepto - Cuentas', '', '3.15.03.03.02' );</text:p>
          </table:table-cell>
          <table:table-cell table:number-columns-repeated="4"/>
          <table:table-cell table:formula="of:=IF([.L468] &lt;&gt; &quot;&quot;;[.$P$1] &amp;  [.P468]; &quot;&quot;)" office:value-type="string" office:string-value="INSERT INTO proceso(id_proceso, id_aplicacion, denominacion, ruta_menu, estatus, descripcion, url, jerarquia_menu)VALUES (467,1, 'Relación Concepto - Cuentas', '',  'A' , 'Relación Concepto - Cuentas', '', '3.15.03.03.02' );" calcext:value-type="string">
            <text:p>INSERT INTO proceso(id_proceso, id_aplicacion, denominacion, ruta_menu, estatus, descripcion, url, jerarquia_menu)VALUES (467,1, 'Relación Concepto - Cuentas', '', <text:s/>'A' , 'Relación Concepto - Cuentas', '', '3.15.03.03.02' );</text:p>
          </table:table-cell>
          <table:table-cell table:number-columns-repeated="2"/>
          <table:table-cell table:formula="of:==IF([.L468] &lt;&gt; &quot;&quot;;&quot;INSERT INTO perfil_proceso(id_perfil_proceso, id_perfil, id_proceso, priuse) VALUES (&quot; &amp; [.O468] &amp; &quot;, 1, &quot; &amp; [.N468] &amp; &quot;, 'A'::text);&quot;; &quot;&quot;)" office:value-type="string" office:string-value="INSERT INTO perfil_proceso(id_perfil_proceso, id_perfil, id_proceso, priuse) VALUES (467, 1, 467, 'A'::text);" calcext:value-type="string">
            <text:p>INSERT INTO perfil_proceso(id_perfil_proceso, id_perfil, id_proceso, priuse) VALUES (467, 1, 467, 'A'::text);</text:p>
          </table:table-cell>
        </table:table-row>
        <table:table-row table:style-name="ro3">
          <table:table-cell table:formula="of:=[.$A$466]&amp;&quot;.&quot;&amp;[.F469]" office:value-type="string" office:string-value="3.15.03.03.03" calcext:value-type="string">
            <text:p>3.15.03.03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Categorías Presupuestaria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69]" office:value-type="string" office:string-value="Categorías Presupuestarias" calcext:value-type="string">
            <text:p>Categorías Presupuestarias</text:p>
          </table:table-cell>
          <table:table-cell/>
          <table:table-cell table:number-columns-repeated="2" office:value-type="float" office:value="468" calcext:value-type="float">
            <text:p>468</text:p>
          </table:table-cell>
          <table:table-cell table:style-name="ce3" table:formula="of:=&quot;(&quot; &amp; [.N469] &amp; &quot;,&quot; &amp; &quot;1&quot; &amp; &quot;, '&quot; &amp; [.L469]  &amp; &quot;', &quot; &amp; &quot;'&quot; &amp; [.H469]  &amp;  &quot;',  'A' , '&quot; &amp; [.L469] &amp;  &quot;', '&quot;&amp;  [.I469]  &amp; &quot;', '&quot; &amp; [.A469] &amp; &quot;' );&quot;" office:value-type="string" office:string-value="(468,1, 'Categorías Presupuestarias', '',  'A' , 'Categorías Presupuestarias', '', '3.15.03.03.03' );" calcext:value-type="string">
            <text:p>(468,1, 'Categorías Presupuestarias', '', <text:s/>'A' , 'Categorías Presupuestarias', '', '3.15.03.03.03' );</text:p>
          </table:table-cell>
          <table:table-cell table:number-columns-repeated="4"/>
          <table:table-cell table:formula="of:=IF([.L469] &lt;&gt; &quot;&quot;;[.$P$1] &amp;  [.P469]; &quot;&quot;)" office:value-type="string" office:string-value="INSERT INTO proceso(id_proceso, id_aplicacion, denominacion, ruta_menu, estatus, descripcion, url, jerarquia_menu)VALUES (468,1, 'Categorías Presupuestarias', '',  'A' , 'Categorías Presupuestarias', '', '3.15.03.03.03' );" calcext:value-type="string">
            <text:p>INSERT INTO proceso(id_proceso, id_aplicacion, denominacion, ruta_menu, estatus, descripcion, url, jerarquia_menu)VALUES (468,1, 'Categorías Presupuestarias', '', <text:s/>'A' , 'Categorías Presupuestarias', '', '3.15.03.03.03' );</text:p>
          </table:table-cell>
          <table:table-cell table:number-columns-repeated="2"/>
          <table:table-cell table:formula="of:==IF([.L469] &lt;&gt; &quot;&quot;;&quot;INSERT INTO perfil_proceso(id_perfil_proceso, id_perfil, id_proceso, priuse) VALUES (&quot; &amp; [.O469] &amp; &quot;, 1, &quot; &amp; [.N469] &amp; &quot;, 'A'::text);&quot;; &quot;&quot;)" office:value-type="string" office:string-value="INSERT INTO perfil_proceso(id_perfil_proceso, id_perfil, id_proceso, priuse) VALUES (468, 1, 468, 'A'::text);" calcext:value-type="string">
            <text:p>INSERT INTO perfil_proceso(id_perfil_proceso, id_perfil, id_proceso, priuse) VALUES (468, 1, 468, 'A'::text);</text:p>
          </table:table-cell>
        </table:table-row>
        <table:table-row table:style-name="ro3">
          <table:table-cell table:formula="of:=[.$A$466]&amp;&quot;.&quot;&amp;[.F470]" office:value-type="string" office:string-value="3.15.03.03.04" calcext:value-type="string">
            <text:p>3.15.03.03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Asignación de Proyectos/Accion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70]" office:value-type="string" office:string-value="Asignación de Proyectos/Acciones" calcext:value-type="string">
            <text:p>Asignación de Proyectos/Acciones</text:p>
          </table:table-cell>
          <table:table-cell/>
          <table:table-cell table:number-columns-repeated="2" office:value-type="float" office:value="469" calcext:value-type="float">
            <text:p>469</text:p>
          </table:table-cell>
          <table:table-cell table:style-name="ce3" table:formula="of:=&quot;(&quot; &amp; [.N470] &amp; &quot;,&quot; &amp; &quot;1&quot; &amp; &quot;, '&quot; &amp; [.L470]  &amp; &quot;', &quot; &amp; &quot;'&quot; &amp; [.H470]  &amp;  &quot;',  'A' , '&quot; &amp; [.L470] &amp;  &quot;', '&quot;&amp;  [.I470]  &amp; &quot;', '&quot; &amp; [.A470] &amp; &quot;' );&quot;" office:value-type="string" office:string-value="(469,1, 'Asignación de Proyectos/Acciones', '',  'A' , 'Asignación de Proyectos/Acciones', '', '3.15.03.03.04' );" calcext:value-type="string">
            <text:p>(469,1, 'Asignación de Proyectos/Acciones', '', <text:s/>'A' , 'Asignación de Proyectos/Acciones', '', '3.15.03.03.04' );</text:p>
          </table:table-cell>
          <table:table-cell table:number-columns-repeated="4"/>
          <table:table-cell table:formula="of:=IF([.L470] &lt;&gt; &quot;&quot;;[.$P$1] &amp;  [.P470]; &quot;&quot;)" office:value-type="string" office:string-value="INSERT INTO proceso(id_proceso, id_aplicacion, denominacion, ruta_menu, estatus, descripcion, url, jerarquia_menu)VALUES (469,1, 'Asignación de Proyectos/Acciones', '',  'A' , 'Asignación de Proyectos/Acciones', '', '3.15.03.03.04' );" calcext:value-type="string">
            <text:p>INSERT INTO proceso(id_proceso, id_aplicacion, denominacion, ruta_menu, estatus, descripcion, url, jerarquia_menu)VALUES (469,1, 'Asignación de Proyectos/Acciones', '', <text:s/>'A' , 'Asignación de Proyectos/Acciones', '', '3.15.03.03.04' );</text:p>
          </table:table-cell>
          <table:table-cell table:number-columns-repeated="2"/>
          <table:table-cell table:formula="of:==IF([.L470] &lt;&gt; &quot;&quot;;&quot;INSERT INTO perfil_proceso(id_perfil_proceso, id_perfil, id_proceso, priuse) VALUES (&quot; &amp; [.O470] &amp; &quot;, 1, &quot; &amp; [.N470] &amp; &quot;, 'A'::text);&quot;; &quot;&quot;)" office:value-type="string" office:string-value="INSERT INTO perfil_proceso(id_perfil_proceso, id_perfil, id_proceso, priuse) VALUES (469, 1, 469, 'A'::text);" calcext:value-type="string">
            <text:p>INSERT INTO perfil_proceso(id_perfil_proceso, id_perfil, id_proceso, priuse) VALUES (469, 1, 469, 'A'::text);</text:p>
          </table:table-cell>
        </table:table-row>
        <table:table-row table:style-name="ro3">
          <table:table-cell table:formula="of:=[.$A$455]&amp;&quot;.&quot;&amp;[.E471]" office:value-type="string" office:string-value="3.15.03.04" calcext:value-type="string">
            <text:p>3.15.03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Reportes de Ejecució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71]" office:value-type="string" office:string-value="Reportes de Ejecución" calcext:value-type="string">
            <text:p>Reportes de Ejecución</text:p>
          </table:table-cell>
          <table:table-cell/>
          <table:table-cell table:number-columns-repeated="2" office:value-type="float" office:value="470" calcext:value-type="float">
            <text:p>470</text:p>
          </table:table-cell>
          <table:table-cell table:style-name="ce3" table:formula="of:=&quot;(&quot; &amp; [.N471] &amp; &quot;,&quot; &amp; &quot;1&quot; &amp; &quot;, '&quot; &amp; [.L471]  &amp; &quot;', &quot; &amp; &quot;'&quot; &amp; [.H471]  &amp;  &quot;',  'A' , '&quot; &amp; [.L471] &amp;  &quot;', '&quot;&amp;  [.I471]  &amp; &quot;', '&quot; &amp; [.A471] &amp; &quot;' );&quot;" office:value-type="string" office:string-value="(470,1, 'Reportes de Ejecución', '',  'A' , 'Reportes de Ejecución', '', '3.15.03.04' );" calcext:value-type="string">
            <text:p>(470,1, 'Reportes de Ejecución', '', <text:s/>'A' , 'Reportes de Ejecución', '', '3.15.03.04' );</text:p>
          </table:table-cell>
          <table:table-cell table:number-columns-repeated="4"/>
          <table:table-cell table:formula="of:=IF([.L471] &lt;&gt; &quot;&quot;;[.$P$1] &amp;  [.P471]; &quot;&quot;)" office:value-type="string" office:string-value="INSERT INTO proceso(id_proceso, id_aplicacion, denominacion, ruta_menu, estatus, descripcion, url, jerarquia_menu)VALUES (470,1, 'Reportes de Ejecución', '',  'A' , 'Reportes de Ejecución', '', '3.15.03.04' );" calcext:value-type="string">
            <text:p>INSERT INTO proceso(id_proceso, id_aplicacion, denominacion, ruta_menu, estatus, descripcion, url, jerarquia_menu)VALUES (470,1, 'Reportes de Ejecución', '', <text:s/>'A' , 'Reportes de Ejecución', '', '3.15.03.04' );</text:p>
          </table:table-cell>
          <table:table-cell table:number-columns-repeated="2"/>
          <table:table-cell table:formula="of:==IF([.L471] &lt;&gt; &quot;&quot;;&quot;INSERT INTO perfil_proceso(id_perfil_proceso, id_perfil, id_proceso, priuse) VALUES (&quot; &amp; [.O471] &amp; &quot;, 1, &quot; &amp; [.N471] &amp; &quot;, 'A'::text);&quot;; &quot;&quot;)" office:value-type="string" office:string-value="INSERT INTO perfil_proceso(id_perfil_proceso, id_perfil, id_proceso, priuse) VALUES (470, 1, 470, 'A'::text);" calcext:value-type="string">
            <text:p>INSERT INTO perfil_proceso(id_perfil_proceso, id_perfil, id_proceso, priuse) VALUES (470, 1, 470, 'A'::text);</text:p>
          </table:table-cell>
        </table:table-row>
        <table:table-row table:style-name="ro3">
          <table:table-cell table:formula="of:=[.$A$471]&amp;&quot;.&quot;&amp;[.F472]" office:value-type="string" office:string-value="3.15.03.04.01" calcext:value-type="string">
            <text:p>3.15.03.04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Resumen Mensu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72]" office:value-type="string" office:string-value="Resumen Mensual" calcext:value-type="string">
            <text:p>Resumen Mensual</text:p>
          </table:table-cell>
          <table:table-cell/>
          <table:table-cell table:number-columns-repeated="2" office:value-type="float" office:value="471" calcext:value-type="float">
            <text:p>471</text:p>
          </table:table-cell>
          <table:table-cell table:style-name="ce3" table:formula="of:=&quot;(&quot; &amp; [.N472] &amp; &quot;,&quot; &amp; &quot;1&quot; &amp; &quot;, '&quot; &amp; [.L472]  &amp; &quot;', &quot; &amp; &quot;'&quot; &amp; [.H472]  &amp;  &quot;',  'A' , '&quot; &amp; [.L472] &amp;  &quot;', '&quot;&amp;  [.I472]  &amp; &quot;', '&quot; &amp; [.A472] &amp; &quot;' );&quot;" office:value-type="string" office:string-value="(471,1, 'Resumen Mensual', '',  'A' , 'Resumen Mensual', '', '3.15.03.04.01' );" calcext:value-type="string">
            <text:p>(471,1, 'Resumen Mensual', '', <text:s/>'A' , 'Resumen Mensual', '', '3.15.03.04.01' );</text:p>
          </table:table-cell>
          <table:table-cell table:number-columns-repeated="4"/>
          <table:table-cell table:formula="of:=IF([.L472] &lt;&gt; &quot;&quot;;[.$P$1] &amp;  [.P472]; &quot;&quot;)" office:value-type="string" office:string-value="INSERT INTO proceso(id_proceso, id_aplicacion, denominacion, ruta_menu, estatus, descripcion, url, jerarquia_menu)VALUES (471,1, 'Resumen Mensual', '',  'A' , 'Resumen Mensual', '', '3.15.03.04.01' );" calcext:value-type="string">
            <text:p>INSERT INTO proceso(id_proceso, id_aplicacion, denominacion, ruta_menu, estatus, descripcion, url, jerarquia_menu)VALUES (471,1, 'Resumen Mensual', '', <text:s/>'A' , 'Resumen Mensual', '', '3.15.03.04.01' );</text:p>
          </table:table-cell>
          <table:table-cell table:number-columns-repeated="2"/>
          <table:table-cell table:formula="of:==IF([.L472] &lt;&gt; &quot;&quot;;&quot;INSERT INTO perfil_proceso(id_perfil_proceso, id_perfil, id_proceso, priuse) VALUES (&quot; &amp; [.O472] &amp; &quot;, 1, &quot; &amp; [.N472] &amp; &quot;, 'A'::text);&quot;; &quot;&quot;)" office:value-type="string" office:string-value="INSERT INTO perfil_proceso(id_perfil_proceso, id_perfil, id_proceso, priuse) VALUES (471, 1, 471, 'A'::text);" calcext:value-type="string">
            <text:p>INSERT INTO perfil_proceso(id_perfil_proceso, id_perfil, id_proceso, priuse) VALUES (471, 1, 471, 'A'::text);</text:p>
          </table:table-cell>
        </table:table-row>
        <table:table-row table:style-name="ro3">
          <table:table-cell table:formula="of:=[.$A$471]&amp;&quot;.&quot;&amp;[.F473]" office:value-type="string" office:string-value="3.15.03.04.02" calcext:value-type="string">
            <text:p>3.15.03.04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Resumen Apor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73]" office:value-type="string" office:string-value="Resumen Aportes" calcext:value-type="string">
            <text:p>Resumen Aportes</text:p>
          </table:table-cell>
          <table:table-cell/>
          <table:table-cell table:number-columns-repeated="2" office:value-type="float" office:value="472" calcext:value-type="float">
            <text:p>472</text:p>
          </table:table-cell>
          <table:table-cell table:style-name="ce3" table:formula="of:=&quot;(&quot; &amp; [.N473] &amp; &quot;,&quot; &amp; &quot;1&quot; &amp; &quot;, '&quot; &amp; [.L473]  &amp; &quot;', &quot; &amp; &quot;'&quot; &amp; [.H473]  &amp;  &quot;',  'A' , '&quot; &amp; [.L473] &amp;  &quot;', '&quot;&amp;  [.I473]  &amp; &quot;', '&quot; &amp; [.A473] &amp; &quot;' );&quot;" office:value-type="string" office:string-value="(472,1, 'Resumen Aportes', '',  'A' , 'Resumen Aportes', '', '3.15.03.04.02' );" calcext:value-type="string">
            <text:p>(472,1, 'Resumen Aportes', '', <text:s/>'A' , 'Resumen Aportes', '', '3.15.03.04.02' );</text:p>
          </table:table-cell>
          <table:table-cell table:number-columns-repeated="4"/>
          <table:table-cell table:formula="of:=IF([.L473] &lt;&gt; &quot;&quot;;[.$P$1] &amp;  [.P473]; &quot;&quot;)" office:value-type="string" office:string-value="INSERT INTO proceso(id_proceso, id_aplicacion, denominacion, ruta_menu, estatus, descripcion, url, jerarquia_menu)VALUES (472,1, 'Resumen Aportes', '',  'A' , 'Resumen Aportes', '', '3.15.03.04.02' );" calcext:value-type="string">
            <text:p>INSERT INTO proceso(id_proceso, id_aplicacion, denominacion, ruta_menu, estatus, descripcion, url, jerarquia_menu)VALUES (472,1, 'Resumen Aportes', '', <text:s/>'A' , 'Resumen Aportes', '', '3.15.03.04.02' );</text:p>
          </table:table-cell>
          <table:table-cell table:number-columns-repeated="2"/>
          <table:table-cell table:formula="of:==IF([.L473] &lt;&gt; &quot;&quot;;&quot;INSERT INTO perfil_proceso(id_perfil_proceso, id_perfil, id_proceso, priuse) VALUES (&quot; &amp; [.O473] &amp; &quot;, 1, &quot; &amp; [.N473] &amp; &quot;, 'A'::text);&quot;; &quot;&quot;)" office:value-type="string" office:string-value="INSERT INTO perfil_proceso(id_perfil_proceso, id_perfil, id_proceso, priuse) VALUES (472, 1, 472, 'A'::text);" calcext:value-type="string">
            <text:p>INSERT INTO perfil_proceso(id_perfil_proceso, id_perfil, id_proceso, priuse) VALUES (472, 1, 472, 'A'::text);</text:p>
          </table:table-cell>
        </table:table-row>
        <table:table-row table:style-name="ro3">
          <table:table-cell table:formula="of:=[.$A$471]&amp;&quot;.&quot;&amp;[.F474]" office:value-type="string" office:string-value="3.15.03.04.03" calcext:value-type="string">
            <text:p>3.15.03.04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Rendición Mensu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74]" office:value-type="string" office:string-value="Rendición Mensual" calcext:value-type="string">
            <text:p>Rendición Mensual</text:p>
          </table:table-cell>
          <table:table-cell/>
          <table:table-cell table:number-columns-repeated="2" office:value-type="float" office:value="473" calcext:value-type="float">
            <text:p>473</text:p>
          </table:table-cell>
          <table:table-cell table:style-name="ce3" table:formula="of:=&quot;(&quot; &amp; [.N474] &amp; &quot;,&quot; &amp; &quot;1&quot; &amp; &quot;, '&quot; &amp; [.L474]  &amp; &quot;', &quot; &amp; &quot;'&quot; &amp; [.H474]  &amp;  &quot;',  'A' , '&quot; &amp; [.L474] &amp;  &quot;', '&quot;&amp;  [.I474]  &amp; &quot;', '&quot; &amp; [.A474] &amp; &quot;' );&quot;" office:value-type="string" office:string-value="(473,1, 'Rendición Mensual', '',  'A' , 'Rendición Mensual', '', '3.15.03.04.03' );" calcext:value-type="string">
            <text:p>(473,1, 'Rendición Mensual', '', <text:s/>'A' , 'Rendición Mensual', '', '3.15.03.04.03' );</text:p>
          </table:table-cell>
          <table:table-cell table:number-columns-repeated="4"/>
          <table:table-cell table:formula="of:=IF([.L474] &lt;&gt; &quot;&quot;;[.$P$1] &amp;  [.P474]; &quot;&quot;)" office:value-type="string" office:string-value="INSERT INTO proceso(id_proceso, id_aplicacion, denominacion, ruta_menu, estatus, descripcion, url, jerarquia_menu)VALUES (473,1, 'Rendición Mensual', '',  'A' , 'Rendición Mensual', '', '3.15.03.04.03' );" calcext:value-type="string">
            <text:p>INSERT INTO proceso(id_proceso, id_aplicacion, denominacion, ruta_menu, estatus, descripcion, url, jerarquia_menu)VALUES (473,1, 'Rendición Mensual', '', <text:s/>'A' , 'Rendición Mensual', '', '3.15.03.04.03' );</text:p>
          </table:table-cell>
          <table:table-cell table:number-columns-repeated="2"/>
          <table:table-cell table:formula="of:==IF([.L474] &lt;&gt; &quot;&quot;;&quot;INSERT INTO perfil_proceso(id_perfil_proceso, id_perfil, id_proceso, priuse) VALUES (&quot; &amp; [.O474] &amp; &quot;, 1, &quot; &amp; [.N474] &amp; &quot;, 'A'::text);&quot;; &quot;&quot;)" office:value-type="string" office:string-value="INSERT INTO perfil_proceso(id_perfil_proceso, id_perfil, id_proceso, priuse) VALUES (473, 1, 473, 'A'::text);" calcext:value-type="string">
            <text:p>INSERT INTO perfil_proceso(id_perfil_proceso, id_perfil, id_proceso, priuse) VALUES (473, 1, 473, 'A'::text);</text:p>
          </table:table-cell>
        </table:table-row>
        <table:table-row table:style-name="ro3">
          <table:table-cell table:formula="of:=[.$A$471]&amp;&quot;.&quot;&amp;[.F475]" office:value-type="string" office:string-value="3.15.03.04.04" calcext:value-type="string">
            <text:p>3.15.03.04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Rendición Apor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75]" office:value-type="string" office:string-value="Rendición Aportes" calcext:value-type="string">
            <text:p>Rendición Aportes</text:p>
          </table:table-cell>
          <table:table-cell/>
          <table:table-cell table:number-columns-repeated="2" office:value-type="float" office:value="474" calcext:value-type="float">
            <text:p>474</text:p>
          </table:table-cell>
          <table:table-cell table:style-name="ce3" table:formula="of:=&quot;(&quot; &amp; [.N475] &amp; &quot;,&quot; &amp; &quot;1&quot; &amp; &quot;, '&quot; &amp; [.L475]  &amp; &quot;', &quot; &amp; &quot;'&quot; &amp; [.H475]  &amp;  &quot;',  'A' , '&quot; &amp; [.L475] &amp;  &quot;', '&quot;&amp;  [.I475]  &amp; &quot;', '&quot; &amp; [.A475] &amp; &quot;' );&quot;" office:value-type="string" office:string-value="(474,1, 'Rendición Aportes', '',  'A' , 'Rendición Aportes', '', '3.15.03.04.04' );" calcext:value-type="string">
            <text:p>(474,1, 'Rendición Aportes', '', <text:s/>'A' , 'Rendición Aportes', '', '3.15.03.04.04' );</text:p>
          </table:table-cell>
          <table:table-cell table:number-columns-repeated="4"/>
          <table:table-cell table:formula="of:=IF([.L475] &lt;&gt; &quot;&quot;;[.$P$1] &amp;  [.P475]; &quot;&quot;)" office:value-type="string" office:string-value="INSERT INTO proceso(id_proceso, id_aplicacion, denominacion, ruta_menu, estatus, descripcion, url, jerarquia_menu)VALUES (474,1, 'Rendición Aportes', '',  'A' , 'Rendición Aportes', '', '3.15.03.04.04' );" calcext:value-type="string">
            <text:p>INSERT INTO proceso(id_proceso, id_aplicacion, denominacion, ruta_menu, estatus, descripcion, url, jerarquia_menu)VALUES (474,1, 'Rendición Aportes', '', <text:s/>'A' , 'Rendición Aportes', '', '3.15.03.04.04' );</text:p>
          </table:table-cell>
          <table:table-cell table:number-columns-repeated="2"/>
          <table:table-cell table:formula="of:==IF([.L475] &lt;&gt; &quot;&quot;;&quot;INSERT INTO perfil_proceso(id_perfil_proceso, id_perfil, id_proceso, priuse) VALUES (&quot; &amp; [.O475] &amp; &quot;, 1, &quot; &amp; [.N475] &amp; &quot;, 'A'::text);&quot;; &quot;&quot;)" office:value-type="string" office:string-value="INSERT INTO perfil_proceso(id_perfil_proceso, id_perfil, id_proceso, priuse) VALUES (474, 1, 474, 'A'::text);" calcext:value-type="string">
            <text:p>INSERT INTO perfil_proceso(id_perfil_proceso, id_perfil, id_proceso, priuse) VALUES (474, 1, 474, 'A'::text);</text:p>
          </table:table-cell>
        </table:table-row>
        <table:table-row table:style-name="ro3">
          <table:table-cell table:formula="of:=[.$A$471]&amp;&quot;.&quot;&amp;[.F476]" office:value-type="string" office:string-value="3.15.03.04.05" calcext:value-type="string">
            <text:p>3.15.03.04.05</text:p>
          </table:table-cell>
          <table:table-cell table:number-columns-repeated="4"/>
          <table:table-cell office:value-type="string" calcext:value-type="string">
            <text:p>05</text:p>
          </table:table-cell>
          <table:table-cell office:value-type="string" calcext:value-type="string">
            <text:p>Interface SA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76]" office:value-type="string" office:string-value="Interface SAP" calcext:value-type="string">
            <text:p>Interface SAP</text:p>
          </table:table-cell>
          <table:table-cell/>
          <table:table-cell table:number-columns-repeated="2" office:value-type="float" office:value="475" calcext:value-type="float">
            <text:p>475</text:p>
          </table:table-cell>
          <table:table-cell table:style-name="ce3" table:formula="of:=&quot;(&quot; &amp; [.N476] &amp; &quot;,&quot; &amp; &quot;1&quot; &amp; &quot;, '&quot; &amp; [.L476]  &amp; &quot;', &quot; &amp; &quot;'&quot; &amp; [.H476]  &amp;  &quot;',  'A' , '&quot; &amp; [.L476] &amp;  &quot;', '&quot;&amp;  [.I476]  &amp; &quot;', '&quot; &amp; [.A476] &amp; &quot;' );&quot;" office:value-type="string" office:string-value="(475,1, 'Interface SAP', '',  'A' , 'Interface SAP', '', '3.15.03.04.05' );" calcext:value-type="string">
            <text:p>(475,1, 'Interface SAP', '', <text:s/>'A' , 'Interface SAP', '', '3.15.03.04.05' );</text:p>
          </table:table-cell>
          <table:table-cell table:number-columns-repeated="4"/>
          <table:table-cell table:formula="of:=IF([.L476] &lt;&gt; &quot;&quot;;[.$P$1] &amp;  [.P476]; &quot;&quot;)" office:value-type="string" office:string-value="INSERT INTO proceso(id_proceso, id_aplicacion, denominacion, ruta_menu, estatus, descripcion, url, jerarquia_menu)VALUES (475,1, 'Interface SAP', '',  'A' , 'Interface SAP', '', '3.15.03.04.05' );" calcext:value-type="string">
            <text:p>INSERT INTO proceso(id_proceso, id_aplicacion, denominacion, ruta_menu, estatus, descripcion, url, jerarquia_menu)VALUES (475,1, 'Interface SAP', '', <text:s/>'A' , 'Interface SAP', '', '3.15.03.04.05' );</text:p>
          </table:table-cell>
          <table:table-cell table:number-columns-repeated="2"/>
          <table:table-cell table:formula="of:==IF([.L476] &lt;&gt; &quot;&quot;;&quot;INSERT INTO perfil_proceso(id_perfil_proceso, id_perfil, id_proceso, priuse) VALUES (&quot; &amp; [.O476] &amp; &quot;, 1, &quot; &amp; [.N476] &amp; &quot;, 'A'::text);&quot;; &quot;&quot;)" office:value-type="string" office:string-value="INSERT INTO perfil_proceso(id_perfil_proceso, id_perfil, id_proceso, priuse) VALUES (475, 1, 475, 'A'::text);" calcext:value-type="string">
            <text:p>INSERT INTO perfil_proceso(id_perfil_proceso, id_perfil, id_proceso, priuse) VALUES (475, 1, 475, 'A'::text);</text:p>
          </table:table-cell>
        </table:table-row>
        <table:table-row table:style-name="ro3">
          <table:table-cell table:formula="of:=[.$A$455]&amp;&quot;.&quot;&amp;[.E477]" office:value-type="string" office:string-value="3.15.03.05" calcext:value-type="string">
            <text:p>3.15.03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Reporte de Rechaz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77]" office:value-type="string" office:string-value="Reporte de Rechazos" calcext:value-type="string">
            <text:p>Reporte de Rechazos</text:p>
          </table:table-cell>
          <table:table-cell/>
          <table:table-cell table:number-columns-repeated="2" office:value-type="float" office:value="476" calcext:value-type="float">
            <text:p>476</text:p>
          </table:table-cell>
          <table:table-cell table:style-name="ce3" table:formula="of:=&quot;(&quot; &amp; [.N477] &amp; &quot;,&quot; &amp; &quot;1&quot; &amp; &quot;, '&quot; &amp; [.L477]  &amp; &quot;', &quot; &amp; &quot;'&quot; &amp; [.H477]  &amp;  &quot;',  'A' , '&quot; &amp; [.L477] &amp;  &quot;', '&quot;&amp;  [.I477]  &amp; &quot;', '&quot; &amp; [.A477] &amp; &quot;' );&quot;" office:value-type="string" office:string-value="(476,1, 'Reporte de Rechazos', '',  'A' , 'Reporte de Rechazos', '', '3.15.03.05' );" calcext:value-type="string">
            <text:p>(476,1, 'Reporte de Rechazos', '', <text:s/>'A' , 'Reporte de Rechazos', '', '3.15.03.05' );</text:p>
          </table:table-cell>
          <table:table-cell table:number-columns-repeated="4"/>
          <table:table-cell table:formula="of:=IF([.L477] &lt;&gt; &quot;&quot;;[.$P$1] &amp;  [.P477]; &quot;&quot;)" office:value-type="string" office:string-value="INSERT INTO proceso(id_proceso, id_aplicacion, denominacion, ruta_menu, estatus, descripcion, url, jerarquia_menu)VALUES (476,1, 'Reporte de Rechazos', '',  'A' , 'Reporte de Rechazos', '', '3.15.03.05' );" calcext:value-type="string">
            <text:p>INSERT INTO proceso(id_proceso, id_aplicacion, denominacion, ruta_menu, estatus, descripcion, url, jerarquia_menu)VALUES (476,1, 'Reporte de Rechazos', '', <text:s/>'A' , 'Reporte de Rechazos', '', '3.15.03.05' );</text:p>
          </table:table-cell>
          <table:table-cell table:number-columns-repeated="2"/>
          <table:table-cell table:formula="of:==IF([.L477] &lt;&gt; &quot;&quot;;&quot;INSERT INTO perfil_proceso(id_perfil_proceso, id_perfil, id_proceso, priuse) VALUES (&quot; &amp; [.O477] &amp; &quot;, 1, &quot; &amp; [.N477] &amp; &quot;, 'A'::text);&quot;; &quot;&quot;)" office:value-type="string" office:string-value="INSERT INTO perfil_proceso(id_perfil_proceso, id_perfil, id_proceso, priuse) VALUES (476, 1, 476, 'A'::text);" calcext:value-type="string">
            <text:p>INSERT INTO perfil_proceso(id_perfil_proceso, id_perfil, id_proceso, priuse) VALUES (476, 1, 476, 'A'::text);</text:p>
          </table:table-cell>
        </table:table-row>
        <table:table-row table:style-name="ro3">
          <table:table-cell table:formula="of:=[.$A$477]&amp;&quot;.&quot;&amp;[.F478]" office:value-type="string" office:string-value="3.15.03.05.01" calcext:value-type="string">
            <text:p>3.15.03.05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Trabajadores - Conceptos No Asignad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78]" office:value-type="string" office:string-value="Trabajadores - Conceptos No Asignados" calcext:value-type="string">
            <text:p>Trabajadores - Conceptos No Asignados</text:p>
          </table:table-cell>
          <table:table-cell/>
          <table:table-cell table:number-columns-repeated="2" office:value-type="float" office:value="477" calcext:value-type="float">
            <text:p>477</text:p>
          </table:table-cell>
          <table:table-cell table:style-name="ce3" table:formula="of:=&quot;(&quot; &amp; [.N478] &amp; &quot;,&quot; &amp; &quot;1&quot; &amp; &quot;, '&quot; &amp; [.L478]  &amp; &quot;', &quot; &amp; &quot;'&quot; &amp; [.H478]  &amp;  &quot;',  'A' , '&quot; &amp; [.L478] &amp;  &quot;', '&quot;&amp;  [.I478]  &amp; &quot;', '&quot; &amp; [.A478] &amp; &quot;' );&quot;" office:value-type="string" office:string-value="(477,1, 'Trabajadores - Conceptos No Asignados', '',  'A' , 'Trabajadores - Conceptos No Asignados', '', '3.15.03.05.01' );" calcext:value-type="string">
            <text:p>(477,1, 'Trabajadores - Conceptos No Asignados', '', <text:s/>'A' , 'Trabajadores - Conceptos No Asignados', '', '3.15.03.05.01' );</text:p>
          </table:table-cell>
          <table:table-cell table:number-columns-repeated="4"/>
          <table:table-cell table:formula="of:=IF([.L478] &lt;&gt; &quot;&quot;;[.$P$1] &amp;  [.P478]; &quot;&quot;)" office:value-type="string" office:string-value="INSERT INTO proceso(id_proceso, id_aplicacion, denominacion, ruta_menu, estatus, descripcion, url, jerarquia_menu)VALUES (477,1, 'Trabajadores - Conceptos No Asignados', '',  'A' , 'Trabajadores - Conceptos No Asignados', '', '3.15.03.05.01' );" calcext:value-type="string">
            <text:p>INSERT INTO proceso(id_proceso, id_aplicacion, denominacion, ruta_menu, estatus, descripcion, url, jerarquia_menu)VALUES (477,1, 'Trabajadores - Conceptos No Asignados', '', <text:s/>'A' , 'Trabajadores - Conceptos No Asignados', '', '3.15.03.05.01' );</text:p>
          </table:table-cell>
          <table:table-cell table:number-columns-repeated="2"/>
          <table:table-cell table:formula="of:==IF([.L478] &lt;&gt; &quot;&quot;;&quot;INSERT INTO perfil_proceso(id_perfil_proceso, id_perfil, id_proceso, priuse) VALUES (&quot; &amp; [.O478] &amp; &quot;, 1, &quot; &amp; [.N478] &amp; &quot;, 'A'::text);&quot;; &quot;&quot;)" office:value-type="string" office:string-value="INSERT INTO perfil_proceso(id_perfil_proceso, id_perfil, id_proceso, priuse) VALUES (477, 1, 477, 'A'::text);" calcext:value-type="string">
            <text:p>INSERT INTO perfil_proceso(id_perfil_proceso, id_perfil, id_proceso, priuse) VALUES (477, 1, 477, 'A'::text);</text:p>
          </table:table-cell>
        </table:table-row>
        <table:table-row table:style-name="ro3">
          <table:table-cell table:formula="of:=[.$A$438]&amp;&quot;.&quot;&amp;[.D479]" office:value-type="string" office:string-value="3.15.04" calcext:value-type="string">
            <text:p>3.15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Formulación Presupuestari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79]" office:value-type="string" office:string-value="Formulación Presupuestaria" calcext:value-type="string">
            <text:p>Formulación Presupuestaria</text:p>
          </table:table-cell>
          <table:table-cell/>
          <table:table-cell table:number-columns-repeated="2" office:value-type="float" office:value="478" calcext:value-type="float">
            <text:p>478</text:p>
          </table:table-cell>
          <table:table-cell table:style-name="ce3" table:formula="of:=&quot;(&quot; &amp; [.N479] &amp; &quot;,&quot; &amp; &quot;1&quot; &amp; &quot;, '&quot; &amp; [.L479]  &amp; &quot;', &quot; &amp; &quot;'&quot; &amp; [.H479]  &amp;  &quot;',  'A' , '&quot; &amp; [.L479] &amp;  &quot;', '&quot;&amp;  [.I479]  &amp; &quot;', '&quot; &amp; [.A479] &amp; &quot;' );&quot;" office:value-type="string" office:string-value="(478,1, 'Formulación Presupuestaria', '',  'A' , 'Formulación Presupuestaria', '', '3.15.04' );" calcext:value-type="string">
            <text:p>(478,1, 'Formulación Presupuestaria', '', <text:s/>'A' , 'Formulación Presupuestaria', '', '3.15.04' );</text:p>
          </table:table-cell>
          <table:table-cell table:number-columns-repeated="4"/>
          <table:table-cell table:formula="of:=IF([.L479] &lt;&gt; &quot;&quot;;[.$P$1] &amp;  [.P479]; &quot;&quot;)" office:value-type="string" office:string-value="INSERT INTO proceso(id_proceso, id_aplicacion, denominacion, ruta_menu, estatus, descripcion, url, jerarquia_menu)VALUES (478,1, 'Formulación Presupuestaria', '',  'A' , 'Formulación Presupuestaria', '', '3.15.04' );" calcext:value-type="string">
            <text:p>INSERT INTO proceso(id_proceso, id_aplicacion, denominacion, ruta_menu, estatus, descripcion, url, jerarquia_menu)VALUES (478,1, 'Formulación Presupuestaria', '', <text:s/>'A' , 'Formulación Presupuestaria', '', '3.15.04' );</text:p>
          </table:table-cell>
          <table:table-cell table:number-columns-repeated="2"/>
          <table:table-cell table:formula="of:==IF([.L479] &lt;&gt; &quot;&quot;;&quot;INSERT INTO perfil_proceso(id_perfil_proceso, id_perfil, id_proceso, priuse) VALUES (&quot; &amp; [.O479] &amp; &quot;, 1, &quot; &amp; [.N479] &amp; &quot;, 'A'::text);&quot;; &quot;&quot;)" office:value-type="string" office:string-value="INSERT INTO perfil_proceso(id_perfil_proceso, id_perfil, id_proceso, priuse) VALUES (478, 1, 478, 'A'::text);" calcext:value-type="string">
            <text:p>INSERT INTO perfil_proceso(id_perfil_proceso, id_perfil, id_proceso, priuse) VALUES (478, 1, 478, 'A'::text);</text:p>
          </table:table-cell>
        </table:table-row>
        <table:table-row table:style-name="ro3">
          <table:table-cell table:formula="of:=[.$A$479]&amp;&quot;.&quot;&amp;[.E480]" office:value-type="string" office:string-value="3.15.04.01" calcext:value-type="string">
            <text:p>3.15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ce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80]" office:value-type="string" office:string-value="Procesos" calcext:value-type="string">
            <text:p>Procesos</text:p>
          </table:table-cell>
          <table:table-cell/>
          <table:table-cell table:number-columns-repeated="2" office:value-type="float" office:value="479" calcext:value-type="float">
            <text:p>479</text:p>
          </table:table-cell>
          <table:table-cell table:style-name="ce3" table:formula="of:=&quot;(&quot; &amp; [.N480] &amp; &quot;,&quot; &amp; &quot;1&quot; &amp; &quot;, '&quot; &amp; [.L480]  &amp; &quot;', &quot; &amp; &quot;'&quot; &amp; [.H480]  &amp;  &quot;',  'A' , '&quot; &amp; [.L480] &amp;  &quot;', '&quot;&amp;  [.I480]  &amp; &quot;', '&quot; &amp; [.A480] &amp; &quot;' );&quot;" office:value-type="string" office:string-value="(479,1, 'Procesos', '',  'A' , 'Procesos', '', '3.15.04.01' );" calcext:value-type="string">
            <text:p>(479,1, 'Procesos', '', <text:s/>'A' , 'Procesos', '', '3.15.04.01' );</text:p>
          </table:table-cell>
          <table:table-cell table:number-columns-repeated="4"/>
          <table:table-cell table:formula="of:=IF([.L480] &lt;&gt; &quot;&quot;;[.$P$1] &amp;  [.P480]; &quot;&quot;)" office:value-type="string" office:string-value="INSERT INTO proceso(id_proceso, id_aplicacion, denominacion, ruta_menu, estatus, descripcion, url, jerarquia_menu)VALUES (479,1, 'Procesos', '',  'A' , 'Procesos', '', '3.15.04.01' );" calcext:value-type="string">
            <text:p>INSERT INTO proceso(id_proceso, id_aplicacion, denominacion, ruta_menu, estatus, descripcion, url, jerarquia_menu)VALUES (479,1, 'Procesos', '', <text:s/>'A' , 'Procesos', '', '3.15.04.01' );</text:p>
          </table:table-cell>
          <table:table-cell table:number-columns-repeated="2"/>
          <table:table-cell table:formula="of:==IF([.L480] &lt;&gt; &quot;&quot;;&quot;INSERT INTO perfil_proceso(id_perfil_proceso, id_perfil, id_proceso, priuse) VALUES (&quot; &amp; [.O480] &amp; &quot;, 1, &quot; &amp; [.N480] &amp; &quot;, 'A'::text);&quot;; &quot;&quot;)" office:value-type="string" office:string-value="INSERT INTO perfil_proceso(id_perfil_proceso, id_perfil, id_proceso, priuse) VALUES (479, 1, 479, 'A'::text);" calcext:value-type="string">
            <text:p>INSERT INTO perfil_proceso(id_perfil_proceso, id_perfil, id_proceso, priuse) VALUES (479, 1, 479, 'A'::text);</text:p>
          </table:table-cell>
        </table:table-row>
        <table:table-row table:style-name="ro3">
          <table:table-cell table:formula="of:=[.$A$480]&amp;&quot;.&quot;&amp;[.F481]" office:value-type="string" office:string-value="3.15.04.01.01" calcext:value-type="string">
            <text:p>3.15.04.01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Generar Cuadro ONAP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81]" office:value-type="string" office:string-value="Generar Cuadro ONAPRE" calcext:value-type="string">
            <text:p>Generar Cuadro ONAPRE</text:p>
          </table:table-cell>
          <table:table-cell/>
          <table:table-cell table:number-columns-repeated="2" office:value-type="float" office:value="480" calcext:value-type="float">
            <text:p>480</text:p>
          </table:table-cell>
          <table:table-cell table:style-name="ce3" table:formula="of:=&quot;(&quot; &amp; [.N481] &amp; &quot;,&quot; &amp; &quot;1&quot; &amp; &quot;, '&quot; &amp; [.L481]  &amp; &quot;', &quot; &amp; &quot;'&quot; &amp; [.H481]  &amp;  &quot;',  'A' , '&quot; &amp; [.L481] &amp;  &quot;', '&quot;&amp;  [.I481]  &amp; &quot;', '&quot; &amp; [.A481] &amp; &quot;' );&quot;" office:value-type="string" office:string-value="(480,1, 'Generar Cuadro ONAPRE', '',  'A' , 'Generar Cuadro ONAPRE', '', '3.15.04.01.01' );" calcext:value-type="string">
            <text:p>(480,1, 'Generar Cuadro ONAPRE', '', <text:s/>'A' , 'Generar Cuadro ONAPRE', '', '3.15.04.01.01' );</text:p>
          </table:table-cell>
          <table:table-cell table:number-columns-repeated="4"/>
          <table:table-cell table:formula="of:=IF([.L481] &lt;&gt; &quot;&quot;;[.$P$1] &amp;  [.P481]; &quot;&quot;)" office:value-type="string" office:string-value="INSERT INTO proceso(id_proceso, id_aplicacion, denominacion, ruta_menu, estatus, descripcion, url, jerarquia_menu)VALUES (480,1, 'Generar Cuadro ONAPRE', '',  'A' , 'Generar Cuadro ONAPRE', '', '3.15.04.01.01' );" calcext:value-type="string">
            <text:p>INSERT INTO proceso(id_proceso, id_aplicacion, denominacion, ruta_menu, estatus, descripcion, url, jerarquia_menu)VALUES (480,1, 'Generar Cuadro ONAPRE', '', <text:s/>'A' , 'Generar Cuadro ONAPRE', '', '3.15.04.01.01' );</text:p>
          </table:table-cell>
          <table:table-cell table:number-columns-repeated="2"/>
          <table:table-cell table:formula="of:==IF([.L481] &lt;&gt; &quot;&quot;;&quot;INSERT INTO perfil_proceso(id_perfil_proceso, id_perfil, id_proceso, priuse) VALUES (&quot; &amp; [.O481] &amp; &quot;, 1, &quot; &amp; [.N481] &amp; &quot;, 'A'::text);&quot;; &quot;&quot;)" office:value-type="string" office:string-value="INSERT INTO perfil_proceso(id_perfil_proceso, id_perfil, id_proceso, priuse) VALUES (480, 1, 480, 'A'::text);" calcext:value-type="string">
            <text:p>INSERT INTO perfil_proceso(id_perfil_proceso, id_perfil, id_proceso, priuse) VALUES (480, 1, 480, 'A'::text);</text:p>
          </table:table-cell>
        </table:table-row>
        <table:table-row table:style-name="ro3">
          <table:table-cell table:formula="of:=[.$A$480]&amp;&quot;.&quot;&amp;[.F482]" office:value-type="string" office:string-value="3.15.04.01.02" calcext:value-type="string">
            <text:p>3.15.04.01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Escala Cuadro ONAP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82]" office:value-type="string" office:string-value="Escala Cuadro ONAPRE" calcext:value-type="string">
            <text:p>Escala Cuadro ONAPRE</text:p>
          </table:table-cell>
          <table:table-cell/>
          <table:table-cell table:number-columns-repeated="2" office:value-type="float" office:value="481" calcext:value-type="float">
            <text:p>481</text:p>
          </table:table-cell>
          <table:table-cell table:style-name="ce3" table:formula="of:=&quot;(&quot; &amp; [.N482] &amp; &quot;,&quot; &amp; &quot;1&quot; &amp; &quot;, '&quot; &amp; [.L482]  &amp; &quot;', &quot; &amp; &quot;'&quot; &amp; [.H482]  &amp;  &quot;',  'A' , '&quot; &amp; [.L482] &amp;  &quot;', '&quot;&amp;  [.I482]  &amp; &quot;', '&quot; &amp; [.A482] &amp; &quot;' );&quot;" office:value-type="string" office:string-value="(481,1, 'Escala Cuadro ONAPRE', '',  'A' , 'Escala Cuadro ONAPRE', '', '3.15.04.01.02' );" calcext:value-type="string">
            <text:p>(481,1, 'Escala Cuadro ONAPRE', '', <text:s/>'A' , 'Escala Cuadro ONAPRE', '', '3.15.04.01.02' );</text:p>
          </table:table-cell>
          <table:table-cell table:number-columns-repeated="4"/>
          <table:table-cell table:formula="of:=IF([.L482] &lt;&gt; &quot;&quot;;[.$P$1] &amp;  [.P482]; &quot;&quot;)" office:value-type="string" office:string-value="INSERT INTO proceso(id_proceso, id_aplicacion, denominacion, ruta_menu, estatus, descripcion, url, jerarquia_menu)VALUES (481,1, 'Escala Cuadro ONAPRE', '',  'A' , 'Escala Cuadro ONAPRE', '', '3.15.04.01.02' );" calcext:value-type="string">
            <text:p>INSERT INTO proceso(id_proceso, id_aplicacion, denominacion, ruta_menu, estatus, descripcion, url, jerarquia_menu)VALUES (481,1, 'Escala Cuadro ONAPRE', '', <text:s/>'A' , 'Escala Cuadro ONAPRE', '', '3.15.04.01.02' );</text:p>
          </table:table-cell>
          <table:table-cell table:number-columns-repeated="2"/>
          <table:table-cell table:formula="of:==IF([.L482] &lt;&gt; &quot;&quot;;&quot;INSERT INTO perfil_proceso(id_perfil_proceso, id_perfil, id_proceso, priuse) VALUES (&quot; &amp; [.O482] &amp; &quot;, 1, &quot; &amp; [.N482] &amp; &quot;, 'A'::text);&quot;; &quot;&quot;)" office:value-type="string" office:string-value="INSERT INTO perfil_proceso(id_perfil_proceso, id_perfil, id_proceso, priuse) VALUES (481, 1, 481, 'A'::text);" calcext:value-type="string">
            <text:p>INSERT INTO perfil_proceso(id_perfil_proceso, id_perfil, id_proceso, priuse) VALUES (481, 1, 481, 'A'::text);</text:p>
          </table:table-cell>
        </table:table-row>
        <table:table-row table:style-name="ro3">
          <table:table-cell table:formula="of:=[.$A$479]&amp;&quot;.&quot;&amp;[.E483]" office:value-type="string" office:string-value="3.15.04.02" calcext:value-type="string">
            <text:p>3.15.04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83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482" calcext:value-type="float">
            <text:p>482</text:p>
          </table:table-cell>
          <table:table-cell table:style-name="ce3" table:formula="of:=&quot;(&quot; &amp; [.N483] &amp; &quot;,&quot; &amp; &quot;1&quot; &amp; &quot;, '&quot; &amp; [.L483]  &amp; &quot;', &quot; &amp; &quot;'&quot; &amp; [.H483]  &amp;  &quot;',  'A' , '&quot; &amp; [.L483] &amp;  &quot;', '&quot;&amp;  [.I483]  &amp; &quot;', '&quot; &amp; [.A483] &amp; &quot;' );&quot;" office:value-type="string" office:string-value="(482,1, 'Reportes', '',  'A' , 'Reportes', '', '3.15.04.02' );" calcext:value-type="string">
            <text:p>(482,1, 'Reportes', '', <text:s/>'A' , 'Reportes', '', '3.15.04.02' );</text:p>
          </table:table-cell>
          <table:table-cell table:number-columns-repeated="4"/>
          <table:table-cell table:formula="of:=IF([.L483] &lt;&gt; &quot;&quot;;[.$P$1] &amp;  [.P483]; &quot;&quot;)" office:value-type="string" office:string-value="INSERT INTO proceso(id_proceso, id_aplicacion, denominacion, ruta_menu, estatus, descripcion, url, jerarquia_menu)VALUES (482,1, 'Reportes', '',  'A' , 'Reportes', '', '3.15.04.02' );" calcext:value-type="string">
            <text:p>INSERT INTO proceso(id_proceso, id_aplicacion, denominacion, ruta_menu, estatus, descripcion, url, jerarquia_menu)VALUES (482,1, 'Reportes', '', <text:s/>'A' , 'Reportes', '', '3.15.04.02' );</text:p>
          </table:table-cell>
          <table:table-cell table:number-columns-repeated="2"/>
          <table:table-cell table:formula="of:==IF([.L483] &lt;&gt; &quot;&quot;;&quot;INSERT INTO perfil_proceso(id_perfil_proceso, id_perfil, id_proceso, priuse) VALUES (&quot; &amp; [.O483] &amp; &quot;, 1, &quot; &amp; [.N483] &amp; &quot;, 'A'::text);&quot;; &quot;&quot;)" office:value-type="string" office:string-value="INSERT INTO perfil_proceso(id_perfil_proceso, id_perfil, id_proceso, priuse) VALUES (482, 1, 482, 'A'::text);" calcext:value-type="string">
            <text:p>INSERT INTO perfil_proceso(id_perfil_proceso, id_perfil, id_proceso, priuse) VALUES (482, 1, 482, 'A'::text);</text:p>
          </table:table-cell>
        </table:table-row>
        <table:table-row table:style-name="ro3">
          <table:table-cell table:formula="of:=[.$A$483]&amp;&quot;.&quot;&amp;[.F484]" office:value-type="string" office:string-value="3.15.04.02.01" calcext:value-type="string">
            <text:p>3.15.04.02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Cuadros por Tipo de Carg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G484]" office:value-type="string" office:string-value="Cuadros por Tipo de Cargo" calcext:value-type="string">
            <text:p>Cuadros por Tipo de Cargo</text:p>
          </table:table-cell>
          <table:table-cell/>
          <table:table-cell table:number-columns-repeated="2" office:value-type="float" office:value="483" calcext:value-type="float">
            <text:p>483</text:p>
          </table:table-cell>
          <table:table-cell table:style-name="ce3" table:formula="of:=&quot;(&quot; &amp; [.N484] &amp; &quot;,&quot; &amp; &quot;1&quot; &amp; &quot;, '&quot; &amp; [.L484]  &amp; &quot;', &quot; &amp; &quot;'&quot; &amp; [.H484]  &amp;  &quot;',  'A' , '&quot; &amp; [.L484] &amp;  &quot;', '&quot;&amp;  [.I484]  &amp; &quot;', '&quot; &amp; [.A484] &amp; &quot;' );&quot;" office:value-type="string" office:string-value="(483,1, 'Cuadros por Tipo de Cargo', '',  'A' , 'Cuadros por Tipo de Cargo', '', '3.15.04.02.01' );" calcext:value-type="string">
            <text:p>(483,1, 'Cuadros por Tipo de Cargo', '', <text:s/>'A' , 'Cuadros por Tipo de Cargo', '', '3.15.04.02.01' );</text:p>
          </table:table-cell>
          <table:table-cell table:number-columns-repeated="4"/>
          <table:table-cell table:formula="of:=IF([.L484] &lt;&gt; &quot;&quot;;[.$P$1] &amp;  [.P484]; &quot;&quot;)" office:value-type="string" office:string-value="INSERT INTO proceso(id_proceso, id_aplicacion, denominacion, ruta_menu, estatus, descripcion, url, jerarquia_menu)VALUES (483,1, 'Cuadros por Tipo de Cargo', '',  'A' , 'Cuadros por Tipo de Cargo', '', '3.15.04.02.01' );" calcext:value-type="string">
            <text:p>INSERT INTO proceso(id_proceso, id_aplicacion, denominacion, ruta_menu, estatus, descripcion, url, jerarquia_menu)VALUES (483,1, 'Cuadros por Tipo de Cargo', '', <text:s/>'A' , 'Cuadros por Tipo de Cargo', '', '3.15.04.02.01' );</text:p>
          </table:table-cell>
          <table:table-cell table:number-columns-repeated="2"/>
          <table:table-cell table:formula="of:==IF([.L484] &lt;&gt; &quot;&quot;;&quot;INSERT INTO perfil_proceso(id_perfil_proceso, id_perfil, id_proceso, priuse) VALUES (&quot; &amp; [.O484] &amp; &quot;, 1, &quot; &amp; [.N484] &amp; &quot;, 'A'::text);&quot;; &quot;&quot;)" office:value-type="string" office:string-value="INSERT INTO perfil_proceso(id_perfil_proceso, id_perfil, id_proceso, priuse) VALUES (483, 1, 483, 'A'::text);" calcext:value-type="string">
            <text:p>INSERT INTO perfil_proceso(id_perfil_proceso, id_perfil, id_proceso, priuse) VALUES (483, 1, 483, 'A'::text);</text:p>
          </table:table-cell>
        </table:table-row>
        <table:table-row table:style-name="ro3">
          <table:table-cell table:formula="of:=[.$A$438]&amp;&quot;.&quot;&amp;[.D485]" office:value-type="string" office:string-value="3.15.05" calcext:value-type="string">
            <text:p>3.15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Asignación a Proyectos/Accion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85]" office:value-type="string" office:string-value="Asignación a Proyectos/Acciones" calcext:value-type="string">
            <text:p>Asignación a Proyectos/Acciones</text:p>
          </table:table-cell>
          <table:table-cell/>
          <table:table-cell table:number-columns-repeated="2" office:value-type="float" office:value="484" calcext:value-type="float">
            <text:p>484</text:p>
          </table:table-cell>
          <table:table-cell table:style-name="ce3" table:formula="of:=&quot;(&quot; &amp; [.N485] &amp; &quot;,&quot; &amp; &quot;1&quot; &amp; &quot;, '&quot; &amp; [.L485]  &amp; &quot;', &quot; &amp; &quot;'&quot; &amp; [.H485]  &amp;  &quot;',  'A' , '&quot; &amp; [.L485] &amp;  &quot;', '&quot;&amp;  [.I485]  &amp; &quot;', '&quot; &amp; [.A485] &amp; &quot;' );&quot;" office:value-type="string" office:string-value="(484,1, 'Asignación a Proyectos/Acciones', '',  'A' , 'Asignación a Proyectos/Acciones', '', '3.15.05' );" calcext:value-type="string">
            <text:p>(484,1, 'Asignación a Proyectos/Acciones', '', <text:s/>'A' , 'Asignación a Proyectos/Acciones', '', '3.15.05' );</text:p>
          </table:table-cell>
          <table:table-cell table:number-columns-repeated="4"/>
          <table:table-cell table:formula="of:=IF([.L485] &lt;&gt; &quot;&quot;;[.$P$1] &amp;  [.P485]; &quot;&quot;)" office:value-type="string" office:string-value="INSERT INTO proceso(id_proceso, id_aplicacion, denominacion, ruta_menu, estatus, descripcion, url, jerarquia_menu)VALUES (484,1, 'Asignación a Proyectos/Acciones', '',  'A' , 'Asignación a Proyectos/Acciones', '', '3.15.05' );" calcext:value-type="string">
            <text:p>INSERT INTO proceso(id_proceso, id_aplicacion, denominacion, ruta_menu, estatus, descripcion, url, jerarquia_menu)VALUES (484,1, 'Asignación a Proyectos/Acciones', '', <text:s/>'A' , 'Asignación a Proyectos/Acciones', '', '3.15.05' );</text:p>
          </table:table-cell>
          <table:table-cell table:number-columns-repeated="2"/>
          <table:table-cell table:formula="of:==IF([.L485] &lt;&gt; &quot;&quot;;&quot;INSERT INTO perfil_proceso(id_perfil_proceso, id_perfil, id_proceso, priuse) VALUES (&quot; &amp; [.O485] &amp; &quot;, 1, &quot; &amp; [.N485] &amp; &quot;, 'A'::text);&quot;; &quot;&quot;)" office:value-type="string" office:string-value="INSERT INTO perfil_proceso(id_perfil_proceso, id_perfil, id_proceso, priuse) VALUES (484, 1, 484, 'A'::text);" calcext:value-type="string">
            <text:p>INSERT INTO perfil_proceso(id_perfil_proceso, id_perfil, id_proceso, priuse) VALUES (484, 1, 484, 'A'::text);</text:p>
          </table:table-cell>
        </table:table-row>
        <table:table-row table:style-name="ro3">
          <table:table-cell table:formula="of:=[.$A$485]&amp;&quot;.&quot;&amp;[.E486]" office:value-type="string" office:string-value="3.15.05.01" calcext:value-type="string">
            <text:p>3.15.05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Asignación Masiva Trabajadores/Cargos a Proyecto/Acció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86]" office:value-type="string" office:string-value="Asignación Masiva Trabajadores/Cargos a Proyecto/Acción" calcext:value-type="string">
            <text:p>Asignación Masiva Trabajadores/Cargos a Proyecto/Acción</text:p>
          </table:table-cell>
          <table:table-cell/>
          <table:table-cell table:number-columns-repeated="2" office:value-type="float" office:value="485" calcext:value-type="float">
            <text:p>485</text:p>
          </table:table-cell>
          <table:table-cell table:style-name="ce3" table:formula="of:=&quot;(&quot; &amp; [.N486] &amp; &quot;,&quot; &amp; &quot;1&quot; &amp; &quot;, '&quot; &amp; [.L486]  &amp; &quot;', &quot; &amp; &quot;'&quot; &amp; [.H486]  &amp;  &quot;',  'A' , '&quot; &amp; [.L486] &amp;  &quot;', '&quot;&amp;  [.I486]  &amp; &quot;', '&quot; &amp; [.A486] &amp; &quot;' );&quot;" office:value-type="string" office:string-value="(485,1, 'Asignación Masiva Trabajadores/Cargos a Proyecto/Acción', '',  'A' , 'Asignación Masiva Trabajadores/Cargos a Proyecto/Acción', '', '3.15.05.01' );" calcext:value-type="string">
            <text:p>(485,1, 'Asignación Masiva Trabajadores/Cargos a Proyecto/Acción', '', <text:s/>'A' , 'Asignación Masiva Trabajadores/Cargos a Proyecto/Acción', '', '3.15.05.01' );</text:p>
          </table:table-cell>
          <table:table-cell table:number-columns-repeated="4"/>
          <table:table-cell table:formula="of:=IF([.L486] &lt;&gt; &quot;&quot;;[.$P$1] &amp;  [.P486]; &quot;&quot;)" office:value-type="string" office:string-value="INSERT INTO proceso(id_proceso, id_aplicacion, denominacion, ruta_menu, estatus, descripcion, url, jerarquia_menu)VALUES (485,1, 'Asignación Masiva Trabajadores/Cargos a Proyecto/Acción', '',  'A' , 'Asignación Masiva Trabajadores/Cargos a Proyecto/Acción', '', '3.15.05.01' );" calcext:value-type="string">
            <text:p>INSERT INTO proceso(id_proceso, id_aplicacion, denominacion, ruta_menu, estatus, descripcion, url, jerarquia_menu)VALUES (485,1, 'Asignación Masiva Trabajadores/Cargos a Proyecto/Acción', '', <text:s/>'A' , 'Asignación Masiva Trabajadores/Cargos a Proyecto/Acción', '', '3.15.05.01' );</text:p>
          </table:table-cell>
          <table:table-cell table:number-columns-repeated="2"/>
          <table:table-cell table:formula="of:==IF([.L486] &lt;&gt; &quot;&quot;;&quot;INSERT INTO perfil_proceso(id_perfil_proceso, id_perfil, id_proceso, priuse) VALUES (&quot; &amp; [.O486] &amp; &quot;, 1, &quot; &amp; [.N486] &amp; &quot;, 'A'::text);&quot;; &quot;&quot;)" office:value-type="string" office:string-value="INSERT INTO perfil_proceso(id_perfil_proceso, id_perfil, id_proceso, priuse) VALUES (485, 1, 485, 'A'::text);" calcext:value-type="string">
            <text:p>INSERT INTO perfil_proceso(id_perfil_proceso, id_perfil, id_proceso, priuse) VALUES (485, 1, 485, 'A'::text);</text:p>
          </table:table-cell>
        </table:table-row>
        <table:table-row table:style-name="ro3">
          <table:table-cell table:formula="of:=[.$A$485]&amp;&quot;.&quot;&amp;[.E487]" office:value-type="string" office:string-value="3.15.05.02" calcext:value-type="string">
            <text:p>3.15.05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Asignar Trabajador a Proyecto/Acció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87]" office:value-type="string" office:string-value="Asignar Trabajador a Proyecto/Acción" calcext:value-type="string">
            <text:p>Asignar Trabajador a Proyecto/Acción</text:p>
          </table:table-cell>
          <table:table-cell/>
          <table:table-cell table:number-columns-repeated="2" office:value-type="float" office:value="486" calcext:value-type="float">
            <text:p>486</text:p>
          </table:table-cell>
          <table:table-cell table:style-name="ce3" table:formula="of:=&quot;(&quot; &amp; [.N487] &amp; &quot;,&quot; &amp; &quot;1&quot; &amp; &quot;, '&quot; &amp; [.L487]  &amp; &quot;', &quot; &amp; &quot;'&quot; &amp; [.H487]  &amp;  &quot;',  'A' , '&quot; &amp; [.L487] &amp;  &quot;', '&quot;&amp;  [.I487]  &amp; &quot;', '&quot; &amp; [.A487] &amp; &quot;' );&quot;" office:value-type="string" office:string-value="(486,1, 'Asignar Trabajador a Proyecto/Acción', '',  'A' , 'Asignar Trabajador a Proyecto/Acción', '', '3.15.05.02' );" calcext:value-type="string">
            <text:p>(486,1, 'Asignar Trabajador a Proyecto/Acción', '', <text:s/>'A' , 'Asignar Trabajador a Proyecto/Acción', '', '3.15.05.02' );</text:p>
          </table:table-cell>
          <table:table-cell table:number-columns-repeated="4"/>
          <table:table-cell table:formula="of:=IF([.L487] &lt;&gt; &quot;&quot;;[.$P$1] &amp;  [.P487]; &quot;&quot;)" office:value-type="string" office:string-value="INSERT INTO proceso(id_proceso, id_aplicacion, denominacion, ruta_menu, estatus, descripcion, url, jerarquia_menu)VALUES (486,1, 'Asignar Trabajador a Proyecto/Acción', '',  'A' , 'Asignar Trabajador a Proyecto/Acción', '', '3.15.05.02' );" calcext:value-type="string">
            <text:p>INSERT INTO proceso(id_proceso, id_aplicacion, denominacion, ruta_menu, estatus, descripcion, url, jerarquia_menu)VALUES (486,1, 'Asignar Trabajador a Proyecto/Acción', '', <text:s/>'A' , 'Asignar Trabajador a Proyecto/Acción', '', '3.15.05.02' );</text:p>
          </table:table-cell>
          <table:table-cell table:number-columns-repeated="2"/>
          <table:table-cell table:formula="of:==IF([.L487] &lt;&gt; &quot;&quot;;&quot;INSERT INTO perfil_proceso(id_perfil_proceso, id_perfil, id_proceso, priuse) VALUES (&quot; &amp; [.O487] &amp; &quot;, 1, &quot; &amp; [.N487] &amp; &quot;, 'A'::text);&quot;; &quot;&quot;)" office:value-type="string" office:string-value="INSERT INTO perfil_proceso(id_perfil_proceso, id_perfil, id_proceso, priuse) VALUES (486, 1, 486, 'A'::text);" calcext:value-type="string">
            <text:p>INSERT INTO perfil_proceso(id_perfil_proceso, id_perfil, id_proceso, priuse) VALUES (486, 1, 486, 'A'::text);</text:p>
          </table:table-cell>
        </table:table-row>
        <table:table-row table:style-name="ro3">
          <table:table-cell table:formula="of:=[.$A$485]&amp;&quot;.&quot;&amp;[.E488]" office:value-type="string" office:string-value="3.15.05.03" calcext:value-type="string">
            <text:p>3.15.05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signar Cargo a Proyecto/Acció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488]" office:value-type="string" office:string-value="Asignar Cargo a Proyecto/Acción" calcext:value-type="string">
            <text:p>Asignar Cargo a Proyecto/Acción</text:p>
          </table:table-cell>
          <table:table-cell/>
          <table:table-cell table:number-columns-repeated="2" office:value-type="float" office:value="487" calcext:value-type="float">
            <text:p>487</text:p>
          </table:table-cell>
          <table:table-cell table:style-name="ce3" table:formula="of:=&quot;(&quot; &amp; [.N488] &amp; &quot;,&quot; &amp; &quot;1&quot; &amp; &quot;, '&quot; &amp; [.L488]  &amp; &quot;', &quot; &amp; &quot;'&quot; &amp; [.H488]  &amp;  &quot;',  'A' , '&quot; &amp; [.L488] &amp;  &quot;', '&quot;&amp;  [.I488]  &amp; &quot;', '&quot; &amp; [.A488] &amp; &quot;' );&quot;" office:value-type="string" office:string-value="(487,1, 'Asignar Cargo a Proyecto/Acción', '',  'A' , 'Asignar Cargo a Proyecto/Acción', '', '3.15.05.03' );" calcext:value-type="string">
            <text:p>(487,1, 'Asignar Cargo a Proyecto/Acción', '', <text:s/>'A' , 'Asignar Cargo a Proyecto/Acción', '', '3.15.05.03' );</text:p>
          </table:table-cell>
          <table:table-cell table:number-columns-repeated="4"/>
          <table:table-cell table:formula="of:=IF([.L488] &lt;&gt; &quot;&quot;;[.$P$1] &amp;  [.P488]; &quot;&quot;)" office:value-type="string" office:string-value="INSERT INTO proceso(id_proceso, id_aplicacion, denominacion, ruta_menu, estatus, descripcion, url, jerarquia_menu)VALUES (487,1, 'Asignar Cargo a Proyecto/Acción', '',  'A' , 'Asignar Cargo a Proyecto/Acción', '', '3.15.05.03' );" calcext:value-type="string">
            <text:p>INSERT INTO proceso(id_proceso, id_aplicacion, denominacion, ruta_menu, estatus, descripcion, url, jerarquia_menu)VALUES (487,1, 'Asignar Cargo a Proyecto/Acción', '', <text:s/>'A' , 'Asignar Cargo a Proyecto/Acción', '', '3.15.05.03' );</text:p>
          </table:table-cell>
          <table:table-cell table:number-columns-repeated="2"/>
          <table:table-cell table:formula="of:==IF([.L488] &lt;&gt; &quot;&quot;;&quot;INSERT INTO perfil_proceso(id_perfil_proceso, id_perfil, id_proceso, priuse) VALUES (&quot; &amp; [.O488] &amp; &quot;, 1, &quot; &amp; [.N488] &amp; &quot;, 'A'::text);&quot;; &quot;&quot;)" office:value-type="string" office:string-value="INSERT INTO perfil_proceso(id_perfil_proceso, id_perfil, id_proceso, priuse) VALUES (487, 1, 487, 'A'::text);" calcext:value-type="string">
            <text:p>INSERT INTO perfil_proceso(id_perfil_proceso, id_perfil, id_proceso, priuse) VALUES (487, 1, 487, 'A'::text);</text:p>
          </table:table-cell>
        </table:table-row>
        <table:table-row table:style-name="ro3">
          <table:table-cell table:formula="of:=[.$A$438]&amp;&quot;.&quot;&amp;[.D489]" office:value-type="string" office:string-value="3.15.06" calcext:value-type="string">
            <text:p>3.15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Punto de Decision de Expedientes</text:p>
          </table:table-cell>
          <table:table-cell table:number-columns-repeated="3"/>
          <table:table-cell office:value-type="string" calcext:value-type="string">
            <text:p>puntoDecision.d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489]" office:value-type="string" office:string-value="Punto de Decision de Expedientes" calcext:value-type="string">
            <text:p>Punto de Decision de Expedientes</text:p>
          </table:table-cell>
          <table:table-cell/>
          <table:table-cell table:number-columns-repeated="2" office:value-type="float" office:value="488" calcext:value-type="float">
            <text:p>488</text:p>
          </table:table-cell>
          <table:table-cell table:style-name="ce3" table:formula="of:=&quot;(&quot; &amp; [.N489] &amp; &quot;,&quot; &amp; &quot;1&quot; &amp; &quot;, '&quot; &amp; [.L489]  &amp; &quot;', &quot; &amp; &quot;'&quot; &amp; [.H489]  &amp;  &quot;',  'A' , '&quot; &amp; [.L489] &amp;  &quot;', '&quot;&amp;  [.I489]  &amp; &quot;', '&quot; &amp; [.A489] &amp; &quot;' );&quot;" office:value-type="string" office:string-value="(488,1, 'Punto de Decision de Expedientes', '',  'A' , 'Punto de Decision de Expedientes', 'puntoDecision.do', '3.15.06' );" calcext:value-type="string">
            <text:p>(488,1, 'Punto de Decision de Expedientes', '', <text:s/>'A' , 'Punto de Decision de Expedientes', 'puntoDecision.do', '3.15.06' );</text:p>
          </table:table-cell>
          <table:table-cell table:number-columns-repeated="4"/>
          <table:table-cell table:formula="of:=IF([.L489] &lt;&gt; &quot;&quot;;[.$P$1] &amp;  [.P489]; &quot;&quot;)" office:value-type="string" office:string-value="INSERT INTO proceso(id_proceso, id_aplicacion, denominacion, ruta_menu, estatus, descripcion, url, jerarquia_menu)VALUES (488,1, 'Punto de Decision de Expedientes', '',  'A' , 'Punto de Decision de Expedientes', 'puntoDecision.do', '3.15.06' );" calcext:value-type="string">
            <text:p>INSERT INTO proceso(id_proceso, id_aplicacion, denominacion, ruta_menu, estatus, descripcion, url, jerarquia_menu)VALUES (488,1, 'Punto de Decision de Expedientes', '', <text:s/>'A' , 'Punto de Decision de Expedientes', 'puntoDecision.do', '3.15.06' );</text:p>
          </table:table-cell>
          <table:table-cell table:number-columns-repeated="2"/>
          <table:table-cell table:formula="of:==IF([.L489] &lt;&gt; &quot;&quot;;&quot;INSERT INTO perfil_proceso(id_perfil_proceso, id_perfil, id_proceso, priuse) VALUES (&quot; &amp; [.O489] &amp; &quot;, 1, &quot; &amp; [.N489] &amp; &quot;, 'A'::text);&quot;; &quot;&quot;)" office:value-type="string" office:string-value="INSERT INTO perfil_proceso(id_perfil_proceso, id_perfil, id_proceso, priuse) VALUES (488, 1, 488, 'A'::text);" calcext:value-type="string">
            <text:p>INSERT INTO perfil_proceso(id_perfil_proceso, id_perfil, id_proceso, priuse) VALUES (488, 1, 488, 'A'::text);</text:p>
          </table:table-cell>
        </table:table-row>
        <table:table-row table:style-name="ro3">
          <table:table-cell table:formula="of:=[.$A$157]&amp;&quot;.&quot;&amp;[.C490]" office:value-type="string" office:string-value="3.16" calcext:value-type="string">
            <text:p>3.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onsultas/Reportes Historico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490]" office:value-type="string" office:string-value="Consultas/Reportes Historicos" calcext:value-type="string">
            <text:p>Consultas/Reportes Historicos</text:p>
          </table:table-cell>
          <table:table-cell/>
          <table:table-cell table:number-columns-repeated="2" office:value-type="float" office:value="489" calcext:value-type="float">
            <text:p>489</text:p>
          </table:table-cell>
          <table:table-cell table:style-name="ce3" table:formula="of:=&quot;(&quot; &amp; [.N490] &amp; &quot;,&quot; &amp; &quot;1&quot; &amp; &quot;, '&quot; &amp; [.L490]  &amp; &quot;', &quot; &amp; &quot;'&quot; &amp; [.H490]  &amp;  &quot;',  'A' , '&quot; &amp; [.L490] &amp;  &quot;', '&quot;&amp;  [.I490]  &amp; &quot;', '&quot; &amp; [.A490] &amp; &quot;' );&quot;" office:value-type="string" office:string-value="(489,1, 'Consultas/Reportes Historicos', '',  'A' , 'Consultas/Reportes Historicos', '', '3.16' );" calcext:value-type="string">
            <text:p>(489,1, 'Consultas/Reportes Historicos', '', <text:s/>'A' , 'Consultas/Reportes Historicos', '', '3.16' );</text:p>
          </table:table-cell>
          <table:table-cell table:number-columns-repeated="4"/>
          <table:table-cell table:formula="of:=IF([.L490] &lt;&gt; &quot;&quot;;[.$P$1] &amp;  [.P490]; &quot;&quot;)" office:value-type="string" office:string-value="INSERT INTO proceso(id_proceso, id_aplicacion, denominacion, ruta_menu, estatus, descripcion, url, jerarquia_menu)VALUES (489,1, 'Consultas/Reportes Historicos', '',  'A' , 'Consultas/Reportes Historicos', '', '3.16' );" calcext:value-type="string">
            <text:p>INSERT INTO proceso(id_proceso, id_aplicacion, denominacion, ruta_menu, estatus, descripcion, url, jerarquia_menu)VALUES (489,1, 'Consultas/Reportes Historicos', '', <text:s/>'A' , 'Consultas/Reportes Historicos', '', '3.16' );</text:p>
          </table:table-cell>
          <table:table-cell table:number-columns-repeated="2"/>
          <table:table-cell table:formula="of:==IF([.L490] &lt;&gt; &quot;&quot;;&quot;INSERT INTO perfil_proceso(id_perfil_proceso, id_perfil, id_proceso, priuse) VALUES (&quot; &amp; [.O490] &amp; &quot;, 1, &quot; &amp; [.N490] &amp; &quot;, 'A'::text);&quot;; &quot;&quot;)" office:value-type="string" office:string-value="INSERT INTO perfil_proceso(id_perfil_proceso, id_perfil, id_proceso, priuse) VALUES (489, 1, 489, 'A'::text);" calcext:value-type="string">
            <text:p>INSERT INTO perfil_proceso(id_perfil_proceso, id_perfil, id_proceso, priuse) VALUES (489, 1, 489, 'A'::text);</text:p>
          </table:table-cell>
        </table:table-row>
        <table:table-row table:style-name="ro3">
          <table:table-cell table:formula="of:=[.$A$490]&amp;&quot;.&quot;&amp;[.D491]" office:value-type="string" office:string-value="3.16.01" calcext:value-type="string">
            <text:p>3.16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Histórico Conceptos por Trabajado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91]" office:value-type="string" office:string-value="Histórico Conceptos por Trabajador" calcext:value-type="string">
            <text:p>Histórico Conceptos por Trabajador</text:p>
          </table:table-cell>
          <table:table-cell/>
          <table:table-cell table:number-columns-repeated="2" office:value-type="float" office:value="490" calcext:value-type="float">
            <text:p>490</text:p>
          </table:table-cell>
          <table:table-cell table:style-name="ce3" table:formula="of:=&quot;(&quot; &amp; [.N491] &amp; &quot;,&quot; &amp; &quot;1&quot; &amp; &quot;, '&quot; &amp; [.L491]  &amp; &quot;', &quot; &amp; &quot;'&quot; &amp; [.H491]  &amp;  &quot;',  'A' , '&quot; &amp; [.L491] &amp;  &quot;', '&quot;&amp;  [.I491]  &amp; &quot;', '&quot; &amp; [.A491] &amp; &quot;' );&quot;" office:value-type="string" office:string-value="(490,1, 'Histórico Conceptos por Trabajador', '',  'A' , 'Histórico Conceptos por Trabajador', '', '3.16.01' );" calcext:value-type="string">
            <text:p>(490,1, 'Histórico Conceptos por Trabajador', '', <text:s/>'A' , 'Histórico Conceptos por Trabajador', '', '3.16.01' );</text:p>
          </table:table-cell>
          <table:table-cell table:number-columns-repeated="4"/>
          <table:table-cell table:formula="of:=IF([.L491] &lt;&gt; &quot;&quot;;[.$P$1] &amp;  [.P491]; &quot;&quot;)" office:value-type="string" office:string-value="INSERT INTO proceso(id_proceso, id_aplicacion, denominacion, ruta_menu, estatus, descripcion, url, jerarquia_menu)VALUES (490,1, 'Histórico Conceptos por Trabajador', '',  'A' , 'Histórico Conceptos por Trabajador', '', '3.16.01' );" calcext:value-type="string">
            <text:p>INSERT INTO proceso(id_proceso, id_aplicacion, denominacion, ruta_menu, estatus, descripcion, url, jerarquia_menu)VALUES (490,1, 'Histórico Conceptos por Trabajador', '', <text:s/>'A' , 'Histórico Conceptos por Trabajador', '', '3.16.01' );</text:p>
          </table:table-cell>
          <table:table-cell table:number-columns-repeated="2"/>
          <table:table-cell table:formula="of:==IF([.L491] &lt;&gt; &quot;&quot;;&quot;INSERT INTO perfil_proceso(id_perfil_proceso, id_perfil, id_proceso, priuse) VALUES (&quot; &amp; [.O491] &amp; &quot;, 1, &quot; &amp; [.N491] &amp; &quot;, 'A'::text);&quot;; &quot;&quot;)" office:value-type="string" office:string-value="INSERT INTO perfil_proceso(id_perfil_proceso, id_perfil, id_proceso, priuse) VALUES (490, 1, 490, 'A'::text);" calcext:value-type="string">
            <text:p>INSERT INTO perfil_proceso(id_perfil_proceso, id_perfil, id_proceso, priuse) VALUES (490, 1, 490, 'A'::text);</text:p>
          </table:table-cell>
        </table:table-row>
        <table:table-row table:style-name="ro3">
          <table:table-cell table:formula="of:=[.$A$490]&amp;&quot;.&quot;&amp;[.D492]" office:value-type="string" office:string-value="3.16.02" calcext:value-type="string">
            <text:p>3.16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Histórico Concept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92]" office:value-type="string" office:string-value="Histórico Concepto" calcext:value-type="string">
            <text:p>Histórico Concepto</text:p>
          </table:table-cell>
          <table:table-cell/>
          <table:table-cell table:number-columns-repeated="2" office:value-type="float" office:value="491" calcext:value-type="float">
            <text:p>491</text:p>
          </table:table-cell>
          <table:table-cell table:style-name="ce3" table:formula="of:=&quot;(&quot; &amp; [.N492] &amp; &quot;,&quot; &amp; &quot;1&quot; &amp; &quot;, '&quot; &amp; [.L492]  &amp; &quot;', &quot; &amp; &quot;'&quot; &amp; [.H492]  &amp;  &quot;',  'A' , '&quot; &amp; [.L492] &amp;  &quot;', '&quot;&amp;  [.I492]  &amp; &quot;', '&quot; &amp; [.A492] &amp; &quot;' );&quot;" office:value-type="string" office:string-value="(491,1, 'Histórico Concepto', '',  'A' , 'Histórico Concepto', '', '3.16.02' );" calcext:value-type="string">
            <text:p>(491,1, 'Histórico Concepto', '', <text:s/>'A' , 'Histórico Concepto', '', '3.16.02' );</text:p>
          </table:table-cell>
          <table:table-cell table:number-columns-repeated="4"/>
          <table:table-cell table:formula="of:=IF([.L492] &lt;&gt; &quot;&quot;;[.$P$1] &amp;  [.P492]; &quot;&quot;)" office:value-type="string" office:string-value="INSERT INTO proceso(id_proceso, id_aplicacion, denominacion, ruta_menu, estatus, descripcion, url, jerarquia_menu)VALUES (491,1, 'Histórico Concepto', '',  'A' , 'Histórico Concepto', '', '3.16.02' );" calcext:value-type="string">
            <text:p>INSERT INTO proceso(id_proceso, id_aplicacion, denominacion, ruta_menu, estatus, descripcion, url, jerarquia_menu)VALUES (491,1, 'Histórico Concepto', '', <text:s/>'A' , 'Histórico Concepto', '', '3.16.02' );</text:p>
          </table:table-cell>
          <table:table-cell table:number-columns-repeated="2"/>
          <table:table-cell table:formula="of:==IF([.L492] &lt;&gt; &quot;&quot;;&quot;INSERT INTO perfil_proceso(id_perfil_proceso, id_perfil, id_proceso, priuse) VALUES (&quot; &amp; [.O492] &amp; &quot;, 1, &quot; &amp; [.N492] &amp; &quot;, 'A'::text);&quot;; &quot;&quot;)" office:value-type="string" office:string-value="INSERT INTO perfil_proceso(id_perfil_proceso, id_perfil, id_proceso, priuse) VALUES (491, 1, 491, 'A'::text);" calcext:value-type="string">
            <text:p>INSERT INTO perfil_proceso(id_perfil_proceso, id_perfil, id_proceso, priuse) VALUES (491, 1, 491, 'A'::text);</text:p>
          </table:table-cell>
        </table:table-row>
        <table:table-row table:style-name="ro3">
          <table:table-cell table:formula="of:=[.$A$490]&amp;&quot;.&quot;&amp;[.D493]" office:value-type="string" office:string-value="3.16.03" calcext:value-type="string">
            <text:p>3.16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Histórico por Grupo Nomin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93]" office:value-type="string" office:string-value="Histórico por Grupo Nomina" calcext:value-type="string">
            <text:p>Histórico por Grupo Nomina</text:p>
          </table:table-cell>
          <table:table-cell/>
          <table:table-cell table:number-columns-repeated="2" office:value-type="float" office:value="492" calcext:value-type="float">
            <text:p>492</text:p>
          </table:table-cell>
          <table:table-cell table:style-name="ce3" table:formula="of:=&quot;(&quot; &amp; [.N493] &amp; &quot;,&quot; &amp; &quot;1&quot; &amp; &quot;, '&quot; &amp; [.L493]  &amp; &quot;', &quot; &amp; &quot;'&quot; &amp; [.H493]  &amp;  &quot;',  'A' , '&quot; &amp; [.L493] &amp;  &quot;', '&quot;&amp;  [.I493]  &amp; &quot;', '&quot; &amp; [.A493] &amp; &quot;' );&quot;" office:value-type="string" office:string-value="(492,1, 'Histórico por Grupo Nomina', '',  'A' , 'Histórico por Grupo Nomina', '', '3.16.03' );" calcext:value-type="string">
            <text:p>(492,1, 'Histórico por Grupo Nomina', '', <text:s/>'A' , 'Histórico por Grupo Nomina', '', '3.16.03' );</text:p>
          </table:table-cell>
          <table:table-cell table:number-columns-repeated="4"/>
          <table:table-cell table:formula="of:=IF([.L493] &lt;&gt; &quot;&quot;;[.$P$1] &amp;  [.P493]; &quot;&quot;)" office:value-type="string" office:string-value="INSERT INTO proceso(id_proceso, id_aplicacion, denominacion, ruta_menu, estatus, descripcion, url, jerarquia_menu)VALUES (492,1, 'Histórico por Grupo Nomina', '',  'A' , 'Histórico por Grupo Nomina', '', '3.16.03' );" calcext:value-type="string">
            <text:p>INSERT INTO proceso(id_proceso, id_aplicacion, denominacion, ruta_menu, estatus, descripcion, url, jerarquia_menu)VALUES (492,1, 'Histórico por Grupo Nomina', '', <text:s/>'A' , 'Histórico por Grupo Nomina', '', '3.16.03' );</text:p>
          </table:table-cell>
          <table:table-cell table:number-columns-repeated="2"/>
          <table:table-cell table:formula="of:==IF([.L493] &lt;&gt; &quot;&quot;;&quot;INSERT INTO perfil_proceso(id_perfil_proceso, id_perfil, id_proceso, priuse) VALUES (&quot; &amp; [.O493] &amp; &quot;, 1, &quot; &amp; [.N493] &amp; &quot;, 'A'::text);&quot;; &quot;&quot;)" office:value-type="string" office:string-value="INSERT INTO perfil_proceso(id_perfil_proceso, id_perfil, id_proceso, priuse) VALUES (492, 1, 492, 'A'::text);" calcext:value-type="string">
            <text:p>INSERT INTO perfil_proceso(id_perfil_proceso, id_perfil, id_proceso, priuse) VALUES (492, 1, 492, 'A'::text);</text:p>
          </table:table-cell>
        </table:table-row>
        <table:table-row table:style-name="ro3">
          <table:table-cell table:formula="of:=[.$A$490]&amp;&quot;.&quot;&amp;[.D494]" office:value-type="string" office:string-value="3.16.04" calcext:value-type="string">
            <text:p>3.16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Histórico por Unidad Administrador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94]" office:value-type="string" office:string-value="Histórico por Unidad Administradora" calcext:value-type="string">
            <text:p>Histórico por Unidad Administradora</text:p>
          </table:table-cell>
          <table:table-cell/>
          <table:table-cell table:number-columns-repeated="2" office:value-type="float" office:value="493" calcext:value-type="float">
            <text:p>493</text:p>
          </table:table-cell>
          <table:table-cell table:style-name="ce3" table:formula="of:=&quot;(&quot; &amp; [.N494] &amp; &quot;,&quot; &amp; &quot;1&quot; &amp; &quot;, '&quot; &amp; [.L494]  &amp; &quot;', &quot; &amp; &quot;'&quot; &amp; [.H494]  &amp;  &quot;',  'A' , '&quot; &amp; [.L494] &amp;  &quot;', '&quot;&amp;  [.I494]  &amp; &quot;', '&quot; &amp; [.A494] &amp; &quot;' );&quot;" office:value-type="string" office:string-value="(493,1, 'Histórico por Unidad Administradora', '',  'A' , 'Histórico por Unidad Administradora', '', '3.16.04' );" calcext:value-type="string">
            <text:p>(493,1, 'Histórico por Unidad Administradora', '', <text:s/>'A' , 'Histórico por Unidad Administradora', '', '3.16.04' );</text:p>
          </table:table-cell>
          <table:table-cell table:number-columns-repeated="4"/>
          <table:table-cell table:formula="of:=IF([.L494] &lt;&gt; &quot;&quot;;[.$P$1] &amp;  [.P494]; &quot;&quot;)" office:value-type="string" office:string-value="INSERT INTO proceso(id_proceso, id_aplicacion, denominacion, ruta_menu, estatus, descripcion, url, jerarquia_menu)VALUES (493,1, 'Histórico por Unidad Administradora', '',  'A' , 'Histórico por Unidad Administradora', '', '3.16.04' );" calcext:value-type="string">
            <text:p>INSERT INTO proceso(id_proceso, id_aplicacion, denominacion, ruta_menu, estatus, descripcion, url, jerarquia_menu)VALUES (493,1, 'Histórico por Unidad Administradora', '', <text:s/>'A' , 'Histórico por Unidad Administradora', '', '3.16.04' );</text:p>
          </table:table-cell>
          <table:table-cell table:number-columns-repeated="2"/>
          <table:table-cell table:formula="of:==IF([.L494] &lt;&gt; &quot;&quot;;&quot;INSERT INTO perfil_proceso(id_perfil_proceso, id_perfil, id_proceso, priuse) VALUES (&quot; &amp; [.O494] &amp; &quot;, 1, &quot; &amp; [.N494] &amp; &quot;, 'A'::text);&quot;; &quot;&quot;)" office:value-type="string" office:string-value="INSERT INTO perfil_proceso(id_perfil_proceso, id_perfil, id_proceso, priuse) VALUES (493, 1, 493, 'A'::text);" calcext:value-type="string">
            <text:p>INSERT INTO perfil_proceso(id_perfil_proceso, id_perfil, id_proceso, priuse) VALUES (493, 1, 493, 'A'::text);</text:p>
          </table:table-cell>
        </table:table-row>
        <table:table-row table:style-name="ro3">
          <table:table-cell table:formula="of:=[.$A$490]&amp;&quot;.&quot;&amp;[.D495]" office:value-type="string" office:string-value="3.16.05" calcext:value-type="string">
            <text:p>3.16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Histórico por Devengados/Incidencia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95]" office:value-type="string" office:string-value="Histórico por Devengados/Incidencias" calcext:value-type="string">
            <text:p>Histórico por Devengados/Incidencias</text:p>
          </table:table-cell>
          <table:table-cell/>
          <table:table-cell table:number-columns-repeated="2" office:value-type="float" office:value="494" calcext:value-type="float">
            <text:p>494</text:p>
          </table:table-cell>
          <table:table-cell table:style-name="ce3" table:formula="of:=&quot;(&quot; &amp; [.N495] &amp; &quot;,&quot; &amp; &quot;1&quot; &amp; &quot;, '&quot; &amp; [.L495]  &amp; &quot;', &quot; &amp; &quot;'&quot; &amp; [.H495]  &amp;  &quot;',  'A' , '&quot; &amp; [.L495] &amp;  &quot;', '&quot;&amp;  [.I495]  &amp; &quot;', '&quot; &amp; [.A495] &amp; &quot;' );&quot;" office:value-type="string" office:string-value="(494,1, 'Histórico por Devengados/Incidencias', '',  'A' , 'Histórico por Devengados/Incidencias', '', '3.16.05' );" calcext:value-type="string">
            <text:p>(494,1, 'Histórico por Devengados/Incidencias', '', <text:s/>'A' , 'Histórico por Devengados/Incidencias', '', '3.16.05' );</text:p>
          </table:table-cell>
          <table:table-cell table:number-columns-repeated="4"/>
          <table:table-cell table:formula="of:=IF([.L495] &lt;&gt; &quot;&quot;;[.$P$1] &amp;  [.P495]; &quot;&quot;)" office:value-type="string" office:string-value="INSERT INTO proceso(id_proceso, id_aplicacion, denominacion, ruta_menu, estatus, descripcion, url, jerarquia_menu)VALUES (494,1, 'Histórico por Devengados/Incidencias', '',  'A' , 'Histórico por Devengados/Incidencias', '', '3.16.05' );" calcext:value-type="string">
            <text:p>INSERT INTO proceso(id_proceso, id_aplicacion, denominacion, ruta_menu, estatus, descripcion, url, jerarquia_menu)VALUES (494,1, 'Histórico por Devengados/Incidencias', '', <text:s/>'A' , 'Histórico por Devengados/Incidencias', '', '3.16.05' );</text:p>
          </table:table-cell>
          <table:table-cell table:number-columns-repeated="2"/>
          <table:table-cell table:formula="of:==IF([.L495] &lt;&gt; &quot;&quot;;&quot;INSERT INTO perfil_proceso(id_perfil_proceso, id_perfil, id_proceso, priuse) VALUES (&quot; &amp; [.O495] &amp; &quot;, 1, &quot; &amp; [.N495] &amp; &quot;, 'A'::text);&quot;; &quot;&quot;)" office:value-type="string" office:string-value="INSERT INTO perfil_proceso(id_perfil_proceso, id_perfil, id_proceso, priuse) VALUES (494, 1, 494, 'A'::text);" calcext:value-type="string">
            <text:p>INSERT INTO perfil_proceso(id_perfil_proceso, id_perfil, id_proceso, priuse) VALUES (494, 1, 494, 'A'::text);</text:p>
          </table:table-cell>
        </table:table-row>
        <table:table-row table:style-name="ro3">
          <table:table-cell table:formula="of:=[.$A$490]&amp;&quot;.&quot;&amp;[.D496]" office:value-type="string" office:string-value="3.16.06" calcext:value-type="string">
            <text:p>3.16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portes de Históricos de Nómina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96]" office:value-type="string" office:string-value="Reportes de Históricos de Nóminas" calcext:value-type="string">
            <text:p>Reportes de Históricos de Nóminas</text:p>
          </table:table-cell>
          <table:table-cell/>
          <table:table-cell table:number-columns-repeated="2" office:value-type="float" office:value="495" calcext:value-type="float">
            <text:p>495</text:p>
          </table:table-cell>
          <table:table-cell table:style-name="ce3" table:formula="of:=&quot;(&quot; &amp; [.N496] &amp; &quot;,&quot; &amp; &quot;1&quot; &amp; &quot;, '&quot; &amp; [.L496]  &amp; &quot;', &quot; &amp; &quot;'&quot; &amp; [.H496]  &amp;  &quot;',  'A' , '&quot; &amp; [.L496] &amp;  &quot;', '&quot;&amp;  [.I496]  &amp; &quot;', '&quot; &amp; [.A496] &amp; &quot;' );&quot;" office:value-type="string" office:string-value="(495,1, 'Reportes de Históricos de Nóminas', '',  'A' , 'Reportes de Históricos de Nóminas', '', '3.16.06' );" calcext:value-type="string">
            <text:p>(495,1, 'Reportes de Históricos de Nóminas', '', <text:s/>'A' , 'Reportes de Históricos de Nóminas', '', '3.16.06' );</text:p>
          </table:table-cell>
          <table:table-cell table:number-columns-repeated="4"/>
          <table:table-cell table:formula="of:=IF([.L496] &lt;&gt; &quot;&quot;;[.$P$1] &amp;  [.P496]; &quot;&quot;)" office:value-type="string" office:string-value="INSERT INTO proceso(id_proceso, id_aplicacion, denominacion, ruta_menu, estatus, descripcion, url, jerarquia_menu)VALUES (495,1, 'Reportes de Históricos de Nóminas', '',  'A' , 'Reportes de Históricos de Nóminas', '', '3.16.06' );" calcext:value-type="string">
            <text:p>INSERT INTO proceso(id_proceso, id_aplicacion, denominacion, ruta_menu, estatus, descripcion, url, jerarquia_menu)VALUES (495,1, 'Reportes de Históricos de Nóminas', '', <text:s/>'A' , 'Reportes de Históricos de Nóminas', '', '3.16.06' );</text:p>
          </table:table-cell>
          <table:table-cell table:number-columns-repeated="2"/>
          <table:table-cell table:formula="of:==IF([.L496] &lt;&gt; &quot;&quot;;&quot;INSERT INTO perfil_proceso(id_perfil_proceso, id_perfil, id_proceso, priuse) VALUES (&quot; &amp; [.O496] &amp; &quot;, 1, &quot; &amp; [.N496] &amp; &quot;, 'A'::text);&quot;; &quot;&quot;)" office:value-type="string" office:string-value="INSERT INTO perfil_proceso(id_perfil_proceso, id_perfil, id_proceso, priuse) VALUES (495, 1, 495, 'A'::text);" calcext:value-type="string">
            <text:p>INSERT INTO perfil_proceso(id_perfil_proceso, id_perfil, id_proceso, priuse) VALUES (495, 1, 495, 'A'::text);</text:p>
          </table:table-cell>
        </table:table-row>
        <table:table-row table:style-name="ro3">
          <table:table-cell table:formula="of:=[.$A$157]&amp;&quot;.&quot;&amp;[.C497]" office:value-type="string" office:string-value="3.17" calcext:value-type="string">
            <text:p>3.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onstancia de Trabajo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497]" office:value-type="string" office:string-value="Constancia de Trabajo" calcext:value-type="string">
            <text:p>Constancia de Trabajo</text:p>
          </table:table-cell>
          <table:table-cell/>
          <table:table-cell table:number-columns-repeated="2" office:value-type="float" office:value="496" calcext:value-type="float">
            <text:p>496</text:p>
          </table:table-cell>
          <table:table-cell table:style-name="ce3" table:formula="of:=&quot;(&quot; &amp; [.N497] &amp; &quot;,&quot; &amp; &quot;1&quot; &amp; &quot;, '&quot; &amp; [.L497]  &amp; &quot;', &quot; &amp; &quot;'&quot; &amp; [.H497]  &amp;  &quot;',  'A' , '&quot; &amp; [.L497] &amp;  &quot;', '&quot;&amp;  [.I497]  &amp; &quot;', '&quot; &amp; [.A497] &amp; &quot;' );&quot;" office:value-type="string" office:string-value="(496,1, 'Constancia de Trabajo', '',  'A' , 'Constancia de Trabajo', '', '3.17' );" calcext:value-type="string">
            <text:p>(496,1, 'Constancia de Trabajo', '', <text:s/>'A' , 'Constancia de Trabajo', '', '3.17' );</text:p>
          </table:table-cell>
          <table:table-cell table:number-columns-repeated="4"/>
          <table:table-cell table:formula="of:=IF([.L497] &lt;&gt; &quot;&quot;;[.$P$1] &amp;  [.P497]; &quot;&quot;)" office:value-type="string" office:string-value="INSERT INTO proceso(id_proceso, id_aplicacion, denominacion, ruta_menu, estatus, descripcion, url, jerarquia_menu)VALUES (496,1, 'Constancia de Trabajo', '',  'A' , 'Constancia de Trabajo', '', '3.17' );" calcext:value-type="string">
            <text:p>INSERT INTO proceso(id_proceso, id_aplicacion, denominacion, ruta_menu, estatus, descripcion, url, jerarquia_menu)VALUES (496,1, 'Constancia de Trabajo', '', <text:s/>'A' , 'Constancia de Trabajo', '', '3.17' );</text:p>
          </table:table-cell>
          <table:table-cell table:number-columns-repeated="2"/>
          <table:table-cell table:formula="of:==IF([.L497] &lt;&gt; &quot;&quot;;&quot;INSERT INTO perfil_proceso(id_perfil_proceso, id_perfil, id_proceso, priuse) VALUES (&quot; &amp; [.O497] &amp; &quot;, 1, &quot; &amp; [.N497] &amp; &quot;, 'A'::text);&quot;; &quot;&quot;)" office:value-type="string" office:string-value="INSERT INTO perfil_proceso(id_perfil_proceso, id_perfil, id_proceso, priuse) VALUES (496, 1, 496, 'A'::text);" calcext:value-type="string">
            <text:p>INSERT INTO perfil_proceso(id_perfil_proceso, id_perfil, id_proceso, priuse) VALUES (496, 1, 496, 'A'::text);</text:p>
          </table:table-cell>
        </table:table-row>
        <table:table-row table:style-name="ro3">
          <table:table-cell table:formula="of:=[.$A$497]&amp;&quot;.&quot;&amp;[.D498]" office:value-type="string" office:string-value="3.17.01" calcext:value-type="string">
            <text:p>3.17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Definición de Constancia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98]" office:value-type="string" office:string-value="Definición de Constancias" calcext:value-type="string">
            <text:p>Definición de Constancias</text:p>
          </table:table-cell>
          <table:table-cell/>
          <table:table-cell table:number-columns-repeated="2" office:value-type="float" office:value="497" calcext:value-type="float">
            <text:p>497</text:p>
          </table:table-cell>
          <table:table-cell table:style-name="ce3" table:formula="of:=&quot;(&quot; &amp; [.N498] &amp; &quot;,&quot; &amp; &quot;1&quot; &amp; &quot;, '&quot; &amp; [.L498]  &amp; &quot;', &quot; &amp; &quot;'&quot; &amp; [.H498]  &amp;  &quot;',  'A' , '&quot; &amp; [.L498] &amp;  &quot;', '&quot;&amp;  [.I498]  &amp; &quot;', '&quot; &amp; [.A498] &amp; &quot;' );&quot;" office:value-type="string" office:string-value="(497,1, 'Definición de Constancias', '',  'A' , 'Definición de Constancias', '', '3.17.01' );" calcext:value-type="string">
            <text:p>(497,1, 'Definición de Constancias', '', <text:s/>'A' , 'Definición de Constancias', '', '3.17.01' );</text:p>
          </table:table-cell>
          <table:table-cell table:number-columns-repeated="4"/>
          <table:table-cell table:formula="of:=IF([.L498] &lt;&gt; &quot;&quot;;[.$P$1] &amp;  [.P498]; &quot;&quot;)" office:value-type="string" office:string-value="INSERT INTO proceso(id_proceso, id_aplicacion, denominacion, ruta_menu, estatus, descripcion, url, jerarquia_menu)VALUES (497,1, 'Definición de Constancias', '',  'A' , 'Definición de Constancias', '', '3.17.01' );" calcext:value-type="string">
            <text:p>INSERT INTO proceso(id_proceso, id_aplicacion, denominacion, ruta_menu, estatus, descripcion, url, jerarquia_menu)VALUES (497,1, 'Definición de Constancias', '', <text:s/>'A' , 'Definición de Constancias', '', '3.17.01' );</text:p>
          </table:table-cell>
          <table:table-cell table:number-columns-repeated="2"/>
          <table:table-cell table:formula="of:==IF([.L498] &lt;&gt; &quot;&quot;;&quot;INSERT INTO perfil_proceso(id_perfil_proceso, id_perfil, id_proceso, priuse) VALUES (&quot; &amp; [.O498] &amp; &quot;, 1, &quot; &amp; [.N498] &amp; &quot;, 'A'::text);&quot;; &quot;&quot;)" office:value-type="string" office:string-value="INSERT INTO perfil_proceso(id_perfil_proceso, id_perfil, id_proceso, priuse) VALUES (497, 1, 497, 'A'::text);" calcext:value-type="string">
            <text:p>INSERT INTO perfil_proceso(id_perfil_proceso, id_perfil, id_proceso, priuse) VALUES (497, 1, 497, 'A'::text);</text:p>
          </table:table-cell>
        </table:table-row>
        <table:table-row table:style-name="ro3">
          <table:table-cell table:formula="of:=[.$A$497]&amp;&quot;.&quot;&amp;[.D499]" office:value-type="string" office:string-value="3.17.02" calcext:value-type="string">
            <text:p>3.17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nceptos de Constancias de Trabaj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499]" office:value-type="string" office:string-value="Conceptos de Constancias de Trabajo" calcext:value-type="string">
            <text:p>Conceptos de Constancias de Trabajo</text:p>
          </table:table-cell>
          <table:table-cell/>
          <table:table-cell table:number-columns-repeated="2" office:value-type="float" office:value="498" calcext:value-type="float">
            <text:p>498</text:p>
          </table:table-cell>
          <table:table-cell table:style-name="ce3" table:formula="of:=&quot;(&quot; &amp; [.N499] &amp; &quot;,&quot; &amp; &quot;1&quot; &amp; &quot;, '&quot; &amp; [.L499]  &amp; &quot;', &quot; &amp; &quot;'&quot; &amp; [.H499]  &amp;  &quot;',  'A' , '&quot; &amp; [.L499] &amp;  &quot;', '&quot;&amp;  [.I499]  &amp; &quot;', '&quot; &amp; [.A499] &amp; &quot;' );&quot;" office:value-type="string" office:string-value="(498,1, 'Conceptos de Constancias de Trabajo', '',  'A' , 'Conceptos de Constancias de Trabajo', '', '3.17.02' );" calcext:value-type="string">
            <text:p>(498,1, 'Conceptos de Constancias de Trabajo', '', <text:s/>'A' , 'Conceptos de Constancias de Trabajo', '', '3.17.02' );</text:p>
          </table:table-cell>
          <table:table-cell table:number-columns-repeated="4"/>
          <table:table-cell table:formula="of:=IF([.L499] &lt;&gt; &quot;&quot;;[.$P$1] &amp;  [.P499]; &quot;&quot;)" office:value-type="string" office:string-value="INSERT INTO proceso(id_proceso, id_aplicacion, denominacion, ruta_menu, estatus, descripcion, url, jerarquia_menu)VALUES (498,1, 'Conceptos de Constancias de Trabajo', '',  'A' , 'Conceptos de Constancias de Trabajo', '', '3.17.02' );" calcext:value-type="string">
            <text:p>INSERT INTO proceso(id_proceso, id_aplicacion, denominacion, ruta_menu, estatus, descripcion, url, jerarquia_menu)VALUES (498,1, 'Conceptos de Constancias de Trabajo', '', <text:s/>'A' , 'Conceptos de Constancias de Trabajo', '', '3.17.02' );</text:p>
          </table:table-cell>
          <table:table-cell table:number-columns-repeated="2"/>
          <table:table-cell table:formula="of:==IF([.L499] &lt;&gt; &quot;&quot;;&quot;INSERT INTO perfil_proceso(id_perfil_proceso, id_perfil, id_proceso, priuse) VALUES (&quot; &amp; [.O499] &amp; &quot;, 1, &quot; &amp; [.N499] &amp; &quot;, 'A'::text);&quot;; &quot;&quot;)" office:value-type="string" office:string-value="INSERT INTO perfil_proceso(id_perfil_proceso, id_perfil, id_proceso, priuse) VALUES (498, 1, 498, 'A'::text);" calcext:value-type="string">
            <text:p>INSERT INTO perfil_proceso(id_perfil_proceso, id_perfil, id_proceso, priuse) VALUES (498, 1, 498, 'A'::text);</text:p>
          </table:table-cell>
        </table:table-row>
        <table:table-row table:style-name="ro3">
          <table:table-cell table:formula="of:=[.$A$497]&amp;&quot;.&quot;&amp;[.D500]" office:value-type="string" office:string-value="3.17.03" calcext:value-type="string">
            <text:p>3.17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Emisión de Constancia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00]" office:value-type="string" office:string-value="Emisión de Constancias" calcext:value-type="string">
            <text:p>Emisión de Constancias</text:p>
          </table:table-cell>
          <table:table-cell/>
          <table:table-cell table:number-columns-repeated="2" office:value-type="float" office:value="499" calcext:value-type="float">
            <text:p>499</text:p>
          </table:table-cell>
          <table:table-cell table:style-name="ce3" table:formula="of:=&quot;(&quot; &amp; [.N500] &amp; &quot;,&quot; &amp; &quot;1&quot; &amp; &quot;, '&quot; &amp; [.L500]  &amp; &quot;', &quot; &amp; &quot;'&quot; &amp; [.H500]  &amp;  &quot;',  'A' , '&quot; &amp; [.L500] &amp;  &quot;', '&quot;&amp;  [.I500]  &amp; &quot;', '&quot; &amp; [.A500] &amp; &quot;' );&quot;" office:value-type="string" office:string-value="(499,1, 'Emisión de Constancias', '',  'A' , 'Emisión de Constancias', '', '3.17.03' );" calcext:value-type="string">
            <text:p>(499,1, 'Emisión de Constancias', '', <text:s/>'A' , 'Emisión de Constancias', '', '3.17.03' );</text:p>
          </table:table-cell>
          <table:table-cell table:number-columns-repeated="4"/>
          <table:table-cell table:formula="of:=IF([.L500] &lt;&gt; &quot;&quot;;[.$P$1] &amp;  [.P500]; &quot;&quot;)" office:value-type="string" office:string-value="INSERT INTO proceso(id_proceso, id_aplicacion, denominacion, ruta_menu, estatus, descripcion, url, jerarquia_menu)VALUES (499,1, 'Emisión de Constancias', '',  'A' , 'Emisión de Constancias', '', '3.17.03' );" calcext:value-type="string">
            <text:p>INSERT INTO proceso(id_proceso, id_aplicacion, denominacion, ruta_menu, estatus, descripcion, url, jerarquia_menu)VALUES (499,1, 'Emisión de Constancias', '', <text:s/>'A' , 'Emisión de Constancias', '', '3.17.03' );</text:p>
          </table:table-cell>
          <table:table-cell table:number-columns-repeated="2"/>
          <table:table-cell table:formula="of:==IF([.L500] &lt;&gt; &quot;&quot;;&quot;INSERT INTO perfil_proceso(id_perfil_proceso, id_perfil, id_proceso, priuse) VALUES (&quot; &amp; [.O500] &amp; &quot;, 1, &quot; &amp; [.N500] &amp; &quot;, 'A'::text);&quot;; &quot;&quot;)" office:value-type="string" office:string-value="INSERT INTO perfil_proceso(id_perfil_proceso, id_perfil, id_proceso, priuse) VALUES (499, 1, 499, 'A'::text);" calcext:value-type="string">
            <text:p>INSERT INTO perfil_proceso(id_perfil_proceso, id_perfil, id_proceso, priuse) VALUES (499, 1, 499, 'A'::text);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ienesta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[.C501]" office:value-type="string" office:string-value="Bienestar" calcext:value-type="string">
            <text:p>Bienestar</text:p>
          </table:table-cell>
          <table:table-cell/>
          <table:table-cell table:number-columns-repeated="2" office:value-type="float" office:value="500" calcext:value-type="float">
            <text:p>500</text:p>
          </table:table-cell>
          <table:table-cell table:style-name="ce3" table:formula="of:=&quot;(&quot; &amp; [.N501] &amp; &quot;,&quot; &amp; &quot;1&quot; &amp; &quot;, '&quot; &amp; [.L501]  &amp; &quot;', &quot; &amp; &quot;'&quot; &amp; [.H501]  &amp;  &quot;',  'A' , '&quot; &amp; [.L501] &amp;  &quot;', '&quot;&amp;  [.I501]  &amp; &quot;', '&quot; &amp; [.A501] &amp; &quot;' );&quot;" office:value-type="string" office:string-value="(500,1, 'Bienestar', '',  'A' , 'Bienestar', '', '4' );" calcext:value-type="string">
            <text:p>(500,1, 'Bienestar', '', <text:s/>'A' , 'Bienestar', '', '4' );</text:p>
          </table:table-cell>
          <table:table-cell table:number-columns-repeated="4"/>
          <table:table-cell table:formula="of:=IF([.L501] &lt;&gt; &quot;&quot;;[.$P$1] &amp;  [.P501]; &quot;&quot;)" office:value-type="string" office:string-value="INSERT INTO proceso(id_proceso, id_aplicacion, denominacion, ruta_menu, estatus, descripcion, url, jerarquia_menu)VALUES (500,1, 'Bienestar', '',  'A' , 'Bienestar', '', '4' );" calcext:value-type="string">
            <text:p>INSERT INTO proceso(id_proceso, id_aplicacion, denominacion, ruta_menu, estatus, descripcion, url, jerarquia_menu)VALUES (500,1, 'Bienestar', '', <text:s/>'A' , 'Bienestar', '', '4' );</text:p>
          </table:table-cell>
          <table:table-cell table:number-columns-repeated="2"/>
          <table:table-cell table:formula="of:==IF([.L501] &lt;&gt; &quot;&quot;;&quot;INSERT INTO perfil_proceso(id_perfil_proceso, id_perfil, id_proceso, priuse) VALUES (&quot; &amp; [.O501] &amp; &quot;, 1, &quot; &amp; [.N501] &amp; &quot;, 'A'::text);&quot;; &quot;&quot;)" office:value-type="string" office:string-value="INSERT INTO perfil_proceso(id_perfil_proceso, id_perfil, id_proceso, priuse) VALUES (500, 1, 500, 'A'::text);" calcext:value-type="string">
            <text:p>INSERT INTO perfil_proceso(id_perfil_proceso, id_perfil, id_proceso, priuse) VALUES (500, 1, 500, 'A'::text);</text:p>
          </table:table-cell>
        </table:table-row>
        <table:table-row table:style-name="ro3">
          <table:table-cell table:formula="of:=[.$A$501]&amp;&quot;.&quot;&amp;[.C502]" office:value-type="string" office:string-value="4.01" calcext:value-type="string">
            <text:p>4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Documentación de Identificació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02]" office:value-type="string" office:string-value="Documentación de Identificación" calcext:value-type="string">
            <text:p>Documentación de Identificación</text:p>
          </table:table-cell>
          <table:table-cell/>
          <table:table-cell table:number-columns-repeated="2" office:value-type="float" office:value="501" calcext:value-type="float">
            <text:p>501</text:p>
          </table:table-cell>
          <table:table-cell table:style-name="ce3" table:formula="of:=&quot;(&quot; &amp; [.N502] &amp; &quot;,&quot; &amp; &quot;1&quot; &amp; &quot;, '&quot; &amp; [.L502]  &amp; &quot;', &quot; &amp; &quot;'&quot; &amp; [.H502]  &amp;  &quot;',  'A' , '&quot; &amp; [.L502] &amp;  &quot;', '&quot;&amp;  [.I502]  &amp; &quot;', '&quot; &amp; [.A502] &amp; &quot;' );&quot;" office:value-type="string" office:string-value="(501,1, 'Documentación de Identificación', '',  'A' , 'Documentación de Identificación', '', '4.01' );" calcext:value-type="string">
            <text:p>(501,1, 'Documentación de Identificación', '', <text:s/>'A' , 'Documentación de Identificación', '', '4.01' );</text:p>
          </table:table-cell>
          <table:table-cell table:number-columns-repeated="4"/>
          <table:table-cell table:formula="of:=IF([.L502] &lt;&gt; &quot;&quot;;[.$P$1] &amp;  [.P502]; &quot;&quot;)" office:value-type="string" office:string-value="INSERT INTO proceso(id_proceso, id_aplicacion, denominacion, ruta_menu, estatus, descripcion, url, jerarquia_menu)VALUES (501,1, 'Documentación de Identificación', '',  'A' , 'Documentación de Identificación', '', '4.01' );" calcext:value-type="string">
            <text:p>INSERT INTO proceso(id_proceso, id_aplicacion, denominacion, ruta_menu, estatus, descripcion, url, jerarquia_menu)VALUES (501,1, 'Documentación de Identificación', '', <text:s/>'A' , 'Documentación de Identificación', '', '4.01' );</text:p>
          </table:table-cell>
          <table:table-cell table:number-columns-repeated="2"/>
          <table:table-cell table:formula="of:==IF([.L502] &lt;&gt; &quot;&quot;;&quot;INSERT INTO perfil_proceso(id_perfil_proceso, id_perfil, id_proceso, priuse) VALUES (&quot; &amp; [.O502] &amp; &quot;, 1, &quot; &amp; [.N502] &amp; &quot;, 'A'::text);&quot;; &quot;&quot;)" office:value-type="string" office:string-value="INSERT INTO perfil_proceso(id_perfil_proceso, id_perfil, id_proceso, priuse) VALUES (501, 1, 501, 'A'::text);" calcext:value-type="string">
            <text:p>INSERT INTO perfil_proceso(id_perfil_proceso, id_perfil, id_proceso, priuse) VALUES (501, 1, 501, 'A'::text);</text:p>
          </table:table-cell>
        </table:table-row>
        <table:table-row table:style-name="ro3">
          <table:table-cell table:formula="of:=[.$A$502]&amp;&quot;.&quot;&amp;[.D503]" office:value-type="string" office:string-value="4.01.01" calcext:value-type="string">
            <text:p>4.01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ipos de Documentació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03]" office:value-type="string" office:string-value="Tipos de Documentación" calcext:value-type="string">
            <text:p>Tipos de Documentación</text:p>
          </table:table-cell>
          <table:table-cell/>
          <table:table-cell table:number-columns-repeated="2" office:value-type="float" office:value="502" calcext:value-type="float">
            <text:p>502</text:p>
          </table:table-cell>
          <table:table-cell table:style-name="ce3" table:formula="of:=&quot;(&quot; &amp; [.N503] &amp; &quot;,&quot; &amp; &quot;1&quot; &amp; &quot;, '&quot; &amp; [.L503]  &amp; &quot;', &quot; &amp; &quot;'&quot; &amp; [.H503]  &amp;  &quot;',  'A' , '&quot; &amp; [.L503] &amp;  &quot;', '&quot;&amp;  [.I503]  &amp; &quot;', '&quot; &amp; [.A503] &amp; &quot;' );&quot;" office:value-type="string" office:string-value="(502,1, 'Tipos de Documentación', '',  'A' , 'Tipos de Documentación', '', '4.01.01' );" calcext:value-type="string">
            <text:p>(502,1, 'Tipos de Documentación', '', <text:s/>'A' , 'Tipos de Documentación', '', '4.01.01' );</text:p>
          </table:table-cell>
          <table:table-cell table:number-columns-repeated="4"/>
          <table:table-cell table:formula="of:=IF([.L503] &lt;&gt; &quot;&quot;;[.$P$1] &amp;  [.P503]; &quot;&quot;)" office:value-type="string" office:string-value="INSERT INTO proceso(id_proceso, id_aplicacion, denominacion, ruta_menu, estatus, descripcion, url, jerarquia_menu)VALUES (502,1, 'Tipos de Documentación', '',  'A' , 'Tipos de Documentación', '', '4.01.01' );" calcext:value-type="string">
            <text:p>INSERT INTO proceso(id_proceso, id_aplicacion, denominacion, ruta_menu, estatus, descripcion, url, jerarquia_menu)VALUES (502,1, 'Tipos de Documentación', '', <text:s/>'A' , 'Tipos de Documentación', '', '4.01.01' );</text:p>
          </table:table-cell>
          <table:table-cell table:number-columns-repeated="2"/>
          <table:table-cell table:formula="of:==IF([.L503] &lt;&gt; &quot;&quot;;&quot;INSERT INTO perfil_proceso(id_perfil_proceso, id_perfil, id_proceso, priuse) VALUES (&quot; &amp; [.O503] &amp; &quot;, 1, &quot; &amp; [.N503] &amp; &quot;, 'A'::text);&quot;; &quot;&quot;)" office:value-type="string" office:string-value="INSERT INTO perfil_proceso(id_perfil_proceso, id_perfil, id_proceso, priuse) VALUES (502, 1, 502, 'A'::text);" calcext:value-type="string">
            <text:p>INSERT INTO perfil_proceso(id_perfil_proceso, id_perfil, id_proceso, priuse) VALUES (502, 1, 502, 'A'::text);</text:p>
          </table:table-cell>
        </table:table-row>
        <table:table-row table:style-name="ro3">
          <table:table-cell table:formula="of:=[.$A$502]&amp;&quot;.&quot;&amp;[.D504]" office:value-type="string" office:string-value="4.01.02" calcext:value-type="string">
            <text:p>4.01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lase de Documentació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04]" office:value-type="string" office:string-value="Clase de Documentación" calcext:value-type="string">
            <text:p>Clase de Documentación</text:p>
          </table:table-cell>
          <table:table-cell/>
          <table:table-cell table:number-columns-repeated="2" office:value-type="float" office:value="503" calcext:value-type="float">
            <text:p>503</text:p>
          </table:table-cell>
          <table:table-cell table:style-name="ce3" table:formula="of:=&quot;(&quot; &amp; [.N504] &amp; &quot;,&quot; &amp; &quot;1&quot; &amp; &quot;, '&quot; &amp; [.L504]  &amp; &quot;', &quot; &amp; &quot;'&quot; &amp; [.H504]  &amp;  &quot;',  'A' , '&quot; &amp; [.L504] &amp;  &quot;', '&quot;&amp;  [.I504]  &amp; &quot;', '&quot; &amp; [.A504] &amp; &quot;' );&quot;" office:value-type="string" office:string-value="(503,1, 'Clase de Documentación', '',  'A' , 'Clase de Documentación', '', '4.01.02' );" calcext:value-type="string">
            <text:p>(503,1, 'Clase de Documentación', '', <text:s/>'A' , 'Clase de Documentación', '', '4.01.02' );</text:p>
          </table:table-cell>
          <table:table-cell table:number-columns-repeated="4"/>
          <table:table-cell table:formula="of:=IF([.L504] &lt;&gt; &quot;&quot;;[.$P$1] &amp;  [.P504]; &quot;&quot;)" office:value-type="string" office:string-value="INSERT INTO proceso(id_proceso, id_aplicacion, denominacion, ruta_menu, estatus, descripcion, url, jerarquia_menu)VALUES (503,1, 'Clase de Documentación', '',  'A' , 'Clase de Documentación', '', '4.01.02' );" calcext:value-type="string">
            <text:p>INSERT INTO proceso(id_proceso, id_aplicacion, denominacion, ruta_menu, estatus, descripcion, url, jerarquia_menu)VALUES (503,1, 'Clase de Documentación', '', <text:s/>'A' , 'Clase de Documentación', '', '4.01.02' );</text:p>
          </table:table-cell>
          <table:table-cell table:number-columns-repeated="2"/>
          <table:table-cell table:formula="of:==IF([.L504] &lt;&gt; &quot;&quot;;&quot;INSERT INTO perfil_proceso(id_perfil_proceso, id_perfil, id_proceso, priuse) VALUES (&quot; &amp; [.O504] &amp; &quot;, 1, &quot; &amp; [.N504] &amp; &quot;, 'A'::text);&quot;; &quot;&quot;)" office:value-type="string" office:string-value="INSERT INTO perfil_proceso(id_perfil_proceso, id_perfil, id_proceso, priuse) VALUES (503, 1, 503, 'A'::text);" calcext:value-type="string">
            <text:p>INSERT INTO perfil_proceso(id_perfil_proceso, id_perfil, id_proceso, priuse) VALUES (503, 1, 503, 'A'::text);</text:p>
          </table:table-cell>
        </table:table-row>
        <table:table-row table:style-name="ro3">
          <table:table-cell table:formula="of:=[.$A$502]&amp;&quot;.&quot;&amp;[.D505]" office:value-type="string" office:string-value="4.01.03" calcext:value-type="string">
            <text:p>4.01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Manejo de Documentació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05]" office:value-type="string" office:string-value="Manejo de Documentación" calcext:value-type="string">
            <text:p>Manejo de Documentación</text:p>
          </table:table-cell>
          <table:table-cell/>
          <table:table-cell table:number-columns-repeated="2" office:value-type="float" office:value="504" calcext:value-type="float">
            <text:p>504</text:p>
          </table:table-cell>
          <table:table-cell table:style-name="ce3" table:formula="of:=&quot;(&quot; &amp; [.N505] &amp; &quot;,&quot; &amp; &quot;1&quot; &amp; &quot;, '&quot; &amp; [.L505]  &amp; &quot;', &quot; &amp; &quot;'&quot; &amp; [.H505]  &amp;  &quot;',  'A' , '&quot; &amp; [.L505] &amp;  &quot;', '&quot;&amp;  [.I505]  &amp; &quot;', '&quot; &amp; [.A505] &amp; &quot;' );&quot;" office:value-type="string" office:string-value="(504,1, 'Manejo de Documentación', '',  'A' , 'Manejo de Documentación', '', '4.01.03' );" calcext:value-type="string">
            <text:p>(504,1, 'Manejo de Documentación', '', <text:s/>'A' , 'Manejo de Documentación', '', '4.01.03' );</text:p>
          </table:table-cell>
          <table:table-cell table:number-columns-repeated="4"/>
          <table:table-cell table:formula="of:=IF([.L505] &lt;&gt; &quot;&quot;;[.$P$1] &amp;  [.P505]; &quot;&quot;)" office:value-type="string" office:string-value="INSERT INTO proceso(id_proceso, id_aplicacion, denominacion, ruta_menu, estatus, descripcion, url, jerarquia_menu)VALUES (504,1, 'Manejo de Documentación', '',  'A' , 'Manejo de Documentación', '', '4.01.03' );" calcext:value-type="string">
            <text:p>INSERT INTO proceso(id_proceso, id_aplicacion, denominacion, ruta_menu, estatus, descripcion, url, jerarquia_menu)VALUES (504,1, 'Manejo de Documentación', '', <text:s/>'A' , 'Manejo de Documentación', '', '4.01.03' );</text:p>
          </table:table-cell>
          <table:table-cell table:number-columns-repeated="2"/>
          <table:table-cell table:formula="of:==IF([.L505] &lt;&gt; &quot;&quot;;&quot;INSERT INTO perfil_proceso(id_perfil_proceso, id_perfil, id_proceso, priuse) VALUES (&quot; &amp; [.O505] &amp; &quot;, 1, &quot; &amp; [.N505] &amp; &quot;, 'A'::text);&quot;; &quot;&quot;)" office:value-type="string" office:string-value="INSERT INTO perfil_proceso(id_perfil_proceso, id_perfil, id_proceso, priuse) VALUES (504, 1, 504, 'A'::text);" calcext:value-type="string">
            <text:p>INSERT INTO perfil_proceso(id_perfil_proceso, id_perfil, id_proceso, priuse) VALUES (504, 1, 504, 'A'::text);</text:p>
          </table:table-cell>
        </table:table-row>
        <table:table-row table:style-name="ro3">
          <table:table-cell table:formula="of:=[.$A$502]&amp;&quot;.&quot;&amp;[.D506]" office:value-type="string" office:string-value="4.01.04" calcext:value-type="string">
            <text:p>4.01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Repor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06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505" calcext:value-type="float">
            <text:p>505</text:p>
          </table:table-cell>
          <table:table-cell table:style-name="ce3" table:formula="of:=&quot;(&quot; &amp; [.N506] &amp; &quot;,&quot; &amp; &quot;1&quot; &amp; &quot;, '&quot; &amp; [.L506]  &amp; &quot;', &quot; &amp; &quot;'&quot; &amp; [.H506]  &amp;  &quot;',  'A' , '&quot; &amp; [.L506] &amp;  &quot;', '&quot;&amp;  [.I506]  &amp; &quot;', '&quot; &amp; [.A506] &amp; &quot;' );&quot;" office:value-type="string" office:string-value="(505,1, 'Reportes', '',  'A' , 'Reportes', '', '4.01.04' );" calcext:value-type="string">
            <text:p>(505,1, 'Reportes', '', <text:s/>'A' , 'Reportes', '', '4.01.04' );</text:p>
          </table:table-cell>
          <table:table-cell table:number-columns-repeated="4"/>
          <table:table-cell table:formula="of:=IF([.L506] &lt;&gt; &quot;&quot;;[.$P$1] &amp;  [.P506]; &quot;&quot;)" office:value-type="string" office:string-value="INSERT INTO proceso(id_proceso, id_aplicacion, denominacion, ruta_menu, estatus, descripcion, url, jerarquia_menu)VALUES (505,1, 'Reportes', '',  'A' , 'Reportes', '', '4.01.04' );" calcext:value-type="string">
            <text:p>INSERT INTO proceso(id_proceso, id_aplicacion, denominacion, ruta_menu, estatus, descripcion, url, jerarquia_menu)VALUES (505,1, 'Reportes', '', <text:s/>'A' , 'Reportes', '', '4.01.04' );</text:p>
          </table:table-cell>
          <table:table-cell table:number-columns-repeated="2"/>
          <table:table-cell table:formula="of:==IF([.L506] &lt;&gt; &quot;&quot;;&quot;INSERT INTO perfil_proceso(id_perfil_proceso, id_perfil, id_proceso, priuse) VALUES (&quot; &amp; [.O506] &amp; &quot;, 1, &quot; &amp; [.N506] &amp; &quot;, 'A'::text);&quot;; &quot;&quot;)" office:value-type="string" office:string-value="INSERT INTO perfil_proceso(id_perfil_proceso, id_perfil, id_proceso, priuse) VALUES (505, 1, 505, 'A'::text);" calcext:value-type="string">
            <text:p>INSERT INTO perfil_proceso(id_perfil_proceso, id_perfil, id_proceso, priuse) VALUES (505, 1, 505, 'A'::text);</text:p>
          </table:table-cell>
        </table:table-row>
        <table:table-row table:style-name="ro3">
          <table:table-cell table:formula="of:=[.$A$506]&amp;&quot;.&quot;&amp;[.E507]" office:value-type="string" office:string-value="4.01.04.01" calcext:value-type="string">
            <text:p>4.01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Documentación Entregad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07]" office:value-type="string" office:string-value="Documentación Entregada" calcext:value-type="string">
            <text:p>Documentación Entregada</text:p>
          </table:table-cell>
          <table:table-cell/>
          <table:table-cell table:number-columns-repeated="2" office:value-type="float" office:value="506" calcext:value-type="float">
            <text:p>506</text:p>
          </table:table-cell>
          <table:table-cell table:style-name="ce3" table:formula="of:=&quot;(&quot; &amp; [.N507] &amp; &quot;,&quot; &amp; &quot;1&quot; &amp; &quot;, '&quot; &amp; [.L507]  &amp; &quot;', &quot; &amp; &quot;'&quot; &amp; [.H507]  &amp;  &quot;',  'A' , '&quot; &amp; [.L507] &amp;  &quot;', '&quot;&amp;  [.I507]  &amp; &quot;', '&quot; &amp; [.A507] &amp; &quot;' );&quot;" office:value-type="string" office:string-value="(506,1, 'Documentación Entregada', '',  'A' , 'Documentación Entregada', '', '4.01.04.01' );" calcext:value-type="string">
            <text:p>(506,1, 'Documentación Entregada', '', <text:s/>'A' , 'Documentación Entregada', '', '4.01.04.01' );</text:p>
          </table:table-cell>
          <table:table-cell table:number-columns-repeated="4"/>
          <table:table-cell table:formula="of:=IF([.L507] &lt;&gt; &quot;&quot;;[.$P$1] &amp;  [.P507]; &quot;&quot;)" office:value-type="string" office:string-value="INSERT INTO proceso(id_proceso, id_aplicacion, denominacion, ruta_menu, estatus, descripcion, url, jerarquia_menu)VALUES (506,1, 'Documentación Entregada', '',  'A' , 'Documentación Entregada', '', '4.01.04.01' );" calcext:value-type="string">
            <text:p>INSERT INTO proceso(id_proceso, id_aplicacion, denominacion, ruta_menu, estatus, descripcion, url, jerarquia_menu)VALUES (506,1, 'Documentación Entregada', '', <text:s/>'A' , 'Documentación Entregada', '', '4.01.04.01' );</text:p>
          </table:table-cell>
          <table:table-cell table:number-columns-repeated="2"/>
          <table:table-cell table:formula="of:==IF([.L507] &lt;&gt; &quot;&quot;;&quot;INSERT INTO perfil_proceso(id_perfil_proceso, id_perfil, id_proceso, priuse) VALUES (&quot; &amp; [.O507] &amp; &quot;, 1, &quot; &amp; [.N507] &amp; &quot;, 'A'::text);&quot;; &quot;&quot;)" office:value-type="string" office:string-value="INSERT INTO perfil_proceso(id_perfil_proceso, id_perfil, id_proceso, priuse) VALUES (506, 1, 506, 'A'::text);" calcext:value-type="string">
            <text:p>INSERT INTO perfil_proceso(id_perfil_proceso, id_perfil, id_proceso, priuse) VALUES (506, 1, 506, 'A'::text);</text:p>
          </table:table-cell>
        </table:table-row>
        <table:table-row table:style-name="ro3">
          <table:table-cell table:formula="of:=[.$A$506]&amp;&quot;.&quot;&amp;[.E508]" office:value-type="string" office:string-value="4.01.04.02" calcext:value-type="string">
            <text:p>4.01.04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Documentación Retirad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08]" office:value-type="string" office:string-value="Documentación Retirada" calcext:value-type="string">
            <text:p>Documentación Retirada</text:p>
          </table:table-cell>
          <table:table-cell/>
          <table:table-cell table:number-columns-repeated="2" office:value-type="float" office:value="507" calcext:value-type="float">
            <text:p>507</text:p>
          </table:table-cell>
          <table:table-cell table:style-name="ce3" table:formula="of:=&quot;(&quot; &amp; [.N508] &amp; &quot;,&quot; &amp; &quot;1&quot; &amp; &quot;, '&quot; &amp; [.L508]  &amp; &quot;', &quot; &amp; &quot;'&quot; &amp; [.H508]  &amp;  &quot;',  'A' , '&quot; &amp; [.L508] &amp;  &quot;', '&quot;&amp;  [.I508]  &amp; &quot;', '&quot; &amp; [.A508] &amp; &quot;' );&quot;" office:value-type="string" office:string-value="(507,1, 'Documentación Retirada', '',  'A' , 'Documentación Retirada', '', '4.01.04.02' );" calcext:value-type="string">
            <text:p>(507,1, 'Documentación Retirada', '', <text:s/>'A' , 'Documentación Retirada', '', '4.01.04.02' );</text:p>
          </table:table-cell>
          <table:table-cell table:number-columns-repeated="4"/>
          <table:table-cell table:formula="of:=IF([.L508] &lt;&gt; &quot;&quot;;[.$P$1] &amp;  [.P508]; &quot;&quot;)" office:value-type="string" office:string-value="INSERT INTO proceso(id_proceso, id_aplicacion, denominacion, ruta_menu, estatus, descripcion, url, jerarquia_menu)VALUES (507,1, 'Documentación Retirada', '',  'A' , 'Documentación Retirada', '', '4.01.04.02' );" calcext:value-type="string">
            <text:p>INSERT INTO proceso(id_proceso, id_aplicacion, denominacion, ruta_menu, estatus, descripcion, url, jerarquia_menu)VALUES (507,1, 'Documentación Retirada', '', <text:s/>'A' , 'Documentación Retirada', '', '4.01.04.02' );</text:p>
          </table:table-cell>
          <table:table-cell table:number-columns-repeated="2"/>
          <table:table-cell table:formula="of:==IF([.L508] &lt;&gt; &quot;&quot;;&quot;INSERT INTO perfil_proceso(id_perfil_proceso, id_perfil, id_proceso, priuse) VALUES (&quot; &amp; [.O508] &amp; &quot;, 1, &quot; &amp; [.N508] &amp; &quot;, 'A'::text);&quot;; &quot;&quot;)" office:value-type="string" office:string-value="INSERT INTO perfil_proceso(id_perfil_proceso, id_perfil, id_proceso, priuse) VALUES (507, 1, 507, 'A'::text);" calcext:value-type="string">
            <text:p>INSERT INTO perfil_proceso(id_perfil_proceso, id_perfil, id_proceso, priuse) VALUES (507, 1, 507, 'A'::text);</text:p>
          </table:table-cell>
        </table:table-row>
        <table:table-row table:style-name="ro3">
          <table:table-cell table:formula="of:=[.$A$501]&amp;&quot;.&quot;&amp;[.C509]" office:value-type="string" office:string-value="4.02" calcext:value-type="string">
            <text:p>4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Juguete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09]" office:value-type="string" office:string-value="Juguetes" calcext:value-type="string">
            <text:p>Juguetes</text:p>
          </table:table-cell>
          <table:table-cell/>
          <table:table-cell table:number-columns-repeated="2" office:value-type="float" office:value="508" calcext:value-type="float">
            <text:p>508</text:p>
          </table:table-cell>
          <table:table-cell table:style-name="ce3" table:formula="of:=&quot;(&quot; &amp; [.N509] &amp; &quot;,&quot; &amp; &quot;1&quot; &amp; &quot;, '&quot; &amp; [.L509]  &amp; &quot;', &quot; &amp; &quot;'&quot; &amp; [.H509]  &amp;  &quot;',  'A' , '&quot; &amp; [.L509] &amp;  &quot;', '&quot;&amp;  [.I509]  &amp; &quot;', '&quot; &amp; [.A509] &amp; &quot;' );&quot;" office:value-type="string" office:string-value="(508,1, 'Juguetes', '',  'A' , 'Juguetes', '', '4.02' );" calcext:value-type="string">
            <text:p>(508,1, 'Juguetes', '', <text:s/>'A' , 'Juguetes', '', '4.02' );</text:p>
          </table:table-cell>
          <table:table-cell table:number-columns-repeated="4"/>
          <table:table-cell table:formula="of:=IF([.L509] &lt;&gt; &quot;&quot;;[.$P$1] &amp;  [.P509]; &quot;&quot;)" office:value-type="string" office:string-value="INSERT INTO proceso(id_proceso, id_aplicacion, denominacion, ruta_menu, estatus, descripcion, url, jerarquia_menu)VALUES (508,1, 'Juguetes', '',  'A' , 'Juguetes', '', '4.02' );" calcext:value-type="string">
            <text:p>INSERT INTO proceso(id_proceso, id_aplicacion, denominacion, ruta_menu, estatus, descripcion, url, jerarquia_menu)VALUES (508,1, 'Juguetes', '', <text:s/>'A' , 'Juguetes', '', '4.02' );</text:p>
          </table:table-cell>
          <table:table-cell table:number-columns-repeated="2"/>
          <table:table-cell table:formula="of:==IF([.L509] &lt;&gt; &quot;&quot;;&quot;INSERT INTO perfil_proceso(id_perfil_proceso, id_perfil, id_proceso, priuse) VALUES (&quot; &amp; [.O509] &amp; &quot;, 1, &quot; &amp; [.N509] &amp; &quot;, 'A'::text);&quot;; &quot;&quot;)" office:value-type="string" office:string-value="INSERT INTO perfil_proceso(id_perfil_proceso, id_perfil, id_proceso, priuse) VALUES (508, 1, 508, 'A'::text);" calcext:value-type="string">
            <text:p>INSERT INTO perfil_proceso(id_perfil_proceso, id_perfil, id_proceso, priuse) VALUES (508, 1, 508, 'A'::text);</text:p>
          </table:table-cell>
        </table:table-row>
        <table:table-row table:style-name="ro3">
          <table:table-cell table:formula="of:=[.$A$509]&amp;&quot;.&quot;&amp;[.D510]" office:value-type="string" office:string-value="4.02.01" calcext:value-type="string">
            <text:p>4.02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Parámetr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10]" office:value-type="string" office:string-value="Parámetros" calcext:value-type="string">
            <text:p>Parámetros</text:p>
          </table:table-cell>
          <table:table-cell/>
          <table:table-cell table:number-columns-repeated="2" office:value-type="float" office:value="509" calcext:value-type="float">
            <text:p>509</text:p>
          </table:table-cell>
          <table:table-cell table:style-name="ce3" table:formula="of:=&quot;(&quot; &amp; [.N510] &amp; &quot;,&quot; &amp; &quot;1&quot; &amp; &quot;, '&quot; &amp; [.L510]  &amp; &quot;', &quot; &amp; &quot;'&quot; &amp; [.H510]  &amp;  &quot;',  'A' , '&quot; &amp; [.L510] &amp;  &quot;', '&quot;&amp;  [.I510]  &amp; &quot;', '&quot; &amp; [.A510] &amp; &quot;' );&quot;" office:value-type="string" office:string-value="(509,1, 'Parámetros', '',  'A' , 'Parámetros', '', '4.02.01' );" calcext:value-type="string">
            <text:p>(509,1, 'Parámetros', '', <text:s/>'A' , 'Parámetros', '', '4.02.01' );</text:p>
          </table:table-cell>
          <table:table-cell table:number-columns-repeated="4"/>
          <table:table-cell table:formula="of:=IF([.L510] &lt;&gt; &quot;&quot;;[.$P$1] &amp;  [.P510]; &quot;&quot;)" office:value-type="string" office:string-value="INSERT INTO proceso(id_proceso, id_aplicacion, denominacion, ruta_menu, estatus, descripcion, url, jerarquia_menu)VALUES (509,1, 'Parámetros', '',  'A' , 'Parámetros', '', '4.02.01' );" calcext:value-type="string">
            <text:p>INSERT INTO proceso(id_proceso, id_aplicacion, denominacion, ruta_menu, estatus, descripcion, url, jerarquia_menu)VALUES (509,1, 'Parámetros', '', <text:s/>'A' , 'Parámetros', '', '4.02.01' );</text:p>
          </table:table-cell>
          <table:table-cell table:number-columns-repeated="2"/>
          <table:table-cell table:formula="of:==IF([.L510] &lt;&gt; &quot;&quot;;&quot;INSERT INTO perfil_proceso(id_perfil_proceso, id_perfil, id_proceso, priuse) VALUES (&quot; &amp; [.O510] &amp; &quot;, 1, &quot; &amp; [.N510] &amp; &quot;, 'A'::text);&quot;; &quot;&quot;)" office:value-type="string" office:string-value="INSERT INTO perfil_proceso(id_perfil_proceso, id_perfil, id_proceso, priuse) VALUES (509, 1, 509, 'A'::text);" calcext:value-type="string">
            <text:p>INSERT INTO perfil_proceso(id_perfil_proceso, id_perfil, id_proceso, priuse) VALUES (509, 1, 509, 'A'::text);</text:p>
          </table:table-cell>
        </table:table-row>
        <table:table-row table:style-name="ro3">
          <table:table-cell table:formula="of:=[.$A$509]&amp;&quot;.&quot;&amp;[.D511]" office:value-type="string" office:string-value="4.02.02" calcext:value-type="string">
            <text:p>4.02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Asignar Jugue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11]" office:value-type="string" office:string-value="Asignar Juguetes" calcext:value-type="string">
            <text:p>Asignar Juguetes</text:p>
          </table:table-cell>
          <table:table-cell/>
          <table:table-cell table:number-columns-repeated="2" office:value-type="float" office:value="510" calcext:value-type="float">
            <text:p>510</text:p>
          </table:table-cell>
          <table:table-cell table:style-name="ce3" table:formula="of:=&quot;(&quot; &amp; [.N511] &amp; &quot;,&quot; &amp; &quot;1&quot; &amp; &quot;, '&quot; &amp; [.L511]  &amp; &quot;', &quot; &amp; &quot;'&quot; &amp; [.H511]  &amp;  &quot;',  'A' , '&quot; &amp; [.L511] &amp;  &quot;', '&quot;&amp;  [.I511]  &amp; &quot;', '&quot; &amp; [.A511] &amp; &quot;' );&quot;" office:value-type="string" office:string-value="(510,1, 'Asignar Juguetes', '',  'A' , 'Asignar Juguetes', '', '4.02.02' );" calcext:value-type="string">
            <text:p>(510,1, 'Asignar Juguetes', '', <text:s/>'A' , 'Asignar Juguetes', '', '4.02.02' );</text:p>
          </table:table-cell>
          <table:table-cell table:number-columns-repeated="4"/>
          <table:table-cell table:formula="of:=IF([.L511] &lt;&gt; &quot;&quot;;[.$P$1] &amp;  [.P511]; &quot;&quot;)" office:value-type="string" office:string-value="INSERT INTO proceso(id_proceso, id_aplicacion, denominacion, ruta_menu, estatus, descripcion, url, jerarquia_menu)VALUES (510,1, 'Asignar Juguetes', '',  'A' , 'Asignar Juguetes', '', '4.02.02' );" calcext:value-type="string">
            <text:p>INSERT INTO proceso(id_proceso, id_aplicacion, denominacion, ruta_menu, estatus, descripcion, url, jerarquia_menu)VALUES (510,1, 'Asignar Juguetes', '', <text:s/>'A' , 'Asignar Juguetes', '', '4.02.02' );</text:p>
          </table:table-cell>
          <table:table-cell table:number-columns-repeated="2"/>
          <table:table-cell table:formula="of:==IF([.L511] &lt;&gt; &quot;&quot;;&quot;INSERT INTO perfil_proceso(id_perfil_proceso, id_perfil, id_proceso, priuse) VALUES (&quot; &amp; [.O511] &amp; &quot;, 1, &quot; &amp; [.N511] &amp; &quot;, 'A'::text);&quot;; &quot;&quot;)" office:value-type="string" office:string-value="INSERT INTO perfil_proceso(id_perfil_proceso, id_perfil, id_proceso, priuse) VALUES (510, 1, 510, 'A'::text);" calcext:value-type="string">
            <text:p>INSERT INTO perfil_proceso(id_perfil_proceso, id_perfil, id_proceso, priuse) VALUES (510, 1, 510, 'A'::text);</text:p>
          </table:table-cell>
        </table:table-row>
        <table:table-row table:style-name="ro3">
          <table:table-cell table:formula="of:=[.$A$509]&amp;&quot;.&quot;&amp;[.D512]" office:value-type="string" office:string-value="4.02.03" calcext:value-type="string">
            <text:p>4.02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por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12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511" calcext:value-type="float">
            <text:p>511</text:p>
          </table:table-cell>
          <table:table-cell table:style-name="ce3" table:formula="of:=&quot;(&quot; &amp; [.N512] &amp; &quot;,&quot; &amp; &quot;1&quot; &amp; &quot;, '&quot; &amp; [.L512]  &amp; &quot;', &quot; &amp; &quot;'&quot; &amp; [.H512]  &amp;  &quot;',  'A' , '&quot; &amp; [.L512] &amp;  &quot;', '&quot;&amp;  [.I512]  &amp; &quot;', '&quot; &amp; [.A512] &amp; &quot;' );&quot;" office:value-type="string" office:string-value="(511,1, 'Reportes', '',  'A' , 'Reportes', '', '4.02.03' );" calcext:value-type="string">
            <text:p>(511,1, 'Reportes', '', <text:s/>'A' , 'Reportes', '', '4.02.03' );</text:p>
          </table:table-cell>
          <table:table-cell table:number-columns-repeated="4"/>
          <table:table-cell table:formula="of:=IF([.L512] &lt;&gt; &quot;&quot;;[.$P$1] &amp;  [.P512]; &quot;&quot;)" office:value-type="string" office:string-value="INSERT INTO proceso(id_proceso, id_aplicacion, denominacion, ruta_menu, estatus, descripcion, url, jerarquia_menu)VALUES (511,1, 'Reportes', '',  'A' , 'Reportes', '', '4.02.03' );" calcext:value-type="string">
            <text:p>INSERT INTO proceso(id_proceso, id_aplicacion, denominacion, ruta_menu, estatus, descripcion, url, jerarquia_menu)VALUES (511,1, 'Reportes', '', <text:s/>'A' , 'Reportes', '', '4.02.03' );</text:p>
          </table:table-cell>
          <table:table-cell table:number-columns-repeated="2"/>
          <table:table-cell table:formula="of:==IF([.L512] &lt;&gt; &quot;&quot;;&quot;INSERT INTO perfil_proceso(id_perfil_proceso, id_perfil, id_proceso, priuse) VALUES (&quot; &amp; [.O512] &amp; &quot;, 1, &quot; &amp; [.N512] &amp; &quot;, 'A'::text);&quot;; &quot;&quot;)" office:value-type="string" office:string-value="INSERT INTO perfil_proceso(id_perfil_proceso, id_perfil, id_proceso, priuse) VALUES (511, 1, 511, 'A'::text);" calcext:value-type="string">
            <text:p>INSERT INTO perfil_proceso(id_perfil_proceso, id_perfil, id_proceso, priuse) VALUES (511, 1, 511, 'A'::text);</text:p>
          </table:table-cell>
        </table:table-row>
        <table:table-row table:style-name="ro3">
          <table:table-cell table:formula="of:=[.$A$501]&amp;&quot;.&quot;&amp;[.C513]" office:value-type="string" office:string-value="4.03" calcext:value-type="string">
            <text:p>4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Útiles Escolare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13]" office:value-type="string" office:string-value="Útiles Escolares" calcext:value-type="string">
            <text:p>Útiles Escolares</text:p>
          </table:table-cell>
          <table:table-cell/>
          <table:table-cell table:number-columns-repeated="2" office:value-type="float" office:value="512" calcext:value-type="float">
            <text:p>512</text:p>
          </table:table-cell>
          <table:table-cell table:style-name="ce3" table:formula="of:=&quot;(&quot; &amp; [.N513] &amp; &quot;,&quot; &amp; &quot;1&quot; &amp; &quot;, '&quot; &amp; [.L513]  &amp; &quot;', &quot; &amp; &quot;'&quot; &amp; [.H513]  &amp;  &quot;',  'A' , '&quot; &amp; [.L513] &amp;  &quot;', '&quot;&amp;  [.I513]  &amp; &quot;', '&quot; &amp; [.A513] &amp; &quot;' );&quot;" office:value-type="string" office:string-value="(512,1, 'Útiles Escolares', '',  'A' , 'Útiles Escolares', '', '4.03' );" calcext:value-type="string">
            <text:p>(512,1, 'Útiles Escolares', '', <text:s/>'A' , 'Útiles Escolares', '', '4.03' );</text:p>
          </table:table-cell>
          <table:table-cell table:number-columns-repeated="4"/>
          <table:table-cell table:formula="of:=IF([.L513] &lt;&gt; &quot;&quot;;[.$P$1] &amp;  [.P513]; &quot;&quot;)" office:value-type="string" office:string-value="INSERT INTO proceso(id_proceso, id_aplicacion, denominacion, ruta_menu, estatus, descripcion, url, jerarquia_menu)VALUES (512,1, 'Útiles Escolares', '',  'A' , 'Útiles Escolares', '', '4.03' );" calcext:value-type="string">
            <text:p>INSERT INTO proceso(id_proceso, id_aplicacion, denominacion, ruta_menu, estatus, descripcion, url, jerarquia_menu)VALUES (512,1, 'Útiles Escolares', '', <text:s/>'A' , 'Útiles Escolares', '', '4.03' );</text:p>
          </table:table-cell>
          <table:table-cell table:number-columns-repeated="2"/>
          <table:table-cell table:formula="of:==IF([.L513] &lt;&gt; &quot;&quot;;&quot;INSERT INTO perfil_proceso(id_perfil_proceso, id_perfil, id_proceso, priuse) VALUES (&quot; &amp; [.O513] &amp; &quot;, 1, &quot; &amp; [.N513] &amp; &quot;, 'A'::text);&quot;; &quot;&quot;)" office:value-type="string" office:string-value="INSERT INTO perfil_proceso(id_perfil_proceso, id_perfil, id_proceso, priuse) VALUES (512, 1, 512, 'A'::text);" calcext:value-type="string">
            <text:p>INSERT INTO perfil_proceso(id_perfil_proceso, id_perfil, id_proceso, priuse) VALUES (512, 1, 512, 'A'::text);</text:p>
          </table:table-cell>
        </table:table-row>
        <table:table-row table:style-name="ro3">
          <table:table-cell table:formula="of:=[.$A$513]&amp;&quot;.&quot;&amp;[.D514]" office:value-type="string" office:string-value="4.03.01" calcext:value-type="string">
            <text:p>4.03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Parámetr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14]" office:value-type="string" office:string-value="Parámetros" calcext:value-type="string">
            <text:p>Parámetros</text:p>
          </table:table-cell>
          <table:table-cell/>
          <table:table-cell table:number-columns-repeated="2" office:value-type="float" office:value="513" calcext:value-type="float">
            <text:p>513</text:p>
          </table:table-cell>
          <table:table-cell table:style-name="ce3" table:formula="of:=&quot;(&quot; &amp; [.N514] &amp; &quot;,&quot; &amp; &quot;1&quot; &amp; &quot;, '&quot; &amp; [.L514]  &amp; &quot;', &quot; &amp; &quot;'&quot; &amp; [.H514]  &amp;  &quot;',  'A' , '&quot; &amp; [.L514] &amp;  &quot;', '&quot;&amp;  [.I514]  &amp; &quot;', '&quot; &amp; [.A514] &amp; &quot;' );&quot;" office:value-type="string" office:string-value="(513,1, 'Parámetros', '',  'A' , 'Parámetros', '', '4.03.01' );" calcext:value-type="string">
            <text:p>(513,1, 'Parámetros', '', <text:s/>'A' , 'Parámetros', '', '4.03.01' );</text:p>
          </table:table-cell>
          <table:table-cell table:number-columns-repeated="4"/>
          <table:table-cell table:formula="of:=IF([.L514] &lt;&gt; &quot;&quot;;[.$P$1] &amp;  [.P514]; &quot;&quot;)" office:value-type="string" office:string-value="INSERT INTO proceso(id_proceso, id_aplicacion, denominacion, ruta_menu, estatus, descripcion, url, jerarquia_menu)VALUES (513,1, 'Parámetros', '',  'A' , 'Parámetros', '', '4.03.01' );" calcext:value-type="string">
            <text:p>INSERT INTO proceso(id_proceso, id_aplicacion, denominacion, ruta_menu, estatus, descripcion, url, jerarquia_menu)VALUES (513,1, 'Parámetros', '', <text:s/>'A' , 'Parámetros', '', '4.03.01' );</text:p>
          </table:table-cell>
          <table:table-cell table:number-columns-repeated="2"/>
          <table:table-cell table:formula="of:==IF([.L514] &lt;&gt; &quot;&quot;;&quot;INSERT INTO perfil_proceso(id_perfil_proceso, id_perfil, id_proceso, priuse) VALUES (&quot; &amp; [.O514] &amp; &quot;, 1, &quot; &amp; [.N514] &amp; &quot;, 'A'::text);&quot;; &quot;&quot;)" office:value-type="string" office:string-value="INSERT INTO perfil_proceso(id_perfil_proceso, id_perfil, id_proceso, priuse) VALUES (513, 1, 513, 'A'::text);" calcext:value-type="string">
            <text:p>INSERT INTO perfil_proceso(id_perfil_proceso, id_perfil, id_proceso, priuse) VALUES (513, 1, 513, 'A'::text);</text:p>
          </table:table-cell>
        </table:table-row>
        <table:table-row table:style-name="ro3">
          <table:table-cell table:formula="of:=[.$A$513]&amp;&quot;.&quot;&amp;[.D515]" office:value-type="string" office:string-value="4.03.02" calcext:value-type="string">
            <text:p>4.03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Asignar Útil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15]" office:value-type="string" office:string-value="Asignar Útiles" calcext:value-type="string">
            <text:p>Asignar Útiles</text:p>
          </table:table-cell>
          <table:table-cell/>
          <table:table-cell table:number-columns-repeated="2" office:value-type="float" office:value="514" calcext:value-type="float">
            <text:p>514</text:p>
          </table:table-cell>
          <table:table-cell table:style-name="ce3" table:formula="of:=&quot;(&quot; &amp; [.N515] &amp; &quot;,&quot; &amp; &quot;1&quot; &amp; &quot;, '&quot; &amp; [.L515]  &amp; &quot;', &quot; &amp; &quot;'&quot; &amp; [.H515]  &amp;  &quot;',  'A' , '&quot; &amp; [.L515] &amp;  &quot;', '&quot;&amp;  [.I515]  &amp; &quot;', '&quot; &amp; [.A515] &amp; &quot;' );&quot;" office:value-type="string" office:string-value="(514,1, 'Asignar Útiles', '',  'A' , 'Asignar Útiles', '', '4.03.02' );" calcext:value-type="string">
            <text:p>(514,1, 'Asignar Útiles', '', <text:s/>'A' , 'Asignar Útiles', '', '4.03.02' );</text:p>
          </table:table-cell>
          <table:table-cell table:number-columns-repeated="4"/>
          <table:table-cell table:formula="of:=IF([.L515] &lt;&gt; &quot;&quot;;[.$P$1] &amp;  [.P515]; &quot;&quot;)" office:value-type="string" office:string-value="INSERT INTO proceso(id_proceso, id_aplicacion, denominacion, ruta_menu, estatus, descripcion, url, jerarquia_menu)VALUES (514,1, 'Asignar Útiles', '',  'A' , 'Asignar Útiles', '', '4.03.02' );" calcext:value-type="string">
            <text:p>INSERT INTO proceso(id_proceso, id_aplicacion, denominacion, ruta_menu, estatus, descripcion, url, jerarquia_menu)VALUES (514,1, 'Asignar Útiles', '', <text:s/>'A' , 'Asignar Útiles', '', '4.03.02' );</text:p>
          </table:table-cell>
          <table:table-cell table:number-columns-repeated="2"/>
          <table:table-cell table:formula="of:==IF([.L515] &lt;&gt; &quot;&quot;;&quot;INSERT INTO perfil_proceso(id_perfil_proceso, id_perfil, id_proceso, priuse) VALUES (&quot; &amp; [.O515] &amp; &quot;, 1, &quot; &amp; [.N515] &amp; &quot;, 'A'::text);&quot;; &quot;&quot;)" office:value-type="string" office:string-value="INSERT INTO perfil_proceso(id_perfil_proceso, id_perfil, id_proceso, priuse) VALUES (514, 1, 514, 'A'::text);" calcext:value-type="string">
            <text:p>INSERT INTO perfil_proceso(id_perfil_proceso, id_perfil, id_proceso, priuse) VALUES (514, 1, 514, 'A'::text);</text:p>
          </table:table-cell>
        </table:table-row>
        <table:table-row table:style-name="ro3">
          <table:table-cell table:formula="of:=[.$A$513]&amp;&quot;.&quot;&amp;[.D516]" office:value-type="string" office:string-value="4.03.03" calcext:value-type="string">
            <text:p>4.03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por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16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515" calcext:value-type="float">
            <text:p>515</text:p>
          </table:table-cell>
          <table:table-cell table:style-name="ce3" table:formula="of:=&quot;(&quot; &amp; [.N516] &amp; &quot;,&quot; &amp; &quot;1&quot; &amp; &quot;, '&quot; &amp; [.L516]  &amp; &quot;', &quot; &amp; &quot;'&quot; &amp; [.H516]  &amp;  &quot;',  'A' , '&quot; &amp; [.L516] &amp;  &quot;', '&quot;&amp;  [.I516]  &amp; &quot;', '&quot; &amp; [.A516] &amp; &quot;' );&quot;" office:value-type="string" office:string-value="(515,1, 'Reportes', '',  'A' , 'Reportes', '', '4.03.03' );" calcext:value-type="string">
            <text:p>(515,1, 'Reportes', '', <text:s/>'A' , 'Reportes', '', '4.03.03' );</text:p>
          </table:table-cell>
          <table:table-cell table:number-columns-repeated="4"/>
          <table:table-cell table:formula="of:=IF([.L516] &lt;&gt; &quot;&quot;;[.$P$1] &amp;  [.P516]; &quot;&quot;)" office:value-type="string" office:string-value="INSERT INTO proceso(id_proceso, id_aplicacion, denominacion, ruta_menu, estatus, descripcion, url, jerarquia_menu)VALUES (515,1, 'Reportes', '',  'A' , 'Reportes', '', '4.03.03' );" calcext:value-type="string">
            <text:p>INSERT INTO proceso(id_proceso, id_aplicacion, denominacion, ruta_menu, estatus, descripcion, url, jerarquia_menu)VALUES (515,1, 'Reportes', '', <text:s/>'A' , 'Reportes', '', '4.03.03' );</text:p>
          </table:table-cell>
          <table:table-cell table:number-columns-repeated="2"/>
          <table:table-cell table:formula="of:==IF([.L516] &lt;&gt; &quot;&quot;;&quot;INSERT INTO perfil_proceso(id_perfil_proceso, id_perfil, id_proceso, priuse) VALUES (&quot; &amp; [.O516] &amp; &quot;, 1, &quot; &amp; [.N516] &amp; &quot;, 'A'::text);&quot;; &quot;&quot;)" office:value-type="string" office:string-value="INSERT INTO perfil_proceso(id_perfil_proceso, id_perfil, id_proceso, priuse) VALUES (515, 1, 515, 'A'::text);" calcext:value-type="string">
            <text:p>INSERT INTO perfil_proceso(id_perfil_proceso, id_perfil, id_proceso, priuse) VALUES (515, 1, 515, 'A'::text);</text:p>
          </table:table-cell>
        </table:table-row>
        <table:table-row table:style-name="ro3">
          <table:table-cell table:formula="of:=[.$A$501]&amp;&quot;.&quot;&amp;[.C517]" office:value-type="string" office:string-value="4.04" calcext:value-type="string">
            <text:p>4.04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Becas a Familiare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17]" office:value-type="string" office:string-value="Becas a Familiares" calcext:value-type="string">
            <text:p>Becas a Familiares</text:p>
          </table:table-cell>
          <table:table-cell/>
          <table:table-cell table:number-columns-repeated="2" office:value-type="float" office:value="516" calcext:value-type="float">
            <text:p>516</text:p>
          </table:table-cell>
          <table:table-cell table:style-name="ce3" table:formula="of:=&quot;(&quot; &amp; [.N517] &amp; &quot;,&quot; &amp; &quot;1&quot; &amp; &quot;, '&quot; &amp; [.L517]  &amp; &quot;', &quot; &amp; &quot;'&quot; &amp; [.H517]  &amp;  &quot;',  'A' , '&quot; &amp; [.L517] &amp;  &quot;', '&quot;&amp;  [.I517]  &amp; &quot;', '&quot; &amp; [.A517] &amp; &quot;' );&quot;" office:value-type="string" office:string-value="(516,1, 'Becas a Familiares', '',  'A' , 'Becas a Familiares', '', '4.04' );" calcext:value-type="string">
            <text:p>(516,1, 'Becas a Familiares', '', <text:s/>'A' , 'Becas a Familiares', '', '4.04' );</text:p>
          </table:table-cell>
          <table:table-cell table:number-columns-repeated="4"/>
          <table:table-cell table:formula="of:=IF([.L517] &lt;&gt; &quot;&quot;;[.$P$1] &amp;  [.P517]; &quot;&quot;)" office:value-type="string" office:string-value="INSERT INTO proceso(id_proceso, id_aplicacion, denominacion, ruta_menu, estatus, descripcion, url, jerarquia_menu)VALUES (516,1, 'Becas a Familiares', '',  'A' , 'Becas a Familiares', '', '4.04' );" calcext:value-type="string">
            <text:p>INSERT INTO proceso(id_proceso, id_aplicacion, denominacion, ruta_menu, estatus, descripcion, url, jerarquia_menu)VALUES (516,1, 'Becas a Familiares', '', <text:s/>'A' , 'Becas a Familiares', '', '4.04' );</text:p>
          </table:table-cell>
          <table:table-cell table:number-columns-repeated="2"/>
          <table:table-cell table:formula="of:==IF([.L517] &lt;&gt; &quot;&quot;;&quot;INSERT INTO perfil_proceso(id_perfil_proceso, id_perfil, id_proceso, priuse) VALUES (&quot; &amp; [.O517] &amp; &quot;, 1, &quot; &amp; [.N517] &amp; &quot;, 'A'::text);&quot;; &quot;&quot;)" office:value-type="string" office:string-value="INSERT INTO perfil_proceso(id_perfil_proceso, id_perfil, id_proceso, priuse) VALUES (516, 1, 516, 'A'::text);" calcext:value-type="string">
            <text:p>INSERT INTO perfil_proceso(id_perfil_proceso, id_perfil, id_proceso, priuse) VALUES (516, 1, 516, 'A'::text);</text:p>
          </table:table-cell>
        </table:table-row>
        <table:table-row table:style-name="ro3">
          <table:table-cell table:formula="of:=[.$A$517]&amp;&quot;.&quot;&amp;[.D518]" office:value-type="string" office:string-value="4.04.01" calcext:value-type="string">
            <text:p>4.04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Niveles Educativ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18]" office:value-type="string" office:string-value="Niveles Educativos" calcext:value-type="string">
            <text:p>Niveles Educativos</text:p>
          </table:table-cell>
          <table:table-cell/>
          <table:table-cell table:number-columns-repeated="2" office:value-type="float" office:value="517" calcext:value-type="float">
            <text:p>517</text:p>
          </table:table-cell>
          <table:table-cell table:style-name="ce3" table:formula="of:=&quot;(&quot; &amp; [.N518] &amp; &quot;,&quot; &amp; &quot;1&quot; &amp; &quot;, '&quot; &amp; [.L518]  &amp; &quot;', &quot; &amp; &quot;'&quot; &amp; [.H518]  &amp;  &quot;',  'A' , '&quot; &amp; [.L518] &amp;  &quot;', '&quot;&amp;  [.I518]  &amp; &quot;', '&quot; &amp; [.A518] &amp; &quot;' );&quot;" office:value-type="string" office:string-value="(517,1, 'Niveles Educativos', '',  'A' , 'Niveles Educativos', '', '4.04.01' );" calcext:value-type="string">
            <text:p>(517,1, 'Niveles Educativos', '', <text:s/>'A' , 'Niveles Educativos', '', '4.04.01' );</text:p>
          </table:table-cell>
          <table:table-cell table:number-columns-repeated="4"/>
          <table:table-cell table:formula="of:=IF([.L518] &lt;&gt; &quot;&quot;;[.$P$1] &amp;  [.P518]; &quot;&quot;)" office:value-type="string" office:string-value="INSERT INTO proceso(id_proceso, id_aplicacion, denominacion, ruta_menu, estatus, descripcion, url, jerarquia_menu)VALUES (517,1, 'Niveles Educativos', '',  'A' , 'Niveles Educativos', '', '4.04.01' );" calcext:value-type="string">
            <text:p>INSERT INTO proceso(id_proceso, id_aplicacion, denominacion, ruta_menu, estatus, descripcion, url, jerarquia_menu)VALUES (517,1, 'Niveles Educativos', '', <text:s/>'A' , 'Niveles Educativos', '', '4.04.01' );</text:p>
          </table:table-cell>
          <table:table-cell table:number-columns-repeated="2"/>
          <table:table-cell table:formula="of:==IF([.L518] &lt;&gt; &quot;&quot;;&quot;INSERT INTO perfil_proceso(id_perfil_proceso, id_perfil, id_proceso, priuse) VALUES (&quot; &amp; [.O518] &amp; &quot;, 1, &quot; &amp; [.N518] &amp; &quot;, 'A'::text);&quot;; &quot;&quot;)" office:value-type="string" office:string-value="INSERT INTO perfil_proceso(id_perfil_proceso, id_perfil, id_proceso, priuse) VALUES (517, 1, 517, 'A'::text);" calcext:value-type="string">
            <text:p>INSERT INTO perfil_proceso(id_perfil_proceso, id_perfil, id_proceso, priuse) VALUES (517, 1, 517, 'A'::text);</text:p>
          </table:table-cell>
        </table:table-row>
        <table:table-row table:style-name="ro3">
          <table:table-cell table:formula="of:=[.$A$517]&amp;&quot;.&quot;&amp;[.D519]" office:value-type="string" office:string-value="4.04.02" calcext:value-type="string">
            <text:p>4.04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arámetros General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19]" office:value-type="string" office:string-value="Parámetros Generales" calcext:value-type="string">
            <text:p>Parámetros Generales</text:p>
          </table:table-cell>
          <table:table-cell/>
          <table:table-cell table:number-columns-repeated="2" office:value-type="float" office:value="518" calcext:value-type="float">
            <text:p>518</text:p>
          </table:table-cell>
          <table:table-cell table:style-name="ce3" table:formula="of:=&quot;(&quot; &amp; [.N519] &amp; &quot;,&quot; &amp; &quot;1&quot; &amp; &quot;, '&quot; &amp; [.L519]  &amp; &quot;', &quot; &amp; &quot;'&quot; &amp; [.H519]  &amp;  &quot;',  'A' , '&quot; &amp; [.L519] &amp;  &quot;', '&quot;&amp;  [.I519]  &amp; &quot;', '&quot; &amp; [.A519] &amp; &quot;' );&quot;" office:value-type="string" office:string-value="(518,1, 'Parámetros Generales', '',  'A' , 'Parámetros Generales', '', '4.04.02' );" calcext:value-type="string">
            <text:p>(518,1, 'Parámetros Generales', '', <text:s/>'A' , 'Parámetros Generales', '', '4.04.02' );</text:p>
          </table:table-cell>
          <table:table-cell table:number-columns-repeated="4"/>
          <table:table-cell table:formula="of:=IF([.L519] &lt;&gt; &quot;&quot;;[.$P$1] &amp;  [.P519]; &quot;&quot;)" office:value-type="string" office:string-value="INSERT INTO proceso(id_proceso, id_aplicacion, denominacion, ruta_menu, estatus, descripcion, url, jerarquia_menu)VALUES (518,1, 'Parámetros Generales', '',  'A' , 'Parámetros Generales', '', '4.04.02' );" calcext:value-type="string">
            <text:p>INSERT INTO proceso(id_proceso, id_aplicacion, denominacion, ruta_menu, estatus, descripcion, url, jerarquia_menu)VALUES (518,1, 'Parámetros Generales', '', <text:s/>'A' , 'Parámetros Generales', '', '4.04.02' );</text:p>
          </table:table-cell>
          <table:table-cell table:number-columns-repeated="2"/>
          <table:table-cell table:formula="of:==IF([.L519] &lt;&gt; &quot;&quot;;&quot;INSERT INTO perfil_proceso(id_perfil_proceso, id_perfil, id_proceso, priuse) VALUES (&quot; &amp; [.O519] &amp; &quot;, 1, &quot; &amp; [.N519] &amp; &quot;, 'A'::text);&quot;; &quot;&quot;)" office:value-type="string" office:string-value="INSERT INTO perfil_proceso(id_perfil_proceso, id_perfil, id_proceso, priuse) VALUES (518, 1, 518, 'A'::text);" calcext:value-type="string">
            <text:p>INSERT INTO perfil_proceso(id_perfil_proceso, id_perfil, id_proceso, priuse) VALUES (518, 1, 518, 'A'::text);</text:p>
          </table:table-cell>
        </table:table-row>
        <table:table-row table:style-name="ro3">
          <table:table-cell table:formula="of:=[.$A$517]&amp;&quot;.&quot;&amp;[.D520]" office:value-type="string" office:string-value="4.04.03" calcext:value-type="string">
            <text:p>4.04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arámetros por Nive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20]" office:value-type="string" office:string-value="Parámetros por Nivel" calcext:value-type="string">
            <text:p>Parámetros por Nivel</text:p>
          </table:table-cell>
          <table:table-cell/>
          <table:table-cell table:number-columns-repeated="2" office:value-type="float" office:value="519" calcext:value-type="float">
            <text:p>519</text:p>
          </table:table-cell>
          <table:table-cell table:style-name="ce3" table:formula="of:=&quot;(&quot; &amp; [.N520] &amp; &quot;,&quot; &amp; &quot;1&quot; &amp; &quot;, '&quot; &amp; [.L520]  &amp; &quot;', &quot; &amp; &quot;'&quot; &amp; [.H520]  &amp;  &quot;',  'A' , '&quot; &amp; [.L520] &amp;  &quot;', '&quot;&amp;  [.I520]  &amp; &quot;', '&quot; &amp; [.A520] &amp; &quot;' );&quot;" office:value-type="string" office:string-value="(519,1, 'Parámetros por Nivel', '',  'A' , 'Parámetros por Nivel', '', '4.04.03' );" calcext:value-type="string">
            <text:p>(519,1, 'Parámetros por Nivel', '', <text:s/>'A' , 'Parámetros por Nivel', '', '4.04.03' );</text:p>
          </table:table-cell>
          <table:table-cell table:number-columns-repeated="4"/>
          <table:table-cell table:formula="of:=IF([.L520] &lt;&gt; &quot;&quot;;[.$P$1] &amp;  [.P520]; &quot;&quot;)" office:value-type="string" office:string-value="INSERT INTO proceso(id_proceso, id_aplicacion, denominacion, ruta_menu, estatus, descripcion, url, jerarquia_menu)VALUES (519,1, 'Parámetros por Nivel', '',  'A' , 'Parámetros por Nivel', '', '4.04.03' );" calcext:value-type="string">
            <text:p>INSERT INTO proceso(id_proceso, id_aplicacion, denominacion, ruta_menu, estatus, descripcion, url, jerarquia_menu)VALUES (519,1, 'Parámetros por Nivel', '', <text:s/>'A' , 'Parámetros por Nivel', '', '4.04.03' );</text:p>
          </table:table-cell>
          <table:table-cell table:number-columns-repeated="2"/>
          <table:table-cell table:formula="of:==IF([.L520] &lt;&gt; &quot;&quot;;&quot;INSERT INTO perfil_proceso(id_perfil_proceso, id_perfil, id_proceso, priuse) VALUES (&quot; &amp; [.O520] &amp; &quot;, 1, &quot; &amp; [.N520] &amp; &quot;, 'A'::text);&quot;; &quot;&quot;)" office:value-type="string" office:string-value="INSERT INTO perfil_proceso(id_perfil_proceso, id_perfil, id_proceso, priuse) VALUES (519, 1, 519, 'A'::text);" calcext:value-type="string">
            <text:p>INSERT INTO perfil_proceso(id_perfil_proceso, id_perfil, id_proceso, priuse) VALUES (519, 1, 519, 'A'::text);</text:p>
          </table:table-cell>
        </table:table-row>
        <table:table-row table:style-name="ro3">
          <table:table-cell table:formula="of:=[.$A$517]&amp;&quot;.&quot;&amp;[.D521]" office:value-type="string" office:string-value="4.04.04" calcext:value-type="string">
            <text:p>4.04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Solicitudes de Bec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21]" office:value-type="string" office:string-value="Solicitudes de Beca" calcext:value-type="string">
            <text:p>Solicitudes de Beca</text:p>
          </table:table-cell>
          <table:table-cell/>
          <table:table-cell table:number-columns-repeated="2" office:value-type="float" office:value="520" calcext:value-type="float">
            <text:p>520</text:p>
          </table:table-cell>
          <table:table-cell table:style-name="ce3" table:formula="of:=&quot;(&quot; &amp; [.N521] &amp; &quot;,&quot; &amp; &quot;1&quot; &amp; &quot;, '&quot; &amp; [.L521]  &amp; &quot;', &quot; &amp; &quot;'&quot; &amp; [.H521]  &amp;  &quot;',  'A' , '&quot; &amp; [.L521] &amp;  &quot;', '&quot;&amp;  [.I521]  &amp; &quot;', '&quot; &amp; [.A521] &amp; &quot;' );&quot;" office:value-type="string" office:string-value="(520,1, 'Solicitudes de Beca', '',  'A' , 'Solicitudes de Beca', '', '4.04.04' );" calcext:value-type="string">
            <text:p>(520,1, 'Solicitudes de Beca', '', <text:s/>'A' , 'Solicitudes de Beca', '', '4.04.04' );</text:p>
          </table:table-cell>
          <table:table-cell table:number-columns-repeated="4"/>
          <table:table-cell table:formula="of:=IF([.L521] &lt;&gt; &quot;&quot;;[.$P$1] &amp;  [.P521]; &quot;&quot;)" office:value-type="string" office:string-value="INSERT INTO proceso(id_proceso, id_aplicacion, denominacion, ruta_menu, estatus, descripcion, url, jerarquia_menu)VALUES (520,1, 'Solicitudes de Beca', '',  'A' , 'Solicitudes de Beca', '', '4.04.04' );" calcext:value-type="string">
            <text:p>INSERT INTO proceso(id_proceso, id_aplicacion, denominacion, ruta_menu, estatus, descripcion, url, jerarquia_menu)VALUES (520,1, 'Solicitudes de Beca', '', <text:s/>'A' , 'Solicitudes de Beca', '', '4.04.04' );</text:p>
          </table:table-cell>
          <table:table-cell table:number-columns-repeated="2"/>
          <table:table-cell table:formula="of:==IF([.L521] &lt;&gt; &quot;&quot;;&quot;INSERT INTO perfil_proceso(id_perfil_proceso, id_perfil, id_proceso, priuse) VALUES (&quot; &amp; [.O521] &amp; &quot;, 1, &quot; &amp; [.N521] &amp; &quot;, 'A'::text);&quot;; &quot;&quot;)" office:value-type="string" office:string-value="INSERT INTO perfil_proceso(id_perfil_proceso, id_perfil, id_proceso, priuse) VALUES (520, 1, 520, 'A'::text);" calcext:value-type="string">
            <text:p>INSERT INTO perfil_proceso(id_perfil_proceso, id_perfil, id_proceso, priuse) VALUES (520, 1, 520, 'A'::text);</text:p>
          </table:table-cell>
        </table:table-row>
        <table:table-row table:style-name="ro3">
          <table:table-cell table:formula="of:=[.$A$517]&amp;&quot;.&quot;&amp;[.D522]" office:value-type="string" office:string-value="4.04.05" calcext:value-type="string">
            <text:p>4.04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Proce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22]" office:value-type="string" office:string-value="Procesos" calcext:value-type="string">
            <text:p>Procesos</text:p>
          </table:table-cell>
          <table:table-cell/>
          <table:table-cell table:number-columns-repeated="2" office:value-type="float" office:value="521" calcext:value-type="float">
            <text:p>521</text:p>
          </table:table-cell>
          <table:table-cell table:style-name="ce3" table:formula="of:=&quot;(&quot; &amp; [.N522] &amp; &quot;,&quot; &amp; &quot;1&quot; &amp; &quot;, '&quot; &amp; [.L522]  &amp; &quot;', &quot; &amp; &quot;'&quot; &amp; [.H522]  &amp;  &quot;',  'A' , '&quot; &amp; [.L522] &amp;  &quot;', '&quot;&amp;  [.I522]  &amp; &quot;', '&quot; &amp; [.A522] &amp; &quot;' );&quot;" office:value-type="string" office:string-value="(521,1, 'Procesos', '',  'A' , 'Procesos', '', '4.04.05' );" calcext:value-type="string">
            <text:p>(521,1, 'Procesos', '', <text:s/>'A' , 'Procesos', '', '4.04.05' );</text:p>
          </table:table-cell>
          <table:table-cell table:number-columns-repeated="4"/>
          <table:table-cell table:formula="of:=IF([.L522] &lt;&gt; &quot;&quot;;[.$P$1] &amp;  [.P522]; &quot;&quot;)" office:value-type="string" office:string-value="INSERT INTO proceso(id_proceso, id_aplicacion, denominacion, ruta_menu, estatus, descripcion, url, jerarquia_menu)VALUES (521,1, 'Procesos', '',  'A' , 'Procesos', '', '4.04.05' );" calcext:value-type="string">
            <text:p>INSERT INTO proceso(id_proceso, id_aplicacion, denominacion, ruta_menu, estatus, descripcion, url, jerarquia_menu)VALUES (521,1, 'Procesos', '', <text:s/>'A' , 'Procesos', '', '4.04.05' );</text:p>
          </table:table-cell>
          <table:table-cell table:number-columns-repeated="2"/>
          <table:table-cell table:formula="of:==IF([.L522] &lt;&gt; &quot;&quot;;&quot;INSERT INTO perfil_proceso(id_perfil_proceso, id_perfil, id_proceso, priuse) VALUES (&quot; &amp; [.O522] &amp; &quot;, 1, &quot; &amp; [.N522] &amp; &quot;, 'A'::text);&quot;; &quot;&quot;)" office:value-type="string" office:string-value="INSERT INTO perfil_proceso(id_perfil_proceso, id_perfil, id_proceso, priuse) VALUES (521, 1, 521, 'A'::text);" calcext:value-type="string">
            <text:p>INSERT INTO perfil_proceso(id_perfil_proceso, id_perfil, id_proceso, priuse) VALUES (521, 1, 521, 'A'::text);</text:p>
          </table:table-cell>
        </table:table-row>
        <table:table-row table:style-name="ro3">
          <table:table-cell table:formula="of:=[.$A$522]&amp;&quot;.&quot;&amp;[.E523]" office:value-type="string" office:string-value="4.04.05.01" calcext:value-type="string">
            <text:p>4.04.05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Aprobar Solicitud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23]" office:value-type="string" office:string-value="Aprobar Solicitudes" calcext:value-type="string">
            <text:p>Aprobar Solicitudes</text:p>
          </table:table-cell>
          <table:table-cell/>
          <table:table-cell table:number-columns-repeated="2" office:value-type="float" office:value="522" calcext:value-type="float">
            <text:p>522</text:p>
          </table:table-cell>
          <table:table-cell table:style-name="ce3" table:formula="of:=&quot;(&quot; &amp; [.N523] &amp; &quot;,&quot; &amp; &quot;1&quot; &amp; &quot;, '&quot; &amp; [.L523]  &amp; &quot;', &quot; &amp; &quot;'&quot; &amp; [.H523]  &amp;  &quot;',  'A' , '&quot; &amp; [.L523] &amp;  &quot;', '&quot;&amp;  [.I523]  &amp; &quot;', '&quot; &amp; [.A523] &amp; &quot;' );&quot;" office:value-type="string" office:string-value="(522,1, 'Aprobar Solicitudes', '',  'A' , 'Aprobar Solicitudes', '', '4.04.05.01' );" calcext:value-type="string">
            <text:p>(522,1, 'Aprobar Solicitudes', '', <text:s/>'A' , 'Aprobar Solicitudes', '', '4.04.05.01' );</text:p>
          </table:table-cell>
          <table:table-cell table:number-columns-repeated="4"/>
          <table:table-cell table:formula="of:=IF([.L523] &lt;&gt; &quot;&quot;;[.$P$1] &amp;  [.P523]; &quot;&quot;)" office:value-type="string" office:string-value="INSERT INTO proceso(id_proceso, id_aplicacion, denominacion, ruta_menu, estatus, descripcion, url, jerarquia_menu)VALUES (522,1, 'Aprobar Solicitudes', '',  'A' , 'Aprobar Solicitudes', '', '4.04.05.01' );" calcext:value-type="string">
            <text:p>INSERT INTO proceso(id_proceso, id_aplicacion, denominacion, ruta_menu, estatus, descripcion, url, jerarquia_menu)VALUES (522,1, 'Aprobar Solicitudes', '', <text:s/>'A' , 'Aprobar Solicitudes', '', '4.04.05.01' );</text:p>
          </table:table-cell>
          <table:table-cell table:number-columns-repeated="2"/>
          <table:table-cell table:formula="of:==IF([.L523] &lt;&gt; &quot;&quot;;&quot;INSERT INTO perfil_proceso(id_perfil_proceso, id_perfil, id_proceso, priuse) VALUES (&quot; &amp; [.O523] &amp; &quot;, 1, &quot; &amp; [.N523] &amp; &quot;, 'A'::text);&quot;; &quot;&quot;)" office:value-type="string" office:string-value="INSERT INTO perfil_proceso(id_perfil_proceso, id_perfil, id_proceso, priuse) VALUES (522, 1, 522, 'A'::text);" calcext:value-type="string">
            <text:p>INSERT INTO perfil_proceso(id_perfil_proceso, id_perfil, id_proceso, priuse) VALUES (522, 1, 522, 'A'::text);</text:p>
          </table:table-cell>
        </table:table-row>
        <table:table-row table:style-name="ro3">
          <table:table-cell table:formula="of:=[.$A$522]&amp;&quot;.&quot;&amp;[.E524]" office:value-type="string" office:string-value="4.04.05.02" calcext:value-type="string">
            <text:p>4.04.05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Generar Pag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24]" office:value-type="string" office:string-value="Generar Pagos" calcext:value-type="string">
            <text:p>Generar Pagos</text:p>
          </table:table-cell>
          <table:table-cell/>
          <table:table-cell table:number-columns-repeated="2" office:value-type="float" office:value="523" calcext:value-type="float">
            <text:p>523</text:p>
          </table:table-cell>
          <table:table-cell table:style-name="ce3" table:formula="of:=&quot;(&quot; &amp; [.N524] &amp; &quot;,&quot; &amp; &quot;1&quot; &amp; &quot;, '&quot; &amp; [.L524]  &amp; &quot;', &quot; &amp; &quot;'&quot; &amp; [.H524]  &amp;  &quot;',  'A' , '&quot; &amp; [.L524] &amp;  &quot;', '&quot;&amp;  [.I524]  &amp; &quot;', '&quot; &amp; [.A524] &amp; &quot;' );&quot;" office:value-type="string" office:string-value="(523,1, 'Generar Pagos', '',  'A' , 'Generar Pagos', '', '4.04.05.02' );" calcext:value-type="string">
            <text:p>(523,1, 'Generar Pagos', '', <text:s/>'A' , 'Generar Pagos', '', '4.04.05.02' );</text:p>
          </table:table-cell>
          <table:table-cell table:number-columns-repeated="4"/>
          <table:table-cell table:formula="of:=IF([.L524] &lt;&gt; &quot;&quot;;[.$P$1] &amp;  [.P524]; &quot;&quot;)" office:value-type="string" office:string-value="INSERT INTO proceso(id_proceso, id_aplicacion, denominacion, ruta_menu, estatus, descripcion, url, jerarquia_menu)VALUES (523,1, 'Generar Pagos', '',  'A' , 'Generar Pagos', '', '4.04.05.02' );" calcext:value-type="string">
            <text:p>INSERT INTO proceso(id_proceso, id_aplicacion, denominacion, ruta_menu, estatus, descripcion, url, jerarquia_menu)VALUES (523,1, 'Generar Pagos', '', <text:s/>'A' , 'Generar Pagos', '', '4.04.05.02' );</text:p>
          </table:table-cell>
          <table:table-cell table:number-columns-repeated="2"/>
          <table:table-cell table:formula="of:==IF([.L524] &lt;&gt; &quot;&quot;;&quot;INSERT INTO perfil_proceso(id_perfil_proceso, id_perfil, id_proceso, priuse) VALUES (&quot; &amp; [.O524] &amp; &quot;, 1, &quot; &amp; [.N524] &amp; &quot;, 'A'::text);&quot;; &quot;&quot;)" office:value-type="string" office:string-value="INSERT INTO perfil_proceso(id_perfil_proceso, id_perfil, id_proceso, priuse) VALUES (523, 1, 523, 'A'::text);" calcext:value-type="string">
            <text:p>INSERT INTO perfil_proceso(id_perfil_proceso, id_perfil, id_proceso, priuse) VALUES (523, 1, 523, 'A'::text);</text:p>
          </table:table-cell>
        </table:table-row>
        <table:table-row table:style-name="ro3">
          <table:table-cell table:formula="of:=[.$A$522]&amp;&quot;.&quot;&amp;[.E525]" office:value-type="string" office:string-value="4.04.05.03" calcext:value-type="string">
            <text:p>4.04.05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Nuevo Año Escol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25]" office:value-type="string" office:string-value="Nuevo Año Escolar" calcext:value-type="string">
            <text:p>Nuevo Año Escolar</text:p>
          </table:table-cell>
          <table:table-cell/>
          <table:table-cell table:number-columns-repeated="2" office:value-type="float" office:value="524" calcext:value-type="float">
            <text:p>524</text:p>
          </table:table-cell>
          <table:table-cell table:style-name="ce3" table:formula="of:=&quot;(&quot; &amp; [.N525] &amp; &quot;,&quot; &amp; &quot;1&quot; &amp; &quot;, '&quot; &amp; [.L525]  &amp; &quot;', &quot; &amp; &quot;'&quot; &amp; [.H525]  &amp;  &quot;',  'A' , '&quot; &amp; [.L525] &amp;  &quot;', '&quot;&amp;  [.I525]  &amp; &quot;', '&quot; &amp; [.A525] &amp; &quot;' );&quot;" office:value-type="string" office:string-value="(524,1, 'Nuevo Año Escolar', '',  'A' , 'Nuevo Año Escolar', '', '4.04.05.03' );" calcext:value-type="string">
            <text:p>(524,1, 'Nuevo Año Escolar', '', <text:s/>'A' , 'Nuevo Año Escolar', '', '4.04.05.03' );</text:p>
          </table:table-cell>
          <table:table-cell table:number-columns-repeated="4"/>
          <table:table-cell table:formula="of:=IF([.L525] &lt;&gt; &quot;&quot;;[.$P$1] &amp;  [.P525]; &quot;&quot;)" office:value-type="string" office:string-value="INSERT INTO proceso(id_proceso, id_aplicacion, denominacion, ruta_menu, estatus, descripcion, url, jerarquia_menu)VALUES (524,1, 'Nuevo Año Escolar', '',  'A' , 'Nuevo Año Escolar', '', '4.04.05.03' );" calcext:value-type="string">
            <text:p>INSERT INTO proceso(id_proceso, id_aplicacion, denominacion, ruta_menu, estatus, descripcion, url, jerarquia_menu)VALUES (524,1, 'Nuevo Año Escolar', '', <text:s/>'A' , 'Nuevo Año Escolar', '', '4.04.05.03' );</text:p>
          </table:table-cell>
          <table:table-cell table:number-columns-repeated="2"/>
          <table:table-cell table:formula="of:==IF([.L525] &lt;&gt; &quot;&quot;;&quot;INSERT INTO perfil_proceso(id_perfil_proceso, id_perfil, id_proceso, priuse) VALUES (&quot; &amp; [.O525] &amp; &quot;, 1, &quot; &amp; [.N525] &amp; &quot;, 'A'::text);&quot;; &quot;&quot;)" office:value-type="string" office:string-value="INSERT INTO perfil_proceso(id_perfil_proceso, id_perfil, id_proceso, priuse) VALUES (524, 1, 524, 'A'::text);" calcext:value-type="string">
            <text:p>INSERT INTO perfil_proceso(id_perfil_proceso, id_perfil, id_proceso, priuse) VALUES (524, 1, 524, 'A'::text);</text:p>
          </table:table-cell>
        </table:table-row>
        <table:table-row table:style-name="ro3">
          <table:table-cell table:formula="of:=[.$A$517]&amp;&quot;.&quot;&amp;[.D526]" office:value-type="string" office:string-value="4.04.06" calcext:value-type="string">
            <text:p>4.04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por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26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525" calcext:value-type="float">
            <text:p>525</text:p>
          </table:table-cell>
          <table:table-cell table:style-name="ce3" table:formula="of:=&quot;(&quot; &amp; [.N526] &amp; &quot;,&quot; &amp; &quot;1&quot; &amp; &quot;, '&quot; &amp; [.L526]  &amp; &quot;', &quot; &amp; &quot;'&quot; &amp; [.H526]  &amp;  &quot;',  'A' , '&quot; &amp; [.L526] &amp;  &quot;', '&quot;&amp;  [.I526]  &amp; &quot;', '&quot; &amp; [.A526] &amp; &quot;' );&quot;" office:value-type="string" office:string-value="(525,1, 'Reportes', '',  'A' , 'Reportes', '', '4.04.06' );" calcext:value-type="string">
            <text:p>(525,1, 'Reportes', '', <text:s/>'A' , 'Reportes', '', '4.04.06' );</text:p>
          </table:table-cell>
          <table:table-cell table:number-columns-repeated="4"/>
          <table:table-cell table:formula="of:=IF([.L526] &lt;&gt; &quot;&quot;;[.$P$1] &amp;  [.P526]; &quot;&quot;)" office:value-type="string" office:string-value="INSERT INTO proceso(id_proceso, id_aplicacion, denominacion, ruta_menu, estatus, descripcion, url, jerarquia_menu)VALUES (525,1, 'Reportes', '',  'A' , 'Reportes', '', '4.04.06' );" calcext:value-type="string">
            <text:p>INSERT INTO proceso(id_proceso, id_aplicacion, denominacion, ruta_menu, estatus, descripcion, url, jerarquia_menu)VALUES (525,1, 'Reportes', '', <text:s/>'A' , 'Reportes', '', '4.04.06' );</text:p>
          </table:table-cell>
          <table:table-cell table:number-columns-repeated="2"/>
          <table:table-cell table:formula="of:==IF([.L526] &lt;&gt; &quot;&quot;;&quot;INSERT INTO perfil_proceso(id_perfil_proceso, id_perfil, id_proceso, priuse) VALUES (&quot; &amp; [.O526] &amp; &quot;, 1, &quot; &amp; [.N526] &amp; &quot;, 'A'::text);&quot;; &quot;&quot;)" office:value-type="string" office:string-value="INSERT INTO perfil_proceso(id_perfil_proceso, id_perfil, id_proceso, priuse) VALUES (525, 1, 525, 'A'::text);" calcext:value-type="string">
            <text:p>INSERT INTO perfil_proceso(id_perfil_proceso, id_perfil, id_proceso, priuse) VALUES (525, 1, 525, 'A'::text);</text:p>
          </table:table-cell>
        </table:table-row>
        <table:table-row table:style-name="ro3">
          <table:table-cell table:formula="of:=[.$A$526]&amp;&quot;.&quot;&amp;[.E527]" office:value-type="string" office:string-value="4.04.06.01" calcext:value-type="string">
            <text:p>4.04.06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porte Solicitudes de Beca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27]" office:value-type="string" office:string-value="Reporte Solicitudes de Becas" calcext:value-type="string">
            <text:p>Reporte Solicitudes de Becas</text:p>
          </table:table-cell>
          <table:table-cell/>
          <table:table-cell table:number-columns-repeated="2" office:value-type="float" office:value="526" calcext:value-type="float">
            <text:p>526</text:p>
          </table:table-cell>
          <table:table-cell table:style-name="ce3" table:formula="of:=&quot;(&quot; &amp; [.N527] &amp; &quot;,&quot; &amp; &quot;1&quot; &amp; &quot;, '&quot; &amp; [.L527]  &amp; &quot;', &quot; &amp; &quot;'&quot; &amp; [.H527]  &amp;  &quot;',  'A' , '&quot; &amp; [.L527] &amp;  &quot;', '&quot;&amp;  [.I527]  &amp; &quot;', '&quot; &amp; [.A527] &amp; &quot;' );&quot;" office:value-type="string" office:string-value="(526,1, 'Reporte Solicitudes de Becas', '',  'A' , 'Reporte Solicitudes de Becas', '', '4.04.06.01' );" calcext:value-type="string">
            <text:p>(526,1, 'Reporte Solicitudes de Becas', '', <text:s/>'A' , 'Reporte Solicitudes de Becas', '', '4.04.06.01' );</text:p>
          </table:table-cell>
          <table:table-cell table:number-columns-repeated="4"/>
          <table:table-cell table:formula="of:=IF([.L527] &lt;&gt; &quot;&quot;;[.$P$1] &amp;  [.P527]; &quot;&quot;)" office:value-type="string" office:string-value="INSERT INTO proceso(id_proceso, id_aplicacion, denominacion, ruta_menu, estatus, descripcion, url, jerarquia_menu)VALUES (526,1, 'Reporte Solicitudes de Becas', '',  'A' , 'Reporte Solicitudes de Becas', '', '4.04.06.01' );" calcext:value-type="string">
            <text:p>INSERT INTO proceso(id_proceso, id_aplicacion, denominacion, ruta_menu, estatus, descripcion, url, jerarquia_menu)VALUES (526,1, 'Reporte Solicitudes de Becas', '', <text:s/>'A' , 'Reporte Solicitudes de Becas', '', '4.04.06.01' );</text:p>
          </table:table-cell>
          <table:table-cell table:number-columns-repeated="2"/>
          <table:table-cell table:formula="of:==IF([.L527] &lt;&gt; &quot;&quot;;&quot;INSERT INTO perfil_proceso(id_perfil_proceso, id_perfil, id_proceso, priuse) VALUES (&quot; &amp; [.O527] &amp; &quot;, 1, &quot; &amp; [.N527] &amp; &quot;, 'A'::text);&quot;; &quot;&quot;)" office:value-type="string" office:string-value="INSERT INTO perfil_proceso(id_perfil_proceso, id_perfil, id_proceso, priuse) VALUES (526, 1, 526, 'A'::text);" calcext:value-type="string">
            <text:p>INSERT INTO perfil_proceso(id_perfil_proceso, id_perfil, id_proceso, priuse) VALUES (526, 1, 526, 'A'::text);</text:p>
          </table:table-cell>
        </table:table-row>
        <table:table-row table:style-name="ro3">
          <table:table-cell table:formula="of:=[.$A$526]&amp;&quot;.&quot;&amp;[.E528]" office:value-type="string" office:string-value="4.04.06.02" calcext:value-type="string">
            <text:p>4.04.06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 Becas Aprobada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28]" office:value-type="string" office:string-value="Reporte Becas Aprobadas" calcext:value-type="string">
            <text:p>Reporte Becas Aprobadas</text:p>
          </table:table-cell>
          <table:table-cell/>
          <table:table-cell table:number-columns-repeated="2" office:value-type="float" office:value="527" calcext:value-type="float">
            <text:p>527</text:p>
          </table:table-cell>
          <table:table-cell table:style-name="ce3" table:formula="of:=&quot;(&quot; &amp; [.N528] &amp; &quot;,&quot; &amp; &quot;1&quot; &amp; &quot;, '&quot; &amp; [.L528]  &amp; &quot;', &quot; &amp; &quot;'&quot; &amp; [.H528]  &amp;  &quot;',  'A' , '&quot; &amp; [.L528] &amp;  &quot;', '&quot;&amp;  [.I528]  &amp; &quot;', '&quot; &amp; [.A528] &amp; &quot;' );&quot;" office:value-type="string" office:string-value="(527,1, 'Reporte Becas Aprobadas', '',  'A' , 'Reporte Becas Aprobadas', '', '4.04.06.02' );" calcext:value-type="string">
            <text:p>(527,1, 'Reporte Becas Aprobadas', '', <text:s/>'A' , 'Reporte Becas Aprobadas', '', '4.04.06.02' );</text:p>
          </table:table-cell>
          <table:table-cell table:number-columns-repeated="4"/>
          <table:table-cell table:formula="of:=IF([.L528] &lt;&gt; &quot;&quot;;[.$P$1] &amp;  [.P528]; &quot;&quot;)" office:value-type="string" office:string-value="INSERT INTO proceso(id_proceso, id_aplicacion, denominacion, ruta_menu, estatus, descripcion, url, jerarquia_menu)VALUES (527,1, 'Reporte Becas Aprobadas', '',  'A' , 'Reporte Becas Aprobadas', '', '4.04.06.02' );" calcext:value-type="string">
            <text:p>INSERT INTO proceso(id_proceso, id_aplicacion, denominacion, ruta_menu, estatus, descripcion, url, jerarquia_menu)VALUES (527,1, 'Reporte Becas Aprobadas', '', <text:s/>'A' , 'Reporte Becas Aprobadas', '', '4.04.06.02' );</text:p>
          </table:table-cell>
          <table:table-cell table:number-columns-repeated="2"/>
          <table:table-cell table:formula="of:==IF([.L528] &lt;&gt; &quot;&quot;;&quot;INSERT INTO perfil_proceso(id_perfil_proceso, id_perfil, id_proceso, priuse) VALUES (&quot; &amp; [.O528] &amp; &quot;, 1, &quot; &amp; [.N528] &amp; &quot;, 'A'::text);&quot;; &quot;&quot;)" office:value-type="string" office:string-value="INSERT INTO perfil_proceso(id_perfil_proceso, id_perfil, id_proceso, priuse) VALUES (527, 1, 527, 'A'::text);" calcext:value-type="string">
            <text:p>INSERT INTO perfil_proceso(id_perfil_proceso, id_perfil, id_proceso, priuse) VALUES (527, 1, 527, 'A'::text);</text:p>
          </table:table-cell>
        </table:table-row>
        <table:table-row table:style-name="ro3">
          <table:table-cell table:formula="of:=[.$A$526]&amp;&quot;.&quot;&amp;[.E529]" office:value-type="string" office:string-value="4.04.06.03" calcext:value-type="string">
            <text:p>4.04.06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porte Becas Rechazada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29]" office:value-type="string" office:string-value="Reporte Becas Rechazadas" calcext:value-type="string">
            <text:p>Reporte Becas Rechazadas</text:p>
          </table:table-cell>
          <table:table-cell/>
          <table:table-cell table:number-columns-repeated="2" office:value-type="float" office:value="528" calcext:value-type="float">
            <text:p>528</text:p>
          </table:table-cell>
          <table:table-cell table:style-name="ce3" table:formula="of:=&quot;(&quot; &amp; [.N529] &amp; &quot;,&quot; &amp; &quot;1&quot; &amp; &quot;, '&quot; &amp; [.L529]  &amp; &quot;', &quot; &amp; &quot;'&quot; &amp; [.H529]  &amp;  &quot;',  'A' , '&quot; &amp; [.L529] &amp;  &quot;', '&quot;&amp;  [.I529]  &amp; &quot;', '&quot; &amp; [.A529] &amp; &quot;' );&quot;" office:value-type="string" office:string-value="(528,1, 'Reporte Becas Rechazadas', '',  'A' , 'Reporte Becas Rechazadas', '', '4.04.06.03' );" calcext:value-type="string">
            <text:p>(528,1, 'Reporte Becas Rechazadas', '', <text:s/>'A' , 'Reporte Becas Rechazadas', '', '4.04.06.03' );</text:p>
          </table:table-cell>
          <table:table-cell table:number-columns-repeated="4"/>
          <table:table-cell table:formula="of:=IF([.L529] &lt;&gt; &quot;&quot;;[.$P$1] &amp;  [.P529]; &quot;&quot;)" office:value-type="string" office:string-value="INSERT INTO proceso(id_proceso, id_aplicacion, denominacion, ruta_menu, estatus, descripcion, url, jerarquia_menu)VALUES (528,1, 'Reporte Becas Rechazadas', '',  'A' , 'Reporte Becas Rechazadas', '', '4.04.06.03' );" calcext:value-type="string">
            <text:p>INSERT INTO proceso(id_proceso, id_aplicacion, denominacion, ruta_menu, estatus, descripcion, url, jerarquia_menu)VALUES (528,1, 'Reporte Becas Rechazadas', '', <text:s/>'A' , 'Reporte Becas Rechazadas', '', '4.04.06.03' );</text:p>
          </table:table-cell>
          <table:table-cell table:number-columns-repeated="2"/>
          <table:table-cell table:formula="of:==IF([.L529] &lt;&gt; &quot;&quot;;&quot;INSERT INTO perfil_proceso(id_perfil_proceso, id_perfil, id_proceso, priuse) VALUES (&quot; &amp; [.O529] &amp; &quot;, 1, &quot; &amp; [.N529] &amp; &quot;, 'A'::text);&quot;; &quot;&quot;)" office:value-type="string" office:string-value="INSERT INTO perfil_proceso(id_perfil_proceso, id_perfil, id_proceso, priuse) VALUES (528, 1, 528, 'A'::text);" calcext:value-type="string">
            <text:p>INSERT INTO perfil_proceso(id_perfil_proceso, id_perfil, id_proceso, priuse) VALUES (528, 1, 528, 'A'::text);</text:p>
          </table:table-cell>
        </table:table-row>
        <table:table-row table:style-name="ro3">
          <table:table-cell table:formula="of:=[.$A$526]&amp;&quot;.&quot;&amp;[.E530]" office:value-type="string" office:string-value="4.04.06.04" calcext:value-type="string">
            <text:p>4.04.06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Reporte Becas por Nive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30]" office:value-type="string" office:string-value="Reporte Becas por Nivel" calcext:value-type="string">
            <text:p>Reporte Becas por Nivel</text:p>
          </table:table-cell>
          <table:table-cell/>
          <table:table-cell table:number-columns-repeated="2" office:value-type="float" office:value="529" calcext:value-type="float">
            <text:p>529</text:p>
          </table:table-cell>
          <table:table-cell table:style-name="ce3" table:formula="of:=&quot;(&quot; &amp; [.N530] &amp; &quot;,&quot; &amp; &quot;1&quot; &amp; &quot;, '&quot; &amp; [.L530]  &amp; &quot;', &quot; &amp; &quot;'&quot; &amp; [.H530]  &amp;  &quot;',  'A' , '&quot; &amp; [.L530] &amp;  &quot;', '&quot;&amp;  [.I530]  &amp; &quot;', '&quot; &amp; [.A530] &amp; &quot;' );&quot;" office:value-type="string" office:string-value="(529,1, 'Reporte Becas por Nivel', '',  'A' , 'Reporte Becas por Nivel', '', '4.04.06.04' );" calcext:value-type="string">
            <text:p>(529,1, 'Reporte Becas por Nivel', '', <text:s/>'A' , 'Reporte Becas por Nivel', '', '4.04.06.04' );</text:p>
          </table:table-cell>
          <table:table-cell table:number-columns-repeated="4"/>
          <table:table-cell table:formula="of:=IF([.L530] &lt;&gt; &quot;&quot;;[.$P$1] &amp;  [.P530]; &quot;&quot;)" office:value-type="string" office:string-value="INSERT INTO proceso(id_proceso, id_aplicacion, denominacion, ruta_menu, estatus, descripcion, url, jerarquia_menu)VALUES (529,1, 'Reporte Becas por Nivel', '',  'A' , 'Reporte Becas por Nivel', '', '4.04.06.04' );" calcext:value-type="string">
            <text:p>INSERT INTO proceso(id_proceso, id_aplicacion, denominacion, ruta_menu, estatus, descripcion, url, jerarquia_menu)VALUES (529,1, 'Reporte Becas por Nivel', '', <text:s/>'A' , 'Reporte Becas por Nivel', '', '4.04.06.04' );</text:p>
          </table:table-cell>
          <table:table-cell table:number-columns-repeated="2"/>
          <table:table-cell table:formula="of:==IF([.L530] &lt;&gt; &quot;&quot;;&quot;INSERT INTO perfil_proceso(id_perfil_proceso, id_perfil, id_proceso, priuse) VALUES (&quot; &amp; [.O530] &amp; &quot;, 1, &quot; &amp; [.N530] &amp; &quot;, 'A'::text);&quot;; &quot;&quot;)" office:value-type="string" office:string-value="INSERT INTO perfil_proceso(id_perfil_proceso, id_perfil, id_proceso, priuse) VALUES (529, 1, 529, 'A'::text);" calcext:value-type="string">
            <text:p>INSERT INTO perfil_proceso(id_perfil_proceso, id_perfil, id_proceso, priuse) VALUES (529, 1, 529, 'A'::text);</text:p>
          </table:table-cell>
        </table:table-row>
        <table:table-row table:style-name="ro3">
          <table:table-cell table:formula="of:=[.$A$501]&amp;&quot;.&quot;&amp;[.C531]" office:value-type="string" office:string-value="4.05" calcext:value-type="string">
            <text:p>4.05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Centro Educación Inicia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31]" office:value-type="string" office:string-value="Centro Educación Inicial" calcext:value-type="string">
            <text:p>Centro Educación Inicial</text:p>
          </table:table-cell>
          <table:table-cell/>
          <table:table-cell table:number-columns-repeated="2" office:value-type="float" office:value="530" calcext:value-type="float">
            <text:p>530</text:p>
          </table:table-cell>
          <table:table-cell table:style-name="ce3" table:formula="of:=&quot;(&quot; &amp; [.N531] &amp; &quot;,&quot; &amp; &quot;1&quot; &amp; &quot;, '&quot; &amp; [.L531]  &amp; &quot;', &quot; &amp; &quot;'&quot; &amp; [.H531]  &amp;  &quot;',  'A' , '&quot; &amp; [.L531] &amp;  &quot;', '&quot;&amp;  [.I531]  &amp; &quot;', '&quot; &amp; [.A531] &amp; &quot;' );&quot;" office:value-type="string" office:string-value="(530,1, 'Centro Educación Inicial', '',  'A' , 'Centro Educación Inicial', '', '4.05' );" calcext:value-type="string">
            <text:p>(530,1, 'Centro Educación Inicial', '', <text:s/>'A' , 'Centro Educación Inicial', '', '4.05' );</text:p>
          </table:table-cell>
          <table:table-cell table:number-columns-repeated="4"/>
          <table:table-cell table:formula="of:=IF([.L531] &lt;&gt; &quot;&quot;;[.$P$1] &amp;  [.P531]; &quot;&quot;)" office:value-type="string" office:string-value="INSERT INTO proceso(id_proceso, id_aplicacion, denominacion, ruta_menu, estatus, descripcion, url, jerarquia_menu)VALUES (530,1, 'Centro Educación Inicial', '',  'A' , 'Centro Educación Inicial', '', '4.05' );" calcext:value-type="string">
            <text:p>INSERT INTO proceso(id_proceso, id_aplicacion, denominacion, ruta_menu, estatus, descripcion, url, jerarquia_menu)VALUES (530,1, 'Centro Educación Inicial', '', <text:s/>'A' , 'Centro Educación Inicial', '', '4.05' );</text:p>
          </table:table-cell>
          <table:table-cell table:number-columns-repeated="2"/>
          <table:table-cell table:formula="of:==IF([.L531] &lt;&gt; &quot;&quot;;&quot;INSERT INTO perfil_proceso(id_perfil_proceso, id_perfil, id_proceso, priuse) VALUES (&quot; &amp; [.O531] &amp; &quot;, 1, &quot; &amp; [.N531] &amp; &quot;, 'A'::text);&quot;; &quot;&quot;)" office:value-type="string" office:string-value="INSERT INTO perfil_proceso(id_perfil_proceso, id_perfil, id_proceso, priuse) VALUES (530, 1, 530, 'A'::text);" calcext:value-type="string">
            <text:p>INSERT INTO perfil_proceso(id_perfil_proceso, id_perfil, id_proceso, priuse) VALUES (530, 1, 530, 'A'::text);</text:p>
          </table:table-cell>
        </table:table-row>
        <table:table-row table:style-name="ro3">
          <table:table-cell table:formula="of:=[.$A$531]&amp;&quot;.&quot;&amp;[.D532]" office:value-type="string" office:string-value="4.05.01" calcext:value-type="string">
            <text:p>4.05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Parámetr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32]" office:value-type="string" office:string-value="Parámetros" calcext:value-type="string">
            <text:p>Parámetros</text:p>
          </table:table-cell>
          <table:table-cell/>
          <table:table-cell table:number-columns-repeated="2" office:value-type="float" office:value="531" calcext:value-type="float">
            <text:p>531</text:p>
          </table:table-cell>
          <table:table-cell table:style-name="ce3" table:formula="of:=&quot;(&quot; &amp; [.N532] &amp; &quot;,&quot; &amp; &quot;1&quot; &amp; &quot;, '&quot; &amp; [.L532]  &amp; &quot;', &quot; &amp; &quot;'&quot; &amp; [.H532]  &amp;  &quot;',  'A' , '&quot; &amp; [.L532] &amp;  &quot;', '&quot;&amp;  [.I532]  &amp; &quot;', '&quot; &amp; [.A532] &amp; &quot;' );&quot;" office:value-type="string" office:string-value="(531,1, 'Parámetros', '',  'A' , 'Parámetros', '', '4.05.01' );" calcext:value-type="string">
            <text:p>(531,1, 'Parámetros', '', <text:s/>'A' , 'Parámetros', '', '4.05.01' );</text:p>
          </table:table-cell>
          <table:table-cell table:number-columns-repeated="4"/>
          <table:table-cell table:formula="of:=IF([.L532] &lt;&gt; &quot;&quot;;[.$P$1] &amp;  [.P532]; &quot;&quot;)" office:value-type="string" office:string-value="INSERT INTO proceso(id_proceso, id_aplicacion, denominacion, ruta_menu, estatus, descripcion, url, jerarquia_menu)VALUES (531,1, 'Parámetros', '',  'A' , 'Parámetros', '', '4.05.01' );" calcext:value-type="string">
            <text:p>INSERT INTO proceso(id_proceso, id_aplicacion, denominacion, ruta_menu, estatus, descripcion, url, jerarquia_menu)VALUES (531,1, 'Parámetros', '', <text:s/>'A' , 'Parámetros', '', '4.05.01' );</text:p>
          </table:table-cell>
          <table:table-cell table:number-columns-repeated="2"/>
          <table:table-cell table:formula="of:==IF([.L532] &lt;&gt; &quot;&quot;;&quot;INSERT INTO perfil_proceso(id_perfil_proceso, id_perfil, id_proceso, priuse) VALUES (&quot; &amp; [.O532] &amp; &quot;, 1, &quot; &amp; [.N532] &amp; &quot;, 'A'::text);&quot;; &quot;&quot;)" office:value-type="string" office:string-value="INSERT INTO perfil_proceso(id_perfil_proceso, id_perfil, id_proceso, priuse) VALUES (531, 1, 531, 'A'::text);" calcext:value-type="string">
            <text:p>INSERT INTO perfil_proceso(id_perfil_proceso, id_perfil, id_proceso, priuse) VALUES (531, 1, 531, 'A'::text);</text:p>
          </table:table-cell>
        </table:table-row>
        <table:table-row table:style-name="ro3">
          <table:table-cell table:formula="of:=[.$A$531]&amp;&quot;.&quot;&amp;[.D533]" office:value-type="string" office:string-value="4.05.02" calcext:value-type="string">
            <text:p>4.05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entro Educación Inici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33]" office:value-type="string" office:string-value="Centro Educación Inicial" calcext:value-type="string">
            <text:p>Centro Educación Inicial</text:p>
          </table:table-cell>
          <table:table-cell/>
          <table:table-cell table:number-columns-repeated="2" office:value-type="float" office:value="532" calcext:value-type="float">
            <text:p>532</text:p>
          </table:table-cell>
          <table:table-cell table:style-name="ce3" table:formula="of:=&quot;(&quot; &amp; [.N533] &amp; &quot;,&quot; &amp; &quot;1&quot; &amp; &quot;, '&quot; &amp; [.L533]  &amp; &quot;', &quot; &amp; &quot;'&quot; &amp; [.H533]  &amp;  &quot;',  'A' , '&quot; &amp; [.L533] &amp;  &quot;', '&quot;&amp;  [.I533]  &amp; &quot;', '&quot; &amp; [.A533] &amp; &quot;' );&quot;" office:value-type="string" office:string-value="(532,1, 'Centro Educación Inicial', '',  'A' , 'Centro Educación Inicial', '', '4.05.02' );" calcext:value-type="string">
            <text:p>(532,1, 'Centro Educación Inicial', '', <text:s/>'A' , 'Centro Educación Inicial', '', '4.05.02' );</text:p>
          </table:table-cell>
          <table:table-cell table:number-columns-repeated="4"/>
          <table:table-cell table:formula="of:=IF([.L533] &lt;&gt; &quot;&quot;;[.$P$1] &amp;  [.P533]; &quot;&quot;)" office:value-type="string" office:string-value="INSERT INTO proceso(id_proceso, id_aplicacion, denominacion, ruta_menu, estatus, descripcion, url, jerarquia_menu)VALUES (532,1, 'Centro Educación Inicial', '',  'A' , 'Centro Educación Inicial', '', '4.05.02' );" calcext:value-type="string">
            <text:p>INSERT INTO proceso(id_proceso, id_aplicacion, denominacion, ruta_menu, estatus, descripcion, url, jerarquia_menu)VALUES (532,1, 'Centro Educación Inicial', '', <text:s/>'A' , 'Centro Educación Inicial', '', '4.05.02' );</text:p>
          </table:table-cell>
          <table:table-cell table:number-columns-repeated="2"/>
          <table:table-cell table:formula="of:==IF([.L533] &lt;&gt; &quot;&quot;;&quot;INSERT INTO perfil_proceso(id_perfil_proceso, id_perfil, id_proceso, priuse) VALUES (&quot; &amp; [.O533] &amp; &quot;, 1, &quot; &amp; [.N533] &amp; &quot;, 'A'::text);&quot;; &quot;&quot;)" office:value-type="string" office:string-value="INSERT INTO perfil_proceso(id_perfil_proceso, id_perfil, id_proceso, priuse) VALUES (532, 1, 532, 'A'::text);" calcext:value-type="string">
            <text:p>INSERT INTO perfil_proceso(id_perfil_proceso, id_perfil, id_proceso, priuse) VALUES (532, 1, 532, 'A'::text);</text:p>
          </table:table-cell>
        </table:table-row>
        <table:table-row table:style-name="ro3">
          <table:table-cell table:formula="of:=[.$A$531]&amp;&quot;.&quot;&amp;[.D534]" office:value-type="string" office:string-value="4.05.03" calcext:value-type="string">
            <text:p>4.05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Centro Educación Inicial por Trabajado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34]" office:value-type="string" office:string-value="Centro Educación Inicial por Trabajador" calcext:value-type="string">
            <text:p>Centro Educación Inicial por Trabajador</text:p>
          </table:table-cell>
          <table:table-cell/>
          <table:table-cell table:number-columns-repeated="2" office:value-type="float" office:value="533" calcext:value-type="float">
            <text:p>533</text:p>
          </table:table-cell>
          <table:table-cell table:style-name="ce3" table:formula="of:=&quot;(&quot; &amp; [.N534] &amp; &quot;,&quot; &amp; &quot;1&quot; &amp; &quot;, '&quot; &amp; [.L534]  &amp; &quot;', &quot; &amp; &quot;'&quot; &amp; [.H534]  &amp;  &quot;',  'A' , '&quot; &amp; [.L534] &amp;  &quot;', '&quot;&amp;  [.I534]  &amp; &quot;', '&quot; &amp; [.A534] &amp; &quot;' );&quot;" office:value-type="string" office:string-value="(533,1, 'Centro Educación Inicial por Trabajador', '',  'A' , 'Centro Educación Inicial por Trabajador', '', '4.05.03' );" calcext:value-type="string">
            <text:p>(533,1, 'Centro Educación Inicial por Trabajador', '', <text:s/>'A' , 'Centro Educación Inicial por Trabajador', '', '4.05.03' );</text:p>
          </table:table-cell>
          <table:table-cell table:number-columns-repeated="4"/>
          <table:table-cell table:formula="of:=IF([.L534] &lt;&gt; &quot;&quot;;[.$P$1] &amp;  [.P534]; &quot;&quot;)" office:value-type="string" office:string-value="INSERT INTO proceso(id_proceso, id_aplicacion, denominacion, ruta_menu, estatus, descripcion, url, jerarquia_menu)VALUES (533,1, 'Centro Educación Inicial por Trabajador', '',  'A' , 'Centro Educación Inicial por Trabajador', '', '4.05.03' );" calcext:value-type="string">
            <text:p>INSERT INTO proceso(id_proceso, id_aplicacion, denominacion, ruta_menu, estatus, descripcion, url, jerarquia_menu)VALUES (533,1, 'Centro Educación Inicial por Trabajador', '', <text:s/>'A' , 'Centro Educación Inicial por Trabajador', '', '4.05.03' );</text:p>
          </table:table-cell>
          <table:table-cell table:number-columns-repeated="2"/>
          <table:table-cell table:formula="of:==IF([.L534] &lt;&gt; &quot;&quot;;&quot;INSERT INTO perfil_proceso(id_perfil_proceso, id_perfil, id_proceso, priuse) VALUES (&quot; &amp; [.O534] &amp; &quot;, 1, &quot; &amp; [.N534] &amp; &quot;, 'A'::text);&quot;; &quot;&quot;)" office:value-type="string" office:string-value="INSERT INTO perfil_proceso(id_perfil_proceso, id_perfil, id_proceso, priuse) VALUES (533, 1, 533, 'A'::text);" calcext:value-type="string">
            <text:p>INSERT INTO perfil_proceso(id_perfil_proceso, id_perfil, id_proceso, priuse) VALUES (533, 1, 533, 'A'::text);</text:p>
          </table:table-cell>
        </table:table-row>
        <table:table-row table:style-name="ro3">
          <table:table-cell table:formula="of:=[.$A$531]&amp;&quot;.&quot;&amp;[.D535]" office:value-type="string" office:string-value="4.05.04" calcext:value-type="string">
            <text:p>4.05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roceso Generar Pag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35]" office:value-type="string" office:string-value="Proceso Generar Pagos" calcext:value-type="string">
            <text:p>Proceso Generar Pagos</text:p>
          </table:table-cell>
          <table:table-cell/>
          <table:table-cell table:number-columns-repeated="2" office:value-type="float" office:value="534" calcext:value-type="float">
            <text:p>534</text:p>
          </table:table-cell>
          <table:table-cell table:style-name="ce3" table:formula="of:=&quot;(&quot; &amp; [.N535] &amp; &quot;,&quot; &amp; &quot;1&quot; &amp; &quot;, '&quot; &amp; [.L535]  &amp; &quot;', &quot; &amp; &quot;'&quot; &amp; [.H535]  &amp;  &quot;',  'A' , '&quot; &amp; [.L535] &amp;  &quot;', '&quot;&amp;  [.I535]  &amp; &quot;', '&quot; &amp; [.A535] &amp; &quot;' );&quot;" office:value-type="string" office:string-value="(534,1, 'Proceso Generar Pagos', '',  'A' , 'Proceso Generar Pagos', '', '4.05.04' );" calcext:value-type="string">
            <text:p>(534,1, 'Proceso Generar Pagos', '', <text:s/>'A' , 'Proceso Generar Pagos', '', '4.05.04' );</text:p>
          </table:table-cell>
          <table:table-cell table:number-columns-repeated="4"/>
          <table:table-cell table:formula="of:=IF([.L535] &lt;&gt; &quot;&quot;;[.$P$1] &amp;  [.P535]; &quot;&quot;)" office:value-type="string" office:string-value="INSERT INTO proceso(id_proceso, id_aplicacion, denominacion, ruta_menu, estatus, descripcion, url, jerarquia_menu)VALUES (534,1, 'Proceso Generar Pagos', '',  'A' , 'Proceso Generar Pagos', '', '4.05.04' );" calcext:value-type="string">
            <text:p>INSERT INTO proceso(id_proceso, id_aplicacion, denominacion, ruta_menu, estatus, descripcion, url, jerarquia_menu)VALUES (534,1, 'Proceso Generar Pagos', '', <text:s/>'A' , 'Proceso Generar Pagos', '', '4.05.04' );</text:p>
          </table:table-cell>
          <table:table-cell table:number-columns-repeated="2"/>
          <table:table-cell table:formula="of:==IF([.L535] &lt;&gt; &quot;&quot;;&quot;INSERT INTO perfil_proceso(id_perfil_proceso, id_perfil, id_proceso, priuse) VALUES (&quot; &amp; [.O535] &amp; &quot;, 1, &quot; &amp; [.N535] &amp; &quot;, 'A'::text);&quot;; &quot;&quot;)" office:value-type="string" office:string-value="INSERT INTO perfil_proceso(id_perfil_proceso, id_perfil, id_proceso, priuse) VALUES (534, 1, 534, 'A'::text);" calcext:value-type="string">
            <text:p>INSERT INTO perfil_proceso(id_perfil_proceso, id_perfil, id_proceso, priuse) VALUES (534, 1, 534, 'A'::text);</text:p>
          </table:table-cell>
        </table:table-row>
        <table:table-row table:style-name="ro3">
          <table:table-cell table:formula="of:=[.$A$531]&amp;&quot;.&quot;&amp;[.D536]" office:value-type="string" office:string-value="4.05.05" calcext:value-type="string">
            <text:p>4.05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Reporte Centro Educación Inici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36]" office:value-type="string" office:string-value="Reporte Centro Educación Inicial" calcext:value-type="string">
            <text:p>Reporte Centro Educación Inicial</text:p>
          </table:table-cell>
          <table:table-cell/>
          <table:table-cell table:number-columns-repeated="2" office:value-type="float" office:value="535" calcext:value-type="float">
            <text:p>535</text:p>
          </table:table-cell>
          <table:table-cell table:style-name="ce3" table:formula="of:=&quot;(&quot; &amp; [.N536] &amp; &quot;,&quot; &amp; &quot;1&quot; &amp; &quot;, '&quot; &amp; [.L536]  &amp; &quot;', &quot; &amp; &quot;'&quot; &amp; [.H536]  &amp;  &quot;',  'A' , '&quot; &amp; [.L536] &amp;  &quot;', '&quot;&amp;  [.I536]  &amp; &quot;', '&quot; &amp; [.A536] &amp; &quot;' );&quot;" office:value-type="string" office:string-value="(535,1, 'Reporte Centro Educación Inicial', '',  'A' , 'Reporte Centro Educación Inicial', '', '4.05.05' );" calcext:value-type="string">
            <text:p>(535,1, 'Reporte Centro Educación Inicial', '', <text:s/>'A' , 'Reporte Centro Educación Inicial', '', '4.05.05' );</text:p>
          </table:table-cell>
          <table:table-cell table:number-columns-repeated="4"/>
          <table:table-cell table:formula="of:=IF([.L536] &lt;&gt; &quot;&quot;;[.$P$1] &amp;  [.P536]; &quot;&quot;)" office:value-type="string" office:string-value="INSERT INTO proceso(id_proceso, id_aplicacion, denominacion, ruta_menu, estatus, descripcion, url, jerarquia_menu)VALUES (535,1, 'Reporte Centro Educación Inicial', '',  'A' , 'Reporte Centro Educación Inicial', '', '4.05.05' );" calcext:value-type="string">
            <text:p>INSERT INTO proceso(id_proceso, id_aplicacion, denominacion, ruta_menu, estatus, descripcion, url, jerarquia_menu)VALUES (535,1, 'Reporte Centro Educación Inicial', '', <text:s/>'A' , 'Reporte Centro Educación Inicial', '', '4.05.05' );</text:p>
          </table:table-cell>
          <table:table-cell table:number-columns-repeated="2"/>
          <table:table-cell table:formula="of:==IF([.L536] &lt;&gt; &quot;&quot;;&quot;INSERT INTO perfil_proceso(id_perfil_proceso, id_perfil, id_proceso, priuse) VALUES (&quot; &amp; [.O536] &amp; &quot;, 1, &quot; &amp; [.N536] &amp; &quot;, 'A'::text);&quot;; &quot;&quot;)" office:value-type="string" office:string-value="INSERT INTO perfil_proceso(id_perfil_proceso, id_perfil, id_proceso, priuse) VALUES (535, 1, 535, 'A'::text);" calcext:value-type="string">
            <text:p>INSERT INTO perfil_proceso(id_perfil_proceso, id_perfil, id_proceso, priuse) VALUES (535, 1, 535, 'A'::text);</text:p>
          </table:table-cell>
        </table:table-row>
        <table:table-row table:style-name="ro3">
          <table:table-cell table:formula="of:=[.$A$501]&amp;&quot;.&quot;&amp;[.C537]" office:value-type="string" office:string-value="4.06" calcext:value-type="string">
            <text:p>4.06</text:p>
          </table:table-cell>
          <table:table-cell/>
          <table:table-cell office:value-type="string" calcext:value-type="string">
            <text:p>06</text:p>
          </table:table-cell>
          <table:table-cell office:value-type="string" calcext:value-type="string">
            <text:p>Dotacione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37]" office:value-type="string" office:string-value="Dotaciones" calcext:value-type="string">
            <text:p>Dotaciones</text:p>
          </table:table-cell>
          <table:table-cell/>
          <table:table-cell table:number-columns-repeated="2" office:value-type="float" office:value="536" calcext:value-type="float">
            <text:p>536</text:p>
          </table:table-cell>
          <table:table-cell table:style-name="ce3" table:formula="of:=&quot;(&quot; &amp; [.N537] &amp; &quot;,&quot; &amp; &quot;1&quot; &amp; &quot;, '&quot; &amp; [.L537]  &amp; &quot;', &quot; &amp; &quot;'&quot; &amp; [.H537]  &amp;  &quot;',  'A' , '&quot; &amp; [.L537] &amp;  &quot;', '&quot;&amp;  [.I537]  &amp; &quot;', '&quot; &amp; [.A537] &amp; &quot;' );&quot;" office:value-type="string" office:string-value="(536,1, 'Dotaciones', '',  'A' , 'Dotaciones', '', '4.06' );" calcext:value-type="string">
            <text:p>(536,1, 'Dotaciones', '', <text:s/>'A' , 'Dotaciones', '', '4.06' );</text:p>
          </table:table-cell>
          <table:table-cell table:number-columns-repeated="4"/>
          <table:table-cell table:formula="of:=IF([.L537] &lt;&gt; &quot;&quot;;[.$P$1] &amp;  [.P537]; &quot;&quot;)" office:value-type="string" office:string-value="INSERT INTO proceso(id_proceso, id_aplicacion, denominacion, ruta_menu, estatus, descripcion, url, jerarquia_menu)VALUES (536,1, 'Dotaciones', '',  'A' , 'Dotaciones', '', '4.06' );" calcext:value-type="string">
            <text:p>INSERT INTO proceso(id_proceso, id_aplicacion, denominacion, ruta_menu, estatus, descripcion, url, jerarquia_menu)VALUES (536,1, 'Dotaciones', '', <text:s/>'A' , 'Dotaciones', '', '4.06' );</text:p>
          </table:table-cell>
          <table:table-cell table:number-columns-repeated="2"/>
          <table:table-cell table:formula="of:==IF([.L537] &lt;&gt; &quot;&quot;;&quot;INSERT INTO perfil_proceso(id_perfil_proceso, id_perfil, id_proceso, priuse) VALUES (&quot; &amp; [.O537] &amp; &quot;, 1, &quot; &amp; [.N537] &amp; &quot;, 'A'::text);&quot;; &quot;&quot;)" office:value-type="string" office:string-value="INSERT INTO perfil_proceso(id_perfil_proceso, id_perfil, id_proceso, priuse) VALUES (536, 1, 536, 'A'::text);" calcext:value-type="string">
            <text:p>INSERT INTO perfil_proceso(id_perfil_proceso, id_perfil, id_proceso, priuse) VALUES (536, 1, 536, 'A'::text);</text:p>
          </table:table-cell>
        </table:table-row>
        <table:table-row table:style-name="ro3">
          <table:table-cell table:formula="of:=[.$A$537]&amp;&quot;.&quot;&amp;[.D538]" office:value-type="string" office:string-value="4.06.01" calcext:value-type="string">
            <text:p>4.06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ipos de Dotació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38]" office:value-type="string" office:string-value="Tipos de Dotación" calcext:value-type="string">
            <text:p>Tipos de Dotación</text:p>
          </table:table-cell>
          <table:table-cell/>
          <table:table-cell table:number-columns-repeated="2" office:value-type="float" office:value="537" calcext:value-type="float">
            <text:p>537</text:p>
          </table:table-cell>
          <table:table-cell table:style-name="ce3" table:formula="of:=&quot;(&quot; &amp; [.N538] &amp; &quot;,&quot; &amp; &quot;1&quot; &amp; &quot;, '&quot; &amp; [.L538]  &amp; &quot;', &quot; &amp; &quot;'&quot; &amp; [.H538]  &amp;  &quot;',  'A' , '&quot; &amp; [.L538] &amp;  &quot;', '&quot;&amp;  [.I538]  &amp; &quot;', '&quot; &amp; [.A538] &amp; &quot;' );&quot;" office:value-type="string" office:string-value="(537,1, 'Tipos de Dotación', '',  'A' , 'Tipos de Dotación', '', '4.06.01' );" calcext:value-type="string">
            <text:p>(537,1, 'Tipos de Dotación', '', <text:s/>'A' , 'Tipos de Dotación', '', '4.06.01' );</text:p>
          </table:table-cell>
          <table:table-cell table:number-columns-repeated="4"/>
          <table:table-cell table:formula="of:=IF([.L538] &lt;&gt; &quot;&quot;;[.$P$1] &amp;  [.P538]; &quot;&quot;)" office:value-type="string" office:string-value="INSERT INTO proceso(id_proceso, id_aplicacion, denominacion, ruta_menu, estatus, descripcion, url, jerarquia_menu)VALUES (537,1, 'Tipos de Dotación', '',  'A' , 'Tipos de Dotación', '', '4.06.01' );" calcext:value-type="string">
            <text:p>INSERT INTO proceso(id_proceso, id_aplicacion, denominacion, ruta_menu, estatus, descripcion, url, jerarquia_menu)VALUES (537,1, 'Tipos de Dotación', '', <text:s/>'A' , 'Tipos de Dotación', '', '4.06.01' );</text:p>
          </table:table-cell>
          <table:table-cell table:number-columns-repeated="2"/>
          <table:table-cell table:formula="of:==IF([.L538] &lt;&gt; &quot;&quot;;&quot;INSERT INTO perfil_proceso(id_perfil_proceso, id_perfil, id_proceso, priuse) VALUES (&quot; &amp; [.O538] &amp; &quot;, 1, &quot; &amp; [.N538] &amp; &quot;, 'A'::text);&quot;; &quot;&quot;)" office:value-type="string" office:string-value="INSERT INTO perfil_proceso(id_perfil_proceso, id_perfil, id_proceso, priuse) VALUES (537, 1, 537, 'A'::text);" calcext:value-type="string">
            <text:p>INSERT INTO perfil_proceso(id_perfil_proceso, id_perfil, id_proceso, priuse) VALUES (537, 1, 537, 'A'::text);</text:p>
          </table:table-cell>
        </table:table-row>
        <table:table-row table:style-name="ro3">
          <table:table-cell table:formula="of:=[.$A$537]&amp;&quot;.&quot;&amp;[.D539]" office:value-type="string" office:string-value="4.06.02" calcext:value-type="string">
            <text:p>4.06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Sub-tipos de Dotació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39]" office:value-type="string" office:string-value="Sub-tipos de Dotación" calcext:value-type="string">
            <text:p>Sub-tipos de Dotación</text:p>
          </table:table-cell>
          <table:table-cell/>
          <table:table-cell table:number-columns-repeated="2" office:value-type="float" office:value="538" calcext:value-type="float">
            <text:p>538</text:p>
          </table:table-cell>
          <table:table-cell table:style-name="ce3" table:formula="of:=&quot;(&quot; &amp; [.N539] &amp; &quot;,&quot; &amp; &quot;1&quot; &amp; &quot;, '&quot; &amp; [.L539]  &amp; &quot;', &quot; &amp; &quot;'&quot; &amp; [.H539]  &amp;  &quot;',  'A' , '&quot; &amp; [.L539] &amp;  &quot;', '&quot;&amp;  [.I539]  &amp; &quot;', '&quot; &amp; [.A539] &amp; &quot;' );&quot;" office:value-type="string" office:string-value="(538,1, 'Sub-tipos de Dotación', '',  'A' , 'Sub-tipos de Dotación', '', '4.06.02' );" calcext:value-type="string">
            <text:p>(538,1, 'Sub-tipos de Dotación', '', <text:s/>'A' , 'Sub-tipos de Dotación', '', '4.06.02' );</text:p>
          </table:table-cell>
          <table:table-cell table:number-columns-repeated="4"/>
          <table:table-cell table:formula="of:=IF([.L539] &lt;&gt; &quot;&quot;;[.$P$1] &amp;  [.P539]; &quot;&quot;)" office:value-type="string" office:string-value="INSERT INTO proceso(id_proceso, id_aplicacion, denominacion, ruta_menu, estatus, descripcion, url, jerarquia_menu)VALUES (538,1, 'Sub-tipos de Dotación', '',  'A' , 'Sub-tipos de Dotación', '', '4.06.02' );" calcext:value-type="string">
            <text:p>INSERT INTO proceso(id_proceso, id_aplicacion, denominacion, ruta_menu, estatus, descripcion, url, jerarquia_menu)VALUES (538,1, 'Sub-tipos de Dotación', '', <text:s/>'A' , 'Sub-tipos de Dotación', '', '4.06.02' );</text:p>
          </table:table-cell>
          <table:table-cell table:number-columns-repeated="2"/>
          <table:table-cell table:formula="of:==IF([.L539] &lt;&gt; &quot;&quot;;&quot;INSERT INTO perfil_proceso(id_perfil_proceso, id_perfil, id_proceso, priuse) VALUES (&quot; &amp; [.O539] &amp; &quot;, 1, &quot; &amp; [.N539] &amp; &quot;, 'A'::text);&quot;; &quot;&quot;)" office:value-type="string" office:string-value="INSERT INTO perfil_proceso(id_perfil_proceso, id_perfil, id_proceso, priuse) VALUES (538, 1, 538, 'A'::text);" calcext:value-type="string">
            <text:p>INSERT INTO perfil_proceso(id_perfil_proceso, id_perfil, id_proceso, priuse) VALUES (538, 1, 538, 'A'::text);</text:p>
          </table:table-cell>
        </table:table-row>
        <table:table-row table:style-name="ro3">
          <table:table-cell table:formula="of:=[.$A$537]&amp;&quot;.&quot;&amp;[.D540]" office:value-type="string" office:string-value="4.06.03" calcext:value-type="string">
            <text:p>4.06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Dotación por Carg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40]" office:value-type="string" office:string-value="Dotación por Cargo" calcext:value-type="string">
            <text:p>Dotación por Cargo</text:p>
          </table:table-cell>
          <table:table-cell/>
          <table:table-cell table:number-columns-repeated="2" office:value-type="float" office:value="539" calcext:value-type="float">
            <text:p>539</text:p>
          </table:table-cell>
          <table:table-cell table:style-name="ce3" table:formula="of:=&quot;(&quot; &amp; [.N540] &amp; &quot;,&quot; &amp; &quot;1&quot; &amp; &quot;, '&quot; &amp; [.L540]  &amp; &quot;', &quot; &amp; &quot;'&quot; &amp; [.H540]  &amp;  &quot;',  'A' , '&quot; &amp; [.L540] &amp;  &quot;', '&quot;&amp;  [.I540]  &amp; &quot;', '&quot; &amp; [.A540] &amp; &quot;' );&quot;" office:value-type="string" office:string-value="(539,1, 'Dotación por Cargo', '',  'A' , 'Dotación por Cargo', '', '4.06.03' );" calcext:value-type="string">
            <text:p>(539,1, 'Dotación por Cargo', '', <text:s/>'A' , 'Dotación por Cargo', '', '4.06.03' );</text:p>
          </table:table-cell>
          <table:table-cell table:number-columns-repeated="4"/>
          <table:table-cell table:formula="of:=IF([.L540] &lt;&gt; &quot;&quot;;[.$P$1] &amp;  [.P540]; &quot;&quot;)" office:value-type="string" office:string-value="INSERT INTO proceso(id_proceso, id_aplicacion, denominacion, ruta_menu, estatus, descripcion, url, jerarquia_menu)VALUES (539,1, 'Dotación por Cargo', '',  'A' , 'Dotación por Cargo', '', '4.06.03' );" calcext:value-type="string">
            <text:p>INSERT INTO proceso(id_proceso, id_aplicacion, denominacion, ruta_menu, estatus, descripcion, url, jerarquia_menu)VALUES (539,1, 'Dotación por Cargo', '', <text:s/>'A' , 'Dotación por Cargo', '', '4.06.03' );</text:p>
          </table:table-cell>
          <table:table-cell table:number-columns-repeated="2"/>
          <table:table-cell table:formula="of:==IF([.L540] &lt;&gt; &quot;&quot;;&quot;INSERT INTO perfil_proceso(id_perfil_proceso, id_perfil, id_proceso, priuse) VALUES (&quot; &amp; [.O540] &amp; &quot;, 1, &quot; &amp; [.N540] &amp; &quot;, 'A'::text);&quot;; &quot;&quot;)" office:value-type="string" office:string-value="INSERT INTO perfil_proceso(id_perfil_proceso, id_perfil, id_proceso, priuse) VALUES (539, 1, 539, 'A'::text);" calcext:value-type="string">
            <text:p>INSERT INTO perfil_proceso(id_perfil_proceso, id_perfil, id_proceso, priuse) VALUES (539, 1, 539, 'A'::text);</text:p>
          </table:table-cell>
        </table:table-row>
        <table:table-row table:style-name="ro3">
          <table:table-cell table:formula="of:=[.$A$537]&amp;&quot;.&quot;&amp;[.D541]" office:value-type="string" office:string-value="4.06.04" calcext:value-type="string">
            <text:p>4.06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roce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41]" office:value-type="string" office:string-value="Procesos" calcext:value-type="string">
            <text:p>Procesos</text:p>
          </table:table-cell>
          <table:table-cell/>
          <table:table-cell table:number-columns-repeated="2" office:value-type="float" office:value="540" calcext:value-type="float">
            <text:p>540</text:p>
          </table:table-cell>
          <table:table-cell table:style-name="ce3" table:formula="of:=&quot;(&quot; &amp; [.N541] &amp; &quot;,&quot; &amp; &quot;1&quot; &amp; &quot;, '&quot; &amp; [.L541]  &amp; &quot;', &quot; &amp; &quot;'&quot; &amp; [.H541]  &amp;  &quot;',  'A' , '&quot; &amp; [.L541] &amp;  &quot;', '&quot;&amp;  [.I541]  &amp; &quot;', '&quot; &amp; [.A541] &amp; &quot;' );&quot;" office:value-type="string" office:string-value="(540,1, 'Procesos', '',  'A' , 'Procesos', '', '4.06.04' );" calcext:value-type="string">
            <text:p>(540,1, 'Procesos', '', <text:s/>'A' , 'Procesos', '', '4.06.04' );</text:p>
          </table:table-cell>
          <table:table-cell table:number-columns-repeated="4"/>
          <table:table-cell table:formula="of:=IF([.L541] &lt;&gt; &quot;&quot;;[.$P$1] &amp;  [.P541]; &quot;&quot;)" office:value-type="string" office:string-value="INSERT INTO proceso(id_proceso, id_aplicacion, denominacion, ruta_menu, estatus, descripcion, url, jerarquia_menu)VALUES (540,1, 'Procesos', '',  'A' , 'Procesos', '', '4.06.04' );" calcext:value-type="string">
            <text:p>INSERT INTO proceso(id_proceso, id_aplicacion, denominacion, ruta_menu, estatus, descripcion, url, jerarquia_menu)VALUES (540,1, 'Procesos', '', <text:s/>'A' , 'Procesos', '', '4.06.04' );</text:p>
          </table:table-cell>
          <table:table-cell table:number-columns-repeated="2"/>
          <table:table-cell table:formula="of:==IF([.L541] &lt;&gt; &quot;&quot;;&quot;INSERT INTO perfil_proceso(id_perfil_proceso, id_perfil, id_proceso, priuse) VALUES (&quot; &amp; [.O541] &amp; &quot;, 1, &quot; &amp; [.N541] &amp; &quot;, 'A'::text);&quot;; &quot;&quot;)" office:value-type="string" office:string-value="INSERT INTO perfil_proceso(id_perfil_proceso, id_perfil, id_proceso, priuse) VALUES (540, 1, 540, 'A'::text);" calcext:value-type="string">
            <text:p>INSERT INTO perfil_proceso(id_perfil_proceso, id_perfil, id_proceso, priuse) VALUES (540, 1, 540, 'A'::text);</text:p>
          </table:table-cell>
        </table:table-row>
        <table:table-row table:style-name="ro3">
          <table:table-cell table:formula="of:=[.$A$541]&amp;&quot;.&quot;&amp;[.E542]" office:value-type="string" office:string-value="4.06.04.01" calcext:value-type="string">
            <text:p>4.06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Asignar Dotacion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42]" office:value-type="string" office:string-value="Asignar Dotaciones" calcext:value-type="string">
            <text:p>Asignar Dotaciones</text:p>
          </table:table-cell>
          <table:table-cell/>
          <table:table-cell table:number-columns-repeated="2" office:value-type="float" office:value="541" calcext:value-type="float">
            <text:p>541</text:p>
          </table:table-cell>
          <table:table-cell table:style-name="ce3" table:formula="of:=&quot;(&quot; &amp; [.N542] &amp; &quot;,&quot; &amp; &quot;1&quot; &amp; &quot;, '&quot; &amp; [.L542]  &amp; &quot;', &quot; &amp; &quot;'&quot; &amp; [.H542]  &amp;  &quot;',  'A' , '&quot; &amp; [.L542] &amp;  &quot;', '&quot;&amp;  [.I542]  &amp; &quot;', '&quot; &amp; [.A542] &amp; &quot;' );&quot;" office:value-type="string" office:string-value="(541,1, 'Asignar Dotaciones', '',  'A' , 'Asignar Dotaciones', '', '4.06.04.01' );" calcext:value-type="string">
            <text:p>(541,1, 'Asignar Dotaciones', '', <text:s/>'A' , 'Asignar Dotaciones', '', '4.06.04.01' );</text:p>
          </table:table-cell>
          <table:table-cell table:number-columns-repeated="4"/>
          <table:table-cell table:formula="of:=IF([.L542] &lt;&gt; &quot;&quot;;[.$P$1] &amp;  [.P542]; &quot;&quot;)" office:value-type="string" office:string-value="INSERT INTO proceso(id_proceso, id_aplicacion, denominacion, ruta_menu, estatus, descripcion, url, jerarquia_menu)VALUES (541,1, 'Asignar Dotaciones', '',  'A' , 'Asignar Dotaciones', '', '4.06.04.01' );" calcext:value-type="string">
            <text:p>INSERT INTO proceso(id_proceso, id_aplicacion, denominacion, ruta_menu, estatus, descripcion, url, jerarquia_menu)VALUES (541,1, 'Asignar Dotaciones', '', <text:s/>'A' , 'Asignar Dotaciones', '', '4.06.04.01' );</text:p>
          </table:table-cell>
          <table:table-cell table:number-columns-repeated="2"/>
          <table:table-cell table:formula="of:==IF([.L542] &lt;&gt; &quot;&quot;;&quot;INSERT INTO perfil_proceso(id_perfil_proceso, id_perfil, id_proceso, priuse) VALUES (&quot; &amp; [.O542] &amp; &quot;, 1, &quot; &amp; [.N542] &amp; &quot;, 'A'::text);&quot;; &quot;&quot;)" office:value-type="string" office:string-value="INSERT INTO perfil_proceso(id_perfil_proceso, id_perfil, id_proceso, priuse) VALUES (541, 1, 541, 'A'::text);" calcext:value-type="string">
            <text:p>INSERT INTO perfil_proceso(id_perfil_proceso, id_perfil, id_proceso, priuse) VALUES (541, 1, 541, 'A'::text);</text:p>
          </table:table-cell>
        </table:table-row>
        <table:table-row table:style-name="ro3">
          <table:table-cell table:formula="of:=[.$A$541]&amp;&quot;.&quot;&amp;[.E543]" office:value-type="string" office:string-value="4.06.04.02" calcext:value-type="string">
            <text:p>4.06.04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Actualización de Talla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43]" office:value-type="string" office:string-value="Actualización de Tallas" calcext:value-type="string">
            <text:p>Actualización de Tallas</text:p>
          </table:table-cell>
          <table:table-cell/>
          <table:table-cell table:number-columns-repeated="2" office:value-type="float" office:value="542" calcext:value-type="float">
            <text:p>542</text:p>
          </table:table-cell>
          <table:table-cell table:style-name="ce3" table:formula="of:=&quot;(&quot; &amp; [.N543] &amp; &quot;,&quot; &amp; &quot;1&quot; &amp; &quot;, '&quot; &amp; [.L543]  &amp; &quot;', &quot; &amp; &quot;'&quot; &amp; [.H543]  &amp;  &quot;',  'A' , '&quot; &amp; [.L543] &amp;  &quot;', '&quot;&amp;  [.I543]  &amp; &quot;', '&quot; &amp; [.A543] &amp; &quot;' );&quot;" office:value-type="string" office:string-value="(542,1, 'Actualización de Tallas', '',  'A' , 'Actualización de Tallas', '', '4.06.04.02' );" calcext:value-type="string">
            <text:p>(542,1, 'Actualización de Tallas', '', <text:s/>'A' , 'Actualización de Tallas', '', '4.06.04.02' );</text:p>
          </table:table-cell>
          <table:table-cell table:number-columns-repeated="4"/>
          <table:table-cell table:formula="of:=IF([.L543] &lt;&gt; &quot;&quot;;[.$P$1] &amp;  [.P543]; &quot;&quot;)" office:value-type="string" office:string-value="INSERT INTO proceso(id_proceso, id_aplicacion, denominacion, ruta_menu, estatus, descripcion, url, jerarquia_menu)VALUES (542,1, 'Actualización de Tallas', '',  'A' , 'Actualización de Tallas', '', '4.06.04.02' );" calcext:value-type="string">
            <text:p>INSERT INTO proceso(id_proceso, id_aplicacion, denominacion, ruta_menu, estatus, descripcion, url, jerarquia_menu)VALUES (542,1, 'Actualización de Tallas', '', <text:s/>'A' , 'Actualización de Tallas', '', '4.06.04.02' );</text:p>
          </table:table-cell>
          <table:table-cell table:number-columns-repeated="2"/>
          <table:table-cell table:formula="of:==IF([.L543] &lt;&gt; &quot;&quot;;&quot;INSERT INTO perfil_proceso(id_perfil_proceso, id_perfil, id_proceso, priuse) VALUES (&quot; &amp; [.O543] &amp; &quot;, 1, &quot; &amp; [.N543] &amp; &quot;, 'A'::text);&quot;; &quot;&quot;)" office:value-type="string" office:string-value="INSERT INTO perfil_proceso(id_perfil_proceso, id_perfil, id_proceso, priuse) VALUES (542, 1, 542, 'A'::text);" calcext:value-type="string">
            <text:p>INSERT INTO perfil_proceso(id_perfil_proceso, id_perfil, id_proceso, priuse) VALUES (542, 1, 542, 'A'::text);</text:p>
          </table:table-cell>
        </table:table-row>
        <table:table-row table:style-name="ro3">
          <table:table-cell table:formula="of:=[.$A$541]&amp;&quot;.&quot;&amp;[.E544]" office:value-type="string" office:string-value="4.06.04.03" calcext:value-type="string">
            <text:p>4.06.04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Entregar/Eliminar Dotacion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44]" office:value-type="string" office:string-value="Entregar/Eliminar Dotaciones" calcext:value-type="string">
            <text:p>Entregar/Eliminar Dotaciones</text:p>
          </table:table-cell>
          <table:table-cell/>
          <table:table-cell table:number-columns-repeated="2" office:value-type="float" office:value="543" calcext:value-type="float">
            <text:p>543</text:p>
          </table:table-cell>
          <table:table-cell table:style-name="ce3" table:formula="of:=&quot;(&quot; &amp; [.N544] &amp; &quot;,&quot; &amp; &quot;1&quot; &amp; &quot;, '&quot; &amp; [.L544]  &amp; &quot;', &quot; &amp; &quot;'&quot; &amp; [.H544]  &amp;  &quot;',  'A' , '&quot; &amp; [.L544] &amp;  &quot;', '&quot;&amp;  [.I544]  &amp; &quot;', '&quot; &amp; [.A544] &amp; &quot;' );&quot;" office:value-type="string" office:string-value="(543,1, 'Entregar/Eliminar Dotaciones', '',  'A' , 'Entregar/Eliminar Dotaciones', '', '4.06.04.03' );" calcext:value-type="string">
            <text:p>(543,1, 'Entregar/Eliminar Dotaciones', '', <text:s/>'A' , 'Entregar/Eliminar Dotaciones', '', '4.06.04.03' );</text:p>
          </table:table-cell>
          <table:table-cell table:number-columns-repeated="4"/>
          <table:table-cell table:formula="of:=IF([.L544] &lt;&gt; &quot;&quot;;[.$P$1] &amp;  [.P544]; &quot;&quot;)" office:value-type="string" office:string-value="INSERT INTO proceso(id_proceso, id_aplicacion, denominacion, ruta_menu, estatus, descripcion, url, jerarquia_menu)VALUES (543,1, 'Entregar/Eliminar Dotaciones', '',  'A' , 'Entregar/Eliminar Dotaciones', '', '4.06.04.03' );" calcext:value-type="string">
            <text:p>INSERT INTO proceso(id_proceso, id_aplicacion, denominacion, ruta_menu, estatus, descripcion, url, jerarquia_menu)VALUES (543,1, 'Entregar/Eliminar Dotaciones', '', <text:s/>'A' , 'Entregar/Eliminar Dotaciones', '', '4.06.04.03' );</text:p>
          </table:table-cell>
          <table:table-cell table:number-columns-repeated="2"/>
          <table:table-cell table:formula="of:==IF([.L544] &lt;&gt; &quot;&quot;;&quot;INSERT INTO perfil_proceso(id_perfil_proceso, id_perfil, id_proceso, priuse) VALUES (&quot; &amp; [.O544] &amp; &quot;, 1, &quot; &amp; [.N544] &amp; &quot;, 'A'::text);&quot;; &quot;&quot;)" office:value-type="string" office:string-value="INSERT INTO perfil_proceso(id_perfil_proceso, id_perfil, id_proceso, priuse) VALUES (543, 1, 543, 'A'::text);" calcext:value-type="string">
            <text:p>INSERT INTO perfil_proceso(id_perfil_proceso, id_perfil, id_proceso, priuse) VALUES (543, 1, 543, 'A'::text);</text:p>
          </table:table-cell>
        </table:table-row>
        <table:table-row table:style-name="ro3">
          <table:table-cell table:formula="of:=[.$A$537]&amp;&quot;.&quot;&amp;[.D545]" office:value-type="string" office:string-value="4.06.05" calcext:value-type="string">
            <text:p>4.06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Dotaciones Asignadas a Trabajador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45]" office:value-type="string" office:string-value="Dotaciones Asignadas a Trabajadores" calcext:value-type="string">
            <text:p>Dotaciones Asignadas a Trabajadores</text:p>
          </table:table-cell>
          <table:table-cell/>
          <table:table-cell table:number-columns-repeated="2" office:value-type="float" office:value="544" calcext:value-type="float">
            <text:p>544</text:p>
          </table:table-cell>
          <table:table-cell table:style-name="ce3" table:formula="of:=&quot;(&quot; &amp; [.N545] &amp; &quot;,&quot; &amp; &quot;1&quot; &amp; &quot;, '&quot; &amp; [.L545]  &amp; &quot;', &quot; &amp; &quot;'&quot; &amp; [.H545]  &amp;  &quot;',  'A' , '&quot; &amp; [.L545] &amp;  &quot;', '&quot;&amp;  [.I545]  &amp; &quot;', '&quot; &amp; [.A545] &amp; &quot;' );&quot;" office:value-type="string" office:string-value="(544,1, 'Dotaciones Asignadas a Trabajadores', '',  'A' , 'Dotaciones Asignadas a Trabajadores', '', '4.06.05' );" calcext:value-type="string">
            <text:p>(544,1, 'Dotaciones Asignadas a Trabajadores', '', <text:s/>'A' , 'Dotaciones Asignadas a Trabajadores', '', '4.06.05' );</text:p>
          </table:table-cell>
          <table:table-cell table:number-columns-repeated="4"/>
          <table:table-cell table:formula="of:=IF([.L545] &lt;&gt; &quot;&quot;;[.$P$1] &amp;  [.P545]; &quot;&quot;)" office:value-type="string" office:string-value="INSERT INTO proceso(id_proceso, id_aplicacion, denominacion, ruta_menu, estatus, descripcion, url, jerarquia_menu)VALUES (544,1, 'Dotaciones Asignadas a Trabajadores', '',  'A' , 'Dotaciones Asignadas a Trabajadores', '', '4.06.05' );" calcext:value-type="string">
            <text:p>INSERT INTO proceso(id_proceso, id_aplicacion, denominacion, ruta_menu, estatus, descripcion, url, jerarquia_menu)VALUES (544,1, 'Dotaciones Asignadas a Trabajadores', '', <text:s/>'A' , 'Dotaciones Asignadas a Trabajadores', '', '4.06.05' );</text:p>
          </table:table-cell>
          <table:table-cell table:number-columns-repeated="2"/>
          <table:table-cell table:formula="of:==IF([.L545] &lt;&gt; &quot;&quot;;&quot;INSERT INTO perfil_proceso(id_perfil_proceso, id_perfil, id_proceso, priuse) VALUES (&quot; &amp; [.O545] &amp; &quot;, 1, &quot; &amp; [.N545] &amp; &quot;, 'A'::text);&quot;; &quot;&quot;)" office:value-type="string" office:string-value="INSERT INTO perfil_proceso(id_perfil_proceso, id_perfil, id_proceso, priuse) VALUES (544, 1, 544, 'A'::text);" calcext:value-type="string">
            <text:p>INSERT INTO perfil_proceso(id_perfil_proceso, id_perfil, id_proceso, priuse) VALUES (544, 1, 544, 'A'::text);</text:p>
          </table:table-cell>
        </table:table-row>
        <table:table-row table:style-name="ro3">
          <table:table-cell table:formula="of:=[.$A$537]&amp;&quot;.&quot;&amp;[.D546]" office:value-type="string" office:string-value="4.06.06" calcext:value-type="string">
            <text:p>4.06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Dotaciones Entregadas a Tabajador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46]" office:value-type="string" office:string-value="Dotaciones Entregadas a Tabajadores" calcext:value-type="string">
            <text:p>Dotaciones Entregadas a Tabajadores</text:p>
          </table:table-cell>
          <table:table-cell/>
          <table:table-cell table:number-columns-repeated="2" office:value-type="float" office:value="545" calcext:value-type="float">
            <text:p>545</text:p>
          </table:table-cell>
          <table:table-cell table:style-name="ce3" table:formula="of:=&quot;(&quot; &amp; [.N546] &amp; &quot;,&quot; &amp; &quot;1&quot; &amp; &quot;, '&quot; &amp; [.L546]  &amp; &quot;', &quot; &amp; &quot;'&quot; &amp; [.H546]  &amp;  &quot;',  'A' , '&quot; &amp; [.L546] &amp;  &quot;', '&quot;&amp;  [.I546]  &amp; &quot;', '&quot; &amp; [.A546] &amp; &quot;' );&quot;" office:value-type="string" office:string-value="(545,1, 'Dotaciones Entregadas a Tabajadores', '',  'A' , 'Dotaciones Entregadas a Tabajadores', '', '4.06.06' );" calcext:value-type="string">
            <text:p>(545,1, 'Dotaciones Entregadas a Tabajadores', '', <text:s/>'A' , 'Dotaciones Entregadas a Tabajadores', '', '4.06.06' );</text:p>
          </table:table-cell>
          <table:table-cell table:number-columns-repeated="4"/>
          <table:table-cell table:formula="of:=IF([.L546] &lt;&gt; &quot;&quot;;[.$P$1] &amp;  [.P546]; &quot;&quot;)" office:value-type="string" office:string-value="INSERT INTO proceso(id_proceso, id_aplicacion, denominacion, ruta_menu, estatus, descripcion, url, jerarquia_menu)VALUES (545,1, 'Dotaciones Entregadas a Tabajadores', '',  'A' , 'Dotaciones Entregadas a Tabajadores', '', '4.06.06' );" calcext:value-type="string">
            <text:p>INSERT INTO proceso(id_proceso, id_aplicacion, denominacion, ruta_menu, estatus, descripcion, url, jerarquia_menu)VALUES (545,1, 'Dotaciones Entregadas a Tabajadores', '', <text:s/>'A' , 'Dotaciones Entregadas a Tabajadores', '', '4.06.06' );</text:p>
          </table:table-cell>
          <table:table-cell table:number-columns-repeated="2"/>
          <table:table-cell table:formula="of:==IF([.L546] &lt;&gt; &quot;&quot;;&quot;INSERT INTO perfil_proceso(id_perfil_proceso, id_perfil, id_proceso, priuse) VALUES (&quot; &amp; [.O546] &amp; &quot;, 1, &quot; &amp; [.N546] &amp; &quot;, 'A'::text);&quot;; &quot;&quot;)" office:value-type="string" office:string-value="INSERT INTO perfil_proceso(id_perfil_proceso, id_perfil, id_proceso, priuse) VALUES (545, 1, 545, 'A'::text);" calcext:value-type="string">
            <text:p>INSERT INTO perfil_proceso(id_perfil_proceso, id_perfil, id_proceso, priuse) VALUES (545, 1, 545, 'A'::text);</text:p>
          </table:table-cell>
        </table:table-row>
        <table:table-row table:style-name="ro3">
          <table:table-cell table:formula="of:=[.$A$537]&amp;&quot;.&quot;&amp;[.D547]" office:value-type="string" office:string-value="4.06.07" calcext:value-type="string">
            <text:p>4.06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porte de Dotacion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47]" office:value-type="string" office:string-value="Reporte de Dotaciones" calcext:value-type="string">
            <text:p>Reporte de Dotaciones</text:p>
          </table:table-cell>
          <table:table-cell/>
          <table:table-cell table:number-columns-repeated="2" office:value-type="float" office:value="546" calcext:value-type="float">
            <text:p>546</text:p>
          </table:table-cell>
          <table:table-cell table:style-name="ce3" table:formula="of:=&quot;(&quot; &amp; [.N547] &amp; &quot;,&quot; &amp; &quot;1&quot; &amp; &quot;, '&quot; &amp; [.L547]  &amp; &quot;', &quot; &amp; &quot;'&quot; &amp; [.H547]  &amp;  &quot;',  'A' , '&quot; &amp; [.L547] &amp;  &quot;', '&quot;&amp;  [.I547]  &amp; &quot;', '&quot; &amp; [.A547] &amp; &quot;' );&quot;" office:value-type="string" office:string-value="(546,1, 'Reporte de Dotaciones', '',  'A' , 'Reporte de Dotaciones', '', '4.06.07' );" calcext:value-type="string">
            <text:p>(546,1, 'Reporte de Dotaciones', '', <text:s/>'A' , 'Reporte de Dotaciones', '', '4.06.07' );</text:p>
          </table:table-cell>
          <table:table-cell table:number-columns-repeated="4"/>
          <table:table-cell table:formula="of:=IF([.L547] &lt;&gt; &quot;&quot;;[.$P$1] &amp;  [.P547]; &quot;&quot;)" office:value-type="string" office:string-value="INSERT INTO proceso(id_proceso, id_aplicacion, denominacion, ruta_menu, estatus, descripcion, url, jerarquia_menu)VALUES (546,1, 'Reporte de Dotaciones', '',  'A' , 'Reporte de Dotaciones', '', '4.06.07' );" calcext:value-type="string">
            <text:p>INSERT INTO proceso(id_proceso, id_aplicacion, denominacion, ruta_menu, estatus, descripcion, url, jerarquia_menu)VALUES (546,1, 'Reporte de Dotaciones', '', <text:s/>'A' , 'Reporte de Dotaciones', '', '4.06.07' );</text:p>
          </table:table-cell>
          <table:table-cell table:number-columns-repeated="2"/>
          <table:table-cell table:formula="of:==IF([.L547] &lt;&gt; &quot;&quot;;&quot;INSERT INTO perfil_proceso(id_perfil_proceso, id_perfil, id_proceso, priuse) VALUES (&quot; &amp; [.O547] &amp; &quot;, 1, &quot; &amp; [.N547] &amp; &quot;, 'A'::text);&quot;; &quot;&quot;)" office:value-type="string" office:string-value="INSERT INTO perfil_proceso(id_perfil_proceso, id_perfil, id_proceso, priuse) VALUES (546, 1, 546, 'A'::text);" calcext:value-type="string">
            <text:p>INSERT INTO perfil_proceso(id_perfil_proceso, id_perfil, id_proceso, priuse) VALUES (546, 1, 546, 'A'::text);</text:p>
          </table:table-cell>
        </table:table-row>
        <table:table-row table:style-name="ro3">
          <table:table-cell table:formula="of:=[.$A$501]&amp;&quot;.&quot;&amp;[.C548]" office:value-type="string" office:string-value="4.07" calcext:value-type="string">
            <text:p>4.07</text:p>
          </table:table-cell>
          <table:table-cell/>
          <table:table-cell office:value-type="string" calcext:value-type="string">
            <text:p>07</text:p>
          </table:table-cell>
          <table:table-cell office:value-type="string" calcext:value-type="string">
            <text:p>Polizas de Seguro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48]" office:value-type="string" office:string-value="Polizas de Seguro" calcext:value-type="string">
            <text:p>Polizas de Seguro</text:p>
          </table:table-cell>
          <table:table-cell/>
          <table:table-cell table:number-columns-repeated="2" office:value-type="float" office:value="547" calcext:value-type="float">
            <text:p>547</text:p>
          </table:table-cell>
          <table:table-cell table:style-name="ce3" table:formula="of:=&quot;(&quot; &amp; [.N548] &amp; &quot;,&quot; &amp; &quot;1&quot; &amp; &quot;, '&quot; &amp; [.L548]  &amp; &quot;', &quot; &amp; &quot;'&quot; &amp; [.H548]  &amp;  &quot;',  'A' , '&quot; &amp; [.L548] &amp;  &quot;', '&quot;&amp;  [.I548]  &amp; &quot;', '&quot; &amp; [.A548] &amp; &quot;' );&quot;" office:value-type="string" office:string-value="(547,1, 'Polizas de Seguro', '',  'A' , 'Polizas de Seguro', '', '4.07' );" calcext:value-type="string">
            <text:p>(547,1, 'Polizas de Seguro', '', <text:s/>'A' , 'Polizas de Seguro', '', '4.07' );</text:p>
          </table:table-cell>
          <table:table-cell table:number-columns-repeated="4"/>
          <table:table-cell table:formula="of:=IF([.L548] &lt;&gt; &quot;&quot;;[.$P$1] &amp;  [.P548]; &quot;&quot;)" office:value-type="string" office:string-value="INSERT INTO proceso(id_proceso, id_aplicacion, denominacion, ruta_menu, estatus, descripcion, url, jerarquia_menu)VALUES (547,1, 'Polizas de Seguro', '',  'A' , 'Polizas de Seguro', '', '4.07' );" calcext:value-type="string">
            <text:p>INSERT INTO proceso(id_proceso, id_aplicacion, denominacion, ruta_menu, estatus, descripcion, url, jerarquia_menu)VALUES (547,1, 'Polizas de Seguro', '', <text:s/>'A' , 'Polizas de Seguro', '', '4.07' );</text:p>
          </table:table-cell>
          <table:table-cell table:number-columns-repeated="2"/>
          <table:table-cell table:formula="of:==IF([.L548] &lt;&gt; &quot;&quot;;&quot;INSERT INTO perfil_proceso(id_perfil_proceso, id_perfil, id_proceso, priuse) VALUES (&quot; &amp; [.O548] &amp; &quot;, 1, &quot; &amp; [.N548] &amp; &quot;, 'A'::text);&quot;; &quot;&quot;)" office:value-type="string" office:string-value="INSERT INTO perfil_proceso(id_perfil_proceso, id_perfil, id_proceso, priuse) VALUES (547, 1, 547, 'A'::text);" calcext:value-type="string">
            <text:p>INSERT INTO perfil_proceso(id_perfil_proceso, id_perfil, id_proceso, priuse) VALUES (547, 1, 547, 'A'::text);</text:p>
          </table:table-cell>
        </table:table-row>
        <table:table-row table:style-name="ro3">
          <table:table-cell table:formula="of:=[.$A$548]&amp;&quot;.&quot;&amp;[.D549]" office:value-type="string" office:string-value="4.07.01" calcext:value-type="string">
            <text:p>4.07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Establecimiento de Salu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49]" office:value-type="string" office:string-value="Establecimiento de Salud" calcext:value-type="string">
            <text:p>Establecimiento de Salud</text:p>
          </table:table-cell>
          <table:table-cell/>
          <table:table-cell table:number-columns-repeated="2" office:value-type="float" office:value="548" calcext:value-type="float">
            <text:p>548</text:p>
          </table:table-cell>
          <table:table-cell table:style-name="ce3" table:formula="of:=&quot;(&quot; &amp; [.N549] &amp; &quot;,&quot; &amp; &quot;1&quot; &amp; &quot;, '&quot; &amp; [.L549]  &amp; &quot;', &quot; &amp; &quot;'&quot; &amp; [.H549]  &amp;  &quot;',  'A' , '&quot; &amp; [.L549] &amp;  &quot;', '&quot;&amp;  [.I549]  &amp; &quot;', '&quot; &amp; [.A549] &amp; &quot;' );&quot;" office:value-type="string" office:string-value="(548,1, 'Establecimiento de Salud', '',  'A' , 'Establecimiento de Salud', '', '4.07.01' );" calcext:value-type="string">
            <text:p>(548,1, 'Establecimiento de Salud', '', <text:s/>'A' , 'Establecimiento de Salud', '', '4.07.01' );</text:p>
          </table:table-cell>
          <table:table-cell table:number-columns-repeated="4"/>
          <table:table-cell table:formula="of:=IF([.L549] &lt;&gt; &quot;&quot;;[.$P$1] &amp;  [.P549]; &quot;&quot;)" office:value-type="string" office:string-value="INSERT INTO proceso(id_proceso, id_aplicacion, denominacion, ruta_menu, estatus, descripcion, url, jerarquia_menu)VALUES (548,1, 'Establecimiento de Salud', '',  'A' , 'Establecimiento de Salud', '', '4.07.01' );" calcext:value-type="string">
            <text:p>INSERT INTO proceso(id_proceso, id_aplicacion, denominacion, ruta_menu, estatus, descripcion, url, jerarquia_menu)VALUES (548,1, 'Establecimiento de Salud', '', <text:s/>'A' , 'Establecimiento de Salud', '', '4.07.01' );</text:p>
          </table:table-cell>
          <table:table-cell table:number-columns-repeated="2"/>
          <table:table-cell table:formula="of:==IF([.L549] &lt;&gt; &quot;&quot;;&quot;INSERT INTO perfil_proceso(id_perfil_proceso, id_perfil, id_proceso, priuse) VALUES (&quot; &amp; [.O549] &amp; &quot;, 1, &quot; &amp; [.N549] &amp; &quot;, 'A'::text);&quot;; &quot;&quot;)" office:value-type="string" office:string-value="INSERT INTO perfil_proceso(id_perfil_proceso, id_perfil, id_proceso, priuse) VALUES (548, 1, 548, 'A'::text);" calcext:value-type="string">
            <text:p>INSERT INTO perfil_proceso(id_perfil_proceso, id_perfil, id_proceso, priuse) VALUES (548, 1, 548, 'A'::text);</text:p>
          </table:table-cell>
        </table:table-row>
        <table:table-row table:style-name="ro3">
          <table:table-cell table:formula="of:=[.$A$548]&amp;&quot;.&quot;&amp;[.D550]" office:value-type="string" office:string-value="4.07.02" calcext:value-type="string">
            <text:p>4.07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Tipos de Siniestr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50]" office:value-type="string" office:string-value="Tipos de Siniestro" calcext:value-type="string">
            <text:p>Tipos de Siniestro</text:p>
          </table:table-cell>
          <table:table-cell/>
          <table:table-cell table:number-columns-repeated="2" office:value-type="float" office:value="549" calcext:value-type="float">
            <text:p>549</text:p>
          </table:table-cell>
          <table:table-cell table:style-name="ce3" table:formula="of:=&quot;(&quot; &amp; [.N550] &amp; &quot;,&quot; &amp; &quot;1&quot; &amp; &quot;, '&quot; &amp; [.L550]  &amp; &quot;', &quot; &amp; &quot;'&quot; &amp; [.H550]  &amp;  &quot;',  'A' , '&quot; &amp; [.L550] &amp;  &quot;', '&quot;&amp;  [.I550]  &amp; &quot;', '&quot; &amp; [.A550] &amp; &quot;' );&quot;" office:value-type="string" office:string-value="(549,1, 'Tipos de Siniestro', '',  'A' , 'Tipos de Siniestro', '', '4.07.02' );" calcext:value-type="string">
            <text:p>(549,1, 'Tipos de Siniestro', '', <text:s/>'A' , 'Tipos de Siniestro', '', '4.07.02' );</text:p>
          </table:table-cell>
          <table:table-cell table:number-columns-repeated="4"/>
          <table:table-cell table:formula="of:=IF([.L550] &lt;&gt; &quot;&quot;;[.$P$1] &amp;  [.P550]; &quot;&quot;)" office:value-type="string" office:string-value="INSERT INTO proceso(id_proceso, id_aplicacion, denominacion, ruta_menu, estatus, descripcion, url, jerarquia_menu)VALUES (549,1, 'Tipos de Siniestro', '',  'A' , 'Tipos de Siniestro', '', '4.07.02' );" calcext:value-type="string">
            <text:p>INSERT INTO proceso(id_proceso, id_aplicacion, denominacion, ruta_menu, estatus, descripcion, url, jerarquia_menu)VALUES (549,1, 'Tipos de Siniestro', '', <text:s/>'A' , 'Tipos de Siniestro', '', '4.07.02' );</text:p>
          </table:table-cell>
          <table:table-cell table:number-columns-repeated="2"/>
          <table:table-cell table:formula="of:==IF([.L550] &lt;&gt; &quot;&quot;;&quot;INSERT INTO perfil_proceso(id_perfil_proceso, id_perfil, id_proceso, priuse) VALUES (&quot; &amp; [.O550] &amp; &quot;, 1, &quot; &amp; [.N550] &amp; &quot;, 'A'::text);&quot;; &quot;&quot;)" office:value-type="string" office:string-value="INSERT INTO perfil_proceso(id_perfil_proceso, id_perfil, id_proceso, priuse) VALUES (549, 1, 549, 'A'::text);" calcext:value-type="string">
            <text:p>INSERT INTO perfil_proceso(id_perfil_proceso, id_perfil, id_proceso, priuse) VALUES (549, 1, 549, 'A'::text);</text:p>
          </table:table-cell>
        </table:table-row>
        <table:table-row table:style-name="ro3">
          <table:table-cell table:formula="of:=[.$A$548]&amp;&quot;.&quot;&amp;[.D551]" office:value-type="string" office:string-value="4.07.03" calcext:value-type="string">
            <text:p>4.07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ólizas de Segur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51]" office:value-type="string" office:string-value="Pólizas de Seguros" calcext:value-type="string">
            <text:p>Pólizas de Seguros</text:p>
          </table:table-cell>
          <table:table-cell/>
          <table:table-cell table:number-columns-repeated="2" office:value-type="float" office:value="550" calcext:value-type="float">
            <text:p>550</text:p>
          </table:table-cell>
          <table:table-cell table:style-name="ce3" table:formula="of:=&quot;(&quot; &amp; [.N551] &amp; &quot;,&quot; &amp; &quot;1&quot; &amp; &quot;, '&quot; &amp; [.L551]  &amp; &quot;', &quot; &amp; &quot;'&quot; &amp; [.H551]  &amp;  &quot;',  'A' , '&quot; &amp; [.L551] &amp;  &quot;', '&quot;&amp;  [.I551]  &amp; &quot;', '&quot; &amp; [.A551] &amp; &quot;' );&quot;" office:value-type="string" office:string-value="(550,1, 'Pólizas de Seguros', '',  'A' , 'Pólizas de Seguros', '', '4.07.03' );" calcext:value-type="string">
            <text:p>(550,1, 'Pólizas de Seguros', '', <text:s/>'A' , 'Pólizas de Seguros', '', '4.07.03' );</text:p>
          </table:table-cell>
          <table:table-cell table:number-columns-repeated="4"/>
          <table:table-cell table:formula="of:=IF([.L551] &lt;&gt; &quot;&quot;;[.$P$1] &amp;  [.P551]; &quot;&quot;)" office:value-type="string" office:string-value="INSERT INTO proceso(id_proceso, id_aplicacion, denominacion, ruta_menu, estatus, descripcion, url, jerarquia_menu)VALUES (550,1, 'Pólizas de Seguros', '',  'A' , 'Pólizas de Seguros', '', '4.07.03' );" calcext:value-type="string">
            <text:p>INSERT INTO proceso(id_proceso, id_aplicacion, denominacion, ruta_menu, estatus, descripcion, url, jerarquia_menu)VALUES (550,1, 'Pólizas de Seguros', '', <text:s/>'A' , 'Pólizas de Seguros', '', '4.07.03' );</text:p>
          </table:table-cell>
          <table:table-cell table:number-columns-repeated="2"/>
          <table:table-cell table:formula="of:==IF([.L551] &lt;&gt; &quot;&quot;;&quot;INSERT INTO perfil_proceso(id_perfil_proceso, id_perfil, id_proceso, priuse) VALUES (&quot; &amp; [.O551] &amp; &quot;, 1, &quot; &amp; [.N551] &amp; &quot;, 'A'::text);&quot;; &quot;&quot;)" office:value-type="string" office:string-value="INSERT INTO perfil_proceso(id_perfil_proceso, id_perfil, id_proceso, priuse) VALUES (550, 1, 550, 'A'::text);" calcext:value-type="string">
            <text:p>INSERT INTO perfil_proceso(id_perfil_proceso, id_perfil, id_proceso, priuse) VALUES (550, 1, 550, 'A'::text);</text:p>
          </table:table-cell>
        </table:table-row>
        <table:table-row table:style-name="ro3">
          <table:table-cell table:formula="of:=[.$A$548]&amp;&quot;.&quot;&amp;[.D552]" office:value-type="string" office:string-value="4.07.04" calcext:value-type="string">
            <text:p>4.07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lanes de Póliza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52]" office:value-type="string" office:string-value="Planes de Pólizas" calcext:value-type="string">
            <text:p>Planes de Pólizas</text:p>
          </table:table-cell>
          <table:table-cell/>
          <table:table-cell table:number-columns-repeated="2" office:value-type="float" office:value="551" calcext:value-type="float">
            <text:p>551</text:p>
          </table:table-cell>
          <table:table-cell table:style-name="ce3" table:formula="of:=&quot;(&quot; &amp; [.N552] &amp; &quot;,&quot; &amp; &quot;1&quot; &amp; &quot;, '&quot; &amp; [.L552]  &amp; &quot;', &quot; &amp; &quot;'&quot; &amp; [.H552]  &amp;  &quot;',  'A' , '&quot; &amp; [.L552] &amp;  &quot;', '&quot;&amp;  [.I552]  &amp; &quot;', '&quot; &amp; [.A552] &amp; &quot;' );&quot;" office:value-type="string" office:string-value="(551,1, 'Planes de Pólizas', '',  'A' , 'Planes de Pólizas', '', '4.07.04' );" calcext:value-type="string">
            <text:p>(551,1, 'Planes de Pólizas', '', <text:s/>'A' , 'Planes de Pólizas', '', '4.07.04' );</text:p>
          </table:table-cell>
          <table:table-cell table:number-columns-repeated="4"/>
          <table:table-cell table:formula="of:=IF([.L552] &lt;&gt; &quot;&quot;;[.$P$1] &amp;  [.P552]; &quot;&quot;)" office:value-type="string" office:string-value="INSERT INTO proceso(id_proceso, id_aplicacion, denominacion, ruta_menu, estatus, descripcion, url, jerarquia_menu)VALUES (551,1, 'Planes de Pólizas', '',  'A' , 'Planes de Pólizas', '', '4.07.04' );" calcext:value-type="string">
            <text:p>INSERT INTO proceso(id_proceso, id_aplicacion, denominacion, ruta_menu, estatus, descripcion, url, jerarquia_menu)VALUES (551,1, 'Planes de Pólizas', '', <text:s/>'A' , 'Planes de Pólizas', '', '4.07.04' );</text:p>
          </table:table-cell>
          <table:table-cell table:number-columns-repeated="2"/>
          <table:table-cell table:formula="of:==IF([.L552] &lt;&gt; &quot;&quot;;&quot;INSERT INTO perfil_proceso(id_perfil_proceso, id_perfil, id_proceso, priuse) VALUES (&quot; &amp; [.O552] &amp; &quot;, 1, &quot; &amp; [.N552] &amp; &quot;, 'A'::text);&quot;; &quot;&quot;)" office:value-type="string" office:string-value="INSERT INTO perfil_proceso(id_perfil_proceso, id_perfil, id_proceso, priuse) VALUES (551, 1, 551, 'A'::text);" calcext:value-type="string">
            <text:p>INSERT INTO perfil_proceso(id_perfil_proceso, id_perfil, id_proceso, priuse) VALUES (551, 1, 551, 'A'::text);</text:p>
          </table:table-cell>
        </table:table-row>
        <table:table-row table:style-name="ro3">
          <table:table-cell table:formula="of:=[.$A$548]&amp;&quot;.&quot;&amp;[.D553]" office:value-type="string" office:string-value="4.07.05" calcext:value-type="string">
            <text:p>4.07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Primas por Plan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53]" office:value-type="string" office:string-value="Primas por Planes" calcext:value-type="string">
            <text:p>Primas por Planes</text:p>
          </table:table-cell>
          <table:table-cell/>
          <table:table-cell table:number-columns-repeated="2" office:value-type="float" office:value="552" calcext:value-type="float">
            <text:p>552</text:p>
          </table:table-cell>
          <table:table-cell table:style-name="ce3" table:formula="of:=&quot;(&quot; &amp; [.N553] &amp; &quot;,&quot; &amp; &quot;1&quot; &amp; &quot;, '&quot; &amp; [.L553]  &amp; &quot;', &quot; &amp; &quot;'&quot; &amp; [.H553]  &amp;  &quot;',  'A' , '&quot; &amp; [.L553] &amp;  &quot;', '&quot;&amp;  [.I553]  &amp; &quot;', '&quot; &amp; [.A553] &amp; &quot;' );&quot;" office:value-type="string" office:string-value="(552,1, 'Primas por Planes', '',  'A' , 'Primas por Planes', '', '4.07.05' );" calcext:value-type="string">
            <text:p>(552,1, 'Primas por Planes', '', <text:s/>'A' , 'Primas por Planes', '', '4.07.05' );</text:p>
          </table:table-cell>
          <table:table-cell table:number-columns-repeated="4"/>
          <table:table-cell table:formula="of:=IF([.L553] &lt;&gt; &quot;&quot;;[.$P$1] &amp;  [.P553]; &quot;&quot;)" office:value-type="string" office:string-value="INSERT INTO proceso(id_proceso, id_aplicacion, denominacion, ruta_menu, estatus, descripcion, url, jerarquia_menu)VALUES (552,1, 'Primas por Planes', '',  'A' , 'Primas por Planes', '', '4.07.05' );" calcext:value-type="string">
            <text:p>INSERT INTO proceso(id_proceso, id_aplicacion, denominacion, ruta_menu, estatus, descripcion, url, jerarquia_menu)VALUES (552,1, 'Primas por Planes', '', <text:s/>'A' , 'Primas por Planes', '', '4.07.05' );</text:p>
          </table:table-cell>
          <table:table-cell table:number-columns-repeated="2"/>
          <table:table-cell table:formula="of:==IF([.L553] &lt;&gt; &quot;&quot;;&quot;INSERT INTO perfil_proceso(id_perfil_proceso, id_perfil, id_proceso, priuse) VALUES (&quot; &amp; [.O553] &amp; &quot;, 1, &quot; &amp; [.N553] &amp; &quot;, 'A'::text);&quot;; &quot;&quot;)" office:value-type="string" office:string-value="INSERT INTO perfil_proceso(id_perfil_proceso, id_perfil, id_proceso, priuse) VALUES (552, 1, 552, 'A'::text);" calcext:value-type="string">
            <text:p>INSERT INTO perfil_proceso(id_perfil_proceso, id_perfil, id_proceso, priuse) VALUES (552, 1, 552, 'A'::text);</text:p>
          </table:table-cell>
        </table:table-row>
        <table:table-row table:style-name="ro3">
          <table:table-cell table:formula="of:=[.$A$548]&amp;&quot;.&quot;&amp;[.D554]" office:value-type="string" office:string-value="4.07.06" calcext:value-type="string">
            <text:p>4.07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Primas por Carg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54]" office:value-type="string" office:string-value="Primas por Cargo" calcext:value-type="string">
            <text:p>Primas por Cargo</text:p>
          </table:table-cell>
          <table:table-cell/>
          <table:table-cell table:number-columns-repeated="2" office:value-type="float" office:value="553" calcext:value-type="float">
            <text:p>553</text:p>
          </table:table-cell>
          <table:table-cell table:style-name="ce3" table:formula="of:=&quot;(&quot; &amp; [.N554] &amp; &quot;,&quot; &amp; &quot;1&quot; &amp; &quot;, '&quot; &amp; [.L554]  &amp; &quot;', &quot; &amp; &quot;'&quot; &amp; [.H554]  &amp;  &quot;',  'A' , '&quot; &amp; [.L554] &amp;  &quot;', '&quot;&amp;  [.I554]  &amp; &quot;', '&quot; &amp; [.A554] &amp; &quot;' );&quot;" office:value-type="string" office:string-value="(553,1, 'Primas por Cargo', '',  'A' , 'Primas por Cargo', '', '4.07.06' );" calcext:value-type="string">
            <text:p>(553,1, 'Primas por Cargo', '', <text:s/>'A' , 'Primas por Cargo', '', '4.07.06' );</text:p>
          </table:table-cell>
          <table:table-cell table:number-columns-repeated="4"/>
          <table:table-cell table:formula="of:=IF([.L554] &lt;&gt; &quot;&quot;;[.$P$1] &amp;  [.P554]; &quot;&quot;)" office:value-type="string" office:string-value="INSERT INTO proceso(id_proceso, id_aplicacion, denominacion, ruta_menu, estatus, descripcion, url, jerarquia_menu)VALUES (553,1, 'Primas por Cargo', '',  'A' , 'Primas por Cargo', '', '4.07.06' );" calcext:value-type="string">
            <text:p>INSERT INTO proceso(id_proceso, id_aplicacion, denominacion, ruta_menu, estatus, descripcion, url, jerarquia_menu)VALUES (553,1, 'Primas por Cargo', '', <text:s/>'A' , 'Primas por Cargo', '', '4.07.06' );</text:p>
          </table:table-cell>
          <table:table-cell table:number-columns-repeated="2"/>
          <table:table-cell table:formula="of:==IF([.L554] &lt;&gt; &quot;&quot;;&quot;INSERT INTO perfil_proceso(id_perfil_proceso, id_perfil, id_proceso, priuse) VALUES (&quot; &amp; [.O554] &amp; &quot;, 1, &quot; &amp; [.N554] &amp; &quot;, 'A'::text);&quot;; &quot;&quot;)" office:value-type="string" office:string-value="INSERT INTO perfil_proceso(id_perfil_proceso, id_perfil, id_proceso, priuse) VALUES (553, 1, 553, 'A'::text);" calcext:value-type="string">
            <text:p>INSERT INTO perfil_proceso(id_perfil_proceso, id_perfil, id_proceso, priuse) VALUES (553, 1, 553, 'A'::text);</text:p>
          </table:table-cell>
        </table:table-row>
        <table:table-row table:style-name="ro3">
          <table:table-cell table:formula="of:=[.$A$548]&amp;&quot;.&quot;&amp;[.D555]" office:value-type="string" office:string-value="4.07.07" calcext:value-type="string">
            <text:p>4.07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Excepcion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55]" office:value-type="string" office:string-value="Excepciones" calcext:value-type="string">
            <text:p>Excepciones</text:p>
          </table:table-cell>
          <table:table-cell/>
          <table:table-cell table:number-columns-repeated="2" office:value-type="float" office:value="554" calcext:value-type="float">
            <text:p>554</text:p>
          </table:table-cell>
          <table:table-cell table:style-name="ce3" table:formula="of:=&quot;(&quot; &amp; [.N555] &amp; &quot;,&quot; &amp; &quot;1&quot; &amp; &quot;, '&quot; &amp; [.L555]  &amp; &quot;', &quot; &amp; &quot;'&quot; &amp; [.H555]  &amp;  &quot;',  'A' , '&quot; &amp; [.L555] &amp;  &quot;', '&quot;&amp;  [.I555]  &amp; &quot;', '&quot; &amp; [.A555] &amp; &quot;' );&quot;" office:value-type="string" office:string-value="(554,1, 'Excepciones', '',  'A' , 'Excepciones', '', '4.07.07' );" calcext:value-type="string">
            <text:p>(554,1, 'Excepciones', '', <text:s/>'A' , 'Excepciones', '', '4.07.07' );</text:p>
          </table:table-cell>
          <table:table-cell table:number-columns-repeated="4"/>
          <table:table-cell table:formula="of:=IF([.L555] &lt;&gt; &quot;&quot;;[.$P$1] &amp;  [.P555]; &quot;&quot;)" office:value-type="string" office:string-value="INSERT INTO proceso(id_proceso, id_aplicacion, denominacion, ruta_menu, estatus, descripcion, url, jerarquia_menu)VALUES (554,1, 'Excepciones', '',  'A' , 'Excepciones', '', '4.07.07' );" calcext:value-type="string">
            <text:p>INSERT INTO proceso(id_proceso, id_aplicacion, denominacion, ruta_menu, estatus, descripcion, url, jerarquia_menu)VALUES (554,1, 'Excepciones', '', <text:s/>'A' , 'Excepciones', '', '4.07.07' );</text:p>
          </table:table-cell>
          <table:table-cell table:number-columns-repeated="2"/>
          <table:table-cell table:formula="of:==IF([.L555] &lt;&gt; &quot;&quot;;&quot;INSERT INTO perfil_proceso(id_perfil_proceso, id_perfil, id_proceso, priuse) VALUES (&quot; &amp; [.O555] &amp; &quot;, 1, &quot; &amp; [.N555] &amp; &quot;, 'A'::text);&quot;; &quot;&quot;)" office:value-type="string" office:string-value="INSERT INTO perfil_proceso(id_perfil_proceso, id_perfil, id_proceso, priuse) VALUES (554, 1, 554, 'A'::text);" calcext:value-type="string">
            <text:p>INSERT INTO perfil_proceso(id_perfil_proceso, id_perfil, id_proceso, priuse) VALUES (554, 1, 554, 'A'::text);</text:p>
          </table:table-cell>
        </table:table-row>
        <table:table-row table:style-name="ro3">
          <table:table-cell table:formula="of:=[.$A$555]&amp;&quot;.&quot;&amp;[.E556]" office:value-type="string" office:string-value="4.07.07.01" calcext:value-type="string">
            <text:p>4.07.07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Excepciones de Titular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56]" office:value-type="string" office:string-value="Excepciones de Titulares" calcext:value-type="string">
            <text:p>Excepciones de Titulares</text:p>
          </table:table-cell>
          <table:table-cell/>
          <table:table-cell table:number-columns-repeated="2" office:value-type="float" office:value="555" calcext:value-type="float">
            <text:p>555</text:p>
          </table:table-cell>
          <table:table-cell table:style-name="ce3" table:formula="of:=&quot;(&quot; &amp; [.N556] &amp; &quot;,&quot; &amp; &quot;1&quot; &amp; &quot;, '&quot; &amp; [.L556]  &amp; &quot;', &quot; &amp; &quot;'&quot; &amp; [.H556]  &amp;  &quot;',  'A' , '&quot; &amp; [.L556] &amp;  &quot;', '&quot;&amp;  [.I556]  &amp; &quot;', '&quot; &amp; [.A556] &amp; &quot;' );&quot;" office:value-type="string" office:string-value="(555,1, 'Excepciones de Titulares', '',  'A' , 'Excepciones de Titulares', '', '4.07.07.01' );" calcext:value-type="string">
            <text:p>(555,1, 'Excepciones de Titulares', '', <text:s/>'A' , 'Excepciones de Titulares', '', '4.07.07.01' );</text:p>
          </table:table-cell>
          <table:table-cell table:number-columns-repeated="4"/>
          <table:table-cell table:formula="of:=IF([.L556] &lt;&gt; &quot;&quot;;[.$P$1] &amp;  [.P556]; &quot;&quot;)" office:value-type="string" office:string-value="INSERT INTO proceso(id_proceso, id_aplicacion, denominacion, ruta_menu, estatus, descripcion, url, jerarquia_menu)VALUES (555,1, 'Excepciones de Titulares', '',  'A' , 'Excepciones de Titulares', '', '4.07.07.01' );" calcext:value-type="string">
            <text:p>INSERT INTO proceso(id_proceso, id_aplicacion, denominacion, ruta_menu, estatus, descripcion, url, jerarquia_menu)VALUES (555,1, 'Excepciones de Titulares', '', <text:s/>'A' , 'Excepciones de Titulares', '', '4.07.07.01' );</text:p>
          </table:table-cell>
          <table:table-cell table:number-columns-repeated="2"/>
          <table:table-cell table:formula="of:==IF([.L556] &lt;&gt; &quot;&quot;;&quot;INSERT INTO perfil_proceso(id_perfil_proceso, id_perfil, id_proceso, priuse) VALUES (&quot; &amp; [.O556] &amp; &quot;, 1, &quot; &amp; [.N556] &amp; &quot;, 'A'::text);&quot;; &quot;&quot;)" office:value-type="string" office:string-value="INSERT INTO perfil_proceso(id_perfil_proceso, id_perfil, id_proceso, priuse) VALUES (555, 1, 555, 'A'::text);" calcext:value-type="string">
            <text:p>INSERT INTO perfil_proceso(id_perfil_proceso, id_perfil, id_proceso, priuse) VALUES (555, 1, 555, 'A'::text);</text:p>
          </table:table-cell>
        </table:table-row>
        <table:table-row table:style-name="ro3">
          <table:table-cell table:formula="of:=[.$A$555]&amp;&quot;.&quot;&amp;[.E557]" office:value-type="string" office:string-value="4.07.07.02" calcext:value-type="string">
            <text:p>4.07.07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Excepciones de Beneficiari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57]" office:value-type="string" office:string-value="Excepciones de Beneficiarios" calcext:value-type="string">
            <text:p>Excepciones de Beneficiarios</text:p>
          </table:table-cell>
          <table:table-cell/>
          <table:table-cell table:number-columns-repeated="2" office:value-type="float" office:value="556" calcext:value-type="float">
            <text:p>556</text:p>
          </table:table-cell>
          <table:table-cell table:style-name="ce3" table:formula="of:=&quot;(&quot; &amp; [.N557] &amp; &quot;,&quot; &amp; &quot;1&quot; &amp; &quot;, '&quot; &amp; [.L557]  &amp; &quot;', &quot; &amp; &quot;'&quot; &amp; [.H557]  &amp;  &quot;',  'A' , '&quot; &amp; [.L557] &amp;  &quot;', '&quot;&amp;  [.I557]  &amp; &quot;', '&quot; &amp; [.A557] &amp; &quot;' );&quot;" office:value-type="string" office:string-value="(556,1, 'Excepciones de Beneficiarios', '',  'A' , 'Excepciones de Beneficiarios', '', '4.07.07.02' );" calcext:value-type="string">
            <text:p>(556,1, 'Excepciones de Beneficiarios', '', <text:s/>'A' , 'Excepciones de Beneficiarios', '', '4.07.07.02' );</text:p>
          </table:table-cell>
          <table:table-cell table:number-columns-repeated="4"/>
          <table:table-cell table:formula="of:=IF([.L557] &lt;&gt; &quot;&quot;;[.$P$1] &amp;  [.P557]; &quot;&quot;)" office:value-type="string" office:string-value="INSERT INTO proceso(id_proceso, id_aplicacion, denominacion, ruta_menu, estatus, descripcion, url, jerarquia_menu)VALUES (556,1, 'Excepciones de Beneficiarios', '',  'A' , 'Excepciones de Beneficiarios', '', '4.07.07.02' );" calcext:value-type="string">
            <text:p>INSERT INTO proceso(id_proceso, id_aplicacion, denominacion, ruta_menu, estatus, descripcion, url, jerarquia_menu)VALUES (556,1, 'Excepciones de Beneficiarios', '', <text:s/>'A' , 'Excepciones de Beneficiarios', '', '4.07.07.02' );</text:p>
          </table:table-cell>
          <table:table-cell table:number-columns-repeated="2"/>
          <table:table-cell table:formula="of:==IF([.L557] &lt;&gt; &quot;&quot;;&quot;INSERT INTO perfil_proceso(id_perfil_proceso, id_perfil, id_proceso, priuse) VALUES (&quot; &amp; [.O557] &amp; &quot;, 1, &quot; &amp; [.N557] &amp; &quot;, 'A'::text);&quot;; &quot;&quot;)" office:value-type="string" office:string-value="INSERT INTO perfil_proceso(id_perfil_proceso, id_perfil, id_proceso, priuse) VALUES (556, 1, 556, 'A'::text);" calcext:value-type="string">
            <text:p>INSERT INTO perfil_proceso(id_perfil_proceso, id_perfil, id_proceso, priuse) VALUES (556, 1, 556, 'A'::text);</text:p>
          </table:table-cell>
        </table:table-row>
        <table:table-row table:style-name="ro3">
          <table:table-cell table:formula="of:=[.$A$548]&amp;&quot;.&quot;&amp;[.D558]" office:value-type="string" office:string-value="4.07.08" calcext:value-type="string">
            <text:p>4.07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Proce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58]" office:value-type="string" office:string-value="Procesos" calcext:value-type="string">
            <text:p>Procesos</text:p>
          </table:table-cell>
          <table:table-cell/>
          <table:table-cell table:number-columns-repeated="2" office:value-type="float" office:value="557" calcext:value-type="float">
            <text:p>557</text:p>
          </table:table-cell>
          <table:table-cell table:style-name="ce3" table:formula="of:=&quot;(&quot; &amp; [.N558] &amp; &quot;,&quot; &amp; &quot;1&quot; &amp; &quot;, '&quot; &amp; [.L558]  &amp; &quot;', &quot; &amp; &quot;'&quot; &amp; [.H558]  &amp;  &quot;',  'A' , '&quot; &amp; [.L558] &amp;  &quot;', '&quot;&amp;  [.I558]  &amp; &quot;', '&quot; &amp; [.A558] &amp; &quot;' );&quot;" office:value-type="string" office:string-value="(557,1, 'Procesos', '',  'A' , 'Procesos', '', '4.07.08' );" calcext:value-type="string">
            <text:p>(557,1, 'Procesos', '', <text:s/>'A' , 'Procesos', '', '4.07.08' );</text:p>
          </table:table-cell>
          <table:table-cell table:number-columns-repeated="4"/>
          <table:table-cell table:formula="of:=IF([.L558] &lt;&gt; &quot;&quot;;[.$P$1] &amp;  [.P558]; &quot;&quot;)" office:value-type="string" office:string-value="INSERT INTO proceso(id_proceso, id_aplicacion, denominacion, ruta_menu, estatus, descripcion, url, jerarquia_menu)VALUES (557,1, 'Procesos', '',  'A' , 'Procesos', '', '4.07.08' );" calcext:value-type="string">
            <text:p>INSERT INTO proceso(id_proceso, id_aplicacion, denominacion, ruta_menu, estatus, descripcion, url, jerarquia_menu)VALUES (557,1, 'Procesos', '', <text:s/>'A' , 'Procesos', '', '4.07.08' );</text:p>
          </table:table-cell>
          <table:table-cell table:number-columns-repeated="2"/>
          <table:table-cell table:formula="of:==IF([.L558] &lt;&gt; &quot;&quot;;&quot;INSERT INTO perfil_proceso(id_perfil_proceso, id_perfil, id_proceso, priuse) VALUES (&quot; &amp; [.O558] &amp; &quot;, 1, &quot; &amp; [.N558] &amp; &quot;, 'A'::text);&quot;; &quot;&quot;)" office:value-type="string" office:string-value="INSERT INTO perfil_proceso(id_perfil_proceso, id_perfil, id_proceso, priuse) VALUES (557, 1, 557, 'A'::text);" calcext:value-type="string">
            <text:p>INSERT INTO perfil_proceso(id_perfil_proceso, id_perfil, id_proceso, priuse) VALUES (557, 1, 557, 'A'::text);</text:p>
          </table:table-cell>
        </table:table-row>
        <table:table-row table:style-name="ro3">
          <table:table-cell table:formula="of:=[.$A$558]&amp;&quot;.&quot;&amp;[.E559]" office:value-type="string" office:string-value="4.07.08.01" calcext:value-type="string">
            <text:p>4.07.08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Generar Titulares/Beneficiari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59]" office:value-type="string" office:string-value="Generar Titulares/Beneficiarios" calcext:value-type="string">
            <text:p>Generar Titulares/Beneficiarios</text:p>
          </table:table-cell>
          <table:table-cell/>
          <table:table-cell table:number-columns-repeated="2" office:value-type="float" office:value="558" calcext:value-type="float">
            <text:p>558</text:p>
          </table:table-cell>
          <table:table-cell table:style-name="ce3" table:formula="of:=&quot;(&quot; &amp; [.N559] &amp; &quot;,&quot; &amp; &quot;1&quot; &amp; &quot;, '&quot; &amp; [.L559]  &amp; &quot;', &quot; &amp; &quot;'&quot; &amp; [.H559]  &amp;  &quot;',  'A' , '&quot; &amp; [.L559] &amp;  &quot;', '&quot;&amp;  [.I559]  &amp; &quot;', '&quot; &amp; [.A559] &amp; &quot;' );&quot;" office:value-type="string" office:string-value="(558,1, 'Generar Titulares/Beneficiarios', '',  'A' , 'Generar Titulares/Beneficiarios', '', '4.07.08.01' );" calcext:value-type="string">
            <text:p>(558,1, 'Generar Titulares/Beneficiarios', '', <text:s/>'A' , 'Generar Titulares/Beneficiarios', '', '4.07.08.01' );</text:p>
          </table:table-cell>
          <table:table-cell table:number-columns-repeated="4"/>
          <table:table-cell table:formula="of:=IF([.L559] &lt;&gt; &quot;&quot;;[.$P$1] &amp;  [.P559]; &quot;&quot;)" office:value-type="string" office:string-value="INSERT INTO proceso(id_proceso, id_aplicacion, denominacion, ruta_menu, estatus, descripcion, url, jerarquia_menu)VALUES (558,1, 'Generar Titulares/Beneficiarios', '',  'A' , 'Generar Titulares/Beneficiarios', '', '4.07.08.01' );" calcext:value-type="string">
            <text:p>INSERT INTO proceso(id_proceso, id_aplicacion, denominacion, ruta_menu, estatus, descripcion, url, jerarquia_menu)VALUES (558,1, 'Generar Titulares/Beneficiarios', '', <text:s/>'A' , 'Generar Titulares/Beneficiarios', '', '4.07.08.01' );</text:p>
          </table:table-cell>
          <table:table-cell table:number-columns-repeated="2"/>
          <table:table-cell table:formula="of:==IF([.L559] &lt;&gt; &quot;&quot;;&quot;INSERT INTO perfil_proceso(id_perfil_proceso, id_perfil, id_proceso, priuse) VALUES (&quot; &amp; [.O559] &amp; &quot;, 1, &quot; &amp; [.N559] &amp; &quot;, 'A'::text);&quot;; &quot;&quot;)" office:value-type="string" office:string-value="INSERT INTO perfil_proceso(id_perfil_proceso, id_perfil, id_proceso, priuse) VALUES (558, 1, 558, 'A'::text);" calcext:value-type="string">
            <text:p>INSERT INTO perfil_proceso(id_perfil_proceso, id_perfil, id_proceso, priuse) VALUES (558, 1, 558, 'A'::text);</text:p>
          </table:table-cell>
        </table:table-row>
        <table:table-row table:style-name="ro3">
          <table:table-cell table:formula="of:=[.$A$558]&amp;&quot;.&quot;&amp;[.E560]" office:value-type="string" office:string-value="4.07.08.02" calcext:value-type="string">
            <text:p>4.07.08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gistrar Préstamos por Financiamie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60]" office:value-type="string" office:string-value="Registrar Préstamos por Financiamiento" calcext:value-type="string">
            <text:p>Registrar Préstamos por Financiamiento</text:p>
          </table:table-cell>
          <table:table-cell/>
          <table:table-cell table:number-columns-repeated="2" office:value-type="float" office:value="559" calcext:value-type="float">
            <text:p>559</text:p>
          </table:table-cell>
          <table:table-cell table:style-name="ce3" table:formula="of:=&quot;(&quot; &amp; [.N560] &amp; &quot;,&quot; &amp; &quot;1&quot; &amp; &quot;, '&quot; &amp; [.L560]  &amp; &quot;', &quot; &amp; &quot;'&quot; &amp; [.H560]  &amp;  &quot;',  'A' , '&quot; &amp; [.L560] &amp;  &quot;', '&quot;&amp;  [.I560]  &amp; &quot;', '&quot; &amp; [.A560] &amp; &quot;' );&quot;" office:value-type="string" office:string-value="(559,1, 'Registrar Préstamos por Financiamiento', '',  'A' , 'Registrar Préstamos por Financiamiento', '', '4.07.08.02' );" calcext:value-type="string">
            <text:p>(559,1, 'Registrar Préstamos por Financiamiento', '', <text:s/>'A' , 'Registrar Préstamos por Financiamiento', '', '4.07.08.02' );</text:p>
          </table:table-cell>
          <table:table-cell table:number-columns-repeated="4"/>
          <table:table-cell table:formula="of:=IF([.L560] &lt;&gt; &quot;&quot;;[.$P$1] &amp;  [.P560]; &quot;&quot;)" office:value-type="string" office:string-value="INSERT INTO proceso(id_proceso, id_aplicacion, denominacion, ruta_menu, estatus, descripcion, url, jerarquia_menu)VALUES (559,1, 'Registrar Préstamos por Financiamiento', '',  'A' , 'Registrar Préstamos por Financiamiento', '', '4.07.08.02' );" calcext:value-type="string">
            <text:p>INSERT INTO proceso(id_proceso, id_aplicacion, denominacion, ruta_menu, estatus, descripcion, url, jerarquia_menu)VALUES (559,1, 'Registrar Préstamos por Financiamiento', '', <text:s/>'A' , 'Registrar Préstamos por Financiamiento', '', '4.07.08.02' );</text:p>
          </table:table-cell>
          <table:table-cell table:number-columns-repeated="2"/>
          <table:table-cell table:formula="of:==IF([.L560] &lt;&gt; &quot;&quot;;&quot;INSERT INTO perfil_proceso(id_perfil_proceso, id_perfil, id_proceso, priuse) VALUES (&quot; &amp; [.O560] &amp; &quot;, 1, &quot; &amp; [.N560] &amp; &quot;, 'A'::text);&quot;; &quot;&quot;)" office:value-type="string" office:string-value="INSERT INTO perfil_proceso(id_perfil_proceso, id_perfil, id_proceso, priuse) VALUES (559, 1, 559, 'A'::text);" calcext:value-type="string">
            <text:p>INSERT INTO perfil_proceso(id_perfil_proceso, id_perfil, id_proceso, priuse) VALUES (559, 1, 559, 'A'::text);</text:p>
          </table:table-cell>
        </table:table-row>
        <table:table-row table:style-name="ro3">
          <table:table-cell table:formula="of:=[.$A$558]&amp;&quot;.&quot;&amp;[.E561]" office:value-type="string" office:string-value="4.07.08.03" calcext:value-type="string">
            <text:p>4.07.08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Suspender Beneficiarios por Ed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61]" office:value-type="string" office:string-value="Suspender Beneficiarios por Edad" calcext:value-type="string">
            <text:p>Suspender Beneficiarios por Edad</text:p>
          </table:table-cell>
          <table:table-cell/>
          <table:table-cell table:number-columns-repeated="2" office:value-type="float" office:value="560" calcext:value-type="float">
            <text:p>560</text:p>
          </table:table-cell>
          <table:table-cell table:style-name="ce3" table:formula="of:=&quot;(&quot; &amp; [.N561] &amp; &quot;,&quot; &amp; &quot;1&quot; &amp; &quot;, '&quot; &amp; [.L561]  &amp; &quot;', &quot; &amp; &quot;'&quot; &amp; [.H561]  &amp;  &quot;',  'A' , '&quot; &amp; [.L561] &amp;  &quot;', '&quot;&amp;  [.I561]  &amp; &quot;', '&quot; &amp; [.A561] &amp; &quot;' );&quot;" office:value-type="string" office:string-value="(560,1, 'Suspender Beneficiarios por Edad', '',  'A' , 'Suspender Beneficiarios por Edad', '', '4.07.08.03' );" calcext:value-type="string">
            <text:p>(560,1, 'Suspender Beneficiarios por Edad', '', <text:s/>'A' , 'Suspender Beneficiarios por Edad', '', '4.07.08.03' );</text:p>
          </table:table-cell>
          <table:table-cell table:number-columns-repeated="4"/>
          <table:table-cell table:formula="of:=IF([.L561] &lt;&gt; &quot;&quot;;[.$P$1] &amp;  [.P561]; &quot;&quot;)" office:value-type="string" office:string-value="INSERT INTO proceso(id_proceso, id_aplicacion, denominacion, ruta_menu, estatus, descripcion, url, jerarquia_menu)VALUES (560,1, 'Suspender Beneficiarios por Edad', '',  'A' , 'Suspender Beneficiarios por Edad', '', '4.07.08.03' );" calcext:value-type="string">
            <text:p>INSERT INTO proceso(id_proceso, id_aplicacion, denominacion, ruta_menu, estatus, descripcion, url, jerarquia_menu)VALUES (560,1, 'Suspender Beneficiarios por Edad', '', <text:s/>'A' , 'Suspender Beneficiarios por Edad', '', '4.07.08.03' );</text:p>
          </table:table-cell>
          <table:table-cell table:number-columns-repeated="2"/>
          <table:table-cell table:formula="of:==IF([.L561] &lt;&gt; &quot;&quot;;&quot;INSERT INTO perfil_proceso(id_perfil_proceso, id_perfil, id_proceso, priuse) VALUES (&quot; &amp; [.O561] &amp; &quot;, 1, &quot; &amp; [.N561] &amp; &quot;, 'A'::text);&quot;; &quot;&quot;)" office:value-type="string" office:string-value="INSERT INTO perfil_proceso(id_perfil_proceso, id_perfil, id_proceso, priuse) VALUES (560, 1, 560, 'A'::text);" calcext:value-type="string">
            <text:p>INSERT INTO perfil_proceso(id_perfil_proceso, id_perfil, id_proceso, priuse) VALUES (560, 1, 560, 'A'::text);</text:p>
          </table:table-cell>
        </table:table-row>
        <table:table-row table:style-name="ro3">
          <table:table-cell table:formula="of:=[.$A$548]&amp;&quot;.&quot;&amp;[.D562]" office:value-type="string" office:string-value="4.07.09" calcext:value-type="string">
            <text:p>4.07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Titular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62]" office:value-type="string" office:string-value="Titulares" calcext:value-type="string">
            <text:p>Titulares</text:p>
          </table:table-cell>
          <table:table-cell/>
          <table:table-cell table:number-columns-repeated="2" office:value-type="float" office:value="561" calcext:value-type="float">
            <text:p>561</text:p>
          </table:table-cell>
          <table:table-cell table:style-name="ce3" table:formula="of:=&quot;(&quot; &amp; [.N562] &amp; &quot;,&quot; &amp; &quot;1&quot; &amp; &quot;, '&quot; &amp; [.L562]  &amp; &quot;', &quot; &amp; &quot;'&quot; &amp; [.H562]  &amp;  &quot;',  'A' , '&quot; &amp; [.L562] &amp;  &quot;', '&quot;&amp;  [.I562]  &amp; &quot;', '&quot; &amp; [.A562] &amp; &quot;' );&quot;" office:value-type="string" office:string-value="(561,1, 'Titulares', '',  'A' , 'Titulares', '', '4.07.09' );" calcext:value-type="string">
            <text:p>(561,1, 'Titulares', '', <text:s/>'A' , 'Titulares', '', '4.07.09' );</text:p>
          </table:table-cell>
          <table:table-cell table:number-columns-repeated="4"/>
          <table:table-cell table:formula="of:=IF([.L562] &lt;&gt; &quot;&quot;;[.$P$1] &amp;  [.P562]; &quot;&quot;)" office:value-type="string" office:string-value="INSERT INTO proceso(id_proceso, id_aplicacion, denominacion, ruta_menu, estatus, descripcion, url, jerarquia_menu)VALUES (561,1, 'Titulares', '',  'A' , 'Titulares', '', '4.07.09' );" calcext:value-type="string">
            <text:p>INSERT INTO proceso(id_proceso, id_aplicacion, denominacion, ruta_menu, estatus, descripcion, url, jerarquia_menu)VALUES (561,1, 'Titulares', '', <text:s/>'A' , 'Titulares', '', '4.07.09' );</text:p>
          </table:table-cell>
          <table:table-cell table:number-columns-repeated="2"/>
          <table:table-cell table:formula="of:==IF([.L562] &lt;&gt; &quot;&quot;;&quot;INSERT INTO perfil_proceso(id_perfil_proceso, id_perfil, id_proceso, priuse) VALUES (&quot; &amp; [.O562] &amp; &quot;, 1, &quot; &amp; [.N562] &amp; &quot;, 'A'::text);&quot;; &quot;&quot;)" office:value-type="string" office:string-value="INSERT INTO perfil_proceso(id_perfil_proceso, id_perfil, id_proceso, priuse) VALUES (561, 1, 561, 'A'::text);" calcext:value-type="string">
            <text:p>INSERT INTO perfil_proceso(id_perfil_proceso, id_perfil, id_proceso, priuse) VALUES (561, 1, 561, 'A'::text);</text:p>
          </table:table-cell>
        </table:table-row>
        <table:table-row table:style-name="ro3">
          <table:table-cell table:formula="of:=[.$A$548]&amp;&quot;.&quot;&amp;[.D563]" office:value-type="string" office:string-value="4.07.10" calcext:value-type="string">
            <text:p>4.07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Beneficiari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63]" office:value-type="string" office:string-value="Beneficiarios" calcext:value-type="string">
            <text:p>Beneficiarios</text:p>
          </table:table-cell>
          <table:table-cell/>
          <table:table-cell table:number-columns-repeated="2" office:value-type="float" office:value="562" calcext:value-type="float">
            <text:p>562</text:p>
          </table:table-cell>
          <table:table-cell table:style-name="ce3" table:formula="of:=&quot;(&quot; &amp; [.N563] &amp; &quot;,&quot; &amp; &quot;1&quot; &amp; &quot;, '&quot; &amp; [.L563]  &amp; &quot;', &quot; &amp; &quot;'&quot; &amp; [.H563]  &amp;  &quot;',  'A' , '&quot; &amp; [.L563] &amp;  &quot;', '&quot;&amp;  [.I563]  &amp; &quot;', '&quot; &amp; [.A563] &amp; &quot;' );&quot;" office:value-type="string" office:string-value="(562,1, 'Beneficiarios', '',  'A' , 'Beneficiarios', '', '4.07.10' );" calcext:value-type="string">
            <text:p>(562,1, 'Beneficiarios', '', <text:s/>'A' , 'Beneficiarios', '', '4.07.10' );</text:p>
          </table:table-cell>
          <table:table-cell table:number-columns-repeated="4"/>
          <table:table-cell table:formula="of:=IF([.L563] &lt;&gt; &quot;&quot;;[.$P$1] &amp;  [.P563]; &quot;&quot;)" office:value-type="string" office:string-value="INSERT INTO proceso(id_proceso, id_aplicacion, denominacion, ruta_menu, estatus, descripcion, url, jerarquia_menu)VALUES (562,1, 'Beneficiarios', '',  'A' , 'Beneficiarios', '', '4.07.10' );" calcext:value-type="string">
            <text:p>INSERT INTO proceso(id_proceso, id_aplicacion, denominacion, ruta_menu, estatus, descripcion, url, jerarquia_menu)VALUES (562,1, 'Beneficiarios', '', <text:s/>'A' , 'Beneficiarios', '', '4.07.10' );</text:p>
          </table:table-cell>
          <table:table-cell table:number-columns-repeated="2"/>
          <table:table-cell table:formula="of:==IF([.L563] &lt;&gt; &quot;&quot;;&quot;INSERT INTO perfil_proceso(id_perfil_proceso, id_perfil, id_proceso, priuse) VALUES (&quot; &amp; [.O563] &amp; &quot;, 1, &quot; &amp; [.N563] &amp; &quot;, 'A'::text);&quot;; &quot;&quot;)" office:value-type="string" office:string-value="INSERT INTO perfil_proceso(id_perfil_proceso, id_perfil, id_proceso, priuse) VALUES (562, 1, 562, 'A'::text);" calcext:value-type="string">
            <text:p>INSERT INTO perfil_proceso(id_perfil_proceso, id_perfil, id_proceso, priuse) VALUES (562, 1, 562, 'A'::text);</text:p>
          </table:table-cell>
        </table:table-row>
        <table:table-row table:style-name="ro3">
          <table:table-cell table:formula="of:=[.$A$548]&amp;&quot;.&quot;&amp;[.D564]" office:value-type="string" office:string-value="4.07.11" calcext:value-type="string">
            <text:p>4.07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Siniestr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64]" office:value-type="string" office:string-value="Siniestros" calcext:value-type="string">
            <text:p>Siniestros</text:p>
          </table:table-cell>
          <table:table-cell/>
          <table:table-cell table:number-columns-repeated="2" office:value-type="float" office:value="563" calcext:value-type="float">
            <text:p>563</text:p>
          </table:table-cell>
          <table:table-cell table:style-name="ce3" table:formula="of:=&quot;(&quot; &amp; [.N564] &amp; &quot;,&quot; &amp; &quot;1&quot; &amp; &quot;, '&quot; &amp; [.L564]  &amp; &quot;', &quot; &amp; &quot;'&quot; &amp; [.H564]  &amp;  &quot;',  'A' , '&quot; &amp; [.L564] &amp;  &quot;', '&quot;&amp;  [.I564]  &amp; &quot;', '&quot; &amp; [.A564] &amp; &quot;' );&quot;" office:value-type="string" office:string-value="(563,1, 'Siniestros', '',  'A' , 'Siniestros', '', '4.07.11' );" calcext:value-type="string">
            <text:p>(563,1, 'Siniestros', '', <text:s/>'A' , 'Siniestros', '', '4.07.11' );</text:p>
          </table:table-cell>
          <table:table-cell table:number-columns-repeated="4"/>
          <table:table-cell table:formula="of:=IF([.L564] &lt;&gt; &quot;&quot;;[.$P$1] &amp;  [.P564]; &quot;&quot;)" office:value-type="string" office:string-value="INSERT INTO proceso(id_proceso, id_aplicacion, denominacion, ruta_menu, estatus, descripcion, url, jerarquia_menu)VALUES (563,1, 'Siniestros', '',  'A' , 'Siniestros', '', '4.07.11' );" calcext:value-type="string">
            <text:p>INSERT INTO proceso(id_proceso, id_aplicacion, denominacion, ruta_menu, estatus, descripcion, url, jerarquia_menu)VALUES (563,1, 'Siniestros', '', <text:s/>'A' , 'Siniestros', '', '4.07.11' );</text:p>
          </table:table-cell>
          <table:table-cell table:number-columns-repeated="2"/>
          <table:table-cell table:formula="of:==IF([.L564] &lt;&gt; &quot;&quot;;&quot;INSERT INTO perfil_proceso(id_perfil_proceso, id_perfil, id_proceso, priuse) VALUES (&quot; &amp; [.O564] &amp; &quot;, 1, &quot; &amp; [.N564] &amp; &quot;, 'A'::text);&quot;; &quot;&quot;)" office:value-type="string" office:string-value="INSERT INTO perfil_proceso(id_perfil_proceso, id_perfil, id_proceso, priuse) VALUES (563, 1, 563, 'A'::text);" calcext:value-type="string">
            <text:p>INSERT INTO perfil_proceso(id_perfil_proceso, id_perfil, id_proceso, priuse) VALUES (563, 1, 563, 'A'::text);</text:p>
          </table:table-cell>
        </table:table-row>
        <table:table-row table:style-name="ro3">
          <table:table-cell table:formula="of:=[.$A$548]&amp;&quot;.&quot;&amp;[.D565]" office:value-type="string" office:string-value="4.07.12" calcext:value-type="string">
            <text:p>4.07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Report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65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564" calcext:value-type="float">
            <text:p>564</text:p>
          </table:table-cell>
          <table:table-cell table:style-name="ce3" table:formula="of:=&quot;(&quot; &amp; [.N565] &amp; &quot;,&quot; &amp; &quot;1&quot; &amp; &quot;, '&quot; &amp; [.L565]  &amp; &quot;', &quot; &amp; &quot;'&quot; &amp; [.H565]  &amp;  &quot;',  'A' , '&quot; &amp; [.L565] &amp;  &quot;', '&quot;&amp;  [.I565]  &amp; &quot;', '&quot; &amp; [.A565] &amp; &quot;' );&quot;" office:value-type="string" office:string-value="(564,1, 'Reportes', '',  'A' , 'Reportes', '', '4.07.12' );" calcext:value-type="string">
            <text:p>(564,1, 'Reportes', '', <text:s/>'A' , 'Reportes', '', '4.07.12' );</text:p>
          </table:table-cell>
          <table:table-cell table:number-columns-repeated="4"/>
          <table:table-cell table:formula="of:=IF([.L565] &lt;&gt; &quot;&quot;;[.$P$1] &amp;  [.P565]; &quot;&quot;)" office:value-type="string" office:string-value="INSERT INTO proceso(id_proceso, id_aplicacion, denominacion, ruta_menu, estatus, descripcion, url, jerarquia_menu)VALUES (564,1, 'Reportes', '',  'A' , 'Reportes', '', '4.07.12' );" calcext:value-type="string">
            <text:p>INSERT INTO proceso(id_proceso, id_aplicacion, denominacion, ruta_menu, estatus, descripcion, url, jerarquia_menu)VALUES (564,1, 'Reportes', '', <text:s/>'A' , 'Reportes', '', '4.07.12' );</text:p>
          </table:table-cell>
          <table:table-cell table:number-columns-repeated="2"/>
          <table:table-cell table:formula="of:==IF([.L565] &lt;&gt; &quot;&quot;;&quot;INSERT INTO perfil_proceso(id_perfil_proceso, id_perfil, id_proceso, priuse) VALUES (&quot; &amp; [.O565] &amp; &quot;, 1, &quot; &amp; [.N565] &amp; &quot;, 'A'::text);&quot;; &quot;&quot;)" office:value-type="string" office:string-value="INSERT INTO perfil_proceso(id_perfil_proceso, id_perfil, id_proceso, priuse) VALUES (564, 1, 564, 'A'::text);" calcext:value-type="string">
            <text:p>INSERT INTO perfil_proceso(id_perfil_proceso, id_perfil, id_proceso, priuse) VALUES (564, 1, 564, 'A'::text);</text:p>
          </table:table-cell>
        </table:table-row>
        <table:table-row table:style-name="ro3">
          <table:table-cell table:formula="of:=[.$A$565]&amp;&quot;.&quot;&amp;[.E566]" office:value-type="string" office:string-value="4.07.12.01" calcext:value-type="string">
            <text:p>4.07.1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porte Beneficiarios/Titular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66]" office:value-type="string" office:string-value="Reporte Beneficiarios/Titulares" calcext:value-type="string">
            <text:p>Reporte Beneficiarios/Titulares</text:p>
          </table:table-cell>
          <table:table-cell/>
          <table:table-cell table:number-columns-repeated="2" office:value-type="float" office:value="565" calcext:value-type="float">
            <text:p>565</text:p>
          </table:table-cell>
          <table:table-cell table:style-name="ce3" table:formula="of:=&quot;(&quot; &amp; [.N566] &amp; &quot;,&quot; &amp; &quot;1&quot; &amp; &quot;, '&quot; &amp; [.L566]  &amp; &quot;', &quot; &amp; &quot;'&quot; &amp; [.H566]  &amp;  &quot;',  'A' , '&quot; &amp; [.L566] &amp;  &quot;', '&quot;&amp;  [.I566]  &amp; &quot;', '&quot; &amp; [.A566] &amp; &quot;' );&quot;" office:value-type="string" office:string-value="(565,1, 'Reporte Beneficiarios/Titulares', '',  'A' , 'Reporte Beneficiarios/Titulares', '', '4.07.12.01' );" calcext:value-type="string">
            <text:p>(565,1, 'Reporte Beneficiarios/Titulares', '', <text:s/>'A' , 'Reporte Beneficiarios/Titulares', '', '4.07.12.01' );</text:p>
          </table:table-cell>
          <table:table-cell table:number-columns-repeated="4"/>
          <table:table-cell table:formula="of:=IF([.L566] &lt;&gt; &quot;&quot;;[.$P$1] &amp;  [.P566]; &quot;&quot;)" office:value-type="string" office:string-value="INSERT INTO proceso(id_proceso, id_aplicacion, denominacion, ruta_menu, estatus, descripcion, url, jerarquia_menu)VALUES (565,1, 'Reporte Beneficiarios/Titulares', '',  'A' , 'Reporte Beneficiarios/Titulares', '', '4.07.12.01' );" calcext:value-type="string">
            <text:p>INSERT INTO proceso(id_proceso, id_aplicacion, denominacion, ruta_menu, estatus, descripcion, url, jerarquia_menu)VALUES (565,1, 'Reporte Beneficiarios/Titulares', '', <text:s/>'A' , 'Reporte Beneficiarios/Titulares', '', '4.07.12.01' );</text:p>
          </table:table-cell>
          <table:table-cell table:number-columns-repeated="2"/>
          <table:table-cell table:formula="of:==IF([.L566] &lt;&gt; &quot;&quot;;&quot;INSERT INTO perfil_proceso(id_perfil_proceso, id_perfil, id_proceso, priuse) VALUES (&quot; &amp; [.O566] &amp; &quot;, 1, &quot; &amp; [.N566] &amp; &quot;, 'A'::text);&quot;; &quot;&quot;)" office:value-type="string" office:string-value="INSERT INTO perfil_proceso(id_perfil_proceso, id_perfil, id_proceso, priuse) VALUES (565, 1, 565, 'A'::text);" calcext:value-type="string">
            <text:p>INSERT INTO perfil_proceso(id_perfil_proceso, id_perfil, id_proceso, priuse) VALUES (565, 1, 565, 'A'::text);</text:p>
          </table:table-cell>
        </table:table-row>
        <table:table-row table:style-name="ro3">
          <table:table-cell table:formula="of:=[.$A$565]&amp;&quot;.&quot;&amp;[.E567]" office:value-type="string" office:string-value="4.07.12.02" calcext:value-type="string">
            <text:p>4.07.1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 Cost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67]" office:value-type="string" office:string-value="Reporte Costos" calcext:value-type="string">
            <text:p>Reporte Costos</text:p>
          </table:table-cell>
          <table:table-cell/>
          <table:table-cell table:number-columns-repeated="2" office:value-type="float" office:value="566" calcext:value-type="float">
            <text:p>566</text:p>
          </table:table-cell>
          <table:table-cell table:style-name="ce3" table:formula="of:=&quot;(&quot; &amp; [.N567] &amp; &quot;,&quot; &amp; &quot;1&quot; &amp; &quot;, '&quot; &amp; [.L567]  &amp; &quot;', &quot; &amp; &quot;'&quot; &amp; [.H567]  &amp;  &quot;',  'A' , '&quot; &amp; [.L567] &amp;  &quot;', '&quot;&amp;  [.I567]  &amp; &quot;', '&quot; &amp; [.A567] &amp; &quot;' );&quot;" office:value-type="string" office:string-value="(566,1, 'Reporte Costos', '',  'A' , 'Reporte Costos', '', '4.07.12.02' );" calcext:value-type="string">
            <text:p>(566,1, 'Reporte Costos', '', <text:s/>'A' , 'Reporte Costos', '', '4.07.12.02' );</text:p>
          </table:table-cell>
          <table:table-cell table:number-columns-repeated="4"/>
          <table:table-cell table:formula="of:=IF([.L567] &lt;&gt; &quot;&quot;;[.$P$1] &amp;  [.P567]; &quot;&quot;)" office:value-type="string" office:string-value="INSERT INTO proceso(id_proceso, id_aplicacion, denominacion, ruta_menu, estatus, descripcion, url, jerarquia_menu)VALUES (566,1, 'Reporte Costos', '',  'A' , 'Reporte Costos', '', '4.07.12.02' );" calcext:value-type="string">
            <text:p>INSERT INTO proceso(id_proceso, id_aplicacion, denominacion, ruta_menu, estatus, descripcion, url, jerarquia_menu)VALUES (566,1, 'Reporte Costos', '', <text:s/>'A' , 'Reporte Costos', '', '4.07.12.02' );</text:p>
          </table:table-cell>
          <table:table-cell table:number-columns-repeated="2"/>
          <table:table-cell table:formula="of:==IF([.L567] &lt;&gt; &quot;&quot;;&quot;INSERT INTO perfil_proceso(id_perfil_proceso, id_perfil, id_proceso, priuse) VALUES (&quot; &amp; [.O567] &amp; &quot;, 1, &quot; &amp; [.N567] &amp; &quot;, 'A'::text);&quot;; &quot;&quot;)" office:value-type="string" office:string-value="INSERT INTO perfil_proceso(id_perfil_proceso, id_perfil, id_proceso, priuse) VALUES (566, 1, 566, 'A'::text);" calcext:value-type="string">
            <text:p>INSERT INTO perfil_proceso(id_perfil_proceso, id_perfil, id_proceso, priuse) VALUES (566, 1, 566, 'A'::text);</text:p>
          </table:table-cell>
        </table:table-row>
        <table:table-row table:style-name="ro3">
          <table:table-cell table:formula="of:=[.$A$565]&amp;&quot;.&quot;&amp;[.E568]" office:value-type="string" office:string-value="4.07.12.03" calcext:value-type="string">
            <text:p>4.07.1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porte Siniestr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68]" office:value-type="string" office:string-value="Reporte Siniestros" calcext:value-type="string">
            <text:p>Reporte Siniestros</text:p>
          </table:table-cell>
          <table:table-cell/>
          <table:table-cell table:number-columns-repeated="2" office:value-type="float" office:value="567" calcext:value-type="float">
            <text:p>567</text:p>
          </table:table-cell>
          <table:table-cell table:style-name="ce3" table:formula="of:=&quot;(&quot; &amp; [.N568] &amp; &quot;,&quot; &amp; &quot;1&quot; &amp; &quot;, '&quot; &amp; [.L568]  &amp; &quot;', &quot; &amp; &quot;'&quot; &amp; [.H568]  &amp;  &quot;',  'A' , '&quot; &amp; [.L568] &amp;  &quot;', '&quot;&amp;  [.I568]  &amp; &quot;', '&quot; &amp; [.A568] &amp; &quot;' );&quot;" office:value-type="string" office:string-value="(567,1, 'Reporte Siniestros', '',  'A' , 'Reporte Siniestros', '', '4.07.12.03' );" calcext:value-type="string">
            <text:p>(567,1, 'Reporte Siniestros', '', <text:s/>'A' , 'Reporte Siniestros', '', '4.07.12.03' );</text:p>
          </table:table-cell>
          <table:table-cell table:number-columns-repeated="4"/>
          <table:table-cell table:formula="of:=IF([.L568] &lt;&gt; &quot;&quot;;[.$P$1] &amp;  [.P568]; &quot;&quot;)" office:value-type="string" office:string-value="INSERT INTO proceso(id_proceso, id_aplicacion, denominacion, ruta_menu, estatus, descripcion, url, jerarquia_menu)VALUES (567,1, 'Reporte Siniestros', '',  'A' , 'Reporte Siniestros', '', '4.07.12.03' );" calcext:value-type="string">
            <text:p>INSERT INTO proceso(id_proceso, id_aplicacion, denominacion, ruta_menu, estatus, descripcion, url, jerarquia_menu)VALUES (567,1, 'Reporte Siniestros', '', <text:s/>'A' , 'Reporte Siniestros', '', '4.07.12.03' );</text:p>
          </table:table-cell>
          <table:table-cell table:number-columns-repeated="2"/>
          <table:table-cell table:formula="of:==IF([.L568] &lt;&gt; &quot;&quot;;&quot;INSERT INTO perfil_proceso(id_perfil_proceso, id_perfil, id_proceso, priuse) VALUES (&quot; &amp; [.O568] &amp; &quot;, 1, &quot; &amp; [.N568] &amp; &quot;, 'A'::text);&quot;; &quot;&quot;)" office:value-type="string" office:string-value="INSERT INTO perfil_proceso(id_perfil_proceso, id_perfil, id_proceso, priuse) VALUES (567, 1, 567, 'A'::text);" calcext:value-type="string">
            <text:p>INSERT INTO perfil_proceso(id_perfil_proceso, id_perfil, id_proceso, priuse) VALUES (567, 1, 567, 'A'::text);</text:p>
          </table:table-cell>
        </table:table-row>
        <table:table-row table:style-name="ro3">
          <table:table-cell table:formula="of:=[.$A$501]&amp;&quot;.&quot;&amp;[.C569]" office:value-type="string" office:string-value="4.08" calcext:value-type="string">
            <text:p>4.08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Ticket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69]" office:value-type="string" office:string-value="Tickets" calcext:value-type="string">
            <text:p>Tickets</text:p>
          </table:table-cell>
          <table:table-cell/>
          <table:table-cell table:number-columns-repeated="2" office:value-type="float" office:value="568" calcext:value-type="float">
            <text:p>568</text:p>
          </table:table-cell>
          <table:table-cell table:style-name="ce3" table:formula="of:=&quot;(&quot; &amp; [.N569] &amp; &quot;,&quot; &amp; &quot;1&quot; &amp; &quot;, '&quot; &amp; [.L569]  &amp; &quot;', &quot; &amp; &quot;'&quot; &amp; [.H569]  &amp;  &quot;',  'A' , '&quot; &amp; [.L569] &amp;  &quot;', '&quot;&amp;  [.I569]  &amp; &quot;', '&quot; &amp; [.A569] &amp; &quot;' );&quot;" office:value-type="string" office:string-value="(568,1, 'Tickets', '',  'A' , 'Tickets', '', '4.08' );" calcext:value-type="string">
            <text:p>(568,1, 'Tickets', '', <text:s/>'A' , 'Tickets', '', '4.08' );</text:p>
          </table:table-cell>
          <table:table-cell table:number-columns-repeated="4"/>
          <table:table-cell table:formula="of:=IF([.L569] &lt;&gt; &quot;&quot;;[.$P$1] &amp;  [.P569]; &quot;&quot;)" office:value-type="string" office:string-value="INSERT INTO proceso(id_proceso, id_aplicacion, denominacion, ruta_menu, estatus, descripcion, url, jerarquia_menu)VALUES (568,1, 'Tickets', '',  'A' , 'Tickets', '', '4.08' );" calcext:value-type="string">
            <text:p>INSERT INTO proceso(id_proceso, id_aplicacion, denominacion, ruta_menu, estatus, descripcion, url, jerarquia_menu)VALUES (568,1, 'Tickets', '', <text:s/>'A' , 'Tickets', '', '4.08' );</text:p>
          </table:table-cell>
          <table:table-cell table:number-columns-repeated="2"/>
          <table:table-cell table:formula="of:==IF([.L569] &lt;&gt; &quot;&quot;;&quot;INSERT INTO perfil_proceso(id_perfil_proceso, id_perfil, id_proceso, priuse) VALUES (&quot; &amp; [.O569] &amp; &quot;, 1, &quot; &amp; [.N569] &amp; &quot;, 'A'::text);&quot;; &quot;&quot;)" office:value-type="string" office:string-value="INSERT INTO perfil_proceso(id_perfil_proceso, id_perfil, id_proceso, priuse) VALUES (568, 1, 568, 'A'::text);" calcext:value-type="string">
            <text:p>INSERT INTO perfil_proceso(id_perfil_proceso, id_perfil, id_proceso, priuse) VALUES (568, 1, 568, 'A'::text);</text:p>
          </table:table-cell>
        </table:table-row>
        <table:table-row table:style-name="ro3">
          <table:table-cell table:formula="of:=[.$A$569]&amp;&quot;.&quot;&amp;[.D570]" office:value-type="string" office:string-value="4.08.01" calcext:value-type="string">
            <text:p>4.08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Grupos de Ticke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70]" office:value-type="string" office:string-value="Grupos de Tickets" calcext:value-type="string">
            <text:p>Grupos de Tickets</text:p>
          </table:table-cell>
          <table:table-cell/>
          <table:table-cell table:number-columns-repeated="2" office:value-type="float" office:value="569" calcext:value-type="float">
            <text:p>569</text:p>
          </table:table-cell>
          <table:table-cell table:style-name="ce3" table:formula="of:=&quot;(&quot; &amp; [.N570] &amp; &quot;,&quot; &amp; &quot;1&quot; &amp; &quot;, '&quot; &amp; [.L570]  &amp; &quot;', &quot; &amp; &quot;'&quot; &amp; [.H570]  &amp;  &quot;',  'A' , '&quot; &amp; [.L570] &amp;  &quot;', '&quot;&amp;  [.I570]  &amp; &quot;', '&quot; &amp; [.A570] &amp; &quot;' );&quot;" office:value-type="string" office:string-value="(569,1, 'Grupos de Tickets', '',  'A' , 'Grupos de Tickets', '', '4.08.01' );" calcext:value-type="string">
            <text:p>(569,1, 'Grupos de Tickets', '', <text:s/>'A' , 'Grupos de Tickets', '', '4.08.01' );</text:p>
          </table:table-cell>
          <table:table-cell table:number-columns-repeated="4"/>
          <table:table-cell table:formula="of:=IF([.L570] &lt;&gt; &quot;&quot;;[.$P$1] &amp;  [.P570]; &quot;&quot;)" office:value-type="string" office:string-value="INSERT INTO proceso(id_proceso, id_aplicacion, denominacion, ruta_menu, estatus, descripcion, url, jerarquia_menu)VALUES (569,1, 'Grupos de Tickets', '',  'A' , 'Grupos de Tickets', '', '4.08.01' );" calcext:value-type="string">
            <text:p>INSERT INTO proceso(id_proceso, id_aplicacion, denominacion, ruta_menu, estatus, descripcion, url, jerarquia_menu)VALUES (569,1, 'Grupos de Tickets', '', <text:s/>'A' , 'Grupos de Tickets', '', '4.08.01' );</text:p>
          </table:table-cell>
          <table:table-cell table:number-columns-repeated="2"/>
          <table:table-cell table:formula="of:==IF([.L570] &lt;&gt; &quot;&quot;;&quot;INSERT INTO perfil_proceso(id_perfil_proceso, id_perfil, id_proceso, priuse) VALUES (&quot; &amp; [.O570] &amp; &quot;, 1, &quot; &amp; [.N570] &amp; &quot;, 'A'::text);&quot;; &quot;&quot;)" office:value-type="string" office:string-value="INSERT INTO perfil_proceso(id_perfil_proceso, id_perfil, id_proceso, priuse) VALUES (569, 1, 569, 'A'::text);" calcext:value-type="string">
            <text:p>INSERT INTO perfil_proceso(id_perfil_proceso, id_perfil, id_proceso, priuse) VALUES (569, 1, 569, 'A'::text);</text:p>
          </table:table-cell>
        </table:table-row>
        <table:table-row table:style-name="ro3">
          <table:table-cell table:formula="of:=[.$A$569]&amp;&quot;.&quot;&amp;[.D571]" office:value-type="string" office:string-value="4.08.02" calcext:value-type="string">
            <text:p>4.08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arámetros de Ticke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71]" office:value-type="string" office:string-value="Parámetros de Tickets" calcext:value-type="string">
            <text:p>Parámetros de Tickets</text:p>
          </table:table-cell>
          <table:table-cell/>
          <table:table-cell table:number-columns-repeated="2" office:value-type="float" office:value="570" calcext:value-type="float">
            <text:p>570</text:p>
          </table:table-cell>
          <table:table-cell table:style-name="ce3" table:formula="of:=&quot;(&quot; &amp; [.N571] &amp; &quot;,&quot; &amp; &quot;1&quot; &amp; &quot;, '&quot; &amp; [.L571]  &amp; &quot;', &quot; &amp; &quot;'&quot; &amp; [.H571]  &amp;  &quot;',  'A' , '&quot; &amp; [.L571] &amp;  &quot;', '&quot;&amp;  [.I571]  &amp; &quot;', '&quot; &amp; [.A571] &amp; &quot;' );&quot;" office:value-type="string" office:string-value="(570,1, 'Parámetros de Tickets', '',  'A' , 'Parámetros de Tickets', '', '4.08.02' );" calcext:value-type="string">
            <text:p>(570,1, 'Parámetros de Tickets', '', <text:s/>'A' , 'Parámetros de Tickets', '', '4.08.02' );</text:p>
          </table:table-cell>
          <table:table-cell table:number-columns-repeated="4"/>
          <table:table-cell table:formula="of:=IF([.L571] &lt;&gt; &quot;&quot;;[.$P$1] &amp;  [.P571]; &quot;&quot;)" office:value-type="string" office:string-value="INSERT INTO proceso(id_proceso, id_aplicacion, denominacion, ruta_menu, estatus, descripcion, url, jerarquia_menu)VALUES (570,1, 'Parámetros de Tickets', '',  'A' , 'Parámetros de Tickets', '', '4.08.02' );" calcext:value-type="string">
            <text:p>INSERT INTO proceso(id_proceso, id_aplicacion, denominacion, ruta_menu, estatus, descripcion, url, jerarquia_menu)VALUES (570,1, 'Parámetros de Tickets', '', <text:s/>'A' , 'Parámetros de Tickets', '', '4.08.02' );</text:p>
          </table:table-cell>
          <table:table-cell table:number-columns-repeated="2"/>
          <table:table-cell table:formula="of:==IF([.L571] &lt;&gt; &quot;&quot;;&quot;INSERT INTO perfil_proceso(id_perfil_proceso, id_perfil, id_proceso, priuse) VALUES (&quot; &amp; [.O571] &amp; &quot;, 1, &quot; &amp; [.N571] &amp; &quot;, 'A'::text);&quot;; &quot;&quot;)" office:value-type="string" office:string-value="INSERT INTO perfil_proceso(id_perfil_proceso, id_perfil, id_proceso, priuse) VALUES (570, 1, 570, 'A'::text);" calcext:value-type="string">
            <text:p>INSERT INTO perfil_proceso(id_perfil_proceso, id_perfil, id_proceso, priuse) VALUES (570, 1, 570, 'A'::text);</text:p>
          </table:table-cell>
        </table:table-row>
        <table:table-row table:style-name="ro3">
          <table:table-cell table:formula="of:=[.$A$569]&amp;&quot;.&quot;&amp;[.D572]" office:value-type="string" office:string-value="4.08.03" calcext:value-type="string">
            <text:p>4.08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oveedores de Ticke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72]" office:value-type="string" office:string-value="Proveedores de Tickets" calcext:value-type="string">
            <text:p>Proveedores de Tickets</text:p>
          </table:table-cell>
          <table:table-cell/>
          <table:table-cell table:number-columns-repeated="2" office:value-type="float" office:value="571" calcext:value-type="float">
            <text:p>571</text:p>
          </table:table-cell>
          <table:table-cell table:style-name="ce3" table:formula="of:=&quot;(&quot; &amp; [.N572] &amp; &quot;,&quot; &amp; &quot;1&quot; &amp; &quot;, '&quot; &amp; [.L572]  &amp; &quot;', &quot; &amp; &quot;'&quot; &amp; [.H572]  &amp;  &quot;',  'A' , '&quot; &amp; [.L572] &amp;  &quot;', '&quot;&amp;  [.I572]  &amp; &quot;', '&quot; &amp; [.A572] &amp; &quot;' );&quot;" office:value-type="string" office:string-value="(571,1, 'Proveedores de Tickets', '',  'A' , 'Proveedores de Tickets', '', '4.08.03' );" calcext:value-type="string">
            <text:p>(571,1, 'Proveedores de Tickets', '', <text:s/>'A' , 'Proveedores de Tickets', '', '4.08.03' );</text:p>
          </table:table-cell>
          <table:table-cell table:number-columns-repeated="4"/>
          <table:table-cell table:formula="of:=IF([.L572] &lt;&gt; &quot;&quot;;[.$P$1] &amp;  [.P572]; &quot;&quot;)" office:value-type="string" office:string-value="INSERT INTO proceso(id_proceso, id_aplicacion, denominacion, ruta_menu, estatus, descripcion, url, jerarquia_menu)VALUES (571,1, 'Proveedores de Tickets', '',  'A' , 'Proveedores de Tickets', '', '4.08.03' );" calcext:value-type="string">
            <text:p>INSERT INTO proceso(id_proceso, id_aplicacion, denominacion, ruta_menu, estatus, descripcion, url, jerarquia_menu)VALUES (571,1, 'Proveedores de Tickets', '', <text:s/>'A' , 'Proveedores de Tickets', '', '4.08.03' );</text:p>
          </table:table-cell>
          <table:table-cell table:number-columns-repeated="2"/>
          <table:table-cell table:formula="of:==IF([.L572] &lt;&gt; &quot;&quot;;&quot;INSERT INTO perfil_proceso(id_perfil_proceso, id_perfil, id_proceso, priuse) VALUES (&quot; &amp; [.O572] &amp; &quot;, 1, &quot; &amp; [.N572] &amp; &quot;, 'A'::text);&quot;; &quot;&quot;)" office:value-type="string" office:string-value="INSERT INTO perfil_proceso(id_perfil_proceso, id_perfil, id_proceso, priuse) VALUES (571, 1, 571, 'A'::text);" calcext:value-type="string">
            <text:p>INSERT INTO perfil_proceso(id_perfil_proceso, id_perfil, id_proceso, priuse) VALUES (571, 1, 571, 'A'::text);</text:p>
          </table:table-cell>
        </table:table-row>
        <table:table-row table:style-name="ro3">
          <table:table-cell table:formula="of:=[.$A$569]&amp;&quot;.&quot;&amp;[.D573]" office:value-type="string" office:string-value="4.08.04" calcext:value-type="string">
            <text:p>4.08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Denominaciones de Ticke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73]" office:value-type="string" office:string-value="Denominaciones de Tickets" calcext:value-type="string">
            <text:p>Denominaciones de Tickets</text:p>
          </table:table-cell>
          <table:table-cell/>
          <table:table-cell table:number-columns-repeated="2" office:value-type="float" office:value="572" calcext:value-type="float">
            <text:p>572</text:p>
          </table:table-cell>
          <table:table-cell table:style-name="ce3" table:formula="of:=&quot;(&quot; &amp; [.N573] &amp; &quot;,&quot; &amp; &quot;1&quot; &amp; &quot;, '&quot; &amp; [.L573]  &amp; &quot;', &quot; &amp; &quot;'&quot; &amp; [.H573]  &amp;  &quot;',  'A' , '&quot; &amp; [.L573] &amp;  &quot;', '&quot;&amp;  [.I573]  &amp; &quot;', '&quot; &amp; [.A573] &amp; &quot;' );&quot;" office:value-type="string" office:string-value="(572,1, 'Denominaciones de Tickets', '',  'A' , 'Denominaciones de Tickets', '', '4.08.04' );" calcext:value-type="string">
            <text:p>(572,1, 'Denominaciones de Tickets', '', <text:s/>'A' , 'Denominaciones de Tickets', '', '4.08.04' );</text:p>
          </table:table-cell>
          <table:table-cell table:number-columns-repeated="4"/>
          <table:table-cell table:formula="of:=IF([.L573] &lt;&gt; &quot;&quot;;[.$P$1] &amp;  [.P573]; &quot;&quot;)" office:value-type="string" office:string-value="INSERT INTO proceso(id_proceso, id_aplicacion, denominacion, ruta_menu, estatus, descripcion, url, jerarquia_menu)VALUES (572,1, 'Denominaciones de Tickets', '',  'A' , 'Denominaciones de Tickets', '', '4.08.04' );" calcext:value-type="string">
            <text:p>INSERT INTO proceso(id_proceso, id_aplicacion, denominacion, ruta_menu, estatus, descripcion, url, jerarquia_menu)VALUES (572,1, 'Denominaciones de Tickets', '', <text:s/>'A' , 'Denominaciones de Tickets', '', '4.08.04' );</text:p>
          </table:table-cell>
          <table:table-cell table:number-columns-repeated="2"/>
          <table:table-cell table:formula="of:==IF([.L573] &lt;&gt; &quot;&quot;;&quot;INSERT INTO perfil_proceso(id_perfil_proceso, id_perfil, id_proceso, priuse) VALUES (&quot; &amp; [.O573] &amp; &quot;, 1, &quot; &amp; [.N573] &amp; &quot;, 'A'::text);&quot;; &quot;&quot;)" office:value-type="string" office:string-value="INSERT INTO perfil_proceso(id_perfil_proceso, id_perfil, id_proceso, priuse) VALUES (572, 1, 572, 'A'::text);" calcext:value-type="string">
            <text:p>INSERT INTO perfil_proceso(id_perfil_proceso, id_perfil, id_proceso, priuse) VALUES (572, 1, 572, 'A'::text);</text:p>
          </table:table-cell>
        </table:table-row>
        <table:table-row table:style-name="ro3">
          <table:table-cell table:formula="of:=[.$A$569]&amp;&quot;.&quot;&amp;[.D574]" office:value-type="string" office:string-value="4.08.05" calcext:value-type="string">
            <text:p>4.08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Proce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74]" office:value-type="string" office:string-value="Procesos" calcext:value-type="string">
            <text:p>Procesos</text:p>
          </table:table-cell>
          <table:table-cell/>
          <table:table-cell table:number-columns-repeated="2" office:value-type="float" office:value="573" calcext:value-type="float">
            <text:p>573</text:p>
          </table:table-cell>
          <table:table-cell table:style-name="ce3" table:formula="of:=&quot;(&quot; &amp; [.N574] &amp; &quot;,&quot; &amp; &quot;1&quot; &amp; &quot;, '&quot; &amp; [.L574]  &amp; &quot;', &quot; &amp; &quot;'&quot; &amp; [.H574]  &amp;  &quot;',  'A' , '&quot; &amp; [.L574] &amp;  &quot;', '&quot;&amp;  [.I574]  &amp; &quot;', '&quot; &amp; [.A574] &amp; &quot;' );&quot;" office:value-type="string" office:string-value="(573,1, 'Procesos', '',  'A' , 'Procesos', '', '4.08.05' );" calcext:value-type="string">
            <text:p>(573,1, 'Procesos', '', <text:s/>'A' , 'Procesos', '', '4.08.05' );</text:p>
          </table:table-cell>
          <table:table-cell table:number-columns-repeated="4"/>
          <table:table-cell table:formula="of:=IF([.L574] &lt;&gt; &quot;&quot;;[.$P$1] &amp;  [.P574]; &quot;&quot;)" office:value-type="string" office:string-value="INSERT INTO proceso(id_proceso, id_aplicacion, denominacion, ruta_menu, estatus, descripcion, url, jerarquia_menu)VALUES (573,1, 'Procesos', '',  'A' , 'Procesos', '', '4.08.05' );" calcext:value-type="string">
            <text:p>INSERT INTO proceso(id_proceso, id_aplicacion, denominacion, ruta_menu, estatus, descripcion, url, jerarquia_menu)VALUES (573,1, 'Procesos', '', <text:s/>'A' , 'Procesos', '', '4.08.05' );</text:p>
          </table:table-cell>
          <table:table-cell table:number-columns-repeated="2"/>
          <table:table-cell table:formula="of:==IF([.L574] &lt;&gt; &quot;&quot;;&quot;INSERT INTO perfil_proceso(id_perfil_proceso, id_perfil, id_proceso, priuse) VALUES (&quot; &amp; [.O574] &amp; &quot;, 1, &quot; &amp; [.N574] &amp; &quot;, 'A'::text);&quot;; &quot;&quot;)" office:value-type="string" office:string-value="INSERT INTO perfil_proceso(id_perfil_proceso, id_perfil, id_proceso, priuse) VALUES (573, 1, 573, 'A'::text);" calcext:value-type="string">
            <text:p>INSERT INTO perfil_proceso(id_perfil_proceso, id_perfil, id_proceso, priuse) VALUES (573, 1, 573, 'A'::text);</text:p>
          </table:table-cell>
        </table:table-row>
        <table:table-row table:style-name="ro3">
          <table:table-cell table:formula="of:=[.$A$574]&amp;&quot;.&quot;&amp;[.E575]" office:value-type="string" office:string-value="4.08.05.01" calcext:value-type="string">
            <text:p>4.08.05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errar Registro de Ausencia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75]" office:value-type="string" office:string-value="Cerrar Registro de Ausencias" calcext:value-type="string">
            <text:p>Cerrar Registro de Ausencias</text:p>
          </table:table-cell>
          <table:table-cell/>
          <table:table-cell table:number-columns-repeated="2" office:value-type="float" office:value="574" calcext:value-type="float">
            <text:p>574</text:p>
          </table:table-cell>
          <table:table-cell table:style-name="ce3" table:formula="of:=&quot;(&quot; &amp; [.N575] &amp; &quot;,&quot; &amp; &quot;1&quot; &amp; &quot;, '&quot; &amp; [.L575]  &amp; &quot;', &quot; &amp; &quot;'&quot; &amp; [.H575]  &amp;  &quot;',  'A' , '&quot; &amp; [.L575] &amp;  &quot;', '&quot;&amp;  [.I575]  &amp; &quot;', '&quot; &amp; [.A575] &amp; &quot;' );&quot;" office:value-type="string" office:string-value="(574,1, 'Cerrar Registro de Ausencias', '',  'A' , 'Cerrar Registro de Ausencias', '', '4.08.05.01' );" calcext:value-type="string">
            <text:p>(574,1, 'Cerrar Registro de Ausencias', '', <text:s/>'A' , 'Cerrar Registro de Ausencias', '', '4.08.05.01' );</text:p>
          </table:table-cell>
          <table:table-cell table:number-columns-repeated="4"/>
          <table:table-cell table:formula="of:=IF([.L575] &lt;&gt; &quot;&quot;;[.$P$1] &amp;  [.P575]; &quot;&quot;)" office:value-type="string" office:string-value="INSERT INTO proceso(id_proceso, id_aplicacion, denominacion, ruta_menu, estatus, descripcion, url, jerarquia_menu)VALUES (574,1, 'Cerrar Registro de Ausencias', '',  'A' , 'Cerrar Registro de Ausencias', '', '4.08.05.01' );" calcext:value-type="string">
            <text:p>INSERT INTO proceso(id_proceso, id_aplicacion, denominacion, ruta_menu, estatus, descripcion, url, jerarquia_menu)VALUES (574,1, 'Cerrar Registro de Ausencias', '', <text:s/>'A' , 'Cerrar Registro de Ausencias', '', '4.08.05.01' );</text:p>
          </table:table-cell>
          <table:table-cell table:number-columns-repeated="2"/>
          <table:table-cell table:formula="of:==IF([.L575] &lt;&gt; &quot;&quot;;&quot;INSERT INTO perfil_proceso(id_perfil_proceso, id_perfil, id_proceso, priuse) VALUES (&quot; &amp; [.O575] &amp; &quot;, 1, &quot; &amp; [.N575] &amp; &quot;, 'A'::text);&quot;; &quot;&quot;)" office:value-type="string" office:string-value="INSERT INTO perfil_proceso(id_perfil_proceso, id_perfil, id_proceso, priuse) VALUES (574, 1, 574, 'A'::text);" calcext:value-type="string">
            <text:p>INSERT INTO perfil_proceso(id_perfil_proceso, id_perfil, id_proceso, priuse) VALUES (574, 1, 574, 'A'::text);</text:p>
          </table:table-cell>
        </table:table-row>
        <table:table-row table:style-name="ro3">
          <table:table-cell table:formula="of:=[.$A$574]&amp;&quot;.&quot;&amp;[.E576]" office:value-type="string" office:string-value="4.08.05.02" calcext:value-type="string">
            <text:p>4.08.05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Asignación de Ticket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76]" office:value-type="string" office:string-value="Asignación de Tickets" calcext:value-type="string">
            <text:p>Asignación de Tickets</text:p>
          </table:table-cell>
          <table:table-cell/>
          <table:table-cell table:number-columns-repeated="2" office:value-type="float" office:value="575" calcext:value-type="float">
            <text:p>575</text:p>
          </table:table-cell>
          <table:table-cell table:style-name="ce3" table:formula="of:=&quot;(&quot; &amp; [.N576] &amp; &quot;,&quot; &amp; &quot;1&quot; &amp; &quot;, '&quot; &amp; [.L576]  &amp; &quot;', &quot; &amp; &quot;'&quot; &amp; [.H576]  &amp;  &quot;',  'A' , '&quot; &amp; [.L576] &amp;  &quot;', '&quot;&amp;  [.I576]  &amp; &quot;', '&quot; &amp; [.A576] &amp; &quot;' );&quot;" office:value-type="string" office:string-value="(575,1, 'Asignación de Tickets', '',  'A' , 'Asignación de Tickets', '', '4.08.05.02' );" calcext:value-type="string">
            <text:p>(575,1, 'Asignación de Tickets', '', <text:s/>'A' , 'Asignación de Tickets', '', '4.08.05.02' );</text:p>
          </table:table-cell>
          <table:table-cell table:number-columns-repeated="4"/>
          <table:table-cell table:formula="of:=IF([.L576] &lt;&gt; &quot;&quot;;[.$P$1] &amp;  [.P576]; &quot;&quot;)" office:value-type="string" office:string-value="INSERT INTO proceso(id_proceso, id_aplicacion, denominacion, ruta_menu, estatus, descripcion, url, jerarquia_menu)VALUES (575,1, 'Asignación de Tickets', '',  'A' , 'Asignación de Tickets', '', '4.08.05.02' );" calcext:value-type="string">
            <text:p>INSERT INTO proceso(id_proceso, id_aplicacion, denominacion, ruta_menu, estatus, descripcion, url, jerarquia_menu)VALUES (575,1, 'Asignación de Tickets', '', <text:s/>'A' , 'Asignación de Tickets', '', '4.08.05.02' );</text:p>
          </table:table-cell>
          <table:table-cell table:number-columns-repeated="2"/>
          <table:table-cell table:formula="of:==IF([.L576] &lt;&gt; &quot;&quot;;&quot;INSERT INTO perfil_proceso(id_perfil_proceso, id_perfil, id_proceso, priuse) VALUES (&quot; &amp; [.O576] &amp; &quot;, 1, &quot; &amp; [.N576] &amp; &quot;, 'A'::text);&quot;; &quot;&quot;)" office:value-type="string" office:string-value="INSERT INTO perfil_proceso(id_perfil_proceso, id_perfil, id_proceso, priuse) VALUES (575, 1, 575, 'A'::text);" calcext:value-type="string">
            <text:p>INSERT INTO perfil_proceso(id_perfil_proceso, id_perfil, id_proceso, priuse) VALUES (575, 1, 575, 'A'::text);</text:p>
          </table:table-cell>
        </table:table-row>
        <table:table-row table:style-name="ro3">
          <table:table-cell table:formula="of:=[.$A$569]&amp;&quot;.&quot;&amp;[.D577]" office:value-type="string" office:string-value="4.08.06" calcext:value-type="string">
            <text:p>4.08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Actualizacion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77]" office:value-type="string" office:string-value="Actualizaciones" calcext:value-type="string">
            <text:p>Actualizaciones</text:p>
          </table:table-cell>
          <table:table-cell/>
          <table:table-cell table:number-columns-repeated="2" office:value-type="float" office:value="576" calcext:value-type="float">
            <text:p>576</text:p>
          </table:table-cell>
          <table:table-cell table:style-name="ce3" table:formula="of:=&quot;(&quot; &amp; [.N577] &amp; &quot;,&quot; &amp; &quot;1&quot; &amp; &quot;, '&quot; &amp; [.L577]  &amp; &quot;', &quot; &amp; &quot;'&quot; &amp; [.H577]  &amp;  &quot;',  'A' , '&quot; &amp; [.L577] &amp;  &quot;', '&quot;&amp;  [.I577]  &amp; &quot;', '&quot; &amp; [.A577] &amp; &quot;' );&quot;" office:value-type="string" office:string-value="(576,1, 'Actualizaciones', '',  'A' , 'Actualizaciones', '', '4.08.06' );" calcext:value-type="string">
            <text:p>(576,1, 'Actualizaciones', '', <text:s/>'A' , 'Actualizaciones', '', '4.08.06' );</text:p>
          </table:table-cell>
          <table:table-cell table:number-columns-repeated="4"/>
          <table:table-cell table:formula="of:=IF([.L577] &lt;&gt; &quot;&quot;;[.$P$1] &amp;  [.P577]; &quot;&quot;)" office:value-type="string" office:string-value="INSERT INTO proceso(id_proceso, id_aplicacion, denominacion, ruta_menu, estatus, descripcion, url, jerarquia_menu)VALUES (576,1, 'Actualizaciones', '',  'A' , 'Actualizaciones', '', '4.08.06' );" calcext:value-type="string">
            <text:p>INSERT INTO proceso(id_proceso, id_aplicacion, denominacion, ruta_menu, estatus, descripcion, url, jerarquia_menu)VALUES (576,1, 'Actualizaciones', '', <text:s/>'A' , 'Actualizaciones', '', '4.08.06' );</text:p>
          </table:table-cell>
          <table:table-cell table:number-columns-repeated="2"/>
          <table:table-cell table:formula="of:==IF([.L577] &lt;&gt; &quot;&quot;;&quot;INSERT INTO perfil_proceso(id_perfil_proceso, id_perfil, id_proceso, priuse) VALUES (&quot; &amp; [.O577] &amp; &quot;, 1, &quot; &amp; [.N577] &amp; &quot;, 'A'::text);&quot;; &quot;&quot;)" office:value-type="string" office:string-value="INSERT INTO perfil_proceso(id_perfil_proceso, id_perfil, id_proceso, priuse) VALUES (576, 1, 576, 'A'::text);" calcext:value-type="string">
            <text:p>INSERT INTO perfil_proceso(id_perfil_proceso, id_perfil, id_proceso, priuse) VALUES (576, 1, 576, 'A'::text);</text:p>
          </table:table-cell>
        </table:table-row>
        <table:table-row table:style-name="ro3">
          <table:table-cell table:formula="of:=[.$A$577]&amp;&quot;.&quot;&amp;[.E578]" office:value-type="string" office:string-value="4.08.06.01" calcext:value-type="string">
            <text:p>4.08.06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Excepcion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78]" office:value-type="string" office:string-value="Excepciones" calcext:value-type="string">
            <text:p>Excepciones</text:p>
          </table:table-cell>
          <table:table-cell/>
          <table:table-cell table:number-columns-repeated="2" office:value-type="float" office:value="577" calcext:value-type="float">
            <text:p>577</text:p>
          </table:table-cell>
          <table:table-cell table:style-name="ce3" table:formula="of:=&quot;(&quot; &amp; [.N578] &amp; &quot;,&quot; &amp; &quot;1&quot; &amp; &quot;, '&quot; &amp; [.L578]  &amp; &quot;', &quot; &amp; &quot;'&quot; &amp; [.H578]  &amp;  &quot;',  'A' , '&quot; &amp; [.L578] &amp;  &quot;', '&quot;&amp;  [.I578]  &amp; &quot;', '&quot; &amp; [.A578] &amp; &quot;' );&quot;" office:value-type="string" office:string-value="(577,1, 'Excepciones', '',  'A' , 'Excepciones', '', '4.08.06.01' );" calcext:value-type="string">
            <text:p>(577,1, 'Excepciones', '', <text:s/>'A' , 'Excepciones', '', '4.08.06.01' );</text:p>
          </table:table-cell>
          <table:table-cell table:number-columns-repeated="4"/>
          <table:table-cell table:formula="of:=IF([.L578] &lt;&gt; &quot;&quot;;[.$P$1] &amp;  [.P578]; &quot;&quot;)" office:value-type="string" office:string-value="INSERT INTO proceso(id_proceso, id_aplicacion, denominacion, ruta_menu, estatus, descripcion, url, jerarquia_menu)VALUES (577,1, 'Excepciones', '',  'A' , 'Excepciones', '', '4.08.06.01' );" calcext:value-type="string">
            <text:p>INSERT INTO proceso(id_proceso, id_aplicacion, denominacion, ruta_menu, estatus, descripcion, url, jerarquia_menu)VALUES (577,1, 'Excepciones', '', <text:s/>'A' , 'Excepciones', '', '4.08.06.01' );</text:p>
          </table:table-cell>
          <table:table-cell table:number-columns-repeated="2"/>
          <table:table-cell table:formula="of:==IF([.L578] &lt;&gt; &quot;&quot;;&quot;INSERT INTO perfil_proceso(id_perfil_proceso, id_perfil, id_proceso, priuse) VALUES (&quot; &amp; [.O578] &amp; &quot;, 1, &quot; &amp; [.N578] &amp; &quot;, 'A'::text);&quot;; &quot;&quot;)" office:value-type="string" office:string-value="INSERT INTO perfil_proceso(id_perfil_proceso, id_perfil, id_proceso, priuse) VALUES (577, 1, 577, 'A'::text);" calcext:value-type="string">
            <text:p>INSERT INTO perfil_proceso(id_perfil_proceso, id_perfil, id_proceso, priuse) VALUES (577, 1, 577, 'A'::text);</text:p>
          </table:table-cell>
        </table:table-row>
        <table:table-row table:style-name="ro3">
          <table:table-cell table:formula="of:=[.$A$577]&amp;&quot;.&quot;&amp;[.E579]" office:value-type="string" office:string-value="4.08.06.02" calcext:value-type="string">
            <text:p>4.08.06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troactiv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79]" office:value-type="string" office:string-value="Retroactivos" calcext:value-type="string">
            <text:p>Retroactivos</text:p>
          </table:table-cell>
          <table:table-cell/>
          <table:table-cell table:number-columns-repeated="2" office:value-type="float" office:value="578" calcext:value-type="float">
            <text:p>578</text:p>
          </table:table-cell>
          <table:table-cell table:style-name="ce3" table:formula="of:=&quot;(&quot; &amp; [.N579] &amp; &quot;,&quot; &amp; &quot;1&quot; &amp; &quot;, '&quot; &amp; [.L579]  &amp; &quot;', &quot; &amp; &quot;'&quot; &amp; [.H579]  &amp;  &quot;',  'A' , '&quot; &amp; [.L579] &amp;  &quot;', '&quot;&amp;  [.I579]  &amp; &quot;', '&quot; &amp; [.A579] &amp; &quot;' );&quot;" office:value-type="string" office:string-value="(578,1, 'Retroactivos', '',  'A' , 'Retroactivos', '', '4.08.06.02' );" calcext:value-type="string">
            <text:p>(578,1, 'Retroactivos', '', <text:s/>'A' , 'Retroactivos', '', '4.08.06.02' );</text:p>
          </table:table-cell>
          <table:table-cell table:number-columns-repeated="4"/>
          <table:table-cell table:formula="of:=IF([.L579] &lt;&gt; &quot;&quot;;[.$P$1] &amp;  [.P579]; &quot;&quot;)" office:value-type="string" office:string-value="INSERT INTO proceso(id_proceso, id_aplicacion, denominacion, ruta_menu, estatus, descripcion, url, jerarquia_menu)VALUES (578,1, 'Retroactivos', '',  'A' , 'Retroactivos', '', '4.08.06.02' );" calcext:value-type="string">
            <text:p>INSERT INTO proceso(id_proceso, id_aplicacion, denominacion, ruta_menu, estatus, descripcion, url, jerarquia_menu)VALUES (578,1, 'Retroactivos', '', <text:s/>'A' , 'Retroactivos', '', '4.08.06.02' );</text:p>
          </table:table-cell>
          <table:table-cell table:number-columns-repeated="2"/>
          <table:table-cell table:formula="of:==IF([.L579] &lt;&gt; &quot;&quot;;&quot;INSERT INTO perfil_proceso(id_perfil_proceso, id_perfil, id_proceso, priuse) VALUES (&quot; &amp; [.O579] &amp; &quot;, 1, &quot; &amp; [.N579] &amp; &quot;, 'A'::text);&quot;; &quot;&quot;)" office:value-type="string" office:string-value="INSERT INTO perfil_proceso(id_perfil_proceso, id_perfil, id_proceso, priuse) VALUES (578, 1, 578, 'A'::text);" calcext:value-type="string">
            <text:p>INSERT INTO perfil_proceso(id_perfil_proceso, id_perfil, id_proceso, priuse) VALUES (578, 1, 578, 'A'::text);</text:p>
          </table:table-cell>
        </table:table-row>
        <table:table-row table:style-name="ro3">
          <table:table-cell table:formula="of:=[.$A$577]&amp;&quot;.&quot;&amp;[.E580]" office:value-type="string" office:string-value="4.08.06.03" calcext:value-type="string">
            <text:p>4.08.06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Descuent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F580]" office:value-type="string" office:string-value="Descuentos" calcext:value-type="string">
            <text:p>Descuentos</text:p>
          </table:table-cell>
          <table:table-cell/>
          <table:table-cell table:number-columns-repeated="2" office:value-type="float" office:value="579" calcext:value-type="float">
            <text:p>579</text:p>
          </table:table-cell>
          <table:table-cell table:style-name="ce3" table:formula="of:=&quot;(&quot; &amp; [.N580] &amp; &quot;,&quot; &amp; &quot;1&quot; &amp; &quot;, '&quot; &amp; [.L580]  &amp; &quot;', &quot; &amp; &quot;'&quot; &amp; [.H580]  &amp;  &quot;',  'A' , '&quot; &amp; [.L580] &amp;  &quot;', '&quot;&amp;  [.I580]  &amp; &quot;', '&quot; &amp; [.A580] &amp; &quot;' );&quot;" office:value-type="string" office:string-value="(579,1, 'Descuentos', '',  'A' , 'Descuentos', '', '4.08.06.03' );" calcext:value-type="string">
            <text:p>(579,1, 'Descuentos', '', <text:s/>'A' , 'Descuentos', '', '4.08.06.03' );</text:p>
          </table:table-cell>
          <table:table-cell table:number-columns-repeated="4"/>
          <table:table-cell table:formula="of:=IF([.L580] &lt;&gt; &quot;&quot;;[.$P$1] &amp;  [.P580]; &quot;&quot;)" office:value-type="string" office:string-value="INSERT INTO proceso(id_proceso, id_aplicacion, denominacion, ruta_menu, estatus, descripcion, url, jerarquia_menu)VALUES (579,1, 'Descuentos', '',  'A' , 'Descuentos', '', '4.08.06.03' );" calcext:value-type="string">
            <text:p>INSERT INTO proceso(id_proceso, id_aplicacion, denominacion, ruta_menu, estatus, descripcion, url, jerarquia_menu)VALUES (579,1, 'Descuentos', '', <text:s/>'A' , 'Descuentos', '', '4.08.06.03' );</text:p>
          </table:table-cell>
          <table:table-cell table:number-columns-repeated="2"/>
          <table:table-cell table:formula="of:==IF([.L580] &lt;&gt; &quot;&quot;;&quot;INSERT INTO perfil_proceso(id_perfil_proceso, id_perfil, id_proceso, priuse) VALUES (&quot; &amp; [.O580] &amp; &quot;, 1, &quot; &amp; [.N580] &amp; &quot;, 'A'::text);&quot;; &quot;&quot;)" office:value-type="string" office:string-value="INSERT INTO perfil_proceso(id_perfil_proceso, id_perfil, id_proceso, priuse) VALUES (579, 1, 579, 'A'::text);" calcext:value-type="string">
            <text:p>INSERT INTO perfil_proceso(id_perfil_proceso, id_perfil, id_proceso, priuse) VALUES (579, 1, 579, 'A'::text);</text:p>
          </table:table-cell>
        </table:table-row>
        <table:table-row table:style-name="ro3">
          <table:table-cell table:formula="of:=[.$A$569]&amp;&quot;.&quot;&amp;[.D581]" office:value-type="string" office:string-value="4.08.07" calcext:value-type="string">
            <text:p>4.08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Disquete de Cesta Ticke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81]" office:value-type="string" office:string-value="Disquete de Cesta Tickets" calcext:value-type="string">
            <text:p>Disquete de Cesta Tickets</text:p>
          </table:table-cell>
          <table:table-cell/>
          <table:table-cell table:number-columns-repeated="2" office:value-type="float" office:value="580" calcext:value-type="float">
            <text:p>580</text:p>
          </table:table-cell>
          <table:table-cell table:style-name="ce3" table:formula="of:=&quot;(&quot; &amp; [.N581] &amp; &quot;,&quot; &amp; &quot;1&quot; &amp; &quot;, '&quot; &amp; [.L581]  &amp; &quot;', &quot; &amp; &quot;'&quot; &amp; [.H581]  &amp;  &quot;',  'A' , '&quot; &amp; [.L581] &amp;  &quot;', '&quot;&amp;  [.I581]  &amp; &quot;', '&quot; &amp; [.A581] &amp; &quot;' );&quot;" office:value-type="string" office:string-value="(580,1, 'Disquete de Cesta Tickets', '',  'A' , 'Disquete de Cesta Tickets', '', '4.08.07' );" calcext:value-type="string">
            <text:p>(580,1, 'Disquete de Cesta Tickets', '', <text:s/>'A' , 'Disquete de Cesta Tickets', '', '4.08.07' );</text:p>
          </table:table-cell>
          <table:table-cell table:number-columns-repeated="4"/>
          <table:table-cell table:formula="of:=IF([.L581] &lt;&gt; &quot;&quot;;[.$P$1] &amp;  [.P581]; &quot;&quot;)" office:value-type="string" office:string-value="INSERT INTO proceso(id_proceso, id_aplicacion, denominacion, ruta_menu, estatus, descripcion, url, jerarquia_menu)VALUES (580,1, 'Disquete de Cesta Tickets', '',  'A' , 'Disquete de Cesta Tickets', '', '4.08.07' );" calcext:value-type="string">
            <text:p>INSERT INTO proceso(id_proceso, id_aplicacion, denominacion, ruta_menu, estatus, descripcion, url, jerarquia_menu)VALUES (580,1, 'Disquete de Cesta Tickets', '', <text:s/>'A' , 'Disquete de Cesta Tickets', '', '4.08.07' );</text:p>
          </table:table-cell>
          <table:table-cell table:number-columns-repeated="2"/>
          <table:table-cell table:formula="of:==IF([.L581] &lt;&gt; &quot;&quot;;&quot;INSERT INTO perfil_proceso(id_perfil_proceso, id_perfil, id_proceso, priuse) VALUES (&quot; &amp; [.O581] &amp; &quot;, 1, &quot; &amp; [.N581] &amp; &quot;, 'A'::text);&quot;; &quot;&quot;)" office:value-type="string" office:string-value="INSERT INTO perfil_proceso(id_perfil_proceso, id_perfil, id_proceso, priuse) VALUES (580, 1, 580, 'A'::text);" calcext:value-type="string">
            <text:p>INSERT INTO perfil_proceso(id_perfil_proceso, id_perfil, id_proceso, priuse) VALUES (580, 1, 580, 'A'::text);</text:p>
          </table:table-cell>
        </table:table-row>
        <table:table-row table:style-name="ro3">
          <table:table-cell table:formula="of:=[.$A$569]&amp;&quot;.&quot;&amp;[.D582]" office:value-type="string" office:string-value="4.08.08" calcext:value-type="string">
            <text:p>4.08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Históricos de Ticke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82]" office:value-type="string" office:string-value="Históricos de Tickets" calcext:value-type="string">
            <text:p>Históricos de Tickets</text:p>
          </table:table-cell>
          <table:table-cell/>
          <table:table-cell table:number-columns-repeated="2" office:value-type="float" office:value="581" calcext:value-type="float">
            <text:p>581</text:p>
          </table:table-cell>
          <table:table-cell table:style-name="ce3" table:formula="of:=&quot;(&quot; &amp; [.N582] &amp; &quot;,&quot; &amp; &quot;1&quot; &amp; &quot;, '&quot; &amp; [.L582]  &amp; &quot;', &quot; &amp; &quot;'&quot; &amp; [.H582]  &amp;  &quot;',  'A' , '&quot; &amp; [.L582] &amp;  &quot;', '&quot;&amp;  [.I582]  &amp; &quot;', '&quot; &amp; [.A582] &amp; &quot;' );&quot;" office:value-type="string" office:string-value="(581,1, 'Históricos de Tickets', '',  'A' , 'Históricos de Tickets', '', '4.08.08' );" calcext:value-type="string">
            <text:p>(581,1, 'Históricos de Tickets', '', <text:s/>'A' , 'Históricos de Tickets', '', '4.08.08' );</text:p>
          </table:table-cell>
          <table:table-cell table:number-columns-repeated="4"/>
          <table:table-cell table:formula="of:=IF([.L582] &lt;&gt; &quot;&quot;;[.$P$1] &amp;  [.P582]; &quot;&quot;)" office:value-type="string" office:string-value="INSERT INTO proceso(id_proceso, id_aplicacion, denominacion, ruta_menu, estatus, descripcion, url, jerarquia_menu)VALUES (581,1, 'Históricos de Tickets', '',  'A' , 'Históricos de Tickets', '', '4.08.08' );" calcext:value-type="string">
            <text:p>INSERT INTO proceso(id_proceso, id_aplicacion, denominacion, ruta_menu, estatus, descripcion, url, jerarquia_menu)VALUES (581,1, 'Históricos de Tickets', '', <text:s/>'A' , 'Históricos de Tickets', '', '4.08.08' );</text:p>
          </table:table-cell>
          <table:table-cell table:number-columns-repeated="2"/>
          <table:table-cell table:formula="of:==IF([.L582] &lt;&gt; &quot;&quot;;&quot;INSERT INTO perfil_proceso(id_perfil_proceso, id_perfil, id_proceso, priuse) VALUES (&quot; &amp; [.O582] &amp; &quot;, 1, &quot; &amp; [.N582] &amp; &quot;, 'A'::text);&quot;; &quot;&quot;)" office:value-type="string" office:string-value="INSERT INTO perfil_proceso(id_perfil_proceso, id_perfil, id_proceso, priuse) VALUES (581, 1, 581, 'A'::text);" calcext:value-type="string">
            <text:p>INSERT INTO perfil_proceso(id_perfil_proceso, id_perfil, id_proceso, priuse) VALUES (581, 1, 581, 'A'::text);</text:p>
          </table:table-cell>
        </table:table-row>
        <table:table-row table:style-name="ro3">
          <table:table-cell table:formula="of:=[.$A$569]&amp;&quot;.&quot;&amp;[.D583]" office:value-type="string" office:string-value="4.08.09" calcext:value-type="string">
            <text:p>4.08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Procesos Generados Ticke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83]" office:value-type="string" office:string-value="Procesos Generados Tickets" calcext:value-type="string">
            <text:p>Procesos Generados Tickets</text:p>
          </table:table-cell>
          <table:table-cell/>
          <table:table-cell table:number-columns-repeated="2" office:value-type="float" office:value="582" calcext:value-type="float">
            <text:p>582</text:p>
          </table:table-cell>
          <table:table-cell table:style-name="ce3" table:formula="of:=&quot;(&quot; &amp; [.N583] &amp; &quot;,&quot; &amp; &quot;1&quot; &amp; &quot;, '&quot; &amp; [.L583]  &amp; &quot;', &quot; &amp; &quot;'&quot; &amp; [.H583]  &amp;  &quot;',  'A' , '&quot; &amp; [.L583] &amp;  &quot;', '&quot;&amp;  [.I583]  &amp; &quot;', '&quot; &amp; [.A583] &amp; &quot;' );&quot;" office:value-type="string" office:string-value="(582,1, 'Procesos Generados Tickets', '',  'A' , 'Procesos Generados Tickets', '', '4.08.09' );" calcext:value-type="string">
            <text:p>(582,1, 'Procesos Generados Tickets', '', <text:s/>'A' , 'Procesos Generados Tickets', '', '4.08.09' );</text:p>
          </table:table-cell>
          <table:table-cell table:number-columns-repeated="4"/>
          <table:table-cell table:formula="of:=IF([.L583] &lt;&gt; &quot;&quot;;[.$P$1] &amp;  [.P583]; &quot;&quot;)" office:value-type="string" office:string-value="INSERT INTO proceso(id_proceso, id_aplicacion, denominacion, ruta_menu, estatus, descripcion, url, jerarquia_menu)VALUES (582,1, 'Procesos Generados Tickets', '',  'A' , 'Procesos Generados Tickets', '', '4.08.09' );" calcext:value-type="string">
            <text:p>INSERT INTO proceso(id_proceso, id_aplicacion, denominacion, ruta_menu, estatus, descripcion, url, jerarquia_menu)VALUES (582,1, 'Procesos Generados Tickets', '', <text:s/>'A' , 'Procesos Generados Tickets', '', '4.08.09' );</text:p>
          </table:table-cell>
          <table:table-cell table:number-columns-repeated="2"/>
          <table:table-cell table:formula="of:==IF([.L583] &lt;&gt; &quot;&quot;;&quot;INSERT INTO perfil_proceso(id_perfil_proceso, id_perfil, id_proceso, priuse) VALUES (&quot; &amp; [.O583] &amp; &quot;, 1, &quot; &amp; [.N583] &amp; &quot;, 'A'::text);&quot;; &quot;&quot;)" office:value-type="string" office:string-value="INSERT INTO perfil_proceso(id_perfil_proceso, id_perfil, id_proceso, priuse) VALUES (582, 1, 582, 'A'::text);" calcext:value-type="string">
            <text:p>INSERT INTO perfil_proceso(id_perfil_proceso, id_perfil, id_proceso, priuse) VALUES (582, 1, 582, 'A'::text);</text:p>
          </table:table-cell>
        </table:table-row>
        <table:table-row table:style-name="ro3">
          <table:table-cell table:formula="of:=[.$A$569]&amp;&quot;.&quot;&amp;[.D584]" office:value-type="string" office:string-value="4.08.10" calcext:value-type="string">
            <text:p>4.08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Reporte Históricos Ticke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84]" office:value-type="string" office:string-value="Reporte Históricos Tickets" calcext:value-type="string">
            <text:p>Reporte Históricos Tickets</text:p>
          </table:table-cell>
          <table:table-cell/>
          <table:table-cell table:number-columns-repeated="2" office:value-type="float" office:value="583" calcext:value-type="float">
            <text:p>583</text:p>
          </table:table-cell>
          <table:table-cell table:style-name="ce3" table:formula="of:=&quot;(&quot; &amp; [.N584] &amp; &quot;,&quot; &amp; &quot;1&quot; &amp; &quot;, '&quot; &amp; [.L584]  &amp; &quot;', &quot; &amp; &quot;'&quot; &amp; [.H584]  &amp;  &quot;',  'A' , '&quot; &amp; [.L584] &amp;  &quot;', '&quot;&amp;  [.I584]  &amp; &quot;', '&quot; &amp; [.A584] &amp; &quot;' );&quot;" office:value-type="string" office:string-value="(583,1, 'Reporte Históricos Tickets', '',  'A' , 'Reporte Históricos Tickets', '', '4.08.10' );" calcext:value-type="string">
            <text:p>(583,1, 'Reporte Históricos Tickets', '', <text:s/>'A' , 'Reporte Históricos Tickets', '', '4.08.10' );</text:p>
          </table:table-cell>
          <table:table-cell table:number-columns-repeated="4"/>
          <table:table-cell table:formula="of:=IF([.L584] &lt;&gt; &quot;&quot;;[.$P$1] &amp;  [.P584]; &quot;&quot;)" office:value-type="string" office:string-value="INSERT INTO proceso(id_proceso, id_aplicacion, denominacion, ruta_menu, estatus, descripcion, url, jerarquia_menu)VALUES (583,1, 'Reporte Históricos Tickets', '',  'A' , 'Reporte Históricos Tickets', '', '4.08.10' );" calcext:value-type="string">
            <text:p>INSERT INTO proceso(id_proceso, id_aplicacion, denominacion, ruta_menu, estatus, descripcion, url, jerarquia_menu)VALUES (583,1, 'Reporte Históricos Tickets', '', <text:s/>'A' , 'Reporte Históricos Tickets', '', '4.08.10' );</text:p>
          </table:table-cell>
          <table:table-cell table:number-columns-repeated="2"/>
          <table:table-cell table:formula="of:==IF([.L584] &lt;&gt; &quot;&quot;;&quot;INSERT INTO perfil_proceso(id_perfil_proceso, id_perfil, id_proceso, priuse) VALUES (&quot; &amp; [.O584] &amp; &quot;, 1, &quot; &amp; [.N584] &amp; &quot;, 'A'::text);&quot;; &quot;&quot;)" office:value-type="string" office:string-value="INSERT INTO perfil_proceso(id_perfil_proceso, id_perfil, id_proceso, priuse) VALUES (583, 1, 583, 'A'::text);" calcext:value-type="string">
            <text:p>INSERT INTO perfil_proceso(id_perfil_proceso, id_perfil, id_proceso, priuse) VALUES (583, 1, 583, 'A'::text);</text:p>
          </table:table-cell>
        </table:table-row>
        <table:table-row table:style-name="ro3">
          <table:table-cell table:formula="of:=[.$A$501]&amp;&quot;.&quot;&amp;[.C585]" office:value-type="string" office:string-value="4.09" calcext:value-type="string">
            <text:p>4.09</text:p>
          </table:table-cell>
          <table:table-cell/>
          <table:table-cell office:value-type="string" calcext:value-type="string">
            <text:p>09</text:p>
          </table:table-cell>
          <table:table-cell office:value-type="string" calcext:value-type="string">
            <text:p>Reporte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85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584" calcext:value-type="float">
            <text:p>584</text:p>
          </table:table-cell>
          <table:table-cell table:style-name="ce3" table:formula="of:=&quot;(&quot; &amp; [.N585] &amp; &quot;,&quot; &amp; &quot;1&quot; &amp; &quot;, '&quot; &amp; [.L585]  &amp; &quot;', &quot; &amp; &quot;'&quot; &amp; [.H585]  &amp;  &quot;',  'A' , '&quot; &amp; [.L585] &amp;  &quot;', '&quot;&amp;  [.I585]  &amp; &quot;', '&quot; &amp; [.A585] &amp; &quot;' );&quot;" office:value-type="string" office:string-value="(584,1, 'Reportes', '',  'A' , 'Reportes', '', '4.09' );" calcext:value-type="string">
            <text:p>(584,1, 'Reportes', '', <text:s/>'A' , 'Reportes', '', '4.09' );</text:p>
          </table:table-cell>
          <table:table-cell table:number-columns-repeated="4"/>
          <table:table-cell table:formula="of:=IF([.L585] &lt;&gt; &quot;&quot;;[.$P$1] &amp;  [.P585]; &quot;&quot;)" office:value-type="string" office:string-value="INSERT INTO proceso(id_proceso, id_aplicacion, denominacion, ruta_menu, estatus, descripcion, url, jerarquia_menu)VALUES (584,1, 'Reportes', '',  'A' , 'Reportes', '', '4.09' );" calcext:value-type="string">
            <text:p>INSERT INTO proceso(id_proceso, id_aplicacion, denominacion, ruta_menu, estatus, descripcion, url, jerarquia_menu)VALUES (584,1, 'Reportes', '', <text:s/>'A' , 'Reportes', '', '4.09' );</text:p>
          </table:table-cell>
          <table:table-cell table:number-columns-repeated="2"/>
          <table:table-cell table:formula="of:==IF([.L585] &lt;&gt; &quot;&quot;;&quot;INSERT INTO perfil_proceso(id_perfil_proceso, id_perfil, id_proceso, priuse) VALUES (&quot; &amp; [.O585] &amp; &quot;, 1, &quot; &amp; [.N585] &amp; &quot;, 'A'::text);&quot;; &quot;&quot;)" office:value-type="string" office:string-value="INSERT INTO perfil_proceso(id_perfil_proceso, id_perfil, id_proceso, priuse) VALUES (584, 1, 584, 'A'::text);" calcext:value-type="string">
            <text:p>INSERT INTO perfil_proceso(id_perfil_proceso, id_perfil, id_proceso, priuse) VALUES (584, 1, 584, 'A'::text);</text:p>
          </table:table-cell>
        </table:table-row>
        <table:table-row table:style-name="ro3">
          <table:table-cell table:formula="of:=[.$A$585]&amp;&quot;.&quot;&amp;[.D586]" office:value-type="string" office:string-value="4.09.01" calcext:value-type="string">
            <text:p>4.09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Reporte Familiar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86]" office:value-type="string" office:string-value="Reporte Familiares" calcext:value-type="string">
            <text:p>Reporte Familiares</text:p>
          </table:table-cell>
          <table:table-cell/>
          <table:table-cell table:number-columns-repeated="2" office:value-type="float" office:value="585" calcext:value-type="float">
            <text:p>585</text:p>
          </table:table-cell>
          <table:table-cell table:style-name="ce3" table:formula="of:=&quot;(&quot; &amp; [.N586] &amp; &quot;,&quot; &amp; &quot;1&quot; &amp; &quot;, '&quot; &amp; [.L586]  &amp; &quot;', &quot; &amp; &quot;'&quot; &amp; [.H586]  &amp;  &quot;',  'A' , '&quot; &amp; [.L586] &amp;  &quot;', '&quot;&amp;  [.I586]  &amp; &quot;', '&quot; &amp; [.A586] &amp; &quot;' );&quot;" office:value-type="string" office:string-value="(585,1, 'Reporte Familiares', '',  'A' , 'Reporte Familiares', '', '4.09.01' );" calcext:value-type="string">
            <text:p>(585,1, 'Reporte Familiares', '', <text:s/>'A' , 'Reporte Familiares', '', '4.09.01' );</text:p>
          </table:table-cell>
          <table:table-cell table:number-columns-repeated="4"/>
          <table:table-cell table:formula="of:=IF([.L586] &lt;&gt; &quot;&quot;;[.$P$1] &amp;  [.P586]; &quot;&quot;)" office:value-type="string" office:string-value="INSERT INTO proceso(id_proceso, id_aplicacion, denominacion, ruta_menu, estatus, descripcion, url, jerarquia_menu)VALUES (585,1, 'Reporte Familiares', '',  'A' , 'Reporte Familiares', '', '4.09.01' );" calcext:value-type="string">
            <text:p>INSERT INTO proceso(id_proceso, id_aplicacion, denominacion, ruta_menu, estatus, descripcion, url, jerarquia_menu)VALUES (585,1, 'Reporte Familiares', '', <text:s/>'A' , 'Reporte Familiares', '', '4.09.01' );</text:p>
          </table:table-cell>
          <table:table-cell table:number-columns-repeated="2"/>
          <table:table-cell table:formula="of:==IF([.L586] &lt;&gt; &quot;&quot;;&quot;INSERT INTO perfil_proceso(id_perfil_proceso, id_perfil, id_proceso, priuse) VALUES (&quot; &amp; [.O586] &amp; &quot;, 1, &quot; &amp; [.N586] &amp; &quot;, 'A'::text);&quot;; &quot;&quot;)" office:value-type="string" office:string-value="INSERT INTO perfil_proceso(id_perfil_proceso, id_perfil, id_proceso, priuse) VALUES (585, 1, 585, 'A'::text);" calcext:value-type="string">
            <text:p>INSERT INTO perfil_proceso(id_perfil_proceso, id_perfil, id_proceso, priuse) VALUES (585, 1, 585, 'A'::text);</text:p>
          </table:table-cell>
        </table:table-row>
        <table:table-row table:style-name="ro3">
          <table:table-cell table:formula="of:=[.$A$585]&amp;&quot;.&quot;&amp;[.D587]" office:value-type="string" office:string-value="4.09.02" calcext:value-type="string">
            <text:p>4.09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Reporte Madres y Padres Trabajadore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87]" office:value-type="string" office:string-value="Reporte Madres y Padres Trabajadores" calcext:value-type="string">
            <text:p>Reporte Madres y Padres Trabajadores</text:p>
          </table:table-cell>
          <table:table-cell/>
          <table:table-cell table:number-columns-repeated="2" office:value-type="float" office:value="586" calcext:value-type="float">
            <text:p>586</text:p>
          </table:table-cell>
          <table:table-cell table:style-name="ce3" table:formula="of:=&quot;(&quot; &amp; [.N587] &amp; &quot;,&quot; &amp; &quot;1&quot; &amp; &quot;, '&quot; &amp; [.L587]  &amp; &quot;', &quot; &amp; &quot;'&quot; &amp; [.H587]  &amp;  &quot;',  'A' , '&quot; &amp; [.L587] &amp;  &quot;', '&quot;&amp;  [.I587]  &amp; &quot;', '&quot; &amp; [.A587] &amp; &quot;' );&quot;" office:value-type="string" office:string-value="(586,1, 'Reporte Madres y Padres Trabajadores', '',  'A' , 'Reporte Madres y Padres Trabajadores', '', '4.09.02' );" calcext:value-type="string">
            <text:p>(586,1, 'Reporte Madres y Padres Trabajadores', '', <text:s/>'A' , 'Reporte Madres y Padres Trabajadores', '', '4.09.02' );</text:p>
          </table:table-cell>
          <table:table-cell table:number-columns-repeated="4"/>
          <table:table-cell table:formula="of:=IF([.L587] &lt;&gt; &quot;&quot;;[.$P$1] &amp;  [.P587]; &quot;&quot;)" office:value-type="string" office:string-value="INSERT INTO proceso(id_proceso, id_aplicacion, denominacion, ruta_menu, estatus, descripcion, url, jerarquia_menu)VALUES (586,1, 'Reporte Madres y Padres Trabajadores', '',  'A' , 'Reporte Madres y Padres Trabajadores', '', '4.09.02' );" calcext:value-type="string">
            <text:p>INSERT INTO proceso(id_proceso, id_aplicacion, denominacion, ruta_menu, estatus, descripcion, url, jerarquia_menu)VALUES (586,1, 'Reporte Madres y Padres Trabajadores', '', <text:s/>'A' , 'Reporte Madres y Padres Trabajadores', '', '4.09.02' );</text:p>
          </table:table-cell>
          <table:table-cell table:number-columns-repeated="2"/>
          <table:table-cell table:formula="of:==IF([.L587] &lt;&gt; &quot;&quot;;&quot;INSERT INTO perfil_proceso(id_perfil_proceso, id_perfil, id_proceso, priuse) VALUES (&quot; &amp; [.O587] &amp; &quot;, 1, &quot; &amp; [.N587] &amp; &quot;, 'A'::text);&quot;; &quot;&quot;)" office:value-type="string" office:string-value="INSERT INTO perfil_proceso(id_perfil_proceso, id_perfil, id_proceso, priuse) VALUES (586, 1, 586, 'A'::text);" calcext:value-type="string">
            <text:p>INSERT INTO perfil_proceso(id_perfil_proceso, id_perfil, id_proceso, priuse) VALUES (586, 1, 586, 'A'::text);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porte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[.C588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587" calcext:value-type="float">
            <text:p>587</text:p>
          </table:table-cell>
          <table:table-cell table:style-name="ce3" table:formula="of:=&quot;(&quot; &amp; [.N588] &amp; &quot;,&quot; &amp; &quot;1&quot; &amp; &quot;, '&quot; &amp; [.L588]  &amp; &quot;', &quot; &amp; &quot;'&quot; &amp; [.H588]  &amp;  &quot;',  'A' , '&quot; &amp; [.L588] &amp;  &quot;', '&quot;&amp;  [.I588]  &amp; &quot;', '&quot; &amp; [.A588] &amp; &quot;' );&quot;" office:value-type="string" office:string-value="(587,1, 'Reportes', '',  'A' , 'Reportes', '', '5' );" calcext:value-type="string">
            <text:p>(587,1, 'Reportes', '', <text:s/>'A' , 'Reportes', '', '5' );</text:p>
          </table:table-cell>
          <table:table-cell table:number-columns-repeated="4"/>
          <table:table-cell table:formula="of:=IF([.L588] &lt;&gt; &quot;&quot;;[.$P$1] &amp;  [.P588]; &quot;&quot;)" office:value-type="string" office:string-value="INSERT INTO proceso(id_proceso, id_aplicacion, denominacion, ruta_menu, estatus, descripcion, url, jerarquia_menu)VALUES (587,1, 'Reportes', '',  'A' , 'Reportes', '', '5' );" calcext:value-type="string">
            <text:p>INSERT INTO proceso(id_proceso, id_aplicacion, denominacion, ruta_menu, estatus, descripcion, url, jerarquia_menu)VALUES (587,1, 'Reportes', '', <text:s/>'A' , 'Reportes', '', '5' );</text:p>
          </table:table-cell>
          <table:table-cell table:number-columns-repeated="2"/>
          <table:table-cell table:formula="of:==IF([.L588] &lt;&gt; &quot;&quot;;&quot;INSERT INTO perfil_proceso(id_perfil_proceso, id_perfil, id_proceso, priuse) VALUES (&quot; &amp; [.O588] &amp; &quot;, 1, &quot; &amp; [.N588] &amp; &quot;, 'A'::text);&quot;; &quot;&quot;)" office:value-type="string" office:string-value="INSERT INTO perfil_proceso(id_perfil_proceso, id_perfil, id_proceso, priuse) VALUES (587, 1, 587, 'A'::text);" calcext:value-type="string">
            <text:p>INSERT INTO perfil_proceso(id_perfil_proceso, id_perfil, id_proceso, priuse) VALUES (587, 1, 587, 'A'::text);</text:p>
          </table:table-cell>
        </table:table-row>
        <table:table-row table:style-name="ro3">
          <table:table-cell table:formula="of:=[.$A$588]&amp;&quot;.&quot;&amp;[.C589]" office:value-type="string" office:string-value="5.01" calcext:value-type="string">
            <text:p>5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Reporte Trabajadores por Tipo de Persona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89]" office:value-type="string" office:string-value="Reporte Trabajadores por Tipo de Personal" calcext:value-type="string">
            <text:p>Reporte Trabajadores por Tipo de Personal</text:p>
          </table:table-cell>
          <table:table-cell/>
          <table:table-cell table:number-columns-repeated="2" office:value-type="float" office:value="588" calcext:value-type="float">
            <text:p>588</text:p>
          </table:table-cell>
          <table:table-cell table:style-name="ce3" table:formula="of:=&quot;(&quot; &amp; [.N589] &amp; &quot;,&quot; &amp; &quot;1&quot; &amp; &quot;, '&quot; &amp; [.L589]  &amp; &quot;', &quot; &amp; &quot;'&quot; &amp; [.H589]  &amp;  &quot;',  'A' , '&quot; &amp; [.L589] &amp;  &quot;', '&quot;&amp;  [.I589]  &amp; &quot;', '&quot; &amp; [.A589] &amp; &quot;' );&quot;" office:value-type="string" office:string-value="(588,1, 'Reporte Trabajadores por Tipo de Personal', '',  'A' , 'Reporte Trabajadores por Tipo de Personal', '', '5.01' );" calcext:value-type="string">
            <text:p>(588,1, 'Reporte Trabajadores por Tipo de Personal', '', <text:s/>'A' , 'Reporte Trabajadores por Tipo de Personal', '', '5.01' );</text:p>
          </table:table-cell>
          <table:table-cell table:number-columns-repeated="4"/>
          <table:table-cell table:formula="of:=IF([.L589] &lt;&gt; &quot;&quot;;[.$P$1] &amp;  [.P589]; &quot;&quot;)" office:value-type="string" office:string-value="INSERT INTO proceso(id_proceso, id_aplicacion, denominacion, ruta_menu, estatus, descripcion, url, jerarquia_menu)VALUES (588,1, 'Reporte Trabajadores por Tipo de Personal', '',  'A' , 'Reporte Trabajadores por Tipo de Personal', '', '5.01' );" calcext:value-type="string">
            <text:p>INSERT INTO proceso(id_proceso, id_aplicacion, denominacion, ruta_menu, estatus, descripcion, url, jerarquia_menu)VALUES (588,1, 'Reporte Trabajadores por Tipo de Personal', '', <text:s/>'A' , 'Reporte Trabajadores por Tipo de Personal', '', '5.01' );</text:p>
          </table:table-cell>
          <table:table-cell table:number-columns-repeated="2"/>
          <table:table-cell table:formula="of:==IF([.L589] &lt;&gt; &quot;&quot;;&quot;INSERT INTO perfil_proceso(id_perfil_proceso, id_perfil, id_proceso, priuse) VALUES (&quot; &amp; [.O589] &amp; &quot;, 1, &quot; &amp; [.N589] &amp; &quot;, 'A'::text);&quot;; &quot;&quot;)" office:value-type="string" office:string-value="INSERT INTO perfil_proceso(id_perfil_proceso, id_perfil, id_proceso, priuse) VALUES (588, 1, 588, 'A'::text);" calcext:value-type="string">
            <text:p>INSERT INTO perfil_proceso(id_perfil_proceso, id_perfil, id_proceso, priuse) VALUES (588, 1, 588, 'A'::text);</text:p>
          </table:table-cell>
        </table:table-row>
        <table:table-row table:style-name="ro3">
          <table:table-cell table:formula="of:=[.$A$588]&amp;&quot;.&quot;&amp;[.C590]" office:value-type="string" office:string-value="5.02" calcext:value-type="string">
            <text:p>5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Reporte Trabajadores por Regió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90]" office:value-type="string" office:string-value="Reporte Trabajadores por Región" calcext:value-type="string">
            <text:p>Reporte Trabajadores por Región</text:p>
          </table:table-cell>
          <table:table-cell/>
          <table:table-cell table:number-columns-repeated="2" office:value-type="float" office:value="589" calcext:value-type="float">
            <text:p>589</text:p>
          </table:table-cell>
          <table:table-cell table:style-name="ce3" table:formula="of:=&quot;(&quot; &amp; [.N590] &amp; &quot;,&quot; &amp; &quot;1&quot; &amp; &quot;, '&quot; &amp; [.L590]  &amp; &quot;', &quot; &amp; &quot;'&quot; &amp; [.H590]  &amp;  &quot;',  'A' , '&quot; &amp; [.L590] &amp;  &quot;', '&quot;&amp;  [.I590]  &amp; &quot;', '&quot; &amp; [.A590] &amp; &quot;' );&quot;" office:value-type="string" office:string-value="(589,1, 'Reporte Trabajadores por Región', '',  'A' , 'Reporte Trabajadores por Región', '', '5.02' );" calcext:value-type="string">
            <text:p>(589,1, 'Reporte Trabajadores por Región', '', <text:s/>'A' , 'Reporte Trabajadores por Región', '', '5.02' );</text:p>
          </table:table-cell>
          <table:table-cell table:number-columns-repeated="4"/>
          <table:table-cell table:formula="of:=IF([.L590] &lt;&gt; &quot;&quot;;[.$P$1] &amp;  [.P590]; &quot;&quot;)" office:value-type="string" office:string-value="INSERT INTO proceso(id_proceso, id_aplicacion, denominacion, ruta_menu, estatus, descripcion, url, jerarquia_menu)VALUES (589,1, 'Reporte Trabajadores por Región', '',  'A' , 'Reporte Trabajadores por Región', '', '5.02' );" calcext:value-type="string">
            <text:p>INSERT INTO proceso(id_proceso, id_aplicacion, denominacion, ruta_menu, estatus, descripcion, url, jerarquia_menu)VALUES (589,1, 'Reporte Trabajadores por Región', '', <text:s/>'A' , 'Reporte Trabajadores por Región', '', '5.02' );</text:p>
          </table:table-cell>
          <table:table-cell table:number-columns-repeated="2"/>
          <table:table-cell table:formula="of:==IF([.L590] &lt;&gt; &quot;&quot;;&quot;INSERT INTO perfil_proceso(id_perfil_proceso, id_perfil, id_proceso, priuse) VALUES (&quot; &amp; [.O590] &amp; &quot;, 1, &quot; &amp; [.N590] &amp; &quot;, 'A'::text);&quot;; &quot;&quot;)" office:value-type="string" office:string-value="INSERT INTO perfil_proceso(id_perfil_proceso, id_perfil, id_proceso, priuse) VALUES (589, 1, 589, 'A'::text);" calcext:value-type="string">
            <text:p>INSERT INTO perfil_proceso(id_perfil_proceso, id_perfil, id_proceso, priuse) VALUES (589, 1, 589, 'A'::text);</text:p>
          </table:table-cell>
        </table:table-row>
        <table:table-row table:style-name="ro3">
          <table:table-cell table:formula="of:=[.$A$588]&amp;&quot;.&quot;&amp;[.C591]" office:value-type="string" office:string-value="5.03" calcext:value-type="string">
            <text:p>5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Reporte Trabajadores por Sed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91]" office:value-type="string" office:string-value="Reporte Trabajadores por Sede" calcext:value-type="string">
            <text:p>Reporte Trabajadores por Sede</text:p>
          </table:table-cell>
          <table:table-cell/>
          <table:table-cell table:number-columns-repeated="2" office:value-type="float" office:value="590" calcext:value-type="float">
            <text:p>590</text:p>
          </table:table-cell>
          <table:table-cell table:style-name="ce3" table:formula="of:=&quot;(&quot; &amp; [.N591] &amp; &quot;,&quot; &amp; &quot;1&quot; &amp; &quot;, '&quot; &amp; [.L591]  &amp; &quot;', &quot; &amp; &quot;'&quot; &amp; [.H591]  &amp;  &quot;',  'A' , '&quot; &amp; [.L591] &amp;  &quot;', '&quot;&amp;  [.I591]  &amp; &quot;', '&quot; &amp; [.A591] &amp; &quot;' );&quot;" office:value-type="string" office:string-value="(590,1, 'Reporte Trabajadores por Sede', '',  'A' , 'Reporte Trabajadores por Sede', '', '5.03' );" calcext:value-type="string">
            <text:p>(590,1, 'Reporte Trabajadores por Sede', '', <text:s/>'A' , 'Reporte Trabajadores por Sede', '', '5.03' );</text:p>
          </table:table-cell>
          <table:table-cell table:number-columns-repeated="4"/>
          <table:table-cell table:formula="of:=IF([.L591] &lt;&gt; &quot;&quot;;[.$P$1] &amp;  [.P591]; &quot;&quot;)" office:value-type="string" office:string-value="INSERT INTO proceso(id_proceso, id_aplicacion, denominacion, ruta_menu, estatus, descripcion, url, jerarquia_menu)VALUES (590,1, 'Reporte Trabajadores por Sede', '',  'A' , 'Reporte Trabajadores por Sede', '', '5.03' );" calcext:value-type="string">
            <text:p>INSERT INTO proceso(id_proceso, id_aplicacion, denominacion, ruta_menu, estatus, descripcion, url, jerarquia_menu)VALUES (590,1, 'Reporte Trabajadores por Sede', '', <text:s/>'A' , 'Reporte Trabajadores por Sede', '', '5.03' );</text:p>
          </table:table-cell>
          <table:table-cell table:number-columns-repeated="2"/>
          <table:table-cell table:formula="of:==IF([.L591] &lt;&gt; &quot;&quot;;&quot;INSERT INTO perfil_proceso(id_perfil_proceso, id_perfil, id_proceso, priuse) VALUES (&quot; &amp; [.O591] &amp; &quot;, 1, &quot; &amp; [.N591] &amp; &quot;, 'A'::text);&quot;; &quot;&quot;)" office:value-type="string" office:string-value="INSERT INTO perfil_proceso(id_perfil_proceso, id_perfil, id_proceso, priuse) VALUES (590, 1, 590, 'A'::text);" calcext:value-type="string">
            <text:p>INSERT INTO perfil_proceso(id_perfil_proceso, id_perfil, id_proceso, priuse) VALUES (590, 1, 590, 'A'::text);</text:p>
          </table:table-cell>
        </table:table-row>
        <table:table-row table:style-name="ro3">
          <table:table-cell table:formula="of:=[.$A$588]&amp;&quot;.&quot;&amp;[.C592]" office:value-type="string" office:string-value="5.04" calcext:value-type="string">
            <text:p>5.04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Reporte Trabajadores por Unidad Ejecutor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92]" office:value-type="string" office:string-value="Reporte Trabajadores por Unidad Ejecutora" calcext:value-type="string">
            <text:p>Reporte Trabajadores por Unidad Ejecutora</text:p>
          </table:table-cell>
          <table:table-cell/>
          <table:table-cell table:number-columns-repeated="2" office:value-type="float" office:value="591" calcext:value-type="float">
            <text:p>591</text:p>
          </table:table-cell>
          <table:table-cell table:style-name="ce3" table:formula="of:=&quot;(&quot; &amp; [.N592] &amp; &quot;,&quot; &amp; &quot;1&quot; &amp; &quot;, '&quot; &amp; [.L592]  &amp; &quot;', &quot; &amp; &quot;'&quot; &amp; [.H592]  &amp;  &quot;',  'A' , '&quot; &amp; [.L592] &amp;  &quot;', '&quot;&amp;  [.I592]  &amp; &quot;', '&quot; &amp; [.A592] &amp; &quot;' );&quot;" office:value-type="string" office:string-value="(591,1, 'Reporte Trabajadores por Unidad Ejecutora', '',  'A' , 'Reporte Trabajadores por Unidad Ejecutora', '', '5.04' );" calcext:value-type="string">
            <text:p>(591,1, 'Reporte Trabajadores por Unidad Ejecutora', '', <text:s/>'A' , 'Reporte Trabajadores por Unidad Ejecutora', '', '5.04' );</text:p>
          </table:table-cell>
          <table:table-cell table:number-columns-repeated="4"/>
          <table:table-cell table:formula="of:=IF([.L592] &lt;&gt; &quot;&quot;;[.$P$1] &amp;  [.P592]; &quot;&quot;)" office:value-type="string" office:string-value="INSERT INTO proceso(id_proceso, id_aplicacion, denominacion, ruta_menu, estatus, descripcion, url, jerarquia_menu)VALUES (591,1, 'Reporte Trabajadores por Unidad Ejecutora', '',  'A' , 'Reporte Trabajadores por Unidad Ejecutora', '', '5.04' );" calcext:value-type="string">
            <text:p>INSERT INTO proceso(id_proceso, id_aplicacion, denominacion, ruta_menu, estatus, descripcion, url, jerarquia_menu)VALUES (591,1, 'Reporte Trabajadores por Unidad Ejecutora', '', <text:s/>'A' , 'Reporte Trabajadores por Unidad Ejecutora', '', '5.04' );</text:p>
          </table:table-cell>
          <table:table-cell table:number-columns-repeated="2"/>
          <table:table-cell table:formula="of:==IF([.L592] &lt;&gt; &quot;&quot;;&quot;INSERT INTO perfil_proceso(id_perfil_proceso, id_perfil, id_proceso, priuse) VALUES (&quot; &amp; [.O592] &amp; &quot;, 1, &quot; &amp; [.N592] &amp; &quot;, 'A'::text);&quot;; &quot;&quot;)" office:value-type="string" office:string-value="INSERT INTO perfil_proceso(id_perfil_proceso, id_perfil, id_proceso, priuse) VALUES (591, 1, 591, 'A'::text);" calcext:value-type="string">
            <text:p>INSERT INTO perfil_proceso(id_perfil_proceso, id_perfil, id_proceso, priuse) VALUES (591, 1, 591, 'A'::text);</text:p>
          </table:table-cell>
        </table:table-row>
        <table:table-row table:style-name="ro3">
          <table:table-cell table:formula="of:=[.$A$588]&amp;&quot;.&quot;&amp;[.C593]" office:value-type="string" office:string-value="5.05" calcext:value-type="string">
            <text:p>5.05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Reporte Trabajadores por Unidad Funciona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93]" office:value-type="string" office:string-value="Reporte Trabajadores por Unidad Funcional" calcext:value-type="string">
            <text:p>Reporte Trabajadores por Unidad Funcional</text:p>
          </table:table-cell>
          <table:table-cell/>
          <table:table-cell table:number-columns-repeated="2" office:value-type="float" office:value="592" calcext:value-type="float">
            <text:p>592</text:p>
          </table:table-cell>
          <table:table-cell table:style-name="ce3" table:formula="of:=&quot;(&quot; &amp; [.N593] &amp; &quot;,&quot; &amp; &quot;1&quot; &amp; &quot;, '&quot; &amp; [.L593]  &amp; &quot;', &quot; &amp; &quot;'&quot; &amp; [.H593]  &amp;  &quot;',  'A' , '&quot; &amp; [.L593] &amp;  &quot;', '&quot;&amp;  [.I593]  &amp; &quot;', '&quot; &amp; [.A593] &amp; &quot;' );&quot;" office:value-type="string" office:string-value="(592,1, 'Reporte Trabajadores por Unidad Funcional', '',  'A' , 'Reporte Trabajadores por Unidad Funcional', '', '5.05' );" calcext:value-type="string">
            <text:p>(592,1, 'Reporte Trabajadores por Unidad Funcional', '', <text:s/>'A' , 'Reporte Trabajadores por Unidad Funcional', '', '5.05' );</text:p>
          </table:table-cell>
          <table:table-cell table:number-columns-repeated="4"/>
          <table:table-cell table:formula="of:=IF([.L593] &lt;&gt; &quot;&quot;;[.$P$1] &amp;  [.P593]; &quot;&quot;)" office:value-type="string" office:string-value="INSERT INTO proceso(id_proceso, id_aplicacion, denominacion, ruta_menu, estatus, descripcion, url, jerarquia_menu)VALUES (592,1, 'Reporte Trabajadores por Unidad Funcional', '',  'A' , 'Reporte Trabajadores por Unidad Funcional', '', '5.05' );" calcext:value-type="string">
            <text:p>INSERT INTO proceso(id_proceso, id_aplicacion, denominacion, ruta_menu, estatus, descripcion, url, jerarquia_menu)VALUES (592,1, 'Reporte Trabajadores por Unidad Funcional', '', <text:s/>'A' , 'Reporte Trabajadores por Unidad Funcional', '', '5.05' );</text:p>
          </table:table-cell>
          <table:table-cell table:number-columns-repeated="2"/>
          <table:table-cell table:formula="of:==IF([.L593] &lt;&gt; &quot;&quot;;&quot;INSERT INTO perfil_proceso(id_perfil_proceso, id_perfil, id_proceso, priuse) VALUES (&quot; &amp; [.O593] &amp; &quot;, 1, &quot; &amp; [.N593] &amp; &quot;, 'A'::text);&quot;; &quot;&quot;)" office:value-type="string" office:string-value="INSERT INTO perfil_proceso(id_perfil_proceso, id_perfil, id_proceso, priuse) VALUES (592, 1, 592, 'A'::text);" calcext:value-type="string">
            <text:p>INSERT INTO perfil_proceso(id_perfil_proceso, id_perfil, id_proceso, priuse) VALUES (592, 1, 592, 'A'::text);</text:p>
          </table:table-cell>
        </table:table-row>
        <table:table-row table:style-name="ro3">
          <table:table-cell table:formula="of:=[.$A$588]&amp;&quot;.&quot;&amp;[.C594]" office:value-type="string" office:string-value="5.06" calcext:value-type="string">
            <text:p>5.06</text:p>
          </table:table-cell>
          <table:table-cell/>
          <table:table-cell office:value-type="string" calcext:value-type="string">
            <text:p>06</text:p>
          </table:table-cell>
          <table:table-cell office:value-type="string" calcext:value-type="string">
            <text:p>Reporte Trabajadores por Dependenci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94]" office:value-type="string" office:string-value="Reporte Trabajadores por Dependencia" calcext:value-type="string">
            <text:p>Reporte Trabajadores por Dependencia</text:p>
          </table:table-cell>
          <table:table-cell/>
          <table:table-cell table:number-columns-repeated="2" office:value-type="float" office:value="593" calcext:value-type="float">
            <text:p>593</text:p>
          </table:table-cell>
          <table:table-cell table:style-name="ce3" table:formula="of:=&quot;(&quot; &amp; [.N594] &amp; &quot;,&quot; &amp; &quot;1&quot; &amp; &quot;, '&quot; &amp; [.L594]  &amp; &quot;', &quot; &amp; &quot;'&quot; &amp; [.H594]  &amp;  &quot;',  'A' , '&quot; &amp; [.L594] &amp;  &quot;', '&quot;&amp;  [.I594]  &amp; &quot;', '&quot; &amp; [.A594] &amp; &quot;' );&quot;" office:value-type="string" office:string-value="(593,1, 'Reporte Trabajadores por Dependencia', '',  'A' , 'Reporte Trabajadores por Dependencia', '', '5.06' );" calcext:value-type="string">
            <text:p>(593,1, 'Reporte Trabajadores por Dependencia', '', <text:s/>'A' , 'Reporte Trabajadores por Dependencia', '', '5.06' );</text:p>
          </table:table-cell>
          <table:table-cell table:number-columns-repeated="4"/>
          <table:table-cell table:formula="of:=IF([.L594] &lt;&gt; &quot;&quot;;[.$P$1] &amp;  [.P594]; &quot;&quot;)" office:value-type="string" office:string-value="INSERT INTO proceso(id_proceso, id_aplicacion, denominacion, ruta_menu, estatus, descripcion, url, jerarquia_menu)VALUES (593,1, 'Reporte Trabajadores por Dependencia', '',  'A' , 'Reporte Trabajadores por Dependencia', '', '5.06' );" calcext:value-type="string">
            <text:p>INSERT INTO proceso(id_proceso, id_aplicacion, denominacion, ruta_menu, estatus, descripcion, url, jerarquia_menu)VALUES (593,1, 'Reporte Trabajadores por Dependencia', '', <text:s/>'A' , 'Reporte Trabajadores por Dependencia', '', '5.06' );</text:p>
          </table:table-cell>
          <table:table-cell table:number-columns-repeated="2"/>
          <table:table-cell table:formula="of:==IF([.L594] &lt;&gt; &quot;&quot;;&quot;INSERT INTO perfil_proceso(id_perfil_proceso, id_perfil, id_proceso, priuse) VALUES (&quot; &amp; [.O594] &amp; &quot;, 1, &quot; &amp; [.N594] &amp; &quot;, 'A'::text);&quot;; &quot;&quot;)" office:value-type="string" office:string-value="INSERT INTO perfil_proceso(id_perfil_proceso, id_perfil, id_proceso, priuse) VALUES (593, 1, 593, 'A'::text);" calcext:value-type="string">
            <text:p>INSERT INTO perfil_proceso(id_perfil_proceso, id_perfil, id_proceso, priuse) VALUES (593, 1, 593, 'A'::text);</text:p>
          </table:table-cell>
        </table:table-row>
        <table:table-row table:style-name="ro3">
          <table:table-cell table:formula="of:=[.$A$588]&amp;&quot;.&quot;&amp;[.C595]" office:value-type="string" office:string-value="5.07" calcext:value-type="string">
            <text:p>5.07</text:p>
          </table:table-cell>
          <table:table-cell/>
          <table:table-cell office:value-type="string" calcext:value-type="string">
            <text:p>07</text:p>
          </table:table-cell>
          <table:table-cell office:value-type="string" calcext:value-type="string">
            <text:p>Reporte Trabajadores por Situació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95]" office:value-type="string" office:string-value="Reporte Trabajadores por Situación" calcext:value-type="string">
            <text:p>Reporte Trabajadores por Situación</text:p>
          </table:table-cell>
          <table:table-cell/>
          <table:table-cell table:number-columns-repeated="2" office:value-type="float" office:value="594" calcext:value-type="float">
            <text:p>594</text:p>
          </table:table-cell>
          <table:table-cell table:style-name="ce3" table:formula="of:=&quot;(&quot; &amp; [.N595] &amp; &quot;,&quot; &amp; &quot;1&quot; &amp; &quot;, '&quot; &amp; [.L595]  &amp; &quot;', &quot; &amp; &quot;'&quot; &amp; [.H595]  &amp;  &quot;',  'A' , '&quot; &amp; [.L595] &amp;  &quot;', '&quot;&amp;  [.I595]  &amp; &quot;', '&quot; &amp; [.A595] &amp; &quot;' );&quot;" office:value-type="string" office:string-value="(594,1, 'Reporte Trabajadores por Situación', '',  'A' , 'Reporte Trabajadores por Situación', '', '5.07' );" calcext:value-type="string">
            <text:p>(594,1, 'Reporte Trabajadores por Situación', '', <text:s/>'A' , 'Reporte Trabajadores por Situación', '', '5.07' );</text:p>
          </table:table-cell>
          <table:table-cell table:number-columns-repeated="4"/>
          <table:table-cell table:formula="of:=IF([.L595] &lt;&gt; &quot;&quot;;[.$P$1] &amp;  [.P595]; &quot;&quot;)" office:value-type="string" office:string-value="INSERT INTO proceso(id_proceso, id_aplicacion, denominacion, ruta_menu, estatus, descripcion, url, jerarquia_menu)VALUES (594,1, 'Reporte Trabajadores por Situación', '',  'A' , 'Reporte Trabajadores por Situación', '', '5.07' );" calcext:value-type="string">
            <text:p>INSERT INTO proceso(id_proceso, id_aplicacion, denominacion, ruta_menu, estatus, descripcion, url, jerarquia_menu)VALUES (594,1, 'Reporte Trabajadores por Situación', '', <text:s/>'A' , 'Reporte Trabajadores por Situación', '', '5.07' );</text:p>
          </table:table-cell>
          <table:table-cell table:number-columns-repeated="2"/>
          <table:table-cell table:formula="of:==IF([.L595] &lt;&gt; &quot;&quot;;&quot;INSERT INTO perfil_proceso(id_perfil_proceso, id_perfil, id_proceso, priuse) VALUES (&quot; &amp; [.O595] &amp; &quot;, 1, &quot; &amp; [.N595] &amp; &quot;, 'A'::text);&quot;; &quot;&quot;)" office:value-type="string" office:string-value="INSERT INTO perfil_proceso(id_perfil_proceso, id_perfil, id_proceso, priuse) VALUES (594, 1, 594, 'A'::text);" calcext:value-type="string">
            <text:p>INSERT INTO perfil_proceso(id_perfil_proceso, id_perfil, id_proceso, priuse) VALUES (594, 1, 594, 'A'::text);</text:p>
          </table:table-cell>
        </table:table-row>
        <table:table-row table:style-name="ro3">
          <table:table-cell table:formula="of:=[.$A$588]&amp;&quot;.&quot;&amp;[.C596]" office:value-type="string" office:string-value="5.08" calcext:value-type="string">
            <text:p>5.08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Reporte Ingreso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96]" office:value-type="string" office:string-value="Reporte Ingresos" calcext:value-type="string">
            <text:p>Reporte Ingresos</text:p>
          </table:table-cell>
          <table:table-cell/>
          <table:table-cell table:number-columns-repeated="2" office:value-type="float" office:value="595" calcext:value-type="float">
            <text:p>595</text:p>
          </table:table-cell>
          <table:table-cell table:style-name="ce3" table:formula="of:=&quot;(&quot; &amp; [.N596] &amp; &quot;,&quot; &amp; &quot;1&quot; &amp; &quot;, '&quot; &amp; [.L596]  &amp; &quot;', &quot; &amp; &quot;'&quot; &amp; [.H596]  &amp;  &quot;',  'A' , '&quot; &amp; [.L596] &amp;  &quot;', '&quot;&amp;  [.I596]  &amp; &quot;', '&quot; &amp; [.A596] &amp; &quot;' );&quot;" office:value-type="string" office:string-value="(595,1, 'Reporte Ingresos', '',  'A' , 'Reporte Ingresos', '', '5.08' );" calcext:value-type="string">
            <text:p>(595,1, 'Reporte Ingresos', '', <text:s/>'A' , 'Reporte Ingresos', '', '5.08' );</text:p>
          </table:table-cell>
          <table:table-cell table:number-columns-repeated="4"/>
          <table:table-cell table:formula="of:=IF([.L596] &lt;&gt; &quot;&quot;;[.$P$1] &amp;  [.P596]; &quot;&quot;)" office:value-type="string" office:string-value="INSERT INTO proceso(id_proceso, id_aplicacion, denominacion, ruta_menu, estatus, descripcion, url, jerarquia_menu)VALUES (595,1, 'Reporte Ingresos', '',  'A' , 'Reporte Ingresos', '', '5.08' );" calcext:value-type="string">
            <text:p>INSERT INTO proceso(id_proceso, id_aplicacion, denominacion, ruta_menu, estatus, descripcion, url, jerarquia_menu)VALUES (595,1, 'Reporte Ingresos', '', <text:s/>'A' , 'Reporte Ingresos', '', '5.08' );</text:p>
          </table:table-cell>
          <table:table-cell table:number-columns-repeated="2"/>
          <table:table-cell table:formula="of:==IF([.L596] &lt;&gt; &quot;&quot;;&quot;INSERT INTO perfil_proceso(id_perfil_proceso, id_perfil, id_proceso, priuse) VALUES (&quot; &amp; [.O596] &amp; &quot;, 1, &quot; &amp; [.N596] &amp; &quot;, 'A'::text);&quot;; &quot;&quot;)" office:value-type="string" office:string-value="INSERT INTO perfil_proceso(id_perfil_proceso, id_perfil, id_proceso, priuse) VALUES (595, 1, 595, 'A'::text);" calcext:value-type="string">
            <text:p>INSERT INTO perfil_proceso(id_perfil_proceso, id_perfil, id_proceso, priuse) VALUES (595, 1, 595, 'A'::text);</text:p>
          </table:table-cell>
        </table:table-row>
        <table:table-row table:style-name="ro3">
          <table:table-cell table:formula="of:=[.$A$588]&amp;&quot;.&quot;&amp;[.C597]" office:value-type="string" office:string-value="5.09" calcext:value-type="string">
            <text:p>5.09</text:p>
          </table:table-cell>
          <table:table-cell/>
          <table:table-cell office:value-type="string" calcext:value-type="string">
            <text:p>09</text:p>
          </table:table-cell>
          <table:table-cell office:value-type="string" calcext:value-type="string">
            <text:p>Reporte Egreso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97]" office:value-type="string" office:string-value="Reporte Egresos" calcext:value-type="string">
            <text:p>Reporte Egresos</text:p>
          </table:table-cell>
          <table:table-cell/>
          <table:table-cell table:number-columns-repeated="2" office:value-type="float" office:value="596" calcext:value-type="float">
            <text:p>596</text:p>
          </table:table-cell>
          <table:table-cell table:style-name="ce3" table:formula="of:=&quot;(&quot; &amp; [.N597] &amp; &quot;,&quot; &amp; &quot;1&quot; &amp; &quot;, '&quot; &amp; [.L597]  &amp; &quot;', &quot; &amp; &quot;'&quot; &amp; [.H597]  &amp;  &quot;',  'A' , '&quot; &amp; [.L597] &amp;  &quot;', '&quot;&amp;  [.I597]  &amp; &quot;', '&quot; &amp; [.A597] &amp; &quot;' );&quot;" office:value-type="string" office:string-value="(596,1, 'Reporte Egresos', '',  'A' , 'Reporte Egresos', '', '5.09' );" calcext:value-type="string">
            <text:p>(596,1, 'Reporte Egresos', '', <text:s/>'A' , 'Reporte Egresos', '', '5.09' );</text:p>
          </table:table-cell>
          <table:table-cell table:number-columns-repeated="4"/>
          <table:table-cell table:formula="of:=IF([.L597] &lt;&gt; &quot;&quot;;[.$P$1] &amp;  [.P597]; &quot;&quot;)" office:value-type="string" office:string-value="INSERT INTO proceso(id_proceso, id_aplicacion, denominacion, ruta_menu, estatus, descripcion, url, jerarquia_menu)VALUES (596,1, 'Reporte Egresos', '',  'A' , 'Reporte Egresos', '', '5.09' );" calcext:value-type="string">
            <text:p>INSERT INTO proceso(id_proceso, id_aplicacion, denominacion, ruta_menu, estatus, descripcion, url, jerarquia_menu)VALUES (596,1, 'Reporte Egresos', '', <text:s/>'A' , 'Reporte Egresos', '', '5.09' );</text:p>
          </table:table-cell>
          <table:table-cell table:number-columns-repeated="2"/>
          <table:table-cell table:formula="of:==IF([.L597] &lt;&gt; &quot;&quot;;&quot;INSERT INTO perfil_proceso(id_perfil_proceso, id_perfil, id_proceso, priuse) VALUES (&quot; &amp; [.O597] &amp; &quot;, 1, &quot; &amp; [.N597] &amp; &quot;, 'A'::text);&quot;; &quot;&quot;)" office:value-type="string" office:string-value="INSERT INTO perfil_proceso(id_perfil_proceso, id_perfil, id_proceso, priuse) VALUES (596, 1, 596, 'A'::text);" calcext:value-type="string">
            <text:p>INSERT INTO perfil_proceso(id_perfil_proceso, id_perfil, id_proceso, priuse) VALUES (596, 1, 596, 'A'::text);</text:p>
          </table:table-cell>
        </table:table-row>
        <table:table-row table:style-name="ro3">
          <table:table-cell table:formula="of:=[.$A$588]&amp;&quot;.&quot;&amp;[.C598]" office:value-type="string" office:string-value="5.10" calcext:value-type="string">
            <text:p>5.10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Fecha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598]" office:value-type="string" office:string-value="Fechas" calcext:value-type="string">
            <text:p>Fechas</text:p>
          </table:table-cell>
          <table:table-cell/>
          <table:table-cell table:number-columns-repeated="2" office:value-type="float" office:value="597" calcext:value-type="float">
            <text:p>597</text:p>
          </table:table-cell>
          <table:table-cell table:style-name="ce3" table:formula="of:=&quot;(&quot; &amp; [.N598] &amp; &quot;,&quot; &amp; &quot;1&quot; &amp; &quot;, '&quot; &amp; [.L598]  &amp; &quot;', &quot; &amp; &quot;'&quot; &amp; [.H598]  &amp;  &quot;',  'A' , '&quot; &amp; [.L598] &amp;  &quot;', '&quot;&amp;  [.I598]  &amp; &quot;', '&quot; &amp; [.A598] &amp; &quot;' );&quot;" office:value-type="string" office:string-value="(597,1, 'Fechas', '',  'A' , 'Fechas', '', '5.10' );" calcext:value-type="string">
            <text:p>(597,1, 'Fechas', '', <text:s/>'A' , 'Fechas', '', '5.10' );</text:p>
          </table:table-cell>
          <table:table-cell table:number-columns-repeated="4"/>
          <table:table-cell table:formula="of:=IF([.L598] &lt;&gt; &quot;&quot;;[.$P$1] &amp;  [.P598]; &quot;&quot;)" office:value-type="string" office:string-value="INSERT INTO proceso(id_proceso, id_aplicacion, denominacion, ruta_menu, estatus, descripcion, url, jerarquia_menu)VALUES (597,1, 'Fechas', '',  'A' , 'Fechas', '', '5.10' );" calcext:value-type="string">
            <text:p>INSERT INTO proceso(id_proceso, id_aplicacion, denominacion, ruta_menu, estatus, descripcion, url, jerarquia_menu)VALUES (597,1, 'Fechas', '', <text:s/>'A' , 'Fechas', '', '5.10' );</text:p>
          </table:table-cell>
          <table:table-cell table:number-columns-repeated="2"/>
          <table:table-cell table:formula="of:==IF([.L598] &lt;&gt; &quot;&quot;;&quot;INSERT INTO perfil_proceso(id_perfil_proceso, id_perfil, id_proceso, priuse) VALUES (&quot; &amp; [.O598] &amp; &quot;, 1, &quot; &amp; [.N598] &amp; &quot;, 'A'::text);&quot;; &quot;&quot;)" office:value-type="string" office:string-value="INSERT INTO perfil_proceso(id_perfil_proceso, id_perfil, id_proceso, priuse) VALUES (597, 1, 597, 'A'::text);" calcext:value-type="string">
            <text:p>INSERT INTO perfil_proceso(id_perfil_proceso, id_perfil, id_proceso, priuse) VALUES (597, 1, 597, 'A'::text);</text:p>
          </table:table-cell>
        </table:table-row>
        <table:table-row table:style-name="ro3">
          <table:table-cell table:formula="of:=[.$A$598]&amp;&quot;.&quot;&amp;[.D599]" office:value-type="string" office:string-value="5.10.01" calcext:value-type="string">
            <text:p>5.10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Reporte Fechas por Regió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599]" office:value-type="string" office:string-value="Reporte Fechas por Región" calcext:value-type="string">
            <text:p>Reporte Fechas por Región</text:p>
          </table:table-cell>
          <table:table-cell/>
          <table:table-cell table:number-columns-repeated="2" office:value-type="float" office:value="598" calcext:value-type="float">
            <text:p>598</text:p>
          </table:table-cell>
          <table:table-cell table:style-name="ce3" table:formula="of:=&quot;(&quot; &amp; [.N599] &amp; &quot;,&quot; &amp; &quot;1&quot; &amp; &quot;, '&quot; &amp; [.L599]  &amp; &quot;', &quot; &amp; &quot;'&quot; &amp; [.H599]  &amp;  &quot;',  'A' , '&quot; &amp; [.L599] &amp;  &quot;', '&quot;&amp;  [.I599]  &amp; &quot;', '&quot; &amp; [.A599] &amp; &quot;' );&quot;" office:value-type="string" office:string-value="(598,1, 'Reporte Fechas por Región', '',  'A' , 'Reporte Fechas por Región', '', '5.10.01' );" calcext:value-type="string">
            <text:p>(598,1, 'Reporte Fechas por Región', '', <text:s/>'A' , 'Reporte Fechas por Región', '', '5.10.01' );</text:p>
          </table:table-cell>
          <table:table-cell table:number-columns-repeated="4"/>
          <table:table-cell table:formula="of:=IF([.L599] &lt;&gt; &quot;&quot;;[.$P$1] &amp;  [.P599]; &quot;&quot;)" office:value-type="string" office:string-value="INSERT INTO proceso(id_proceso, id_aplicacion, denominacion, ruta_menu, estatus, descripcion, url, jerarquia_menu)VALUES (598,1, 'Reporte Fechas por Región', '',  'A' , 'Reporte Fechas por Región', '', '5.10.01' );" calcext:value-type="string">
            <text:p>INSERT INTO proceso(id_proceso, id_aplicacion, denominacion, ruta_menu, estatus, descripcion, url, jerarquia_menu)VALUES (598,1, 'Reporte Fechas por Región', '', <text:s/>'A' , 'Reporte Fechas por Región', '', '5.10.01' );</text:p>
          </table:table-cell>
          <table:table-cell table:number-columns-repeated="2"/>
          <table:table-cell table:formula="of:==IF([.L599] &lt;&gt; &quot;&quot;;&quot;INSERT INTO perfil_proceso(id_perfil_proceso, id_perfil, id_proceso, priuse) VALUES (&quot; &amp; [.O599] &amp; &quot;, 1, &quot; &amp; [.N599] &amp; &quot;, 'A'::text);&quot;; &quot;&quot;)" office:value-type="string" office:string-value="INSERT INTO perfil_proceso(id_perfil_proceso, id_perfil, id_proceso, priuse) VALUES (598, 1, 598, 'A'::text);" calcext:value-type="string">
            <text:p>INSERT INTO perfil_proceso(id_perfil_proceso, id_perfil, id_proceso, priuse) VALUES (598, 1, 598, 'A'::text);</text:p>
          </table:table-cell>
        </table:table-row>
        <table:table-row table:style-name="ro3">
          <table:table-cell table:formula="of:=[.$A$598]&amp;&quot;.&quot;&amp;[.D600]" office:value-type="string" office:string-value="5.10.02" calcext:value-type="string">
            <text:p>5.10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Reporte Fechas por Sed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600]" office:value-type="string" office:string-value="Reporte Fechas por Sede" calcext:value-type="string">
            <text:p>Reporte Fechas por Sede</text:p>
          </table:table-cell>
          <table:table-cell/>
          <table:table-cell table:number-columns-repeated="2" office:value-type="float" office:value="599" calcext:value-type="float">
            <text:p>599</text:p>
          </table:table-cell>
          <table:table-cell table:style-name="ce3" table:formula="of:=&quot;(&quot; &amp; [.N600] &amp; &quot;,&quot; &amp; &quot;1&quot; &amp; &quot;, '&quot; &amp; [.L600]  &amp; &quot;', &quot; &amp; &quot;'&quot; &amp; [.H600]  &amp;  &quot;',  'A' , '&quot; &amp; [.L600] &amp;  &quot;', '&quot;&amp;  [.I600]  &amp; &quot;', '&quot; &amp; [.A600] &amp; &quot;' );&quot;" office:value-type="string" office:string-value="(599,1, 'Reporte Fechas por Sede', '',  'A' , 'Reporte Fechas por Sede', '', '5.10.02' );" calcext:value-type="string">
            <text:p>(599,1, 'Reporte Fechas por Sede', '', <text:s/>'A' , 'Reporte Fechas por Sede', '', '5.10.02' );</text:p>
          </table:table-cell>
          <table:table-cell table:number-columns-repeated="4"/>
          <table:table-cell table:formula="of:=IF([.L600] &lt;&gt; &quot;&quot;;[.$P$1] &amp;  [.P600]; &quot;&quot;)" office:value-type="string" office:string-value="INSERT INTO proceso(id_proceso, id_aplicacion, denominacion, ruta_menu, estatus, descripcion, url, jerarquia_menu)VALUES (599,1, 'Reporte Fechas por Sede', '',  'A' , 'Reporte Fechas por Sede', '', '5.10.02' );" calcext:value-type="string">
            <text:p>INSERT INTO proceso(id_proceso, id_aplicacion, denominacion, ruta_menu, estatus, descripcion, url, jerarquia_menu)VALUES (599,1, 'Reporte Fechas por Sede', '', <text:s/>'A' , 'Reporte Fechas por Sede', '', '5.10.02' );</text:p>
          </table:table-cell>
          <table:table-cell table:number-columns-repeated="2"/>
          <table:table-cell table:formula="of:==IF([.L600] &lt;&gt; &quot;&quot;;&quot;INSERT INTO perfil_proceso(id_perfil_proceso, id_perfil, id_proceso, priuse) VALUES (&quot; &amp; [.O600] &amp; &quot;, 1, &quot; &amp; [.N600] &amp; &quot;, 'A'::text);&quot;; &quot;&quot;)" office:value-type="string" office:string-value="INSERT INTO perfil_proceso(id_perfil_proceso, id_perfil, id_proceso, priuse) VALUES (599, 1, 599, 'A'::text);" calcext:value-type="string">
            <text:p>INSERT INTO perfil_proceso(id_perfil_proceso, id_perfil, id_proceso, priuse) VALUES (599, 1, 599, 'A'::text);</text:p>
          </table:table-cell>
        </table:table-row>
        <table:table-row table:style-name="ro3">
          <table:table-cell table:formula="of:=[.$A$598]&amp;&quot;.&quot;&amp;[.D601]" office:value-type="string" office:string-value="5.10.03" calcext:value-type="string">
            <text:p>5.10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porte Fechas por Unidad Funcion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601]" office:value-type="string" office:string-value="Reporte Fechas por Unidad Funcional" calcext:value-type="string">
            <text:p>Reporte Fechas por Unidad Funcional</text:p>
          </table:table-cell>
          <table:table-cell/>
          <table:table-cell table:number-columns-repeated="2" office:value-type="float" office:value="600" calcext:value-type="float">
            <text:p>600</text:p>
          </table:table-cell>
          <table:table-cell table:style-name="ce3" table:formula="of:=&quot;(&quot; &amp; [.N601] &amp; &quot;,&quot; &amp; &quot;1&quot; &amp; &quot;, '&quot; &amp; [.L601]  &amp; &quot;', &quot; &amp; &quot;'&quot; &amp; [.H601]  &amp;  &quot;',  'A' , '&quot; &amp; [.L601] &amp;  &quot;', '&quot;&amp;  [.I601]  &amp; &quot;', '&quot; &amp; [.A601] &amp; &quot;' );&quot;" office:value-type="string" office:string-value="(600,1, 'Reporte Fechas por Unidad Funcional', '',  'A' , 'Reporte Fechas por Unidad Funcional', '', '5.10.03' );" calcext:value-type="string">
            <text:p>(600,1, 'Reporte Fechas por Unidad Funcional', '', <text:s/>'A' , 'Reporte Fechas por Unidad Funcional', '', '5.10.03' );</text:p>
          </table:table-cell>
          <table:table-cell table:number-columns-repeated="4"/>
          <table:table-cell table:formula="of:=IF([.L601] &lt;&gt; &quot;&quot;;[.$P$1] &amp;  [.P601]; &quot;&quot;)" office:value-type="string" office:string-value="INSERT INTO proceso(id_proceso, id_aplicacion, denominacion, ruta_menu, estatus, descripcion, url, jerarquia_menu)VALUES (600,1, 'Reporte Fechas por Unidad Funcional', '',  'A' , 'Reporte Fechas por Unidad Funcional', '', '5.10.03' );" calcext:value-type="string">
            <text:p>INSERT INTO proceso(id_proceso, id_aplicacion, denominacion, ruta_menu, estatus, descripcion, url, jerarquia_menu)VALUES (600,1, 'Reporte Fechas por Unidad Funcional', '', <text:s/>'A' , 'Reporte Fechas por Unidad Funcional', '', '5.10.03' );</text:p>
          </table:table-cell>
          <table:table-cell table:number-columns-repeated="2"/>
          <table:table-cell table:formula="of:==IF([.L601] &lt;&gt; &quot;&quot;;&quot;INSERT INTO perfil_proceso(id_perfil_proceso, id_perfil, id_proceso, priuse) VALUES (&quot; &amp; [.O601] &amp; &quot;, 1, &quot; &amp; [.N601] &amp; &quot;, 'A'::text);&quot;; &quot;&quot;)" office:value-type="string" office:string-value="INSERT INTO perfil_proceso(id_perfil_proceso, id_perfil, id_proceso, priuse) VALUES (600, 1, 600, 'A'::text);" calcext:value-type="string">
            <text:p>INSERT INTO perfil_proceso(id_perfil_proceso, id_perfil, id_proceso, priuse) VALUES (600, 1, 600, 'A'::text);</text:p>
          </table:table-cell>
        </table:table-row>
        <table:table-row table:style-name="ro3">
          <table:table-cell table:formula="of:=[.$A$598]&amp;&quot;.&quot;&amp;[.D602]" office:value-type="string" office:string-value="5.10.04" calcext:value-type="string">
            <text:p>5.10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Reporte Fechas por Dependenciq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602]" office:value-type="string" office:string-value="Reporte Fechas por Dependenciqa" calcext:value-type="string">
            <text:p>Reporte Fechas por Dependenciqa</text:p>
          </table:table-cell>
          <table:table-cell/>
          <table:table-cell table:number-columns-repeated="2" office:value-type="float" office:value="601" calcext:value-type="float">
            <text:p>601</text:p>
          </table:table-cell>
          <table:table-cell table:style-name="ce3" table:formula="of:=&quot;(&quot; &amp; [.N602] &amp; &quot;,&quot; &amp; &quot;1&quot; &amp; &quot;, '&quot; &amp; [.L602]  &amp; &quot;', &quot; &amp; &quot;'&quot; &amp; [.H602]  &amp;  &quot;',  'A' , '&quot; &amp; [.L602] &amp;  &quot;', '&quot;&amp;  [.I602]  &amp; &quot;', '&quot; &amp; [.A602] &amp; &quot;' );&quot;" office:value-type="string" office:string-value="(601,1, 'Reporte Fechas por Dependenciqa', '',  'A' , 'Reporte Fechas por Dependenciqa', '', '5.10.04' );" calcext:value-type="string">
            <text:p>(601,1, 'Reporte Fechas por Dependenciqa', '', <text:s/>'A' , 'Reporte Fechas por Dependenciqa', '', '5.10.04' );</text:p>
          </table:table-cell>
          <table:table-cell table:number-columns-repeated="4"/>
          <table:table-cell table:formula="of:=IF([.L602] &lt;&gt; &quot;&quot;;[.$P$1] &amp;  [.P602]; &quot;&quot;)" office:value-type="string" office:string-value="INSERT INTO proceso(id_proceso, id_aplicacion, denominacion, ruta_menu, estatus, descripcion, url, jerarquia_menu)VALUES (601,1, 'Reporte Fechas por Dependenciqa', '',  'A' , 'Reporte Fechas por Dependenciqa', '', '5.10.04' );" calcext:value-type="string">
            <text:p>INSERT INTO proceso(id_proceso, id_aplicacion, denominacion, ruta_menu, estatus, descripcion, url, jerarquia_menu)VALUES (601,1, 'Reporte Fechas por Dependenciqa', '', <text:s/>'A' , 'Reporte Fechas por Dependenciqa', '', '5.10.04' );</text:p>
          </table:table-cell>
          <table:table-cell table:number-columns-repeated="2"/>
          <table:table-cell table:formula="of:==IF([.L602] &lt;&gt; &quot;&quot;;&quot;INSERT INTO perfil_proceso(id_perfil_proceso, id_perfil, id_proceso, priuse) VALUES (&quot; &amp; [.O602] &amp; &quot;, 1, &quot; &amp; [.N602] &amp; &quot;, 'A'::text);&quot;; &quot;&quot;)" office:value-type="string" office:string-value="INSERT INTO perfil_proceso(id_perfil_proceso, id_perfil, id_proceso, priuse) VALUES (601, 1, 601, 'A'::text);" calcext:value-type="string">
            <text:p>INSERT INTO perfil_proceso(id_perfil_proceso, id_perfil, id_proceso, priuse) VALUES (601, 1, 601, 'A'::text);</text:p>
          </table:table-cell>
        </table:table-row>
        <table:table-row table:style-name="ro3">
          <table:table-cell table:formula="of:=[.$A$598]&amp;&quot;.&quot;&amp;[.D603]" office:value-type="string" office:string-value="5.10.05" calcext:value-type="string">
            <text:p>5.10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Reporte Edad y Tiempo Servicio/Tipo Person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603]" office:value-type="string" office:string-value="Reporte Edad y Tiempo Servicio/Tipo Personal" calcext:value-type="string">
            <text:p>Reporte Edad y Tiempo Servicio/Tipo Personal</text:p>
          </table:table-cell>
          <table:table-cell/>
          <table:table-cell table:number-columns-repeated="2" office:value-type="float" office:value="602" calcext:value-type="float">
            <text:p>602</text:p>
          </table:table-cell>
          <table:table-cell table:style-name="ce3" table:formula="of:=&quot;(&quot; &amp; [.N603] &amp; &quot;,&quot; &amp; &quot;1&quot; &amp; &quot;, '&quot; &amp; [.L603]  &amp; &quot;', &quot; &amp; &quot;'&quot; &amp; [.H603]  &amp;  &quot;',  'A' , '&quot; &amp; [.L603] &amp;  &quot;', '&quot;&amp;  [.I603]  &amp; &quot;', '&quot; &amp; [.A603] &amp; &quot;' );&quot;" office:value-type="string" office:string-value="(602,1, 'Reporte Edad y Tiempo Servicio/Tipo Personal', '',  'A' , 'Reporte Edad y Tiempo Servicio/Tipo Personal', '', '5.10.05' );" calcext:value-type="string">
            <text:p>(602,1, 'Reporte Edad y Tiempo Servicio/Tipo Personal', '', <text:s/>'A' , 'Reporte Edad y Tiempo Servicio/Tipo Personal', '', '5.10.05' );</text:p>
          </table:table-cell>
          <table:table-cell table:number-columns-repeated="4"/>
          <table:table-cell table:formula="of:=IF([.L603] &lt;&gt; &quot;&quot;;[.$P$1] &amp;  [.P603]; &quot;&quot;)" office:value-type="string" office:string-value="INSERT INTO proceso(id_proceso, id_aplicacion, denominacion, ruta_menu, estatus, descripcion, url, jerarquia_menu)VALUES (602,1, 'Reporte Edad y Tiempo Servicio/Tipo Personal', '',  'A' , 'Reporte Edad y Tiempo Servicio/Tipo Personal', '', '5.10.05' );" calcext:value-type="string">
            <text:p>INSERT INTO proceso(id_proceso, id_aplicacion, denominacion, ruta_menu, estatus, descripcion, url, jerarquia_menu)VALUES (602,1, 'Reporte Edad y Tiempo Servicio/Tipo Personal', '', <text:s/>'A' , 'Reporte Edad y Tiempo Servicio/Tipo Personal', '', '5.10.05' );</text:p>
          </table:table-cell>
          <table:table-cell table:number-columns-repeated="2"/>
          <table:table-cell table:formula="of:==IF([.L603] &lt;&gt; &quot;&quot;;&quot;INSERT INTO perfil_proceso(id_perfil_proceso, id_perfil, id_proceso, priuse) VALUES (&quot; &amp; [.O603] &amp; &quot;, 1, &quot; &amp; [.N603] &amp; &quot;, 'A'::text);&quot;; &quot;&quot;)" office:value-type="string" office:string-value="INSERT INTO perfil_proceso(id_perfil_proceso, id_perfil, id_proceso, priuse) VALUES (602, 1, 602, 'A'::text);" calcext:value-type="string">
            <text:p>INSERT INTO perfil_proceso(id_perfil_proceso, id_perfil, id_proceso, priuse) VALUES (602, 1, 602, 'A'::text);</text:p>
          </table:table-cell>
        </table:table-row>
        <table:table-row table:style-name="ro3">
          <table:table-cell table:formula="of:=[.$A$598]&amp;&quot;.&quot;&amp;[.D604]" office:value-type="string" office:string-value="5.10.06" calcext:value-type="string">
            <text:p>5.10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porte Edad y Tiempo Servicio/Regió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604]" office:value-type="string" office:string-value="Reporte Edad y Tiempo Servicio/Región" calcext:value-type="string">
            <text:p>Reporte Edad y Tiempo Servicio/Región</text:p>
          </table:table-cell>
          <table:table-cell/>
          <table:table-cell table:number-columns-repeated="2" office:value-type="float" office:value="603" calcext:value-type="float">
            <text:p>603</text:p>
          </table:table-cell>
          <table:table-cell table:style-name="ce3" table:formula="of:=&quot;(&quot; &amp; [.N604] &amp; &quot;,&quot; &amp; &quot;1&quot; &amp; &quot;, '&quot; &amp; [.L604]  &amp; &quot;', &quot; &amp; &quot;'&quot; &amp; [.H604]  &amp;  &quot;',  'A' , '&quot; &amp; [.L604] &amp;  &quot;', '&quot;&amp;  [.I604]  &amp; &quot;', '&quot; &amp; [.A604] &amp; &quot;' );&quot;" office:value-type="string" office:string-value="(603,1, 'Reporte Edad y Tiempo Servicio/Región', '',  'A' , 'Reporte Edad y Tiempo Servicio/Región', '', '5.10.06' );" calcext:value-type="string">
            <text:p>(603,1, 'Reporte Edad y Tiempo Servicio/Región', '', <text:s/>'A' , 'Reporte Edad y Tiempo Servicio/Región', '', '5.10.06' );</text:p>
          </table:table-cell>
          <table:table-cell table:number-columns-repeated="4"/>
          <table:table-cell table:formula="of:=IF([.L604] &lt;&gt; &quot;&quot;;[.$P$1] &amp;  [.P604]; &quot;&quot;)" office:value-type="string" office:string-value="INSERT INTO proceso(id_proceso, id_aplicacion, denominacion, ruta_menu, estatus, descripcion, url, jerarquia_menu)VALUES (603,1, 'Reporte Edad y Tiempo Servicio/Región', '',  'A' , 'Reporte Edad y Tiempo Servicio/Región', '', '5.10.06' );" calcext:value-type="string">
            <text:p>INSERT INTO proceso(id_proceso, id_aplicacion, denominacion, ruta_menu, estatus, descripcion, url, jerarquia_menu)VALUES (603,1, 'Reporte Edad y Tiempo Servicio/Región', '', <text:s/>'A' , 'Reporte Edad y Tiempo Servicio/Región', '', '5.10.06' );</text:p>
          </table:table-cell>
          <table:table-cell table:number-columns-repeated="2"/>
          <table:table-cell table:formula="of:==IF([.L604] &lt;&gt; &quot;&quot;;&quot;INSERT INTO perfil_proceso(id_perfil_proceso, id_perfil, id_proceso, priuse) VALUES (&quot; &amp; [.O604] &amp; &quot;, 1, &quot; &amp; [.N604] &amp; &quot;, 'A'::text);&quot;; &quot;&quot;)" office:value-type="string" office:string-value="INSERT INTO perfil_proceso(id_perfil_proceso, id_perfil, id_proceso, priuse) VALUES (603, 1, 603, 'A'::text);" calcext:value-type="string">
            <text:p>INSERT INTO perfil_proceso(id_perfil_proceso, id_perfil, id_proceso, priuse) VALUES (603, 1, 603, 'A'::text);</text:p>
          </table:table-cell>
        </table:table-row>
        <table:table-row table:style-name="ro3">
          <table:table-cell table:formula="of:=[.$A$598]&amp;&quot;.&quot;&amp;[.D605]" office:value-type="string" office:string-value="5.10.07" calcext:value-type="string">
            <text:p>5.10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porte Edad y Tiempo Servicio/UE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605]" office:value-type="string" office:string-value="Reporte Edad y Tiempo Servicio/UEL" calcext:value-type="string">
            <text:p>Reporte Edad y Tiempo Servicio/UEL</text:p>
          </table:table-cell>
          <table:table-cell/>
          <table:table-cell table:number-columns-repeated="2" office:value-type="float" office:value="604" calcext:value-type="float">
            <text:p>604</text:p>
          </table:table-cell>
          <table:table-cell table:style-name="ce3" table:formula="of:=&quot;(&quot; &amp; [.N605] &amp; &quot;,&quot; &amp; &quot;1&quot; &amp; &quot;, '&quot; &amp; [.L605]  &amp; &quot;', &quot; &amp; &quot;'&quot; &amp; [.H605]  &amp;  &quot;',  'A' , '&quot; &amp; [.L605] &amp;  &quot;', '&quot;&amp;  [.I605]  &amp; &quot;', '&quot; &amp; [.A605] &amp; &quot;' );&quot;" office:value-type="string" office:string-value="(604,1, 'Reporte Edad y Tiempo Servicio/UEL', '',  'A' , 'Reporte Edad y Tiempo Servicio/UEL', '', '5.10.07' );" calcext:value-type="string">
            <text:p>(604,1, 'Reporte Edad y Tiempo Servicio/UEL', '', <text:s/>'A' , 'Reporte Edad y Tiempo Servicio/UEL', '', '5.10.07' );</text:p>
          </table:table-cell>
          <table:table-cell table:number-columns-repeated="4"/>
          <table:table-cell table:formula="of:=IF([.L605] &lt;&gt; &quot;&quot;;[.$P$1] &amp;  [.P605]; &quot;&quot;)" office:value-type="string" office:string-value="INSERT INTO proceso(id_proceso, id_aplicacion, denominacion, ruta_menu, estatus, descripcion, url, jerarquia_menu)VALUES (604,1, 'Reporte Edad y Tiempo Servicio/UEL', '',  'A' , 'Reporte Edad y Tiempo Servicio/UEL', '', '5.10.07' );" calcext:value-type="string">
            <text:p>INSERT INTO proceso(id_proceso, id_aplicacion, denominacion, ruta_menu, estatus, descripcion, url, jerarquia_menu)VALUES (604,1, 'Reporte Edad y Tiempo Servicio/UEL', '', <text:s/>'A' , 'Reporte Edad y Tiempo Servicio/UEL', '', '5.10.07' );</text:p>
          </table:table-cell>
          <table:table-cell table:number-columns-repeated="2"/>
          <table:table-cell table:formula="of:==IF([.L605] &lt;&gt; &quot;&quot;;&quot;INSERT INTO perfil_proceso(id_perfil_proceso, id_perfil, id_proceso, priuse) VALUES (&quot; &amp; [.O605] &amp; &quot;, 1, &quot; &amp; [.N605] &amp; &quot;, 'A'::text);&quot;; &quot;&quot;)" office:value-type="string" office:string-value="INSERT INTO perfil_proceso(id_perfil_proceso, id_perfil, id_proceso, priuse) VALUES (604, 1, 604, 'A'::text);" calcext:value-type="string">
            <text:p>INSERT INTO perfil_proceso(id_perfil_proceso, id_perfil, id_proceso, priuse) VALUES (604, 1, 604, 'A'::text);</text:p>
          </table:table-cell>
        </table:table-row>
        <table:table-row table:style-name="ro3">
          <table:table-cell table:formula="of:=[.$A$598]&amp;&quot;.&quot;&amp;[.D606]" office:value-type="string" office:string-value="5.10.08" calcext:value-type="string">
            <text:p>5.10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Reporte Edad y Tiempo Servicio/Dependenci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606]" office:value-type="string" office:string-value="Reporte Edad y Tiempo Servicio/Dependencia" calcext:value-type="string">
            <text:p>Reporte Edad y Tiempo Servicio/Dependencia</text:p>
          </table:table-cell>
          <table:table-cell/>
          <table:table-cell table:number-columns-repeated="2" office:value-type="float" office:value="605" calcext:value-type="float">
            <text:p>605</text:p>
          </table:table-cell>
          <table:table-cell table:style-name="ce3" table:formula="of:=&quot;(&quot; &amp; [.N606] &amp; &quot;,&quot; &amp; &quot;1&quot; &amp; &quot;, '&quot; &amp; [.L606]  &amp; &quot;', &quot; &amp; &quot;'&quot; &amp; [.H606]  &amp;  &quot;',  'A' , '&quot; &amp; [.L606] &amp;  &quot;', '&quot;&amp;  [.I606]  &amp; &quot;', '&quot; &amp; [.A606] &amp; &quot;' );&quot;" office:value-type="string" office:string-value="(605,1, 'Reporte Edad y Tiempo Servicio/Dependencia', '',  'A' , 'Reporte Edad y Tiempo Servicio/Dependencia', '', '5.10.08' );" calcext:value-type="string">
            <text:p>(605,1, 'Reporte Edad y Tiempo Servicio/Dependencia', '', <text:s/>'A' , 'Reporte Edad y Tiempo Servicio/Dependencia', '', '5.10.08' );</text:p>
          </table:table-cell>
          <table:table-cell table:number-columns-repeated="4"/>
          <table:table-cell table:formula="of:=IF([.L606] &lt;&gt; &quot;&quot;;[.$P$1] &amp;  [.P606]; &quot;&quot;)" office:value-type="string" office:string-value="INSERT INTO proceso(id_proceso, id_aplicacion, denominacion, ruta_menu, estatus, descripcion, url, jerarquia_menu)VALUES (605,1, 'Reporte Edad y Tiempo Servicio/Dependencia', '',  'A' , 'Reporte Edad y Tiempo Servicio/Dependencia', '', '5.10.08' );" calcext:value-type="string">
            <text:p>INSERT INTO proceso(id_proceso, id_aplicacion, denominacion, ruta_menu, estatus, descripcion, url, jerarquia_menu)VALUES (605,1, 'Reporte Edad y Tiempo Servicio/Dependencia', '', <text:s/>'A' , 'Reporte Edad y Tiempo Servicio/Dependencia', '', '5.10.08' );</text:p>
          </table:table-cell>
          <table:table-cell table:number-columns-repeated="2"/>
          <table:table-cell table:formula="of:==IF([.L606] &lt;&gt; &quot;&quot;;&quot;INSERT INTO perfil_proceso(id_perfil_proceso, id_perfil, id_proceso, priuse) VALUES (&quot; &amp; [.O606] &amp; &quot;, 1, &quot; &amp; [.N606] &amp; &quot;, 'A'::text);&quot;; &quot;&quot;)" office:value-type="string" office:string-value="INSERT INTO perfil_proceso(id_perfil_proceso, id_perfil, id_proceso, priuse) VALUES (605, 1, 605, 'A'::text);" calcext:value-type="string">
            <text:p>INSERT INTO perfil_proceso(id_perfil_proceso, id_perfil, id_proceso, priuse) VALUES (605, 1, 605, 'A'::text);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dicadore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[.C607]" office:value-type="string" office:string-value="Indicadores" calcext:value-type="string">
            <text:p>Indicadores</text:p>
          </table:table-cell>
          <table:table-cell/>
          <table:table-cell table:number-columns-repeated="2" office:value-type="float" office:value="606" calcext:value-type="float">
            <text:p>606</text:p>
          </table:table-cell>
          <table:table-cell table:style-name="ce3" table:formula="of:=&quot;(&quot; &amp; [.N607] &amp; &quot;,&quot; &amp; &quot;1&quot; &amp; &quot;, '&quot; &amp; [.L607]  &amp; &quot;', &quot; &amp; &quot;'&quot; &amp; [.H607]  &amp;  &quot;',  'A' , '&quot; &amp; [.L607] &amp;  &quot;', '&quot;&amp;  [.I607]  &amp; &quot;', '&quot; &amp; [.A607] &amp; &quot;' );&quot;" office:value-type="string" office:string-value="(606,1, 'Indicadores', '',  'A' , 'Indicadores', '', '6' );" calcext:value-type="string">
            <text:p>(606,1, 'Indicadores', '', <text:s/>'A' , 'Indicadores', '', '6' );</text:p>
          </table:table-cell>
          <table:table-cell table:number-columns-repeated="4"/>
          <table:table-cell table:formula="of:=IF([.L607] &lt;&gt; &quot;&quot;;[.$P$1] &amp;  [.P607]; &quot;&quot;)" office:value-type="string" office:string-value="INSERT INTO proceso(id_proceso, id_aplicacion, denominacion, ruta_menu, estatus, descripcion, url, jerarquia_menu)VALUES (606,1, 'Indicadores', '',  'A' , 'Indicadores', '', '6' );" calcext:value-type="string">
            <text:p>INSERT INTO proceso(id_proceso, id_aplicacion, denominacion, ruta_menu, estatus, descripcion, url, jerarquia_menu)VALUES (606,1, 'Indicadores', '', <text:s/>'A' , 'Indicadores', '', '6' );</text:p>
          </table:table-cell>
          <table:table-cell table:number-columns-repeated="2"/>
          <table:table-cell table:formula="of:==IF([.L607] &lt;&gt; &quot;&quot;;&quot;INSERT INTO perfil_proceso(id_perfil_proceso, id_perfil, id_proceso, priuse) VALUES (&quot; &amp; [.O607] &amp; &quot;, 1, &quot; &amp; [.N607] &amp; &quot;, 'A'::text);&quot;; &quot;&quot;)" office:value-type="string" office:string-value="INSERT INTO perfil_proceso(id_perfil_proceso, id_perfil, id_proceso, priuse) VALUES (606, 1, 606, 'A'::text);" calcext:value-type="string">
            <text:p>INSERT INTO perfil_proceso(id_perfil_proceso, id_perfil, id_proceso, priuse) VALUES (606, 1, 606, 'A'::text);</text:p>
          </table:table-cell>
        </table:table-row>
        <table:table-row table:style-name="ro3">
          <table:table-cell table:formula="of:=[.$A$607]&amp;&quot;.&quot;&amp;[.C608]" office:value-type="string" office:string-value="6.01" calcext:value-type="string">
            <text:p>6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Trabajadores por Tipo Persona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608]" office:value-type="string" office:string-value="Trabajadores por Tipo Personal" calcext:value-type="string">
            <text:p>Trabajadores por Tipo Personal</text:p>
          </table:table-cell>
          <table:table-cell/>
          <table:table-cell table:number-columns-repeated="2" office:value-type="float" office:value="607" calcext:value-type="float">
            <text:p>607</text:p>
          </table:table-cell>
          <table:table-cell table:style-name="ce3" table:formula="of:=&quot;(&quot; &amp; [.N608] &amp; &quot;,&quot; &amp; &quot;1&quot; &amp; &quot;, '&quot; &amp; [.L608]  &amp; &quot;', &quot; &amp; &quot;'&quot; &amp; [.H608]  &amp;  &quot;',  'A' , '&quot; &amp; [.L608] &amp;  &quot;', '&quot;&amp;  [.I608]  &amp; &quot;', '&quot; &amp; [.A608] &amp; &quot;' );&quot;" office:value-type="string" office:string-value="(607,1, 'Trabajadores por Tipo Personal', '',  'A' , 'Trabajadores por Tipo Personal', '', '6.01' );" calcext:value-type="string">
            <text:p>(607,1, 'Trabajadores por Tipo Personal', '', <text:s/>'A' , 'Trabajadores por Tipo Personal', '', '6.01' );</text:p>
          </table:table-cell>
          <table:table-cell table:number-columns-repeated="4"/>
          <table:table-cell table:formula="of:=IF([.L608] &lt;&gt; &quot;&quot;;[.$P$1] &amp;  [.P608]; &quot;&quot;)" office:value-type="string" office:string-value="INSERT INTO proceso(id_proceso, id_aplicacion, denominacion, ruta_menu, estatus, descripcion, url, jerarquia_menu)VALUES (607,1, 'Trabajadores por Tipo Personal', '',  'A' , 'Trabajadores por Tipo Personal', '', '6.01' );" calcext:value-type="string">
            <text:p>INSERT INTO proceso(id_proceso, id_aplicacion, denominacion, ruta_menu, estatus, descripcion, url, jerarquia_menu)VALUES (607,1, 'Trabajadores por Tipo Personal', '', <text:s/>'A' , 'Trabajadores por Tipo Personal', '', '6.01' );</text:p>
          </table:table-cell>
          <table:table-cell table:number-columns-repeated="2"/>
          <table:table-cell table:formula="of:==IF([.L608] &lt;&gt; &quot;&quot;;&quot;INSERT INTO perfil_proceso(id_perfil_proceso, id_perfil, id_proceso, priuse) VALUES (&quot; &amp; [.O608] &amp; &quot;, 1, &quot; &amp; [.N608] &amp; &quot;, 'A'::text);&quot;; &quot;&quot;)" office:value-type="string" office:string-value="INSERT INTO perfil_proceso(id_perfil_proceso, id_perfil, id_proceso, priuse) VALUES (607, 1, 607, 'A'::text);" calcext:value-type="string">
            <text:p>INSERT INTO perfil_proceso(id_perfil_proceso, id_perfil, id_proceso, priuse) VALUES (607, 1, 607, 'A'::text);</text:p>
          </table:table-cell>
        </table:table-row>
        <table:table-row table:style-name="ro3">
          <table:table-cell table:formula="of:=[.$A$607]&amp;&quot;.&quot;&amp;[.C609]" office:value-type="string" office:string-value="6.02" calcext:value-type="string">
            <text:p>6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Costo de Nómin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609]" office:value-type="string" office:string-value="Costo de Nómina" calcext:value-type="string">
            <text:p>Costo de Nómina</text:p>
          </table:table-cell>
          <table:table-cell/>
          <table:table-cell table:number-columns-repeated="2" office:value-type="float" office:value="608" calcext:value-type="float">
            <text:p>608</text:p>
          </table:table-cell>
          <table:table-cell table:style-name="ce3" table:formula="of:=&quot;(&quot; &amp; [.N609] &amp; &quot;,&quot; &amp; &quot;1&quot; &amp; &quot;, '&quot; &amp; [.L609]  &amp; &quot;', &quot; &amp; &quot;'&quot; &amp; [.H609]  &amp;  &quot;',  'A' , '&quot; &amp; [.L609] &amp;  &quot;', '&quot;&amp;  [.I609]  &amp; &quot;', '&quot; &amp; [.A609] &amp; &quot;' );&quot;" office:value-type="string" office:string-value="(608,1, 'Costo de Nómina', '',  'A' , 'Costo de Nómina', '', '6.02' );" calcext:value-type="string">
            <text:p>(608,1, 'Costo de Nómina', '', <text:s/>'A' , 'Costo de Nómina', '', '6.02' );</text:p>
          </table:table-cell>
          <table:table-cell table:number-columns-repeated="4"/>
          <table:table-cell table:formula="of:=IF([.L609] &lt;&gt; &quot;&quot;;[.$P$1] &amp;  [.P609]; &quot;&quot;)" office:value-type="string" office:string-value="INSERT INTO proceso(id_proceso, id_aplicacion, denominacion, ruta_menu, estatus, descripcion, url, jerarquia_menu)VALUES (608,1, 'Costo de Nómina', '',  'A' , 'Costo de Nómina', '', '6.02' );" calcext:value-type="string">
            <text:p>INSERT INTO proceso(id_proceso, id_aplicacion, denominacion, ruta_menu, estatus, descripcion, url, jerarquia_menu)VALUES (608,1, 'Costo de Nómina', '', <text:s/>'A' , 'Costo de Nómina', '', '6.02' );</text:p>
          </table:table-cell>
          <table:table-cell table:number-columns-repeated="2"/>
          <table:table-cell table:formula="of:==IF([.L609] &lt;&gt; &quot;&quot;;&quot;INSERT INTO perfil_proceso(id_perfil_proceso, id_perfil, id_proceso, priuse) VALUES (&quot; &amp; [.O609] &amp; &quot;, 1, &quot; &amp; [.N609] &amp; &quot;, 'A'::text);&quot;; &quot;&quot;)" office:value-type="string" office:string-value="INSERT INTO perfil_proceso(id_perfil_proceso, id_perfil, id_proceso, priuse) VALUES (608, 1, 608, 'A'::text);" calcext:value-type="string">
            <text:p>INSERT INTO perfil_proceso(id_perfil_proceso, id_perfil, id_proceso, priuse) VALUES (608, 1, 608, 'A'::text);</text:p>
          </table:table-cell>
        </table:table-row>
        <table:table-row table:style-name="ro3">
          <table:table-cell table:formula="of:=[.$A$607]&amp;&quot;.&quot;&amp;[.C610]" office:value-type="string" office:string-value="6.03" calcext:value-type="string">
            <text:p>6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Gráfico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610]" office:value-type="string" office:string-value="Gráficos" calcext:value-type="string">
            <text:p>Gráficos</text:p>
          </table:table-cell>
          <table:table-cell/>
          <table:table-cell table:number-columns-repeated="2" office:value-type="float" office:value="609" calcext:value-type="float">
            <text:p>609</text:p>
          </table:table-cell>
          <table:table-cell table:style-name="ce3" table:formula="of:=&quot;(&quot; &amp; [.N610] &amp; &quot;,&quot; &amp; &quot;1&quot; &amp; &quot;, '&quot; &amp; [.L610]  &amp; &quot;', &quot; &amp; &quot;'&quot; &amp; [.H610]  &amp;  &quot;',  'A' , '&quot; &amp; [.L610] &amp;  &quot;', '&quot;&amp;  [.I610]  &amp; &quot;', '&quot; &amp; [.A610] &amp; &quot;' );&quot;" office:value-type="string" office:string-value="(609,1, 'Gráficos', '',  'A' , 'Gráficos', '', '6.03' );" calcext:value-type="string">
            <text:p>(609,1, 'Gráficos', '', <text:s/>'A' , 'Gráficos', '', '6.03' );</text:p>
          </table:table-cell>
          <table:table-cell table:number-columns-repeated="4"/>
          <table:table-cell table:formula="of:=IF([.L610] &lt;&gt; &quot;&quot;;[.$P$1] &amp;  [.P610]; &quot;&quot;)" office:value-type="string" office:string-value="INSERT INTO proceso(id_proceso, id_aplicacion, denominacion, ruta_menu, estatus, descripcion, url, jerarquia_menu)VALUES (609,1, 'Gráficos', '',  'A' , 'Gráficos', '', '6.03' );" calcext:value-type="string">
            <text:p>INSERT INTO proceso(id_proceso, id_aplicacion, denominacion, ruta_menu, estatus, descripcion, url, jerarquia_menu)VALUES (609,1, 'Gráficos', '', <text:s/>'A' , 'Gráficos', '', '6.03' );</text:p>
          </table:table-cell>
          <table:table-cell table:number-columns-repeated="2"/>
          <table:table-cell table:formula="of:==IF([.L610] &lt;&gt; &quot;&quot;;&quot;INSERT INTO perfil_proceso(id_perfil_proceso, id_perfil, id_proceso, priuse) VALUES (&quot; &amp; [.O610] &amp; &quot;, 1, &quot; &amp; [.N610] &amp; &quot;, 'A'::text);&quot;; &quot;&quot;)" office:value-type="string" office:string-value="INSERT INTO perfil_proceso(id_perfil_proceso, id_perfil, id_proceso, priuse) VALUES (609, 1, 609, 'A'::text);" calcext:value-type="string">
            <text:p>INSERT INTO perfil_proceso(id_perfil_proceso, id_perfil, id_proceso, priuse) VALUES (609, 1, 609, 'A'::text);</text:p>
          </table:table-cell>
        </table:table-row>
        <table:table-row table:style-name="ro3">
          <table:table-cell table:formula="of:=[.$A$607]&amp;&quot;.&quot;&amp;[.C611]" office:value-type="string" office:string-value="6.04" calcext:value-type="string">
            <text:p>6.04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Reporte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611]" office:value-type="string" office:string-value="Reportes" calcext:value-type="string">
            <text:p>Reportes</text:p>
          </table:table-cell>
          <table:table-cell/>
          <table:table-cell table:number-columns-repeated="2" office:value-type="float" office:value="610" calcext:value-type="float">
            <text:p>610</text:p>
          </table:table-cell>
          <table:table-cell table:style-name="ce3" table:formula="of:=&quot;(&quot; &amp; [.N611] &amp; &quot;,&quot; &amp; &quot;1&quot; &amp; &quot;, '&quot; &amp; [.L611]  &amp; &quot;', &quot; &amp; &quot;'&quot; &amp; [.H611]  &amp;  &quot;',  'A' , '&quot; &amp; [.L611] &amp;  &quot;', '&quot;&amp;  [.I611]  &amp; &quot;', '&quot; &amp; [.A611] &amp; &quot;' );&quot;" office:value-type="string" office:string-value="(610,1, 'Reportes', '',  'A' , 'Reportes', '', '6.04' );" calcext:value-type="string">
            <text:p>(610,1, 'Reportes', '', <text:s/>'A' , 'Reportes', '', '6.04' );</text:p>
          </table:table-cell>
          <table:table-cell table:number-columns-repeated="4"/>
          <table:table-cell table:formula="of:=IF([.L611] &lt;&gt; &quot;&quot;;[.$P$1] &amp;  [.P611]; &quot;&quot;)" office:value-type="string" office:string-value="INSERT INTO proceso(id_proceso, id_aplicacion, denominacion, ruta_menu, estatus, descripcion, url, jerarquia_menu)VALUES (610,1, 'Reportes', '',  'A' , 'Reportes', '', '6.04' );" calcext:value-type="string">
            <text:p>INSERT INTO proceso(id_proceso, id_aplicacion, denominacion, ruta_menu, estatus, descripcion, url, jerarquia_menu)VALUES (610,1, 'Reportes', '', <text:s/>'A' , 'Reportes', '', '6.04' );</text:p>
          </table:table-cell>
          <table:table-cell table:number-columns-repeated="2"/>
          <table:table-cell table:formula="of:==IF([.L611] &lt;&gt; &quot;&quot;;&quot;INSERT INTO perfil_proceso(id_perfil_proceso, id_perfil, id_proceso, priuse) VALUES (&quot; &amp; [.O611] &amp; &quot;, 1, &quot; &amp; [.N611] &amp; &quot;, 'A'::text);&quot;; &quot;&quot;)" office:value-type="string" office:string-value="INSERT INTO perfil_proceso(id_perfil_proceso, id_perfil, id_proceso, priuse) VALUES (610, 1, 610, 'A'::text);" calcext:value-type="string">
            <text:p>INSERT INTO perfil_proceso(id_perfil_proceso, id_perfil, id_proceso, priuse) VALUES (610, 1, 610, 'A'::text);</text:p>
          </table:table-cell>
        </table:table-row>
        <table:table-row table:style-name="ro3">
          <table:table-cell table:formula="of:=[.$A$611]&amp;&quot;.&quot;&amp;[.D612]" office:value-type="string" office:string-value="6.04.01" calcext:value-type="string">
            <text:p>6.04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rabajadores por Tipo Person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612]" office:value-type="string" office:string-value="Trabajadores por Tipo Personal" calcext:value-type="string">
            <text:p>Trabajadores por Tipo Personal</text:p>
          </table:table-cell>
          <table:table-cell/>
          <table:table-cell table:number-columns-repeated="2" office:value-type="float" office:value="611" calcext:value-type="float">
            <text:p>611</text:p>
          </table:table-cell>
          <table:table-cell table:style-name="ce3" table:formula="of:=&quot;(&quot; &amp; [.N612] &amp; &quot;,&quot; &amp; &quot;1&quot; &amp; &quot;, '&quot; &amp; [.L612]  &amp; &quot;', &quot; &amp; &quot;'&quot; &amp; [.H612]  &amp;  &quot;',  'A' , '&quot; &amp; [.L612] &amp;  &quot;', '&quot;&amp;  [.I612]  &amp; &quot;', '&quot; &amp; [.A612] &amp; &quot;' );&quot;" office:value-type="string" office:string-value="(611,1, 'Trabajadores por Tipo Personal', '',  'A' , 'Trabajadores por Tipo Personal', '', '6.04.01' );" calcext:value-type="string">
            <text:p>(611,1, 'Trabajadores por Tipo Personal', '', <text:s/>'A' , 'Trabajadores por Tipo Personal', '', '6.04.01' );</text:p>
          </table:table-cell>
          <table:table-cell table:number-columns-repeated="4"/>
          <table:table-cell table:formula="of:=IF([.L612] &lt;&gt; &quot;&quot;;[.$P$1] &amp;  [.P612]; &quot;&quot;)" office:value-type="string" office:string-value="INSERT INTO proceso(id_proceso, id_aplicacion, denominacion, ruta_menu, estatus, descripcion, url, jerarquia_menu)VALUES (611,1, 'Trabajadores por Tipo Personal', '',  'A' , 'Trabajadores por Tipo Personal', '', '6.04.01' );" calcext:value-type="string">
            <text:p>INSERT INTO proceso(id_proceso, id_aplicacion, denominacion, ruta_menu, estatus, descripcion, url, jerarquia_menu)VALUES (611,1, 'Trabajadores por Tipo Personal', '', <text:s/>'A' , 'Trabajadores por Tipo Personal', '', '6.04.01' );</text:p>
          </table:table-cell>
          <table:table-cell table:number-columns-repeated="2"/>
          <table:table-cell table:formula="of:==IF([.L612] &lt;&gt; &quot;&quot;;&quot;INSERT INTO perfil_proceso(id_perfil_proceso, id_perfil, id_proceso, priuse) VALUES (&quot; &amp; [.O612] &amp; &quot;, 1, &quot; &amp; [.N612] &amp; &quot;, 'A'::text);&quot;; &quot;&quot;)" office:value-type="string" office:string-value="INSERT INTO perfil_proceso(id_perfil_proceso, id_perfil, id_proceso, priuse) VALUES (611, 1, 611, 'A'::text);" calcext:value-type="string">
            <text:p>INSERT INTO perfil_proceso(id_perfil_proceso, id_perfil, id_proceso, priuse) VALUES (611, 1, 611, 'A'::text);</text:p>
          </table:table-cell>
        </table:table-row>
        <table:table-row table:style-name="ro3">
          <table:table-cell table:formula="of:=[.$A$611]&amp;&quot;.&quot;&amp;[.D613]" office:value-type="string" office:string-value="6.04.02" calcext:value-type="string">
            <text:p>6.04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stos Nómina por Tipo Person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[.E613]" office:value-type="string" office:string-value="Costos Nómina por Tipo Personal" calcext:value-type="string">
            <text:p>Costos Nómina por Tipo Personal</text:p>
          </table:table-cell>
          <table:table-cell/>
          <table:table-cell table:number-columns-repeated="2" office:value-type="float" office:value="612" calcext:value-type="float">
            <text:p>612</text:p>
          </table:table-cell>
          <table:table-cell table:style-name="ce3" table:formula="of:=&quot;(&quot; &amp; [.N613] &amp; &quot;,&quot; &amp; &quot;1&quot; &amp; &quot;, '&quot; &amp; [.L613]  &amp; &quot;', &quot; &amp; &quot;'&quot; &amp; [.H613]  &amp;  &quot;',  'A' , '&quot; &amp; [.L613] &amp;  &quot;', '&quot;&amp;  [.I613]  &amp; &quot;', '&quot; &amp; [.A613] &amp; &quot;' );&quot;" office:value-type="string" office:string-value="(612,1, 'Costos Nómina por Tipo Personal', '',  'A' , 'Costos Nómina por Tipo Personal', '', '6.04.02' );" calcext:value-type="string">
            <text:p>(612,1, 'Costos Nómina por Tipo Personal', '', <text:s/>'A' , 'Costos Nómina por Tipo Personal', '', '6.04.02' );</text:p>
          </table:table-cell>
          <table:table-cell table:number-columns-repeated="4"/>
          <table:table-cell table:formula="of:=IF([.L613] &lt;&gt; &quot;&quot;;[.$P$1] &amp;  [.P613]; &quot;&quot;)" office:value-type="string" office:string-value="INSERT INTO proceso(id_proceso, id_aplicacion, denominacion, ruta_menu, estatus, descripcion, url, jerarquia_menu)VALUES (612,1, 'Costos Nómina por Tipo Personal', '',  'A' , 'Costos Nómina por Tipo Personal', '', '6.04.02' );" calcext:value-type="string">
            <text:p>INSERT INTO proceso(id_proceso, id_aplicacion, denominacion, ruta_menu, estatus, descripcion, url, jerarquia_menu)VALUES (612,1, 'Costos Nómina por Tipo Personal', '', <text:s/>'A' , 'Costos Nómina por Tipo Personal', '', '6.04.02' );</text:p>
          </table:table-cell>
          <table:table-cell table:number-columns-repeated="2"/>
          <table:table-cell table:formula="of:==IF([.L613] &lt;&gt; &quot;&quot;;&quot;INSERT INTO perfil_proceso(id_perfil_proceso, id_perfil, id_proceso, priuse) VALUES (&quot; &amp; [.O613] &amp; &quot;, 1, &quot; &amp; [.N613] &amp; &quot;, 'A'::text);&quot;; &quot;&quot;)" office:value-type="string" office:string-value="INSERT INTO perfil_proceso(id_perfil_proceso, id_perfil, id_proceso, priuse) VALUES (612, 1, 612, 'A'::text);" calcext:value-type="string">
            <text:p>INSERT INTO perfil_proceso(id_perfil_proceso, id_perfil, id_proceso, priuse) VALUES (612, 1, 612, 'A'::text);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istem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[.C614]" office:value-type="string" office:string-value="Sistema" calcext:value-type="string">
            <text:p>Sistema</text:p>
          </table:table-cell>
          <table:table-cell/>
          <table:table-cell table:number-columns-repeated="2" office:value-type="float" office:value="613" calcext:value-type="float">
            <text:p>613</text:p>
          </table:table-cell>
          <table:table-cell table:style-name="ce3" table:formula="of:=&quot;(&quot; &amp; [.N614] &amp; &quot;,&quot; &amp; &quot;1&quot; &amp; &quot;, '&quot; &amp; [.L614]  &amp; &quot;', &quot; &amp; &quot;'&quot; &amp; [.H614]  &amp;  &quot;',  'A' , '&quot; &amp; [.L614] &amp;  &quot;', '&quot;&amp;  [.I614]  &amp; &quot;', '&quot; &amp; [.A614] &amp; &quot;' );&quot;" office:value-type="string" office:string-value="(613,1, 'Sistema', '',  'A' , 'Sistema', '', '7' );" calcext:value-type="string">
            <text:p>(613,1, 'Sistema', '', <text:s/>'A' , 'Sistema', '', '7' );</text:p>
          </table:table-cell>
          <table:table-cell table:number-columns-repeated="4"/>
          <table:table-cell table:formula="of:=IF([.L614] &lt;&gt; &quot;&quot;;[.$P$1] &amp;  [.P614]; &quot;&quot;)" office:value-type="string" office:string-value="INSERT INTO proceso(id_proceso, id_aplicacion, denominacion, ruta_menu, estatus, descripcion, url, jerarquia_menu)VALUES (613,1, 'Sistema', '',  'A' , 'Sistema', '', '7' );" calcext:value-type="string">
            <text:p>INSERT INTO proceso(id_proceso, id_aplicacion, denominacion, ruta_menu, estatus, descripcion, url, jerarquia_menu)VALUES (613,1, 'Sistema', '', <text:s/>'A' , 'Sistema', '', '7' );</text:p>
          </table:table-cell>
          <table:table-cell table:number-columns-repeated="2"/>
          <table:table-cell table:formula="of:==IF([.L614] &lt;&gt; &quot;&quot;;&quot;INSERT INTO perfil_proceso(id_perfil_proceso, id_perfil, id_proceso, priuse) VALUES (&quot; &amp; [.O614] &amp; &quot;, 1, &quot; &amp; [.N614] &amp; &quot;, 'A'::text);&quot;; &quot;&quot;)" office:value-type="string" office:string-value="INSERT INTO perfil_proceso(id_perfil_proceso, id_perfil, id_proceso, priuse) VALUES (613, 1, 613, 'A'::text);" calcext:value-type="string">
            <text:p>INSERT INTO perfil_proceso(id_perfil_proceso, id_perfil, id_proceso, priuse) VALUES (613, 1, 613, 'A'::text);</text:p>
          </table:table-cell>
        </table:table-row>
        <table:table-row table:style-name="ro3">
          <table:table-cell table:formula="of:=[.$A$614]&amp;&quot;.&quot;&amp;[.C615]" office:value-type="string" office:string-value="7.01" calcext:value-type="string">
            <text:p>7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Usuario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[.D615]" office:value-type="string" office:string-value="Usuarios" calcext:value-type="string">
            <text:p>Usuarios</text:p>
          </table:table-cell>
          <table:table-cell/>
          <table:table-cell table:number-columns-repeated="2" office:value-type="float" office:value="614" calcext:value-type="float">
            <text:p>614</text:p>
          </table:table-cell>
          <table:table-cell table:style-name="ce3" table:formula="of:=&quot;(&quot; &amp; [.N615] &amp; &quot;,&quot; &amp; &quot;1&quot; &amp; &quot;, '&quot; &amp; [.L615]  &amp; &quot;', &quot; &amp; &quot;'&quot; &amp; [.H615]  &amp;  &quot;',  'A' , '&quot; &amp; [.L615] &amp;  &quot;', '&quot;&amp;  [.I615]  &amp; &quot;', '&quot; &amp; [.A615] &amp; &quot;' );&quot;" office:value-type="string" office:string-value="(614,1, 'Usuarios', '',  'A' , 'Usuarios', '', '7.01' );" calcext:value-type="string">
            <text:p>(614,1, 'Usuarios', '', <text:s/>'A' , 'Usuarios', '', '7.01' );</text:p>
          </table:table-cell>
          <table:table-cell table:number-columns-repeated="4"/>
          <table:table-cell table:formula="of:=IF([.L615] &lt;&gt; &quot;&quot;;[.$P$1] &amp;  [.P615]; &quot;&quot;)" office:value-type="string" office:string-value="INSERT INTO proceso(id_proceso, id_aplicacion, denominacion, ruta_menu, estatus, descripcion, url, jerarquia_menu)VALUES (614,1, 'Usuarios', '',  'A' , 'Usuarios', '', '7.01' );" calcext:value-type="string">
            <text:p>INSERT INTO proceso(id_proceso, id_aplicacion, denominacion, ruta_menu, estatus, descripcion, url, jerarquia_menu)VALUES (614,1, 'Usuarios', '', <text:s/>'A' , 'Usuarios', '', '7.01' );</text:p>
          </table:table-cell>
          <table:table-cell table:number-columns-repeated="2"/>
          <table:table-cell table:formula="of:==IF([.L615] &lt;&gt; &quot;&quot;;&quot;INSERT INTO perfil_proceso(id_perfil_proceso, id_perfil, id_proceso, priuse) VALUES (&quot; &amp; [.O615] &amp; &quot;, 1, &quot; &amp; [.N615] &amp; &quot;, 'A'::text);&quot;; &quot;&quot;)" office:value-type="string" office:string-value="INSERT INTO perfil_proceso(id_perfil_proceso, id_perfil, id_proceso, priuse) VALUES (614, 1, 614, 'A'::text);" calcext:value-type="string">
            <text:p>INSERT INTO perfil_proceso(id_perfil_proceso, id_perfil, id_proceso, priuse) VALUES (614, 1, 614, 'A'::text);</text:p>
          </table:table-cell>
        </table:table-row>
        <table:table-row table:style-name="ro3">
          <table:table-cell table:formula="of:=[.$A$615]&amp;&quot;.&quot;&amp;[.D616]" office:value-type="string" office:string-value="7.01.01" calcext:value-type="string">
            <text:p>7.01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Usuarios</text:p>
          </table:table-cell>
          <table:table-cell table:number-columns-repeated="3"/>
          <table:table-cell office:value-type="string" calcext:value-type="string">
            <text:p>sigefirrhh/sistema/Usuari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16]" office:value-type="string" office:string-value="Usuarios" calcext:value-type="string">
            <text:p>Usuarios</text:p>
          </table:table-cell>
          <table:table-cell/>
          <table:table-cell table:number-columns-repeated="2" office:value-type="float" office:value="615" calcext:value-type="float">
            <text:p>615</text:p>
          </table:table-cell>
          <table:table-cell table:style-name="ce3" table:formula="of:=&quot;(&quot; &amp; [.N616] &amp; &quot;,&quot; &amp; &quot;1&quot; &amp; &quot;, '&quot; &amp; [.L616]  &amp; &quot;', &quot; &amp; &quot;'&quot; &amp; [.H616]  &amp;  &quot;',  'A' , '&quot; &amp; [.L616] &amp;  &quot;', '&quot;&amp;  [.I616]  &amp; &quot;', '&quot; &amp; [.A616] &amp; &quot;' );&quot;" office:value-type="string" office:string-value="(615,1, 'Usuarios', '',  'A' , 'Usuarios', 'sigefirrhh/sistema/Usuario', '7.01.01' );" calcext:value-type="string">
            <text:p>(615,1, 'Usuarios', '', <text:s/>'A' , 'Usuarios', 'sigefirrhh/sistema/Usuario', '7.01.01' );</text:p>
          </table:table-cell>
          <table:table-cell table:number-columns-repeated="4"/>
          <table:table-cell table:formula="of:=IF([.L616] &lt;&gt; &quot;&quot;;[.$P$1] &amp;  [.P616]; &quot;&quot;)" office:value-type="string" office:string-value="INSERT INTO proceso(id_proceso, id_aplicacion, denominacion, ruta_menu, estatus, descripcion, url, jerarquia_menu)VALUES (615,1, 'Usuarios', '',  'A' , 'Usuarios', 'sigefirrhh/sistema/Usuario', '7.01.01' );" calcext:value-type="string">
            <text:p>INSERT INTO proceso(id_proceso, id_aplicacion, denominacion, ruta_menu, estatus, descripcion, url, jerarquia_menu)VALUES (615,1, 'Usuarios', '', <text:s/>'A' , 'Usuarios', 'sigefirrhh/sistema/Usuario', '7.01.01' );</text:p>
          </table:table-cell>
          <table:table-cell table:number-columns-repeated="2"/>
          <table:table-cell table:formula="of:==IF([.L616] &lt;&gt; &quot;&quot;;&quot;INSERT INTO perfil_proceso(id_perfil_proceso, id_perfil, id_proceso, priuse) VALUES (&quot; &amp; [.O616] &amp; &quot;, 1, &quot; &amp; [.N616] &amp; &quot;, 'A'::text);&quot;; &quot;&quot;)" office:value-type="string" office:string-value="INSERT INTO perfil_proceso(id_perfil_proceso, id_perfil, id_proceso, priuse) VALUES (615, 1, 615, 'A'::text);" calcext:value-type="string">
            <text:p>INSERT INTO perfil_proceso(id_perfil_proceso, id_perfil, id_proceso, priuse) VALUES (615, 1, 615, 'A'::text);</text:p>
          </table:table-cell>
        </table:table-row>
        <table:table-row table:style-name="ro3">
          <table:table-cell table:formula="of:=[.$A$615]&amp;&quot;.&quot;&amp;[.D617]" office:value-type="string" office:string-value="7.01.02" calcext:value-type="string">
            <text:p>7.01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Usuarios por Organismo</text:p>
          </table:table-cell>
          <table:table-cell table:number-columns-repeated="3"/>
          <table:table-cell office:value-type="string" calcext:value-type="string">
            <text:p>sigefirrhh/sistema/UsuarioOrganism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17]" office:value-type="string" office:string-value="Usuarios por Organismo" calcext:value-type="string">
            <text:p>Usuarios por Organismo</text:p>
          </table:table-cell>
          <table:table-cell/>
          <table:table-cell table:number-columns-repeated="2" office:value-type="float" office:value="616" calcext:value-type="float">
            <text:p>616</text:p>
          </table:table-cell>
          <table:table-cell table:style-name="ce3" table:formula="of:=&quot;(&quot; &amp; [.N617] &amp; &quot;,&quot; &amp; &quot;1&quot; &amp; &quot;, '&quot; &amp; [.L617]  &amp; &quot;', &quot; &amp; &quot;'&quot; &amp; [.H617]  &amp;  &quot;',  'A' , '&quot; &amp; [.L617] &amp;  &quot;', '&quot;&amp;  [.I617]  &amp; &quot;', '&quot; &amp; [.A617] &amp; &quot;' );&quot;" office:value-type="string" office:string-value="(616,1, 'Usuarios por Organismo', '',  'A' , 'Usuarios por Organismo', 'sigefirrhh/sistema/UsuarioOrganismo', '7.01.02' );" calcext:value-type="string">
            <text:p>(616,1, 'Usuarios por Organismo', '', <text:s/>'A' , 'Usuarios por Organismo', 'sigefirrhh/sistema/UsuarioOrganismo', '7.01.02' );</text:p>
          </table:table-cell>
          <table:table-cell table:number-columns-repeated="4"/>
          <table:table-cell table:formula="of:=IF([.L617] &lt;&gt; &quot;&quot;;[.$P$1] &amp;  [.P617]; &quot;&quot;)" office:value-type="string" office:string-value="INSERT INTO proceso(id_proceso, id_aplicacion, denominacion, ruta_menu, estatus, descripcion, url, jerarquia_menu)VALUES (616,1, 'Usuarios por Organismo', '',  'A' , 'Usuarios por Organismo', 'sigefirrhh/sistema/UsuarioOrganismo', '7.01.02' );" calcext:value-type="string">
            <text:p>INSERT INTO proceso(id_proceso, id_aplicacion, denominacion, ruta_menu, estatus, descripcion, url, jerarquia_menu)VALUES (616,1, 'Usuarios por Organismo', '', <text:s/>'A' , 'Usuarios por Organismo', 'sigefirrhh/sistema/UsuarioOrganismo', '7.01.02' );</text:p>
          </table:table-cell>
          <table:table-cell table:number-columns-repeated="2"/>
          <table:table-cell table:formula="of:==IF([.L617] &lt;&gt; &quot;&quot;;&quot;INSERT INTO perfil_proceso(id_perfil_proceso, id_perfil, id_proceso, priuse) VALUES (&quot; &amp; [.O617] &amp; &quot;, 1, &quot; &amp; [.N617] &amp; &quot;, 'A'::text);&quot;; &quot;&quot;)" office:value-type="string" office:string-value="INSERT INTO perfil_proceso(id_perfil_proceso, id_perfil, id_proceso, priuse) VALUES (616, 1, 616, 'A'::text);" calcext:value-type="string">
            <text:p>INSERT INTO perfil_proceso(id_perfil_proceso, id_perfil, id_proceso, priuse) VALUES (616, 1, 616, 'A'::text);</text:p>
          </table:table-cell>
        </table:table-row>
        <table:table-row table:style-name="ro3">
          <table:table-cell table:formula="of:=[.$A$615]&amp;&quot;.&quot;&amp;[.D618]" office:value-type="string" office:string-value="7.01.03" calcext:value-type="string">
            <text:p>7.01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Usuarios por Tipo de Personal</text:p>
          </table:table-cell>
          <table:table-cell table:number-columns-repeated="3"/>
          <table:table-cell office:value-type="string" calcext:value-type="string">
            <text:p>sigefirrhh/sistema/UsuarioTipoPerson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18]" office:value-type="string" office:string-value="Usuarios por Tipo de Personal" calcext:value-type="string">
            <text:p>Usuarios por Tipo de Personal</text:p>
          </table:table-cell>
          <table:table-cell/>
          <table:table-cell table:number-columns-repeated="2" office:value-type="float" office:value="617" calcext:value-type="float">
            <text:p>617</text:p>
          </table:table-cell>
          <table:table-cell table:style-name="ce3" table:formula="of:=&quot;(&quot; &amp; [.N618] &amp; &quot;,&quot; &amp; &quot;1&quot; &amp; &quot;, '&quot; &amp; [.L618]  &amp; &quot;', &quot; &amp; &quot;'&quot; &amp; [.H618]  &amp;  &quot;',  'A' , '&quot; &amp; [.L618] &amp;  &quot;', '&quot;&amp;  [.I618]  &amp; &quot;', '&quot; &amp; [.A618] &amp; &quot;' );&quot;" office:value-type="string" office:string-value="(617,1, 'Usuarios por Tipo de Personal', '',  'A' , 'Usuarios por Tipo de Personal', 'sigefirrhh/sistema/UsuarioTipoPersonal', '7.01.03' );" calcext:value-type="string">
            <text:p>(617,1, 'Usuarios por Tipo de Personal', '', <text:s/>'A' , 'Usuarios por Tipo de Personal', 'sigefirrhh/sistema/UsuarioTipoPersonal', '7.01.03' );</text:p>
          </table:table-cell>
          <table:table-cell table:number-columns-repeated="4"/>
          <table:table-cell table:formula="of:=IF([.L618] &lt;&gt; &quot;&quot;;[.$P$1] &amp;  [.P618]; &quot;&quot;)" office:value-type="string" office:string-value="INSERT INTO proceso(id_proceso, id_aplicacion, denominacion, ruta_menu, estatus, descripcion, url, jerarquia_menu)VALUES (617,1, 'Usuarios por Tipo de Personal', '',  'A' , 'Usuarios por Tipo de Personal', 'sigefirrhh/sistema/UsuarioTipoPersonal', '7.01.03' );" calcext:value-type="string">
            <text:p>INSERT INTO proceso(id_proceso, id_aplicacion, denominacion, ruta_menu, estatus, descripcion, url, jerarquia_menu)VALUES (617,1, 'Usuarios por Tipo de Personal', '', <text:s/>'A' , 'Usuarios por Tipo de Personal', 'sigefirrhh/sistema/UsuarioTipoPersonal', '7.01.03' );</text:p>
          </table:table-cell>
          <table:table-cell table:number-columns-repeated="2"/>
          <table:table-cell table:formula="of:==IF([.L618] &lt;&gt; &quot;&quot;;&quot;INSERT INTO perfil_proceso(id_perfil_proceso, id_perfil, id_proceso, priuse) VALUES (&quot; &amp; [.O618] &amp; &quot;, 1, &quot; &amp; [.N618] &amp; &quot;, 'A'::text);&quot;; &quot;&quot;)" office:value-type="string" office:string-value="INSERT INTO perfil_proceso(id_perfil_proceso, id_perfil, id_proceso, priuse) VALUES (617, 1, 617, 'A'::text);" calcext:value-type="string">
            <text:p>INSERT INTO perfil_proceso(id_perfil_proceso, id_perfil, id_proceso, priuse) VALUES (617, 1, 617, 'A'::text);</text:p>
          </table:table-cell>
        </table:table-row>
        <table:table-row table:style-name="ro3">
          <table:table-cell table:formula="of:=[.$A$615]&amp;&quot;.&quot;&amp;[.D619]" office:value-type="string" office:string-value="7.01.04" calcext:value-type="string">
            <text:p>7.01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Usuarios por Unidad Funcional</text:p>
          </table:table-cell>
          <table:table-cell table:number-columns-repeated="3"/>
          <table:table-cell office:value-type="string" calcext:value-type="string">
            <text:p>sigefirrhh/sistema/UsuarioUnidadFuncion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19]" office:value-type="string" office:string-value="Usuarios por Unidad Funcional" calcext:value-type="string">
            <text:p>Usuarios por Unidad Funcional</text:p>
          </table:table-cell>
          <table:table-cell/>
          <table:table-cell table:number-columns-repeated="2" office:value-type="float" office:value="618" calcext:value-type="float">
            <text:p>618</text:p>
          </table:table-cell>
          <table:table-cell table:style-name="ce3" table:formula="of:=&quot;(&quot; &amp; [.N619] &amp; &quot;,&quot; &amp; &quot;1&quot; &amp; &quot;, '&quot; &amp; [.L619]  &amp; &quot;', &quot; &amp; &quot;'&quot; &amp; [.H619]  &amp;  &quot;',  'A' , '&quot; &amp; [.L619] &amp;  &quot;', '&quot;&amp;  [.I619]  &amp; &quot;', '&quot; &amp; [.A619] &amp; &quot;' );&quot;" office:value-type="string" office:string-value="(618,1, 'Usuarios por Unidad Funcional', '',  'A' , 'Usuarios por Unidad Funcional', 'sigefirrhh/sistema/UsuarioUnidadFuncional', '7.01.04' );" calcext:value-type="string">
            <text:p>(618,1, 'Usuarios por Unidad Funcional', '', <text:s/>'A' , 'Usuarios por Unidad Funcional', 'sigefirrhh/sistema/UsuarioUnidadFuncional', '7.01.04' );</text:p>
          </table:table-cell>
          <table:table-cell table:number-columns-repeated="4"/>
          <table:table-cell table:formula="of:=IF([.L619] &lt;&gt; &quot;&quot;;[.$P$1] &amp;  [.P619]; &quot;&quot;)" office:value-type="string" office:string-value="INSERT INTO proceso(id_proceso, id_aplicacion, denominacion, ruta_menu, estatus, descripcion, url, jerarquia_menu)VALUES (618,1, 'Usuarios por Unidad Funcional', '',  'A' , 'Usuarios por Unidad Funcional', 'sigefirrhh/sistema/UsuarioUnidadFuncional', '7.01.04' );" calcext:value-type="string">
            <text:p>INSERT INTO proceso(id_proceso, id_aplicacion, denominacion, ruta_menu, estatus, descripcion, url, jerarquia_menu)VALUES (618,1, 'Usuarios por Unidad Funcional', '', <text:s/>'A' , 'Usuarios por Unidad Funcional', 'sigefirrhh/sistema/UsuarioUnidadFuncional', '7.01.04' );</text:p>
          </table:table-cell>
          <table:table-cell table:number-columns-repeated="2"/>
          <table:table-cell table:formula="of:==IF([.L619] &lt;&gt; &quot;&quot;;&quot;INSERT INTO perfil_proceso(id_perfil_proceso, id_perfil, id_proceso, priuse) VALUES (&quot; &amp; [.O619] &amp; &quot;, 1, &quot; &amp; [.N619] &amp; &quot;, 'A'::text);&quot;; &quot;&quot;)" office:value-type="string" office:string-value="INSERT INTO perfil_proceso(id_perfil_proceso, id_perfil, id_proceso, priuse) VALUES (618, 1, 618, 'A'::text);" calcext:value-type="string">
            <text:p>INSERT INTO perfil_proceso(id_perfil_proceso, id_perfil, id_proceso, priuse) VALUES (618, 1, 618, 'A'::text);</text:p>
          </table:table-cell>
        </table:table-row>
        <table:table-row table:style-name="ro3">
          <table:table-cell table:formula="of:=[.$A$615]&amp;&quot;.&quot;&amp;[.D620]" office:value-type="string" office:string-value="7.01.05" calcext:value-type="string">
            <text:p>7.01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Roles</text:p>
          </table:table-cell>
          <table:table-cell table:number-columns-repeated="3"/>
          <table:table-cell office:value-type="string" calcext:value-type="string">
            <text:p>sigefirrhh/sistema/Ro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20]" office:value-type="string" office:string-value="Roles" calcext:value-type="string">
            <text:p>Roles</text:p>
          </table:table-cell>
          <table:table-cell/>
          <table:table-cell table:number-columns-repeated="2" office:value-type="float" office:value="619" calcext:value-type="float">
            <text:p>619</text:p>
          </table:table-cell>
          <table:table-cell table:style-name="ce3" table:formula="of:=&quot;(&quot; &amp; [.N620] &amp; &quot;,&quot; &amp; &quot;1&quot; &amp; &quot;, '&quot; &amp; [.L620]  &amp; &quot;', &quot; &amp; &quot;'&quot; &amp; [.H620]  &amp;  &quot;',  'A' , '&quot; &amp; [.L620] &amp;  &quot;', '&quot;&amp;  [.I620]  &amp; &quot;', '&quot; &amp; [.A620] &amp; &quot;' );&quot;" office:value-type="string" office:string-value="(619,1, 'Roles', '',  'A' , 'Roles', 'sigefirrhh/sistema/Rol', '7.01.05' );" calcext:value-type="string">
            <text:p>(619,1, 'Roles', '', <text:s/>'A' , 'Roles', 'sigefirrhh/sistema/Rol', '7.01.05' );</text:p>
          </table:table-cell>
          <table:table-cell table:number-columns-repeated="4"/>
          <table:table-cell table:formula="of:=IF([.L620] &lt;&gt; &quot;&quot;;[.$P$1] &amp;  [.P620]; &quot;&quot;)" office:value-type="string" office:string-value="INSERT INTO proceso(id_proceso, id_aplicacion, denominacion, ruta_menu, estatus, descripcion, url, jerarquia_menu)VALUES (619,1, 'Roles', '',  'A' , 'Roles', 'sigefirrhh/sistema/Rol', '7.01.05' );" calcext:value-type="string">
            <text:p>INSERT INTO proceso(id_proceso, id_aplicacion, denominacion, ruta_menu, estatus, descripcion, url, jerarquia_menu)VALUES (619,1, 'Roles', '', <text:s/>'A' , 'Roles', 'sigefirrhh/sistema/Rol', '7.01.05' );</text:p>
          </table:table-cell>
          <table:table-cell table:number-columns-repeated="2"/>
          <table:table-cell table:formula="of:==IF([.L620] &lt;&gt; &quot;&quot;;&quot;INSERT INTO perfil_proceso(id_perfil_proceso, id_perfil, id_proceso, priuse) VALUES (&quot; &amp; [.O620] &amp; &quot;, 1, &quot; &amp; [.N620] &amp; &quot;, 'A'::text);&quot;; &quot;&quot;)" office:value-type="string" office:string-value="INSERT INTO perfil_proceso(id_perfil_proceso, id_perfil, id_proceso, priuse) VALUES (619, 1, 619, 'A'::text);" calcext:value-type="string">
            <text:p>INSERT INTO perfil_proceso(id_perfil_proceso, id_perfil, id_proceso, priuse) VALUES (619, 1, 619, 'A'::text);</text:p>
          </table:table-cell>
        </table:table-row>
        <table:table-row table:style-name="ro3">
          <table:table-cell table:formula="of:=[.$A$615]&amp;&quot;.&quot;&amp;[.D621]" office:value-type="string" office:string-value="7.01.06" calcext:value-type="string">
            <text:p>7.01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Opciones</text:p>
          </table:table-cell>
          <table:table-cell table:number-columns-repeated="3"/>
          <table:table-cell office:value-type="string" calcext:value-type="string">
            <text:p>sigefirrhh/sistema/Op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21]" office:value-type="string" office:string-value="Opciones" calcext:value-type="string">
            <text:p>Opciones</text:p>
          </table:table-cell>
          <table:table-cell/>
          <table:table-cell table:number-columns-repeated="2" office:value-type="float" office:value="620" calcext:value-type="float">
            <text:p>620</text:p>
          </table:table-cell>
          <table:table-cell table:style-name="ce3" table:formula="of:=&quot;(&quot; &amp; [.N621] &amp; &quot;,&quot; &amp; &quot;1&quot; &amp; &quot;, '&quot; &amp; [.L621]  &amp; &quot;', &quot; &amp; &quot;'&quot; &amp; [.H621]  &amp;  &quot;',  'A' , '&quot; &amp; [.L621] &amp;  &quot;', '&quot;&amp;  [.I621]  &amp; &quot;', '&quot; &amp; [.A621] &amp; &quot;' );&quot;" office:value-type="string" office:string-value="(620,1, 'Opciones', '',  'A' , 'Opciones', 'sigefirrhh/sistema/Opcion', '7.01.06' );" calcext:value-type="string">
            <text:p>(620,1, 'Opciones', '', <text:s/>'A' , 'Opciones', 'sigefirrhh/sistema/Opcion', '7.01.06' );</text:p>
          </table:table-cell>
          <table:table-cell table:number-columns-repeated="4"/>
          <table:table-cell table:formula="of:=IF([.L621] &lt;&gt; &quot;&quot;;[.$P$1] &amp;  [.P621]; &quot;&quot;)" office:value-type="string" office:string-value="INSERT INTO proceso(id_proceso, id_aplicacion, denominacion, ruta_menu, estatus, descripcion, url, jerarquia_menu)VALUES (620,1, 'Opciones', '',  'A' , 'Opciones', 'sigefirrhh/sistema/Opcion', '7.01.06' );" calcext:value-type="string">
            <text:p>INSERT INTO proceso(id_proceso, id_aplicacion, denominacion, ruta_menu, estatus, descripcion, url, jerarquia_menu)VALUES (620,1, 'Opciones', '', <text:s/>'A' , 'Opciones', 'sigefirrhh/sistema/Opcion', '7.01.06' );</text:p>
          </table:table-cell>
          <table:table-cell table:number-columns-repeated="2"/>
          <table:table-cell table:formula="of:==IF([.L621] &lt;&gt; &quot;&quot;;&quot;INSERT INTO perfil_proceso(id_perfil_proceso, id_perfil, id_proceso, priuse) VALUES (&quot; &amp; [.O621] &amp; &quot;, 1, &quot; &amp; [.N621] &amp; &quot;, 'A'::text);&quot;; &quot;&quot;)" office:value-type="string" office:string-value="INSERT INTO perfil_proceso(id_perfil_proceso, id_perfil, id_proceso, priuse) VALUES (620, 1, 620, 'A'::text);" calcext:value-type="string">
            <text:p>INSERT INTO perfil_proceso(id_perfil_proceso, id_perfil, id_proceso, priuse) VALUES (620, 1, 620, 'A'::text);</text:p>
          </table:table-cell>
        </table:table-row>
        <table:table-row table:style-name="ro3">
          <table:table-cell table:formula="of:=[.$A$615]&amp;&quot;.&quot;&amp;[.D622]" office:value-type="string" office:string-value="7.01.07" calcext:value-type="string">
            <text:p>7.01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Asignar Opciones a Roles</text:p>
          </table:table-cell>
          <table:table-cell table:number-columns-repeated="3"/>
          <table:table-cell office:value-type="string" calcext:value-type="string">
            <text:p>sigefirrhh/sistema/RolOpci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22]" office:value-type="string" office:string-value="Asignar Opciones a Roles" calcext:value-type="string">
            <text:p>Asignar Opciones a Roles</text:p>
          </table:table-cell>
          <table:table-cell/>
          <table:table-cell table:number-columns-repeated="2" office:value-type="float" office:value="621" calcext:value-type="float">
            <text:p>621</text:p>
          </table:table-cell>
          <table:table-cell table:style-name="ce3" table:formula="of:=&quot;(&quot; &amp; [.N622] &amp; &quot;,&quot; &amp; &quot;1&quot; &amp; &quot;, '&quot; &amp; [.L622]  &amp; &quot;', &quot; &amp; &quot;'&quot; &amp; [.H622]  &amp;  &quot;',  'A' , '&quot; &amp; [.L622] &amp;  &quot;', '&quot;&amp;  [.I622]  &amp; &quot;', '&quot; &amp; [.A622] &amp; &quot;' );&quot;" office:value-type="string" office:string-value="(621,1, 'Asignar Opciones a Roles', '',  'A' , 'Asignar Opciones a Roles', 'sigefirrhh/sistema/RolOpcion', '7.01.07' );" calcext:value-type="string">
            <text:p>(621,1, 'Asignar Opciones a Roles', '', <text:s/>'A' , 'Asignar Opciones a Roles', 'sigefirrhh/sistema/RolOpcion', '7.01.07' );</text:p>
          </table:table-cell>
          <table:table-cell table:number-columns-repeated="4"/>
          <table:table-cell table:formula="of:=IF([.L622] &lt;&gt; &quot;&quot;;[.$P$1] &amp;  [.P622]; &quot;&quot;)" office:value-type="string" office:string-value="INSERT INTO proceso(id_proceso, id_aplicacion, denominacion, ruta_menu, estatus, descripcion, url, jerarquia_menu)VALUES (621,1, 'Asignar Opciones a Roles', '',  'A' , 'Asignar Opciones a Roles', 'sigefirrhh/sistema/RolOpcion', '7.01.07' );" calcext:value-type="string">
            <text:p>INSERT INTO proceso(id_proceso, id_aplicacion, denominacion, ruta_menu, estatus, descripcion, url, jerarquia_menu)VALUES (621,1, 'Asignar Opciones a Roles', '', <text:s/>'A' , 'Asignar Opciones a Roles', 'sigefirrhh/sistema/RolOpcion', '7.01.07' );</text:p>
          </table:table-cell>
          <table:table-cell table:number-columns-repeated="2"/>
          <table:table-cell table:formula="of:==IF([.L622] &lt;&gt; &quot;&quot;;&quot;INSERT INTO perfil_proceso(id_perfil_proceso, id_perfil, id_proceso, priuse) VALUES (&quot; &amp; [.O622] &amp; &quot;, 1, &quot; &amp; [.N622] &amp; &quot;, 'A'::text);&quot;; &quot;&quot;)" office:value-type="string" office:string-value="INSERT INTO perfil_proceso(id_perfil_proceso, id_perfil, id_proceso, priuse) VALUES (621, 1, 621, 'A'::text);" calcext:value-type="string">
            <text:p>INSERT INTO perfil_proceso(id_perfil_proceso, id_perfil, id_proceso, priuse) VALUES (621, 1, 621, 'A'::text);</text:p>
          </table:table-cell>
        </table:table-row>
        <table:table-row table:style-name="ro3">
          <table:table-cell table:formula="of:=[.$A$615]&amp;&quot;.&quot;&amp;[.D623]" office:value-type="string" office:string-value="7.01.08" calcext:value-type="string">
            <text:p>7.01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Asignar Roles a Usuarios</text:p>
          </table:table-cell>
          <table:table-cell table:number-columns-repeated="3"/>
          <table:table-cell office:value-type="string" calcext:value-type="string">
            <text:p>sigefirrhh/sistema/UsuarioRo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23]" office:value-type="string" office:string-value="Asignar Roles a Usuarios" calcext:value-type="string">
            <text:p>Asignar Roles a Usuarios</text:p>
          </table:table-cell>
          <table:table-cell/>
          <table:table-cell table:number-columns-repeated="2" office:value-type="float" office:value="622" calcext:value-type="float">
            <text:p>622</text:p>
          </table:table-cell>
          <table:table-cell table:style-name="ce3" table:formula="of:=&quot;(&quot; &amp; [.N623] &amp; &quot;,&quot; &amp; &quot;1&quot; &amp; &quot;, '&quot; &amp; [.L623]  &amp; &quot;', &quot; &amp; &quot;'&quot; &amp; [.H623]  &amp;  &quot;',  'A' , '&quot; &amp; [.L623] &amp;  &quot;', '&quot;&amp;  [.I623]  &amp; &quot;', '&quot; &amp; [.A623] &amp; &quot;' );&quot;" office:value-type="string" office:string-value="(622,1, 'Asignar Roles a Usuarios', '',  'A' , 'Asignar Roles a Usuarios', 'sigefirrhh/sistema/UsuarioRol', '7.01.08' );" calcext:value-type="string">
            <text:p>(622,1, 'Asignar Roles a Usuarios', '', <text:s/>'A' , 'Asignar Roles a Usuarios', 'sigefirrhh/sistema/UsuarioRol', '7.01.08' );</text:p>
          </table:table-cell>
          <table:table-cell table:number-columns-repeated="4"/>
          <table:table-cell table:formula="of:=IF([.L623] &lt;&gt; &quot;&quot;;[.$P$1] &amp;  [.P623]; &quot;&quot;)" office:value-type="string" office:string-value="INSERT INTO proceso(id_proceso, id_aplicacion, denominacion, ruta_menu, estatus, descripcion, url, jerarquia_menu)VALUES (622,1, 'Asignar Roles a Usuarios', '',  'A' , 'Asignar Roles a Usuarios', 'sigefirrhh/sistema/UsuarioRol', '7.01.08' );" calcext:value-type="string">
            <text:p>INSERT INTO proceso(id_proceso, id_aplicacion, denominacion, ruta_menu, estatus, descripcion, url, jerarquia_menu)VALUES (622,1, 'Asignar Roles a Usuarios', '', <text:s/>'A' , 'Asignar Roles a Usuarios', 'sigefirrhh/sistema/UsuarioRol', '7.01.08' );</text:p>
          </table:table-cell>
          <table:table-cell table:number-columns-repeated="2"/>
          <table:table-cell table:formula="of:==IF([.L623] &lt;&gt; &quot;&quot;;&quot;INSERT INTO perfil_proceso(id_perfil_proceso, id_perfil, id_proceso, priuse) VALUES (&quot; &amp; [.O623] &amp; &quot;, 1, &quot; &amp; [.N623] &amp; &quot;, 'A'::text);&quot;; &quot;&quot;)" office:value-type="string" office:string-value="INSERT INTO perfil_proceso(id_perfil_proceso, id_perfil, id_proceso, priuse) VALUES (622, 1, 622, 'A'::text);" calcext:value-type="string">
            <text:p>INSERT INTO perfil_proceso(id_perfil_proceso, id_perfil, id_proceso, priuse) VALUES (622, 1, 622, 'A'::text);</text:p>
          </table:table-cell>
        </table:table-row>
        <table:table-row table:style-name="ro3">
          <table:table-cell table:formula="of:=[.$A$615]&amp;&quot;.&quot;&amp;[.D624]" office:value-type="string" office:string-value="7.01.09" calcext:value-type="string">
            <text:p>7.01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Cambiar Contraseña</text:p>
          </table:table-cell>
          <table:table-cell table:number-columns-repeated="3"/>
          <table:table-cell office:value-type="string" calcext:value-type="string">
            <text:p>sigefirrhh/login/ChangePasswor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24]" office:value-type="string" office:string-value="Cambiar Contraseña" calcext:value-type="string">
            <text:p>Cambiar Contraseña</text:p>
          </table:table-cell>
          <table:table-cell/>
          <table:table-cell table:number-columns-repeated="2" office:value-type="float" office:value="623" calcext:value-type="float">
            <text:p>623</text:p>
          </table:table-cell>
          <table:table-cell table:style-name="ce3" table:formula="of:=&quot;(&quot; &amp; [.N624] &amp; &quot;,&quot; &amp; &quot;1&quot; &amp; &quot;, '&quot; &amp; [.L624]  &amp; &quot;', &quot; &amp; &quot;'&quot; &amp; [.H624]  &amp;  &quot;',  'A' , '&quot; &amp; [.L624] &amp;  &quot;', '&quot;&amp;  [.I624]  &amp; &quot;', '&quot; &amp; [.A624] &amp; &quot;' );&quot;" office:value-type="string" office:string-value="(623,1, 'Cambiar Contraseña', '',  'A' , 'Cambiar Contraseña', 'sigefirrhh/login/ChangePassword', '7.01.09' );" calcext:value-type="string">
            <text:p>(623,1, 'Cambiar Contraseña', '', <text:s/>'A' , 'Cambiar Contraseña', 'sigefirrhh/login/ChangePassword', '7.01.09' );</text:p>
          </table:table-cell>
          <table:table-cell table:number-columns-repeated="4"/>
          <table:table-cell table:formula="of:=IF([.L624] &lt;&gt; &quot;&quot;;[.$P$1] &amp;  [.P624]; &quot;&quot;)" office:value-type="string" office:string-value="INSERT INTO proceso(id_proceso, id_aplicacion, denominacion, ruta_menu, estatus, descripcion, url, jerarquia_menu)VALUES (623,1, 'Cambiar Contraseña', '',  'A' , 'Cambiar Contraseña', 'sigefirrhh/login/ChangePassword', '7.01.09' );" calcext:value-type="string">
            <text:p>INSERT INTO proceso(id_proceso, id_aplicacion, denominacion, ruta_menu, estatus, descripcion, url, jerarquia_menu)VALUES (623,1, 'Cambiar Contraseña', '', <text:s/>'A' , 'Cambiar Contraseña', 'sigefirrhh/login/ChangePassword', '7.01.09' );</text:p>
          </table:table-cell>
          <table:table-cell table:number-columns-repeated="2"/>
          <table:table-cell table:formula="of:==IF([.L624] &lt;&gt; &quot;&quot;;&quot;INSERT INTO perfil_proceso(id_perfil_proceso, id_perfil, id_proceso, priuse) VALUES (&quot; &amp; [.O624] &amp; &quot;, 1, &quot; &amp; [.N624] &amp; &quot;, 'A'::text);&quot;; &quot;&quot;)" office:value-type="string" office:string-value="INSERT INTO perfil_proceso(id_perfil_proceso, id_perfil, id_proceso, priuse) VALUES (623, 1, 623, 'A'::text);" calcext:value-type="string">
            <text:p>INSERT INTO perfil_proceso(id_perfil_proceso, id_perfil, id_proceso, priuse) VALUES (623, 1, 623, 'A'::text);</text:p>
          </table:table-cell>
        </table:table-row>
        <table:table-row table:style-name="ro3">
          <table:table-cell table:formula="of:=[.$A$614]&amp;&quot;.&quot;&amp;[.C625]" office:value-type="string" office:string-value="7.02" calcext:value-type="string">
            <text:p>7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Reportes IDs</text:p>
          </table:table-cell>
          <table:table-cell table:number-columns-repeated="4"/>
          <table:table-cell office:value-type="string" calcext:value-type="string">
            <text:p>sigefirrhh/sistema/ReportAdministracionId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625]" office:value-type="string" office:string-value="Reportes IDs" calcext:value-type="string">
            <text:p>Reportes IDs</text:p>
          </table:table-cell>
          <table:table-cell/>
          <table:table-cell table:number-columns-repeated="2" office:value-type="float" office:value="624" calcext:value-type="float">
            <text:p>624</text:p>
          </table:table-cell>
          <table:table-cell table:style-name="ce3" table:formula="of:=&quot;(&quot; &amp; [.N625] &amp; &quot;,&quot; &amp; &quot;1&quot; &amp; &quot;, '&quot; &amp; [.L625]  &amp; &quot;', &quot; &amp; &quot;'&quot; &amp; [.H625]  &amp;  &quot;',  'A' , '&quot; &amp; [.L625] &amp;  &quot;', '&quot;&amp;  [.I625]  &amp; &quot;', '&quot; &amp; [.A625] &amp; &quot;' );&quot;" office:value-type="string" office:string-value="(624,1, 'Reportes IDs', '',  'A' , 'Reportes IDs', 'sigefirrhh/sistema/ReportAdministracionId', '7.02' );" calcext:value-type="string">
            <text:p>(624,1, 'Reportes IDs', '', <text:s/>'A' , 'Reportes IDs', 'sigefirrhh/sistema/ReportAdministracionId', '7.02' );</text:p>
          </table:table-cell>
          <table:table-cell table:number-columns-repeated="4"/>
          <table:table-cell table:formula="of:=IF([.L625] &lt;&gt; &quot;&quot;;[.$P$1] &amp;  [.P625]; &quot;&quot;)" office:value-type="string" office:string-value="INSERT INTO proceso(id_proceso, id_aplicacion, denominacion, ruta_menu, estatus, descripcion, url, jerarquia_menu)VALUES (624,1, 'Reportes IDs', '',  'A' , 'Reportes IDs', 'sigefirrhh/sistema/ReportAdministracionId', '7.02' );" calcext:value-type="string">
            <text:p>INSERT INTO proceso(id_proceso, id_aplicacion, denominacion, ruta_menu, estatus, descripcion, url, jerarquia_menu)VALUES (624,1, 'Reportes IDs', '', <text:s/>'A' , 'Reportes IDs', 'sigefirrhh/sistema/ReportAdministracionId', '7.02' );</text:p>
          </table:table-cell>
          <table:table-cell table:number-columns-repeated="2"/>
          <table:table-cell table:formula="of:==IF([.L625] &lt;&gt; &quot;&quot;;&quot;INSERT INTO perfil_proceso(id_perfil_proceso, id_perfil, id_proceso, priuse) VALUES (&quot; &amp; [.O625] &amp; &quot;, 1, &quot; &amp; [.N625] &amp; &quot;, 'A'::text);&quot;; &quot;&quot;)" office:value-type="string" office:string-value="INSERT INTO perfil_proceso(id_perfil_proceso, id_perfil, id_proceso, priuse) VALUES (624, 1, 624, 'A'::text);" calcext:value-type="string">
            <text:p>INSERT INTO perfil_proceso(id_perfil_proceso, id_perfil, id_proceso, priuse) VALUES (624, 1, 624, 'A'::text);</text:p>
          </table:table-cell>
        </table:table-row>
        <table:table-row table:style-name="ro3">
          <table:table-cell table:formula="of:=[.$A$614]&amp;&quot;.&quot;&amp;[.C626]" office:value-type="string" office:string-value="7.03" calcext:value-type="string">
            <text:p>7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Reporte de Auditoría</text:p>
          </table:table-cell>
          <table:table-cell table:number-columns-repeated="4"/>
          <table:table-cell office:value-type="string" calcext:value-type="string">
            <text:p>sigefirrhh/sistema/ReportAuditori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626]" office:value-type="string" office:string-value="Reporte de Auditoría" calcext:value-type="string">
            <text:p>Reporte de Auditoría</text:p>
          </table:table-cell>
          <table:table-cell/>
          <table:table-cell table:number-columns-repeated="2" office:value-type="float" office:value="625" calcext:value-type="float">
            <text:p>625</text:p>
          </table:table-cell>
          <table:table-cell table:style-name="ce3" table:formula="of:=&quot;(&quot; &amp; [.N626] &amp; &quot;,&quot; &amp; &quot;1&quot; &amp; &quot;, '&quot; &amp; [.L626]  &amp; &quot;', &quot; &amp; &quot;'&quot; &amp; [.H626]  &amp;  &quot;',  'A' , '&quot; &amp; [.L626] &amp;  &quot;', '&quot;&amp;  [.I626]  &amp; &quot;', '&quot; &amp; [.A626] &amp; &quot;' );&quot;" office:value-type="string" office:string-value="(625,1, 'Reporte de Auditoría', '',  'A' , 'Reporte de Auditoría', 'sigefirrhh/sistema/ReportAuditoria', '7.03' );" calcext:value-type="string">
            <text:p>(625,1, 'Reporte de Auditoría', '', <text:s/>'A' , 'Reporte de Auditoría', 'sigefirrhh/sistema/ReportAuditoria', '7.03' );</text:p>
          </table:table-cell>
          <table:table-cell table:number-columns-repeated="4"/>
          <table:table-cell table:formula="of:=IF([.L626] &lt;&gt; &quot;&quot;;[.$P$1] &amp;  [.P626]; &quot;&quot;)" office:value-type="string" office:string-value="INSERT INTO proceso(id_proceso, id_aplicacion, denominacion, ruta_menu, estatus, descripcion, url, jerarquia_menu)VALUES (625,1, 'Reporte de Auditoría', '',  'A' , 'Reporte de Auditoría', 'sigefirrhh/sistema/ReportAuditoria', '7.03' );" calcext:value-type="string">
            <text:p>INSERT INTO proceso(id_proceso, id_aplicacion, denominacion, ruta_menu, estatus, descripcion, url, jerarquia_menu)VALUES (625,1, 'Reporte de Auditoría', '', <text:s/>'A' , 'Reporte de Auditoría', 'sigefirrhh/sistema/ReportAuditoria', '7.03' );</text:p>
          </table:table-cell>
          <table:table-cell table:number-columns-repeated="2"/>
          <table:table-cell table:formula="of:==IF([.L626] &lt;&gt; &quot;&quot;;&quot;INSERT INTO perfil_proceso(id_perfil_proceso, id_perfil, id_proceso, priuse) VALUES (&quot; &amp; [.O626] &amp; &quot;, 1, &quot; &amp; [.N626] &amp; &quot;, 'A'::text);&quot;; &quot;&quot;)" office:value-type="string" office:string-value="INSERT INTO perfil_proceso(id_perfil_proceso, id_perfil, id_proceso, priuse) VALUES (625, 1, 625, 'A'::text);" calcext:value-type="string">
            <text:p>INSERT INTO perfil_proceso(id_perfil_proceso, id_perfil, id_proceso, priuse) VALUES (625, 1, 625, 'A'::text);</text:p>
          </table:table-cell>
        </table:table-row>
        <table:table-row table:style-name="ro4" table:number-rows-repeated="1047949">
          <table:table-cell table:number-columns-repeated="24"/>
        </table:table-row>
        <table:table-row table:style-name="ro4">
          <table:table-cell table:number-columns-repeated="24"/>
        </table:table-row>
      </table:table>
      <table:table table:name="Sheet2" table:style-name="ta1">
        <table:table-column table:style-name="co13" table:default-cell-style-name="Default"/>
        <table:table-column table:style-name="co13" table:default-cell-style-name="ce8"/>
        <table:table-column table:style-name="co13" table:number-columns-repeated="2" table:default-cell-style-name="Default"/>
        <table:table-column table:style-name="co15" table:default-cell-style-name="ce8"/>
        <table:table-row table:style-name="ro4">
          <table:table-cell office:value-type="float" office:value="678" calcext:value-type="float">
            <text:p>678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678" calcext:value-type="float">
            <text:p>67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4">
          <table:table-cell office:value-type="float" office:value="679" calcext:value-type="float">
            <text:p>679</text:p>
          </table:table-cell>
          <table:table-cell office:value-type="string" calcext:value-type="string">
            <text:p>1.01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string" calcext:value-type="string">
            <text:p>1.01</text:p>
          </table:table-cell>
        </table:table-row>
        <table:table-row table:style-name="ro4">
          <table:table-cell office:value-type="float" office:value="680" calcext:value-type="float">
            <text:p>680</text:p>
          </table:table-cell>
          <table:table-cell office:value-type="string" calcext:value-type="string">
            <text:p>1.01.01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string" calcext:value-type="string">
            <text:p>1.01.01</text:p>
          </table:table-cell>
        </table:table-row>
        <table:table-row table:style-name="ro4">
          <table:table-cell office:value-type="float" office:value="681" calcext:value-type="float">
            <text:p>681</text:p>
          </table:table-cell>
          <table:table-cell office:value-type="string" calcext:value-type="string">
            <text:p>1.01.02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string" calcext:value-type="string">
            <text:p>1.01.02</text:p>
          </table:table-cell>
        </table:table-row>
        <table:table-row table:style-name="ro4">
          <table:table-cell office:value-type="float" office:value="682" calcext:value-type="float">
            <text:p>682</text:p>
          </table:table-cell>
          <table:table-cell office:value-type="string" calcext:value-type="string">
            <text:p>1.01.03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string" calcext:value-type="string">
            <text:p>1.01.03</text:p>
          </table:table-cell>
        </table:table-row>
        <table:table-row table:style-name="ro4">
          <table:table-cell office:value-type="float" office:value="683" calcext:value-type="float">
            <text:p>683</text:p>
          </table:table-cell>
          <table:table-cell office:value-type="string" calcext:value-type="string">
            <text:p>1.01.04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string" calcext:value-type="string">
            <text:p>1.01.04</text:p>
          </table:table-cell>
        </table:table-row>
        <table:table-row table:style-name="ro4">
          <table:table-cell office:value-type="float" office:value="684" calcext:value-type="float">
            <text:p>684</text:p>
          </table:table-cell>
          <table:table-cell office:value-type="string" calcext:value-type="string">
            <text:p>1.01.05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string" calcext:value-type="string">
            <text:p>1.01.05</text:p>
          </table:table-cell>
        </table:table-row>
        <table:table-row table:style-name="ro4">
          <table:table-cell office:value-type="float" office:value="685" calcext:value-type="float">
            <text:p>685</text:p>
          </table:table-cell>
          <table:table-cell office:value-type="string" calcext:value-type="string">
            <text:p>1.01.06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string" calcext:value-type="string">
            <text:p>1.01.06</text:p>
          </table:table-cell>
        </table:table-row>
        <table:table-row table:style-name="ro4">
          <table:table-cell office:value-type="float" office:value="686" calcext:value-type="float">
            <text:p>686</text:p>
          </table:table-cell>
          <table:table-cell office:value-type="string" calcext:value-type="string">
            <text:p>1.01.07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string" calcext:value-type="string">
            <text:p>1.01.07</text:p>
          </table:table-cell>
        </table:table-row>
        <table:table-row table:style-name="ro4">
          <table:table-cell office:value-type="float" office:value="687" calcext:value-type="float">
            <text:p>687</text:p>
          </table:table-cell>
          <table:table-cell office:value-type="string" calcext:value-type="string">
            <text:p>1.02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string" calcext:value-type="string">
            <text:p>1.02</text:p>
          </table:table-cell>
        </table:table-row>
        <table:table-row table:style-name="ro4">
          <table:table-cell office:value-type="float" office:value="688" calcext:value-type="float">
            <text:p>688</text:p>
          </table:table-cell>
          <table:table-cell office:value-type="string" calcext:value-type="string">
            <text:p>1.02.01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string" calcext:value-type="string">
            <text:p>1.02.01</text:p>
          </table:table-cell>
        </table:table-row>
        <table:table-row table:style-name="ro4">
          <table:table-cell office:value-type="float" office:value="689" calcext:value-type="float">
            <text:p>689</text:p>
          </table:table-cell>
          <table:table-cell office:value-type="string" calcext:value-type="string">
            <text:p>1.02.02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string" calcext:value-type="string">
            <text:p>1.02.02</text:p>
          </table:table-cell>
        </table:table-row>
        <table:table-row table:style-name="ro4">
          <table:table-cell office:value-type="float" office:value="690" calcext:value-type="float">
            <text:p>690</text:p>
          </table:table-cell>
          <table:table-cell office:value-type="string" calcext:value-type="string">
            <text:p>1.02.03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string" calcext:value-type="string">
            <text:p>1.02.03</text:p>
          </table:table-cell>
        </table:table-row>
        <table:table-row table:style-name="ro4">
          <table:table-cell office:value-type="float" office:value="691" calcext:value-type="float">
            <text:p>691</text:p>
          </table:table-cell>
          <table:table-cell office:value-type="string" calcext:value-type="string">
            <text:p>1.02.04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string" calcext:value-type="string">
            <text:p>1.02.04</text:p>
          </table:table-cell>
        </table:table-row>
        <table:table-row table:style-name="ro4">
          <table:table-cell office:value-type="float" office:value="692" calcext:value-type="float">
            <text:p>692</text:p>
          </table:table-cell>
          <table:table-cell office:value-type="string" calcext:value-type="string">
            <text:p>1.02.05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string" calcext:value-type="string">
            <text:p>1.02.05</text:p>
          </table:table-cell>
        </table:table-row>
        <table:table-row table:style-name="ro4">
          <table:table-cell office:value-type="float" office:value="693" calcext:value-type="float">
            <text:p>693</text:p>
          </table:table-cell>
          <table:table-cell office:value-type="string" calcext:value-type="string">
            <text:p>1.02.06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string" calcext:value-type="string">
            <text:p>1.02.06</text:p>
          </table:table-cell>
        </table:table-row>
        <table:table-row table:style-name="ro4">
          <table:table-cell office:value-type="float" office:value="694" calcext:value-type="float">
            <text:p>694</text:p>
          </table:table-cell>
          <table:table-cell office:value-type="string" calcext:value-type="string">
            <text:p>1.02.07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string" calcext:value-type="string">
            <text:p>1.02.07</text:p>
          </table:table-cell>
        </table:table-row>
        <table:table-row table:style-name="ro4">
          <table:table-cell office:value-type="float" office:value="695" calcext:value-type="float">
            <text:p>695</text:p>
          </table:table-cell>
          <table:table-cell office:value-type="string" calcext:value-type="string">
            <text:p>1.02.08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string" calcext:value-type="string">
            <text:p>1.02.08</text:p>
          </table:table-cell>
        </table:table-row>
        <table:table-row table:style-name="ro4">
          <table:table-cell office:value-type="float" office:value="696" calcext:value-type="float">
            <text:p>696</text:p>
          </table:table-cell>
          <table:table-cell office:value-type="string" calcext:value-type="string">
            <text:p>1.02.09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string" calcext:value-type="string">
            <text:p>1.02.09</text:p>
          </table:table-cell>
        </table:table-row>
        <table:table-row table:style-name="ro4">
          <table:table-cell office:value-type="float" office:value="697" calcext:value-type="float">
            <text:p>697</text:p>
          </table:table-cell>
          <table:table-cell office:value-type="string" calcext:value-type="string">
            <text:p>1.02.10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string" calcext:value-type="string">
            <text:p>1.02.10</text:p>
          </table:table-cell>
        </table:table-row>
        <table:table-row table:style-name="ro4">
          <table:table-cell office:value-type="float" office:value="698" calcext:value-type="float">
            <text:p>698</text:p>
          </table:table-cell>
          <table:table-cell office:value-type="string" calcext:value-type="string">
            <text:p>1.02.11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string" calcext:value-type="string">
            <text:p>1.02.11</text:p>
          </table:table-cell>
        </table:table-row>
        <table:table-row table:style-name="ro4">
          <table:table-cell office:value-type="float" office:value="699" calcext:value-type="float">
            <text:p>699</text:p>
          </table:table-cell>
          <table:table-cell office:value-type="string" calcext:value-type="string">
            <text:p>1.02.12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string" calcext:value-type="string">
            <text:p>1.02.12</text:p>
          </table:table-cell>
        </table:table-row>
        <table:table-row table:style-name="ro4">
          <table:table-cell office:value-type="float" office:value="700" calcext:value-type="float">
            <text:p>700</text:p>
          </table:table-cell>
          <table:table-cell office:value-type="string" calcext:value-type="string">
            <text:p>1.02.13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1.02.13</text:p>
          </table:table-cell>
        </table:table-row>
        <table:table-row table:style-name="ro4">
          <table:table-cell office:value-type="float" office:value="701" calcext:value-type="float">
            <text:p>701</text:p>
          </table:table-cell>
          <table:table-cell office:value-type="string" calcext:value-type="string">
            <text:p>1.02.14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string" calcext:value-type="string">
            <text:p>1.02.14</text:p>
          </table:table-cell>
        </table:table-row>
        <table:table-row table:style-name="ro4">
          <table:table-cell office:value-type="float" office:value="702" calcext:value-type="float">
            <text:p>702</text:p>
          </table:table-cell>
          <table:table-cell office:value-type="string" calcext:value-type="string">
            <text:p>1.02.15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string" calcext:value-type="string">
            <text:p>1.02.15</text:p>
          </table:table-cell>
        </table:table-row>
        <table:table-row table:style-name="ro4">
          <table:table-cell office:value-type="float" office:value="703" calcext:value-type="float">
            <text:p>703</text:p>
          </table:table-cell>
          <table:table-cell office:value-type="string" calcext:value-type="string">
            <text:p>1.02.16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string" calcext:value-type="string">
            <text:p>1.02.16</text:p>
          </table:table-cell>
        </table:table-row>
        <table:table-row table:style-name="ro4">
          <table:table-cell office:value-type="float" office:value="704" calcext:value-type="float">
            <text:p>704</text:p>
          </table:table-cell>
          <table:table-cell office:value-type="string" calcext:value-type="string">
            <text:p>1.02.17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string" calcext:value-type="string">
            <text:p>1.02.17</text:p>
          </table:table-cell>
        </table:table-row>
        <table:table-row table:style-name="ro4">
          <table:table-cell office:value-type="float" office:value="705" calcext:value-type="float">
            <text:p>705</text:p>
          </table:table-cell>
          <table:table-cell office:value-type="string" calcext:value-type="string">
            <text:p>1.03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string" calcext:value-type="string">
            <text:p>1.03</text:p>
          </table:table-cell>
        </table:table-row>
        <table:table-row table:style-name="ro4">
          <table:table-cell office:value-type="float" office:value="706" calcext:value-type="float">
            <text:p>706</text:p>
          </table:table-cell>
          <table:table-cell office:value-type="string" calcext:value-type="string">
            <text:p>1.03.01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string" calcext:value-type="string">
            <text:p>1.03.01</text:p>
          </table:table-cell>
        </table:table-row>
        <table:table-row table:style-name="ro4">
          <table:table-cell office:value-type="float" office:value="707" calcext:value-type="float">
            <text:p>707</text:p>
          </table:table-cell>
          <table:table-cell office:value-type="string" calcext:value-type="string">
            <text:p>1.03.02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string" calcext:value-type="string">
            <text:p>1.03.02</text:p>
          </table:table-cell>
        </table:table-row>
        <table:table-row table:style-name="ro4">
          <table:table-cell office:value-type="float" office:value="708" calcext:value-type="float">
            <text:p>708</text:p>
          </table:table-cell>
          <table:table-cell office:value-type="string" calcext:value-type="string">
            <text:p>1.03.03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string" calcext:value-type="string">
            <text:p>1.03.03</text:p>
          </table:table-cell>
        </table:table-row>
        <table:table-row table:style-name="ro4">
          <table:table-cell office:value-type="float" office:value="709" calcext:value-type="float">
            <text:p>709</text:p>
          </table:table-cell>
          <table:table-cell office:value-type="string" calcext:value-type="string">
            <text:p>1.03.04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1.03.04</text:p>
          </table:table-cell>
        </table:table-row>
        <table:table-row table:style-name="ro4">
          <table:table-cell office:value-type="float" office:value="710" calcext:value-type="float">
            <text:p>710</text:p>
          </table:table-cell>
          <table:table-cell office:value-type="string" calcext:value-type="string">
            <text:p>1.03.05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string" calcext:value-type="string">
            <text:p>1.03.05</text:p>
          </table:table-cell>
        </table:table-row>
        <table:table-row table:style-name="ro4">
          <table:table-cell office:value-type="float" office:value="711" calcext:value-type="float">
            <text:p>711</text:p>
          </table:table-cell>
          <table:table-cell office:value-type="string" calcext:value-type="string">
            <text:p>1.03.06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1.03.06</text:p>
          </table:table-cell>
        </table:table-row>
        <table:table-row table:style-name="ro4">
          <table:table-cell office:value-type="float" office:value="712" calcext:value-type="float">
            <text:p>712</text:p>
          </table:table-cell>
          <table:table-cell office:value-type="string" calcext:value-type="string">
            <text:p>1.03.07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string" calcext:value-type="string">
            <text:p>1.03.07</text:p>
          </table:table-cell>
        </table:table-row>
        <table:table-row table:style-name="ro4">
          <table:table-cell office:value-type="float" office:value="713" calcext:value-type="float">
            <text:p>713</text:p>
          </table:table-cell>
          <table:table-cell office:value-type="string" calcext:value-type="string">
            <text:p>1.03.08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string" calcext:value-type="string">
            <text:p>1.03.08</text:p>
          </table:table-cell>
        </table:table-row>
        <table:table-row table:style-name="ro4">
          <table:table-cell office:value-type="float" office:value="714" calcext:value-type="float">
            <text:p>714</text:p>
          </table:table-cell>
          <table:table-cell office:value-type="string" calcext:value-type="string">
            <text:p>1.04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string" calcext:value-type="string">
            <text:p>1.04</text:p>
          </table:table-cell>
        </table:table-row>
        <table:table-row table:style-name="ro4">
          <table:table-cell office:value-type="float" office:value="715" calcext:value-type="float">
            <text:p>715</text:p>
          </table:table-cell>
          <table:table-cell office:value-type="string" calcext:value-type="string">
            <text:p>1.04.01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string" calcext:value-type="string">
            <text:p>1.04.01</text:p>
          </table:table-cell>
        </table:table-row>
        <table:table-row table:style-name="ro4">
          <table:table-cell office:value-type="float" office:value="716" calcext:value-type="float">
            <text:p>716</text:p>
          </table:table-cell>
          <table:table-cell office:value-type="string" calcext:value-type="string">
            <text:p>1.04.02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string" calcext:value-type="string">
            <text:p>1.04.02</text:p>
          </table:table-cell>
        </table:table-row>
        <table:table-row table:style-name="ro4">
          <table:table-cell office:value-type="float" office:value="717" calcext:value-type="float">
            <text:p>717</text:p>
          </table:table-cell>
          <table:table-cell table:style-name="Default" office:value-type="string" calcext:value-type="string">
            <text:p>1.04.02.01</text:p>
          </table:table-cell>
          <table:table-cell/>
          <table:table-cell office:value-type="float" office:value="717" calcext:value-type="float">
            <text:p>717</text:p>
          </table:table-cell>
          <table:table-cell table:style-name="Default" office:value-type="string" calcext:value-type="string">
            <text:p>1.04.02.01</text:p>
          </table:table-cell>
        </table:table-row>
        <table:table-row table:style-name="ro4">
          <table:table-cell office:value-type="float" office:value="718" calcext:value-type="float">
            <text:p>718</text:p>
          </table:table-cell>
          <table:table-cell table:style-name="Default" office:value-type="string" calcext:value-type="string">
            <text:p>1.04.02.02</text:p>
          </table:table-cell>
          <table:table-cell/>
          <table:table-cell office:value-type="float" office:value="718" calcext:value-type="float">
            <text:p>718</text:p>
          </table:table-cell>
          <table:table-cell table:style-name="Default" office:value-type="string" calcext:value-type="string">
            <text:p>1.04.02.02</text:p>
          </table:table-cell>
        </table:table-row>
        <table:table-row table:style-name="ro4">
          <table:table-cell office:value-type="float" office:value="719" calcext:value-type="float">
            <text:p>719</text:p>
          </table:table-cell>
          <table:table-cell table:style-name="Default" office:value-type="string" calcext:value-type="string">
            <text:p>1.04.02.03</text:p>
          </table:table-cell>
          <table:table-cell/>
          <table:table-cell office:value-type="float" office:value="719" calcext:value-type="float">
            <text:p>719</text:p>
          </table:table-cell>
          <table:table-cell table:style-name="Default" office:value-type="string" calcext:value-type="string">
            <text:p>1.04.02.03</text:p>
          </table:table-cell>
        </table:table-row>
        <table:table-row table:style-name="ro4">
          <table:table-cell office:value-type="float" office:value="720" calcext:value-type="float">
            <text:p>720</text:p>
          </table:table-cell>
          <table:table-cell table:style-name="Default" office:value-type="string" calcext:value-type="string">
            <text:p>1.04.02.04</text:p>
          </table:table-cell>
          <table:table-cell/>
          <table:table-cell office:value-type="float" office:value="720" calcext:value-type="float">
            <text:p>720</text:p>
          </table:table-cell>
          <table:table-cell table:style-name="Default" office:value-type="string" calcext:value-type="string">
            <text:p>1.04.02.04</text:p>
          </table:table-cell>
        </table:table-row>
        <table:table-row table:style-name="ro4">
          <table:table-cell office:value-type="float" office:value="721" calcext:value-type="float">
            <text:p>721</text:p>
          </table:table-cell>
          <table:table-cell office:value-type="string" calcext:value-type="string">
            <text:p>1.05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string" calcext:value-type="string">
            <text:p>1.05</text:p>
          </table:table-cell>
        </table:table-row>
        <table:table-row table:style-name="ro4">
          <table:table-cell office:value-type="float" office:value="722" calcext:value-type="float">
            <text:p>722</text:p>
          </table:table-cell>
          <table:table-cell office:value-type="string" calcext:value-type="string">
            <text:p>1.05.01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string" calcext:value-type="string">
            <text:p>1.05.01</text:p>
          </table:table-cell>
        </table:table-row>
        <table:table-row table:style-name="ro4">
          <table:table-cell office:value-type="float" office:value="723" calcext:value-type="float">
            <text:p>723</text:p>
          </table:table-cell>
          <table:table-cell office:value-type="string" calcext:value-type="string">
            <text:p>1.05.02</text:p>
          </table:table-cell>
          <table:table-cell/>
          <table:table-cell office:value-type="float" office:value="723" calcext:value-type="float">
            <text:p>723</text:p>
          </table:table-cell>
          <table:table-cell office:value-type="string" calcext:value-type="string">
            <text:p>1.05.02</text:p>
          </table:table-cell>
        </table:table-row>
        <table:table-row table:style-name="ro4">
          <table:table-cell office:value-type="float" office:value="724" calcext:value-type="float">
            <text:p>724</text:p>
          </table:table-cell>
          <table:table-cell office:value-type="string" calcext:value-type="string">
            <text:p>1.05.03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string" calcext:value-type="string">
            <text:p>1.05.03</text:p>
          </table:table-cell>
        </table:table-row>
        <table:table-row table:style-name="ro4">
          <table:table-cell office:value-type="float" office:value="725" calcext:value-type="float">
            <text:p>725</text:p>
          </table:table-cell>
          <table:table-cell office:value-type="string" calcext:value-type="string">
            <text:p>1.05.04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string" calcext:value-type="string">
            <text:p>1.05.04</text:p>
          </table:table-cell>
        </table:table-row>
        <table:table-row table:style-name="ro4">
          <table:table-cell office:value-type="float" office:value="726" calcext:value-type="float">
            <text:p>726</text:p>
          </table:table-cell>
          <table:table-cell office:value-type="string" calcext:value-type="string">
            <text:p>1.05.05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string" calcext:value-type="string">
            <text:p>1.05.05</text:p>
          </table:table-cell>
        </table:table-row>
        <table:table-row table:style-name="ro4">
          <table:table-cell office:value-type="float" office:value="727" calcext:value-type="float">
            <text:p>727</text:p>
          </table:table-cell>
          <table:table-cell office:value-type="string" calcext:value-type="string">
            <text:p>1.05.06</text:p>
          </table:table-cell>
          <table:table-cell/>
          <table:table-cell office:value-type="float" office:value="727" calcext:value-type="float">
            <text:p>727</text:p>
          </table:table-cell>
          <table:table-cell office:value-type="string" calcext:value-type="string">
            <text:p>1.05.06</text:p>
          </table:table-cell>
        </table:table-row>
        <table:table-row table:style-name="ro4">
          <table:table-cell office:value-type="float" office:value="728" calcext:value-type="float">
            <text:p>728</text:p>
          </table:table-cell>
          <table:table-cell office:value-type="string" calcext:value-type="string">
            <text:p>1.05.07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string" calcext:value-type="string">
            <text:p>1.05.07</text:p>
          </table:table-cell>
        </table:table-row>
        <table:table-row table:style-name="ro4">
          <table:table-cell office:value-type="float" office:value="729" calcext:value-type="float">
            <text:p>729</text:p>
          </table:table-cell>
          <table:table-cell office:value-type="string" calcext:value-type="string">
            <text:p>1.05.08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string" calcext:value-type="string">
            <text:p>1.05.08</text:p>
          </table:table-cell>
        </table:table-row>
        <table:table-row table:style-name="ro4">
          <table:table-cell office:value-type="float" office:value="730" calcext:value-type="float">
            <text:p>730</text:p>
          </table:table-cell>
          <table:table-cell office:value-type="string" calcext:value-type="string">
            <text:p>1.05.09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string" calcext:value-type="string">
            <text:p>1.05.09</text:p>
          </table:table-cell>
        </table:table-row>
        <table:table-row table:style-name="ro4">
          <table:table-cell office:value-type="float" office:value="731" calcext:value-type="float">
            <text:p>731</text:p>
          </table:table-cell>
          <table:table-cell office:value-type="string" calcext:value-type="string">
            <text:p>1.05.10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string" calcext:value-type="string">
            <text:p>1.05.10</text:p>
          </table:table-cell>
        </table:table-row>
        <table:table-row table:style-name="ro4">
          <table:table-cell office:value-type="float" office:value="732" calcext:value-type="float">
            <text:p>732</text:p>
          </table:table-cell>
          <table:table-cell office:value-type="string" calcext:value-type="string">
            <text:p>1.05.11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string" calcext:value-type="string">
            <text:p>1.05.11</text:p>
          </table:table-cell>
        </table:table-row>
        <table:table-row table:style-name="ro4">
          <table:table-cell office:value-type="float" office:value="733" calcext:value-type="float">
            <text:p>733</text:p>
          </table:table-cell>
          <table:table-cell office:value-type="string" calcext:value-type="string">
            <text:p>1.05.12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string" calcext:value-type="string">
            <text:p>1.05.12</text:p>
          </table:table-cell>
        </table:table-row>
        <table:table-row table:style-name="ro4">
          <table:table-cell office:value-type="float" office:value="734" calcext:value-type="float">
            <text:p>734</text:p>
          </table:table-cell>
          <table:table-cell office:value-type="string" calcext:value-type="string">
            <text:p>1.05.13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string" calcext:value-type="string">
            <text:p>1.05.13</text:p>
          </table:table-cell>
        </table:table-row>
        <table:table-row table:style-name="ro4">
          <table:table-cell office:value-type="float" office:value="735" calcext:value-type="float">
            <text:p>735</text:p>
          </table:table-cell>
          <table:table-cell office:value-type="string" calcext:value-type="string">
            <text:p>1.06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string" calcext:value-type="string">
            <text:p>1.06</text:p>
          </table:table-cell>
        </table:table-row>
        <table:table-row table:style-name="ro4">
          <table:table-cell office:value-type="float" office:value="736" calcext:value-type="float">
            <text:p>736</text:p>
          </table:table-cell>
          <table:table-cell office:value-type="string" calcext:value-type="string">
            <text:p>1.06.01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string" calcext:value-type="string">
            <text:p>1.06.01</text:p>
          </table:table-cell>
        </table:table-row>
        <table:table-row table:style-name="ro4">
          <table:table-cell office:value-type="float" office:value="737" calcext:value-type="float">
            <text:p>737</text:p>
          </table:table-cell>
          <table:table-cell table:style-name="Default" office:value-type="string" calcext:value-type="string">
            <text:p>1.06.01.01</text:p>
          </table:table-cell>
          <table:table-cell/>
          <table:table-cell office:value-type="float" office:value="737" calcext:value-type="float">
            <text:p>737</text:p>
          </table:table-cell>
          <table:table-cell table:style-name="Default" office:value-type="string" calcext:value-type="string">
            <text:p>1.06.01.01</text:p>
          </table:table-cell>
        </table:table-row>
        <table:table-row table:style-name="ro4">
          <table:table-cell office:value-type="float" office:value="738" calcext:value-type="float">
            <text:p>738</text:p>
          </table:table-cell>
          <table:table-cell table:style-name="Default" office:value-type="string" calcext:value-type="string">
            <text:p>1.06.01.02</text:p>
          </table:table-cell>
          <table:table-cell/>
          <table:table-cell office:value-type="float" office:value="738" calcext:value-type="float">
            <text:p>738</text:p>
          </table:table-cell>
          <table:table-cell table:style-name="Default" office:value-type="string" calcext:value-type="string">
            <text:p>1.06.01.02</text:p>
          </table:table-cell>
        </table:table-row>
        <table:table-row table:style-name="ro4">
          <table:table-cell office:value-type="float" office:value="739" calcext:value-type="float">
            <text:p>739</text:p>
          </table:table-cell>
          <table:table-cell office:value-type="string" calcext:value-type="string">
            <text:p>1.06.02</text:p>
          </table:table-cell>
          <table:table-cell/>
          <table:table-cell office:value-type="float" office:value="739" calcext:value-type="float">
            <text:p>739</text:p>
          </table:table-cell>
          <table:table-cell office:value-type="string" calcext:value-type="string">
            <text:p>1.06.02</text:p>
          </table:table-cell>
        </table:table-row>
        <table:table-row table:style-name="ro4">
          <table:table-cell office:value-type="float" office:value="740" calcext:value-type="float">
            <text:p>740</text:p>
          </table:table-cell>
          <table:table-cell table:style-name="Default" office:value-type="string" calcext:value-type="string">
            <text:p>1.06.02.01</text:p>
          </table:table-cell>
          <table:table-cell/>
          <table:table-cell office:value-type="float" office:value="740" calcext:value-type="float">
            <text:p>740</text:p>
          </table:table-cell>
          <table:table-cell table:style-name="Default" office:value-type="string" calcext:value-type="string">
            <text:p>1.06.02.01</text:p>
          </table:table-cell>
        </table:table-row>
        <table:table-row table:style-name="ro4">
          <table:table-cell office:value-type="float" office:value="741" calcext:value-type="float">
            <text:p>741</text:p>
          </table:table-cell>
          <table:table-cell table:style-name="Default" office:value-type="string" calcext:value-type="string">
            <text:p>1.06.02.02</text:p>
          </table:table-cell>
          <table:table-cell/>
          <table:table-cell office:value-type="float" office:value="741" calcext:value-type="float">
            <text:p>741</text:p>
          </table:table-cell>
          <table:table-cell table:style-name="Default" office:value-type="string" calcext:value-type="string">
            <text:p>1.06.02.02</text:p>
          </table:table-cell>
        </table:table-row>
        <table:table-row table:style-name="ro4">
          <table:table-cell office:value-type="float" office:value="742" calcext:value-type="float">
            <text:p>742</text:p>
          </table:table-cell>
          <table:table-cell office:value-type="string" calcext:value-type="string">
            <text:p>1.06.03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string" calcext:value-type="string">
            <text:p>1.06.03</text:p>
          </table:table-cell>
        </table:table-row>
        <table:table-row table:style-name="ro4">
          <table:table-cell office:value-type="float" office:value="743" calcext:value-type="float">
            <text:p>743</text:p>
          </table:table-cell>
          <table:table-cell table:style-name="Default" office:value-type="string" calcext:value-type="string">
            <text:p>1.06.03.01</text:p>
          </table:table-cell>
          <table:table-cell/>
          <table:table-cell office:value-type="float" office:value="743" calcext:value-type="float">
            <text:p>743</text:p>
          </table:table-cell>
          <table:table-cell table:style-name="Default" office:value-type="string" calcext:value-type="string">
            <text:p>1.06.03.01</text:p>
          </table:table-cell>
        </table:table-row>
        <table:table-row table:style-name="ro4">
          <table:table-cell office:value-type="float" office:value="744" calcext:value-type="float">
            <text:p>744</text:p>
          </table:table-cell>
          <table:table-cell table:style-name="Default" office:value-type="string" calcext:value-type="string">
            <text:p>1.06.03.02</text:p>
          </table:table-cell>
          <table:table-cell/>
          <table:table-cell office:value-type="float" office:value="744" calcext:value-type="float">
            <text:p>744</text:p>
          </table:table-cell>
          <table:table-cell table:style-name="Default" office:value-type="string" calcext:value-type="string">
            <text:p>1.06.03.02</text:p>
          </table:table-cell>
        </table:table-row>
        <table:table-row table:style-name="ro4">
          <table:table-cell office:value-type="float" office:value="745" calcext:value-type="float">
            <text:p>745</text:p>
          </table:table-cell>
          <table:table-cell table:style-name="Default" office:value-type="string" calcext:value-type="string">
            <text:p>1.06.03.03</text:p>
          </table:table-cell>
          <table:table-cell/>
          <table:table-cell office:value-type="float" office:value="745" calcext:value-type="float">
            <text:p>745</text:p>
          </table:table-cell>
          <table:table-cell table:style-name="Default" office:value-type="string" calcext:value-type="string">
            <text:p>1.06.03.03</text:p>
          </table:table-cell>
        </table:table-row>
        <table:table-row table:style-name="ro4">
          <table:table-cell office:value-type="float" office:value="746" calcext:value-type="float">
            <text:p>746</text:p>
          </table:table-cell>
          <table:table-cell office:value-type="string" calcext:value-type="string">
            <text:p>1.06.04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string" calcext:value-type="string">
            <text:p>1.06.04</text:p>
          </table:table-cell>
        </table:table-row>
        <table:table-row table:style-name="ro4">
          <table:table-cell office:value-type="float" office:value="747" calcext:value-type="float">
            <text:p>747</text:p>
          </table:table-cell>
          <table:table-cell office:value-type="string" calcext:value-type="string">
            <text:p>1.06.05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string" calcext:value-type="string">
            <text:p>1.06.05</text:p>
          </table:table-cell>
        </table:table-row>
        <table:table-row table:style-name="ro4">
          <table:table-cell office:value-type="float" office:value="748" calcext:value-type="float">
            <text:p>748</text:p>
          </table:table-cell>
          <table:table-cell office:value-type="string" calcext:value-type="string">
            <text:p>1.07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string" calcext:value-type="string">
            <text:p>1.07</text:p>
          </table:table-cell>
        </table:table-row>
        <table:table-row table:style-name="ro4">
          <table:table-cell office:value-type="float" office:value="749" calcext:value-type="float">
            <text:p>749</text:p>
          </table:table-cell>
          <table:table-cell office:value-type="string" calcext:value-type="string">
            <text:p>1.07.01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string" calcext:value-type="string">
            <text:p>1.07.01</text:p>
          </table:table-cell>
        </table:table-row>
        <table:table-row table:style-name="ro4"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1.07.01.01</text:p>
          </table:table-cell>
          <table:table-cell/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1.07.01.01</text:p>
          </table:table-cell>
        </table:table-row>
        <table:table-row table:style-name="ro4">
          <table:table-cell office:value-type="float" office:value="751" calcext:value-type="float">
            <text:p>751</text:p>
          </table:table-cell>
          <table:table-cell table:style-name="Default" office:value-type="string" calcext:value-type="string">
            <text:p>1.07.01.02</text:p>
          </table:table-cell>
          <table:table-cell/>
          <table:table-cell office:value-type="float" office:value="751" calcext:value-type="float">
            <text:p>751</text:p>
          </table:table-cell>
          <table:table-cell table:style-name="Default" office:value-type="string" calcext:value-type="string">
            <text:p>1.07.01.02</text:p>
          </table:table-cell>
        </table:table-row>
        <table:table-row table:style-name="ro4">
          <table:table-cell office:value-type="float" office:value="752" calcext:value-type="float">
            <text:p>752</text:p>
          </table:table-cell>
          <table:table-cell office:value-type="string" calcext:value-type="string">
            <text:p>1.07.02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string" calcext:value-type="string">
            <text:p>1.07.02</text:p>
          </table:table-cell>
        </table:table-row>
        <table:table-row table:style-name="ro4">
          <table:table-cell office:value-type="float" office:value="753" calcext:value-type="float">
            <text:p>753</text:p>
          </table:table-cell>
          <table:table-cell table:style-name="Default" office:value-type="string" calcext:value-type="string">
            <text:p>1.07.02.01</text:p>
          </table:table-cell>
          <table:table-cell/>
          <table:table-cell office:value-type="float" office:value="753" calcext:value-type="float">
            <text:p>753</text:p>
          </table:table-cell>
          <table:table-cell table:style-name="Default" office:value-type="string" calcext:value-type="string">
            <text:p>1.07.02.01</text:p>
          </table:table-cell>
        </table:table-row>
        <table:table-row table:style-name="ro4">
          <table:table-cell office:value-type="float" office:value="754" calcext:value-type="float">
            <text:p>754</text:p>
          </table:table-cell>
          <table:table-cell table:style-name="Default" office:value-type="string" calcext:value-type="string">
            <text:p>1.07.02.02</text:p>
          </table:table-cell>
          <table:table-cell/>
          <table:table-cell office:value-type="float" office:value="754" calcext:value-type="float">
            <text:p>754</text:p>
          </table:table-cell>
          <table:table-cell table:style-name="Default" office:value-type="string" calcext:value-type="string">
            <text:p>1.07.02.02</text:p>
          </table:table-cell>
        </table:table-row>
        <table:table-row table:style-name="ro4">
          <table:table-cell office:value-type="float" office:value="755" calcext:value-type="float">
            <text:p>755</text:p>
          </table:table-cell>
          <table:table-cell table:style-name="Default" office:value-type="string" calcext:value-type="string">
            <text:p>1.07.02.03</text:p>
          </table:table-cell>
          <table:table-cell/>
          <table:table-cell office:value-type="float" office:value="755" calcext:value-type="float">
            <text:p>755</text:p>
          </table:table-cell>
          <table:table-cell table:style-name="Default" office:value-type="string" calcext:value-type="string">
            <text:p>1.07.02.03</text:p>
          </table:table-cell>
        </table:table-row>
        <table:table-row table:style-name="ro4">
          <table:table-cell office:value-type="float" office:value="756" calcext:value-type="float">
            <text:p>756</text:p>
          </table:table-cell>
          <table:table-cell table:style-name="Default" office:value-type="string" calcext:value-type="string">
            <text:p>1.07.02.04</text:p>
          </table:table-cell>
          <table:table-cell/>
          <table:table-cell office:value-type="float" office:value="756" calcext:value-type="float">
            <text:p>756</text:p>
          </table:table-cell>
          <table:table-cell table:style-name="Default" office:value-type="string" calcext:value-type="string">
            <text:p>1.07.02.04</text:p>
          </table:table-cell>
        </table:table-row>
        <table:table-row table:style-name="ro4">
          <table:table-cell office:value-type="float" office:value="757" calcext:value-type="float">
            <text:p>757</text:p>
          </table:table-cell>
          <table:table-cell office:value-type="string" calcext:value-type="string">
            <text:p>1.08</text:p>
          </table:table-cell>
          <table:table-cell/>
          <table:table-cell office:value-type="float" office:value="757" calcext:value-type="float">
            <text:p>757</text:p>
          </table:table-cell>
          <table:table-cell office:value-type="string" calcext:value-type="string">
            <text:p>1.08</text:p>
          </table:table-cell>
        </table:table-row>
        <table:table-row table:style-name="ro4">
          <table:table-cell office:value-type="float" office:value="758" calcext:value-type="float">
            <text:p>758</text:p>
          </table:table-cell>
          <table:table-cell office:value-type="string" calcext:value-type="string">
            <text:p>1.08.01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string" calcext:value-type="string">
            <text:p>1.08.01</text:p>
          </table:table-cell>
        </table:table-row>
        <table:table-row table:style-name="ro4">
          <table:table-cell office:value-type="float" office:value="759" calcext:value-type="float">
            <text:p>759</text:p>
          </table:table-cell>
          <table:table-cell office:value-type="string" calcext:value-type="string">
            <text:p>1.08.02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string" calcext:value-type="string">
            <text:p>1.08.02</text:p>
          </table:table-cell>
        </table:table-row>
        <table:table-row table:style-name="ro4">
          <table:table-cell office:value-type="float" office:value="760" calcext:value-type="float">
            <text:p>760</text:p>
          </table:table-cell>
          <table:table-cell office:value-type="string" calcext:value-type="string">
            <text:p>1.08.03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string" calcext:value-type="string">
            <text:p>1.08.03</text:p>
          </table:table-cell>
        </table:table-row>
        <table:table-row table:style-name="ro4">
          <table:table-cell office:value-type="float" office:value="761" calcext:value-type="float">
            <text:p>761</text:p>
          </table:table-cell>
          <table:table-cell office:value-type="string" calcext:value-type="string">
            <text:p>1.08.04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string" calcext:value-type="string">
            <text:p>1.08.04</text:p>
          </table:table-cell>
        </table:table-row>
        <table:table-row table:style-name="ro4">
          <table:table-cell office:value-type="float" office:value="762" calcext:value-type="float">
            <text:p>762</text:p>
          </table:table-cell>
          <table:table-cell office:value-type="string" calcext:value-type="string">
            <text:p>1.08.05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string" calcext:value-type="string">
            <text:p>1.08.05</text:p>
          </table:table-cell>
        </table:table-row>
        <table:table-row table:style-name="ro4">
          <table:table-cell office:value-type="float" office:value="763" calcext:value-type="float">
            <text:p>763</text:p>
          </table:table-cell>
          <table:table-cell office:value-type="string" calcext:value-type="string">
            <text:p>1.08.06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string" calcext:value-type="string">
            <text:p>1.08.06</text:p>
          </table:table-cell>
        </table:table-row>
        <table:table-row table:style-name="ro4">
          <table:table-cell office:value-type="float" office:value="764" calcext:value-type="float">
            <text:p>764</text:p>
          </table:table-cell>
          <table:table-cell office:value-type="string" calcext:value-type="string">
            <text:p>1.08.07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string" calcext:value-type="string">
            <text:p>1.08.07</text:p>
          </table:table-cell>
        </table:table-row>
        <table:table-row table:style-name="ro4">
          <table:table-cell office:value-type="float" office:value="765" calcext:value-type="float">
            <text:p>765</text:p>
          </table:table-cell>
          <table:table-cell office:value-type="string" calcext:value-type="string">
            <text:p>1.08.08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string" calcext:value-type="string">
            <text:p>1.08.08</text:p>
          </table:table-cell>
        </table:table-row>
        <table:table-row table:style-name="ro4">
          <table:table-cell office:value-type="float" office:value="766" calcext:value-type="float">
            <text:p>766</text:p>
          </table:table-cell>
          <table:table-cell table:style-name="Default" office:value-type="string" calcext:value-type="string">
            <text:p>1.08.08.01</text:p>
          </table:table-cell>
          <table:table-cell/>
          <table:table-cell office:value-type="float" office:value="766" calcext:value-type="float">
            <text:p>766</text:p>
          </table:table-cell>
          <table:table-cell table:style-name="Default" office:value-type="string" calcext:value-type="string">
            <text:p>1.08.08.01</text:p>
          </table:table-cell>
        </table:table-row>
        <table:table-row table:style-name="ro4">
          <table:table-cell office:value-type="float" office:value="767" calcext:value-type="float">
            <text:p>767</text:p>
          </table:table-cell>
          <table:table-cell table:style-name="Default" office:value-type="string" calcext:value-type="string">
            <text:p>1.08.08.02</text:p>
          </table:table-cell>
          <table:table-cell/>
          <table:table-cell office:value-type="float" office:value="767" calcext:value-type="float">
            <text:p>767</text:p>
          </table:table-cell>
          <table:table-cell table:style-name="Default" office:value-type="string" calcext:value-type="string">
            <text:p>1.08.08.02</text:p>
          </table:table-cell>
        </table:table-row>
        <table:table-row table:style-name="ro4">
          <table:table-cell office:value-type="float" office:value="768" calcext:value-type="float">
            <text:p>768</text:p>
          </table:table-cell>
          <table:table-cell table:style-name="Default" office:value-type="string" calcext:value-type="string">
            <text:p>1.08.08.03</text:p>
          </table:table-cell>
          <table:table-cell/>
          <table:table-cell office:value-type="float" office:value="768" calcext:value-type="float">
            <text:p>768</text:p>
          </table:table-cell>
          <table:table-cell table:style-name="Default" office:value-type="string" calcext:value-type="string">
            <text:p>1.08.08.03</text:p>
          </table:table-cell>
        </table:table-row>
        <table:table-row table:style-name="ro4">
          <table:table-cell office:value-type="float" office:value="769" calcext:value-type="float">
            <text:p>769</text:p>
          </table:table-cell>
          <table:table-cell table:style-name="Default" office:value-type="string" calcext:value-type="string">
            <text:p>1.08.08.04</text:p>
          </table:table-cell>
          <table:table-cell/>
          <table:table-cell office:value-type="float" office:value="769" calcext:value-type="float">
            <text:p>769</text:p>
          </table:table-cell>
          <table:table-cell table:style-name="Default" office:value-type="string" calcext:value-type="string">
            <text:p>1.08.08.04</text:p>
          </table:table-cell>
        </table:table-row>
        <table:table-row table:style-name="ro4">
          <table:table-cell office:value-type="float" office:value="770" calcext:value-type="float">
            <text:p>770</text:p>
          </table:table-cell>
          <table:table-cell office:value-type="string" calcext:value-type="string">
            <text:p>1.09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string" calcext:value-type="string">
            <text:p>1.09</text:p>
          </table:table-cell>
        </table:table-row>
        <table:table-row table:style-name="ro4">
          <table:table-cell office:value-type="float" office:value="771" calcext:value-type="float">
            <text:p>771</text:p>
          </table:table-cell>
          <table:table-cell office:value-type="string" calcext:value-type="string">
            <text:p>1.09.01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string" calcext:value-type="string">
            <text:p>1.09.01</text:p>
          </table:table-cell>
        </table:table-row>
        <table:table-row table:style-name="ro4">
          <table:table-cell office:value-type="float" office:value="772" calcext:value-type="float">
            <text:p>772</text:p>
          </table:table-cell>
          <table:table-cell office:value-type="string" calcext:value-type="string">
            <text:p>1.09.02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string" calcext:value-type="string">
            <text:p>1.09.02</text:p>
          </table:table-cell>
        </table:table-row>
        <table:table-row table:style-name="ro4">
          <table:table-cell office:value-type="float" office:value="773" calcext:value-type="float">
            <text:p>773</text:p>
          </table:table-cell>
          <table:table-cell table:style-name="Default" office:value-type="string" calcext:value-type="string">
            <text:p>1.09.02.01</text:p>
          </table:table-cell>
          <table:table-cell/>
          <table:table-cell office:value-type="float" office:value="773" calcext:value-type="float">
            <text:p>773</text:p>
          </table:table-cell>
          <table:table-cell table:style-name="Default" office:value-type="string" calcext:value-type="string">
            <text:p>1.09.02.01</text:p>
          </table:table-cell>
        </table:table-row>
        <table:table-row table:style-name="ro4">
          <table:table-cell office:value-type="float" office:value="774" calcext:value-type="float">
            <text:p>774</text:p>
          </table:table-cell>
          <table:table-cell table:style-name="Default" office:value-type="string" calcext:value-type="string">
            <text:p>1.09.02.02</text:p>
          </table:table-cell>
          <table:table-cell/>
          <table:table-cell office:value-type="float" office:value="774" calcext:value-type="float">
            <text:p>774</text:p>
          </table:table-cell>
          <table:table-cell table:style-name="Default" office:value-type="string" calcext:value-type="string">
            <text:p>1.09.02.02</text:p>
          </table:table-cell>
        </table:table-row>
        <table:table-row table:style-name="ro4">
          <table:table-cell office:value-type="float" office:value="775" calcext:value-type="float">
            <text:p>775</text:p>
          </table:table-cell>
          <table:table-cell table:style-name="Default" office:value-type="string" calcext:value-type="string">
            <text:p>1.09.02.03</text:p>
          </table:table-cell>
          <table:table-cell/>
          <table:table-cell office:value-type="float" office:value="775" calcext:value-type="float">
            <text:p>775</text:p>
          </table:table-cell>
          <table:table-cell table:style-name="Default" office:value-type="string" calcext:value-type="string">
            <text:p>1.09.02.03</text:p>
          </table:table-cell>
        </table:table-row>
        <table:table-row table:style-name="ro4">
          <table:table-cell office:value-type="float" office:value="776" calcext:value-type="float">
            <text:p>776</text:p>
          </table:table-cell>
          <table:table-cell table:style-name="Default" office:value-type="string" calcext:value-type="string">
            <text:p>1.09.02.04</text:p>
          </table:table-cell>
          <table:table-cell/>
          <table:table-cell office:value-type="float" office:value="776" calcext:value-type="float">
            <text:p>776</text:p>
          </table:table-cell>
          <table:table-cell table:style-name="Default" office:value-type="string" calcext:value-type="string">
            <text:p>1.09.02.04</text:p>
          </table:table-cell>
        </table:table-row>
        <table:table-row table:style-name="ro4">
          <table:table-cell office:value-type="float" office:value="777" calcext:value-type="float">
            <text:p>777</text:p>
          </table:table-cell>
          <table:table-cell office:value-type="string" calcext:value-type="string">
            <text:p>1.09.03</text:p>
          </table:table-cell>
          <table:table-cell/>
          <table:table-cell office:value-type="float" office:value="777" calcext:value-type="float">
            <text:p>777</text:p>
          </table:table-cell>
          <table:table-cell office:value-type="string" calcext:value-type="string">
            <text:p>1.09.03</text:p>
          </table:table-cell>
        </table:table-row>
        <table:table-row table:style-name="ro4">
          <table:table-cell office:value-type="float" office:value="778" calcext:value-type="float">
            <text:p>778</text:p>
          </table:table-cell>
          <table:table-cell table:style-name="Default" office:value-type="string" calcext:value-type="string">
            <text:p>1.09.03.01</text:p>
          </table:table-cell>
          <table:table-cell/>
          <table:table-cell office:value-type="float" office:value="778" calcext:value-type="float">
            <text:p>778</text:p>
          </table:table-cell>
          <table:table-cell table:style-name="Default" office:value-type="string" calcext:value-type="string">
            <text:p>1.09.03.01</text:p>
          </table:table-cell>
        </table:table-row>
        <table:table-row table:style-name="ro4">
          <table:table-cell office:value-type="float" office:value="779" calcext:value-type="float">
            <text:p>779</text:p>
          </table:table-cell>
          <table:table-cell table:style-name="Default" office:value-type="string" calcext:value-type="string">
            <text:p>1.09.03.02</text:p>
          </table:table-cell>
          <table:table-cell/>
          <table:table-cell office:value-type="float" office:value="779" calcext:value-type="float">
            <text:p>779</text:p>
          </table:table-cell>
          <table:table-cell table:style-name="Default" office:value-type="string" calcext:value-type="string">
            <text:p>1.09.03.02</text:p>
          </table:table-cell>
        </table:table-row>
        <table:table-row table:style-name="ro4">
          <table:table-cell office:value-type="float" office:value="780" calcext:value-type="float">
            <text:p>780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float" office:value="780" calcext:value-type="float">
            <text:p>780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4">
          <table:table-cell office:value-type="float" office:value="781" calcext:value-type="float">
            <text:p>781</text:p>
          </table:table-cell>
          <table:table-cell office:value-type="string" calcext:value-type="string">
            <text:p>2.01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string" calcext:value-type="string">
            <text:p>2.01</text:p>
          </table:table-cell>
        </table:table-row>
        <table:table-row table:style-name="ro4">
          <table:table-cell office:value-type="float" office:value="782" calcext:value-type="float">
            <text:p>782</text:p>
          </table:table-cell>
          <table:table-cell office:value-type="string" calcext:value-type="string">
            <text:p>2.01.01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string" calcext:value-type="string">
            <text:p>2.01.01</text:p>
          </table:table-cell>
        </table:table-row>
        <table:table-row table:style-name="ro4">
          <table:table-cell office:value-type="float" office:value="783" calcext:value-type="float">
            <text:p>783</text:p>
          </table:table-cell>
          <table:table-cell office:value-type="string" calcext:value-type="string">
            <text:p>2.01.02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string" calcext:value-type="string">
            <text:p>2.01.02</text:p>
          </table:table-cell>
        </table:table-row>
        <table:table-row table:style-name="ro4">
          <table:table-cell office:value-type="float" office:value="784" calcext:value-type="float">
            <text:p>784</text:p>
          </table:table-cell>
          <table:table-cell office:value-type="string" calcext:value-type="string">
            <text:p>2.01.03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string" calcext:value-type="string">
            <text:p>2.01.03</text:p>
          </table:table-cell>
        </table:table-row>
        <table:table-row table:style-name="ro4">
          <table:table-cell office:value-type="float" office:value="785" calcext:value-type="float">
            <text:p>785</text:p>
          </table:table-cell>
          <table:table-cell office:value-type="string" calcext:value-type="string">
            <text:p>2.01.04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string" calcext:value-type="string">
            <text:p>2.01.04</text:p>
          </table:table-cell>
        </table:table-row>
        <table:table-row table:style-name="ro4">
          <table:table-cell office:value-type="float" office:value="786" calcext:value-type="float">
            <text:p>786</text:p>
          </table:table-cell>
          <table:table-cell office:value-type="string" calcext:value-type="string">
            <text:p>2.01.05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string" calcext:value-type="string">
            <text:p>2.01.05</text:p>
          </table:table-cell>
        </table:table-row>
        <table:table-row table:style-name="ro4">
          <table:table-cell office:value-type="float" office:value="787" calcext:value-type="float">
            <text:p>787</text:p>
          </table:table-cell>
          <table:table-cell office:value-type="string" calcext:value-type="string">
            <text:p>2.01.06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string" calcext:value-type="string">
            <text:p>2.01.06</text:p>
          </table:table-cell>
        </table:table-row>
        <table:table-row table:style-name="ro4">
          <table:table-cell office:value-type="float" office:value="788" calcext:value-type="float">
            <text:p>788</text:p>
          </table:table-cell>
          <table:table-cell office:value-type="string" calcext:value-type="string">
            <text:p>2.01.07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string" calcext:value-type="string">
            <text:p>2.01.07</text:p>
          </table:table-cell>
        </table:table-row>
        <table:table-row table:style-name="ro4">
          <table:table-cell office:value-type="float" office:value="789" calcext:value-type="float">
            <text:p>789</text:p>
          </table:table-cell>
          <table:table-cell office:value-type="string" calcext:value-type="string">
            <text:p>2.01.08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string" calcext:value-type="string">
            <text:p>2.01.08</text:p>
          </table:table-cell>
        </table:table-row>
        <table:table-row table:style-name="ro4">
          <table:table-cell office:value-type="float" office:value="790" calcext:value-type="float">
            <text:p>790</text:p>
          </table:table-cell>
          <table:table-cell office:value-type="string" calcext:value-type="string">
            <text:p>2.01.09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string" calcext:value-type="string">
            <text:p>2.01.09</text:p>
          </table:table-cell>
        </table:table-row>
        <table:table-row table:style-name="ro4">
          <table:table-cell office:value-type="float" office:value="791" calcext:value-type="float">
            <text:p>791</text:p>
          </table:table-cell>
          <table:table-cell office:value-type="string" calcext:value-type="string">
            <text:p>2.01.10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string" calcext:value-type="string">
            <text:p>2.01.10</text:p>
          </table:table-cell>
        </table:table-row>
        <table:table-row table:style-name="ro4">
          <table:table-cell office:value-type="float" office:value="792" calcext:value-type="float">
            <text:p>792</text:p>
          </table:table-cell>
          <table:table-cell office:value-type="string" calcext:value-type="string">
            <text:p>2.01.11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string" calcext:value-type="string">
            <text:p>2.01.11</text:p>
          </table:table-cell>
        </table:table-row>
        <table:table-row table:style-name="ro4">
          <table:table-cell office:value-type="float" office:value="793" calcext:value-type="float">
            <text:p>793</text:p>
          </table:table-cell>
          <table:table-cell office:value-type="string" calcext:value-type="string">
            <text:p>2.01.12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string" calcext:value-type="string">
            <text:p>2.01.12</text:p>
          </table:table-cell>
        </table:table-row>
        <table:table-row table:style-name="ro4">
          <table:table-cell office:value-type="float" office:value="794" calcext:value-type="float">
            <text:p>794</text:p>
          </table:table-cell>
          <table:table-cell office:value-type="string" calcext:value-type="string">
            <text:p>2.01.13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string" calcext:value-type="string">
            <text:p>2.01.13</text:p>
          </table:table-cell>
        </table:table-row>
        <table:table-row table:style-name="ro4">
          <table:table-cell office:value-type="float" office:value="795" calcext:value-type="float">
            <text:p>795</text:p>
          </table:table-cell>
          <table:table-cell office:value-type="string" calcext:value-type="string">
            <text:p>2.01.14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string" calcext:value-type="string">
            <text:p>2.01.14</text:p>
          </table:table-cell>
        </table:table-row>
        <table:table-row table:style-name="ro4">
          <table:table-cell office:value-type="float" office:value="796" calcext:value-type="float">
            <text:p>796</text:p>
          </table:table-cell>
          <table:table-cell office:value-type="string" calcext:value-type="string">
            <text:p>2.01.15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string" calcext:value-type="string">
            <text:p>2.01.15</text:p>
          </table:table-cell>
        </table:table-row>
        <table:table-row table:style-name="ro4">
          <table:table-cell office:value-type="float" office:value="797" calcext:value-type="float">
            <text:p>797</text:p>
          </table:table-cell>
          <table:table-cell office:value-type="string" calcext:value-type="string">
            <text:p>2.01.16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string" calcext:value-type="string">
            <text:p>2.01.16</text:p>
          </table:table-cell>
        </table:table-row>
        <table:table-row table:style-name="ro4">
          <table:table-cell office:value-type="float" office:value="798" calcext:value-type="float">
            <text:p>798</text:p>
          </table:table-cell>
          <table:table-cell office:value-type="string" calcext:value-type="string">
            <text:p>2.01.17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string" calcext:value-type="string">
            <text:p>2.01.17</text:p>
          </table:table-cell>
        </table:table-row>
        <table:table-row table:style-name="ro4">
          <table:table-cell office:value-type="float" office:value="799" calcext:value-type="float">
            <text:p>799</text:p>
          </table:table-cell>
          <table:table-cell office:value-type="string" calcext:value-type="string">
            <text:p>2.01.18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string" calcext:value-type="string">
            <text:p>2.01.18</text:p>
          </table:table-cell>
        </table:table-row>
        <table:table-row table:style-name="ro4">
          <table:table-cell office:value-type="float" office:value="800" calcext:value-type="float">
            <text:p>800</text:p>
          </table:table-cell>
          <table:table-cell office:value-type="string" calcext:value-type="string">
            <text:p>2.01.1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2.01.19</text:p>
          </table:table-cell>
        </table:table-row>
        <table:table-row table:style-name="ro4">
          <table:table-cell office:value-type="float" office:value="801" calcext:value-type="float">
            <text:p>801</text:p>
          </table:table-cell>
          <table:table-cell office:value-type="string" calcext:value-type="string">
            <text:p>2.02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2.02</text:p>
          </table:table-cell>
        </table:table-row>
        <table:table-row table:style-name="ro4">
          <table:table-cell office:value-type="float" office:value="802" calcext:value-type="float">
            <text:p>802</text:p>
          </table:table-cell>
          <table:table-cell office:value-type="string" calcext:value-type="string">
            <text:p>2.02.01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2.02.01</text:p>
          </table:table-cell>
        </table:table-row>
        <table:table-row table:style-name="ro4">
          <table:table-cell office:value-type="float" office:value="803" calcext:value-type="float">
            <text:p>803</text:p>
          </table:table-cell>
          <table:table-cell table:style-name="Default" office:value-type="string" calcext:value-type="string">
            <text:p>2.02.01.01</text:p>
          </table:table-cell>
          <table:table-cell/>
          <table:table-cell office:value-type="float" office:value="803" calcext:value-type="float">
            <text:p>803</text:p>
          </table:table-cell>
          <table:table-cell table:style-name="Default" office:value-type="string" calcext:value-type="string">
            <text:p>2.02.01.01</text:p>
          </table:table-cell>
        </table:table-row>
        <table:table-row table:style-name="ro4">
          <table:table-cell office:value-type="float" office:value="804" calcext:value-type="float">
            <text:p>804</text:p>
          </table:table-cell>
          <table:table-cell table:style-name="Default" office:value-type="string" calcext:value-type="string">
            <text:p>2.02.01.02</text:p>
          </table:table-cell>
          <table:table-cell/>
          <table:table-cell office:value-type="float" office:value="804" calcext:value-type="float">
            <text:p>804</text:p>
          </table:table-cell>
          <table:table-cell table:style-name="Default" office:value-type="string" calcext:value-type="string">
            <text:p>2.02.01.02</text:p>
          </table:table-cell>
        </table:table-row>
        <table:table-row table:style-name="ro4">
          <table:table-cell office:value-type="float" office:value="805" calcext:value-type="float">
            <text:p>805</text:p>
          </table:table-cell>
          <table:table-cell table:style-name="Default" office:value-type="string" calcext:value-type="string">
            <text:p>2.02.01.03</text:p>
          </table:table-cell>
          <table:table-cell/>
          <table:table-cell office:value-type="float" office:value="805" calcext:value-type="float">
            <text:p>805</text:p>
          </table:table-cell>
          <table:table-cell table:style-name="Default" office:value-type="string" calcext:value-type="string">
            <text:p>2.02.01.03</text:p>
          </table:table-cell>
        </table:table-row>
        <table:table-row table:style-name="ro4">
          <table:table-cell office:value-type="float" office:value="806" calcext:value-type="float">
            <text:p>806</text:p>
          </table:table-cell>
          <table:table-cell table:style-name="Default" office:value-type="string" calcext:value-type="string">
            <text:p>2.02.01.04</text:p>
          </table:table-cell>
          <table:table-cell/>
          <table:table-cell office:value-type="float" office:value="806" calcext:value-type="float">
            <text:p>806</text:p>
          </table:table-cell>
          <table:table-cell table:style-name="Default" office:value-type="string" calcext:value-type="string">
            <text:p>2.02.01.04</text:p>
          </table:table-cell>
        </table:table-row>
        <table:table-row table:style-name="ro4">
          <table:table-cell office:value-type="float" office:value="807" calcext:value-type="float">
            <text:p>807</text:p>
          </table:table-cell>
          <table:table-cell table:style-name="Default" office:value-type="string" calcext:value-type="string">
            <text:p>2.02.01.05</text:p>
          </table:table-cell>
          <table:table-cell/>
          <table:table-cell office:value-type="float" office:value="807" calcext:value-type="float">
            <text:p>807</text:p>
          </table:table-cell>
          <table:table-cell table:style-name="Default" office:value-type="string" calcext:value-type="string">
            <text:p>2.02.01.05</text:p>
          </table:table-cell>
        </table:table-row>
        <table:table-row table:style-name="ro4">
          <table:table-cell office:value-type="float" office:value="808" calcext:value-type="float">
            <text:p>808</text:p>
          </table:table-cell>
          <table:table-cell table:style-name="Default" office:value-type="string" calcext:value-type="string">
            <text:p>2.02.01.05.01</text:p>
          </table:table-cell>
          <table:table-cell/>
          <table:table-cell office:value-type="float" office:value="808" calcext:value-type="float">
            <text:p>808</text:p>
          </table:table-cell>
          <table:table-cell table:style-name="Default" office:value-type="string" calcext:value-type="string">
            <text:p>2.02.01.05.01</text:p>
          </table:table-cell>
        </table:table-row>
        <table:table-row table:style-name="ro4">
          <table:table-cell office:value-type="float" office:value="809" calcext:value-type="float">
            <text:p>809</text:p>
          </table:table-cell>
          <table:table-cell table:style-name="Default" office:value-type="string" calcext:value-type="string">
            <text:p>2.02.01.05.02</text:p>
          </table:table-cell>
          <table:table-cell/>
          <table:table-cell office:value-type="float" office:value="809" calcext:value-type="float">
            <text:p>809</text:p>
          </table:table-cell>
          <table:table-cell table:style-name="Default" office:value-type="string" calcext:value-type="string">
            <text:p>2.02.01.05.02</text:p>
          </table:table-cell>
        </table:table-row>
        <table:table-row table:style-name="ro4">
          <table:table-cell office:value-type="float" office:value="810" calcext:value-type="float">
            <text:p>810</text:p>
          </table:table-cell>
          <table:table-cell office:value-type="string" calcext:value-type="string">
            <text:p>2.02.02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2.02.02</text:p>
          </table:table-cell>
        </table:table-row>
        <table:table-row table:style-name="ro4">
          <table:table-cell office:value-type="float" office:value="811" calcext:value-type="float">
            <text:p>811</text:p>
          </table:table-cell>
          <table:table-cell office:value-type="string" calcext:value-type="string">
            <text:p>2.02.03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2.02.03</text:p>
          </table:table-cell>
        </table:table-row>
        <table:table-row table:style-name="ro4">
          <table:table-cell office:value-type="float" office:value="812" calcext:value-type="float">
            <text:p>812</text:p>
          </table:table-cell>
          <table:table-cell office:value-type="string" calcext:value-type="string">
            <text:p>2.02.04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2.02.04</text:p>
          </table:table-cell>
        </table:table-row>
        <table:table-row table:style-name="ro4">
          <table:table-cell office:value-type="float" office:value="813" calcext:value-type="float">
            <text:p>813</text:p>
          </table:table-cell>
          <table:table-cell office:value-type="string" calcext:value-type="string">
            <text:p>2.02.05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2.02.05</text:p>
          </table:table-cell>
        </table:table-row>
        <table:table-row table:style-name="ro4">
          <table:table-cell office:value-type="float" office:value="814" calcext:value-type="float">
            <text:p>814</text:p>
          </table:table-cell>
          <table:table-cell office:value-type="string" calcext:value-type="string">
            <text:p>2.02.06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2.02.06</text:p>
          </table:table-cell>
        </table:table-row>
        <table:table-row table:style-name="ro4">
          <table:table-cell office:value-type="float" office:value="815" calcext:value-type="float">
            <text:p>815</text:p>
          </table:table-cell>
          <table:table-cell office:value-type="string" calcext:value-type="string">
            <text:p>2.03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2.03</text:p>
          </table:table-cell>
        </table:table-row>
        <table:table-row table:style-name="ro4">
          <table:table-cell office:value-type="float" office:value="816" calcext:value-type="float">
            <text:p>816</text:p>
          </table:table-cell>
          <table:table-cell office:value-type="string" calcext:value-type="string">
            <text:p>2.03.01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2.03.01</text:p>
          </table:table-cell>
        </table:table-row>
        <table:table-row table:style-name="ro4">
          <table:table-cell office:value-type="float" office:value="817" calcext:value-type="float">
            <text:p>817</text:p>
          </table:table-cell>
          <table:table-cell office:value-type="string" calcext:value-type="string">
            <text:p>2.03.02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2.03.02</text:p>
          </table:table-cell>
        </table:table-row>
        <table:table-row table:style-name="ro4">
          <table:table-cell office:value-type="float" office:value="818" calcext:value-type="float">
            <text:p>818</text:p>
          </table:table-cell>
          <table:table-cell office:value-type="string" calcext:value-type="string">
            <text:p>2.03.03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2.03.03</text:p>
          </table:table-cell>
        </table:table-row>
        <table:table-row table:style-name="ro4">
          <table:table-cell office:value-type="float" office:value="819" calcext:value-type="float">
            <text:p>819</text:p>
          </table:table-cell>
          <table:table-cell office:value-type="string" calcext:value-type="string">
            <text:p>2.03.04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2.03.04</text:p>
          </table:table-cell>
        </table:table-row>
        <table:table-row table:style-name="ro4">
          <table:table-cell office:value-type="float" office:value="820" calcext:value-type="float">
            <text:p>820</text:p>
          </table:table-cell>
          <table:table-cell office:value-type="string" calcext:value-type="string">
            <text:p>2.03.05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2.03.05</text:p>
          </table:table-cell>
        </table:table-row>
        <table:table-row table:style-name="ro4">
          <table:table-cell office:value-type="float" office:value="821" calcext:value-type="float">
            <text:p>821</text:p>
          </table:table-cell>
          <table:table-cell office:value-type="string" calcext:value-type="string">
            <text:p>2.03.06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2.03.06</text:p>
          </table:table-cell>
        </table:table-row>
        <table:table-row table:style-name="ro4">
          <table:table-cell office:value-type="float" office:value="822" calcext:value-type="float">
            <text:p>822</text:p>
          </table:table-cell>
          <table:table-cell office:value-type="string" calcext:value-type="string">
            <text:p>2.03.07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2.03.07</text:p>
          </table:table-cell>
        </table:table-row>
        <table:table-row table:style-name="ro4">
          <table:table-cell office:value-type="float" office:value="823" calcext:value-type="float">
            <text:p>823</text:p>
          </table:table-cell>
          <table:table-cell office:value-type="string" calcext:value-type="string">
            <text:p>2.03.08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2.03.08</text:p>
          </table:table-cell>
        </table:table-row>
        <table:table-row table:style-name="ro4">
          <table:table-cell office:value-type="float" office:value="824" calcext:value-type="float">
            <text:p>824</text:p>
          </table:table-cell>
          <table:table-cell office:value-type="string" calcext:value-type="string">
            <text:p>2.03.09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2.03.09</text:p>
          </table:table-cell>
        </table:table-row>
        <table:table-row table:style-name="ro4">
          <table:table-cell office:value-type="float" office:value="825" calcext:value-type="float">
            <text:p>825</text:p>
          </table:table-cell>
          <table:table-cell office:value-type="string" calcext:value-type="string">
            <text:p>2.03.10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2.03.10</text:p>
          </table:table-cell>
        </table:table-row>
        <table:table-row table:style-name="ro4">
          <table:table-cell office:value-type="float" office:value="826" calcext:value-type="float">
            <text:p>826</text:p>
          </table:table-cell>
          <table:table-cell office:value-type="string" calcext:value-type="string">
            <text:p>2.03.11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2.03.11</text:p>
          </table:table-cell>
        </table:table-row>
        <table:table-row table:style-name="ro4">
          <table:table-cell office:value-type="float" office:value="827" calcext:value-type="float">
            <text:p>827</text:p>
          </table:table-cell>
          <table:table-cell office:value-type="string" calcext:value-type="string">
            <text:p>2.03.12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2.03.12</text:p>
          </table:table-cell>
        </table:table-row>
        <table:table-row table:style-name="ro4">
          <table:table-cell office:value-type="float" office:value="828" calcext:value-type="float">
            <text:p>828</text:p>
          </table:table-cell>
          <table:table-cell office:value-type="string" calcext:value-type="string">
            <text:p>2.03.13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2.03.13</text:p>
          </table:table-cell>
        </table:table-row>
        <table:table-row table:style-name="ro4">
          <table:table-cell office:value-type="float" office:value="829" calcext:value-type="float">
            <text:p>829</text:p>
          </table:table-cell>
          <table:table-cell office:value-type="string" calcext:value-type="string">
            <text:p>2.04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2.04</text:p>
          </table:table-cell>
        </table:table-row>
        <table:table-row table:style-name="ro4">
          <table:table-cell office:value-type="float" office:value="830" calcext:value-type="float">
            <text:p>830</text:p>
          </table:table-cell>
          <table:table-cell office:value-type="string" calcext:value-type="string">
            <text:p>2.04.01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2.04.01</text:p>
          </table:table-cell>
        </table:table-row>
        <table:table-row table:style-name="ro4">
          <table:table-cell office:value-type="float" office:value="831" calcext:value-type="float">
            <text:p>831</text:p>
          </table:table-cell>
          <table:table-cell office:value-type="string" calcext:value-type="string">
            <text:p>2.04.02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2.04.02</text:p>
          </table:table-cell>
        </table:table-row>
        <table:table-row table:style-name="ro4">
          <table:table-cell office:value-type="float" office:value="832" calcext:value-type="float">
            <text:p>832</text:p>
          </table:table-cell>
          <table:table-cell office:value-type="string" calcext:value-type="string">
            <text:p>2.04.03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2.04.03</text:p>
          </table:table-cell>
        </table:table-row>
        <table:table-row table:style-name="ro4">
          <table:table-cell office:value-type="float" office:value="833" calcext:value-type="float">
            <text:p>833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office:value-type="float" office:value="833" calcext:value-type="float">
            <text:p>833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4">
          <table:table-cell office:value-type="float" office:value="834" calcext:value-type="float">
            <text:p>834</text:p>
          </table:table-cell>
          <table:table-cell office:value-type="string" calcext:value-type="string">
            <text:p>3.01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3.01</text:p>
          </table:table-cell>
        </table:table-row>
        <table:table-row table:style-name="ro4">
          <table:table-cell office:value-type="float" office:value="835" calcext:value-type="float">
            <text:p>835</text:p>
          </table:table-cell>
          <table:table-cell office:value-type="string" calcext:value-type="string">
            <text:p>3.01.01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3.01.01</text:p>
          </table:table-cell>
        </table:table-row>
        <table:table-row table:style-name="ro4">
          <table:table-cell office:value-type="float" office:value="836" calcext:value-type="float">
            <text:p>836</text:p>
          </table:table-cell>
          <table:table-cell table:style-name="Default" office:value-type="string" calcext:value-type="string">
            <text:p>3.01.01.01</text:p>
          </table:table-cell>
          <table:table-cell/>
          <table:table-cell office:value-type="float" office:value="836" calcext:value-type="float">
            <text:p>836</text:p>
          </table:table-cell>
          <table:table-cell table:style-name="Default" office:value-type="string" calcext:value-type="string">
            <text:p>3.01.01.01</text:p>
          </table:table-cell>
        </table:table-row>
        <table:table-row table:style-name="ro4">
          <table:table-cell office:value-type="float" office:value="837" calcext:value-type="float">
            <text:p>837</text:p>
          </table:table-cell>
          <table:table-cell table:style-name="Default" office:value-type="string" calcext:value-type="string">
            <text:p>3.01.01.02</text:p>
          </table:table-cell>
          <table:table-cell/>
          <table:table-cell office:value-type="float" office:value="837" calcext:value-type="float">
            <text:p>837</text:p>
          </table:table-cell>
          <table:table-cell table:style-name="Default" office:value-type="string" calcext:value-type="string">
            <text:p>3.01.01.02</text:p>
          </table:table-cell>
        </table:table-row>
        <table:table-row table:style-name="ro4">
          <table:table-cell office:value-type="float" office:value="838" calcext:value-type="float">
            <text:p>838</text:p>
          </table:table-cell>
          <table:table-cell table:style-name="Default" office:value-type="string" calcext:value-type="string">
            <text:p>3.01.01.03</text:p>
          </table:table-cell>
          <table:table-cell/>
          <table:table-cell office:value-type="float" office:value="838" calcext:value-type="float">
            <text:p>838</text:p>
          </table:table-cell>
          <table:table-cell table:style-name="Default" office:value-type="string" calcext:value-type="string">
            <text:p>3.01.01.03</text:p>
          </table:table-cell>
        </table:table-row>
        <table:table-row table:style-name="ro4">
          <table:table-cell office:value-type="float" office:value="839" calcext:value-type="float">
            <text:p>839</text:p>
          </table:table-cell>
          <table:table-cell table:style-name="Default" office:value-type="string" calcext:value-type="string">
            <text:p>3.01.01.04</text:p>
          </table:table-cell>
          <table:table-cell/>
          <table:table-cell office:value-type="float" office:value="839" calcext:value-type="float">
            <text:p>839</text:p>
          </table:table-cell>
          <table:table-cell table:style-name="Default" office:value-type="string" calcext:value-type="string">
            <text:p>3.01.01.04</text:p>
          </table:table-cell>
        </table:table-row>
        <table:table-row table:style-name="ro4">
          <table:table-cell office:value-type="float" office:value="840" calcext:value-type="float">
            <text:p>840</text:p>
          </table:table-cell>
          <table:table-cell table:style-name="Default" office:value-type="string" calcext:value-type="string">
            <text:p>3.01.01.05</text:p>
          </table:table-cell>
          <table:table-cell/>
          <table:table-cell office:value-type="float" office:value="840" calcext:value-type="float">
            <text:p>840</text:p>
          </table:table-cell>
          <table:table-cell table:style-name="Default" office:value-type="string" calcext:value-type="string">
            <text:p>3.01.01.05</text:p>
          </table:table-cell>
        </table:table-row>
        <table:table-row table:style-name="ro4">
          <table:table-cell office:value-type="float" office:value="841" calcext:value-type="float">
            <text:p>841</text:p>
          </table:table-cell>
          <table:table-cell table:style-name="Default" office:value-type="string" calcext:value-type="string">
            <text:p>3.01.01.06</text:p>
          </table:table-cell>
          <table:table-cell/>
          <table:table-cell office:value-type="float" office:value="841" calcext:value-type="float">
            <text:p>841</text:p>
          </table:table-cell>
          <table:table-cell table:style-name="Default" office:value-type="string" calcext:value-type="string">
            <text:p>3.01.01.06</text:p>
          </table:table-cell>
        </table:table-row>
        <table:table-row table:style-name="ro4">
          <table:table-cell office:value-type="float" office:value="842" calcext:value-type="float">
            <text:p>842</text:p>
          </table:table-cell>
          <table:table-cell table:style-name="Default" office:value-type="string" calcext:value-type="string">
            <text:p>3.01.01.07</text:p>
          </table:table-cell>
          <table:table-cell/>
          <table:table-cell office:value-type="float" office:value="842" calcext:value-type="float">
            <text:p>842</text:p>
          </table:table-cell>
          <table:table-cell table:style-name="Default" office:value-type="string" calcext:value-type="string">
            <text:p>3.01.01.07</text:p>
          </table:table-cell>
        </table:table-row>
        <table:table-row table:style-name="ro4">
          <table:table-cell office:value-type="float" office:value="843" calcext:value-type="float">
            <text:p>843</text:p>
          </table:table-cell>
          <table:table-cell table:style-name="Default" office:value-type="string" calcext:value-type="string">
            <text:p>3.01.01.08</text:p>
          </table:table-cell>
          <table:table-cell/>
          <table:table-cell office:value-type="float" office:value="843" calcext:value-type="float">
            <text:p>843</text:p>
          </table:table-cell>
          <table:table-cell table:style-name="Default" office:value-type="string" calcext:value-type="string">
            <text:p>3.01.01.08</text:p>
          </table:table-cell>
        </table:table-row>
        <table:table-row table:style-name="ro4">
          <table:table-cell office:value-type="float" office:value="844" calcext:value-type="float">
            <text:p>844</text:p>
          </table:table-cell>
          <table:table-cell table:style-name="Default" office:value-type="string" calcext:value-type="string">
            <text:p>3.01.01.09</text:p>
          </table:table-cell>
          <table:table-cell/>
          <table:table-cell office:value-type="float" office:value="844" calcext:value-type="float">
            <text:p>844</text:p>
          </table:table-cell>
          <table:table-cell table:style-name="Default" office:value-type="string" calcext:value-type="string">
            <text:p>3.01.01.09</text:p>
          </table:table-cell>
        </table:table-row>
        <table:table-row table:style-name="ro4">
          <table:table-cell office:value-type="float" office:value="845" calcext:value-type="float">
            <text:p>845</text:p>
          </table:table-cell>
          <table:table-cell table:style-name="Default" office:value-type="string" calcext:value-type="string">
            <text:p>3.01.01.10</text:p>
          </table:table-cell>
          <table:table-cell/>
          <table:table-cell office:value-type="float" office:value="845" calcext:value-type="float">
            <text:p>845</text:p>
          </table:table-cell>
          <table:table-cell table:style-name="Default" office:value-type="string" calcext:value-type="string">
            <text:p>3.01.01.10</text:p>
          </table:table-cell>
        </table:table-row>
        <table:table-row table:style-name="ro4">
          <table:table-cell office:value-type="float" office:value="846" calcext:value-type="float">
            <text:p>846</text:p>
          </table:table-cell>
          <table:table-cell table:style-name="Default" office:value-type="string" calcext:value-type="string">
            <text:p>3.01.01.11</text:p>
          </table:table-cell>
          <table:table-cell/>
          <table:table-cell office:value-type="float" office:value="846" calcext:value-type="float">
            <text:p>846</text:p>
          </table:table-cell>
          <table:table-cell table:style-name="Default" office:value-type="string" calcext:value-type="string">
            <text:p>3.01.01.11</text:p>
          </table:table-cell>
        </table:table-row>
        <table:table-row table:style-name="ro4">
          <table:table-cell office:value-type="float" office:value="847" calcext:value-type="float">
            <text:p>847</text:p>
          </table:table-cell>
          <table:table-cell table:style-name="Default" office:value-type="string" calcext:value-type="string">
            <text:p>3.01.01.12</text:p>
          </table:table-cell>
          <table:table-cell/>
          <table:table-cell office:value-type="float" office:value="847" calcext:value-type="float">
            <text:p>847</text:p>
          </table:table-cell>
          <table:table-cell table:style-name="Default" office:value-type="string" calcext:value-type="string">
            <text:p>3.01.01.12</text:p>
          </table:table-cell>
        </table:table-row>
        <table:table-row table:style-name="ro4">
          <table:table-cell office:value-type="float" office:value="848" calcext:value-type="float">
            <text:p>848</text:p>
          </table:table-cell>
          <table:table-cell table:style-name="Default" office:value-type="string" calcext:value-type="string">
            <text:p>3.01.01.13</text:p>
          </table:table-cell>
          <table:table-cell/>
          <table:table-cell office:value-type="float" office:value="848" calcext:value-type="float">
            <text:p>848</text:p>
          </table:table-cell>
          <table:table-cell table:style-name="Default" office:value-type="string" calcext:value-type="string">
            <text:p>3.01.01.13</text:p>
          </table:table-cell>
        </table:table-row>
        <table:table-row table:style-name="ro4">
          <table:table-cell office:value-type="float" office:value="849" calcext:value-type="float">
            <text:p>849</text:p>
          </table:table-cell>
          <table:table-cell table:style-name="Default" office:value-type="string" calcext:value-type="string">
            <text:p>3.01.01.14</text:p>
          </table:table-cell>
          <table:table-cell/>
          <table:table-cell office:value-type="float" office:value="849" calcext:value-type="float">
            <text:p>849</text:p>
          </table:table-cell>
          <table:table-cell table:style-name="Default" office:value-type="string" calcext:value-type="string">
            <text:p>3.01.01.14</text:p>
          </table:table-cell>
        </table:table-row>
        <table:table-row table:style-name="ro4">
          <table:table-cell office:value-type="float" office:value="850" calcext:value-type="float">
            <text:p>850</text:p>
          </table:table-cell>
          <table:table-cell table:style-name="Default" office:value-type="string" calcext:value-type="string">
            <text:p>3.01.01.15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Default" office:value-type="string" calcext:value-type="string">
            <text:p>3.01.01.15</text:p>
          </table:table-cell>
        </table:table-row>
        <table:table-row table:style-name="ro4">
          <table:table-cell office:value-type="float" office:value="851" calcext:value-type="float">
            <text:p>851</text:p>
          </table:table-cell>
          <table:table-cell table:style-name="Default" office:value-type="string" calcext:value-type="string">
            <text:p>3.01.01.16</text:p>
          </table:table-cell>
          <table:table-cell/>
          <table:table-cell office:value-type="float" office:value="851" calcext:value-type="float">
            <text:p>851</text:p>
          </table:table-cell>
          <table:table-cell table:style-name="Default" office:value-type="string" calcext:value-type="string">
            <text:p>3.01.01.16</text:p>
          </table:table-cell>
        </table:table-row>
        <table:table-row table:style-name="ro4">
          <table:table-cell office:value-type="float" office:value="852" calcext:value-type="float">
            <text:p>852</text:p>
          </table:table-cell>
          <table:table-cell table:style-name="Default" office:value-type="string" calcext:value-type="string">
            <text:p>3.01.01.17</text:p>
          </table:table-cell>
          <table:table-cell/>
          <table:table-cell office:value-type="float" office:value="852" calcext:value-type="float">
            <text:p>852</text:p>
          </table:table-cell>
          <table:table-cell table:style-name="Default" office:value-type="string" calcext:value-type="string">
            <text:p>3.01.01.17</text:p>
          </table:table-cell>
        </table:table-row>
        <table:table-row table:style-name="ro4">
          <table:table-cell office:value-type="float" office:value="853" calcext:value-type="float">
            <text:p>853</text:p>
          </table:table-cell>
          <table:table-cell office:value-type="string" calcext:value-type="string">
            <text:p>3.01.0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3.01.02</text:p>
          </table:table-cell>
        </table:table-row>
        <table:table-row table:style-name="ro4">
          <table:table-cell office:value-type="float" office:value="854" calcext:value-type="float">
            <text:p>854</text:p>
          </table:table-cell>
          <table:table-cell table:style-name="Default" office:value-type="string" calcext:value-type="string">
            <text:p>3.01.02.01</text:p>
          </table:table-cell>
          <table:table-cell/>
          <table:table-cell office:value-type="float" office:value="854" calcext:value-type="float">
            <text:p>854</text:p>
          </table:table-cell>
          <table:table-cell table:style-name="Default" office:value-type="string" calcext:value-type="string">
            <text:p>3.01.02.01</text:p>
          </table:table-cell>
        </table:table-row>
        <table:table-row table:style-name="ro4">
          <table:table-cell office:value-type="float" office:value="855" calcext:value-type="float">
            <text:p>855</text:p>
          </table:table-cell>
          <table:table-cell table:style-name="Default" office:value-type="string" calcext:value-type="string">
            <text:p>3.01.02.02</text:p>
          </table:table-cell>
          <table:table-cell/>
          <table:table-cell office:value-type="float" office:value="855" calcext:value-type="float">
            <text:p>855</text:p>
          </table:table-cell>
          <table:table-cell table:style-name="Default" office:value-type="string" calcext:value-type="string">
            <text:p>3.01.02.02</text:p>
          </table:table-cell>
        </table:table-row>
        <table:table-row table:style-name="ro4">
          <table:table-cell office:value-type="float" office:value="856" calcext:value-type="float">
            <text:p>856</text:p>
          </table:table-cell>
          <table:table-cell table:style-name="Default" office:value-type="string" calcext:value-type="string">
            <text:p>3.01.02.03</text:p>
          </table:table-cell>
          <table:table-cell/>
          <table:table-cell office:value-type="float" office:value="856" calcext:value-type="float">
            <text:p>856</text:p>
          </table:table-cell>
          <table:table-cell table:style-name="Default" office:value-type="string" calcext:value-type="string">
            <text:p>3.01.02.03</text:p>
          </table:table-cell>
        </table:table-row>
        <table:table-row table:style-name="ro4">
          <table:table-cell office:value-type="float" office:value="857" calcext:value-type="float">
            <text:p>857</text:p>
          </table:table-cell>
          <table:table-cell table:style-name="Default" office:value-type="string" calcext:value-type="string">
            <text:p>3.01.02.04</text:p>
          </table:table-cell>
          <table:table-cell/>
          <table:table-cell office:value-type="float" office:value="857" calcext:value-type="float">
            <text:p>857</text:p>
          </table:table-cell>
          <table:table-cell table:style-name="Default" office:value-type="string" calcext:value-type="string">
            <text:p>3.01.02.04</text:p>
          </table:table-cell>
        </table:table-row>
        <table:table-row table:style-name="ro4">
          <table:table-cell office:value-type="float" office:value="858" calcext:value-type="float">
            <text:p>858</text:p>
          </table:table-cell>
          <table:table-cell table:style-name="Default" office:value-type="string" calcext:value-type="string">
            <text:p>3.01.02.05</text:p>
          </table:table-cell>
          <table:table-cell/>
          <table:table-cell office:value-type="float" office:value="858" calcext:value-type="float">
            <text:p>858</text:p>
          </table:table-cell>
          <table:table-cell table:style-name="Default" office:value-type="string" calcext:value-type="string">
            <text:p>3.01.02.05</text:p>
          </table:table-cell>
        </table:table-row>
        <table:table-row table:style-name="ro4">
          <table:table-cell office:value-type="float" office:value="859" calcext:value-type="float">
            <text:p>859</text:p>
          </table:table-cell>
          <table:table-cell table:style-name="Default" office:value-type="string" calcext:value-type="string">
            <text:p>3.01.02.06</text:p>
          </table:table-cell>
          <table:table-cell/>
          <table:table-cell office:value-type="float" office:value="859" calcext:value-type="float">
            <text:p>859</text:p>
          </table:table-cell>
          <table:table-cell table:style-name="Default" office:value-type="string" calcext:value-type="string">
            <text:p>3.01.02.06</text:p>
          </table:table-cell>
        </table:table-row>
        <table:table-row table:style-name="ro4">
          <table:table-cell office:value-type="float" office:value="860" calcext:value-type="float">
            <text:p>860</text:p>
          </table:table-cell>
          <table:table-cell table:style-name="Default" office:value-type="string" calcext:value-type="string">
            <text:p>3.01.02.07</text:p>
          </table:table-cell>
          <table:table-cell/>
          <table:table-cell office:value-type="float" office:value="860" calcext:value-type="float">
            <text:p>860</text:p>
          </table:table-cell>
          <table:table-cell table:style-name="Default" office:value-type="string" calcext:value-type="string">
            <text:p>3.01.02.07</text:p>
          </table:table-cell>
        </table:table-row>
        <table:table-row table:style-name="ro4">
          <table:table-cell office:value-type="float" office:value="861" calcext:value-type="float">
            <text:p>861</text:p>
          </table:table-cell>
          <table:table-cell table:style-name="Default" office:value-type="string" calcext:value-type="string">
            <text:p>3.01.02.08</text:p>
          </table:table-cell>
          <table:table-cell/>
          <table:table-cell office:value-type="float" office:value="861" calcext:value-type="float">
            <text:p>861</text:p>
          </table:table-cell>
          <table:table-cell table:style-name="Default" office:value-type="string" calcext:value-type="string">
            <text:p>3.01.02.08</text:p>
          </table:table-cell>
        </table:table-row>
        <table:table-row table:style-name="ro4">
          <table:table-cell office:value-type="float" office:value="862" calcext:value-type="float">
            <text:p>862</text:p>
          </table:table-cell>
          <table:table-cell table:style-name="Default" office:value-type="string" calcext:value-type="string">
            <text:p>3.01.02.09</text:p>
          </table:table-cell>
          <table:table-cell/>
          <table:table-cell office:value-type="float" office:value="862" calcext:value-type="float">
            <text:p>862</text:p>
          </table:table-cell>
          <table:table-cell table:style-name="Default" office:value-type="string" calcext:value-type="string">
            <text:p>3.01.02.09</text:p>
          </table:table-cell>
        </table:table-row>
        <table:table-row table:style-name="ro4">
          <table:table-cell office:value-type="float" office:value="863" calcext:value-type="float">
            <text:p>863</text:p>
          </table:table-cell>
          <table:table-cell office:value-type="string" calcext:value-type="string">
            <text:p>3.01.03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3.01.03</text:p>
          </table:table-cell>
        </table:table-row>
        <table:table-row table:style-name="ro4">
          <table:table-cell office:value-type="float" office:value="864" calcext:value-type="float">
            <text:p>864</text:p>
          </table:table-cell>
          <table:table-cell table:style-name="Default" office:value-type="string" calcext:value-type="string">
            <text:p>3.01.03.01</text:p>
          </table:table-cell>
          <table:table-cell/>
          <table:table-cell office:value-type="float" office:value="864" calcext:value-type="float">
            <text:p>864</text:p>
          </table:table-cell>
          <table:table-cell table:style-name="Default" office:value-type="string" calcext:value-type="string">
            <text:p>3.01.03.01</text:p>
          </table:table-cell>
        </table:table-row>
        <table:table-row table:style-name="ro4">
          <table:table-cell office:value-type="float" office:value="865" calcext:value-type="float">
            <text:p>865</text:p>
          </table:table-cell>
          <table:table-cell table:style-name="Default" office:value-type="string" calcext:value-type="string">
            <text:p>3.01.03.02</text:p>
          </table:table-cell>
          <table:table-cell/>
          <table:table-cell office:value-type="float" office:value="865" calcext:value-type="float">
            <text:p>865</text:p>
          </table:table-cell>
          <table:table-cell table:style-name="Default" office:value-type="string" calcext:value-type="string">
            <text:p>3.01.03.02</text:p>
          </table:table-cell>
        </table:table-row>
        <table:table-row table:style-name="ro4">
          <table:table-cell office:value-type="float" office:value="866" calcext:value-type="float">
            <text:p>866</text:p>
          </table:table-cell>
          <table:table-cell table:style-name="Default" office:value-type="string" calcext:value-type="string">
            <text:p>3.01.03.03</text:p>
          </table:table-cell>
          <table:table-cell/>
          <table:table-cell office:value-type="float" office:value="866" calcext:value-type="float">
            <text:p>866</text:p>
          </table:table-cell>
          <table:table-cell table:style-name="Default" office:value-type="string" calcext:value-type="string">
            <text:p>3.01.03.03</text:p>
          </table:table-cell>
        </table:table-row>
        <table:table-row table:style-name="ro4">
          <table:table-cell office:value-type="float" office:value="867" calcext:value-type="float">
            <text:p>867</text:p>
          </table:table-cell>
          <table:table-cell table:style-name="Default" office:value-type="string" calcext:value-type="string">
            <text:p>3.01.03.04</text:p>
          </table:table-cell>
          <table:table-cell/>
          <table:table-cell office:value-type="float" office:value="867" calcext:value-type="float">
            <text:p>867</text:p>
          </table:table-cell>
          <table:table-cell table:style-name="Default" office:value-type="string" calcext:value-type="string">
            <text:p>3.01.03.04</text:p>
          </table:table-cell>
        </table:table-row>
        <table:table-row table:style-name="ro4">
          <table:table-cell office:value-type="float" office:value="868" calcext:value-type="float">
            <text:p>868</text:p>
          </table:table-cell>
          <table:table-cell table:style-name="Default" office:value-type="string" calcext:value-type="string">
            <text:p>3.01.03.05</text:p>
          </table:table-cell>
          <table:table-cell/>
          <table:table-cell office:value-type="float" office:value="868" calcext:value-type="float">
            <text:p>868</text:p>
          </table:table-cell>
          <table:table-cell table:style-name="Default" office:value-type="string" calcext:value-type="string">
            <text:p>3.01.03.05</text:p>
          </table:table-cell>
        </table:table-row>
        <table:table-row table:style-name="ro4">
          <table:table-cell office:value-type="float" office:value="869" calcext:value-type="float">
            <text:p>869</text:p>
          </table:table-cell>
          <table:table-cell table:style-name="Default" office:value-type="string" calcext:value-type="string">
            <text:p>3.01.03.06</text:p>
          </table:table-cell>
          <table:table-cell/>
          <table:table-cell office:value-type="float" office:value="869" calcext:value-type="float">
            <text:p>869</text:p>
          </table:table-cell>
          <table:table-cell table:style-name="Default" office:value-type="string" calcext:value-type="string">
            <text:p>3.01.03.06</text:p>
          </table:table-cell>
        </table:table-row>
        <table:table-row table:style-name="ro4">
          <table:table-cell office:value-type="float" office:value="870" calcext:value-type="float">
            <text:p>870</text:p>
          </table:table-cell>
          <table:table-cell table:style-name="Default" office:value-type="string" calcext:value-type="string">
            <text:p>3.01.03.07</text:p>
          </table:table-cell>
          <table:table-cell/>
          <table:table-cell office:value-type="float" office:value="870" calcext:value-type="float">
            <text:p>870</text:p>
          </table:table-cell>
          <table:table-cell table:style-name="Default" office:value-type="string" calcext:value-type="string">
            <text:p>3.01.03.07</text:p>
          </table:table-cell>
        </table:table-row>
        <table:table-row table:style-name="ro4">
          <table:table-cell office:value-type="float" office:value="871" calcext:value-type="float">
            <text:p>871</text:p>
          </table:table-cell>
          <table:table-cell table:style-name="Default" office:value-type="string" calcext:value-type="string">
            <text:p>3.01.03.08</text:p>
          </table:table-cell>
          <table:table-cell/>
          <table:table-cell office:value-type="float" office:value="871" calcext:value-type="float">
            <text:p>871</text:p>
          </table:table-cell>
          <table:table-cell table:style-name="Default" office:value-type="string" calcext:value-type="string">
            <text:p>3.01.03.08</text:p>
          </table:table-cell>
        </table:table-row>
        <table:table-row table:style-name="ro4">
          <table:table-cell office:value-type="float" office:value="872" calcext:value-type="float">
            <text:p>872</text:p>
          </table:table-cell>
          <table:table-cell table:style-name="Default" office:value-type="string" calcext:value-type="string">
            <text:p>3.01.03.09</text:p>
          </table:table-cell>
          <table:table-cell/>
          <table:table-cell office:value-type="float" office:value="872" calcext:value-type="float">
            <text:p>872</text:p>
          </table:table-cell>
          <table:table-cell table:style-name="Default" office:value-type="string" calcext:value-type="string">
            <text:p>3.01.03.09</text:p>
          </table:table-cell>
        </table:table-row>
        <table:table-row table:style-name="ro4">
          <table:table-cell office:value-type="float" office:value="873" calcext:value-type="float">
            <text:p>873</text:p>
          </table:table-cell>
          <table:table-cell office:value-type="string" calcext:value-type="string">
            <text:p>3.01.04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3.01.04</text:p>
          </table:table-cell>
        </table:table-row>
        <table:table-row table:style-name="ro4">
          <table:table-cell office:value-type="float" office:value="874" calcext:value-type="float">
            <text:p>874</text:p>
          </table:table-cell>
          <table:table-cell table:style-name="Default" office:value-type="string" calcext:value-type="string">
            <text:p>3.01.04.01</text:p>
          </table:table-cell>
          <table:table-cell/>
          <table:table-cell office:value-type="float" office:value="874" calcext:value-type="float">
            <text:p>874</text:p>
          </table:table-cell>
          <table:table-cell table:style-name="Default" office:value-type="string" calcext:value-type="string">
            <text:p>3.01.04.01</text:p>
          </table:table-cell>
        </table:table-row>
        <table:table-row table:style-name="ro4">
          <table:table-cell office:value-type="float" office:value="875" calcext:value-type="float">
            <text:p>875</text:p>
          </table:table-cell>
          <table:table-cell office:value-type="string" calcext:value-type="string">
            <text:p>3.02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3.02</text:p>
          </table:table-cell>
        </table:table-row>
        <table:table-row table:style-name="ro4">
          <table:table-cell office:value-type="float" office:value="876" calcext:value-type="float">
            <text:p>876</text:p>
          </table:table-cell>
          <table:table-cell office:value-type="string" calcext:value-type="string">
            <text:p>3.02.01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3.02.01</text:p>
          </table:table-cell>
        </table:table-row>
        <table:table-row table:style-name="ro4">
          <table:table-cell office:value-type="float" office:value="877" calcext:value-type="float">
            <text:p>877</text:p>
          </table:table-cell>
          <table:table-cell table:style-name="Default" office:value-type="string" calcext:value-type="string">
            <text:p>3.02.01.01</text:p>
          </table:table-cell>
          <table:table-cell/>
          <table:table-cell office:value-type="float" office:value="877" calcext:value-type="float">
            <text:p>877</text:p>
          </table:table-cell>
          <table:table-cell table:style-name="Default" office:value-type="string" calcext:value-type="string">
            <text:p>3.02.01.01</text:p>
          </table:table-cell>
        </table:table-row>
        <table:table-row table:style-name="ro4">
          <table:table-cell office:value-type="float" office:value="878" calcext:value-type="float">
            <text:p>878</text:p>
          </table:table-cell>
          <table:table-cell table:style-name="Default" office:value-type="string" calcext:value-type="string">
            <text:p>3.02.01.02</text:p>
          </table:table-cell>
          <table:table-cell/>
          <table:table-cell office:value-type="float" office:value="878" calcext:value-type="float">
            <text:p>878</text:p>
          </table:table-cell>
          <table:table-cell table:style-name="Default" office:value-type="string" calcext:value-type="string">
            <text:p>3.02.01.02</text:p>
          </table:table-cell>
        </table:table-row>
        <table:table-row table:style-name="ro4">
          <table:table-cell office:value-type="float" office:value="879" calcext:value-type="float">
            <text:p>879</text:p>
          </table:table-cell>
          <table:table-cell table:style-name="Default" office:value-type="string" calcext:value-type="string">
            <text:p>3.02.01.03</text:p>
          </table:table-cell>
          <table:table-cell/>
          <table:table-cell office:value-type="float" office:value="879" calcext:value-type="float">
            <text:p>879</text:p>
          </table:table-cell>
          <table:table-cell table:style-name="Default" office:value-type="string" calcext:value-type="string">
            <text:p>3.02.01.03</text:p>
          </table:table-cell>
        </table:table-row>
        <table:table-row table:style-name="ro4">
          <table:table-cell office:value-type="float" office:value="880" calcext:value-type="float">
            <text:p>880</text:p>
          </table:table-cell>
          <table:table-cell table:style-name="Default" office:value-type="string" calcext:value-type="string">
            <text:p>3.02.01.04</text:p>
          </table:table-cell>
          <table:table-cell/>
          <table:table-cell office:value-type="float" office:value="880" calcext:value-type="float">
            <text:p>880</text:p>
          </table:table-cell>
          <table:table-cell table:style-name="Default" office:value-type="string" calcext:value-type="string">
            <text:p>3.02.01.04</text:p>
          </table:table-cell>
        </table:table-row>
        <table:table-row table:style-name="ro4">
          <table:table-cell office:value-type="float" office:value="881" calcext:value-type="float">
            <text:p>881</text:p>
          </table:table-cell>
          <table:table-cell table:style-name="Default" office:value-type="string" calcext:value-type="string">
            <text:p>3.02.01.05</text:p>
          </table:table-cell>
          <table:table-cell/>
          <table:table-cell office:value-type="float" office:value="881" calcext:value-type="float">
            <text:p>881</text:p>
          </table:table-cell>
          <table:table-cell table:style-name="Default" office:value-type="string" calcext:value-type="string">
            <text:p>3.02.01.05</text:p>
          </table:table-cell>
        </table:table-row>
        <table:table-row table:style-name="ro4">
          <table:table-cell office:value-type="float" office:value="882" calcext:value-type="float">
            <text:p>882</text:p>
          </table:table-cell>
          <table:table-cell office:value-type="string" calcext:value-type="string">
            <text:p>3.02.02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3.02.02</text:p>
          </table:table-cell>
        </table:table-row>
        <table:table-row table:style-name="ro4">
          <table:table-cell office:value-type="float" office:value="883" calcext:value-type="float">
            <text:p>883</text:p>
          </table:table-cell>
          <table:table-cell office:value-type="string" calcext:value-type="string">
            <text:p>3.02.03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3.02.03</text:p>
          </table:table-cell>
        </table:table-row>
        <table:table-row table:style-name="ro4">
          <table:table-cell office:value-type="float" office:value="884" calcext:value-type="float">
            <text:p>884</text:p>
          </table:table-cell>
          <table:table-cell office:value-type="string" calcext:value-type="string">
            <text:p>3.02.04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3.02.04</text:p>
          </table:table-cell>
        </table:table-row>
        <table:table-row table:style-name="ro4">
          <table:table-cell office:value-type="float" office:value="885" calcext:value-type="float">
            <text:p>885</text:p>
          </table:table-cell>
          <table:table-cell office:value-type="string" calcext:value-type="string">
            <text:p>3.02.05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3.02.05</text:p>
          </table:table-cell>
        </table:table-row>
        <table:table-row table:style-name="ro4">
          <table:table-cell office:value-type="float" office:value="886" calcext:value-type="float">
            <text:p>886</text:p>
          </table:table-cell>
          <table:table-cell office:value-type="string" calcext:value-type="string">
            <text:p>3.02.06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3.02.06</text:p>
          </table:table-cell>
        </table:table-row>
        <table:table-row table:style-name="ro4">
          <table:table-cell office:value-type="float" office:value="887" calcext:value-type="float">
            <text:p>887</text:p>
          </table:table-cell>
          <table:table-cell office:value-type="string" calcext:value-type="string">
            <text:p>3.02.07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3.02.07</text:p>
          </table:table-cell>
        </table:table-row>
        <table:table-row table:style-name="ro4">
          <table:table-cell office:value-type="float" office:value="888" calcext:value-type="float">
            <text:p>888</text:p>
          </table:table-cell>
          <table:table-cell office:value-type="string" calcext:value-type="string">
            <text:p>3.02.08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3.02.08</text:p>
          </table:table-cell>
        </table:table-row>
        <table:table-row table:style-name="ro4">
          <table:table-cell office:value-type="float" office:value="889" calcext:value-type="float">
            <text:p>889</text:p>
          </table:table-cell>
          <table:table-cell office:value-type="string" calcext:value-type="string">
            <text:p>3.02.09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3.02.09</text:p>
          </table:table-cell>
        </table:table-row>
        <table:table-row table:style-name="ro4">
          <table:table-cell office:value-type="float" office:value="890" calcext:value-type="float">
            <text:p>890</text:p>
          </table:table-cell>
          <table:table-cell office:value-type="string" calcext:value-type="string">
            <text:p>3.02.10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3.02.10</text:p>
          </table:table-cell>
        </table:table-row>
        <table:table-row table:style-name="ro4">
          <table:table-cell office:value-type="float" office:value="891" calcext:value-type="float">
            <text:p>891</text:p>
          </table:table-cell>
          <table:table-cell office:value-type="string" calcext:value-type="string">
            <text:p>3.02.11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3.02.11</text:p>
          </table:table-cell>
        </table:table-row>
        <table:table-row table:style-name="ro4">
          <table:table-cell office:value-type="float" office:value="892" calcext:value-type="float">
            <text:p>892</text:p>
          </table:table-cell>
          <table:table-cell table:style-name="Default" office:value-type="string" calcext:value-type="string">
            <text:p>3.02.11.01</text:p>
          </table:table-cell>
          <table:table-cell/>
          <table:table-cell office:value-type="float" office:value="892" calcext:value-type="float">
            <text:p>892</text:p>
          </table:table-cell>
          <table:table-cell table:style-name="Default" office:value-type="string" calcext:value-type="string">
            <text:p>3.02.11.01</text:p>
          </table:table-cell>
        </table:table-row>
        <table:table-row table:style-name="ro4">
          <table:table-cell office:value-type="float" office:value="893" calcext:value-type="float">
            <text:p>893</text:p>
          </table:table-cell>
          <table:table-cell table:style-name="Default" office:value-type="string" calcext:value-type="string">
            <text:p>3.02.11.02</text:p>
          </table:table-cell>
          <table:table-cell/>
          <table:table-cell office:value-type="float" office:value="893" calcext:value-type="float">
            <text:p>893</text:p>
          </table:table-cell>
          <table:table-cell table:style-name="Default" office:value-type="string" calcext:value-type="string">
            <text:p>3.02.11.02</text:p>
          </table:table-cell>
        </table:table-row>
        <table:table-row table:style-name="ro4">
          <table:table-cell office:value-type="float" office:value="894" calcext:value-type="float">
            <text:p>894</text:p>
          </table:table-cell>
          <table:table-cell office:value-type="string" calcext:value-type="string">
            <text:p>3.02.1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3.02.12</text:p>
          </table:table-cell>
        </table:table-row>
        <table:table-row table:style-name="ro4">
          <table:table-cell office:value-type="float" office:value="895" calcext:value-type="float">
            <text:p>895</text:p>
          </table:table-cell>
          <table:table-cell office:value-type="string" calcext:value-type="string">
            <text:p>3.02.1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3.02.13</text:p>
          </table:table-cell>
        </table:table-row>
        <table:table-row table:style-name="ro4">
          <table:table-cell office:value-type="float" office:value="896" calcext:value-type="float">
            <text:p>896</text:p>
          </table:table-cell>
          <table:table-cell table:style-name="Default" office:value-type="string" calcext:value-type="string">
            <text:p>3.02.13.01</text:p>
          </table:table-cell>
          <table:table-cell/>
          <table:table-cell office:value-type="float" office:value="896" calcext:value-type="float">
            <text:p>896</text:p>
          </table:table-cell>
          <table:table-cell table:style-name="Default" office:value-type="string" calcext:value-type="string">
            <text:p>3.02.13.01</text:p>
          </table:table-cell>
        </table:table-row>
        <table:table-row table:style-name="ro4">
          <table:table-cell office:value-type="float" office:value="897" calcext:value-type="float">
            <text:p>897</text:p>
          </table:table-cell>
          <table:table-cell table:style-name="Default" office:value-type="string" calcext:value-type="string">
            <text:p>3.02.13.02</text:p>
          </table:table-cell>
          <table:table-cell/>
          <table:table-cell office:value-type="float" office:value="897" calcext:value-type="float">
            <text:p>897</text:p>
          </table:table-cell>
          <table:table-cell table:style-name="Default" office:value-type="string" calcext:value-type="string">
            <text:p>3.02.13.02</text:p>
          </table:table-cell>
        </table:table-row>
        <table:table-row table:style-name="ro4">
          <table:table-cell office:value-type="float" office:value="898" calcext:value-type="float">
            <text:p>898</text:p>
          </table:table-cell>
          <table:table-cell table:style-name="Default" office:value-type="string" calcext:value-type="string">
            <text:p>3.02.13.03</text:p>
          </table:table-cell>
          <table:table-cell/>
          <table:table-cell office:value-type="float" office:value="898" calcext:value-type="float">
            <text:p>898</text:p>
          </table:table-cell>
          <table:table-cell table:style-name="Default" office:value-type="string" calcext:value-type="string">
            <text:p>3.02.13.03</text:p>
          </table:table-cell>
        </table:table-row>
        <table:table-row table:style-name="ro4">
          <table:table-cell office:value-type="float" office:value="899" calcext:value-type="float">
            <text:p>899</text:p>
          </table:table-cell>
          <table:table-cell table:style-name="Default" office:value-type="string" calcext:value-type="string">
            <text:p>3.02.13.04</text:p>
          </table:table-cell>
          <table:table-cell/>
          <table:table-cell office:value-type="float" office:value="899" calcext:value-type="float">
            <text:p>899</text:p>
          </table:table-cell>
          <table:table-cell table:style-name="Default" office:value-type="string" calcext:value-type="string">
            <text:p>3.02.13.04</text:p>
          </table:table-cell>
        </table:table-row>
        <table:table-row table:style-name="ro4">
          <table:table-cell office:value-type="float" office:value="900" calcext:value-type="float">
            <text:p>900</text:p>
          </table:table-cell>
          <table:table-cell office:value-type="string" calcext:value-type="string">
            <text:p>3.03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3.03</text:p>
          </table:table-cell>
        </table:table-row>
        <table:table-row table:style-name="ro4">
          <table:table-cell office:value-type="float" office:value="901" calcext:value-type="float">
            <text:p>901</text:p>
          </table:table-cell>
          <table:table-cell office:value-type="string" calcext:value-type="string">
            <text:p>3.03.01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3.03.01</text:p>
          </table:table-cell>
        </table:table-row>
        <table:table-row table:style-name="ro4">
          <table:table-cell office:value-type="float" office:value="902" calcext:value-type="float">
            <text:p>902</text:p>
          </table:table-cell>
          <table:table-cell table:style-name="Default" office:value-type="string" calcext:value-type="string">
            <text:p>3.03.01.01</text:p>
          </table:table-cell>
          <table:table-cell/>
          <table:table-cell office:value-type="float" office:value="902" calcext:value-type="float">
            <text:p>902</text:p>
          </table:table-cell>
          <table:table-cell table:style-name="Default" office:value-type="string" calcext:value-type="string">
            <text:p>3.03.01.01</text:p>
          </table:table-cell>
        </table:table-row>
        <table:table-row table:style-name="ro4">
          <table:table-cell office:value-type="float" office:value="903" calcext:value-type="float">
            <text:p>903</text:p>
          </table:table-cell>
          <table:table-cell table:style-name="Default" office:value-type="string" calcext:value-type="string">
            <text:p>3.03.01.02</text:p>
          </table:table-cell>
          <table:table-cell/>
          <table:table-cell office:value-type="float" office:value="903" calcext:value-type="float">
            <text:p>903</text:p>
          </table:table-cell>
          <table:table-cell table:style-name="Default" office:value-type="string" calcext:value-type="string">
            <text:p>3.03.01.02</text:p>
          </table:table-cell>
        </table:table-row>
        <table:table-row table:style-name="ro4">
          <table:table-cell office:value-type="float" office:value="904" calcext:value-type="float">
            <text:p>904</text:p>
          </table:table-cell>
          <table:table-cell table:style-name="Default" office:value-type="string" calcext:value-type="string">
            <text:p>3.03.01.03</text:p>
          </table:table-cell>
          <table:table-cell/>
          <table:table-cell office:value-type="float" office:value="904" calcext:value-type="float">
            <text:p>904</text:p>
          </table:table-cell>
          <table:table-cell table:style-name="Default" office:value-type="string" calcext:value-type="string">
            <text:p>3.03.01.03</text:p>
          </table:table-cell>
        </table:table-row>
        <table:table-row table:style-name="ro4">
          <table:table-cell office:value-type="float" office:value="905" calcext:value-type="float">
            <text:p>905</text:p>
          </table:table-cell>
          <table:table-cell office:value-type="string" calcext:value-type="string">
            <text:p>3.03.02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3.03.02</text:p>
          </table:table-cell>
        </table:table-row>
        <table:table-row table:style-name="ro4">
          <table:table-cell office:value-type="float" office:value="906" calcext:value-type="float">
            <text:p>906</text:p>
          </table:table-cell>
          <table:table-cell table:style-name="Default" office:value-type="string" calcext:value-type="string">
            <text:p>3.03.02.01</text:p>
          </table:table-cell>
          <table:table-cell/>
          <table:table-cell office:value-type="float" office:value="906" calcext:value-type="float">
            <text:p>906</text:p>
          </table:table-cell>
          <table:table-cell table:style-name="Default" office:value-type="string" calcext:value-type="string">
            <text:p>3.03.02.01</text:p>
          </table:table-cell>
        </table:table-row>
        <table:table-row table:style-name="ro4">
          <table:table-cell office:value-type="float" office:value="907" calcext:value-type="float">
            <text:p>907</text:p>
          </table:table-cell>
          <table:table-cell table:style-name="Default" office:value-type="string" calcext:value-type="string">
            <text:p>3.03.02.01.01</text:p>
          </table:table-cell>
          <table:table-cell/>
          <table:table-cell office:value-type="float" office:value="907" calcext:value-type="float">
            <text:p>907</text:p>
          </table:table-cell>
          <table:table-cell table:style-name="Default" office:value-type="string" calcext:value-type="string">
            <text:p>3.03.02.01.01</text:p>
          </table:table-cell>
        </table:table-row>
        <table:table-row table:style-name="ro4">
          <table:table-cell office:value-type="float" office:value="908" calcext:value-type="float">
            <text:p>908</text:p>
          </table:table-cell>
          <table:table-cell table:style-name="Default" office:value-type="string" calcext:value-type="string">
            <text:p>3.03.02.01.02</text:p>
          </table:table-cell>
          <table:table-cell/>
          <table:table-cell office:value-type="float" office:value="908" calcext:value-type="float">
            <text:p>908</text:p>
          </table:table-cell>
          <table:table-cell table:style-name="Default" office:value-type="string" calcext:value-type="string">
            <text:p>3.03.02.01.02</text:p>
          </table:table-cell>
        </table:table-row>
        <table:table-row table:style-name="ro4">
          <table:table-cell office:value-type="float" office:value="909" calcext:value-type="float">
            <text:p>909</text:p>
          </table:table-cell>
          <table:table-cell table:style-name="Default" office:value-type="string" calcext:value-type="string">
            <text:p>3.03.02.01.03</text:p>
          </table:table-cell>
          <table:table-cell/>
          <table:table-cell office:value-type="float" office:value="909" calcext:value-type="float">
            <text:p>909</text:p>
          </table:table-cell>
          <table:table-cell table:style-name="Default" office:value-type="string" calcext:value-type="string">
            <text:p>3.03.02.01.03</text:p>
          </table:table-cell>
        </table:table-row>
        <table:table-row table:style-name="ro4">
          <table:table-cell office:value-type="float" office:value="910" calcext:value-type="float">
            <text:p>910</text:p>
          </table:table-cell>
          <table:table-cell table:style-name="Default" office:value-type="string" calcext:value-type="string">
            <text:p>3.03.02.01.04</text:p>
          </table:table-cell>
          <table:table-cell/>
          <table:table-cell office:value-type="float" office:value="910" calcext:value-type="float">
            <text:p>910</text:p>
          </table:table-cell>
          <table:table-cell table:style-name="Default" office:value-type="string" calcext:value-type="string">
            <text:p>3.03.02.01.04</text:p>
          </table:table-cell>
        </table:table-row>
        <table:table-row table:style-name="ro4">
          <table:table-cell office:value-type="float" office:value="911" calcext:value-type="float">
            <text:p>911</text:p>
          </table:table-cell>
          <table:table-cell table:style-name="Default" office:value-type="string" calcext:value-type="string">
            <text:p>3.03.02.01.05</text:p>
          </table:table-cell>
          <table:table-cell/>
          <table:table-cell office:value-type="float" office:value="911" calcext:value-type="float">
            <text:p>911</text:p>
          </table:table-cell>
          <table:table-cell table:style-name="Default" office:value-type="string" calcext:value-type="string">
            <text:p>3.03.02.01.05</text:p>
          </table:table-cell>
        </table:table-row>
        <table:table-row table:style-name="ro4">
          <table:table-cell office:value-type="float" office:value="912" calcext:value-type="float">
            <text:p>912</text:p>
          </table:table-cell>
          <table:table-cell table:style-name="Default" office:value-type="string" calcext:value-type="string">
            <text:p>3.03.02.02</text:p>
          </table:table-cell>
          <table:table-cell/>
          <table:table-cell office:value-type="float" office:value="912" calcext:value-type="float">
            <text:p>912</text:p>
          </table:table-cell>
          <table:table-cell table:style-name="Default" office:value-type="string" calcext:value-type="string">
            <text:p>3.03.02.02</text:p>
          </table:table-cell>
        </table:table-row>
        <table:table-row table:style-name="ro4">
          <table:table-cell office:value-type="float" office:value="913" calcext:value-type="float">
            <text:p>913</text:p>
          </table:table-cell>
          <table:table-cell table:style-name="Default" office:value-type="string" calcext:value-type="string">
            <text:p>3.03.02.02.01</text:p>
          </table:table-cell>
          <table:table-cell/>
          <table:table-cell office:value-type="float" office:value="913" calcext:value-type="float">
            <text:p>913</text:p>
          </table:table-cell>
          <table:table-cell table:style-name="Default" office:value-type="string" calcext:value-type="string">
            <text:p>3.03.02.02.01</text:p>
          </table:table-cell>
        </table:table-row>
        <table:table-row table:style-name="ro4">
          <table:table-cell office:value-type="float" office:value="914" calcext:value-type="float">
            <text:p>914</text:p>
          </table:table-cell>
          <table:table-cell table:style-name="Default" office:value-type="string" calcext:value-type="string">
            <text:p>3.03.02.02.02</text:p>
          </table:table-cell>
          <table:table-cell/>
          <table:table-cell office:value-type="float" office:value="914" calcext:value-type="float">
            <text:p>914</text:p>
          </table:table-cell>
          <table:table-cell table:style-name="Default" office:value-type="string" calcext:value-type="string">
            <text:p>3.03.02.02.02</text:p>
          </table:table-cell>
        </table:table-row>
        <table:table-row table:style-name="ro4">
          <table:table-cell office:value-type="float" office:value="915" calcext:value-type="float">
            <text:p>915</text:p>
          </table:table-cell>
          <table:table-cell table:style-name="Default" office:value-type="string" calcext:value-type="string">
            <text:p>3.03.02.03</text:p>
          </table:table-cell>
          <table:table-cell/>
          <table:table-cell office:value-type="float" office:value="915" calcext:value-type="float">
            <text:p>915</text:p>
          </table:table-cell>
          <table:table-cell table:style-name="Default" office:value-type="string" calcext:value-type="string">
            <text:p>3.03.02.03</text:p>
          </table:table-cell>
        </table:table-row>
        <table:table-row table:style-name="ro4">
          <table:table-cell office:value-type="float" office:value="916" calcext:value-type="float">
            <text:p>916</text:p>
          </table:table-cell>
          <table:table-cell table:style-name="Default" office:value-type="string" calcext:value-type="string">
            <text:p>3.03.02.03.01</text:p>
          </table:table-cell>
          <table:table-cell/>
          <table:table-cell office:value-type="float" office:value="916" calcext:value-type="float">
            <text:p>916</text:p>
          </table:table-cell>
          <table:table-cell table:style-name="Default" office:value-type="string" calcext:value-type="string">
            <text:p>3.03.02.03.01</text:p>
          </table:table-cell>
        </table:table-row>
        <table:table-row table:style-name="ro4">
          <table:table-cell office:value-type="float" office:value="917" calcext:value-type="float">
            <text:p>917</text:p>
          </table:table-cell>
          <table:table-cell table:style-name="Default" office:value-type="string" calcext:value-type="string">
            <text:p>3.03.02.03.02</text:p>
          </table:table-cell>
          <table:table-cell/>
          <table:table-cell office:value-type="float" office:value="917" calcext:value-type="float">
            <text:p>917</text:p>
          </table:table-cell>
          <table:table-cell table:style-name="Default" office:value-type="string" calcext:value-type="string">
            <text:p>3.03.02.03.02</text:p>
          </table:table-cell>
        </table:table-row>
        <table:table-row table:style-name="ro4">
          <table:table-cell office:value-type="float" office:value="918" calcext:value-type="float">
            <text:p>918</text:p>
          </table:table-cell>
          <table:table-cell table:style-name="Default" office:value-type="string" calcext:value-type="string">
            <text:p>3.03.02.03.03</text:p>
          </table:table-cell>
          <table:table-cell/>
          <table:table-cell office:value-type="float" office:value="918" calcext:value-type="float">
            <text:p>918</text:p>
          </table:table-cell>
          <table:table-cell table:style-name="Default" office:value-type="string" calcext:value-type="string">
            <text:p>3.03.02.03.03</text:p>
          </table:table-cell>
        </table:table-row>
        <table:table-row table:style-name="ro4">
          <table:table-cell office:value-type="float" office:value="919" calcext:value-type="float">
            <text:p>919</text:p>
          </table:table-cell>
          <table:table-cell table:style-name="Default" office:value-type="string" calcext:value-type="string">
            <text:p>3.03.02.03.04</text:p>
          </table:table-cell>
          <table:table-cell/>
          <table:table-cell office:value-type="float" office:value="919" calcext:value-type="float">
            <text:p>919</text:p>
          </table:table-cell>
          <table:table-cell table:style-name="Default" office:value-type="string" calcext:value-type="string">
            <text:p>3.03.02.03.04</text:p>
          </table:table-cell>
        </table:table-row>
        <table:table-row table:style-name="ro4">
          <table:table-cell office:value-type="float" office:value="920" calcext:value-type="float">
            <text:p>920</text:p>
          </table:table-cell>
          <table:table-cell table:style-name="Default" office:value-type="string" calcext:value-type="string">
            <text:p>3.03.02.03.05</text:p>
          </table:table-cell>
          <table:table-cell/>
          <table:table-cell office:value-type="float" office:value="920" calcext:value-type="float">
            <text:p>920</text:p>
          </table:table-cell>
          <table:table-cell table:style-name="Default" office:value-type="string" calcext:value-type="string">
            <text:p>3.03.02.03.05</text:p>
          </table:table-cell>
        </table:table-row>
        <table:table-row table:style-name="ro4">
          <table:table-cell office:value-type="float" office:value="921" calcext:value-type="float">
            <text:p>921</text:p>
          </table:table-cell>
          <table:table-cell table:style-name="Default" office:value-type="string" calcext:value-type="string">
            <text:p>3.03.02.03.06</text:p>
          </table:table-cell>
          <table:table-cell/>
          <table:table-cell office:value-type="float" office:value="921" calcext:value-type="float">
            <text:p>921</text:p>
          </table:table-cell>
          <table:table-cell table:style-name="Default" office:value-type="string" calcext:value-type="string">
            <text:p>3.03.02.03.06</text:p>
          </table:table-cell>
        </table:table-row>
        <table:table-row table:style-name="ro4">
          <table:table-cell office:value-type="float" office:value="922" calcext:value-type="float">
            <text:p>922</text:p>
          </table:table-cell>
          <table:table-cell table:style-name="Default" office:value-type="string" calcext:value-type="string">
            <text:p>3.03.02.03.07</text:p>
          </table:table-cell>
          <table:table-cell/>
          <table:table-cell office:value-type="float" office:value="922" calcext:value-type="float">
            <text:p>922</text:p>
          </table:table-cell>
          <table:table-cell table:style-name="Default" office:value-type="string" calcext:value-type="string">
            <text:p>3.03.02.03.07</text:p>
          </table:table-cell>
        </table:table-row>
        <table:table-row table:style-name="ro4">
          <table:table-cell office:value-type="float" office:value="923" calcext:value-type="float">
            <text:p>923</text:p>
          </table:table-cell>
          <table:table-cell table:style-name="Default" office:value-type="string" calcext:value-type="string">
            <text:p>3.03.02.03.08</text:p>
          </table:table-cell>
          <table:table-cell/>
          <table:table-cell office:value-type="float" office:value="923" calcext:value-type="float">
            <text:p>923</text:p>
          </table:table-cell>
          <table:table-cell table:style-name="Default" office:value-type="string" calcext:value-type="string">
            <text:p>3.03.02.03.08</text:p>
          </table:table-cell>
        </table:table-row>
        <table:table-row table:style-name="ro4">
          <table:table-cell office:value-type="float" office:value="924" calcext:value-type="float">
            <text:p>924</text:p>
          </table:table-cell>
          <table:table-cell table:style-name="Default" office:value-type="string" calcext:value-type="string">
            <text:p>3.03.02.03.09</text:p>
          </table:table-cell>
          <table:table-cell/>
          <table:table-cell office:value-type="float" office:value="924" calcext:value-type="float">
            <text:p>924</text:p>
          </table:table-cell>
          <table:table-cell table:style-name="Default" office:value-type="string" calcext:value-type="string">
            <text:p>3.03.02.03.09</text:p>
          </table:table-cell>
        </table:table-row>
        <table:table-row table:style-name="ro4">
          <table:table-cell office:value-type="float" office:value="925" calcext:value-type="float">
            <text:p>925</text:p>
          </table:table-cell>
          <table:table-cell table:style-name="Default" office:value-type="string" calcext:value-type="string">
            <text:p>3.03.02.03.10</text:p>
          </table:table-cell>
          <table:table-cell/>
          <table:table-cell office:value-type="float" office:value="925" calcext:value-type="float">
            <text:p>925</text:p>
          </table:table-cell>
          <table:table-cell table:style-name="Default" office:value-type="string" calcext:value-type="string">
            <text:p>3.03.02.03.10</text:p>
          </table:table-cell>
        </table:table-row>
        <table:table-row table:style-name="ro4">
          <table:table-cell office:value-type="float" office:value="926" calcext:value-type="float">
            <text:p>926</text:p>
          </table:table-cell>
          <table:table-cell table:style-name="Default" office:value-type="string" calcext:value-type="string">
            <text:p>3.03.02.03.11</text:p>
          </table:table-cell>
          <table:table-cell/>
          <table:table-cell office:value-type="float" office:value="926" calcext:value-type="float">
            <text:p>926</text:p>
          </table:table-cell>
          <table:table-cell table:style-name="Default" office:value-type="string" calcext:value-type="string">
            <text:p>3.03.02.03.11</text:p>
          </table:table-cell>
        </table:table-row>
        <table:table-row table:style-name="ro4">
          <table:table-cell office:value-type="float" office:value="927" calcext:value-type="float">
            <text:p>927</text:p>
          </table:table-cell>
          <table:table-cell table:style-name="Default" office:value-type="string" calcext:value-type="string">
            <text:p>3.03.02.03.12</text:p>
          </table:table-cell>
          <table:table-cell/>
          <table:table-cell office:value-type="float" office:value="927" calcext:value-type="float">
            <text:p>927</text:p>
          </table:table-cell>
          <table:table-cell table:style-name="Default" office:value-type="string" calcext:value-type="string">
            <text:p>3.03.02.03.12</text:p>
          </table:table-cell>
        </table:table-row>
        <table:table-row table:style-name="ro4">
          <table:table-cell office:value-type="float" office:value="928" calcext:value-type="float">
            <text:p>928</text:p>
          </table:table-cell>
          <table:table-cell table:style-name="Default" office:value-type="string" calcext:value-type="string">
            <text:p>3.03.02.03.13</text:p>
          </table:table-cell>
          <table:table-cell/>
          <table:table-cell office:value-type="float" office:value="928" calcext:value-type="float">
            <text:p>928</text:p>
          </table:table-cell>
          <table:table-cell table:style-name="Default" office:value-type="string" calcext:value-type="string">
            <text:p>3.03.02.03.13</text:p>
          </table:table-cell>
        </table:table-row>
        <table:table-row table:style-name="ro4">
          <table:table-cell office:value-type="float" office:value="929" calcext:value-type="float">
            <text:p>929</text:p>
          </table:table-cell>
          <table:table-cell table:style-name="Default" office:value-type="string" calcext:value-type="string">
            <text:p>3.03.02.04</text:p>
          </table:table-cell>
          <table:table-cell/>
          <table:table-cell office:value-type="float" office:value="929" calcext:value-type="float">
            <text:p>929</text:p>
          </table:table-cell>
          <table:table-cell table:style-name="Default" office:value-type="string" calcext:value-type="string">
            <text:p>3.03.02.04</text:p>
          </table:table-cell>
        </table:table-row>
        <table:table-row table:style-name="ro4">
          <table:table-cell office:value-type="float" office:value="930" calcext:value-type="float">
            <text:p>930</text:p>
          </table:table-cell>
          <table:table-cell table:style-name="Default" office:value-type="string" calcext:value-type="string">
            <text:p>3.03.02.05</text:p>
          </table:table-cell>
          <table:table-cell/>
          <table:table-cell office:value-type="float" office:value="930" calcext:value-type="float">
            <text:p>930</text:p>
          </table:table-cell>
          <table:table-cell table:style-name="Default" office:value-type="string" calcext:value-type="string">
            <text:p>3.03.02.05</text:p>
          </table:table-cell>
        </table:table-row>
        <table:table-row table:style-name="ro4">
          <table:table-cell office:value-type="float" office:value="931" calcext:value-type="float">
            <text:p>931</text:p>
          </table:table-cell>
          <table:table-cell office:value-type="string" calcext:value-type="string">
            <text:p>3.03.03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3.03.03</text:p>
          </table:table-cell>
        </table:table-row>
        <table:table-row table:style-name="ro4">
          <table:table-cell office:value-type="float" office:value="932" calcext:value-type="float">
            <text:p>932</text:p>
          </table:table-cell>
          <table:table-cell table:style-name="Default" office:value-type="string" calcext:value-type="string">
            <text:p>3.03.03.01</text:p>
          </table:table-cell>
          <table:table-cell/>
          <table:table-cell office:value-type="float" office:value="932" calcext:value-type="float">
            <text:p>932</text:p>
          </table:table-cell>
          <table:table-cell table:style-name="Default" office:value-type="string" calcext:value-type="string">
            <text:p>3.03.03.01</text:p>
          </table:table-cell>
        </table:table-row>
        <table:table-row table:style-name="ro4">
          <table:table-cell office:value-type="float" office:value="933" calcext:value-type="float">
            <text:p>933</text:p>
          </table:table-cell>
          <table:table-cell table:style-name="Default" office:value-type="string" calcext:value-type="string">
            <text:p>3.03.03.01.01</text:p>
          </table:table-cell>
          <table:table-cell/>
          <table:table-cell office:value-type="float" office:value="933" calcext:value-type="float">
            <text:p>933</text:p>
          </table:table-cell>
          <table:table-cell table:style-name="Default" office:value-type="string" calcext:value-type="string">
            <text:p>3.03.03.01.01</text:p>
          </table:table-cell>
        </table:table-row>
        <table:table-row table:style-name="ro4">
          <table:table-cell office:value-type="float" office:value="934" calcext:value-type="float">
            <text:p>934</text:p>
          </table:table-cell>
          <table:table-cell table:style-name="Default" office:value-type="string" calcext:value-type="string">
            <text:p>3.03.03.01.02</text:p>
          </table:table-cell>
          <table:table-cell/>
          <table:table-cell office:value-type="float" office:value="934" calcext:value-type="float">
            <text:p>934</text:p>
          </table:table-cell>
          <table:table-cell table:style-name="Default" office:value-type="string" calcext:value-type="string">
            <text:p>3.03.03.01.02</text:p>
          </table:table-cell>
        </table:table-row>
        <table:table-row table:style-name="ro4">
          <table:table-cell office:value-type="float" office:value="935" calcext:value-type="float">
            <text:p>935</text:p>
          </table:table-cell>
          <table:table-cell table:style-name="Default" office:value-type="string" calcext:value-type="string">
            <text:p>3.03.03.01.03</text:p>
          </table:table-cell>
          <table:table-cell/>
          <table:table-cell office:value-type="float" office:value="935" calcext:value-type="float">
            <text:p>935</text:p>
          </table:table-cell>
          <table:table-cell table:style-name="Default" office:value-type="string" calcext:value-type="string">
            <text:p>3.03.03.01.03</text:p>
          </table:table-cell>
        </table:table-row>
        <table:table-row table:style-name="ro4">
          <table:table-cell office:value-type="float" office:value="936" calcext:value-type="float">
            <text:p>936</text:p>
          </table:table-cell>
          <table:table-cell table:style-name="Default" office:value-type="string" calcext:value-type="string">
            <text:p>3.03.03.01.04</text:p>
          </table:table-cell>
          <table:table-cell/>
          <table:table-cell office:value-type="float" office:value="936" calcext:value-type="float">
            <text:p>936</text:p>
          </table:table-cell>
          <table:table-cell table:style-name="Default" office:value-type="string" calcext:value-type="string">
            <text:p>3.03.03.01.04</text:p>
          </table:table-cell>
        </table:table-row>
        <table:table-row table:style-name="ro4">
          <table:table-cell office:value-type="float" office:value="937" calcext:value-type="float">
            <text:p>937</text:p>
          </table:table-cell>
          <table:table-cell table:style-name="Default" office:value-type="string" calcext:value-type="string">
            <text:p>3.03.03.02</text:p>
          </table:table-cell>
          <table:table-cell/>
          <table:table-cell office:value-type="float" office:value="937" calcext:value-type="float">
            <text:p>937</text:p>
          </table:table-cell>
          <table:table-cell table:style-name="Default" office:value-type="string" calcext:value-type="string">
            <text:p>3.03.03.02</text:p>
          </table:table-cell>
        </table:table-row>
        <table:table-row table:style-name="ro4">
          <table:table-cell office:value-type="float" office:value="938" calcext:value-type="float">
            <text:p>938</text:p>
          </table:table-cell>
          <table:table-cell table:style-name="Default" office:value-type="string" calcext:value-type="string">
            <text:p>3.03.03.03</text:p>
          </table:table-cell>
          <table:table-cell/>
          <table:table-cell office:value-type="float" office:value="938" calcext:value-type="float">
            <text:p>938</text:p>
          </table:table-cell>
          <table:table-cell table:style-name="Default" office:value-type="string" calcext:value-type="string">
            <text:p>3.03.03.03</text:p>
          </table:table-cell>
        </table:table-row>
        <table:table-row table:style-name="ro4">
          <table:table-cell office:value-type="float" office:value="939" calcext:value-type="float">
            <text:p>939</text:p>
          </table:table-cell>
          <table:table-cell table:style-name="Default" office:value-type="string" calcext:value-type="string">
            <text:p>3.03.03.03.01</text:p>
          </table:table-cell>
          <table:table-cell/>
          <table:table-cell office:value-type="float" office:value="939" calcext:value-type="float">
            <text:p>939</text:p>
          </table:table-cell>
          <table:table-cell table:style-name="Default" office:value-type="string" calcext:value-type="string">
            <text:p>3.03.03.03.01</text:p>
          </table:table-cell>
        </table:table-row>
        <table:table-row table:style-name="ro4">
          <table:table-cell office:value-type="float" office:value="940" calcext:value-type="float">
            <text:p>940</text:p>
          </table:table-cell>
          <table:table-cell table:style-name="Default" office:value-type="string" calcext:value-type="string">
            <text:p>3.03.03.03.02</text:p>
          </table:table-cell>
          <table:table-cell/>
          <table:table-cell office:value-type="float" office:value="940" calcext:value-type="float">
            <text:p>940</text:p>
          </table:table-cell>
          <table:table-cell table:style-name="Default" office:value-type="string" calcext:value-type="string">
            <text:p>3.03.03.03.02</text:p>
          </table:table-cell>
        </table:table-row>
        <table:table-row table:style-name="ro4">
          <table:table-cell office:value-type="float" office:value="941" calcext:value-type="float">
            <text:p>941</text:p>
          </table:table-cell>
          <table:table-cell table:style-name="Default" office:value-type="string" calcext:value-type="string">
            <text:p>3.03.03.03.03</text:p>
          </table:table-cell>
          <table:table-cell/>
          <table:table-cell office:value-type="float" office:value="941" calcext:value-type="float">
            <text:p>941</text:p>
          </table:table-cell>
          <table:table-cell table:style-name="Default" office:value-type="string" calcext:value-type="string">
            <text:p>3.03.03.03.03</text:p>
          </table:table-cell>
        </table:table-row>
        <table:table-row table:style-name="ro4">
          <table:table-cell office:value-type="float" office:value="942" calcext:value-type="float">
            <text:p>942</text:p>
          </table:table-cell>
          <table:table-cell table:style-name="Default" office:value-type="string" calcext:value-type="string">
            <text:p>3.03.03.03.04</text:p>
          </table:table-cell>
          <table:table-cell/>
          <table:table-cell office:value-type="float" office:value="942" calcext:value-type="float">
            <text:p>942</text:p>
          </table:table-cell>
          <table:table-cell table:style-name="Default" office:value-type="string" calcext:value-type="string">
            <text:p>3.03.03.03.04</text:p>
          </table:table-cell>
        </table:table-row>
        <table:table-row table:style-name="ro4">
          <table:table-cell office:value-type="float" office:value="943" calcext:value-type="float">
            <text:p>943</text:p>
          </table:table-cell>
          <table:table-cell table:style-name="Default" office:value-type="string" calcext:value-type="string">
            <text:p>3.03.03.03.05</text:p>
          </table:table-cell>
          <table:table-cell/>
          <table:table-cell office:value-type="float" office:value="943" calcext:value-type="float">
            <text:p>943</text:p>
          </table:table-cell>
          <table:table-cell table:style-name="Default" office:value-type="string" calcext:value-type="string">
            <text:p>3.03.03.03.05</text:p>
          </table:table-cell>
        </table:table-row>
        <table:table-row table:style-name="ro4">
          <table:table-cell office:value-type="float" office:value="944" calcext:value-type="float">
            <text:p>944</text:p>
          </table:table-cell>
          <table:table-cell table:style-name="Default" office:value-type="string" calcext:value-type="string">
            <text:p>3.03.03.03.06</text:p>
          </table:table-cell>
          <table:table-cell/>
          <table:table-cell office:value-type="float" office:value="944" calcext:value-type="float">
            <text:p>944</text:p>
          </table:table-cell>
          <table:table-cell table:style-name="Default" office:value-type="string" calcext:value-type="string">
            <text:p>3.03.03.03.06</text:p>
          </table:table-cell>
        </table:table-row>
        <table:table-row table:style-name="ro4">
          <table:table-cell office:value-type="float" office:value="945" calcext:value-type="float">
            <text:p>945</text:p>
          </table:table-cell>
          <table:table-cell table:style-name="Default" office:value-type="string" calcext:value-type="string">
            <text:p>3.03.03.03.07</text:p>
          </table:table-cell>
          <table:table-cell/>
          <table:table-cell office:value-type="float" office:value="945" calcext:value-type="float">
            <text:p>945</text:p>
          </table:table-cell>
          <table:table-cell table:style-name="Default" office:value-type="string" calcext:value-type="string">
            <text:p>3.03.03.03.07</text:p>
          </table:table-cell>
        </table:table-row>
        <table:table-row table:style-name="ro4">
          <table:table-cell office:value-type="float" office:value="946" calcext:value-type="float">
            <text:p>946</text:p>
          </table:table-cell>
          <table:table-cell table:style-name="Default" office:value-type="string" calcext:value-type="string">
            <text:p>3.03.03.03.08</text:p>
          </table:table-cell>
          <table:table-cell/>
          <table:table-cell office:value-type="float" office:value="946" calcext:value-type="float">
            <text:p>946</text:p>
          </table:table-cell>
          <table:table-cell table:style-name="Default" office:value-type="string" calcext:value-type="string">
            <text:p>3.03.03.03.08</text:p>
          </table:table-cell>
        </table:table-row>
        <table:table-row table:style-name="ro4">
          <table:table-cell office:value-type="float" office:value="947" calcext:value-type="float">
            <text:p>947</text:p>
          </table:table-cell>
          <table:table-cell table:style-name="Default" office:value-type="string" calcext:value-type="string">
            <text:p>3.03.03.03.09</text:p>
          </table:table-cell>
          <table:table-cell/>
          <table:table-cell office:value-type="float" office:value="947" calcext:value-type="float">
            <text:p>947</text:p>
          </table:table-cell>
          <table:table-cell table:style-name="Default" office:value-type="string" calcext:value-type="string">
            <text:p>3.03.03.03.09</text:p>
          </table:table-cell>
        </table:table-row>
        <table:table-row table:style-name="ro4">
          <table:table-cell office:value-type="float" office:value="948" calcext:value-type="float">
            <text:p>948</text:p>
          </table:table-cell>
          <table:table-cell table:style-name="Default" office:value-type="string" calcext:value-type="string">
            <text:p>3.03.03.03.10</text:p>
          </table:table-cell>
          <table:table-cell/>
          <table:table-cell office:value-type="float" office:value="948" calcext:value-type="float">
            <text:p>948</text:p>
          </table:table-cell>
          <table:table-cell table:style-name="Default" office:value-type="string" calcext:value-type="string">
            <text:p>3.03.03.03.10</text:p>
          </table:table-cell>
        </table:table-row>
        <table:table-row table:style-name="ro4">
          <table:table-cell office:value-type="float" office:value="949" calcext:value-type="float">
            <text:p>949</text:p>
          </table:table-cell>
          <table:table-cell table:style-name="Default" office:value-type="string" calcext:value-type="string">
            <text:p>3.03.03.03.11</text:p>
          </table:table-cell>
          <table:table-cell/>
          <table:table-cell office:value-type="float" office:value="949" calcext:value-type="float">
            <text:p>949</text:p>
          </table:table-cell>
          <table:table-cell table:style-name="Default" office:value-type="string" calcext:value-type="string">
            <text:p>3.03.03.03.11</text:p>
          </table:table-cell>
        </table:table-row>
        <table:table-row table:style-name="ro4">
          <table:table-cell office:value-type="float" office:value="950" calcext:value-type="float">
            <text:p>950</text:p>
          </table:table-cell>
          <table:table-cell table:style-name="Default" office:value-type="string" calcext:value-type="string">
            <text:p>3.03.03.03.12</text:p>
          </table:table-cell>
          <table:table-cell/>
          <table:table-cell office:value-type="float" office:value="950" calcext:value-type="float">
            <text:p>950</text:p>
          </table:table-cell>
          <table:table-cell table:style-name="Default" office:value-type="string" calcext:value-type="string">
            <text:p>3.03.03.03.12</text:p>
          </table:table-cell>
        </table:table-row>
        <table:table-row table:style-name="ro4">
          <table:table-cell office:value-type="float" office:value="951" calcext:value-type="float">
            <text:p>951</text:p>
          </table:table-cell>
          <table:table-cell table:style-name="Default" office:value-type="string" calcext:value-type="string">
            <text:p>3.03.03.03.13</text:p>
          </table:table-cell>
          <table:table-cell/>
          <table:table-cell office:value-type="float" office:value="951" calcext:value-type="float">
            <text:p>951</text:p>
          </table:table-cell>
          <table:table-cell table:style-name="Default" office:value-type="string" calcext:value-type="string">
            <text:p>3.03.03.03.13</text:p>
          </table:table-cell>
        </table:table-row>
        <table:table-row table:style-name="ro4">
          <table:table-cell office:value-type="float" office:value="952" calcext:value-type="float">
            <text:p>952</text:p>
          </table:table-cell>
          <table:table-cell table:style-name="Default" office:value-type="string" calcext:value-type="string">
            <text:p>3.03.03.03.14</text:p>
          </table:table-cell>
          <table:table-cell/>
          <table:table-cell office:value-type="float" office:value="952" calcext:value-type="float">
            <text:p>952</text:p>
          </table:table-cell>
          <table:table-cell table:style-name="Default" office:value-type="string" calcext:value-type="string">
            <text:p>3.03.03.03.14</text:p>
          </table:table-cell>
        </table:table-row>
        <table:table-row table:style-name="ro4">
          <table:table-cell office:value-type="float" office:value="953" calcext:value-type="float">
            <text:p>953</text:p>
          </table:table-cell>
          <table:table-cell table:style-name="Default" office:value-type="string" calcext:value-type="string">
            <text:p>3.03.03.04</text:p>
          </table:table-cell>
          <table:table-cell/>
          <table:table-cell office:value-type="float" office:value="953" calcext:value-type="float">
            <text:p>953</text:p>
          </table:table-cell>
          <table:table-cell table:style-name="Default" office:value-type="string" calcext:value-type="string">
            <text:p>3.03.03.04</text:p>
          </table:table-cell>
        </table:table-row>
        <table:table-row table:style-name="ro4">
          <table:table-cell office:value-type="float" office:value="954" calcext:value-type="float">
            <text:p>954</text:p>
          </table:table-cell>
          <table:table-cell table:style-name="Default" office:value-type="string" calcext:value-type="string">
            <text:p>3.03.03.05</text:p>
          </table:table-cell>
          <table:table-cell/>
          <table:table-cell office:value-type="float" office:value="954" calcext:value-type="float">
            <text:p>954</text:p>
          </table:table-cell>
          <table:table-cell table:style-name="Default" office:value-type="string" calcext:value-type="string">
            <text:p>3.03.03.05</text:p>
          </table:table-cell>
        </table:table-row>
        <table:table-row table:style-name="ro4">
          <table:table-cell office:value-type="float" office:value="955" calcext:value-type="float">
            <text:p>955</text:p>
          </table:table-cell>
          <table:table-cell office:value-type="string" calcext:value-type="string">
            <text:p>3.03.04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3.03.04</text:p>
          </table:table-cell>
        </table:table-row>
        <table:table-row table:style-name="ro4">
          <table:table-cell office:value-type="float" office:value="956" calcext:value-type="float">
            <text:p>956</text:p>
          </table:table-cell>
          <table:table-cell table:style-name="Default" office:value-type="string" calcext:value-type="string">
            <text:p>3.03.04.01</text:p>
          </table:table-cell>
          <table:table-cell/>
          <table:table-cell office:value-type="float" office:value="956" calcext:value-type="float">
            <text:p>956</text:p>
          </table:table-cell>
          <table:table-cell table:style-name="Default" office:value-type="string" calcext:value-type="string">
            <text:p>3.03.04.01</text:p>
          </table:table-cell>
        </table:table-row>
        <table:table-row table:style-name="ro4">
          <table:table-cell office:value-type="float" office:value="957" calcext:value-type="float">
            <text:p>957</text:p>
          </table:table-cell>
          <table:table-cell table:style-name="Default" office:value-type="string" calcext:value-type="string">
            <text:p>3.03.04.02</text:p>
          </table:table-cell>
          <table:table-cell/>
          <table:table-cell office:value-type="float" office:value="957" calcext:value-type="float">
            <text:p>957</text:p>
          </table:table-cell>
          <table:table-cell table:style-name="Default" office:value-type="string" calcext:value-type="string">
            <text:p>3.03.04.02</text:p>
          </table:table-cell>
        </table:table-row>
        <table:table-row table:style-name="ro4">
          <table:table-cell office:value-type="float" office:value="958" calcext:value-type="float">
            <text:p>958</text:p>
          </table:table-cell>
          <table:table-cell table:style-name="Default" office:value-type="string" calcext:value-type="string">
            <text:p>3.03.04.03</text:p>
          </table:table-cell>
          <table:table-cell/>
          <table:table-cell office:value-type="float" office:value="958" calcext:value-type="float">
            <text:p>958</text:p>
          </table:table-cell>
          <table:table-cell table:style-name="Default" office:value-type="string" calcext:value-type="string">
            <text:p>3.03.04.03</text:p>
          </table:table-cell>
        </table:table-row>
        <table:table-row table:style-name="ro4">
          <table:table-cell office:value-type="float" office:value="959" calcext:value-type="float">
            <text:p>959</text:p>
          </table:table-cell>
          <table:table-cell table:style-name="Default" office:value-type="string" calcext:value-type="string">
            <text:p>3.03.04.03.01</text:p>
          </table:table-cell>
          <table:table-cell/>
          <table:table-cell office:value-type="float" office:value="959" calcext:value-type="float">
            <text:p>959</text:p>
          </table:table-cell>
          <table:table-cell table:style-name="Default" office:value-type="string" calcext:value-type="string">
            <text:p>3.03.04.03.01</text:p>
          </table:table-cell>
        </table:table-row>
        <table:table-row table:style-name="ro4">
          <table:table-cell office:value-type="float" office:value="960" calcext:value-type="float">
            <text:p>960</text:p>
          </table:table-cell>
          <table:table-cell table:style-name="Default" office:value-type="string" calcext:value-type="string">
            <text:p>3.03.04.03.02</text:p>
          </table:table-cell>
          <table:table-cell/>
          <table:table-cell office:value-type="float" office:value="960" calcext:value-type="float">
            <text:p>960</text:p>
          </table:table-cell>
          <table:table-cell table:style-name="Default" office:value-type="string" calcext:value-type="string">
            <text:p>3.03.04.03.02</text:p>
          </table:table-cell>
        </table:table-row>
        <table:table-row table:style-name="ro4">
          <table:table-cell office:value-type="float" office:value="961" calcext:value-type="float">
            <text:p>961</text:p>
          </table:table-cell>
          <table:table-cell table:style-name="Default" office:value-type="string" calcext:value-type="string">
            <text:p>3.03.04.03.03</text:p>
          </table:table-cell>
          <table:table-cell/>
          <table:table-cell office:value-type="float" office:value="961" calcext:value-type="float">
            <text:p>961</text:p>
          </table:table-cell>
          <table:table-cell table:style-name="Default" office:value-type="string" calcext:value-type="string">
            <text:p>3.03.04.03.03</text:p>
          </table:table-cell>
        </table:table-row>
        <table:table-row table:style-name="ro4">
          <table:table-cell office:value-type="float" office:value="962" calcext:value-type="float">
            <text:p>962</text:p>
          </table:table-cell>
          <table:table-cell table:style-name="Default" office:value-type="string" calcext:value-type="string">
            <text:p>3.03.04.03.04</text:p>
          </table:table-cell>
          <table:table-cell/>
          <table:table-cell office:value-type="float" office:value="962" calcext:value-type="float">
            <text:p>962</text:p>
          </table:table-cell>
          <table:table-cell table:style-name="Default" office:value-type="string" calcext:value-type="string">
            <text:p>3.03.04.03.04</text:p>
          </table:table-cell>
        </table:table-row>
        <table:table-row table:style-name="ro4">
          <table:table-cell office:value-type="float" office:value="963" calcext:value-type="float">
            <text:p>963</text:p>
          </table:table-cell>
          <table:table-cell table:style-name="Default" office:value-type="string" calcext:value-type="string">
            <text:p>3.03.04.03.05</text:p>
          </table:table-cell>
          <table:table-cell/>
          <table:table-cell office:value-type="float" office:value="963" calcext:value-type="float">
            <text:p>963</text:p>
          </table:table-cell>
          <table:table-cell table:style-name="Default" office:value-type="string" calcext:value-type="string">
            <text:p>3.03.04.03.05</text:p>
          </table:table-cell>
        </table:table-row>
        <table:table-row table:style-name="ro4">
          <table:table-cell office:value-type="float" office:value="964" calcext:value-type="float">
            <text:p>964</text:p>
          </table:table-cell>
          <table:table-cell table:style-name="Default" office:value-type="string" calcext:value-type="string">
            <text:p>3.03.04.03.06</text:p>
          </table:table-cell>
          <table:table-cell/>
          <table:table-cell office:value-type="float" office:value="964" calcext:value-type="float">
            <text:p>964</text:p>
          </table:table-cell>
          <table:table-cell table:style-name="Default" office:value-type="string" calcext:value-type="string">
            <text:p>3.03.04.03.06</text:p>
          </table:table-cell>
        </table:table-row>
        <table:table-row table:style-name="ro4">
          <table:table-cell office:value-type="float" office:value="965" calcext:value-type="float">
            <text:p>965</text:p>
          </table:table-cell>
          <table:table-cell table:style-name="Default" office:value-type="string" calcext:value-type="string">
            <text:p>3.03.04.03.07</text:p>
          </table:table-cell>
          <table:table-cell/>
          <table:table-cell office:value-type="float" office:value="965" calcext:value-type="float">
            <text:p>965</text:p>
          </table:table-cell>
          <table:table-cell table:style-name="Default" office:value-type="string" calcext:value-type="string">
            <text:p>3.03.04.03.07</text:p>
          </table:table-cell>
        </table:table-row>
        <table:table-row table:style-name="ro4">
          <table:table-cell office:value-type="float" office:value="966" calcext:value-type="float">
            <text:p>966</text:p>
          </table:table-cell>
          <table:table-cell table:style-name="Default" office:value-type="string" calcext:value-type="string">
            <text:p>3.03.04.04</text:p>
          </table:table-cell>
          <table:table-cell/>
          <table:table-cell office:value-type="float" office:value="966" calcext:value-type="float">
            <text:p>966</text:p>
          </table:table-cell>
          <table:table-cell table:style-name="Default" office:value-type="string" calcext:value-type="string">
            <text:p>3.03.04.04</text:p>
          </table:table-cell>
        </table:table-row>
        <table:table-row table:style-name="ro4">
          <table:table-cell office:value-type="float" office:value="967" calcext:value-type="float">
            <text:p>967</text:p>
          </table:table-cell>
          <table:table-cell table:style-name="Default" office:value-type="string" calcext:value-type="string">
            <text:p>3.03.04.05</text:p>
          </table:table-cell>
          <table:table-cell/>
          <table:table-cell office:value-type="float" office:value="967" calcext:value-type="float">
            <text:p>967</text:p>
          </table:table-cell>
          <table:table-cell table:style-name="Default" office:value-type="string" calcext:value-type="string">
            <text:p>3.03.04.05</text:p>
          </table:table-cell>
        </table:table-row>
        <table:table-row table:style-name="ro4">
          <table:table-cell office:value-type="float" office:value="968" calcext:value-type="float">
            <text:p>968</text:p>
          </table:table-cell>
          <table:table-cell office:value-type="string" calcext:value-type="string">
            <text:p>3.03.05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3.03.05</text:p>
          </table:table-cell>
        </table:table-row>
        <table:table-row table:style-name="ro4">
          <table:table-cell office:value-type="float" office:value="969" calcext:value-type="float">
            <text:p>969</text:p>
          </table:table-cell>
          <table:table-cell table:style-name="Default" office:value-type="string" calcext:value-type="string">
            <text:p>3.03.05.01</text:p>
          </table:table-cell>
          <table:table-cell/>
          <table:table-cell office:value-type="float" office:value="969" calcext:value-type="float">
            <text:p>969</text:p>
          </table:table-cell>
          <table:table-cell table:style-name="Default" office:value-type="string" calcext:value-type="string">
            <text:p>3.03.05.01</text:p>
          </table:table-cell>
        </table:table-row>
        <table:table-row table:style-name="ro4">
          <table:table-cell office:value-type="float" office:value="970" calcext:value-type="float">
            <text:p>970</text:p>
          </table:table-cell>
          <table:table-cell table:style-name="Default" office:value-type="string" calcext:value-type="string">
            <text:p>3.03.05.02</text:p>
          </table:table-cell>
          <table:table-cell/>
          <table:table-cell office:value-type="float" office:value="970" calcext:value-type="float">
            <text:p>970</text:p>
          </table:table-cell>
          <table:table-cell table:style-name="Default" office:value-type="string" calcext:value-type="string">
            <text:p>3.03.05.02</text:p>
          </table:table-cell>
        </table:table-row>
        <table:table-row table:style-name="ro4">
          <table:table-cell office:value-type="float" office:value="971" calcext:value-type="float">
            <text:p>971</text:p>
          </table:table-cell>
          <table:table-cell table:style-name="Default" office:value-type="string" calcext:value-type="string">
            <text:p>3.03.05.03</text:p>
          </table:table-cell>
          <table:table-cell/>
          <table:table-cell office:value-type="float" office:value="971" calcext:value-type="float">
            <text:p>971</text:p>
          </table:table-cell>
          <table:table-cell table:style-name="Default" office:value-type="string" calcext:value-type="string">
            <text:p>3.03.05.03</text:p>
          </table:table-cell>
        </table:table-row>
        <table:table-row table:style-name="ro4">
          <table:table-cell office:value-type="float" office:value="972" calcext:value-type="float">
            <text:p>972</text:p>
          </table:table-cell>
          <table:table-cell table:style-name="Default" office:value-type="string" calcext:value-type="string">
            <text:p>3.03.05.04</text:p>
          </table:table-cell>
          <table:table-cell/>
          <table:table-cell office:value-type="float" office:value="972" calcext:value-type="float">
            <text:p>972</text:p>
          </table:table-cell>
          <table:table-cell table:style-name="Default" office:value-type="string" calcext:value-type="string">
            <text:p>3.03.05.04</text:p>
          </table:table-cell>
        </table:table-row>
        <table:table-row table:style-name="ro4">
          <table:table-cell office:value-type="float" office:value="973" calcext:value-type="float">
            <text:p>973</text:p>
          </table:table-cell>
          <table:table-cell table:style-name="Default" office:value-type="string" calcext:value-type="string">
            <text:p>3.03.05.05</text:p>
          </table:table-cell>
          <table:table-cell/>
          <table:table-cell office:value-type="float" office:value="973" calcext:value-type="float">
            <text:p>973</text:p>
          </table:table-cell>
          <table:table-cell table:style-name="Default" office:value-type="string" calcext:value-type="string">
            <text:p>3.03.05.05</text:p>
          </table:table-cell>
        </table:table-row>
        <table:table-row table:style-name="ro4">
          <table:table-cell office:value-type="float" office:value="974" calcext:value-type="float">
            <text:p>974</text:p>
          </table:table-cell>
          <table:table-cell table:style-name="Default" office:value-type="string" calcext:value-type="string">
            <text:p>3.03.05.06</text:p>
          </table:table-cell>
          <table:table-cell/>
          <table:table-cell office:value-type="float" office:value="974" calcext:value-type="float">
            <text:p>974</text:p>
          </table:table-cell>
          <table:table-cell table:style-name="Default" office:value-type="string" calcext:value-type="string">
            <text:p>3.03.05.06</text:p>
          </table:table-cell>
        </table:table-row>
        <table:table-row table:style-name="ro4">
          <table:table-cell office:value-type="float" office:value="975" calcext:value-type="float">
            <text:p>975</text:p>
          </table:table-cell>
          <table:table-cell table:style-name="Default" office:value-type="string" calcext:value-type="string">
            <text:p>3.03.05.07</text:p>
          </table:table-cell>
          <table:table-cell/>
          <table:table-cell office:value-type="float" office:value="975" calcext:value-type="float">
            <text:p>975</text:p>
          </table:table-cell>
          <table:table-cell table:style-name="Default" office:value-type="string" calcext:value-type="string">
            <text:p>3.03.05.07</text:p>
          </table:table-cell>
        </table:table-row>
        <table:table-row table:style-name="ro4">
          <table:table-cell office:value-type="float" office:value="976" calcext:value-type="float">
            <text:p>976</text:p>
          </table:table-cell>
          <table:table-cell table:style-name="Default" office:value-type="string" calcext:value-type="string">
            <text:p>3.03.05.07.01</text:p>
          </table:table-cell>
          <table:table-cell/>
          <table:table-cell office:value-type="float" office:value="976" calcext:value-type="float">
            <text:p>976</text:p>
          </table:table-cell>
          <table:table-cell table:style-name="Default" office:value-type="string" calcext:value-type="string">
            <text:p>3.03.05.07.01</text:p>
          </table:table-cell>
        </table:table-row>
        <table:table-row table:style-name="ro4">
          <table:table-cell office:value-type="float" office:value="977" calcext:value-type="float">
            <text:p>977</text:p>
          </table:table-cell>
          <table:table-cell table:style-name="Default" office:value-type="string" calcext:value-type="string">
            <text:p>3.03.05.07.02</text:p>
          </table:table-cell>
          <table:table-cell/>
          <table:table-cell office:value-type="float" office:value="977" calcext:value-type="float">
            <text:p>977</text:p>
          </table:table-cell>
          <table:table-cell table:style-name="Default" office:value-type="string" calcext:value-type="string">
            <text:p>3.03.05.07.02</text:p>
          </table:table-cell>
        </table:table-row>
        <table:table-row table:style-name="ro4">
          <table:table-cell office:value-type="float" office:value="978" calcext:value-type="float">
            <text:p>978</text:p>
          </table:table-cell>
          <table:table-cell office:value-type="string" calcext:value-type="string">
            <text:p>3.03.06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3.03.06</text:p>
          </table:table-cell>
        </table:table-row>
        <table:table-row table:style-name="ro4">
          <table:table-cell office:value-type="float" office:value="979" calcext:value-type="float">
            <text:p>979</text:p>
          </table:table-cell>
          <table:table-cell office:value-type="string" calcext:value-type="string">
            <text:p>3.0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3.04</text:p>
          </table:table-cell>
        </table:table-row>
        <table:table-row table:style-name="ro4">
          <table:table-cell office:value-type="float" office:value="980" calcext:value-type="float">
            <text:p>980</text:p>
          </table:table-cell>
          <table:table-cell office:value-type="string" calcext:value-type="string">
            <text:p>3.04.01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3.04.01</text:p>
          </table:table-cell>
        </table:table-row>
        <table:table-row table:style-name="ro4">
          <table:table-cell office:value-type="float" office:value="981" calcext:value-type="float">
            <text:p>981</text:p>
          </table:table-cell>
          <table:table-cell office:value-type="string" calcext:value-type="string">
            <text:p>3.04.02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3.04.02</text:p>
          </table:table-cell>
        </table:table-row>
        <table:table-row table:style-name="ro4">
          <table:table-cell office:value-type="float" office:value="982" calcext:value-type="float">
            <text:p>982</text:p>
          </table:table-cell>
          <table:table-cell office:value-type="string" calcext:value-type="string">
            <text:p>3.04.03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3.04.03</text:p>
          </table:table-cell>
        </table:table-row>
        <table:table-row table:style-name="ro4">
          <table:table-cell office:value-type="float" office:value="983" calcext:value-type="float">
            <text:p>983</text:p>
          </table:table-cell>
          <table:table-cell office:value-type="string" calcext:value-type="string">
            <text:p>3.04.0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3.04.04</text:p>
          </table:table-cell>
        </table:table-row>
        <table:table-row table:style-name="ro4">
          <table:table-cell office:value-type="float" office:value="984" calcext:value-type="float">
            <text:p>984</text:p>
          </table:table-cell>
          <table:table-cell office:value-type="string" calcext:value-type="string">
            <text:p>3.04.05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3.04.05</text:p>
          </table:table-cell>
        </table:table-row>
        <table:table-row table:style-name="ro4">
          <table:table-cell office:value-type="float" office:value="985" calcext:value-type="float">
            <text:p>985</text:p>
          </table:table-cell>
          <table:table-cell office:value-type="string" calcext:value-type="string">
            <text:p>3.04.06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3.04.06</text:p>
          </table:table-cell>
        </table:table-row>
        <table:table-row table:style-name="ro4">
          <table:table-cell office:value-type="float" office:value="986" calcext:value-type="float">
            <text:p>986</text:p>
          </table:table-cell>
          <table:table-cell office:value-type="string" calcext:value-type="string">
            <text:p>3.04.07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3.04.07</text:p>
          </table:table-cell>
        </table:table-row>
        <table:table-row table:style-name="ro4">
          <table:table-cell office:value-type="float" office:value="987" calcext:value-type="float">
            <text:p>987</text:p>
          </table:table-cell>
          <table:table-cell office:value-type="string" calcext:value-type="string">
            <text:p>3.04.08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3.04.08</text:p>
          </table:table-cell>
        </table:table-row>
        <table:table-row table:style-name="ro4">
          <table:table-cell office:value-type="float" office:value="988" calcext:value-type="float">
            <text:p>988</text:p>
          </table:table-cell>
          <table:table-cell office:value-type="string" calcext:value-type="string">
            <text:p>3.04.09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3.04.09</text:p>
          </table:table-cell>
        </table:table-row>
        <table:table-row table:style-name="ro4">
          <table:table-cell office:value-type="float" office:value="989" calcext:value-type="float">
            <text:p>989</text:p>
          </table:table-cell>
          <table:table-cell office:value-type="string" calcext:value-type="string">
            <text:p>3.04.10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3.04.10</text:p>
          </table:table-cell>
        </table:table-row>
        <table:table-row table:style-name="ro4">
          <table:table-cell office:value-type="float" office:value="990" calcext:value-type="float">
            <text:p>990</text:p>
          </table:table-cell>
          <table:table-cell office:value-type="string" calcext:value-type="string">
            <text:p>3.04.11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3.04.11</text:p>
          </table:table-cell>
        </table:table-row>
        <table:table-row table:style-name="ro4">
          <table:table-cell office:value-type="float" office:value="991" calcext:value-type="float">
            <text:p>991</text:p>
          </table:table-cell>
          <table:table-cell office:value-type="string" calcext:value-type="string">
            <text:p>3.04.12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3.04.12</text:p>
          </table:table-cell>
        </table:table-row>
        <table:table-row table:style-name="ro4">
          <table:table-cell office:value-type="float" office:value="992" calcext:value-type="float">
            <text:p>992</text:p>
          </table:table-cell>
          <table:table-cell office:value-type="string" calcext:value-type="string">
            <text:p>3.04.13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3.04.13</text:p>
          </table:table-cell>
        </table:table-row>
        <table:table-row table:style-name="ro4">
          <table:table-cell office:value-type="float" office:value="993" calcext:value-type="float">
            <text:p>993</text:p>
          </table:table-cell>
          <table:table-cell office:value-type="string" calcext:value-type="string">
            <text:p>3.04.14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3.04.14</text:p>
          </table:table-cell>
        </table:table-row>
        <table:table-row table:style-name="ro4">
          <table:table-cell office:value-type="float" office:value="994" calcext:value-type="float">
            <text:p>994</text:p>
          </table:table-cell>
          <table:table-cell office:value-type="string" calcext:value-type="string">
            <text:p>3.04.15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3.04.15</text:p>
          </table:table-cell>
        </table:table-row>
        <table:table-row table:style-name="ro4">
          <table:table-cell office:value-type="float" office:value="995" calcext:value-type="float">
            <text:p>995</text:p>
          </table:table-cell>
          <table:table-cell office:value-type="string" calcext:value-type="string">
            <text:p>3.05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3.05</text:p>
          </table:table-cell>
        </table:table-row>
        <table:table-row table:style-name="ro4">
          <table:table-cell office:value-type="float" office:value="996" calcext:value-type="float">
            <text:p>996</text:p>
          </table:table-cell>
          <table:table-cell office:value-type="string" calcext:value-type="string">
            <text:p>3.05.01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3.05.01</text:p>
          </table:table-cell>
        </table:table-row>
        <table:table-row table:style-name="ro4">
          <table:table-cell office:value-type="float" office:value="997" calcext:value-type="float">
            <text:p>997</text:p>
          </table:table-cell>
          <table:table-cell office:value-type="string" calcext:value-type="string">
            <text:p>3.05.02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3.05.02</text:p>
          </table:table-cell>
        </table:table-row>
        <table:table-row table:style-name="ro4">
          <table:table-cell office:value-type="float" office:value="998" calcext:value-type="float">
            <text:p>998</text:p>
          </table:table-cell>
          <table:table-cell office:value-type="string" calcext:value-type="string">
            <text:p>3.05.03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3.05.03</text:p>
          </table:table-cell>
        </table:table-row>
        <table:table-row table:style-name="ro4">
          <table:table-cell office:value-type="float" office:value="999" calcext:value-type="float">
            <text:p>999</text:p>
          </table:table-cell>
          <table:table-cell office:value-type="string" calcext:value-type="string">
            <text:p>3.05.04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3.05.04</text:p>
          </table:table-cell>
        </table:table-row>
        <table:table-row table:style-name="ro4">
          <table:table-cell office:value-type="float" office:value="1000" calcext:value-type="float">
            <text:p>1000</text:p>
          </table:table-cell>
          <table:table-cell office:value-type="string" calcext:value-type="string">
            <text:p>3.05.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3.05.05</text:p>
          </table:table-cell>
        </table:table-row>
        <table:table-row table:style-name="ro4">
          <table:table-cell office:value-type="float" office:value="1001" calcext:value-type="float">
            <text:p>1001</text:p>
          </table:table-cell>
          <table:table-cell office:value-type="string" calcext:value-type="string">
            <text:p>3.05.06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3.05.06</text:p>
          </table:table-cell>
        </table:table-row>
        <table:table-row table:style-name="ro4">
          <table:table-cell office:value-type="float" office:value="1002" calcext:value-type="float">
            <text:p>1002</text:p>
          </table:table-cell>
          <table:table-cell office:value-type="string" calcext:value-type="string">
            <text:p>3.05.07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3.05.07</text:p>
          </table:table-cell>
        </table:table-row>
        <table:table-row table:style-name="ro4">
          <table:table-cell office:value-type="float" office:value="1003" calcext:value-type="float">
            <text:p>1003</text:p>
          </table:table-cell>
          <table:table-cell office:value-type="string" calcext:value-type="string">
            <text:p>3.05.08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3.05.08</text:p>
          </table:table-cell>
        </table:table-row>
        <table:table-row table:style-name="ro4">
          <table:table-cell office:value-type="float" office:value="1004" calcext:value-type="float">
            <text:p>1004</text:p>
          </table:table-cell>
          <table:table-cell table:style-name="Default" office:value-type="string" calcext:value-type="string">
            <text:p>3.05.08.01</text:p>
          </table:table-cell>
          <table:table-cell/>
          <table:table-cell office:value-type="float" office:value="1004" calcext:value-type="float">
            <text:p>1004</text:p>
          </table:table-cell>
          <table:table-cell table:style-name="Default" office:value-type="string" calcext:value-type="string">
            <text:p>3.05.08.01</text:p>
          </table:table-cell>
        </table:table-row>
        <table:table-row table:style-name="ro4">
          <table:table-cell office:value-type="float" office:value="1005" calcext:value-type="float">
            <text:p>1005</text:p>
          </table:table-cell>
          <table:table-cell table:style-name="Default" office:value-type="string" calcext:value-type="string">
            <text:p>3.05.08.02</text:p>
          </table:table-cell>
          <table:table-cell/>
          <table:table-cell office:value-type="float" office:value="1005" calcext:value-type="float">
            <text:p>1005</text:p>
          </table:table-cell>
          <table:table-cell table:style-name="Default" office:value-type="string" calcext:value-type="string">
            <text:p>3.05.08.02</text:p>
          </table:table-cell>
        </table:table-row>
        <table:table-row table:style-name="ro4">
          <table:table-cell office:value-type="float" office:value="1006" calcext:value-type="float">
            <text:p>1006</text:p>
          </table:table-cell>
          <table:table-cell office:value-type="string" calcext:value-type="string">
            <text:p>3.06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3.06</text:p>
          </table:table-cell>
        </table:table-row>
        <table:table-row table:style-name="ro4">
          <table:table-cell office:value-type="float" office:value="1007" calcext:value-type="float">
            <text:p>1007</text:p>
          </table:table-cell>
          <table:table-cell office:value-type="string" calcext:value-type="string">
            <text:p>3.06.01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3.06.01</text:p>
          </table:table-cell>
        </table:table-row>
        <table:table-row table:style-name="ro4">
          <table:table-cell office:value-type="float" office:value="1008" calcext:value-type="float">
            <text:p>1008</text:p>
          </table:table-cell>
          <table:table-cell office:value-type="string" calcext:value-type="string">
            <text:p>3.06.02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3.06.02</text:p>
          </table:table-cell>
        </table:table-row>
        <table:table-row table:style-name="ro4">
          <table:table-cell office:value-type="float" office:value="1009" calcext:value-type="float">
            <text:p>1009</text:p>
          </table:table-cell>
          <table:table-cell office:value-type="string" calcext:value-type="string">
            <text:p>3.06.03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3.06.03</text:p>
          </table:table-cell>
        </table:table-row>
        <table:table-row table:style-name="ro4">
          <table:table-cell office:value-type="float" office:value="1010" calcext:value-type="float">
            <text:p>1010</text:p>
          </table:table-cell>
          <table:table-cell office:value-type="string" calcext:value-type="string">
            <text:p>3.0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3.07</text:p>
          </table:table-cell>
        </table:table-row>
        <table:table-row table:style-name="ro4">
          <table:table-cell office:value-type="float" office:value="1011" calcext:value-type="float">
            <text:p>1011</text:p>
          </table:table-cell>
          <table:table-cell office:value-type="string" calcext:value-type="string">
            <text:p>3.07.01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3.07.01</text:p>
          </table:table-cell>
        </table:table-row>
        <table:table-row table:style-name="ro4">
          <table:table-cell office:value-type="float" office:value="1012" calcext:value-type="float">
            <text:p>1012</text:p>
          </table:table-cell>
          <table:table-cell table:style-name="Default" office:value-type="string" calcext:value-type="string">
            <text:p>3.07.01.01</text:p>
          </table:table-cell>
          <table:table-cell/>
          <table:table-cell office:value-type="float" office:value="1012" calcext:value-type="float">
            <text:p>1012</text:p>
          </table:table-cell>
          <table:table-cell table:style-name="Default" office:value-type="string" calcext:value-type="string">
            <text:p>3.07.01.01</text:p>
          </table:table-cell>
        </table:table-row>
        <table:table-row table:style-name="ro4">
          <table:table-cell office:value-type="float" office:value="1013" calcext:value-type="float">
            <text:p>1013</text:p>
          </table:table-cell>
          <table:table-cell table:style-name="Default" office:value-type="string" calcext:value-type="string">
            <text:p>3.07.01.02</text:p>
          </table:table-cell>
          <table:table-cell/>
          <table:table-cell office:value-type="float" office:value="1013" calcext:value-type="float">
            <text:p>1013</text:p>
          </table:table-cell>
          <table:table-cell table:style-name="Default" office:value-type="string" calcext:value-type="string">
            <text:p>3.07.01.02</text:p>
          </table:table-cell>
        </table:table-row>
        <table:table-row table:style-name="ro4">
          <table:table-cell office:value-type="float" office:value="1014" calcext:value-type="float">
            <text:p>1014</text:p>
          </table:table-cell>
          <table:table-cell table:style-name="Default" office:value-type="string" calcext:value-type="string">
            <text:p>3.07.01.03</text:p>
          </table:table-cell>
          <table:table-cell/>
          <table:table-cell office:value-type="float" office:value="1014" calcext:value-type="float">
            <text:p>1014</text:p>
          </table:table-cell>
          <table:table-cell table:style-name="Default" office:value-type="string" calcext:value-type="string">
            <text:p>3.07.01.03</text:p>
          </table:table-cell>
        </table:table-row>
        <table:table-row table:style-name="ro4">
          <table:table-cell office:value-type="float" office:value="1015" calcext:value-type="float">
            <text:p>1015</text:p>
          </table:table-cell>
          <table:table-cell office:value-type="string" calcext:value-type="string">
            <text:p>3.07.02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3.07.02</text:p>
          </table:table-cell>
        </table:table-row>
        <table:table-row table:style-name="ro4">
          <table:table-cell office:value-type="float" office:value="1016" calcext:value-type="float">
            <text:p>1016</text:p>
          </table:table-cell>
          <table:table-cell office:value-type="string" calcext:value-type="string">
            <text:p>3.07.03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3.07.03</text:p>
          </table:table-cell>
        </table:table-row>
        <table:table-row table:style-name="ro4">
          <table:table-cell office:value-type="float" office:value="1017" calcext:value-type="float">
            <text:p>1017</text:p>
          </table:table-cell>
          <table:table-cell table:style-name="Default" office:value-type="string" calcext:value-type="string">
            <text:p>3.07.03.01</text:p>
          </table:table-cell>
          <table:table-cell/>
          <table:table-cell office:value-type="float" office:value="1017" calcext:value-type="float">
            <text:p>1017</text:p>
          </table:table-cell>
          <table:table-cell table:style-name="Default" office:value-type="string" calcext:value-type="string">
            <text:p>3.07.03.01</text:p>
          </table:table-cell>
        </table:table-row>
        <table:table-row table:style-name="ro4">
          <table:table-cell office:value-type="float" office:value="1018" calcext:value-type="float">
            <text:p>1018</text:p>
          </table:table-cell>
          <table:table-cell table:style-name="Default" office:value-type="string" calcext:value-type="string">
            <text:p>3.07.03.02</text:p>
          </table:table-cell>
          <table:table-cell/>
          <table:table-cell office:value-type="float" office:value="1018" calcext:value-type="float">
            <text:p>1018</text:p>
          </table:table-cell>
          <table:table-cell table:style-name="Default" office:value-type="string" calcext:value-type="string">
            <text:p>3.07.03.02</text:p>
          </table:table-cell>
        </table:table-row>
        <table:table-row table:style-name="ro4">
          <table:table-cell office:value-type="float" office:value="1019" calcext:value-type="float">
            <text:p>1019</text:p>
          </table:table-cell>
          <table:table-cell office:value-type="string" calcext:value-type="string">
            <text:p>3.07.04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3.07.04</text:p>
          </table:table-cell>
        </table:table-row>
        <table:table-row table:style-name="ro4">
          <table:table-cell office:value-type="float" office:value="1020" calcext:value-type="float">
            <text:p>1020</text:p>
          </table:table-cell>
          <table:table-cell table:style-name="Default" office:value-type="string" calcext:value-type="string">
            <text:p>3.07.04.01</text:p>
          </table:table-cell>
          <table:table-cell/>
          <table:table-cell office:value-type="float" office:value="1020" calcext:value-type="float">
            <text:p>1020</text:p>
          </table:table-cell>
          <table:table-cell table:style-name="Default" office:value-type="string" calcext:value-type="string">
            <text:p>3.07.04.01</text:p>
          </table:table-cell>
        </table:table-row>
        <table:table-row table:style-name="ro4">
          <table:table-cell office:value-type="float" office:value="1021" calcext:value-type="float">
            <text:p>1021</text:p>
          </table:table-cell>
          <table:table-cell table:style-name="Default" office:value-type="string" calcext:value-type="string">
            <text:p>3.07.04.02</text:p>
          </table:table-cell>
          <table:table-cell/>
          <table:table-cell office:value-type="float" office:value="1021" calcext:value-type="float">
            <text:p>1021</text:p>
          </table:table-cell>
          <table:table-cell table:style-name="Default" office:value-type="string" calcext:value-type="string">
            <text:p>3.07.04.02</text:p>
          </table:table-cell>
        </table:table-row>
        <table:table-row table:style-name="ro4">
          <table:table-cell office:value-type="float" office:value="1022" calcext:value-type="float">
            <text:p>1022</text:p>
          </table:table-cell>
          <table:table-cell office:value-type="string" calcext:value-type="string">
            <text:p>3.07.0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3.07.05</text:p>
          </table:table-cell>
        </table:table-row>
        <table:table-row table:style-name="ro4">
          <table:table-cell office:value-type="float" office:value="1023" calcext:value-type="float">
            <text:p>1023</text:p>
          </table:table-cell>
          <table:table-cell table:style-name="Default" office:value-type="string" calcext:value-type="string">
            <text:p>3.07.05.01</text:p>
          </table:table-cell>
          <table:table-cell/>
          <table:table-cell office:value-type="float" office:value="1023" calcext:value-type="float">
            <text:p>1023</text:p>
          </table:table-cell>
          <table:table-cell table:style-name="Default" office:value-type="string" calcext:value-type="string">
            <text:p>3.07.05.01</text:p>
          </table:table-cell>
        </table:table-row>
        <table:table-row table:style-name="ro4">
          <table:table-cell office:value-type="float" office:value="1024" calcext:value-type="float">
            <text:p>1024</text:p>
          </table:table-cell>
          <table:table-cell table:style-name="Default" office:value-type="string" calcext:value-type="string">
            <text:p>3.07.05.02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Default" office:value-type="string" calcext:value-type="string">
            <text:p>3.07.05.02</text:p>
          </table:table-cell>
        </table:table-row>
        <table:table-row table:style-name="ro4">
          <table:table-cell office:value-type="float" office:value="1025" calcext:value-type="float">
            <text:p>1025</text:p>
          </table:table-cell>
          <table:table-cell office:value-type="string" calcext:value-type="string">
            <text:p>3.07.06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3.07.06</text:p>
          </table:table-cell>
        </table:table-row>
        <table:table-row table:style-name="ro4">
          <table:table-cell office:value-type="float" office:value="1026" calcext:value-type="float">
            <text:p>1026</text:p>
          </table:table-cell>
          <table:table-cell office:value-type="string" calcext:value-type="string">
            <text:p>3.07.07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3.07.07</text:p>
          </table:table-cell>
        </table:table-row>
        <table:table-row table:style-name="ro4">
          <table:table-cell office:value-type="float" office:value="1027" calcext:value-type="float">
            <text:p>1027</text:p>
          </table:table-cell>
          <table:table-cell office:value-type="string" calcext:value-type="string">
            <text:p>3.07.08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3.07.08</text:p>
          </table:table-cell>
        </table:table-row>
        <table:table-row table:style-name="ro4">
          <table:table-cell office:value-type="float" office:value="1028" calcext:value-type="float">
            <text:p>1028</text:p>
          </table:table-cell>
          <table:table-cell office:value-type="string" calcext:value-type="string">
            <text:p>3.07.09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3.07.09</text:p>
          </table:table-cell>
        </table:table-row>
        <table:table-row table:style-name="ro4">
          <table:table-cell office:value-type="float" office:value="1029" calcext:value-type="float">
            <text:p>1029</text:p>
          </table:table-cell>
          <table:table-cell office:value-type="string" calcext:value-type="string">
            <text:p>3.07.10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3.07.10</text:p>
          </table:table-cell>
        </table:table-row>
        <table:table-row table:style-name="ro4">
          <table:table-cell office:value-type="float" office:value="1030" calcext:value-type="float">
            <text:p>1030</text:p>
          </table:table-cell>
          <table:table-cell office:value-type="string" calcext:value-type="string">
            <text:p>3.08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3.08</text:p>
          </table:table-cell>
        </table:table-row>
        <table:table-row table:style-name="ro4">
          <table:table-cell office:value-type="float" office:value="1031" calcext:value-type="float">
            <text:p>1031</text:p>
          </table:table-cell>
          <table:table-cell office:value-type="string" calcext:value-type="string">
            <text:p>3.08.01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3.08.01</text:p>
          </table:table-cell>
        </table:table-row>
        <table:table-row table:style-name="ro4">
          <table:table-cell office:value-type="float" office:value="1032" calcext:value-type="float">
            <text:p>1032</text:p>
          </table:table-cell>
          <table:table-cell office:value-type="string" calcext:value-type="string">
            <text:p>3.08.02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3.08.02</text:p>
          </table:table-cell>
        </table:table-row>
        <table:table-row table:style-name="ro4">
          <table:table-cell office:value-type="float" office:value="1033" calcext:value-type="float">
            <text:p>1033</text:p>
          </table:table-cell>
          <table:table-cell office:value-type="string" calcext:value-type="string">
            <text:p>3.08.03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3.08.03</text:p>
          </table:table-cell>
        </table:table-row>
        <table:table-row table:style-name="ro4">
          <table:table-cell office:value-type="float" office:value="1034" calcext:value-type="float">
            <text:p>1034</text:p>
          </table:table-cell>
          <table:table-cell office:value-type="string" calcext:value-type="string">
            <text:p>3.08.04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3.08.04</text:p>
          </table:table-cell>
        </table:table-row>
        <table:table-row table:style-name="ro4">
          <table:table-cell office:value-type="float" office:value="1035" calcext:value-type="float">
            <text:p>1035</text:p>
          </table:table-cell>
          <table:table-cell office:value-type="string" calcext:value-type="string">
            <text:p>3.08.05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3.08.05</text:p>
          </table:table-cell>
        </table:table-row>
        <table:table-row table:style-name="ro4">
          <table:table-cell office:value-type="float" office:value="1036" calcext:value-type="float">
            <text:p>1036</text:p>
          </table:table-cell>
          <table:table-cell office:value-type="string" calcext:value-type="string">
            <text:p>3.08.06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3.08.06</text:p>
          </table:table-cell>
        </table:table-row>
        <table:table-row table:style-name="ro4">
          <table:table-cell office:value-type="float" office:value="1037" calcext:value-type="float">
            <text:p>1037</text:p>
          </table:table-cell>
          <table:table-cell office:value-type="string" calcext:value-type="string">
            <text:p>3.08.07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3.08.07</text:p>
          </table:table-cell>
        </table:table-row>
        <table:table-row table:style-name="ro4">
          <table:table-cell office:value-type="float" office:value="1038" calcext:value-type="float">
            <text:p>1038</text:p>
          </table:table-cell>
          <table:table-cell office:value-type="string" calcext:value-type="string">
            <text:p>3.08.08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3.08.08</text:p>
          </table:table-cell>
        </table:table-row>
        <table:table-row table:style-name="ro4">
          <table:table-cell office:value-type="float" office:value="1039" calcext:value-type="float">
            <text:p>1039</text:p>
          </table:table-cell>
          <table:table-cell office:value-type="string" calcext:value-type="string">
            <text:p>3.09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3.09</text:p>
          </table:table-cell>
        </table:table-row>
        <table:table-row table:style-name="ro4">
          <table:table-cell office:value-type="float" office:value="1040" calcext:value-type="float">
            <text:p>1040</text:p>
          </table:table-cell>
          <table:table-cell office:value-type="string" calcext:value-type="string">
            <text:p>3.09.01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3.09.01</text:p>
          </table:table-cell>
        </table:table-row>
        <table:table-row table:style-name="ro4">
          <table:table-cell office:value-type="float" office:value="1041" calcext:value-type="float">
            <text:p>1041</text:p>
          </table:table-cell>
          <table:table-cell office:value-type="string" calcext:value-type="string">
            <text:p>3.09.02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3.09.02</text:p>
          </table:table-cell>
        </table:table-row>
        <table:table-row table:style-name="ro4">
          <table:table-cell office:value-type="float" office:value="1042" calcext:value-type="float">
            <text:p>1042</text:p>
          </table:table-cell>
          <table:table-cell office:value-type="string" calcext:value-type="string">
            <text:p>3.09.03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3.09.03</text:p>
          </table:table-cell>
        </table:table-row>
        <table:table-row table:style-name="ro4">
          <table:table-cell office:value-type="float" office:value="1043" calcext:value-type="float">
            <text:p>1043</text:p>
          </table:table-cell>
          <table:table-cell office:value-type="string" calcext:value-type="string">
            <text:p>3.09.04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3.09.04</text:p>
          </table:table-cell>
        </table:table-row>
        <table:table-row table:style-name="ro4">
          <table:table-cell office:value-type="float" office:value="1044" calcext:value-type="float">
            <text:p>1044</text:p>
          </table:table-cell>
          <table:table-cell office:value-type="string" calcext:value-type="string">
            <text:p>3.09.0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3.09.05</text:p>
          </table:table-cell>
        </table:table-row>
        <table:table-row table:style-name="ro4">
          <table:table-cell office:value-type="float" office:value="1045" calcext:value-type="float">
            <text:p>1045</text:p>
          </table:table-cell>
          <table:table-cell office:value-type="string" calcext:value-type="string">
            <text:p>3.09.06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3.09.06</text:p>
          </table:table-cell>
        </table:table-row>
        <table:table-row table:style-name="ro4">
          <table:table-cell office:value-type="float" office:value="1046" calcext:value-type="float">
            <text:p>1046</text:p>
          </table:table-cell>
          <table:table-cell office:value-type="string" calcext:value-type="string">
            <text:p>3.09.07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3.09.07</text:p>
          </table:table-cell>
        </table:table-row>
        <table:table-row table:style-name="ro4">
          <table:table-cell office:value-type="float" office:value="1047" calcext:value-type="float">
            <text:p>1047</text:p>
          </table:table-cell>
          <table:table-cell table:style-name="Default" office:value-type="string" calcext:value-type="string">
            <text:p>3.09.07.01</text:p>
          </table:table-cell>
          <table:table-cell/>
          <table:table-cell office:value-type="float" office:value="1047" calcext:value-type="float">
            <text:p>1047</text:p>
          </table:table-cell>
          <table:table-cell table:style-name="Default" office:value-type="string" calcext:value-type="string">
            <text:p>3.09.07.01</text:p>
          </table:table-cell>
        </table:table-row>
        <table:table-row table:style-name="ro4">
          <table:table-cell office:value-type="float" office:value="1048" calcext:value-type="float">
            <text:p>1048</text:p>
          </table:table-cell>
          <table:table-cell office:value-type="string" calcext:value-type="string">
            <text:p>3.10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3.10</text:p>
          </table:table-cell>
        </table:table-row>
        <table:table-row table:style-name="ro4">
          <table:table-cell office:value-type="float" office:value="1049" calcext:value-type="float">
            <text:p>1049</text:p>
          </table:table-cell>
          <table:table-cell office:value-type="string" calcext:value-type="string">
            <text:p>3.10.01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3.10.01</text:p>
          </table:table-cell>
        </table:table-row>
        <table:table-row table:style-name="ro4">
          <table:table-cell office:value-type="float" office:value="1050" calcext:value-type="float">
            <text:p>1050</text:p>
          </table:table-cell>
          <table:table-cell office:value-type="string" calcext:value-type="string">
            <text:p>3.10.02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3.10.02</text:p>
          </table:table-cell>
        </table:table-row>
        <table:table-row table:style-name="ro4">
          <table:table-cell office:value-type="float" office:value="1051" calcext:value-type="float">
            <text:p>1051</text:p>
          </table:table-cell>
          <table:table-cell office:value-type="string" calcext:value-type="string">
            <text:p>3.10.03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3.10.03</text:p>
          </table:table-cell>
        </table:table-row>
        <table:table-row table:style-name="ro4">
          <table:table-cell office:value-type="float" office:value="1052" calcext:value-type="float">
            <text:p>1052</text:p>
          </table:table-cell>
          <table:table-cell office:value-type="string" calcext:value-type="string">
            <text:p>3.10.04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3.10.04</text:p>
          </table:table-cell>
        </table:table-row>
        <table:table-row table:style-name="ro4">
          <table:table-cell office:value-type="float" office:value="1053" calcext:value-type="float">
            <text:p>1053</text:p>
          </table:table-cell>
          <table:table-cell office:value-type="string" calcext:value-type="string">
            <text:p>3.10.05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3.10.05</text:p>
          </table:table-cell>
        </table:table-row>
        <table:table-row table:style-name="ro4">
          <table:table-cell office:value-type="float" office:value="1054" calcext:value-type="float">
            <text:p>1054</text:p>
          </table:table-cell>
          <table:table-cell office:value-type="string" calcext:value-type="string">
            <text:p>3.11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3.11</text:p>
          </table:table-cell>
        </table:table-row>
        <table:table-row table:style-name="ro4">
          <table:table-cell office:value-type="float" office:value="1055" calcext:value-type="float">
            <text:p>1055</text:p>
          </table:table-cell>
          <table:table-cell office:value-type="string" calcext:value-type="string">
            <text:p>3.11.01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3.11.01</text:p>
          </table:table-cell>
        </table:table-row>
        <table:table-row table:style-name="ro4">
          <table:table-cell office:value-type="float" office:value="1056" calcext:value-type="float">
            <text:p>1056</text:p>
          </table:table-cell>
          <table:table-cell office:value-type="string" calcext:value-type="string">
            <text:p>3.11.02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3.11.02</text:p>
          </table:table-cell>
        </table:table-row>
        <table:table-row table:style-name="ro4">
          <table:table-cell office:value-type="float" office:value="1057" calcext:value-type="float">
            <text:p>1057</text:p>
          </table:table-cell>
          <table:table-cell office:value-type="string" calcext:value-type="string">
            <text:p>3.11.03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3.11.03</text:p>
          </table:table-cell>
        </table:table-row>
        <table:table-row table:style-name="ro4">
          <table:table-cell office:value-type="float" office:value="1058" calcext:value-type="float">
            <text:p>1058</text:p>
          </table:table-cell>
          <table:table-cell office:value-type="string" calcext:value-type="string">
            <text:p>3.11.04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3.11.04</text:p>
          </table:table-cell>
        </table:table-row>
        <table:table-row table:style-name="ro4">
          <table:table-cell office:value-type="float" office:value="1059" calcext:value-type="float">
            <text:p>1059</text:p>
          </table:table-cell>
          <table:table-cell office:value-type="string" calcext:value-type="string">
            <text:p>3.11.05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3.11.05</text:p>
          </table:table-cell>
        </table:table-row>
        <table:table-row table:style-name="ro4">
          <table:table-cell office:value-type="float" office:value="1060" calcext:value-type="float">
            <text:p>1060</text:p>
          </table:table-cell>
          <table:table-cell office:value-type="string" calcext:value-type="string">
            <text:p>3.11.06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3.11.06</text:p>
          </table:table-cell>
        </table:table-row>
        <table:table-row table:style-name="ro4">
          <table:table-cell office:value-type="float" office:value="1061" calcext:value-type="float">
            <text:p>1061</text:p>
          </table:table-cell>
          <table:table-cell table:style-name="Default" office:value-type="string" calcext:value-type="string">
            <text:p>3.11.06.01</text:p>
          </table:table-cell>
          <table:table-cell/>
          <table:table-cell office:value-type="float" office:value="1061" calcext:value-type="float">
            <text:p>1061</text:p>
          </table:table-cell>
          <table:table-cell table:style-name="Default" office:value-type="string" calcext:value-type="string">
            <text:p>3.11.06.01</text:p>
          </table:table-cell>
        </table:table-row>
        <table:table-row table:style-name="ro4">
          <table:table-cell office:value-type="float" office:value="1062" calcext:value-type="float">
            <text:p>1062</text:p>
          </table:table-cell>
          <table:table-cell table:style-name="Default" office:value-type="string" calcext:value-type="string">
            <text:p>3.11.06.02</text:p>
          </table:table-cell>
          <table:table-cell/>
          <table:table-cell office:value-type="float" office:value="1062" calcext:value-type="float">
            <text:p>1062</text:p>
          </table:table-cell>
          <table:table-cell table:style-name="Default" office:value-type="string" calcext:value-type="string">
            <text:p>3.11.06.02</text:p>
          </table:table-cell>
        </table:table-row>
        <table:table-row table:style-name="ro4">
          <table:table-cell office:value-type="float" office:value="1063" calcext:value-type="float">
            <text:p>1063</text:p>
          </table:table-cell>
          <table:table-cell table:style-name="Default" office:value-type="string" calcext:value-type="string">
            <text:p>3.11.06.03</text:p>
          </table:table-cell>
          <table:table-cell/>
          <table:table-cell office:value-type="float" office:value="1063" calcext:value-type="float">
            <text:p>1063</text:p>
          </table:table-cell>
          <table:table-cell table:style-name="Default" office:value-type="string" calcext:value-type="string">
            <text:p>3.11.06.03</text:p>
          </table:table-cell>
        </table:table-row>
        <table:table-row table:style-name="ro4">
          <table:table-cell office:value-type="float" office:value="1064" calcext:value-type="float">
            <text:p>1064</text:p>
          </table:table-cell>
          <table:table-cell office:value-type="string" calcext:value-type="string">
            <text:p>3.12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3.12</text:p>
          </table:table-cell>
        </table:table-row>
        <table:table-row table:style-name="ro4">
          <table:table-cell office:value-type="float" office:value="1065" calcext:value-type="float">
            <text:p>1065</text:p>
          </table:table-cell>
          <table:table-cell office:value-type="string" calcext:value-type="string">
            <text:p>3.12.01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3.12.01</text:p>
          </table:table-cell>
        </table:table-row>
        <table:table-row table:style-name="ro4">
          <table:table-cell office:value-type="float" office:value="1066" calcext:value-type="float">
            <text:p>1066</text:p>
          </table:table-cell>
          <table:table-cell office:value-type="string" calcext:value-type="string">
            <text:p>3.12.02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3.12.02</text:p>
          </table:table-cell>
        </table:table-row>
        <table:table-row table:style-name="ro4">
          <table:table-cell office:value-type="float" office:value="1067" calcext:value-type="float">
            <text:p>1067</text:p>
          </table:table-cell>
          <table:table-cell office:value-type="string" calcext:value-type="string">
            <text:p>3.12.03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3.12.03</text:p>
          </table:table-cell>
        </table:table-row>
        <table:table-row table:style-name="ro4">
          <table:table-cell office:value-type="float" office:value="1068" calcext:value-type="float">
            <text:p>1068</text:p>
          </table:table-cell>
          <table:table-cell office:value-type="string" calcext:value-type="string">
            <text:p>3.12.04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3.12.04</text:p>
          </table:table-cell>
        </table:table-row>
        <table:table-row table:style-name="ro4">
          <table:table-cell office:value-type="float" office:value="1069" calcext:value-type="float">
            <text:p>1069</text:p>
          </table:table-cell>
          <table:table-cell office:value-type="string" calcext:value-type="string">
            <text:p>3.12.05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3.12.05</text:p>
          </table:table-cell>
        </table:table-row>
        <table:table-row table:style-name="ro4">
          <table:table-cell office:value-type="float" office:value="1070" calcext:value-type="float">
            <text:p>1070</text:p>
          </table:table-cell>
          <table:table-cell office:value-type="string" calcext:value-type="string">
            <text:p>3.12.06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3.12.06</text:p>
          </table:table-cell>
        </table:table-row>
        <table:table-row table:style-name="ro4">
          <table:table-cell office:value-type="float" office:value="1071" calcext:value-type="float">
            <text:p>1071</text:p>
          </table:table-cell>
          <table:table-cell office:value-type="string" calcext:value-type="string">
            <text:p>3.12.07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3.12.07</text:p>
          </table:table-cell>
        </table:table-row>
        <table:table-row table:style-name="ro4">
          <table:table-cell office:value-type="float" office:value="1072" calcext:value-type="float">
            <text:p>1072</text:p>
          </table:table-cell>
          <table:table-cell office:value-type="string" calcext:value-type="string">
            <text:p>3.12.08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string" calcext:value-type="string">
            <text:p>3.12.08</text:p>
          </table:table-cell>
        </table:table-row>
        <table:table-row table:style-name="ro4">
          <table:table-cell office:value-type="float" office:value="1073" calcext:value-type="float">
            <text:p>1073</text:p>
          </table:table-cell>
          <table:table-cell office:value-type="string" calcext:value-type="string">
            <text:p>3.12.09</text:p>
          </table:table-cell>
          <table:table-cell/>
          <table:table-cell office:value-type="float" office:value="1073" calcext:value-type="float">
            <text:p>1073</text:p>
          </table:table-cell>
          <table:table-cell office:value-type="string" calcext:value-type="string">
            <text:p>3.12.09</text:p>
          </table:table-cell>
        </table:table-row>
        <table:table-row table:style-name="ro4">
          <table:table-cell office:value-type="float" office:value="1074" calcext:value-type="float">
            <text:p>1074</text:p>
          </table:table-cell>
          <table:table-cell office:value-type="string" calcext:value-type="string">
            <text:p>3.12.10</text:p>
          </table:table-cell>
          <table:table-cell/>
          <table:table-cell office:value-type="float" office:value="1074" calcext:value-type="float">
            <text:p>1074</text:p>
          </table:table-cell>
          <table:table-cell office:value-type="string" calcext:value-type="string">
            <text:p>3.12.10</text:p>
          </table:table-cell>
        </table:table-row>
        <table:table-row table:style-name="ro4">
          <table:table-cell office:value-type="float" office:value="1075" calcext:value-type="float">
            <text:p>1075</text:p>
          </table:table-cell>
          <table:table-cell table:style-name="Default" office:value-type="string" calcext:value-type="string">
            <text:p>3.12.10.01</text:p>
          </table:table-cell>
          <table:table-cell/>
          <table:table-cell office:value-type="float" office:value="1075" calcext:value-type="float">
            <text:p>1075</text:p>
          </table:table-cell>
          <table:table-cell table:style-name="Default" office:value-type="string" calcext:value-type="string">
            <text:p>3.12.10.01</text:p>
          </table:table-cell>
        </table:table-row>
        <table:table-row table:style-name="ro4">
          <table:table-cell office:value-type="float" office:value="1076" calcext:value-type="float">
            <text:p>1076</text:p>
          </table:table-cell>
          <table:table-cell table:style-name="Default" office:value-type="string" calcext:value-type="string">
            <text:p>3.12.10.02</text:p>
          </table:table-cell>
          <table:table-cell/>
          <table:table-cell office:value-type="float" office:value="1076" calcext:value-type="float">
            <text:p>1076</text:p>
          </table:table-cell>
          <table:table-cell table:style-name="Default" office:value-type="string" calcext:value-type="string">
            <text:p>3.12.10.02</text:p>
          </table:table-cell>
        </table:table-row>
        <table:table-row table:style-name="ro4">
          <table:table-cell office:value-type="float" office:value="1077" calcext:value-type="float">
            <text:p>1077</text:p>
          </table:table-cell>
          <table:table-cell table:style-name="Default" office:value-type="string" calcext:value-type="string">
            <text:p>3.12.10.03</text:p>
          </table:table-cell>
          <table:table-cell/>
          <table:table-cell office:value-type="float" office:value="1077" calcext:value-type="float">
            <text:p>1077</text:p>
          </table:table-cell>
          <table:table-cell table:style-name="Default" office:value-type="string" calcext:value-type="string">
            <text:p>3.12.10.03</text:p>
          </table:table-cell>
        </table:table-row>
        <table:table-row table:style-name="ro4">
          <table:table-cell office:value-type="float" office:value="1078" calcext:value-type="float">
            <text:p>1078</text:p>
          </table:table-cell>
          <table:table-cell table:style-name="Default" office:value-type="string" calcext:value-type="string">
            <text:p>3.12.10.04</text:p>
          </table:table-cell>
          <table:table-cell/>
          <table:table-cell office:value-type="float" office:value="1078" calcext:value-type="float">
            <text:p>1078</text:p>
          </table:table-cell>
          <table:table-cell table:style-name="Default" office:value-type="string" calcext:value-type="string">
            <text:p>3.12.10.04</text:p>
          </table:table-cell>
        </table:table-row>
        <table:table-row table:style-name="ro4">
          <table:table-cell office:value-type="float" office:value="1079" calcext:value-type="float">
            <text:p>1079</text:p>
          </table:table-cell>
          <table:table-cell table:style-name="Default" office:value-type="string" calcext:value-type="string">
            <text:p>3.12.10.05</text:p>
          </table:table-cell>
          <table:table-cell/>
          <table:table-cell office:value-type="float" office:value="1079" calcext:value-type="float">
            <text:p>1079</text:p>
          </table:table-cell>
          <table:table-cell table:style-name="Default" office:value-type="string" calcext:value-type="string">
            <text:p>3.12.10.05</text:p>
          </table:table-cell>
        </table:table-row>
        <table:table-row table:style-name="ro4">
          <table:table-cell office:value-type="float" office:value="1080" calcext:value-type="float">
            <text:p>1080</text:p>
          </table:table-cell>
          <table:table-cell table:style-name="Default" office:value-type="string" calcext:value-type="string">
            <text:p>3.12.10.06</text:p>
          </table:table-cell>
          <table:table-cell/>
          <table:table-cell office:value-type="float" office:value="1080" calcext:value-type="float">
            <text:p>1080</text:p>
          </table:table-cell>
          <table:table-cell table:style-name="Default" office:value-type="string" calcext:value-type="string">
            <text:p>3.12.10.06</text:p>
          </table:table-cell>
        </table:table-row>
        <table:table-row table:style-name="ro4">
          <table:table-cell office:value-type="float" office:value="1081" calcext:value-type="float">
            <text:p>1081</text:p>
          </table:table-cell>
          <table:table-cell office:value-type="string" calcext:value-type="string">
            <text:p>3.13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string" calcext:value-type="string">
            <text:p>3.13</text:p>
          </table:table-cell>
        </table:table-row>
        <table:table-row table:style-name="ro4">
          <table:table-cell office:value-type="float" office:value="1082" calcext:value-type="float">
            <text:p>1082</text:p>
          </table:table-cell>
          <table:table-cell table:style-name="Default" office:value-type="string" calcext:value-type="string">
            <text:p>3.13.01</text:p>
          </table:table-cell>
          <table:table-cell/>
          <table:table-cell office:value-type="float" office:value="1082" calcext:value-type="float">
            <text:p>1082</text:p>
          </table:table-cell>
          <table:table-cell table:style-name="Default" office:value-type="string" calcext:value-type="string">
            <text:p>3.13.01</text:p>
          </table:table-cell>
        </table:table-row>
        <table:table-row table:style-name="ro4">
          <table:table-cell office:value-type="float" office:value="1083" calcext:value-type="float">
            <text:p>1083</text:p>
          </table:table-cell>
          <table:table-cell table:style-name="Default" office:value-type="string" calcext:value-type="string">
            <text:p>3.13.02</text:p>
          </table:table-cell>
          <table:table-cell/>
          <table:table-cell office:value-type="float" office:value="1083" calcext:value-type="float">
            <text:p>1083</text:p>
          </table:table-cell>
          <table:table-cell table:style-name="Default" office:value-type="string" calcext:value-type="string">
            <text:p>3.13.02</text:p>
          </table:table-cell>
        </table:table-row>
        <table:table-row table:style-name="ro4">
          <table:table-cell office:value-type="float" office:value="1084" calcext:value-type="float">
            <text:p>1084</text:p>
          </table:table-cell>
          <table:table-cell table:style-name="Default" office:value-type="string" calcext:value-type="string">
            <text:p>3.13.03</text:p>
          </table:table-cell>
          <table:table-cell/>
          <table:table-cell office:value-type="float" office:value="1084" calcext:value-type="float">
            <text:p>1084</text:p>
          </table:table-cell>
          <table:table-cell table:style-name="Default" office:value-type="string" calcext:value-type="string">
            <text:p>3.13.03</text:p>
          </table:table-cell>
        </table:table-row>
        <table:table-row table:style-name="ro4">
          <table:table-cell office:value-type="float" office:value="1085" calcext:value-type="float">
            <text:p>1085</text:p>
          </table:table-cell>
          <table:table-cell table:style-name="Default" office:value-type="string" calcext:value-type="string">
            <text:p>3.13.04</text:p>
          </table:table-cell>
          <table:table-cell/>
          <table:table-cell office:value-type="float" office:value="1085" calcext:value-type="float">
            <text:p>1085</text:p>
          </table:table-cell>
          <table:table-cell table:style-name="Default" office:value-type="string" calcext:value-type="string">
            <text:p>3.13.04</text:p>
          </table:table-cell>
        </table:table-row>
        <table:table-row table:style-name="ro4">
          <table:table-cell office:value-type="float" office:value="1086" calcext:value-type="float">
            <text:p>1086</text:p>
          </table:table-cell>
          <table:table-cell table:style-name="Default" office:value-type="string" calcext:value-type="string">
            <text:p>3.13.04.01</text:p>
          </table:table-cell>
          <table:table-cell/>
          <table:table-cell office:value-type="float" office:value="1086" calcext:value-type="float">
            <text:p>1086</text:p>
          </table:table-cell>
          <table:table-cell table:style-name="Default" office:value-type="string" calcext:value-type="string">
            <text:p>3.13.04.01</text:p>
          </table:table-cell>
        </table:table-row>
        <table:table-row table:style-name="ro4">
          <table:table-cell office:value-type="float" office:value="1087" calcext:value-type="float">
            <text:p>1087</text:p>
          </table:table-cell>
          <table:table-cell table:style-name="Default" office:value-type="string" calcext:value-type="string">
            <text:p>3.13.04.02</text:p>
          </table:table-cell>
          <table:table-cell/>
          <table:table-cell office:value-type="float" office:value="1087" calcext:value-type="float">
            <text:p>1087</text:p>
          </table:table-cell>
          <table:table-cell table:style-name="Default" office:value-type="string" calcext:value-type="string">
            <text:p>3.13.04.02</text:p>
          </table:table-cell>
        </table:table-row>
        <table:table-row table:style-name="ro4">
          <table:table-cell office:value-type="float" office:value="1088" calcext:value-type="float">
            <text:p>1088</text:p>
          </table:table-cell>
          <table:table-cell table:style-name="Default" office:value-type="string" calcext:value-type="string">
            <text:p>3.13.04.03</text:p>
          </table:table-cell>
          <table:table-cell/>
          <table:table-cell office:value-type="float" office:value="1088" calcext:value-type="float">
            <text:p>1088</text:p>
          </table:table-cell>
          <table:table-cell table:style-name="Default" office:value-type="string" calcext:value-type="string">
            <text:p>3.13.04.03</text:p>
          </table:table-cell>
        </table:table-row>
        <table:table-row table:style-name="ro4">
          <table:table-cell office:value-type="float" office:value="1089" calcext:value-type="float">
            <text:p>1089</text:p>
          </table:table-cell>
          <table:table-cell table:style-name="Default" office:value-type="string" calcext:value-type="string">
            <text:p>3.13.05</text:p>
          </table:table-cell>
          <table:table-cell/>
          <table:table-cell office:value-type="float" office:value="1089" calcext:value-type="float">
            <text:p>1089</text:p>
          </table:table-cell>
          <table:table-cell table:style-name="Default" office:value-type="string" calcext:value-type="string">
            <text:p>3.13.05</text:p>
          </table:table-cell>
        </table:table-row>
        <table:table-row table:style-name="ro4">
          <table:table-cell office:value-type="float" office:value="1090" calcext:value-type="float">
            <text:p>1090</text:p>
          </table:table-cell>
          <table:table-cell table:style-name="Default" office:value-type="string" calcext:value-type="string">
            <text:p>3.13.05.01</text:p>
          </table:table-cell>
          <table:table-cell/>
          <table:table-cell office:value-type="float" office:value="1090" calcext:value-type="float">
            <text:p>1090</text:p>
          </table:table-cell>
          <table:table-cell table:style-name="Default" office:value-type="string" calcext:value-type="string">
            <text:p>3.13.05.01</text:p>
          </table:table-cell>
        </table:table-row>
        <table:table-row table:style-name="ro4">
          <table:table-cell office:value-type="float" office:value="1091" calcext:value-type="float">
            <text:p>1091</text:p>
          </table:table-cell>
          <table:table-cell table:style-name="Default" office:value-type="string" calcext:value-type="string">
            <text:p>3.13.05.02</text:p>
          </table:table-cell>
          <table:table-cell/>
          <table:table-cell office:value-type="float" office:value="1091" calcext:value-type="float">
            <text:p>1091</text:p>
          </table:table-cell>
          <table:table-cell table:style-name="Default" office:value-type="string" calcext:value-type="string">
            <text:p>3.13.05.02</text:p>
          </table:table-cell>
        </table:table-row>
        <table:table-row table:style-name="ro4">
          <table:table-cell office:value-type="float" office:value="1092" calcext:value-type="float">
            <text:p>1092</text:p>
          </table:table-cell>
          <table:table-cell table:style-name="Default" office:value-type="string" calcext:value-type="string">
            <text:p>3.13.06</text:p>
          </table:table-cell>
          <table:table-cell/>
          <table:table-cell office:value-type="float" office:value="1092" calcext:value-type="float">
            <text:p>1092</text:p>
          </table:table-cell>
          <table:table-cell table:style-name="Default" office:value-type="string" calcext:value-type="string">
            <text:p>3.13.06</text:p>
          </table:table-cell>
        </table:table-row>
        <table:table-row table:style-name="ro4">
          <table:table-cell office:value-type="float" office:value="1093" calcext:value-type="float">
            <text:p>1093</text:p>
          </table:table-cell>
          <table:table-cell table:style-name="Default" office:value-type="string" calcext:value-type="string">
            <text:p>3.13.06.01</text:p>
          </table:table-cell>
          <table:table-cell/>
          <table:table-cell office:value-type="float" office:value="1093" calcext:value-type="float">
            <text:p>1093</text:p>
          </table:table-cell>
          <table:table-cell table:style-name="Default" office:value-type="string" calcext:value-type="string">
            <text:p>3.13.06.01</text:p>
          </table:table-cell>
        </table:table-row>
        <table:table-row table:style-name="ro4">
          <table:table-cell office:value-type="float" office:value="1094" calcext:value-type="float">
            <text:p>1094</text:p>
          </table:table-cell>
          <table:table-cell table:style-name="Default" office:value-type="string" calcext:value-type="string">
            <text:p>3.13.06.02</text:p>
          </table:table-cell>
          <table:table-cell/>
          <table:table-cell office:value-type="float" office:value="1094" calcext:value-type="float">
            <text:p>1094</text:p>
          </table:table-cell>
          <table:table-cell table:style-name="Default" office:value-type="string" calcext:value-type="string">
            <text:p>3.13.06.02</text:p>
          </table:table-cell>
        </table:table-row>
        <table:table-row table:style-name="ro4">
          <table:table-cell office:value-type="float" office:value="1095" calcext:value-type="float">
            <text:p>1095</text:p>
          </table:table-cell>
          <table:table-cell table:style-name="Default" office:value-type="string" calcext:value-type="string">
            <text:p>3.13.06.03</text:p>
          </table:table-cell>
          <table:table-cell/>
          <table:table-cell office:value-type="float" office:value="1095" calcext:value-type="float">
            <text:p>1095</text:p>
          </table:table-cell>
          <table:table-cell table:style-name="Default" office:value-type="string" calcext:value-type="string">
            <text:p>3.13.06.03</text:p>
          </table:table-cell>
        </table:table-row>
        <table:table-row table:style-name="ro4">
          <table:table-cell office:value-type="float" office:value="1096" calcext:value-type="float">
            <text:p>1096</text:p>
          </table:table-cell>
          <table:table-cell table:style-name="Default" office:value-type="string" calcext:value-type="string">
            <text:p>3.13.07</text:p>
          </table:table-cell>
          <table:table-cell/>
          <table:table-cell office:value-type="float" office:value="1096" calcext:value-type="float">
            <text:p>1096</text:p>
          </table:table-cell>
          <table:table-cell table:style-name="Default" office:value-type="string" calcext:value-type="string">
            <text:p>3.13.07</text:p>
          </table:table-cell>
        </table:table-row>
        <table:table-row table:style-name="ro4">
          <table:table-cell office:value-type="float" office:value="1097" calcext:value-type="float">
            <text:p>1097</text:p>
          </table:table-cell>
          <table:table-cell table:style-name="Default" office:value-type="string" calcext:value-type="string">
            <text:p>3.13.07.01</text:p>
          </table:table-cell>
          <table:table-cell/>
          <table:table-cell office:value-type="float" office:value="1097" calcext:value-type="float">
            <text:p>1097</text:p>
          </table:table-cell>
          <table:table-cell table:style-name="Default" office:value-type="string" calcext:value-type="string">
            <text:p>3.13.07.01</text:p>
          </table:table-cell>
        </table:table-row>
        <table:table-row table:style-name="ro4">
          <table:table-cell office:value-type="float" office:value="1098" calcext:value-type="float">
            <text:p>1098</text:p>
          </table:table-cell>
          <table:table-cell table:style-name="Default" office:value-type="string" calcext:value-type="string">
            <text:p>3.13.07.01.01</text:p>
          </table:table-cell>
          <table:table-cell/>
          <table:table-cell office:value-type="float" office:value="1098" calcext:value-type="float">
            <text:p>1098</text:p>
          </table:table-cell>
          <table:table-cell table:style-name="Default" office:value-type="string" calcext:value-type="string">
            <text:p>3.13.07.01.01</text:p>
          </table:table-cell>
        </table:table-row>
        <table:table-row table:style-name="ro4">
          <table:table-cell office:value-type="float" office:value="1099" calcext:value-type="float">
            <text:p>1099</text:p>
          </table:table-cell>
          <table:table-cell table:style-name="Default" office:value-type="string" calcext:value-type="string">
            <text:p>3.13.07.01.02</text:p>
          </table:table-cell>
          <table:table-cell/>
          <table:table-cell office:value-type="float" office:value="1099" calcext:value-type="float">
            <text:p>1099</text:p>
          </table:table-cell>
          <table:table-cell table:style-name="Default" office:value-type="string" calcext:value-type="string">
            <text:p>3.13.07.01.02</text:p>
          </table:table-cell>
        </table:table-row>
        <table:table-row table:style-name="ro4">
          <table:table-cell office:value-type="float" office:value="1100" calcext:value-type="float">
            <text:p>1100</text:p>
          </table:table-cell>
          <table:table-cell table:style-name="Default" office:value-type="string" calcext:value-type="string">
            <text:p>3.13.07.01.03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Default" office:value-type="string" calcext:value-type="string">
            <text:p>3.13.07.01.03</text:p>
          </table:table-cell>
        </table:table-row>
        <table:table-row table:style-name="ro4">
          <table:table-cell office:value-type="float" office:value="1101" calcext:value-type="float">
            <text:p>1101</text:p>
          </table:table-cell>
          <table:table-cell table:style-name="Default" office:value-type="string" calcext:value-type="string">
            <text:p>3.13.07.02</text:p>
          </table:table-cell>
          <table:table-cell/>
          <table:table-cell office:value-type="float" office:value="1101" calcext:value-type="float">
            <text:p>1101</text:p>
          </table:table-cell>
          <table:table-cell table:style-name="Default" office:value-type="string" calcext:value-type="string">
            <text:p>3.13.07.02</text:p>
          </table:table-cell>
        </table:table-row>
        <table:table-row table:style-name="ro4">
          <table:table-cell office:value-type="float" office:value="1102" calcext:value-type="float">
            <text:p>1102</text:p>
          </table:table-cell>
          <table:table-cell table:style-name="Default" office:value-type="string" calcext:value-type="string">
            <text:p>3.13.07.02.01</text:p>
          </table:table-cell>
          <table:table-cell/>
          <table:table-cell office:value-type="float" office:value="1102" calcext:value-type="float">
            <text:p>1102</text:p>
          </table:table-cell>
          <table:table-cell table:style-name="Default" office:value-type="string" calcext:value-type="string">
            <text:p>3.13.07.02.01</text:p>
          </table:table-cell>
        </table:table-row>
        <table:table-row table:style-name="ro4">
          <table:table-cell office:value-type="float" office:value="1103" calcext:value-type="float">
            <text:p>1103</text:p>
          </table:table-cell>
          <table:table-cell table:style-name="Default" office:value-type="string" calcext:value-type="string">
            <text:p>3.13.07.02.02</text:p>
          </table:table-cell>
          <table:table-cell/>
          <table:table-cell office:value-type="float" office:value="1103" calcext:value-type="float">
            <text:p>1103</text:p>
          </table:table-cell>
          <table:table-cell table:style-name="Default" office:value-type="string" calcext:value-type="string">
            <text:p>3.13.07.02.02</text:p>
          </table:table-cell>
        </table:table-row>
        <table:table-row table:style-name="ro4">
          <table:table-cell office:value-type="float" office:value="1104" calcext:value-type="float">
            <text:p>1104</text:p>
          </table:table-cell>
          <table:table-cell table:style-name="Default" office:value-type="string" calcext:value-type="string">
            <text:p>3.13.07.03</text:p>
          </table:table-cell>
          <table:table-cell/>
          <table:table-cell office:value-type="float" office:value="1104" calcext:value-type="float">
            <text:p>1104</text:p>
          </table:table-cell>
          <table:table-cell table:style-name="Default" office:value-type="string" calcext:value-type="string">
            <text:p>3.13.07.03</text:p>
          </table:table-cell>
        </table:table-row>
        <table:table-row table:style-name="ro4">
          <table:table-cell office:value-type="float" office:value="1105" calcext:value-type="float">
            <text:p>1105</text:p>
          </table:table-cell>
          <table:table-cell office:value-type="string" calcext:value-type="string">
            <text:p>3.14</text:p>
          </table:table-cell>
          <table:table-cell/>
          <table:table-cell office:value-type="float" office:value="1105" calcext:value-type="float">
            <text:p>1105</text:p>
          </table:table-cell>
          <table:table-cell office:value-type="string" calcext:value-type="string">
            <text:p>3.14</text:p>
          </table:table-cell>
        </table:table-row>
        <table:table-row table:style-name="ro4">
          <table:table-cell office:value-type="float" office:value="1106" calcext:value-type="float">
            <text:p>1106</text:p>
          </table:table-cell>
          <table:table-cell table:style-name="Default" office:value-type="string" calcext:value-type="string">
            <text:p>3.14.01</text:p>
          </table:table-cell>
          <table:table-cell/>
          <table:table-cell office:value-type="float" office:value="1106" calcext:value-type="float">
            <text:p>1106</text:p>
          </table:table-cell>
          <table:table-cell table:style-name="Default" office:value-type="string" calcext:value-type="string">
            <text:p>3.14.01</text:p>
          </table:table-cell>
        </table:table-row>
        <table:table-row table:style-name="ro4">
          <table:table-cell office:value-type="float" office:value="1107" calcext:value-type="float">
            <text:p>1107</text:p>
          </table:table-cell>
          <table:table-cell table:style-name="Default" office:value-type="string" calcext:value-type="string">
            <text:p>3.14.02</text:p>
          </table:table-cell>
          <table:table-cell/>
          <table:table-cell office:value-type="float" office:value="1107" calcext:value-type="float">
            <text:p>1107</text:p>
          </table:table-cell>
          <table:table-cell table:style-name="Default" office:value-type="string" calcext:value-type="string">
            <text:p>3.14.02</text:p>
          </table:table-cell>
        </table:table-row>
        <table:table-row table:style-name="ro4">
          <table:table-cell office:value-type="float" office:value="1108" calcext:value-type="float">
            <text:p>1108</text:p>
          </table:table-cell>
          <table:table-cell table:style-name="Default" office:value-type="string" calcext:value-type="string">
            <text:p>3.14.03</text:p>
          </table:table-cell>
          <table:table-cell/>
          <table:table-cell office:value-type="float" office:value="1108" calcext:value-type="float">
            <text:p>1108</text:p>
          </table:table-cell>
          <table:table-cell table:style-name="Default" office:value-type="string" calcext:value-type="string">
            <text:p>3.14.03</text:p>
          </table:table-cell>
        </table:table-row>
        <table:table-row table:style-name="ro4">
          <table:table-cell office:value-type="float" office:value="1109" calcext:value-type="float">
            <text:p>1109</text:p>
          </table:table-cell>
          <table:table-cell table:style-name="Default" office:value-type="string" calcext:value-type="string">
            <text:p>3.14.04</text:p>
          </table:table-cell>
          <table:table-cell/>
          <table:table-cell office:value-type="float" office:value="1109" calcext:value-type="float">
            <text:p>1109</text:p>
          </table:table-cell>
          <table:table-cell table:style-name="Default" office:value-type="string" calcext:value-type="string">
            <text:p>3.14.04</text:p>
          </table:table-cell>
        </table:table-row>
        <table:table-row table:style-name="ro4">
          <table:table-cell office:value-type="float" office:value="1110" calcext:value-type="float">
            <text:p>1110</text:p>
          </table:table-cell>
          <table:table-cell table:style-name="Default" office:value-type="string" calcext:value-type="string">
            <text:p>3.14.05</text:p>
          </table:table-cell>
          <table:table-cell/>
          <table:table-cell office:value-type="float" office:value="1110" calcext:value-type="float">
            <text:p>1110</text:p>
          </table:table-cell>
          <table:table-cell table:style-name="Default" office:value-type="string" calcext:value-type="string">
            <text:p>3.14.05</text:p>
          </table:table-cell>
        </table:table-row>
        <table:table-row table:style-name="ro4">
          <table:table-cell office:value-type="float" office:value="1111" calcext:value-type="float">
            <text:p>1111</text:p>
          </table:table-cell>
          <table:table-cell table:style-name="Default" office:value-type="string" calcext:value-type="string">
            <text:p>3.14.06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Default" office:value-type="string" calcext:value-type="string">
            <text:p>3.14.06</text:p>
          </table:table-cell>
        </table:table-row>
        <table:table-row table:style-name="ro4">
          <table:table-cell office:value-type="float" office:value="1112" calcext:value-type="float">
            <text:p>1112</text:p>
          </table:table-cell>
          <table:table-cell table:style-name="Default" office:value-type="string" calcext:value-type="string">
            <text:p>3.14.07</text:p>
          </table:table-cell>
          <table:table-cell/>
          <table:table-cell office:value-type="float" office:value="1112" calcext:value-type="float">
            <text:p>1112</text:p>
          </table:table-cell>
          <table:table-cell table:style-name="Default" office:value-type="string" calcext:value-type="string">
            <text:p>3.14.07</text:p>
          </table:table-cell>
        </table:table-row>
        <table:table-row table:style-name="ro4">
          <table:table-cell office:value-type="float" office:value="1113" calcext:value-type="float">
            <text:p>1113</text:p>
          </table:table-cell>
          <table:table-cell table:style-name="Default" office:value-type="string" calcext:value-type="string">
            <text:p>3.14.08</text:p>
          </table:table-cell>
          <table:table-cell/>
          <table:table-cell office:value-type="float" office:value="1113" calcext:value-type="float">
            <text:p>1113</text:p>
          </table:table-cell>
          <table:table-cell table:style-name="Default" office:value-type="string" calcext:value-type="string">
            <text:p>3.14.08</text:p>
          </table:table-cell>
        </table:table-row>
        <table:table-row table:style-name="ro4">
          <table:table-cell office:value-type="float" office:value="1114" calcext:value-type="float">
            <text:p>1114</text:p>
          </table:table-cell>
          <table:table-cell office:value-type="string" calcext:value-type="string">
            <text:p>3.15</text:p>
          </table:table-cell>
          <table:table-cell/>
          <table:table-cell office:value-type="float" office:value="1114" calcext:value-type="float">
            <text:p>1114</text:p>
          </table:table-cell>
          <table:table-cell office:value-type="string" calcext:value-type="string">
            <text:p>3.15</text:p>
          </table:table-cell>
        </table:table-row>
        <table:table-row table:style-name="ro4">
          <table:table-cell office:value-type="float" office:value="1115" calcext:value-type="float">
            <text:p>1115</text:p>
          </table:table-cell>
          <table:table-cell table:style-name="Default" office:value-type="string" calcext:value-type="string">
            <text:p>3.15.01</text:p>
          </table:table-cell>
          <table:table-cell/>
          <table:table-cell office:value-type="float" office:value="1115" calcext:value-type="float">
            <text:p>1115</text:p>
          </table:table-cell>
          <table:table-cell table:style-name="Default" office:value-type="string" calcext:value-type="string">
            <text:p>3.15.01</text:p>
          </table:table-cell>
        </table:table-row>
        <table:table-row table:style-name="ro4">
          <table:table-cell office:value-type="float" office:value="1116" calcext:value-type="float">
            <text:p>1116</text:p>
          </table:table-cell>
          <table:table-cell table:style-name="Default" office:value-type="string" calcext:value-type="string">
            <text:p>3.15.01.01</text:p>
          </table:table-cell>
          <table:table-cell/>
          <table:table-cell office:value-type="float" office:value="1116" calcext:value-type="float">
            <text:p>1116</text:p>
          </table:table-cell>
          <table:table-cell table:style-name="Default" office:value-type="string" calcext:value-type="string">
            <text:p>3.15.01.01</text:p>
          </table:table-cell>
        </table:table-row>
        <table:table-row table:style-name="ro4">
          <table:table-cell office:value-type="float" office:value="1117" calcext:value-type="float">
            <text:p>1117</text:p>
          </table:table-cell>
          <table:table-cell table:style-name="Default" office:value-type="string" calcext:value-type="string">
            <text:p>3.15.01.02</text:p>
          </table:table-cell>
          <table:table-cell/>
          <table:table-cell office:value-type="float" office:value="1117" calcext:value-type="float">
            <text:p>1117</text:p>
          </table:table-cell>
          <table:table-cell table:style-name="Default" office:value-type="string" calcext:value-type="string">
            <text:p>3.15.01.02</text:p>
          </table:table-cell>
        </table:table-row>
        <table:table-row table:style-name="ro4">
          <table:table-cell office:value-type="float" office:value="1118" calcext:value-type="float">
            <text:p>1118</text:p>
          </table:table-cell>
          <table:table-cell table:style-name="Default" office:value-type="string" calcext:value-type="string">
            <text:p>3.15.01.03</text:p>
          </table:table-cell>
          <table:table-cell/>
          <table:table-cell office:value-type="float" office:value="1118" calcext:value-type="float">
            <text:p>1118</text:p>
          </table:table-cell>
          <table:table-cell table:style-name="Default" office:value-type="string" calcext:value-type="string">
            <text:p>3.15.01.03</text:p>
          </table:table-cell>
        </table:table-row>
        <table:table-row table:style-name="ro4">
          <table:table-cell office:value-type="float" office:value="1119" calcext:value-type="float">
            <text:p>1119</text:p>
          </table:table-cell>
          <table:table-cell table:style-name="Default" office:value-type="string" calcext:value-type="string">
            <text:p>3.15.01.04</text:p>
          </table:table-cell>
          <table:table-cell/>
          <table:table-cell office:value-type="float" office:value="1119" calcext:value-type="float">
            <text:p>1119</text:p>
          </table:table-cell>
          <table:table-cell table:style-name="Default" office:value-type="string" calcext:value-type="string">
            <text:p>3.15.01.04</text:p>
          </table:table-cell>
        </table:table-row>
        <table:table-row table:style-name="ro4">
          <table:table-cell office:value-type="float" office:value="1120" calcext:value-type="float">
            <text:p>1120</text:p>
          </table:table-cell>
          <table:table-cell table:style-name="Default" office:value-type="string" calcext:value-type="string">
            <text:p>3.15.01.05</text:p>
          </table:table-cell>
          <table:table-cell/>
          <table:table-cell office:value-type="float" office:value="1120" calcext:value-type="float">
            <text:p>1120</text:p>
          </table:table-cell>
          <table:table-cell table:style-name="Default" office:value-type="string" calcext:value-type="string">
            <text:p>3.15.01.05</text:p>
          </table:table-cell>
        </table:table-row>
        <table:table-row table:style-name="ro4">
          <table:table-cell office:value-type="float" office:value="1121" calcext:value-type="float">
            <text:p>1121</text:p>
          </table:table-cell>
          <table:table-cell table:style-name="Default" office:value-type="string" calcext:value-type="string">
            <text:p>3.15.01.06</text:p>
          </table:table-cell>
          <table:table-cell/>
          <table:table-cell office:value-type="float" office:value="1121" calcext:value-type="float">
            <text:p>1121</text:p>
          </table:table-cell>
          <table:table-cell table:style-name="Default" office:value-type="string" calcext:value-type="string">
            <text:p>3.15.01.06</text:p>
          </table:table-cell>
        </table:table-row>
        <table:table-row table:style-name="ro4">
          <table:table-cell office:value-type="float" office:value="1122" calcext:value-type="float">
            <text:p>1122</text:p>
          </table:table-cell>
          <table:table-cell table:style-name="Default" office:value-type="string" calcext:value-type="string">
            <text:p>3.15.01.07</text:p>
          </table:table-cell>
          <table:table-cell/>
          <table:table-cell office:value-type="float" office:value="1122" calcext:value-type="float">
            <text:p>1122</text:p>
          </table:table-cell>
          <table:table-cell table:style-name="Default" office:value-type="string" calcext:value-type="string">
            <text:p>3.15.01.07</text:p>
          </table:table-cell>
        </table:table-row>
        <table:table-row table:style-name="ro4">
          <table:table-cell office:value-type="float" office:value="1123" calcext:value-type="float">
            <text:p>1123</text:p>
          </table:table-cell>
          <table:table-cell table:style-name="Default" office:value-type="string" calcext:value-type="string">
            <text:p>3.15.01.08</text:p>
          </table:table-cell>
          <table:table-cell/>
          <table:table-cell office:value-type="float" office:value="1123" calcext:value-type="float">
            <text:p>1123</text:p>
          </table:table-cell>
          <table:table-cell table:style-name="Default" office:value-type="string" calcext:value-type="string">
            <text:p>3.15.01.08</text:p>
          </table:table-cell>
        </table:table-row>
        <table:table-row table:style-name="ro4">
          <table:table-cell office:value-type="float" office:value="1124" calcext:value-type="float">
            <text:p>1124</text:p>
          </table:table-cell>
          <table:table-cell table:style-name="Default" office:value-type="string" calcext:value-type="string">
            <text:p>3.15.01.09</text:p>
          </table:table-cell>
          <table:table-cell/>
          <table:table-cell office:value-type="float" office:value="1124" calcext:value-type="float">
            <text:p>1124</text:p>
          </table:table-cell>
          <table:table-cell table:style-name="Default" office:value-type="string" calcext:value-type="string">
            <text:p>3.15.01.09</text:p>
          </table:table-cell>
        </table:table-row>
        <table:table-row table:style-name="ro4">
          <table:table-cell office:value-type="float" office:value="1125" calcext:value-type="float">
            <text:p>1125</text:p>
          </table:table-cell>
          <table:table-cell table:style-name="Default" office:value-type="string" calcext:value-type="string">
            <text:p>3.15.01.10</text:p>
          </table:table-cell>
          <table:table-cell/>
          <table:table-cell office:value-type="float" office:value="1125" calcext:value-type="float">
            <text:p>1125</text:p>
          </table:table-cell>
          <table:table-cell table:style-name="Default" office:value-type="string" calcext:value-type="string">
            <text:p>3.15.01.10</text:p>
          </table:table-cell>
        </table:table-row>
        <table:table-row table:style-name="ro4">
          <table:table-cell office:value-type="float" office:value="1126" calcext:value-type="float">
            <text:p>1126</text:p>
          </table:table-cell>
          <table:table-cell table:style-name="Default" office:value-type="string" calcext:value-type="string">
            <text:p>3.15.01.11</text:p>
          </table:table-cell>
          <table:table-cell/>
          <table:table-cell office:value-type="float" office:value="1126" calcext:value-type="float">
            <text:p>1126</text:p>
          </table:table-cell>
          <table:table-cell table:style-name="Default" office:value-type="string" calcext:value-type="string">
            <text:p>3.15.01.11</text:p>
          </table:table-cell>
        </table:table-row>
        <table:table-row table:style-name="ro4">
          <table:table-cell office:value-type="float" office:value="1127" calcext:value-type="float">
            <text:p>1127</text:p>
          </table:table-cell>
          <table:table-cell table:style-name="Default" office:value-type="string" calcext:value-type="string">
            <text:p>3.15.01.12</text:p>
          </table:table-cell>
          <table:table-cell/>
          <table:table-cell office:value-type="float" office:value="1127" calcext:value-type="float">
            <text:p>1127</text:p>
          </table:table-cell>
          <table:table-cell table:style-name="Default" office:value-type="string" calcext:value-type="string">
            <text:p>3.15.01.12</text:p>
          </table:table-cell>
        </table:table-row>
        <table:table-row table:style-name="ro4">
          <table:table-cell office:value-type="float" office:value="1128" calcext:value-type="float">
            <text:p>1128</text:p>
          </table:table-cell>
          <table:table-cell table:style-name="Default" office:value-type="string" calcext:value-type="string">
            <text:p>3.15.02</text:p>
          </table:table-cell>
          <table:table-cell/>
          <table:table-cell office:value-type="float" office:value="1128" calcext:value-type="float">
            <text:p>1128</text:p>
          </table:table-cell>
          <table:table-cell table:style-name="Default" office:value-type="string" calcext:value-type="string">
            <text:p>3.15.02</text:p>
          </table:table-cell>
        </table:table-row>
        <table:table-row table:style-name="ro4">
          <table:table-cell office:value-type="float" office:value="1129" calcext:value-type="float">
            <text:p>1129</text:p>
          </table:table-cell>
          <table:table-cell table:style-name="Default" office:value-type="string" calcext:value-type="string">
            <text:p>3.15.02.01</text:p>
          </table:table-cell>
          <table:table-cell/>
          <table:table-cell office:value-type="float" office:value="1129" calcext:value-type="float">
            <text:p>1129</text:p>
          </table:table-cell>
          <table:table-cell table:style-name="Default" office:value-type="string" calcext:value-type="string">
            <text:p>3.15.02.01</text:p>
          </table:table-cell>
        </table:table-row>
        <table:table-row table:style-name="ro4">
          <table:table-cell office:value-type="float" office:value="1130" calcext:value-type="float">
            <text:p>1130</text:p>
          </table:table-cell>
          <table:table-cell table:style-name="Default" office:value-type="string" calcext:value-type="string">
            <text:p>3.15.02.02</text:p>
          </table:table-cell>
          <table:table-cell/>
          <table:table-cell office:value-type="float" office:value="1130" calcext:value-type="float">
            <text:p>1130</text:p>
          </table:table-cell>
          <table:table-cell table:style-name="Default" office:value-type="string" calcext:value-type="string">
            <text:p>3.15.02.02</text:p>
          </table:table-cell>
        </table:table-row>
        <table:table-row table:style-name="ro4">
          <table:table-cell office:value-type="float" office:value="1131" calcext:value-type="float">
            <text:p>1131</text:p>
          </table:table-cell>
          <table:table-cell table:style-name="Default" office:value-type="string" calcext:value-type="string">
            <text:p>3.15.02.03</text:p>
          </table:table-cell>
          <table:table-cell/>
          <table:table-cell office:value-type="float" office:value="1131" calcext:value-type="float">
            <text:p>1131</text:p>
          </table:table-cell>
          <table:table-cell table:style-name="Default" office:value-type="string" calcext:value-type="string">
            <text:p>3.15.02.03</text:p>
          </table:table-cell>
        </table:table-row>
        <table:table-row table:style-name="ro4">
          <table:table-cell office:value-type="float" office:value="1132" calcext:value-type="float">
            <text:p>1132</text:p>
          </table:table-cell>
          <table:table-cell table:style-name="Default" office:value-type="string" calcext:value-type="string">
            <text:p>3.15.03</text:p>
          </table:table-cell>
          <table:table-cell/>
          <table:table-cell office:value-type="float" office:value="1132" calcext:value-type="float">
            <text:p>1132</text:p>
          </table:table-cell>
          <table:table-cell table:style-name="Default" office:value-type="string" calcext:value-type="string">
            <text:p>3.15.03</text:p>
          </table:table-cell>
        </table:table-row>
        <table:table-row table:style-name="ro4">
          <table:table-cell office:value-type="float" office:value="1133" calcext:value-type="float">
            <text:p>1133</text:p>
          </table:table-cell>
          <table:table-cell table:style-name="Default" office:value-type="string" calcext:value-type="string">
            <text:p>3.15.03.01</text:p>
          </table:table-cell>
          <table:table-cell/>
          <table:table-cell office:value-type="float" office:value="1133" calcext:value-type="float">
            <text:p>1133</text:p>
          </table:table-cell>
          <table:table-cell table:style-name="Default" office:value-type="string" calcext:value-type="string">
            <text:p>3.15.03.01</text:p>
          </table:table-cell>
        </table:table-row>
        <table:table-row table:style-name="ro4">
          <table:table-cell office:value-type="float" office:value="1134" calcext:value-type="float">
            <text:p>1134</text:p>
          </table:table-cell>
          <table:table-cell table:style-name="Default" office:value-type="string" calcext:value-type="string">
            <text:p>3.15.03.01.01</text:p>
          </table:table-cell>
          <table:table-cell/>
          <table:table-cell office:value-type="float" office:value="1134" calcext:value-type="float">
            <text:p>1134</text:p>
          </table:table-cell>
          <table:table-cell table:style-name="Default" office:value-type="string" calcext:value-type="string">
            <text:p>3.15.03.01.01</text:p>
          </table:table-cell>
        </table:table-row>
        <table:table-row table:style-name="ro4">
          <table:table-cell office:value-type="float" office:value="1135" calcext:value-type="float">
            <text:p>1135</text:p>
          </table:table-cell>
          <table:table-cell table:style-name="Default" office:value-type="string" calcext:value-type="string">
            <text:p>3.15.03.01.02</text:p>
          </table:table-cell>
          <table:table-cell/>
          <table:table-cell office:value-type="float" office:value="1135" calcext:value-type="float">
            <text:p>1135</text:p>
          </table:table-cell>
          <table:table-cell table:style-name="Default" office:value-type="string" calcext:value-type="string">
            <text:p>3.15.03.01.02</text:p>
          </table:table-cell>
        </table:table-row>
        <table:table-row table:style-name="ro4">
          <table:table-cell office:value-type="float" office:value="1136" calcext:value-type="float">
            <text:p>1136</text:p>
          </table:table-cell>
          <table:table-cell table:style-name="Default" office:value-type="string" calcext:value-type="string">
            <text:p>3.15.03.01.03</text:p>
          </table:table-cell>
          <table:table-cell/>
          <table:table-cell office:value-type="float" office:value="1136" calcext:value-type="float">
            <text:p>1136</text:p>
          </table:table-cell>
          <table:table-cell table:style-name="Default" office:value-type="string" calcext:value-type="string">
            <text:p>3.15.03.01.03</text:p>
          </table:table-cell>
        </table:table-row>
        <table:table-row table:style-name="ro4">
          <table:table-cell office:value-type="float" office:value="1137" calcext:value-type="float">
            <text:p>1137</text:p>
          </table:table-cell>
          <table:table-cell table:style-name="Default" office:value-type="string" calcext:value-type="string">
            <text:p>3.15.03.01.04</text:p>
          </table:table-cell>
          <table:table-cell/>
          <table:table-cell office:value-type="float" office:value="1137" calcext:value-type="float">
            <text:p>1137</text:p>
          </table:table-cell>
          <table:table-cell table:style-name="Default" office:value-type="string" calcext:value-type="string">
            <text:p>3.15.03.01.04</text:p>
          </table:table-cell>
        </table:table-row>
        <table:table-row table:style-name="ro4">
          <table:table-cell office:value-type="float" office:value="1138" calcext:value-type="float">
            <text:p>1138</text:p>
          </table:table-cell>
          <table:table-cell table:style-name="Default" office:value-type="string" calcext:value-type="string">
            <text:p>3.15.03.01.05</text:p>
          </table:table-cell>
          <table:table-cell/>
          <table:table-cell office:value-type="float" office:value="1138" calcext:value-type="float">
            <text:p>1138</text:p>
          </table:table-cell>
          <table:table-cell table:style-name="Default" office:value-type="string" calcext:value-type="string">
            <text:p>3.15.03.01.05</text:p>
          </table:table-cell>
        </table:table-row>
        <table:table-row table:style-name="ro4">
          <table:table-cell office:value-type="float" office:value="1139" calcext:value-type="float">
            <text:p>1139</text:p>
          </table:table-cell>
          <table:table-cell table:style-name="Default" office:value-type="string" calcext:value-type="string">
            <text:p>3.15.03.01.06</text:p>
          </table:table-cell>
          <table:table-cell/>
          <table:table-cell office:value-type="float" office:value="1139" calcext:value-type="float">
            <text:p>1139</text:p>
          </table:table-cell>
          <table:table-cell table:style-name="Default" office:value-type="string" calcext:value-type="string">
            <text:p>3.15.03.01.06</text:p>
          </table:table-cell>
        </table:table-row>
        <table:table-row table:style-name="ro4">
          <table:table-cell office:value-type="float" office:value="1140" calcext:value-type="float">
            <text:p>1140</text:p>
          </table:table-cell>
          <table:table-cell table:style-name="Default" office:value-type="string" calcext:value-type="string">
            <text:p>3.15.03.01.07</text:p>
          </table:table-cell>
          <table:table-cell/>
          <table:table-cell office:value-type="float" office:value="677" calcext:value-type="float">
            <text:p>677</text:p>
          </table:table-cell>
          <table:table-cell table:style-name="Default" office:value-type="string" calcext:value-type="string">
            <text:p>3.15.03.01.07</text:p>
          </table:table-cell>
        </table:table-row>
        <table:table-row table:style-name="ro4">
          <table:table-cell office:value-type="float" office:value="1141" calcext:value-type="float">
            <text:p>1141</text:p>
          </table:table-cell>
          <table:table-cell table:style-name="Default" office:value-type="string" calcext:value-type="string">
            <text:p>3.15.03.01.08</text:p>
          </table:table-cell>
          <table:table-cell/>
          <table:table-cell office:value-type="float" office:value="1140" calcext:value-type="float">
            <text:p>1140</text:p>
          </table:table-cell>
          <table:table-cell table:style-name="Default" office:value-type="string" calcext:value-type="string">
            <text:p>3.15.03.01.07</text:p>
          </table:table-cell>
        </table:table-row>
        <table:table-row table:style-name="ro4">
          <table:table-cell office:value-type="float" office:value="1142" calcext:value-type="float">
            <text:p>1142</text:p>
          </table:table-cell>
          <table:table-cell table:style-name="Default" office:value-type="string" calcext:value-type="string">
            <text:p>3.15.03.02</text:p>
          </table:table-cell>
          <table:table-cell/>
          <table:table-cell office:value-type="float" office:value="1141" calcext:value-type="float">
            <text:p>1141</text:p>
          </table:table-cell>
          <table:table-cell table:style-name="Default" office:value-type="string" calcext:value-type="string">
            <text:p>3.15.03.01.08</text:p>
          </table:table-cell>
        </table:table-row>
        <table:table-row table:style-name="ro4">
          <table:table-cell office:value-type="float" office:value="1143" calcext:value-type="float">
            <text:p>1143</text:p>
          </table:table-cell>
          <table:table-cell table:style-name="Default" office:value-type="string" calcext:value-type="string">
            <text:p>3.15.03.02.01</text:p>
          </table:table-cell>
          <table:table-cell/>
          <table:table-cell office:value-type="float" office:value="1142" calcext:value-type="float">
            <text:p>1142</text:p>
          </table:table-cell>
          <table:table-cell table:style-name="Default" office:value-type="string" calcext:value-type="string">
            <text:p>3.15.03.02</text:p>
          </table:table-cell>
        </table:table-row>
        <table:table-row table:style-name="ro4">
          <table:table-cell office:value-type="float" office:value="1144" calcext:value-type="float">
            <text:p>1144</text:p>
          </table:table-cell>
          <table:table-cell table:style-name="Default" office:value-type="string" calcext:value-type="string">
            <text:p>3.15.03.02.02</text:p>
          </table:table-cell>
          <table:table-cell/>
          <table:table-cell office:value-type="float" office:value="1143" calcext:value-type="float">
            <text:p>1143</text:p>
          </table:table-cell>
          <table:table-cell table:style-name="Default" office:value-type="string" calcext:value-type="string">
            <text:p>3.15.03.02.01</text:p>
          </table:table-cell>
        </table:table-row>
        <table:table-row table:style-name="ro4">
          <table:table-cell office:value-type="float" office:value="1145" calcext:value-type="float">
            <text:p>1145</text:p>
          </table:table-cell>
          <table:table-cell table:style-name="Default" office:value-type="string" calcext:value-type="string">
            <text:p>3.15.03.03</text:p>
          </table:table-cell>
          <table:table-cell/>
          <table:table-cell office:value-type="float" office:value="1144" calcext:value-type="float">
            <text:p>1144</text:p>
          </table:table-cell>
          <table:table-cell table:style-name="Default" office:value-type="string" calcext:value-type="string">
            <text:p>3.15.03.02.02</text:p>
          </table:table-cell>
        </table:table-row>
        <table:table-row table:style-name="ro4">
          <table:table-cell office:value-type="float" office:value="1146" calcext:value-type="float">
            <text:p>1146</text:p>
          </table:table-cell>
          <table:table-cell table:style-name="Default" office:value-type="string" calcext:value-type="string">
            <text:p>3.15.03.03.01</text:p>
          </table:table-cell>
          <table:table-cell/>
          <table:table-cell office:value-type="float" office:value="1145" calcext:value-type="float">
            <text:p>1145</text:p>
          </table:table-cell>
          <table:table-cell table:style-name="Default" office:value-type="string" calcext:value-type="string">
            <text:p>3.15.03.03</text:p>
          </table:table-cell>
        </table:table-row>
        <table:table-row table:style-name="ro4">
          <table:table-cell office:value-type="float" office:value="1147" calcext:value-type="float">
            <text:p>1147</text:p>
          </table:table-cell>
          <table:table-cell table:style-name="Default" office:value-type="string" calcext:value-type="string">
            <text:p>3.15.03.03.02</text:p>
          </table:table-cell>
          <table:table-cell/>
          <table:table-cell office:value-type="float" office:value="1146" calcext:value-type="float">
            <text:p>1146</text:p>
          </table:table-cell>
          <table:table-cell table:style-name="Default" office:value-type="string" calcext:value-type="string">
            <text:p>3.15.03.03.01</text:p>
          </table:table-cell>
        </table:table-row>
        <table:table-row table:style-name="ro4">
          <table:table-cell office:value-type="float" office:value="1148" calcext:value-type="float">
            <text:p>1148</text:p>
          </table:table-cell>
          <table:table-cell table:style-name="Default" office:value-type="string" calcext:value-type="string">
            <text:p>3.15.03.03.03</text:p>
          </table:table-cell>
          <table:table-cell/>
          <table:table-cell office:value-type="float" office:value="1147" calcext:value-type="float">
            <text:p>1147</text:p>
          </table:table-cell>
          <table:table-cell table:style-name="Default" office:value-type="string" calcext:value-type="string">
            <text:p>3.15.03.03.02</text:p>
          </table:table-cell>
        </table:table-row>
        <table:table-row table:style-name="ro4">
          <table:table-cell office:value-type="float" office:value="1149" calcext:value-type="float">
            <text:p>1149</text:p>
          </table:table-cell>
          <table:table-cell table:style-name="Default" office:value-type="string" calcext:value-type="string">
            <text:p>3.15.03.03.04</text:p>
          </table:table-cell>
          <table:table-cell/>
          <table:table-cell office:value-type="float" office:value="1148" calcext:value-type="float">
            <text:p>1148</text:p>
          </table:table-cell>
          <table:table-cell table:style-name="Default" office:value-type="string" calcext:value-type="string">
            <text:p>3.15.03.03.03</text:p>
          </table:table-cell>
        </table:table-row>
        <table:table-row table:style-name="ro4">
          <table:table-cell office:value-type="float" office:value="1150" calcext:value-type="float">
            <text:p>1150</text:p>
          </table:table-cell>
          <table:table-cell table:style-name="Default" office:value-type="string" calcext:value-type="string">
            <text:p>3.15.03.04</text:p>
          </table:table-cell>
          <table:table-cell/>
          <table:table-cell office:value-type="float" office:value="1149" calcext:value-type="float">
            <text:p>1149</text:p>
          </table:table-cell>
          <table:table-cell table:style-name="Default" office:value-type="string" calcext:value-type="string">
            <text:p>3.15.03.03.04</text:p>
          </table:table-cell>
        </table:table-row>
        <table:table-row table:style-name="ro4">
          <table:table-cell office:value-type="float" office:value="1151" calcext:value-type="float">
            <text:p>1151</text:p>
          </table:table-cell>
          <table:table-cell table:style-name="Default" office:value-type="string" calcext:value-type="string">
            <text:p>3.15.03.04.01</text:p>
          </table:table-cell>
          <table:table-cell/>
          <table:table-cell office:value-type="float" office:value="1150" calcext:value-type="float">
            <text:p>1150</text:p>
          </table:table-cell>
          <table:table-cell table:style-name="Default" office:value-type="string" calcext:value-type="string">
            <text:p>3.15.03.04</text:p>
          </table:table-cell>
        </table:table-row>
        <table:table-row table:style-name="ro4">
          <table:table-cell office:value-type="float" office:value="1152" calcext:value-type="float">
            <text:p>1152</text:p>
          </table:table-cell>
          <table:table-cell table:style-name="Default" office:value-type="string" calcext:value-type="string">
            <text:p>3.15.03.04.02</text:p>
          </table:table-cell>
          <table:table-cell/>
          <table:table-cell office:value-type="float" office:value="1151" calcext:value-type="float">
            <text:p>1151</text:p>
          </table:table-cell>
          <table:table-cell table:style-name="Default" office:value-type="string" calcext:value-type="string">
            <text:p>3.15.03.04.01</text:p>
          </table:table-cell>
        </table:table-row>
        <table:table-row table:style-name="ro4">
          <table:table-cell office:value-type="float" office:value="1153" calcext:value-type="float">
            <text:p>1153</text:p>
          </table:table-cell>
          <table:table-cell table:style-name="Default" office:value-type="string" calcext:value-type="string">
            <text:p>3.15.03.04.03</text:p>
          </table:table-cell>
          <table:table-cell/>
          <table:table-cell office:value-type="float" office:value="1152" calcext:value-type="float">
            <text:p>1152</text:p>
          </table:table-cell>
          <table:table-cell table:style-name="Default" office:value-type="string" calcext:value-type="string">
            <text:p>3.15.03.04.02</text:p>
          </table:table-cell>
        </table:table-row>
        <table:table-row table:style-name="ro4">
          <table:table-cell office:value-type="float" office:value="1154" calcext:value-type="float">
            <text:p>1154</text:p>
          </table:table-cell>
          <table:table-cell table:style-name="Default" office:value-type="string" calcext:value-type="string">
            <text:p>3.15.03.04.04</text:p>
          </table:table-cell>
          <table:table-cell/>
          <table:table-cell office:value-type="float" office:value="1153" calcext:value-type="float">
            <text:p>1153</text:p>
          </table:table-cell>
          <table:table-cell table:style-name="Default" office:value-type="string" calcext:value-type="string">
            <text:p>3.15.03.04.03</text:p>
          </table:table-cell>
        </table:table-row>
        <table:table-row table:style-name="ro4">
          <table:table-cell office:value-type="float" office:value="1155" calcext:value-type="float">
            <text:p>1155</text:p>
          </table:table-cell>
          <table:table-cell table:style-name="Default" office:value-type="string" calcext:value-type="string">
            <text:p>3.15.03.04.05</text:p>
          </table:table-cell>
          <table:table-cell/>
          <table:table-cell office:value-type="float" office:value="1154" calcext:value-type="float">
            <text:p>1154</text:p>
          </table:table-cell>
          <table:table-cell table:style-name="Default" office:value-type="string" calcext:value-type="string">
            <text:p>3.15.03.04.04</text:p>
          </table:table-cell>
        </table:table-row>
        <table:table-row table:style-name="ro4">
          <table:table-cell office:value-type="float" office:value="1156" calcext:value-type="float">
            <text:p>1156</text:p>
          </table:table-cell>
          <table:table-cell table:style-name="Default" office:value-type="string" calcext:value-type="string">
            <text:p>3.15.03.05</text:p>
          </table:table-cell>
          <table:table-cell/>
          <table:table-cell office:value-type="float" office:value="1155" calcext:value-type="float">
            <text:p>1155</text:p>
          </table:table-cell>
          <table:table-cell table:style-name="Default" office:value-type="string" calcext:value-type="string">
            <text:p>3.15.03.04.05</text:p>
          </table:table-cell>
        </table:table-row>
        <table:table-row table:style-name="ro4">
          <table:table-cell office:value-type="float" office:value="1157" calcext:value-type="float">
            <text:p>1157</text:p>
          </table:table-cell>
          <table:table-cell table:style-name="Default" office:value-type="string" calcext:value-type="string">
            <text:p>3.15.03.05.01</text:p>
          </table:table-cell>
          <table:table-cell/>
          <table:table-cell office:value-type="float" office:value="1156" calcext:value-type="float">
            <text:p>1156</text:p>
          </table:table-cell>
          <table:table-cell table:style-name="Default" office:value-type="string" calcext:value-type="string">
            <text:p>3.15.03.05</text:p>
          </table:table-cell>
        </table:table-row>
        <table:table-row table:style-name="ro4">
          <table:table-cell office:value-type="float" office:value="1158" calcext:value-type="float">
            <text:p>1158</text:p>
          </table:table-cell>
          <table:table-cell table:style-name="Default" office:value-type="string" calcext:value-type="string">
            <text:p>3.15.04</text:p>
          </table:table-cell>
          <table:table-cell/>
          <table:table-cell office:value-type="float" office:value="1157" calcext:value-type="float">
            <text:p>1157</text:p>
          </table:table-cell>
          <table:table-cell table:style-name="Default" office:value-type="string" calcext:value-type="string">
            <text:p>3.15.03.05.01</text:p>
          </table:table-cell>
        </table:table-row>
        <table:table-row table:style-name="ro4">
          <table:table-cell office:value-type="float" office:value="1159" calcext:value-type="float">
            <text:p>1159</text:p>
          </table:table-cell>
          <table:table-cell table:style-name="Default" office:value-type="string" calcext:value-type="string">
            <text:p>3.15.04.01</text:p>
          </table:table-cell>
          <table:table-cell/>
          <table:table-cell office:value-type="float" office:value="1158" calcext:value-type="float">
            <text:p>1158</text:p>
          </table:table-cell>
          <table:table-cell table:style-name="Default" office:value-type="string" calcext:value-type="string">
            <text:p>3.15.04</text:p>
          </table:table-cell>
        </table:table-row>
        <table:table-row table:style-name="ro4">
          <table:table-cell office:value-type="float" office:value="1160" calcext:value-type="float">
            <text:p>1160</text:p>
          </table:table-cell>
          <table:table-cell table:style-name="Default" office:value-type="string" calcext:value-type="string">
            <text:p>3.15.04.01.01</text:p>
          </table:table-cell>
          <table:table-cell/>
          <table:table-cell office:value-type="float" office:value="1159" calcext:value-type="float">
            <text:p>1159</text:p>
          </table:table-cell>
          <table:table-cell table:style-name="Default" office:value-type="string" calcext:value-type="string">
            <text:p>3.15.04.01</text:p>
          </table:table-cell>
        </table:table-row>
        <table:table-row table:style-name="ro4">
          <table:table-cell office:value-type="float" office:value="1161" calcext:value-type="float">
            <text:p>1161</text:p>
          </table:table-cell>
          <table:table-cell table:style-name="Default" office:value-type="string" calcext:value-type="string">
            <text:p>3.15.04.01.02</text:p>
          </table:table-cell>
          <table:table-cell/>
          <table:table-cell office:value-type="float" office:value="1160" calcext:value-type="float">
            <text:p>1160</text:p>
          </table:table-cell>
          <table:table-cell table:style-name="Default" office:value-type="string" calcext:value-type="string">
            <text:p>3.15.04.01.01</text:p>
          </table:table-cell>
        </table:table-row>
        <table:table-row table:style-name="ro4">
          <table:table-cell office:value-type="float" office:value="1162" calcext:value-type="float">
            <text:p>1162</text:p>
          </table:table-cell>
          <table:table-cell table:style-name="Default" office:value-type="string" calcext:value-type="string">
            <text:p>3.15.04.02</text:p>
          </table:table-cell>
          <table:table-cell/>
          <table:table-cell office:value-type="float" office:value="1161" calcext:value-type="float">
            <text:p>1161</text:p>
          </table:table-cell>
          <table:table-cell table:style-name="Default" office:value-type="string" calcext:value-type="string">
            <text:p>3.15.04.01.02</text:p>
          </table:table-cell>
        </table:table-row>
        <table:table-row table:style-name="ro4">
          <table:table-cell office:value-type="float" office:value="1163" calcext:value-type="float">
            <text:p>1163</text:p>
          </table:table-cell>
          <table:table-cell table:style-name="Default" office:value-type="string" calcext:value-type="string">
            <text:p>3.15.04.02.01</text:p>
          </table:table-cell>
          <table:table-cell/>
          <table:table-cell office:value-type="float" office:value="1162" calcext:value-type="float">
            <text:p>1162</text:p>
          </table:table-cell>
          <table:table-cell table:style-name="Default" office:value-type="string" calcext:value-type="string">
            <text:p>3.15.04.02</text:p>
          </table:table-cell>
        </table:table-row>
        <table:table-row table:style-name="ro4">
          <table:table-cell office:value-type="float" office:value="1164" calcext:value-type="float">
            <text:p>1164</text:p>
          </table:table-cell>
          <table:table-cell office:value-type="string" calcext:value-type="string">
            <text:p>3.16</text:p>
          </table:table-cell>
          <table:table-cell/>
          <table:table-cell office:value-type="float" office:value="1163" calcext:value-type="float">
            <text:p>1163</text:p>
          </table:table-cell>
          <table:table-cell table:style-name="Default" office:value-type="string" calcext:value-type="string">
            <text:p>3.15.04.02.01</text:p>
          </table:table-cell>
        </table:table-row>
        <table:table-row table:style-name="ro4">
          <table:table-cell office:value-type="float" office:value="1165" calcext:value-type="float">
            <text:p>1165</text:p>
          </table:table-cell>
          <table:table-cell table:style-name="Default" office:value-type="string" calcext:value-type="string">
            <text:p>3.16.01</text:p>
          </table:table-cell>
          <table:table-cell/>
          <table:table-cell office:value-type="float" office:value="1164" calcext:value-type="float">
            <text:p>1164</text:p>
          </table:table-cell>
          <table:table-cell office:value-type="string" calcext:value-type="string">
            <text:p>3.16</text:p>
          </table:table-cell>
        </table:table-row>
        <table:table-row table:style-name="ro4">
          <table:table-cell office:value-type="float" office:value="1166" calcext:value-type="float">
            <text:p>1166</text:p>
          </table:table-cell>
          <table:table-cell table:style-name="Default" office:value-type="string" calcext:value-type="string">
            <text:p>3.16.02</text:p>
          </table:table-cell>
          <table:table-cell/>
          <table:table-cell office:value-type="float" office:value="1165" calcext:value-type="float">
            <text:p>1165</text:p>
          </table:table-cell>
          <table:table-cell table:style-name="Default" office:value-type="string" calcext:value-type="string">
            <text:p>3.16.01</text:p>
          </table:table-cell>
        </table:table-row>
        <table:table-row table:style-name="ro4">
          <table:table-cell office:value-type="float" office:value="1167" calcext:value-type="float">
            <text:p>1167</text:p>
          </table:table-cell>
          <table:table-cell table:style-name="Default" office:value-type="string" calcext:value-type="string">
            <text:p>3.16.03</text:p>
          </table:table-cell>
          <table:table-cell/>
          <table:table-cell office:value-type="float" office:value="1166" calcext:value-type="float">
            <text:p>1166</text:p>
          </table:table-cell>
          <table:table-cell table:style-name="Default" office:value-type="string" calcext:value-type="string">
            <text:p>3.16.02</text:p>
          </table:table-cell>
        </table:table-row>
        <table:table-row table:style-name="ro4">
          <table:table-cell office:value-type="float" office:value="1168" calcext:value-type="float">
            <text:p>1168</text:p>
          </table:table-cell>
          <table:table-cell table:style-name="Default" office:value-type="string" calcext:value-type="string">
            <text:p>3.16.04</text:p>
          </table:table-cell>
          <table:table-cell/>
          <table:table-cell office:value-type="float" office:value="1167" calcext:value-type="float">
            <text:p>1167</text:p>
          </table:table-cell>
          <table:table-cell table:style-name="Default" office:value-type="string" calcext:value-type="string">
            <text:p>3.16.03</text:p>
          </table:table-cell>
        </table:table-row>
        <table:table-row table:style-name="ro4">
          <table:table-cell office:value-type="float" office:value="1169" calcext:value-type="float">
            <text:p>1169</text:p>
          </table:table-cell>
          <table:table-cell table:style-name="Default" office:value-type="string" calcext:value-type="string">
            <text:p>3.16.05</text:p>
          </table:table-cell>
          <table:table-cell/>
          <table:table-cell office:value-type="float" office:value="1168" calcext:value-type="float">
            <text:p>1168</text:p>
          </table:table-cell>
          <table:table-cell table:style-name="Default" office:value-type="string" calcext:value-type="string">
            <text:p>3.16.04</text:p>
          </table:table-cell>
        </table:table-row>
        <table:table-row table:style-name="ro4">
          <table:table-cell office:value-type="float" office:value="1170" calcext:value-type="float">
            <text:p>1170</text:p>
          </table:table-cell>
          <table:table-cell table:style-name="Default" office:value-type="string" calcext:value-type="string">
            <text:p>3.16.06</text:p>
          </table:table-cell>
          <table:table-cell/>
          <table:table-cell office:value-type="float" office:value="1169" calcext:value-type="float">
            <text:p>1169</text:p>
          </table:table-cell>
          <table:table-cell table:style-name="Default" office:value-type="string" calcext:value-type="string">
            <text:p>3.16.05</text:p>
          </table:table-cell>
        </table:table-row>
        <table:table-row table:style-name="ro4">
          <table:table-cell office:value-type="float" office:value="1171" calcext:value-type="float">
            <text:p>1171</text:p>
          </table:table-cell>
          <table:table-cell office:value-type="string" calcext:value-type="string">
            <text:p>3.17</text:p>
          </table:table-cell>
          <table:table-cell/>
          <table:table-cell office:value-type="float" office:value="1170" calcext:value-type="float">
            <text:p>1170</text:p>
          </table:table-cell>
          <table:table-cell table:style-name="Default" office:value-type="string" calcext:value-type="string">
            <text:p>3.16.06</text:p>
          </table:table-cell>
        </table:table-row>
        <table:table-row table:style-name="ro4">
          <table:table-cell office:value-type="float" office:value="1172" calcext:value-type="float">
            <text:p>1172</text:p>
          </table:table-cell>
          <table:table-cell table:style-name="Default" office:value-type="string" calcext:value-type="string">
            <text:p>3.17.01</text:p>
          </table:table-cell>
          <table:table-cell/>
          <table:table-cell office:value-type="float" office:value="1171" calcext:value-type="float">
            <text:p>1171</text:p>
          </table:table-cell>
          <table:table-cell office:value-type="string" calcext:value-type="string">
            <text:p>3.17</text:p>
          </table:table-cell>
        </table:table-row>
        <table:table-row table:style-name="ro4">
          <table:table-cell office:value-type="float" office:value="1173" calcext:value-type="float">
            <text:p>1173</text:p>
          </table:table-cell>
          <table:table-cell table:style-name="Default" office:value-type="string" calcext:value-type="string">
            <text:p>3.17.02</text:p>
          </table:table-cell>
          <table:table-cell/>
          <table:table-cell office:value-type="float" office:value="1172" calcext:value-type="float">
            <text:p>1172</text:p>
          </table:table-cell>
          <table:table-cell table:style-name="Default" office:value-type="string" calcext:value-type="string">
            <text:p>3.17.01</text:p>
          </table:table-cell>
        </table:table-row>
        <table:table-row table:style-name="ro4">
          <table:table-cell office:value-type="float" office:value="1174" calcext:value-type="float">
            <text:p>1174</text:p>
          </table:table-cell>
          <table:table-cell table:style-name="Default" office:value-type="string" calcext:value-type="string">
            <text:p>3.17.03</text:p>
          </table:table-cell>
          <table:table-cell/>
          <table:table-cell office:value-type="float" office:value="1173" calcext:value-type="float">
            <text:p>1173</text:p>
          </table:table-cell>
          <table:table-cell table:style-name="Default" office:value-type="string" calcext:value-type="string">
            <text:p>3.17.02</text:p>
          </table:table-cell>
        </table:table-row>
        <table:table-row table:style-name="ro4">
          <table:table-cell office:value-type="float" office:value="1175" calcext:value-type="float">
            <text:p>1175</text:p>
          </table:table-cell>
          <table:table-cell table:style-name="Default" office:value-type="float" office:value="4" calcext:value-type="float">
            <text:p>4</text:p>
          </table:table-cell>
          <table:table-cell/>
          <table:table-cell office:value-type="float" office:value="1174" calcext:value-type="float">
            <text:p>1174</text:p>
          </table:table-cell>
          <table:table-cell table:style-name="Default" office:value-type="string" calcext:value-type="string">
            <text:p>3.17.03</text:p>
          </table:table-cell>
        </table:table-row>
        <table:table-row table:style-name="ro4">
          <table:table-cell office:value-type="float" office:value="1176" calcext:value-type="float">
            <text:p>1176</text:p>
          </table:table-cell>
          <table:table-cell office:value-type="string" calcext:value-type="string">
            <text:p>4.01</text:p>
          </table:table-cell>
          <table:table-cell/>
          <table:table-cell office:value-type="float" office:value="1175" calcext:value-type="float">
            <text:p>1175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4">
          <table:table-cell office:value-type="float" office:value="1177" calcext:value-type="float">
            <text:p>1177</text:p>
          </table:table-cell>
          <table:table-cell office:value-type="string" calcext:value-type="string">
            <text:p>4.01.01</text:p>
          </table:table-cell>
          <table:table-cell/>
          <table:table-cell office:value-type="float" office:value="1176" calcext:value-type="float">
            <text:p>1176</text:p>
          </table:table-cell>
          <table:table-cell office:value-type="string" calcext:value-type="string">
            <text:p>4.01</text:p>
          </table:table-cell>
        </table:table-row>
        <table:table-row table:style-name="ro4">
          <table:table-cell office:value-type="float" office:value="1178" calcext:value-type="float">
            <text:p>1178</text:p>
          </table:table-cell>
          <table:table-cell office:value-type="string" calcext:value-type="string">
            <text:p>4.01.02</text:p>
          </table:table-cell>
          <table:table-cell/>
          <table:table-cell office:value-type="float" office:value="1177" calcext:value-type="float">
            <text:p>1177</text:p>
          </table:table-cell>
          <table:table-cell office:value-type="string" calcext:value-type="string">
            <text:p>4.01.01</text:p>
          </table:table-cell>
        </table:table-row>
        <table:table-row table:style-name="ro4">
          <table:table-cell office:value-type="float" office:value="1179" calcext:value-type="float">
            <text:p>1179</text:p>
          </table:table-cell>
          <table:table-cell office:value-type="string" calcext:value-type="string">
            <text:p>4.01.03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string" calcext:value-type="string">
            <text:p>4.01.02</text:p>
          </table:table-cell>
        </table:table-row>
        <table:table-row table:style-name="ro4">
          <table:table-cell office:value-type="float" office:value="1180" calcext:value-type="float">
            <text:p>1180</text:p>
          </table:table-cell>
          <table:table-cell office:value-type="string" calcext:value-type="string">
            <text:p>4.01.04</text:p>
          </table:table-cell>
          <table:table-cell/>
          <table:table-cell office:value-type="float" office:value="1179" calcext:value-type="float">
            <text:p>1179</text:p>
          </table:table-cell>
          <table:table-cell office:value-type="string" calcext:value-type="string">
            <text:p>4.01.03</text:p>
          </table:table-cell>
        </table:table-row>
        <table:table-row table:style-name="ro4">
          <table:table-cell office:value-type="float" office:value="1181" calcext:value-type="float">
            <text:p>1181</text:p>
          </table:table-cell>
          <table:table-cell table:style-name="Default" office:value-type="string" calcext:value-type="string">
            <text:p>4.01.04.01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string" calcext:value-type="string">
            <text:p>4.01.04</text:p>
          </table:table-cell>
        </table:table-row>
        <table:table-row table:style-name="ro4">
          <table:table-cell office:value-type="float" office:value="1182" calcext:value-type="float">
            <text:p>1182</text:p>
          </table:table-cell>
          <table:table-cell table:style-name="Default" office:value-type="string" calcext:value-type="string">
            <text:p>4.01.04.02</text:p>
          </table:table-cell>
          <table:table-cell/>
          <table:table-cell office:value-type="float" office:value="1181" calcext:value-type="float">
            <text:p>1181</text:p>
          </table:table-cell>
          <table:table-cell table:style-name="Default" office:value-type="string" calcext:value-type="string">
            <text:p>4.01.04.01</text:p>
          </table:table-cell>
        </table:table-row>
        <table:table-row table:style-name="ro4">
          <table:table-cell office:value-type="float" office:value="1183" calcext:value-type="float">
            <text:p>1183</text:p>
          </table:table-cell>
          <table:table-cell office:value-type="string" calcext:value-type="string">
            <text:p>4.02</text:p>
          </table:table-cell>
          <table:table-cell/>
          <table:table-cell office:value-type="float" office:value="1182" calcext:value-type="float">
            <text:p>1182</text:p>
          </table:table-cell>
          <table:table-cell table:style-name="Default" office:value-type="string" calcext:value-type="string">
            <text:p>4.01.04.02</text:p>
          </table:table-cell>
        </table:table-row>
        <table:table-row table:style-name="ro4">
          <table:table-cell office:value-type="float" office:value="1184" calcext:value-type="float">
            <text:p>1184</text:p>
          </table:table-cell>
          <table:table-cell office:value-type="string" calcext:value-type="string">
            <text:p>4.02.01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string" calcext:value-type="string">
            <text:p>4.02</text:p>
          </table:table-cell>
        </table:table-row>
        <table:table-row table:style-name="ro4">
          <table:table-cell office:value-type="float" office:value="1185" calcext:value-type="float">
            <text:p>1185</text:p>
          </table:table-cell>
          <table:table-cell office:value-type="string" calcext:value-type="string">
            <text:p>4.02.02</text:p>
          </table:table-cell>
          <table:table-cell/>
          <table:table-cell office:value-type="float" office:value="1184" calcext:value-type="float">
            <text:p>1184</text:p>
          </table:table-cell>
          <table:table-cell office:value-type="string" calcext:value-type="string">
            <text:p>4.02.01</text:p>
          </table:table-cell>
        </table:table-row>
        <table:table-row table:style-name="ro4">
          <table:table-cell office:value-type="float" office:value="1186" calcext:value-type="float">
            <text:p>1186</text:p>
          </table:table-cell>
          <table:table-cell office:value-type="string" calcext:value-type="string">
            <text:p>4.02.03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string" calcext:value-type="string">
            <text:p>4.02.02</text:p>
          </table:table-cell>
        </table:table-row>
        <table:table-row table:style-name="ro4">
          <table:table-cell office:value-type="float" office:value="1187" calcext:value-type="float">
            <text:p>1187</text:p>
          </table:table-cell>
          <table:table-cell office:value-type="string" calcext:value-type="string">
            <text:p>4.03</text:p>
          </table:table-cell>
          <table:table-cell/>
          <table:table-cell office:value-type="float" office:value="1186" calcext:value-type="float">
            <text:p>1186</text:p>
          </table:table-cell>
          <table:table-cell office:value-type="string" calcext:value-type="string">
            <text:p>4.02.03</text:p>
          </table:table-cell>
        </table:table-row>
        <table:table-row table:style-name="ro4">
          <table:table-cell office:value-type="float" office:value="1188" calcext:value-type="float">
            <text:p>1188</text:p>
          </table:table-cell>
          <table:table-cell office:value-type="string" calcext:value-type="string">
            <text:p>4.03.01</text:p>
          </table:table-cell>
          <table:table-cell/>
          <table:table-cell office:value-type="float" office:value="1187" calcext:value-type="float">
            <text:p>1187</text:p>
          </table:table-cell>
          <table:table-cell office:value-type="string" calcext:value-type="string">
            <text:p>4.03</text:p>
          </table:table-cell>
        </table:table-row>
        <table:table-row table:style-name="ro4">
          <table:table-cell office:value-type="float" office:value="1189" calcext:value-type="float">
            <text:p>1189</text:p>
          </table:table-cell>
          <table:table-cell office:value-type="string" calcext:value-type="string">
            <text:p>4.03.02</text:p>
          </table:table-cell>
          <table:table-cell/>
          <table:table-cell office:value-type="float" office:value="1188" calcext:value-type="float">
            <text:p>1188</text:p>
          </table:table-cell>
          <table:table-cell office:value-type="string" calcext:value-type="string">
            <text:p>4.03.01</text:p>
          </table:table-cell>
        </table:table-row>
        <table:table-row table:style-name="ro4">
          <table:table-cell office:value-type="float" office:value="1190" calcext:value-type="float">
            <text:p>1190</text:p>
          </table:table-cell>
          <table:table-cell office:value-type="string" calcext:value-type="string">
            <text:p>4.03.03</text:p>
          </table:table-cell>
          <table:table-cell/>
          <table:table-cell office:value-type="float" office:value="1189" calcext:value-type="float">
            <text:p>1189</text:p>
          </table:table-cell>
          <table:table-cell office:value-type="string" calcext:value-type="string">
            <text:p>4.03.02</text:p>
          </table:table-cell>
        </table:table-row>
        <table:table-row table:style-name="ro4">
          <table:table-cell office:value-type="float" office:value="1191" calcext:value-type="float">
            <text:p>1191</text:p>
          </table:table-cell>
          <table:table-cell office:value-type="string" calcext:value-type="string">
            <text:p>4.0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string" calcext:value-type="string">
            <text:p>4.03.03</text:p>
          </table:table-cell>
        </table:table-row>
        <table:table-row table:style-name="ro4">
          <table:table-cell office:value-type="float" office:value="1192" calcext:value-type="float">
            <text:p>1192</text:p>
          </table:table-cell>
          <table:table-cell office:value-type="string" calcext:value-type="string">
            <text:p>4.04.01</text:p>
          </table:table-cell>
          <table:table-cell/>
          <table:table-cell office:value-type="float" office:value="1191" calcext:value-type="float">
            <text:p>1191</text:p>
          </table:table-cell>
          <table:table-cell office:value-type="string" calcext:value-type="string">
            <text:p>4.04</text:p>
          </table:table-cell>
        </table:table-row>
        <table:table-row table:style-name="ro4">
          <table:table-cell office:value-type="float" office:value="1193" calcext:value-type="float">
            <text:p>1193</text:p>
          </table:table-cell>
          <table:table-cell office:value-type="string" calcext:value-type="string">
            <text:p>4.04.02</text:p>
          </table:table-cell>
          <table:table-cell/>
          <table:table-cell office:value-type="float" office:value="1192" calcext:value-type="float">
            <text:p>1192</text:p>
          </table:table-cell>
          <table:table-cell office:value-type="string" calcext:value-type="string">
            <text:p>4.04.01</text:p>
          </table:table-cell>
        </table:table-row>
        <table:table-row table:style-name="ro4">
          <table:table-cell office:value-type="float" office:value="1194" calcext:value-type="float">
            <text:p>1194</text:p>
          </table:table-cell>
          <table:table-cell office:value-type="string" calcext:value-type="string">
            <text:p>4.04.03</text:p>
          </table:table-cell>
          <table:table-cell/>
          <table:table-cell office:value-type="float" office:value="1193" calcext:value-type="float">
            <text:p>1193</text:p>
          </table:table-cell>
          <table:table-cell office:value-type="string" calcext:value-type="string">
            <text:p>4.04.02</text:p>
          </table:table-cell>
        </table:table-row>
        <table:table-row table:style-name="ro4">
          <table:table-cell office:value-type="float" office:value="1195" calcext:value-type="float">
            <text:p>1195</text:p>
          </table:table-cell>
          <table:table-cell office:value-type="string" calcext:value-type="string">
            <text:p>4.04.04</text:p>
          </table:table-cell>
          <table:table-cell/>
          <table:table-cell office:value-type="float" office:value="1194" calcext:value-type="float">
            <text:p>1194</text:p>
          </table:table-cell>
          <table:table-cell office:value-type="string" calcext:value-type="string">
            <text:p>4.04.03</text:p>
          </table:table-cell>
        </table:table-row>
        <table:table-row table:style-name="ro4">
          <table:table-cell office:value-type="float" office:value="1196" calcext:value-type="float">
            <text:p>1196</text:p>
          </table:table-cell>
          <table:table-cell office:value-type="string" calcext:value-type="string">
            <text:p>4.04.05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string" calcext:value-type="string">
            <text:p>4.04.04</text:p>
          </table:table-cell>
        </table:table-row>
        <table:table-row table:style-name="ro4">
          <table:table-cell office:value-type="float" office:value="1197" calcext:value-type="float">
            <text:p>1197</text:p>
          </table:table-cell>
          <table:table-cell table:style-name="Default" office:value-type="string" calcext:value-type="string">
            <text:p>4.04.05.01</text:p>
          </table:table-cell>
          <table:table-cell/>
          <table:table-cell office:value-type="float" office:value="1196" calcext:value-type="float">
            <text:p>1196</text:p>
          </table:table-cell>
          <table:table-cell office:value-type="string" calcext:value-type="string">
            <text:p>4.04.05</text:p>
          </table:table-cell>
        </table:table-row>
        <table:table-row table:style-name="ro4">
          <table:table-cell office:value-type="float" office:value="1198" calcext:value-type="float">
            <text:p>1198</text:p>
          </table:table-cell>
          <table:table-cell table:style-name="Default" office:value-type="string" calcext:value-type="string">
            <text:p>4.04.05.02</text:p>
          </table:table-cell>
          <table:table-cell/>
          <table:table-cell office:value-type="float" office:value="1197" calcext:value-type="float">
            <text:p>1197</text:p>
          </table:table-cell>
          <table:table-cell table:style-name="Default" office:value-type="string" calcext:value-type="string">
            <text:p>4.04.05.01</text:p>
          </table:table-cell>
        </table:table-row>
        <table:table-row table:style-name="ro4">
          <table:table-cell office:value-type="float" office:value="1199" calcext:value-type="float">
            <text:p>1199</text:p>
          </table:table-cell>
          <table:table-cell table:style-name="Default" office:value-type="string" calcext:value-type="string">
            <text:p>4.04.05.03</text:p>
          </table:table-cell>
          <table:table-cell/>
          <table:table-cell office:value-type="float" office:value="1198" calcext:value-type="float">
            <text:p>1198</text:p>
          </table:table-cell>
          <table:table-cell table:style-name="Default" office:value-type="string" calcext:value-type="string">
            <text:p>4.04.05.02</text:p>
          </table:table-cell>
        </table:table-row>
        <table:table-row table:style-name="ro4">
          <table:table-cell office:value-type="float" office:value="1200" calcext:value-type="float">
            <text:p>1200</text:p>
          </table:table-cell>
          <table:table-cell office:value-type="string" calcext:value-type="string">
            <text:p>4.04.06</text:p>
          </table:table-cell>
          <table:table-cell/>
          <table:table-cell office:value-type="float" office:value="1199" calcext:value-type="float">
            <text:p>1199</text:p>
          </table:table-cell>
          <table:table-cell table:style-name="Default" office:value-type="string" calcext:value-type="string">
            <text:p>4.04.05.03</text:p>
          </table:table-cell>
        </table:table-row>
        <table:table-row table:style-name="ro4">
          <table:table-cell office:value-type="float" office:value="1201" calcext:value-type="float">
            <text:p>1201</text:p>
          </table:table-cell>
          <table:table-cell table:style-name="Default" office:value-type="string" calcext:value-type="string">
            <text:p>4.04.06.0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4.04.06</text:p>
          </table:table-cell>
        </table:table-row>
        <table:table-row table:style-name="ro4">
          <table:table-cell office:value-type="float" office:value="1202" calcext:value-type="float">
            <text:p>1202</text:p>
          </table:table-cell>
          <table:table-cell table:style-name="Default" office:value-type="string" calcext:value-type="string">
            <text:p>4.04.06.02</text:p>
          </table:table-cell>
          <table:table-cell/>
          <table:table-cell office:value-type="float" office:value="1201" calcext:value-type="float">
            <text:p>1201</text:p>
          </table:table-cell>
          <table:table-cell table:style-name="Default" office:value-type="string" calcext:value-type="string">
            <text:p>4.04.06.01</text:p>
          </table:table-cell>
        </table:table-row>
        <table:table-row table:style-name="ro4">
          <table:table-cell office:value-type="float" office:value="1203" calcext:value-type="float">
            <text:p>1203</text:p>
          </table:table-cell>
          <table:table-cell table:style-name="Default" office:value-type="string" calcext:value-type="string">
            <text:p>4.04.06.03</text:p>
          </table:table-cell>
          <table:table-cell/>
          <table:table-cell office:value-type="float" office:value="1202" calcext:value-type="float">
            <text:p>1202</text:p>
          </table:table-cell>
          <table:table-cell table:style-name="Default" office:value-type="string" calcext:value-type="string">
            <text:p>4.04.06.02</text:p>
          </table:table-cell>
        </table:table-row>
        <table:table-row table:style-name="ro4">
          <table:table-cell office:value-type="float" office:value="1204" calcext:value-type="float">
            <text:p>1204</text:p>
          </table:table-cell>
          <table:table-cell table:style-name="Default" office:value-type="string" calcext:value-type="string">
            <text:p>4.04.06.04</text:p>
          </table:table-cell>
          <table:table-cell/>
          <table:table-cell office:value-type="float" office:value="1203" calcext:value-type="float">
            <text:p>1203</text:p>
          </table:table-cell>
          <table:table-cell table:style-name="Default" office:value-type="string" calcext:value-type="string">
            <text:p>4.04.06.03</text:p>
          </table:table-cell>
        </table:table-row>
        <table:table-row table:style-name="ro4">
          <table:table-cell office:value-type="float" office:value="1205" calcext:value-type="float">
            <text:p>1205</text:p>
          </table:table-cell>
          <table:table-cell office:value-type="string" calcext:value-type="string">
            <text:p>4.05</text:p>
          </table:table-cell>
          <table:table-cell/>
          <table:table-cell office:value-type="float" office:value="1204" calcext:value-type="float">
            <text:p>1204</text:p>
          </table:table-cell>
          <table:table-cell table:style-name="Default" office:value-type="string" calcext:value-type="string">
            <text:p>4.04.06.04</text:p>
          </table:table-cell>
        </table:table-row>
        <table:table-row table:style-name="ro4">
          <table:table-cell office:value-type="float" office:value="1206" calcext:value-type="float">
            <text:p>1206</text:p>
          </table:table-cell>
          <table:table-cell office:value-type="string" calcext:value-type="string">
            <text:p>4.05.01</text:p>
          </table:table-cell>
          <table:table-cell/>
          <table:table-cell office:value-type="float" office:value="1205" calcext:value-type="float">
            <text:p>1205</text:p>
          </table:table-cell>
          <table:table-cell office:value-type="string" calcext:value-type="string">
            <text:p>4.05</text:p>
          </table:table-cell>
        </table:table-row>
        <table:table-row table:style-name="ro4">
          <table:table-cell office:value-type="float" office:value="1207" calcext:value-type="float">
            <text:p>1207</text:p>
          </table:table-cell>
          <table:table-cell office:value-type="string" calcext:value-type="string">
            <text:p>4.05.02</text:p>
          </table:table-cell>
          <table:table-cell/>
          <table:table-cell office:value-type="float" office:value="1206" calcext:value-type="float">
            <text:p>1206</text:p>
          </table:table-cell>
          <table:table-cell office:value-type="string" calcext:value-type="string">
            <text:p>4.05.01</text:p>
          </table:table-cell>
        </table:table-row>
        <table:table-row table:style-name="ro4">
          <table:table-cell office:value-type="float" office:value="1208" calcext:value-type="float">
            <text:p>1208</text:p>
          </table:table-cell>
          <table:table-cell office:value-type="string" calcext:value-type="string">
            <text:p>4.05.03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string" calcext:value-type="string">
            <text:p>4.05.02</text:p>
          </table:table-cell>
        </table:table-row>
        <table:table-row table:style-name="ro4">
          <table:table-cell office:value-type="float" office:value="1209" calcext:value-type="float">
            <text:p>1209</text:p>
          </table:table-cell>
          <table:table-cell office:value-type="string" calcext:value-type="string">
            <text:p>4.05.04</text:p>
          </table:table-cell>
          <table:table-cell/>
          <table:table-cell office:value-type="float" office:value="1208" calcext:value-type="float">
            <text:p>1208</text:p>
          </table:table-cell>
          <table:table-cell office:value-type="string" calcext:value-type="string">
            <text:p>4.05.03</text:p>
          </table:table-cell>
        </table:table-row>
        <table:table-row table:style-name="ro4">
          <table:table-cell office:value-type="float" office:value="1210" calcext:value-type="float">
            <text:p>1210</text:p>
          </table:table-cell>
          <table:table-cell office:value-type="string" calcext:value-type="string">
            <text:p>4.05.05</text:p>
          </table:table-cell>
          <table:table-cell/>
          <table:table-cell office:value-type="float" office:value="1209" calcext:value-type="float">
            <text:p>1209</text:p>
          </table:table-cell>
          <table:table-cell office:value-type="string" calcext:value-type="string">
            <text:p>4.05.04</text:p>
          </table:table-cell>
        </table:table-row>
        <table:table-row table:style-name="ro4">
          <table:table-cell office:value-type="float" office:value="1211" calcext:value-type="float">
            <text:p>1211</text:p>
          </table:table-cell>
          <table:table-cell office:value-type="string" calcext:value-type="string">
            <text:p>4.0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string" calcext:value-type="string">
            <text:p>4.05.05</text:p>
          </table:table-cell>
        </table:table-row>
        <table:table-row table:style-name="ro4">
          <table:table-cell office:value-type="float" office:value="1212" calcext:value-type="float">
            <text:p>1212</text:p>
          </table:table-cell>
          <table:table-cell office:value-type="string" calcext:value-type="string">
            <text:p>4.06.01</text:p>
          </table:table-cell>
          <table:table-cell/>
          <table:table-cell office:value-type="float" office:value="1211" calcext:value-type="float">
            <text:p>1211</text:p>
          </table:table-cell>
          <table:table-cell office:value-type="string" calcext:value-type="string">
            <text:p>4.06</text:p>
          </table:table-cell>
        </table:table-row>
        <table:table-row table:style-name="ro4">
          <table:table-cell office:value-type="float" office:value="1213" calcext:value-type="float">
            <text:p>1213</text:p>
          </table:table-cell>
          <table:table-cell office:value-type="string" calcext:value-type="string">
            <text:p>4.06.02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string" calcext:value-type="string">
            <text:p>4.06.01</text:p>
          </table:table-cell>
        </table:table-row>
        <table:table-row table:style-name="ro4">
          <table:table-cell office:value-type="float" office:value="1214" calcext:value-type="float">
            <text:p>1214</text:p>
          </table:table-cell>
          <table:table-cell office:value-type="string" calcext:value-type="string">
            <text:p>4.06.03</text:p>
          </table:table-cell>
          <table:table-cell/>
          <table:table-cell office:value-type="float" office:value="1213" calcext:value-type="float">
            <text:p>1213</text:p>
          </table:table-cell>
          <table:table-cell office:value-type="string" calcext:value-type="string">
            <text:p>4.06.02</text:p>
          </table:table-cell>
        </table:table-row>
        <table:table-row table:style-name="ro4">
          <table:table-cell office:value-type="float" office:value="1215" calcext:value-type="float">
            <text:p>1215</text:p>
          </table:table-cell>
          <table:table-cell office:value-type="string" calcext:value-type="string">
            <text:p>4.06.04</text:p>
          </table:table-cell>
          <table:table-cell/>
          <table:table-cell office:value-type="float" office:value="1214" calcext:value-type="float">
            <text:p>1214</text:p>
          </table:table-cell>
          <table:table-cell office:value-type="string" calcext:value-type="string">
            <text:p>4.06.03</text:p>
          </table:table-cell>
        </table:table-row>
        <table:table-row table:style-name="ro4">
          <table:table-cell office:value-type="float" office:value="1216" calcext:value-type="float">
            <text:p>1216</text:p>
          </table:table-cell>
          <table:table-cell table:style-name="Default" office:value-type="string" calcext:value-type="string">
            <text:p>4.06.04.01</text:p>
          </table:table-cell>
          <table:table-cell/>
          <table:table-cell office:value-type="float" office:value="1215" calcext:value-type="float">
            <text:p>1215</text:p>
          </table:table-cell>
          <table:table-cell office:value-type="string" calcext:value-type="string">
            <text:p>4.06.04</text:p>
          </table:table-cell>
        </table:table-row>
        <table:table-row table:style-name="ro4">
          <table:table-cell office:value-type="float" office:value="1217" calcext:value-type="float">
            <text:p>1217</text:p>
          </table:table-cell>
          <table:table-cell table:style-name="Default" office:value-type="string" calcext:value-type="string">
            <text:p>4.06.04.02</text:p>
          </table:table-cell>
          <table:table-cell/>
          <table:table-cell office:value-type="float" office:value="1216" calcext:value-type="float">
            <text:p>1216</text:p>
          </table:table-cell>
          <table:table-cell table:style-name="Default" office:value-type="string" calcext:value-type="string">
            <text:p>4.06.04.01</text:p>
          </table:table-cell>
        </table:table-row>
        <table:table-row table:style-name="ro4">
          <table:table-cell office:value-type="float" office:value="1218" calcext:value-type="float">
            <text:p>1218</text:p>
          </table:table-cell>
          <table:table-cell table:style-name="Default" office:value-type="string" calcext:value-type="string">
            <text:p>4.06.04.03</text:p>
          </table:table-cell>
          <table:table-cell/>
          <table:table-cell office:value-type="float" office:value="1217" calcext:value-type="float">
            <text:p>1217</text:p>
          </table:table-cell>
          <table:table-cell table:style-name="Default" office:value-type="string" calcext:value-type="string">
            <text:p>4.06.04.02</text:p>
          </table:table-cell>
        </table:table-row>
        <table:table-row table:style-name="ro4">
          <table:table-cell office:value-type="float" office:value="1219" calcext:value-type="float">
            <text:p>1219</text:p>
          </table:table-cell>
          <table:table-cell office:value-type="string" calcext:value-type="string">
            <text:p>4.06.05</text:p>
          </table:table-cell>
          <table:table-cell/>
          <table:table-cell office:value-type="float" office:value="1218" calcext:value-type="float">
            <text:p>1218</text:p>
          </table:table-cell>
          <table:table-cell table:style-name="Default" office:value-type="string" calcext:value-type="string">
            <text:p>4.06.04.03</text:p>
          </table:table-cell>
        </table:table-row>
        <table:table-row table:style-name="ro4">
          <table:table-cell office:value-type="float" office:value="1220" calcext:value-type="float">
            <text:p>1220</text:p>
          </table:table-cell>
          <table:table-cell office:value-type="string" calcext:value-type="string">
            <text:p>4.06.06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string" calcext:value-type="string">
            <text:p>4.06.05</text:p>
          </table:table-cell>
        </table:table-row>
        <table:table-row table:style-name="ro4">
          <table:table-cell office:value-type="float" office:value="1221" calcext:value-type="float">
            <text:p>1221</text:p>
          </table:table-cell>
          <table:table-cell office:value-type="string" calcext:value-type="string">
            <text:p>4.06.07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string" calcext:value-type="string">
            <text:p>4.06.06</text:p>
          </table:table-cell>
        </table:table-row>
        <table:table-row table:style-name="ro4">
          <table:table-cell office:value-type="float" office:value="1222" calcext:value-type="float">
            <text:p>1222</text:p>
          </table:table-cell>
          <table:table-cell office:value-type="string" calcext:value-type="string">
            <text:p>4.07</text:p>
          </table:table-cell>
          <table:table-cell/>
          <table:table-cell office:value-type="float" office:value="1221" calcext:value-type="float">
            <text:p>1221</text:p>
          </table:table-cell>
          <table:table-cell office:value-type="string" calcext:value-type="string">
            <text:p>4.06.07</text:p>
          </table:table-cell>
        </table:table-row>
        <table:table-row table:style-name="ro4">
          <table:table-cell office:value-type="float" office:value="1223" calcext:value-type="float">
            <text:p>1223</text:p>
          </table:table-cell>
          <table:table-cell office:value-type="string" calcext:value-type="string">
            <text:p>4.07.01</text:p>
          </table:table-cell>
          <table:table-cell/>
          <table:table-cell office:value-type="float" office:value="1222" calcext:value-type="float">
            <text:p>1222</text:p>
          </table:table-cell>
          <table:table-cell office:value-type="string" calcext:value-type="string">
            <text:p>4.07</text:p>
          </table:table-cell>
        </table:table-row>
        <table:table-row table:style-name="ro4">
          <table:table-cell office:value-type="float" office:value="1224" calcext:value-type="float">
            <text:p>1224</text:p>
          </table:table-cell>
          <table:table-cell office:value-type="string" calcext:value-type="string">
            <text:p>4.07.02</text:p>
          </table:table-cell>
          <table:table-cell/>
          <table:table-cell office:value-type="float" office:value="1223" calcext:value-type="float">
            <text:p>1223</text:p>
          </table:table-cell>
          <table:table-cell office:value-type="string" calcext:value-type="string">
            <text:p>4.07.01</text:p>
          </table:table-cell>
        </table:table-row>
        <table:table-row table:style-name="ro4">
          <table:table-cell office:value-type="float" office:value="1225" calcext:value-type="float">
            <text:p>1225</text:p>
          </table:table-cell>
          <table:table-cell office:value-type="string" calcext:value-type="string">
            <text:p>4.07.03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string" calcext:value-type="string">
            <text:p>4.07.02</text:p>
          </table:table-cell>
        </table:table-row>
        <table:table-row table:style-name="ro4">
          <table:table-cell office:value-type="float" office:value="1226" calcext:value-type="float">
            <text:p>1226</text:p>
          </table:table-cell>
          <table:table-cell office:value-type="string" calcext:value-type="string">
            <text:p>4.07.04</text:p>
          </table:table-cell>
          <table:table-cell/>
          <table:table-cell office:value-type="float" office:value="1225" calcext:value-type="float">
            <text:p>1225</text:p>
          </table:table-cell>
          <table:table-cell office:value-type="string" calcext:value-type="string">
            <text:p>4.07.03</text:p>
          </table:table-cell>
        </table:table-row>
        <table:table-row table:style-name="ro4">
          <table:table-cell office:value-type="float" office:value="1227" calcext:value-type="float">
            <text:p>1227</text:p>
          </table:table-cell>
          <table:table-cell office:value-type="string" calcext:value-type="string">
            <text:p>4.07.05</text:p>
          </table:table-cell>
          <table:table-cell/>
          <table:table-cell office:value-type="float" office:value="1226" calcext:value-type="float">
            <text:p>1226</text:p>
          </table:table-cell>
          <table:table-cell office:value-type="string" calcext:value-type="string">
            <text:p>4.07.04</text:p>
          </table:table-cell>
        </table:table-row>
        <table:table-row table:style-name="ro4">
          <table:table-cell office:value-type="float" office:value="1228" calcext:value-type="float">
            <text:p>1228</text:p>
          </table:table-cell>
          <table:table-cell office:value-type="string" calcext:value-type="string">
            <text:p>4.07.06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string" calcext:value-type="string">
            <text:p>4.07.05</text:p>
          </table:table-cell>
        </table:table-row>
        <table:table-row table:style-name="ro4">
          <table:table-cell office:value-type="float" office:value="1229" calcext:value-type="float">
            <text:p>1229</text:p>
          </table:table-cell>
          <table:table-cell office:value-type="string" calcext:value-type="string">
            <text:p>4.07.07</text:p>
          </table:table-cell>
          <table:table-cell/>
          <table:table-cell office:value-type="float" office:value="1228" calcext:value-type="float">
            <text:p>1228</text:p>
          </table:table-cell>
          <table:table-cell office:value-type="string" calcext:value-type="string">
            <text:p>4.07.06</text:p>
          </table:table-cell>
        </table:table-row>
        <table:table-row table:style-name="ro4">
          <table:table-cell office:value-type="float" office:value="1230" calcext:value-type="float">
            <text:p>1230</text:p>
          </table:table-cell>
          <table:table-cell table:style-name="Default" office:value-type="string" calcext:value-type="string">
            <text:p>4.07.07.01</text:p>
          </table:table-cell>
          <table:table-cell/>
          <table:table-cell office:value-type="float" office:value="1229" calcext:value-type="float">
            <text:p>1229</text:p>
          </table:table-cell>
          <table:table-cell office:value-type="string" calcext:value-type="string">
            <text:p>4.07.07</text:p>
          </table:table-cell>
        </table:table-row>
        <table:table-row table:style-name="ro4">
          <table:table-cell office:value-type="float" office:value="1231" calcext:value-type="float">
            <text:p>1231</text:p>
          </table:table-cell>
          <table:table-cell table:style-name="Default" office:value-type="string" calcext:value-type="string">
            <text:p>4.07.07.02</text:p>
          </table:table-cell>
          <table:table-cell/>
          <table:table-cell office:value-type="float" office:value="1230" calcext:value-type="float">
            <text:p>1230</text:p>
          </table:table-cell>
          <table:table-cell table:style-name="Default" office:value-type="string" calcext:value-type="string">
            <text:p>4.07.07.01</text:p>
          </table:table-cell>
        </table:table-row>
        <table:table-row table:style-name="ro4">
          <table:table-cell office:value-type="float" office:value="1232" calcext:value-type="float">
            <text:p>1232</text:p>
          </table:table-cell>
          <table:table-cell office:value-type="string" calcext:value-type="string">
            <text:p>4.07.08</text:p>
          </table:table-cell>
          <table:table-cell/>
          <table:table-cell office:value-type="float" office:value="1231" calcext:value-type="float">
            <text:p>1231</text:p>
          </table:table-cell>
          <table:table-cell table:style-name="Default" office:value-type="string" calcext:value-type="string">
            <text:p>4.07.07.02</text:p>
          </table:table-cell>
        </table:table-row>
        <table:table-row table:style-name="ro4">
          <table:table-cell office:value-type="float" office:value="1233" calcext:value-type="float">
            <text:p>1233</text:p>
          </table:table-cell>
          <table:table-cell table:style-name="Default" office:value-type="string" calcext:value-type="string">
            <text:p>4.07.08.01</text:p>
          </table:table-cell>
          <table:table-cell/>
          <table:table-cell office:value-type="float" office:value="1232" calcext:value-type="float">
            <text:p>1232</text:p>
          </table:table-cell>
          <table:table-cell office:value-type="string" calcext:value-type="string">
            <text:p>4.07.08</text:p>
          </table:table-cell>
        </table:table-row>
        <table:table-row table:style-name="ro4">
          <table:table-cell office:value-type="float" office:value="1234" calcext:value-type="float">
            <text:p>1234</text:p>
          </table:table-cell>
          <table:table-cell table:style-name="Default" office:value-type="string" calcext:value-type="string">
            <text:p>4.07.08.02</text:p>
          </table:table-cell>
          <table:table-cell/>
          <table:table-cell office:value-type="float" office:value="1233" calcext:value-type="float">
            <text:p>1233</text:p>
          </table:table-cell>
          <table:table-cell table:style-name="Default" office:value-type="string" calcext:value-type="string">
            <text:p>4.07.08.01</text:p>
          </table:table-cell>
        </table:table-row>
        <table:table-row table:style-name="ro4">
          <table:table-cell office:value-type="float" office:value="1235" calcext:value-type="float">
            <text:p>1235</text:p>
          </table:table-cell>
          <table:table-cell table:style-name="Default" office:value-type="string" calcext:value-type="string">
            <text:p>4.07.08.03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Default" office:value-type="string" calcext:value-type="string">
            <text:p>4.07.08.02</text:p>
          </table:table-cell>
        </table:table-row>
        <table:table-row table:style-name="ro4">
          <table:table-cell office:value-type="float" office:value="1236" calcext:value-type="float">
            <text:p>1236</text:p>
          </table:table-cell>
          <table:table-cell office:value-type="string" calcext:value-type="string">
            <text:p>4.07.09</text:p>
          </table:table-cell>
          <table:table-cell/>
          <table:table-cell office:value-type="float" office:value="1235" calcext:value-type="float">
            <text:p>1235</text:p>
          </table:table-cell>
          <table:table-cell table:style-name="Default" office:value-type="string" calcext:value-type="string">
            <text:p>4.07.08.03</text:p>
          </table:table-cell>
        </table:table-row>
        <table:table-row table:style-name="ro4">
          <table:table-cell office:value-type="float" office:value="1237" calcext:value-type="float">
            <text:p>1237</text:p>
          </table:table-cell>
          <table:table-cell office:value-type="string" calcext:value-type="string">
            <text:p>4.07.10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string" calcext:value-type="string">
            <text:p>4.07.09</text:p>
          </table:table-cell>
        </table:table-row>
        <table:table-row table:style-name="ro4">
          <table:table-cell office:value-type="float" office:value="1238" calcext:value-type="float">
            <text:p>1238</text:p>
          </table:table-cell>
          <table:table-cell office:value-type="string" calcext:value-type="string">
            <text:p>4.07.11</text:p>
          </table:table-cell>
          <table:table-cell/>
          <table:table-cell office:value-type="float" office:value="1237" calcext:value-type="float">
            <text:p>1237</text:p>
          </table:table-cell>
          <table:table-cell office:value-type="string" calcext:value-type="string">
            <text:p>4.07.10</text:p>
          </table:table-cell>
        </table:table-row>
        <table:table-row table:style-name="ro4">
          <table:table-cell office:value-type="float" office:value="1239" calcext:value-type="float">
            <text:p>1239</text:p>
          </table:table-cell>
          <table:table-cell office:value-type="string" calcext:value-type="string">
            <text:p>4.07.12</text:p>
          </table:table-cell>
          <table:table-cell/>
          <table:table-cell office:value-type="float" office:value="1238" calcext:value-type="float">
            <text:p>1238</text:p>
          </table:table-cell>
          <table:table-cell office:value-type="string" calcext:value-type="string">
            <text:p>4.07.11</text:p>
          </table:table-cell>
        </table:table-row>
        <table:table-row table:style-name="ro4">
          <table:table-cell office:value-type="float" office:value="1240" calcext:value-type="float">
            <text:p>1240</text:p>
          </table:table-cell>
          <table:table-cell table:style-name="Default" office:value-type="string" calcext:value-type="string">
            <text:p>4.07.12.01</text:p>
          </table:table-cell>
          <table:table-cell/>
          <table:table-cell office:value-type="float" office:value="1239" calcext:value-type="float">
            <text:p>1239</text:p>
          </table:table-cell>
          <table:table-cell office:value-type="string" calcext:value-type="string">
            <text:p>4.07.12</text:p>
          </table:table-cell>
        </table:table-row>
        <table:table-row table:style-name="ro4">
          <table:table-cell office:value-type="float" office:value="1241" calcext:value-type="float">
            <text:p>1241</text:p>
          </table:table-cell>
          <table:table-cell table:style-name="Default" office:value-type="string" calcext:value-type="string">
            <text:p>4.07.12.02</text:p>
          </table:table-cell>
          <table:table-cell/>
          <table:table-cell office:value-type="float" office:value="1240" calcext:value-type="float">
            <text:p>1240</text:p>
          </table:table-cell>
          <table:table-cell table:style-name="Default" office:value-type="string" calcext:value-type="string">
            <text:p>4.07.12.01</text:p>
          </table:table-cell>
        </table:table-row>
        <table:table-row table:style-name="ro4">
          <table:table-cell office:value-type="float" office:value="1242" calcext:value-type="float">
            <text:p>1242</text:p>
          </table:table-cell>
          <table:table-cell table:style-name="Default" office:value-type="string" calcext:value-type="string">
            <text:p>4.07.12.03</text:p>
          </table:table-cell>
          <table:table-cell/>
          <table:table-cell office:value-type="float" office:value="1241" calcext:value-type="float">
            <text:p>1241</text:p>
          </table:table-cell>
          <table:table-cell table:style-name="Default" office:value-type="string" calcext:value-type="string">
            <text:p>4.07.12.02</text:p>
          </table:table-cell>
        </table:table-row>
        <table:table-row table:style-name="ro4">
          <table:table-cell office:value-type="float" office:value="1243" calcext:value-type="float">
            <text:p>1243</text:p>
          </table:table-cell>
          <table:table-cell office:value-type="string" calcext:value-type="string">
            <text:p>4.08</text:p>
          </table:table-cell>
          <table:table-cell/>
          <table:table-cell office:value-type="float" office:value="1242" calcext:value-type="float">
            <text:p>1242</text:p>
          </table:table-cell>
          <table:table-cell table:style-name="Default" office:value-type="string" calcext:value-type="string">
            <text:p>4.07.12.03</text:p>
          </table:table-cell>
        </table:table-row>
        <table:table-row table:style-name="ro4">
          <table:table-cell office:value-type="float" office:value="1244" calcext:value-type="float">
            <text:p>1244</text:p>
          </table:table-cell>
          <table:table-cell office:value-type="string" calcext:value-type="string">
            <text:p>4.08.01</text:p>
          </table:table-cell>
          <table:table-cell/>
          <table:table-cell office:value-type="float" office:value="1243" calcext:value-type="float">
            <text:p>1243</text:p>
          </table:table-cell>
          <table:table-cell office:value-type="string" calcext:value-type="string">
            <text:p>4.08</text:p>
          </table:table-cell>
        </table:table-row>
        <table:table-row table:style-name="ro4">
          <table:table-cell office:value-type="float" office:value="1245" calcext:value-type="float">
            <text:p>1245</text:p>
          </table:table-cell>
          <table:table-cell office:value-type="string" calcext:value-type="string">
            <text:p>4.08.02</text:p>
          </table:table-cell>
          <table:table-cell/>
          <table:table-cell office:value-type="float" office:value="1244" calcext:value-type="float">
            <text:p>1244</text:p>
          </table:table-cell>
          <table:table-cell office:value-type="string" calcext:value-type="string">
            <text:p>4.08.01</text:p>
          </table:table-cell>
        </table:table-row>
        <table:table-row table:style-name="ro4">
          <table:table-cell office:value-type="float" office:value="1246" calcext:value-type="float">
            <text:p>1246</text:p>
          </table:table-cell>
          <table:table-cell office:value-type="string" calcext:value-type="string">
            <text:p>4.08.03</text:p>
          </table:table-cell>
          <table:table-cell/>
          <table:table-cell office:value-type="float" office:value="1245" calcext:value-type="float">
            <text:p>1245</text:p>
          </table:table-cell>
          <table:table-cell office:value-type="string" calcext:value-type="string">
            <text:p>4.08.02</text:p>
          </table:table-cell>
        </table:table-row>
        <table:table-row table:style-name="ro4">
          <table:table-cell office:value-type="float" office:value="1247" calcext:value-type="float">
            <text:p>1247</text:p>
          </table:table-cell>
          <table:table-cell office:value-type="string" calcext:value-type="string">
            <text:p>4.08.04</text:p>
          </table:table-cell>
          <table:table-cell/>
          <table:table-cell office:value-type="float" office:value="1246" calcext:value-type="float">
            <text:p>1246</text:p>
          </table:table-cell>
          <table:table-cell office:value-type="string" calcext:value-type="string">
            <text:p>4.08.03</text:p>
          </table:table-cell>
        </table:table-row>
        <table:table-row table:style-name="ro4">
          <table:table-cell office:value-type="float" office:value="1248" calcext:value-type="float">
            <text:p>1248</text:p>
          </table:table-cell>
          <table:table-cell office:value-type="string" calcext:value-type="string">
            <text:p>4.08.05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string" calcext:value-type="string">
            <text:p>4.08.04</text:p>
          </table:table-cell>
        </table:table-row>
        <table:table-row table:style-name="ro4">
          <table:table-cell office:value-type="float" office:value="1249" calcext:value-type="float">
            <text:p>1249</text:p>
          </table:table-cell>
          <table:table-cell table:style-name="Default" office:value-type="string" calcext:value-type="string">
            <text:p>4.08.05.01</text:p>
          </table:table-cell>
          <table:table-cell/>
          <table:table-cell office:value-type="float" office:value="1248" calcext:value-type="float">
            <text:p>1248</text:p>
          </table:table-cell>
          <table:table-cell office:value-type="string" calcext:value-type="string">
            <text:p>4.08.05</text:p>
          </table:table-cell>
        </table:table-row>
        <table:table-row table:style-name="ro4">
          <table:table-cell office:value-type="float" office:value="1250" calcext:value-type="float">
            <text:p>1250</text:p>
          </table:table-cell>
          <table:table-cell table:style-name="Default" office:value-type="string" calcext:value-type="string">
            <text:p>4.08.05.02</text:p>
          </table:table-cell>
          <table:table-cell/>
          <table:table-cell office:value-type="float" office:value="1249" calcext:value-type="float">
            <text:p>1249</text:p>
          </table:table-cell>
          <table:table-cell table:style-name="Default" office:value-type="string" calcext:value-type="string">
            <text:p>4.08.05.01</text:p>
          </table:table-cell>
        </table:table-row>
        <table:table-row table:style-name="ro4">
          <table:table-cell office:value-type="float" office:value="1251" calcext:value-type="float">
            <text:p>1251</text:p>
          </table:table-cell>
          <table:table-cell office:value-type="string" calcext:value-type="string">
            <text:p>4.08.06</text:p>
          </table:table-cell>
          <table:table-cell/>
          <table:table-cell office:value-type="float" office:value="1250" calcext:value-type="float">
            <text:p>1250</text:p>
          </table:table-cell>
          <table:table-cell table:style-name="Default" office:value-type="string" calcext:value-type="string">
            <text:p>4.08.05.02</text:p>
          </table:table-cell>
        </table:table-row>
        <table:table-row table:style-name="ro4">
          <table:table-cell office:value-type="float" office:value="1252" calcext:value-type="float">
            <text:p>1252</text:p>
          </table:table-cell>
          <table:table-cell table:style-name="Default" office:value-type="string" calcext:value-type="string">
            <text:p>4.08.06.01</text:p>
          </table:table-cell>
          <table:table-cell/>
          <table:table-cell office:value-type="float" office:value="1251" calcext:value-type="float">
            <text:p>1251</text:p>
          </table:table-cell>
          <table:table-cell office:value-type="string" calcext:value-type="string">
            <text:p>4.08.06</text:p>
          </table:table-cell>
        </table:table-row>
        <table:table-row table:style-name="ro4">
          <table:table-cell office:value-type="float" office:value="1253" calcext:value-type="float">
            <text:p>1253</text:p>
          </table:table-cell>
          <table:table-cell table:style-name="Default" office:value-type="string" calcext:value-type="string">
            <text:p>4.08.06.02</text:p>
          </table:table-cell>
          <table:table-cell/>
          <table:table-cell office:value-type="float" office:value="1252" calcext:value-type="float">
            <text:p>1252</text:p>
          </table:table-cell>
          <table:table-cell table:style-name="Default" office:value-type="string" calcext:value-type="string">
            <text:p>4.08.06.01</text:p>
          </table:table-cell>
        </table:table-row>
        <table:table-row table:style-name="ro4">
          <table:table-cell office:value-type="float" office:value="1254" calcext:value-type="float">
            <text:p>1254</text:p>
          </table:table-cell>
          <table:table-cell table:style-name="Default" office:value-type="string" calcext:value-type="string">
            <text:p>4.08.06.03</text:p>
          </table:table-cell>
          <table:table-cell/>
          <table:table-cell office:value-type="float" office:value="1253" calcext:value-type="float">
            <text:p>1253</text:p>
          </table:table-cell>
          <table:table-cell table:style-name="Default" office:value-type="string" calcext:value-type="string">
            <text:p>4.08.06.02</text:p>
          </table:table-cell>
        </table:table-row>
        <table:table-row table:style-name="ro4">
          <table:table-cell office:value-type="float" office:value="1255" calcext:value-type="float">
            <text:p>1255</text:p>
          </table:table-cell>
          <table:table-cell office:value-type="string" calcext:value-type="string">
            <text:p>4.08.07</text:p>
          </table:table-cell>
          <table:table-cell/>
          <table:table-cell office:value-type="float" office:value="1254" calcext:value-type="float">
            <text:p>1254</text:p>
          </table:table-cell>
          <table:table-cell table:style-name="Default" office:value-type="string" calcext:value-type="string">
            <text:p>4.08.06.03</text:p>
          </table:table-cell>
        </table:table-row>
        <table:table-row table:style-name="ro4">
          <table:table-cell office:value-type="float" office:value="1256" calcext:value-type="float">
            <text:p>1256</text:p>
          </table:table-cell>
          <table:table-cell office:value-type="string" calcext:value-type="string">
            <text:p>4.08.08</text:p>
          </table:table-cell>
          <table:table-cell/>
          <table:table-cell office:value-type="float" office:value="1255" calcext:value-type="float">
            <text:p>1255</text:p>
          </table:table-cell>
          <table:table-cell office:value-type="string" calcext:value-type="string">
            <text:p>4.08.07</text:p>
          </table:table-cell>
        </table:table-row>
        <table:table-row table:style-name="ro4">
          <table:table-cell office:value-type="float" office:value="1257" calcext:value-type="float">
            <text:p>1257</text:p>
          </table:table-cell>
          <table:table-cell office:value-type="string" calcext:value-type="string">
            <text:p>4.08.09</text:p>
          </table:table-cell>
          <table:table-cell/>
          <table:table-cell office:value-type="float" office:value="1256" calcext:value-type="float">
            <text:p>1256</text:p>
          </table:table-cell>
          <table:table-cell office:value-type="string" calcext:value-type="string">
            <text:p>4.08.08</text:p>
          </table:table-cell>
        </table:table-row>
        <table:table-row table:style-name="ro4">
          <table:table-cell office:value-type="float" office:value="1258" calcext:value-type="float">
            <text:p>1258</text:p>
          </table:table-cell>
          <table:table-cell office:value-type="string" calcext:value-type="string">
            <text:p>4.08.10</text:p>
          </table:table-cell>
          <table:table-cell/>
          <table:table-cell office:value-type="float" office:value="1257" calcext:value-type="float">
            <text:p>1257</text:p>
          </table:table-cell>
          <table:table-cell office:value-type="string" calcext:value-type="string">
            <text:p>4.08.09</text:p>
          </table:table-cell>
        </table:table-row>
        <table:table-row table:style-name="ro4">
          <table:table-cell office:value-type="float" office:value="1259" calcext:value-type="float">
            <text:p>1259</text:p>
          </table:table-cell>
          <table:table-cell office:value-type="string" calcext:value-type="string">
            <text:p>4.09</text:p>
          </table:table-cell>
          <table:table-cell/>
          <table:table-cell office:value-type="float" office:value="1258" calcext:value-type="float">
            <text:p>1258</text:p>
          </table:table-cell>
          <table:table-cell office:value-type="string" calcext:value-type="string">
            <text:p>4.08.10</text:p>
          </table:table-cell>
        </table:table-row>
        <table:table-row table:style-name="ro4">
          <table:table-cell office:value-type="float" office:value="1260" calcext:value-type="float">
            <text:p>1260</text:p>
          </table:table-cell>
          <table:table-cell office:value-type="string" calcext:value-type="string">
            <text:p>4.09.01</text:p>
          </table:table-cell>
          <table:table-cell/>
          <table:table-cell office:value-type="float" office:value="1259" calcext:value-type="float">
            <text:p>1259</text:p>
          </table:table-cell>
          <table:table-cell office:value-type="string" calcext:value-type="string">
            <text:p>4.09</text:p>
          </table:table-cell>
        </table:table-row>
        <table:table-row table:style-name="ro4">
          <table:table-cell office:value-type="float" office:value="1261" calcext:value-type="float">
            <text:p>1261</text:p>
          </table:table-cell>
          <table:table-cell office:value-type="string" calcext:value-type="string">
            <text:p>4.09.02</text:p>
          </table:table-cell>
          <table:table-cell/>
          <table:table-cell office:value-type="float" office:value="1260" calcext:value-type="float">
            <text:p>1260</text:p>
          </table:table-cell>
          <table:table-cell office:value-type="string" calcext:value-type="string">
            <text:p>4.09.01</text:p>
          </table:table-cell>
        </table:table-row>
        <table:table-row table:style-name="ro4">
          <table:table-cell office:value-type="float" office:value="1262" calcext:value-type="float">
            <text:p>1262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float" office:value="1261" calcext:value-type="float">
            <text:p>1261</text:p>
          </table:table-cell>
          <table:table-cell office:value-type="string" calcext:value-type="string">
            <text:p>4.09.02</text:p>
          </table:table-cell>
        </table:table-row>
        <table:table-row table:style-name="ro4">
          <table:table-cell office:value-type="float" office:value="1263" calcext:value-type="float">
            <text:p>1263</text:p>
          </table:table-cell>
          <table:table-cell office:value-type="string" calcext:value-type="string">
            <text:p>5.01</text:p>
          </table:table-cell>
          <table:table-cell/>
          <table:table-cell office:value-type="float" office:value="1262" calcext:value-type="float">
            <text:p>1262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4">
          <table:table-cell office:value-type="float" office:value="1264" calcext:value-type="float">
            <text:p>1264</text:p>
          </table:table-cell>
          <table:table-cell office:value-type="string" calcext:value-type="string">
            <text:p>5.02</text:p>
          </table:table-cell>
          <table:table-cell/>
          <table:table-cell office:value-type="float" office:value="1263" calcext:value-type="float">
            <text:p>1263</text:p>
          </table:table-cell>
          <table:table-cell office:value-type="string" calcext:value-type="string">
            <text:p>5.01</text:p>
          </table:table-cell>
        </table:table-row>
        <table:table-row table:style-name="ro4">
          <table:table-cell office:value-type="float" office:value="1265" calcext:value-type="float">
            <text:p>1265</text:p>
          </table:table-cell>
          <table:table-cell office:value-type="string" calcext:value-type="string">
            <text:p>5.03</text:p>
          </table:table-cell>
          <table:table-cell/>
          <table:table-cell office:value-type="float" office:value="1264" calcext:value-type="float">
            <text:p>1264</text:p>
          </table:table-cell>
          <table:table-cell office:value-type="string" calcext:value-type="string">
            <text:p>5.02</text:p>
          </table:table-cell>
        </table:table-row>
        <table:table-row table:style-name="ro4">
          <table:table-cell office:value-type="float" office:value="1266" calcext:value-type="float">
            <text:p>1266</text:p>
          </table:table-cell>
          <table:table-cell office:value-type="string" calcext:value-type="string">
            <text:p>5.04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string" calcext:value-type="string">
            <text:p>5.03</text:p>
          </table:table-cell>
        </table:table-row>
        <table:table-row table:style-name="ro4">
          <table:table-cell office:value-type="float" office:value="1267" calcext:value-type="float">
            <text:p>1267</text:p>
          </table:table-cell>
          <table:table-cell office:value-type="string" calcext:value-type="string">
            <text:p>5.05</text:p>
          </table:table-cell>
          <table:table-cell/>
          <table:table-cell office:value-type="float" office:value="1266" calcext:value-type="float">
            <text:p>1266</text:p>
          </table:table-cell>
          <table:table-cell office:value-type="string" calcext:value-type="string">
            <text:p>5.04</text:p>
          </table:table-cell>
        </table:table-row>
        <table:table-row table:style-name="ro4">
          <table:table-cell office:value-type="float" office:value="1268" calcext:value-type="float">
            <text:p>1268</text:p>
          </table:table-cell>
          <table:table-cell office:value-type="string" calcext:value-type="string">
            <text:p>5.06</text:p>
          </table:table-cell>
          <table:table-cell/>
          <table:table-cell office:value-type="float" office:value="1267" calcext:value-type="float">
            <text:p>1267</text:p>
          </table:table-cell>
          <table:table-cell office:value-type="string" calcext:value-type="string">
            <text:p>5.05</text:p>
          </table:table-cell>
        </table:table-row>
        <table:table-row table:style-name="ro4">
          <table:table-cell office:value-type="float" office:value="1269" calcext:value-type="float">
            <text:p>1269</text:p>
          </table:table-cell>
          <table:table-cell office:value-type="string" calcext:value-type="string">
            <text:p>5.07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string" calcext:value-type="string">
            <text:p>5.06</text:p>
          </table:table-cell>
        </table:table-row>
        <table:table-row table:style-name="ro4">
          <table:table-cell office:value-type="float" office:value="1270" calcext:value-type="float">
            <text:p>1270</text:p>
          </table:table-cell>
          <table:table-cell office:value-type="string" calcext:value-type="string">
            <text:p>5.08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string" calcext:value-type="string">
            <text:p>5.07</text:p>
          </table:table-cell>
        </table:table-row>
        <table:table-row table:style-name="ro4">
          <table:table-cell office:value-type="float" office:value="1271" calcext:value-type="float">
            <text:p>1271</text:p>
          </table:table-cell>
          <table:table-cell office:value-type="string" calcext:value-type="string">
            <text:p>5.09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5.08</text:p>
          </table:table-cell>
        </table:table-row>
        <table:table-row table:style-name="ro4">
          <table:table-cell office:value-type="float" office:value="1272" calcext:value-type="float">
            <text:p>1272</text:p>
          </table:table-cell>
          <table:table-cell office:value-type="string" calcext:value-type="string">
            <text:p>5.10</text:p>
          </table:table-cell>
          <table:table-cell/>
          <table:table-cell office:value-type="float" office:value="1271" calcext:value-type="float">
            <text:p>1271</text:p>
          </table:table-cell>
          <table:table-cell office:value-type="string" calcext:value-type="string">
            <text:p>5.09</text:p>
          </table:table-cell>
        </table:table-row>
        <table:table-row table:style-name="ro4">
          <table:table-cell office:value-type="float" office:value="1273" calcext:value-type="float">
            <text:p>1273</text:p>
          </table:table-cell>
          <table:table-cell office:value-type="string" calcext:value-type="string">
            <text:p>5.10.01</text:p>
          </table:table-cell>
          <table:table-cell/>
          <table:table-cell office:value-type="float" office:value="1272" calcext:value-type="float">
            <text:p>1272</text:p>
          </table:table-cell>
          <table:table-cell office:value-type="string" calcext:value-type="string">
            <text:p>5.10</text:p>
          </table:table-cell>
        </table:table-row>
        <table:table-row table:style-name="ro4">
          <table:table-cell office:value-type="float" office:value="1274" calcext:value-type="float">
            <text:p>1274</text:p>
          </table:table-cell>
          <table:table-cell office:value-type="string" calcext:value-type="string">
            <text:p>5.10.02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string" calcext:value-type="string">
            <text:p>5.10.01</text:p>
          </table:table-cell>
        </table:table-row>
        <table:table-row table:style-name="ro4">
          <table:table-cell office:value-type="float" office:value="1275" calcext:value-type="float">
            <text:p>1275</text:p>
          </table:table-cell>
          <table:table-cell office:value-type="string" calcext:value-type="string">
            <text:p>5.10.03</text:p>
          </table:table-cell>
          <table:table-cell/>
          <table:table-cell office:value-type="float" office:value="1274" calcext:value-type="float">
            <text:p>1274</text:p>
          </table:table-cell>
          <table:table-cell office:value-type="string" calcext:value-type="string">
            <text:p>5.10.02</text:p>
          </table:table-cell>
        </table:table-row>
        <table:table-row table:style-name="ro4">
          <table:table-cell office:value-type="float" office:value="1276" calcext:value-type="float">
            <text:p>1276</text:p>
          </table:table-cell>
          <table:table-cell office:value-type="string" calcext:value-type="string">
            <text:p>5.10.04</text:p>
          </table:table-cell>
          <table:table-cell/>
          <table:table-cell office:value-type="float" office:value="1275" calcext:value-type="float">
            <text:p>1275</text:p>
          </table:table-cell>
          <table:table-cell office:value-type="string" calcext:value-type="string">
            <text:p>5.10.03</text:p>
          </table:table-cell>
        </table:table-row>
        <table:table-row table:style-name="ro4">
          <table:table-cell office:value-type="float" office:value="1277" calcext:value-type="float">
            <text:p>1277</text:p>
          </table:table-cell>
          <table:table-cell office:value-type="string" calcext:value-type="string">
            <text:p>5.10.05</text:p>
          </table:table-cell>
          <table:table-cell/>
          <table:table-cell office:value-type="float" office:value="1276" calcext:value-type="float">
            <text:p>1276</text:p>
          </table:table-cell>
          <table:table-cell office:value-type="string" calcext:value-type="string">
            <text:p>5.10.04</text:p>
          </table:table-cell>
        </table:table-row>
        <table:table-row table:style-name="ro4">
          <table:table-cell office:value-type="float" office:value="1278" calcext:value-type="float">
            <text:p>1278</text:p>
          </table:table-cell>
          <table:table-cell office:value-type="string" calcext:value-type="string">
            <text:p>5.10.06</text:p>
          </table:table-cell>
          <table:table-cell/>
          <table:table-cell office:value-type="float" office:value="1277" calcext:value-type="float">
            <text:p>1277</text:p>
          </table:table-cell>
          <table:table-cell office:value-type="string" calcext:value-type="string">
            <text:p>5.10.05</text:p>
          </table:table-cell>
        </table:table-row>
        <table:table-row table:style-name="ro4">
          <table:table-cell office:value-type="float" office:value="1279" calcext:value-type="float">
            <text:p>1279</text:p>
          </table:table-cell>
          <table:table-cell office:value-type="string" calcext:value-type="string">
            <text:p>5.10.07</text:p>
          </table:table-cell>
          <table:table-cell/>
          <table:table-cell office:value-type="float" office:value="1278" calcext:value-type="float">
            <text:p>1278</text:p>
          </table:table-cell>
          <table:table-cell office:value-type="string" calcext:value-type="string">
            <text:p>5.10.06</text:p>
          </table:table-cell>
        </table:table-row>
        <table:table-row table:style-name="ro4">
          <table:table-cell office:value-type="float" office:value="1280" calcext:value-type="float">
            <text:p>1280</text:p>
          </table:table-cell>
          <table:table-cell office:value-type="string" calcext:value-type="string">
            <text:p>5.10.08</text:p>
          </table:table-cell>
          <table:table-cell/>
          <table:table-cell office:value-type="float" office:value="1279" calcext:value-type="float">
            <text:p>1279</text:p>
          </table:table-cell>
          <table:table-cell office:value-type="string" calcext:value-type="string">
            <text:p>5.10.07</text:p>
          </table:table-cell>
        </table:table-row>
        <table:table-row table:style-name="ro4">
          <table:table-cell office:value-type="float" office:value="1281" calcext:value-type="float">
            <text:p>1281</text:p>
          </table:table-cell>
          <table:table-cell table:style-name="Default" office:value-type="float" office:value="6" calcext:value-type="float">
            <text:p>6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string" calcext:value-type="string">
            <text:p>5.10.08</text:p>
          </table:table-cell>
        </table:table-row>
        <table:table-row table:style-name="ro4">
          <table:table-cell office:value-type="float" office:value="1282" calcext:value-type="float">
            <text:p>1282</text:p>
          </table:table-cell>
          <table:table-cell office:value-type="string" calcext:value-type="string">
            <text:p>6.01</text:p>
          </table:table-cell>
          <table:table-cell/>
          <table:table-cell office:value-type="float" office:value="1281" calcext:value-type="float">
            <text:p>1281</text:p>
          </table:table-cell>
          <table:table-cell table:style-name="Default" office:value-type="float" office:value="6" calcext:value-type="float">
            <text:p>6</text:p>
          </table:table-cell>
        </table:table-row>
        <table:table-row table:style-name="ro4">
          <table:table-cell office:value-type="float" office:value="1283" calcext:value-type="float">
            <text:p>1283</text:p>
          </table:table-cell>
          <table:table-cell office:value-type="string" calcext:value-type="string">
            <text:p>6.02</text:p>
          </table:table-cell>
          <table:table-cell/>
          <table:table-cell office:value-type="float" office:value="1282" calcext:value-type="float">
            <text:p>1282</text:p>
          </table:table-cell>
          <table:table-cell office:value-type="string" calcext:value-type="string">
            <text:p>6.01</text:p>
          </table:table-cell>
        </table:table-row>
        <table:table-row table:style-name="ro4">
          <table:table-cell office:value-type="float" office:value="1284" calcext:value-type="float">
            <text:p>1284</text:p>
          </table:table-cell>
          <table:table-cell office:value-type="string" calcext:value-type="string">
            <text:p>6.03</text:p>
          </table:table-cell>
          <table:table-cell/>
          <table:table-cell office:value-type="float" office:value="1283" calcext:value-type="float">
            <text:p>1283</text:p>
          </table:table-cell>
          <table:table-cell office:value-type="string" calcext:value-type="string">
            <text:p>6.02</text:p>
          </table:table-cell>
        </table:table-row>
        <table:table-row table:style-name="ro4">
          <table:table-cell office:value-type="float" office:value="1285" calcext:value-type="float">
            <text:p>1285</text:p>
          </table:table-cell>
          <table:table-cell office:value-type="string" calcext:value-type="string">
            <text:p>6.04</text:p>
          </table:table-cell>
          <table:table-cell/>
          <table:table-cell office:value-type="float" office:value="1284" calcext:value-type="float">
            <text:p>1284</text:p>
          </table:table-cell>
          <table:table-cell office:value-type="string" calcext:value-type="string">
            <text:p>6.03</text:p>
          </table:table-cell>
        </table:table-row>
        <table:table-row table:style-name="ro4">
          <table:table-cell office:value-type="float" office:value="1286" calcext:value-type="float">
            <text:p>1286</text:p>
          </table:table-cell>
          <table:table-cell office:value-type="string" calcext:value-type="string">
            <text:p>6.04.01</text:p>
          </table:table-cell>
          <table:table-cell/>
          <table:table-cell office:value-type="float" office:value="1285" calcext:value-type="float">
            <text:p>1285</text:p>
          </table:table-cell>
          <table:table-cell office:value-type="string" calcext:value-type="string">
            <text:p>6.04</text:p>
          </table:table-cell>
        </table:table-row>
        <table:table-row table:style-name="ro4">
          <table:table-cell office:value-type="float" office:value="1287" calcext:value-type="float">
            <text:p>1287</text:p>
          </table:table-cell>
          <table:table-cell office:value-type="string" calcext:value-type="string">
            <text:p>6.04.02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string" calcext:value-type="string">
            <text:p>6.04.01</text:p>
          </table:table-cell>
        </table:table-row>
        <table:table-row table:style-name="ro4">
          <table:table-cell office:value-type="float" office:value="1288" calcext:value-type="float">
            <text:p>1288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string" calcext:value-type="string">
            <text:p>6.04.02</text:p>
          </table:table-cell>
        </table:table-row>
        <table:table-row table:style-name="ro4">
          <table:table-cell office:value-type="float" office:value="1289" calcext:value-type="float">
            <text:p>1289</text:p>
          </table:table-cell>
          <table:table-cell office:value-type="string" calcext:value-type="string">
            <text:p>7.01</text:p>
          </table:table-cell>
          <table:table-cell/>
          <table:table-cell office:value-type="float" office:value="1288" calcext:value-type="float">
            <text:p>1288</text:p>
          </table:table-cell>
          <table:table-cell table:style-name="Default" office:value-type="float" office:value="7" calcext:value-type="float">
            <text:p>7</text:p>
          </table:table-cell>
        </table:table-row>
        <table:table-row table:style-name="ro4">
          <table:table-cell office:value-type="float" office:value="1290" calcext:value-type="float">
            <text:p>1290</text:p>
          </table:table-cell>
          <table:table-cell office:value-type="string" calcext:value-type="string">
            <text:p>7.01.01</text:p>
          </table:table-cell>
          <table:table-cell/>
          <table:table-cell office:value-type="float" office:value="1289" calcext:value-type="float">
            <text:p>1289</text:p>
          </table:table-cell>
          <table:table-cell office:value-type="string" calcext:value-type="string">
            <text:p>7.01</text:p>
          </table:table-cell>
        </table:table-row>
        <table:table-row table:style-name="ro4">
          <table:table-cell office:value-type="float" office:value="1291" calcext:value-type="float">
            <text:p>1291</text:p>
          </table:table-cell>
          <table:table-cell office:value-type="string" calcext:value-type="string">
            <text:p>7.01.02</text:p>
          </table:table-cell>
          <table:table-cell/>
          <table:table-cell office:value-type="float" office:value="1290" calcext:value-type="float">
            <text:p>1290</text:p>
          </table:table-cell>
          <table:table-cell office:value-type="string" calcext:value-type="string">
            <text:p>7.01.01</text:p>
          </table:table-cell>
        </table:table-row>
        <table:table-row table:style-name="ro4">
          <table:table-cell office:value-type="float" office:value="1292" calcext:value-type="float">
            <text:p>1292</text:p>
          </table:table-cell>
          <table:table-cell office:value-type="string" calcext:value-type="string">
            <text:p>7.01.03</text:p>
          </table:table-cell>
          <table:table-cell/>
          <table:table-cell office:value-type="float" office:value="1291" calcext:value-type="float">
            <text:p>1291</text:p>
          </table:table-cell>
          <table:table-cell office:value-type="string" calcext:value-type="string">
            <text:p>7.01.02</text:p>
          </table:table-cell>
        </table:table-row>
        <table:table-row table:style-name="ro4">
          <table:table-cell office:value-type="float" office:value="1293" calcext:value-type="float">
            <text:p>1293</text:p>
          </table:table-cell>
          <table:table-cell office:value-type="string" calcext:value-type="string">
            <text:p>7.01.04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string" calcext:value-type="string">
            <text:p>7.01.03</text:p>
          </table:table-cell>
        </table:table-row>
        <table:table-row table:style-name="ro4">
          <table:table-cell office:value-type="float" office:value="1294" calcext:value-type="float">
            <text:p>1294</text:p>
          </table:table-cell>
          <table:table-cell office:value-type="string" calcext:value-type="string">
            <text:p>7.01.05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string" calcext:value-type="string">
            <text:p>7.01.04</text:p>
          </table:table-cell>
        </table:table-row>
        <table:table-row table:style-name="ro4">
          <table:table-cell office:value-type="float" office:value="1295" calcext:value-type="float">
            <text:p>1295</text:p>
          </table:table-cell>
          <table:table-cell office:value-type="string" calcext:value-type="string">
            <text:p>7.01.06</text:p>
          </table:table-cell>
          <table:table-cell/>
          <table:table-cell office:value-type="float" office:value="1294" calcext:value-type="float">
            <text:p>1294</text:p>
          </table:table-cell>
          <table:table-cell office:value-type="string" calcext:value-type="string">
            <text:p>7.01.05</text:p>
          </table:table-cell>
        </table:table-row>
        <table:table-row table:style-name="ro4">
          <table:table-cell office:value-type="float" office:value="1296" calcext:value-type="float">
            <text:p>1296</text:p>
          </table:table-cell>
          <table:table-cell office:value-type="string" calcext:value-type="string">
            <text:p>7.01.07</text:p>
          </table:table-cell>
          <table:table-cell/>
          <table:table-cell office:value-type="float" office:value="1295" calcext:value-type="float">
            <text:p>1295</text:p>
          </table:table-cell>
          <table:table-cell office:value-type="string" calcext:value-type="string">
            <text:p>7.01.06</text:p>
          </table:table-cell>
        </table:table-row>
        <table:table-row table:style-name="ro4">
          <table:table-cell office:value-type="float" office:value="1297" calcext:value-type="float">
            <text:p>1297</text:p>
          </table:table-cell>
          <table:table-cell office:value-type="string" calcext:value-type="string">
            <text:p>7.01.08</text:p>
          </table:table-cell>
          <table:table-cell/>
          <table:table-cell office:value-type="float" office:value="1296" calcext:value-type="float">
            <text:p>1296</text:p>
          </table:table-cell>
          <table:table-cell office:value-type="string" calcext:value-type="string">
            <text:p>7.01.07</text:p>
          </table:table-cell>
        </table:table-row>
        <table:table-row table:style-name="ro4">
          <table:table-cell office:value-type="float" office:value="1298" calcext:value-type="float">
            <text:p>1298</text:p>
          </table:table-cell>
          <table:table-cell office:value-type="string" calcext:value-type="string">
            <text:p>7.01.09</text:p>
          </table:table-cell>
          <table:table-cell/>
          <table:table-cell office:value-type="float" office:value="1297" calcext:value-type="float">
            <text:p>1297</text:p>
          </table:table-cell>
          <table:table-cell office:value-type="string" calcext:value-type="string">
            <text:p>7.01.08</text:p>
          </table:table-cell>
        </table:table-row>
        <table:table-row table:style-name="ro4">
          <table:table-cell office:value-type="float" office:value="1299" calcext:value-type="float">
            <text:p>1299</text:p>
          </table:table-cell>
          <table:table-cell office:value-type="string" calcext:value-type="string">
            <text:p>7.02</text:p>
          </table:table-cell>
          <table:table-cell/>
          <table:table-cell office:value-type="float" office:value="1298" calcext:value-type="float">
            <text:p>1298</text:p>
          </table:table-cell>
          <table:table-cell office:value-type="string" calcext:value-type="string">
            <text:p>7.01.09</text:p>
          </table:table-cell>
        </table:table-row>
        <table:table-row table:style-name="ro4">
          <table:table-cell office:value-type="float" office:value="1300" calcext:value-type="float">
            <text:p>1300</text:p>
          </table:table-cell>
          <table:table-cell office:value-type="string" calcext:value-type="string">
            <text:p>7.03</text:p>
          </table:table-cell>
          <table:table-cell/>
          <table:table-cell office:value-type="float" office:value="1299" calcext:value-type="float">
            <text:p>1299</text:p>
          </table:table-cell>
          <table:table-cell office:value-type="string" calcext:value-type="string">
            <text:p>7.02</text:p>
          </table:table-cell>
        </table:table-row>
        <table:table-row table:style-name="ro4">
          <table:table-cell/>
          <table:table-cell table:style-name="Default"/>
          <table:table-cell/>
          <table:table-cell office:value-type="float" office:value="1300" calcext:value-type="float">
            <text:p>1300</text:p>
          </table:table-cell>
          <table:table-cell office:value-type="string" calcext:value-type="string">
            <text:p>7.03</text:p>
          </table:table-cell>
        </table:table-row>
      </table:table>
      <table:table table:name="Sheet3" table:style-name="ta1">
        <table:table-column table:style-name="co1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8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8P0"/>
    </number:currency-style>
    <number:number-style style:name="N109">
      <number:number number:decimal-places="0" number:min-integer-digits="2"/>
    </number:number-style>
    <number:number-style style:name="N110">
      <number:number number:decimal-places="0" number:min-integer-digits="3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/00/0000</text:date>, <text:time style:data-style-name="N2" text:time-value="19:18:06.2891766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10:28:47</meta:creation-date>
    <meta:editing-duration>PT6H31M14S</meta:editing-duration>
    <meta:editing-cycles>37</meta:editing-cycles>
    <meta:generator>LibreOffice/4.2.8.2$Linux_X86_64 LibreOffice_project/420m0$Build-2</meta:generator>
    <dc:date>2015-09-15T19:18:32.853416770</dc:date>
    <dc:creator>Ali Sira</dc:creator>
    <meta:document-statistic meta:table-count="3" meta:cell-count="9027" meta:object-count="0"/>
  </office:meta>
</office:document-meta>
</file>